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09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0.3846in"/>
    </style:style>
    <style:style style:name="co7" style:family="table-column">
      <style:table-column-properties fo:break-before="auto" style:column-width="1.0575in"/>
    </style:style>
    <style:style style:name="ro1" style:family="table-row">
      <style:table-row-properties style:row-height="0.173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PageStyle_5f_ukr1905">
      <style:table-properties table:display="true" style:writing-mode="lr-tb"/>
    </style:style>
    <style:style style:name="ta2" style:family="table" style:master-page-name="PageStyle_5f_ukr1979">
      <style:table-properties table:display="true" style:writing-mode="lr-tb"/>
    </style:style>
    <style:style style:name="ta3" style:family="table" style:master-page-name="PageStyle_5f_pol1914">
      <style:table-properties table:display="true" style:writing-mode="lr-tb"/>
    </style:style>
    <style:style style:name="ta4" style:family="table" style:master-page-name="PageStyle_5f_pol1991">
      <style:table-properties table:display="true" style:writing-mode="lr-tb"/>
    </style:style>
    <style:style style:name="ta5" style:family="table" style:master-page-name="PageStyle_5f_eng">
      <style:table-properties table:display="true" style:writing-mode="lr-tb"/>
    </style:style>
    <style:style style:name="ta6" style:family="table" style:master-page-name="PageStyle_5f_eng2">
      <style:table-properties table:display="true" style:writing-mode="lr-tb"/>
    </style:style>
    <style:style style:name="ta7" style:family="table" style:master-page-name="PageStyle_5f_deu">
      <style:table-properties table:display="true" style:writing-mode="lr-tb"/>
    </style:style>
    <style:style style:name="ta8" style:family="table" style:master-page-name="PageStyle_5f_fra">
      <style:table-properties table:display="true" style:writing-mode="lr-tb"/>
    </style:style>
    <style:style style:name="ta9" style:family="table" style:master-page-name="PageStyle_5f_por">
      <style:table-properties table:display="true" style:writing-mode="lr-tb"/>
    </style:style>
    <style:style style:name="ta10" style:family="table" style:master-page-name="PageStyle_5f_AK">
      <style:table-properties table:display="true" style:writing-mode="lr-tb"/>
    </style:style>
    <style:style style:name="ta11" style:family="table" style:master-page-name="PageStyle_5f_LM">
      <style:table-properties table:display="true" style:writing-mode="lr-tb"/>
    </style:style>
    <style:style style:name="ta12" style:family="table" style:master-page-name="PageStyle_5f_Hajd">
      <style:table-properties table:display="true" style:writing-mode="lr-tb"/>
    </style:style>
    <style:style style:name="ta13" style:family="table" style:master-page-name="PageStyle_5f_Summar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14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43">
      <style:table-cell-properties fo:padding="0.028in"/>
    </style:style>
    <style:style style:name="ce5" style:family="table-cell" style:parent-style-name="Default" style:data-style-name="N144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144">
      <style:table-cell-properties fo:background-color="#ffff00" fo:padding="0.028in"/>
    </style:style>
    <style:style style:name="ce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2">
      <style:table-cell-properties fo:padding="0.028in"/>
    </style:style>
    <style:style style:name="ce9" style:family="table-cell" style:parent-style-name="Default" style:data-style-name="N142">
      <style:table-cell-properties style:glyph-orientation-vertical="0" fo:background-color="#00cc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142">
      <style:table-cell-properties fo:background-color="#00ccff" fo:padding="0.028in"/>
    </style:style>
    <style:style style:name="ce11" style:family="table-cell" style:parent-style-name="Default" style:data-style-name="N14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42">
      <style:table-cell-properties fo:padding="0.028in"/>
    </style:style>
    <style:style style:name="ce13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141">
      <style:table-cell-properties fo:padding="0.028in"/>
    </style:style>
    <style:style style:name="ce15" style:family="table-cell" style:parent-style-name="Default" style:data-style-name="N14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45">
      <style:table-cell-properties fo:padding="0.028in"/>
    </style:style>
    <style:style style:name="ce17" style:family="table-cell" style:parent-style-name="Default" style:data-style-name="N14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9" style:family="table-cell" style:parent-style-name="Default">
      <style:table-cell-properties fo:background-color="#ffff00" fo:padding="0.028in"/>
    </style:style>
    <style:style style:name="ce20" style:family="table-cell" style:parent-style-name="Default" style:data-style-name="N143">
      <style:table-cell-properties style:glyph-orientation-vertical="0" fo:background-color="#ff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41">
      <style:table-cell-properties fo:background-color="#ff0000" fo:padding="0.028in"/>
    </style:style>
    <style:style style:name="ce22" style:family="table-cell" style:parent-style-name="Default" style:data-style-name="N141">
      <style:table-cell-properties style:glyph-orientation-vertical="0" fo:background-color="#ff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24" style:family="table-cell" style:parent-style-name="Default">
      <style:table-cell-properties fo:background-color="transparent" fo:padding="0.028in"/>
    </style:style>
    <style:style style:name="ce25" style:family="table-cell" style:parent-style-name="Default" style:data-style-name="N142">
      <style:table-cell-properties fo:background-color="transparent" fo:padding="0.028in"/>
    </style:style>
    <style:style style:name="ce2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145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14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1" style:family="table-cell" style:parent-style-name="Default" style:data-style-name="N143">
      <style:table-cell-properties style:glyph-orientation-vertical="0" fo:background-color="#ffcc99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ffcc99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glyph-orientation-vertical="0" fo:background-color="#33cccc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143">
      <style:table-cell-properties style:glyph-orientation-vertical="0" fo:background-color="#33cccc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5" style:family="table-cell" style:parent-style-name="Default" style:data-style-name="N2">
      <style:table-cell-properties style:glyph-orientation-vertical="0" fo:background-color="#33cccc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KR1905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4"/>
        <table:table-column table:style-name="co2" table:number-columns-repeated="3" table:default-cell-style-name="Default"/>
        <table:table-column table:style-name="co3" table:default-cell-style-name="ce6"/>
        <table:table-column table:style-name="co3" table:default-cell-style-name="ce8"/>
        <table:table-column table:style-name="co2" table:default-cell-style-name="Default"/>
        <table:table-column table:style-name="co3" table:number-columns-repeated="2" table:default-cell-style-name="ce10"/>
        <table:table-column table:style-name="co3" table:default-cell-style-name="ce12"/>
        <table:table-column table:style-name="co3" table:default-cell-style-name="ce14"/>
        <table:table-column table:style-name="co3" table:default-cell-style-name="ce8"/>
        <table:table-column table:style-name="co3" table:number-columns-repeated="2" table:default-cell-style-name="ce16"/>
        <table:table-column table:style-name="co3" table:number-columns-repeated="2" table:default-cell-style-name="ce4"/>
        <table:table-column table:style-name="co3" table:default-cell-style-name="ce14"/>
        <table:table-column table:style-name="co3" table:default-cell-style-name="ce13"/>
        <table:table-column table:style-name="co3" table:number-columns-repeated="3" table:default-cell-style-name="ce3"/>
        <table:table-column table:style-name="co3" table:default-cell-style-name="ce14"/>
        <table:table-column table:style-name="co3" table:default-cell-style-name="ce13"/>
        <table:table-column table:style-name="co3" table:default-cell-style-name="ce3"/>
        <table:table-column table:style-name="co3" table:default-cell-style-name="ce14"/>
        <table:table-column table:style-name="co3" table:default-cell-style-name="ce7"/>
        <table:table-column table:style-name="co3" table:default-cell-style-name="ce3"/>
        <table:table-column table:style-name="co4" table:default-cell-style-name="ce17"/>
        <table:table-column table:style-name="co2" table:number-columns-repeated="17" table:default-cell-style-name="Default"/>
        <table:table-column table:style-name="co5" table:default-cell-style-name="ce2"/>
        <table:table-column table:style-name="co2" table:number-columns-repeated="3" table:default-cell-style-name="Default"/>
        <table:table-column table:style-name="co6" table:default-cell-style-name="ce2"/>
        <table:table-column table:style-name="co2" table:number-columns-repeated="97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3"/>
          <table:table-cell table:style-name="ce18" office:value-type="string" calcext:value-type="string">
            <text:p>a=</text:p>
          </table:table-cell>
          <table:table-cell table:style-name="ce2" office:value-type="float" office:value="2.89656" calcext:value-type="float">
            <text:p>2.89656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1.96804" calcext:value-type="float">
            <text:p>1.96804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3.71233" calcext:value-type="float">
            <text:p>3.71233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0559011" calcext:value-type="float">
            <text:p>0.0559011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378814" calcext:value-type="float">
            <text:p>0.378814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0422204" calcext:value-type="float">
            <text:p>0.0422204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2.87137" calcext:value-type="float">
            <text:p>2.87137</text:p>
          </table:table-cell>
          <table:table-cell/>
          <table:table-cell table:style-name="ce2" office:value-type="string" calcext:value-type="string">
            <text:p>LN(N):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1.69474" calcext:value-type="float">
            <text:p>1.69474</text:p>
          </table:table-cell>
          <table:table-cell table:number-columns-repeated="2"/>
          <table:table-cell table:style-name="ce18" office:value-type="string" calcext:value-type="string">
            <text:p>a=</text:p>
          </table:table-cell>
          <table:table-cell table:style-name="ce2" office:value-type="float" office:value="8.87159" calcext:value-type="float">
            <text:p>8.87159</text:p>
          </table:table-cell>
          <table:table-cell table:style-name="ce2" office:value-type="string" calcext:value-type="string">
            <text:p>phi:</text:p>
          </table:table-cell>
          <table:table-cell table:style-name="ce18" office:value-type="float" office:value="1.59384" calcext:value-type="float">
            <text:p>1.59384</text:p>
          </table:table-cell>
          <table:table-cell/>
          <table:table-cell table:style-name="ce18" office:value-type="string" calcext:value-type="string">
            <text:p>a=</text:p>
          </table:table-cell>
          <table:table-cell table:style-name="ce2" office:value-type="float" office:value="4.28307" calcext:value-type="float">
            <text:p>4.28307</text:p>
          </table:table-cell>
          <table:table-cell table:number-columns-repeated="963"/>
        </table:table-row>
        <table:table-row table:style-name="ro1">
          <table:table-cell table:style-name="ce1" office:value-type="string" calcext:value-type="string">
            <text:p># Chapter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TTR</text:p>
          </table:table-cell>
          <table:table-cell table:style-name="ce1" office:value-type="string" calcext:value-type="string">
            <text:p>N1</text:p>
          </table:table-cell>
          <table:table-cell table:style-name="ce1" office:value-type="string" calcext:value-type="string">
            <text:p>N1/N</text:p>
          </table:table-cell>
          <table:table-cell table:style-name="ce1" office:value-type="string" calcext:value-type="string">
            <text:p>N2</text:p>
          </table:table-cell>
          <table:table-cell table:style-name="ce5" office:value-type="string" calcext:value-type="string">
            <text:p>N2/N</text:p>
          </table:table-cell>
          <table:table-cell table:style-name="ce7" office:value-type="string" calcext:value-type="string">
            <text:p>N1/N2</text:p>
          </table:table-cell>
          <table:table-cell table:style-name="ce1" office:value-type="string" calcext:value-type="string">
            <text:p>Entropy</text:p>
          </table:table-cell>
          <table:table-cell table:style-name="ce9" office:value-type="string" calcext:value-type="string">
            <text:p>S/lnN</text:p>
          </table:table-cell>
          <table:table-cell table:style-name="ce9" office:value-type="string" calcext:value-type="string">
            <text:p>S/sqrtlnN</text:p>
          </table:table-cell>
          <table:table-cell table:style-name="ce11" office:value-type="string" calcext:value-type="string">
            <text:p>S/W</text:p>
          </table:table-cell>
          <table:table-cell table:style-name="ce13" office:value-type="string" calcext:value-type="string">
            <text:p>h-point</text:p>
          </table:table-cell>
          <table:table-cell table:style-name="ce7" office:value-type="string" calcext:value-type="string">
            <text:p>a-scaling</text:p>
          </table:table-cell>
          <table:table-cell table:style-name="ce15" office:value-type="string" calcext:value-type="string">
            <text:p>RRate</text:p>
          </table:table-cell>
          <table:table-cell table:style-name="ce15" office:value-type="string" calcext:value-type="string">
            <text:p>RelRR</text:p>
          </table:table-cell>
          <table:table-cell table:style-name="ce3" office:value-type="string" calcext:value-type="string">
            <text:p>alpha</text:p>
          </table:table-cell>
          <table:table-cell table:style-name="ce3" office:value-type="string" calcext:value-type="string">
            <text:p>dalpha</text:p>
          </table:table-cell>
          <table:table-cell table:style-name="ce13" office:value-type="string" calcext:value-type="string">
            <text:p>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sZipf</text:p>
          </table:table-cell>
          <table:table-cell office:value-type="string" calcext:value-type="string">
            <text:p>ds</text:p>
          </table:table-cell>
          <table:table-cell table:style-name="ce13" office:value-type="string" calcext:value-type="string">
            <text:p>CZip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</text:p>
          </table:table-cell>
          <table:table-cell table:style-name="ce13" office:value-type="string" calcext:value-type="string">
            <text:p>L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K</text:p>
          </table:table-cell>
          <table:table-cell table:style-name="ce1" table:number-columns-repeated="2"/>
          <table:table-cell table:style-name="ce1" office:value-type="float" office:value="0.63" calcext:value-type="float">
            <text:p>0.63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782478" calcext:value-type="float">
            <text:p>0.782478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-0.170499" calcext:value-type="float">
            <text:p>-0.170499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721451" calcext:value-type="float">
            <text:p>0.721451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99615" calcext:value-type="float">
            <text:p>0.99615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482069" calcext:value-type="float">
            <text:p>0.482069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1.05049" calcext:value-type="float">
            <text:p>1.05049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794102" calcext:value-type="float">
            <text:p>0.794102</text:p>
          </table:table-cell>
          <table:table-cell table:style-name="ce1" table:number-columns-repeated="2"/>
          <table:table-cell table:style-name="ce18" office:value-type="string" calcext:value-type="string">
            <text:p>b=</text:p>
          </table:table-cell>
          <table:table-cell table:style-name="ce1" office:value-type="float" office:value="0.647797" calcext:value-type="float">
            <text:p>0.647797</text:p>
          </table:table-cell>
          <table:table-cell table:style-name="ce1" table:number-columns-repeated="2"/>
          <table:table-cell table:style-name="ce18" office:value-type="string" calcext:value-type="string">
            <text:p>b=</text:p>
          </table:table-cell>
          <table:table-cell table:style-name="ce1" office:value-type="float" office:value="0.91303" calcext:value-type="float">
            <text:p>0.91303</text:p>
          </table:table-cell>
          <table:table-cell table:style-name="ce1"/>
          <table:table-cell table:style-name="ce18" office:value-type="float" office:value="6.5755" calcext:value-type="float">
            <text:p>6.5755</text:p>
          </table:table-cell>
          <table:table-cell table:style-name="ce1"/>
          <table:table-cell table:style-name="ce18" office:value-type="string" calcext:value-type="string">
            <text:p>b=</text:p>
          </table:table-cell>
          <table:table-cell table:style-name="ce1" office:value-type="float" office:value="0.44209" calcext:value-type="float">
            <text:p>0.44209</text:p>
          </table:table-cell>
          <table:table-cell table:style-name="ce1" table:number-columns-repeated="963"/>
        </table:table-row>
        <table:table-row table:style-name="ro1">
          <table:table-cell office:value-type="string" calcext:value-type="string">
            <text:p>Chapter0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87" calcext:value-type="float">
            <text:p>287</text:p>
          </table:table-cell>
          <table:table-cell office:value-type="float" office:value="0.717770034843206" calcext:value-type="float">
            <text:p>0.718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0.613240418118467" calcext:value-type="float">
            <text:p>0.613240418118467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0.0383275261324042" calcext:value-type="float">
            <text:p>0.03833</text:p>
          </table:table-cell>
          <table:table-cell office:value-type="float" office:value="16" calcext:value-type="float">
            <text:p>16.00</text:p>
          </table:table-cell>
          <table:table-cell table:style-name="ce2" office:value-type="float" office:value="5.08953827107646" calcext:value-type="float">
            <text:p>5.08953827107646</text:p>
          </table:table-cell>
          <table:table-cell office:value-type="float" office:value="0.899293977265964" calcext:value-type="float">
            <text:p>0.8993</text:p>
          </table:table-cell>
          <table:table-cell office:value-type="float" office:value="2.13939036041665" calcext:value-type="float">
            <text:p>2.1394</text:p>
          </table:table-cell>
          <table:table-cell office:value-type="float" office:value="1.20613326639364" calcext:value-type="float">
            <text:p>1.2061</text:p>
          </table:table-cell>
          <table:table-cell office:value-type="float" office:value="5" calcext:value-type="float">
            <text:p>5.0</text:p>
          </table:table-cell>
          <table:table-cell office:value-type="float" office:value="11.48" calcext:value-type="float">
            <text:p>11.48</text:p>
          </table:table-cell>
          <table:table-cell office:value-type="float" office:value="0.00936031759521177" calcext:value-type="float">
            <text:p>0.009360</text:p>
          </table:table-cell>
          <table:table-cell office:value-type="float" office:value="0.995472071099446" calcext:value-type="float">
            <text:p>0.995472</text:p>
          </table:table-cell>
          <table:table-cell table:number-columns-repeated="5"/>
          <table:table-cell office:value-type="float" office:value="0.508703" calcext:value-type="float">
            <text:p>0.509</text:p>
          </table:table-cell>
          <table:table-cell office:value-type="float" office:value="0.01951" calcext:value-type="float">
            <text:p>0.020</text:p>
          </table:table-cell>
          <table:table-cell office:value-type="float" office:value="10.4168" calcext:value-type="float">
            <text:p>10.4</text:p>
          </table:table-cell>
          <table:table-cell office:value-type="float" office:value="0.7877" calcext:value-type="float">
            <text:p>0.8</text:p>
          </table:table-cell>
          <table:table-cell office:value-type="float" office:value="0.91994472424434" calcext:value-type="float">
            <text:p>0.920</text:p>
          </table:table-cell>
          <table:table-cell office:value-type="float" office:value="214.228009718085" calcext:value-type="float">
            <text:p>214.2</text:p>
          </table:table-cell>
          <table:table-cell office:value-type="float" office:value="1.83465904829071" calcext:value-type="float">
            <text:p>1.83</text:p>
          </table:table-cell>
          <table:table-cell office:value-type="float" office:value="1.93154890603817" calcext:value-type="float">
            <text:p>1.932</text:p>
          </table:table-cell>
          <table:table-cell office:value-type="float" office:value="0.0058759970377205" calcext:value-type="float">
            <text:p>0.00588</text:p>
          </table:table-cell>
          <table:table-cell table:style-name="ce2" office:value-type="string" calcext:value-type="string">
            <text:p>a-scaling</text:p>
          </table:table-cell>
          <table:table-cell table:style-name="ce2" table:formula="of:=CORREL([.O3:.O23];[.C3:.C23])" office:value-type="float" office:value="-0.0174690339719915" calcext:value-type="float">
            <text:p>-0.017469033971992</text:p>
          </table:table-cell>
          <table:table-cell table:style-name="ce2" table:formula="of:=[.J3]/POWER(LN([.C3]);[.$AH$2])" office:value-type="float" office:value="1.70776875569854" calcext:value-type="float">
            <text:p>1.70776875569854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$AJ$1]*POWER([.$C3];[.$AJ$2])" office:value-type="float" office:value="242.728649631451" calcext:value-type="float">
            <text:p>242.728649631451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L$1]*POWER([.$C3];[.AL$2])" office:value-type="float" office:value="0.749838120802736" calcext:value-type="float">
            <text:p>0.749838120802736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N$1]*POWER([.$C3];[.AN$2])" office:value-type="float" office:value="220.23580557844" calcext:value-type="float">
            <text:p>220.23580557844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P$1]*POWER([.$C3];[.AP$2])" office:value-type="float" office:value="15.6978221820072" calcext:value-type="float">
            <text:p>15.6978221820072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R$1]*POWER([.$C3];[.AR$2])" office:value-type="float" office:value="5.79821999324451" calcext:value-type="float">
            <text:p>5.79821999324451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T$1]*POWER([.$C3];[.AT$2])" office:value-type="float" office:value="16.125110419984" calcext:value-type="float">
            <text:p>16.125110419984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V$1]*POWER([.$C3];[.AV$2])" office:value-type="float" office:value="256.979268490905" calcext:value-type="float">
            <text:p>256.979268490905</text:p>
          </table:table-cell>
          <table:table-cell/>
          <table:table-cell table:style-name="ce2" table:formula="of:=LN([.C3])" office:value-type="float" office:value="5.65948221575962" calcext:value-type="float">
            <text:p>5.65948221575962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Z$1]*POWER([.$AX3];[.AZ$2])" office:value-type="float" office:value="5.20894255049796" calcext:value-type="float">
            <text:p>5.20894255049796</text:p>
          </table:table-cell>
          <table:table-cell/>
          <table:table-cell table:style-name="ce2" table:formula="of:=[.AB3]*LN([.C3])" office:value-type="float" office:value="1212.41961111708" calcext:value-type="float">
            <text:p>1212.41961111708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BD$1]*POWER([.$C3];[.BD$2])" office:value-type="float" office:value="1556.400533099" calcext:value-type="float">
            <text:p>1556.400533099</text:p>
          </table:table-cell>
          <table:table-cell/>
          <table:table-cell table:style-name="ce18" office:value-type="float" office:value="0.522689" calcext:value-type="float">
            <text:p>0.522689</text:p>
          </table:table-cell>
          <table:table-cell table:style-name="ce2" table:formula="of:=[.BF$1]+[.BF$2]/POWER([.$C3];[.BF$3])" office:value-type="float" office:value="1.93520654087156" calcext:value-type="float">
            <text:p>1.93520654087156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0.5*PI()+[.BI$1]/POWER([.$C3];[.BI$2])" office:value-type="float" office:value="1.92166950004578" calcext:value-type="float">
            <text:p>1.9216695000457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527" calcext:value-type="float">
            <text:p>527</text:p>
          </table:table-cell>
          <table:table-cell office:value-type="float" office:value="0.675521821631879" calcext:value-type="float">
            <text:p>0.676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0.567362428842505" calcext:value-type="float">
            <text:p>0.567362428842505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0.0588235294117647" calcext:value-type="float">
            <text:p>0.05882</text:p>
          </table:table-cell>
          <table:table-cell office:value-type="float" office:value="9.64516129032258" calcext:value-type="float">
            <text:p>9.65</text:p>
          </table:table-cell>
          <table:table-cell table:style-name="ce2" office:value-type="float" office:value="5.52658144000718" calcext:value-type="float">
            <text:p>5.52658144000718</text:p>
          </table:table-cell>
          <table:table-cell office:value-type="float" office:value="0.881826167393581" calcext:value-type="float">
            <text:p>0.8818</text:p>
          </table:table-cell>
          <table:table-cell office:value-type="float" office:value="2.20759691294177" calcext:value-type="float">
            <text:p>2.2076</text:p>
          </table:table-cell>
          <table:table-cell office:value-type="float" office:value="1.17182990284274" calcext:value-type="float">
            <text:p>1.1718</text:p>
          </table:table-cell>
          <table:table-cell office:value-type="float" office:value="7.5" calcext:value-type="float">
            <text:p>7.5</text:p>
          </table:table-cell>
          <table:table-cell office:value-type="float" office:value="9.36888888888889" calcext:value-type="float">
            <text:p>9.37</text:p>
          </table:table-cell>
          <table:table-cell office:value-type="float" office:value="0.0078529789831094" calcext:value-type="float">
            <text:p>0.007853</text:p>
          </table:table-cell>
          <table:table-cell table:style-name="ce15" office:value-type="float" office:value="0.994941801357783" calcext:value-type="float">
            <text:p>0.994942</text:p>
          </table:table-cell>
          <table:table-cell table:style-name="ce3" office:value-type="float" office:value="1.73394" calcext:value-type="float">
            <text:p>1.734</text:p>
          </table:table-cell>
          <table:table-cell office:value-type="float" office:value="0.1265" calcext:value-type="float">
            <text:p>0.127</text:p>
          </table:table-cell>
          <table:table-cell office:value-type="float" office:value="34.9906" calcext:value-type="float">
            <text:p>35.0</text:p>
          </table:table-cell>
          <table:table-cell office:value-type="float" office:value="1.579" calcext:value-type="float">
            <text:p>1.6</text:p>
          </table:table-cell>
          <table:table-cell office:value-type="float" office:value="0.567251586486488" calcext:value-type="float">
            <text:p>0.567</text:p>
          </table:table-cell>
          <table:table-cell office:value-type="float" office:value="0.522582" calcext:value-type="float">
            <text:p>0.523</text:p>
          </table:table-cell>
          <table:table-cell office:value-type="float" office:value="0.011" calcext:value-type="float">
            <text:p>0.011</text:p>
          </table:table-cell>
          <table:table-cell office:value-type="float" office:value="14.5457" calcext:value-type="float">
            <text:p>14.5</text:p>
          </table:table-cell>
          <table:table-cell office:value-type="float" office:value="0.6628" calcext:value-type="float">
            <text:p>0.7</text:p>
          </table:table-cell>
          <table:table-cell office:value-type="float" office:value="0.897426879883697" calcext:value-type="float">
            <text:p>0.897</text:p>
          </table:table-cell>
          <table:table-cell office:value-type="float" office:value="376.034183297823" calcext:value-type="float">
            <text:p>376.0</text:p>
          </table:table-cell>
          <table:table-cell office:value-type="float" office:value="1.94211353279468" calcext:value-type="float">
            <text:p>1.94</text:p>
          </table:table-cell>
          <table:table-cell office:value-type="float" office:value="1.85617913286136" calcext:value-type="float">
            <text:p>1.856</text:p>
          </table:table-cell>
          <table:table-cell office:value-type="float" office:value="0.00595544577627831" calcext:value-type="float">
            <text:p>0.00596</text:p>
          </table:table-cell>
          <table:table-cell table:style-name="ce15" office:value-type="string" calcext:value-type="string">
            <text:p>RelRR</text:p>
          </table:table-cell>
          <table:table-cell table:style-name="ce2" table:formula="of:=PEARSON([.Q$3:.Q$23];[.$C$3:.$C$23])" office:value-type="float" office:value="0.102288702788697" calcext:value-type="float">
            <text:p>0.102288702788697</text:p>
          </table:table-cell>
          <table:table-cell table:style-name="ce2" table:formula="of:=[.J4]/POWER(LN([.C4]);[.$AH$2])" office:value-type="float" office:value="1.73900251901877" calcext:value-type="float">
            <text:p>1.73900251901877</text:p>
          </table:table-cell>
          <table:table-cell table:style-name="ce2" table:formula="of:=RSQ([.B$3:.B$23];[.AJ$3:.AJ$23])" office:value-type="float" office:value="0.99945771026684" calcext:value-type="float">
            <text:p>0.99945771026684</text:p>
          </table:table-cell>
          <table:table-cell table:style-name="ce2" table:formula="of:=[.$AJ$1]*POWER([.$C4];[.$AJ$2])" office:value-type="float" office:value="390.516560494506" calcext:value-type="float">
            <text:p>390.516560494506</text:p>
          </table:table-cell>
          <table:table-cell table:style-name="ce2" table:formula="of:=RSQ([.D$3:.D$23];[.AL$3:.AL$23])" office:value-type="float" office:value="0.974650594770555" calcext:value-type="float">
            <text:p>0.974650594770555</text:p>
          </table:table-cell>
          <table:table-cell table:style-name="ce2" table:formula="of:=[.AL$1]*POWER([.$C4];[.AL$2])" office:value-type="float" office:value="0.676033057370611" calcext:value-type="float">
            <text:p>0.676033057370611</text:p>
          </table:table-cell>
          <table:table-cell table:style-name="ce2" table:formula="of:=RSQ([.E$3:.E$23];[.AN$3:.AN$23])" office:value-type="float" office:value="0.998351567738792" calcext:value-type="float">
            <text:p>0.998351567738792</text:p>
          </table:table-cell>
          <table:table-cell table:style-name="ce2" table:formula="of:=[.AN$1]*POWER([.$C4];[.AN$2])" office:value-type="float" office:value="341.428338885081" calcext:value-type="float">
            <text:p>341.428338885081</text:p>
          </table:table-cell>
          <table:table-cell table:style-name="ce2" table:formula="of:=RSQ([.G$3:.G$23];[.AP$3:.AP$23])" office:value-type="float" office:value="0.996238452045021" calcext:value-type="float">
            <text:p>0.996238452045021</text:p>
          </table:table-cell>
          <table:table-cell table:style-name="ce2" table:formula="of:=[.AP$1]*POWER([.$C4];[.AP$2])" office:value-type="float" office:value="28.7575575904937" calcext:value-type="float">
            <text:p>28.7575575904937</text:p>
          </table:table-cell>
          <table:table-cell table:style-name="ce2" table:formula="of:=RSQ([.N$3:.N$23];[.AR$3:.AR$23])" office:value-type="float" office:value="0.990939222213237" calcext:value-type="float">
            <text:p>0.990939222213237</text:p>
          </table:table-cell>
          <table:table-cell table:style-name="ce2" table:formula="of:=[.AR$1]*POWER([.$C4];[.AR$2])" office:value-type="float" office:value="7.77188816315266" calcext:value-type="float">
            <text:p>7.77188816315266</text:p>
          </table:table-cell>
          <table:table-cell table:style-name="ce2" table:formula="of:=RSQ([.T$3:.T$23];[.AT$3:.AT$23])" office:value-type="float" office:value="0.995211600568843" calcext:value-type="float">
            <text:p>0.995211600568843</text:p>
          </table:table-cell>
          <table:table-cell table:style-name="ce2" table:formula="of:=[.AT$1]*POWER([.$C4];[.AT$2])" office:value-type="float" office:value="30.5321351922399" calcext:value-type="float">
            <text:p>30.5321351922399</text:p>
          </table:table-cell>
          <table:table-cell table:style-name="ce2" table:formula="of:=RSQ([.AB$3:.AB$23];[.AV$3:.AV$23])" office:value-type="float" office:value="0.999399360084099" calcext:value-type="float">
            <text:p>0.999399360084099</text:p>
          </table:table-cell>
          <table:table-cell table:style-name="ce2" table:formula="of:=[.AV$1]*POWER([.$C4];[.AV$2])" office:value-type="float" office:value="416.374775688719" calcext:value-type="float">
            <text:p>416.374775688719</text:p>
          </table:table-cell>
          <table:table-cell/>
          <table:table-cell table:style-name="ce2" table:formula="of:=LN([.C4])" office:value-type="float" office:value="6.26720054854136" calcext:value-type="float">
            <text:p>6.26720054854136</text:p>
          </table:table-cell>
          <table:table-cell table:style-name="ce2" table:formula="of:=RSQ([.J$3:.J$23];[.AZ$3:.AZ$23])" office:value-type="float" office:value="0.989149528014789" calcext:value-type="float">
            <text:p>0.989149528014789</text:p>
          </table:table-cell>
          <table:table-cell table:style-name="ce2" table:formula="of:=[.AZ$1]*POWER([.$AX4];[.AZ$2])" office:value-type="float" office:value="5.56474107752589" calcext:value-type="float">
            <text:p>5.56474107752589</text:p>
          </table:table-cell>
          <table:table-cell/>
          <table:table-cell table:style-name="ce2" table:formula="of:=[.AB4]*LN([.C4])" office:value-type="float" office:value="2356.68163983442" calcext:value-type="float">
            <text:p>2356.68163983442</text:p>
          </table:table-cell>
          <table:table-cell table:style-name="ce2" table:formula="of:=RSQ([.BB$3:.BB$23];[.BD$3:.BD$23])" office:value-type="float" office:value="0.999489701542827" calcext:value-type="float">
            <text:p>0.999489701542827</text:p>
          </table:table-cell>
          <table:table-cell table:style-name="ce2" table:formula="of:=[.BD$1]*POWER([.$C4];[.BD$2])" office:value-type="float" office:value="2710.79208379421" calcext:value-type="float">
            <text:p>2710.79208379421</text:p>
          </table:table-cell>
          <table:table-cell/>
          <table:table-cell table:style-name="ce19" table:formula="of:=RSQ([.AD$3:.AD$23];[.BG$3:.BG$23])" office:value-type="float" office:value="0.971523537379271" calcext:value-type="float">
            <text:p>0.971523537379271</text:p>
          </table:table-cell>
          <table:table-cell table:style-name="ce2" table:formula="of:=[.BF$1]+[.BF$2]/POWER([.$C4];[.BF$3])" office:value-type="float" office:value="1.84230676950417" calcext:value-type="float">
            <text:p>1.84230676950417</text:p>
          </table:table-cell>
          <table:table-cell table:style-name="ce2" table:formula="of:=RSQ([.AD$3:.AD$23];[.BI$3:.BI$23])" office:value-type="float" office:value="0.970636038119162" calcext:value-type="float">
            <text:p>0.970636038119162</text:p>
          </table:table-cell>
          <table:table-cell table:style-name="ce2" table:formula="of:=0.5*PI()+[.BI$1]/POWER([.$C4];[.BI$2])" office:value-type="float" office:value="1.83900320884529" calcext:value-type="float">
            <text:p>1.8390032088452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2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820" calcext:value-type="float">
            <text:p>820</text:p>
          </table:table-cell>
          <table:table-cell office:value-type="float" office:value="0.634146341463415" calcext:value-type="float">
            <text:p>0.634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0.520731707317073" calcext:value-type="float">
            <text:p>0.520731707317073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0.0609756097560976" calcext:value-type="float">
            <text:p>0.06098</text:p>
          </table:table-cell>
          <table:table-cell office:value-type="float" office:value="8.54" calcext:value-type="float">
            <text:p>8.54</text:p>
          </table:table-cell>
          <table:table-cell table:style-name="ce2" office:value-type="float" office:value="5.80920561331961" calcext:value-type="float">
            <text:p>5.80920561331961</text:p>
          </table:table-cell>
          <table:table-cell office:value-type="float" office:value="0.865843210966334" calcext:value-type="float">
            <text:p>0.8658</text:p>
          </table:table-cell>
          <table:table-cell office:value-type="float" office:value="2.24273521428641" calcext:value-type="float">
            <text:p>2.2427</text:p>
          </table:table-cell>
          <table:table-cell office:value-type="float" office:value="1.14279383442921" calcext:value-type="float">
            <text:p>1.1428</text:p>
          </table:table-cell>
          <table:table-cell office:value-type="float" office:value="9" calcext:value-type="float">
            <text:p>9.0</text:p>
          </table:table-cell>
          <table:table-cell office:value-type="float" office:value="10.1234567901235" calcext:value-type="float">
            <text:p>10.12</text:p>
          </table:table-cell>
          <table:table-cell office:value-type="float" office:value="0.00778703152885193" calcext:value-type="float">
            <text:p>0.007787</text:p>
          </table:table-cell>
          <table:table-cell table:style-name="ce15" office:value-type="float" office:value="0.994124746830437" calcext:value-type="float">
            <text:p>0.994125</text:p>
          </table:table-cell>
          <table:table-cell table:style-name="ce3" office:value-type="float" office:value="1.74252" calcext:value-type="float">
            <text:p>1.743</text:p>
          </table:table-cell>
          <table:table-cell office:value-type="float" office:value="0.05942" calcext:value-type="float">
            <text:p>0.059</text:p>
          </table:table-cell>
          <table:table-cell office:value-type="float" office:value="57.4791" calcext:value-type="float">
            <text:p>57.5</text:p>
          </table:table-cell>
          <table:table-cell office:value-type="float" office:value="1.271" calcext:value-type="float">
            <text:p>1.3</text:p>
          </table:table-cell>
          <table:table-cell office:value-type="float" office:value="0.603851189035826" calcext:value-type="float">
            <text:p>0.604</text:p>
          </table:table-cell>
          <table:table-cell office:value-type="float" office:value="0.611373" calcext:value-type="float">
            <text:p>0.611</text:p>
          </table:table-cell>
          <table:table-cell office:value-type="float" office:value="0.008241" calcext:value-type="float">
            <text:p>0.008</text:p>
          </table:table-cell>
          <table:table-cell office:value-type="float" office:value="27.8388" calcext:value-type="float">
            <text:p>27.8</text:p>
          </table:table-cell>
          <table:table-cell office:value-type="float" office:value="0.9436" calcext:value-type="float">
            <text:p>0.9</text:p>
          </table:table-cell>
          <table:table-cell office:value-type="float" office:value="0.840454196069756" calcext:value-type="float">
            <text:p>0.840</text:p>
          </table:table-cell>
          <table:table-cell office:value-type="float" office:value="560.969397527162" calcext:value-type="float">
            <text:p>561.0</text:p>
          </table:table-cell>
          <table:table-cell office:value-type="float" office:value="1.99336634302194" calcext:value-type="float">
            <text:p>1.99</text:p>
          </table:table-cell>
          <table:table-cell office:value-type="float" office:value="1.75656548088295" calcext:value-type="float">
            <text:p>1.757</text:p>
          </table:table-cell>
          <table:table-cell office:value-type="float" office:value="0.00656751933372992" calcext:value-type="float">
            <text:p>0.00657</text:p>
          </table:table-cell>
          <table:table-cell table:style-name="ce2" office:value-type="string" calcext:value-type="string">
            <text:p>alpha</text:p>
          </table:table-cell>
          <table:table-cell table:style-name="ce2" table:formula="of:=PEARSON([.R$3:.R$23];[.$C$3:.$C$23])" office:value-type="float" office:value="0.475716896444288" calcext:value-type="float">
            <text:p>0.475716896444288</text:p>
          </table:table-cell>
          <table:table-cell table:style-name="ce2" table:formula="of:=[.J5]/POWER(LN([.C5]);[.$AH$2])" office:value-type="float" office:value="1.75109588789469" calcext:value-type="float">
            <text:p>1.75109588789469</text:p>
          </table:table-cell>
          <table:table-cell table:style-name="ce2" office:value-type="string" calcext:value-type="string">
            <text:p>V(N)</text:p>
          </table:table-cell>
          <table:table-cell table:style-name="ce2" table:formula="of:=[.$AJ$1]*POWER([.$C5];[.$AJ$2])" office:value-type="float" office:value="551.922074844701" calcext:value-type="float">
            <text:p>551.922074844701</text:p>
          </table:table-cell>
          <table:table-cell table:style-name="ce2" office:value-type="string" calcext:value-type="string">
            <text:p>TTR(N)</text:p>
          </table:table-cell>
          <table:table-cell table:style-name="ce2" table:formula="of:=[.AL$1]*POWER([.$C5];[.AL$2])" office:value-type="float" office:value="0.626948074804174" calcext:value-type="float">
            <text:p>0.626948074804174</text:p>
          </table:table-cell>
          <table:table-cell table:style-name="ce2" office:value-type="string" calcext:value-type="string">
            <text:p>N1(N)</text:p>
          </table:table-cell>
          <table:table-cell table:style-name="ce2" table:formula="of:=[.AN$1]*POWER([.$C5];[.AN$2])" office:value-type="float" office:value="469.699926907789" calcext:value-type="float">
            <text:p>469.699926907789</text:p>
          </table:table-cell>
          <table:table-cell table:style-name="ce2" office:value-type="string" calcext:value-type="string">
            <text:p>N2(N)</text:p>
          </table:table-cell>
          <table:table-cell table:style-name="ce2" table:formula="of:=[.AP$1]*POWER([.$C5];[.AP$2])" office:value-type="float" office:value="44.6700072439561" calcext:value-type="float">
            <text:p>44.6700072439561</text:p>
          </table:table-cell>
          <table:table-cell table:style-name="ce2" office:value-type="string" calcext:value-type="string">
            <text:p>h-point(N)</text:p>
          </table:table-cell>
          <table:table-cell table:style-name="ce2" table:formula="of:=[.AR$1]*POWER([.$C5];[.AR$2])" office:value-type="float" office:value="9.618012807459" calcext:value-type="float">
            <text:p>9.618012807459</text:p>
          </table:table-cell>
          <table:table-cell table:style-name="ce2" office:value-type="string" calcext:value-type="string">
            <text:p>T(N)</text:p>
          </table:table-cell>
          <table:table-cell table:style-name="ce2" table:formula="of:=[.AT$1]*POWER([.$C5];[.AT$2])" office:value-type="float" office:value="48.5796808498766" calcext:value-type="float">
            <text:p>48.5796808498766</text:p>
          </table:table-cell>
          <table:table-cell table:style-name="ce2" office:value-type="string" calcext:value-type="string">
            <text:p>L(N)</text:p>
          </table:table-cell>
          <table:table-cell table:style-name="ce2" table:formula="of:=[.AV$1]*POWER([.$C5];[.AV$2])" office:value-type="float" office:value="591.49975132226" calcext:value-type="float">
            <text:p>591.49975132226</text:p>
          </table:table-cell>
          <table:table-cell/>
          <table:table-cell table:style-name="ce2" table:formula="of:=LN([.C5])" office:value-type="float" office:value="6.7093043402583" calcext:value-type="float">
            <text:p>6.7093043402583</text:p>
          </table:table-cell>
          <table:table-cell table:style-name="ce2" office:value-type="string" calcext:value-type="string">
            <text:p>S(lnN)</text:p>
          </table:table-cell>
          <table:table-cell table:style-name="ce2" table:formula="of:=[.AZ$1]*POWER([.$AX5];[.AZ$2])" office:value-type="float" office:value="5.81597163120434" calcext:value-type="float">
            <text:p>5.81597163120434</text:p>
          </table:table-cell>
          <table:table-cell/>
          <table:table-cell table:style-name="ce2" table:formula="of:=[.AB5]*LN([.C5])" office:value-type="float" office:value="3763.71441358107" calcext:value-type="float">
            <text:p>3763.71441358107</text:p>
          </table:table-cell>
          <table:table-cell table:style-name="ce2" office:value-type="string" calcext:value-type="string">
            <text:p>L ln N</text:p>
          </table:table-cell>
          <table:table-cell table:style-name="ce2" table:formula="of:=[.BD$1]*POWER([.$C5];[.BD$2])" office:value-type="float" office:value="4058.83058543399" calcext:value-type="float">
            <text:p>4058.83058543399</text:p>
          </table:table-cell>
          <table:table-cell table:number-columns-repeated="2"/>
          <table:table-cell table:style-name="ce2" table:formula="of:=[.BF$1]+[.BF$2]/POWER([.$C5];[.BF$3])" office:value-type="float" office:value="1.7910415542001" calcext:value-type="float">
            <text:p>1.7910415542001</text:p>
          </table:table-cell>
          <table:table-cell table:style-name="ce2" office:value-type="string" calcext:value-type="string">
            <text:p>phi</text:p>
          </table:table-cell>
          <table:table-cell table:style-name="ce2" table:formula="of:=0.5*PI()+[.BI$1]/POWER([.$C5];[.BI$2])" office:value-type="float" office:value="1.79138703058954" calcext:value-type="float">
            <text:p>1.7913870305895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3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1195" calcext:value-type="float">
            <text:p>1195</text:p>
          </table:table-cell>
          <table:table-cell office:value-type="float" office:value="0.607531380753138" calcext:value-type="float">
            <text:p>0.608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0.502092050209205" calcext:value-type="float">
            <text:p>0.502092050209205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0.0502092050209205" calcext:value-type="float">
            <text:p>0.05021</text:p>
          </table:table-cell>
          <table:table-cell office:value-type="float" office:value="10" calcext:value-type="float">
            <text:p>10.00</text:p>
          </table:table-cell>
          <table:table-cell table:style-name="ce2" office:value-type="float" office:value="6.07774108497031" calcext:value-type="float">
            <text:p>6.07774108497031</text:p>
          </table:table-cell>
          <table:table-cell office:value-type="float" office:value="0.85772305973132" calcext:value-type="float">
            <text:p>0.8577</text:p>
          </table:table-cell>
          <table:table-cell office:value-type="float" office:value="2.28320360013195" calcext:value-type="float">
            <text:p>2.2832</text:p>
          </table:table-cell>
          <table:table-cell office:value-type="float" office:value="1.1255951033297" calcext:value-type="float">
            <text:p>1.1256</text:p>
          </table:table-cell>
          <table:table-cell office:value-type="float" office:value="11" calcext:value-type="float">
            <text:p>11.0</text:p>
          </table:table-cell>
          <table:table-cell office:value-type="float" office:value="9.87603305785124" calcext:value-type="float">
            <text:p>9.88</text:p>
          </table:table-cell>
          <table:table-cell office:value-type="float" office:value="0.00634092540396723" calcext:value-type="float">
            <text:p>0.006341</text:p>
          </table:table-cell>
          <table:table-cell table:style-name="ce15" office:value-type="float" office:value="0.995029638836855" calcext:value-type="float">
            <text:p>0.995030</text:p>
          </table:table-cell>
          <table:table-cell table:style-name="ce3" office:value-type="float" office:value="1.52205" calcext:value-type="float">
            <text:p>1.522</text:p>
          </table:table-cell>
          <table:table-cell office:value-type="float" office:value="0.1025" calcext:value-type="float">
            <text:p>0.103</text:p>
          </table:table-cell>
          <table:table-cell office:value-type="float" office:value="67.9491" calcext:value-type="float">
            <text:p>67.9</text:p>
          </table:table-cell>
          <table:table-cell office:value-type="float" office:value="3.089" calcext:value-type="float">
            <text:p>3.1</text:p>
          </table:table-cell>
          <table:table-cell office:value-type="float" office:value="0.595373632655224" calcext:value-type="float">
            <text:p>0.595</text:p>
          </table:table-cell>
          <table:table-cell office:value-type="float" office:value="0.707485" calcext:value-type="float">
            <text:p>0.707</text:p>
          </table:table-cell>
          <table:table-cell office:value-type="float" office:value="0.007001" calcext:value-type="float">
            <text:p>0.007</text:p>
          </table:table-cell>
          <table:table-cell office:value-type="float" office:value="55.1597" calcext:value-type="float">
            <text:p>55.2</text:p>
          </table:table-cell>
          <table:table-cell office:value-type="float" office:value="1.533" calcext:value-type="float">
            <text:p>1.5</text:p>
          </table:table-cell>
          <table:table-cell office:value-type="float" office:value="0.760946362357639" calcext:value-type="float">
            <text:p>0.761</text:p>
          </table:table-cell>
          <table:table-cell office:value-type="float" office:value="776.563092021886" calcext:value-type="float">
            <text:p>776.6</text:p>
          </table:table-cell>
          <table:table-cell office:value-type="float" office:value="1.99980781239864" calcext:value-type="float">
            <text:p>2.00</text:p>
          </table:table-cell>
          <table:table-cell office:value-type="float" office:value="1.75294720683474" calcext:value-type="float">
            <text:p>1.753</text:p>
          </table:table-cell>
          <table:table-cell office:value-type="float" office:value="0.00550410532028501" calcext:value-type="float">
            <text:p>0.00550</text:p>
          </table:table-cell>
          <table:table-cell table:style-name="ce9" office:value-type="string" calcext:value-type="string">
            <text:p>S/sqrtlnN</text:p>
          </table:table-cell>
          <table:table-cell table:style-name="ce2" table:formula="of:=PEARSON([.L$3:.L$23];[.$C$3:.$C$23])" office:value-type="float" office:value="0.659184475672365" calcext:value-type="float">
            <text:p>0.659184475672365</text:p>
          </table:table-cell>
          <table:table-cell table:style-name="ce2" table:formula="of:=[.J6]/POWER(LN([.C6]);[.$AH$2])" office:value-type="float" office:value="1.77008155437875" calcext:value-type="float">
            <text:p>1.77008155437875</text:p>
          </table:table-cell>
          <table:table-cell/>
          <table:table-cell table:style-name="ce2" table:formula="of:=[.$AJ$1]*POWER([.$C6];[.$AJ$2])" office:value-type="float" office:value="741.063140879427" calcext:value-type="float">
            <text:p>741.063140879427</text:p>
          </table:table-cell>
          <table:table-cell/>
          <table:table-cell table:style-name="ce2" table:formula="of:=[.AL$1]*POWER([.$C6];[.AL$2])" office:value-type="float" office:value="0.587957278023278" calcext:value-type="float">
            <text:p>0.587957278023278</text:p>
          </table:table-cell>
          <table:table-cell/>
          <table:table-cell table:style-name="ce2" table:formula="of:=[.AN$1]*POWER([.$C6];[.AN$2])" office:value-type="float" office:value="616.334853511264" calcext:value-type="float">
            <text:p>616.334853511264</text:p>
          </table:table-cell>
          <table:table-cell/>
          <table:table-cell table:style-name="ce2" table:formula="of:=[.AP$1]*POWER([.$C6];[.AP$2])" office:value-type="float" office:value="65.0040465588567" calcext:value-type="float">
            <text:p>65.0040465588567</text:p>
          </table:table-cell>
          <table:table-cell/>
          <table:table-cell table:style-name="ce2" table:formula="of:=[.AR$1]*POWER([.$C6];[.AR$2])" office:value-type="float" office:value="11.5326653430941" calcext:value-type="float">
            <text:p>11.5326653430941</text:p>
          </table:table-cell>
          <table:table-cell/>
          <table:table-cell table:style-name="ce2" table:formula="of:=[.AT$1]*POWER([.$C6];[.AT$2])" office:value-type="float" office:value="72.155020491258" calcext:value-type="float">
            <text:p>72.155020491258</text:p>
          </table:table-cell>
          <table:table-cell/>
          <table:table-cell table:style-name="ce2" table:formula="of:=[.AV$1]*POWER([.$C6];[.AV$2])" office:value-type="float" office:value="797.688198538819" calcext:value-type="float">
            <text:p>797.688198538819</text:p>
          </table:table-cell>
          <table:table-cell/>
          <table:table-cell table:style-name="ce2" table:formula="of:=LN([.C6])" office:value-type="float" office:value="7.08590146436561" calcext:value-type="float">
            <text:p>7.08590146436561</text:p>
          </table:table-cell>
          <table:table-cell/>
          <table:table-cell table:style-name="ce2" table:formula="of:=[.AZ$1]*POWER([.$AX6];[.AZ$2])" office:value-type="float" office:value="6.02540828501227" calcext:value-type="float">
            <text:p>6.02540828501227</text:p>
          </table:table-cell>
          <table:table-cell/>
          <table:table-cell table:style-name="ce2" table:formula="of:=[.AB6]*LN([.C6])" office:value-type="float" office:value="5502.64955093017" calcext:value-type="float">
            <text:p>5502.64955093017</text:p>
          </table:table-cell>
          <table:table-cell/>
          <table:table-cell table:style-name="ce2" table:formula="of:=[.BD$1]*POWER([.$C6];[.BD$2])" office:value-type="float" office:value="5724.40933506665" calcext:value-type="float">
            <text:p>5724.40933506665</text:p>
          </table:table-cell>
          <table:table-cell table:number-columns-repeated="2"/>
          <table:table-cell table:style-name="ce2" table:formula="of:=[.BF$1]+[.BF$2]/POWER([.$C6];[.BF$3])" office:value-type="float" office:value="1.75580546755582" calcext:value-type="float">
            <text:p>1.75580546755582</text:p>
          </table:table-cell>
          <table:table-cell/>
          <table:table-cell table:style-name="ce2" table:formula="of:=0.5*PI()+[.BI$1]/POWER([.$C6];[.BI$2])" office:value-type="float" office:value="1.75755535054354" calcext:value-type="float">
            <text:p>1.7575553505435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4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1521" calcext:value-type="float">
            <text:p>1521</text:p>
          </table:table-cell>
          <table:table-cell office:value-type="float" office:value="0.579881656804734" calcext:value-type="float">
            <text:p>0.580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0.476002629848784" calcext:value-type="float">
            <text:p>0.476002629848784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0.0473372781065089" calcext:value-type="float">
            <text:p>0.04734</text:p>
          </table:table-cell>
          <table:table-cell office:value-type="float" office:value="10.0555555555556" calcext:value-type="float">
            <text:p>10.06</text:p>
          </table:table-cell>
          <table:table-cell table:style-name="ce2" office:value-type="float" office:value="6.21070255391011" calcext:value-type="float">
            <text:p>6.21070255391011</text:p>
          </table:table-cell>
          <table:table-cell office:value-type="float" office:value="0.847631779373957" calcext:value-type="float">
            <text:p>0.8476</text:p>
          </table:table-cell>
          <table:table-cell office:value-type="float" office:value="2.29442560501168" calcext:value-type="float">
            <text:p>2.2944</text:p>
          </table:table-cell>
          <table:table-cell office:value-type="float" office:value="1.10832238150949" calcext:value-type="float">
            <text:p>1.1083</text:p>
          </table:table-cell>
          <table:table-cell office:value-type="float" office:value="14" calcext:value-type="float">
            <text:p>14.0</text:p>
          </table:table-cell>
          <table:table-cell office:value-type="float" office:value="7.76020408163265" calcext:value-type="float">
            <text:p>7.76</text:p>
          </table:table-cell>
          <table:table-cell office:value-type="float" office:value="0.00582552137703078" calcext:value-type="float">
            <text:p>0.005826</text:p>
          </table:table-cell>
          <table:table-cell table:style-name="ce15" office:value-type="float" office:value="0.995302940006196" calcext:value-type="float">
            <text:p>0.995303</text:p>
          </table:table-cell>
          <table:table-cell table:style-name="ce3" office:value-type="float" office:value="1.49709" calcext:value-type="float">
            <text:p>1.497</text:p>
          </table:table-cell>
          <table:table-cell office:value-type="float" office:value="0.09331" calcext:value-type="float">
            <text:p>0.093</text:p>
          </table:table-cell>
          <table:table-cell office:value-type="float" office:value="82.0795" calcext:value-type="float">
            <text:p>82.1</text:p>
          </table:table-cell>
          <table:table-cell office:value-type="float" office:value="3.587" calcext:value-type="float">
            <text:p>3.6</text:p>
          </table:table-cell>
          <table:table-cell office:value-type="float" office:value="0.601557816618489" calcext:value-type="float">
            <text:p>0.602</text:p>
          </table:table-cell>
          <table:table-cell office:value-type="float" office:value="0.767948" calcext:value-type="float">
            <text:p>0.768</text:p>
          </table:table-cell>
          <table:table-cell office:value-type="float" office:value="0.006028" calcext:value-type="float">
            <text:p>0.006</text:p>
          </table:table-cell>
          <table:table-cell office:value-type="float" office:value="86.431" calcext:value-type="float">
            <text:p>86.4</text:p>
          </table:table-cell>
          <table:table-cell office:value-type="float" office:value="2.004" calcext:value-type="float">
            <text:p>2.0</text:p>
          </table:table-cell>
          <table:table-cell office:value-type="float" office:value="0.709447400999502" calcext:value-type="float">
            <text:p>0.709</text:p>
          </table:table-cell>
          <table:table-cell office:value-type="float" office:value="940.262031300034" calcext:value-type="float">
            <text:p>940.3</text:p>
          </table:table-cell>
          <table:table-cell office:value-type="float" office:value="1.96715008459214" calcext:value-type="float">
            <text:p>1.97</text:p>
          </table:table-cell>
          <table:table-cell office:value-type="float" office:value="1.76956619752947" calcext:value-type="float">
            <text:p>1.770</text:p>
          </table:table-cell>
          <table:table-cell office:value-type="float" office:value="0.00516805918110728" calcext:value-type="float">
            <text:p>0.00517</text:p>
          </table:table-cell>
          <table:table-cell table:style-name="ce2" office:value-type="string" calcext:value-type="string">
            <text:p>N2/N</text:p>
          </table:table-cell>
          <table:table-cell table:style-name="ce2" table:formula="of:=PEARSON([.H$3:.H$23];[.$C$3:.$C$23])" office:value-type="float" office:value="0.254532508785086" calcext:value-type="float">
            <text:p>0.254532508785086</text:p>
          </table:table-cell>
          <table:table-cell table:style-name="ce2" table:formula="of:=[.J7]/POWER(LN([.C7]);[.$AH$2])" office:value-type="float" office:value="1.77105735417249" calcext:value-type="float">
            <text:p>1.77105735417249</text:p>
          </table:table-cell>
          <table:table-cell/>
          <table:table-cell table:style-name="ce2" table:formula="of:=[.$AJ$1]*POWER([.$C7];[.$AJ$2])" office:value-type="float" office:value="895.011534119419" calcext:value-type="float">
            <text:p>895.011534119419</text:p>
          </table:table-cell>
          <table:table-cell/>
          <table:table-cell table:style-name="ce2" table:formula="of:=[.AL$1]*POWER([.$C7];[.AL$2])" office:value-type="float" office:value="0.56426624651731" calcext:value-type="float">
            <text:p>0.56426624651731</text:p>
          </table:table-cell>
          <table:table-cell/>
          <table:table-cell table:style-name="ce2" table:formula="of:=[.AN$1]*POWER([.$C7];[.AN$2])" office:value-type="float" office:value="733.494528532388" calcext:value-type="float">
            <text:p>733.494528532388</text:p>
          </table:table-cell>
          <table:table-cell/>
          <table:table-cell table:style-name="ce2" table:formula="of:=[.AP$1]*POWER([.$C7];[.AP$2])" office:value-type="float" office:value="82.660565188214" calcext:value-type="float">
            <text:p>82.660565188214</text:p>
          </table:table-cell>
          <table:table-cell/>
          <table:table-cell table:style-name="ce2" table:formula="of:=[.AR$1]*POWER([.$C7];[.AR$2])" office:value-type="float" office:value="12.9548344986808" calcext:value-type="float">
            <text:p>12.9548344986808</text:p>
          </table:table-cell>
          <table:table-cell/>
          <table:table-cell table:style-name="ce2" table:formula="of:=[.AT$1]*POWER([.$C7];[.AT$2])" office:value-type="float" office:value="92.9645264960124" calcext:value-type="float">
            <text:p>92.9645264960124</text:p>
          </table:table-cell>
          <table:table-cell/>
          <table:table-cell table:style-name="ce2" table:formula="of:=[.AV$1]*POWER([.$C7];[.AV$2])" office:value-type="float" office:value="966.10500431237" calcext:value-type="float">
            <text:p>966.10500431237</text:p>
          </table:table-cell>
          <table:table-cell/>
          <table:table-cell table:style-name="ce2" table:formula="of:=LN([.C7])" office:value-type="float" office:value="7.32712329225929" calcext:value-type="float">
            <text:p>7.32712329225929</text:p>
          </table:table-cell>
          <table:table-cell/>
          <table:table-cell table:style-name="ce2" table:formula="of:=[.AZ$1]*POWER([.$AX7];[.AZ$2])" office:value-type="float" office:value="6.15749979564005" calcext:value-type="float">
            <text:p>6.15749979564005</text:p>
          </table:table-cell>
          <table:table-cell/>
          <table:table-cell table:style-name="ce2" table:formula="of:=[.AB7]*LN([.C7])" office:value-type="float" office:value="6889.41583036551" calcext:value-type="float">
            <text:p>6889.41583036551</text:p>
          </table:table-cell>
          <table:table-cell/>
          <table:table-cell table:style-name="ce2" table:formula="of:=[.BD$1]*POWER([.$C7];[.BD$2])" office:value-type="float" office:value="7134.78513839294" calcext:value-type="float">
            <text:p>7134.78513839294</text:p>
          </table:table-cell>
          <table:table-cell table:number-columns-repeated="2"/>
          <table:table-cell table:style-name="ce2" table:formula="of:=[.BF$1]+[.BF$2]/POWER([.$C7];[.BF$3])" office:value-type="float" office:value="1.7366191674808" calcext:value-type="float">
            <text:p>1.7366191674808</text:p>
          </table:table-cell>
          <table:table-cell/>
          <table:table-cell table:style-name="ce2" table:formula="of:=0.5*PI()+[.BI$1]/POWER([.$C7];[.BI$2])" office:value-type="float" office:value="1.73866423087665" calcext:value-type="float">
            <text:p>1.7386642308766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5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float" office:value="1941" calcext:value-type="float">
            <text:p>1941</text:p>
          </table:table-cell>
          <table:table-cell office:value-type="float" office:value="0.555383822771767" calcext:value-type="float">
            <text:p>0.555</text:p>
          </table:table-cell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0.447192168985059" calcext:value-type="float">
            <text:p>0.447192168985059</text:p>
          </table:table-cell>
          <table:table-cell table:style-name="ce2" office:value-type="float" office:value="103" calcext:value-type="float">
            <text:p>103</text:p>
          </table:table-cell>
          <table:table-cell office:value-type="float" office:value="0.0530654301906234" calcext:value-type="float">
            <text:p>0.05307</text:p>
          </table:table-cell>
          <table:table-cell office:value-type="float" office:value="8.42718446601942" calcext:value-type="float">
            <text:p>8.43</text:p>
          </table:table-cell>
          <table:table-cell table:style-name="ce2" office:value-type="float" office:value="6.3530259662889" calcext:value-type="float">
            <text:p>6.3530259662889</text:p>
          </table:table-cell>
          <table:table-cell office:value-type="float" office:value="0.839130989358772" calcext:value-type="float">
            <text:p>0.8391</text:p>
          </table:table-cell>
          <table:table-cell office:value-type="float" office:value="2.30890037994582" calcext:value-type="float">
            <text:p>2.3089</text:p>
          </table:table-cell>
          <table:table-cell office:value-type="float" office:value="1.09324279935619" calcext:value-type="float">
            <text:p>1.0932</text:p>
          </table:table-cell>
          <table:table-cell office:value-type="float" office:value="14.5" calcext:value-type="float">
            <text:p>14.5</text:p>
          </table:table-cell>
          <table:table-cell office:value-type="float" office:value="9.23186682520809" calcext:value-type="float">
            <text:p>9.23</text:p>
          </table:table-cell>
          <table:table-cell office:value-type="float" office:value="0.00570752712488786" calcext:value-type="float">
            <text:p>0.005708</text:p>
          </table:table-cell>
          <table:table-cell table:style-name="ce15" office:value-type="float" office:value="0.995215678513808" calcext:value-type="float">
            <text:p>0.995216</text:p>
          </table:table-cell>
          <table:table-cell table:style-name="ce3" office:value-type="float" office:value="1.6491" calcext:value-type="float">
            <text:p>1.649</text:p>
          </table:table-cell>
          <table:table-cell office:value-type="float" office:value="0.08023" calcext:value-type="float">
            <text:p>0.080</text:p>
          </table:table-cell>
          <table:table-cell office:value-type="float" office:value="117.686" calcext:value-type="float">
            <text:p>117.7</text:p>
          </table:table-cell>
          <table:table-cell office:value-type="float" office:value="3.882" calcext:value-type="float">
            <text:p>3.9</text:p>
          </table:table-cell>
          <table:table-cell office:value-type="float" office:value="0.629777591349823" calcext:value-type="float">
            <text:p>0.630</text:p>
          </table:table-cell>
          <table:table-cell office:value-type="float" office:value="0.776984" calcext:value-type="float">
            <text:p>0.777</text:p>
          </table:table-cell>
          <table:table-cell office:value-type="float" office:value="0.004582" calcext:value-type="float">
            <text:p>0.005</text:p>
          </table:table-cell>
          <table:table-cell office:value-type="float" office:value="108.207" calcext:value-type="float">
            <text:p>108.2</text:p>
          </table:table-cell>
          <table:table-cell office:value-type="float" office:value="1.914" calcext:value-type="float">
            <text:p>1.9</text:p>
          </table:table-cell>
          <table:table-cell office:value-type="float" office:value="0.7108794825649" calcext:value-type="float">
            <text:p>0.711</text:p>
          </table:table-cell>
          <table:table-cell office:value-type="float" office:value="1159.97024547865" calcext:value-type="float">
            <text:p>1160.0</text:p>
          </table:table-cell>
          <table:table-cell office:value-type="float" office:value="1.96497258496884" calcext:value-type="float">
            <text:p>1.96</text:p>
          </table:table-cell>
          <table:table-cell office:value-type="float" office:value="1.72521623146821" calcext:value-type="float">
            <text:p>1.725</text:p>
          </table:table-cell>
          <table:table-cell office:value-type="float" office:value="0.00519232877352268" calcext:value-type="float">
            <text:p>0.00519</text:p>
          </table:table-cell>
          <table:table-cell table:style-name="ce2" office:value-type="string" calcext:value-type="string">
            <text:p>S/(lnN^a)</text:p>
          </table:table-cell>
          <table:table-cell table:style-name="ce2" table:formula="of:=PEARSON([.AH$3:.AH$23];[.$C$3:.$C$23])" office:value-type="float" office:value="-0.0365543535848647" calcext:value-type="float">
            <text:p>-0.036554353584865</text:p>
          </table:table-cell>
          <table:table-cell table:style-name="ce2" table:formula="of:=[.J8]/POWER(LN([.C8]);[.$AH$2])" office:value-type="float" office:value="1.77466172211636" calcext:value-type="float">
            <text:p>1.77466172211636</text:p>
          </table:table-cell>
          <table:table-cell/>
          <table:table-cell table:style-name="ce2" table:formula="of:=[.$AJ$1]*POWER([.$C8];[.$AJ$2])" office:value-type="float" office:value="1083.15391523823" calcext:value-type="float">
            <text:p>1083.15391523823</text:p>
          </table:table-cell>
          <table:table-cell/>
          <table:table-cell table:style-name="ce2" table:formula="of:=[.AL$1]*POWER([.$C8];[.AL$2])" office:value-type="float" office:value="0.541288568586928" calcext:value-type="float">
            <text:p>0.541288568586928</text:p>
          </table:table-cell>
          <table:table-cell/>
          <table:table-cell table:style-name="ce2" table:formula="of:=[.AN$1]*POWER([.$C8];[.AN$2])" office:value-type="float" office:value="874.572637379002" calcext:value-type="float">
            <text:p>874.572637379002</text:p>
          </table:table-cell>
          <table:table-cell/>
          <table:table-cell table:style-name="ce2" table:formula="of:=[.AP$1]*POWER([.$C8];[.AP$2])" office:value-type="float" office:value="105.386987644817" calcext:value-type="float">
            <text:p>105.386987644817</text:p>
          </table:table-cell>
          <table:table-cell/>
          <table:table-cell table:style-name="ce2" table:formula="of:=[.AR$1]*POWER([.$C8];[.AR$2])" office:value-type="float" office:value="14.5707263834079" calcext:value-type="float">
            <text:p>14.5707263834079</text:p>
          </table:table-cell>
          <table:table-cell/>
          <table:table-cell table:style-name="ce2" table:formula="of:=[.AT$1]*POWER([.$C8];[.AT$2])" office:value-type="float" office:value="120.104778936924" calcext:value-type="float">
            <text:p>120.104778936924</text:p>
          </table:table-cell>
          <table:table-cell/>
          <table:table-cell table:style-name="ce2" table:formula="of:=[.AV$1]*POWER([.$C8];[.AV$2])" office:value-type="float" office:value="1172.51069358054" calcext:value-type="float">
            <text:p>1172.51069358054</text:p>
          </table:table-cell>
          <table:table-cell/>
          <table:table-cell table:style-name="ce2" table:formula="of:=LN([.C8])" office:value-type="float" office:value="7.57095858316901" calcext:value-type="float">
            <text:p>7.57095858316901</text:p>
          </table:table-cell>
          <table:table-cell/>
          <table:table-cell table:style-name="ce2" table:formula="of:=[.AZ$1]*POWER([.$AX8];[.AZ$2])" office:value-type="float" office:value="6.28947472750158" calcext:value-type="float">
            <text:p>6.28947472750158</text:p>
          </table:table-cell>
          <table:table-cell/>
          <table:table-cell table:style-name="ce2" table:formula="of:=[.AB8]*LN([.C8])" office:value-type="float" office:value="8782.08668622725" calcext:value-type="float">
            <text:p>8782.08668622725</text:p>
          </table:table-cell>
          <table:table-cell/>
          <table:table-cell table:style-name="ce2" table:formula="of:=[.BD$1]*POWER([.$C8];[.BD$2])" office:value-type="float" office:value="8913.8930135678" calcext:value-type="float">
            <text:p>8913.8930135678</text:p>
          </table:table-cell>
          <table:table-cell table:number-columns-repeated="2"/>
          <table:table-cell table:style-name="ce2" table:formula="of:=[.BF$1]+[.BF$2]/POWER([.$C8];[.BF$3])" office:value-type="float" office:value="1.71953384252361" calcext:value-type="float">
            <text:p>1.71953384252361</text:p>
          </table:table-cell>
          <table:table-cell/>
          <table:table-cell table:style-name="ce2" table:formula="of:=0.5*PI()+[.BI$1]/POWER([.$C8];[.BI$2])" office:value-type="float" office:value="1.72150976011351" calcext:value-type="float">
            <text:p>1.7215097601135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6</text:p>
          </table:table-cell>
          <table:table-cell table:style-name="ce2" office:value-type="float" office:value="1273" calcext:value-type="float">
            <text:p>1273</text:p>
          </table:table-cell>
          <table:table-cell table:style-name="ce2" office:value-type="float" office:value="2348" calcext:value-type="float">
            <text:p>2348</text:p>
          </table:table-cell>
          <table:table-cell office:value-type="float" office:value="0.542163543441227" calcext:value-type="float">
            <text:p>0.542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float" office:value="0.437819420783646" calcext:value-type="float">
            <text:p>0.437819420783646</text:p>
          </table:table-cell>
          <table:table-cell table:style-name="ce2" office:value-type="float" office:value="114" calcext:value-type="float">
            <text:p>114</text:p>
          </table:table-cell>
          <table:table-cell office:value-type="float" office:value="0.0485519591141397" calcext:value-type="float">
            <text:p>0.04855</text:p>
          </table:table-cell>
          <table:table-cell office:value-type="float" office:value="9.01754385964912" calcext:value-type="float">
            <text:p>9.02</text:p>
          </table:table-cell>
          <table:table-cell table:style-name="ce2" office:value-type="float" office:value="6.45975401072855" calcext:value-type="float">
            <text:p>6.45975401072855</text:p>
          </table:table-cell>
          <table:table-cell office:value-type="float" office:value="0.832301038022706" calcext:value-type="float">
            <text:p>0.8323</text:p>
          </table:table-cell>
          <table:table-cell office:value-type="float" office:value="2.31871946740021" calcext:value-type="float">
            <text:p>2.3187</text:p>
          </table:table-cell>
          <table:table-cell office:value-type="float" office:value="1.08132647446728" calcext:value-type="float">
            <text:p>1.0813</text:p>
          </table:table-cell>
          <table:table-cell office:value-type="float" office:value="16" calcext:value-type="float">
            <text:p>16.0</text:p>
          </table:table-cell>
          <table:table-cell office:value-type="float" office:value="9.171875" calcext:value-type="float">
            <text:p>9.17</text:p>
          </table:table-cell>
          <table:table-cell office:value-type="float" office:value="0.00586783779155974" calcext:value-type="float">
            <text:p>0.005868</text:p>
          </table:table-cell>
          <table:table-cell table:style-name="ce15" office:value-type="float" office:value="0.994913712650428" calcext:value-type="float">
            <text:p>0.994914</text:p>
          </table:table-cell>
          <table:table-cell table:style-name="ce3" office:value-type="float" office:value="1.5341" calcext:value-type="float">
            <text:p>1.534</text:p>
          </table:table-cell>
          <table:table-cell office:value-type="float" office:value="0.05008" calcext:value-type="float">
            <text:p>0.050</text:p>
          </table:table-cell>
          <table:table-cell office:value-type="float" office:value="129.892" calcext:value-type="float">
            <text:p>129.9</text:p>
          </table:table-cell>
          <table:table-cell office:value-type="float" office:value="2.916" calcext:value-type="float">
            <text:p>2.9</text:p>
          </table:table-cell>
          <table:table-cell office:value-type="float" office:value="0.627045895482729" calcext:value-type="float">
            <text:p>0.627</text:p>
          </table:table-cell>
          <table:table-cell office:value-type="float" office:value="0.790587" calcext:value-type="float">
            <text:p>0.791</text:p>
          </table:table-cell>
          <table:table-cell office:value-type="float" office:value="0.003991" calcext:value-type="float">
            <text:p>0.004</text:p>
          </table:table-cell>
          <table:table-cell office:value-type="float" office:value="131.363" calcext:value-type="float">
            <text:p>131.4</text:p>
          </table:table-cell>
          <table:table-cell office:value-type="float" office:value="2.018" calcext:value-type="float">
            <text:p>2.0</text:p>
          </table:table-cell>
          <table:table-cell office:value-type="float" office:value="0.694050950308424" calcext:value-type="float">
            <text:p>0.694</text:p>
          </table:table-cell>
          <table:table-cell office:value-type="float" office:value="1382.89811794072" calcext:value-type="float">
            <text:p>1382.9</text:p>
          </table:table-cell>
          <table:table-cell office:value-type="float" office:value="1.9852351142969" calcext:value-type="float">
            <text:p>1.99</text:p>
          </table:table-cell>
          <table:table-cell office:value-type="float" office:value="1.70396539966634" calcext:value-type="float">
            <text:p>1.704</text:p>
          </table:table-cell>
          <table:table-cell office:value-type="float" office:value="0.00544194341336568" calcext:value-type="float">
            <text:p>0.00544</text:p>
          </table:table-cell>
          <table:table-cell table:style-name="ce2" office:value-type="string" calcext:value-type="string">
            <text:p>K</text:p>
          </table:table-cell>
          <table:table-cell table:style-name="ce2" table:formula="of:=PEARSON([.AE$3:.AE$23];[.$C$3:.$C$23])" office:value-type="float" office:value="-0.669733041631676" calcext:value-type="float">
            <text:p>-0.669733041631676</text:p>
          </table:table-cell>
          <table:table-cell table:style-name="ce2" table:formula="of:=[.J9]/POWER(LN([.C9]);[.$AH$2])" office:value-type="float" office:value="1.77646472236809" calcext:value-type="float">
            <text:p>1.77646472236809</text:p>
          </table:table-cell>
          <table:table-cell/>
          <table:table-cell table:style-name="ce2" table:formula="of:=[.$AJ$1]*POWER([.$C9];[.$AJ$2])" office:value-type="float" office:value="1257.1283807918" calcext:value-type="float">
            <text:p>1257.1283807918</text:p>
          </table:table-cell>
          <table:table-cell/>
          <table:table-cell table:style-name="ce2" table:formula="of:=[.AL$1]*POWER([.$C9];[.AL$2])" office:value-type="float" office:value="0.524002389055277" calcext:value-type="float">
            <text:p>0.524002389055277</text:p>
          </table:table-cell>
          <table:table-cell/>
          <table:table-cell table:style-name="ce2" table:formula="of:=[.AN$1]*POWER([.$C9];[.AN$2])" office:value-type="float" office:value="1003.32142100183" calcext:value-type="float">
            <text:p>1003.32142100183</text:p>
          </table:table-cell>
          <table:table-cell/>
          <table:table-cell table:style-name="ce2" table:formula="of:=[.AP$1]*POWER([.$C9];[.AP$2])" office:value-type="float" office:value="127.391736842179" calcext:value-type="float">
            <text:p>127.391736842179</text:p>
          </table:table-cell>
          <table:table-cell/>
          <table:table-cell table:style-name="ce2" table:formula="of:=[.AR$1]*POWER([.$C9];[.AR$2])" office:value-type="float" office:value="15.9711092265278" calcext:value-type="float">
            <text:p>15.9711092265278</text:p>
          </table:table-cell>
          <table:table-cell/>
          <table:table-cell table:style-name="ce2" table:formula="of:=[.AT$1]*POWER([.$C9];[.AT$2])" office:value-type="float" office:value="146.692186793131" calcext:value-type="float">
            <text:p>146.692186793131</text:p>
          </table:table-cell>
          <table:table-cell/>
          <table:table-cell table:style-name="ce2" table:formula="of:=[.AV$1]*POWER([.$C9];[.AV$2])" office:value-type="float" office:value="1363.85203260061" calcext:value-type="float">
            <text:p>1363.85203260061</text:p>
          </table:table-cell>
          <table:table-cell/>
          <table:table-cell table:style-name="ce2" table:formula="of:=LN([.C9])" office:value-type="float" office:value="7.76131918094799" calcext:value-type="float">
            <text:p>7.76131918094799</text:p>
          </table:table-cell>
          <table:table-cell/>
          <table:table-cell table:style-name="ce2" table:formula="of:=[.AZ$1]*POWER([.$AX9];[.AZ$2])" office:value-type="float" office:value="6.39146853980485" calcext:value-type="float">
            <text:p>6.39146853980485</text:p>
          </table:table-cell>
          <table:table-cell/>
          <table:table-cell table:style-name="ce2" table:formula="of:=[.AB9]*LN([.C9])" office:value-type="float" office:value="10733.1136880702" calcext:value-type="float">
            <text:p>10733.1136880702</text:p>
          </table:table-cell>
          <table:table-cell/>
          <table:table-cell table:style-name="ce2" table:formula="of:=[.BD$1]*POWER([.$C9];[.BD$2])" office:value-type="float" office:value="10605.9589576144" calcext:value-type="float">
            <text:p>10605.9589576144</text:p>
          </table:table-cell>
          <table:table-cell table:number-columns-repeated="2"/>
          <table:table-cell table:style-name="ce2" table:formula="of:=[.BF$1]+[.BF$2]/POWER([.$C9];[.BF$3])" office:value-type="float" office:value="1.70762944175247" calcext:value-type="float">
            <text:p>1.70762944175247</text:p>
          </table:table-cell>
          <table:table-cell/>
          <table:table-cell table:style-name="ce2" table:formula="of:=0.5*PI()+[.BI$1]/POWER([.$C9];[.BI$2])" office:value-type="float" office:value="1.70934528118303" calcext:value-type="float">
            <text:p>1.7093452811830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7</text:p>
          </table:table-cell>
          <table:table-cell table:style-name="ce2" office:value-type="float" office:value="1394" calcext:value-type="float">
            <text:p>1394</text:p>
          </table:table-cell>
          <table:table-cell table:style-name="ce2" office:value-type="float" office:value="2631" calcext:value-type="float">
            <text:p>2631</text:p>
          </table:table-cell>
          <table:table-cell office:value-type="float" office:value="0.52983656404409" calcext:value-type="float">
            <text:p>0.530</text:p>
          </table:table-cell>
          <table:table-cell table:style-name="ce2" office:value-type="float" office:value="1113" calcext:value-type="float">
            <text:p>1113</text:p>
          </table:table-cell>
          <table:table-cell table:style-name="ce2" office:value-type="float" office:value="0.4230330672748" calcext:value-type="float">
            <text:p>0.4230330672748</text:p>
          </table:table-cell>
          <table:table-cell table:style-name="ce2" office:value-type="float" office:value="141" calcext:value-type="float">
            <text:p>141</text:p>
          </table:table-cell>
          <table:table-cell office:value-type="float" office:value="0.0535917901938426" calcext:value-type="float">
            <text:p>0.05359</text:p>
          </table:table-cell>
          <table:table-cell office:value-type="float" office:value="7.8936170212766" calcext:value-type="float">
            <text:p>7.89</text:p>
          </table:table-cell>
          <table:table-cell table:style-name="ce2" office:value-type="float" office:value="6.51079227038723" calcext:value-type="float">
            <text:p>6.51079227038723</text:p>
          </table:table-cell>
          <table:table-cell office:value-type="float" office:value="0.8267547497423" calcext:value-type="float">
            <text:p>0.8268</text:p>
          </table:table-cell>
          <table:table-cell office:value-type="float" office:value="2.32009233310403" calcext:value-type="float">
            <text:p>2.3201</text:p>
          </table:table-cell>
          <table:table-cell office:value-type="float" office:value="1.07235110901936" calcext:value-type="float">
            <text:p>1.0724</text:p>
          </table:table-cell>
          <table:table-cell office:value-type="float" office:value="16.5" calcext:value-type="float">
            <text:p>16.5</text:p>
          </table:table-cell>
          <table:table-cell office:value-type="float" office:value="9.66391184573003" calcext:value-type="float">
            <text:p>9.66</text:p>
          </table:table-cell>
          <table:table-cell office:value-type="float" office:value="0.00595059837527598" calcext:value-type="float">
            <text:p>0.005951</text:p>
          </table:table-cell>
          <table:table-cell table:style-name="ce15" office:value-type="float" office:value="0.994763004928116" calcext:value-type="float">
            <text:p>0.994763</text:p>
          </table:table-cell>
          <table:table-cell table:style-name="ce3" office:value-type="float" office:value="1.7138" calcext:value-type="float">
            <text:p>1.714</text:p>
          </table:table-cell>
          <table:table-cell office:value-type="float" office:value="0.04338" calcext:value-type="float">
            <text:p>0.043</text:p>
          </table:table-cell>
          <table:table-cell office:value-type="float" office:value="161.58" calcext:value-type="float">
            <text:p>161.6</text:p>
          </table:table-cell>
          <table:table-cell office:value-type="float" office:value="2.732" calcext:value-type="float">
            <text:p>2.7</text:p>
          </table:table-cell>
          <table:table-cell office:value-type="float" office:value="0.645704553109936" calcext:value-type="float">
            <text:p>0.646</text:p>
          </table:table-cell>
          <table:table-cell office:value-type="float" office:value="0.812249" calcext:value-type="float">
            <text:p>0.812</text:p>
          </table:table-cell>
          <table:table-cell office:value-type="float" office:value="0.003836" calcext:value-type="float">
            <text:p>0.004</text:p>
          </table:table-cell>
          <table:table-cell office:value-type="float" office:value="157.181" calcext:value-type="float">
            <text:p>157.2</text:p>
          </table:table-cell>
          <table:table-cell office:value-type="float" office:value="2.29" calcext:value-type="float">
            <text:p>2.3</text:p>
          </table:table-cell>
          <table:table-cell office:value-type="float" office:value="0.664061885052677" calcext:value-type="float">
            <text:p>0.664</text:p>
          </table:table-cell>
          <table:table-cell office:value-type="float" office:value="1517.90214858192" calcext:value-type="float">
            <text:p>1517.9</text:p>
          </table:table-cell>
          <table:table-cell office:value-type="float" office:value="1.97316943508898" calcext:value-type="float">
            <text:p>1.97</text:p>
          </table:table-cell>
          <table:table-cell office:value-type="float" office:value="1.6919838065473" calcext:value-type="float">
            <text:p>1.692</text:p>
          </table:table-cell>
          <table:table-cell office:value-type="float" office:value="0.00557051475688011" calcext:value-type="float">
            <text:p>0.00557</text:p>
          </table:table-cell>
          <table:table-cell table:style-name="ce2" office:value-type="string" calcext:value-type="string">
            <text:p>N1/N2</text:p>
          </table:table-cell>
          <table:table-cell table:style-name="ce2" table:formula="of:=PEARSON([.I$3:.I$23];[.$C$3:.$C$23])" office:value-type="float" office:value="-0.799755657818154" calcext:value-type="float">
            <text:p>-0.799755657818154</text:p>
          </table:table-cell>
          <table:table-cell table:style-name="ce2" table:formula="of:=[.J10]/POWER(LN([.C10]);[.$AH$2])" office:value-type="float" office:value="1.77415614844284" calcext:value-type="float">
            <text:p>1.77415614844284</text:p>
          </table:table-cell>
          <table:table-cell/>
          <table:table-cell table:style-name="ce2" table:formula="of:=[.$AJ$1]*POWER([.$C10];[.$AJ$2])" office:value-type="float" office:value="1374.20603026185" calcext:value-type="float">
            <text:p>1374.20603026185</text:p>
          </table:table-cell>
          <table:table-cell/>
          <table:table-cell table:style-name="ce2" table:formula="of:=[.AL$1]*POWER([.$C10];[.AL$2])" office:value-type="float" office:value="0.513933274207237" calcext:value-type="float">
            <text:p>0.513933274207237</text:p>
          </table:table-cell>
          <table:table-cell/>
          <table:table-cell table:style-name="ce2" table:formula="of:=[.AN$1]*POWER([.$C10];[.AN$2])" office:value-type="float" office:value="1089.17127976573" calcext:value-type="float">
            <text:p>1089.17127976573</text:p>
          </table:table-cell>
          <table:table-cell/>
          <table:table-cell table:style-name="ce2" table:formula="of:=[.AP$1]*POWER([.$C10];[.AP$2])" office:value-type="float" office:value="142.683494318696" calcext:value-type="float">
            <text:p>142.683494318696</text:p>
          </table:table-cell>
          <table:table-cell/>
          <table:table-cell table:style-name="ce2" table:formula="of:=[.AR$1]*POWER([.$C10];[.AR$2])" office:value-type="float" office:value="16.8717549187619" calcext:value-type="float">
            <text:p>16.8717549187619</text:p>
          </table:table-cell>
          <table:table-cell/>
          <table:table-cell table:style-name="ce2" table:formula="of:=[.AT$1]*POWER([.$C10];[.AT$2])" office:value-type="float" office:value="165.319884519473" calcext:value-type="float">
            <text:p>165.319884519473</text:p>
          </table:table-cell>
          <table:table-cell/>
          <table:table-cell table:style-name="ce2" table:formula="of:=[.AV$1]*POWER([.$C10];[.AV$2])" office:value-type="float" office:value="1492.84240957448" calcext:value-type="float">
            <text:p>1492.84240957448</text:p>
          </table:table-cell>
          <table:table-cell/>
          <table:table-cell table:style-name="ce2" table:formula="of:=LN([.C10])" office:value-type="float" office:value="7.87511928104029" calcext:value-type="float">
            <text:p>7.87511928104029</text:p>
          </table:table-cell>
          <table:table-cell/>
          <table:table-cell table:style-name="ce2" table:formula="of:=[.AZ$1]*POWER([.$AX10];[.AZ$2])" office:value-type="float" office:value="6.45202092016928" calcext:value-type="float">
            <text:p>6.45202092016928</text:p>
          </table:table-cell>
          <table:table-cell/>
          <table:table-cell table:style-name="ce2" table:formula="of:=[.AB10]*LN([.C10])" office:value-type="float" office:value="11953.66047703" calcext:value-type="float">
            <text:p>11953.66047703</text:p>
          </table:table-cell>
          <table:table-cell/>
          <table:table-cell table:style-name="ce2" table:formula="of:=[.BD$1]*POWER([.$C10];[.BD$2])" office:value-type="float" office:value="11767.2342936596" calcext:value-type="float">
            <text:p>11767.2342936596</text:p>
          </table:table-cell>
          <table:table-cell table:number-columns-repeated="2"/>
          <table:table-cell table:style-name="ce2" table:formula="of:=[.BF$1]+[.BF$2]/POWER([.$C10];[.BF$3])" office:value-type="float" office:value="1.70105837879171" calcext:value-type="float">
            <text:p>1.70105837879171</text:p>
          </table:table-cell>
          <table:table-cell/>
          <table:table-cell table:style-name="ce2" table:formula="of:=0.5*PI()+[.BI$1]/POWER([.$C10];[.BI$2])" office:value-type="float" office:value="1.70254733479028" calcext:value-type="float">
            <text:p>1.7025473347902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8</text:p>
          </table:table-cell>
          <table:table-cell table:style-name="ce2" office:value-type="float" office:value="1544" calcext:value-type="float">
            <text:p>1544</text:p>
          </table:table-cell>
          <table:table-cell table:style-name="ce2" office:value-type="float" office:value="3020" calcext:value-type="float">
            <text:p>3020</text:p>
          </table:table-cell>
          <table:table-cell office:value-type="float" office:value="0.511258278145695" calcext:value-type="float">
            <text:p>0.511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0.401655629139073" calcext:value-type="float">
            <text:p>0.401655629139073</text:p>
          </table:table-cell>
          <table:table-cell table:style-name="ce2" office:value-type="float" office:value="171" calcext:value-type="float">
            <text:p>171</text:p>
          </table:table-cell>
          <table:table-cell office:value-type="float" office:value="0.0566225165562914" calcext:value-type="float">
            <text:p>0.05662</text:p>
          </table:table-cell>
          <table:table-cell office:value-type="float" office:value="7.09356725146199" calcext:value-type="float">
            <text:p>7.09</text:p>
          </table:table-cell>
          <table:table-cell table:style-name="ce2" office:value-type="float" office:value="6.56635462148108" calcext:value-type="float">
            <text:p>6.56635462148108</text:p>
          </table:table-cell>
          <table:table-cell office:value-type="float" office:value="0.819461462311302" calcext:value-type="float">
            <text:p>0.8195</text:p>
          </table:table-cell>
          <table:table-cell office:value-type="float" office:value="2.31967121811981" calcext:value-type="float">
            <text:p>2.3197</text:p>
          </table:table-cell>
          <table:table-cell office:value-type="float" office:value="1.06078905967368" calcext:value-type="float">
            <text:p>1.0608</text:p>
          </table:table-cell>
          <table:table-cell office:value-type="float" office:value="18" calcext:value-type="float">
            <text:p>18.0</text:p>
          </table:table-cell>
          <table:table-cell office:value-type="float" office:value="9.32098765432099" calcext:value-type="float">
            <text:p>9.32</text:p>
          </table:table-cell>
          <table:table-cell office:value-type="float" office:value="0.00590017981667492" calcext:value-type="float">
            <text:p>0.005900</text:p>
          </table:table-cell>
          <table:table-cell table:style-name="ce15" office:value-type="float" office:value="0.994744084486749" calcext:value-type="float">
            <text:p>0.994744</text:p>
          </table:table-cell>
          <table:table-cell table:style-name="ce3" office:value-type="float" office:value="1.79164" calcext:value-type="float">
            <text:p>1.792</text:p>
          </table:table-cell>
          <table:table-cell office:value-type="float" office:value="0.06757" calcext:value-type="float">
            <text:p>0.068</text:p>
          </table:table-cell>
          <table:table-cell office:value-type="float" office:value="200.081" calcext:value-type="float">
            <text:p>200.1</text:p>
          </table:table-cell>
          <table:table-cell office:value-type="float" office:value="4.997" calcext:value-type="float">
            <text:p>5.0</text:p>
          </table:table-cell>
          <table:table-cell office:value-type="float" office:value="0.661264729364514" calcext:value-type="float">
            <text:p>0.661</text:p>
          </table:table-cell>
          <table:table-cell office:value-type="float" office:value="0.827167" calcext:value-type="float">
            <text:p>0.827</text:p>
          </table:table-cell>
          <table:table-cell office:value-type="float" office:value="0.003514" calcext:value-type="float">
            <text:p>0.004</text:p>
          </table:table-cell>
          <table:table-cell office:value-type="float" office:value="188.341" calcext:value-type="float">
            <text:p>188.3</text:p>
          </table:table-cell>
          <table:table-cell office:value-type="float" office:value="2.493" calcext:value-type="float">
            <text:p>2.5</text:p>
          </table:table-cell>
          <table:table-cell office:value-type="float" office:value="0.655583941793137" calcext:value-type="float">
            <text:p>0.656</text:p>
          </table:table-cell>
          <table:table-cell office:value-type="float" office:value="1686.69209141154" calcext:value-type="float">
            <text:p>1686.7</text:p>
          </table:table-cell>
          <table:table-cell office:value-type="float" office:value="1.94360933402089" calcext:value-type="float">
            <text:p>1.94</text:p>
          </table:table-cell>
          <table:table-cell office:value-type="float" office:value="1.68744947877904" calcext:value-type="float">
            <text:p>1.687</text:p>
          </table:table-cell>
          <table:table-cell office:value-type="float" office:value="0.00556905398886014" calcext:value-type="float">
            <text:p>0.00557</text:p>
          </table:table-cell>
          <table:table-cell table:style-name="ce2" office:value-type="string" calcext:value-type="string">
            <text:p>A</text:p>
          </table:table-cell>
          <table:table-cell table:style-name="ce2" table:formula="of:=PEARSON([.AA$3:.AA$23];[.$C$3:.$C$23])" office:value-type="float" office:value="-0.897666821806096" calcext:value-type="float">
            <text:p>-0.897666821806096</text:p>
          </table:table-cell>
          <table:table-cell table:style-name="ce2" table:formula="of:=[.J11]/POWER(LN([.C11]);[.$AH$2])" office:value-type="float" office:value="1.76983581760879" calcext:value-type="float">
            <text:p>1.76983581760879</text:p>
          </table:table-cell>
          <table:table-cell/>
          <table:table-cell table:style-name="ce2" table:formula="of:=[.$AJ$1]*POWER([.$C11];[.$AJ$2])" office:value-type="float" office:value="1530.77514390005" calcext:value-type="float">
            <text:p>1530.77514390005</text:p>
          </table:table-cell>
          <table:table-cell/>
          <table:table-cell table:style-name="ce2" table:formula="of:=[.AL$1]*POWER([.$C11];[.AL$2])" office:value-type="float" office:value="0.501991331092763" calcext:value-type="float">
            <text:p>0.501991331092763</text:p>
          </table:table-cell>
          <table:table-cell/>
          <table:table-cell table:style-name="ce2" table:formula="of:=[.AN$1]*POWER([.$C11];[.AN$2])" office:value-type="float" office:value="1203.09816386972" calcext:value-type="float">
            <text:p>1203.09816386972</text:p>
          </table:table-cell>
          <table:table-cell/>
          <table:table-cell table:style-name="ce2" table:formula="of:=[.AP$1]*POWER([.$C11];[.AP$2])" office:value-type="float" office:value="163.692684140152" calcext:value-type="float">
            <text:p>163.692684140152</text:p>
          </table:table-cell>
          <table:table-cell/>
          <table:table-cell table:style-name="ce2" table:formula="of:=[.AR$1]*POWER([.$C11];[.AR$2])" office:value-type="float" office:value="18.031401675712" calcext:value-type="float">
            <text:p>18.031401675712</text:p>
          </table:table-cell>
          <table:table-cell/>
          <table:table-cell table:style-name="ce2" table:formula="of:=[.AT$1]*POWER([.$C11];[.AT$2])" office:value-type="float" office:value="191.088625713211" calcext:value-type="float">
            <text:p>191.088625713211</text:p>
          </table:table-cell>
          <table:table-cell/>
          <table:table-cell table:style-name="ce2" table:formula="of:=[.AV$1]*POWER([.$C11];[.AV$2])" office:value-type="float" office:value="1665.59585732349" calcext:value-type="float">
            <text:p>1665.59585732349</text:p>
          </table:table-cell>
          <table:table-cell/>
          <table:table-cell table:style-name="ce2" table:formula="of:=LN([.C11])" office:value-type="float" office:value="8.01301211036892" calcext:value-type="float">
            <text:p>8.01301211036892</text:p>
          </table:table-cell>
          <table:table-cell/>
          <table:table-cell table:style-name="ce2" table:formula="of:=[.AZ$1]*POWER([.$AX11];[.AZ$2])" office:value-type="float" office:value="6.52498153884298" calcext:value-type="float">
            <text:p>6.52498153884298</text:p>
          </table:table-cell>
          <table:table-cell/>
          <table:table-cell table:style-name="ce2" table:formula="of:=[.AB11]*LN([.C11])" office:value-type="float" office:value="13515.4841549441" calcext:value-type="float">
            <text:p>13515.4841549441</text:p>
          </table:table-cell>
          <table:table-cell/>
          <table:table-cell table:style-name="ce2" table:formula="of:=[.BD$1]*POWER([.$C11];[.BD$2])" office:value-type="float" office:value="13346.033229479" calcext:value-type="float">
            <text:p>13346.033229479</text:p>
          </table:table-cell>
          <table:table-cell table:number-columns-repeated="2"/>
          <table:table-cell table:style-name="ce2" table:formula="of:=[.BF$1]+[.BF$2]/POWER([.$C11];[.BF$3])" office:value-type="float" office:value="1.69360252510257" calcext:value-type="float">
            <text:p>1.69360252510257</text:p>
          </table:table-cell>
          <table:table-cell/>
          <table:table-cell table:style-name="ce2" table:formula="of:=0.5*PI()+[.BI$1]/POWER([.$C11];[.BI$2])" office:value-type="float" office:value="1.69475556622498" calcext:value-type="float">
            <text:p>1.6947555662249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9</text:p>
          </table:table-cell>
          <table:table-cell table:style-name="ce2" office:value-type="float" office:value="1699" calcext:value-type="float">
            <text:p>1699</text:p>
          </table:table-cell>
          <table:table-cell table:style-name="ce2" office:value-type="float" office:value="3363" calcext:value-type="float">
            <text:p>3363</text:p>
          </table:table-cell>
          <table:table-cell office:value-type="float" office:value="0.505203687184062" calcext:value-type="float">
            <text:p>0.505</text:p>
          </table:table-cell>
          <table:table-cell table:style-name="ce2" office:value-type="float" office:value="1343" calcext:value-type="float">
            <text:p>1343</text:p>
          </table:table-cell>
          <table:table-cell table:style-name="ce2" office:value-type="float" office:value="0.399345822182575" calcext:value-type="float">
            <text:p>0.399345822182575</text:p>
          </table:table-cell>
          <table:table-cell table:style-name="ce2" office:value-type="float" office:value="180" calcext:value-type="float">
            <text:p>180</text:p>
          </table:table-cell>
          <table:table-cell office:value-type="float" office:value="0.0535236396074933" calcext:value-type="float">
            <text:p>0.05352</text:p>
          </table:table-cell>
          <table:table-cell office:value-type="float" office:value="7.46111111111111" calcext:value-type="float">
            <text:p>7.46</text:p>
          </table:table-cell>
          <table:table-cell table:style-name="ce2" office:value-type="float" office:value="6.63125857645729" calcext:value-type="float">
            <text:p>6.63125857645729</text:p>
          </table:table-cell>
          <table:table-cell office:value-type="float" office:value="0.816598255600632" calcext:value-type="float">
            <text:p>0.8166</text:p>
          </table:table-cell>
          <table:table-cell office:value-type="float" office:value="2.32703119574529" calcext:value-type="float">
            <text:p>2.3270</text:p>
          </table:table-cell>
          <table:table-cell office:value-type="float" office:value="1.05546622328743" calcext:value-type="float">
            <text:p>1.0555</text:p>
          </table:table-cell>
          <table:table-cell office:value-type="float" office:value="18.5" calcext:value-type="float">
            <text:p>18.5</text:p>
          </table:table-cell>
          <table:table-cell office:value-type="float" office:value="9.82615047479912" calcext:value-type="float">
            <text:p>9.83</text:p>
          </table:table-cell>
          <table:table-cell office:value-type="float" office:value="0.00565449214745268" calcext:value-type="float">
            <text:p>0.005654</text:p>
          </table:table-cell>
          <table:table-cell table:style-name="ce15" office:value-type="float" office:value="0.994931105913709" calcext:value-type="float">
            <text:p>0.994931</text:p>
          </table:table-cell>
          <table:table-cell table:style-name="ce3" office:value-type="float" office:value="1.75224" calcext:value-type="float">
            <text:p>1.752</text:p>
          </table:table-cell>
          <table:table-cell office:value-type="float" office:value="0.05818" calcext:value-type="float">
            <text:p>0.058</text:p>
          </table:table-cell>
          <table:table-cell office:value-type="float" office:value="208.935" calcext:value-type="float">
            <text:p>208.9</text:p>
          </table:table-cell>
          <table:table-cell office:value-type="float" office:value="4.619" calcext:value-type="float">
            <text:p>4.6</text:p>
          </table:table-cell>
          <table:table-cell office:value-type="float" office:value="0.657836936266077" calcext:value-type="float">
            <text:p>0.658</text:p>
          </table:table-cell>
          <table:table-cell office:value-type="float" office:value="0.833147" calcext:value-type="float">
            <text:p>0.833</text:p>
          </table:table-cell>
          <table:table-cell office:value-type="float" office:value="0.003443" calcext:value-type="float">
            <text:p>0.003</text:p>
          </table:table-cell>
          <table:table-cell office:value-type="float" office:value="210.985" calcext:value-type="float">
            <text:p>211.0</text:p>
          </table:table-cell>
          <table:table-cell office:value-type="float" office:value="2.732" calcext:value-type="float">
            <text:p>2.7</text:p>
          </table:table-cell>
          <table:table-cell office:value-type="float" office:value="0.653122406748801" calcext:value-type="float">
            <text:p>0.653</text:p>
          </table:table-cell>
          <table:table-cell office:value-type="float" office:value="1851.85187399442" calcext:value-type="float">
            <text:p>1851.9</text:p>
          </table:table-cell>
          <table:table-cell office:value-type="float" office:value="1.94200884873717" calcext:value-type="float">
            <text:p>1.94</text:p>
          </table:table-cell>
          <table:table-cell office:value-type="float" office:value="1.68285931014964" calcext:value-type="float">
            <text:p>1.683</text:p>
          </table:table-cell>
          <table:table-cell office:value-type="float" office:value="0.00535713859407739" calcext:value-type="float">
            <text:p>0.00536</text:p>
          </table:table-cell>
          <table:table-cell table:style-name="ce2" office:value-type="string" calcext:value-type="string">
            <text:p>RelRR--K</text:p>
          </table:table-cell>
          <table:table-cell table:style-name="ce2" table:formula="of:=PEARSON([.AE$3:.AE$23];[.$Q$3:.$Q$23])" office:value-type="float" office:value="-0.633348646485284" calcext:value-type="float">
            <text:p>-0.633348646485284</text:p>
          </table:table-cell>
          <table:table-cell table:style-name="ce2" table:formula="of:=[.J12]/POWER(LN([.C12]);[.$AH$2])" office:value-type="float" office:value="1.7723758689224" calcext:value-type="float">
            <text:p>1.7723758689224</text:p>
          </table:table-cell>
          <table:table-cell/>
          <table:table-cell table:style-name="ce2" table:formula="of:=[.$AJ$1]*POWER([.$C12];[.$AJ$2])" office:value-type="float" office:value="1665.20886664727" calcext:value-type="float">
            <text:p>1665.20886664727</text:p>
          </table:table-cell>
          <table:table-cell/>
          <table:table-cell table:style-name="ce2" table:formula="of:=[.AL$1]*POWER([.$C12];[.AL$2])" office:value-type="float" office:value="0.492867880791474" calcext:value-type="float">
            <text:p>0.492867880791474</text:p>
          </table:table-cell>
          <table:table-cell/>
          <table:table-cell table:style-name="ce2" table:formula="of:=[.AN$1]*POWER([.$C12];[.AN$2])" office:value-type="float" office:value="1300.1911336257" calcext:value-type="float">
            <text:p>1300.1911336257</text:p>
          </table:table-cell>
          <table:table-cell/>
          <table:table-cell table:style-name="ce2" table:formula="of:=[.AP$1]*POWER([.$C12];[.AP$2])" office:value-type="float" office:value="182.208789422649" calcext:value-type="float">
            <text:p>182.208789422649</text:p>
          </table:table-cell>
          <table:table-cell/>
          <table:table-cell table:style-name="ce2" table:formula="of:=[.AR$1]*POWER([.$C12];[.AR$2])" office:value-type="float" office:value="18.9911697311489" calcext:value-type="float">
            <text:p>18.9911697311489</text:p>
          </table:table-cell>
          <table:table-cell/>
          <table:table-cell table:style-name="ce2" table:formula="of:=[.AT$1]*POWER([.$C12];[.AT$2])" office:value-type="float" office:value="213.950669773496" calcext:value-type="float">
            <text:p>213.950669773496</text:p>
          </table:table-cell>
          <table:table-cell/>
          <table:table-cell table:style-name="ce2" table:formula="of:=[.AV$1]*POWER([.$C12];[.AV$2])" office:value-type="float" office:value="1814.1367341097" calcext:value-type="float">
            <text:p>1814.1367341097</text:p>
          </table:table-cell>
          <table:table-cell/>
          <table:table-cell table:style-name="ce2" table:formula="of:=LN([.C12])" office:value-type="float" office:value="8.12058871174027" calcext:value-type="float">
            <text:p>8.12058871174027</text:p>
          </table:table-cell>
          <table:table-cell/>
          <table:table-cell table:style-name="ce2" table:formula="of:=[.AZ$1]*POWER([.$AX12];[.AZ$2])" office:value-type="float" office:value="6.58159483518004" calcext:value-type="float">
            <text:p>6.58159483518004</text:p>
          </table:table-cell>
          <table:table-cell/>
          <table:table-cell table:style-name="ce2" table:formula="of:=[.AB12]*LN([.C12])" office:value-type="float" office:value="15038.1274237742" calcext:value-type="float">
            <text:p>15038.1274237742</text:p>
          </table:table-cell>
          <table:table-cell/>
          <table:table-cell table:style-name="ce2" table:formula="of:=[.BD$1]*POWER([.$C12];[.BD$2])" office:value-type="float" office:value="14723.4265578536" calcext:value-type="float">
            <text:p>14723.4265578536</text:p>
          </table:table-cell>
          <table:table-cell table:number-columns-repeated="2"/>
          <table:table-cell table:style-name="ce2" table:formula="of:=[.BF$1]+[.BF$2]/POWER([.$C12];[.BF$3])" office:value-type="float" office:value="1.68814776281183" calcext:value-type="float">
            <text:p>1.68814776281183</text:p>
          </table:table-cell>
          <table:table-cell/>
          <table:table-cell table:style-name="ce2" table:formula="of:=0.5*PI()+[.BI$1]/POWER([.$C12];[.BI$2])" office:value-type="float" office:value="1.68899823605011" calcext:value-type="float">
            <text:p>1.6889982360501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0</text:p>
          </table:table-cell>
          <table:table-cell table:style-name="ce2" office:value-type="float" office:value="1853" calcext:value-type="float">
            <text:p>1853</text:p>
          </table:table-cell>
          <table:table-cell table:style-name="ce2" office:value-type="float" office:value="3823" calcext:value-type="float">
            <text:p>3823</text:p>
          </table:table-cell>
          <table:table-cell office:value-type="float" office:value="0.484697881245095" calcext:value-type="float">
            <text:p>0.485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0.376667538582265" calcext:value-type="float">
            <text:p>0.376667538582265</text:p>
          </table:table-cell>
          <table:table-cell table:style-name="ce2" office:value-type="float" office:value="210" calcext:value-type="float">
            <text:p>210</text:p>
          </table:table-cell>
          <table:table-cell office:value-type="float" office:value="0.0549306827099137" calcext:value-type="float">
            <text:p>0.05493</text:p>
          </table:table-cell>
          <table:table-cell office:value-type="float" office:value="6.85714285714286" calcext:value-type="float">
            <text:p>6.86</text:p>
          </table:table-cell>
          <table:table-cell table:style-name="ce2" office:value-type="float" office:value="6.66890606884359" calcext:value-type="float">
            <text:p>6.66890606884359</text:p>
          </table:table-cell>
          <table:table-cell office:value-type="float" office:value="0.808470754579944" calcext:value-type="float">
            <text:p>0.8085</text:p>
          </table:table-cell>
          <table:table-cell office:value-type="float" office:value="2.32198525441071" calcext:value-type="float">
            <text:p>2.3220</text:p>
          </table:table-cell>
          <table:table-cell office:value-type="float" office:value="1.04307469385099" calcext:value-type="float">
            <text:p>1.0431</text:p>
          </table:table-cell>
          <table:table-cell office:value-type="float" office:value="20.5" calcext:value-type="float">
            <text:p>20.5</text:p>
          </table:table-cell>
          <table:table-cell office:value-type="float" office:value="9.09696609161213" calcext:value-type="float">
            <text:p>9.10</text:p>
          </table:table-cell>
          <table:table-cell office:value-type="float" office:value="0.00564345831694967" calcext:value-type="float">
            <text:p>0.005643</text:p>
          </table:table-cell>
          <table:table-cell table:style-name="ce15" office:value-type="float" office:value="0.994893451262793" calcext:value-type="float">
            <text:p>0.994893</text:p>
          </table:table-cell>
          <table:table-cell table:style-name="ce3" office:value-type="float" office:value="1.76463" calcext:value-type="float">
            <text:p>1.765</text:p>
          </table:table-cell>
          <table:table-cell office:value-type="float" office:value="0.06124" calcext:value-type="float">
            <text:p>0.061</text:p>
          </table:table-cell>
          <table:table-cell office:value-type="float" office:value="247.689" calcext:value-type="float">
            <text:p>247.7</text:p>
          </table:table-cell>
          <table:table-cell office:value-type="float" office:value="5.807" calcext:value-type="float">
            <text:p>5.8</text:p>
          </table:table-cell>
          <table:table-cell office:value-type="float" office:value="0.668240243316294" calcext:value-type="float">
            <text:p>0.668</text:p>
          </table:table-cell>
          <table:table-cell office:value-type="float" office:value="0.867924" calcext:value-type="float">
            <text:p>0.868</text:p>
          </table:table-cell>
          <table:table-cell office:value-type="float" office:value="0.002898" calcext:value-type="float">
            <text:p>0.003</text:p>
          </table:table-cell>
          <table:table-cell office:value-type="float" office:value="277.191" calcext:value-type="float">
            <text:p>277.2</text:p>
          </table:table-cell>
          <table:table-cell office:value-type="float" office:value="2.946" calcext:value-type="float">
            <text:p>2.9</text:p>
          </table:table-cell>
          <table:table-cell office:value-type="float" office:value="0.619355052745825" calcext:value-type="float">
            <text:p>0.619</text:p>
          </table:table-cell>
          <table:table-cell office:value-type="float" office:value="2025.20502129426" calcext:value-type="float">
            <text:p>2025.2</text:p>
          </table:table-cell>
          <table:table-cell office:value-type="float" office:value="1.89775128764172" calcext:value-type="float">
            <text:p>1.90</text:p>
          </table:table-cell>
          <table:table-cell office:value-type="float" office:value="1.67987518610272" calcext:value-type="float">
            <text:p>1.680</text:p>
          </table:table-cell>
          <table:table-cell office:value-type="float" office:value="0.00538188363737826" calcext:value-type="float">
            <text:p>0.00538</text:p>
          </table:table-cell>
          <table:table-cell table:number-columns-repeated="2"/>
          <table:table-cell table:style-name="ce2" table:formula="of:=[.J13]/POWER(LN([.C13]);[.$AH$2])" office:value-type="float" office:value="1.76493501909288" calcext:value-type="float">
            <text:p>1.76493501909288</text:p>
          </table:table-cell>
          <table:table-cell/>
          <table:table-cell table:style-name="ce2" table:formula="of:=[.$AJ$1]*POWER([.$C13];[.$AJ$2])" office:value-type="float" office:value="1840.92069231903" calcext:value-type="float">
            <text:p>1840.92069231903</text:p>
          </table:table-cell>
          <table:table-cell/>
          <table:table-cell table:style-name="ce2" table:formula="of:=[.AL$1]*POWER([.$C13];[.AL$2])" office:value-type="float" office:value="0.482211508109063" calcext:value-type="float">
            <text:p>0.482211508109063</text:p>
          </table:table-cell>
          <table:table-cell/>
          <table:table-cell table:style-name="ce2" table:formula="of:=[.AN$1]*POWER([.$C13];[.AN$2])" office:value-type="float" office:value="1426.18458550887" calcext:value-type="float">
            <text:p>1426.18458550887</text:p>
          </table:table-cell>
          <table:table-cell/>
          <table:table-cell table:style-name="ce2" table:formula="of:=[.AP$1]*POWER([.$C13];[.AP$2])" office:value-type="float" office:value="207.029577256101" calcext:value-type="float">
            <text:p>207.029577256101</text:p>
          </table:table-cell>
          <table:table-cell/>
          <table:table-cell table:style-name="ce2" table:formula="of:=[.AR$1]*POWER([.$C13];[.AR$2])" office:value-type="float" office:value="20.2018935611838" calcext:value-type="float">
            <text:p>20.2018935611838</text:p>
          </table:table-cell>
          <table:table-cell/>
          <table:table-cell table:style-name="ce2" table:formula="of:=[.AT$1]*POWER([.$C13];[.AT$2])" office:value-type="float" office:value="244.794826152472" calcext:value-type="float">
            <text:p>244.794826152472</text:p>
          </table:table-cell>
          <table:table-cell/>
          <table:table-cell table:style-name="ce2" table:formula="of:=[.AV$1]*POWER([.$C13];[.AV$2])" office:value-type="float" office:value="2008.55429692048" calcext:value-type="float">
            <text:p>2008.55429692048</text:p>
          </table:table-cell>
          <table:table-cell/>
          <table:table-cell table:style-name="ce2" table:formula="of:=LN([.C13])" office:value-type="float" office:value="8.24879073369641" calcext:value-type="float">
            <text:p>8.24879073369641</text:p>
          </table:table-cell>
          <table:table-cell/>
          <table:table-cell table:style-name="ce2" table:formula="of:=[.AZ$1]*POWER([.$AX13];[.AZ$2])" office:value-type="float" office:value="6.64871868865593" calcext:value-type="float">
            <text:p>6.64871868865593</text:p>
          </table:table-cell>
          <table:table-cell/>
          <table:table-cell table:style-name="ce2" table:formula="of:=[.AB13]*LN([.C13])" office:value-type="float" office:value="16705.4924134875" calcext:value-type="float">
            <text:p>16705.4924134875</text:p>
          </table:table-cell>
          <table:table-cell/>
          <table:table-cell table:style-name="ce2" table:formula="of:=[.BD$1]*POWER([.$C13];[.BD$2])" office:value-type="float" office:value="16551.7553688316" calcext:value-type="float">
            <text:p>16551.7553688316</text:p>
          </table:table-cell>
          <table:table-cell table:number-columns-repeated="2"/>
          <table:table-cell table:style-name="ce2" table:formula="of:=[.BF$1]+[.BF$2]/POWER([.$C13];[.BF$3])" office:value-type="float" office:value="1.68203530408926" calcext:value-type="float">
            <text:p>1.68203530408926</text:p>
          </table:table-cell>
          <table:table-cell/>
          <table:table-cell table:style-name="ce2" table:formula="of:=0.5*PI()+[.BI$1]/POWER([.$C13];[.BI$2])" office:value-type="float" office:value="1.68248523772817" calcext:value-type="float">
            <text:p>1.6824852377281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4179" calcext:value-type="float">
            <text:p>4179</text:p>
          </table:table-cell>
          <table:table-cell office:value-type="float" office:value="0.47954055994257" calcext:value-type="float">
            <text:p>0.480</text:p>
          </table:table-cell>
          <table:table-cell table:style-name="ce2" office:value-type="float" office:value="1557" calcext:value-type="float">
            <text:p>1557</text:p>
          </table:table-cell>
          <table:table-cell table:style-name="ce2" office:value-type="float" office:value="0.372577171572146" calcext:value-type="float">
            <text:p>0.372577171572146</text:p>
          </table:table-cell>
          <table:table-cell table:style-name="ce2" office:value-type="float" office:value="224" calcext:value-type="float">
            <text:p>224</text:p>
          </table:table-cell>
          <table:table-cell office:value-type="float" office:value="0.0536013400335008" calcext:value-type="float">
            <text:p>0.05360</text:p>
          </table:table-cell>
          <table:table-cell office:value-type="float" office:value="6.95089285714286" calcext:value-type="float">
            <text:p>6.95</text:p>
          </table:table-cell>
          <table:table-cell table:style-name="ce2" office:value-type="float" office:value="6.72322624981145" calcext:value-type="float">
            <text:p>6.72322624981145</text:p>
          </table:table-cell>
          <table:table-cell office:value-type="float" office:value="0.806352307164201" calcext:value-type="float">
            <text:p>0.8064</text:p>
          </table:table-cell>
          <table:table-cell office:value-type="float" office:value="2.32836616495825" calcext:value-type="float">
            <text:p>2.3284</text:p>
          </table:table-cell>
          <table:table-cell office:value-type="float" office:value="1.039047950419" calcext:value-type="float">
            <text:p>1.0390</text:p>
          </table:table-cell>
          <table:table-cell office:value-type="float" office:value="22.5" calcext:value-type="float">
            <text:p>22.5</text:p>
          </table:table-cell>
          <table:table-cell office:value-type="float" office:value="8.25481481481481" calcext:value-type="float">
            <text:p>8.25</text:p>
          </table:table-cell>
          <table:table-cell office:value-type="float" office:value="0.00541518426348117" calcext:value-type="float">
            <text:p>0.005415</text:p>
          </table:table-cell>
          <table:table-cell table:style-name="ce15" office:value-type="float" office:value="0.995081363323007" calcext:value-type="float">
            <text:p>0.995081</text:p>
          </table:table-cell>
          <table:table-cell table:style-name="ce3" office:value-type="float" office:value="1.73059" calcext:value-type="float">
            <text:p>1.731</text:p>
          </table:table-cell>
          <table:table-cell office:value-type="float" office:value="0.07341" calcext:value-type="float">
            <text:p>0.073</text:p>
          </table:table-cell>
          <table:table-cell office:value-type="float" office:value="264.79" calcext:value-type="float">
            <text:p>264.8</text:p>
          </table:table-cell>
          <table:table-cell office:value-type="float" office:value="7.678" calcext:value-type="float">
            <text:p>7.7</text:p>
          </table:table-cell>
          <table:table-cell office:value-type="float" office:value="0.66911161426021" calcext:value-type="float">
            <text:p>0.669</text:p>
          </table:table-cell>
          <table:table-cell office:value-type="float" office:value="0.879769" calcext:value-type="float">
            <text:p>0.880</text:p>
          </table:table-cell>
          <table:table-cell office:value-type="float" office:value="0.002823" calcext:value-type="float">
            <text:p>0.003</text:p>
          </table:table-cell>
          <table:table-cell office:value-type="float" office:value="314.38" calcext:value-type="float">
            <text:p>314.4</text:p>
          </table:table-cell>
          <table:table-cell office:value-type="float" office:value="3.231" calcext:value-type="float">
            <text:p>3.2</text:p>
          </table:table-cell>
          <table:table-cell office:value-type="float" office:value="0.603187860147544" calcext:value-type="float">
            <text:p>0.603</text:p>
          </table:table-cell>
          <table:table-cell office:value-type="float" office:value="2186.12261028027" calcext:value-type="float">
            <text:p>2186.1</text:p>
          </table:table-cell>
          <table:table-cell office:value-type="float" office:value="1.89425895764974" calcext:value-type="float">
            <text:p>1.89</text:p>
          </table:table-cell>
          <table:table-cell office:value-type="float" office:value="1.68500153095956" calcext:value-type="float">
            <text:p>1.685</text:p>
          </table:table-cell>
          <table:table-cell office:value-type="float" office:value="0.00517589256690362" calcext:value-type="float">
            <text:p>0.00518</text:p>
          </table:table-cell>
          <table:table-cell table:number-columns-repeated="2"/>
          <table:table-cell table:style-name="ce2" table:formula="of:=[.J14]/POWER(LN([.C14]);[.$AH$2])" office:value-type="float" office:value="1.76731679037759" calcext:value-type="float">
            <text:p>1.76731679037759</text:p>
          </table:table-cell>
          <table:table-cell/>
          <table:table-cell table:style-name="ce2" table:formula="of:=[.$AJ$1]*POWER([.$C14];[.$AJ$2])" office:value-type="float" office:value="1973.74933107943" calcext:value-type="float">
            <text:p>1973.74933107943</text:p>
          </table:table-cell>
          <table:table-cell/>
          <table:table-cell table:style-name="ce2" table:formula="of:=[.AL$1]*POWER([.$C14];[.AL$2])" office:value-type="float" office:value="0.474946512384946" calcext:value-type="float">
            <text:p>0.474946512384946</text:p>
          </table:table-cell>
          <table:table-cell/>
          <table:table-cell table:style-name="ce2" table:formula="of:=[.AN$1]*POWER([.$C14];[.AN$2])" office:value-type="float" office:value="1520.80264160249" calcext:value-type="float">
            <text:p>1520.80264160249</text:p>
          </table:table-cell>
          <table:table-cell/>
          <table:table-cell table:style-name="ce2" table:formula="of:=[.AP$1]*POWER([.$C14];[.AP$2])" office:value-type="float" office:value="226.230729725623" calcext:value-type="float">
            <text:p>226.230729725623</text:p>
          </table:table-cell>
          <table:table-cell/>
          <table:table-cell table:style-name="ce2" table:formula="of:=[.AR$1]*POWER([.$C14];[.AR$2])" office:value-type="float" office:value="21.087872053694" calcext:value-type="float">
            <text:p>21.087872053694</text:p>
          </table:table-cell>
          <table:table-cell/>
          <table:table-cell table:style-name="ce2" table:formula="of:=[.AT$1]*POWER([.$C14];[.AT$2])" office:value-type="float" office:value="268.795911544366" calcext:value-type="float">
            <text:p>268.795911544366</text:p>
          </table:table-cell>
          <table:table-cell/>
          <table:table-cell table:style-name="ce2" table:formula="of:=[.AV$1]*POWER([.$C14];[.AV$2])" office:value-type="float" office:value="2155.70818472718" calcext:value-type="float">
            <text:p>2155.70818472718</text:p>
          </table:table-cell>
          <table:table-cell/>
          <table:table-cell table:style-name="ce2" table:formula="of:=LN([.C14])" office:value-type="float" office:value="8.33782726244792" calcext:value-type="float">
            <text:p>8.33782726244792</text:p>
          </table:table-cell>
          <table:table-cell/>
          <table:table-cell table:style-name="ce2" table:formula="of:=[.AZ$1]*POWER([.$AX14];[.AZ$2])" office:value-type="float" office:value="6.69512024226513" calcext:value-type="float">
            <text:p>6.69512024226513</text:p>
          </table:table-cell>
          <table:table-cell/>
          <table:table-cell table:style-name="ce2" table:formula="of:=[.AB14]*LN([.C14])" office:value-type="float" office:value="18227.5126990486" calcext:value-type="float">
            <text:p>18227.5126990486</text:p>
          </table:table-cell>
          <table:table-cell/>
          <table:table-cell table:style-name="ce2" table:formula="of:=[.BD$1]*POWER([.$C14];[.BD$2])" office:value-type="float" office:value="17953.5018066101" calcext:value-type="float">
            <text:p>17953.5018066101</text:p>
          </table:table-cell>
          <table:table-cell table:number-columns-repeated="2"/>
          <table:table-cell table:style-name="ce2" table:formula="of:=[.BF$1]+[.BF$2]/POWER([.$C14];[.BF$3])" office:value-type="float" office:value="1.67802487773742" calcext:value-type="float">
            <text:p>1.67802487773742</text:p>
          </table:table-cell>
          <table:table-cell/>
          <table:table-cell table:style-name="ce2" table:formula="of:=0.5*PI()+[.BI$1]/POWER([.$C14];[.BI$2])" office:value-type="float" office:value="1.67817432113951" calcext:value-type="float">
            <text:p>1.6781743211395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2</text:p>
          </table:table-cell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4412" calcext:value-type="float">
            <text:p>4412</text:p>
          </table:table-cell>
          <table:table-cell office:value-type="float" office:value="0.473028105167724" calcext:value-type="float">
            <text:p>0.473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0.366953762466002" calcext:value-type="float">
            <text:p>0.366953762466002</text:p>
          </table:table-cell>
          <table:table-cell table:style-name="ce2" office:value-type="float" office:value="237" calcext:value-type="float">
            <text:p>237</text:p>
          </table:table-cell>
          <table:table-cell office:value-type="float" office:value="0.0537171350861287" calcext:value-type="float">
            <text:p>0.05372</text:p>
          </table:table-cell>
          <table:table-cell office:value-type="float" office:value="6.83122362869198" calcext:value-type="float">
            <text:p>6.83</text:p>
          </table:table-cell>
          <table:table-cell table:style-name="ce2" office:value-type="float" office:value="6.74210338198392" calcext:value-type="float">
            <text:p>6.74210338198392</text:p>
          </table:table-cell>
          <table:table-cell office:value-type="float" office:value="0.803388512291443" calcext:value-type="float">
            <text:p>0.8034</text:p>
          </table:table-cell>
          <table:table-cell office:value-type="float" office:value="2.32734363723262" calcext:value-type="float">
            <text:p>2.3273</text:p>
          </table:table-cell>
          <table:table-cell office:value-type="float" office:value="1.03444885489057" calcext:value-type="float">
            <text:p>1.0344</text:p>
          </table:table-cell>
          <table:table-cell office:value-type="float" office:value="22.5" calcext:value-type="float">
            <text:p>22.5</text:p>
          </table:table-cell>
          <table:table-cell office:value-type="float" office:value="8.71506172839506" calcext:value-type="float">
            <text:p>8.72</text:p>
          </table:table-cell>
          <table:table-cell office:value-type="float" office:value="0.00538165918549038" calcext:value-type="float">
            <text:p>0.005382</text:p>
          </table:table-cell>
          <table:table-cell table:style-name="ce15" office:value-type="float" office:value="0.995095147305792" calcext:value-type="float">
            <text:p>0.995095</text:p>
          </table:table-cell>
          <table:table-cell table:style-name="ce3" office:value-type="float" office:value="1.77484" calcext:value-type="float">
            <text:p>1.775</text:p>
          </table:table-cell>
          <table:table-cell office:value-type="float" office:value="0.03673" calcext:value-type="float">
            <text:p>0.037</text:p>
          </table:table-cell>
          <table:table-cell office:value-type="float" office:value="279.263" calcext:value-type="float">
            <text:p>279.3</text:p>
          </table:table-cell>
          <table:table-cell office:value-type="float" office:value="3.89" calcext:value-type="float">
            <text:p>3.9</text:p>
          </table:table-cell>
          <table:table-cell office:value-type="float" office:value="0.671127029469865" calcext:value-type="float">
            <text:p>0.671</text:p>
          </table:table-cell>
          <table:table-cell office:value-type="float" office:value="0.892622" calcext:value-type="float">
            <text:p>0.893</text:p>
          </table:table-cell>
          <table:table-cell office:value-type="float" office:value="0.002702" calcext:value-type="float">
            <text:p>0.003</text:p>
          </table:table-cell>
          <table:table-cell office:value-type="float" office:value="348.728" calcext:value-type="float">
            <text:p>348.7</text:p>
          </table:table-cell>
          <table:table-cell office:value-type="float" office:value="3.399" calcext:value-type="float">
            <text:p>3.4</text:p>
          </table:table-cell>
          <table:table-cell office:value-type="float" office:value="0.588410930778669" calcext:value-type="float">
            <text:p>0.588</text:p>
          </table:table-cell>
          <table:table-cell office:value-type="float" office:value="2274.42961372428" calcext:value-type="float">
            <text:p>2274.4</text:p>
          </table:table-cell>
          <table:table-cell office:value-type="float" office:value="1.87884563032665" calcext:value-type="float">
            <text:p>1.88</text:p>
          </table:table-cell>
          <table:table-cell office:value-type="float" office:value="1.68019376237995" calcext:value-type="float">
            <text:p>1.680</text:p>
          </table:table-cell>
          <table:table-cell office:value-type="float" office:value="0.00515500460706768" calcext:value-type="float">
            <text:p>0.00516</text:p>
          </table:table-cell>
          <table:table-cell table:number-columns-repeated="2"/>
          <table:table-cell table:style-name="ce2" table:formula="of:=[.J15]/POWER(LN([.C15]);[.$AH$2])" office:value-type="float" office:value="1.76505173658762" calcext:value-type="float">
            <text:p>1.76505173658762</text:p>
          </table:table-cell>
          <table:table-cell/>
          <table:table-cell table:style-name="ce2" table:formula="of:=[.$AJ$1]*POWER([.$C15];[.$AJ$2])" office:value-type="float" office:value="2059.34746142373" calcext:value-type="float">
            <text:p>2059.34746142373</text:p>
          </table:table-cell>
          <table:table-cell/>
          <table:table-cell table:style-name="ce2" table:formula="of:=[.AL$1]*POWER([.$C15];[.AL$2])" office:value-type="float" office:value="0.470573224584283" calcext:value-type="float">
            <text:p>0.470573224584283</text:p>
          </table:table-cell>
          <table:table-cell/>
          <table:table-cell table:style-name="ce2" table:formula="of:=[.AN$1]*POWER([.$C15];[.AN$2])" office:value-type="float" office:value="1581.51204465915" calcext:value-type="float">
            <text:p>1581.51204465915</text:p>
          </table:table-cell>
          <table:table-cell/>
          <table:table-cell table:style-name="ce2" table:formula="of:=[.AP$1]*POWER([.$C15];[.AP$2])" office:value-type="float" office:value="238.79433019646" calcext:value-type="float">
            <text:p>238.79433019646</text:p>
          </table:table-cell>
          <table:table-cell/>
          <table:table-cell table:style-name="ce2" table:formula="of:=[.AR$1]*POWER([.$C15];[.AR$2])" office:value-type="float" office:value="21.6467057508577" calcext:value-type="float">
            <text:p>21.6467057508577</text:p>
          </table:table-cell>
          <table:table-cell/>
          <table:table-cell table:style-name="ce2" table:formula="of:=[.AT$1]*POWER([.$C15];[.AT$2])" office:value-type="float" office:value="284.561075691265" calcext:value-type="float">
            <text:p>284.561075691265</text:p>
          </table:table-cell>
          <table:table-cell/>
          <table:table-cell table:style-name="ce2" table:formula="of:=[.AV$1]*POWER([.$C15];[.AV$2])" office:value-type="float" office:value="2250.61651495687" calcext:value-type="float">
            <text:p>2250.61651495687</text:p>
          </table:table-cell>
          <table:table-cell/>
          <table:table-cell table:style-name="ce2" table:formula="of:=LN([.C15])" office:value-type="float" office:value="8.39208338037339" calcext:value-type="float">
            <text:p>8.39208338037339</text:p>
          </table:table-cell>
          <table:table-cell/>
          <table:table-cell table:style-name="ce2" table:formula="of:=[.AZ$1]*POWER([.$AX15];[.AZ$2])" office:value-type="float" office:value="6.72331034346778" calcext:value-type="float">
            <text:p>6.72331034346778</text:p>
          </table:table-cell>
          <table:table-cell/>
          <table:table-cell table:style-name="ce2" table:formula="of:=[.AB15]*LN([.C15])" office:value-type="float" office:value="19087.2029611646" calcext:value-type="float">
            <text:p>19087.2029611646</text:p>
          </table:table-cell>
          <table:table-cell/>
          <table:table-cell table:style-name="ce2" table:formula="of:=[.BD$1]*POWER([.$C15];[.BD$2])" office:value-type="float" office:value="18865.2696310675" calcext:value-type="float">
            <text:p>18865.2696310675</text:p>
          </table:table-cell>
          <table:table-cell table:number-columns-repeated="2"/>
          <table:table-cell table:style-name="ce2" table:formula="of:=[.BF$1]+[.BF$2]/POWER([.$C15];[.BF$3])" office:value-type="float" office:value="1.67567100694388" calcext:value-type="float">
            <text:p>1.67567100694388</text:p>
          </table:table-cell>
          <table:table-cell/>
          <table:table-cell table:style-name="ce2" table:formula="of:=0.5*PI()+[.BI$1]/POWER([.$C15];[.BI$2])" office:value-type="float" office:value="1.67562938673001" calcext:value-type="float">
            <text:p>1.675629386730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3</text:p>
          </table:table-cell>
          <table:table-cell table:style-name="ce2" office:value-type="float" office:value="2195" calcext:value-type="float">
            <text:p>2195</text:p>
          </table:table-cell>
          <table:table-cell table:style-name="ce2" office:value-type="float" office:value="4769" calcext:value-type="float">
            <text:p>4769</text:p>
          </table:table-cell>
          <table:table-cell office:value-type="float" office:value="0.460264206332564" calcext:value-type="float">
            <text:p>0.460</text:p>
          </table:table-cell>
          <table:table-cell table:style-name="ce2" office:value-type="float" office:value="1686" calcext:value-type="float">
            <text:p>1686</text:p>
          </table:table-cell>
          <table:table-cell table:style-name="ce2" office:value-type="float" office:value="0.353533235479136" calcext:value-type="float">
            <text:p>0.353533235479136</text:p>
          </table:table-cell>
          <table:table-cell table:style-name="ce2" office:value-type="float" office:value="262" calcext:value-type="float">
            <text:p>262</text:p>
          </table:table-cell>
          <table:table-cell office:value-type="float" office:value="0.0549381421681694" calcext:value-type="float">
            <text:p>0.05494</text:p>
          </table:table-cell>
          <table:table-cell office:value-type="float" office:value="6.43511450381679" calcext:value-type="float">
            <text:p>6.44</text:p>
          </table:table-cell>
          <table:table-cell table:style-name="ce2" office:value-type="float" office:value="6.7620991111627" calcext:value-type="float">
            <text:p>6.7620991111627</text:p>
          </table:table-cell>
          <table:table-cell office:value-type="float" office:value="0.798368996486716" calcext:value-type="float">
            <text:p>0.7984</text:p>
          </table:table-cell>
          <table:table-cell office:value-type="float" office:value="2.32349957639821" calcext:value-type="float">
            <text:p>2.3235</text:p>
          </table:table-cell>
          <table:table-cell office:value-type="float" office:value="1.02688111100236" calcext:value-type="float">
            <text:p>1.0269</text:p>
          </table:table-cell>
          <table:table-cell office:value-type="float" office:value="23" calcext:value-type="float">
            <text:p>23.0</text:p>
          </table:table-cell>
          <table:table-cell office:value-type="float" office:value="9.01512287334594" calcext:value-type="float">
            <text:p>9.02</text:p>
          </table:table-cell>
          <table:table-cell office:value-type="float" office:value="0.00530532844288105" calcext:value-type="float">
            <text:p>0.005305</text:p>
          </table:table-cell>
          <table:table-cell table:style-name="ce15" office:value-type="float" office:value="0.99514804196348" calcext:value-type="float">
            <text:p>0.995148</text:p>
          </table:table-cell>
          <table:table-cell table:style-name="ce3" office:value-type="float" office:value="1.8338" calcext:value-type="float">
            <text:p>1.834</text:p>
          </table:table-cell>
          <table:table-cell office:value-type="float" office:value="0.04499" calcext:value-type="float">
            <text:p>0.045</text:p>
          </table:table-cell>
          <table:table-cell office:value-type="float" office:value="311.514" calcext:value-type="float">
            <text:p>311.5</text:p>
          </table:table-cell>
          <table:table-cell office:value-type="float" office:value="5.092" calcext:value-type="float">
            <text:p>5.1</text:p>
          </table:table-cell>
          <table:table-cell office:value-type="float" office:value="0.677865117574176" calcext:value-type="float">
            <text:p>0.678</text:p>
          </table:table-cell>
          <table:table-cell office:value-type="float" office:value="0.897291" calcext:value-type="float">
            <text:p>0.897</text:p>
          </table:table-cell>
          <table:table-cell office:value-type="float" office:value="0.002505" calcext:value-type="float">
            <text:p>0.003</text:p>
          </table:table-cell>
          <table:table-cell office:value-type="float" office:value="383.691" calcext:value-type="float">
            <text:p>383.7</text:p>
          </table:table-cell>
          <table:table-cell office:value-type="float" office:value="3.458" calcext:value-type="float">
            <text:p>3.5</text:p>
          </table:table-cell>
          <table:table-cell office:value-type="float" office:value="0.595092402583423" calcext:value-type="float">
            <text:p>0.595</text:p>
          </table:table-cell>
          <table:table-cell office:value-type="float" office:value="2395.66544080591" calcext:value-type="float">
            <text:p>2395.7</text:p>
          </table:table-cell>
          <table:table-cell office:value-type="float" office:value="1.84782579426946" calcext:value-type="float">
            <text:p>1.85</text:p>
          </table:table-cell>
          <table:table-cell office:value-type="float" office:value="1.67706320641318" calcext:value-type="float">
            <text:p>1.677</text:p>
          </table:table-cell>
          <table:table-cell office:value-type="float" office:value="0.00509564087735318" calcext:value-type="float">
            <text:p>0.00510</text:p>
          </table:table-cell>
          <table:table-cell table:number-columns-repeated="2"/>
          <table:table-cell table:style-name="ce2" table:formula="of:=[.J16]/POWER(LN([.C16]);[.$AH$2])" office:value-type="float" office:value="1.7600235330016" calcext:value-type="float">
            <text:p>1.7600235330016</text:p>
          </table:table-cell>
          <table:table-cell/>
          <table:table-cell table:style-name="ce2" table:formula="of:=[.$AJ$1]*POWER([.$C16];[.$AJ$2])" office:value-type="float" office:value="2188.62312368229" calcext:value-type="float">
            <text:p>2188.62312368229</text:p>
          </table:table-cell>
          <table:table-cell/>
          <table:table-cell table:style-name="ce2" table:formula="of:=[.AL$1]*POWER([.$C16];[.AL$2])" office:value-type="float" office:value="0.464371695964564" calcext:value-type="float">
            <text:p>0.464371695964564</text:p>
          </table:table-cell>
          <table:table-cell/>
          <table:table-cell table:style-name="ce2" table:formula="of:=[.AN$1]*POWER([.$C16];[.AN$2])" office:value-type="float" office:value="1672.82937139454" calcext:value-type="float">
            <text:p>1672.82937139454</text:p>
          </table:table-cell>
          <table:table-cell/>
          <table:table-cell table:style-name="ce2" table:formula="of:=[.AP$1]*POWER([.$C16];[.AP$2])" office:value-type="float" office:value="258.039226327689" calcext:value-type="float">
            <text:p>258.039226327689</text:p>
          </table:table-cell>
          <table:table-cell/>
          <table:table-cell table:style-name="ce2" table:formula="of:=[.AR$1]*POWER([.$C16];[.AR$2])" office:value-type="float" office:value="22.4740737629475" calcext:value-type="float">
            <text:p>22.4740737629475</text:p>
          </table:table-cell>
          <table:table-cell/>
          <table:table-cell table:style-name="ce2" table:formula="of:=[.AT$1]*POWER([.$C16];[.AT$2])" office:value-type="float" office:value="308.797276605527" calcext:value-type="float">
            <text:p>308.797276605527</text:p>
          </table:table-cell>
          <table:table-cell/>
          <table:table-cell table:style-name="ce2" table:formula="of:=[.AV$1]*POWER([.$C16];[.AV$2])" office:value-type="float" office:value="2394.06342694537" calcext:value-type="float">
            <text:p>2394.06342694537</text:p>
          </table:table-cell>
          <table:table-cell/>
          <table:table-cell table:style-name="ce2" table:formula="of:=LN([.C16])" office:value-type="float" office:value="8.46989191829822" calcext:value-type="float">
            <text:p>8.46989191829822</text:p>
          </table:table-cell>
          <table:table-cell/>
          <table:table-cell table:style-name="ce2" table:formula="of:=[.AZ$1]*POWER([.$AX16];[.AZ$2])" office:value-type="float" office:value="6.76362591605672" calcext:value-type="float">
            <text:p>6.76362591605672</text:p>
          </table:table-cell>
          <table:table-cell/>
          <table:table-cell table:style-name="ce2" table:formula="of:=[.AB16]*LN([.C16])" office:value-type="float" office:value="20291.0273560283" calcext:value-type="float">
            <text:p>20291.0273560283</text:p>
          </table:table-cell>
          <table:table-cell/>
          <table:table-cell table:style-name="ce2" table:formula="of:=[.BD$1]*POWER([.$C16];[.BD$2])" office:value-type="float" office:value="20254.2404254704" calcext:value-type="float">
            <text:p>20254.2404254704</text:p>
          </table:table-cell>
          <table:table-cell table:number-columns-repeated="2"/>
          <table:table-cell table:style-name="ce2" table:formula="of:=[.BF$1]+[.BF$2]/POWER([.$C16];[.BF$3])" office:value-type="float" office:value="1.67240973409686" calcext:value-type="float">
            <text:p>1.67240973409686</text:p>
          </table:table-cell>
          <table:table-cell/>
          <table:table-cell table:style-name="ce2" table:formula="of:=0.5*PI()+[.BI$1]/POWER([.$C16];[.BI$2])" office:value-type="float" office:value="1.6720846163562" calcext:value-type="float">
            <text:p>1.672084616356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4</text:p>
          </table:table-cell>
          <table:table-cell table:style-name="ce2" office:value-type="float" office:value="2290" calcext:value-type="float">
            <text:p>2290</text:p>
          </table:table-cell>
          <table:table-cell table:style-name="ce2" office:value-type="float" office:value="5102" calcext:value-type="float">
            <text:p>5102</text:p>
          </table:table-cell>
          <table:table-cell office:value-type="float" office:value="0.448843590748726" calcext:value-type="float">
            <text:p>0.449</text:p>
          </table:table-cell>
          <table:table-cell table:style-name="ce2" office:value-type="float" office:value="1735" calcext:value-type="float">
            <text:p>1735</text:p>
          </table:table-cell>
          <table:table-cell table:style-name="ce2" office:value-type="float" office:value="0.340062720501764" calcext:value-type="float">
            <text:p>0.340062720501764</text:p>
          </table:table-cell>
          <table:table-cell table:style-name="ce2" office:value-type="float" office:value="287" calcext:value-type="float">
            <text:p>287</text:p>
          </table:table-cell>
          <table:table-cell office:value-type="float" office:value="0.0562524500196002" calcext:value-type="float">
            <text:p>0.05625</text:p>
          </table:table-cell>
          <table:table-cell office:value-type="float" office:value="6.04529616724739" calcext:value-type="float">
            <text:p>6.05</text:p>
          </table:table-cell>
          <table:table-cell table:style-name="ce2" office:value-type="float" office:value="6.77902185755652" calcext:value-type="float">
            <text:p>6.77902185755652</text:p>
          </table:table-cell>
          <table:table-cell office:value-type="float" office:value="0.794039340602924" calcext:value-type="float">
            <text:p>0.7940</text:p>
          </table:table-cell>
          <table:table-cell office:value-type="float" office:value="2.32008837023657" calcext:value-type="float">
            <text:p>2.3201</text:p>
          </table:table-cell>
          <table:table-cell office:value-type="float" office:value="1.02036593009486" calcext:value-type="float">
            <text:p>1.0204</text:p>
          </table:table-cell>
          <table:table-cell office:value-type="float" office:value="24" calcext:value-type="float">
            <text:p>24.0</text:p>
          </table:table-cell>
          <table:table-cell office:value-type="float" office:value="8.85763888888889" calcext:value-type="float">
            <text:p>8.86</text:p>
          </table:table-cell>
          <table:table-cell office:value-type="float" office:value="0.00528051735194016" calcext:value-type="float">
            <text:p>0.005281</text:p>
          </table:table-cell>
          <table:table-cell table:style-name="ce15" office:value-type="float" office:value="0.995154047734407" calcext:value-type="float">
            <text:p>0.995154</text:p>
          </table:table-cell>
          <table:table-cell table:style-name="ce3" office:value-type="float" office:value="1.84341" calcext:value-type="float">
            <text:p>1.843</text:p>
          </table:table-cell>
          <table:table-cell office:value-type="float" office:value="0.04661" calcext:value-type="float">
            <text:p>0.047</text:p>
          </table:table-cell>
          <table:table-cell office:value-type="float" office:value="345.91" calcext:value-type="float">
            <text:p>345.9</text:p>
          </table:table-cell>
          <table:table-cell office:value-type="float" office:value="5.905" calcext:value-type="float">
            <text:p>5.9</text:p>
          </table:table-cell>
          <table:table-cell office:value-type="float" office:value="0.684773691318847" calcext:value-type="float">
            <text:p>0.685</text:p>
          </table:table-cell>
          <table:table-cell office:value-type="float" office:value="0.90694" calcext:value-type="float">
            <text:p>0.907</text:p>
          </table:table-cell>
          <table:table-cell office:value-type="float" office:value="0.002384" calcext:value-type="float">
            <text:p>0.002</text:p>
          </table:table-cell>
          <table:table-cell office:value-type="float" office:value="426.869" calcext:value-type="float">
            <text:p>426.9</text:p>
          </table:table-cell>
          <table:table-cell office:value-type="float" office:value="3.639" calcext:value-type="float">
            <text:p>3.6</text:p>
          </table:table-cell>
          <table:table-cell office:value-type="float" office:value="0.589746519300611" calcext:value-type="float">
            <text:p>0.590</text:p>
          </table:table-cell>
          <table:table-cell office:value-type="float" office:value="2499.45573959498" calcext:value-type="float">
            <text:p>2499.5</text:p>
          </table:table-cell>
          <table:table-cell office:value-type="float" office:value="1.8164118305298" calcext:value-type="float">
            <text:p>1.82</text:p>
          </table:table-cell>
          <table:table-cell office:value-type="float" office:value="1.67602316084389" calcext:value-type="float">
            <text:p>1.676</text:p>
          </table:table-cell>
          <table:table-cell office:value-type="float" office:value="0.00508451578392713" calcext:value-type="float">
            <text:p>0.00508</text:p>
          </table:table-cell>
          <table:table-cell table:number-columns-repeated="2"/>
          <table:table-cell table:style-name="ce2" table:formula="of:=[.J17]/POWER(LN([.C17]);[.$AH$2])" office:value-type="float" office:value="1.75562709697238" calcext:value-type="float">
            <text:p>1.75562709697238</text:p>
          </table:table-cell>
          <table:table-cell/>
          <table:table-cell table:style-name="ce2" table:formula="of:=[.$AJ$1]*POWER([.$C17];[.$AJ$2])" office:value-type="float" office:value="2307.32017849928" calcext:value-type="float">
            <text:p>2307.32017849928</text:p>
          </table:table-cell>
          <table:table-cell/>
          <table:table-cell table:style-name="ce2" table:formula="of:=[.AL$1]*POWER([.$C17];[.AL$2])" office:value-type="float" office:value="0.459058339489487" calcext:value-type="float">
            <text:p>0.459058339489487</text:p>
          </table:table-cell>
          <table:table-cell/>
          <table:table-cell table:style-name="ce2" table:formula="of:=[.AN$1]*POWER([.$C17];[.AN$2])" office:value-type="float" office:value="1756.30376957386" calcext:value-type="float">
            <text:p>1756.30376957386</text:p>
          </table:table-cell>
          <table:table-cell/>
          <table:table-cell table:style-name="ce2" table:formula="of:=[.AP$1]*POWER([.$C17];[.AP$2])" office:value-type="float" office:value="275.985336111109" calcext:value-type="float">
            <text:p>275.985336111109</text:p>
          </table:table-cell>
          <table:table-cell/>
          <table:table-cell table:style-name="ce2" table:formula="of:=[.AR$1]*POWER([.$C17];[.AR$2])" office:value-type="float" office:value="23.2173556511073" calcext:value-type="float">
            <text:p>23.2173556511073</text:p>
          </table:table-cell>
          <table:table-cell/>
          <table:table-cell table:style-name="ce2" table:formula="of:=[.AT$1]*POWER([.$C17];[.AT$2])" office:value-type="float" office:value="331.487085560959" calcext:value-type="float">
            <text:p>331.487085560959</text:p>
          </table:table-cell>
          <table:table-cell/>
          <table:table-cell table:style-name="ce2" table:formula="of:=[.AV$1]*POWER([.$C17];[.AV$2])" office:value-type="float" office:value="2525.88322576005" calcext:value-type="float">
            <text:p>2525.88322576005</text:p>
          </table:table-cell>
          <table:table-cell/>
          <table:table-cell table:style-name="ce2" table:formula="of:=LN([.C17])" office:value-type="float" office:value="8.53738789870176" calcext:value-type="float">
            <text:p>8.53738789870176</text:p>
          </table:table-cell>
          <table:table-cell/>
          <table:table-cell table:style-name="ce2" table:formula="of:=[.AZ$1]*POWER([.$AX17];[.AZ$2])" office:value-type="float" office:value="6.79849261600377" calcext:value-type="float">
            <text:p>6.79849261600377</text:p>
          </table:table-cell>
          <table:table-cell/>
          <table:table-cell table:style-name="ce2" table:formula="of:=[.AB17]*LN([.C17])" office:value-type="float" office:value="21338.8231845588" calcext:value-type="float">
            <text:p>21338.8231845588</text:p>
          </table:table-cell>
          <table:table-cell/>
          <table:table-cell table:style-name="ce2" table:formula="of:=[.BD$1]*POWER([.$C17];[.BD$2])" office:value-type="float" office:value="21541.6879107443" calcext:value-type="float">
            <text:p>21541.6879107443</text:p>
          </table:table-cell>
          <table:table-cell table:number-columns-repeated="2"/>
          <table:table-cell table:style-name="ce2" table:formula="of:=[.BF$1]+[.BF$2]/POWER([.$C17];[.BF$3])" office:value-type="float" office:value="1.66968616592514" calcext:value-type="float">
            <text:p>1.66968616592514</text:p>
          </table:table-cell>
          <table:table-cell/>
          <table:table-cell table:style-name="ce2" table:formula="of:=0.5*PI()+[.BI$1]/POWER([.$C17];[.BI$2])" office:value-type="float" office:value="1.66910689243788" calcext:value-type="float">
            <text:p>1.6691068924378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5</text:p>
          </table:table-cell>
          <table:table-cell table:style-name="ce2" office:value-type="float" office:value="2392" calcext:value-type="float">
            <text:p>2392</text:p>
          </table:table-cell>
          <table:table-cell table:style-name="ce2" office:value-type="float" office:value="5369" calcext:value-type="float">
            <text:p>5369</text:p>
          </table:table-cell>
          <table:table-cell office:value-type="float" office:value="0.445520581113801" calcext:value-type="float">
            <text:p>0.446</text:p>
          </table:table-cell>
          <table:table-cell table:style-name="ce2" office:value-type="float" office:value="1815" calcext:value-type="float">
            <text:p>1815</text:p>
          </table:table-cell>
          <table:table-cell table:style-name="ce2" office:value-type="float" office:value="0.338051778729745" calcext:value-type="float">
            <text:p>0.338051778729745</text:p>
          </table:table-cell>
          <table:table-cell table:style-name="ce2" office:value-type="float" office:value="295" calcext:value-type="float">
            <text:p>295</text:p>
          </table:table-cell>
          <table:table-cell office:value-type="float" office:value="0.0549450549450549" calcext:value-type="float">
            <text:p>0.05495</text:p>
          </table:table-cell>
          <table:table-cell office:value-type="float" office:value="6.15254237288136" calcext:value-type="float">
            <text:p>6.15</text:p>
          </table:table-cell>
          <table:table-cell table:style-name="ce2" office:value-type="float" office:value="6.80204760024" calcext:value-type="float">
            <text:p>6.80204760024</text:p>
          </table:table-cell>
          <table:table-cell office:value-type="float" office:value="0.7920043332307" calcext:value-type="float">
            <text:p>0.7920</text:p>
          </table:table-cell>
          <table:table-cell office:value-type="float" office:value="2.32104527621319" calcext:value-type="float">
            <text:p>2.3210</text:p>
          </table:table-cell>
          <table:table-cell office:value-type="float" office:value="1.01704171418516" calcext:value-type="float">
            <text:p>1.0170</text:p>
          </table:table-cell>
          <table:table-cell office:value-type="float" office:value="24" calcext:value-type="float">
            <text:p>24.0</text:p>
          </table:table-cell>
          <table:table-cell office:value-type="float" office:value="9.32118055555556" calcext:value-type="float">
            <text:p>9.32</text:p>
          </table:table-cell>
          <table:table-cell office:value-type="float" office:value="0.00533227438783747" calcext:value-type="float">
            <text:p>0.005332</text:p>
          </table:table-cell>
          <table:table-cell table:style-name="ce15" office:value-type="float" office:value="0.995083730516225" calcext:value-type="float">
            <text:p>0.995084</text:p>
          </table:table-cell>
          <table:table-cell table:style-name="ce3" office:value-type="float" office:value="1.81177" calcext:value-type="float">
            <text:p>1.812</text:p>
          </table:table-cell>
          <table:table-cell office:value-type="float" office:value="0.04733" calcext:value-type="float">
            <text:p>0.047</text:p>
          </table:table-cell>
          <table:table-cell office:value-type="float" office:value="354.558" calcext:value-type="float">
            <text:p>354.6</text:p>
          </table:table-cell>
          <table:table-cell office:value-type="float" office:value="6.307" calcext:value-type="float">
            <text:p>6.3</text:p>
          </table:table-cell>
          <table:table-cell office:value-type="float" office:value="0.683581811273857" calcext:value-type="float">
            <text:p>0.684</text:p>
          </table:table-cell>
          <table:table-cell office:value-type="float" office:value="0.903722" calcext:value-type="float">
            <text:p>0.904</text:p>
          </table:table-cell>
          <table:table-cell office:value-type="float" office:value="0.002236" calcext:value-type="float">
            <text:p>0.002</text:p>
          </table:table-cell>
          <table:table-cell office:value-type="float" office:value="439.141" calcext:value-type="float">
            <text:p>439.1</text:p>
          </table:table-cell>
          <table:table-cell office:value-type="float" office:value="3.523" calcext:value-type="float">
            <text:p>3.5</text:p>
          </table:table-cell>
          <table:table-cell office:value-type="float" office:value="0.597554034899192" calcext:value-type="float">
            <text:p>0.598</text:p>
          </table:table-cell>
          <table:table-cell office:value-type="float" office:value="2617.940875623" calcext:value-type="float">
            <text:p>2617.9</text:p>
          </table:table-cell>
          <table:table-cell office:value-type="float" office:value="1.81870746953846" calcext:value-type="float">
            <text:p>1.82</text:p>
          </table:table-cell>
          <table:table-cell office:value-type="float" office:value="1.66912768698427" calcext:value-type="float">
            <text:p>1.669</text:p>
          </table:table-cell>
          <table:table-cell office:value-type="float" office:value="0.00514601996429563" calcext:value-type="float">
            <text:p>0.00515</text:p>
          </table:table-cell>
          <table:table-cell table:number-columns-repeated="2"/>
          <table:table-cell table:style-name="ce2" table:formula="of:=[.J18]/POWER(LN([.C18]);[.$AH$2])" office:value-type="float" office:value="1.75499158360888" calcext:value-type="float">
            <text:p>1.75499158360888</text:p>
          </table:table-cell>
          <table:table-cell/>
          <table:table-cell table:style-name="ce2" table:formula="of:=[.$AJ$1]*POWER([.$C18];[.$AJ$2])" office:value-type="float" office:value="2401.27588774109" calcext:value-type="float">
            <text:p>2401.27588774109</text:p>
          </table:table-cell>
          <table:table-cell/>
          <table:table-cell table:style-name="ce2" table:formula="of:=[.AL$1]*POWER([.$C18];[.AL$2])" office:value-type="float" office:value="0.455083223473793" calcext:value-type="float">
            <text:p>0.455083223473793</text:p>
          </table:table-cell>
          <table:table-cell/>
          <table:table-cell table:style-name="ce2" table:formula="of:=[.AN$1]*POWER([.$C18];[.AN$2])" office:value-type="float" office:value="1822.14066800952" calcext:value-type="float">
            <text:p>1822.14066800952</text:p>
          </table:table-cell>
          <table:table-cell/>
          <table:table-cell table:style-name="ce2" table:formula="of:=[.AP$1]*POWER([.$C18];[.AP$2])" office:value-type="float" office:value="290.371286143354" calcext:value-type="float">
            <text:p>290.371286143354</text:p>
          </table:table-cell>
          <table:table-cell/>
          <table:table-cell table:style-name="ce2" table:formula="of:=[.AR$1]*POWER([.$C18];[.AR$2])" office:value-type="float" office:value="23.7953449201699" calcext:value-type="float">
            <text:p>23.7953449201699</text:p>
          </table:table-cell>
          <table:table-cell/>
          <table:table-cell table:style-name="ce2" table:formula="of:=[.AT$1]*POWER([.$C18];[.AT$2])" office:value-type="float" office:value="349.734169442094" calcext:value-type="float">
            <text:p>349.734169442094</text:p>
          </table:table-cell>
          <table:table-cell/>
          <table:table-cell table:style-name="ce2" table:formula="of:=[.AV$1]*POWER([.$C18];[.AV$2])" office:value-type="float" office:value="2630.29809516011" calcext:value-type="float">
            <text:p>2630.29809516011</text:p>
          </table:table-cell>
          <table:table-cell/>
          <table:table-cell table:style-name="ce2" table:formula="of:=LN([.C18])" office:value-type="float" office:value="8.58839695042257" calcext:value-type="float">
            <text:p>8.58839695042257</text:p>
          </table:table-cell>
          <table:table-cell/>
          <table:table-cell table:style-name="ce2" table:formula="of:=[.AZ$1]*POWER([.$AX18];[.AZ$2])" office:value-type="float" office:value="6.82477821234969" calcext:value-type="float">
            <text:p>6.82477821234969</text:p>
          </table:table-cell>
          <table:table-cell/>
          <table:table-cell table:style-name="ce2" table:formula="of:=[.AB18]*LN([.C18])" office:value-type="float" office:value="22483.9154325872" calcext:value-type="float">
            <text:p>22483.9154325872</text:p>
          </table:table-cell>
          <table:table-cell/>
          <table:table-cell table:style-name="ce2" table:formula="of:=[.BD$1]*POWER([.$C18];[.BD$2])" office:value-type="float" office:value="22568.6736905461" calcext:value-type="float">
            <text:p>22568.6736905461</text:p>
          </table:table-cell>
          <table:table-cell table:number-columns-repeated="2"/>
          <table:table-cell table:style-name="ce2" table:formula="of:=[.BF$1]+[.BF$2]/POWER([.$C18];[.BF$3])" office:value-type="float" office:value="1.66769068512331" calcext:value-type="float">
            <text:p>1.66769068512331</text:p>
          </table:table-cell>
          <table:table-cell/>
          <table:table-cell table:style-name="ce2" table:formula="of:=0.5*PI()+[.BI$1]/POWER([.$C18];[.BI$2])" office:value-type="float" office:value="1.66691474106689" calcext:value-type="float">
            <text:p>1.6669147410668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6</text:p>
          </table:table-cell>
          <table:table-cell table:style-name="ce2" office:value-type="float" office:value="2563" calcext:value-type="float">
            <text:p>2563</text:p>
          </table:table-cell>
          <table:table-cell table:style-name="ce2" office:value-type="float" office:value="5895" calcext:value-type="float">
            <text:p>5895</text:p>
          </table:table-cell>
          <table:table-cell office:value-type="float" office:value="0.434775233248516" calcext:value-type="float">
            <text:p>0.435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0.32637828668363" calcext:value-type="float">
            <text:p>0.32637828668363</text:p>
          </table:table-cell>
          <table:table-cell table:style-name="ce2" office:value-type="float" office:value="330" calcext:value-type="float">
            <text:p>330</text:p>
          </table:table-cell>
          <table:table-cell office:value-type="float" office:value="0.0559796437659033" calcext:value-type="float">
            <text:p>0.05598</text:p>
          </table:table-cell>
          <table:table-cell office:value-type="float" office:value="5.83030303030303" calcext:value-type="float">
            <text:p>5.83</text:p>
          </table:table-cell>
          <table:table-cell table:style-name="ce2" office:value-type="float" office:value="6.82817994829567" calcext:value-type="float">
            <text:p>6.82817994829567</text:p>
          </table:table-cell>
          <table:table-cell office:value-type="float" office:value="0.786488159840333" calcext:value-type="float">
            <text:p>0.7865</text:p>
          </table:table-cell>
          <table:table-cell office:value-type="float" office:value="2.31738703772023" calcext:value-type="float">
            <text:p>2.3174</text:p>
          </table:table-cell>
          <table:table-cell office:value-type="float" office:value="1.00867703625386" calcext:value-type="float">
            <text:p>1.0087</text:p>
          </table:table-cell>
          <table:table-cell office:value-type="float" office:value="24.8333333333333" calcext:value-type="float">
            <text:p>24.8</text:p>
          </table:table-cell>
          <table:table-cell office:value-type="float" office:value="9.55902887257331" calcext:value-type="float">
            <text:p>9.56</text:p>
          </table:table-cell>
          <table:table-cell office:value-type="float" office:value="0.00541494819217576" calcext:value-type="float">
            <text:p>0.005415</text:p>
          </table:table-cell>
          <table:table-cell table:style-name="ce15" office:value-type="float" office:value="0.994973258307359" calcext:value-type="float">
            <text:p>0.994973</text:p>
          </table:table-cell>
          <table:table-cell table:style-name="ce3" office:value-type="float" office:value="1.82875" calcext:value-type="float">
            <text:p>1.829</text:p>
          </table:table-cell>
          <table:table-cell office:value-type="float" office:value="0.06527" calcext:value-type="float">
            <text:p>0.065</text:p>
          </table:table-cell>
          <table:table-cell office:value-type="float" office:value="401.91" calcext:value-type="float">
            <text:p>401.9</text:p>
          </table:table-cell>
          <table:table-cell office:value-type="float" office:value="9.852" calcext:value-type="float">
            <text:p>9.9</text:p>
          </table:table-cell>
          <table:table-cell office:value-type="float" office:value="0.690661714440275" calcext:value-type="float">
            <text:p>0.691</text:p>
          </table:table-cell>
          <table:table-cell office:value-type="float" office:value="0.916746" calcext:value-type="float">
            <text:p>0.917</text:p>
          </table:table-cell>
          <table:table-cell office:value-type="float" office:value="0.002163" calcext:value-type="float">
            <text:p>0.002</text:p>
          </table:table-cell>
          <table:table-cell office:value-type="float" office:value="503.075" calcext:value-type="float">
            <text:p>503.1</text:p>
          </table:table-cell>
          <table:table-cell office:value-type="float" office:value="3.87" calcext:value-type="float">
            <text:p>3.9</text:p>
          </table:table-cell>
          <table:table-cell office:value-type="float" office:value="0.580790895723009" calcext:value-type="float">
            <text:p>0.581</text:p>
          </table:table-cell>
          <table:table-cell office:value-type="float" office:value="2812.75756742816" calcext:value-type="float">
            <text:p>2812.8</text:p>
          </table:table-cell>
          <table:table-cell office:value-type="float" office:value="1.79905968920148" calcext:value-type="float">
            <text:p>1.80</text:p>
          </table:table-cell>
          <table:table-cell office:value-type="float" office:value="1.66348575340981" calcext:value-type="float">
            <text:p>1.663</text:p>
          </table:table-cell>
          <table:table-cell office:value-type="float" office:value="0.00524531290803653" calcext:value-type="float">
            <text:p>0.00525</text:p>
          </table:table-cell>
          <table:table-cell table:number-columns-repeated="2"/>
          <table:table-cell table:style-name="ce2" table:formula="of:=[.J19]/POWER(LN([.C19]);[.$AH$2])" office:value-type="float" office:value="1.74976172937316" calcext:value-type="float">
            <text:p>1.74976172937316</text:p>
          </table:table-cell>
          <table:table-cell/>
          <table:table-cell table:style-name="ce2" table:formula="of:=[.$AJ$1]*POWER([.$C19];[.$AJ$2])" office:value-type="float" office:value="2583.46843241325" calcext:value-type="float">
            <text:p>2583.46843241325</text:p>
          </table:table-cell>
          <table:table-cell/>
          <table:table-cell table:style-name="ce2" table:formula="of:=[.AL$1]*POWER([.$C19];[.AL$2])" office:value-type="float" office:value="0.447888799569161" calcext:value-type="float">
            <text:p>0.447888799569161</text:p>
          </table:table-cell>
          <table:table-cell/>
          <table:table-cell table:style-name="ce2" table:formula="of:=[.AN$1]*POWER([.$C19];[.AN$2])" office:value-type="float" office:value="1949.24258033619" calcext:value-type="float">
            <text:p>1949.24258033619</text:p>
          </table:table-cell>
          <table:table-cell/>
          <table:table-cell table:style-name="ce2" table:formula="of:=[.AP$1]*POWER([.$C19];[.AP$2])" office:value-type="float" office:value="318.704210134474" calcext:value-type="float">
            <text:p>318.704210134474</text:p>
          </table:table-cell>
          <table:table-cell/>
          <table:table-cell table:style-name="ce2" table:formula="of:=[.AR$1]*POWER([.$C19];[.AR$2])" office:value-type="float" office:value="24.891976400815" calcext:value-type="float">
            <text:p>24.891976400815</text:p>
          </table:table-cell>
          <table:table-cell/>
          <table:table-cell table:style-name="ce2" table:formula="of:=[.AT$1]*POWER([.$C19];[.AT$2])" office:value-type="float" office:value="385.813909124972" calcext:value-type="float">
            <text:p>385.813909124972</text:p>
          </table:table-cell>
          <table:table-cell/>
          <table:table-cell table:style-name="ce2" table:formula="of:=[.AV$1]*POWER([.$C19];[.AV$2])" office:value-type="float" office:value="2832.94336652055" calcext:value-type="float">
            <text:p>2832.94336652055</text:p>
          </table:table-cell>
          <table:table-cell/>
          <table:table-cell table:style-name="ce2" table:formula="of:=LN([.C19])" office:value-type="float" office:value="8.68185981297147" calcext:value-type="float">
            <text:p>8.68185981297147</text:p>
          </table:table-cell>
          <table:table-cell/>
          <table:table-cell table:style-name="ce2" table:formula="of:=[.AZ$1]*POWER([.$AX19];[.AZ$2])" office:value-type="float" office:value="6.87279857334964" calcext:value-type="float">
            <text:p>6.87279857334964</text:p>
          </table:table-cell>
          <table:table-cell/>
          <table:table-cell table:style-name="ce2" table:formula="of:=[.AB19]*LN([.C19])" office:value-type="float" office:value="24419.9668882859" calcext:value-type="float">
            <text:p>24419.9668882859</text:p>
          </table:table-cell>
          <table:table-cell/>
          <table:table-cell table:style-name="ce2" table:formula="of:=[.BD$1]*POWER([.$C19];[.BD$2])" office:value-type="float" office:value="24579.1180385544" calcext:value-type="float">
            <text:p>24579.1180385544</text:p>
          </table:table-cell>
          <table:table-cell table:number-columns-repeated="2"/>
          <table:table-cell table:style-name="ce2" table:formula="of:=[.BF$1]+[.BF$2]/POWER([.$C19];[.BF$3])" office:value-type="float" office:value="1.66416963609101" calcext:value-type="float">
            <text:p>1.66416963609101</text:p>
          </table:table-cell>
          <table:table-cell/>
          <table:table-cell table:style-name="ce2" table:formula="of:=0.5*PI()+[.BI$1]/POWER([.$C19];[.BI$2])" office:value-type="float" office:value="1.66302415565265" calcext:value-type="float">
            <text:p>1.6630241556526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7</text:p>
          </table:table-cell>
          <table:table-cell table:style-name="ce2" office:value-type="float" office:value="2679" calcext:value-type="float">
            <text:p>2679</text:p>
          </table:table-cell>
          <table:table-cell table:style-name="ce2" office:value-type="float" office:value="6229" calcext:value-type="float">
            <text:p>6229</text:p>
          </table:table-cell>
          <table:table-cell office:value-type="float" office:value="0.430085085888586" calcext:value-type="float">
            <text:p>0.430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0.322523679563333" calcext:value-type="float">
            <text:p>0.322523679563333</text:p>
          </table:table-cell>
          <table:table-cell table:style-name="ce2" office:value-type="float" office:value="343" calcext:value-type="float">
            <text:p>343</text:p>
          </table:table-cell>
          <table:table-cell office:value-type="float" office:value="0.0550650184620324" calcext:value-type="float">
            <text:p>0.05507</text:p>
          </table:table-cell>
          <table:table-cell office:value-type="float" office:value="5.85714285714286" calcext:value-type="float">
            <text:p>5.86</text:p>
          </table:table-cell>
          <table:table-cell table:style-name="ce2" office:value-type="float" office:value="6.85273867300209" calcext:value-type="float">
            <text:p>6.85273867300209</text:p>
          </table:table-cell>
          <table:table-cell office:value-type="float" office:value="0.784338028148888" calcext:value-type="float">
            <text:p>0.7843</text:p>
          </table:table-cell>
          <table:table-cell office:value-type="float" office:value="2.31837519357892" calcext:value-type="float">
            <text:p>2.3184</text:p>
          </table:table-cell>
          <table:table-cell office:value-type="float" office:value="1.00517165226225" calcext:value-type="float">
            <text:p>1.0052</text:p>
          </table:table-cell>
          <table:table-cell office:value-type="float" office:value="25" calcext:value-type="float">
            <text:p>25.0</text:p>
          </table:table-cell>
          <table:table-cell office:value-type="float" office:value="9.9664" calcext:value-type="float">
            <text:p>9.97</text:p>
          </table:table-cell>
          <table:table-cell office:value-type="float" office:value="0.00534099599538065" calcext:value-type="float">
            <text:p>0.005341</text:p>
          </table:table-cell>
          <table:table-cell table:style-name="ce15" office:value-type="float" office:value="0.995030422602082" calcext:value-type="float">
            <text:p>0.995030</text:p>
          </table:table-cell>
          <table:table-cell table:style-name="ce3" office:value-type="float" office:value="1.80898" calcext:value-type="float">
            <text:p>1.809</text:p>
          </table:table-cell>
          <table:table-cell office:value-type="float" office:value="0.07489" calcext:value-type="float">
            <text:p>0.075</text:p>
          </table:table-cell>
          <table:table-cell office:value-type="float" office:value="417.742" calcext:value-type="float">
            <text:p>417.7</text:p>
          </table:table-cell>
          <table:table-cell office:value-type="float" office:value="11.96" calcext:value-type="float">
            <text:p>12.0</text:p>
          </table:table-cell>
          <table:table-cell office:value-type="float" office:value="0.690727250690808" calcext:value-type="float">
            <text:p>0.691</text:p>
          </table:table-cell>
          <table:table-cell office:value-type="float" office:value="0.925744" calcext:value-type="float">
            <text:p>0.926</text:p>
          </table:table-cell>
          <table:table-cell office:value-type="float" office:value="0.002209" calcext:value-type="float">
            <text:p>0.002</text:p>
          </table:table-cell>
          <table:table-cell office:value-type="float" office:value="549.515" calcext:value-type="float">
            <text:p>549.5</text:p>
          </table:table-cell>
          <table:table-cell office:value-type="float" office:value="4.291" calcext:value-type="float">
            <text:p>4.3</text:p>
          </table:table-cell>
          <table:table-cell office:value-type="float" office:value="0.569491459837885" calcext:value-type="float">
            <text:p>0.569</text:p>
          </table:table-cell>
          <table:table-cell office:value-type="float" office:value="2938.04895545401" calcext:value-type="float">
            <text:p>2938.0</text:p>
          </table:table-cell>
          <table:table-cell office:value-type="float" office:value="1.78972336066468" calcext:value-type="float">
            <text:p>1.79</text:p>
          </table:table-cell>
          <table:table-cell office:value-type="float" office:value="1.66052618871831" calcext:value-type="float">
            <text:p>1.661</text:p>
          </table:table-cell>
          <table:table-cell office:value-type="float" office:value="0.00518045658295482" calcext:value-type="float">
            <text:p>0.00518</text:p>
          </table:table-cell>
          <table:table-cell table:number-columns-repeated="2"/>
          <table:table-cell table:style-name="ce2" table:formula="of:=[.J20]/POWER(LN([.C20]);[.$AH$2])" office:value-type="float" office:value="1.74906844381559" calcext:value-type="float">
            <text:p>1.74906844381559</text:p>
          </table:table-cell>
          <table:table-cell/>
          <table:table-cell table:style-name="ce2" table:formula="of:=[.$AJ$1]*POWER([.$C20];[.$AJ$2])" office:value-type="float" office:value="2697.31331170538" calcext:value-type="float">
            <text:p>2697.31331170538</text:p>
          </table:table-cell>
          <table:table-cell/>
          <table:table-cell table:style-name="ce2" table:formula="of:=[.AL$1]*POWER([.$C20];[.AL$2])" office:value-type="float" office:value="0.443699960581377" calcext:value-type="float">
            <text:p>0.443699960581377</text:p>
          </table:table-cell>
          <table:table-cell/>
          <table:table-cell table:style-name="ce2" table:formula="of:=[.AN$1]*POWER([.$C20];[.AN$2])" office:value-type="float" office:value="2028.30599464448" calcext:value-type="float">
            <text:p>2028.30599464448</text:p>
          </table:table-cell>
          <table:table-cell/>
          <table:table-cell table:style-name="ce2" table:formula="of:=[.AP$1]*POWER([.$C20];[.AP$2])" office:value-type="float" office:value="336.689966284327" calcext:value-type="float">
            <text:p>336.689966284327</text:p>
          </table:table-cell>
          <table:table-cell/>
          <table:table-cell table:style-name="ce2" table:formula="of:=[.AR$1]*POWER([.$C20];[.AR$2])" office:value-type="float" office:value="25.5621554392115" calcext:value-type="float">
            <text:p>25.5621554392115</text:p>
          </table:table-cell>
          <table:table-cell/>
          <table:table-cell table:style-name="ce2" table:formula="of:=[.AT$1]*POWER([.$C20];[.AT$2])" office:value-type="float" office:value="408.809383717263" calcext:value-type="float">
            <text:p>408.809383717263</text:p>
          </table:table-cell>
          <table:table-cell/>
          <table:table-cell table:style-name="ce2" table:formula="of:=[.AV$1]*POWER([.$C20];[.AV$2])" office:value-type="float" office:value="2959.67717992447" calcext:value-type="float">
            <text:p>2959.67717992447</text:p>
          </table:table-cell>
          <table:table-cell/>
          <table:table-cell table:style-name="ce2" table:formula="of:=LN([.C20])" office:value-type="float" office:value="8.73697108525415" calcext:value-type="float">
            <text:p>8.73697108525415</text:p>
          </table:table-cell>
          <table:table-cell/>
          <table:table-cell table:style-name="ce2" table:formula="of:=[.AZ$1]*POWER([.$AX20];[.AZ$2])" office:value-type="float" office:value="6.90102889628822" calcext:value-type="float">
            <text:p>6.90102889628822</text:p>
          </table:table-cell>
          <table:table-cell/>
          <table:table-cell table:style-name="ce2" table:formula="of:=[.AB20]*LN([.C20])" office:value-type="float" office:value="25669.6487708628" calcext:value-type="float">
            <text:p>25669.6487708628</text:p>
          </table:table-cell>
          <table:table-cell/>
          <table:table-cell table:style-name="ce2" table:formula="of:=[.BD$1]*POWER([.$C20];[.BD$2])" office:value-type="float" office:value="25847.5409084735" calcext:value-type="float">
            <text:p>25847.5409084735</text:p>
          </table:table-cell>
          <table:table-cell table:number-columns-repeated="2"/>
          <table:table-cell table:style-name="ce2" table:formula="of:=[.BF$1]+[.BF$2]/POWER([.$C20];[.BF$3])" office:value-type="float" office:value="1.66217261786872" calcext:value-type="float">
            <text:p>1.66217261786872</text:p>
          </table:table-cell>
          <table:table-cell/>
          <table:table-cell table:style-name="ce2" table:formula="of:=0.5*PI()+[.BI$1]/POWER([.$C20];[.BI$2])" office:value-type="float" office:value="1.66080425648224" calcext:value-type="float">
            <text:p>1.6608042564822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8</text:p>
          </table:table-cell>
          <table:table-cell table:style-name="ce2" office:value-type="float" office:value="2836" calcext:value-type="float">
            <text:p>2836</text:p>
          </table:table-cell>
          <table:table-cell table:style-name="ce2" office:value-type="float" office:value="6687" calcext:value-type="float">
            <text:p>6687</text:p>
          </table:table-cell>
          <table:table-cell office:value-type="float" office:value="0.424106475250486" calcext:value-type="float">
            <text:p>0.424</text:p>
          </table:table-cell>
          <table:table-cell table:style-name="ce2" office:value-type="float" office:value="2107" calcext:value-type="float">
            <text:p>2107</text:p>
          </table:table-cell>
          <table:table-cell table:style-name="ce2" office:value-type="float" office:value="0.315088978615224" calcext:value-type="float">
            <text:p>0.315088978615224</text:p>
          </table:table-cell>
          <table:table-cell table:style-name="ce2" office:value-type="float" office:value="364" calcext:value-type="float">
            <text:p>364</text:p>
          </table:table-cell>
          <table:table-cell office:value-type="float" office:value="0.0544339763720652" calcext:value-type="float">
            <text:p>0.05443</text:p>
          </table:table-cell>
          <table:table-cell office:value-type="float" office:value="5.78846153846154" calcext:value-type="float">
            <text:p>5.79</text:p>
          </table:table-cell>
          <table:table-cell table:style-name="ce2" office:value-type="float" office:value="6.89398373097213" calcext:value-type="float">
            <text:p>6.89398373097213</text:p>
          </table:table-cell>
          <table:table-cell office:value-type="float" office:value="0.782702754349355" calcext:value-type="float">
            <text:p>0.7827</text:p>
          </table:table-cell>
          <table:table-cell office:value-type="float" office:value="2.3229162823209" calcext:value-type="float">
            <text:p>2.3229</text:p>
          </table:table-cell>
          <table:table-cell office:value-type="float" office:value="1.0021212889202" calcext:value-type="float">
            <text:p>1.0021</text:p>
          </table:table-cell>
          <table:table-cell office:value-type="float" office:value="25.5" calcext:value-type="float">
            <text:p>25.5</text:p>
          </table:table-cell>
          <table:table-cell office:value-type="float" office:value="10.2837370242215" calcext:value-type="float">
            <text:p>10.28</text:p>
          </table:table-cell>
          <table:table-cell office:value-type="float" office:value="0.00522589592098443" calcext:value-type="float">
            <text:p>0.005226</text:p>
          </table:table-cell>
          <table:table-cell table:style-name="ce15" office:value-type="float" office:value="0.995124994415551" calcext:value-type="float">
            <text:p>0.995125</text:p>
          </table:table-cell>
          <table:table-cell table:style-name="ce3" office:value-type="float" office:value="1.74122" calcext:value-type="float">
            <text:p>1.741</text:p>
          </table:table-cell>
          <table:table-cell office:value-type="float" office:value="0.07347" calcext:value-type="float">
            <text:p>0.073</text:p>
          </table:table-cell>
          <table:table-cell office:value-type="float" office:value="446.256" calcext:value-type="float">
            <text:p>446.3</text:p>
          </table:table-cell>
          <table:table-cell office:value-type="float" office:value="13.44" calcext:value-type="float">
            <text:p>13.4</text:p>
          </table:table-cell>
          <table:table-cell office:value-type="float" office:value="0.692659827463216" calcext:value-type="float">
            <text:p>0.693</text:p>
          </table:table-cell>
          <table:table-cell office:value-type="float" office:value="0.92455" calcext:value-type="float">
            <text:p>0.925</text:p>
          </table:table-cell>
          <table:table-cell office:value-type="float" office:value="0.002099" calcext:value-type="float">
            <text:p>0.002</text:p>
          </table:table-cell>
          <table:table-cell office:value-type="float" office:value="578.489" calcext:value-type="float">
            <text:p>578.5</text:p>
          </table:table-cell>
          <table:table-cell office:value-type="float" office:value="4.299" calcext:value-type="float">
            <text:p>4.3</text:p>
          </table:table-cell>
          <table:table-cell office:value-type="float" office:value="0.570894350614734" calcext:value-type="float">
            <text:p>0.571</text:p>
          </table:table-cell>
          <table:table-cell office:value-type="float" office:value="3107.50100101213" calcext:value-type="float">
            <text:p>3107.5</text:p>
          </table:table-cell>
          <table:table-cell office:value-type="float" office:value="1.77761479975275" calcext:value-type="float">
            <text:p>1.78</text:p>
          </table:table-cell>
          <table:table-cell office:value-type="float" office:value="1.65776550666019" calcext:value-type="float">
            <text:p>1.658</text:p>
          </table:table-cell>
          <table:table-cell office:value-type="float" office:value="0.00507635202985314" calcext:value-type="float">
            <text:p>0.00508</text:p>
          </table:table-cell>
          <table:table-cell table:number-columns-repeated="2"/>
          <table:table-cell table:style-name="ce2" table:formula="of:=[.J21]/POWER(LN([.C21]);[.$AH$2])" office:value-type="float" office:value="1.75065277764299" calcext:value-type="float">
            <text:p>1.75065277764299</text:p>
          </table:table-cell>
          <table:table-cell/>
          <table:table-cell table:style-name="ce2" table:formula="of:=[.$AJ$1]*POWER([.$C21];[.$AJ$2])" office:value-type="float" office:value="2851.29323925061" calcext:value-type="float">
            <text:p>2851.29323925061</text:p>
          </table:table-cell>
          <table:table-cell/>
          <table:table-cell table:style-name="ce2" table:formula="of:=[.AL$1]*POWER([.$C21];[.AL$2])" office:value-type="float" office:value="0.43836493327602" calcext:value-type="float">
            <text:p>0.43836493327602</text:p>
          </table:table-cell>
          <table:table-cell/>
          <table:table-cell table:style-name="ce2" table:formula="of:=[.AN$1]*POWER([.$C21];[.AN$2])" office:value-type="float" office:value="2134.83118554896" calcext:value-type="float">
            <text:p>2134.83118554896</text:p>
          </table:table-cell>
          <table:table-cell/>
          <table:table-cell table:style-name="ce2" table:formula="of:=[.AP$1]*POWER([.$C21];[.AP$2])" office:value-type="float" office:value="361.347069070169" calcext:value-type="float">
            <text:p>361.347069070169</text:p>
          </table:table-cell>
          <table:table-cell/>
          <table:table-cell table:style-name="ce2" table:formula="of:=[.AR$1]*POWER([.$C21];[.AR$2])" office:value-type="float" office:value="26.4515703437769" calcext:value-type="float">
            <text:p>26.4515703437769</text:p>
          </table:table-cell>
          <table:table-cell/>
          <table:table-cell table:style-name="ce2" table:formula="of:=[.AT$1]*POWER([.$C21];[.AT$2])" office:value-type="float" office:value="440.442882509578" calcext:value-type="float">
            <text:p>440.442882509578</text:p>
          </table:table-cell>
          <table:table-cell/>
          <table:table-cell table:style-name="ce2" table:formula="of:=[.AV$1]*POWER([.$C21];[.AV$2])" office:value-type="float" office:value="3131.21582188154" calcext:value-type="float">
            <text:p>3131.21582188154</text:p>
          </table:table-cell>
          <table:table-cell/>
          <table:table-cell table:style-name="ce2" table:formula="of:=LN([.C21])" office:value-type="float" office:value="8.80792062205398" calcext:value-type="float">
            <text:p>8.80792062205398</text:p>
          </table:table-cell>
          <table:table-cell/>
          <table:table-cell table:style-name="ce2" table:formula="of:=[.AZ$1]*POWER([.$AX21];[.AZ$2])" office:value-type="float" office:value="6.93728008082121" calcext:value-type="float">
            <text:p>6.93728008082121</text:p>
          </table:table-cell>
          <table:table-cell/>
          <table:table-cell table:style-name="ce2" table:formula="of:=[.AB21]*LN([.C21])" office:value-type="float" office:value="27370.6221498681" calcext:value-type="float">
            <text:p>27370.6221498681</text:p>
          </table:table-cell>
          <table:table-cell/>
          <table:table-cell table:style-name="ce2" table:formula="of:=[.BD$1]*POWER([.$C21];[.BD$2])" office:value-type="float" office:value="27577.3428055625" calcext:value-type="float">
            <text:p>27577.3428055625</text:p>
          </table:table-cell>
          <table:table-cell table:number-columns-repeated="2"/>
          <table:table-cell table:style-name="ce2" table:formula="of:=[.BF$1]+[.BF$2]/POWER([.$C21];[.BF$3])" office:value-type="float" office:value="1.65968494617826" calcext:value-type="float">
            <text:p>1.65968494617826</text:p>
          </table:table-cell>
          <table:table-cell/>
          <table:table-cell table:style-name="ce2" table:formula="of:=0.5*PI()+[.BI$1]/POWER([.$C21];[.BI$2])" office:value-type="float" office:value="1.65802487747326" calcext:value-type="float">
            <text:p>1.6580248774732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9</text:p>
          </table:table-cell>
          <table:table-cell table:style-name="ce2" office:value-type="float" office:value="3032" calcext:value-type="float">
            <text:p>3032</text:p>
          </table:table-cell>
          <table:table-cell table:style-name="ce2" office:value-type="float" office:value="7269" calcext:value-type="float">
            <text:p>7269</text:p>
          </table:table-cell>
          <table:table-cell office:value-type="float" office:value="0.417113770807539" calcext:value-type="float">
            <text:p>0.417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0.309258494978677" calcext:value-type="float">
            <text:p>0.309258494978677</text:p>
          </table:table-cell>
          <table:table-cell table:style-name="ce2" office:value-type="float" office:value="388" calcext:value-type="float">
            <text:p>388</text:p>
          </table:table-cell>
          <table:table-cell office:value-type="float" office:value="0.0533773558948961" calcext:value-type="float">
            <text:p>0.05338</text:p>
          </table:table-cell>
          <table:table-cell office:value-type="float" office:value="5.79381443298969" calcext:value-type="float">
            <text:p>5.79</text:p>
          </table:table-cell>
          <table:table-cell table:style-name="ce2" office:value-type="float" office:value="6.9207157995034" calcext:value-type="float">
            <text:p>6.9207157995034</text:p>
          </table:table-cell>
          <table:table-cell office:value-type="float" office:value="0.778362915801417" calcext:value-type="float">
            <text:p>0.7784</text:p>
          </table:table-cell>
          <table:table-cell office:value-type="float" office:value="2.3209542281429" calcext:value-type="float">
            <text:p>2.3210</text:p>
          </table:table-cell>
          <table:table-cell office:value-type="float" office:value="0.995456830216425" calcext:value-type="float">
            <text:p>0.9955</text:p>
          </table:table-cell>
          <table:table-cell office:value-type="float" office:value="27" calcext:value-type="float">
            <text:p>27.0</text:p>
          </table:table-cell>
          <table:table-cell office:value-type="float" office:value="9.97119341563786" calcext:value-type="float">
            <text:p>9.97</text:p>
          </table:table-cell>
          <table:table-cell office:value-type="float" office:value="0.0053675586190125" calcext:value-type="float">
            <text:p>0.005368</text:p>
          </table:table-cell>
          <table:table-cell table:style-name="ce15" office:value-type="float" office:value="0.9949605946114" calcext:value-type="float">
            <text:p>0.994961</text:p>
          </table:table-cell>
          <table:table-cell table:style-name="ce3" office:value-type="float" office:value="1.71462" calcext:value-type="float">
            <text:p>1.715</text:p>
          </table:table-cell>
          <table:table-cell office:value-type="float" office:value="0.08955" calcext:value-type="float">
            <text:p>0.090</text:p>
          </table:table-cell>
          <table:table-cell office:value-type="float" office:value="477.121" calcext:value-type="float">
            <text:p>477.1</text:p>
          </table:table-cell>
          <table:table-cell office:value-type="float" office:value="17.99" calcext:value-type="float">
            <text:p>18.0</text:p>
          </table:table-cell>
          <table:table-cell office:value-type="float" office:value="0.693680202958919" calcext:value-type="float">
            <text:p>0.694</text:p>
          </table:table-cell>
          <table:table-cell office:value-type="float" office:value="0.93147" calcext:value-type="float">
            <text:p>0.931</text:p>
          </table:table-cell>
          <table:table-cell office:value-type="float" office:value="0.001932" calcext:value-type="float">
            <text:p>0.002</text:p>
          </table:table-cell>
          <table:table-cell office:value-type="float" office:value="639.995" calcext:value-type="float">
            <text:p>640.0</text:p>
          </table:table-cell>
          <table:table-cell office:value-type="float" office:value="4.358" calcext:value-type="float">
            <text:p>4.4</text:p>
          </table:table-cell>
          <table:table-cell office:value-type="float" office:value="0.56288055552683" calcext:value-type="float">
            <text:p>0.563</text:p>
          </table:table-cell>
          <table:table-cell office:value-type="float" office:value="3339.79335910812" calcext:value-type="float">
            <text:p>3339.8</text:p>
          </table:table-cell>
          <table:table-cell office:value-type="float" office:value="1.7741817932884" calcext:value-type="float">
            <text:p>1.77</text:p>
          </table:table-cell>
          <table:table-cell office:value-type="float" office:value="1.65285235271076" calcext:value-type="float">
            <text:p>1.653</text:p>
          </table:table-cell>
          <table:table-cell office:value-type="float" office:value="0.00522998811412792" calcext:value-type="float">
            <text:p>0.00523</text:p>
          </table:table-cell>
          <table:table-cell table:number-columns-repeated="2"/>
          <table:table-cell table:style-name="ce2" table:formula="of:=[.J22]/POWER(LN([.C22]);[.$AH$2])" office:value-type="float" office:value="1.74703104085737" calcext:value-type="float">
            <text:p>1.74703104085737</text:p>
          </table:table-cell>
          <table:table-cell/>
          <table:table-cell table:style-name="ce2" table:formula="of:=[.$AJ$1]*POWER([.$C22];[.$AJ$2])" office:value-type="float" office:value="3043.69762164731" calcext:value-type="float">
            <text:p>3043.69762164731</text:p>
          </table:table-cell>
          <table:table-cell/>
          <table:table-cell table:style-name="ce2" table:formula="of:=[.AL$1]*POWER([.$C22];[.AL$2])" office:value-type="float" office:value="0.432171726959633" calcext:value-type="float">
            <text:p>0.432171726959633</text:p>
          </table:table-cell>
          <table:table-cell/>
          <table:table-cell table:style-name="ce2" table:formula="of:=[.AN$1]*POWER([.$C22];[.AN$2])" office:value-type="float" office:value="2267.31225959332" calcext:value-type="float">
            <text:p>2267.31225959332</text:p>
          </table:table-cell>
          <table:table-cell/>
          <table:table-cell table:style-name="ce2" table:formula="of:=[.AP$1]*POWER([.$C22];[.AP$2])" office:value-type="float" office:value="392.670563112002" calcext:value-type="float">
            <text:p>392.670563112002</text:p>
          </table:table-cell>
          <table:table-cell/>
          <table:table-cell table:style-name="ce2" table:formula="of:=[.AR$1]*POWER([.$C22];[.AR$2])" office:value-type="float" office:value="27.5374202987127" calcext:value-type="float">
            <text:p>27.5374202987127</text:p>
          </table:table-cell>
          <table:table-cell/>
          <table:table-cell table:style-name="ce2" table:formula="of:=[.AT$1]*POWER([.$C22];[.AT$2])" office:value-type="float" office:value="480.79823911098" calcext:value-type="float">
            <text:p>480.79823911098</text:p>
          </table:table-cell>
          <table:table-cell/>
          <table:table-cell table:style-name="ce2" table:formula="of:=[.AV$1]*POWER([.$C22];[.AV$2])" office:value-type="float" office:value="3345.75330826253" calcext:value-type="float">
            <text:p>3345.75330826253</text:p>
          </table:table-cell>
          <table:table-cell/>
          <table:table-cell table:style-name="ce2" table:formula="of:=LN([.C22])" office:value-type="float" office:value="8.89137400948464" calcext:value-type="float">
            <text:p>8.89137400948464</text:p>
          </table:table-cell>
          <table:table-cell/>
          <table:table-cell table:style-name="ce2" table:formula="of:=[.AZ$1]*POWER([.$AX22];[.AZ$2])" office:value-type="float" office:value="6.97978865944061" calcext:value-type="float">
            <text:p>6.97978865944061</text:p>
          </table:table-cell>
          <table:table-cell/>
          <table:table-cell table:style-name="ce2" table:formula="of:=[.AB22]*LN([.C22])" office:value-type="float" office:value="29695.3518702233" calcext:value-type="float">
            <text:p>29695.3518702233</text:p>
          </table:table-cell>
          <table:table-cell/>
          <table:table-cell table:style-name="ce2" table:formula="of:=[.BD$1]*POWER([.$C22];[.BD$2])" office:value-type="float" office:value="29760.7368401943" calcext:value-type="float">
            <text:p>29760.7368401943</text:p>
          </table:table-cell>
          <table:table-cell table:number-columns-repeated="2"/>
          <table:table-cell table:style-name="ce2" table:formula="of:=[.BF$1]+[.BF$2]/POWER([.$C22];[.BF$3])" office:value-type="float" office:value="1.6568745198299" calcext:value-type="float">
            <text:p>1.6568745198299</text:p>
          </table:table-cell>
          <table:table-cell/>
          <table:table-cell table:style-name="ce2" table:formula="of:=0.5*PI()+[.BI$1]/POWER([.$C22];[.BI$2])" office:value-type="float" office:value="1.65486531797489" calcext:value-type="float">
            <text:p>1.6548653179748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20</text:p>
          </table:table-cell>
          <table:table-cell table:style-name="ce2" office:value-type="float" office:value="3151" calcext:value-type="float">
            <text:p>3151</text:p>
          </table:table-cell>
          <table:table-cell table:style-name="ce2" office:value-type="float" office:value="7563" calcext:value-type="float">
            <text:p>7563</text:p>
          </table:table-cell>
          <table:table-cell office:value-type="float" office:value="0.416633611000926" calcext:value-type="float">
            <text:p>0.417</text:p>
          </table:table-cell>
          <table:table-cell table:style-name="ce2" office:value-type="float" office:value="2348" calcext:value-type="float">
            <text:p>2348</text:p>
          </table:table-cell>
          <table:table-cell table:style-name="ce2" office:value-type="float" office:value="0.310458812640487" calcext:value-type="float">
            <text:p>0.310458812640487</text:p>
          </table:table-cell>
          <table:table-cell table:style-name="ce2" office:value-type="float" office:value="390" calcext:value-type="float">
            <text:p>390</text:p>
          </table:table-cell>
          <table:table-cell office:value-type="float" office:value="0.0515668385561285" calcext:value-type="float">
            <text:p>0.05157</text:p>
          </table:table-cell>
          <table:table-cell office:value-type="float" office:value="6.02051282051282" calcext:value-type="float">
            <text:p>6.02</text:p>
          </table:table-cell>
          <table:table-cell table:style-name="ce2" office:value-type="float" office:value="6.94555971019184" calcext:value-type="float">
            <text:p>6.94555971019184</text:p>
          </table:table-cell>
          <table:table-cell office:value-type="float" office:value="0.777689133968522" calcext:value-type="float">
            <text:p>0.7777</text:p>
          </table:table-cell>
          <table:table-cell office:value-type="float" office:value="2.32410978999396" calcext:value-type="float">
            <text:p>2.3241</text:p>
          </table:table-cell>
          <table:table-cell office:value-type="float" office:value="0.994072436625852" calcext:value-type="float">
            <text:p>0.9941</text:p>
          </table:table-cell>
          <table:table-cell office:value-type="float" office:value="27.6666666666667" calcext:value-type="float">
            <text:p>27.7</text:p>
          </table:table-cell>
          <table:table-cell office:value-type="float" office:value="9.8805341849325" calcext:value-type="float">
            <text:p>9.88</text:p>
          </table:table-cell>
          <table:table-cell office:value-type="float" office:value="0.00536819116442531" calcext:value-type="float">
            <text:p>0.005368</text:p>
          </table:table-cell>
          <table:table-cell table:style-name="ce15" office:value-type="float" office:value="0.994947564965364" calcext:value-type="float">
            <text:p>0.994948</text:p>
          </table:table-cell>
          <table:table-cell table:style-name="ce3" office:value-type="float" office:value="1.67373" calcext:value-type="float">
            <text:p>1.674</text:p>
          </table:table-cell>
          <table:table-cell office:value-type="float" office:value="0.08588" calcext:value-type="float">
            <text:p>0.086</text:p>
          </table:table-cell>
          <table:table-cell office:value-type="float" office:value="476.262" calcext:value-type="float">
            <text:p>476.3</text:p>
          </table:table-cell>
          <table:table-cell office:value-type="float" office:value="17.74" calcext:value-type="float">
            <text:p>17.7</text:p>
          </table:table-cell>
          <table:table-cell office:value-type="float" office:value="0.690398846128502" calcext:value-type="float">
            <text:p>0.690</text:p>
          </table:table-cell>
          <table:table-cell office:value-type="float" office:value="0.933102" calcext:value-type="float">
            <text:p>0.933</text:p>
          </table:table-cell>
          <table:table-cell office:value-type="float" office:value="0.001892" calcext:value-type="float">
            <text:p>0.002</text:p>
          </table:table-cell>
          <table:table-cell office:value-type="float" office:value="665.11" calcext:value-type="float">
            <text:p>665.1</text:p>
          </table:table-cell>
          <table:table-cell office:value-type="float" office:value="4.432" calcext:value-type="float">
            <text:p>4.4</text:p>
          </table:table-cell>
          <table:table-cell office:value-type="float" office:value="0.55896300160994" calcext:value-type="float">
            <text:p>0.559</text:p>
          </table:table-cell>
          <table:table-cell office:value-type="float" office:value="3476.71607900738" calcext:value-type="float">
            <text:p>3476.7</text:p>
          </table:table-cell>
          <table:table-cell office:value-type="float" office:value="1.78303823144232" calcext:value-type="float">
            <text:p>1.78</text:p>
          </table:table-cell>
          <table:table-cell office:value-type="float" office:value="1.6511689866935" calcext:value-type="float">
            <text:p>1.651</text:p>
          </table:table-cell>
          <table:table-cell office:value-type="float" office:value="0.00523596850146023" calcext:value-type="float">
            <text:p>0.00524</text:p>
          </table:table-cell>
          <table:table-cell table:number-columns-repeated="2"/>
          <table:table-cell table:style-name="ce2" table:formula="of:=[.J23]/POWER(LN([.C23]);[.$AH$2])" office:value-type="float" office:value="1.74839470159878" calcext:value-type="float">
            <text:p>1.74839470159878</text:p>
          </table:table-cell>
          <table:table-cell/>
          <table:table-cell table:style-name="ce2" table:formula="of:=[.$AJ$1]*POWER([.$C23];[.$AJ$2])" office:value-type="float" office:value="3139.60730786564" calcext:value-type="float">
            <text:p>3139.60730786564</text:p>
          </table:table-cell>
          <table:table-cell/>
          <table:table-cell table:style-name="ce2" table:formula="of:=[.AL$1]*POWER([.$C23];[.AL$2])" office:value-type="float" office:value="0.429260034072574" calcext:value-type="float">
            <text:p>0.429260034072574</text:p>
          </table:table-cell>
          <table:table-cell/>
          <table:table-cell table:style-name="ce2" table:formula="of:=[.AN$1]*POWER([.$C23];[.AN$2])" office:value-type="float" office:value="2333.10515048286" calcext:value-type="float">
            <text:p>2333.10515048286</text:p>
          </table:table-cell>
          <table:table-cell/>
          <table:table-cell table:style-name="ce2" table:formula="of:=[.AP$1]*POWER([.$C23];[.AP$2])" office:value-type="float" office:value="408.490049533685" calcext:value-type="float">
            <text:p>408.490049533685</text:p>
          </table:table-cell>
          <table:table-cell/>
          <table:table-cell table:style-name="ce2" table:formula="of:=[.AR$1]*POWER([.$C23];[.AR$2])" office:value-type="float" office:value="28.0688233508896" calcext:value-type="float">
            <text:p>28.0688233508896</text:p>
          </table:table-cell>
          <table:table-cell/>
          <table:table-cell table:style-name="ce2" table:formula="of:=[.AT$1]*POWER([.$C23];[.AT$2])" office:value-type="float" office:value="501.246910795659" calcext:value-type="float">
            <text:p>501.246910795659</text:p>
          </table:table-cell>
          <table:table-cell/>
          <table:table-cell table:style-name="ce2" table:formula="of:=[.AV$1]*POWER([.$C23];[.AV$2])" office:value-type="float" office:value="3452.77199958226" calcext:value-type="float">
            <text:p>3452.77199958226</text:p>
          </table:table-cell>
          <table:table-cell/>
          <table:table-cell table:style-name="ce2" table:formula="of:=LN([.C23])" office:value-type="float" office:value="8.93102321585603" calcext:value-type="float">
            <text:p>8.93102321585603</text:p>
          </table:table-cell>
          <table:table-cell/>
          <table:table-cell table:style-name="ce2" table:formula="of:=[.AZ$1]*POWER([.$AX23];[.AZ$2])" office:value-type="float" office:value="6.99993547123356" calcext:value-type="float">
            <text:p>6.99993547123356</text:p>
          </table:table-cell>
          <table:table-cell/>
          <table:table-cell table:style-name="ce2" table:formula="of:=[.AB23]*LN([.C23])" office:value-type="float" office:value="31050.6320165549" calcext:value-type="float">
            <text:p>31050.6320165549</text:p>
          </table:table-cell>
          <table:table-cell/>
          <table:table-cell table:style-name="ce2" table:formula="of:=[.BD$1]*POWER([.$C23];[.BD$2])" office:value-type="float" office:value="30857.8410183257" calcext:value-type="float">
            <text:p>30857.8410183257</text:p>
          </table:table-cell>
          <table:table-cell table:number-columns-repeated="2"/>
          <table:table-cell table:style-name="ce2" table:formula="of:=[.BF$1]+[.BF$2]/POWER([.$C23];[.BF$3])" office:value-type="float" office:value="1.6555816229829" calcext:value-type="float">
            <text:p>1.6555816229829</text:p>
          </table:table-cell>
          <table:table-cell/>
          <table:table-cell table:style-name="ce2" table:formula="of:=0.5*PI()+[.BI$1]/POWER([.$C23];[.BI$2])" office:value-type="float" office:value="1.65340455310239" calcext:value-type="float">
            <text:p>1.65340455310239</text:p>
          </table:table-cell>
          <table:table-cell table:number-columns-repeated="963"/>
        </table:table-row>
        <table:table-row table:style-name="ro1" table:number-rows-repeated="1048341">
          <table:table-cell table:number-columns-repeated="1024"/>
        </table:table-row>
        <table:table-row table:style-name="ro2" table:number-rows-repeated="2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KR1976" table:style-name="ta2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4"/>
        <table:table-column table:style-name="co2" table:number-columns-repeated="3" table:default-cell-style-name="Default"/>
        <table:table-column table:style-name="co3" table:default-cell-style-name="ce6"/>
        <table:table-column table:style-name="co3" table:default-cell-style-name="ce8"/>
        <table:table-column table:style-name="co2" table:default-cell-style-name="Default"/>
        <table:table-column table:style-name="co3" table:number-columns-repeated="2" table:default-cell-style-name="ce10"/>
        <table:table-column table:style-name="co3" table:default-cell-style-name="ce12"/>
        <table:table-column table:style-name="co3" table:default-cell-style-name="ce14"/>
        <table:table-column table:style-name="co3" table:default-cell-style-name="ce8"/>
        <table:table-column table:style-name="co3" table:number-columns-repeated="2" table:default-cell-style-name="ce16"/>
        <table:table-column table:style-name="co3" table:number-columns-repeated="2" table:default-cell-style-name="ce4"/>
        <table:table-column table:style-name="co3" table:default-cell-style-name="ce14"/>
        <table:table-column table:style-name="co3" table:default-cell-style-name="ce13"/>
        <table:table-column table:style-name="co3" table:number-columns-repeated="3" table:default-cell-style-name="ce3"/>
        <table:table-column table:style-name="co3" table:default-cell-style-name="ce14"/>
        <table:table-column table:style-name="co3" table:default-cell-style-name="ce13"/>
        <table:table-column table:style-name="co3" table:default-cell-style-name="ce3"/>
        <table:table-column table:style-name="co3" table:default-cell-style-name="ce14"/>
        <table:table-column table:style-name="co3" table:default-cell-style-name="ce7"/>
        <table:table-column table:style-name="co3" table:default-cell-style-name="ce3"/>
        <table:table-column table:style-name="co4" table:default-cell-style-name="ce17"/>
        <table:table-column table:style-name="co2" table:number-columns-repeated="17" table:default-cell-style-name="Default"/>
        <table:table-column table:style-name="co5" table:default-cell-style-name="ce2"/>
        <table:table-column table:style-name="co2" table:number-columns-repeated="975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3"/>
          <table:table-cell table:style-name="ce18" office:value-type="string" calcext:value-type="string">
            <text:p>a=</text:p>
          </table:table-cell>
          <table:table-cell table:style-name="ce2" office:value-type="float" office:value="2.97314" calcext:value-type="float">
            <text:p>2.97314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2.12388" calcext:value-type="float">
            <text:p>2.12388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3.69518" calcext:value-type="float">
            <text:p>3.69518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064987" calcext:value-type="float">
            <text:p>0.064987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259161" calcext:value-type="float">
            <text:p>0.259161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0497752" calcext:value-type="float">
            <text:p>0.0497752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2.90329" calcext:value-type="float">
            <text:p>2.90329</text:p>
          </table:table-cell>
          <table:table-cell/>
          <table:table-cell table:style-name="ce2" office:value-type="string" calcext:value-type="string">
            <text:p>LN(N):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1.74314" calcext:value-type="float">
            <text:p>1.74314</text:p>
          </table:table-cell>
          <table:table-cell table:number-columns-repeated="3"/>
          <table:table-cell table:style-name="ce18"/>
          <table:table-cell table:style-name="ce2" office:value-type="string" calcext:value-type="string">
            <text:p>phi:</text:p>
          </table:table-cell>
          <table:table-cell table:style-name="ce18" office:value-type="float" office:value="1.56383" calcext:value-type="float">
            <text:p>1.56383</text:p>
          </table:table-cell>
          <table:table-cell/>
          <table:table-cell table:style-name="ce18" office:value-type="string" calcext:value-type="string">
            <text:p>a=</text:p>
          </table:table-cell>
          <table:table-cell table:style-name="ce2" office:value-type="float" office:value="2.34139" calcext:value-type="float">
            <text:p>2.3413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# Chapter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TTR</text:p>
          </table:table-cell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1/N</text:p>
          </table:table-cell>
          <table:table-cell table:style-name="ce2" office:value-type="string" calcext:value-type="string">
            <text:p>N2</text:p>
          </table:table-cell>
          <table:table-cell office:value-type="string" calcext:value-type="string">
            <text:p>N2/N</text:p>
          </table:table-cell>
          <table:table-cell office:value-type="string" calcext:value-type="string">
            <text:p>N1/N2</text:p>
          </table:table-cell>
          <table:table-cell table:style-name="ce2" office:value-type="string" calcext:value-type="string">
            <text:p>Entropy</text:p>
          </table:table-cell>
          <table:table-cell office:value-type="string" calcext:value-type="string">
            <text:p>S/lnN</text:p>
          </table:table-cell>
          <table:table-cell office:value-type="string" calcext:value-type="string">
            <text:p>S/sqrtlnN</text:p>
          </table:table-cell>
          <table:table-cell office:value-type="string" calcext:value-type="string">
            <text:p>S/W</text:p>
          </table:table-cell>
          <table:table-cell office:value-type="string" calcext:value-type="string">
            <text:p>h-point</text:p>
          </table:table-cell>
          <table:table-cell office:value-type="string" calcext:value-type="string">
            <text:p>a-scaling</text:p>
          </table:table-cell>
          <table:table-cell office:value-type="string" calcext:value-type="string">
            <text:p>RRate</text:p>
          </table:table-cell>
          <table:table-cell office:value-type="string" calcext:value-type="string">
            <text:p>RelR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alph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sZipf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Zip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</text:p>
          </table:table-cell>
          <table:table-cell table:style-name="ce13" office:value-type="string" calcext:value-type="string">
            <text:p>L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K</text:p>
          </table:table-cell>
          <table:table-cell table:style-name="ce1" table:number-columns-repeated="2"/>
          <table:table-cell table:style-name="ce1" office:value-type="float" office:value="0.62" calcext:value-type="float">
            <text:p>0.62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781051" calcext:value-type="float">
            <text:p>0.781051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-0.177929" calcext:value-type="float">
            <text:p>-0.177929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724053" calcext:value-type="float">
            <text:p>0.724053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976197" calcext:value-type="float">
            <text:p>0.976197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526681" calcext:value-type="float">
            <text:p>0.526681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1.02816" calcext:value-type="float">
            <text:p>1.02816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794496" calcext:value-type="float">
            <text:p>0.794496</text:p>
          </table:table-cell>
          <table:table-cell table:style-name="ce1" table:number-columns-repeated="2"/>
          <table:table-cell table:style-name="ce18" office:value-type="string" calcext:value-type="string">
            <text:p>b=</text:p>
          </table:table-cell>
          <table:table-cell table:style-name="ce1" office:value-type="float" office:value="0.63747" calcext:value-type="float">
            <text:p>0.63747</text:p>
          </table:table-cell>
          <table:table-cell table:style-name="ce1" table:number-columns-repeated="3"/>
          <table:table-cell table:style-name="ce18"/>
          <table:table-cell table:style-name="ce1"/>
          <table:table-cell table:style-name="ce18" office:value-type="float" office:value="2.18976" calcext:value-type="float">
            <text:p>2.18976</text:p>
          </table:table-cell>
          <table:table-cell table:style-name="ce1"/>
          <table:table-cell table:style-name="ce18" office:value-type="string" calcext:value-type="string">
            <text:p>b=</text:p>
          </table:table-cell>
          <table:table-cell table:style-name="ce1" office:value-type="float" office:value="0.371884" calcext:value-type="float">
            <text:p>0.371884</text:p>
          </table:table-cell>
          <table:table-cell table:style-name="ce1" table:number-columns-repeated="963"/>
        </table:table-row>
        <table:table-row table:style-name="ro1">
          <table:table-cell office:value-type="string" calcext:value-type="string">
            <text:p>Chapter0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71" calcext:value-type="float">
            <text:p>271</text:p>
          </table:table-cell>
          <table:table-cell office:value-type="float" office:value="0.760147601476015" calcext:value-type="float">
            <text:p>0.760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0.660516605166052" calcext:value-type="float">
            <text:p>0.660516605166052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0.044280442804428" calcext:value-type="float">
            <text:p>0.04428</text:p>
          </table:table-cell>
          <table:table-cell office:value-type="float" office:value="14.9166666666667" calcext:value-type="float">
            <text:p>14.92</text:p>
          </table:table-cell>
          <table:table-cell table:style-name="ce2" office:value-type="float" office:value="5.13099148594627" calcext:value-type="float">
            <text:p>5.13099148594627</text:p>
          </table:table-cell>
          <table:table-cell office:value-type="float" office:value="0.915901938177838" calcext:value-type="float">
            <text:p>0.9159</text:p>
          </table:table-cell>
          <table:table-cell office:value-type="float" office:value="2.16782957050414" calcext:value-type="float">
            <text:p>2.1678</text:p>
          </table:table-cell>
          <table:table-cell office:value-type="float" office:value="1.22945407009911" calcext:value-type="float">
            <text:p>1.2295</text:p>
          </table:table-cell>
          <table:table-cell office:value-type="float" office:value="4" calcext:value-type="float">
            <text:p>4.0</text:p>
          </table:table-cell>
          <table:table-cell office:value-type="float" office:value="16.9375" calcext:value-type="float">
            <text:p>16.94</text:p>
          </table:table-cell>
          <table:table-cell office:value-type="float" office:value="0.00872809466102038" calcext:value-type="float">
            <text:p>0.008728</text:p>
          </table:table-cell>
          <table:table-cell office:value-type="float" office:value="0.99610737804795" calcext:value-type="float">
            <text:p>0.996107</text:p>
          </table:table-cell>
          <table:table-cell office:value-type="float" office:value="1.03836" calcext:value-type="float">
            <text:p>1.038</text:p>
          </table:table-cell>
          <table:table-cell office:value-type="float" office:value="0.3201" calcext:value-type="float">
            <text:p>0.320</text:p>
          </table:table-cell>
          <table:table-cell office:value-type="float" office:value="13.4868" calcext:value-type="float">
            <text:p>13.5</text:p>
          </table:table-cell>
          <table:table-cell office:value-type="float" office:value="2.545" calcext:value-type="float">
            <text:p>2.5</text:p>
          </table:table-cell>
          <table:table-cell office:value-type="float" office:value="0.464415609971218" calcext:value-type="float">
            <text:p>0.464</text:p>
          </table:table-cell>
          <table:table-cell office:value-type="float" office:value="0.405535" calcext:value-type="float">
            <text:p>0.406</text:p>
          </table:table-cell>
          <table:table-cell office:value-type="float" office:value="0.01888" calcext:value-type="float">
            <text:p>0.019</text:p>
          </table:table-cell>
          <table:table-cell office:value-type="float" office:value="6.53982" calcext:value-type="float">
            <text:p>6.5</text:p>
          </table:table-cell>
          <table:table-cell office:value-type="float" office:value="0.4979" calcext:value-type="float">
            <text:p>0.5</text:p>
          </table:table-cell>
          <table:table-cell office:value-type="float" office:value="0.949725963718292" calcext:value-type="float">
            <text:p>0.950</text:p>
          </table:table-cell>
          <table:table-cell office:value-type="float" office:value="215.133325560164" calcext:value-type="float">
            <text:p>215.1</text:p>
          </table:table-cell>
          <table:table-cell office:value-type="float" office:value="1.931412452146" calcext:value-type="float">
            <text:p>1.93</text:p>
          </table:table-cell>
          <table:table-cell office:value-type="float" office:value="1.86407613856738" calcext:value-type="float">
            <text:p>1.864</text:p>
          </table:table-cell>
          <table:table-cell office:value-type="float" office:value="0.00503805776065141" calcext:value-type="float">
            <text:p>0.00504</text:p>
          </table:table-cell>
          <table:table-cell table:style-name="ce2" office:value-type="string" calcext:value-type="string">
            <text:p>a-scaling</text:p>
          </table:table-cell>
          <table:table-cell table:style-name="ce2" table:formula="of:=CORREL([.O3:.O23];[.C3:.C23])" office:value-type="float" office:value="-0.551854545692192" calcext:value-type="float">
            <text:p>-0.551854545692192</text:p>
          </table:table-cell>
          <table:table-cell table:style-name="ce2" table:formula="of:=[.J3]/POWER(LN([.C3]);[.$AH$2])" office:value-type="float" office:value="1.76288043604459" calcext:value-type="float">
            <text:p>1.76288043604459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$AJ$1]*POWER([.$C3];[.$AJ$2])" office:value-type="float" office:value="236.313459171697" calcext:value-type="float">
            <text:p>236.313459171697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L$1]*POWER([.$C3];[.AL$2])" office:value-type="float" office:value="0.783852201364153" calcext:value-type="float">
            <text:p>0.783852201364153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N$1]*POWER([.$C3];[.AN$2])" office:value-type="float" office:value="213.419605412111" calcext:value-type="float">
            <text:p>213.419605412111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P$1]*POWER([.$C3];[.AP$2])" office:value-type="float" office:value="15.4128805240127" calcext:value-type="float">
            <text:p>15.4128805240127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R$1]*POWER([.$C3];[.AR$2])" office:value-type="float" office:value="4.95414080877475" calcext:value-type="float">
            <text:p>4.95414080877475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T$1]*POWER([.$C3];[.AT$2])" office:value-type="float" office:value="15.7940940510498" calcext:value-type="float">
            <text:p>15.7940940510498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V$1]*POWER([.$C3];[.AV$2])" office:value-type="float" office:value="248.813985580492" calcext:value-type="float">
            <text:p>248.813985580492</text:p>
          </table:table-cell>
          <table:table-cell/>
          <table:table-cell table:style-name="ce2" table:formula="of:=LN([.C3])" office:value-type="float" office:value="5.6021188208797" calcext:value-type="float">
            <text:p>5.6021188208797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Z$1]*POWER([.$AX3];[.AZ$2])" office:value-type="float" office:value="5.22858797386032" calcext:value-type="float">
            <text:p>5.22858797386032</text:p>
          </table:table-cell>
          <table:table-cell/>
          <table:table-cell table:style-name="ce2" table:formula="of:=[.AB3]*LN([.C3])*LN([.C3])/[.C3]" office:value-type="float" office:value="24.9139754243041" calcext:value-type="float">
            <text:p>24.9139754243041</text:p>
          </table:table-cell>
          <table:table-cell/>
          <table:table-cell table:style-name="ce18"/>
          <table:table-cell/>
          <table:table-cell table:style-name="ce18" office:value-type="float" office:value="0.356238" calcext:value-type="float">
            <text:p>0.356238</text:p>
          </table:table-cell>
          <table:table-cell table:style-name="ce2" table:formula="of:=[.BF$1]+[.BF$2]/POWER([.$C3];[.BF$3])" office:value-type="float" office:value="1.86146253549746" calcext:value-type="float">
            <text:p>1.86146253549746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0.5*PI()+[.BI$1]/POWER([.$C3];[.BI$2])" office:value-type="float" office:value="1.86233180092154" calcext:value-type="float">
            <text:p>1.8623318009215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508" calcext:value-type="float">
            <text:p>508</text:p>
          </table:table-cell>
          <table:table-cell office:value-type="float" office:value="0.698818897637795" calcext:value-type="float">
            <text:p>0.699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0.584645669291339" calcext:value-type="float">
            <text:p>0.584645669291339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0.0669291338582677" calcext:value-type="float">
            <text:p>0.06693</text:p>
          </table:table-cell>
          <table:table-cell office:value-type="float" office:value="8.73529411764706" calcext:value-type="float">
            <text:p>8.74</text:p>
          </table:table-cell>
          <table:table-cell table:style-name="ce2" office:value-type="float" office:value="5.56222298776743" calcext:value-type="float">
            <text:p>5.56222298776743</text:p>
          </table:table-cell>
          <table:table-cell office:value-type="float" office:value="0.892743688359625" calcext:value-type="float">
            <text:p>0.8927</text:p>
          </table:table-cell>
          <table:table-cell office:value-type="float" office:value="2.22837148284979" calcext:value-type="float">
            <text:p>2.2284</text:p>
          </table:table-cell>
          <table:table-cell office:value-type="float" office:value="1.18700784267658" calcext:value-type="float">
            <text:p>1.1870</text:p>
          </table:table-cell>
          <table:table-cell office:value-type="float" office:value="6" calcext:value-type="float">
            <text:p>6.0</text:p>
          </table:table-cell>
          <table:table-cell office:value-type="float" office:value="14.1111111111111" calcext:value-type="float">
            <text:p>14.11</text:p>
          </table:table-cell>
          <table:table-cell office:value-type="float" office:value="0.00750976501953002" calcext:value-type="float">
            <text:p>0.007510</text:p>
          </table:table-cell>
          <table:table-cell office:value-type="float" office:value="0.995293879712053" calcext:value-type="float">
            <text:p>0.995294</text:p>
          </table:table-cell>
          <table:table-cell office:value-type="float" office:value="1.82272" calcext:value-type="float">
            <text:p>1.823</text:p>
          </table:table-cell>
          <table:table-cell office:value-type="float" office:value="0.09024" calcext:value-type="float">
            <text:p>0.090</text:p>
          </table:table-cell>
          <table:table-cell office:value-type="float" office:value="38.8257" calcext:value-type="float">
            <text:p>38.8</text:p>
          </table:table-cell>
          <table:table-cell office:value-type="float" office:value="1.146" calcext:value-type="float">
            <text:p>1.1</text:p>
          </table:table-cell>
          <table:table-cell office:value-type="float" office:value="0.587287263316455" calcext:value-type="float">
            <text:p>0.587</text:p>
          </table:table-cell>
          <table:table-cell office:value-type="float" office:value="0.458283" calcext:value-type="float">
            <text:p>0.458</text:p>
          </table:table-cell>
          <table:table-cell office:value-type="float" office:value="0.009952" calcext:value-type="float">
            <text:p>0.010</text:p>
          </table:table-cell>
          <table:table-cell office:value-type="float" office:value="10.7374" calcext:value-type="float">
            <text:p>10.7</text:p>
          </table:table-cell>
          <table:table-cell office:value-type="float" office:value="0.4572" calcext:value-type="float">
            <text:p>0.5</text:p>
          </table:table-cell>
          <table:table-cell office:value-type="float" office:value="0.933277131281417" calcext:value-type="float">
            <text:p>0.933</text:p>
          </table:table-cell>
          <table:table-cell office:value-type="float" office:value="374.229154154356" calcext:value-type="float">
            <text:p>374.2</text:p>
          </table:table-cell>
          <table:table-cell office:value-type="float" office:value="1.99333285099405" calcext:value-type="float">
            <text:p>1.99</text:p>
          </table:table-cell>
          <table:table-cell office:value-type="float" office:value="1.80141689480975" calcext:value-type="float">
            <text:p>1.801</text:p>
          </table:table-cell>
          <table:table-cell office:value-type="float" office:value="0.00554126108252216" calcext:value-type="float">
            <text:p>0.00554</text:p>
          </table:table-cell>
          <table:table-cell table:style-name="ce15" office:value-type="string" calcext:value-type="string">
            <text:p>RelRR</text:p>
          </table:table-cell>
          <table:table-cell table:style-name="ce2" table:formula="of:=PEARSON([.Q$3:.Q$23];[.$C$3:.$C$23])" office:value-type="float" office:value="0.0268448882761322" calcext:value-type="float">
            <text:p>0.026844888276132</text:p>
          </table:table-cell>
          <table:table-cell table:style-name="ce2" table:formula="of:=[.J4]/POWER(LN([.C4]);[.$AH$2])" office:value-type="float" office:value="1.78914277571186" calcext:value-type="float">
            <text:p>1.78914277571186</text:p>
          </table:table-cell>
          <table:table-cell table:style-name="ce2" table:formula="of:=RSQ([.B$3:.B$23];[.AJ$3:.AJ$23])" office:value-type="float" office:value="0.999473111949605" calcext:value-type="float">
            <text:p>0.999473111949605</text:p>
          </table:table-cell>
          <table:table-cell table:style-name="ce2" table:formula="of:=[.$AJ$1]*POWER([.$C4];[.$AJ$2])" office:value-type="float" office:value="386.040543336982" calcext:value-type="float">
            <text:p>386.040543336982</text:p>
          </table:table-cell>
          <table:table-cell table:style-name="ce2" table:formula="of:=RSQ([.D$3:.D$23];[.AL$3:.AL$23])" office:value-type="float" office:value="0.983832684969564" calcext:value-type="float">
            <text:p>0.983832684969564</text:p>
          </table:table-cell>
          <table:table-cell table:style-name="ce2" table:formula="of:=[.AL$1]*POWER([.$C4];[.AL$2])" office:value-type="float" office:value="0.700935975735921" calcext:value-type="float">
            <text:p>0.700935975735921</text:p>
          </table:table-cell>
          <table:table-cell table:style-name="ce2" table:formula="of:=RSQ([.E$3:.E$23];[.AN$3:.AN$23])" office:value-type="float" office:value="0.998505589999381" calcext:value-type="float">
            <text:p>0.998505589999381</text:p>
          </table:table-cell>
          <table:table-cell table:style-name="ce2" table:formula="of:=[.AN$1]*POWER([.$C4];[.AN$2])" office:value-type="float" office:value="336.375485123453" calcext:value-type="float">
            <text:p>336.375485123453</text:p>
          </table:table-cell>
          <table:table-cell table:style-name="ce2" table:formula="of:=RSQ([.G$3:.G$23];[.AP$3:.AP$23])" office:value-type="float" office:value="0.997881330177358" calcext:value-type="float">
            <text:p>0.997881330177358</text:p>
          </table:table-cell>
          <table:table-cell table:style-name="ce2" table:formula="of:=[.AP$1]*POWER([.$C4];[.AP$2])" office:value-type="float" office:value="28.4631215481696" calcext:value-type="float">
            <text:p>28.4631215481696</text:p>
          </table:table-cell>
          <table:table-cell table:style-name="ce2" table:formula="of:=RSQ([.N$3:.N$23];[.AR$3:.AR$23])" office:value-type="float" office:value="0.994541858240516" calcext:value-type="float">
            <text:p>0.994541858240516</text:p>
          </table:table-cell>
          <table:table-cell table:style-name="ce2" table:formula="of:=[.AR$1]*POWER([.$C4];[.AR$2])" office:value-type="float" office:value="6.89757851741467" calcext:value-type="float">
            <text:p>6.89757851741467</text:p>
          </table:table-cell>
          <table:table-cell table:style-name="ce2" table:formula="of:=RSQ([.T$3:.T$23];[.AT$3:.AT$23])" office:value-type="float" office:value="0.997377754314477" calcext:value-type="float">
            <text:p>0.997377754314477</text:p>
          </table:table-cell>
          <table:table-cell table:style-name="ce2" table:formula="of:=[.AT$1]*POWER([.$C4];[.AT$2])" office:value-type="float" office:value="30.1351840425016" calcext:value-type="float">
            <text:p>30.1351840425016</text:p>
          </table:table-cell>
          <table:table-cell table:style-name="ce2" table:formula="of:=RSQ([.AB$3:.AB$23];[.AV$3:.AV$23])" office:value-type="float" office:value="0.999420103847326" calcext:value-type="float">
            <text:p>0.999420103847326</text:p>
          </table:table-cell>
          <table:table-cell table:style-name="ce2" table:formula="of:=[.AV$1]*POWER([.$C4];[.AV$2])" office:value-type="float" office:value="409.909812048189" calcext:value-type="float">
            <text:p>409.909812048189</text:p>
          </table:table-cell>
          <table:table-cell/>
          <table:table-cell table:style-name="ce2" table:formula="of:=LN([.C4])" office:value-type="float" office:value="6.23048144757848" calcext:value-type="float">
            <text:p>6.23048144757848</text:p>
          </table:table-cell>
          <table:table-cell table:style-name="ce2" table:formula="of:=RSQ([.J$3:.J$23];[.AZ$3:.AZ$23])" office:value-type="float" office:value="0.991193056598264" calcext:value-type="float">
            <text:p>0.991193056598264</text:p>
          </table:table-cell>
          <table:table-cell table:style-name="ce2" table:formula="of:=[.AZ$1]*POWER([.$AX4];[.AZ$2])" office:value-type="float" office:value="5.59520441584708" calcext:value-type="float">
            <text:p>5.59520441584708</text:p>
          </table:table-cell>
          <table:table-cell/>
          <table:table-cell table:style-name="ce2" table:formula="of:=[.AB4]*LN([.C4])*LN([.C4])/[.C4]" office:value-type="float" office:value="28.5967790623088" calcext:value-type="float">
            <text:p>28.5967790623088</text:p>
          </table:table-cell>
          <table:table-cell/>
          <table:table-cell table:style-name="ce18"/>
          <table:table-cell/>
          <table:table-cell table:style-name="ce19" table:formula="of:=RSQ([.AD$3:.AD$23];[.BG$3:.BG$23])" office:value-type="float" office:value="0.982624497675328" calcext:value-type="float">
            <text:p>0.982624497675328</text:p>
          </table:table-cell>
          <table:table-cell table:style-name="ce2" table:formula="of:=[.BF$1]+[.BF$2]/POWER([.$C4];[.BF$3])" office:value-type="float" office:value="1.80176867629428" calcext:value-type="float">
            <text:p>1.80176867629428</text:p>
          </table:table-cell>
          <table:table-cell table:style-name="ce2" table:formula="of:=RSQ([.AD$3:.AD$23];[.BI$3:.BI$23])" office:value-type="float" office:value="0.982569753664197" calcext:value-type="float">
            <text:p>0.982569753664197</text:p>
          </table:table-cell>
          <table:table-cell table:style-name="ce2" table:formula="of:=0.5*PI()+[.BI$1]/POWER([.$C4];[.BI$2])" office:value-type="float" office:value="1.80158066796207" calcext:value-type="float">
            <text:p>1.8015806679620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2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799" calcext:value-type="float">
            <text:p>799</text:p>
          </table:table-cell>
          <table:table-cell office:value-type="float" office:value="0.648310387984981" calcext:value-type="float">
            <text:p>0.648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0.530663329161452" calcext:value-type="float">
            <text:p>0.530663329161452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0.0638297872340425" calcext:value-type="float">
            <text:p>0.06383</text:p>
          </table:table-cell>
          <table:table-cell office:value-type="float" office:value="8.31372549019608" calcext:value-type="float">
            <text:p>8.31</text:p>
          </table:table-cell>
          <table:table-cell table:style-name="ce2" office:value-type="float" office:value="5.8277698764912" calcext:value-type="float">
            <text:p>5.8277698764912</text:p>
          </table:table-cell>
          <table:table-cell office:value-type="float" office:value="0.871981915054719" calcext:value-type="float">
            <text:p>0.8720</text:p>
          </table:table-cell>
          <table:table-cell office:value-type="float" office:value="2.25426483302229" calcext:value-type="float">
            <text:p>2.2543</text:p>
          </table:table-cell>
          <table:table-cell office:value-type="float" office:value="1.15135423407767" calcext:value-type="float">
            <text:p>1.1514</text:p>
          </table:table-cell>
          <table:table-cell office:value-type="float" office:value="9" calcext:value-type="float">
            <text:p>9.0</text:p>
          </table:table-cell>
          <table:table-cell office:value-type="float" office:value="9.8641975308642" calcext:value-type="float">
            <text:p>9.86</text:p>
          </table:table-cell>
          <table:table-cell office:value-type="float" office:value="0.00787436109905855" calcext:value-type="float">
            <text:p>0.007874</text:p>
          </table:table-cell>
          <table:table-cell office:value-type="float" office:value="0.994044644005199" calcext:value-type="float">
            <text:p>0.994045</text:p>
          </table:table-cell>
          <table:table-cell office:value-type="float" office:value="1.65128" calcext:value-type="float">
            <text:p>1.651</text:p>
          </table:table-cell>
          <table:table-cell office:value-type="float" office:value="0.09023" calcext:value-type="float">
            <text:p>0.090</text:p>
          </table:table-cell>
          <table:table-cell office:value-type="float" office:value="59.0528" calcext:value-type="float">
            <text:p>59.1</text:p>
          </table:table-cell>
          <table:table-cell office:value-type="float" office:value="2.065" calcext:value-type="float">
            <text:p>2.1</text:p>
          </table:table-cell>
          <table:table-cell office:value-type="float" office:value="0.610236674639819" calcext:value-type="float">
            <text:p>0.610</text:p>
          </table:table-cell>
          <table:table-cell office:value-type="float" office:value="0.514743" calcext:value-type="float">
            <text:p>0.515</text:p>
          </table:table-cell>
          <table:table-cell office:value-type="float" office:value="0.006819" calcext:value-type="float">
            <text:p>0.007</text:p>
          </table:table-cell>
          <table:table-cell office:value-type="float" office:value="17.4303" calcext:value-type="float">
            <text:p>17.4</text:p>
          </table:table-cell>
          <table:table-cell office:value-type="float" office:value="0.5185" calcext:value-type="float">
            <text:p>0.5</text:p>
          </table:table-cell>
          <table:table-cell office:value-type="float" office:value="0.915792658713457" calcext:value-type="float">
            <text:p>0.916</text:p>
          </table:table-cell>
          <table:table-cell office:value-type="float" office:value="561.139778745669" calcext:value-type="float">
            <text:p>561.1</text:p>
          </table:table-cell>
          <table:table-cell office:value-type="float" office:value="2.03846615462229" calcext:value-type="float">
            <text:p>2.04</text:p>
          </table:table-cell>
          <table:table-cell office:value-type="float" office:value="1.75356736542445" calcext:value-type="float">
            <text:p>1.754</text:p>
          </table:table-cell>
          <table:table-cell office:value-type="float" office:value="0.00662279664348897" calcext:value-type="float">
            <text:p>0.00662</text:p>
          </table:table-cell>
          <table:table-cell table:style-name="ce2" office:value-type="string" calcext:value-type="string">
            <text:p>alpha</text:p>
          </table:table-cell>
          <table:table-cell table:style-name="ce2" table:formula="of:=PEARSON([.R$3:.R$23];[.$C$3:.$C$23])" office:value-type="float" office:value="0.455934961393857" calcext:value-type="float">
            <text:p>0.455934961393857</text:p>
          </table:table-cell>
          <table:table-cell table:style-name="ce2" table:formula="of:=[.J5]/POWER(LN([.C5]);[.$AH$2])" office:value-type="float" office:value="1.79475654606418" calcext:value-type="float">
            <text:p>1.79475654606418</text:p>
          </table:table-cell>
          <table:table-cell table:style-name="ce2" office:value-type="string" calcext:value-type="string">
            <text:p>V(N)</text:p>
          </table:table-cell>
          <table:table-cell table:style-name="ce2" table:formula="of:=[.$AJ$1]*POWER([.$C5];[.$AJ$2])" office:value-type="float" office:value="549.860375593082" calcext:value-type="float">
            <text:p>549.860375593082</text:p>
          </table:table-cell>
          <table:table-cell table:style-name="ce2" office:value-type="string" calcext:value-type="string">
            <text:p>TTR(N)</text:p>
          </table:table-cell>
          <table:table-cell table:style-name="ce2" table:formula="of:=[.AL$1]*POWER([.$C5];[.AL$2])" office:value-type="float" office:value="0.646670023187169" calcext:value-type="float">
            <text:p>0.646670023187169</text:p>
          </table:table-cell>
          <table:table-cell table:style-name="ce2" office:value-type="string" calcext:value-type="string">
            <text:p>N1(N)</text:p>
          </table:table-cell>
          <table:table-cell table:style-name="ce2" table:formula="of:=[.AN$1]*POWER([.$C5];[.AN$2])" office:value-type="float" office:value="466.910135846344" calcext:value-type="float">
            <text:p>466.910135846344</text:p>
          </table:table-cell>
          <table:table-cell table:style-name="ce2" office:value-type="string" calcext:value-type="string">
            <text:p>N2(N)</text:p>
          </table:table-cell>
          <table:table-cell table:style-name="ce2" table:formula="of:=[.AP$1]*POWER([.$C5];[.AP$2])" office:value-type="float" office:value="44.2877837019145" calcext:value-type="float">
            <text:p>44.2877837019145</text:p>
          </table:table-cell>
          <table:table-cell table:style-name="ce2" office:value-type="string" calcext:value-type="string">
            <text:p>h-point(N)</text:p>
          </table:table-cell>
          <table:table-cell table:style-name="ce2" table:formula="of:=[.AR$1]*POWER([.$C5];[.AR$2])" office:value-type="float" office:value="8.7555994907095" calcext:value-type="float">
            <text:p>8.7555994907095</text:p>
          </table:table-cell>
          <table:table-cell table:style-name="ce2" office:value-type="string" calcext:value-type="string">
            <text:p>T(N)</text:p>
          </table:table-cell>
          <table:table-cell table:style-name="ce2" table:formula="of:=[.AT$1]*POWER([.$C5];[.AT$2])" office:value-type="float" office:value="48.0059988451882" calcext:value-type="float">
            <text:p>48.0059988451882</text:p>
          </table:table-cell>
          <table:table-cell table:style-name="ce2" office:value-type="string" calcext:value-type="string">
            <text:p>L(N)</text:p>
          </table:table-cell>
          <table:table-cell table:style-name="ce2" table:formula="of:=[.AV$1]*POWER([.$C5];[.AV$2])" office:value-type="float" office:value="587.424727660808" calcext:value-type="float">
            <text:p>587.424727660808</text:p>
          </table:table-cell>
          <table:table-cell/>
          <table:table-cell table:style-name="ce2" table:formula="of:=LN([.C5])" office:value-type="float" office:value="6.68336094576627" calcext:value-type="float">
            <text:p>6.68336094576627</text:p>
          </table:table-cell>
          <table:table-cell table:style-name="ce2" office:value-type="string" calcext:value-type="string">
            <text:p>S(lnN)</text:p>
          </table:table-cell>
          <table:table-cell table:style-name="ce2" table:formula="of:=[.AZ$1]*POWER([.$AX5];[.AZ$2])" office:value-type="float" office:value="5.85115736184504" calcext:value-type="float">
            <text:p>5.85115736184504</text:p>
          </table:table-cell>
          <table:table-cell/>
          <table:table-cell table:style-name="ce2" table:formula="of:=[.AB5]*LN([.C5])*LN([.C5])/[.C5]" office:value-type="float" office:value="31.3699705033414" calcext:value-type="float">
            <text:p>31.3699705033414</text:p>
          </table:table-cell>
          <table:table-cell table:number-columns-repeated="4"/>
          <table:table-cell table:style-name="ce2" table:formula="of:=[.BF$1]+[.BF$2]/POWER([.$C5];[.BF$3])" office:value-type="float" office:value="1.76631789179749" calcext:value-type="float">
            <text:p>1.76631789179749</text:p>
          </table:table-cell>
          <table:table-cell table:style-name="ce2" office:value-type="string" calcext:value-type="string">
            <text:p>phi</text:p>
          </table:table-cell>
          <table:table-cell table:style-name="ce2" table:formula="of:=0.5*PI()+[.BI$1]/POWER([.$C5];[.BI$2])" office:value-type="float" office:value="1.76580909748389" calcext:value-type="float">
            <text:p>1.7658090974838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3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1169" calcext:value-type="float">
            <text:p>1169</text:p>
          </table:table-cell>
          <table:table-cell office:value-type="float" office:value="0.620188195038494" calcext:value-type="float">
            <text:p>0.620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0.511548331907613" calcext:value-type="float">
            <text:p>0.511548331907613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0.0530367835757057" calcext:value-type="float">
            <text:p>0.05304</text:p>
          </table:table-cell>
          <table:table-cell office:value-type="float" office:value="9.64516129032258" calcext:value-type="float">
            <text:p>9.65</text:p>
          </table:table-cell>
          <table:table-cell table:style-name="ce2" office:value-type="float" office:value="6.10413024282351" calcext:value-type="float">
            <text:p>6.10413024282351</text:p>
          </table:table-cell>
          <table:table-cell office:value-type="float" office:value="0.864129846061986" calcext:value-type="float">
            <text:p>0.8641</text:p>
          </table:table-cell>
          <table:table-cell office:value-type="float" office:value="2.2966848123052" calcext:value-type="float">
            <text:p>2.2967</text:p>
          </table:table-cell>
          <table:table-cell office:value-type="float" office:value="1.13438056160544" calcext:value-type="float">
            <text:p>1.1344</text:p>
          </table:table-cell>
          <table:table-cell office:value-type="float" office:value="10" calcext:value-type="float">
            <text:p>10.0</text:p>
          </table:table-cell>
          <table:table-cell office:value-type="float" office:value="11.69" calcext:value-type="float">
            <text:p>11.69</text:p>
          </table:table-cell>
          <table:table-cell office:value-type="float" office:value="0.00627341187111281" calcext:value-type="float">
            <text:p>0.006273</text:p>
          </table:table-cell>
          <table:table-cell office:value-type="float" office:value="0.995099138664977" calcext:value-type="float">
            <text:p>0.995099</text:p>
          </table:table-cell>
          <table:table-cell office:value-type="float" office:value="1.52915" calcext:value-type="float">
            <text:p>1.529</text:p>
          </table:table-cell>
          <table:table-cell office:value-type="float" office:value="0.06085" calcext:value-type="float">
            <text:p>0.061</text:p>
          </table:table-cell>
          <table:table-cell office:value-type="float" office:value="69.9822" calcext:value-type="float">
            <text:p>70.0</text:p>
          </table:table-cell>
          <table:table-cell office:value-type="float" office:value="1.883" calcext:value-type="float">
            <text:p>1.9</text:p>
          </table:table-cell>
          <table:table-cell office:value-type="float" office:value="0.6014012856304" calcext:value-type="float">
            <text:p>0.601</text:p>
          </table:table-cell>
          <table:table-cell office:value-type="float" office:value="0.648372" calcext:value-type="float">
            <text:p>0.648</text:p>
          </table:table-cell>
          <table:table-cell office:value-type="float" office:value="0.006127" calcext:value-type="float">
            <text:p>0.006</text:p>
          </table:table-cell>
          <table:table-cell office:value-type="float" office:value="41.2669" calcext:value-type="float">
            <text:p>41.3</text:p>
          </table:table-cell>
          <table:table-cell office:value-type="float" office:value="1.047" calcext:value-type="float">
            <text:p>1.0</text:p>
          </table:table-cell>
          <table:table-cell office:value-type="float" office:value="0.814265969922919" calcext:value-type="float">
            <text:p>0.814</text:p>
          </table:table-cell>
          <table:table-cell office:value-type="float" office:value="777.187088185387" calcext:value-type="float">
            <text:p>777.2</text:p>
          </table:table-cell>
          <table:table-cell office:value-type="float" office:value="2.0395772686251" calcext:value-type="float">
            <text:p>2.04</text:p>
          </table:table-cell>
          <table:table-cell office:value-type="float" office:value="1.73442098231889" calcext:value-type="float">
            <text:p>1.734</text:p>
          </table:table-cell>
          <table:table-cell office:value-type="float" office:value="0.00541797987795642" calcext:value-type="float">
            <text:p>0.00542</text:p>
          </table:table-cell>
          <table:table-cell table:style-name="ce9" office:value-type="string" calcext:value-type="string">
            <text:p>S/sqrtlnN</text:p>
          </table:table-cell>
          <table:table-cell table:style-name="ce2" table:formula="of:=PEARSON([.L$3:.L$23];[.$C$3:.$C$23])" office:value-type="float" office:value="0.672279393936337" calcext:value-type="float">
            <text:p>0.672279393936337</text:p>
          </table:table-cell>
          <table:table-cell table:style-name="ce2" table:formula="of:=[.J6]/POWER(LN([.C6]);[.$AH$2])" office:value-type="float" office:value="1.81641895026698" calcext:value-type="float">
            <text:p>1.81641895026698</text:p>
          </table:table-cell>
          <table:table-cell/>
          <table:table-cell table:style-name="ce2" table:formula="of:=[.$AJ$1]*POWER([.$C6];[.$AJ$2])" office:value-type="float" office:value="740.175919056457" calcext:value-type="float">
            <text:p>740.175919056457</text:p>
          </table:table-cell>
          <table:table-cell/>
          <table:table-cell table:style-name="ce2" table:formula="of:=[.AL$1]*POWER([.$C6];[.AL$2])" office:value-type="float" office:value="0.604333692031355" calcext:value-type="float">
            <text:p>0.604333692031355</text:p>
          </table:table-cell>
          <table:table-cell/>
          <table:table-cell table:style-name="ce2" table:formula="of:=[.AN$1]*POWER([.$C6];[.AN$2])" office:value-type="float" office:value="615.029431468881" calcext:value-type="float">
            <text:p>615.029431468881</text:p>
          </table:table-cell>
          <table:table-cell/>
          <table:table-cell table:style-name="ce2" table:formula="of:=[.AP$1]*POWER([.$C6];[.AP$2])" office:value-type="float" office:value="64.2122386938371" calcext:value-type="float">
            <text:p>64.2122386938371</text:p>
          </table:table-cell>
          <table:table-cell/>
          <table:table-cell table:style-name="ce2" table:formula="of:=[.AR$1]*POWER([.$C6];[.AR$2])" office:value-type="float" office:value="10.6986569355168" calcext:value-type="float">
            <text:p>10.6986569355168</text:p>
          </table:table-cell>
          <table:table-cell/>
          <table:table-cell table:style-name="ce2" table:formula="of:=[.AT$1]*POWER([.$C6];[.AT$2])" office:value-type="float" office:value="70.9932701599019" calcext:value-type="float">
            <text:p>70.9932701599019</text:p>
          </table:table-cell>
          <table:table-cell/>
          <table:table-cell table:style-name="ce2" table:formula="of:=[.AV$1]*POWER([.$C6];[.AV$2])" office:value-type="float" office:value="794.798019208134" calcext:value-type="float">
            <text:p>794.798019208134</text:p>
          </table:table-cell>
          <table:table-cell/>
          <table:table-cell table:style-name="ce2" table:formula="of:=LN([.C6])" office:value-type="float" office:value="7.06390396147207" calcext:value-type="float">
            <text:p>7.06390396147207</text:p>
          </table:table-cell>
          <table:table-cell/>
          <table:table-cell table:style-name="ce2" table:formula="of:=[.AZ$1]*POWER([.$AX6];[.AZ$2])" office:value-type="float" office:value="6.06139865941142" calcext:value-type="float">
            <text:p>6.06139865941142</text:p>
          </table:table-cell>
          <table:table-cell/>
          <table:table-cell table:style-name="ce2" table:formula="of:=[.AB6]*LN([.C6])*LN([.C6])/[.C6]" office:value-type="float" office:value="33.1742136912041" calcext:value-type="float">
            <text:p>33.1742136912041</text:p>
          </table:table-cell>
          <table:table-cell table:number-columns-repeated="4"/>
          <table:table-cell table:style-name="ce2" table:formula="of:=[.BF$1]+[.BF$2]/POWER([.$C6];[.BF$3])" office:value-type="float" office:value="1.74064716071082" calcext:value-type="float">
            <text:p>1.74064716071082</text:p>
          </table:table-cell>
          <table:table-cell/>
          <table:table-cell table:style-name="ce2" table:formula="of:=0.5*PI()+[.BI$1]/POWER([.$C6];[.BI$2])" office:value-type="float" office:value="1.74007514854408" calcext:value-type="float">
            <text:p>1.7400751485440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4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float" office:value="1486" calcext:value-type="float">
            <text:p>1486</text:p>
          </table:table-cell>
          <table:table-cell office:value-type="float" office:value="0.592866756393001" calcext:value-type="float">
            <text:p>0.593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0.484522207267833" calcext:value-type="float">
            <text:p>0.484522207267833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0.0518169582772544" calcext:value-type="float">
            <text:p>0.05182</text:p>
          </table:table-cell>
          <table:table-cell office:value-type="float" office:value="9.35064935064935" calcext:value-type="float">
            <text:p>9.35</text:p>
          </table:table-cell>
          <table:table-cell table:style-name="ce2" office:value-type="float" office:value="6.24395469326427" calcext:value-type="float">
            <text:p>6.24395469326427</text:p>
          </table:table-cell>
          <table:table-cell office:value-type="float" office:value="0.85488618808995" calcext:value-type="float">
            <text:p>0.8549</text:p>
          </table:table-cell>
          <table:table-cell office:value-type="float" office:value="2.31038322066514" calcext:value-type="float">
            <text:p>2.3104</text:p>
          </table:table-cell>
          <table:table-cell office:value-type="float" office:value="1.11819728234112" calcext:value-type="float">
            <text:p>1.1182</text:p>
          </table:table-cell>
          <table:table-cell office:value-type="float" office:value="12.5" calcext:value-type="float">
            <text:p>12.5</text:p>
          </table:table-cell>
          <table:table-cell office:value-type="float" office:value="9.5104" calcext:value-type="float">
            <text:p>9.51</text:p>
          </table:table-cell>
          <table:table-cell office:value-type="float" office:value="0.00569514662647701" calcext:value-type="float">
            <text:p>0.005695</text:p>
          </table:table-cell>
          <table:table-cell office:value-type="float" office:value="0.995434745252357" calcext:value-type="float">
            <text:p>0.995435</text:p>
          </table:table-cell>
          <table:table-cell office:value-type="float" office:value="1.55721" calcext:value-type="float">
            <text:p>1.557</text:p>
          </table:table-cell>
          <table:table-cell office:value-type="float" office:value="0.05682" calcext:value-type="float">
            <text:p>0.057</text:p>
          </table:table-cell>
          <table:table-cell office:value-type="float" office:value="87.5386" calcext:value-type="float">
            <text:p>87.5</text:p>
          </table:table-cell>
          <table:table-cell office:value-type="float" office:value="2.209" calcext:value-type="float">
            <text:p>2.2</text:p>
          </table:table-cell>
          <table:table-cell office:value-type="float" office:value="0.612291324034515" calcext:value-type="float">
            <text:p>0.612</text:p>
          </table:table-cell>
          <table:table-cell office:value-type="float" office:value="0.717062" calcext:value-type="float">
            <text:p>0.717</text:p>
          </table:table-cell>
          <table:table-cell office:value-type="float" office:value="0.005398" calcext:value-type="float">
            <text:p>0.005</text:p>
          </table:table-cell>
          <table:table-cell office:value-type="float" office:value="67.1867" calcext:value-type="float">
            <text:p>67.2</text:p>
          </table:table-cell>
          <table:table-cell office:value-type="float" office:value="1.449" calcext:value-type="float">
            <text:p>1.4</text:p>
          </table:table-cell>
          <table:table-cell office:value-type="float" office:value="0.757080776496483" calcext:value-type="float">
            <text:p>0.757</text:p>
          </table:table-cell>
          <table:table-cell office:value-type="float" office:value="942.550357880934" calcext:value-type="float">
            <text:p>942.6</text:p>
          </table:table-cell>
          <table:table-cell office:value-type="float" office:value="2.01197002962865" calcext:value-type="float">
            <text:p>2.01</text:p>
          </table:table-cell>
          <table:table-cell office:value-type="float" office:value="1.7466185809786" calcext:value-type="float">
            <text:p>1.747</text:p>
          </table:table-cell>
          <table:table-cell office:value-type="float" office:value="0.00502219911638279" calcext:value-type="float">
            <text:p>0.00502</text:p>
          </table:table-cell>
          <table:table-cell table:style-name="ce2" office:value-type="string" calcext:value-type="string">
            <text:p>N2/N</text:p>
          </table:table-cell>
          <table:table-cell table:style-name="ce2" table:formula="of:=PEARSON([.H$3:.H$23];[.$C$3:.$C$23])" office:value-type="float" office:value="-0.24381054867879" calcext:value-type="float">
            <text:p>-0.24381054867879</text:p>
          </table:table-cell>
          <table:table-cell table:style-name="ce2" table:formula="of:=[.J7]/POWER(LN([.C7]);[.$AH$2])" office:value-type="float" office:value="1.81994326168818" calcext:value-type="float">
            <text:p>1.81994326168818</text:p>
          </table:table-cell>
          <table:table-cell/>
          <table:table-cell table:style-name="ce2" table:formula="of:=[.$AJ$1]*POWER([.$C7];[.$AJ$2])" office:value-type="float" office:value="892.737592521783" calcext:value-type="float">
            <text:p>892.737592521783</text:p>
          </table:table-cell>
          <table:table-cell/>
          <table:table-cell table:style-name="ce2" table:formula="of:=[.AL$1]*POWER([.$C7];[.AL$2])" office:value-type="float" office:value="0.579076366327474" calcext:value-type="float">
            <text:p>0.579076366327474</text:p>
          </table:table-cell>
          <table:table-cell/>
          <table:table-cell table:style-name="ce2" table:formula="of:=[.AN$1]*POWER([.$C7];[.AN$2])" office:value-type="float" office:value="731.720687349977" calcext:value-type="float">
            <text:p>731.720687349977</text:p>
          </table:table-cell>
          <table:table-cell/>
          <table:table-cell table:style-name="ce2" table:formula="of:=[.AP$1]*POWER([.$C7];[.AP$2])" office:value-type="float" office:value="81.1599432642809" calcext:value-type="float">
            <text:p>81.1599432642809</text:p>
          </table:table-cell>
          <table:table-cell/>
          <table:table-cell table:style-name="ce2" table:formula="of:=[.AR$1]*POWER([.$C7];[.AR$2])" office:value-type="float" office:value="12.1398042964429" calcext:value-type="float">
            <text:p>12.1398042964429</text:p>
          </table:table-cell>
          <table:table-cell/>
          <table:table-cell table:style-name="ce2" table:formula="of:=[.AT$1]*POWER([.$C7];[.AT$2])" office:value-type="float" office:value="90.8564728116381" calcext:value-type="float">
            <text:p>90.8564728116381</text:p>
          </table:table-cell>
          <table:table-cell/>
          <table:table-cell table:style-name="ce2" table:formula="of:=[.AV$1]*POWER([.$C7];[.AV$2])" office:value-type="float" office:value="961.715629775023" calcext:value-type="float">
            <text:p>961.715629775023</text:p>
          </table:table-cell>
          <table:table-cell/>
          <table:table-cell table:style-name="ce2" table:formula="of:=LN([.C7])" office:value-type="float" office:value="7.3038432252777" calcext:value-type="float">
            <text:p>7.3038432252777</text:p>
          </table:table-cell>
          <table:table-cell/>
          <table:table-cell table:style-name="ce2" table:formula="of:=[.AZ$1]*POWER([.$AX7];[.AZ$2])" office:value-type="float" office:value="6.19184971607931" calcext:value-type="float">
            <text:p>6.19184971607931</text:p>
          </table:table-cell>
          <table:table-cell/>
          <table:table-cell table:style-name="ce2" table:formula="of:=[.AB7]*LN([.C7])*LN([.C7])/[.C7]" office:value-type="float" office:value="33.8367496772354" calcext:value-type="float">
            <text:p>33.8367496772354</text:p>
          </table:table-cell>
          <table:table-cell table:number-columns-repeated="4"/>
          <table:table-cell table:style-name="ce2" table:formula="of:=[.BF$1]+[.BF$2]/POWER([.$C7];[.BF$3])" office:value-type="float" office:value="1.72616152989521" calcext:value-type="float">
            <text:p>1.72616152989521</text:p>
          </table:table-cell>
          <table:table-cell/>
          <table:table-cell table:style-name="ce2" table:formula="of:=0.5*PI()+[.BI$1]/POWER([.$C7];[.BI$2])" office:value-type="float" office:value="1.72562475903598" calcext:value-type="float">
            <text:p>1.7256247590359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5</text:p>
          </table:table-cell>
          <table:table-cell table:style-name="ce2" office:value-type="float" office:value="1076" calcext:value-type="float">
            <text:p>1076</text:p>
          </table:table-cell>
          <table:table-cell table:style-name="ce2" office:value-type="float" office:value="1898" calcext:value-type="float">
            <text:p>1898</text:p>
          </table:table-cell>
          <table:table-cell office:value-type="float" office:value="0.566912539515279" calcext:value-type="float">
            <text:p>0.567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0.455216016859852" calcext:value-type="float">
            <text:p>0.455216016859852</text:p>
          </table:table-cell>
          <table:table-cell table:style-name="ce2" office:value-type="float" office:value="104" calcext:value-type="float">
            <text:p>104</text:p>
          </table:table-cell>
          <table:table-cell office:value-type="float" office:value="0.0547945205479452" calcext:value-type="float">
            <text:p>0.05479</text:p>
          </table:table-cell>
          <table:table-cell office:value-type="float" office:value="8.30769230769231" calcext:value-type="float">
            <text:p>8.31</text:p>
          </table:table-cell>
          <table:table-cell table:style-name="ce2" office:value-type="float" office:value="6.38720649635792" calcext:value-type="float">
            <text:p>6.38720649635792</text:p>
          </table:table-cell>
          <table:table-cell office:value-type="float" office:value="0.846149450833156" calcext:value-type="float">
            <text:p>0.8461</text:p>
          </table:table-cell>
          <table:table-cell office:value-type="float" office:value="2.32476477718741" calcext:value-type="float">
            <text:p>2.3248</text:p>
          </table:table-cell>
          <table:table-cell office:value-type="float" office:value="1.10275083581872" calcext:value-type="float">
            <text:p>1.1028</text:p>
          </table:table-cell>
          <table:table-cell office:value-type="float" office:value="14.5" calcext:value-type="float">
            <text:p>14.5</text:p>
          </table:table-cell>
          <table:table-cell office:value-type="float" office:value="9.02734839476813" calcext:value-type="float">
            <text:p>9.03</text:p>
          </table:table-cell>
          <table:table-cell office:value-type="float" office:value="0.00558071776513677" calcext:value-type="float">
            <text:p>0.005581</text:p>
          </table:table-cell>
          <table:table-cell office:value-type="float" office:value="0.99534432342764" calcext:value-type="float">
            <text:p>0.995344</text:p>
          </table:table-cell>
          <table:table-cell office:value-type="float" office:value="1.62162" calcext:value-type="float">
            <text:p>1.622</text:p>
          </table:table-cell>
          <table:table-cell office:value-type="float" office:value="0.08203" calcext:value-type="float">
            <text:p>0.082</text:p>
          </table:table-cell>
          <table:table-cell office:value-type="float" office:value="118.796" calcext:value-type="float">
            <text:p>118.8</text:p>
          </table:table-cell>
          <table:table-cell office:value-type="float" office:value="4.13" calcext:value-type="float">
            <text:p>4.1</text:p>
          </table:table-cell>
          <table:table-cell office:value-type="float" office:value="0.6328902838518" calcext:value-type="float">
            <text:p>0.633</text:p>
          </table:table-cell>
          <table:table-cell office:value-type="float" office:value="0.741573" calcext:value-type="float">
            <text:p>0.742</text:p>
          </table:table-cell>
          <table:table-cell office:value-type="float" office:value="0.004276" calcext:value-type="float">
            <text:p>0.004</text:p>
          </table:table-cell>
          <table:table-cell office:value-type="float" office:value="90.3654" calcext:value-type="float">
            <text:p>90.4</text:p>
          </table:table-cell>
          <table:table-cell office:value-type="float" office:value="1.533" calcext:value-type="float">
            <text:p>1.5</text:p>
          </table:table-cell>
          <table:table-cell office:value-type="float" office:value="0.746462948660666" calcext:value-type="float">
            <text:p>0.746</text:p>
          </table:table-cell>
          <table:table-cell office:value-type="float" office:value="1159.9819060849" calcext:value-type="float">
            <text:p>1160.0</text:p>
          </table:table-cell>
          <table:table-cell office:value-type="float" office:value="2.00356390103932" calcext:value-type="float">
            <text:p>2.00</text:p>
          </table:table-cell>
          <table:table-cell office:value-type="float" office:value="1.72392521728443" calcext:value-type="float">
            <text:p>1.724</text:p>
          </table:table-cell>
          <table:table-cell office:value-type="float" office:value="0.00505384737525275" calcext:value-type="float">
            <text:p>0.00505</text:p>
          </table:table-cell>
          <table:table-cell table:style-name="ce2" office:value-type="string" calcext:value-type="string">
            <text:p>S/(lnN^a)</text:p>
          </table:table-cell>
          <table:table-cell table:style-name="ce2" table:formula="of:=PEARSON([.AH$3:.AH$23];[.$C$3:.$C$23])" office:value-type="float" office:value="-0.0127311436072934" calcext:value-type="float">
            <text:p>-0.012731143607294</text:p>
          </table:table-cell>
          <table:table-cell table:style-name="ce2" table:formula="of:=[.J8]/POWER(LN([.C8]);[.$AH$2])" office:value-type="float" office:value="1.82404417251635" calcext:value-type="float">
            <text:p>1.82404417251635</text:p>
          </table:table-cell>
          <table:table-cell/>
          <table:table-cell table:style-name="ce2" table:formula="of:=[.$AJ$1]*POWER([.$C8];[.$AJ$2])" office:value-type="float" office:value="1080.76654200731" calcext:value-type="float">
            <text:p>1080.76654200731</text:p>
          </table:table-cell>
          <table:table-cell/>
          <table:table-cell table:style-name="ce2" table:formula="of:=[.AL$1]*POWER([.$C8];[.AL$2])" office:value-type="float" office:value="0.554403558648058" calcext:value-type="float">
            <text:p>0.554403558648058</text:p>
          </table:table-cell>
          <table:table-cell/>
          <table:table-cell table:style-name="ce2" table:formula="of:=[.AN$1]*POWER([.$C8];[.AN$2])" office:value-type="float" office:value="873.566161836172" calcext:value-type="float">
            <text:p>873.566161836172</text:p>
          </table:table-cell>
          <table:table-cell/>
          <table:table-cell table:style-name="ce2" table:formula="of:=[.AP$1]*POWER([.$C8];[.AP$2])" office:value-type="float" office:value="103.059827808366" calcext:value-type="float">
            <text:p>103.059827808366</text:p>
          </table:table-cell>
          <table:table-cell/>
          <table:table-cell table:style-name="ce2" table:formula="of:=[.AR$1]*POWER([.$C8];[.AR$2])" office:value-type="float" office:value="13.8097549500256" calcext:value-type="float">
            <text:p>13.8097549500256</text:p>
          </table:table-cell>
          <table:table-cell/>
          <table:table-cell table:style-name="ce2" table:formula="of:=[.AT$1]*POWER([.$C8];[.AT$2])" office:value-type="float" office:value="116.849280626856" calcext:value-type="float">
            <text:p>116.849280626856</text:p>
          </table:table-cell>
          <table:table-cell/>
          <table:table-cell table:style-name="ce2" table:formula="of:=[.AV$1]*POWER([.$C8];[.AV$2])" office:value-type="float" office:value="1168.10973238888" calcext:value-type="float">
            <text:p>1168.10973238888</text:p>
          </table:table-cell>
          <table:table-cell/>
          <table:table-cell table:style-name="ce2" table:formula="of:=LN([.C8])" office:value-type="float" office:value="7.54855597916987" calcext:value-type="float">
            <text:p>7.54855597916987</text:p>
          </table:table-cell>
          <table:table-cell/>
          <table:table-cell table:style-name="ce2" table:formula="of:=[.AZ$1]*POWER([.$AX8];[.AZ$2])" office:value-type="float" office:value="6.3233053819613" calcext:value-type="float">
            <text:p>6.3233053819613</text:p>
          </table:table-cell>
          <table:table-cell/>
          <table:table-cell table:style-name="ce2" table:formula="of:=[.AB8]*LN([.C8])*LN([.C8])/[.C8]" office:value-type="float" office:value="34.8243297924481" calcext:value-type="float">
            <text:p>34.8243297924481</text:p>
          </table:table-cell>
          <table:table-cell table:number-columns-repeated="4"/>
          <table:table-cell table:style-name="ce2" table:formula="of:=[.BF$1]+[.BF$2]/POWER([.$C8];[.BF$3])" office:value-type="float" office:value="1.71260941054871" calcext:value-type="float">
            <text:p>1.71260941054871</text:p>
          </table:table-cell>
          <table:table-cell/>
          <table:table-cell table:style-name="ce2" table:formula="of:=0.5*PI()+[.BI$1]/POWER([.$C8];[.BI$2])" office:value-type="float" office:value="1.71215675501999" calcext:value-type="float">
            <text:p>1.7121567550199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6</text:p>
          </table:table-cell>
          <table:table-cell table:style-name="ce2" office:value-type="float" office:value="1270" calcext:value-type="float">
            <text:p>1270</text:p>
          </table:table-cell>
          <table:table-cell table:style-name="ce2" office:value-type="float" office:value="2303" calcext:value-type="float">
            <text:p>2303</text:p>
          </table:table-cell>
          <table:table-cell office:value-type="float" office:value="0.551454624402953" calcext:value-type="float">
            <text:p>0.551</text:p>
          </table:table-cell>
          <table:table-cell table:style-name="ce2" office:value-type="float" office:value="1022" calcext:value-type="float">
            <text:p>1022</text:p>
          </table:table-cell>
          <table:table-cell table:style-name="ce2" office:value-type="float" office:value="0.443768996960486" calcext:value-type="float">
            <text:p>0.443768996960486</text:p>
          </table:table-cell>
          <table:table-cell table:style-name="ce2" office:value-type="float" office:value="116" calcext:value-type="float">
            <text:p>116</text:p>
          </table:table-cell>
          <table:table-cell office:value-type="float" office:value="0.0503690838037343" calcext:value-type="float">
            <text:p>0.05037</text:p>
          </table:table-cell>
          <table:table-cell office:value-type="float" office:value="8.81034482758621" calcext:value-type="float">
            <text:p>8.81</text:p>
          </table:table-cell>
          <table:table-cell table:style-name="ce2" office:value-type="float" office:value="6.48778202573219" calcext:value-type="float">
            <text:p>6.48778202573219</text:p>
          </table:table-cell>
          <table:table-cell office:value-type="float" office:value="0.838001669560327" calcext:value-type="float">
            <text:p>0.8380</text:p>
          </table:table-cell>
          <table:table-cell office:value-type="float" office:value="2.33168869476761" calcext:value-type="float">
            <text:p>2.3317</text:p>
          </table:table-cell>
          <table:table-cell office:value-type="float" office:value="1.08903948019331" calcext:value-type="float">
            <text:p>1.0890</text:p>
          </table:table-cell>
          <table:table-cell office:value-type="float" office:value="15.5" calcext:value-type="float">
            <text:p>15.5</text:p>
          </table:table-cell>
          <table:table-cell office:value-type="float" office:value="9.58584807492196" calcext:value-type="float">
            <text:p>9.59</text:p>
          </table:table-cell>
          <table:table-cell office:value-type="float" office:value="0.0058062045597799" calcext:value-type="float">
            <text:p>0.005806</text:p>
          </table:table-cell>
          <table:table-cell office:value-type="float" office:value="0.994977242087533" calcext:value-type="float">
            <text:p>0.994977</text:p>
          </table:table-cell>
          <table:table-cell office:value-type="float" office:value="1.54063" calcext:value-type="float">
            <text:p>1.541</text:p>
          </table:table-cell>
          <table:table-cell office:value-type="float" office:value="0.05426" calcext:value-type="float">
            <text:p>0.054</text:p>
          </table:table-cell>
          <table:table-cell office:value-type="float" office:value="132.542" calcext:value-type="float">
            <text:p>132.5</text:p>
          </table:table-cell>
          <table:table-cell office:value-type="float" office:value="3.283" calcext:value-type="float">
            <text:p>3.3</text:p>
          </table:table-cell>
          <table:table-cell office:value-type="float" office:value="0.631221885645332" calcext:value-type="float">
            <text:p>0.631</text:p>
          </table:table-cell>
          <table:table-cell office:value-type="float" office:value="0.744442" calcext:value-type="float">
            <text:p>0.744</text:p>
          </table:table-cell>
          <table:table-cell office:value-type="float" office:value="0.003582" calcext:value-type="float">
            <text:p>0.004</text:p>
          </table:table-cell>
          <table:table-cell office:value-type="float" office:value="104.13" calcext:value-type="float">
            <text:p>104.1</text:p>
          </table:table-cell>
          <table:table-cell office:value-type="float" office:value="1.49" calcext:value-type="float">
            <text:p>1.5</text:p>
          </table:table-cell>
          <table:table-cell office:value-type="float" office:value="0.747141603701434" calcext:value-type="float">
            <text:p>0.747</text:p>
          </table:table-cell>
          <table:table-cell office:value-type="float" office:value="1379.19357949336" calcext:value-type="float">
            <text:p>1379.2</text:p>
          </table:table-cell>
          <table:table-cell office:value-type="float" office:value="2.01357108623956" calcext:value-type="float">
            <text:p>2.01</text:p>
          </table:table-cell>
          <table:table-cell office:value-type="float" office:value="1.69901879628035" calcext:value-type="float">
            <text:p>1.699</text:p>
          </table:table-cell>
          <table:table-cell office:value-type="float" office:value="0.00537198832009222" calcext:value-type="float">
            <text:p>0.00537</text:p>
          </table:table-cell>
          <table:table-cell table:style-name="ce2" office:value-type="string" calcext:value-type="string">
            <text:p>K</text:p>
          </table:table-cell>
          <table:table-cell table:style-name="ce2" table:formula="of:=PEARSON([.AE$3:.AE$23];[.$C$3:.$C$23])" office:value-type="float" office:value="-0.539466070177555" calcext:value-type="float">
            <text:p>-0.539466070177555</text:p>
          </table:table-cell>
          <table:table-cell table:style-name="ce2" table:formula="of:=[.J9]/POWER(LN([.C9]);[.$AH$2])" office:value-type="float" office:value="1.82393099283065" calcext:value-type="float">
            <text:p>1.82393099283065</text:p>
          </table:table-cell>
          <table:table-cell/>
          <table:table-cell table:style-name="ce2" table:formula="of:=[.$AJ$1]*POWER([.$C9];[.$AJ$2])" office:value-type="float" office:value="1257.00904404802" calcext:value-type="float">
            <text:p>1257.00904404802</text:p>
          </table:table-cell>
          <table:table-cell/>
          <table:table-cell table:style-name="ce2" table:formula="of:=[.AL$1]*POWER([.$C9];[.AL$2])" office:value-type="float" office:value="0.535649097127816" calcext:value-type="float">
            <text:p>0.535649097127816</text:p>
          </table:table-cell>
          <table:table-cell/>
          <table:table-cell table:style-name="ce2" table:formula="of:=[.AN$1]*POWER([.$C9];[.AN$2])" office:value-type="float" office:value="1004.88094567548" calcext:value-type="float">
            <text:p>1004.88094567548</text:p>
          </table:table-cell>
          <table:table-cell/>
          <table:table-cell table:style-name="ce2" table:formula="of:=[.AP$1]*POWER([.$C9];[.AP$2])" office:value-type="float" office:value="124.476607764814" calcext:value-type="float">
            <text:p>124.476607764814</text:p>
          </table:table-cell>
          <table:table-cell/>
          <table:table-cell table:style-name="ce2" table:formula="of:=[.AR$1]*POWER([.$C9];[.AR$2])" office:value-type="float" office:value="15.2906511647656" calcext:value-type="float">
            <text:p>15.2906511647656</text:p>
          </table:table-cell>
          <table:table-cell/>
          <table:table-cell table:style-name="ce2" table:formula="of:=[.AT$1]*POWER([.$C9];[.AT$2])" office:value-type="float" office:value="142.557197468813" calcext:value-type="float">
            <text:p>142.557197468813</text:p>
          </table:table-cell>
          <table:table-cell/>
          <table:table-cell table:style-name="ce2" table:formula="of:=[.AV$1]*POWER([.$C9];[.AV$2])" office:value-type="float" office:value="1362.13296293883" calcext:value-type="float">
            <text:p>1362.13296293883</text:p>
          </table:table-cell>
          <table:table-cell/>
          <table:table-cell table:style-name="ce2" table:formula="of:=LN([.C9])" office:value-type="float" office:value="7.74196789982069" calcext:value-type="float">
            <text:p>7.74196789982069</text:p>
          </table:table-cell>
          <table:table-cell/>
          <table:table-cell table:style-name="ce2" table:formula="of:=[.AZ$1]*POWER([.$AX9];[.AZ$2])" office:value-type="float" office:value="6.42611286881744" calcext:value-type="float">
            <text:p>6.42611286881744</text:p>
          </table:table-cell>
          <table:table-cell/>
          <table:table-cell table:style-name="ce2" table:formula="of:=[.AB9]*LN([.C9])*LN([.C9])/[.C9]" office:value-type="float" office:value="35.8950052631489" calcext:value-type="float">
            <text:p>35.8950052631489</text:p>
          </table:table-cell>
          <table:table-cell table:number-columns-repeated="4"/>
          <table:table-cell table:style-name="ce2" table:formula="of:=[.BF$1]+[.BF$2]/POWER([.$C9];[.BF$3])" office:value-type="float" office:value="1.70270358613582" calcext:value-type="float">
            <text:p>1.70270358613582</text:p>
          </table:table-cell>
          <table:table-cell/>
          <table:table-cell table:style-name="ce2" table:formula="of:=0.5*PI()+[.BI$1]/POWER([.$C9];[.BI$2])" office:value-type="float" office:value="1.70234620197298" calcext:value-type="float">
            <text:p>1.7023462019729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7</text:p>
          </table:table-cell>
          <table:table-cell table:style-name="ce2" office:value-type="float" office:value="1395" calcext:value-type="float">
            <text:p>1395</text:p>
          </table:table-cell>
          <table:table-cell table:style-name="ce2" office:value-type="float" office:value="2583" calcext:value-type="float">
            <text:p>2583</text:p>
          </table:table-cell>
          <table:table-cell office:value-type="float" office:value="0.54006968641115" calcext:value-type="float">
            <text:p>0.540</text:p>
          </table:table-cell>
          <table:table-cell table:style-name="ce2" office:value-type="float" office:value="1114" calcext:value-type="float">
            <text:p>1114</text:p>
          </table:table-cell>
          <table:table-cell table:style-name="ce2" office:value-type="float" office:value="0.4312814556717" calcext:value-type="float">
            <text:p>0.4312814556717</text:p>
          </table:table-cell>
          <table:table-cell table:style-name="ce2" office:value-type="float" office:value="141" calcext:value-type="float">
            <text:p>141</text:p>
          </table:table-cell>
          <table:table-cell office:value-type="float" office:value="0.0545876887340302" calcext:value-type="float">
            <text:p>0.05459</text:p>
          </table:table-cell>
          <table:table-cell office:value-type="float" office:value="7.90070921985816" calcext:value-type="float">
            <text:p>7.90</text:p>
          </table:table-cell>
          <table:table-cell table:style-name="ce2" office:value-type="float" office:value="6.54182931708226" calcext:value-type="float">
            <text:p>6.54182931708226</text:p>
          </table:table-cell>
          <table:table-cell office:value-type="float" office:value="0.832642669423652" calcext:value-type="float">
            <text:p>0.8326</text:p>
          </table:table-cell>
          <table:table-cell office:value-type="float" office:value="2.33388222185467" calcext:value-type="float">
            <text:p>2.3339</text:p>
          </table:table-cell>
          <table:table-cell office:value-type="float" office:value="1.08027527744982" calcext:value-type="float">
            <text:p>1.0803</text:p>
          </table:table-cell>
          <table:table-cell office:value-type="float" office:value="16" calcext:value-type="float">
            <text:p>16.0</text:p>
          </table:table-cell>
          <table:table-cell office:value-type="float" office:value="10.08984375" calcext:value-type="float">
            <text:p>10.09</text:p>
          </table:table-cell>
          <table:table-cell office:value-type="float" office:value="0.00584377228098353" calcext:value-type="float">
            <text:p>0.005844</text:p>
          </table:table-cell>
          <table:table-cell office:value-type="float" office:value="0.99486939574464" calcext:value-type="float">
            <text:p>0.994869</text:p>
          </table:table-cell>
          <table:table-cell office:value-type="float" office:value="1.69399" calcext:value-type="float">
            <text:p>1.694</text:p>
          </table:table-cell>
          <table:table-cell office:value-type="float" office:value="0.05104" calcext:value-type="float">
            <text:p>0.051</text:p>
          </table:table-cell>
          <table:table-cell office:value-type="float" office:value="161.22" calcext:value-type="float">
            <text:p>161.2</text:p>
          </table:table-cell>
          <table:table-cell office:value-type="float" office:value="3.27" calcext:value-type="float">
            <text:p>3.3</text:p>
          </table:table-cell>
          <table:table-cell office:value-type="float" office:value="0.646933890459294" calcext:value-type="float">
            <text:p>0.647</text:p>
          </table:table-cell>
          <table:table-cell office:value-type="float" office:value="0.762489" calcext:value-type="float">
            <text:p>0.762</text:p>
          </table:table-cell>
          <table:table-cell office:value-type="float" office:value="0.003406" calcext:value-type="float">
            <text:p>0.003</text:p>
          </table:table-cell>
          <table:table-cell office:value-type="float" office:value="122.581" calcext:value-type="float">
            <text:p>122.6</text:p>
          </table:table-cell>
          <table:table-cell office:value-type="float" office:value="1.651" calcext:value-type="float">
            <text:p>1.7</text:p>
          </table:table-cell>
          <table:table-cell office:value-type="float" office:value="0.723571997948683" calcext:value-type="float">
            <text:p>0.724</text:p>
          </table:table-cell>
          <table:table-cell office:value-type="float" office:value="1520.36768644824" calcext:value-type="float">
            <text:p>1520.4</text:p>
          </table:table-cell>
          <table:table-cell office:value-type="float" office:value="2.00839476937178" calcext:value-type="float">
            <text:p>2.01</text:p>
          </table:table-cell>
          <table:table-cell office:value-type="float" office:value="1.68845388357095" calcext:value-type="float">
            <text:p>1.688</text:p>
          </table:table-cell>
          <table:table-cell office:value-type="float" office:value="0.00545662555237355" calcext:value-type="float">
            <text:p>0.00546</text:p>
          </table:table-cell>
          <table:table-cell table:style-name="ce2" office:value-type="string" calcext:value-type="string">
            <text:p>N1/N2</text:p>
          </table:table-cell>
          <table:table-cell table:style-name="ce2" table:formula="of:=PEARSON([.I$3:.I$23];[.$C$3:.$C$23])" office:value-type="float" office:value="-0.783175315780505" calcext:value-type="float">
            <text:p>-0.783175315780505</text:p>
          </table:table-cell>
          <table:table-cell table:style-name="ce2" table:formula="of:=[.J10]/POWER(LN([.C10]);[.$AH$2])" office:value-type="float" office:value="1.82242670324122" calcext:value-type="float">
            <text:p>1.82242670324122</text:p>
          </table:table-cell>
          <table:table-cell/>
          <table:table-cell table:style-name="ce2" table:formula="of:=[.$AJ$1]*POWER([.$C10];[.$AJ$2])" office:value-type="float" office:value="1374.86019812766" calcext:value-type="float">
            <text:p>1374.86019812766</text:p>
          </table:table-cell>
          <table:table-cell/>
          <table:table-cell table:style-name="ce2" table:formula="of:=[.AL$1]*POWER([.$C10];[.AL$2])" office:value-type="float" office:value="0.524824489299091" calcext:value-type="float">
            <text:p>0.524824489299091</text:p>
          </table:table-cell>
          <table:table-cell/>
          <table:table-cell table:style-name="ce2" table:formula="of:=[.AN$1]*POWER([.$C10];[.AN$2])" office:value-type="float" office:value="1091.92927896393" calcext:value-type="float">
            <text:p>1091.92927896393</text:p>
          </table:table-cell>
          <table:table-cell/>
          <table:table-cell table:style-name="ce2" table:formula="of:=[.AP$1]*POWER([.$C10];[.AP$2])" office:value-type="float" office:value="139.22976752639" calcext:value-type="float">
            <text:p>139.22976752639</text:p>
          </table:table-cell>
          <table:table-cell/>
          <table:table-cell table:style-name="ce2" table:formula="of:=[.AR$1]*POWER([.$C10];[.AR$2])" office:value-type="float" office:value="16.2431681966418" calcext:value-type="float">
            <text:p>16.2431681966418</text:p>
          </table:table-cell>
          <table:table-cell/>
          <table:table-cell table:style-name="ce2" table:formula="of:=[.AT$1]*POWER([.$C10];[.AT$2])" office:value-type="float" office:value="160.406825164951" calcext:value-type="float">
            <text:p>160.406825164951</text:p>
          </table:table-cell>
          <table:table-cell/>
          <table:table-cell table:style-name="ce2" table:formula="of:=[.AV$1]*POWER([.$C10];[.AV$2])" office:value-type="float" office:value="1492.14012960356" calcext:value-type="float">
            <text:p>1492.14012960356</text:p>
          </table:table-cell>
          <table:table-cell/>
          <table:table-cell table:style-name="ce2" table:formula="of:=LN([.C10])" office:value-type="float" office:value="7.85670679309584" calcext:value-type="float">
            <text:p>7.85670679309584</text:p>
          </table:table-cell>
          <table:table-cell/>
          <table:table-cell table:style-name="ce2" table:formula="of:=[.AZ$1]*POWER([.$AX10];[.AZ$2])" office:value-type="float" office:value="6.48666186271864" calcext:value-type="float">
            <text:p>6.48666186271864</text:p>
          </table:table-cell>
          <table:table-cell/>
          <table:table-cell table:style-name="ce2" table:formula="of:=[.AB10]*LN([.C10])*LN([.C10])/[.C10]" office:value-type="float" office:value="36.3333394396123" calcext:value-type="float">
            <text:p>36.3333394396123</text:p>
          </table:table-cell>
          <table:table-cell table:number-columns-repeated="4"/>
          <table:table-cell table:style-name="ce2" table:formula="of:=[.BF$1]+[.BF$2]/POWER([.$C10];[.BF$3])" office:value-type="float" office:value="1.69714166239669" calcext:value-type="float">
            <text:p>1.69714166239669</text:p>
          </table:table-cell>
          <table:table-cell/>
          <table:table-cell table:style-name="ce2" table:formula="of:=0.5*PI()+[.BI$1]/POWER([.$C10];[.BI$2])" office:value-type="float" office:value="1.69685109742514" calcext:value-type="float">
            <text:p>1.6968510974251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8</text:p>
          </table:table-cell>
          <table:table-cell table:style-name="ce2" office:value-type="float" office:value="1546" calcext:value-type="float">
            <text:p>1546</text:p>
          </table:table-cell>
          <table:table-cell table:style-name="ce2" office:value-type="float" office:value="2967" calcext:value-type="float">
            <text:p>2967</text:p>
          </table:table-cell>
          <table:table-cell office:value-type="float" office:value="0.521065048870913" calcext:value-type="float">
            <text:p>0.521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0.411189753960229" calcext:value-type="float">
            <text:p>0.411189753960229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0.0556117290192113" calcext:value-type="float">
            <text:p>0.05561</text:p>
          </table:table-cell>
          <table:table-cell office:value-type="float" office:value="7.39393939393939" calcext:value-type="float">
            <text:p>7.39</text:p>
          </table:table-cell>
          <table:table-cell table:style-name="ce2" office:value-type="float" office:value="6.59567124119861" calcext:value-type="float">
            <text:p>6.59567124119861</text:p>
          </table:table-cell>
          <table:table-cell office:value-type="float" office:value="0.824942876419504" calcext:value-type="float">
            <text:p>0.8249</text:p>
          </table:table-cell>
          <table:table-cell office:value-type="float" office:value="2.3326062688829" calcext:value-type="float">
            <text:p>2.3326</text:p>
          </table:table-cell>
          <table:table-cell office:value-type="float" office:value="1.06815500843778" calcext:value-type="float">
            <text:p>1.0682</text:p>
          </table:table-cell>
          <table:table-cell office:value-type="float" office:value="17.5" calcext:value-type="float">
            <text:p>17.5</text:p>
          </table:table-cell>
          <table:table-cell office:value-type="float" office:value="9.68816326530612" calcext:value-type="float">
            <text:p>9.69</text:p>
          </table:table-cell>
          <table:table-cell office:value-type="float" office:value="0.00580103188778382" calcext:value-type="float">
            <text:p>0.005801</text:p>
          </table:table-cell>
          <table:table-cell office:value-type="float" office:value="0.994842462589959" calcext:value-type="float">
            <text:p>0.994842</text:p>
          </table:table-cell>
          <table:table-cell office:value-type="float" office:value="1.73443" calcext:value-type="float">
            <text:p>1.734</text:p>
          </table:table-cell>
          <table:table-cell office:value-type="float" office:value="0.05722" calcext:value-type="float">
            <text:p>0.057</text:p>
          </table:table-cell>
          <table:table-cell office:value-type="float" office:value="191.764" calcext:value-type="float">
            <text:p>191.8</text:p>
          </table:table-cell>
          <table:table-cell office:value-type="float" office:value="4.252" calcext:value-type="float">
            <text:p>4.3</text:p>
          </table:table-cell>
          <table:table-cell office:value-type="float" office:value="0.65741887071305" calcext:value-type="float">
            <text:p>0.657</text:p>
          </table:table-cell>
          <table:table-cell office:value-type="float" office:value="0.783732" calcext:value-type="float">
            <text:p>0.784</text:p>
          </table:table-cell>
          <table:table-cell office:value-type="float" office:value="0.003032" calcext:value-type="float">
            <text:p>0.003</text:p>
          </table:table-cell>
          <table:table-cell office:value-type="float" office:value="151.629" calcext:value-type="float">
            <text:p>151.6</text:p>
          </table:table-cell>
          <table:table-cell office:value-type="float" office:value="1.794" calcext:value-type="float">
            <text:p>1.8</text:p>
          </table:table-cell>
          <table:table-cell office:value-type="float" office:value="0.711374522837002" calcext:value-type="float">
            <text:p>0.711</text:p>
          </table:table-cell>
          <table:table-cell office:value-type="float" office:value="1688.87327313644" calcext:value-type="float">
            <text:p>1688.9</text:p>
          </table:table-cell>
          <table:table-cell office:value-type="float" office:value="1.97650970671291" calcext:value-type="float">
            <text:p>1.98</text:p>
          </table:table-cell>
          <table:table-cell office:value-type="float" office:value="1.6843368831998" calcext:value-type="float">
            <text:p>1.684</text:p>
          </table:table-cell>
          <table:table-cell office:value-type="float" office:value="0.00546399110584932" calcext:value-type="float">
            <text:p>0.00546</text:p>
          </table:table-cell>
          <table:table-cell table:style-name="ce2" office:value-type="string" calcext:value-type="string">
            <text:p>A</text:p>
          </table:table-cell>
          <table:table-cell table:style-name="ce2" table:formula="of:=PEARSON([.AA$3:.AA$23];[.$C$3:.$C$23])" office:value-type="float" office:value="-0.923456357882439" calcext:value-type="float">
            <text:p>-0.923456357882439</text:p>
          </table:table-cell>
          <table:table-cell table:style-name="ce2" table:formula="of:=[.J11]/POWER(LN([.C11]);[.$AH$2])" office:value-type="float" office:value="1.81761217721278" calcext:value-type="float">
            <text:p>1.81761217721278</text:p>
          </table:table-cell>
          <table:table-cell/>
          <table:table-cell table:style-name="ce2" table:formula="of:=[.$AJ$1]*POWER([.$C11];[.$AJ$2])" office:value-type="float" office:value="1532.04828047297" calcext:value-type="float">
            <text:p>1532.04828047297</text:p>
          </table:table-cell>
          <table:table-cell/>
          <table:table-cell table:style-name="ce2" table:formula="of:=[.AL$1]*POWER([.$C11];[.AL$2])" office:value-type="float" office:value="0.512040115189058" calcext:value-type="float">
            <text:p>0.512040115189058</text:p>
          </table:table-cell>
          <table:table-cell/>
          <table:table-cell table:style-name="ce2" table:formula="of:=[.AN$1]*POWER([.$C11];[.AN$2])" office:value-type="float" office:value="1207.1952974587" calcext:value-type="float">
            <text:p>1207.1952974587</text:p>
          </table:table-cell>
          <table:table-cell/>
          <table:table-cell table:style-name="ce2" table:formula="of:=[.AP$1]*POWER([.$C11];[.AP$2])" office:value-type="float" office:value="159.401520900479" calcext:value-type="float">
            <text:p>159.401520900479</text:p>
          </table:table-cell>
          <table:table-cell/>
          <table:table-cell table:style-name="ce2" table:formula="of:=[.AR$1]*POWER([.$C11];[.AR$2])" office:value-type="float" office:value="17.473235274425" calcext:value-type="float">
            <text:p>17.473235274425</text:p>
          </table:table-cell>
          <table:table-cell/>
          <table:table-cell table:style-name="ce2" table:formula="of:=[.AT$1]*POWER([.$C11];[.AT$2])" office:value-type="float" office:value="184.974142263297" calcext:value-type="float">
            <text:p>184.974142263297</text:p>
          </table:table-cell>
          <table:table-cell/>
          <table:table-cell table:style-name="ce2" table:formula="of:=[.AV$1]*POWER([.$C11];[.AV$2])" office:value-type="float" office:value="1665.838210234" calcext:value-type="float">
            <text:p>1665.838210234</text:p>
          </table:table-cell>
          <table:table-cell/>
          <table:table-cell table:style-name="ce2" table:formula="of:=LN([.C11])" office:value-type="float" office:value="7.99530662029082" calcext:value-type="float">
            <text:p>7.99530662029082</text:p>
          </table:table-cell>
          <table:table-cell/>
          <table:table-cell table:style-name="ce2" table:formula="of:=[.AZ$1]*POWER([.$AX11];[.AZ$2])" office:value-type="float" office:value="6.55937673366422" calcext:value-type="float">
            <text:p>6.55937673366422</text:p>
          </table:table-cell>
          <table:table-cell/>
          <table:table-cell table:style-name="ce2" table:formula="of:=[.AB11]*LN([.C11])*LN([.C11])/[.C11]" office:value-type="float" office:value="36.3872943397684" calcext:value-type="float">
            <text:p>36.3872943397684</text:p>
          </table:table-cell>
          <table:table-cell table:number-columns-repeated="4"/>
          <table:table-cell table:style-name="ce2" table:formula="of:=[.BF$1]+[.BF$2]/POWER([.$C11];[.BF$3])" office:value-type="float" office:value="1.69071931715043" calcext:value-type="float">
            <text:p>1.69071931715043</text:p>
          </table:table-cell>
          <table:table-cell/>
          <table:table-cell table:style-name="ce2" table:formula="of:=0.5*PI()+[.BI$1]/POWER([.$C11];[.BI$2])" office:value-type="float" office:value="1.690518452912" calcext:value-type="float">
            <text:p>1.69051845291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9</text:p>
          </table:table-cell>
          <table:table-cell table:style-name="ce2" office:value-type="float" office:value="1702" calcext:value-type="float">
            <text:p>1702</text:p>
          </table:table-cell>
          <table:table-cell table:style-name="ce2" office:value-type="float" office:value="3306" calcext:value-type="float">
            <text:p>3306</text:p>
          </table:table-cell>
          <table:table-cell office:value-type="float" office:value="0.514821536600121" calcext:value-type="float">
            <text:p>0.515</text:p>
          </table:table-cell>
          <table:table-cell table:style-name="ce2" office:value-type="float" office:value="1351" calcext:value-type="float">
            <text:p>1351</text:p>
          </table:table-cell>
          <table:table-cell table:style-name="ce2" office:value-type="float" office:value="0.40865093768905" calcext:value-type="float">
            <text:p>0.40865093768905</text:p>
          </table:table-cell>
          <table:table-cell table:style-name="ce2" office:value-type="float" office:value="173" calcext:value-type="float">
            <text:p>173</text:p>
          </table:table-cell>
          <table:table-cell office:value-type="float" office:value="0.0523290986085904" calcext:value-type="float">
            <text:p>0.05233</text:p>
          </table:table-cell>
          <table:table-cell office:value-type="float" office:value="7.8092485549133" calcext:value-type="float">
            <text:p>7.81</text:p>
          </table:table-cell>
          <table:table-cell table:style-name="ce2" office:value-type="float" office:value="6.66254100583922" calcext:value-type="float">
            <text:p>6.66254100583922</text:p>
          </table:table-cell>
          <table:table-cell office:value-type="float" office:value="0.822181243912763" calcext:value-type="float">
            <text:p>0.8222</text:p>
          </table:table-cell>
          <table:table-cell office:value-type="float" office:value="2.34047351016855" calcext:value-type="float">
            <text:p>2.3405</text:p>
          </table:table-cell>
          <table:table-cell office:value-type="float" office:value="1.06293987405027" calcext:value-type="float">
            <text:p>1.0629</text:p>
          </table:table-cell>
          <table:table-cell office:value-type="float" office:value="18.5" calcext:value-type="float">
            <text:p>18.5</text:p>
          </table:table-cell>
          <table:table-cell office:value-type="float" office:value="9.65960555149744" calcext:value-type="float">
            <text:p>9.66</text:p>
          </table:table-cell>
          <table:table-cell office:value-type="float" office:value="0.0055372383856151" calcext:value-type="float">
            <text:p>0.005537</text:p>
          </table:table-cell>
          <table:table-cell office:value-type="float" office:value="0.995047395806986" calcext:value-type="float">
            <text:p>0.995047</text:p>
          </table:table-cell>
          <table:table-cell office:value-type="float" office:value="1.68486" calcext:value-type="float">
            <text:p>1.685</text:p>
          </table:table-cell>
          <table:table-cell office:value-type="float" office:value="0.05658" calcext:value-type="float">
            <text:p>0.057</text:p>
          </table:table-cell>
          <table:table-cell office:value-type="float" office:value="199.674" calcext:value-type="float">
            <text:p>199.7</text:p>
          </table:table-cell>
          <table:table-cell office:value-type="float" office:value="4.549" calcext:value-type="float">
            <text:p>4.5</text:p>
          </table:table-cell>
          <table:table-cell office:value-type="float" office:value="0.653629885416657" calcext:value-type="float">
            <text:p>0.654</text:p>
          </table:table-cell>
          <table:table-cell office:value-type="float" office:value="0.794042" calcext:value-type="float">
            <text:p>0.794</text:p>
          </table:table-cell>
          <table:table-cell office:value-type="float" office:value="0.003027" calcext:value-type="float">
            <text:p>0.003</text:p>
          </table:table-cell>
          <table:table-cell office:value-type="float" office:value="173.33" calcext:value-type="float">
            <text:p>173.3</text:p>
          </table:table-cell>
          <table:table-cell office:value-type="float" office:value="2.038" calcext:value-type="float">
            <text:p>2.0</text:p>
          </table:table-cell>
          <table:table-cell office:value-type="float" office:value="0.70425226219584" calcext:value-type="float">
            <text:p>0.704</text:p>
          </table:table-cell>
          <table:table-cell office:value-type="float" office:value="1856.27011201511" calcext:value-type="float">
            <text:p>1856.3</text:p>
          </table:table-cell>
          <table:table-cell office:value-type="float" office:value="1.97603650761202" calcext:value-type="float">
            <text:p>1.98</text:p>
          </table:table-cell>
          <table:table-cell office:value-type="float" office:value="1.68295521401302" calcext:value-type="float">
            <text:p>1.683</text:p>
          </table:table-cell>
          <table:table-cell office:value-type="float" office:value="0.00523475804683706" calcext:value-type="float">
            <text:p>0.00523</text:p>
          </table:table-cell>
          <table:table-cell table:style-name="ce2" office:value-type="string" calcext:value-type="string">
            <text:p>RelRR--K</text:p>
          </table:table-cell>
          <table:table-cell table:style-name="ce2" table:formula="of:=PEARSON([.AE$3:.AE$23];[.$Q$3:.$Q$23])" office:value-type="float" office:value="-0.783591327063637" calcext:value-type="float">
            <text:p>-0.783591327063637</text:p>
          </table:table-cell>
          <table:table-cell table:style-name="ce2" table:formula="of:=[.J12]/POWER(LN([.C12]);[.$AH$2])" office:value-type="float" office:value="1.82080337830794" calcext:value-type="float">
            <text:p>1.82080337830794</text:p>
          </table:table-cell>
          <table:table-cell/>
          <table:table-cell table:style-name="ce2" table:formula="of:=[.$AJ$1]*POWER([.$C12];[.$AJ$2])" office:value-type="float" office:value="1667.13346579796" calcext:value-type="float">
            <text:p>1667.13346579796</text:p>
          </table:table-cell>
          <table:table-cell/>
          <table:table-cell table:style-name="ce2" table:formula="of:=[.AL$1]*POWER([.$C12];[.AL$2])" office:value-type="float" office:value="0.50227774828976" calcext:value-type="float">
            <text:p>0.50227774828976</text:p>
          </table:table-cell>
          <table:table-cell/>
          <table:table-cell table:style-name="ce2" table:formula="of:=[.AN$1]*POWER([.$C12];[.AN$2])" office:value-type="float" office:value="1305.56165016575" calcext:value-type="float">
            <text:p>1305.56165016575</text:p>
          </table:table-cell>
          <table:table-cell/>
          <table:table-cell table:style-name="ce2" table:formula="of:=[.AP$1]*POWER([.$C12];[.AP$2])" office:value-type="float" office:value="177.157430477328" calcext:value-type="float">
            <text:p>177.157430477328</text:p>
          </table:table-cell>
          <table:table-cell/>
          <table:table-cell table:style-name="ce2" table:formula="of:=[.AR$1]*POWER([.$C12];[.AR$2])" office:value-type="float" office:value="18.4977791927679" calcext:value-type="float">
            <text:p>18.4977791927679</text:p>
          </table:table-cell>
          <table:table-cell/>
          <table:table-cell table:style-name="ce2" table:formula="of:=[.AT$1]*POWER([.$C12];[.AT$2])" office:value-type="float" office:value="206.737581396225" calcext:value-type="float">
            <text:p>206.737581396225</text:p>
          </table:table-cell>
          <table:table-cell/>
          <table:table-cell table:style-name="ce2" table:formula="of:=[.AV$1]*POWER([.$C12];[.AV$2])" office:value-type="float" office:value="1815.35871612367" calcext:value-type="float">
            <text:p>1815.35871612367</text:p>
          </table:table-cell>
          <table:table-cell/>
          <table:table-cell table:style-name="ce2" table:formula="of:=LN([.C12])" office:value-type="float" office:value="8.10349427838097" calcext:value-type="float">
            <text:p>8.10349427838097</text:p>
          </table:table-cell>
          <table:table-cell/>
          <table:table-cell table:style-name="ce2" table:formula="of:=[.AZ$1]*POWER([.$AX12];[.AZ$2])" office:value-type="float" office:value="6.61581905939584" calcext:value-type="float">
            <text:p>6.61581905939584</text:p>
          </table:table-cell>
          <table:table-cell/>
          <table:table-cell table:style-name="ce2" table:formula="of:=[.AB12]*LN([.C12])*LN([.C12])/[.C12]" office:value-type="float" office:value="36.8708358050773" calcext:value-type="float">
            <text:p>36.8708358050773</text:p>
          </table:table-cell>
          <table:table-cell table:number-columns-repeated="4"/>
          <table:table-cell table:style-name="ce2" table:formula="of:=[.BF$1]+[.BF$2]/POWER([.$C12];[.BF$3])" office:value-type="float" office:value="1.68592197242158" calcext:value-type="float">
            <text:p>1.68592197242158</text:p>
          </table:table-cell>
          <table:table-cell/>
          <table:table-cell table:style-name="ce2" table:formula="of:=0.5*PI()+[.BI$1]/POWER([.$C12];[.BI$2])" office:value-type="float" office:value="1.68579725306645" calcext:value-type="float">
            <text:p>1.6857972530664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0</text:p>
          </table:table-cell>
          <table:table-cell table:style-name="ce2" office:value-type="float" office:value="1852" calcext:value-type="float">
            <text:p>1852</text:p>
          </table:table-cell>
          <table:table-cell table:style-name="ce2" office:value-type="float" office:value="3740" calcext:value-type="float">
            <text:p>3740</text:p>
          </table:table-cell>
          <table:table-cell office:value-type="float" office:value="0.495187165775401" calcext:value-type="float">
            <text:p>0.495</text:p>
          </table:table-cell>
          <table:table-cell table:style-name="ce2" office:value-type="float" office:value="1448" calcext:value-type="float">
            <text:p>1448</text:p>
          </table:table-cell>
          <table:table-cell table:style-name="ce2" office:value-type="float" office:value="0.38716577540107" calcext:value-type="float">
            <text:p>0.38716577540107</text:p>
          </table:table-cell>
          <table:table-cell table:style-name="ce2" office:value-type="float" office:value="199" calcext:value-type="float">
            <text:p>199</text:p>
          </table:table-cell>
          <table:table-cell office:value-type="float" office:value="0.0532085561497326" calcext:value-type="float">
            <text:p>0.05321</text:p>
          </table:table-cell>
          <table:table-cell office:value-type="float" office:value="7.27638190954774" calcext:value-type="float">
            <text:p>7.28</text:p>
          </table:table-cell>
          <table:table-cell table:style-name="ce2" office:value-type="float" office:value="6.70098588020563" calcext:value-type="float">
            <text:p>6.70098588020563</text:p>
          </table:table-cell>
          <table:table-cell office:value-type="float" office:value="0.814527224905748" calcext:value-type="float">
            <text:p>0.8145</text:p>
          </table:table-cell>
          <table:table-cell office:value-type="float" office:value="2.33626527456462" calcext:value-type="float">
            <text:p>2.3363</text:p>
          </table:table-cell>
          <table:table-cell office:value-type="float" office:value="1.05121246598866" calcext:value-type="float">
            <text:p>1.0512</text:p>
          </table:table-cell>
          <table:table-cell office:value-type="float" office:value="20" calcext:value-type="float">
            <text:p>20.0</text:p>
          </table:table-cell>
          <table:table-cell office:value-type="float" office:value="9.35" calcext:value-type="float">
            <text:p>9.35</text:p>
          </table:table-cell>
          <table:table-cell office:value-type="float" office:value="0.00549929937944976" calcext:value-type="float">
            <text:p>0.005499</text:p>
          </table:table-cell>
          <table:table-cell office:value-type="float" office:value="0.995037978146547" calcext:value-type="float">
            <text:p>0.995038</text:p>
          </table:table-cell>
          <table:table-cell office:value-type="float" office:value="1.68364" calcext:value-type="float">
            <text:p>1.684</text:p>
          </table:table-cell>
          <table:table-cell office:value-type="float" office:value="0.06614" calcext:value-type="float">
            <text:p>0.066</text:p>
          </table:table-cell>
          <table:table-cell office:value-type="float" office:value="233.177" calcext:value-type="float">
            <text:p>233.2</text:p>
          </table:table-cell>
          <table:table-cell office:value-type="float" office:value="6.316" calcext:value-type="float">
            <text:p>6.3</text:p>
          </table:table-cell>
          <table:table-cell office:value-type="float" office:value="0.662684242280785" calcext:value-type="float">
            <text:p>0.663</text:p>
          </table:table-cell>
          <table:table-cell office:value-type="float" office:value="0.82832" calcext:value-type="float">
            <text:p>0.828</text:p>
          </table:table-cell>
          <table:table-cell office:value-type="float" office:value="0.002652" calcext:value-type="float">
            <text:p>0.003</text:p>
          </table:table-cell>
          <table:table-cell office:value-type="float" office:value="226.845" calcext:value-type="float">
            <text:p>226.8</text:p>
          </table:table-cell>
          <table:table-cell office:value-type="float" office:value="2.277" calcext:value-type="float">
            <text:p>2.3</text:p>
          </table:table-cell>
          <table:table-cell office:value-type="float" office:value="0.672110279629508" calcext:value-type="float">
            <text:p>0.672</text:p>
          </table:table-cell>
          <table:table-cell office:value-type="float" office:value="2024.12719467722" calcext:value-type="float">
            <text:p>2024.1</text:p>
          </table:table-cell>
          <table:table-cell office:value-type="float" office:value="1.93367555430588" calcext:value-type="float">
            <text:p>1.93</text:p>
          </table:table-cell>
          <table:table-cell office:value-type="float" office:value="1.67837933718786" calcext:value-type="float">
            <text:p>1.678</text:p>
          </table:table-cell>
          <table:table-cell office:value-type="float" office:value="0.00523191970030598" calcext:value-type="float">
            <text:p>0.00523</text:p>
          </table:table-cell>
          <table:table-cell table:number-columns-repeated="2"/>
          <table:table-cell table:style-name="ce2" table:formula="of:=[.J13]/POWER(LN([.C13]);[.$AH$2])" office:value-type="float" office:value="1.81423767782092" calcext:value-type="float">
            <text:p>1.81423767782092</text:p>
          </table:table-cell>
          <table:table-cell/>
          <table:table-cell table:style-name="ce2" table:formula="of:=[.$AJ$1]*POWER([.$C13];[.$AJ$2])" office:value-type="float" office:value="1835.73630783621" calcext:value-type="float">
            <text:p>1835.73630783621</text:p>
          </table:table-cell>
          <table:table-cell/>
          <table:table-cell table:style-name="ce2" table:formula="of:=[.AL$1]*POWER([.$C13];[.AL$2])" office:value-type="float" office:value="0.491374374509078" calcext:value-type="float">
            <text:p>0.491374374509078</text:p>
          </table:table-cell>
          <table:table-cell/>
          <table:table-cell table:style-name="ce2" table:formula="of:=[.AN$1]*POWER([.$C13];[.AN$2])" office:value-type="float" office:value="1427.52591419304" calcext:value-type="float">
            <text:p>1427.52591419304</text:p>
          </table:table-cell>
          <table:table-cell/>
          <table:table-cell table:style-name="ce2" table:formula="of:=[.AP$1]*POWER([.$C13];[.AP$2])" office:value-type="float" office:value="199.826475531818" calcext:value-type="float">
            <text:p>199.826475531818</text:p>
          </table:table-cell>
          <table:table-cell/>
          <table:table-cell table:style-name="ce2" table:formula="of:=[.AR$1]*POWER([.$C13];[.AR$2])" office:value-type="float" office:value="19.7393676236008" calcext:value-type="float">
            <text:p>19.7393676236008</text:p>
          </table:table-cell>
          <table:table-cell/>
          <table:table-cell table:style-name="ce2" table:formula="of:=[.AT$1]*POWER([.$C13];[.AT$2])" office:value-type="float" office:value="234.691132278436" calcext:value-type="float">
            <text:p>234.691132278436</text:p>
          </table:table-cell>
          <table:table-cell/>
          <table:table-cell table:style-name="ce2" table:formula="of:=[.AV$1]*POWER([.$C13];[.AV$2])" office:value-type="float" office:value="2002.26988158834" calcext:value-type="float">
            <text:p>2002.26988158834</text:p>
          </table:table-cell>
          <table:table-cell/>
          <table:table-cell table:style-name="ce2" table:formula="of:=LN([.C13])" office:value-type="float" office:value="8.22684089040858" calcext:value-type="float">
            <text:p>8.22684089040858</text:p>
          </table:table-cell>
          <table:table-cell/>
          <table:table-cell table:style-name="ce2" table:formula="of:=[.AZ$1]*POWER([.$AX13];[.AZ$2])" office:value-type="float" office:value="6.67983771893105" calcext:value-type="float">
            <text:p>6.67983771893105</text:p>
          </table:table-cell>
          <table:table-cell/>
          <table:table-cell table:style-name="ce2" table:formula="of:=[.AB13]*LN([.C13])*LN([.C13])/[.C13]" office:value-type="float" office:value="36.6296183392237" calcext:value-type="float">
            <text:p>36.6296183392237</text:p>
          </table:table-cell>
          <table:table-cell table:number-columns-repeated="4"/>
          <table:table-cell table:style-name="ce2" table:formula="of:=[.BF$1]+[.BF$2]/POWER([.$C13];[.BF$3])" office:value-type="float" office:value="1.6806733189022" calcext:value-type="float">
            <text:p>1.6806733189022</text:p>
          </table:table-cell>
          <table:table-cell/>
          <table:table-cell table:style-name="ce2" table:formula="of:=0.5*PI()+[.BI$1]/POWER([.$C13];[.BI$2])" office:value-type="float" office:value="1.68064124663198" calcext:value-type="float">
            <text:p>1.6806412466319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1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4094" calcext:value-type="float">
            <text:p>4094</text:p>
          </table:table-cell>
          <table:table-cell office:value-type="float" office:value="0.488031265266243" calcext:value-type="float">
            <text:p>0.488</text:p>
          </table:table-cell>
          <table:table-cell table:style-name="ce2" office:value-type="float" office:value="1558" calcext:value-type="float">
            <text:p>1558</text:p>
          </table:table-cell>
          <table:table-cell table:style-name="ce2" office:value-type="float" office:value="0.380556912554958" calcext:value-type="float">
            <text:p>0.380556912554958</text:p>
          </table:table-cell>
          <table:table-cell table:style-name="ce2" office:value-type="float" office:value="213" calcext:value-type="float">
            <text:p>213</text:p>
          </table:table-cell>
          <table:table-cell office:value-type="float" office:value="0.0520273571079629" calcext:value-type="float">
            <text:p>0.05203</text:p>
          </table:table-cell>
          <table:table-cell office:value-type="float" office:value="7.31455399061033" calcext:value-type="float">
            <text:p>7.31</text:p>
          </table:table-cell>
          <table:table-cell table:style-name="ce2" office:value-type="float" office:value="6.75259631707607" calcext:value-type="float">
            <text:p>6.75259631707607</text:p>
          </table:table-cell>
          <table:table-cell office:value-type="float" office:value="0.811875773164657" calcext:value-type="float">
            <text:p>0.8119</text:p>
          </table:table-cell>
          <table:table-cell office:value-type="float" office:value="2.3414246423481" calcext:value-type="float">
            <text:p>2.3414</text:p>
          </table:table-cell>
          <table:table-cell office:value-type="float" office:value="1.0464649885753" calcext:value-type="float">
            <text:p>1.0465</text:p>
          </table:table-cell>
          <table:table-cell office:value-type="float" office:value="21.5" calcext:value-type="float">
            <text:p>21.5</text:p>
          </table:table-cell>
          <table:table-cell office:value-type="float" office:value="8.8566792861006" calcext:value-type="float">
            <text:p>8.86</text:p>
          </table:table-cell>
          <table:table-cell office:value-type="float" office:value="0.00526381858279616" calcext:value-type="float">
            <text:p>0.005264</text:p>
          </table:table-cell>
          <table:table-cell office:value-type="float" office:value="0.995234296680808" calcext:value-type="float">
            <text:p>0.995234</text:p>
          </table:table-cell>
          <table:table-cell office:value-type="float" office:value="1.65206" calcext:value-type="float">
            <text:p>1.652</text:p>
          </table:table-cell>
          <table:table-cell office:value-type="float" office:value="0.08267" calcext:value-type="float">
            <text:p>0.083</text:p>
          </table:table-cell>
          <table:table-cell office:value-type="float" office:value="250.931" calcext:value-type="float">
            <text:p>250.9</text:p>
          </table:table-cell>
          <table:table-cell office:value-type="float" office:value="8.77" calcext:value-type="float">
            <text:p>8.8</text:p>
          </table:table-cell>
          <table:table-cell office:value-type="float" office:value="0.664301248105554" calcext:value-type="float">
            <text:p>0.664</text:p>
          </table:table-cell>
          <table:table-cell office:value-type="float" office:value="0.843597" calcext:value-type="float">
            <text:p>0.844</text:p>
          </table:table-cell>
          <table:table-cell office:value-type="float" office:value="0.002567" calcext:value-type="float">
            <text:p>0.003</text:p>
          </table:table-cell>
          <table:table-cell office:value-type="float" office:value="262.186" calcext:value-type="float">
            <text:p>262.2</text:p>
          </table:table-cell>
          <table:table-cell office:value-type="float" office:value="2.522" calcext:value-type="float">
            <text:p>2.5</text:p>
          </table:table-cell>
          <table:table-cell office:value-type="float" office:value="0.653530754430028" calcext:value-type="float">
            <text:p>0.654</text:p>
          </table:table-cell>
          <table:table-cell office:value-type="float" office:value="2177.79967371876" calcext:value-type="float">
            <text:p>2177.8</text:p>
          </table:table-cell>
          <table:table-cell office:value-type="float" office:value="1.92147884311953" calcext:value-type="float">
            <text:p>1.92</text:p>
          </table:table-cell>
          <table:table-cell office:value-type="float" office:value="1.68108011250731" calcext:value-type="float">
            <text:p>1.681</text:p>
          </table:table-cell>
          <table:table-cell office:value-type="float" office:value="0.00501955869027058" calcext:value-type="float">
            <text:p>0.00502</text:p>
          </table:table-cell>
          <table:table-cell table:number-columns-repeated="2"/>
          <table:table-cell table:style-name="ce2" table:formula="of:=[.J14]/POWER(LN([.C14]);[.$AH$2])" office:value-type="float" office:value="1.8158603264278" calcext:value-type="float">
            <text:p>1.8158603264278</text:p>
          </table:table-cell>
          <table:table-cell/>
          <table:table-cell table:style-name="ce2" table:formula="of:=[.$AJ$1]*POWER([.$C14];[.$AJ$2])" office:value-type="float" office:value="1970.09442089759" calcext:value-type="float">
            <text:p>1970.09442089759</text:p>
          </table:table-cell>
          <table:table-cell/>
          <table:table-cell table:style-name="ce2" table:formula="of:=[.AL$1]*POWER([.$C14];[.AL$2])" office:value-type="float" office:value="0.483530777220172" calcext:value-type="float">
            <text:p>0.483530777220172</text:p>
          </table:table-cell>
          <table:table-cell/>
          <table:table-cell table:style-name="ce2" table:formula="of:=[.AN$1]*POWER([.$C14];[.AN$2])" office:value-type="float" office:value="1524.13023122974" calcext:value-type="float">
            <text:p>1524.13023122974</text:p>
          </table:table-cell>
          <table:table-cell/>
          <table:table-cell table:style-name="ce2" table:formula="of:=[.AP$1]*POWER([.$C14];[.AP$2])" office:value-type="float" office:value="218.270162810211" calcext:value-type="float">
            <text:p>218.270162810211</text:p>
          </table:table-cell>
          <table:table-cell/>
          <table:table-cell table:style-name="ce2" table:formula="of:=[.AR$1]*POWER([.$C14];[.AR$2])" office:value-type="float" office:value="20.7023326515576" calcext:value-type="float">
            <text:p>20.7023326515576</text:p>
          </table:table-cell>
          <table:table-cell/>
          <table:table-cell table:style-name="ce2" table:formula="of:=[.AT$1]*POWER([.$C14];[.AT$2])" office:value-type="float" office:value="257.560307652889" calcext:value-type="float">
            <text:p>257.560307652889</text:p>
          </table:table-cell>
          <table:table-cell/>
          <table:table-cell table:style-name="ce2" table:formula="of:=[.AV$1]*POWER([.$C14];[.AV$2])" office:value-type="float" office:value="2151.43102527392" calcext:value-type="float">
            <text:p>2151.43102527392</text:p>
          </table:table-cell>
          <table:table-cell/>
          <table:table-cell table:style-name="ce2" table:formula="of:=LN([.C14])" office:value-type="float" office:value="8.31727776622124" calcext:value-type="float">
            <text:p>8.31727776622124</text:p>
          </table:table-cell>
          <table:table-cell/>
          <table:table-cell table:style-name="ce2" table:formula="of:=[.AZ$1]*POWER([.$AX14];[.AZ$2])" office:value-type="float" office:value="6.72655485018532" calcext:value-type="float">
            <text:p>6.72655485018532</text:p>
          </table:table-cell>
          <table:table-cell/>
          <table:table-cell table:style-name="ce2" table:formula="of:=[.AB14]*LN([.C14])*LN([.C14])/[.C14]" office:value-type="float" office:value="36.7987020928872" calcext:value-type="float">
            <text:p>36.7987020928872</text:p>
          </table:table-cell>
          <table:table-cell table:number-columns-repeated="4"/>
          <table:table-cell table:style-name="ce2" table:formula="of:=[.BF$1]+[.BF$2]/POWER([.$C14];[.BF$3])" office:value-type="float" office:value="1.67696896375164" calcext:value-type="float">
            <text:p>1.67696896375164</text:p>
          </table:table-cell>
          <table:table-cell/>
          <table:table-cell table:style-name="ce2" table:formula="of:=0.5*PI()+[.BI$1]/POWER([.$C14];[.BI$2])" office:value-type="float" office:value="1.67700837220046" calcext:value-type="float">
            <text:p>1.6770083722004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2</text:p>
          </table:table-cell>
          <table:table-cell table:style-name="ce2" office:value-type="float" office:value="2079" calcext:value-type="float">
            <text:p>2079</text:p>
          </table:table-cell>
          <table:table-cell table:style-name="ce2" office:value-type="float" office:value="4322" calcext:value-type="float">
            <text:p>4322</text:p>
          </table:table-cell>
          <table:table-cell office:value-type="float" office:value="0.481027302174919" calcext:value-type="float">
            <text:p>0.481</text:p>
          </table:table-cell>
          <table:table-cell table:style-name="ce2" office:value-type="float" office:value="1616" calcext:value-type="float">
            <text:p>1616</text:p>
          </table:table-cell>
          <table:table-cell table:style-name="ce2" office:value-type="float" office:value="0.373900971772328" calcext:value-type="float">
            <text:p>0.373900971772328</text:p>
          </table:table-cell>
          <table:table-cell table:style-name="ce2" office:value-type="float" office:value="228" calcext:value-type="float">
            <text:p>228</text:p>
          </table:table-cell>
          <table:table-cell office:value-type="float" office:value="0.0527533549282739" calcext:value-type="float">
            <text:p>0.05275</text:p>
          </table:table-cell>
          <table:table-cell office:value-type="float" office:value="7.08771929824561" calcext:value-type="float">
            <text:p>7.09</text:p>
          </table:table-cell>
          <table:table-cell table:style-name="ce2" office:value-type="float" office:value="6.77165274714242" calcext:value-type="float">
            <text:p>6.77165274714242</text:p>
          </table:table-cell>
          <table:table-cell office:value-type="float" office:value="0.80889615396372" calcext:value-type="float">
            <text:p>0.8089</text:p>
          </table:table-cell>
          <table:table-cell office:value-type="float" office:value="2.34041959125738" calcext:value-type="float">
            <text:p>2.3404</text:p>
          </table:table-cell>
          <table:table-cell office:value-type="float" office:value="1.04183838214207" calcext:value-type="float">
            <text:p>1.0418</text:p>
          </table:table-cell>
          <table:table-cell office:value-type="float" office:value="22" calcext:value-type="float">
            <text:p>22.0</text:p>
          </table:table-cell>
          <table:table-cell office:value-type="float" office:value="8.9297520661157" calcext:value-type="float">
            <text:p>8.93</text:p>
          </table:table-cell>
          <table:table-cell office:value-type="float" office:value="0.00522910344736058" calcext:value-type="float">
            <text:p>0.005229</text:p>
          </table:table-cell>
          <table:table-cell office:value-type="float" office:value="0.995249612094773" calcext:value-type="float">
            <text:p>0.995250</text:p>
          </table:table-cell>
          <table:table-cell office:value-type="float" office:value="1.70199" calcext:value-type="float">
            <text:p>1.702</text:p>
          </table:table-cell>
          <table:table-cell office:value-type="float" office:value="0.04127" calcext:value-type="float">
            <text:p>0.041</text:p>
          </table:table-cell>
          <table:table-cell office:value-type="float" office:value="267.786" calcext:value-type="float">
            <text:p>267.8</text:p>
          </table:table-cell>
          <table:table-cell office:value-type="float" office:value="4.469" calcext:value-type="float">
            <text:p>4.5</text:p>
          </table:table-cell>
          <table:table-cell office:value-type="float" office:value="0.66776632922738" calcext:value-type="float">
            <text:p>0.668</text:p>
          </table:table-cell>
          <table:table-cell office:value-type="float" office:value="0.859649" calcext:value-type="float">
            <text:p>0.860</text:p>
          </table:table-cell>
          <table:table-cell office:value-type="float" office:value="0.002475" calcext:value-type="float">
            <text:p>0.002</text:p>
          </table:table-cell>
          <table:table-cell office:value-type="float" office:value="295.169" calcext:value-type="float">
            <text:p>295.2</text:p>
          </table:table-cell>
          <table:table-cell office:value-type="float" office:value="2.704" calcext:value-type="float">
            <text:p>2.7</text:p>
          </table:table-cell>
          <table:table-cell office:value-type="float" office:value="0.633279056610495" calcext:value-type="float">
            <text:p>0.633</text:p>
          </table:table-cell>
          <table:table-cell office:value-type="float" office:value="2264.53062317264" calcext:value-type="float">
            <text:p>2264.5</text:p>
          </table:table-cell>
          <table:table-cell office:value-type="float" office:value="1.90493278134899" calcext:value-type="float">
            <text:p>1.90</text:p>
          </table:table-cell>
          <table:table-cell office:value-type="float" office:value="1.67883399034673" calcext:value-type="float">
            <text:p>1.679</text:p>
          </table:table-cell>
          <table:table-cell office:value-type="float" office:value="0.00499772908363974" calcext:value-type="float">
            <text:p>0.00500</text:p>
          </table:table-cell>
          <table:table-cell table:number-columns-repeated="2"/>
          <table:table-cell table:style-name="ce2" table:formula="of:=[.J15]/POWER(LN([.C15]);[.$AH$2])" office:value-type="float" office:value="1.81366676950573" calcext:value-type="float">
            <text:p>1.81366676950573</text:p>
          </table:table-cell>
          <table:table-cell/>
          <table:table-cell table:style-name="ce2" table:formula="of:=[.$AJ$1]*POWER([.$C15];[.$AJ$2])" office:value-type="float" office:value="2055.27802754406" calcext:value-type="float">
            <text:p>2055.27802754406</text:p>
          </table:table-cell>
          <table:table-cell/>
          <table:table-cell table:style-name="ce2" table:formula="of:=[.AL$1]*POWER([.$C15];[.AL$2])" office:value-type="float" office:value="0.47889049932421" calcext:value-type="float">
            <text:p>0.47889049932421</text:p>
          </table:table-cell>
          <table:table-cell/>
          <table:table-cell table:style-name="ce2" table:formula="of:=[.AN$1]*POWER([.$C15];[.AN$2])" office:value-type="float" office:value="1585.12697993564" calcext:value-type="float">
            <text:p>1585.12697993564</text:p>
          </table:table-cell>
          <table:table-cell/>
          <table:table-cell table:style-name="ce2" table:formula="of:=[.AP$1]*POWER([.$C15];[.AP$2])" office:value-type="float" office:value="230.128839396478" calcext:value-type="float">
            <text:p>230.128839396478</text:p>
          </table:table-cell>
          <table:table-cell/>
          <table:table-cell table:style-name="ce2" table:formula="of:=[.AR$1]*POWER([.$C15];[.AR$2])" office:value-type="float" office:value="21.3017720733822" calcext:value-type="float">
            <text:p>21.3017720733822</text:p>
          </table:table-cell>
          <table:table-cell/>
          <table:table-cell table:style-name="ce2" table:formula="of:=[.AT$1]*POWER([.$C15];[.AT$2])" office:value-type="float" office:value="272.319448696082" calcext:value-type="float">
            <text:p>272.319448696082</text:p>
          </table:table-cell>
          <table:table-cell/>
          <table:table-cell table:style-name="ce2" table:formula="of:=[.AV$1]*POWER([.$C15];[.AV$2])" office:value-type="float" office:value="2246.09137075302" calcext:value-type="float">
            <text:p>2246.09137075302</text:p>
          </table:table-cell>
          <table:table-cell/>
          <table:table-cell table:style-name="ce2" table:formula="of:=LN([.C15])" office:value-type="float" office:value="8.37147353706683" calcext:value-type="float">
            <text:p>8.37147353706683</text:p>
          </table:table-cell>
          <table:table-cell/>
          <table:table-cell table:style-name="ce2" table:formula="of:=[.AZ$1]*POWER([.$AX15];[.AZ$2])" office:value-type="float" office:value="6.75446260401503" calcext:value-type="float">
            <text:p>6.75446260401503</text:p>
          </table:table-cell>
          <table:table-cell/>
          <table:table-cell table:style-name="ce2" table:formula="of:=[.AB15]*LN([.C15])*LN([.C15])/[.C15]" office:value-type="float" office:value="36.7195417705232" calcext:value-type="float">
            <text:p>36.7195417705232</text:p>
          </table:table-cell>
          <table:table-cell table:number-columns-repeated="4"/>
          <table:table-cell table:style-name="ce2" table:formula="of:=[.BF$1]+[.BF$2]/POWER([.$C15];[.BF$3])" office:value-type="float" office:value="1.67480558674263" calcext:value-type="float">
            <text:p>1.67480558674263</text:p>
          </table:table-cell>
          <table:table-cell/>
          <table:table-cell table:style-name="ce2" table:formula="of:=0.5*PI()+[.BI$1]/POWER([.$C15];[.BI$2])" office:value-type="float" office:value="1.67488914503873" calcext:value-type="float">
            <text:p>1.6748891450387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3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4674" calcext:value-type="float">
            <text:p>4674</text:p>
          </table:table-cell>
          <table:table-cell office:value-type="float" office:value="0.468549422336329" calcext:value-type="float">
            <text:p>0.469</text:p>
          </table:table-cell>
          <table:table-cell table:style-name="ce2" office:value-type="float" office:value="1692" calcext:value-type="float">
            <text:p>1692</text:p>
          </table:table-cell>
          <table:table-cell table:style-name="ce2" office:value-type="float" office:value="0.362002567394095" calcext:value-type="float">
            <text:p>0.362002567394095</text:p>
          </table:table-cell>
          <table:table-cell table:style-name="ce2" office:value-type="float" office:value="248" calcext:value-type="float">
            <text:p>248</text:p>
          </table:table-cell>
          <table:table-cell office:value-type="float" office:value="0.0530594779632007" calcext:value-type="float">
            <text:p>0.05306</text:p>
          </table:table-cell>
          <table:table-cell office:value-type="float" office:value="6.82258064516129" calcext:value-type="float">
            <text:p>6.82</text:p>
          </table:table-cell>
          <table:table-cell table:style-name="ce2" office:value-type="float" office:value="6.79145973823108" calcext:value-type="float">
            <text:p>6.79145973823108</text:p>
          </table:table-cell>
          <table:table-cell office:value-type="float" office:value="0.803744874028886" calcext:value-type="float">
            <text:p>0.8037</text:p>
          </table:table-cell>
          <table:table-cell office:value-type="float" office:value="2.33636490124655" calcext:value-type="float">
            <text:p>2.3364</text:p>
          </table:table-cell>
          <table:table-cell office:value-type="float" office:value="1.03408245831282" calcext:value-type="float">
            <text:p>1.0341</text:p>
          </table:table-cell>
          <table:table-cell office:value-type="float" office:value="23" calcext:value-type="float">
            <text:p>23.0</text:p>
          </table:table-cell>
          <table:table-cell office:value-type="float" office:value="8.83553875236295" calcext:value-type="float">
            <text:p>8.84</text:p>
          </table:table-cell>
          <table:table-cell office:value-type="float" office:value="0.00516362605690758" calcext:value-type="float">
            <text:p>0.005164</text:p>
          </table:table-cell>
          <table:table-cell office:value-type="float" office:value="0.995290844648411" calcext:value-type="float">
            <text:p>0.995291</text:p>
          </table:table-cell>
          <table:table-cell office:value-type="float" office:value="1.75062" calcext:value-type="float">
            <text:p>1.751</text:p>
          </table:table-cell>
          <table:table-cell office:value-type="float" office:value="0.04543" calcext:value-type="float">
            <text:p>0.045</text:p>
          </table:table-cell>
          <table:table-cell office:value-type="float" office:value="292.168" calcext:value-type="float">
            <text:p>292.2</text:p>
          </table:table-cell>
          <table:table-cell office:value-type="float" office:value="5.156" calcext:value-type="float">
            <text:p>5.2</text:p>
          </table:table-cell>
          <table:table-cell office:value-type="float" office:value="0.671891499200275" calcext:value-type="float">
            <text:p>0.672</text:p>
          </table:table-cell>
          <table:table-cell office:value-type="float" office:value="0.865526" calcext:value-type="float">
            <text:p>0.866</text:p>
          </table:table-cell>
          <table:table-cell office:value-type="float" office:value="0.002313" calcext:value-type="float">
            <text:p>0.002</text:p>
          </table:table-cell>
          <table:table-cell office:value-type="float" office:value="327.024" calcext:value-type="float">
            <text:p>327.0</text:p>
          </table:table-cell>
          <table:table-cell office:value-type="float" office:value="2.79" calcext:value-type="float">
            <text:p>2.8</text:p>
          </table:table-cell>
          <table:table-cell office:value-type="float" office:value="0.641015780152705" calcext:value-type="float">
            <text:p>0.641</text:p>
          </table:table-cell>
          <table:table-cell office:value-type="float" office:value="2389.68731952199" calcext:value-type="float">
            <text:p>2389.7</text:p>
          </table:table-cell>
          <table:table-cell office:value-type="float" office:value="1.87621064874518" calcext:value-type="float">
            <text:p>1.88</text:p>
          </table:table-cell>
          <table:table-cell office:value-type="float" office:value="1.67760984454037" calcext:value-type="float">
            <text:p>1.678</text:p>
          </table:table-cell>
          <table:table-cell office:value-type="float" office:value="0.00494967654899169" calcext:value-type="float">
            <text:p>0.00495</text:p>
          </table:table-cell>
          <table:table-cell table:number-columns-repeated="2"/>
          <table:table-cell table:style-name="ce2" table:formula="of:=[.J16]/POWER(LN([.C16]);[.$AH$2])" office:value-type="float" office:value="1.8085032084977" calcext:value-type="float">
            <text:p>1.8085032084977</text:p>
          </table:table-cell>
          <table:table-cell/>
          <table:table-cell table:style-name="ce2" table:formula="of:=[.$AJ$1]*POWER([.$C16];[.$AJ$2])" office:value-type="float" office:value="2184.88908445191" calcext:value-type="float">
            <text:p>2184.88908445191</text:p>
          </table:table-cell>
          <table:table-cell/>
          <table:table-cell table:style-name="ce2" table:formula="of:=[.AL$1]*POWER([.$C16];[.AL$2])" office:value-type="float" office:value="0.472265187439643" calcext:value-type="float">
            <text:p>0.472265187439643</text:p>
          </table:table-cell>
          <table:table-cell/>
          <table:table-cell table:style-name="ce2" table:formula="of:=[.AN$1]*POWER([.$C16];[.AN$2])" office:value-type="float" office:value="1677.5857050196" calcext:value-type="float">
            <text:p>1677.5857050196</text:p>
          </table:table-cell>
          <table:table-cell/>
          <table:table-cell table:style-name="ce2" table:formula="of:=[.AP$1]*POWER([.$C16];[.AP$2])" office:value-type="float" office:value="248.408010626611" calcext:value-type="float">
            <text:p>248.408010626611</text:p>
          </table:table-cell>
          <table:table-cell/>
          <table:table-cell table:style-name="ce2" table:formula="of:=[.AR$1]*POWER([.$C16];[.AR$2])" office:value-type="float" office:value="22.1985683014979" calcext:value-type="float">
            <text:p>22.1985683014979</text:p>
          </table:table-cell>
          <table:table-cell/>
          <table:table-cell table:style-name="ce2" table:formula="of:=[.AT$1]*POWER([.$C16];[.AT$2])" office:value-type="float" office:value="295.148211443261" calcext:value-type="float">
            <text:p>295.148211443261</text:p>
          </table:table-cell>
          <table:table-cell/>
          <table:table-cell table:style-name="ce2" table:formula="of:=[.AV$1]*POWER([.$C16];[.AV$2])" office:value-type="float" office:value="2390.25050173783" calcext:value-type="float">
            <text:p>2390.25050173783</text:p>
          </table:table-cell>
          <table:table-cell/>
          <table:table-cell table:style-name="ce2" table:formula="of:=LN([.C16])" office:value-type="float" office:value="8.4497705150988" calcext:value-type="float">
            <text:p>8.4497705150988</text:p>
          </table:table-cell>
          <table:table-cell/>
          <table:table-cell table:style-name="ce2" table:formula="of:=[.AZ$1]*POWER([.$AX16];[.AZ$2])" office:value-type="float" office:value="6.79466573324938" calcext:value-type="float">
            <text:p>6.79466573324938</text:p>
          </table:table-cell>
          <table:table-cell/>
          <table:table-cell table:style-name="ce2" table:formula="of:=[.AB16]*LN([.C16])*LN([.C16])/[.C16]" office:value-type="float" office:value="36.5041465652633" calcext:value-type="float">
            <text:p>36.5041465652633</text:p>
          </table:table-cell>
          <table:table-cell table:number-columns-repeated="4"/>
          <table:table-cell table:style-name="ce2" table:formula="of:=[.BF$1]+[.BF$2]/POWER([.$C16];[.BF$3])" office:value-type="float" office:value="1.67175298587548" calcext:value-type="float">
            <text:p>1.67175298587548</text:p>
          </table:table-cell>
          <table:table-cell/>
          <table:table-cell table:style-name="ce2" table:formula="of:=0.5*PI()+[.BI$1]/POWER([.$C16];[.BI$2])" office:value-type="float" office:value="1.67190193444412" calcext:value-type="float">
            <text:p>1.6719019344441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4</text:p>
          </table:table-cell>
          <table:table-cell table:style-name="ce2" office:value-type="float" office:value="2284" calcext:value-type="float">
            <text:p>2284</text:p>
          </table:table-cell>
          <table:table-cell table:style-name="ce2" office:value-type="float" office:value="5004" calcext:value-type="float">
            <text:p>5004</text:p>
          </table:table-cell>
          <table:table-cell office:value-type="float" office:value="0.456434852118305" calcext:value-type="float">
            <text:p>0.456</text:p>
          </table:table-cell>
          <table:table-cell table:style-name="ce2" office:value-type="float" office:value="1742" calcext:value-type="float">
            <text:p>1742</text:p>
          </table:table-cell>
          <table:table-cell table:style-name="ce2" office:value-type="float" office:value="0.348121502797762" calcext:value-type="float">
            <text:p>0.348121502797762</text:p>
          </table:table-cell>
          <table:table-cell table:style-name="ce2" office:value-type="float" office:value="271" calcext:value-type="float">
            <text:p>271</text:p>
          </table:table-cell>
          <table:table-cell office:value-type="float" office:value="0.0541566746602718" calcext:value-type="float">
            <text:p>0.05416</text:p>
          </table:table-cell>
          <table:table-cell office:value-type="float" office:value="6.4280442804428" calcext:value-type="float">
            <text:p>6.43</text:p>
          </table:table-cell>
          <table:table-cell table:style-name="ce2" office:value-type="float" office:value="6.80713763126838" calcext:value-type="float">
            <text:p>6.80713763126838</text:p>
          </table:table-cell>
          <table:table-cell office:value-type="float" office:value="0.799148077943893" calcext:value-type="float">
            <text:p>0.7991</text:p>
          </table:table-cell>
          <table:table-cell office:value-type="float" office:value="2.33236166885148" calcext:value-type="float">
            <text:p>2.3324</text:p>
          </table:table-cell>
          <table:table-cell office:value-type="float" office:value="1.02720383992593" calcext:value-type="float">
            <text:p>1.0272</text:p>
          </table:table-cell>
          <table:table-cell office:value-type="float" office:value="23" calcext:value-type="float">
            <text:p>23.0</text:p>
          </table:table-cell>
          <table:table-cell office:value-type="float" office:value="9.4593572778828" calcext:value-type="float">
            <text:p>9.46</text:p>
          </table:table-cell>
          <table:table-cell office:value-type="float" office:value="0.00513114688105633" calcext:value-type="float">
            <text:p>0.005131</text:p>
          </table:table-cell>
          <table:table-cell office:value-type="float" office:value="0.99530462572215" calcext:value-type="float">
            <text:p>0.995305</text:p>
          </table:table-cell>
          <table:table-cell office:value-type="float" office:value="1.76358" calcext:value-type="float">
            <text:p>1.764</text:p>
          </table:table-cell>
          <table:table-cell office:value-type="float" office:value="0.04566" calcext:value-type="float">
            <text:p>0.046</text:p>
          </table:table-cell>
          <table:table-cell office:value-type="float" office:value="323.338" calcext:value-type="float">
            <text:p>323.3</text:p>
          </table:table-cell>
          <table:table-cell office:value-type="float" office:value="5.75" calcext:value-type="float">
            <text:p>5.8</text:p>
          </table:table-cell>
          <table:table-cell office:value-type="float" office:value="0.678410783248091" calcext:value-type="float">
            <text:p>0.678</text:p>
          </table:table-cell>
          <table:table-cell office:value-type="float" office:value="0.877157" calcext:value-type="float">
            <text:p>0.877</text:p>
          </table:table-cell>
          <table:table-cell office:value-type="float" office:value="0.002198" calcext:value-type="float">
            <text:p>0.002</text:p>
          </table:table-cell>
          <table:table-cell office:value-type="float" office:value="367.765" calcext:value-type="float">
            <text:p>367.8</text:p>
          </table:table-cell>
          <table:table-cell office:value-type="float" office:value="2.958" calcext:value-type="float">
            <text:p>3.0</text:p>
          </table:table-cell>
          <table:table-cell office:value-type="float" office:value="0.634455471459305" calcext:value-type="float">
            <text:p>0.634</text:p>
          </table:table-cell>
          <table:table-cell office:value-type="float" office:value="2492.08508600937" calcext:value-type="float">
            <text:p>2492.1</text:p>
          </table:table-cell>
          <table:table-cell office:value-type="float" office:value="1.84232883179293" calcext:value-type="float">
            <text:p>1.84</text:p>
          </table:table-cell>
          <table:table-cell office:value-type="float" office:value="1.67215730299359" calcext:value-type="float">
            <text:p>1.672</text:p>
          </table:table-cell>
          <table:table-cell office:value-type="float" office:value="0.00493130675315862" calcext:value-type="float">
            <text:p>0.00493</text:p>
          </table:table-cell>
          <table:table-cell table:number-columns-repeated="2"/>
          <table:table-cell table:style-name="ce2" table:formula="of:=[.J17]/POWER(LN([.C17]);[.$AH$2])" office:value-type="float" office:value="1.80366310961089" calcext:value-type="float">
            <text:p>1.80366310961089</text:p>
          </table:table-cell>
          <table:table-cell/>
          <table:table-cell table:style-name="ce2" table:formula="of:=[.$AJ$1]*POWER([.$C17];[.$AJ$2])" office:value-type="float" office:value="2304.46882395182" calcext:value-type="float">
            <text:p>2304.46882395182</text:p>
          </table:table-cell>
          <table:table-cell/>
          <table:table-cell table:style-name="ce2" table:formula="of:=[.AL$1]*POWER([.$C17];[.AL$2])" office:value-type="float" office:value="0.466567138684752" calcext:value-type="float">
            <text:p>0.466567138684752</text:p>
          </table:table-cell>
          <table:table-cell/>
          <table:table-cell table:style-name="ce2" table:formula="of:=[.AN$1]*POWER([.$C17];[.AN$2])" office:value-type="float" office:value="1762.53353303997" calcext:value-type="float">
            <text:p>1762.53353303997</text:p>
          </table:table-cell>
          <table:table-cell/>
          <table:table-cell table:style-name="ce2" table:formula="of:=[.AP$1]*POWER([.$C17];[.AP$2])" office:value-type="float" office:value="265.514926164012" calcext:value-type="float">
            <text:p>265.514926164012</text:p>
          </table:table-cell>
          <table:table-cell/>
          <table:table-cell table:style-name="ce2" table:formula="of:=[.AR$1]*POWER([.$C17];[.AR$2])" office:value-type="float" office:value="23.010697461279" calcext:value-type="float">
            <text:p>23.010697461279</text:p>
          </table:table-cell>
          <table:table-cell/>
          <table:table-cell table:style-name="ce2" table:formula="of:=[.AT$1]*POWER([.$C17];[.AT$2])" office:value-type="float" office:value="316.594298859479" calcext:value-type="float">
            <text:p>316.594298859479</text:p>
          </table:table-cell>
          <table:table-cell/>
          <table:table-cell table:style-name="ce2" table:formula="of:=[.AV$1]*POWER([.$C17];[.AV$2])" office:value-type="float" office:value="2523.38325407259" calcext:value-type="float">
            <text:p>2523.38325407259</text:p>
          </table:table-cell>
          <table:table-cell/>
          <table:table-cell table:style-name="ce2" table:formula="of:=LN([.C17])" office:value-type="float" office:value="8.5179928715868" calcext:value-type="float">
            <text:p>8.5179928715868</text:p>
          </table:table-cell>
          <table:table-cell/>
          <table:table-cell table:style-name="ce2" table:formula="of:=[.AZ$1]*POWER([.$AX17];[.AZ$2])" office:value-type="float" office:value="6.82958586815098" calcext:value-type="float">
            <text:p>6.82958586815098</text:p>
          </table:table-cell>
          <table:table-cell/>
          <table:table-cell table:style-name="ce2" table:formula="of:=[.AB17]*LN([.C17])*LN([.C17])/[.C17]" office:value-type="float" office:value="36.1343385887803" calcext:value-type="float">
            <text:p>36.1343385887803</text:p>
          </table:table-cell>
          <table:table-cell table:number-columns-repeated="4"/>
          <table:table-cell table:style-name="ce2" table:formula="of:=[.BF$1]+[.BF$2]/POWER([.$C17];[.BF$3])" office:value-type="float" office:value="1.66916170681563" calcext:value-type="float">
            <text:p>1.66916170681563</text:p>
          </table:table-cell>
          <table:table-cell/>
          <table:table-cell table:style-name="ce2" table:formula="of:=0.5*PI()+[.BI$1]/POWER([.$C17];[.BI$2])" office:value-type="float" office:value="1.6693690702681" calcext:value-type="float">
            <text:p>1.669369070268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5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float" office:value="5264" calcext:value-type="float">
            <text:p>5264</text:p>
          </table:table-cell>
          <table:table-cell office:value-type="float" office:value="0.453457446808511" calcext:value-type="float">
            <text:p>0.453</text:p>
          </table:table-cell>
          <table:table-cell table:style-name="ce2" office:value-type="float" office:value="1824" calcext:value-type="float">
            <text:p>1824</text:p>
          </table:table-cell>
          <table:table-cell table:style-name="ce2" office:value-type="float" office:value="0.346504559270517" calcext:value-type="float">
            <text:p>0.346504559270517</text:p>
          </table:table-cell>
          <table:table-cell table:style-name="ce2" office:value-type="float" office:value="279" calcext:value-type="float">
            <text:p>279</text:p>
          </table:table-cell>
          <table:table-cell office:value-type="float" office:value="0.0530015197568389" calcext:value-type="float">
            <text:p>0.05300</text:p>
          </table:table-cell>
          <table:table-cell office:value-type="float" office:value="6.53763440860215" calcext:value-type="float">
            <text:p>6.54</text:p>
          </table:table-cell>
          <table:table-cell table:style-name="ce2" office:value-type="float" office:value="6.83286209434028" calcext:value-type="float">
            <text:p>6.83286209434028</text:p>
          </table:table-cell>
          <table:table-cell office:value-type="float" office:value="0.797426071418243" calcext:value-type="float">
            <text:p>0.7974</text:p>
          </table:table-cell>
          <table:table-cell office:value-type="float" office:value="2.33424556900777" calcext:value-type="float">
            <text:p>2.3342</text:p>
          </table:table-cell>
          <table:table-cell office:value-type="float" office:value="1.0242800067163" calcext:value-type="float">
            <text:p>1.0243</text:p>
          </table:table-cell>
          <table:table-cell office:value-type="float" office:value="23.5" calcext:value-type="float">
            <text:p>23.5</text:p>
          </table:table-cell>
          <table:table-cell office:value-type="float" office:value="9.53191489361702" calcext:value-type="float">
            <text:p>9.53</text:p>
          </table:table-cell>
          <table:table-cell office:value-type="float" office:value="0.00516786615053462" calcext:value-type="float">
            <text:p>0.005168</text:p>
          </table:table-cell>
          <table:table-cell office:value-type="float" office:value="0.99524907942107" calcext:value-type="float">
            <text:p>0.995249</text:p>
          </table:table-cell>
          <table:table-cell office:value-type="float" office:value="1.74181" calcext:value-type="float">
            <text:p>1.742</text:p>
          </table:table-cell>
          <table:table-cell office:value-type="float" office:value="0.03811" calcext:value-type="float">
            <text:p>0.038</text:p>
          </table:table-cell>
          <table:table-cell office:value-type="float" office:value="331.607" calcext:value-type="float">
            <text:p>331.6</text:p>
          </table:table-cell>
          <table:table-cell office:value-type="float" office:value="5.005" calcext:value-type="float">
            <text:p>5.0</text:p>
          </table:table-cell>
          <table:table-cell office:value-type="float" office:value="0.67734741433131" calcext:value-type="float">
            <text:p>0.677</text:p>
          </table:table-cell>
          <table:table-cell office:value-type="float" office:value="0.875808" calcext:value-type="float">
            <text:p>0.876</text:p>
          </table:table-cell>
          <table:table-cell office:value-type="float" office:value="0.002078" calcext:value-type="float">
            <text:p>0.002</text:p>
          </table:table-cell>
          <table:table-cell office:value-type="float" office:value="381.357" calcext:value-type="float">
            <text:p>381.4</text:p>
          </table:table-cell>
          <table:table-cell office:value-type="float" office:value="2.905" calcext:value-type="float">
            <text:p>2.9</text:p>
          </table:table-cell>
          <table:table-cell office:value-type="float" office:value="0.639850215810599" calcext:value-type="float">
            <text:p>0.640</text:p>
          </table:table-cell>
          <table:table-cell office:value-type="float" office:value="2612.17403199779" calcext:value-type="float">
            <text:p>2612.2</text:p>
          </table:table-cell>
          <table:table-cell office:value-type="float" office:value="1.84664223179706" calcext:value-type="float">
            <text:p>1.85</text:p>
          </table:table-cell>
          <table:table-cell office:value-type="float" office:value="1.66753764811575" calcext:value-type="float">
            <text:p>1.668</text:p>
          </table:table-cell>
          <table:table-cell office:value-type="float" office:value="0.00497789654567123" calcext:value-type="float">
            <text:p>0.00498</text:p>
          </table:table-cell>
          <table:table-cell table:number-columns-repeated="2"/>
          <table:table-cell table:style-name="ce2" table:formula="of:=[.J18]/POWER(LN([.C18]);[.$AH$2])" office:value-type="float" office:value="1.80383610792796" calcext:value-type="float">
            <text:p>1.80383610792796</text:p>
          </table:table-cell>
          <table:table-cell/>
          <table:table-cell table:style-name="ce2" table:formula="of:=[.$AJ$1]*POWER([.$C18];[.$AJ$2])" office:value-type="float" office:value="2397.46816864646" calcext:value-type="float">
            <text:p>2397.46816864646</text:p>
          </table:table-cell>
          <table:table-cell/>
          <table:table-cell table:style-name="ce2" table:formula="of:=[.AL$1]*POWER([.$C18];[.AL$2])" office:value-type="float" office:value="0.462380980925293" calcext:value-type="float">
            <text:p>0.462380980925293</text:p>
          </table:table-cell>
          <table:table-cell/>
          <table:table-cell table:style-name="ce2" table:formula="of:=[.AN$1]*POWER([.$C18];[.AN$2])" office:value-type="float" office:value="1828.37605900283" calcext:value-type="float">
            <text:p>1828.37605900283</text:p>
          </table:table-cell>
          <table:table-cell/>
          <table:table-cell table:style-name="ce2" table:formula="of:=[.AP$1]*POWER([.$C18];[.AP$2])" office:value-type="float" office:value="278.974101659341" calcext:value-type="float">
            <text:p>278.974101659341</text:p>
          </table:table-cell>
          <table:table-cell/>
          <table:table-cell table:style-name="ce2" table:formula="of:=[.AR$1]*POWER([.$C18];[.AR$2])" office:value-type="float" office:value="23.6328455319793" calcext:value-type="float">
            <text:p>23.6328455319793</text:p>
          </table:table-cell>
          <table:table-cell/>
          <table:table-cell table:style-name="ce2" table:formula="of:=[.AT$1]*POWER([.$C18];[.AT$2])" office:value-type="float" office:value="333.519437403548" calcext:value-type="float">
            <text:p>333.519437403548</text:p>
          </table:table-cell>
          <table:table-cell/>
          <table:table-cell table:style-name="ce2" table:formula="of:=[.AV$1]*POWER([.$C18];[.AV$2])" office:value-type="float" office:value="2627.0056092892" calcext:value-type="float">
            <text:p>2627.0056092892</text:p>
          </table:table-cell>
          <table:table-cell/>
          <table:table-cell table:style-name="ce2" table:formula="of:=LN([.C18])" office:value-type="float" office:value="8.56864647300515" calcext:value-type="float">
            <text:p>8.56864647300515</text:p>
          </table:table-cell>
          <table:table-cell/>
          <table:table-cell table:style-name="ce2" table:formula="of:=[.AZ$1]*POWER([.$AX18];[.AZ$2])" office:value-type="float" office:value="6.85544774569353" calcext:value-type="float">
            <text:p>6.85544774569353</text:p>
          </table:table-cell>
          <table:table-cell/>
          <table:table-cell table:style-name="ce2" table:formula="of:=[.AB18]*LN([.C18])*LN([.C18])/[.C18]" office:value-type="float" office:value="36.4343207333571" calcext:value-type="float">
            <text:p>36.4343207333571</text:p>
          </table:table-cell>
          <table:table-cell table:number-columns-repeated="4"/>
          <table:table-cell table:style-name="ce2" table:formula="of:=[.BF$1]+[.BF$2]/POWER([.$C18];[.BF$3])" office:value-type="float" office:value="1.66727806977779" calcext:value-type="float">
            <text:p>1.66727806977779</text:p>
          </table:table-cell>
          <table:table-cell/>
          <table:table-cell table:style-name="ce2" table:formula="of:=0.5*PI()+[.BI$1]/POWER([.$C18];[.BI$2])" office:value-type="float" office:value="1.66752960908578" calcext:value-type="float">
            <text:p>1.6675296090857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6</text:p>
          </table:table-cell>
          <table:table-cell table:style-name="ce2" office:value-type="float" office:value="2548" calcext:value-type="float">
            <text:p>2548</text:p>
          </table:table-cell>
          <table:table-cell table:style-name="ce2" office:value-type="float" office:value="5762" calcext:value-type="float">
            <text:p>5762</text:p>
          </table:table-cell>
          <table:table-cell office:value-type="float" office:value="0.442207566817077" calcext:value-type="float">
            <text:p>0.442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0.334258937868796" calcext:value-type="float">
            <text:p>0.334258937868796</text:p>
          </table:table-cell>
          <table:table-cell table:style-name="ce2" office:value-type="float" office:value="311" calcext:value-type="float">
            <text:p>311</text:p>
          </table:table-cell>
          <table:table-cell office:value-type="float" office:value="0.0539743144741409" calcext:value-type="float">
            <text:p>0.05397</text:p>
          </table:table-cell>
          <table:table-cell office:value-type="float" office:value="6.19292604501608" calcext:value-type="float">
            <text:p>6.19</text:p>
          </table:table-cell>
          <table:table-cell table:style-name="ce2" office:value-type="float" office:value="6.85598802564588" calcext:value-type="float">
            <text:p>6.85598802564588</text:p>
          </table:table-cell>
          <table:table-cell office:value-type="float" office:value="0.791772308758967" calcext:value-type="float">
            <text:p>0.7918</text:p>
          </table:table-cell>
          <table:table-cell office:value-type="float" office:value="2.32988872435777" calcext:value-type="float">
            <text:p>2.3299</text:p>
          </table:table-cell>
          <table:table-cell office:value-type="float" office:value="1.01576780221973" calcext:value-type="float">
            <text:p>1.0158</text:p>
          </table:table-cell>
          <table:table-cell office:value-type="float" office:value="24.3333333333333" calcext:value-type="float">
            <text:p>24.3</text:p>
          </table:table-cell>
          <table:table-cell office:value-type="float" office:value="9.73128166635391" calcext:value-type="float">
            <text:p>9.73</text:p>
          </table:table-cell>
          <table:table-cell office:value-type="float" office:value="0.00526694602670926" calcext:value-type="float">
            <text:p>0.005267</text:p>
          </table:table-cell>
          <table:table-cell office:value-type="float" office:value="0.995123604838612" calcext:value-type="float">
            <text:p>0.995124</text:p>
          </table:table-cell>
          <table:table-cell office:value-type="float" office:value="1.75586" calcext:value-type="float">
            <text:p>1.756</text:p>
          </table:table-cell>
          <table:table-cell office:value-type="float" office:value="0.05906" calcext:value-type="float">
            <text:p>0.059</text:p>
          </table:table-cell>
          <table:table-cell office:value-type="float" office:value="374.558" calcext:value-type="float">
            <text:p>374.6</text:p>
          </table:table-cell>
          <table:table-cell office:value-type="float" office:value="8.769" calcext:value-type="float">
            <text:p>8.8</text:p>
          </table:table-cell>
          <table:table-cell office:value-type="float" office:value="0.684342227528448" calcext:value-type="float">
            <text:p>0.684</text:p>
          </table:table-cell>
          <table:table-cell office:value-type="float" office:value="0.892286" calcext:value-type="float">
            <text:p>0.892</text:p>
          </table:table-cell>
          <table:table-cell office:value-type="float" office:value="0.002079" calcext:value-type="float">
            <text:p>0.002</text:p>
          </table:table-cell>
          <table:table-cell office:value-type="float" office:value="443.138" calcext:value-type="float">
            <text:p>443.1</text:p>
          </table:table-cell>
          <table:table-cell office:value-type="float" office:value="3.337" calcext:value-type="float">
            <text:p>3.3</text:p>
          </table:table-cell>
          <table:table-cell office:value-type="float" office:value="0.618297768576728" calcext:value-type="float">
            <text:p>0.618</text:p>
          </table:table-cell>
          <table:table-cell office:value-type="float" office:value="2798.21317469102" calcext:value-type="float">
            <text:p>2798.2</text:p>
          </table:table-cell>
          <table:table-cell office:value-type="float" office:value="1.82625574862511" calcext:value-type="float">
            <text:p>1.83</text:p>
          </table:table-cell>
          <table:table-cell office:value-type="float" office:value="1.66203339251401" calcext:value-type="float">
            <text:p>1.662</text:p>
          </table:table-cell>
          <table:table-cell office:value-type="float" office:value="0.00509339517631044" calcext:value-type="float">
            <text:p>0.00509</text:p>
          </table:table-cell>
          <table:table-cell table:number-columns-repeated="2"/>
          <table:table-cell table:style-name="ce2" table:formula="of:=[.J19]/POWER(LN([.C19]);[.$AH$2])" office:value-type="float" office:value="1.79820338389221" calcext:value-type="float">
            <text:p>1.79820338389221</text:p>
          </table:table-cell>
          <table:table-cell/>
          <table:table-cell table:style-name="ce2" table:formula="of:=[.$AJ$1]*POWER([.$C19];[.$AJ$2])" office:value-type="float" office:value="2572.85233014603" calcext:value-type="float">
            <text:p>2572.85233014603</text:p>
          </table:table-cell>
          <table:table-cell/>
          <table:table-cell table:style-name="ce2" table:formula="of:=[.AL$1]*POWER([.$C19];[.AL$2])" office:value-type="float" office:value="0.455003708942615" calcext:value-type="float">
            <text:p>0.455003708942615</text:p>
          </table:table-cell>
          <table:table-cell/>
          <table:table-cell table:style-name="ce2" table:formula="of:=[.AN$1]*POWER([.$C19];[.AN$2])" office:value-type="float" office:value="1952.04553827415" calcext:value-type="float">
            <text:p>1952.04553827415</text:p>
          </table:table-cell>
          <table:table-cell/>
          <table:table-cell table:style-name="ce2" table:formula="of:=[.AP$1]*POWER([.$C19];[.AP$2])" office:value-type="float" office:value="304.71007764734" calcext:value-type="float">
            <text:p>304.71007764734</text:p>
          </table:table-cell>
          <table:table-cell/>
          <table:table-cell table:style-name="ce2" table:formula="of:=[.AR$1]*POWER([.$C19];[.AR$2])" office:value-type="float" office:value="24.7851829524252" calcext:value-type="float">
            <text:p>24.7851829524252</text:p>
          </table:table-cell>
          <table:table-cell/>
          <table:table-cell table:style-name="ce2" table:formula="of:=[.AT$1]*POWER([.$C19];[.AT$2])" office:value-type="float" office:value="366.002465131422" calcext:value-type="float">
            <text:p>366.002465131422</text:p>
          </table:table-cell>
          <table:table-cell/>
          <table:table-cell table:style-name="ce2" table:formula="of:=[.AV$1]*POWER([.$C19];[.AV$2])" office:value-type="float" office:value="2822.60967744675" calcext:value-type="float">
            <text:p>2822.60967744675</text:p>
          </table:table-cell>
          <table:table-cell/>
          <table:table-cell table:style-name="ce2" table:formula="of:=LN([.C19])" office:value-type="float" office:value="8.65903991564447" calcext:value-type="float">
            <text:p>8.65903991564447</text:p>
          </table:table-cell>
          <table:table-cell/>
          <table:table-cell table:style-name="ce2" table:formula="of:=[.AZ$1]*POWER([.$AX19];[.AZ$2])" office:value-type="float" office:value="6.90146206233644" calcext:value-type="float">
            <text:p>6.90146206233644</text:p>
          </table:table-cell>
          <table:table-cell/>
          <table:table-cell table:style-name="ce2" table:formula="of:=[.AB19]*LN([.C19])*LN([.C19])/[.C19]" office:value-type="float" office:value="36.4122089560484" calcext:value-type="float">
            <text:p>36.4122089560484</text:p>
          </table:table-cell>
          <table:table-cell table:number-columns-repeated="4"/>
          <table:table-cell table:style-name="ce2" table:formula="of:=[.BF$1]+[.BF$2]/POWER([.$C19];[.BF$3])" office:value-type="float" office:value="1.66399994226915" calcext:value-type="float">
            <text:p>1.66399994226915</text:p>
          </table:table-cell>
          <table:table-cell/>
          <table:table-cell table:style-name="ce2" table:formula="of:=0.5*PI()+[.BI$1]/POWER([.$C19];[.BI$2])" office:value-type="float" office:value="1.66433188345112" calcext:value-type="float">
            <text:p>1.6643318834511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7</text:p>
          </table:table-cell>
          <table:table-cell table:style-name="ce2" office:value-type="float" office:value="2664" calcext:value-type="float">
            <text:p>2664</text:p>
          </table:table-cell>
          <table:table-cell table:style-name="ce2" office:value-type="float" office:value="6085" calcext:value-type="float">
            <text:p>6085</text:p>
          </table:table-cell>
          <table:table-cell office:value-type="float" office:value="0.437797863599014" calcext:value-type="float">
            <text:p>0.438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0.330484798685292" calcext:value-type="float">
            <text:p>0.330484798685292</text:p>
          </table:table-cell>
          <table:table-cell table:style-name="ce2" office:value-type="float" office:value="325" calcext:value-type="float">
            <text:p>325</text:p>
          </table:table-cell>
          <table:table-cell office:value-type="float" office:value="0.0534100246507806" calcext:value-type="float">
            <text:p>0.05341</text:p>
          </table:table-cell>
          <table:table-cell office:value-type="float" office:value="6.18769230769231" calcext:value-type="float">
            <text:p>6.19</text:p>
          </table:table-cell>
          <table:table-cell table:style-name="ce2" office:value-type="float" office:value="6.88300543477963" calcext:value-type="float">
            <text:p>6.88300543477963</text:p>
          </table:table-cell>
          <table:table-cell office:value-type="float" office:value="0.789916871212895" calcext:value-type="float">
            <text:p>0.7899</text:p>
          </table:table-cell>
          <table:table-cell office:value-type="float" office:value="2.33173800363216" calcext:value-type="float">
            <text:p>2.3317</text:p>
          </table:table-cell>
          <table:table-cell office:value-type="float" office:value="1.01264036624672" calcext:value-type="float">
            <text:p>1.0126</text:p>
          </table:table-cell>
          <table:table-cell office:value-type="float" office:value="25" calcext:value-type="float">
            <text:p>25.0</text:p>
          </table:table-cell>
          <table:table-cell office:value-type="float" office:value="9.736" calcext:value-type="float">
            <text:p>9.74</text:p>
          </table:table-cell>
          <table:table-cell office:value-type="float" office:value="0.00517719056721026" calcext:value-type="float">
            <text:p>0.005177</text:p>
          </table:table-cell>
          <table:table-cell office:value-type="float" office:value="0.995196381648123" calcext:value-type="float">
            <text:p>0.995196</text:p>
          </table:table-cell>
          <table:table-cell office:value-type="float" office:value="1.74428" calcext:value-type="float">
            <text:p>1.744</text:p>
          </table:table-cell>
          <table:table-cell office:value-type="float" office:value="0.06698" calcext:value-type="float">
            <text:p>0.067</text:p>
          </table:table-cell>
          <table:table-cell office:value-type="float" office:value="391.636" calcext:value-type="float">
            <text:p>391.6</text:p>
          </table:table-cell>
          <table:table-cell office:value-type="float" office:value="10.52" calcext:value-type="float">
            <text:p>10.5</text:p>
          </table:table-cell>
          <table:table-cell office:value-type="float" office:value="0.685175491922565" calcext:value-type="float">
            <text:p>0.685</text:p>
          </table:table-cell>
          <table:table-cell office:value-type="float" office:value="0.905319" calcext:value-type="float">
            <text:p>0.905</text:p>
          </table:table-cell>
          <table:table-cell office:value-type="float" office:value="0.002123" calcext:value-type="float">
            <text:p>0.002</text:p>
          </table:table-cell>
          <table:table-cell office:value-type="float" office:value="492.852" calcext:value-type="float">
            <text:p>492.9</text:p>
          </table:table-cell>
          <table:table-cell office:value-type="float" office:value="3.755" calcext:value-type="float">
            <text:p>3.8</text:p>
          </table:table-cell>
          <table:table-cell office:value-type="float" office:value="0.599579710886951" calcext:value-type="float">
            <text:p>0.600</text:p>
          </table:table-cell>
          <table:table-cell office:value-type="float" office:value="2924.99170132668" calcext:value-type="float">
            <text:p>2925.0</text:p>
          </table:table-cell>
          <table:table-cell office:value-type="float" office:value="1.8190518980548" calcext:value-type="float">
            <text:p>1.82</text:p>
          </table:table-cell>
          <table:table-cell office:value-type="float" office:value="1.66091600712713" calcext:value-type="float">
            <text:p>1.661</text:p>
          </table:table-cell>
          <table:table-cell office:value-type="float" office:value="0.005012852029824" calcext:value-type="float">
            <text:p>0.00501</text:p>
          </table:table-cell>
          <table:table-cell table:number-columns-repeated="2"/>
          <table:table-cell table:style-name="ce2" table:formula="of:=[.J20]/POWER(LN([.C20]);[.$AH$2])" office:value-type="float" office:value="1.7982751559832" calcext:value-type="float">
            <text:p>1.7982751559832</text:p>
          </table:table-cell>
          <table:table-cell/>
          <table:table-cell table:style-name="ce2" table:formula="of:=[.$AJ$1]*POWER([.$C20];[.$AJ$2])" office:value-type="float" office:value="2684.82431374458" calcext:value-type="float">
            <text:p>2684.82431374458</text:p>
          </table:table-cell>
          <table:table-cell/>
          <table:table-cell table:style-name="ce2" table:formula="of:=[.AL$1]*POWER([.$C20];[.AL$2])" office:value-type="float" office:value="0.450609427979834" calcext:value-type="float">
            <text:p>0.450609427979834</text:p>
          </table:table-cell>
          <table:table-cell/>
          <table:table-cell table:style-name="ce2" table:formula="of:=[.AN$1]*POWER([.$C20];[.AN$2])" office:value-type="float" office:value="2030.67688930656" calcext:value-type="float">
            <text:p>2030.67688930656</text:p>
          </table:table-cell>
          <table:table-cell/>
          <table:table-cell table:style-name="ce2" table:formula="of:=[.AP$1]*POWER([.$C20];[.AP$2])" office:value-type="float" office:value="321.373688237134" calcext:value-type="float">
            <text:p>321.373688237134</text:p>
          </table:table-cell>
          <table:table-cell/>
          <table:table-cell table:style-name="ce2" table:formula="of:=[.AR$1]*POWER([.$C20];[.AR$2])" office:value-type="float" office:value="25.5074941037502" calcext:value-type="float">
            <text:p>25.5074941037502</text:p>
          </table:table-cell>
          <table:table-cell/>
          <table:table-cell table:style-name="ce2" table:formula="of:=[.AT$1]*POWER([.$C20];[.AT$2])" office:value-type="float" office:value="387.113551118668" calcext:value-type="float">
            <text:p>387.113551118668</text:p>
          </table:table-cell>
          <table:table-cell/>
          <table:table-cell table:style-name="ce2" table:formula="of:=[.AV$1]*POWER([.$C20];[.AV$2])" office:value-type="float" office:value="2947.61198731934" calcext:value-type="float">
            <text:p>2947.61198731934</text:p>
          </table:table-cell>
          <table:table-cell/>
          <table:table-cell table:style-name="ce2" table:formula="of:=LN([.C20])" office:value-type="float" office:value="8.71358200542163" calcext:value-type="float">
            <text:p>8.71358200542163</text:p>
          </table:table-cell>
          <table:table-cell/>
          <table:table-cell table:style-name="ce2" table:formula="of:=[.AZ$1]*POWER([.$AX20];[.AZ$2])" office:value-type="float" office:value="6.92914219445697" calcext:value-type="float">
            <text:p>6.92914219445697</text:p>
          </table:table-cell>
          <table:table-cell/>
          <table:table-cell table:style-name="ce2" table:formula="of:=[.AB20]*LN([.C20])*LN([.C20])/[.C20]" office:value-type="float" office:value="36.4970280450153" calcext:value-type="float">
            <text:p>36.4970280450153</text:p>
          </table:table-cell>
          <table:table-cell table:number-columns-repeated="4"/>
          <table:table-cell table:style-name="ce2" table:formula="of:=[.BF$1]+[.BF$2]/POWER([.$C20];[.BF$3])" office:value-type="float" office:value="1.66207243018487" calcext:value-type="float">
            <text:p>1.66207243018487</text:p>
          </table:table-cell>
          <table:table-cell/>
          <table:table-cell table:style-name="ce2" table:formula="of:=0.5*PI()+[.BI$1]/POWER([.$C20];[.BI$2])" office:value-type="float" office:value="1.66245378230299" calcext:value-type="float">
            <text:p>1.6624537823029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8</text:p>
          </table:table-cell>
          <table:table-cell table:style-name="ce2" office:value-type="float" office:value="2823" calcext:value-type="float">
            <text:p>2823</text:p>
          </table:table-cell>
          <table:table-cell table:style-name="ce2" office:value-type="float" office:value="6527" calcext:value-type="float">
            <text:p>6527</text:p>
          </table:table-cell>
          <table:table-cell office:value-type="float" office:value="0.43251110770645" calcext:value-type="float">
            <text:p>0.433</text:p>
          </table:table-cell>
          <table:table-cell table:style-name="ce2" office:value-type="float" office:value="2109" calcext:value-type="float">
            <text:p>2109</text:p>
          </table:table-cell>
          <table:table-cell table:style-name="ce2" office:value-type="float" office:value="0.323119350390685" calcext:value-type="float">
            <text:p>0.323119350390685</text:p>
          </table:table-cell>
          <table:table-cell table:style-name="ce2" office:value-type="float" office:value="352" calcext:value-type="float">
            <text:p>352</text:p>
          </table:table-cell>
          <table:table-cell office:value-type="float" office:value="0.053929829937184" calcext:value-type="float">
            <text:p>0.05393</text:p>
          </table:table-cell>
          <table:table-cell office:value-type="float" office:value="5.99147727272727" calcext:value-type="float">
            <text:p>5.99</text:p>
          </table:table-cell>
          <table:table-cell table:style-name="ce2" office:value-type="float" office:value="6.92836061403409" calcext:value-type="float">
            <text:p>6.92836061403409</text:p>
          </table:table-cell>
          <table:table-cell office:value-type="float" office:value="0.788774489727503" calcext:value-type="float">
            <text:p>0.7888</text:p>
          </table:table-cell>
          <table:table-cell office:value-type="float" office:value="2.33771557465464" calcext:value-type="float">
            <text:p>2.3377</text:p>
          </table:table-cell>
          <table:table-cell office:value-type="float" office:value="1.01022276366085" calcext:value-type="float">
            <text:p>1.0102</text:p>
          </table:table-cell>
          <table:table-cell office:value-type="float" office:value="26" calcext:value-type="float">
            <text:p>26.0</text:p>
          </table:table-cell>
          <table:table-cell office:value-type="float" office:value="9.65532544378698" calcext:value-type="float">
            <text:p>9.66</text:p>
          </table:table-cell>
          <table:table-cell office:value-type="float" office:value="0.00505010019663707" calcext:value-type="float">
            <text:p>0.005050</text:p>
          </table:table-cell>
          <table:table-cell office:value-type="float" office:value="0.995302468867787" calcext:value-type="float">
            <text:p>0.995302</text:p>
          </table:table-cell>
          <table:table-cell office:value-type="float" office:value="1.71278" calcext:value-type="float">
            <text:p>1.713</text:p>
          </table:table-cell>
          <table:table-cell office:value-type="float" office:value="0.071" calcext:value-type="float">
            <text:p>0.071</text:p>
          </table:table-cell>
          <table:table-cell office:value-type="float" office:value="428.301" calcext:value-type="float">
            <text:p>428.3</text:p>
          </table:table-cell>
          <table:table-cell office:value-type="float" office:value="12.7" calcext:value-type="float">
            <text:p>12.7</text:p>
          </table:table-cell>
          <table:table-cell office:value-type="float" office:value="0.689894276632587" calcext:value-type="float">
            <text:p>0.690</text:p>
          </table:table-cell>
          <table:table-cell office:value-type="float" office:value="0.902948" calcext:value-type="float">
            <text:p>0.903</text:p>
          </table:table-cell>
          <table:table-cell office:value-type="float" office:value="0.001943" calcext:value-type="float">
            <text:p>0.002</text:p>
          </table:table-cell>
          <table:table-cell office:value-type="float" office:value="516.416" calcext:value-type="float">
            <text:p>516.4</text:p>
          </table:table-cell>
          <table:table-cell office:value-type="float" office:value="3.612" calcext:value-type="float">
            <text:p>3.6</text:p>
          </table:table-cell>
          <table:table-cell office:value-type="float" office:value="0.603366497628277" calcext:value-type="float">
            <text:p>0.603</text:p>
          </table:table-cell>
          <table:table-cell office:value-type="float" office:value="3098.14528939787" calcext:value-type="float">
            <text:p>3098.1</text:p>
          </table:table-cell>
          <table:table-cell office:value-type="float" office:value="1.81071503134303" calcext:value-type="float">
            <text:p>1.81</text:p>
          </table:table-cell>
          <table:table-cell office:value-type="float" office:value="1.65955941929427" calcext:value-type="float">
            <text:p>1.660</text:p>
          </table:table-cell>
          <table:table-cell office:value-type="float" office:value="0.00489689045249783" calcext:value-type="float">
            <text:p>0.00490</text:p>
          </table:table-cell>
          <table:table-cell table:number-columns-repeated="2"/>
          <table:table-cell table:style-name="ce2" table:formula="of:=[.J21]/POWER(LN([.C21]);[.$AH$2])" office:value-type="float" office:value="1.80115195961951" calcext:value-type="float">
            <text:p>1.80115195961951</text:p>
          </table:table-cell>
          <table:table-cell/>
          <table:table-cell table:style-name="ce2" table:formula="of:=[.$AJ$1]*POWER([.$C21];[.$AJ$2])" office:value-type="float" office:value="2835.96744916856" calcext:value-type="float">
            <text:p>2835.96744916856</text:p>
          </table:table-cell>
          <table:table-cell/>
          <table:table-cell table:style-name="ce2" table:formula="of:=[.AL$1]*POWER([.$C21];[.AL$2])" office:value-type="float" office:value="0.445022323521649" calcext:value-type="float">
            <text:p>0.445022323521649</text:p>
          </table:table-cell>
          <table:table-cell/>
          <table:table-cell table:style-name="ce2" table:formula="of:=[.AN$1]*POWER([.$C21];[.AN$2])" office:value-type="float" office:value="2136.43868902035" calcext:value-type="float">
            <text:p>2136.43868902035</text:p>
          </table:table-cell>
          <table:table-cell/>
          <table:table-cell table:style-name="ce2" table:formula="of:=[.AP$1]*POWER([.$C21];[.AP$2])" office:value-type="float" office:value="344.142630232641" calcext:value-type="float">
            <text:p>344.142630232641</text:p>
          </table:table-cell>
          <table:table-cell/>
          <table:table-cell table:style-name="ce2" table:formula="of:=[.AR$1]*POWER([.$C21];[.AR$2])" office:value-type="float" office:value="26.4671285840946" calcext:value-type="float">
            <text:p>26.4671285840946</text:p>
          </table:table-cell>
          <table:table-cell/>
          <table:table-cell table:style-name="ce2" table:formula="of:=[.AT$1]*POWER([.$C21];[.AT$2])" office:value-type="float" office:value="416.053291103218" calcext:value-type="float">
            <text:p>416.053291103218</text:p>
          </table:table-cell>
          <table:table-cell/>
          <table:table-cell table:style-name="ce2" table:formula="of:=[.AV$1]*POWER([.$C21];[.AV$2])" office:value-type="float" office:value="3116.48560092367" calcext:value-type="float">
            <text:p>3116.48560092367</text:p>
          </table:table-cell>
          <table:table-cell/>
          <table:table-cell table:style-name="ce2" table:formula="of:=LN([.C21])" office:value-type="float" office:value="8.78370269863522" calcext:value-type="float">
            <text:p>8.78370269863522</text:p>
          </table:table-cell>
          <table:table-cell/>
          <table:table-cell table:style-name="ce2" table:formula="of:=[.AZ$1]*POWER([.$AX21];[.AZ$2])" office:value-type="float" office:value="6.96463636622485" calcext:value-type="float">
            <text:p>6.96463636622485</text:p>
          </table:table-cell>
          <table:table-cell/>
          <table:table-cell table:style-name="ce2" table:formula="of:=[.AB21]*LN([.C21])*LN([.C21])/[.C21]" office:value-type="float" office:value="36.6221151085458" calcext:value-type="float">
            <text:p>36.6221151085458</text:p>
          </table:table-cell>
          <table:table-cell table:number-columns-repeated="4"/>
          <table:table-cell table:style-name="ce2" table:formula="of:=[.BF$1]+[.BF$2]/POWER([.$C21];[.BF$3])" office:value-type="float" office:value="1.65964876530524" calcext:value-type="float">
            <text:p>1.65964876530524</text:p>
          </table:table-cell>
          <table:table-cell/>
          <table:table-cell table:style-name="ce2" table:formula="of:=0.5*PI()+[.BI$1]/POWER([.$C21];[.BI$2])" office:value-type="float" office:value="1.66009454678018" calcext:value-type="float">
            <text:p>1.6600945467801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9</text:p>
          </table:table-cell>
          <table:table-cell table:style-name="ce2" office:value-type="float" office:value="3021" calcext:value-type="float">
            <text:p>3021</text:p>
          </table:table-cell>
          <table:table-cell table:style-name="ce2" office:value-type="float" office:value="7101" calcext:value-type="float">
            <text:p>7101</text:p>
          </table:table-cell>
          <table:table-cell office:value-type="float" office:value="0.425433037600338" calcext:value-type="float">
            <text:p>0.425</text:p>
          </table:table-cell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0.317138431206872" calcext:value-type="float">
            <text:p>0.317138431206872</text:p>
          </table:table-cell>
          <table:table-cell table:style-name="ce2" office:value-type="float" office:value="374" calcext:value-type="float">
            <text:p>374</text:p>
          </table:table-cell>
          <table:table-cell office:value-type="float" office:value="0.052668638219969" calcext:value-type="float">
            <text:p>0.05267</text:p>
          </table:table-cell>
          <table:table-cell office:value-type="float" office:value="6.02139037433155" calcext:value-type="float">
            <text:p>6.02</text:p>
          </table:table-cell>
          <table:table-cell table:style-name="ce2" office:value-type="float" office:value="6.95641224465633" calcext:value-type="float">
            <text:p>6.95641224465633</text:p>
          </table:table-cell>
          <table:table-cell office:value-type="float" office:value="0.784440616203426" calcext:value-type="float">
            <text:p>0.7844</text:p>
          </table:table-cell>
          <table:table-cell office:value-type="float" office:value="2.33599920970947" calcext:value-type="float">
            <text:p>2.3360</text:p>
          </table:table-cell>
          <table:table-cell office:value-type="float" office:value="1.00354159731576" calcext:value-type="float">
            <text:p>1.0035</text:p>
          </table:table-cell>
          <table:table-cell office:value-type="float" office:value="27.5" calcext:value-type="float">
            <text:p>27.5</text:p>
          </table:table-cell>
          <table:table-cell office:value-type="float" office:value="9.3897520661157" calcext:value-type="float">
            <text:p>9.39</text:p>
          </table:table-cell>
          <table:table-cell office:value-type="float" office:value="0.00518947241226521" calcext:value-type="float">
            <text:p>0.005189</text:p>
          </table:table-cell>
          <table:table-cell office:value-type="float" office:value="0.995139935047201" calcext:value-type="float">
            <text:p>0.995140</text:p>
          </table:table-cell>
          <table:table-cell office:value-type="float" office:value="1.67582" calcext:value-type="float">
            <text:p>1.676</text:p>
          </table:table-cell>
          <table:table-cell office:value-type="float" office:value="0.0864" calcext:value-type="float">
            <text:p>0.086</text:p>
          </table:table-cell>
          <table:table-cell office:value-type="float" office:value="456.635" calcext:value-type="float">
            <text:p>456.6</text:p>
          </table:table-cell>
          <table:table-cell office:value-type="float" office:value="17.08" calcext:value-type="float">
            <text:p>17.1</text:p>
          </table:table-cell>
          <table:table-cell office:value-type="float" office:value="0.690560517595863" calcext:value-type="float">
            <text:p>0.691</text:p>
          </table:table-cell>
          <table:table-cell office:value-type="float" office:value="0.90969" calcext:value-type="float">
            <text:p>0.910</text:p>
          </table:table-cell>
          <table:table-cell office:value-type="float" office:value="0.001812" calcext:value-type="float">
            <text:p>0.002</text:p>
          </table:table-cell>
          <table:table-cell office:value-type="float" office:value="570.77" calcext:value-type="float">
            <text:p>570.8</text:p>
          </table:table-cell>
          <table:table-cell office:value-type="float" office:value="3.706" calcext:value-type="float">
            <text:p>3.7</text:p>
          </table:table-cell>
          <table:table-cell office:value-type="float" office:value="0.595460300309661" calcext:value-type="float">
            <text:p>0.595</text:p>
          </table:table-cell>
          <table:table-cell office:value-type="float" office:value="3328.71603584342" calcext:value-type="float">
            <text:p>3328.7</text:p>
          </table:table-cell>
          <table:table-cell office:value-type="float" office:value="1.8053723448684" calcext:value-type="float">
            <text:p>1.81</text:p>
          </table:table-cell>
          <table:table-cell office:value-type="float" office:value="1.65468785525405" calcext:value-type="float">
            <text:p>1.655</text:p>
          </table:table-cell>
          <table:table-cell office:value-type="float" office:value="0.00504864717638263" calcext:value-type="float">
            <text:p>0.00505</text:p>
          </table:table-cell>
          <table:table-cell table:number-columns-repeated="2"/>
          <table:table-cell table:style-name="ce2" table:formula="of:=[.J22]/POWER(LN([.C22]);[.$AH$2])" office:value-type="float" office:value="1.79776807073172" calcext:value-type="float">
            <text:p>1.79776807073172</text:p>
          </table:table-cell>
          <table:table-cell/>
          <table:table-cell table:style-name="ce2" table:formula="of:=[.$AJ$1]*POWER([.$C22];[.$AJ$2])" office:value-type="float" office:value="3028.95147997961" calcext:value-type="float">
            <text:p>3028.95147997961</text:p>
          </table:table-cell>
          <table:table-cell/>
          <table:table-cell table:style-name="ce2" table:formula="of:=[.AL$1]*POWER([.$C22];[.AL$2])" office:value-type="float" office:value="0.438397981363007" calcext:value-type="float">
            <text:p>0.438397981363007</text:p>
          </table:table-cell>
          <table:table-cell/>
          <table:table-cell table:style-name="ce2" table:formula="of:=[.AN$1]*POWER([.$C22];[.AN$2])" office:value-type="float" office:value="2270.88449848868" calcext:value-type="float">
            <text:p>2270.88449848868</text:p>
          </table:table-cell>
          <table:table-cell/>
          <table:table-cell table:style-name="ce2" table:formula="of:=[.AP$1]*POWER([.$C22];[.AP$2])" office:value-type="float" office:value="373.656931782651" calcext:value-type="float">
            <text:p>373.656931782651</text:p>
          </table:table-cell>
          <table:table-cell/>
          <table:table-cell table:style-name="ce2" table:formula="of:=[.AR$1]*POWER([.$C22];[.AR$2])" office:value-type="float" office:value="27.6685537727992" calcext:value-type="float">
            <text:p>27.6685537727992</text:p>
          </table:table-cell>
          <table:table-cell/>
          <table:table-cell table:style-name="ce2" table:formula="of:=[.AT$1]*POWER([.$C22];[.AT$2])" office:value-type="float" office:value="453.717660274296" calcext:value-type="float">
            <text:p>453.717660274296</text:p>
          </table:table-cell>
          <table:table-cell/>
          <table:table-cell table:style-name="ce2" table:formula="of:=[.AV$1]*POWER([.$C22];[.AV$2])" office:value-type="float" office:value="3332.33278368097" calcext:value-type="float">
            <text:p>3332.33278368097</text:p>
          </table:table-cell>
          <table:table-cell/>
          <table:table-cell table:style-name="ce2" table:formula="of:=LN([.C22])" office:value-type="float" office:value="8.86799089818209" calcext:value-type="float">
            <text:p>8.86799089818209</text:p>
          </table:table-cell>
          <table:table-cell/>
          <table:table-cell table:style-name="ce2" table:formula="of:=[.AZ$1]*POWER([.$AX22];[.AZ$2])" office:value-type="float" office:value="7.00716628470701" calcext:value-type="float">
            <text:p>7.00716628470701</text:p>
          </table:table-cell>
          <table:table-cell/>
          <table:table-cell table:style-name="ce2" table:formula="of:=[.AB22]*LN([.C22])*LN([.C22])/[.C22]" office:value-type="float" office:value="36.8644461056939" calcext:value-type="float">
            <text:p>36.8644461056939</text:p>
          </table:table-cell>
          <table:table-cell table:number-columns-repeated="4"/>
          <table:table-cell table:style-name="ce2" table:formula="of:=[.BF$1]+[.BF$2]/POWER([.$C22];[.BF$3])" office:value-type="float" office:value="1.65681441385747" calcext:value-type="float">
            <text:p>1.65681441385747</text:p>
          </table:table-cell>
          <table:table-cell/>
          <table:table-cell table:style-name="ce2" table:formula="of:=0.5*PI()+[.BI$1]/POWER([.$C22];[.BI$2])" office:value-type="float" office:value="1.65733886999286" calcext:value-type="float">
            <text:p>1.6573388699928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20</text:p>
          </table:table-cell>
          <table:table-cell table:style-name="ce2" office:value-type="float" office:value="3140" calcext:value-type="float">
            <text:p>3140</text:p>
          </table:table-cell>
          <table:table-cell table:style-name="ce2" office:value-type="float" office:value="7389" calcext:value-type="float">
            <text:p>7389</text:p>
          </table:table-cell>
          <table:table-cell office:value-type="float" office:value="0.424956015699012" calcext:value-type="float">
            <text:p>0.425</text:p>
          </table:table-cell>
          <table:table-cell table:style-name="ce2" office:value-type="float" office:value="2352" calcext:value-type="float">
            <text:p>2352</text:p>
          </table:table-cell>
          <table:table-cell table:style-name="ce2" office:value-type="float" office:value="0.318311002842063" calcext:value-type="float">
            <text:p>0.318311002842063</text:p>
          </table:table-cell>
          <table:table-cell table:style-name="ce2" office:value-type="float" office:value="376" calcext:value-type="float">
            <text:p>376</text:p>
          </table:table-cell>
          <table:table-cell office:value-type="float" office:value="0.0508864528352957" calcext:value-type="float">
            <text:p>0.05089</text:p>
          </table:table-cell>
          <table:table-cell office:value-type="float" office:value="6.25531914893617" calcext:value-type="float">
            <text:p>6.26</text:p>
          </table:table-cell>
          <table:table-cell table:style-name="ce2" office:value-type="float" office:value="6.98214257785031" calcext:value-type="float">
            <text:p>6.98214257785031</text:p>
          </table:table-cell>
          <table:table-cell office:value-type="float" office:value="0.783828058826334" calcext:value-type="float">
            <text:p>0.7838</text:p>
          </table:table-cell>
          <table:table-cell office:value-type="float" office:value="2.33940147543022" calcext:value-type="float">
            <text:p>2.3394</text:p>
          </table:table-cell>
          <table:table-cell office:value-type="float" office:value="1.00222844876028" calcext:value-type="float">
            <text:p>1.0022</text:p>
          </table:table-cell>
          <table:table-cell office:value-type="float" office:value="28" calcext:value-type="float">
            <text:p>28.0</text:p>
          </table:table-cell>
          <table:table-cell office:value-type="float" office:value="9.42474489795918" calcext:value-type="float">
            <text:p>9.42</text:p>
          </table:table-cell>
          <table:table-cell office:value-type="float" office:value="0.00517961311691503" calcext:value-type="float">
            <text:p>0.005180</text:p>
          </table:table-cell>
          <table:table-cell office:value-type="float" office:value="0.995137309593147" calcext:value-type="float">
            <text:p>0.995137</text:p>
          </table:table-cell>
          <table:table-cell office:value-type="float" office:value="1.63656" calcext:value-type="float">
            <text:p>1.637</text:p>
          </table:table-cell>
          <table:table-cell office:value-type="float" office:value="0.08606" calcext:value-type="float">
            <text:p>0.086</text:p>
          </table:table-cell>
          <table:table-cell office:value-type="float" office:value="456.304" calcext:value-type="float">
            <text:p>456.3</text:p>
          </table:table-cell>
          <table:table-cell office:value-type="float" office:value="17.5" calcext:value-type="float">
            <text:p>17.5</text:p>
          </table:table-cell>
          <table:table-cell office:value-type="float" office:value="0.687397024405955" calcext:value-type="float">
            <text:p>0.687</text:p>
          </table:table-cell>
          <table:table-cell office:value-type="float" office:value="0.913911" calcext:value-type="float">
            <text:p>0.914</text:p>
          </table:table-cell>
          <table:table-cell office:value-type="float" office:value="0.001829" calcext:value-type="float">
            <text:p>0.002</text:p>
          </table:table-cell>
          <table:table-cell office:value-type="float" office:value="599.972" calcext:value-type="float">
            <text:p>600.0</text:p>
          </table:table-cell>
          <table:table-cell office:value-type="float" office:value="3.922" calcext:value-type="float">
            <text:p>3.9</text:p>
          </table:table-cell>
          <table:table-cell office:value-type="float" office:value="0.586803582443483" calcext:value-type="float">
            <text:p>0.587</text:p>
          </table:table-cell>
          <table:table-cell office:value-type="float" office:value="3463.80281264328" calcext:value-type="float">
            <text:p>3463.8</text:p>
          </table:table-cell>
          <table:table-cell office:value-type="float" office:value="1.81350898806032" calcext:value-type="float">
            <text:p>1.81</text:p>
          </table:table-cell>
          <table:table-cell office:value-type="float" office:value="1.65265353364943" calcext:value-type="float">
            <text:p>1.653</text:p>
          </table:table-cell>
          <table:table-cell office:value-type="float" office:value="0.00504427680618249" calcext:value-type="float">
            <text:p>0.00504</text:p>
          </table:table-cell>
          <table:table-cell table:number-columns-repeated="2"/>
          <table:table-cell table:style-name="ce2" table:formula="of:=[.J23]/POWER(LN([.C23]);[.$AH$2])" office:value-type="float" office:value="1.79942027928432" calcext:value-type="float">
            <text:p>1.79942027928432</text:p>
          </table:table-cell>
          <table:table-cell/>
          <table:table-cell table:style-name="ce2" table:formula="of:=[.$AJ$1]*POWER([.$C23];[.$AJ$2])" office:value-type="float" office:value="3124.4822608049" calcext:value-type="float">
            <text:p>3124.4822608049</text:p>
          </table:table-cell>
          <table:table-cell/>
          <table:table-cell table:style-name="ce2" table:formula="of:=[.AL$1]*POWER([.$C23];[.AL$2])" office:value-type="float" office:value="0.435307747046358" calcext:value-type="float">
            <text:p>0.435307747046358</text:p>
          </table:table-cell>
          <table:table-cell/>
          <table:table-cell table:style-name="ce2" table:formula="of:=[.AN$1]*POWER([.$C23];[.AN$2])" office:value-type="float" office:value="2337.20419031069" calcext:value-type="float">
            <text:p>2337.20419031069</text:p>
          </table:table-cell>
          <table:table-cell/>
          <table:table-cell table:style-name="ce2" table:formula="of:=[.AP$1]*POWER([.$C23];[.AP$2])" office:value-type="float" office:value="388.443815192784" calcext:value-type="float">
            <text:p>388.443815192784</text:p>
          </table:table-cell>
          <table:table-cell/>
          <table:table-cell table:style-name="ce2" table:formula="of:=[.AR$1]*POWER([.$C23];[.AR$2])" office:value-type="float" office:value="28.2540178042183" calcext:value-type="float">
            <text:p>28.2540178042183</text:p>
          </table:table-cell>
          <table:table-cell/>
          <table:table-cell table:style-name="ce2" table:formula="of:=[.AT$1]*POWER([.$C23];[.AT$2])" office:value-type="float" office:value="472.648248276626" calcext:value-type="float">
            <text:p>472.648248276626</text:p>
          </table:table-cell>
          <table:table-cell/>
          <table:table-cell table:style-name="ce2" table:formula="of:=[.AV$1]*POWER([.$C23];[.AV$2])" office:value-type="float" office:value="3439.26987731807" calcext:value-type="float">
            <text:p>3439.26987731807</text:p>
          </table:table-cell>
          <table:table-cell/>
          <table:table-cell table:style-name="ce2" table:formula="of:=LN([.C23])" office:value-type="float" office:value="8.90774768678865" calcext:value-type="float">
            <text:p>8.90774768678865</text:p>
          </table:table-cell>
          <table:table-cell/>
          <table:table-cell table:style-name="ce2" table:formula="of:=[.AZ$1]*POWER([.$AX23];[.AZ$2])" office:value-type="float" office:value="7.02717576828379" calcext:value-type="float">
            <text:p>7.02717576828379</text:p>
          </table:table-cell>
          <table:table-cell/>
          <table:table-cell table:style-name="ce2" table:formula="of:=[.AB23]*LN([.C23])*LN([.C23])/[.C23]" office:value-type="float" office:value="37.1966054520662" calcext:value-type="float">
            <text:p>37.1966054520662</text:p>
          </table:table-cell>
          <table:table-cell table:number-columns-repeated="4"/>
          <table:table-cell table:style-name="ce2" table:formula="of:=[.BF$1]+[.BF$2]/POWER([.$C23];[.BF$3])" office:value-type="float" office:value="1.65550676873589" calcext:value-type="float">
            <text:p>1.65550676873589</text:p>
          </table:table-cell>
          <table:table-cell/>
          <table:table-cell table:style-name="ce2" table:formula="of:=0.5*PI()+[.BI$1]/POWER([.$C23];[.BI$2])" office:value-type="float" office:value="1.65606875835305" calcext:value-type="float">
            <text:p>1.65606875835305</text:p>
          </table:table-cell>
          <table:table-cell table:number-columns-repeated="96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L1914" table:style-name="ta3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4"/>
        <table:table-column table:style-name="co2" table:number-columns-repeated="3" table:default-cell-style-name="Default"/>
        <table:table-column table:style-name="co3" table:default-cell-style-name="ce6"/>
        <table:table-column table:style-name="co3" table:default-cell-style-name="ce8"/>
        <table:table-column table:style-name="co2" table:default-cell-style-name="Default"/>
        <table:table-column table:style-name="co3" table:number-columns-repeated="2" table:default-cell-style-name="ce10"/>
        <table:table-column table:style-name="co3" table:default-cell-style-name="ce12"/>
        <table:table-column table:style-name="co3" table:default-cell-style-name="ce14"/>
        <table:table-column table:style-name="co3" table:default-cell-style-name="ce8"/>
        <table:table-column table:style-name="co3" table:number-columns-repeated="2" table:default-cell-style-name="ce16"/>
        <table:table-column table:style-name="co3" table:number-columns-repeated="2" table:default-cell-style-name="ce4"/>
        <table:table-column table:style-name="co3" table:default-cell-style-name="ce14"/>
        <table:table-column table:style-name="co3" table:default-cell-style-name="ce13"/>
        <table:table-column table:style-name="co3" table:number-columns-repeated="3" table:default-cell-style-name="ce3"/>
        <table:table-column table:style-name="co3" table:default-cell-style-name="ce14"/>
        <table:table-column table:style-name="co3" table:default-cell-style-name="ce13"/>
        <table:table-column table:style-name="co3" table:default-cell-style-name="ce3"/>
        <table:table-column table:style-name="co3" table:default-cell-style-name="ce14"/>
        <table:table-column table:style-name="co3" table:default-cell-style-name="ce7"/>
        <table:table-column table:style-name="co3" table:default-cell-style-name="ce3"/>
        <table:table-column table:style-name="co4" table:default-cell-style-name="ce17"/>
        <table:table-column table:style-name="co2" table:number-columns-repeated="3" table:default-cell-style-name="Default"/>
        <table:table-column table:style-name="co3" table:default-cell-style-name="ce24"/>
        <table:table-column table:style-name="co2" table:number-columns-repeated="13" table:default-cell-style-name="Default"/>
        <table:table-column table:style-name="co5" table:default-cell-style-name="ce2"/>
        <table:table-column table:style-name="co2" table:number-columns-repeated="975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3"/>
          <table:table-cell table:style-name="ce23" office:value-type="string" calcext:value-type="string">
            <text:p>a=</text:p>
          </table:table-cell>
          <table:table-cell table:style-name="ce2" office:value-type="float" office:value="2.96383" calcext:value-type="float">
            <text:p>2.96383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2.51068" calcext:value-type="float">
            <text:p>2.51068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3.54227" calcext:value-type="float">
            <text:p>3.54227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0899102" calcext:value-type="float">
            <text:p>0.0899102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238553" calcext:value-type="float">
            <text:p>0.238553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0813949" calcext:value-type="float">
            <text:p>0.0813949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2.76621" calcext:value-type="float">
            <text:p>2.76621</text:p>
          </table:table-cell>
          <table:table-cell/>
          <table:table-cell table:style-name="ce2" office:value-type="string" calcext:value-type="string">
            <text:p>LN(N):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1.85822" calcext:value-type="float">
            <text:p>1.85822</text:p>
          </table:table-cell>
          <table:table-cell table:number-columns-repeated="4"/>
          <table:table-cell table:style-name="ce2" office:value-type="string" calcext:value-type="string">
            <text:p>phi:</text:p>
          </table:table-cell>
          <table:table-cell table:style-name="ce18" office:value-type="float" office:value="1.56383" calcext:value-type="float">
            <text:p>1.56383</text:p>
          </table:table-cell>
          <table:table-cell/>
          <table:table-cell table:style-name="ce18" office:value-type="string" calcext:value-type="string">
            <text:p>a=</text:p>
          </table:table-cell>
          <table:table-cell table:style-name="ce2" office:value-type="float" office:value="4.24748" calcext:value-type="float">
            <text:p>4.2474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# Chapter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TTR</text:p>
          </table:table-cell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1/N</text:p>
          </table:table-cell>
          <table:table-cell table:style-name="ce2" office:value-type="string" calcext:value-type="string">
            <text:p>N2</text:p>
          </table:table-cell>
          <table:table-cell office:value-type="string" calcext:value-type="string">
            <text:p>N2/N</text:p>
          </table:table-cell>
          <table:table-cell office:value-type="string" calcext:value-type="string">
            <text:p>N1/N2</text:p>
          </table:table-cell>
          <table:table-cell table:style-name="ce2" office:value-type="string" calcext:value-type="string">
            <text:p>Entropy</text:p>
          </table:table-cell>
          <table:table-cell office:value-type="string" calcext:value-type="string">
            <text:p>S/lnN</text:p>
          </table:table-cell>
          <table:table-cell office:value-type="string" calcext:value-type="string">
            <text:p>S/sqrtlnN</text:p>
          </table:table-cell>
          <table:table-cell office:value-type="string" calcext:value-type="string">
            <text:p>S/W</text:p>
          </table:table-cell>
          <table:table-cell office:value-type="string" calcext:value-type="string">
            <text:p>h-point</text:p>
          </table:table-cell>
          <table:table-cell office:value-type="string" calcext:value-type="string">
            <text:p>a-scaling</text:p>
          </table:table-cell>
          <table:table-cell office:value-type="string" calcext:value-type="string">
            <text:p>RRate</text:p>
          </table:table-cell>
          <table:table-cell office:value-type="string" calcext:value-type="string">
            <text:p>RelR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alph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sZipf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Zip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K</text:p>
          </table:table-cell>
          <table:table-cell table:style-name="ce1" table:number-columns-repeated="2"/>
          <table:table-cell table:style-name="ce1" office:value-type="float" office:value="0.6" calcext:value-type="float">
            <text:p>0.6</text:p>
          </table:table-cell>
          <table:table-cell table:style-name="ce23" office:value-type="string" calcext:value-type="string">
            <text:p>b=</text:p>
          </table:table-cell>
          <table:table-cell table:style-name="ce1" office:value-type="float" office:value="0.784554" calcext:value-type="float">
            <text:p>0.784554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-0.195311" calcext:value-type="float">
            <text:p>-0.195311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732478" calcext:value-type="float">
            <text:p>0.732478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939185" calcext:value-type="float">
            <text:p>0.939185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52609" calcext:value-type="float">
            <text:p>0.52609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970686" calcext:value-type="float">
            <text:p>0.970686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800646" calcext:value-type="float">
            <text:p>0.800646</text:p>
          </table:table-cell>
          <table:table-cell table:style-name="ce1" table:number-columns-repeated="2"/>
          <table:table-cell table:style-name="ce18" office:value-type="string" calcext:value-type="string">
            <text:p>b=</text:p>
          </table:table-cell>
          <table:table-cell table:style-name="ce1" office:value-type="float" office:value="0.612863" calcext:value-type="float">
            <text:p>0.612863</text:p>
          </table:table-cell>
          <table:table-cell table:style-name="ce1" table:number-columns-repeated="5"/>
          <table:table-cell table:style-name="ce18" office:value-type="float" office:value="2.18976" calcext:value-type="float">
            <text:p>2.18976</text:p>
          </table:table-cell>
          <table:table-cell table:style-name="ce1"/>
          <table:table-cell table:style-name="ce18" office:value-type="string" calcext:value-type="string">
            <text:p>b=</text:p>
          </table:table-cell>
          <table:table-cell table:style-name="ce1" office:value-type="float" office:value="0.424903" calcext:value-type="float">
            <text:p>0.424903</text:p>
          </table:table-cell>
          <table:table-cell table:style-name="ce1" table:number-columns-repeated="963"/>
        </table:table-row>
        <table:table-row table:style-name="ro1">
          <table:table-cell office:value-type="string" calcext:value-type="string">
            <text:p>Chapter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81" calcext:value-type="float">
            <text:p>281</text:p>
          </table:table-cell>
          <table:table-cell office:value-type="float" office:value="0.818505338078292" calcext:value-type="float">
            <text:p>0.81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0.747330960854093" calcext:value-type="float">
            <text:p>0.747330960854093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0.0284697508896797" calcext:value-type="float">
            <text:p>0.02847</text:p>
          </table:table-cell>
          <table:table-cell office:value-type="float" office:value="26.25" calcext:value-type="float">
            <text:p>26.25</text:p>
          </table:table-cell>
          <table:table-cell table:style-name="ce2" office:value-type="float" office:value="5.2796939478918" calcext:value-type="float">
            <text:p>5.2796939478918</text:p>
          </table:table-cell>
          <table:table-cell office:value-type="float" office:value="0.936389116599447" calcext:value-type="float">
            <text:p>0.9364</text:p>
          </table:table-cell>
          <table:table-cell office:value-type="float" office:value="2.22347654626305" calcext:value-type="float">
            <text:p>2.2235</text:p>
          </table:table-cell>
          <table:table-cell office:value-type="float" office:value="1.2562798982526" calcext:value-type="float">
            <text:p>1.2563</text:p>
          </table:table-cell>
          <table:table-cell office:value-type="float" office:value="4" calcext:value-type="float">
            <text:p>4.0</text:p>
          </table:table-cell>
          <table:table-cell office:value-type="float" office:value="17.5625" calcext:value-type="float">
            <text:p>17.56</text:p>
          </table:table-cell>
          <table:table-cell office:value-type="float" office:value="0.00705411532275423" calcext:value-type="float">
            <text:p>0.007054</text:p>
          </table:table-cell>
          <table:table-cell office:value-type="float" office:value="0.997281892907277" calcext:value-type="float">
            <text:p>0.997282</text:p>
          </table:table-cell>
          <table:table-cell office:value-type="float" office:value="0.829434" calcext:value-type="float">
            <text:p>0.829</text:p>
          </table:table-cell>
          <table:table-cell office:value-type="float" office:value="0.1248" calcext:value-type="float">
            <text:p>0.125</text:p>
          </table:table-cell>
          <table:table-cell office:value-type="float" office:value="9.34574" calcext:value-type="float">
            <text:p>9.3</text:p>
          </table:table-cell>
          <table:table-cell office:value-type="float" office:value="0.842" calcext:value-type="float">
            <text:p>0.8</text:p>
          </table:table-cell>
          <table:table-cell office:value-type="float" office:value="0.396378155609602" calcext:value-type="float">
            <text:p>0.396</text:p>
          </table:table-cell>
          <table:table-cell table:style-name="ce20" office:value-type="float" office:value="37.5575" calcext:value-type="float">
            <text:p>37.558</text:p>
          </table:table-cell>
          <table:table-cell table:style-name="ce20" office:value-type="float" office:value="2.65" calcext:value-type="float">
            <text:p>2.650</text:p>
          </table:table-cell>
          <table:table-cell table:style-name="ce21" office:value-type="float" office:value="6190.97" calcext:value-type="float">
            <text:p>6191.0</text:p>
          </table:table-cell>
          <table:table-cell table:style-name="ce22" office:value-type="float" office:value="3.619" calcext:value-type="float">
            <text:p>3.6</text:p>
          </table:table-cell>
          <table:table-cell table:style-name="ce20" office:value-type="float" office:value="1.08908276674772E-075" calcext:value-type="float">
            <text:p>0.000</text:p>
          </table:table-cell>
          <table:table-cell office:value-type="float" office:value="235.055199887161" calcext:value-type="float">
            <text:p>235.1</text:p>
          </table:table-cell>
          <table:table-cell office:value-type="float" office:value="2.04833150708271" calcext:value-type="float">
            <text:p>2.05</text:p>
          </table:table-cell>
          <table:table-cell office:value-type="float" office:value="1.96574213351003" calcext:value-type="float">
            <text:p>1.966</text:p>
          </table:table-cell>
          <table:table-cell office:value-type="float" office:value="0.00349539646154431" calcext:value-type="float">
            <text:p>0.00350</text:p>
          </table:table-cell>
          <table:table-cell table:style-name="ce2" office:value-type="string" calcext:value-type="string">
            <text:p>a-scaling</text:p>
          </table:table-cell>
          <table:table-cell table:style-name="ce2" table:formula="of:=CORREL([.O3:.O23];[.C3:.C23])" office:value-type="float" office:value="-0.553580994156063" calcext:value-type="float">
            <text:p>-0.553580994156063</text:p>
          </table:table-cell>
          <table:table-cell table:style-name="ce2" table:formula="of:=[.J3]/POWER(LN([.C3]);[.$AH$2])" office:value-type="float" office:value="1.8703260108624" calcext:value-type="float">
            <text:p>1.8703260108624</text:p>
          </table:table-cell>
          <table:table-cell office:value-type="string" calcext:value-type="string">
            <text:p>R2:</text:p>
          </table:table-cell>
          <table:table-cell table:style-name="ce2" table:formula="of:=[.$AJ$1]*POWER([.$C3];[.$AJ$2])" office:value-type="float" office:value="247.169926123881" calcext:value-type="float">
            <text:p>247.169926123881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L$1]*POWER([.$C3];[.AL$2])" office:value-type="float" office:value="0.834703208668385" calcext:value-type="float">
            <text:p>0.834703208668385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N$1]*POWER([.$C3];[.AN$2])" office:value-type="float" office:value="220.244549153741" calcext:value-type="float">
            <text:p>220.244549153741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P$1]*POWER([.$C3];[.AP$2])" office:value-type="float" office:value="17.9306985298278" calcext:value-type="float">
            <text:p>17.9306985298278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R$1]*POWER([.$C3];[.AR$2])" office:value-type="float" office:value="4.63259986709016" calcext:value-type="float">
            <text:p>4.63259986709016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T$1]*POWER([.$C3];[.AT$2])" office:value-type="float" office:value="19.387514551393" calcext:value-type="float">
            <text:p>19.387514551393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V$1]*POWER([.$C3];[.AV$2])" office:value-type="float" office:value="252.599256078064" calcext:value-type="float">
            <text:p>252.599256078064</text:p>
          </table:table-cell>
          <table:table-cell/>
          <table:table-cell table:style-name="ce2" table:formula="of:=LN([.C3])" office:value-type="float" office:value="5.63835466933375" calcext:value-type="float">
            <text:p>5.63835466933375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Z$1]*POWER([.$AX3];[.AZ$2])" office:value-type="float" office:value="5.36352905701842" calcext:value-type="float">
            <text:p>5.36352905701842</text:p>
          </table:table-cell>
          <table:table-cell/>
          <table:table-cell table:style-name="ce2" table:formula="of:=[.AB3]*LN([.C3])*LN([.C3])/[.C3]" office:value-type="float" office:value="26.5930606962584" calcext:value-type="float">
            <text:p>26.5930606962584</text:p>
          </table:table-cell>
          <table:table-cell table:number-columns-repeated="3"/>
          <table:table-cell table:style-name="ce18" office:value-type="float" office:value="0.356238" calcext:value-type="float">
            <text:p>0.356238</text:p>
          </table:table-cell>
          <table:table-cell table:style-name="ce2" table:formula="of:=[.BF$1]+[.BF$2]/POWER([.$C3];[.BF$3])" office:value-type="float" office:value="1.85764521139819" calcext:value-type="float">
            <text:p>1.85764521139819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0.5*PI()+[.BI$1]/POWER([.$C3];[.BI$2])" office:value-type="float" office:value="1.9577586494535" calcext:value-type="float">
            <text:p>1.957758649453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535" calcext:value-type="float">
            <text:p>535</text:p>
          </table:table-cell>
          <table:table-cell office:value-type="float" office:value="0.736448598130841" calcext:value-type="float">
            <text:p>0.736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0.635514018691589" calcext:value-type="float">
            <text:p>0.635514018691589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.0504672897196262" calcext:value-type="float">
            <text:p>0.05047</text:p>
          </table:table-cell>
          <table:table-cell office:value-type="float" office:value="12.5925925925926" calcext:value-type="float">
            <text:p>12.59</text:p>
          </table:table-cell>
          <table:table-cell table:style-name="ce2" office:value-type="float" office:value="5.72589329438388" calcext:value-type="float">
            <text:p>5.72589329438388</text:p>
          </table:table-cell>
          <table:table-cell office:value-type="float" office:value="0.911437467569007" calcext:value-type="float">
            <text:p>0.9114</text:p>
          </table:table-cell>
          <table:table-cell office:value-type="float" office:value="2.28446792137767" calcext:value-type="float">
            <text:p>2.2845</text:p>
          </table:table-cell>
          <table:table-cell office:value-type="float" office:value="1.21089873135183" calcext:value-type="float">
            <text:p>1.2109</text:p>
          </table:table-cell>
          <table:table-cell office:value-type="float" office:value="6" calcext:value-type="float">
            <text:p>6.0</text:p>
          </table:table-cell>
          <table:table-cell office:value-type="float" office:value="14.8611111111111" calcext:value-type="float">
            <text:p>14.86</text:p>
          </table:table-cell>
          <table:table-cell office:value-type="float" office:value="0.00554458904707847" calcext:value-type="float">
            <text:p>0.005545</text:p>
          </table:table-cell>
          <table:table-cell office:value-type="float" office:value="0.996985831845931" calcext:value-type="float">
            <text:p>0.996986</text:p>
          </table:table-cell>
          <table:table-cell office:value-type="float" office:value="1.45286" calcext:value-type="float">
            <text:p>1.453</text:p>
          </table:table-cell>
          <table:table-cell office:value-type="float" office:value="0.07302" calcext:value-type="float">
            <text:p>0.073</text:p>
          </table:table-cell>
          <table:table-cell office:value-type="float" office:value="30.3468" calcext:value-type="float">
            <text:p>30.3</text:p>
          </table:table-cell>
          <table:table-cell office:value-type="float" office:value="1.031" calcext:value-type="float">
            <text:p>1.0</text:p>
          </table:table-cell>
          <table:table-cell office:value-type="float" office:value="0.543226069962652" calcext:value-type="float">
            <text:p>0.543</text:p>
          </table:table-cell>
          <table:table-cell office:value-type="float" office:value="0.456772" calcext:value-type="float">
            <text:p>0.457</text:p>
          </table:table-cell>
          <table:table-cell office:value-type="float" office:value="0.0101" calcext:value-type="float">
            <text:p>0.010</text:p>
          </table:table-cell>
          <table:table-cell office:value-type="float" office:value="10.884" calcext:value-type="float">
            <text:p>10.9</text:p>
          </table:table-cell>
          <table:table-cell office:value-type="float" office:value="0.4775" calcext:value-type="float">
            <text:p>0.5</text:p>
          </table:table-cell>
          <table:table-cell office:value-type="float" office:value="0.918884752817298" calcext:value-type="float">
            <text:p>0.919</text:p>
          </table:table-cell>
          <table:table-cell office:value-type="float" office:value="407.499071872901" calcext:value-type="float">
            <text:p>407.5</text:p>
          </table:table-cell>
          <table:table-cell office:value-type="float" office:value="2.07813389516742" calcext:value-type="float">
            <text:p>2.08</text:p>
          </table:table-cell>
          <table:table-cell office:value-type="float" office:value="1.86043765447845" calcext:value-type="float">
            <text:p>1.860</text:p>
          </table:table-cell>
          <table:table-cell office:value-type="float" office:value="0.00367543016857367" calcext:value-type="float">
            <text:p>0.00368</text:p>
          </table:table-cell>
          <table:table-cell table:style-name="ce15" office:value-type="string" calcext:value-type="string">
            <text:p>RelRR</text:p>
          </table:table-cell>
          <table:table-cell table:style-name="ce2" table:formula="of:=PEARSON([.Q$3:.Q$23];[.$C$3:.$C$23])" office:value-type="float" office:value="-0.735206006502349" calcext:value-type="float">
            <text:p>-0.735206006502349</text:p>
          </table:table-cell>
          <table:table-cell table:style-name="ce2" table:formula="of:=[.J4]/POWER(LN([.C4]);[.$AH$2])" office:value-type="float" office:value="1.90096196199421" calcext:value-type="float">
            <text:p>1.90096196199421</text:p>
          </table:table-cell>
          <table:table-cell table:formula="of:=RSQ([.B$3:.B$23];[.AJ$3:.AJ$23])" office:value-type="float" office:value="0.999903255629979" calcext:value-type="float">
            <text:p>0.999903255629979</text:p>
          </table:table-cell>
          <table:table-cell table:style-name="ce2" table:formula="of:=[.$AJ$1]*POWER([.$C4];[.$AJ$2])" office:value-type="float" office:value="409.632270575854" calcext:value-type="float">
            <text:p>409.632270575854</text:p>
          </table:table-cell>
          <table:table-cell table:style-name="ce2" table:formula="of:=RSQ([.D$3:.D$23];[.AL$3:.AL$23])" office:value-type="float" office:value="0.99514258575921" calcext:value-type="float">
            <text:p>0.99514258575921</text:p>
          </table:table-cell>
          <table:table-cell table:style-name="ce2" table:formula="of:=[.AL$1]*POWER([.$C4];[.AL$2])" office:value-type="float" office:value="0.73606108496869" calcext:value-type="float">
            <text:p>0.73606108496869</text:p>
          </table:table-cell>
          <table:table-cell table:style-name="ce2" table:formula="of:=RSQ([.E$3:.E$23];[.AN$3:.AN$23])" office:value-type="float" office:value="0.999777030332709" calcext:value-type="float">
            <text:p>0.999777030332709</text:p>
          </table:table-cell>
          <table:table-cell table:style-name="ce2" table:formula="of:=[.AN$1]*POWER([.$C4];[.AN$2])" office:value-type="float" office:value="352.972428202612" calcext:value-type="float">
            <text:p>352.972428202612</text:p>
          </table:table-cell>
          <table:table-cell table:style-name="ce2" table:formula="of:=RSQ([.G$3:.G$23];[.AP$3:.AP$23])" office:value-type="float" office:value="0.996531422442105" calcext:value-type="float">
            <text:p>0.996531422442105</text:p>
          </table:table-cell>
          <table:table-cell table:style-name="ce2" table:formula="of:=[.AP$1]*POWER([.$C4];[.AP$2])" office:value-type="float" office:value="32.8275075959969" calcext:value-type="float">
            <text:p>32.8275075959969</text:p>
          </table:table-cell>
          <table:table-cell table:style-name="ce2" table:formula="of:=RSQ([.N$3:.N$23];[.AR$3:.AR$23])" office:value-type="float" office:value="0.992054881432316" calcext:value-type="float">
            <text:p>0.992054881432316</text:p>
          </table:table-cell>
          <table:table-cell table:style-name="ce2" table:formula="of:=[.AR$1]*POWER([.$C4];[.AR$2])" office:value-type="float" office:value="6.50046648828764" calcext:value-type="float">
            <text:p>6.50046648828764</text:p>
          </table:table-cell>
          <table:table-cell table:style-name="ce2" table:formula="of:=RSQ([.T$3:.T$23];[.AT$3:.AT$23])" office:value-type="float" office:value="0.996313734992978" calcext:value-type="float">
            <text:p>0.996313734992978</text:p>
          </table:table-cell>
          <table:table-cell table:style-name="ce2" table:formula="of:=[.AT$1]*POWER([.$C4];[.AT$2])" office:value-type="float" office:value="36.2219655505776" calcext:value-type="float">
            <text:p>36.2219655505776</text:p>
          </table:table-cell>
          <table:table-cell table:style-name="ce2" table:formula="of:=RSQ([.AB$3:.AB$23];[.AV$3:.AV$23])" office:value-type="float" office:value="0.999880773082787" calcext:value-type="float">
            <text:p>0.999880773082787</text:p>
          </table:table-cell>
          <table:table-cell table:style-name="ce2" table:formula="of:=[.AV$1]*POWER([.$C4];[.AV$2])" office:value-type="float" office:value="422.990573574805" calcext:value-type="float">
            <text:p>422.990573574805</text:p>
          </table:table-cell>
          <table:table-cell/>
          <table:table-cell table:style-name="ce2" table:formula="of:=LN([.C4])" office:value-type="float" office:value="6.28226674689601" calcext:value-type="float">
            <text:p>6.28226674689601</text:p>
          </table:table-cell>
          <table:table-cell table:style-name="ce2" table:formula="of:=RSQ([.J$3:.J$23];[.AZ$3:.AZ$23])" office:value-type="float" office:value="0.99495138085605" calcext:value-type="float">
            <text:p>0.99495138085605</text:p>
          </table:table-cell>
          <table:table-cell table:style-name="ce2" table:formula="of:=[.AZ$1]*POWER([.$AX4];[.AZ$2])" office:value-type="float" office:value="5.73103584276602" calcext:value-type="float">
            <text:p>5.73103584276602</text:p>
          </table:table-cell>
          <table:table-cell/>
          <table:table-cell table:style-name="ce2" table:formula="of:=[.AB4]*LN([.C4])*LN([.C4])/[.C4]" office:value-type="float" office:value="30.0611497709891" calcext:value-type="float">
            <text:p>30.0611497709891</text:p>
          </table:table-cell>
          <table:table-cell table:number-columns-repeated="3"/>
          <table:table-cell table:style-name="ce19" table:formula="of:=RSQ([.AD$3:.AD$23];[.BG$3:.BG$23])" office:value-type="float" office:value="0.979954991303129" calcext:value-type="float">
            <text:p>0.979954991303129</text:p>
          </table:table-cell>
          <table:table-cell table:style-name="ce2" table:formula="of:=[.BF$1]+[.BF$2]/POWER([.$C4];[.BF$3])" office:value-type="float" office:value="1.79741944979454" calcext:value-type="float">
            <text:p>1.79741944979454</text:p>
          </table:table-cell>
          <table:table-cell table:style-name="ce2" table:formula="of:=RSQ([.AD$3:.AD$23];[.BI$3:.BI$23])" office:value-type="float" office:value="0.981822933068101" calcext:value-type="float">
            <text:p>0.981822933068101</text:p>
          </table:table-cell>
          <table:table-cell table:style-name="ce2" table:formula="of:=0.5*PI()+[.BI$1]/POWER([.$C4];[.BI$2])" office:value-type="float" office:value="1.86513385305141" calcext:value-type="float">
            <text:p>1.8651338530514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2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866" calcext:value-type="float">
            <text:p>866</text:p>
          </table:table-cell>
          <table:table-cell office:value-type="float" office:value="0.672055427251732" calcext:value-type="float">
            <text:p>0.672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0.564665127020785" calcext:value-type="float">
            <text:p>0.564665127020785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0.0577367205542725" calcext:value-type="float">
            <text:p>0.05774</text:p>
          </table:table-cell>
          <table:table-cell office:value-type="float" office:value="9.78" calcext:value-type="float">
            <text:p>9.78</text:p>
          </table:table-cell>
          <table:table-cell table:style-name="ce2" office:value-type="float" office:value="5.98099839990593" calcext:value-type="float">
            <text:p>5.98099839990593</text:p>
          </table:table-cell>
          <table:table-cell office:value-type="float" office:value="0.884254903913955" calcext:value-type="float">
            <text:p>0.8843</text:p>
          </table:table-cell>
          <table:table-cell office:value-type="float" office:value="2.29972328018358" calcext:value-type="float">
            <text:p>2.2997</text:p>
          </table:table-cell>
          <table:table-cell office:value-type="float" office:value="1.16611884906212" calcext:value-type="float">
            <text:p>1.1661</text:p>
          </table:table-cell>
          <table:table-cell office:value-type="float" office:value="8" calcext:value-type="float">
            <text:p>8.0</text:p>
          </table:table-cell>
          <table:table-cell office:value-type="float" office:value="13.53125" calcext:value-type="float">
            <text:p>13.53</text:p>
          </table:table-cell>
          <table:table-cell office:value-type="float" office:value="0.00590167956520102" calcext:value-type="float">
            <text:p>0.005902</text:p>
          </table:table-cell>
          <table:table-cell office:value-type="float" office:value="0.995809333034515" calcext:value-type="float">
            <text:p>0.995809</text:p>
          </table:table-cell>
          <table:table-cell office:value-type="float" office:value="1.69586" calcext:value-type="float">
            <text:p>1.696</text:p>
          </table:table-cell>
          <table:table-cell office:value-type="float" office:value="0.07589" calcext:value-type="float">
            <text:p>0.076</text:p>
          </table:table-cell>
          <table:table-cell office:value-type="float" office:value="56.6057" calcext:value-type="float">
            <text:p>56.6</text:p>
          </table:table-cell>
          <table:table-cell office:value-type="float" office:value="1.638" calcext:value-type="float">
            <text:p>1.6</text:p>
          </table:table-cell>
          <table:table-cell office:value-type="float" office:value="0.596714719634423" calcext:value-type="float">
            <text:p>0.597</text:p>
          </table:table-cell>
          <table:table-cell office:value-type="float" office:value="0.543769" calcext:value-type="float">
            <text:p>0.544</text:p>
          </table:table-cell>
          <table:table-cell office:value-type="float" office:value="0.007149" calcext:value-type="float">
            <text:p>0.007</text:p>
          </table:table-cell>
          <table:table-cell office:value-type="float" office:value="20.7135" calcext:value-type="float">
            <text:p>20.7</text:p>
          </table:table-cell>
          <table:table-cell office:value-type="float" office:value="0.6434" calcext:value-type="float">
            <text:p>0.6</text:p>
          </table:table-cell>
          <table:table-cell office:value-type="float" office:value="0.87388962860136" calcext:value-type="float">
            <text:p>0.874</text:p>
          </table:table-cell>
          <table:table-cell office:value-type="float" office:value="611.591205187003" calcext:value-type="float">
            <text:p>611.6</text:p>
          </table:table-cell>
          <table:table-cell office:value-type="float" office:value="2.07454977810309" calcext:value-type="float">
            <text:p>2.07</text:p>
          </table:table-cell>
          <table:table-cell office:value-type="float" office:value="1.77751562578195" calcext:value-type="float">
            <text:p>1.778</text:p>
          </table:table-cell>
          <table:table-cell office:value-type="float" office:value="0.00474694515411571" calcext:value-type="float">
            <text:p>0.00475</text:p>
          </table:table-cell>
          <table:table-cell table:style-name="ce2" office:value-type="string" calcext:value-type="string">
            <text:p>alpha</text:p>
          </table:table-cell>
          <table:table-cell table:style-name="ce2" table:formula="of:=PEARSON([.R$3:.R$23];[.$C$3:.$C$23])" office:value-type="float" office:value="0.521959473945383" calcext:value-type="float">
            <text:p>0.521959473945383</text:p>
          </table:table-cell>
          <table:table-cell table:style-name="ce2" table:formula="of:=[.J5]/POWER(LN([.C5]);[.$AH$2])" office:value-type="float" office:value="1.89957288051716" calcext:value-type="float">
            <text:p>1.89957288051716</text:p>
          </table:table-cell>
          <table:table-cell office:value-type="string" calcext:value-type="string">
            <text:p>V(N)</text:p>
          </table:table-cell>
          <table:table-cell table:style-name="ce2" table:formula="of:=[.$AJ$1]*POWER([.$C5];[.$AJ$2])" office:value-type="float" office:value="597.715752940917" calcext:value-type="float">
            <text:p>597.715752940917</text:p>
          </table:table-cell>
          <table:table-cell table:style-name="ce2" office:value-type="string" calcext:value-type="string">
            <text:p>TTR(N)</text:p>
          </table:table-cell>
          <table:table-cell table:style-name="ce2" table:formula="of:=[.AL$1]*POWER([.$C5];[.AL$2])" office:value-type="float" office:value="0.669979949885397" calcext:value-type="float">
            <text:p>0.669979949885397</text:p>
          </table:table-cell>
          <table:table-cell table:style-name="ce2" office:value-type="string" calcext:value-type="string">
            <text:p>N1(N)</text:p>
          </table:table-cell>
          <table:table-cell table:style-name="ce2" table:formula="of:=[.AN$1]*POWER([.$C5];[.AN$2])" office:value-type="float" office:value="502.283476547253" calcext:value-type="float">
            <text:p>502.283476547253</text:p>
          </table:table-cell>
          <table:table-cell table:style-name="ce2" office:value-type="string" calcext:value-type="string">
            <text:p>N2(N)</text:p>
          </table:table-cell>
          <table:table-cell table:style-name="ce2" table:formula="of:=[.AP$1]*POWER([.$C5];[.AP$2])" office:value-type="float" office:value="51.6038025863889" calcext:value-type="float">
            <text:p>51.6038025863889</text:p>
          </table:table-cell>
          <table:table-cell table:style-name="ce2" office:value-type="string" calcext:value-type="string">
            <text:p>h-point(N)</text:p>
          </table:table-cell>
          <table:table-cell table:style-name="ce2" table:formula="of:=[.AR$1]*POWER([.$C5];[.AR$2])" office:value-type="float" office:value="8.37497791276944" calcext:value-type="float">
            <text:p>8.37497791276944</text:p>
          </table:table-cell>
          <table:table-cell table:style-name="ce2" office:value-type="string" calcext:value-type="string">
            <text:p>T(N)</text:p>
          </table:table-cell>
          <table:table-cell table:style-name="ce2" table:formula="of:=[.AT$1]*POWER([.$C5];[.AT$2])" office:value-type="float" office:value="57.8102285672793" calcext:value-type="float">
            <text:p>57.8102285672793</text:p>
          </table:table-cell>
          <table:table-cell table:style-name="ce2" office:value-type="string" calcext:value-type="string">
            <text:p>L(N)</text:p>
          </table:table-cell>
          <table:table-cell table:style-name="ce2" table:formula="of:=[.AV$1]*POWER([.$C5];[.AV$2])" office:value-type="float" office:value="622.009613725725" calcext:value-type="float">
            <text:p>622.009613725725</text:p>
          </table:table-cell>
          <table:table-cell/>
          <table:table-cell table:style-name="ce2" table:formula="of:=LN([.C5])" office:value-type="float" office:value="6.76388490856244" calcext:value-type="float">
            <text:p>6.76388490856244</text:p>
          </table:table-cell>
          <table:table-cell table:style-name="ce2" office:value-type="string" calcext:value-type="string">
            <text:p>S(lnN)</text:p>
          </table:table-cell>
          <table:table-cell table:style-name="ce2" table:formula="of:=[.AZ$1]*POWER([.$AX5];[.AZ$2])" office:value-type="float" office:value="5.99644244285881" calcext:value-type="float">
            <text:p>5.99644244285881</text:p>
          </table:table-cell>
          <table:table-cell/>
          <table:table-cell table:style-name="ce2" table:formula="of:=[.AB5]*LN([.C5])*LN([.C5])/[.C5]" office:value-type="float" office:value="32.3099107192869" calcext:value-type="float">
            <text:p>32.3099107192869</text:p>
          </table:table-cell>
          <table:table-cell table:number-columns-repeated="4"/>
          <table:table-cell table:style-name="ce2" table:formula="of:=[.BF$1]+[.BF$2]/POWER([.$C5];[.BF$3])" office:value-type="float" office:value="1.76059190538988" calcext:value-type="float">
            <text:p>1.76059190538988</text:p>
          </table:table-cell>
          <table:table-cell table:style-name="ce2" office:value-type="string" calcext:value-type="string">
            <text:p>phi</text:p>
          </table:table-cell>
          <table:table-cell table:style-name="ce2" table:formula="of:=0.5*PI()+[.BI$1]/POWER([.$C5];[.BI$2])" office:value-type="float" office:value="1.81066369919152" calcext:value-type="float">
            <text:p>1.8106636991915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3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1282" calcext:value-type="float">
            <text:p>1282</text:p>
          </table:table-cell>
          <table:table-cell office:value-type="float" office:value="0.638065522620905" calcext:value-type="float">
            <text:p>0.638</text:p>
          </table:table-cell>
          <table:table-cell table:style-name="ce2" office:value-type="float" office:value="686" calcext:value-type="float">
            <text:p>686</text:p>
          </table:table-cell>
          <table:table-cell table:style-name="ce2" office:value-type="float" office:value="0.535101404056162" calcext:value-type="float">
            <text:p>0.535101404056162</text:p>
          </table:table-cell>
          <table:table-cell table:style-name="ce2" office:value-type="float" office:value="64" calcext:value-type="float">
            <text:p>64</text:p>
          </table:table-cell>
          <table:table-cell office:value-type="float" office:value="0.0499219968798752" calcext:value-type="float">
            <text:p>0.04992</text:p>
          </table:table-cell>
          <table:table-cell office:value-type="float" office:value="10.71875" calcext:value-type="float">
            <text:p>10.72</text:p>
          </table:table-cell>
          <table:table-cell table:style-name="ce2" office:value-type="float" office:value="6.23928147368225" calcext:value-type="float">
            <text:p>6.23928147368225</text:p>
          </table:table-cell>
          <table:table-cell office:value-type="float" office:value="0.87187359811717" calcext:value-type="float">
            <text:p>0.8719</text:p>
          </table:table-cell>
          <table:table-cell office:value-type="float" office:value="2.33235177195147" calcext:value-type="float">
            <text:p>2.3324</text:p>
          </table:table-cell>
          <table:table-cell office:value-type="float" office:value="1.1429506197184" calcext:value-type="float">
            <text:p>1.1430</text:p>
          </table:table-cell>
          <table:table-cell office:value-type="float" office:value="11.5" calcext:value-type="float">
            <text:p>11.5</text:p>
          </table:table-cell>
          <table:table-cell office:value-type="float" office:value="9.6937618147448" calcext:value-type="float">
            <text:p>9.69</text:p>
          </table:table-cell>
          <table:table-cell office:value-type="float" office:value="0.0051596447633254" calcext:value-type="float">
            <text:p>0.005160</text:p>
          </table:table-cell>
          <table:table-cell office:value-type="float" office:value="0.996058030090085" calcext:value-type="float">
            <text:p>0.996058</text:p>
          </table:table-cell>
          <table:table-cell office:value-type="float" office:value="1.51135" calcext:value-type="float">
            <text:p>1.511</text:p>
          </table:table-cell>
          <table:table-cell office:value-type="float" office:value="0.1248" calcext:value-type="float">
            <text:p>0.125</text:p>
          </table:table-cell>
          <table:table-cell office:value-type="float" office:value="72.3737" calcext:value-type="float">
            <text:p>72.4</text:p>
          </table:table-cell>
          <table:table-cell office:value-type="float" office:value="3.969" calcext:value-type="float">
            <text:p>4.0</text:p>
          </table:table-cell>
          <table:table-cell office:value-type="float" office:value="0.598342269991234" calcext:value-type="float">
            <text:p>0.598</text:p>
          </table:table-cell>
          <table:table-cell office:value-type="float" office:value="0.643949" calcext:value-type="float">
            <text:p>0.644</text:p>
          </table:table-cell>
          <table:table-cell office:value-type="float" office:value="0.00635" calcext:value-type="float">
            <text:p>0.006</text:p>
          </table:table-cell>
          <table:table-cell office:value-type="float" office:value="41.766" calcext:value-type="float">
            <text:p>41.8</text:p>
          </table:table-cell>
          <table:table-cell office:value-type="float" office:value="1.113" calcext:value-type="float">
            <text:p>1.1</text:p>
          </table:table-cell>
          <table:table-cell office:value-type="float" office:value="0.789166626625373" calcext:value-type="float">
            <text:p>0.789</text:p>
          </table:table-cell>
          <table:table-cell office:value-type="float" office:value="859.007983957883" calcext:value-type="float">
            <text:p>859.0</text:p>
          </table:table-cell>
          <table:table-cell office:value-type="float" office:value="2.08244978695719" calcext:value-type="float">
            <text:p>2.08</text:p>
          </table:table-cell>
          <table:table-cell office:value-type="float" office:value="1.79351662165325" calcext:value-type="float">
            <text:p>1.794</text:p>
          </table:table-cell>
          <table:table-cell office:value-type="float" office:value="0.00437961356207758" calcext:value-type="float">
            <text:p>0.00438</text:p>
          </table:table-cell>
          <table:table-cell table:style-name="ce9" office:value-type="string" calcext:value-type="string">
            <text:p>S/sqrtlnN</text:p>
          </table:table-cell>
          <table:table-cell table:style-name="ce2" table:formula="of:=PEARSON([.L$3:.L$23];[.$C$3:.$C$23])" office:value-type="float" office:value="0.692530167122937" calcext:value-type="float">
            <text:p>0.692530167122937</text:p>
          </table:table-cell>
          <table:table-cell table:style-name="ce2" table:formula="of:=[.J6]/POWER(LN([.C6]);[.$AH$2])" office:value-type="float" office:value="1.91569315466335" calcext:value-type="float">
            <text:p>1.91569315466335</text:p>
          </table:table-cell>
          <table:table-cell/>
          <table:table-cell table:style-name="ce2" table:formula="of:=[.$AJ$1]*POWER([.$C6];[.$AJ$2])" office:value-type="float" office:value="813.128664956487" calcext:value-type="float">
            <text:p>813.128664956487</text:p>
          </table:table-cell>
          <table:table-cell/>
          <table:table-cell table:style-name="ce2" table:formula="of:=[.AL$1]*POWER([.$C6];[.AL$2])" office:value-type="float" office:value="0.6205640959228" calcext:value-type="float">
            <text:p>0.6205640959228</text:p>
          </table:table-cell>
          <table:table-cell/>
          <table:table-cell table:style-name="ce2" table:formula="of:=[.AN$1]*POWER([.$C6];[.AN$2])" office:value-type="float" office:value="669.485639722084" calcext:value-type="float">
            <text:p>669.485639722084</text:p>
          </table:table-cell>
          <table:table-cell/>
          <table:table-cell table:style-name="ce2" table:formula="of:=[.AP$1]*POWER([.$C6];[.AP$2])" office:value-type="float" office:value="74.5917469752369" calcext:value-type="float">
            <text:p>74.5917469752369</text:p>
          </table:table-cell>
          <table:table-cell/>
          <table:table-cell table:style-name="ce2" table:formula="of:=[.AR$1]*POWER([.$C6];[.AR$2])" office:value-type="float" office:value="10.2946999629102" calcext:value-type="float">
            <text:p>10.2946999629102</text:p>
          </table:table-cell>
          <table:table-cell/>
          <table:table-cell table:style-name="ce2" table:formula="of:=[.AT$1]*POWER([.$C6];[.AT$2])" office:value-type="float" office:value="84.6019921350361" calcext:value-type="float">
            <text:p>84.6019921350361</text:p>
          </table:table-cell>
          <table:table-cell/>
          <table:table-cell table:style-name="ce2" table:formula="of:=[.AV$1]*POWER([.$C6];[.AV$2])" office:value-type="float" office:value="851.536489480446" calcext:value-type="float">
            <text:p>851.536489480446</text:p>
          </table:table-cell>
          <table:table-cell/>
          <table:table-cell table:style-name="ce2" table:formula="of:=LN([.C6])" office:value-type="float" office:value="7.15617663748062" calcext:value-type="float">
            <text:p>7.15617663748062</text:p>
          </table:table-cell>
          <table:table-cell/>
          <table:table-cell table:style-name="ce2" table:formula="of:=[.AZ$1]*POWER([.$AX6];[.AZ$2])" office:value-type="float" office:value="6.20725409302931" calcext:value-type="float">
            <text:p>6.20725409302931</text:p>
          </table:table-cell>
          <table:table-cell/>
          <table:table-cell table:style-name="ce2" table:formula="of:=[.AB6]*LN([.C6])*LN([.C6])/[.C6]" office:value-type="float" office:value="34.3139946168355" calcext:value-type="float">
            <text:p>34.3139946168355</text:p>
          </table:table-cell>
          <table:table-cell table:number-columns-repeated="4"/>
          <table:table-cell table:style-name="ce2" table:formula="of:=[.BF$1]+[.BF$2]/POWER([.$C6];[.BF$3])" office:value-type="float" office:value="1.73492948565418" calcext:value-type="float">
            <text:p>1.73492948565418</text:p>
          </table:table-cell>
          <table:table-cell/>
          <table:table-cell table:style-name="ce2" table:formula="of:=0.5*PI()+[.BI$1]/POWER([.$C6];[.BI$2])" office:value-type="float" office:value="1.77383576216608" calcext:value-type="float">
            <text:p>1.7738357621660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4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float" office:value="1621" calcext:value-type="float">
            <text:p>1621</text:p>
          </table:table-cell>
          <table:table-cell office:value-type="float" office:value="0.607032695866749" calcext:value-type="float">
            <text:p>0.6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0.497840838988279" calcext:value-type="float">
            <text:p>0.497840838988279</text:p>
          </table:table-cell>
          <table:table-cell table:style-name="ce2" office:value-type="float" office:value="87" calcext:value-type="float">
            <text:p>87</text:p>
          </table:table-cell>
          <table:table-cell office:value-type="float" office:value="0.053670573719926" calcext:value-type="float">
            <text:p>0.05367</text:p>
          </table:table-cell>
          <table:table-cell office:value-type="float" office:value="9.27586206896552" calcext:value-type="float">
            <text:p>9.28</text:p>
          </table:table-cell>
          <table:table-cell table:style-name="ce2" office:value-type="float" office:value="6.37475391112783" calcext:value-type="float">
            <text:p>6.37475391112783</text:p>
          </table:table-cell>
          <table:table-cell office:value-type="float" office:value="0.86252573282579" calcext:value-type="float">
            <text:p>0.8625</text:p>
          </table:table-cell>
          <table:table-cell office:value-type="float" office:value="2.34486444997991" calcext:value-type="float">
            <text:p>2.3449</text:p>
          </table:table-cell>
          <table:table-cell office:value-type="float" office:value="1.12672575162668" calcext:value-type="float">
            <text:p>1.1267</text:p>
          </table:table-cell>
          <table:table-cell office:value-type="float" office:value="12" calcext:value-type="float">
            <text:p>12.0</text:p>
          </table:table-cell>
          <table:table-cell office:value-type="float" office:value="11.2569444444444" calcext:value-type="float">
            <text:p>11.26</text:p>
          </table:table-cell>
          <table:table-cell office:value-type="float" office:value="0.00479783958310875" calcext:value-type="float">
            <text:p>0.004798</text:p>
          </table:table-cell>
          <table:table-cell office:value-type="float" office:value="0.996214573601445" calcext:value-type="float">
            <text:p>0.996215</text:p>
          </table:table-cell>
          <table:table-cell office:value-type="float" office:value="1.5758" calcext:value-type="float">
            <text:p>1.576</text:p>
          </table:table-cell>
          <table:table-cell office:value-type="float" office:value="0.06155" calcext:value-type="float">
            <text:p>0.062</text:p>
          </table:table-cell>
          <table:table-cell office:value-type="float" office:value="98.9145" calcext:value-type="float">
            <text:p>98.9</text:p>
          </table:table-cell>
          <table:table-cell office:value-type="float" office:value="2.657" calcext:value-type="float">
            <text:p>2.7</text:p>
          </table:table-cell>
          <table:table-cell office:value-type="float" office:value="0.621618330835419" calcext:value-type="float">
            <text:p>0.622</text:p>
          </table:table-cell>
          <table:table-cell office:value-type="float" office:value="0.662867" calcext:value-type="float">
            <text:p>0.663</text:p>
          </table:table-cell>
          <table:table-cell office:value-type="float" office:value="0.004834" calcext:value-type="float">
            <text:p>0.005</text:p>
          </table:table-cell>
          <table:table-cell office:value-type="float" office:value="53.9044" calcext:value-type="float">
            <text:p>53.9</text:p>
          </table:table-cell>
          <table:table-cell office:value-type="float" office:value="1.094" calcext:value-type="float">
            <text:p>1.1</text:p>
          </table:table-cell>
          <table:table-cell office:value-type="float" office:value="0.793580389939346" calcext:value-type="float">
            <text:p>0.794</text:p>
          </table:table-cell>
          <table:table-cell office:value-type="float" office:value="1031.10464667056" calcext:value-type="float">
            <text:p>1031.1</text:p>
          </table:table-cell>
          <table:table-cell office:value-type="float" office:value="2.04171633646795" calcext:value-type="float">
            <text:p>2.04</text:p>
          </table:table-cell>
          <table:table-cell office:value-type="float" office:value="1.76943869659544" calcext:value-type="float">
            <text:p>1.769</text:p>
          </table:table-cell>
          <table:table-cell office:value-type="float" office:value="0.00418093643690291" calcext:value-type="float">
            <text:p>0.00418</text:p>
          </table:table-cell>
          <table:table-cell table:style-name="ce2" office:value-type="string" calcext:value-type="string">
            <text:p>N2/N</text:p>
          </table:table-cell>
          <table:table-cell table:style-name="ce2" table:formula="of:=PEARSON([.H$3:.H$23];[.$C$3:.$C$23])" office:value-type="float" office:value="0.206793300688944" calcext:value-type="float">
            <text:p>0.206793300688944</text:p>
          </table:table-cell>
          <table:table-cell table:style-name="ce2" table:formula="of:=[.J7]/POWER(LN([.C7]);[.$AH$2])" office:value-type="float" office:value="1.91976737152013" calcext:value-type="float">
            <text:p>1.91976737152013</text:p>
          </table:table-cell>
          <table:table-cell/>
          <table:table-cell table:style-name="ce2" table:formula="of:=[.$AJ$1]*POWER([.$C7];[.$AJ$2])" office:value-type="float" office:value="977.465399483316" calcext:value-type="float">
            <text:p>977.465399483316</text:p>
          </table:table-cell>
          <table:table-cell/>
          <table:table-cell table:style-name="ce2" table:formula="of:=[.AL$1]*POWER([.$C7];[.AL$2])" office:value-type="float" office:value="0.592768930807924" calcext:value-type="float">
            <text:p>0.592768930807924</text:p>
          </table:table-cell>
          <table:table-cell/>
          <table:table-cell table:style-name="ce2" table:formula="of:=[.AN$1]*POWER([.$C7];[.AN$2])" office:value-type="float" office:value="795.018260981863" calcext:value-type="float">
            <text:p>795.018260981863</text:p>
          </table:table-cell>
          <table:table-cell/>
          <table:table-cell table:style-name="ce2" table:formula="of:=[.AP$1]*POWER([.$C7];[.AP$2])" office:value-type="float" office:value="92.9798892453231" calcext:value-type="float">
            <text:p>92.9798892453231</text:p>
          </table:table-cell>
          <table:table-cell/>
          <table:table-cell table:style-name="ce2" table:formula="of:=[.AR$1]*POWER([.$C7];[.AR$2])" office:value-type="float" office:value="11.6471489318422" calcext:value-type="float">
            <text:p>11.6471489318422</text:p>
          </table:table-cell>
          <table:table-cell/>
          <table:table-cell table:style-name="ce2" table:formula="of:=[.AT$1]*POWER([.$C7];[.AT$2])" office:value-type="float" office:value="106.240138817767" calcext:value-type="float">
            <text:p>106.240138817767</text:p>
          </table:table-cell>
          <table:table-cell/>
          <table:table-cell table:style-name="ce2" table:formula="of:=[.AV$1]*POWER([.$C7];[.AV$2])" office:value-type="float" office:value="1027.50768483762" calcext:value-type="float">
            <text:p>1027.50768483762</text:p>
          </table:table-cell>
          <table:table-cell/>
          <table:table-cell table:style-name="ce2" table:formula="of:=LN([.C7])" office:value-type="float" office:value="7.39079852173568" calcext:value-type="float">
            <text:p>7.39079852173568</text:p>
          </table:table-cell>
          <table:table-cell/>
          <table:table-cell table:style-name="ce2" table:formula="of:=[.AZ$1]*POWER([.$AX7];[.AZ$2])" office:value-type="float" office:value="6.33119842730485" calcext:value-type="float">
            <text:p>6.33119842730485</text:p>
          </table:table-cell>
          <table:table-cell/>
          <table:table-cell table:style-name="ce2" table:formula="of:=[.AB7]*LN([.C7])*LN([.C7])/[.C7]" office:value-type="float" office:value="34.7458112183255" calcext:value-type="float">
            <text:p>34.7458112183255</text:p>
          </table:table-cell>
          <table:table-cell table:number-columns-repeated="4"/>
          <table:table-cell table:style-name="ce2" table:formula="of:=[.BF$1]+[.BF$2]/POWER([.$C7];[.BF$3])" office:value-type="float" office:value="1.72121010715555" calcext:value-type="float">
            <text:p>1.72121010715555</text:p>
          </table:table-cell>
          <table:table-cell/>
          <table:table-cell table:style-name="ce2" table:formula="of:=0.5*PI()+[.BI$1]/POWER([.$C7];[.BI$2])" office:value-type="float" office:value="1.75457068309499" calcext:value-type="float">
            <text:p>1.7545706830949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5</text:p>
          </table:table-cell>
          <table:table-cell table:style-name="ce2" office:value-type="float" office:value="1177" calcext:value-type="float">
            <text:p>1177</text:p>
          </table:table-cell>
          <table:table-cell table:style-name="ce2" office:value-type="float" office:value="2055" calcext:value-type="float">
            <text:p>2055</text:p>
          </table:table-cell>
          <table:table-cell office:value-type="float" office:value="0.572749391727494" calcext:value-type="float">
            <text:p>0.573</text:p>
          </table:table-cell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0.456447688564477" calcext:value-type="float">
            <text:p>0.456447688564477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0.0583941605839416" calcext:value-type="float">
            <text:p>0.05839</text:p>
          </table:table-cell>
          <table:table-cell office:value-type="float" office:value="7.81666666666667" calcext:value-type="float">
            <text:p>7.82</text:p>
          </table:table-cell>
          <table:table-cell table:style-name="ce2" office:value-type="float" office:value="6.50375672301423" calcext:value-type="float">
            <text:p>6.50375672301423</text:p>
          </table:table-cell>
          <table:table-cell office:value-type="float" office:value="0.852612766622449" calcext:value-type="float">
            <text:p>0.8526</text:p>
          </table:table-cell>
          <table:table-cell office:value-type="float" office:value="2.35482186439835" calcext:value-type="float">
            <text:p>2.3548</text:p>
          </table:table-cell>
          <table:table-cell office:value-type="float" office:value="1.10987526432055" calcext:value-type="float">
            <text:p>1.1099</text:p>
          </table:table-cell>
          <table:table-cell office:value-type="float" office:value="12.6666666666667" calcext:value-type="float">
            <text:p>12.7</text:p>
          </table:table-cell>
          <table:table-cell office:value-type="float" office:value="12.8081717451524" calcext:value-type="float">
            <text:p>12.81</text:p>
          </table:table-cell>
          <table:table-cell office:value-type="float" office:value="0.00447712244185163" calcext:value-type="float">
            <text:p>0.004477</text:p>
          </table:table-cell>
          <table:table-cell office:value-type="float" office:value="0.996369410617297" calcext:value-type="float">
            <text:p>0.996369</text:p>
          </table:table-cell>
          <table:table-cell office:value-type="float" office:value="1.65131" calcext:value-type="float">
            <text:p>1.651</text:p>
          </table:table-cell>
          <table:table-cell office:value-type="float" office:value="0.06203" calcext:value-type="float">
            <text:p>0.062</text:p>
          </table:table-cell>
          <table:table-cell office:value-type="float" office:value="138.952" calcext:value-type="float">
            <text:p>139.0</text:p>
          </table:table-cell>
          <table:table-cell office:value-type="float" office:value="3.59" calcext:value-type="float">
            <text:p>3.6</text:p>
          </table:table-cell>
          <table:table-cell office:value-type="float" office:value="0.646841690555253" calcext:value-type="float">
            <text:p>0.647</text:p>
          </table:table-cell>
          <table:table-cell office:value-type="float" office:value="0.685376" calcext:value-type="float">
            <text:p>0.685</text:p>
          </table:table-cell>
          <table:table-cell office:value-type="float" office:value="0.00354" calcext:value-type="float">
            <text:p>0.004</text:p>
          </table:table-cell>
          <table:table-cell office:value-type="float" office:value="72.4321" calcext:value-type="float">
            <text:p>72.4</text:p>
          </table:table-cell>
          <table:table-cell office:value-type="float" office:value="1.071" calcext:value-type="float">
            <text:p>1.1</text:p>
          </table:table-cell>
          <table:table-cell office:value-type="float" office:value="0.806467151565363" calcext:value-type="float">
            <text:p>0.806</text:p>
          </table:table-cell>
          <table:table-cell office:value-type="float" office:value="1239.44661340348" calcext:value-type="float">
            <text:p>1239.4</text:p>
          </table:table-cell>
          <table:table-cell office:value-type="float" office:value="1.99807951281829" calcext:value-type="float">
            <text:p>2.00</text:p>
          </table:table-cell>
          <table:table-cell office:value-type="float" office:value="1.73798611751715" calcext:value-type="float">
            <text:p>1.738</text:p>
          </table:table-cell>
          <table:table-cell office:value-type="float" office:value="0.00399050443698534" calcext:value-type="float">
            <text:p>0.00399</text:p>
          </table:table-cell>
          <table:table-cell table:style-name="ce2" office:value-type="string" calcext:value-type="string">
            <text:p>S/(lnN^a)</text:p>
          </table:table-cell>
          <table:table-cell table:style-name="ce2" table:formula="of:=PEARSON([.AH$3:.AH$23];[.$C$3:.$C$23])" office:value-type="float" office:value="-0.0197787696376327" calcext:value-type="float">
            <text:p>-0.019778769637633</text:p>
          </table:table-cell>
          <table:table-cell table:style-name="ce2" table:formula="of:=[.J8]/POWER(LN([.C8]);[.$AH$2])" office:value-type="float" office:value="1.92183816630359" calcext:value-type="float">
            <text:p>1.92183816630359</text:p>
          </table:table-cell>
          <table:table-cell/>
          <table:table-cell table:style-name="ce2" table:formula="of:=[.$AJ$1]*POWER([.$C8];[.$AJ$2])" office:value-type="float" office:value="1177.42447489967" calcext:value-type="float">
            <text:p>1177.42447489967</text:p>
          </table:table-cell>
          <table:table-cell/>
          <table:table-cell table:style-name="ce2" table:formula="of:=[.AL$1]*POWER([.$C8];[.AL$2])" office:value-type="float" office:value="0.56593007283194" calcext:value-type="float">
            <text:p>0.56593007283194</text:p>
          </table:table-cell>
          <table:table-cell/>
          <table:table-cell table:style-name="ce2" table:formula="of:=[.AN$1]*POWER([.$C8];[.AN$2])" office:value-type="float" office:value="945.896115336373" calcext:value-type="float">
            <text:p>945.896115336373</text:p>
          </table:table-cell>
          <table:table-cell/>
          <table:table-cell table:style-name="ce2" table:formula="of:=[.AP$1]*POWER([.$C8];[.AP$2])" office:value-type="float" office:value="116.185555493342" calcext:value-type="float">
            <text:p>116.185555493342</text:p>
          </table:table-cell>
          <table:table-cell/>
          <table:table-cell table:style-name="ce2" table:formula="of:=[.AR$1]*POWER([.$C8];[.AR$2])" office:value-type="float" office:value="13.1953846991334" calcext:value-type="float">
            <text:p>13.1953846991334</text:p>
          </table:table-cell>
          <table:table-cell/>
          <table:table-cell table:style-name="ce2" table:formula="of:=[.AT$1]*POWER([.$C8];[.AT$2])" office:value-type="float" office:value="133.75106668729" calcext:value-type="float">
            <text:p>133.75106668729</text:p>
          </table:table-cell>
          <table:table-cell/>
          <table:table-cell table:style-name="ce2" table:formula="of:=[.AV$1]*POWER([.$C8];[.AV$2])" office:value-type="float" office:value="1242.43788146199" calcext:value-type="float">
            <text:p>1242.43788146199</text:p>
          </table:table-cell>
          <table:table-cell/>
          <table:table-cell table:style-name="ce2" table:formula="of:=LN([.C8])" office:value-type="float" office:value="7.62803112693034" calcext:value-type="float">
            <text:p>7.62803112693034</text:p>
          </table:table-cell>
          <table:table-cell/>
          <table:table-cell table:style-name="ce2" table:formula="of:=[.AZ$1]*POWER([.$AX8];[.AZ$2])" office:value-type="float" office:value="6.45498259275838" calcext:value-type="float">
            <text:p>6.45498259275838</text:p>
          </table:table-cell>
          <table:table-cell/>
          <table:table-cell table:style-name="ce2" table:formula="of:=[.AB8]*LN([.C8])*LN([.C8])/[.C8]" office:value-type="float" office:value="35.0946497203135" calcext:value-type="float">
            <text:p>35.0946497203135</text:p>
          </table:table-cell>
          <table:table-cell table:number-columns-repeated="4"/>
          <table:table-cell table:style-name="ce2" table:formula="of:=[.BF$1]+[.BF$2]/POWER([.$C8];[.BF$3])" office:value-type="float" office:value="1.70845622782155" calcext:value-type="float">
            <text:p>1.70845622782155</text:p>
          </table:table-cell>
          <table:table-cell/>
          <table:table-cell table:style-name="ce2" table:formula="of:=0.5*PI()+[.BI$1]/POWER([.$C8];[.BI$2])" office:value-type="float" office:value="1.7369491248104" calcext:value-type="float">
            <text:p>1.736949124810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6</text:p>
          </table:table-cell>
          <table:table-cell table:style-name="ce2" office:value-type="float" office:value="1368" calcext:value-type="float">
            <text:p>1368</text:p>
          </table:table-cell>
          <table:table-cell table:style-name="ce2" office:value-type="float" office:value="2503" calcext:value-type="float">
            <text:p>2503</text:p>
          </table:table-cell>
          <table:table-cell office:value-type="float" office:value="0.546544147023572" calcext:value-type="float">
            <text:p>0.547</text:p>
          </table:table-cell>
          <table:table-cell table:style-name="ce2" office:value-type="float" office:value="1083" calcext:value-type="float">
            <text:p>1083</text:p>
          </table:table-cell>
          <table:table-cell table:style-name="ce2" office:value-type="float" office:value="0.432680783060328" calcext:value-type="float">
            <text:p>0.432680783060328</text:p>
          </table:table-cell>
          <table:table-cell table:style-name="ce2" office:value-type="float" office:value="133" calcext:value-type="float">
            <text:p>133</text:p>
          </table:table-cell>
          <table:table-cell office:value-type="float" office:value="0.0531362365161806" calcext:value-type="float">
            <text:p>0.05314</text:p>
          </table:table-cell>
          <table:table-cell office:value-type="float" office:value="8.14285714285714" calcext:value-type="float">
            <text:p>8.14</text:p>
          </table:table-cell>
          <table:table-cell table:style-name="ce2" office:value-type="float" office:value="6.59102668908017" calcext:value-type="float">
            <text:p>6.59102668908017</text:p>
          </table:table-cell>
          <table:table-cell office:value-type="float" office:value="0.842277327241996" calcext:value-type="float">
            <text:p>0.8423</text:p>
          </table:table-cell>
          <table:table-cell office:value-type="float" office:value="2.35615626465205" calcext:value-type="float">
            <text:p>2.3562</text:p>
          </table:table-cell>
          <table:table-cell office:value-type="float" office:value="1.09327278874948" calcext:value-type="float">
            <text:p>1.0933</text:p>
          </table:table-cell>
          <table:table-cell office:value-type="float" office:value="14.5" calcext:value-type="float">
            <text:p>14.5</text:p>
          </table:table-cell>
          <table:table-cell office:value-type="float" office:value="11.9048751486326" calcext:value-type="float">
            <text:p>11.90</text:p>
          </table:table-cell>
          <table:table-cell office:value-type="float" office:value="0.00453455054893021" calcext:value-type="float">
            <text:p>0.004535</text:p>
          </table:table-cell>
          <table:table-cell office:value-type="float" office:value="0.996193661191707" calcext:value-type="float">
            <text:p>0.996194</text:p>
          </table:table-cell>
          <table:table-cell office:value-type="float" office:value="1.53138" calcext:value-type="float">
            <text:p>1.531</text:p>
          </table:table-cell>
          <table:table-cell office:value-type="float" office:value="0.05263" calcext:value-type="float">
            <text:p>0.053</text:p>
          </table:table-cell>
          <table:table-cell office:value-type="float" office:value="153.875" calcext:value-type="float">
            <text:p>153.9</text:p>
          </table:table-cell>
          <table:table-cell office:value-type="float" office:value="3.787" calcext:value-type="float">
            <text:p>3.8</text:p>
          </table:table-cell>
          <table:table-cell office:value-type="float" office:value="0.643576066557162" calcext:value-type="float">
            <text:p>0.644</text:p>
          </table:table-cell>
          <table:table-cell office:value-type="float" office:value="0.705997" calcext:value-type="float">
            <text:p>0.706</text:p>
          </table:table-cell>
          <table:table-cell office:value-type="float" office:value="0.002848" calcext:value-type="float">
            <text:p>0.003</text:p>
          </table:table-cell>
          <table:table-cell office:value-type="float" office:value="92.985" calcext:value-type="float">
            <text:p>93.0</text:p>
          </table:table-cell>
          <table:table-cell office:value-type="float" office:value="1.098" calcext:value-type="float">
            <text:p>1.1</text:p>
          </table:table-cell>
          <table:table-cell office:value-type="float" office:value="0.810677630520758" calcext:value-type="float">
            <text:p>0.811</text:p>
          </table:table-cell>
          <table:table-cell office:value-type="float" office:value="1447.49738081806" calcext:value-type="float">
            <text:p>1447.5</text:p>
          </table:table-cell>
          <table:table-cell office:value-type="float" office:value="1.96534685522198" calcext:value-type="float">
            <text:p>1.97</text:p>
          </table:table-cell>
          <table:table-cell office:value-type="float" office:value="1.7250088524861" calcext:value-type="float">
            <text:p>1.725</text:p>
          </table:table-cell>
          <table:table-cell office:value-type="float" office:value="0.00413502997362015" calcext:value-type="float">
            <text:p>0.00414</text:p>
          </table:table-cell>
          <table:table-cell table:style-name="ce2" office:value-type="string" calcext:value-type="string">
            <text:p>K</text:p>
          </table:table-cell>
          <table:table-cell table:style-name="ce2" table:formula="of:=PEARSON([.AE$3:.AE$23];[.$C$3:.$C$23])" office:value-type="float" office:value="0.5491271229496" calcext:value-type="float">
            <text:p>0.5491271229496</text:p>
          </table:table-cell>
          <table:table-cell table:style-name="ce2" table:formula="of:=[.J9]/POWER(LN([.C9]);[.$AH$2])" office:value-type="float" office:value="1.91802513569534" calcext:value-type="float">
            <text:p>1.91802513569534</text:p>
          </table:table-cell>
          <table:table-cell/>
          <table:table-cell table:style-name="ce2" table:formula="of:=[.$AJ$1]*POWER([.$C9];[.$AJ$2])" office:value-type="float" office:value="1374.45125783927" calcext:value-type="float">
            <text:p>1374.45125783927</text:p>
          </table:table-cell>
          <table:table-cell/>
          <table:table-cell table:style-name="ce2" table:formula="of:=[.AL$1]*POWER([.$C9];[.AL$2])" office:value-type="float" office:value="0.544546004723601" calcext:value-type="float">
            <text:p>0.544546004723601</text:p>
          </table:table-cell>
          <table:table-cell/>
          <table:table-cell table:style-name="ce2" table:formula="of:=[.AN$1]*POWER([.$C9];[.AN$2])" office:value-type="float" office:value="1092.89758739298" calcext:value-type="float">
            <text:p>1092.89758739298</text:p>
          </table:table-cell>
          <table:table-cell/>
          <table:table-cell table:style-name="ce2" table:formula="of:=[.AP$1]*POWER([.$C9];[.AP$2])" office:value-type="float" office:value="139.827443293256" calcext:value-type="float">
            <text:p>139.827443293256</text:p>
          </table:table-cell>
          <table:table-cell/>
          <table:table-cell table:style-name="ce2" table:formula="of:=[.AR$1]*POWER([.$C9];[.AR$2])" office:value-type="float" office:value="14.6379800494602" calcext:value-type="float">
            <text:p>14.6379800494602</text:p>
          </table:table-cell>
          <table:table-cell/>
          <table:table-cell table:style-name="ce2" table:formula="of:=[.AT$1]*POWER([.$C9];[.AT$2])" office:value-type="float" office:value="161.97036549565" calcext:value-type="float">
            <text:p>161.97036549565</text:p>
          </table:table-cell>
          <table:table-cell/>
          <table:table-cell table:style-name="ce2" table:formula="of:=[.AV$1]*POWER([.$C9];[.AV$2])" office:value-type="float" office:value="1454.95389798979" calcext:value-type="float">
            <text:p>1454.95389798979</text:p>
          </table:table-cell>
          <table:table-cell/>
          <table:table-cell table:style-name="ce2" table:formula="of:=LN([.C9])" office:value-type="float" office:value="7.82524529143177" calcext:value-type="float">
            <text:p>7.82524529143177</text:p>
          </table:table-cell>
          <table:table-cell/>
          <table:table-cell table:style-name="ce2" table:formula="of:=[.AZ$1]*POWER([.$AX9];[.AZ$2])" office:value-type="float" office:value="6.55675521387891" calcext:value-type="float">
            <text:p>6.55675521387891</text:p>
          </table:table-cell>
          <table:table-cell/>
          <table:table-cell table:style-name="ce2" table:formula="of:=[.AB9]*LN([.C9])*LN([.C9])/[.C9]" office:value-type="float" office:value="35.4121957927205" calcext:value-type="float">
            <text:p>35.4121957927205</text:p>
          </table:table-cell>
          <table:table-cell table:number-columns-repeated="4"/>
          <table:table-cell table:style-name="ce2" table:formula="of:=[.BF$1]+[.BF$2]/POWER([.$C9];[.BF$3])" office:value-type="float" office:value="1.69864419480407" calcext:value-type="float">
            <text:p>1.69864419480407</text:p>
          </table:table-cell>
          <table:table-cell/>
          <table:table-cell table:style-name="ce2" table:formula="of:=0.5*PI()+[.BI$1]/POWER([.$C9];[.BI$2])" office:value-type="float" office:value="1.7235934340257" calcext:value-type="float">
            <text:p>1.723593434025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7</text:p>
          </table:table-cell>
          <table:table-cell table:style-name="ce2" office:value-type="float" office:value="1503" calcext:value-type="float">
            <text:p>1503</text:p>
          </table:table-cell>
          <table:table-cell table:style-name="ce2" office:value-type="float" office:value="2810" calcext:value-type="float">
            <text:p>2810</text:p>
          </table:table-cell>
          <table:table-cell office:value-type="float" office:value="0.534875444839858" calcext:value-type="float">
            <text:p>0.535</text:p>
          </table:table-cell>
          <table:table-cell table:style-name="ce2" office:value-type="float" office:value="1187" calcext:value-type="float">
            <text:p>1187</text:p>
          </table:table-cell>
          <table:table-cell table:style-name="ce2" office:value-type="float" office:value="0.422419928825623" calcext:value-type="float">
            <text:p>0.422419928825623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0.0551601423487545" calcext:value-type="float">
            <text:p>0.05516</text:p>
          </table:table-cell>
          <table:table-cell office:value-type="float" office:value="7.65806451612903" calcext:value-type="float">
            <text:p>7.66</text:p>
          </table:table-cell>
          <table:table-cell table:style-name="ce2" office:value-type="float" office:value="6.64527015457305" calcext:value-type="float">
            <text:p>6.64527015457305</text:p>
          </table:table-cell>
          <table:table-cell office:value-type="float" office:value="0.83683674142682" calcext:value-type="float">
            <text:p>0.8368</text:p>
          </table:table-cell>
          <table:table-cell office:value-type="float" office:value="2.35817858145939" calcext:value-type="float">
            <text:p>2.3582</text:p>
          </table:table-cell>
          <table:table-cell office:value-type="float" office:value="1.08440007440918" calcext:value-type="float">
            <text:p>1.0844</text:p>
          </table:table-cell>
          <table:table-cell office:value-type="float" office:value="14.6666666666667" calcext:value-type="float">
            <text:p>14.7</text:p>
          </table:table-cell>
          <table:table-cell office:value-type="float" office:value="13.0630165289256" calcext:value-type="float">
            <text:p>13.06</text:p>
          </table:table-cell>
          <table:table-cell office:value-type="float" office:value="0.00457162396626215" calcext:value-type="float">
            <text:p>0.004572</text:p>
          </table:table-cell>
          <table:table-cell office:value-type="float" office:value="0.996091111304067" calcext:value-type="float">
            <text:p>0.996091</text:p>
          </table:table-cell>
          <table:table-cell office:value-type="float" office:value="1.66209" calcext:value-type="float">
            <text:p>1.662</text:p>
          </table:table-cell>
          <table:table-cell office:value-type="float" office:value="0.03536" calcext:value-type="float">
            <text:p>0.035</text:p>
          </table:table-cell>
          <table:table-cell office:value-type="float" office:value="178.059" calcext:value-type="float">
            <text:p>178.1</text:p>
          </table:table-cell>
          <table:table-cell office:value-type="float" office:value="2.601" calcext:value-type="float">
            <text:p>2.6</text:p>
          </table:table-cell>
          <table:table-cell office:value-type="float" office:value="0.652582076069824" calcext:value-type="float">
            <text:p>0.653</text:p>
          </table:table-cell>
          <table:table-cell office:value-type="float" office:value="0.71595" calcext:value-type="float">
            <text:p>0.716</text:p>
          </table:table-cell>
          <table:table-cell office:value-type="float" office:value="0.002657" calcext:value-type="float">
            <text:p>0.003</text:p>
          </table:table-cell>
          <table:table-cell office:value-type="float" office:value="105.981" calcext:value-type="float">
            <text:p>106.0</text:p>
          </table:table-cell>
          <table:table-cell office:value-type="float" office:value="1.164" calcext:value-type="float">
            <text:p>1.2</text:p>
          </table:table-cell>
          <table:table-cell office:value-type="float" office:value="0.806999410637402" calcext:value-type="float">
            <text:p>0.807</text:p>
          </table:table-cell>
          <table:table-cell office:value-type="float" office:value="1595.00673940494" calcext:value-type="float">
            <text:p>1595.0</text:p>
          </table:table-cell>
          <table:table-cell office:value-type="float" office:value="1.95754797952918" calcext:value-type="float">
            <text:p>1.96</text:p>
          </table:table-cell>
          <table:table-cell office:value-type="float" office:value="1.70859465091642" calcext:value-type="float">
            <text:p>1.709</text:p>
          </table:table-cell>
          <table:table-cell office:value-type="float" office:value="0.00421575208014083" calcext:value-type="float">
            <text:p>0.00422</text:p>
          </table:table-cell>
          <table:table-cell table:style-name="ce2" office:value-type="string" calcext:value-type="string">
            <text:p>N1/N2</text:p>
          </table:table-cell>
          <table:table-cell table:style-name="ce2" table:formula="of:=PEARSON([.I$3:.I$23];[.$C$3:.$C$23])" office:value-type="float" office:value="-0.623246330071379" calcext:value-type="float">
            <text:p>-0.623246330071379</text:p>
          </table:table-cell>
          <table:table-cell table:style-name="ce2" table:formula="of:=[.J10]/POWER(LN([.C10]);[.$AH$2])" office:value-type="float" office:value="1.91685605184084" calcext:value-type="float">
            <text:p>1.91685605184084</text:p>
          </table:table-cell>
          <table:table-cell/>
          <table:table-cell table:style-name="ce2" table:formula="of:=[.$AJ$1]*POWER([.$C10];[.$AJ$2])" office:value-type="float" office:value="1505.04549378778" calcext:value-type="float">
            <text:p>1505.04549378778</text:p>
          </table:table-cell>
          <table:table-cell/>
          <table:table-cell table:style-name="ce2" table:formula="of:=[.AL$1]*POWER([.$C10];[.AL$2])" office:value-type="float" office:value="0.532379204504547" calcext:value-type="float">
            <text:p>0.532379204504547</text:p>
          </table:table-cell>
          <table:table-cell/>
          <table:table-cell table:style-name="ce2" table:formula="of:=[.AN$1]*POWER([.$C10];[.AN$2])" office:value-type="float" office:value="1189.55128052464" calcext:value-type="float">
            <text:p>1189.55128052464</text:p>
          </table:table-cell>
          <table:table-cell/>
          <table:table-cell table:style-name="ce2" table:formula="of:=[.AP$1]*POWER([.$C10];[.AP$2])" office:value-type="float" office:value="155.877061014755" calcext:value-type="float">
            <text:p>155.877061014755</text:p>
          </table:table-cell>
          <table:table-cell/>
          <table:table-cell table:style-name="ce2" table:formula="of:=[.AR$1]*POWER([.$C10];[.AR$2])" office:value-type="float" office:value="15.556603773527" calcext:value-type="float">
            <text:p>15.556603773527</text:p>
          </table:table-cell>
          <table:table-cell/>
          <table:table-cell table:style-name="ce2" table:formula="of:=[.AT$1]*POWER([.$C10];[.AT$2])" office:value-type="float" office:value="181.220839021889" calcext:value-type="float">
            <text:p>181.220839021889</text:p>
          </table:table-cell>
          <table:table-cell/>
          <table:table-cell table:style-name="ce2" table:formula="of:=[.AV$1]*POWER([.$C10];[.AV$2])" office:value-type="float" office:value="1596.16604244538" calcext:value-type="float">
            <text:p>1596.16604244538</text:p>
          </table:table-cell>
          <table:table-cell/>
          <table:table-cell table:style-name="ce2" table:formula="of:=LN([.C10])" office:value-type="float" office:value="7.94093976232779" calcext:value-type="float">
            <text:p>7.94093976232779</text:p>
          </table:table-cell>
          <table:table-cell/>
          <table:table-cell table:style-name="ce2" table:formula="of:=[.AZ$1]*POWER([.$AX10];[.AZ$2])" office:value-type="float" office:value="6.61599736085632" calcext:value-type="float">
            <text:p>6.61599736085632</text:p>
          </table:table-cell>
          <table:table-cell/>
          <table:table-cell table:style-name="ce2" table:formula="of:=[.AB10]*LN([.C10])*LN([.C10])/[.C10]" office:value-type="float" office:value="35.7931570283471" calcext:value-type="float">
            <text:p>35.7931570283471</text:p>
          </table:table-cell>
          <table:table-cell table:number-columns-repeated="4"/>
          <table:table-cell table:style-name="ce2" table:formula="of:=[.BF$1]+[.BF$2]/POWER([.$C10];[.BF$3])" office:value-type="float" office:value="1.69320080375013" calcext:value-type="float">
            <text:p>1.69320080375013</text:p>
          </table:table-cell>
          <table:table-cell/>
          <table:table-cell table:style-name="ce2" table:formula="of:=0.5*PI()+[.BI$1]/POWER([.$C10];[.BI$2])" office:value-type="float" office:value="1.71626372832606" calcext:value-type="float">
            <text:p>1.7162637283260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8</text:p>
          </table:table-cell>
          <table:table-cell table:style-name="ce2" office:value-type="float" office:value="1673" calcext:value-type="float">
            <text:p>1673</text:p>
          </table:table-cell>
          <table:table-cell table:style-name="ce2" office:value-type="float" office:value="3214" calcext:value-type="float">
            <text:p>3214</text:p>
          </table:table-cell>
          <table:table-cell office:value-type="float" office:value="0.520535158680772" calcext:value-type="float">
            <text:p>0.521</text:p>
          </table:table-cell>
          <table:table-cell table:style-name="ce2" office:value-type="float" office:value="1301" calcext:value-type="float">
            <text:p>1301</text:p>
          </table:table-cell>
          <table:table-cell table:style-name="ce2" office:value-type="float" office:value="0.404791537025513" calcext:value-type="float">
            <text:p>0.404791537025513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0.0606720597386434" calcext:value-type="float">
            <text:p>0.06067</text:p>
          </table:table-cell>
          <table:table-cell office:value-type="float" office:value="6.67179487179487" calcext:value-type="float">
            <text:p>6.67</text:p>
          </table:table-cell>
          <table:table-cell table:style-name="ce2" office:value-type="float" office:value="6.71231404691785" calcext:value-type="float">
            <text:p>6.71231404691785</text:p>
          </table:table-cell>
          <table:table-cell office:value-type="float" office:value="0.831218369368083" calcext:value-type="float">
            <text:p>0.8312</text:p>
          </table:table-cell>
          <table:table-cell office:value-type="float" office:value="2.36207509126309" calcext:value-type="float">
            <text:p>2.3621</text:p>
          </table:table-cell>
          <table:table-cell office:value-type="float" office:value="1.07505411096428" calcext:value-type="float">
            <text:p>1.0751</text:p>
          </table:table-cell>
          <table:table-cell office:value-type="float" office:value="16" calcext:value-type="float">
            <text:p>16.0</text:p>
          </table:table-cell>
          <table:table-cell office:value-type="float" office:value="12.5546875" calcext:value-type="float">
            <text:p>12.55</text:p>
          </table:table-cell>
          <table:table-cell office:value-type="float" office:value="0.00454568512292004" calcext:value-type="float">
            <text:p>0.004546</text:p>
          </table:table-cell>
          <table:table-cell office:value-type="float" office:value="0.996049682290284" calcext:value-type="float">
            <text:p>0.996050</text:p>
          </table:table-cell>
          <table:table-cell office:value-type="float" office:value="1.84549" calcext:value-type="float">
            <text:p>1.845</text:p>
          </table:table-cell>
          <table:table-cell office:value-type="float" office:value="0.05279" calcext:value-type="float">
            <text:p>0.053</text:p>
          </table:table-cell>
          <table:table-cell office:value-type="float" office:value="228.995" calcext:value-type="float">
            <text:p>229.0</text:p>
          </table:table-cell>
          <table:table-cell office:value-type="float" office:value="4.297" calcext:value-type="float">
            <text:p>4.3</text:p>
          </table:table-cell>
          <table:table-cell office:value-type="float" office:value="0.672881418055361" calcext:value-type="float">
            <text:p>0.673</text:p>
          </table:table-cell>
          <table:table-cell office:value-type="float" office:value="0.725795" calcext:value-type="float">
            <text:p>0.726</text:p>
          </table:table-cell>
          <table:table-cell office:value-type="float" office:value="0.002383" calcext:value-type="float">
            <text:p>0.002</text:p>
          </table:table-cell>
          <table:table-cell office:value-type="float" office:value="123.095" calcext:value-type="float">
            <text:p>123.1</text:p>
          </table:table-cell>
          <table:table-cell office:value-type="float" office:value="1.209" calcext:value-type="float">
            <text:p>1.2</text:p>
          </table:table-cell>
          <table:table-cell office:value-type="float" office:value="0.80508516796995" calcext:value-type="float">
            <text:p>0.805</text:p>
          </table:table-cell>
          <table:table-cell office:value-type="float" office:value="1777.93274267262" calcext:value-type="float">
            <text:p>1777.9</text:p>
          </table:table-cell>
          <table:table-cell office:value-type="float" office:value="1.94004097281998" calcext:value-type="float">
            <text:p>1.94</text:p>
          </table:table-cell>
          <table:table-cell office:value-type="float" office:value="1.70310715387583" calcext:value-type="float">
            <text:p>1.703</text:p>
          </table:table-cell>
          <table:table-cell office:value-type="float" office:value="0.00423454635502966" calcext:value-type="float">
            <text:p>0.00423</text:p>
          </table:table-cell>
          <table:table-cell table:style-name="ce2" office:value-type="string" calcext:value-type="string">
            <text:p>A</text:p>
          </table:table-cell>
          <table:table-cell table:style-name="ce2" table:formula="of:=PEARSON([.AA$4:.AA$23];[.$C$4:.$C$23])" office:value-type="float" office:value="-0.802534518910145" calcext:value-type="float">
            <text:p>-0.802534518910145</text:p>
          </table:table-cell>
          <table:table-cell table:style-name="ce2" table:formula="of:=[.J11]/POWER(LN([.C11]);[.$AH$2])" office:value-type="float" office:value="1.91680523299387" calcext:value-type="float">
            <text:p>1.91680523299387</text:p>
          </table:table-cell>
          <table:table-cell/>
          <table:table-cell table:style-name="ce2" table:formula="of:=[.$AJ$1]*POWER([.$C11];[.$AJ$2])" office:value-type="float" office:value="1672.32297791102" calcext:value-type="float">
            <text:p>1672.32297791102</text:p>
          </table:table-cell>
          <table:table-cell/>
          <table:table-cell table:style-name="ce2" table:formula="of:=[.AL$1]*POWER([.$C11];[.AL$2])" office:value-type="float" office:value="0.518593091093888" calcext:value-type="float">
            <text:p>0.518593091093888</text:p>
          </table:table-cell>
          <table:table-cell/>
          <table:table-cell table:style-name="ce2" table:formula="of:=[.AN$1]*POWER([.$C11];[.AN$2])" office:value-type="float" office:value="1312.5492482841" calcext:value-type="float">
            <text:p>1312.5492482841</text:p>
          </table:table-cell>
          <table:table-cell/>
          <table:table-cell table:style-name="ce2" table:formula="of:=[.AP$1]*POWER([.$C11];[.AP$2])" office:value-type="float" office:value="176.837286182913" calcext:value-type="float">
            <text:p>176.837286182913</text:p>
          </table:table-cell>
          <table:table-cell/>
          <table:table-cell table:style-name="ce2" table:formula="of:=[.AR$1]*POWER([.$C11];[.AR$2])" office:value-type="float" office:value="16.6957773920049" calcext:value-type="float">
            <text:p>16.6957773920049</text:p>
          </table:table-cell>
          <table:table-cell/>
          <table:table-cell table:style-name="ce2" table:formula="of:=[.AT$1]*POWER([.$C11];[.AT$2])" office:value-type="float" office:value="206.460760941267" calcext:value-type="float">
            <text:p>206.460760941267</text:p>
          </table:table-cell>
          <table:table-cell/>
          <table:table-cell table:style-name="ce2" table:formula="of:=[.AV$1]*POWER([.$C11];[.AV$2])" office:value-type="float" office:value="1777.40908861957" calcext:value-type="float">
            <text:p>1777.40908861957</text:p>
          </table:table-cell>
          <table:table-cell/>
          <table:table-cell table:style-name="ce2" table:formula="of:=LN([.C11])" office:value-type="float" office:value="8.07527154629746" calcext:value-type="float">
            <text:p>8.07527154629746</text:p>
          </table:table-cell>
          <table:table-cell/>
          <table:table-cell table:style-name="ce2" table:formula="of:=[.AZ$1]*POWER([.$AX11];[.AZ$2])" office:value-type="float" office:value="6.68436526012814" calcext:value-type="float">
            <text:p>6.68436526012814</text:p>
          </table:table-cell>
          <table:table-cell/>
          <table:table-cell table:style-name="ce2" table:formula="of:=[.AB11]*LN([.C11])*LN([.C11])/[.C11]" office:value-type="float" office:value="36.0731216243139" calcext:value-type="float">
            <text:p>36.0731216243139</text:p>
          </table:table-cell>
          <table:table-cell table:number-columns-repeated="4"/>
          <table:table-cell table:style-name="ce2" table:formula="of:=[.BF$1]+[.BF$2]/POWER([.$C11];[.BF$3])" office:value-type="float" office:value="1.68715567773864" calcext:value-type="float">
            <text:p>1.68715567773864</text:p>
          </table:table-cell>
          <table:table-cell/>
          <table:table-cell table:style-name="ce2" table:formula="of:=0.5*PI()+[.BI$1]/POWER([.$C11];[.BI$2])" office:value-type="float" office:value="1.70819325721126" calcext:value-type="float">
            <text:p>1.7081932572112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9</text:p>
          </table:table-cell>
          <table:table-cell table:style-name="ce2" office:value-type="float" office:value="1836" calcext:value-type="float">
            <text:p>1836</text:p>
          </table:table-cell>
          <table:table-cell table:style-name="ce2" office:value-type="float" office:value="3580" calcext:value-type="float">
            <text:p>3580</text:p>
          </table:table-cell>
          <table:table-cell office:value-type="float" office:value="0.512849162011173" calcext:value-type="float">
            <text:p>0.513</text:p>
          </table:table-cell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01" calcext:value-type="float">
            <text:p>201</text:p>
          </table:table-cell>
          <table:table-cell office:value-type="float" office:value="0.056145251396648" calcext:value-type="float">
            <text:p>0.05615</text:p>
          </table:table-cell>
          <table:table-cell office:value-type="float" office:value="7.12437810945274" calcext:value-type="float">
            <text:p>7.12</text:p>
          </table:table-cell>
          <table:table-cell table:style-name="ce2" office:value-type="float" office:value="6.77177120297185" calcext:value-type="float">
            <text:p>6.77177120297185</text:p>
          </table:table-cell>
          <table:table-cell office:value-type="float" office:value="0.827529449932209" calcext:value-type="float">
            <text:p>0.8275</text:p>
          </table:table-cell>
          <table:table-cell office:value-type="float" office:value="2.36724314312283" calcext:value-type="float">
            <text:p>2.3672</text:p>
          </table:table-cell>
          <table:table-cell office:value-type="float" office:value="1.06865022306109" calcext:value-type="float">
            <text:p>1.0687</text:p>
          </table:table-cell>
          <table:table-cell office:value-type="float" office:value="18" calcext:value-type="float">
            <text:p>18.0</text:p>
          </table:table-cell>
          <table:table-cell office:value-type="float" office:value="11.0493827160494" calcext:value-type="float">
            <text:p>11.05</text:p>
          </table:table-cell>
          <table:table-cell office:value-type="float" office:value="0.00454105677101202" calcext:value-type="float">
            <text:p>0.004541</text:p>
          </table:table-cell>
          <table:table-cell office:value-type="float" office:value="0.996001427666715" calcext:value-type="float">
            <text:p>0.996001</text:p>
          </table:table-cell>
          <table:table-cell office:value-type="float" office:value="1.71146" calcext:value-type="float">
            <text:p>1.711</text:p>
          </table:table-cell>
          <table:table-cell office:value-type="float" office:value="0.06428" calcext:value-type="float">
            <text:p>0.064</text:p>
          </table:table-cell>
          <table:table-cell office:value-type="float" office:value="235.519" calcext:value-type="float">
            <text:p>235.5</text:p>
          </table:table-cell>
          <table:table-cell office:value-type="float" office:value="6.055" calcext:value-type="float">
            <text:p>6.1</text:p>
          </table:table-cell>
          <table:table-cell office:value-type="float" office:value="0.667446263956582" calcext:value-type="float">
            <text:p>0.667</text:p>
          </table:table-cell>
          <table:table-cell office:value-type="float" office:value="0.731604" calcext:value-type="float">
            <text:p>0.732</text:p>
          </table:table-cell>
          <table:table-cell office:value-type="float" office:value="0.002216" calcext:value-type="float">
            <text:p>0.002</text:p>
          </table:table-cell>
          <table:table-cell office:value-type="float" office:value="137.258" calcext:value-type="float">
            <text:p>137.3</text:p>
          </table:table-cell>
          <table:table-cell office:value-type="float" office:value="1.253" calcext:value-type="float">
            <text:p>1.3</text:p>
          </table:table-cell>
          <table:table-cell office:value-type="float" office:value="0.806710229760106" calcext:value-type="float">
            <text:p>0.807</text:p>
          </table:table-cell>
          <table:table-cell office:value-type="float" office:value="1955.07643803721" calcext:value-type="float">
            <text:p>1955.1</text:p>
          </table:table-cell>
          <table:table-cell office:value-type="float" office:value="1.94081367847257" calcext:value-type="float">
            <text:p>1.94</text:p>
          </table:table-cell>
          <table:table-cell office:value-type="float" office:value="1.70371954316086" calcext:value-type="float">
            <text:p>1.704</text:p>
          </table:table-cell>
          <table:table-cell office:value-type="float" office:value="0.00426172716207359" calcext:value-type="float">
            <text:p>0.00426</text:p>
          </table:table-cell>
          <table:table-cell table:style-name="ce2" office:value-type="string" calcext:value-type="string">
            <text:p>RelRR--K</text:p>
          </table:table-cell>
          <table:table-cell table:style-name="ce2" table:formula="of:=PEARSON([.AE$3:.AE$23];[.$Q$3:.$Q$23])" office:value-type="float" office:value="-0.946420243380168" calcext:value-type="float">
            <text:p>-0.946420243380168</text:p>
          </table:table-cell>
          <table:table-cell table:style-name="ce2" table:formula="of:=[.J12]/POWER(LN([.C12]);[.$AH$2])" office:value-type="float" office:value="1.91845221169262" calcext:value-type="float">
            <text:p>1.91845221169262</text:p>
          </table:table-cell>
          <table:table-cell/>
          <table:table-cell table:style-name="ce2" table:formula="of:=[.$AJ$1]*POWER([.$C12];[.$AJ$2])" office:value-type="float" office:value="1819.97923838439" calcext:value-type="float">
            <text:p>1819.97923838439</text:p>
          </table:table-cell>
          <table:table-cell/>
          <table:table-cell table:style-name="ce2" table:formula="of:=[.AL$1]*POWER([.$C12];[.AL$2])" office:value-type="float" office:value="0.50778388638758" calcext:value-type="float">
            <text:p>0.50778388638758</text:p>
          </table:table-cell>
          <table:table-cell/>
          <table:table-cell table:style-name="ce2" table:formula="of:=[.AN$1]*POWER([.$C12];[.AN$2])" office:value-type="float" office:value="1420.43966957762" calcext:value-type="float">
            <text:p>1420.43966957762</text:p>
          </table:table-cell>
          <table:table-cell/>
          <table:table-cell table:style-name="ce2" table:formula="of:=[.AP$1]*POWER([.$C12];[.AP$2])" office:value-type="float" office:value="195.687278827942" calcext:value-type="float">
            <text:p>195.687278827942</text:p>
          </table:table-cell>
          <table:table-cell/>
          <table:table-cell table:style-name="ce2" table:formula="of:=[.AR$1]*POWER([.$C12];[.AR$2])" office:value-type="float" office:value="17.6704335023312" calcext:value-type="float">
            <text:p>17.6704335023312</text:p>
          </table:table-cell>
          <table:table-cell/>
          <table:table-cell table:style-name="ce2" table:formula="of:=[.AT$1]*POWER([.$C12];[.AT$2])" office:value-type="float" office:value="229.245961425365" calcext:value-type="float">
            <text:p>229.245961425365</text:p>
          </table:table-cell>
          <table:table-cell/>
          <table:table-cell table:style-name="ce2" table:formula="of:=[.AV$1]*POWER([.$C12];[.AV$2])" office:value-type="float" office:value="1937.70373658307" calcext:value-type="float">
            <text:p>1937.70373658307</text:p>
          </table:table-cell>
          <table:table-cell/>
          <table:table-cell table:style-name="ce2" table:formula="of:=LN([.C12])" office:value-type="float" office:value="8.18311807939475" calcext:value-type="float">
            <text:p>8.18311807939475</text:p>
          </table:table-cell>
          <table:table-cell/>
          <table:table-cell table:style-name="ce2" table:formula="of:=[.AZ$1]*POWER([.$AX12];[.AZ$2])" office:value-type="float" office:value="6.73893543689349" calcext:value-type="float">
            <text:p>6.73893543689349</text:p>
          </table:table-cell>
          <table:table-cell/>
          <table:table-cell table:style-name="ce2" table:formula="of:=[.AB12]*LN([.C12])*LN([.C12])/[.C12]" office:value-type="float" office:value="36.5694434602177" calcext:value-type="float">
            <text:p>36.5694434602177</text:p>
          </table:table-cell>
          <table:table-cell table:number-columns-repeated="4"/>
          <table:table-cell table:style-name="ce2" table:formula="of:=[.BF$1]+[.BF$2]/POWER([.$C12];[.BF$3])" office:value-type="float" office:value="1.68250748566908" calcext:value-type="float">
            <text:p>1.68250748566908</text:p>
          </table:table-cell>
          <table:table-cell/>
          <table:table-cell table:style-name="ce2" table:formula="of:=0.5*PI()+[.BI$1]/POWER([.$C12];[.BI$2])" office:value-type="float" office:value="1.70203921614104" calcext:value-type="float">
            <text:p>1.7020392161410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4061" calcext:value-type="float">
            <text:p>4061</text:p>
          </table:table-cell>
          <table:table-cell office:value-type="float" office:value="0.494951982270377" calcext:value-type="float">
            <text:p>0.495</text:p>
          </table:table-cell>
          <table:table-cell table:style-name="ce2" office:value-type="float" office:value="1559" calcext:value-type="float">
            <text:p>1559</text:p>
          </table:table-cell>
          <table:table-cell table:style-name="ce2" office:value-type="float" office:value="0.383895592218665" calcext:value-type="float">
            <text:p>0.383895592218665</text:p>
          </table:table-cell>
          <table:table-cell table:style-name="ce2" office:value-type="float" office:value="219" calcext:value-type="float">
            <text:p>219</text:p>
          </table:table-cell>
          <table:table-cell office:value-type="float" office:value="0.0539276040384142" calcext:value-type="float">
            <text:p>0.05393</text:p>
          </table:table-cell>
          <table:table-cell office:value-type="float" office:value="7.11872146118721" calcext:value-type="float">
            <text:p>7.12</text:p>
          </table:table-cell>
          <table:table-cell table:style-name="ce2" office:value-type="float" office:value="6.81487430098568" calcext:value-type="float">
            <text:p>6.81487430098568</text:p>
          </table:table-cell>
          <table:table-cell office:value-type="float" office:value="0.820161626965732" calcext:value-type="float">
            <text:p>0.8202</text:p>
          </table:table-cell>
          <table:table-cell office:value-type="float" office:value="2.36416970504728" calcext:value-type="float">
            <text:p>2.3642</text:p>
          </table:table-cell>
          <table:table-cell office:value-type="float" office:value="1.05726438638" calcext:value-type="float">
            <text:p>1.0573</text:p>
          </table:table-cell>
          <table:table-cell office:value-type="float" office:value="19" calcext:value-type="float">
            <text:p>19.0</text:p>
          </table:table-cell>
          <table:table-cell office:value-type="float" office:value="11.2493074792244" calcext:value-type="float">
            <text:p>11.25</text:p>
          </table:table-cell>
          <table:table-cell office:value-type="float" office:value="0.00454803958907651" calcext:value-type="float">
            <text:p>0.004548</text:p>
          </table:table-cell>
          <table:table-cell office:value-type="float" office:value="0.995947456658017" calcext:value-type="float">
            <text:p>0.995947</text:p>
          </table:table-cell>
          <table:table-cell office:value-type="float" office:value="1.67616" calcext:value-type="float">
            <text:p>1.676</text:p>
          </table:table-cell>
          <table:table-cell office:value-type="float" office:value="0.08234" calcext:value-type="float">
            <text:p>0.082</text:p>
          </table:table-cell>
          <table:table-cell office:value-type="float" office:value="257.572" calcext:value-type="float">
            <text:p>257.6</text:p>
          </table:table-cell>
          <table:table-cell office:value-type="float" office:value="8.794" calcext:value-type="float">
            <text:p>8.8</text:p>
          </table:table-cell>
          <table:table-cell office:value-type="float" office:value="0.668091949838547" calcext:value-type="float">
            <text:p>0.668</text:p>
          </table:table-cell>
          <table:table-cell office:value-type="float" office:value="0.749855" calcext:value-type="float">
            <text:p>0.750</text:p>
          </table:table-cell>
          <table:table-cell office:value-type="float" office:value="0.002104" calcext:value-type="float">
            <text:p>0.002</text:p>
          </table:table-cell>
          <table:table-cell office:value-type="float" office:value="167.675" calcext:value-type="float">
            <text:p>167.7</text:p>
          </table:table-cell>
          <table:table-cell office:value-type="float" office:value="1.435" calcext:value-type="float">
            <text:p>1.4</text:p>
          </table:table-cell>
          <table:table-cell office:value-type="float" office:value="0.807895452028675" calcext:value-type="float">
            <text:p>0.808</text:p>
          </table:table-cell>
          <table:table-cell office:value-type="float" office:value="2152.11247539707" calcext:value-type="float">
            <text:p>2152.1</text:p>
          </table:table-cell>
          <table:table-cell office:value-type="float" office:value="1.9123821905469" calcext:value-type="float">
            <text:p>1.91</text:p>
          </table:table-cell>
          <table:table-cell office:value-type="float" office:value="1.6915376846643" calcext:value-type="float">
            <text:p>1.692</text:p>
          </table:table-cell>
          <table:table-cell office:value-type="float" office:value="0.00430179482177755" calcext:value-type="float">
            <text:p>0.00430</text:p>
          </table:table-cell>
          <table:table-cell table:number-columns-repeated="2"/>
          <table:table-cell table:style-name="ce2" table:formula="of:=[.J13]/POWER(LN([.C13]);[.$AH$2])" office:value-type="float" office:value="1.91303452325368" calcext:value-type="float">
            <text:p>1.91303452325368</text:p>
          </table:table-cell>
          <table:table-cell/>
          <table:table-cell table:style-name="ce2" table:formula="of:=[.$AJ$1]*POWER([.$C13];[.$AJ$2])" office:value-type="float" office:value="2009.18874232665" calcext:value-type="float">
            <text:p>2009.18874232665</text:p>
          </table:table-cell>
          <table:table-cell/>
          <table:table-cell table:style-name="ce2" table:formula="of:=[.AL$1]*POWER([.$C13];[.AL$2])" office:value-type="float" office:value="0.495433814892592" calcext:value-type="float">
            <text:p>0.495433814892592</text:p>
          </table:table-cell>
          <table:table-cell/>
          <table:table-cell table:style-name="ce2" table:formula="of:=[.AN$1]*POWER([.$C13];[.AN$2])" office:value-type="float" office:value="1557.85106639318" calcext:value-type="float">
            <text:p>1557.85106639318</text:p>
          </table:table-cell>
          <table:table-cell/>
          <table:table-cell table:style-name="ce2" table:formula="of:=[.AP$1]*POWER([.$C13];[.AP$2])" office:value-type="float" office:value="220.283991884139" calcext:value-type="float">
            <text:p>220.283991884139</text:p>
          </table:table-cell>
          <table:table-cell/>
          <table:table-cell table:style-name="ce2" table:formula="of:=[.AR$1]*POWER([.$C13];[.AR$2])" office:value-type="float" office:value="18.8821138539117" calcext:value-type="float">
            <text:p>18.8821138539117</text:p>
          </table:table-cell>
          <table:table-cell/>
          <table:table-cell table:style-name="ce2" table:formula="of:=[.AT$1]*POWER([.$C13];[.AT$2])" office:value-type="float" office:value="259.087652462563" calcext:value-type="float">
            <text:p>259.087652462563</text:p>
          </table:table-cell>
          <table:table-cell/>
          <table:table-cell table:style-name="ce2" table:formula="of:=[.AV$1]*POWER([.$C13];[.AV$2])" office:value-type="float" office:value="2143.49618797176" calcext:value-type="float">
            <text:p>2143.49618797176</text:p>
          </table:table-cell>
          <table:table-cell/>
          <table:table-cell table:style-name="ce2" table:formula="of:=LN([.C13])" office:value-type="float" office:value="8.3091845276863" calcext:value-type="float">
            <text:p>8.3091845276863</text:p>
          </table:table-cell>
          <table:table-cell/>
          <table:table-cell table:style-name="ce2" table:formula="of:=[.AZ$1]*POWER([.$AX13];[.AZ$2])" office:value-type="float" office:value="6.8023731534821" calcext:value-type="float">
            <text:p>6.8023731534821</text:p>
          </table:table-cell>
          <table:table-cell/>
          <table:table-cell table:style-name="ce2" table:formula="of:=[.AB13]*LN([.C13])*LN([.C13])/[.C13]" office:value-type="float" office:value="36.5888519676264" calcext:value-type="float">
            <text:p>36.5888519676264</text:p>
          </table:table-cell>
          <table:table-cell table:number-columns-repeated="4"/>
          <table:table-cell table:style-name="ce2" table:formula="of:=[.BF$1]+[.BF$2]/POWER([.$C13];[.BF$3])" office:value-type="float" office:value="1.67729562753905" calcext:value-type="float">
            <text:p>1.67729562753905</text:p>
          </table:table-cell>
          <table:table-cell/>
          <table:table-cell table:style-name="ce2" table:formula="of:=0.5*PI()+[.BI$1]/POWER([.$C13];[.BI$2])" office:value-type="float" office:value="1.69519402929867" calcext:value-type="float">
            <text:p>1.6951940292986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1</text:p>
          </table:table-cell>
          <table:table-cell table:style-name="ce2" office:value-type="float" office:value="2163" calcext:value-type="float">
            <text:p>2163</text:p>
          </table:table-cell>
          <table:table-cell table:style-name="ce2" office:value-type="float" office:value="4421" calcext:value-type="float">
            <text:p>4421</text:p>
          </table:table-cell>
          <table:table-cell office:value-type="float" office:value="0.489255824474101" calcext:value-type="float">
            <text:p>0.489</text:p>
          </table:table-cell>
          <table:table-cell table:style-name="ce2" office:value-type="float" office:value="1670" calcext:value-type="float">
            <text:p>1670</text:p>
          </table:table-cell>
          <table:table-cell table:style-name="ce2" office:value-type="float" office:value="0.377742592173716" calcext:value-type="float">
            <text:p>0.377742592173716</text:p>
          </table:table-cell>
          <table:table-cell table:style-name="ce2" office:value-type="float" office:value="245" calcext:value-type="float">
            <text:p>245</text:p>
          </table:table-cell>
          <table:table-cell office:value-type="float" office:value="0.0554173263967428" calcext:value-type="float">
            <text:p>0.05542</text:p>
          </table:table-cell>
          <table:table-cell office:value-type="float" office:value="6.81632653061224" calcext:value-type="float">
            <text:p>6.82</text:p>
          </table:table-cell>
          <table:table-cell table:style-name="ce2" office:value-type="float" office:value="6.86453212330916" calcext:value-type="float">
            <text:p>6.86453212330916</text:p>
          </table:table-cell>
          <table:table-cell office:value-type="float" office:value="0.817778533905125" calcext:value-type="float">
            <text:p>0.8178</text:p>
          </table:table-cell>
          <table:table-cell office:value-type="float" office:value="2.3693178376369" calcext:value-type="float">
            <text:p>2.3693</text:p>
          </table:table-cell>
          <table:table-cell office:value-type="float" office:value="1.05294780979839" calcext:value-type="float">
            <text:p>1.0529</text:p>
          </table:table-cell>
          <table:table-cell office:value-type="float" office:value="20.3333333333333" calcext:value-type="float">
            <text:p>20.3</text:p>
          </table:table-cell>
          <table:table-cell office:value-type="float" office:value="10.6930932545015" calcext:value-type="float">
            <text:p>10.69</text:p>
          </table:table-cell>
          <table:table-cell office:value-type="float" office:value="0.00448615599060689" calcext:value-type="float">
            <text:p>0.004486</text:p>
          </table:table-cell>
          <table:table-cell office:value-type="float" office:value="0.995974303696724" calcext:value-type="float">
            <text:p>0.995974</text:p>
          </table:table-cell>
          <table:table-cell office:value-type="float" office:value="1.72369" calcext:value-type="float">
            <text:p>1.724</text:p>
          </table:table-cell>
          <table:table-cell office:value-type="float" office:value="0.05343" calcext:value-type="float">
            <text:p>0.053</text:p>
          </table:table-cell>
          <table:table-cell office:value-type="float" office:value="288.926" calcext:value-type="float">
            <text:p>288.9</text:p>
          </table:table-cell>
          <table:table-cell office:value-type="float" office:value="6.161" calcext:value-type="float">
            <text:p>6.2</text:p>
          </table:table-cell>
          <table:table-cell office:value-type="float" office:value="0.675016534682478" calcext:value-type="float">
            <text:p>0.675</text:p>
          </table:table-cell>
          <table:table-cell office:value-type="float" office:value="0.762845" calcext:value-type="float">
            <text:p>0.763</text:p>
          </table:table-cell>
          <table:table-cell office:value-type="float" office:value="0.001912" calcext:value-type="float">
            <text:p>0.002</text:p>
          </table:table-cell>
          <table:table-cell office:value-type="float" office:value="190.099" calcext:value-type="float">
            <text:p>190.1</text:p>
          </table:table-cell>
          <table:table-cell office:value-type="float" office:value="1.465" calcext:value-type="float">
            <text:p>1.5</text:p>
          </table:table-cell>
          <table:table-cell office:value-type="float" office:value="0.787886749642699" calcext:value-type="float">
            <text:p>0.788</text:p>
          </table:table-cell>
          <table:table-cell office:value-type="float" office:value="2314.71855561716" calcext:value-type="float">
            <text:p>2314.7</text:p>
          </table:table-cell>
          <table:table-cell office:value-type="float" office:value="1.90869802776196" calcext:value-type="float">
            <text:p>1.91</text:p>
          </table:table-cell>
          <table:table-cell office:value-type="float" office:value="1.69043718248993" calcext:value-type="float">
            <text:p>1.690</text:p>
          </table:table-cell>
          <table:table-cell office:value-type="float" office:value="0.00425996282164032" calcext:value-type="float">
            <text:p>0.00426</text:p>
          </table:table-cell>
          <table:table-cell table:number-columns-repeated="2"/>
          <table:table-cell table:style-name="ce2" table:formula="of:=[.J14]/POWER(LN([.C14]);[.$AH$2])" office:value-type="float" office:value="1.91525145326204" calcext:value-type="float">
            <text:p>1.91525145326204</text:p>
          </table:table-cell>
          <table:table-cell/>
          <table:table-cell table:style-name="ce2" table:formula="of:=[.$AJ$1]*POWER([.$C14];[.$AJ$2])" office:value-type="float" office:value="2147.63756489342" calcext:value-type="float">
            <text:p>2147.63756489342</text:p>
          </table:table-cell>
          <table:table-cell/>
          <table:table-cell table:style-name="ce2" table:formula="of:=[.AL$1]*POWER([.$C14];[.AL$2])" office:value-type="float" office:value="0.487282826599442" calcext:value-type="float">
            <text:p>0.487282826599442</text:p>
          </table:table-cell>
          <table:table-cell/>
          <table:table-cell table:style-name="ce2" table:formula="of:=[.AN$1]*POWER([.$C14];[.AN$2])" office:value-type="float" office:value="1657.85001198687" calcext:value-type="float">
            <text:p>1657.85001198687</text:p>
          </table:table-cell>
          <table:table-cell/>
          <table:table-cell table:style-name="ce2" table:formula="of:=[.AP$1]*POWER([.$C14];[.AP$2])" office:value-type="float" office:value="238.57621735092" calcext:value-type="float">
            <text:p>238.57621735092</text:p>
          </table:table-cell>
          <table:table-cell/>
          <table:table-cell table:style-name="ce2" table:formula="of:=[.AR$1]*POWER([.$C14];[.AR$2])" office:value-type="float" office:value="19.7449832760358" calcext:value-type="float">
            <text:p>19.7449832760358</text:p>
          </table:table-cell>
          <table:table-cell/>
          <table:table-cell table:style-name="ce2" table:formula="of:=[.AT$1]*POWER([.$C14];[.AT$2])" office:value-type="float" office:value="281.353887657017" calcext:value-type="float">
            <text:p>281.353887657017</text:p>
          </table:table-cell>
          <table:table-cell/>
          <table:table-cell table:style-name="ce2" table:formula="of:=[.AV$1]*POWER([.$C14];[.AV$2])" office:value-type="float" office:value="2294.33359922706" calcext:value-type="float">
            <text:p>2294.33359922706</text:p>
          </table:table-cell>
          <table:table-cell/>
          <table:table-cell table:style-name="ce2" table:formula="of:=LN([.C14])" office:value-type="float" office:value="8.39412119382624" calcext:value-type="float">
            <text:p>8.39412119382624</text:p>
          </table:table-cell>
          <table:table-cell/>
          <table:table-cell table:style-name="ce2" table:formula="of:=[.AZ$1]*POWER([.$AX14];[.AZ$2])" office:value-type="float" office:value="6.84490404960913" calcext:value-type="float">
            <text:p>6.84490404960913</text:p>
          </table:table-cell>
          <table:table-cell/>
          <table:table-cell table:style-name="ce2" table:formula="of:=[.AB14]*LN([.C14])*LN([.C14])/[.C14]" office:value-type="float" office:value="36.8916558581103" calcext:value-type="float">
            <text:p>36.8916558581103</text:p>
          </table:table-cell>
          <table:table-cell table:number-columns-repeated="4"/>
          <table:table-cell table:style-name="ce2" table:formula="of:=[.BF$1]+[.BF$2]/POWER([.$C14];[.BF$3])" office:value-type="float" office:value="1.6739138427103" calcext:value-type="float">
            <text:p>1.6739138427103</text:p>
          </table:table-cell>
          <table:table-cell/>
          <table:table-cell table:style-name="ce2" table:formula="of:=0.5*PI()+[.BI$1]/POWER([.$C14];[.BI$2])" office:value-type="float" office:value="1.69078458230731" calcext:value-type="float">
            <text:p>1.6907845823073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2</text:p>
          </table:table-cell>
          <table:table-cell table:style-name="ce2" office:value-type="float" office:value="2258" calcext:value-type="float">
            <text:p>2258</text:p>
          </table:table-cell>
          <table:table-cell table:style-name="ce2" office:value-type="float" office:value="4668" calcext:value-type="float">
            <text:p>4668</text:p>
          </table:table-cell>
          <table:table-cell office:value-type="float" office:value="0.483718937446444" calcext:value-type="float">
            <text:p>0.484</text:p>
          </table:table-cell>
          <table:table-cell table:style-name="ce2" office:value-type="float" office:value="1741" calcext:value-type="float">
            <text:p>1741</text:p>
          </table:table-cell>
          <table:table-cell table:style-name="ce2" office:value-type="float" office:value="0.372964867180805" calcext:value-type="float">
            <text:p>0.372964867180805</text:p>
          </table:table-cell>
          <table:table-cell table:style-name="ce2" office:value-type="float" office:value="256" calcext:value-type="float">
            <text:p>256</text:p>
          </table:table-cell>
          <table:table-cell office:value-type="float" office:value="0.0548414738646101" calcext:value-type="float">
            <text:p>0.05484</text:p>
          </table:table-cell>
          <table:table-cell office:value-type="float" office:value="6.80078125" calcext:value-type="float">
            <text:p>6.80</text:p>
          </table:table-cell>
          <table:table-cell table:style-name="ce2" office:value-type="float" office:value="6.88793672184182" calcext:value-type="float">
            <text:p>6.88793672184182</text:p>
          </table:table-cell>
          <table:table-cell office:value-type="float" office:value="0.815286517278653" calcext:value-type="float">
            <text:p>0.8153</text:p>
          </table:table-cell>
          <table:table-cell office:value-type="float" office:value="2.36973457188483" calcext:value-type="float">
            <text:p>2.3697</text:p>
          </table:table-cell>
          <table:table-cell office:value-type="float" office:value="1.04895030005862" calcext:value-type="float">
            <text:p>1.0490</text:p>
          </table:table-cell>
          <table:table-cell office:value-type="float" office:value="21" calcext:value-type="float">
            <text:p>21.0</text:p>
          </table:table-cell>
          <table:table-cell office:value-type="float" office:value="10.5850340136054" calcext:value-type="float">
            <text:p>10.59</text:p>
          </table:table-cell>
          <table:table-cell office:value-type="float" office:value="0.00445337321910945" calcext:value-type="float">
            <text:p>0.004453</text:p>
          </table:table-cell>
          <table:table-cell office:value-type="float" office:value="0.995987719659393" calcext:value-type="float">
            <text:p>0.995988</text:p>
          </table:table-cell>
          <table:table-cell office:value-type="float" office:value="1.71673" calcext:value-type="float">
            <text:p>1.717</text:p>
          </table:table-cell>
          <table:table-cell office:value-type="float" office:value="0.04552" calcext:value-type="float">
            <text:p>0.046</text:p>
          </table:table-cell>
          <table:table-cell office:value-type="float" office:value="301.378" calcext:value-type="float">
            <text:p>301.4</text:p>
          </table:table-cell>
          <table:table-cell office:value-type="float" office:value="5.514" calcext:value-type="float">
            <text:p>5.5</text:p>
          </table:table-cell>
          <table:table-cell office:value-type="float" office:value="0.675667249171345" calcext:value-type="float">
            <text:p>0.676</text:p>
          </table:table-cell>
          <table:table-cell office:value-type="float" office:value="0.769508" calcext:value-type="float">
            <text:p>0.770</text:p>
          </table:table-cell>
          <table:table-cell office:value-type="float" office:value="0.001868" calcext:value-type="float">
            <text:p>0.002</text:p>
          </table:table-cell>
          <table:table-cell office:value-type="float" office:value="205.274" calcext:value-type="float">
            <text:p>205.3</text:p>
          </table:table-cell>
          <table:table-cell office:value-type="float" office:value="1.539" calcext:value-type="float">
            <text:p>1.5</text:p>
          </table:table-cell>
          <table:table-cell office:value-type="float" office:value="0.784080259777169" calcext:value-type="float">
            <text:p>0.784</text:p>
          </table:table-cell>
          <table:table-cell office:value-type="float" office:value="2413.90229355176" calcext:value-type="float">
            <text:p>2413.9</text:p>
          </table:table-cell>
          <table:table-cell office:value-type="float" office:value="1.89737004451928" calcext:value-type="float">
            <text:p>1.90</text:p>
          </table:table-cell>
          <table:table-cell office:value-type="float" office:value="1.69082100860836" calcext:value-type="float">
            <text:p>1.691</text:p>
          </table:table-cell>
          <table:table-cell office:value-type="float" office:value="0.004239148711826" calcext:value-type="float">
            <text:p>0.00424</text:p>
          </table:table-cell>
          <table:table-cell table:number-columns-repeated="2"/>
          <table:table-cell table:style-name="ce2" table:formula="of:=[.J15]/POWER(LN([.C15]);[.$AH$2])" office:value-type="float" office:value="1.91435208505143" calcext:value-type="float">
            <text:p>1.91435208505143</text:p>
          </table:table-cell>
          <table:table-cell/>
          <table:table-cell table:style-name="ce2" table:formula="of:=[.$AJ$1]*POWER([.$C15];[.$AJ$2])" office:value-type="float" office:value="2241.2204291759" calcext:value-type="float">
            <text:p>2241.2204291759</text:p>
          </table:table-cell>
          <table:table-cell/>
          <table:table-cell table:style-name="ce2" table:formula="of:=[.AL$1]*POWER([.$C15];[.AL$2])" office:value-type="float" office:value="0.48213620827466" calcext:value-type="float">
            <text:p>0.48213620827466</text:p>
          </table:table-cell>
          <table:table-cell/>
          <table:table-cell table:style-name="ce2" table:formula="of:=[.AN$1]*POWER([.$C15];[.AN$2])" office:value-type="float" office:value="1725.19935008245" calcext:value-type="float">
            <text:p>1725.19935008245</text:p>
          </table:table-cell>
          <table:table-cell/>
          <table:table-cell table:style-name="ce2" table:formula="of:=[.AP$1]*POWER([.$C15];[.AP$2])" office:value-type="float" office:value="251.073928890416" calcext:value-type="float">
            <text:p>251.073928890416</text:p>
          </table:table-cell>
          <table:table-cell/>
          <table:table-cell table:style-name="ce2" table:formula="of:=[.AR$1]*POWER([.$C15];[.AR$2])" office:value-type="float" office:value="20.3178584344751" calcext:value-type="float">
            <text:p>20.3178584344751</text:p>
          </table:table-cell>
          <table:table-cell/>
          <table:table-cell table:style-name="ce2" table:formula="of:=[.AT$1]*POWER([.$C15];[.AT$2])" office:value-type="float" office:value="296.59999519294" calcext:value-type="float">
            <text:p>296.59999519294</text:p>
          </table:table-cell>
          <table:table-cell/>
          <table:table-cell table:style-name="ce2" table:formula="of:=[.AV$1]*POWER([.$C15];[.AV$2])" office:value-type="float" office:value="2396.40426256834" calcext:value-type="float">
            <text:p>2396.40426256834</text:p>
          </table:table-cell>
          <table:table-cell/>
          <table:table-cell table:style-name="ce2" table:formula="of:=LN([.C15])" office:value-type="float" office:value="8.44848599340645" calcext:value-type="float">
            <text:p>8.44848599340645</text:p>
          </table:table-cell>
          <table:table-cell/>
          <table:table-cell table:style-name="ce2" table:formula="of:=[.AZ$1]*POWER([.$AX15];[.AZ$2])" office:value-type="float" office:value="6.87203907008732" calcext:value-type="float">
            <text:p>6.87203907008732</text:p>
          </table:table-cell>
          <table:table-cell/>
          <table:table-cell table:style-name="ce2" table:formula="of:=[.AB15]*LN([.C15])*LN([.C15])/[.C15]" office:value-type="float" office:value="36.9102185576493" calcext:value-type="float">
            <text:p>36.9102185576493</text:p>
          </table:table-cell>
          <table:table-cell table:number-columns-repeated="4"/>
          <table:table-cell table:style-name="ce2" table:formula="of:=[.BF$1]+[.BF$2]/POWER([.$C15];[.BF$3])" office:value-type="float" office:value="1.67180238224245" calcext:value-type="float">
            <text:p>1.67180238224245</text:p>
          </table:table-cell>
          <table:table-cell/>
          <table:table-cell table:style-name="ce2" table:formula="of:=0.5*PI()+[.BI$1]/POWER([.$C15];[.BI$2])" office:value-type="float" office:value="1.68804464936978" calcext:value-type="float">
            <text:p>1.6880446493697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3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float" office:value="5040" calcext:value-type="float">
            <text:p>5040</text:p>
          </table:table-cell>
          <table:table-cell office:value-type="float" office:value="0.47202380952381" calcext:value-type="float">
            <text:p>0.472</text:p>
          </table:table-cell>
          <table:table-cell table:style-name="ce2" office:value-type="float" office:value="1831" calcext:value-type="float">
            <text:p>1831</text:p>
          </table:table-cell>
          <table:table-cell table:style-name="ce2" office:value-type="float" office:value="0.363293650793651" calcext:value-type="float">
            <text:p>0.363293650793651</text:p>
          </table:table-cell>
          <table:table-cell table:style-name="ce2" office:value-type="float" office:value="267" calcext:value-type="float">
            <text:p>267</text:p>
          </table:table-cell>
          <table:table-cell office:value-type="float" office:value="0.0529761904761905" calcext:value-type="float">
            <text:p>0.05298</text:p>
          </table:table-cell>
          <table:table-cell office:value-type="float" office:value="6.85767790262172" calcext:value-type="float">
            <text:p>6.86</text:p>
          </table:table-cell>
          <table:table-cell table:style-name="ce2" office:value-type="float" office:value="6.90416576948891" calcext:value-type="float">
            <text:p>6.90416576948891</text:p>
          </table:table-cell>
          <table:table-cell office:value-type="float" office:value="0.809857488565597" calcext:value-type="float">
            <text:p>0.8099</text:p>
          </table:table-cell>
          <table:table-cell office:value-type="float" office:value="2.36461209307549" calcext:value-type="float">
            <text:p>2.3646</text:p>
          </table:table-cell>
          <table:table-cell office:value-type="float" office:value="1.04086711093819" calcext:value-type="float">
            <text:p>1.0409</text:p>
          </table:table-cell>
          <table:table-cell office:value-type="float" office:value="22" calcext:value-type="float">
            <text:p>22.0</text:p>
          </table:table-cell>
          <table:table-cell office:value-type="float" office:value="10.4132231404959" calcext:value-type="float">
            <text:p>10.41</text:p>
          </table:table-cell>
          <table:table-cell office:value-type="float" office:value="0.00447050579491123" calcext:value-type="float">
            <text:p>0.004471</text:p>
          </table:table-cell>
          <table:table-cell office:value-type="float" office:value="0.995948135708119" calcext:value-type="float">
            <text:p>0.995948</text:p>
          </table:table-cell>
          <table:table-cell office:value-type="float" office:value="1.70128" calcext:value-type="float">
            <text:p>1.701</text:p>
          </table:table-cell>
          <table:table-cell office:value-type="float" office:value="0.04033" calcext:value-type="float">
            <text:p>0.040</text:p>
          </table:table-cell>
          <table:table-cell office:value-type="float" office:value="314.345" calcext:value-type="float">
            <text:p>314.3</text:p>
          </table:table-cell>
          <table:table-cell office:value-type="float" office:value="5.166" calcext:value-type="float">
            <text:p>5.2</text:p>
          </table:table-cell>
          <table:table-cell office:value-type="float" office:value="0.674531644072772" calcext:value-type="float">
            <text:p>0.675</text:p>
          </table:table-cell>
          <table:table-cell office:value-type="float" office:value="0.783883" calcext:value-type="float">
            <text:p>0.784</text:p>
          </table:table-cell>
          <table:table-cell office:value-type="float" office:value="0.00174" calcext:value-type="float">
            <text:p>0.002</text:p>
          </table:table-cell>
          <table:table-cell office:value-type="float" office:value="235.968" calcext:value-type="float">
            <text:p>236.0</text:p>
          </table:table-cell>
          <table:table-cell office:value-type="float" office:value="1.629" calcext:value-type="float">
            <text:p>1.6</text:p>
          </table:table-cell>
          <table:table-cell office:value-type="float" office:value="0.779032479594227" calcext:value-type="float">
            <text:p>0.779</text:p>
          </table:table-cell>
          <table:table-cell office:value-type="float" office:value="2543.44400161733" calcext:value-type="float">
            <text:p>2543.4</text:p>
          </table:table-cell>
          <table:table-cell office:value-type="float" office:value="1.86843744827921" calcext:value-type="float">
            <text:p>1.87</text:p>
          </table:table-cell>
          <table:table-cell office:value-type="float" office:value="1.69045664149542" calcext:value-type="float">
            <text:p>1.690</text:p>
          </table:table-cell>
          <table:table-cell office:value-type="float" office:value="0.00427209309649786" calcext:value-type="float">
            <text:p>0.00427</text:p>
          </table:table-cell>
          <table:table-cell table:number-columns-repeated="2"/>
          <table:table-cell table:style-name="ce2" table:formula="of:=[.J16]/POWER(LN([.C16]);[.$AH$2])" office:value-type="float" office:value="1.90848893139879" calcext:value-type="float">
            <text:p>1.90848893139879</text:p>
          </table:table-cell>
          <table:table-cell/>
          <table:table-cell table:style-name="ce2" table:formula="of:=[.$AJ$1]*POWER([.$C16];[.$AJ$2])" office:value-type="float" office:value="2380.18095986663" calcext:value-type="float">
            <text:p>2380.18095986663</text:p>
          </table:table-cell>
          <table:table-cell/>
          <table:table-cell table:style-name="ce2" table:formula="of:=[.AL$1]*POWER([.$C16];[.AL$2])" office:value-type="float" office:value="0.474969751606372" calcext:value-type="float">
            <text:p>0.474969751606372</text:p>
          </table:table-cell>
          <table:table-cell/>
          <table:table-cell table:style-name="ce2" table:formula="of:=[.AN$1]*POWER([.$C16];[.AN$2])" office:value-type="float" office:value="1824.86430167514" calcext:value-type="float">
            <text:p>1824.86430167514</text:p>
          </table:table-cell>
          <table:table-cell/>
          <table:table-cell table:style-name="ce2" table:formula="of:=[.AP$1]*POWER([.$C16];[.AP$2])" office:value-type="float" office:value="269.82127310558" calcext:value-type="float">
            <text:p>269.82127310558</text:p>
          </table:table-cell>
          <table:table-cell/>
          <table:table-cell table:style-name="ce2" table:formula="of:=[.AR$1]*POWER([.$C16];[.AR$2])" office:value-type="float" office:value="21.1541979265886" calcext:value-type="float">
            <text:p>21.1541979265886</text:p>
          </table:table-cell>
          <table:table-cell/>
          <table:table-cell table:style-name="ce2" table:formula="of:=[.AT$1]*POWER([.$C16];[.AT$2])" office:value-type="float" office:value="319.517523653079" calcext:value-type="float">
            <text:p>319.517523653079</text:p>
          </table:table-cell>
          <table:table-cell/>
          <table:table-cell table:style-name="ce2" table:formula="of:=[.AV$1]*POWER([.$C16];[.AV$2])" office:value-type="float" office:value="2548.1286228951" calcext:value-type="float">
            <text:p>2548.1286228951</text:p>
          </table:table-cell>
          <table:table-cell/>
          <table:table-cell table:style-name="ce2" table:formula="of:=LN([.C16])" office:value-type="float" office:value="8.52516136106541" calcext:value-type="float">
            <text:p>8.52516136106541</text:p>
          </table:table-cell>
          <table:table-cell/>
          <table:table-cell table:style-name="ce2" table:formula="of:=[.AZ$1]*POWER([.$AX16];[.AZ$2])" office:value-type="float" office:value="6.91019530998415" calcext:value-type="float">
            <text:p>6.91019530998415</text:p>
          </table:table-cell>
          <table:table-cell/>
          <table:table-cell table:style-name="ce2" table:formula="of:=[.AB16]*LN([.C16])*LN([.C16])/[.C16]" office:value-type="float" office:value="36.6772579514055" calcext:value-type="float">
            <text:p>36.6772579514055</text:p>
          </table:table-cell>
          <table:table-cell table:number-columns-repeated="4"/>
          <table:table-cell table:style-name="ce2" table:formula="of:=[.BF$1]+[.BF$2]/POWER([.$C16];[.BF$3])" office:value-type="float" office:value="1.66889306562147" calcext:value-type="float">
            <text:p>1.66889306562147</text:p>
          </table:table-cell>
          <table:table-cell/>
          <table:table-cell table:style-name="ce2" table:formula="of:=0.5*PI()+[.BI$1]/POWER([.$C16];[.BI$2])" office:value-type="float" office:value="1.68428630180089" calcext:value-type="float">
            <text:p>1.6842863018008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4</text:p>
          </table:table-cell>
          <table:table-cell table:style-name="ce2" office:value-type="float" office:value="2501" calcext:value-type="float">
            <text:p>2501</text:p>
          </table:table-cell>
          <table:table-cell table:style-name="ce2" office:value-type="float" office:value="5383" calcext:value-type="float">
            <text:p>5383</text:p>
          </table:table-cell>
          <table:table-cell office:value-type="float" office:value="0.464610811814973" calcext:value-type="float">
            <text:p>0.46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0.355378041984024" calcext:value-type="float">
            <text:p>0.355378041984024</text:p>
          </table:table-cell>
          <table:table-cell table:style-name="ce2" office:value-type="float" office:value="287" calcext:value-type="float">
            <text:p>287</text:p>
          </table:table-cell>
          <table:table-cell office:value-type="float" office:value="0.0533159947984395" calcext:value-type="float">
            <text:p>0.05332</text:p>
          </table:table-cell>
          <table:table-cell office:value-type="float" office:value="6.66550522648084" calcext:value-type="float">
            <text:p>6.67</text:p>
          </table:table-cell>
          <table:table-cell table:style-name="ce2" office:value-type="float" office:value="6.92968742766308" calcext:value-type="float">
            <text:p>6.92968742766308</text:p>
          </table:table-cell>
          <table:table-cell office:value-type="float" office:value="0.806621641881923" calcext:value-type="float">
            <text:p>0.8066</text:p>
          </table:table-cell>
          <table:table-cell office:value-type="float" office:value="2.36424107286675" calcext:value-type="float">
            <text:p>2.3642</text:p>
          </table:table-cell>
          <table:table-cell office:value-type="float" office:value="1.03577555854136" calcext:value-type="float">
            <text:p>1.0358</text:p>
          </table:table-cell>
          <table:table-cell office:value-type="float" office:value="22.5" calcext:value-type="float">
            <text:p>22.5</text:p>
          </table:table-cell>
          <table:table-cell office:value-type="float" office:value="10.6330864197531" calcext:value-type="float">
            <text:p>10.63</text:p>
          </table:table-cell>
          <table:table-cell office:value-type="float" office:value="0.00450531114855827" calcext:value-type="float">
            <text:p>0.004505</text:p>
          </table:table-cell>
          <table:table-cell office:value-type="float" office:value="0.995892886726982" calcext:value-type="float">
            <text:p>0.995893</text:p>
          </table:table-cell>
          <table:table-cell office:value-type="float" office:value="1.70323" calcext:value-type="float">
            <text:p>1.703</text:p>
          </table:table-cell>
          <table:table-cell office:value-type="float" office:value="0.04724" calcext:value-type="float">
            <text:p>0.047</text:p>
          </table:table-cell>
          <table:table-cell office:value-type="float" office:value="339.931" calcext:value-type="float">
            <text:p>339.9</text:p>
          </table:table-cell>
          <table:table-cell office:value-type="float" office:value="6.577" calcext:value-type="float">
            <text:p>6.6</text:p>
          </table:table-cell>
          <table:table-cell office:value-type="float" office:value="0.678470713179786" calcext:value-type="float">
            <text:p>0.678</text:p>
          </table:table-cell>
          <table:table-cell office:value-type="float" office:value="0.786264" calcext:value-type="float">
            <text:p>0.786</text:p>
          </table:table-cell>
          <table:table-cell office:value-type="float" office:value="0.001701" calcext:value-type="float">
            <text:p>0.002</text:p>
          </table:table-cell>
          <table:table-cell office:value-type="float" office:value="251.462" calcext:value-type="float">
            <text:p>251.5</text:p>
          </table:table-cell>
          <table:table-cell office:value-type="float" office:value="1.697" calcext:value-type="float">
            <text:p>1.7</text:p>
          </table:table-cell>
          <table:table-cell office:value-type="float" office:value="0.782065676800932" calcext:value-type="float">
            <text:p>0.782</text:p>
          </table:table-cell>
          <table:table-cell office:value-type="float" office:value="2675.53154484252" calcext:value-type="float">
            <text:p>2675.5</text:p>
          </table:table-cell>
          <table:table-cell office:value-type="float" office:value="1.85444425464859" calcext:value-type="float">
            <text:p>1.85</text:p>
          </table:table-cell>
          <table:table-cell office:value-type="float" office:value="1.68646989360366" calcext:value-type="float">
            <text:p>1.686</text:p>
          </table:table-cell>
          <table:table-cell office:value-type="float" office:value="0.00431954113183877" calcext:value-type="float">
            <text:p>0.00432</text:p>
          </table:table-cell>
          <table:table-cell table:number-columns-repeated="2"/>
          <table:table-cell table:style-name="ce2" table:formula="of:=[.J17]/POWER(LN([.C17]);[.$AH$2])" office:value-type="float" office:value="1.90672201211781" calcext:value-type="float">
            <text:p>1.90672201211781</text:p>
          </table:table-cell>
          <table:table-cell/>
          <table:table-cell table:style-name="ce2" table:formula="of:=[.$AJ$1]*POWER([.$C17];[.$AJ$2])" office:value-type="float" office:value="2506.35965429437" calcext:value-type="float">
            <text:p>2506.35965429437</text:p>
          </table:table-cell>
          <table:table-cell/>
          <table:table-cell table:style-name="ce2" table:formula="of:=[.AL$1]*POWER([.$C17];[.AL$2])" office:value-type="float" office:value="0.468901109515535" calcext:value-type="float">
            <text:p>0.468901109515535</text:p>
          </table:table-cell>
          <table:table-cell/>
          <table:table-cell table:style-name="ce2" table:formula="of:=[.AN$1]*POWER([.$C17];[.AN$2])" office:value-type="float" office:value="1915.02715543195" calcext:value-type="float">
            <text:p>1915.02715543195</text:p>
          </table:table-cell>
          <table:table-cell/>
          <table:table-cell table:style-name="ce2" table:formula="of:=[.AP$1]*POWER([.$C17];[.AP$2])" office:value-type="float" office:value="287.032514704068" calcext:value-type="float">
            <text:p>287.032514704068</text:p>
          </table:table-cell>
          <table:table-cell/>
          <table:table-cell table:style-name="ce2" table:formula="of:=[.AR$1]*POWER([.$C17];[.AR$2])" office:value-type="float" office:value="21.8997672156703" calcext:value-type="float">
            <text:p>21.8997672156703</text:p>
          </table:table-cell>
          <table:table-cell/>
          <table:table-cell table:style-name="ce2" table:formula="of:=[.AT$1]*POWER([.$C17];[.AT$2])" office:value-type="float" office:value="340.60445577325" calcext:value-type="float">
            <text:p>340.60445577325</text:p>
          </table:table-cell>
          <table:table-cell/>
          <table:table-cell table:style-name="ce2" table:formula="of:=[.AV$1]*POWER([.$C17];[.AV$2])" office:value-type="float" office:value="2686.05494741323" calcext:value-type="float">
            <text:p>2686.05494741323</text:p>
          </table:table-cell>
          <table:table-cell/>
          <table:table-cell table:style-name="ce2" table:formula="of:=LN([.C17])" office:value-type="float" office:value="8.59100111856096" calcext:value-type="float">
            <text:p>8.59100111856096</text:p>
          </table:table-cell>
          <table:table-cell/>
          <table:table-cell table:style-name="ce2" table:formula="of:=[.AZ$1]*POWER([.$AX17];[.AZ$2])" office:value-type="float" office:value="6.94285348607027" calcext:value-type="float">
            <text:p>6.94285348607027</text:p>
          </table:table-cell>
          <table:table-cell/>
          <table:table-cell table:style-name="ce2" table:formula="of:=[.AB17]*LN([.C17])*LN([.C17])/[.C17]" office:value-type="float" office:value="36.6837096252678" calcext:value-type="float">
            <text:p>36.6837096252678</text:p>
          </table:table-cell>
          <table:table-cell table:number-columns-repeated="4"/>
          <table:table-cell table:style-name="ce2" table:formula="of:=[.BF$1]+[.BF$2]/POWER([.$C17];[.BF$3])" office:value-type="float" office:value="1.66645752496706" calcext:value-type="float">
            <text:p>1.66645752496706</text:p>
          </table:table-cell>
          <table:table-cell/>
          <table:table-cell table:style-name="ce2" table:formula="of:=0.5*PI()+[.BI$1]/POWER([.$C17];[.BI$2])" office:value-type="float" office:value="1.68115536084606" calcext:value-type="float">
            <text:p>1.6811553608460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5</text:p>
          </table:table-cell>
          <table:table-cell table:style-name="ce2" office:value-type="float" office:value="2611" calcext:value-type="float">
            <text:p>2611</text:p>
          </table:table-cell>
          <table:table-cell table:style-name="ce2" office:value-type="float" office:value="5676" calcext:value-type="float">
            <text:p>5676</text:p>
          </table:table-cell>
          <table:table-cell office:value-type="float" office:value="0.46000704721635" calcext:value-type="float">
            <text:p>0.460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0.352184637068358" calcext:value-type="float">
            <text:p>0.352184637068358</text:p>
          </table:table-cell>
          <table:table-cell table:style-name="ce2" office:value-type="float" office:value="289" calcext:value-type="float">
            <text:p>289</text:p>
          </table:table-cell>
          <table:table-cell office:value-type="float" office:value="0.0509161381254404" calcext:value-type="float">
            <text:p>0.05092</text:p>
          </table:table-cell>
          <table:table-cell office:value-type="float" office:value="6.91695501730104" calcext:value-type="float">
            <text:p>6.92</text:p>
          </table:table-cell>
          <table:table-cell table:style-name="ce2" office:value-type="float" office:value="6.9527433018686" calcext:value-type="float">
            <text:p>6.9527433018686</text:p>
          </table:table-cell>
          <table:table-cell office:value-type="float" office:value="0.804343089124505" calcext:value-type="float">
            <text:p>0.8043</text:p>
          </table:table-cell>
          <table:table-cell office:value-type="float" office:value="2.36482367742601" calcext:value-type="float">
            <text:p>2.3648</text:p>
          </table:table-cell>
          <table:table-cell office:value-type="float" office:value="1.03210537657861" calcext:value-type="float">
            <text:p>1.0321</text:p>
          </table:table-cell>
          <table:table-cell office:value-type="float" office:value="22.6666666666667" calcext:value-type="float">
            <text:p>22.7</text:p>
          </table:table-cell>
          <table:table-cell office:value-type="float" office:value="11.0475778546713" calcext:value-type="float">
            <text:p>11.05</text:p>
          </table:table-cell>
          <table:table-cell office:value-type="float" office:value="0.00453406924349383" calcext:value-type="float">
            <text:p>0.004534</text:p>
          </table:table-cell>
          <table:table-cell office:value-type="float" office:value="0.995847335327677" calcext:value-type="float">
            <text:p>0.995847</text:p>
          </table:table-cell>
          <table:table-cell office:value-type="float" office:value="1.63314" calcext:value-type="float">
            <text:p>1.633</text:p>
          </table:table-cell>
          <table:table-cell office:value-type="float" office:value="0.05749" calcext:value-type="float">
            <text:p>0.057</text:p>
          </table:table-cell>
          <table:table-cell office:value-type="float" office:value="341.742" calcext:value-type="float">
            <text:p>341.7</text:p>
          </table:table-cell>
          <table:table-cell office:value-type="float" office:value="8.563" calcext:value-type="float">
            <text:p>8.6</text:p>
          </table:table-cell>
          <table:table-cell office:value-type="float" office:value="0.674925345987809" calcext:value-type="float">
            <text:p>0.675</text:p>
          </table:table-cell>
          <table:table-cell office:value-type="float" office:value="0.790416" calcext:value-type="float">
            <text:p>0.790</text:p>
          </table:table-cell>
          <table:table-cell office:value-type="float" office:value="0.001593" calcext:value-type="float">
            <text:p>0.002</text:p>
          </table:table-cell>
          <table:table-cell office:value-type="float" office:value="267.453" calcext:value-type="float">
            <text:p>267.5</text:p>
          </table:table-cell>
          <table:table-cell office:value-type="float" office:value="1.687" calcext:value-type="float">
            <text:p>1.7</text:p>
          </table:table-cell>
          <table:table-cell office:value-type="float" office:value="0.780191691593234" calcext:value-type="float">
            <text:p>0.780</text:p>
          </table:table-cell>
          <table:table-cell office:value-type="float" office:value="2797.72801593739" calcext:value-type="float">
            <text:p>2797.7</text:p>
          </table:table-cell>
          <table:table-cell office:value-type="float" office:value="1.85038575731608" calcext:value-type="float">
            <text:p>1.85</text:p>
          </table:table-cell>
          <table:table-cell office:value-type="float" office:value="1.68033129150047" calcext:value-type="float">
            <text:p>1.680</text:p>
          </table:table-cell>
          <table:table-cell office:value-type="float" office:value="0.00435788883475594" calcext:value-type="float">
            <text:p>0.00436</text:p>
          </table:table-cell>
          <table:table-cell table:number-columns-repeated="2"/>
          <table:table-cell table:style-name="ce2" table:formula="of:=[.J18]/POWER(LN([.C18]);[.$AH$2])" office:value-type="float" office:value="1.90601923447357" calcext:value-type="float">
            <text:p>1.90601923447357</text:p>
          </table:table-cell>
          <table:table-cell/>
          <table:table-cell table:style-name="ce2" table:formula="of:=[.$AJ$1]*POWER([.$C18];[.$AJ$2])" office:value-type="float" office:value="2612.77649480218" calcext:value-type="float">
            <text:p>2612.77649480218</text:p>
          </table:table-cell>
          <table:table-cell/>
          <table:table-cell table:style-name="ce2" table:formula="of:=[.AL$1]*POWER([.$C18];[.AL$2])" office:value-type="float" office:value="0.464072239957187" calcext:value-type="float">
            <text:p>0.464072239957187</text:p>
          </table:table-cell>
          <table:table-cell/>
          <table:table-cell table:style-name="ce2" table:formula="of:=[.AN$1]*POWER([.$C18];[.AN$2])" office:value-type="float" office:value="1990.83432683603" calcext:value-type="float">
            <text:p>1990.83432683603</text:p>
          </table:table-cell>
          <table:table-cell/>
          <table:table-cell table:style-name="ce2" table:formula="of:=[.AP$1]*POWER([.$C18];[.AP$2])" office:value-type="float" office:value="301.681905667467" calcext:value-type="float">
            <text:p>301.681905667467</text:p>
          </table:table-cell>
          <table:table-cell/>
          <table:table-cell table:style-name="ce2" table:formula="of:=[.AR$1]*POWER([.$C18];[.AR$2])" office:value-type="float" office:value="22.5189969348776" calcext:value-type="float">
            <text:p>22.5189969348776</text:p>
          </table:table-cell>
          <table:table-cell/>
          <table:table-cell table:style-name="ce2" table:formula="of:=[.AT$1]*POWER([.$C18];[.AT$2])" office:value-type="float" office:value="358.586208458885" calcext:value-type="float">
            <text:p>358.586208458885</text:p>
          </table:table-cell>
          <table:table-cell/>
          <table:table-cell table:style-name="ce2" table:formula="of:=[.AV$1]*POWER([.$C18];[.AV$2])" office:value-type="float" office:value="2802.49062078777" calcext:value-type="float">
            <text:p>2802.49062078777</text:p>
          </table:table-cell>
          <table:table-cell/>
          <table:table-cell table:style-name="ce2" table:formula="of:=LN([.C18])" office:value-type="float" office:value="8.64400203827993" calcext:value-type="float">
            <text:p>8.64400203827993</text:p>
          </table:table-cell>
          <table:table-cell/>
          <table:table-cell table:style-name="ce2" table:formula="of:=[.AZ$1]*POWER([.$AX18];[.AZ$2])" office:value-type="float" office:value="6.96907293552266" calcext:value-type="float">
            <text:p>6.96907293552266</text:p>
          </table:table-cell>
          <table:table-cell/>
          <table:table-cell table:style-name="ce2" table:formula="of:=[.AB18]*LN([.C18])*LN([.C18])/[.C18]" office:value-type="float" office:value="36.829245878854" calcext:value-type="float">
            <text:p>36.829245878854</text:p>
          </table:table-cell>
          <table:table-cell table:number-columns-repeated="4"/>
          <table:table-cell table:style-name="ce2" table:formula="of:=[.BF$1]+[.BF$2]/POWER([.$C18];[.BF$3])" office:value-type="float" office:value="1.66453799891131" calcext:value-type="float">
            <text:p>1.66453799891131</text:p>
          </table:table-cell>
          <table:table-cell/>
          <table:table-cell table:style-name="ce2" table:formula="of:=0.5*PI()+[.BI$1]/POWER([.$C18];[.BI$2])" office:value-type="float" office:value="1.67869782386896" calcext:value-type="float">
            <text:p>1.6786978238689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6</text:p>
          </table:table-cell>
          <table:table-cell table:style-name="ce2" office:value-type="float" office:value="2796" calcext:value-type="float">
            <text:p>2796</text:p>
          </table:table-cell>
          <table:table-cell table:style-name="ce2" office:value-type="float" office:value="6207" calcext:value-type="float">
            <text:p>6207</text:p>
          </table:table-cell>
          <table:table-cell office:value-type="float" office:value="0.450459159014016" calcext:value-type="float">
            <text:p>0.450</text:p>
          </table:table-cell>
          <table:table-cell table:style-name="ce2" office:value-type="float" office:value="2118" calcext:value-type="float">
            <text:p>2118</text:p>
          </table:table-cell>
          <table:table-cell table:style-name="ce2" office:value-type="float" office:value="0.341227646205897" calcext:value-type="float">
            <text:p>0.341227646205897</text:p>
          </table:table-cell>
          <table:table-cell table:style-name="ce2" office:value-type="float" office:value="328" calcext:value-type="float">
            <text:p>328</text:p>
          </table:table-cell>
          <table:table-cell office:value-type="float" office:value="0.0528435637183825" calcext:value-type="float">
            <text:p>0.05284</text:p>
          </table:table-cell>
          <table:table-cell office:value-type="float" office:value="6.45731707317073" calcext:value-type="float">
            <text:p>6.46</text:p>
          </table:table-cell>
          <table:table-cell table:style-name="ce2" office:value-type="float" office:value="6.99078402682308" calcext:value-type="float">
            <text:p>6.99078402682308</text:p>
          </table:table-cell>
          <table:table-cell office:value-type="float" office:value="0.80046232148431" calcext:value-type="float">
            <text:p>0.8005</text:p>
          </table:table-cell>
          <table:table-cell office:value-type="float" office:value="2.36555685011082" calcext:value-type="float">
            <text:p>2.3656</text:p>
          </table:table-cell>
          <table:table-cell office:value-type="float" office:value="1.02588467773324" calcext:value-type="float">
            <text:p>1.0259</text:p>
          </table:table-cell>
          <table:table-cell office:value-type="float" office:value="24" calcext:value-type="float">
            <text:p>24.0</text:p>
          </table:table-cell>
          <table:table-cell office:value-type="float" office:value="10.7760416666667" calcext:value-type="float">
            <text:p>10.78</text:p>
          </table:table-cell>
          <table:table-cell office:value-type="float" office:value="0.00453681016062367" calcext:value-type="float">
            <text:p>0.004537</text:p>
          </table:table-cell>
          <table:table-cell office:value-type="float" office:value="0.995819348404614" calcext:value-type="float">
            <text:p>0.995819</text:p>
          </table:table-cell>
          <table:table-cell office:value-type="float" office:value="1.69057" calcext:value-type="float">
            <text:p>1.691</text:p>
          </table:table-cell>
          <table:table-cell office:value-type="float" office:value="0.05114" calcext:value-type="float">
            <text:p>0.051</text:p>
          </table:table-cell>
          <table:table-cell office:value-type="float" office:value="391.724" calcext:value-type="float">
            <text:p>391.7</text:p>
          </table:table-cell>
          <table:table-cell office:value-type="float" office:value="8.377" calcext:value-type="float">
            <text:p>8.4</text:p>
          </table:table-cell>
          <table:table-cell office:value-type="float" office:value="0.683643824042279" calcext:value-type="float">
            <text:p>0.684</text:p>
          </table:table-cell>
          <table:table-cell office:value-type="float" office:value="0.799306" calcext:value-type="float">
            <text:p>0.799</text:p>
          </table:table-cell>
          <table:table-cell office:value-type="float" office:value="0.001419" calcext:value-type="float">
            <text:p>0.001</text:p>
          </table:table-cell>
          <table:table-cell office:value-type="float" office:value="299.707" calcext:value-type="float">
            <text:p>299.7</text:p>
          </table:table-cell>
          <table:table-cell office:value-type="float" office:value="1.673" calcext:value-type="float">
            <text:p>1.7</text:p>
          </table:table-cell>
          <table:table-cell office:value-type="float" office:value="0.77109067802641" calcext:value-type="float">
            <text:p>0.771</text:p>
          </table:table-cell>
          <table:table-cell office:value-type="float" office:value="2995.83339973479" calcext:value-type="float">
            <text:p>2995.8</text:p>
          </table:table-cell>
          <table:table-cell office:value-type="float" office:value="1.83064955921862" calcext:value-type="float">
            <text:p>1.83</text:p>
          </table:table-cell>
          <table:table-cell office:value-type="float" office:value="1.67820259267951" calcext:value-type="float">
            <text:p>1.678</text:p>
          </table:table-cell>
          <table:table-cell office:value-type="float" office:value="0.00437570173465263" calcext:value-type="float">
            <text:p>0.00438</text:p>
          </table:table-cell>
          <table:table-cell table:number-columns-repeated="2"/>
          <table:table-cell table:style-name="ce2" table:formula="of:=[.J19]/POWER(LN([.C19]);[.$AH$2])" office:value-type="float" office:value="1.90464872601105" calcext:value-type="float">
            <text:p>1.90464872601105</text:p>
          </table:table-cell>
          <table:table-cell/>
          <table:table-cell table:style-name="ce2" table:formula="of:=[.$AJ$1]*POWER([.$C19];[.$AJ$2])" office:value-type="float" office:value="2802.68206597843" calcext:value-type="float">
            <text:p>2802.68206597843</text:p>
          </table:table-cell>
          <table:table-cell/>
          <table:table-cell table:style-name="ce2" table:formula="of:=[.AL$1]*POWER([.$C19];[.AL$2])" office:value-type="float" office:value="0.456036744205501" calcext:value-type="float">
            <text:p>0.456036744205501</text:p>
          </table:table-cell>
          <table:table-cell/>
          <table:table-cell table:style-name="ce2" table:formula="of:=[.AN$1]*POWER([.$C19];[.AN$2])" office:value-type="float" office:value="2125.6125038836" calcext:value-type="float">
            <text:p>2125.6125038836</text:p>
          </table:table-cell>
          <table:table-cell/>
          <table:table-cell table:style-name="ce2" table:formula="of:=[.AP$1]*POWER([.$C19];[.AP$2])" office:value-type="float" office:value="328.115393518052" calcext:value-type="float">
            <text:p>328.115393518052</text:p>
          </table:table-cell>
          <table:table-cell/>
          <table:table-cell table:style-name="ce2" table:formula="of:=[.AR$1]*POWER([.$C19];[.AR$2])" office:value-type="float" office:value="23.6038061880311" calcext:value-type="float">
            <text:p>23.6038061880311</text:p>
          </table:table-cell>
          <table:table-cell/>
          <table:table-cell table:style-name="ce2" table:formula="of:=[.AT$1]*POWER([.$C19];[.AT$2])" office:value-type="float" office:value="391.105932709583" calcext:value-type="float">
            <text:p>391.105932709583</text:p>
          </table:table-cell>
          <table:table-cell/>
          <table:table-cell table:style-name="ce2" table:formula="of:=[.AV$1]*POWER([.$C19];[.AV$2])" office:value-type="float" office:value="3010.51464970744" calcext:value-type="float">
            <text:p>3010.51464970744</text:p>
          </table:table-cell>
          <table:table-cell/>
          <table:table-cell table:style-name="ce2" table:formula="of:=LN([.C19])" office:value-type="float" office:value="8.73343296641365" calcext:value-type="float">
            <text:p>8.73343296641365</text:p>
          </table:table-cell>
          <table:table-cell/>
          <table:table-cell table:style-name="ce2" table:formula="of:=[.AZ$1]*POWER([.$AX19];[.AZ$2])" office:value-type="float" office:value="7.01317356782542" calcext:value-type="float">
            <text:p>7.01317356782542</text:p>
          </table:table-cell>
          <table:table-cell/>
          <table:table-cell table:style-name="ce2" table:formula="of:=[.AB19]*LN([.C19])*LN([.C19])/[.C19]" office:value-type="float" office:value="36.8133970764844" calcext:value-type="float">
            <text:p>36.8133970764844</text:p>
          </table:table-cell>
          <table:table-cell table:number-columns-repeated="4"/>
          <table:table-cell table:style-name="ce2" table:formula="of:=[.BF$1]+[.BF$2]/POWER([.$C19];[.BF$3])" office:value-type="float" office:value="1.66138014316505" calcext:value-type="float">
            <text:p>1.66138014316505</text:p>
          </table:table-cell>
          <table:table-cell/>
          <table:table-cell table:style-name="ce2" table:formula="of:=0.5*PI()+[.BI$1]/POWER([.$C19];[.BI$2])" office:value-type="float" office:value="1.67467454946072" calcext:value-type="float">
            <text:p>1.6746745494607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7</text:p>
          </table:table-cell>
          <table:table-cell table:style-name="ce2" office:value-type="float" office:value="2927" calcext:value-type="float">
            <text:p>2927</text:p>
          </table:table-cell>
          <table:table-cell table:style-name="ce2" office:value-type="float" office:value="6564" calcext:value-type="float">
            <text:p>6564</text:p>
          </table:table-cell>
          <table:table-cell office:value-type="float" office:value="0.445917123705058" calcext:value-type="float">
            <text:p>0.446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0.336380255941499" calcext:value-type="float">
            <text:p>0.336380255941499</text:p>
          </table:table-cell>
          <table:table-cell table:style-name="ce2" office:value-type="float" office:value="355" calcext:value-type="float">
            <text:p>355</text:p>
          </table:table-cell>
          <table:table-cell office:value-type="float" office:value="0.0540828762949421" calcext:value-type="float">
            <text:p>0.05408</text:p>
          </table:table-cell>
          <table:table-cell office:value-type="float" office:value="6.21971830985915" calcext:value-type="float">
            <text:p>6.22</text:p>
          </table:table-cell>
          <table:table-cell table:style-name="ce2" office:value-type="float" office:value="7.018396427931" calcext:value-type="float">
            <text:p>7.018396427931</text:p>
          </table:table-cell>
          <table:table-cell office:value-type="float" office:value="0.798510933605069" calcext:value-type="float">
            <text:p>0.7985</text:p>
          </table:table-cell>
          <table:table-cell office:value-type="float" office:value="2.36733315865715" calcext:value-type="float">
            <text:p>2.3673</text:p>
          </table:table-cell>
          <table:table-cell office:value-type="float" office:value="1.02261522456339" calcext:value-type="float">
            <text:p>1.0226</text:p>
          </table:table-cell>
          <table:table-cell office:value-type="float" office:value="24" calcext:value-type="float">
            <text:p>24.0</text:p>
          </table:table-cell>
          <table:table-cell office:value-type="float" office:value="11.3958333333333" calcext:value-type="float">
            <text:p>11.40</text:p>
          </table:table-cell>
          <table:table-cell office:value-type="float" office:value="0.00451793079605131" calcext:value-type="float">
            <text:p>0.004518</text:p>
          </table:table-cell>
          <table:table-cell office:value-type="float" office:value="0.995822288639767" calcext:value-type="float">
            <text:p>0.995822</text:p>
          </table:table-cell>
          <table:table-cell office:value-type="float" office:value="1.74576" calcext:value-type="float">
            <text:p>1.746</text:p>
          </table:table-cell>
          <table:table-cell office:value-type="float" office:value="0.03965" calcext:value-type="float">
            <text:p>0.040</text:p>
          </table:table-cell>
          <table:table-cell office:value-type="float" office:value="425.74" calcext:value-type="float">
            <text:p>425.7</text:p>
          </table:table-cell>
          <table:table-cell office:value-type="float" office:value="6.746" calcext:value-type="float">
            <text:p>6.7</text:p>
          </table:table-cell>
          <table:table-cell office:value-type="float" office:value="0.688768233827927" calcext:value-type="float">
            <text:p>0.689</text:p>
          </table:table-cell>
          <table:table-cell office:value-type="float" office:value="0.799743" calcext:value-type="float">
            <text:p>0.800</text:p>
          </table:table-cell>
          <table:table-cell office:value-type="float" office:value="0.001369" calcext:value-type="float">
            <text:p>0.001</text:p>
          </table:table-cell>
          <table:table-cell office:value-type="float" office:value="313.993" calcext:value-type="float">
            <text:p>314.0</text:p>
          </table:table-cell>
          <table:table-cell office:value-type="float" office:value="1.692" calcext:value-type="float">
            <text:p>1.7</text:p>
          </table:table-cell>
          <table:table-cell office:value-type="float" office:value="0.774691254951113" calcext:value-type="float">
            <text:p>0.775</text:p>
          </table:table-cell>
          <table:table-cell office:value-type="float" office:value="3140.9428238335" calcext:value-type="float">
            <text:p>3140.9</text:p>
          </table:table-cell>
          <table:table-cell office:value-type="float" office:value="1.8265551850675" calcext:value-type="float">
            <text:p>1.83</text:p>
          </table:table-cell>
          <table:table-cell office:value-type="float" office:value="1.67251131238626" calcext:value-type="float">
            <text:p>1.673</text:p>
          </table:table-cell>
          <table:table-cell office:value-type="float" office:value="0.00436558466564248" calcext:value-type="float">
            <text:p>0.00437</text:p>
          </table:table-cell>
          <table:table-cell table:number-columns-repeated="2"/>
          <table:table-cell table:style-name="ce2" table:formula="of:=[.J20]/POWER(LN([.C20]);[.$AH$2])" office:value-type="float" office:value="1.90486270269503" calcext:value-type="float">
            <text:p>1.90486270269503</text:p>
          </table:table-cell>
          <table:table-cell/>
          <table:table-cell table:style-name="ce2" table:formula="of:=[.$AJ$1]*POWER([.$C20];[.$AJ$2])" office:value-type="float" office:value="2928.38492037149" calcext:value-type="float">
            <text:p>2928.38492037149</text:p>
          </table:table-cell>
          <table:table-cell/>
          <table:table-cell table:style-name="ce2" table:formula="of:=[.AL$1]*POWER([.$C20];[.AL$2])" office:value-type="float" office:value="0.451082887678433" calcext:value-type="float">
            <text:p>0.451082887678433</text:p>
          </table:table-cell>
          <table:table-cell/>
          <table:table-cell table:style-name="ce2" table:formula="of:=[.AN$1]*POWER([.$C20];[.AN$2])" office:value-type="float" office:value="2214.4896896126" calcext:value-type="float">
            <text:p>2214.4896896126</text:p>
          </table:table-cell>
          <table:table-cell/>
          <table:table-cell table:style-name="ce2" table:formula="of:=[.AP$1]*POWER([.$C20];[.AP$2])" office:value-type="float" office:value="345.809109388773" calcext:value-type="float">
            <text:p>345.809109388773</text:p>
          </table:table-cell>
          <table:table-cell/>
          <table:table-cell table:style-name="ce2" table:formula="of:=[.AR$1]*POWER([.$C20];[.AR$2])" office:value-type="float" office:value="24.30855239247" calcext:value-type="float">
            <text:p>24.30855239247</text:p>
          </table:table-cell>
          <table:table-cell/>
          <table:table-cell table:style-name="ce2" table:formula="of:=[.AT$1]*POWER([.$C20];[.AT$2])" office:value-type="float" office:value="412.923202366982" calcext:value-type="float">
            <text:p>412.923202366982</text:p>
          </table:table-cell>
          <table:table-cell/>
          <table:table-cell table:style-name="ce2" table:formula="of:=[.AV$1]*POWER([.$C20];[.AV$2])" office:value-type="float" office:value="3148.37094478261" calcext:value-type="float">
            <text:p>3148.37094478261</text:p>
          </table:table-cell>
          <table:table-cell/>
          <table:table-cell table:style-name="ce2" table:formula="of:=LN([.C20])" office:value-type="float" office:value="8.78935545220998" calcext:value-type="float">
            <text:p>8.78935545220998</text:p>
          </table:table-cell>
          <table:table-cell/>
          <table:table-cell table:style-name="ce2" table:formula="of:=[.AZ$1]*POWER([.$AX20];[.AZ$2])" office:value-type="float" office:value="7.04066152258635" calcext:value-type="float">
            <text:p>7.04066152258635</text:p>
          </table:table-cell>
          <table:table-cell/>
          <table:table-cell table:style-name="ce2" table:formula="of:=[.AB20]*LN([.C20])*LN([.C20])/[.C20]" office:value-type="float" office:value="36.9662600921829" calcext:value-type="float">
            <text:p>36.9662600921829</text:p>
          </table:table-cell>
          <table:table-cell table:number-columns-repeated="4"/>
          <table:table-cell table:style-name="ce2" table:formula="of:=[.BF$1]+[.BF$2]/POWER([.$C20];[.BF$3])" office:value-type="float" office:value="1.65945600674846" calcext:value-type="float">
            <text:p>1.65945600674846</text:p>
          </table:table-cell>
          <table:table-cell/>
          <table:table-cell table:style-name="ce2" table:formula="of:=0.5*PI()+[.BI$1]/POWER([.$C20];[.BI$2])" office:value-type="float" office:value="1.67223532807063" calcext:value-type="float">
            <text:p>1.6722353280706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8</text:p>
          </table:table-cell>
          <table:table-cell table:style-name="ce2" office:value-type="float" office:value="3099" calcext:value-type="float">
            <text:p>3099</text:p>
          </table:table-cell>
          <table:table-cell table:style-name="ce2" office:value-type="float" office:value="7061" calcext:value-type="float">
            <text:p>7061</text:p>
          </table:table-cell>
          <table:table-cell office:value-type="float" office:value="0.438889675683331" calcext:value-type="float">
            <text:p>0.439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0.329415097011755" calcext:value-type="float">
            <text:p>0.329415097011755</text:p>
          </table:table-cell>
          <table:table-cell table:style-name="ce2" office:value-type="float" office:value="376" calcext:value-type="float">
            <text:p>376</text:p>
          </table:table-cell>
          <table:table-cell office:value-type="float" office:value="0.0532502478402493" calcext:value-type="float">
            <text:p>0.05325</text:p>
          </table:table-cell>
          <table:table-cell office:value-type="float" office:value="6.18617021276596" calcext:value-type="float">
            <text:p>6.19</text:p>
          </table:table-cell>
          <table:table-cell table:style-name="ce2" office:value-type="float" office:value="7.05180079532651" calcext:value-type="float">
            <text:p>7.05180079532651</text:p>
          </table:table-cell>
          <table:table-cell office:value-type="float" office:value="0.795703982576693" calcext:value-type="float">
            <text:p>0.7957</text:p>
          </table:table-cell>
          <table:table-cell office:value-type="float" office:value="2.36878576008443" calcext:value-type="float">
            <text:p>2.3688</text:p>
          </table:table-cell>
          <table:table-cell office:value-type="float" office:value="1.01802746974631" calcext:value-type="float">
            <text:p>1.0180</text:p>
          </table:table-cell>
          <table:table-cell office:value-type="float" office:value="24.5" calcext:value-type="float">
            <text:p>24.5</text:p>
          </table:table-cell>
          <table:table-cell office:value-type="float" office:value="11.7634319033736" calcext:value-type="float">
            <text:p>11.76</text:p>
          </table:table-cell>
          <table:table-cell office:value-type="float" office:value="0.00447106276678773" calcext:value-type="float">
            <text:p>0.004471</text:p>
          </table:table-cell>
          <table:table-cell office:value-type="float" office:value="0.995850282919859" calcext:value-type="float">
            <text:p>0.995850</text:p>
          </table:table-cell>
          <table:table-cell office:value-type="float" office:value="1.70484" calcext:value-type="float">
            <text:p>1.705</text:p>
          </table:table-cell>
          <table:table-cell office:value-type="float" office:value="0.03393" calcext:value-type="float">
            <text:p>0.034</text:p>
          </table:table-cell>
          <table:table-cell office:value-type="float" office:value="451.546" calcext:value-type="float">
            <text:p>451.5</text:p>
          </table:table-cell>
          <table:table-cell office:value-type="float" office:value="6.383" calcext:value-type="float">
            <text:p>6.4</text:p>
          </table:table-cell>
          <table:table-cell office:value-type="float" office:value="0.689736107616357" calcext:value-type="float">
            <text:p>0.690</text:p>
          </table:table-cell>
          <table:table-cell office:value-type="float" office:value="0.81519" calcext:value-type="float">
            <text:p>0.815</text:p>
          </table:table-cell>
          <table:table-cell office:value-type="float" office:value="0.001358" calcext:value-type="float">
            <text:p>0.001</text:p>
          </table:table-cell>
          <table:table-cell office:value-type="float" office:value="358.326" calcext:value-type="float">
            <text:p>358.3</text:p>
          </table:table-cell>
          <table:table-cell office:value-type="float" office:value="1.892" calcext:value-type="float">
            <text:p>1.9</text:p>
          </table:table-cell>
          <table:table-cell office:value-type="float" office:value="0.749593732829161" calcext:value-type="float">
            <text:p>0.750</text:p>
          </table:table-cell>
          <table:table-cell office:value-type="float" office:value="3329.14579530758" calcext:value-type="float">
            <text:p>3329.1</text:p>
          </table:table-cell>
          <table:table-cell office:value-type="float" office:value="1.81467734948297" calcext:value-type="float">
            <text:p>1.81</text:p>
          </table:table-cell>
          <table:table-cell office:value-type="float" office:value="1.66823149775646" calcext:value-type="float">
            <text:p>1.668</text:p>
          </table:table-cell>
          <table:table-cell office:value-type="float" office:value="0.00432943976721279" calcext:value-type="float">
            <text:p>0.00433</text:p>
          </table:table-cell>
          <table:table-cell table:number-columns-repeated="2"/>
          <table:table-cell table:style-name="ce2" table:formula="of:=[.J21]/POWER(LN([.C21]);[.$AH$2])" office:value-type="float" office:value="1.90445595597215" calcext:value-type="float">
            <text:p>1.90445595597215</text:p>
          </table:table-cell>
          <table:table-cell/>
          <table:table-cell table:style-name="ce2" table:formula="of:=[.$AJ$1]*POWER([.$C21];[.$AJ$2])" office:value-type="float" office:value="3100.96362116482" calcext:value-type="float">
            <text:p>3100.96362116482</text:p>
          </table:table-cell>
          <table:table-cell/>
          <table:table-cell table:style-name="ce2" table:formula="of:=[.AL$1]*POWER([.$C21];[.AL$2])" office:value-type="float" office:value="0.444698284802654" calcext:value-type="float">
            <text:p>0.444698284802654</text:p>
          </table:table-cell>
          <table:table-cell/>
          <table:table-cell table:style-name="ce2" table:formula="of:=[.AN$1]*POWER([.$C21];[.AN$2])" office:value-type="float" office:value="2336.10030387199" calcext:value-type="float">
            <text:p>2336.10030387199</text:p>
          </table:table-cell>
          <table:table-cell/>
          <table:table-cell table:style-name="ce2" table:formula="of:=[.AP$1]*POWER([.$C21];[.AP$2])" office:value-type="float" office:value="370.344906983502" calcext:value-type="float">
            <text:p>370.344906983502</text:p>
          </table:table-cell>
          <table:table-cell/>
          <table:table-cell table:style-name="ce2" table:formula="of:=[.AR$1]*POWER([.$C21];[.AR$2])" office:value-type="float" office:value="25.2600908236237" calcext:value-type="float">
            <text:p>25.2600908236237</text:p>
          </table:table-cell>
          <table:table-cell/>
          <table:table-cell table:style-name="ce2" table:formula="of:=[.AT$1]*POWER([.$C21];[.AT$2])" office:value-type="float" office:value="443.238770290209" calcext:value-type="float">
            <text:p>443.238770290209</text:p>
          </table:table-cell>
          <table:table-cell/>
          <table:table-cell table:style-name="ce2" table:formula="of:=[.AV$1]*POWER([.$C21];[.AV$2])" office:value-type="float" office:value="3337.83207534984" calcext:value-type="float">
            <text:p>3337.83207534984</text:p>
          </table:table-cell>
          <table:table-cell/>
          <table:table-cell table:style-name="ce2" table:formula="of:=LN([.C21])" office:value-type="float" office:value="8.86234196351635" calcext:value-type="float">
            <text:p>8.86234196351635</text:p>
          </table:table-cell>
          <table:table-cell/>
          <table:table-cell table:style-name="ce2" table:formula="of:=[.AZ$1]*POWER([.$AX21];[.AZ$2])" office:value-type="float" office:value="7.07643543808318" calcext:value-type="float">
            <text:p>7.07643543808318</text:p>
          </table:table-cell>
          <table:table-cell/>
          <table:table-cell table:style-name="ce2" table:formula="of:=[.AB21]*LN([.C21])*LN([.C21])/[.C21]" office:value-type="float" office:value="37.0308440348736" calcext:value-type="float">
            <text:p>37.0308440348736</text:p>
          </table:table-cell>
          <table:table-cell table:number-columns-repeated="4"/>
          <table:table-cell table:style-name="ce2" table:formula="of:=[.BF$1]+[.BF$2]/POWER([.$C21];[.BF$3])" office:value-type="float" office:value="1.65700172085672" calcext:value-type="float">
            <text:p>1.65700172085672</text:p>
          </table:table-cell>
          <table:table-cell/>
          <table:table-cell table:style-name="ce2" table:formula="of:=0.5*PI()+[.BI$1]/POWER([.$C21];[.BI$2])" office:value-type="float" office:value="1.66913776213422" calcext:value-type="float">
            <text:p>1.6691377621342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9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7683" calcext:value-type="float">
            <text:p>7683</text:p>
          </table:table-cell>
          <table:table-cell office:value-type="float" office:value="0.42951971885982" calcext:value-type="float">
            <text:p>0.430</text:p>
          </table:table-cell>
          <table:table-cell table:style-name="ce2" office:value-type="float" office:value="2472" calcext:value-type="float">
            <text:p>2472</text:p>
          </table:table-cell>
          <table:table-cell table:style-name="ce2" office:value-type="float" office:value="0.321749316673175" calcext:value-type="float">
            <text:p>0.321749316673175</text:p>
          </table:table-cell>
          <table:table-cell table:style-name="ce2" office:value-type="float" office:value="396" calcext:value-type="float">
            <text:p>396</text:p>
          </table:table-cell>
          <table:table-cell office:value-type="float" office:value="0.0515423662631784" calcext:value-type="float">
            <text:p>0.05154</text:p>
          </table:table-cell>
          <table:table-cell office:value-type="float" office:value="6.24242424242424" calcext:value-type="float">
            <text:p>6.24</text:p>
          </table:table-cell>
          <table:table-cell table:style-name="ce2" office:value-type="float" office:value="7.07384951547639" calcext:value-type="float">
            <text:p>7.07384951547639</text:p>
          </table:table-cell>
          <table:table-cell office:value-type="float" office:value="0.790660000467604" calcext:value-type="float">
            <text:p>0.7907</text:p>
          </table:table-cell>
          <table:table-cell office:value-type="float" office:value="2.36495451567558" calcext:value-type="float">
            <text:p>2.3650</text:p>
          </table:table-cell>
          <table:table-cell office:value-type="float" office:value="1.01044191056019" calcext:value-type="float">
            <text:p>1.0104</text:p>
          </table:table-cell>
          <table:table-cell office:value-type="float" office:value="26" calcext:value-type="float">
            <text:p>26.0</text:p>
          </table:table-cell>
          <table:table-cell office:value-type="float" office:value="11.3653846153846" calcext:value-type="float">
            <text:p>11.37</text:p>
          </table:table-cell>
          <table:table-cell office:value-type="float" office:value="0.0046243263994101" calcext:value-type="float">
            <text:p>0.004624</text:p>
          </table:table-cell>
          <table:table-cell office:value-type="float" office:value="0.995677394023021" calcext:value-type="float">
            <text:p>0.995677</text:p>
          </table:table-cell>
          <table:table-cell office:value-type="float" office:value="1.67536" calcext:value-type="float">
            <text:p>1.675</text:p>
          </table:table-cell>
          <table:table-cell office:value-type="float" office:value="0.04437" calcext:value-type="float">
            <text:p>0.044</text:p>
          </table:table-cell>
          <table:table-cell office:value-type="float" office:value="475.857" calcext:value-type="float">
            <text:p>475.9</text:p>
          </table:table-cell>
          <table:table-cell office:value-type="float" office:value="9.041" calcext:value-type="float">
            <text:p>9.0</text:p>
          </table:table-cell>
          <table:table-cell office:value-type="float" office:value="0.689088975804217" calcext:value-type="float">
            <text:p>0.689</text:p>
          </table:table-cell>
          <table:table-cell office:value-type="float" office:value="0.819275" calcext:value-type="float">
            <text:p>0.819</text:p>
          </table:table-cell>
          <table:table-cell office:value-type="float" office:value="0.001263" calcext:value-type="float">
            <text:p>0.001</text:p>
          </table:table-cell>
          <table:table-cell office:value-type="float" office:value="392.297" calcext:value-type="float">
            <text:p>392.3</text:p>
          </table:table-cell>
          <table:table-cell office:value-type="float" office:value="1.921" calcext:value-type="float">
            <text:p>1.9</text:p>
          </table:table-cell>
          <table:table-cell office:value-type="float" office:value="0.755016083720538" calcext:value-type="float">
            <text:p>0.755</text:p>
          </table:table-cell>
          <table:table-cell office:value-type="float" office:value="3563.03904569487" calcext:value-type="float">
            <text:p>3563.0</text:p>
          </table:table-cell>
          <table:table-cell office:value-type="float" office:value="1.8019390956528" calcext:value-type="float">
            <text:p>1.80</text:p>
          </table:table-cell>
          <table:table-cell office:value-type="float" office:value="1.66210034147184" calcext:value-type="float">
            <text:p>1.662</text:p>
          </table:table-cell>
          <table:table-cell office:value-type="float" office:value="0.00449416890884671" calcext:value-type="float">
            <text:p>0.00449</text:p>
          </table:table-cell>
          <table:table-cell table:number-columns-repeated="2"/>
          <table:table-cell table:style-name="ce2" table:formula="of:=[.J22]/POWER(LN([.C22]);[.$AH$2])" office:value-type="float" office:value="1.89957387338588" calcext:value-type="float">
            <text:p>1.89957387338588</text:p>
          </table:table-cell>
          <table:table-cell/>
          <table:table-cell table:style-name="ce2" table:formula="of:=[.$AJ$1]*POWER([.$C22];[.$AJ$2])" office:value-type="float" office:value="3313.30981469625" calcext:value-type="float">
            <text:p>3313.30981469625</text:p>
          </table:table-cell>
          <table:table-cell/>
          <table:table-cell table:style-name="ce2" table:formula="of:=[.AL$1]*POWER([.$C22];[.AL$2])" office:value-type="float" office:value="0.437425856088731" calcext:value-type="float">
            <text:p>0.437425856088731</text:p>
          </table:table-cell>
          <table:table-cell/>
          <table:table-cell table:style-name="ce2" table:formula="of:=[.AN$1]*POWER([.$C22];[.AN$2])" office:value-type="float" office:value="2485.12085916622" calcext:value-type="float">
            <text:p>2485.12085916622</text:p>
          </table:table-cell>
          <table:table-cell/>
          <table:table-cell table:style-name="ce2" table:formula="of:=[.AP$1]*POWER([.$C22];[.AP$2])" office:value-type="float" office:value="400.90478453165" calcext:value-type="float">
            <text:p>400.90478453165</text:p>
          </table:table-cell>
          <table:table-cell/>
          <table:table-cell table:style-name="ce2" table:formula="of:=[.AR$1]*POWER([.$C22];[.AR$2])" office:value-type="float" office:value="26.4072877962488" calcext:value-type="float">
            <text:p>26.4072877962488</text:p>
          </table:table-cell>
          <table:table-cell/>
          <table:table-cell table:style-name="ce2" table:formula="of:=[.AT$1]*POWER([.$C22];[.AT$2])" office:value-type="float" office:value="481.091380912956" calcext:value-type="float">
            <text:p>481.091380912956</text:p>
          </table:table-cell>
          <table:table-cell/>
          <table:table-cell table:style-name="ce2" table:formula="of:=[.AV$1]*POWER([.$C22];[.AV$2])" office:value-type="float" office:value="3571.24681819918" calcext:value-type="float">
            <text:p>3571.24681819918</text:p>
          </table:table-cell>
          <table:table-cell/>
          <table:table-cell table:style-name="ce2" table:formula="of:=LN([.C22])" office:value-type="float" office:value="8.94676537486764" calcext:value-type="float">
            <text:p>8.94676537486764</text:p>
          </table:table-cell>
          <table:table-cell/>
          <table:table-cell table:style-name="ce2" table:formula="of:=[.AZ$1]*POWER([.$AX22];[.AZ$2])" office:value-type="float" office:value="7.11767312548168" calcext:value-type="float">
            <text:p>7.11767312548168</text:p>
          </table:table-cell>
          <table:table-cell/>
          <table:table-cell table:style-name="ce2" table:formula="of:=[.AB22]*LN([.C22])*LN([.C22])/[.C22]" office:value-type="float" office:value="37.1211861545094" calcext:value-type="float">
            <text:p>37.1211861545094</text:p>
          </table:table-cell>
          <table:table-cell table:number-columns-repeated="4"/>
          <table:table-cell table:style-name="ce2" table:formula="of:=[.BF$1]+[.BF$2]/POWER([.$C22];[.BF$3])" office:value-type="float" office:value="1.65424131487861" calcext:value-type="float">
            <text:p>1.65424131487861</text:p>
          </table:table-cell>
          <table:table-cell/>
          <table:table-cell table:style-name="ce2" table:formula="of:=0.5*PI()+[.BI$1]/POWER([.$C22];[.BI$2])" office:value-type="float" office:value="1.66567260392438" calcext:value-type="float">
            <text:p>1.6656726039243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20</text:p>
          </table:table-cell>
          <table:table-cell table:style-name="ce2" office:value-type="float" office:value="3422" calcext:value-type="float">
            <text:p>3422</text:p>
          </table:table-cell>
          <table:table-cell table:style-name="ce2" office:value-type="float" office:value="7994" calcext:value-type="float">
            <text:p>7994</text:p>
          </table:table-cell>
          <table:table-cell office:value-type="float" office:value="0.428071053289967" calcext:value-type="float">
            <text:p>0.428</text:p>
          </table:table-cell>
          <table:table-cell table:style-name="ce2" office:value-type="float" office:value="2569" calcext:value-type="float">
            <text:p>2569</text:p>
          </table:table-cell>
          <table:table-cell table:style-name="ce2" office:value-type="float" office:value="0.321366024518389" calcext:value-type="float">
            <text:p>0.321366024518389</text:p>
          </table:table-cell>
          <table:table-cell table:style-name="ce2" office:value-type="float" office:value="409" calcext:value-type="float">
            <text:p>409</text:p>
          </table:table-cell>
          <table:table-cell office:value-type="float" office:value="0.051163372529397" calcext:value-type="float">
            <text:p>0.05116</text:p>
          </table:table-cell>
          <table:table-cell office:value-type="float" office:value="6.28117359413203" calcext:value-type="float">
            <text:p>6.28</text:p>
          </table:table-cell>
          <table:table-cell table:style-name="ce2" office:value-type="float" office:value="7.09154421639501" calcext:value-type="float">
            <text:p>7.09154421639501</text:p>
          </table:table-cell>
          <table:table-cell office:value-type="float" office:value="0.789137751546684" calcext:value-type="float">
            <text:p>0.7891</text:p>
          </table:table-cell>
          <table:table-cell office:value-type="float" office:value="2.36562999176115" calcext:value-type="float">
            <text:p>2.3656</text:p>
          </table:table-cell>
          <table:table-cell office:value-type="float" office:value="1.00796870555534" calcext:value-type="float">
            <text:p>1.0080</text:p>
          </table:table-cell>
          <table:table-cell office:value-type="float" office:value="26.5" calcext:value-type="float">
            <text:p>26.5</text:p>
          </table:table-cell>
          <table:table-cell office:value-type="float" office:value="11.3834104663581" calcext:value-type="float">
            <text:p>11.38</text:p>
          </table:table-cell>
          <table:table-cell office:value-type="float" office:value="0.00470446029418253" calcext:value-type="float">
            <text:p>0.004704</text:p>
          </table:table-cell>
          <table:table-cell office:value-type="float" office:value="0.995586476724147" calcext:value-type="float">
            <text:p>0.995586</text:p>
          </table:table-cell>
          <table:table-cell office:value-type="float" office:value="1.68393" calcext:value-type="float">
            <text:p>1.684</text:p>
          </table:table-cell>
          <table:table-cell office:value-type="float" office:value="0.0474" calcext:value-type="float">
            <text:p>0.047</text:p>
          </table:table-cell>
          <table:table-cell office:value-type="float" office:value="490.905" calcext:value-type="float">
            <text:p>490.9</text:p>
          </table:table-cell>
          <table:table-cell office:value-type="float" office:value="9.863" calcext:value-type="float">
            <text:p>9.9</text:p>
          </table:table-cell>
          <table:table-cell office:value-type="float" office:value="0.689510653550097" calcext:value-type="float">
            <text:p>0.690</text:p>
          </table:table-cell>
          <table:table-cell office:value-type="float" office:value="0.823862" calcext:value-type="float">
            <text:p>0.824</text:p>
          </table:table-cell>
          <table:table-cell office:value-type="float" office:value="0.001272" calcext:value-type="float">
            <text:p>0.001</text:p>
          </table:table-cell>
          <table:table-cell office:value-type="float" office:value="412.005" calcext:value-type="float">
            <text:p>412.0</text:p>
          </table:table-cell>
          <table:table-cell office:value-type="float" office:value="2.026" calcext:value-type="float">
            <text:p>2.0</text:p>
          </table:table-cell>
          <table:table-cell office:value-type="float" office:value="0.743908237725347" calcext:value-type="float">
            <text:p>0.744</text:p>
          </table:table-cell>
          <table:table-cell office:value-type="float" office:value="3703.12375404354" calcext:value-type="float">
            <text:p>3703.1</text:p>
          </table:table-cell>
          <table:table-cell office:value-type="float" office:value="1.80790825716721" calcext:value-type="float">
            <text:p>1.81</text:p>
          </table:table-cell>
          <table:table-cell office:value-type="float" office:value="1.65831771528486" calcext:value-type="float">
            <text:p>1.658</text:p>
          </table:table-cell>
          <table:table-cell office:value-type="float" office:value="0.00457936647381708" calcext:value-type="float">
            <text:p>0.00458</text:p>
          </table:table-cell>
          <table:table-cell table:number-columns-repeated="2"/>
          <table:table-cell table:style-name="ce2" table:formula="of:=[.J23]/POWER(LN([.C23]);[.$AH$2])" office:value-type="float" office:value="1.8992757276903" calcext:value-type="float">
            <text:p>1.8992757276903</text:p>
          </table:table-cell>
          <table:table-cell/>
          <table:table-cell table:style-name="ce2" table:formula="of:=[.$AJ$1]*POWER([.$C23];[.$AJ$2])" office:value-type="float" office:value="3418.08225638717" calcext:value-type="float">
            <text:p>3418.08225638717</text:p>
          </table:table-cell>
          <table:table-cell/>
          <table:table-cell table:style-name="ce2" table:formula="of:=[.AL$1]*POWER([.$C23];[.AL$2])" office:value-type="float" office:value="0.434048835401946" calcext:value-type="float">
            <text:p>0.434048835401946</text:p>
          </table:table-cell>
          <table:table-cell/>
          <table:table-cell table:style-name="ce2" table:formula="of:=[.AN$1]*POWER([.$C23];[.AN$2])" office:value-type="float" office:value="2558.41230769323" calcext:value-type="float">
            <text:p>2558.41230769323</text:p>
          </table:table-cell>
          <table:table-cell/>
          <table:table-cell table:style-name="ce2" table:formula="of:=[.AP$1]*POWER([.$C23];[.AP$2])" office:value-type="float" office:value="416.127585204999" calcext:value-type="float">
            <text:p>416.127585204999</text:p>
          </table:table-cell>
          <table:table-cell/>
          <table:table-cell table:style-name="ce2" table:formula="of:=[.AR$1]*POWER([.$C23];[.AR$2])" office:value-type="float" office:value="26.9643571603588" calcext:value-type="float">
            <text:p>26.9643571603588</text:p>
          </table:table-cell>
          <table:table-cell/>
          <table:table-cell table:style-name="ce2" table:formula="of:=[.AT$1]*POWER([.$C23];[.AT$2])" office:value-type="float" office:value="499.983543019722" calcext:value-type="float">
            <text:p>499.983543019722</text:p>
          </table:table-cell>
          <table:table-cell/>
          <table:table-cell table:style-name="ce2" table:formula="of:=[.AV$1]*POWER([.$C23];[.AV$2])" office:value-type="float" office:value="3686.52894179737" calcext:value-type="float">
            <text:p>3686.52894179737</text:p>
          </table:table-cell>
          <table:table-cell/>
          <table:table-cell table:style-name="ce2" table:formula="of:=LN([.C23])" office:value-type="float" office:value="8.98644653927127" calcext:value-type="float">
            <text:p>8.98644653927127</text:p>
          </table:table-cell>
          <table:table-cell/>
          <table:table-cell table:style-name="ce2" table:formula="of:=[.AZ$1]*POWER([.$AX23];[.AZ$2])" office:value-type="float" office:value="7.13700382418841" calcext:value-type="float">
            <text:p>7.13700382418841</text:p>
          </table:table-cell>
          <table:table-cell/>
          <table:table-cell table:style-name="ce2" table:formula="of:=[.AB23]*LN([.C23])*LN([.C23])/[.C23]" office:value-type="float" office:value="37.4093422272851" calcext:value-type="float">
            <text:p>37.4093422272851</text:p>
          </table:table-cell>
          <table:table-cell table:number-columns-repeated="4"/>
          <table:table-cell table:style-name="ce2" table:formula="of:=[.BF$1]+[.BF$2]/POWER([.$C23];[.BF$3])" office:value-type="float" office:value="1.65297225687409" calcext:value-type="float">
            <text:p>1.65297225687409</text:p>
          </table:table-cell>
          <table:table-cell/>
          <table:table-cell table:style-name="ce2" table:formula="of:=0.5*PI()+[.BI$1]/POWER([.$C23];[.BI$2])" office:value-type="float" office:value="1.66408633892577" calcext:value-type="float">
            <text:p>1.66408633892577</text:p>
          </table:table-cell>
          <table:table-cell table:number-columns-repeated="96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L1993" table:style-name="ta4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4"/>
        <table:table-column table:style-name="co2" table:number-columns-repeated="3" table:default-cell-style-name="Default"/>
        <table:table-column table:style-name="co3" table:default-cell-style-name="ce6"/>
        <table:table-column table:style-name="co3" table:default-cell-style-name="ce8"/>
        <table:table-column table:style-name="co2" table:default-cell-style-name="Default"/>
        <table:table-column table:style-name="co3" table:number-columns-repeated="2" table:default-cell-style-name="ce10"/>
        <table:table-column table:style-name="co3" table:default-cell-style-name="ce12"/>
        <table:table-column table:style-name="co3" table:default-cell-style-name="ce14"/>
        <table:table-column table:style-name="co3" table:default-cell-style-name="ce8"/>
        <table:table-column table:style-name="co3" table:number-columns-repeated="2" table:default-cell-style-name="ce16"/>
        <table:table-column table:style-name="co3" table:number-columns-repeated="2" table:default-cell-style-name="ce4"/>
        <table:table-column table:style-name="co3" table:default-cell-style-name="ce14"/>
        <table:table-column table:style-name="co3" table:default-cell-style-name="ce13"/>
        <table:table-column table:style-name="co3" table:number-columns-repeated="3" table:default-cell-style-name="ce3"/>
        <table:table-column table:style-name="co3" table:default-cell-style-name="ce14"/>
        <table:table-column table:style-name="co3" table:default-cell-style-name="ce13"/>
        <table:table-column table:style-name="co3" table:default-cell-style-name="ce3"/>
        <table:table-column table:style-name="co3" table:default-cell-style-name="ce14"/>
        <table:table-column table:style-name="co3" table:default-cell-style-name="ce7"/>
        <table:table-column table:style-name="co3" table:default-cell-style-name="ce3"/>
        <table:table-column table:style-name="co4" table:default-cell-style-name="ce17"/>
        <table:table-column table:style-name="co2" table:number-columns-repeated="3" table:default-cell-style-name="Default"/>
        <table:table-column table:style-name="co3" table:default-cell-style-name="ce24"/>
        <table:table-column table:style-name="co2" table:number-columns-repeated="13" table:default-cell-style-name="Default"/>
        <table:table-column table:style-name="co5" table:default-cell-style-name="ce2"/>
        <table:table-column table:style-name="co2" table:number-columns-repeated="975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3"/>
          <table:table-cell table:style-name="ce23" office:value-type="string" calcext:value-type="string">
            <text:p>a=</text:p>
          </table:table-cell>
          <table:table-cell table:style-name="ce2" office:value-type="float" office:value="2.58211" calcext:value-type="float">
            <text:p>2.58211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1.8987" calcext:value-type="float">
            <text:p>1.8987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3.26779" calcext:value-type="float">
            <text:p>3.26779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0513713" calcext:value-type="float">
            <text:p>0.0513713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223635" calcext:value-type="float">
            <text:p>0.223635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0465255" calcext:value-type="float">
            <text:p>0.0465255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2.59901" calcext:value-type="float">
            <text:p>2.59901</text:p>
          </table:table-cell>
          <table:table-cell/>
          <table:table-cell table:style-name="ce2" office:value-type="string" calcext:value-type="string">
            <text:p>LN(N):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1.55653" calcext:value-type="float">
            <text:p>1.55653</text:p>
          </table:table-cell>
          <table:table-cell table:number-columns-repeated="4"/>
          <table:table-cell table:style-name="ce2" office:value-type="string" calcext:value-type="string">
            <text:p>phi:</text:p>
          </table:table-cell>
          <table:table-cell table:style-name="ce18" office:value-type="float" office:value="1.56383" calcext:value-type="float">
            <text:p>1.56383</text:p>
          </table:table-cell>
          <table:table-cell/>
          <table:table-cell table:style-name="ce18" office:value-type="string" calcext:value-type="string">
            <text:p>a=</text:p>
          </table:table-cell>
          <table:table-cell table:style-name="ce2" office:value-type="float" office:value="1.63895" calcext:value-type="float">
            <text:p>1.6389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# Chapter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TTR</text:p>
          </table:table-cell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1/N</text:p>
          </table:table-cell>
          <table:table-cell table:style-name="ce2" office:value-type="string" calcext:value-type="string">
            <text:p>N2</text:p>
          </table:table-cell>
          <table:table-cell office:value-type="string" calcext:value-type="string">
            <text:p>N2/N</text:p>
          </table:table-cell>
          <table:table-cell office:value-type="string" calcext:value-type="string">
            <text:p>N1/N2</text:p>
          </table:table-cell>
          <table:table-cell table:style-name="ce2" office:value-type="string" calcext:value-type="string">
            <text:p>Entropy</text:p>
          </table:table-cell>
          <table:table-cell office:value-type="string" calcext:value-type="string">
            <text:p>S/lnN</text:p>
          </table:table-cell>
          <table:table-cell office:value-type="string" calcext:value-type="string">
            <text:p>S/sqrtlnN</text:p>
          </table:table-cell>
          <table:table-cell office:value-type="string" calcext:value-type="string">
            <text:p>S/W</text:p>
          </table:table-cell>
          <table:table-cell office:value-type="string" calcext:value-type="string">
            <text:p>h-point</text:p>
          </table:table-cell>
          <table:table-cell office:value-type="string" calcext:value-type="string">
            <text:p>a-scaling</text:p>
          </table:table-cell>
          <table:table-cell office:value-type="string" calcext:value-type="string">
            <text:p>RRate</text:p>
          </table:table-cell>
          <table:table-cell office:value-type="string" calcext:value-type="string">
            <text:p>RelR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alph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sZipf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Zip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K</text:p>
          </table:table-cell>
          <table:table-cell table:style-name="ce1" table:number-columns-repeated="2"/>
          <table:table-cell table:style-name="ce1" office:value-type="float" office:value="0.69" calcext:value-type="float">
            <text:p>0.69</text:p>
          </table:table-cell>
          <table:table-cell table:style-name="ce23" office:value-type="string" calcext:value-type="string">
            <text:p>b=</text:p>
          </table:table-cell>
          <table:table-cell table:style-name="ce1" office:value-type="float" office:value="0.812134" calcext:value-type="float">
            <text:p>0.812134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-0.150594" calcext:value-type="float">
            <text:p>-0.150594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756472" calcext:value-type="float">
            <text:p>0.756472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1.01467" calcext:value-type="float">
            <text:p>1.01467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519587" calcext:value-type="float">
            <text:p>0.519587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1.04429" calcext:value-type="float">
            <text:p>1.04429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818867" calcext:value-type="float">
            <text:p>0.818867</text:p>
          </table:table-cell>
          <table:table-cell table:style-name="ce1" table:number-columns-repeated="2"/>
          <table:table-cell table:style-name="ce18" office:value-type="string" calcext:value-type="string">
            <text:p>b=</text:p>
          </table:table-cell>
          <table:table-cell table:style-name="ce1" office:value-type="float" office:value="0.70518" calcext:value-type="float">
            <text:p>0.70518</text:p>
          </table:table-cell>
          <table:table-cell table:style-name="ce1" table:number-columns-repeated="5"/>
          <table:table-cell table:style-name="ce18" office:value-type="float" office:value="2.18976" calcext:value-type="float">
            <text:p>2.18976</text:p>
          </table:table-cell>
          <table:table-cell table:style-name="ce1"/>
          <table:table-cell table:style-name="ce18" office:value-type="string" calcext:value-type="string">
            <text:p>b=</text:p>
          </table:table-cell>
          <table:table-cell table:style-name="ce1" office:value-type="float" office:value="0.329109" calcext:value-type="float">
            <text:p>0.329109</text:p>
          </table:table-cell>
          <table:table-cell table:style-name="ce1" table:number-columns-repeated="963"/>
        </table:table-row>
        <table:table-row table:style-name="ro1">
          <table:table-cell office:value-type="string" calcext:value-type="string">
            <text:p>Chapter0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77" calcext:value-type="float">
            <text:p>277</text:p>
          </table:table-cell>
          <table:table-cell office:value-type="float" office:value="0.783393501805054" calcext:value-type="float">
            <text:p>0.78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0.700361010830325" calcext:value-type="float">
            <text:p>0.700361010830325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0.0505415162454874" calcext:value-type="float">
            <text:p>0.05054</text:p>
          </table:table-cell>
          <table:table-cell office:value-type="float" office:value="13.8571428571429" calcext:value-type="float">
            <text:p>13.86</text:p>
          </table:table-cell>
          <table:table-cell table:style-name="ce2" office:value-type="float" office:value="5.17325228083093" calcext:value-type="float">
            <text:p>5.17325228083093</text:p>
          </table:table-cell>
          <table:table-cell office:value-type="float" office:value="0.919849960484566" calcext:value-type="float">
            <text:p>0.9198</text:p>
          </table:table-cell>
          <table:table-cell office:value-type="float" office:value="2.18142520066562" calcext:value-type="float">
            <text:p>2.1814</text:p>
          </table:table-cell>
          <table:table-cell office:value-type="float" office:value="1.23435323593231" calcext:value-type="float">
            <text:p>1.2344</text:p>
          </table:table-cell>
          <table:table-cell office:value-type="float" office:value="5" calcext:value-type="float">
            <text:p>5.0</text:p>
          </table:table-cell>
          <table:table-cell office:value-type="float" office:value="11.08" calcext:value-type="float">
            <text:p>11.08</text:p>
          </table:table-cell>
          <table:table-cell office:value-type="float" office:value="0.00866686650419001" calcext:value-type="float">
            <text:p>0.008667</text:p>
          </table:table-cell>
          <table:table-cell office:value-type="float" office:value="0.995922638743476" calcext:value-type="float">
            <text:p>0.995923</text:p>
          </table:table-cell>
          <table:table-cell office:value-type="float" office:value="2.15961" calcext:value-type="float">
            <text:p>2.160</text:p>
          </table:table-cell>
          <table:table-cell office:value-type="float" office:value="0.5109" calcext:value-type="float">
            <text:p>0.511</text:p>
          </table:table-cell>
          <table:table-cell office:value-type="float" office:value="15.5156" calcext:value-type="float">
            <text:p>15.5</text:p>
          </table:table-cell>
          <table:table-cell office:value-type="float" office:value="1.677" calcext:value-type="float">
            <text:p>1.7</text:p>
          </table:table-cell>
          <table:table-cell office:value-type="float" office:value="0.48752443718192" calcext:value-type="float">
            <text:p>0.488</text:p>
          </table:table-cell>
          <table:table-cell table:style-name="ce20" office:value-type="float" office:value="54.5497" calcext:value-type="float">
            <text:p>54.550</text:p>
          </table:table-cell>
          <table:table-cell table:style-name="ce20" office:value-type="float" office:value="4.928" calcext:value-type="float">
            <text:p>4.928</text:p>
          </table:table-cell>
          <table:table-cell table:style-name="ce21"/>
          <table:table-cell table:style-name="ce22"/>
          <table:table-cell table:style-name="ce20" office:value-type="float" office:value="0" calcext:value-type="float">
            <text:p>0.000</text:p>
          </table:table-cell>
          <table:table-cell office:value-type="float" office:value="224.406155302958" calcext:value-type="float">
            <text:p>224.4</text:p>
          </table:table-cell>
          <table:table-cell office:value-type="float" office:value="1.97872741653794" calcext:value-type="float">
            <text:p>1.98</text:p>
          </table:table-cell>
          <table:table-cell office:value-type="float" office:value="1.95635044344151" calcext:value-type="float">
            <text:p>1.956</text:p>
          </table:table-cell>
          <table:table-cell office:value-type="float" office:value="0.00505675820094097" calcext:value-type="float">
            <text:p>0.00506</text:p>
          </table:table-cell>
          <table:table-cell table:style-name="ce2" office:value-type="string" calcext:value-type="string">
            <text:p>a-scaling</text:p>
          </table:table-cell>
          <table:table-cell table:style-name="ce2" table:formula="of:=CORREL([.O3:.O23];[.C3:.C23])" office:value-type="float" office:value="-0.00691856522200002" calcext:value-type="float">
            <text:p>-0.006918565222</text:p>
          </table:table-cell>
          <table:table-cell table:style-name="ce2" table:formula="of:=[.J3]/POWER(LN([.C3]);[.$AH$2])" office:value-type="float" office:value="1.57119996160946" calcext:value-type="float">
            <text:p>1.57119996160946</text:p>
          </table:table-cell>
          <table:table-cell office:value-type="string" calcext:value-type="string">
            <text:p>R2:</text:p>
          </table:table-cell>
          <table:table-cell table:style-name="ce2" table:formula="of:=[.$AJ$1]*POWER([.$C3];[.$AJ$2])" office:value-type="float" office:value="248.654088426376" calcext:value-type="float">
            <text:p>248.654088426376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L$1]*POWER([.$C3];[.AL$2])" office:value-type="float" office:value="0.814017144746275" calcext:value-type="float">
            <text:p>0.814017144746275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N$1]*POWER([.$C3];[.AN$2])" office:value-type="float" office:value="230.102689734311" calcext:value-type="float">
            <text:p>230.102689734311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P$1]*POWER([.$C3];[.AP$2])" office:value-type="float" office:value="15.4536653513909" calcext:value-type="float">
            <text:p>15.4536653513909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R$1]*POWER([.$C3];[.AR$2])" office:value-type="float" office:value="4.15547342791786" calcext:value-type="float">
            <text:p>4.15547342791786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T$1]*POWER([.$C3];[.AT$2])" office:value-type="float" office:value="16.532869858785" calcext:value-type="float">
            <text:p>16.532869858785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V$1]*POWER([.$C3];[.AV$2])" office:value-type="float" office:value="259.940548830441" calcext:value-type="float">
            <text:p>259.940548830441</text:p>
          </table:table-cell>
          <table:table-cell/>
          <table:table-cell table:style-name="ce2" table:formula="of:=LN([.C3])" office:value-type="float" office:value="5.62401750618734" calcext:value-type="float">
            <text:p>5.62401750618734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Z$1]*POWER([.$AX3];[.AZ$2])" office:value-type="float" office:value="5.26108601136823" calcext:value-type="float">
            <text:p>5.26108601136823</text:p>
          </table:table-cell>
          <table:table-cell/>
          <table:table-cell table:style-name="ce2" table:formula="of:=[.AB3]*LN([.C3])*LN([.C3])/[.C3]" office:value-type="float" office:value="25.6240824930889" calcext:value-type="float">
            <text:p>25.6240824930889</text:p>
          </table:table-cell>
          <table:table-cell table:number-columns-repeated="3"/>
          <table:table-cell table:style-name="ce18" office:value-type="float" office:value="0.356238" calcext:value-type="float">
            <text:p>0.356238</text:p>
          </table:table-cell>
          <table:table-cell table:style-name="ce2" table:formula="of:=[.BF$1]+[.BF$2]/POWER([.$C3];[.BF$3])" office:value-type="float" office:value="1.8591496944042" calcext:value-type="float">
            <text:p>1.8591496944042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0.5*PI()+[.BI$1]/POWER([.$C3];[.BI$2])" office:value-type="float" office:value="1.82826454664475" calcext:value-type="float">
            <text:p>1.8282645466447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525" calcext:value-type="float">
            <text:p>525</text:p>
          </table:table-cell>
          <table:table-cell office:value-type="float" office:value="0.740952380952381" calcext:value-type="float">
            <text:p>0.741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0.651428571428571" calcext:value-type="float">
            <text:p>0.651428571428571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0.0533333333333333" calcext:value-type="float">
            <text:p>0.05333</text:p>
          </table:table-cell>
          <table:table-cell office:value-type="float" office:value="12.2142857142857" calcext:value-type="float">
            <text:p>12.21</text:p>
          </table:table-cell>
          <table:table-cell table:style-name="ce2" office:value-type="float" office:value="5.65276422759612" calcext:value-type="float">
            <text:p>5.65276422759612</text:p>
          </table:table-cell>
          <table:table-cell office:value-type="float" office:value="0.902507551109669" calcext:value-type="float">
            <text:p>0.9025</text:p>
          </table:table-cell>
          <table:table-cell office:value-type="float" office:value="2.2586859896958" calcext:value-type="float">
            <text:p>2.2587</text:p>
          </table:table-cell>
          <table:table-cell office:value-type="float" office:value="1.19938285380189" calcext:value-type="float">
            <text:p>1.1994</text:p>
          </table:table-cell>
          <table:table-cell office:value-type="float" office:value="6" calcext:value-type="float">
            <text:p>6.0</text:p>
          </table:table-cell>
          <table:table-cell office:value-type="float" office:value="14.5833333333333" calcext:value-type="float">
            <text:p>14.58</text:p>
          </table:table-cell>
          <table:table-cell office:value-type="float" office:value="0.00755011337868467" calcext:value-type="float">
            <text:p>0.007550</text:p>
          </table:table-cell>
          <table:table-cell office:value-type="float" office:value="0.995007747153844" calcext:value-type="float">
            <text:p>0.995008</text:p>
          </table:table-cell>
          <table:table-cell office:value-type="float" office:value="1.87322" calcext:value-type="float">
            <text:p>1.873</text:p>
          </table:table-cell>
          <table:table-cell office:value-type="float" office:value="0.1128" calcext:value-type="float">
            <text:p>0.113</text:p>
          </table:table-cell>
          <table:table-cell office:value-type="float" office:value="31.059" calcext:value-type="float">
            <text:p>31.1</text:p>
          </table:table-cell>
          <table:table-cell office:value-type="float" office:value="1.052" calcext:value-type="float">
            <text:p>1.1</text:p>
          </table:table-cell>
          <table:table-cell office:value-type="float" office:value="0.548566205980076" calcext:value-type="float">
            <text:p>0.549</text:p>
          </table:table-cell>
          <table:table-cell office:value-type="float" office:value="0.363045" calcext:value-type="float">
            <text:p>0.363</text:p>
          </table:table-cell>
          <table:table-cell office:value-type="float" office:value="0.009997" calcext:value-type="float">
            <text:p>0.010</text:p>
          </table:table-cell>
          <table:table-cell office:value-type="float" office:value="6.69974" calcext:value-type="float">
            <text:p>6.7</text:p>
          </table:table-cell>
          <table:table-cell office:value-type="float" office:value="0.3038" calcext:value-type="float">
            <text:p>0.3</text:p>
          </table:table-cell>
          <table:table-cell office:value-type="float" office:value="0.948621604745907" calcext:value-type="float">
            <text:p>0.949</text:p>
          </table:table-cell>
          <table:table-cell office:value-type="float" office:value="410.163214654614" calcext:value-type="float">
            <text:p>410.2</text:p>
          </table:table-cell>
          <table:table-cell office:value-type="float" office:value="2.12516054144313" calcext:value-type="float">
            <text:p>2.13</text:p>
          </table:table-cell>
          <table:table-cell office:value-type="float" office:value="1.78637448504285" calcext:value-type="float">
            <text:p>1.786</text:p>
          </table:table-cell>
          <table:table-cell office:value-type="float" office:value="0.0056453514739229" calcext:value-type="float">
            <text:p>0.00565</text:p>
          </table:table-cell>
          <table:table-cell table:style-name="ce15" office:value-type="string" calcext:value-type="string">
            <text:p>RelRR</text:p>
          </table:table-cell>
          <table:table-cell table:style-name="ce2" table:formula="of:=PEARSON([.Q$3:.Q$23];[.$C$3:.$C$23])" office:value-type="float" office:value="0.52235084688186" calcext:value-type="float">
            <text:p>0.52235084688186</text:p>
          </table:table-cell>
          <table:table-cell table:style-name="ce2" table:formula="of:=[.J4]/POWER(LN([.C4]);[.$AH$2])" office:value-type="float" office:value="1.59390323756659" calcext:value-type="float">
            <text:p>1.59390323756659</text:p>
          </table:table-cell>
          <table:table-cell table:formula="of:=RSQ([.B$3:.B$23];[.AJ$3:.AJ$23])" office:value-type="float" office:value="0.999809591906057" calcext:value-type="float">
            <text:p>0.999809591906057</text:p>
          </table:table-cell>
          <table:table-cell table:style-name="ce2" table:formula="of:=[.$AJ$1]*POWER([.$C4];[.$AJ$2])" office:value-type="float" office:value="417.934858195317" calcext:value-type="float">
            <text:p>417.934858195317</text:p>
          </table:table-cell>
          <table:table-cell table:style-name="ce2" table:formula="of:=RSQ([.D$3:.D$23];[.AL$3:.AL$23])" office:value-type="float" office:value="0.977542823689377" calcext:value-type="float">
            <text:p>0.977542823689377</text:p>
          </table:table-cell>
          <table:table-cell table:style-name="ce2" table:formula="of:=[.AL$1]*POWER([.$C4];[.AL$2])" office:value-type="float" office:value="0.739293146668713" calcext:value-type="float">
            <text:p>0.739293146668713</text:p>
          </table:table-cell>
          <table:table-cell table:style-name="ce2" table:formula="of:=RSQ([.E$3:.E$23];[.AN$3:.AN$23])" office:value-type="float" office:value="0.999425102359409" calcext:value-type="float">
            <text:p>0.999425102359409</text:p>
          </table:table-cell>
          <table:table-cell table:style-name="ce2" table:formula="of:=[.AN$1]*POWER([.$C4];[.AN$2])" office:value-type="float" office:value="373.23166996606" calcext:value-type="float">
            <text:p>373.23166996606</text:p>
          </table:table-cell>
          <table:table-cell table:style-name="ce2" table:formula="of:=RSQ([.G$3:.G$23];[.AP$3:.AP$23])" office:value-type="float" office:value="0.995037469790278" calcext:value-type="float">
            <text:p>0.995037469790278</text:p>
          </table:table-cell>
          <table:table-cell table:style-name="ce2" table:formula="of:=[.AP$1]*POWER([.$C4];[.AP$2])" office:value-type="float" office:value="29.565457007685" calcext:value-type="float">
            <text:p>29.565457007685</text:p>
          </table:table-cell>
          <table:table-cell table:style-name="ce2" table:formula="of:=RSQ([.N$3:.N$23];[.AR$3:.AR$23])" office:value-type="float" office:value="0.993821692613472" calcext:value-type="float">
            <text:p>0.993821692613472</text:p>
          </table:table-cell>
          <table:table-cell table:style-name="ce2" table:formula="of:=[.AR$1]*POWER([.$C4];[.AR$2])" office:value-type="float" office:value="5.79294207328484" calcext:value-type="float">
            <text:p>5.79294207328484</text:p>
          </table:table-cell>
          <table:table-cell table:style-name="ce2" table:formula="of:=RSQ([.T$3:.T$23];[.AT$3:.AT$23])" office:value-type="float" office:value="0.99386976322938" calcext:value-type="float">
            <text:p>0.99386976322938</text:p>
          </table:table-cell>
          <table:table-cell table:style-name="ce2" table:formula="of:=[.AT$1]*POWER([.$C4];[.AT$2])" office:value-type="float" office:value="32.2348911515474" calcext:value-type="float">
            <text:p>32.2348911515474</text:p>
          </table:table-cell>
          <table:table-cell table:style-name="ce2" table:formula="of:=RSQ([.AB$3:.AB$23];[.AV$3:.AV$23])" office:value-type="float" office:value="0.999853450967046" calcext:value-type="float">
            <text:p>0.999853450967046</text:p>
          </table:table-cell>
          <table:table-cell table:style-name="ce2" table:formula="of:=[.AV$1]*POWER([.$C4];[.AV$2])" office:value-type="float" office:value="438.789916482293" calcext:value-type="float">
            <text:p>438.789916482293</text:p>
          </table:table-cell>
          <table:table-cell/>
          <table:table-cell table:style-name="ce2" table:formula="of:=LN([.C4])" office:value-type="float" office:value="6.26339826259162" calcext:value-type="float">
            <text:p>6.26339826259162</text:p>
          </table:table-cell>
          <table:table-cell table:style-name="ce2" table:formula="of:=RSQ([.J$3:.J$23];[.AZ$3:.AZ$23])" office:value-type="float" office:value="0.995309812633908" calcext:value-type="float">
            <text:p>0.995309812633908</text:p>
          </table:table-cell>
          <table:table-cell table:style-name="ce2" table:formula="of:=[.AZ$1]*POWER([.$AX4];[.AZ$2])" office:value-type="float" office:value="5.67612551984812" calcext:value-type="float">
            <text:p>5.67612551984812</text:p>
          </table:table-cell>
          <table:table-cell/>
          <table:table-cell table:style-name="ce2" table:formula="of:=[.AB4]*LN([.C4])*LN([.C4])/[.C4]" office:value-type="float" office:value="30.6490812056148" calcext:value-type="float">
            <text:p>30.6490812056148</text:p>
          </table:table-cell>
          <table:table-cell table:number-columns-repeated="3"/>
          <table:table-cell table:style-name="ce19" table:formula="of:=RSQ([.AD$3:.AD$23];[.BG$3:.BG$23])" office:value-type="float" office:value="0.909923365740685" calcext:value-type="float">
            <text:p>0.909923365740685</text:p>
          </table:table-cell>
          <table:table-cell table:style-name="ce2" table:formula="of:=[.BF$1]+[.BF$2]/POWER([.$C4];[.BF$3])" office:value-type="float" office:value="1.79899484998067" calcext:value-type="float">
            <text:p>1.79899484998067</text:p>
          </table:table-cell>
          <table:table-cell table:style-name="ce2" table:formula="of:=RSQ([.AD$3:.AD$23];[.BI$3:.BI$23])" office:value-type="float" office:value="0.903669000108015" calcext:value-type="float">
            <text:p>0.903669000108015</text:p>
          </table:table-cell>
          <table:table-cell table:style-name="ce2" table:formula="of:=0.5*PI()+[.BI$1]/POWER([.$C4];[.BI$2])" office:value-type="float" office:value="1.77940713057342" calcext:value-type="float">
            <text:p>1.7794071305734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2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824" calcext:value-type="float">
            <text:p>824</text:p>
          </table:table-cell>
          <table:table-cell office:value-type="float" office:value="0.692961165048544" calcext:value-type="float">
            <text:p>0.693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0.592233009708738" calcext:value-type="float">
            <text:p>0.592233009708738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0.0558252427184466" calcext:value-type="float">
            <text:p>0.05583</text:p>
          </table:table-cell>
          <table:table-cell office:value-type="float" office:value="10.6086956521739" calcext:value-type="float">
            <text:p>10.61</text:p>
          </table:table-cell>
          <table:table-cell table:style-name="ce2" office:value-type="float" office:value="5.95707111822218" calcext:value-type="float">
            <text:p>5.95707111822218</text:p>
          </table:table-cell>
          <table:table-cell office:value-type="float" office:value="0.887238578717259" calcext:value-type="float">
            <text:p>0.8872</text:p>
          </table:table-cell>
          <table:table-cell office:value-type="float" office:value="2.29898745369545" calcext:value-type="float">
            <text:p>2.2990</text:p>
          </table:table-cell>
          <table:table-cell office:value-type="float" office:value="1.1709453867795" calcext:value-type="float">
            <text:p>1.1709</text:p>
          </table:table-cell>
          <table:table-cell office:value-type="float" office:value="8" calcext:value-type="float">
            <text:p>8.0</text:p>
          </table:table-cell>
          <table:table-cell office:value-type="float" office:value="12.875" calcext:value-type="float">
            <text:p>12.88</text:p>
          </table:table-cell>
          <table:table-cell office:value-type="float" office:value="0.00692513431991693" calcext:value-type="float">
            <text:p>0.006925</text:p>
          </table:table-cell>
          <table:table-cell office:value-type="float" office:value="0.994817102286539" calcext:value-type="float">
            <text:p>0.994817</text:p>
          </table:table-cell>
          <table:table-cell office:value-type="float" office:value="1.71898" calcext:value-type="float">
            <text:p>1.719</text:p>
          </table:table-cell>
          <table:table-cell office:value-type="float" office:value="0.09253" calcext:value-type="float">
            <text:p>0.093</text:p>
          </table:table-cell>
          <table:table-cell office:value-type="float" office:value="51.8391" calcext:value-type="float">
            <text:p>51.8</text:p>
          </table:table-cell>
          <table:table-cell office:value-type="float" office:value="1.738" calcext:value-type="float">
            <text:p>1.7</text:p>
          </table:table-cell>
          <table:table-cell office:value-type="float" office:value="0.588031637444192" calcext:value-type="float">
            <text:p>0.588</text:p>
          </table:table-cell>
          <table:table-cell office:value-type="float" office:value="0.472868" calcext:value-type="float">
            <text:p>0.473</text:p>
          </table:table-cell>
          <table:table-cell office:value-type="float" office:value="0.007167" calcext:value-type="float">
            <text:p>0.007</text:p>
          </table:table-cell>
          <table:table-cell office:value-type="float" office:value="14.0026" calcext:value-type="float">
            <text:p>14.0</text:p>
          </table:table-cell>
          <table:table-cell office:value-type="float" office:value="0.4543" calcext:value-type="float">
            <text:p>0.5</text:p>
          </table:table-cell>
          <table:table-cell office:value-type="float" office:value="0.906065337191824" calcext:value-type="float">
            <text:p>0.906</text:p>
          </table:table-cell>
          <table:table-cell office:value-type="float" office:value="610.812052924045" calcext:value-type="float">
            <text:p>610.8</text:p>
          </table:table-cell>
          <table:table-cell office:value-type="float" office:value="2.16150908538083" calcext:value-type="float">
            <text:p>2.16</text:p>
          </table:table-cell>
          <table:table-cell office:value-type="float" office:value="1.74243736551262" calcext:value-type="float">
            <text:p>1.742</text:p>
          </table:table-cell>
          <table:table-cell office:value-type="float" office:value="0.00571154208690734" calcext:value-type="float">
            <text:p>0.00571</text:p>
          </table:table-cell>
          <table:table-cell table:style-name="ce2" office:value-type="string" calcext:value-type="string">
            <text:p>alpha</text:p>
          </table:table-cell>
          <table:table-cell table:style-name="ce2" table:formula="of:=PEARSON([.R$3:.R$23];[.$C$3:.$C$23])" office:value-type="float" office:value="0.101575987128988" calcext:value-type="float">
            <text:p>0.101575987128988</text:p>
          </table:table-cell>
          <table:table-cell table:style-name="ce2" table:formula="of:=[.J5]/POWER(LN([.C5]);[.$AH$2])" office:value-type="float" office:value="1.60106163642063" calcext:value-type="float">
            <text:p>1.60106163642063</text:p>
          </table:table-cell>
          <table:table-cell office:value-type="string" calcext:value-type="string">
            <text:p>V(N)</text:p>
          </table:table-cell>
          <table:table-cell table:style-name="ce2" table:formula="of:=[.$AJ$1]*POWER([.$C5];[.$AJ$2])" office:value-type="float" office:value="602.69608414974" calcext:value-type="float">
            <text:p>602.69608414974</text:p>
          </table:table-cell>
          <table:table-cell table:style-name="ce2" office:value-type="string" calcext:value-type="string">
            <text:p>TTR(N)</text:p>
          </table:table-cell>
          <table:table-cell table:style-name="ce2" table:formula="of:=[.AL$1]*POWER([.$C5];[.AL$2])" office:value-type="float" office:value="0.690772767401715" calcext:value-type="float">
            <text:p>0.690772767401715</text:p>
          </table:table-cell>
          <table:table-cell table:style-name="ce2" office:value-type="string" calcext:value-type="string">
            <text:p>N1(N)</text:p>
          </table:table-cell>
          <table:table-cell table:style-name="ce2" table:formula="of:=[.AN$1]*POWER([.$C5];[.AN$2])" office:value-type="float" office:value="524.893783273712" calcext:value-type="float">
            <text:p>524.893783273712</text:p>
          </table:table-cell>
          <table:table-cell table:style-name="ce2" office:value-type="string" calcext:value-type="string">
            <text:p>N2(N)</text:p>
          </table:table-cell>
          <table:table-cell table:style-name="ce2" table:formula="of:=[.AP$1]*POWER([.$C5];[.AP$2])" office:value-type="float" office:value="46.7115652243855" calcext:value-type="float">
            <text:p>46.7115652243855</text:p>
          </table:table-cell>
          <table:table-cell table:style-name="ce2" office:value-type="string" calcext:value-type="string">
            <text:p>h-point(N)</text:p>
          </table:table-cell>
          <table:table-cell table:style-name="ce2" table:formula="of:=[.AR$1]*POWER([.$C5];[.AR$2])" office:value-type="float" office:value="7.32179636331187" calcext:value-type="float">
            <text:p>7.32179636331187</text:p>
          </table:table-cell>
          <table:table-cell table:style-name="ce2" office:value-type="string" calcext:value-type="string">
            <text:p>T(N)</text:p>
          </table:table-cell>
          <table:table-cell table:style-name="ce2" table:formula="of:=[.AT$1]*POWER([.$C5];[.AT$2])" office:value-type="float" office:value="51.6136624228806" calcext:value-type="float">
            <text:p>51.6136624228806</text:p>
          </table:table-cell>
          <table:table-cell table:style-name="ce2" office:value-type="string" calcext:value-type="string">
            <text:p>L(N)</text:p>
          </table:table-cell>
          <table:table-cell table:style-name="ce2" table:formula="of:=[.AV$1]*POWER([.$C5];[.AV$2])" office:value-type="float" office:value="634.694183819031" calcext:value-type="float">
            <text:p>634.694183819031</text:p>
          </table:table-cell>
          <table:table-cell/>
          <table:table-cell table:style-name="ce2" table:formula="of:=LN([.C5])" office:value-type="float" office:value="6.71417052990947" calcext:value-type="float">
            <text:p>6.71417052990947</text:p>
          </table:table-cell>
          <table:table-cell table:style-name="ce2" office:value-type="string" calcext:value-type="string">
            <text:p>S(lnN)</text:p>
          </table:table-cell>
          <table:table-cell table:style-name="ce2" table:formula="of:=[.AZ$1]*POWER([.$AX5];[.AZ$2])" office:value-type="float" office:value="5.96123130201772" calcext:value-type="float">
            <text:p>5.96123130201772</text:p>
          </table:table-cell>
          <table:table-cell/>
          <table:table-cell table:style-name="ce2" table:formula="of:=[.AB5]*LN([.C5])*LN([.C5])/[.C5]" office:value-type="float" office:value="33.4168201668023" calcext:value-type="float">
            <text:p>33.4168201668023</text:p>
          </table:table-cell>
          <table:table-cell table:number-columns-repeated="4"/>
          <table:table-cell table:style-name="ce2" table:formula="of:=[.BF$1]+[.BF$2]/POWER([.$C5];[.BF$3])" office:value-type="float" office:value="1.76410762851228" calcext:value-type="float">
            <text:p>1.76410762851228</text:p>
          </table:table-cell>
          <table:table-cell table:style-name="ce2" office:value-type="string" calcext:value-type="string">
            <text:p>phi</text:p>
          </table:table-cell>
          <table:table-cell table:style-name="ce2" table:formula="of:=0.5*PI()+[.BI$1]/POWER([.$C5];[.BI$2])" office:value-type="float" office:value="1.75064523920972" calcext:value-type="float">
            <text:p>1.7506452392097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3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1227" calcext:value-type="float">
            <text:p>1227</text:p>
          </table:table-cell>
          <table:table-cell office:value-type="float" office:value="0.671556642216789" calcext:value-type="float">
            <text:p>0.672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0.580277098614507" calcext:value-type="float">
            <text:p>0.580277098614507</text:p>
          </table:table-cell>
          <table:table-cell table:style-name="ce2" office:value-type="float" office:value="59" calcext:value-type="float">
            <text:p>59</text:p>
          </table:table-cell>
          <table:table-cell office:value-type="float" office:value="0.0480847595762021" calcext:value-type="float">
            <text:p>0.04808</text:p>
          </table:table-cell>
          <table:table-cell office:value-type="float" office:value="12.0677966101695" calcext:value-type="float">
            <text:p>12.07</text:p>
          </table:table-cell>
          <table:table-cell table:style-name="ce2" office:value-type="float" office:value="6.23957446034948" calcext:value-type="float">
            <text:p>6.23957446034948</text:p>
          </table:table-cell>
          <table:table-cell office:value-type="float" office:value="0.877290100723574" calcext:value-type="float">
            <text:p>0.8773</text:p>
          </table:table-cell>
          <table:table-cell office:value-type="float" office:value="2.33964033705872" calcext:value-type="float">
            <text:p>2.3396</text:p>
          </table:table-cell>
          <table:table-cell office:value-type="float" office:value="1.15081295997298" calcext:value-type="float">
            <text:p>1.1508</text:p>
          </table:table-cell>
          <table:table-cell office:value-type="float" office:value="9" calcext:value-type="float">
            <text:p>9.0</text:p>
          </table:table-cell>
          <table:table-cell office:value-type="float" office:value="15.1481481481481" calcext:value-type="float">
            <text:p>15.15</text:p>
          </table:table-cell>
          <table:table-cell office:value-type="float" office:value="0.00602246785017089" calcext:value-type="float">
            <text:p>0.006022</text:p>
          </table:table-cell>
          <table:table-cell office:value-type="float" office:value="0.995185281277593" calcext:value-type="float">
            <text:p>0.995185</text:p>
          </table:table-cell>
          <table:table-cell office:value-type="float" office:value="1.62538" calcext:value-type="float">
            <text:p>1.625</text:p>
          </table:table-cell>
          <table:table-cell office:value-type="float" office:value="0.09364" calcext:value-type="float">
            <text:p>0.094</text:p>
          </table:table-cell>
          <table:table-cell office:value-type="float" office:value="64.8626" calcext:value-type="float">
            <text:p>64.9</text:p>
          </table:table-cell>
          <table:table-cell office:value-type="float" office:value="2.329" calcext:value-type="float">
            <text:p>2.3</text:p>
          </table:table-cell>
          <table:table-cell office:value-type="float" office:value="0.586625295144174" calcext:value-type="float">
            <text:p>0.587</text:p>
          </table:table-cell>
          <table:table-cell office:value-type="float" office:value="0.525957" calcext:value-type="float">
            <text:p>0.526</text:p>
          </table:table-cell>
          <table:table-cell office:value-type="float" office:value="0.005801" calcext:value-type="float">
            <text:p>0.006</text:p>
          </table:table-cell>
          <table:table-cell office:value-type="float" office:value="21.8542" calcext:value-type="float">
            <text:p>21.9</text:p>
          </table:table-cell>
          <table:table-cell office:value-type="float" office:value="0.58" calcext:value-type="float">
            <text:p>0.6</text:p>
          </table:table-cell>
          <table:table-cell office:value-type="float" office:value="0.861192849249575" calcext:value-type="float">
            <text:p>0.861</text:p>
          </table:table-cell>
          <table:table-cell office:value-type="float" office:value="874.843226341397" calcext:value-type="float">
            <text:p>874.8</text:p>
          </table:table-cell>
          <table:table-cell office:value-type="float" office:value="2.20232660384937" calcext:value-type="float">
            <text:p>2.20</text:p>
          </table:table-cell>
          <table:table-cell office:value-type="float" office:value="1.72233974199196" calcext:value-type="float">
            <text:p>1.722</text:p>
          </table:table-cell>
          <table:table-cell office:value-type="float" office:value="0.00520747192515056" calcext:value-type="float">
            <text:p>0.00521</text:p>
          </table:table-cell>
          <table:table-cell table:style-name="ce9" office:value-type="string" calcext:value-type="string">
            <text:p>S/sqrtlnN</text:p>
          </table:table-cell>
          <table:table-cell table:style-name="ce2" table:formula="of:=PEARSON([.L$3:.L$23];[.$C$3:.$C$23])" office:value-type="float" office:value="0.780955806876734" calcext:value-type="float">
            <text:p>0.780955806876734</text:p>
          </table:table-cell>
          <table:table-cell table:style-name="ce2" table:formula="of:=[.J6]/POWER(LN([.C6]);[.$AH$2])" office:value-type="float" office:value="1.6116356632183" calcext:value-type="float">
            <text:p>1.6116356632183</text:p>
          </table:table-cell>
          <table:table-cell/>
          <table:table-cell table:style-name="ce2" table:formula="of:=[.$AJ$1]*POWER([.$C6];[.$AJ$2])" office:value-type="float" office:value="832.780274393481" calcext:value-type="float">
            <text:p>832.780274393481</text:p>
          </table:table-cell>
          <table:table-cell/>
          <table:table-cell table:style-name="ce2" table:formula="of:=[.AL$1]*POWER([.$C6];[.AL$2])" office:value-type="float" office:value="0.65057128783476" calcext:value-type="float">
            <text:p>0.65057128783476</text:p>
          </table:table-cell>
          <table:table-cell/>
          <table:table-cell table:style-name="ce2" table:formula="of:=[.AN$1]*POWER([.$C6];[.AN$2])" office:value-type="float" office:value="709.379385038304" calcext:value-type="float">
            <text:p>709.379385038304</text:p>
          </table:table-cell>
          <table:table-cell/>
          <table:table-cell table:style-name="ce2" table:formula="of:=[.AP$1]*POWER([.$C6];[.AP$2])" office:value-type="float" office:value="69.9646182085546" calcext:value-type="float">
            <text:p>69.9646182085546</text:p>
          </table:table-cell>
          <table:table-cell/>
          <table:table-cell table:style-name="ce2" table:formula="of:=[.AR$1]*POWER([.$C6];[.AR$2])" office:value-type="float" office:value="9.0045757029819" calcext:value-type="float">
            <text:p>9.0045757029819</text:p>
          </table:table-cell>
          <table:table-cell/>
          <table:table-cell table:style-name="ce2" table:formula="of:=[.AT$1]*POWER([.$C6];[.AT$2])" office:value-type="float" office:value="78.2240932273844" calcext:value-type="float">
            <text:p>78.2240932273844</text:p>
          </table:table-cell>
          <table:table-cell/>
          <table:table-cell table:style-name="ce2" table:formula="of:=[.AV$1]*POWER([.$C6];[.AV$2])" office:value-type="float" office:value="879.348103043053" calcext:value-type="float">
            <text:p>879.348103043053</text:p>
          </table:table-cell>
          <table:table-cell/>
          <table:table-cell table:style-name="ce2" table:formula="of:=LN([.C6])" office:value-type="float" office:value="7.11232744471091" calcext:value-type="float">
            <text:p>7.11232744471091</text:p>
          </table:table-cell>
          <table:table-cell/>
          <table:table-cell table:style-name="ce2" table:formula="of:=[.AZ$1]*POWER([.$AX6];[.AZ$2])" office:value-type="float" office:value="6.20839208277951" calcext:value-type="float">
            <text:p>6.20839208277951</text:p>
          </table:table-cell>
          <table:table-cell/>
          <table:table-cell table:style-name="ce2" table:formula="of:=[.AB6]*LN([.C6])*LN([.C6])/[.C6]" office:value-type="float" office:value="36.0669283158524" calcext:value-type="float">
            <text:p>36.0669283158524</text:p>
          </table:table-cell>
          <table:table-cell table:number-columns-repeated="4"/>
          <table:table-cell table:style-name="ce2" table:formula="of:=[.BF$1]+[.BF$2]/POWER([.$C6];[.BF$3])" office:value-type="float" office:value="1.73762317165101" calcext:value-type="float">
            <text:p>1.73762317165101</text:p>
          </table:table-cell>
          <table:table-cell/>
          <table:table-cell table:style-name="ce2" table:formula="of:=0.5*PI()+[.BI$1]/POWER([.$C6];[.BI$2])" office:value-type="float" office:value="1.72855714841371" calcext:value-type="float">
            <text:p>1.7285571484137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4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float" office:value="1569" calcext:value-type="float">
            <text:p>1569</text:p>
          </table:table-cell>
          <table:table-cell office:value-type="float" office:value="0.64244741873805" calcext:value-type="float">
            <text:p>0.642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0.543658381134481" calcext:value-type="float">
            <text:p>0.543658381134481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0.0516252390057361" calcext:value-type="float">
            <text:p>0.05163</text:p>
          </table:table-cell>
          <table:table-cell office:value-type="float" office:value="10.5308641975309" calcext:value-type="float">
            <text:p>10.53</text:p>
          </table:table-cell>
          <table:table-cell table:style-name="ce2" office:value-type="float" office:value="6.38556465741846" calcext:value-type="float">
            <text:p>6.38556465741846</text:p>
          </table:table-cell>
          <table:table-cell office:value-type="float" office:value="0.867816868106618" calcext:value-type="float">
            <text:p>0.8678</text:p>
          </table:table-cell>
          <table:table-cell office:value-type="float" office:value="2.35403923546172" calcext:value-type="float">
            <text:p>2.3540</text:p>
          </table:table-cell>
          <table:table-cell office:value-type="float" office:value="1.13418889096992" calcext:value-type="float">
            <text:p>1.1342</text:p>
          </table:table-cell>
          <table:table-cell office:value-type="float" office:value="10.5" calcext:value-type="float">
            <text:p>10.5</text:p>
          </table:table-cell>
          <table:table-cell office:value-type="float" office:value="14.2312925170068" calcext:value-type="float">
            <text:p>14.23</text:p>
          </table:table-cell>
          <table:table-cell office:value-type="float" office:value="0.00566301927766363" calcext:value-type="float">
            <text:p>0.005663</text:p>
          </table:table-cell>
          <table:table-cell office:value-type="float" office:value="0.995324405728019" calcext:value-type="float">
            <text:p>0.995324</text:p>
          </table:table-cell>
          <table:table-cell office:value-type="float" office:value="1.62918" calcext:value-type="float">
            <text:p>1.629</text:p>
          </table:table-cell>
          <table:table-cell office:value-type="float" office:value="0.07823" calcext:value-type="float">
            <text:p>0.078</text:p>
          </table:table-cell>
          <table:table-cell office:value-type="float" office:value="90.9794" calcext:value-type="float">
            <text:p>91.0</text:p>
          </table:table-cell>
          <table:table-cell office:value-type="float" office:value="2.844" calcext:value-type="float">
            <text:p>2.8</text:p>
          </table:table-cell>
          <table:table-cell office:value-type="float" office:value="0.613008199952431" calcext:value-type="float">
            <text:p>0.613</text:p>
          </table:table-cell>
          <table:table-cell office:value-type="float" office:value="0.572666" calcext:value-type="float">
            <text:p>0.573</text:p>
          </table:table-cell>
          <table:table-cell office:value-type="float" office:value="0.004973" calcext:value-type="float">
            <text:p>0.005</text:p>
          </table:table-cell>
          <table:table-cell office:value-type="float" office:value="31.8998" calcext:value-type="float">
            <text:p>31.9</text:p>
          </table:table-cell>
          <table:table-cell office:value-type="float" office:value="0.7165" calcext:value-type="float">
            <text:p>0.7</text:p>
          </table:table-cell>
          <table:table-cell office:value-type="float" office:value="0.832960353580677" calcext:value-type="float">
            <text:p>0.833</text:p>
          </table:table-cell>
          <table:table-cell office:value-type="float" office:value="1066.81142619881" calcext:value-type="float">
            <text:p>1066.8</text:p>
          </table:table-cell>
          <table:table-cell office:value-type="float" office:value="2.17280246656572" calcext:value-type="float">
            <text:p>2.17</text:p>
          </table:table-cell>
          <table:table-cell office:value-type="float" office:value="1.72234597045416" calcext:value-type="float">
            <text:p>1.722</text:p>
          </table:table-cell>
          <table:table-cell office:value-type="float" office:value="0.00502567064796298" calcext:value-type="float">
            <text:p>0.00503</text:p>
          </table:table-cell>
          <table:table-cell table:style-name="ce2" office:value-type="string" calcext:value-type="string">
            <text:p>N2/N</text:p>
          </table:table-cell>
          <table:table-cell table:style-name="ce2" table:formula="of:=PEARSON([.H$3:.H$23];[.$C$3:.$C$23])" office:value-type="float" office:value="0.656145409381961" calcext:value-type="float">
            <text:p>0.656145409381961</text:p>
          </table:table-cell>
          <table:table-cell table:style-name="ce2" table:formula="of:=[.J7]/POWER(LN([.C7]);[.$AH$2])" office:value-type="float" office:value="1.61111731607166" calcext:value-type="float">
            <text:p>1.61111731607166</text:p>
          </table:table-cell>
          <table:table-cell/>
          <table:table-cell table:style-name="ce2" table:formula="of:=[.$AJ$1]*POWER([.$C7];[.$AJ$2])" office:value-type="float" office:value="1016.83101232126" calcext:value-type="float">
            <text:p>1016.83101232126</text:p>
          </table:table-cell>
          <table:table-cell/>
          <table:table-cell table:style-name="ce2" table:formula="of:=[.AL$1]*POWER([.$C7];[.AL$2])" office:value-type="float" office:value="0.626923729974716" calcext:value-type="float">
            <text:p>0.626923729974716</text:p>
          </table:table-cell>
          <table:table-cell/>
          <table:table-cell table:style-name="ce2" table:formula="of:=[.AN$1]*POWER([.$C7];[.AN$2])" office:value-type="float" office:value="854.384613897117" calcext:value-type="float">
            <text:p>854.384613897117</text:p>
          </table:table-cell>
          <table:table-cell/>
          <table:table-cell table:style-name="ce2" table:formula="of:=[.AP$1]*POWER([.$C7];[.AP$2])" office:value-type="float" office:value="89.7890317393948" calcext:value-type="float">
            <text:p>89.7890317393948</text:p>
          </table:table-cell>
          <table:table-cell/>
          <table:table-cell table:style-name="ce2" table:formula="of:=[.AR$1]*POWER([.$C7];[.AR$2])" office:value-type="float" office:value="10.231608456387" calcext:value-type="float">
            <text:p>10.231608456387</text:p>
          </table:table-cell>
          <table:table-cell/>
          <table:table-cell table:style-name="ce2" table:formula="of:=[.AT$1]*POWER([.$C7];[.AT$2])" office:value-type="float" office:value="101.122577990361" calcext:value-type="float">
            <text:p>101.122577990361</text:p>
          </table:table-cell>
          <table:table-cell/>
          <table:table-cell table:style-name="ce2" table:formula="of:=[.AV$1]*POWER([.$C7];[.AV$2])" office:value-type="float" office:value="1075.46956194927" calcext:value-type="float">
            <text:p>1075.46956194927</text:p>
          </table:table-cell>
          <table:table-cell/>
          <table:table-cell table:style-name="ce2" table:formula="of:=LN([.C7])" office:value-type="float" office:value="7.35819375273303" calcext:value-type="float">
            <text:p>7.35819375273303</text:p>
          </table:table-cell>
          <table:table-cell/>
          <table:table-cell table:style-name="ce2" table:formula="of:=[.AZ$1]*POWER([.$AX7];[.AZ$2])" office:value-type="float" office:value="6.35897655762353" calcext:value-type="float">
            <text:p>6.35897655762353</text:p>
          </table:table-cell>
          <table:table-cell/>
          <table:table-cell table:style-name="ce2" table:formula="of:=[.AB7]*LN([.C7])*LN([.C7])/[.C7]" office:value-type="float" office:value="36.8135037436844" calcext:value-type="float">
            <text:p>36.8135037436844</text:p>
          </table:table-cell>
          <table:table-cell table:number-columns-repeated="4"/>
          <table:table-cell table:style-name="ce2" table:formula="of:=[.BF$1]+[.BF$2]/POWER([.$C7];[.BF$3])" office:value-type="float" office:value="1.72304874344352" calcext:value-type="float">
            <text:p>1.72304874344352</text:p>
          </table:table-cell>
          <table:table-cell/>
          <table:table-cell table:style-name="ce2" table:formula="of:=0.5*PI()+[.BI$1]/POWER([.$C7];[.BI$2])" office:value-type="float" office:value="1.71629446404196" calcext:value-type="float">
            <text:p>1.7162944640419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5</text:p>
          </table:table-cell>
          <table:table-cell table:style-name="ce2" office:value-type="float" office:value="1247" calcext:value-type="float">
            <text:p>1247</text:p>
          </table:table-cell>
          <table:table-cell table:style-name="ce2" office:value-type="float" office:value="2001" calcext:value-type="float">
            <text:p>2001</text:p>
          </table:table-cell>
          <table:table-cell office:value-type="float" office:value="0.623188405797101" calcext:value-type="float">
            <text:p>0.623</text:p>
          </table:table-cell>
          <table:table-cell table:style-name="ce2" office:value-type="float" office:value="1041" calcext:value-type="float">
            <text:p>1041</text:p>
          </table:table-cell>
          <table:table-cell table:style-name="ce2" office:value-type="float" office:value="0.52023988005997" calcext:value-type="float">
            <text:p>0.52023988005997</text:p>
          </table:table-cell>
          <table:table-cell table:style-name="ce2" office:value-type="float" office:value="111" calcext:value-type="float">
            <text:p>111</text:p>
          </table:table-cell>
          <table:table-cell office:value-type="float" office:value="0.055472263868066" calcext:value-type="float">
            <text:p>0.05547</text:p>
          </table:table-cell>
          <table:table-cell office:value-type="float" office:value="9.37837837837838" calcext:value-type="float">
            <text:p>9.38</text:p>
          </table:table-cell>
          <table:table-cell table:style-name="ce2" office:value-type="float" office:value="6.56060914327988" calcext:value-type="float">
            <text:p>6.56060914327988</text:p>
          </table:table-cell>
          <table:table-cell office:value-type="float" office:value="0.863078791847577" calcext:value-type="float">
            <text:p>0.8631</text:p>
          </table:table-cell>
          <table:table-cell office:value-type="float" office:value="2.37956353417306" calcext:value-type="float">
            <text:p>2.3796</text:p>
          </table:table-cell>
          <table:table-cell office:value-type="float" office:value="1.12393888522234" calcext:value-type="float">
            <text:p>1.1239</text:p>
          </table:table-cell>
          <table:table-cell office:value-type="float" office:value="11.3333333333333" calcext:value-type="float">
            <text:p>11.3</text:p>
          </table:table-cell>
          <table:table-cell office:value-type="float" office:value="15.5787197231834" calcext:value-type="float">
            <text:p>15.58</text:p>
          </table:table-cell>
          <table:table-cell office:value-type="float" office:value="0.00516758112697743" calcext:value-type="float">
            <text:p>0.005168</text:p>
          </table:table-cell>
          <table:table-cell office:value-type="float" office:value="0.995630839754943" calcext:value-type="float">
            <text:p>0.995631</text:p>
          </table:table-cell>
          <table:table-cell office:value-type="float" office:value="1.73197" calcext:value-type="float">
            <text:p>1.732</text:p>
          </table:table-cell>
          <table:table-cell office:value-type="float" office:value="0.063" calcext:value-type="float">
            <text:p>0.063</text:p>
          </table:table-cell>
          <table:table-cell office:value-type="float" office:value="125.086" calcext:value-type="float">
            <text:p>125.1</text:p>
          </table:table-cell>
          <table:table-cell office:value-type="float" office:value="2.924" calcext:value-type="float">
            <text:p>2.9</text:p>
          </table:table-cell>
          <table:table-cell office:value-type="float" office:value="0.635277714319702" calcext:value-type="float">
            <text:p>0.635</text:p>
          </table:table-cell>
          <table:table-cell office:value-type="float" office:value="0.602109" calcext:value-type="float">
            <text:p>0.602</text:p>
          </table:table-cell>
          <table:table-cell office:value-type="float" office:value="0.003863" calcext:value-type="float">
            <text:p>0.004</text:p>
          </table:table-cell>
          <table:table-cell office:value-type="float" office:value="43.2368" calcext:value-type="float">
            <text:p>43.2</text:p>
          </table:table-cell>
          <table:table-cell office:value-type="float" office:value="0.7516" calcext:value-type="float">
            <text:p>0.8</text:p>
          </table:table-cell>
          <table:table-cell office:value-type="float" office:value="0.818611472463883" calcext:value-type="float">
            <text:p>0.819</text:p>
          </table:table-cell>
          <table:table-cell office:value-type="float" office:value="1321.70801210884" calcext:value-type="float">
            <text:p>1321.7</text:p>
          </table:table-cell>
          <table:table-cell office:value-type="float" office:value="2.180552087457" calcext:value-type="float">
            <text:p>2.18</text:p>
          </table:table-cell>
          <table:table-cell office:value-type="float" office:value="1.70175893301293" calcext:value-type="float">
            <text:p>1.702</text:p>
          </table:table-cell>
          <table:table-cell office:value-type="float" office:value="0.00466783100204021" calcext:value-type="float">
            <text:p>0.00467</text:p>
          </table:table-cell>
          <table:table-cell table:style-name="ce2" office:value-type="string" calcext:value-type="string">
            <text:p>S/(lnN^a)</text:p>
          </table:table-cell>
          <table:table-cell table:style-name="ce2" table:formula="of:=PEARSON([.AH$3:.AH$23];[.$C$3:.$C$23])" office:value-type="float" office:value="0.0110658108519473" calcext:value-type="float">
            <text:p>0.011065810851947</text:p>
          </table:table-cell>
          <table:table-cell table:style-name="ce2" table:formula="of:=[.J8]/POWER(LN([.C8]);[.$AH$2])" office:value-type="float" office:value="1.61855513572815" calcext:value-type="float">
            <text:p>1.61855513572815</text:p>
          </table:table-cell>
          <table:table-cell/>
          <table:table-cell table:style-name="ce2" table:formula="of:=[.$AJ$1]*POWER([.$C8];[.$AJ$2])" office:value-type="float" office:value="1238.88142856204" calcext:value-type="float">
            <text:p>1238.88142856204</text:p>
          </table:table-cell>
          <table:table-cell/>
          <table:table-cell table:style-name="ce2" table:formula="of:=[.AL$1]*POWER([.$C8];[.AL$2])" office:value-type="float" office:value="0.604377581331937" calcext:value-type="float">
            <text:p>0.604377581331937</text:p>
          </table:table-cell>
          <table:table-cell/>
          <table:table-cell table:style-name="ce2" table:formula="of:=[.AN$1]*POWER([.$C8];[.AN$2])" office:value-type="float" office:value="1026.96378077833" calcext:value-type="float">
            <text:p>1026.96378077833</text:p>
          </table:table-cell>
          <table:table-cell/>
          <table:table-cell table:style-name="ce2" table:formula="of:=[.AP$1]*POWER([.$C8];[.AP$2])" office:value-type="float" office:value="114.920349874128" calcext:value-type="float">
            <text:p>114.920349874128</text:p>
          </table:table-cell>
          <table:table-cell/>
          <table:table-cell table:style-name="ce2" table:formula="of:=[.AR$1]*POWER([.$C8];[.AR$2])" office:value-type="float" office:value="11.6098028485011" calcext:value-type="float">
            <text:p>11.6098028485011</text:p>
          </table:table-cell>
          <table:table-cell/>
          <table:table-cell table:style-name="ce2" table:formula="of:=[.AT$1]*POWER([.$C8];[.AT$2])" office:value-type="float" office:value="130.361806855801" calcext:value-type="float">
            <text:p>130.361806855801</text:p>
          </table:table-cell>
          <table:table-cell/>
          <table:table-cell table:style-name="ce2" table:formula="of:=[.AV$1]*POWER([.$C8];[.AV$2])" office:value-type="float" office:value="1312.47261409837" calcext:value-type="float">
            <text:p>1312.47261409837</text:p>
          </table:table-cell>
          <table:table-cell/>
          <table:table-cell table:style-name="ce2" table:formula="of:=LN([.C8])" office:value-type="float" office:value="7.60140233458373" calcext:value-type="float">
            <text:p>7.60140233458373</text:p>
          </table:table-cell>
          <table:table-cell/>
          <table:table-cell table:style-name="ce2" table:formula="of:=[.AZ$1]*POWER([.$AX8];[.AZ$2])" office:value-type="float" office:value="6.50648044611917" calcext:value-type="float">
            <text:p>6.50648044611917</text:p>
          </table:table-cell>
          <table:table-cell/>
          <table:table-cell table:style-name="ce2" table:formula="of:=[.AB8]*LN([.C8])*LN([.C8])/[.C8]" office:value-type="float" office:value="38.1659321473248" calcext:value-type="float">
            <text:p>38.1659321473248</text:p>
          </table:table-cell>
          <table:table-cell table:number-columns-repeated="4"/>
          <table:table-cell table:style-name="ce2" table:formula="of:=[.BF$1]+[.BF$2]/POWER([.$C8];[.BF$3])" office:value-type="float" office:value="1.70983470728938" calcext:value-type="float">
            <text:p>1.70983470728938</text:p>
          </table:table-cell>
          <table:table-cell/>
          <table:table-cell table:style-name="ce2" table:formula="of:=0.5*PI()+[.BI$1]/POWER([.$C8];[.BI$2])" office:value-type="float" office:value="1.70510237679839" calcext:value-type="float">
            <text:p>1.7051023767983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6</text:p>
          </table:table-cell>
          <table:table-cell table:style-name="ce2" office:value-type="float" office:value="1476" calcext:value-type="float">
            <text:p>1476</text:p>
          </table:table-cell>
          <table:table-cell table:style-name="ce2" office:value-type="float" office:value="2439" calcext:value-type="float">
            <text:p>2439</text:p>
          </table:table-cell>
          <table:table-cell office:value-type="float" office:value="0.605166051660517" calcext:value-type="float">
            <text:p>0.605</text:p>
          </table:table-cell>
          <table:table-cell table:style-name="ce2" office:value-type="float" office:value="1226" calcext:value-type="float">
            <text:p>1226</text:p>
          </table:table-cell>
          <table:table-cell table:style-name="ce2" office:value-type="float" office:value="0.502665026650266" calcext:value-type="float">
            <text:p>0.502665026650266</text:p>
          </table:table-cell>
          <table:table-cell table:style-name="ce2" office:value-type="float" office:value="128" calcext:value-type="float">
            <text:p>128</text:p>
          </table:table-cell>
          <table:table-cell office:value-type="float" office:value="0.052480524805248" calcext:value-type="float">
            <text:p>0.05248</text:p>
          </table:table-cell>
          <table:table-cell office:value-type="float" office:value="9.578125" calcext:value-type="float">
            <text:p>9.58</text:p>
          </table:table-cell>
          <table:table-cell table:style-name="ce2" office:value-type="float" office:value="6.67532004855855" calcext:value-type="float">
            <text:p>6.67532004855855</text:p>
          </table:table-cell>
          <table:table-cell office:value-type="float" office:value="0.855882310565466" calcext:value-type="float">
            <text:p>0.8559</text:p>
          </table:table-cell>
          <table:table-cell office:value-type="float" office:value="2.39024859521437" calcext:value-type="float">
            <text:p>2.3902</text:p>
          </table:table-cell>
          <table:table-cell office:value-type="float" office:value="1.11134919210756" calcext:value-type="float">
            <text:p>1.1113</text:p>
          </table:table-cell>
          <table:table-cell office:value-type="float" office:value="12.5" calcext:value-type="float">
            <text:p>12.5</text:p>
          </table:table-cell>
          <table:table-cell office:value-type="float" office:value="15.6096" calcext:value-type="float">
            <text:p>15.61</text:p>
          </table:table-cell>
          <table:table-cell office:value-type="float" office:value="0.00510277755504123" calcext:value-type="float">
            <text:p>0.005103</text:p>
          </table:table-cell>
          <table:table-cell office:value-type="float" office:value="0.995571729036447" calcext:value-type="float">
            <text:p>0.995572</text:p>
          </table:table-cell>
          <table:table-cell office:value-type="float" office:value="1.62228" calcext:value-type="float">
            <text:p>1.622</text:p>
          </table:table-cell>
          <table:table-cell office:value-type="float" office:value="0.1046" calcext:value-type="float">
            <text:p>0.105</text:p>
          </table:table-cell>
          <table:table-cell office:value-type="float" office:value="144.172" calcext:value-type="float">
            <text:p>144.2</text:p>
          </table:table-cell>
          <table:table-cell office:value-type="float" office:value="6.24" calcext:value-type="float">
            <text:p>6.2</text:p>
          </table:table-cell>
          <table:table-cell office:value-type="float" office:value="0.637362246721476" calcext:value-type="float">
            <text:p>0.637</text:p>
          </table:table-cell>
          <table:table-cell office:value-type="float" office:value="0.630157" calcext:value-type="float">
            <text:p>0.630</text:p>
          </table:table-cell>
          <table:table-cell office:value-type="float" office:value="0.003492" calcext:value-type="float">
            <text:p>0.003</text:p>
          </table:table-cell>
          <table:table-cell office:value-type="float" office:value="56.3981" calcext:value-type="float">
            <text:p>56.4</text:p>
          </table:table-cell>
          <table:table-cell office:value-type="float" office:value="0.8774" calcext:value-type="float">
            <text:p>0.9</text:p>
          </table:table-cell>
          <table:table-cell office:value-type="float" office:value="0.796373349952309" calcext:value-type="float">
            <text:p>0.796</text:p>
          </table:table-cell>
          <table:table-cell office:value-type="float" office:value="1564.99975634392" calcext:value-type="float">
            <text:p>1565.0</text:p>
          </table:table-cell>
          <table:table-cell office:value-type="float" office:value="2.17342584755073" calcext:value-type="float">
            <text:p>2.17</text:p>
          </table:table-cell>
          <table:table-cell office:value-type="float" office:value="1.69333015118395" calcext:value-type="float">
            <text:p>1.693</text:p>
          </table:table-cell>
          <table:table-cell office:value-type="float" office:value="0.00469277345499982" calcext:value-type="float">
            <text:p>0.00469</text:p>
          </table:table-cell>
          <table:table-cell table:style-name="ce2" office:value-type="string" calcext:value-type="string">
            <text:p>K</text:p>
          </table:table-cell>
          <table:table-cell table:style-name="ce2" table:formula="of:=PEARSON([.AE$3:.AE$23];[.$C$3:.$C$23])" office:value-type="float" office:value="-0.748365198466719" calcext:value-type="float">
            <text:p>-0.748365198466719</text:p>
          </table:table-cell>
          <table:table-cell table:style-name="ce2" table:formula="of:=[.J9]/POWER(LN([.C9]);[.$AH$2])" office:value-type="float" office:value="1.61790137304153" calcext:value-type="float">
            <text:p>1.61790137304153</text:p>
          </table:table-cell>
          <table:table-cell/>
          <table:table-cell table:style-name="ce2" table:formula="of:=[.$AJ$1]*POWER([.$C9];[.$AJ$2])" office:value-type="float" office:value="1454.93840520531" calcext:value-type="float">
            <text:p>1454.93840520531</text:p>
          </table:table-cell>
          <table:table-cell/>
          <table:table-cell table:style-name="ce2" table:formula="of:=[.AL$1]*POWER([.$C9];[.AL$2])" office:value-type="float" office:value="0.5866277140995" calcext:value-type="float">
            <text:p>0.5866277140995</text:p>
          </table:table-cell>
          <table:table-cell/>
          <table:table-cell table:style-name="ce2" table:formula="of:=[.AN$1]*POWER([.$C9];[.AN$2])" office:value-type="float" office:value="1192.84777394667" calcext:value-type="float">
            <text:p>1192.84777394667</text:p>
          </table:table-cell>
          <table:table-cell/>
          <table:table-cell table:style-name="ce2" table:formula="of:=[.AP$1]*POWER([.$C9];[.AP$2])" office:value-type="float" office:value="140.482670235075" calcext:value-type="float">
            <text:p>140.482670235075</text:p>
          </table:table-cell>
          <table:table-cell/>
          <table:table-cell table:style-name="ce2" table:formula="of:=[.AR$1]*POWER([.$C9];[.AR$2])" office:value-type="float" office:value="12.8674056207127" calcext:value-type="float">
            <text:p>12.8674056207127</text:p>
          </table:table-cell>
          <table:table-cell/>
          <table:table-cell table:style-name="ce2" table:formula="of:=[.AT$1]*POWER([.$C9];[.AT$2])" office:value-type="float" office:value="160.295916907408" calcext:value-type="float">
            <text:p>160.295916907408</text:p>
          </table:table-cell>
          <table:table-cell/>
          <table:table-cell table:style-name="ce2" table:formula="of:=[.AV$1]*POWER([.$C9];[.AV$2])" office:value-type="float" office:value="1543.41926133397" calcext:value-type="float">
            <text:p>1543.41926133397</text:p>
          </table:table-cell>
          <table:table-cell/>
          <table:table-cell table:style-name="ce2" table:formula="of:=LN([.C9])" office:value-type="float" office:value="7.79934339821592" calcext:value-type="float">
            <text:p>7.79934339821592</text:p>
          </table:table-cell>
          <table:table-cell/>
          <table:table-cell table:style-name="ce2" table:formula="of:=[.AZ$1]*POWER([.$AX9];[.AZ$2])" office:value-type="float" office:value="6.62550499682231" calcext:value-type="float">
            <text:p>6.62550499682231</text:p>
          </table:table-cell>
          <table:table-cell/>
          <table:table-cell table:style-name="ce2" table:formula="of:=[.AB9]*LN([.C9])*LN([.C9])/[.C9]" office:value-type="float" office:value="39.0317981046393" calcext:value-type="float">
            <text:p>39.0317981046393</text:p>
          </table:table-cell>
          <table:table-cell table:number-columns-repeated="4"/>
          <table:table-cell table:style-name="ce2" table:formula="of:=[.BF$1]+[.BF$2]/POWER([.$C9];[.BF$3])" office:value-type="float" office:value="1.69989391441455" calcext:value-type="float">
            <text:p>1.69989391441455</text:p>
          </table:table-cell>
          <table:table-cell/>
          <table:table-cell table:style-name="ce2" table:formula="of:=0.5*PI()+[.BI$1]/POWER([.$C9];[.BI$2])" office:value-type="float" office:value="1.69663201139734" calcext:value-type="float">
            <text:p>1.6966320113973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7</text:p>
          </table:table-cell>
          <table:table-cell table:style-name="ce2" office:value-type="float" office:value="1601" calcext:value-type="float">
            <text:p>1601</text:p>
          </table:table-cell>
          <table:table-cell table:style-name="ce2" office:value-type="float" office:value="2719" calcext:value-type="float">
            <text:p>2719</text:p>
          </table:table-cell>
          <table:table-cell office:value-type="float" office:value="0.588819418904009" calcext:value-type="float">
            <text:p>0.589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0.479220301581464" calcext:value-type="float">
            <text:p>0.479220301581464</text:p>
          </table:table-cell>
          <table:table-cell table:style-name="ce2" office:value-type="float" office:value="163" calcext:value-type="float">
            <text:p>163</text:p>
          </table:table-cell>
          <table:table-cell office:value-type="float" office:value="0.0599485104817948" calcext:value-type="float">
            <text:p>0.05995</text:p>
          </table:table-cell>
          <table:table-cell office:value-type="float" office:value="7.99386503067485" calcext:value-type="float">
            <text:p>7.99</text:p>
          </table:table-cell>
          <table:table-cell table:style-name="ce2" office:value-type="float" office:value="6.73580429995391" calcext:value-type="float">
            <text:p>6.73580429995391</text:p>
          </table:table-cell>
          <table:table-cell office:value-type="float" office:value="0.851768808500566" calcext:value-type="float">
            <text:p>0.8518</text:p>
          </table:table-cell>
          <table:table-cell office:value-type="float" office:value="2.39527618509113" calcext:value-type="float">
            <text:p>2.3953</text:p>
          </table:table-cell>
          <table:table-cell office:value-type="float" office:value="1.10427210169838" calcext:value-type="float">
            <text:p>1.1043</text:p>
          </table:table-cell>
          <table:table-cell office:value-type="float" office:value="13.5" calcext:value-type="float">
            <text:p>13.5</text:p>
          </table:table-cell>
          <table:table-cell office:value-type="float" office:value="14.9190672153635" calcext:value-type="float">
            <text:p>14.92</text:p>
          </table:table-cell>
          <table:table-cell office:value-type="float" office:value="0.00491535123748082" calcext:value-type="float">
            <text:p>0.004915</text:p>
          </table:table-cell>
          <table:table-cell office:value-type="float" office:value="0.995706576667996" calcext:value-type="float">
            <text:p>0.995707</text:p>
          </table:table-cell>
          <table:table-cell office:value-type="float" office:value="1.79639" calcext:value-type="float">
            <text:p>1.796</text:p>
          </table:table-cell>
          <table:table-cell office:value-type="float" office:value="0.09381" calcext:value-type="float">
            <text:p>0.094</text:p>
          </table:table-cell>
          <table:table-cell office:value-type="float" office:value="185.905" calcext:value-type="float">
            <text:p>185.9</text:p>
          </table:table-cell>
          <table:table-cell office:value-type="float" office:value="6.243" calcext:value-type="float">
            <text:p>6.2</text:p>
          </table:table-cell>
          <table:table-cell office:value-type="float" office:value="0.660751510176552" calcext:value-type="float">
            <text:p>0.661</text:p>
          </table:table-cell>
          <table:table-cell office:value-type="float" office:value="0.640736" calcext:value-type="float">
            <text:p>0.641</text:p>
          </table:table-cell>
          <table:table-cell office:value-type="float" office:value="0.003285" calcext:value-type="float">
            <text:p>0.003</text:p>
          </table:table-cell>
          <table:table-cell office:value-type="float" office:value="64.5537" calcext:value-type="float">
            <text:p>64.6</text:p>
          </table:table-cell>
          <table:table-cell office:value-type="float" office:value="0.9417" calcext:value-type="float">
            <text:p>0.9</text:p>
          </table:table-cell>
          <table:table-cell office:value-type="float" office:value="0.798238964295945" calcext:value-type="float">
            <text:p>0.798</text:p>
          </table:table-cell>
          <table:table-cell office:value-type="float" office:value="1698.65732060516" calcext:value-type="float">
            <text:p>1698.7</text:p>
          </table:table-cell>
          <table:table-cell office:value-type="float" office:value="2.14559924325939" calcext:value-type="float">
            <text:p>2.15</text:p>
          </table:table-cell>
          <table:table-cell office:value-type="float" office:value="1.6936582240999" calcext:value-type="float">
            <text:p>1.694</text:p>
          </table:table-cell>
          <table:table-cell office:value-type="float" office:value="0.00454756896458672" calcext:value-type="float">
            <text:p>0.00455</text:p>
          </table:table-cell>
          <table:table-cell table:style-name="ce2" office:value-type="string" calcext:value-type="string">
            <text:p>N1/N2</text:p>
          </table:table-cell>
          <table:table-cell table:style-name="ce2" table:formula="of:=PEARSON([.I$3:.I$23];[.$C$3:.$C$23])" office:value-type="float" office:value="-0.89875936727607" calcext:value-type="float">
            <text:p>-0.89875936727607</text:p>
          </table:table-cell>
          <table:table-cell table:style-name="ce2" table:formula="of:=[.J10]/POWER(LN([.C10]);[.$AH$2])" office:value-type="float" office:value="1.61704731701408" calcext:value-type="float">
            <text:p>1.61704731701408</text:p>
          </table:table-cell>
          <table:table-cell/>
          <table:table-cell table:style-name="ce2" table:formula="of:=[.$AJ$1]*POWER([.$C10];[.$AJ$2])" office:value-type="float" office:value="1589.18781701273" calcext:value-type="float">
            <text:p>1589.18781701273</text:p>
          </table:table-cell>
          <table:table-cell/>
          <table:table-cell table:style-name="ce2" table:formula="of:=[.AL$1]*POWER([.$C10];[.AL$2])" office:value-type="float" office:value="0.577105123797862" calcext:value-type="float">
            <text:p>0.577105123797862</text:p>
          </table:table-cell>
          <table:table-cell/>
          <table:table-cell table:style-name="ce2" table:formula="of:=[.AN$1]*POWER([.$C10];[.AN$2])" office:value-type="float" office:value="1295.05597970025" calcext:value-type="float">
            <text:p>1295.05597970025</text:p>
          </table:table-cell>
          <table:table-cell/>
          <table:table-cell table:style-name="ce2" table:formula="of:=[.AP$1]*POWER([.$C10];[.AP$2])" office:value-type="float" office:value="156.86012139035" calcext:value-type="float">
            <text:p>156.86012139035</text:p>
          </table:table-cell>
          <table:table-cell/>
          <table:table-cell table:style-name="ce2" table:formula="of:=[.AR$1]*POWER([.$C10];[.AR$2])" office:value-type="float" office:value="13.6148904353467" calcext:value-type="float">
            <text:p>13.6148904353467</text:p>
          </table:table-cell>
          <table:table-cell/>
          <table:table-cell table:style-name="ce2" table:formula="of:=[.AT$1]*POWER([.$C10];[.AT$2])" office:value-type="float" office:value="179.560266165613" calcext:value-type="float">
            <text:p>179.560266165613</text:p>
          </table:table-cell>
          <table:table-cell/>
          <table:table-cell table:style-name="ce2" table:formula="of:=[.AV$1]*POWER([.$C10];[.AV$2])" office:value-type="float" office:value="1687.06694031989" calcext:value-type="float">
            <text:p>1687.06694031989</text:p>
          </table:table-cell>
          <table:table-cell/>
          <table:table-cell table:style-name="ce2" table:formula="of:=LN([.C10])" office:value-type="float" office:value="7.90801944463247" calcext:value-type="float">
            <text:p>7.90801944463247</text:p>
          </table:table-cell>
          <table:table-cell/>
          <table:table-cell table:style-name="ce2" table:formula="of:=[.AZ$1]*POWER([.$AX10];[.AZ$2])" office:value-type="float" office:value="6.69047413874058" calcext:value-type="float">
            <text:p>6.69047413874058</text:p>
          </table:table-cell>
          <table:table-cell/>
          <table:table-cell table:style-name="ce2" table:formula="of:=[.AB10]*LN([.C10])*LN([.C10])/[.C10]" office:value-type="float" office:value="39.0689756446498" calcext:value-type="float">
            <text:p>39.0689756446498</text:p>
          </table:table-cell>
          <table:table-cell table:number-columns-repeated="4"/>
          <table:table-cell table:style-name="ce2" table:formula="of:=[.BF$1]+[.BF$2]/POWER([.$C10];[.BF$3])" office:value-type="float" office:value="1.69472692701868" calcext:value-type="float">
            <text:p>1.69472692701868</text:p>
          </table:table-cell>
          <table:table-cell/>
          <table:table-cell table:style-name="ce2" table:formula="of:=0.5*PI()+[.BI$1]/POWER([.$C10];[.BI$2])" office:value-type="float" office:value="1.69221087403818" calcext:value-type="float">
            <text:p>1.6922108740381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8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3092" calcext:value-type="float">
            <text:p>3092</text:p>
          </table:table-cell>
          <table:table-cell office:value-type="float" office:value="0.57470892626132" calcext:value-type="float">
            <text:p>0.575</text:p>
          </table:table-cell>
          <table:table-cell table:style-name="ce2" office:value-type="float" office:value="1442" calcext:value-type="float">
            <text:p>1442</text:p>
          </table:table-cell>
          <table:table-cell table:style-name="ce2" office:value-type="float" office:value="0.466364812419146" calcext:value-type="float">
            <text:p>0.466364812419146</text:p>
          </table:table-cell>
          <table:table-cell table:style-name="ce2" office:value-type="float" office:value="180" calcext:value-type="float">
            <text:p>180</text:p>
          </table:table-cell>
          <table:table-cell office:value-type="float" office:value="0.0582147477360931" calcext:value-type="float">
            <text:p>0.05821</text:p>
          </table:table-cell>
          <table:table-cell office:value-type="float" office:value="8.01111111111111" calcext:value-type="float">
            <text:p>8.01</text:p>
          </table:table-cell>
          <table:table-cell table:style-name="ce2" office:value-type="float" office:value="6.80461340481707" calcext:value-type="float">
            <text:p>6.80461340481707</text:p>
          </table:table-cell>
          <table:table-cell office:value-type="float" office:value="0.846705810787198" calcext:value-type="float">
            <text:p>0.8467</text:p>
          </table:table-cell>
          <table:table-cell office:value-type="float" office:value="2.40031366908974" calcext:value-type="float">
            <text:p>2.4003</text:p>
          </table:table-cell>
          <table:table-cell office:value-type="float" office:value="1.09568826177437" calcext:value-type="float">
            <text:p>1.0957</text:p>
          </table:table-cell>
          <table:table-cell office:value-type="float" office:value="13.5" calcext:value-type="float">
            <text:p>13.5</text:p>
          </table:table-cell>
          <table:table-cell office:value-type="float" office:value="16.9657064471879" calcext:value-type="float">
            <text:p>16.97</text:p>
          </table:table-cell>
          <table:table-cell office:value-type="float" office:value="0.00477612802056462" calcext:value-type="float">
            <text:p>0.004776</text:p>
          </table:table-cell>
          <table:table-cell office:value-type="float" office:value="0.995784245781226" calcext:value-type="float">
            <text:p>0.995784</text:p>
          </table:table-cell>
          <table:table-cell office:value-type="float" office:value="1.79703" calcext:value-type="float">
            <text:p>1.797</text:p>
          </table:table-cell>
          <table:table-cell office:value-type="float" office:value="0.0749" calcext:value-type="float">
            <text:p>0.075</text:p>
          </table:table-cell>
          <table:table-cell office:value-type="float" office:value="205.251" calcext:value-type="float">
            <text:p>205.3</text:p>
          </table:table-cell>
          <table:table-cell office:value-type="float" office:value="5.499" calcext:value-type="float">
            <text:p>5.5</text:p>
          </table:table-cell>
          <table:table-cell office:value-type="float" office:value="0.662500464936556" calcext:value-type="float">
            <text:p>0.663</text:p>
          </table:table-cell>
          <table:table-cell office:value-type="float" office:value="0.652335" calcext:value-type="float">
            <text:p>0.652</text:p>
          </table:table-cell>
          <table:table-cell office:value-type="float" office:value="0.002839" calcext:value-type="float">
            <text:p>0.003</text:p>
          </table:table-cell>
          <table:table-cell office:value-type="float" office:value="75.2243" calcext:value-type="float">
            <text:p>75.2</text:p>
          </table:table-cell>
          <table:table-cell office:value-type="float" office:value="0.9453" calcext:value-type="float">
            <text:p>0.9</text:p>
          </table:table-cell>
          <table:table-cell office:value-type="float" office:value="0.801523671631075" calcext:value-type="float">
            <text:p>0.802</text:p>
          </table:table-cell>
          <table:table-cell office:value-type="float" office:value="1879.63873110261" calcext:value-type="float">
            <text:p>1879.6</text:p>
          </table:table-cell>
          <table:table-cell office:value-type="float" office:value="2.12173005087082" calcext:value-type="float">
            <text:p>2.12</text:p>
          </table:table-cell>
          <table:table-cell office:value-type="float" office:value="1.68629228712521" calcext:value-type="float">
            <text:p>1.686</text:p>
          </table:table-cell>
          <table:table-cell office:value-type="float" office:value="0.00445271275536417" calcext:value-type="float">
            <text:p>0.00445</text:p>
          </table:table-cell>
          <table:table-cell table:style-name="ce2" office:value-type="string" calcext:value-type="string">
            <text:p>A</text:p>
          </table:table-cell>
          <table:table-cell table:style-name="ce2" table:formula="of:=PEARSON([.AA$4:.AA$23];[.$C$4:.$C$23])" office:value-type="float" office:value="-0.834875282756083" calcext:value-type="float">
            <text:p>-0.834875282756083</text:p>
          </table:table-cell>
          <table:table-cell table:style-name="ce2" table:formula="of:=[.J11]/POWER(LN([.C11]);[.$AH$2])" office:value-type="float" office:value="1.61549093073184" calcext:value-type="float">
            <text:p>1.61549093073184</text:p>
          </table:table-cell>
          <table:table-cell/>
          <table:table-cell table:style-name="ce2" table:formula="of:=[.$AJ$1]*POWER([.$C11];[.$AJ$2])" office:value-type="float" office:value="1764.07438433815" calcext:value-type="float">
            <text:p>1764.07438433815</text:p>
          </table:table-cell>
          <table:table-cell/>
          <table:table-cell table:style-name="ce2" table:formula="of:=[.AL$1]*POWER([.$C11];[.AL$2])" office:value-type="float" office:value="0.566040134323422" calcext:value-type="float">
            <text:p>0.566040134323422</text:p>
          </table:table-cell>
          <table:table-cell/>
          <table:table-cell table:style-name="ce2" table:formula="of:=[.AN$1]*POWER([.$C11];[.AN$2])" office:value-type="float" office:value="1427.32404906504" calcext:value-type="float">
            <text:p>1427.32404906504</text:p>
          </table:table-cell>
          <table:table-cell/>
          <table:table-cell table:style-name="ce2" table:formula="of:=[.AP$1]*POWER([.$C11];[.AP$2])" office:value-type="float" office:value="178.715349423474" calcext:value-type="float">
            <text:p>178.715349423474</text:p>
          </table:table-cell>
          <table:table-cell/>
          <table:table-cell table:style-name="ce2" table:formula="of:=[.AR$1]*POWER([.$C11];[.AR$2])" office:value-type="float" office:value="14.5553561739167" calcext:value-type="float">
            <text:p>14.5553561739167</text:p>
          </table:table-cell>
          <table:table-cell/>
          <table:table-cell table:style-name="ce2" table:formula="of:=[.AT$1]*POWER([.$C11];[.AT$2])" office:value-type="float" office:value="205.358763707577" calcext:value-type="float">
            <text:p>205.358763707577</text:p>
          </table:table-cell>
          <table:table-cell/>
          <table:table-cell table:style-name="ce2" table:formula="of:=[.AV$1]*POWER([.$C11];[.AV$2])" office:value-type="float" office:value="1874.34653233835" calcext:value-type="float">
            <text:p>1874.34653233835</text:p>
          </table:table-cell>
          <table:table-cell/>
          <table:table-cell table:style-name="ce2" table:formula="of:=LN([.C11])" office:value-type="float" office:value="8.03657340970731" calcext:value-type="float">
            <text:p>8.03657340970731</text:p>
          </table:table-cell>
          <table:table-cell/>
          <table:table-cell table:style-name="ce2" table:formula="of:=[.AZ$1]*POWER([.$AX11];[.AZ$2])" office:value-type="float" office:value="6.76698796586975" calcext:value-type="float">
            <text:p>6.76698796586975</text:p>
          </table:table-cell>
          <table:table-cell/>
          <table:table-cell table:style-name="ce2" table:formula="of:=[.AB11]*LN([.C11])*LN([.C11])/[.C11]" office:value-type="float" office:value="39.2623899679294" calcext:value-type="float">
            <text:p>39.2623899679294</text:p>
          </table:table-cell>
          <table:table-cell table:number-columns-repeated="4"/>
          <table:table-cell table:style-name="ce2" table:formula="of:=[.BF$1]+[.BF$2]/POWER([.$C11];[.BF$3])" office:value-type="float" office:value="1.68886758716686" calcext:value-type="float">
            <text:p>1.68886758716686</text:p>
          </table:table-cell>
          <table:table-cell/>
          <table:table-cell table:style-name="ce2" table:formula="of:=0.5*PI()+[.BI$1]/POWER([.$C11];[.BI$2])" office:value-type="float" office:value="1.6871811839397" calcext:value-type="float">
            <text:p>1.687181183939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9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3460" calcext:value-type="float">
            <text:p>3460</text:p>
          </table:table-cell>
          <table:table-cell office:value-type="float" office:value="0.564450867052023" calcext:value-type="float">
            <text:p>0.564</text:p>
          </table:table-cell>
          <table:table-cell table:style-name="ce2" office:value-type="float" office:value="1581" calcext:value-type="float">
            <text:p>1581</text:p>
          </table:table-cell>
          <table:table-cell table:style-name="ce2" office:value-type="float" office:value="0.456936416184971" calcext:value-type="float">
            <text:p>0.456936416184971</text:p>
          </table:table-cell>
          <table:table-cell table:style-name="ce2" office:value-type="float" office:value="197" calcext:value-type="float">
            <text:p>197</text:p>
          </table:table-cell>
          <table:table-cell office:value-type="float" office:value="0.0569364161849711" calcext:value-type="float">
            <text:p>0.05694</text:p>
          </table:table-cell>
          <table:table-cell office:value-type="float" office:value="8.0253807106599" calcext:value-type="float">
            <text:p>8.03</text:p>
          </table:table-cell>
          <table:table-cell table:style-name="ce2" office:value-type="float" office:value="6.87058351577503" calcext:value-type="float">
            <text:p>6.87058351577503</text:p>
          </table:table-cell>
          <table:table-cell office:value-type="float" office:value="0.843117363137337" calcext:value-type="float">
            <text:p>0.8431</text:p>
          </table:table-cell>
          <table:table-cell office:value-type="float" office:value="2.40680457391852" calcext:value-type="float">
            <text:p>2.4068</text:p>
          </table:table-cell>
          <table:table-cell office:value-type="float" office:value="1.08930418835457" calcext:value-type="float">
            <text:p>1.0893</text:p>
          </table:table-cell>
          <table:table-cell office:value-type="float" office:value="15.25" calcext:value-type="float">
            <text:p>15.3</text:p>
          </table:table-cell>
          <table:table-cell office:value-type="float" office:value="14.8777210427304" calcext:value-type="float">
            <text:p>14.88</text:p>
          </table:table-cell>
          <table:table-cell office:value-type="float" office:value="0.00463998128905058" calcext:value-type="float">
            <text:p>0.004640</text:p>
          </table:table-cell>
          <table:table-cell office:value-type="float" office:value="0.995869936753322" calcext:value-type="float">
            <text:p>0.995870</text:p>
          </table:table-cell>
          <table:table-cell office:value-type="float" office:value="1.77645" calcext:value-type="float">
            <text:p>1.776</text:p>
          </table:table-cell>
          <table:table-cell office:value-type="float" office:value="0.07128" calcext:value-type="float">
            <text:p>0.071</text:p>
          </table:table-cell>
          <table:table-cell office:value-type="float" office:value="224.737" calcext:value-type="float">
            <text:p>224.7</text:p>
          </table:table-cell>
          <table:table-cell office:value-type="float" office:value="5.847" calcext:value-type="float">
            <text:p>5.8</text:p>
          </table:table-cell>
          <table:table-cell office:value-type="float" office:value="0.664488277039084" calcext:value-type="float">
            <text:p>0.664</text:p>
          </table:table-cell>
          <table:table-cell office:value-type="float" office:value="0.681763" calcext:value-type="float">
            <text:p>0.682</text:p>
          </table:table-cell>
          <table:table-cell office:value-type="float" office:value="0.00268" calcext:value-type="float">
            <text:p>0.003</text:p>
          </table:table-cell>
          <table:table-cell office:value-type="float" office:value="94.8996" calcext:value-type="float">
            <text:p>94.9</text:p>
          </table:table-cell>
          <table:table-cell office:value-type="float" office:value="1.102" calcext:value-type="float">
            <text:p>1.1</text:p>
          </table:table-cell>
          <table:table-cell office:value-type="float" office:value="0.771601174850066" calcext:value-type="float">
            <text:p>0.772</text:p>
          </table:table-cell>
          <table:table-cell office:value-type="float" office:value="2068.15941627197" calcext:value-type="float">
            <text:p>2068.2</text:p>
          </table:table-cell>
          <table:table-cell office:value-type="float" office:value="2.11542588399461" calcext:value-type="float">
            <text:p>2.12</text:p>
          </table:table-cell>
          <table:table-cell office:value-type="float" office:value="1.68854174717944" calcext:value-type="float">
            <text:p>1.689</text:p>
          </table:table-cell>
          <table:table-cell office:value-type="float" office:value="0.00435096394801029" calcext:value-type="float">
            <text:p>0.00435</text:p>
          </table:table-cell>
          <table:table-cell table:style-name="ce2" office:value-type="string" calcext:value-type="string">
            <text:p>RelRR--K</text:p>
          </table:table-cell>
          <table:table-cell table:style-name="ce2" table:formula="of:=PEARSON([.AE$3:.AE$23];[.$Q$3:.$Q$23])" office:value-type="float" office:value="-0.89132536147722" calcext:value-type="float">
            <text:p>-0.89132536147722</text:p>
          </table:table-cell>
          <table:table-cell table:style-name="ce2" table:formula="of:=[.J12]/POWER(LN([.C12]);[.$AH$2])" office:value-type="float" office:value="1.6155885481915" calcext:value-type="float">
            <text:p>1.6155885481915</text:p>
          </table:table-cell>
          <table:table-cell/>
          <table:table-cell table:style-name="ce2" table:formula="of:=[.$AJ$1]*POWER([.$C12];[.$AJ$2])" office:value-type="float" office:value="1932.76373418262" calcext:value-type="float">
            <text:p>1932.76373418262</text:p>
          </table:table-cell>
          <table:table-cell/>
          <table:table-cell table:style-name="ce2" table:formula="of:=[.AL$1]*POWER([.$C12];[.AL$2])" office:value-type="float" office:value="0.556535310682582" calcext:value-type="float">
            <text:p>0.556535310682582</text:p>
          </table:table-cell>
          <table:table-cell/>
          <table:table-cell table:style-name="ce2" table:formula="of:=[.AN$1]*POWER([.$C12];[.AN$2])" office:value-type="float" office:value="1554.05403046156" calcext:value-type="float">
            <text:p>1554.05403046156</text:p>
          </table:table-cell>
          <table:table-cell/>
          <table:table-cell table:style-name="ce2" table:formula="of:=[.AP$1]*POWER([.$C12];[.AP$2])" office:value-type="float" office:value="200.315659525358" calcext:value-type="float">
            <text:p>200.315659525358</text:p>
          </table:table-cell>
          <table:table-cell/>
          <table:table-cell table:style-name="ce2" table:formula="of:=[.AR$1]*POWER([.$C12];[.AR$2])" office:value-type="float" office:value="15.4311291735448" calcext:value-type="float">
            <text:p>15.4311291735448</text:p>
          </table:table-cell>
          <table:table-cell/>
          <table:table-cell table:style-name="ce2" table:formula="of:=[.AT$1]*POWER([.$C12];[.AT$2])" office:value-type="float" office:value="230.947267575088" calcext:value-type="float">
            <text:p>230.947267575088</text:p>
          </table:table-cell>
          <table:table-cell/>
          <table:table-cell table:style-name="ce2" table:formula="of:=[.AV$1]*POWER([.$C12];[.AV$2])" office:value-type="float" office:value="2055.1360539605" calcext:value-type="float">
            <text:p>2055.1360539605</text:p>
          </table:table-cell>
          <table:table-cell/>
          <table:table-cell table:style-name="ce2" table:formula="of:=LN([.C12])" office:value-type="float" office:value="8.14902386805177" calcext:value-type="float">
            <text:p>8.14902386805177</text:p>
          </table:table-cell>
          <table:table-cell/>
          <table:table-cell table:style-name="ce2" table:formula="of:=[.AZ$1]*POWER([.$AX12];[.AZ$2])" office:value-type="float" office:value="6.8336217345466" calcext:value-type="float">
            <text:p>6.8336217345466</text:p>
          </table:table-cell>
          <table:table-cell/>
          <table:table-cell table:style-name="ce2" table:formula="of:=[.AB12]*LN([.C12])*LN([.C12])/[.C12]" office:value-type="float" office:value="39.6934723743666" calcext:value-type="float">
            <text:p>39.6934723743666</text:p>
          </table:table-cell>
          <table:table-cell table:number-columns-repeated="4"/>
          <table:table-cell table:style-name="ce2" table:formula="of:=[.BF$1]+[.BF$2]/POWER([.$C12];[.BF$3])" office:value-type="float" office:value="1.68395769032159" calcext:value-type="float">
            <text:p>1.68395769032159</text:p>
          </table:table-cell>
          <table:table-cell/>
          <table:table-cell table:style-name="ce2" table:formula="of:=0.5*PI()+[.BI$1]/POWER([.$C12];[.BI$2])" office:value-type="float" office:value="1.68295268753059" calcext:value-type="float">
            <text:p>1.6829526875305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0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float" office:value="3914" calcext:value-type="float">
            <text:p>3914</text:p>
          </table:table-cell>
          <table:table-cell office:value-type="float" office:value="0.547010730710271" calcext:value-type="float">
            <text:p>0.547</text:p>
          </table:table-cell>
          <table:table-cell table:style-name="ce2" office:value-type="float" office:value="1712" calcext:value-type="float">
            <text:p>1712</text:p>
          </table:table-cell>
          <table:table-cell table:style-name="ce2" office:value-type="float" office:value="0.437404190086868" calcext:value-type="float">
            <text:p>0.437404190086868</text:p>
          </table:table-cell>
          <table:table-cell table:style-name="ce2" office:value-type="float" office:value="221" calcext:value-type="float">
            <text:p>221</text:p>
          </table:table-cell>
          <table:table-cell office:value-type="float" office:value="0.0564639754726622" calcext:value-type="float">
            <text:p>0.05646</text:p>
          </table:table-cell>
          <table:table-cell office:value-type="float" office:value="7.74660633484163" calcext:value-type="float">
            <text:p>7.75</text:p>
          </table:table-cell>
          <table:table-cell table:style-name="ce2" office:value-type="float" office:value="6.92422723448888" calcext:value-type="float">
            <text:p>6.92422723448888</text:p>
          </table:table-cell>
          <table:table-cell office:value-type="float" office:value="0.83703619973905" calcext:value-type="float">
            <text:p>0.8370</text:p>
          </table:table-cell>
          <table:table-cell office:value-type="float" office:value="2.40745277222341" calcext:value-type="float">
            <text:p>2.4075</text:p>
          </table:table-cell>
          <table:table-cell office:value-type="float" office:value="1.07957344808742" calcext:value-type="float">
            <text:p>1.0796</text:p>
          </table:table-cell>
          <table:table-cell office:value-type="float" office:value="16.5" calcext:value-type="float">
            <text:p>16.5</text:p>
          </table:table-cell>
          <table:table-cell office:value-type="float" office:value="14.376492194674" calcext:value-type="float">
            <text:p>14.38</text:p>
          </table:table-cell>
          <table:table-cell office:value-type="float" office:value="0.00464561396545848" calcext:value-type="float">
            <text:p>0.004646</text:p>
          </table:table-cell>
          <table:table-cell office:value-type="float" office:value="0.99581950490652" calcext:value-type="float">
            <text:p>0.995820</text:p>
          </table:table-cell>
          <table:table-cell office:value-type="float" office:value="1.71178" calcext:value-type="float">
            <text:p>1.712</text:p>
          </table:table-cell>
          <table:table-cell office:value-type="float" office:value="0.05117" calcext:value-type="float">
            <text:p>0.051</text:p>
          </table:table-cell>
          <table:table-cell office:value-type="float" office:value="255.258" calcext:value-type="float">
            <text:p>255.3</text:p>
          </table:table-cell>
          <table:table-cell office:value-type="float" office:value="5.128" calcext:value-type="float">
            <text:p>5.1</text:p>
          </table:table-cell>
          <table:table-cell office:value-type="float" office:value="0.669978681813736" calcext:value-type="float">
            <text:p>0.670</text:p>
          </table:table-cell>
          <table:table-cell office:value-type="float" office:value="0.695908" calcext:value-type="float">
            <text:p>0.696</text:p>
          </table:table-cell>
          <table:table-cell office:value-type="float" office:value="0.002282" calcext:value-type="float">
            <text:p>0.002</text:p>
          </table:table-cell>
          <table:table-cell office:value-type="float" office:value="112.359" calcext:value-type="float">
            <text:p>112.4</text:p>
          </table:table-cell>
          <table:table-cell office:value-type="float" office:value="1.102" calcext:value-type="float">
            <text:p>1.1</text:p>
          </table:table-cell>
          <table:table-cell office:value-type="float" office:value="0.771076216189667" calcext:value-type="float">
            <text:p>0.771</text:p>
          </table:table-cell>
          <table:table-cell office:value-type="float" office:value="2274.29546566042" calcext:value-type="float">
            <text:p>2274.3</text:p>
          </table:table-cell>
          <table:table-cell office:value-type="float" office:value="2.08755269386045" calcext:value-type="float">
            <text:p>2.09</text:p>
          </table:table-cell>
          <table:table-cell office:value-type="float" office:value="1.68108200812129" calcext:value-type="float">
            <text:p>1.681</text:p>
          </table:table-cell>
          <table:table-cell office:value-type="float" office:value="0.00439012086377296" calcext:value-type="float">
            <text:p>0.00439</text:p>
          </table:table-cell>
          <table:table-cell table:number-columns-repeated="2"/>
          <table:table-cell table:style-name="ce2" table:formula="of:=[.J13]/POWER(LN([.C13]);[.$AH$2])" office:value-type="float" office:value="1.61141956624023" calcext:value-type="float">
            <text:p>1.61141956624023</text:p>
          </table:table-cell>
          <table:table-cell/>
          <table:table-cell table:style-name="ce2" table:formula="of:=[.$AJ$1]*POWER([.$C13];[.$AJ$2])" office:value-type="float" office:value="2136.30992284714" calcext:value-type="float">
            <text:p>2136.30992284714</text:p>
          </table:table-cell>
          <table:table-cell/>
          <table:table-cell table:style-name="ce2" table:formula="of:=[.AL$1]*POWER([.$C13];[.AL$2])" office:value-type="float" office:value="0.546297496671431" calcext:value-type="float">
            <text:p>0.546297496671431</text:p>
          </table:table-cell>
          <table:table-cell/>
          <table:table-cell table:style-name="ce2" table:formula="of:=[.AN$1]*POWER([.$C13];[.AN$2])" office:value-type="float" office:value="1705.96924450934" calcext:value-type="float">
            <text:p>1705.96924450934</text:p>
          </table:table-cell>
          <table:table-cell/>
          <table:table-cell table:style-name="ce2" table:formula="of:=[.AP$1]*POWER([.$C13];[.AP$2])" office:value-type="float" office:value="227.010071185356" calcext:value-type="float">
            <text:p>227.010071185356</text:p>
          </table:table-cell>
          <table:table-cell/>
          <table:table-cell table:style-name="ce2" table:formula="of:=[.AR$1]*POWER([.$C13];[.AR$2])" office:value-type="float" office:value="16.4520055933385" calcext:value-type="float">
            <text:p>16.4520055933385</text:p>
          </table:table-cell>
          <table:table-cell/>
          <table:table-cell table:style-name="ce2" table:formula="of:=[.AT$1]*POWER([.$C13];[.AT$2])" office:value-type="float" office:value="262.681233268398" calcext:value-type="float">
            <text:p>262.681233268398</text:p>
          </table:table-cell>
          <table:table-cell/>
          <table:table-cell table:style-name="ce2" table:formula="of:=[.AV$1]*POWER([.$C13];[.AV$2])" office:value-type="float" office:value="2273.45616343651" calcext:value-type="float">
            <text:p>2273.45616343651</text:p>
          </table:table-cell>
          <table:table-cell/>
          <table:table-cell table:style-name="ce2" table:formula="of:=LN([.C13])" office:value-type="float" office:value="8.27231514795602" calcext:value-type="float">
            <text:p>8.27231514795602</text:p>
          </table:table-cell>
          <table:table-cell/>
          <table:table-cell table:style-name="ce2" table:formula="of:=[.AZ$1]*POWER([.$AX13];[.AZ$2])" office:value-type="float" office:value="6.90636860423859" calcext:value-type="float">
            <text:p>6.90636860423859</text:p>
          </table:table-cell>
          <table:table-cell/>
          <table:table-cell table:style-name="ce2" table:formula="of:=[.AB13]*LN([.C13])*LN([.C13])/[.C13]" office:value-type="float" office:value="39.7630973709337" calcext:value-type="float">
            <text:p>39.7630973709337</text:p>
          </table:table-cell>
          <table:table-cell table:number-columns-repeated="4"/>
          <table:table-cell table:style-name="ce2" table:formula="of:=[.BF$1]+[.BF$2]/POWER([.$C13];[.BF$3])" office:value-type="float" office:value="1.67879574611063" calcext:value-type="float">
            <text:p>1.67879574611063</text:p>
          </table:table-cell>
          <table:table-cell/>
          <table:table-cell table:style-name="ce2" table:formula="of:=0.5*PI()+[.BI$1]/POWER([.$C13];[.BI$2])" office:value-type="float" office:value="1.67849289355468" calcext:value-type="float">
            <text:p>1.6784928935546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1</text:p>
          </table:table-cell>
          <table:table-cell table:style-name="ce2" office:value-type="float" office:value="2311" calcext:value-type="float">
            <text:p>2311</text:p>
          </table:table-cell>
          <table:table-cell table:style-name="ce2" office:value-type="float" office:value="4278" calcext:value-type="float">
            <text:p>4278</text:p>
          </table:table-cell>
          <table:table-cell office:value-type="float" office:value="0.540205703599813" calcext:value-type="float">
            <text:p>0.540</text:p>
          </table:table-cell>
          <table:table-cell table:style-name="ce2" office:value-type="float" office:value="1838" calcext:value-type="float">
            <text:p>1838</text:p>
          </table:table-cell>
          <table:table-cell table:style-name="ce2" office:value-type="float" office:value="0.429640018700327" calcext:value-type="float">
            <text:p>0.429640018700327</text:p>
          </table:table-cell>
          <table:table-cell table:style-name="ce2" office:value-type="float" office:value="245" calcext:value-type="float">
            <text:p>245</text:p>
          </table:table-cell>
          <table:table-cell office:value-type="float" office:value="0.0572697522206639" calcext:value-type="float">
            <text:p>0.05727</text:p>
          </table:table-cell>
          <table:table-cell office:value-type="float" office:value="7.50204081632653" calcext:value-type="float">
            <text:p>7.50</text:p>
          </table:table-cell>
          <table:table-cell table:style-name="ce2" office:value-type="float" office:value="6.9784200575014" calcext:value-type="float">
            <text:p>6.9784200575014</text:p>
          </table:table-cell>
          <table:table-cell office:value-type="float" office:value="0.83461535788857" calcext:value-type="float">
            <text:p>0.8346</text:p>
          </table:table-cell>
          <table:table-cell office:value-type="float" office:value="2.41335794149734" calcext:value-type="float">
            <text:p>2.4134</text:p>
          </table:table-cell>
          <table:table-cell office:value-type="float" office:value="1.07511689264801" calcext:value-type="float">
            <text:p>1.0751</text:p>
          </table:table-cell>
          <table:table-cell office:value-type="float" office:value="17" calcext:value-type="float">
            <text:p>17.0</text:p>
          </table:table-cell>
          <table:table-cell office:value-type="float" office:value="14.80276816609" calcext:value-type="float">
            <text:p>14.80</text:p>
          </table:table-cell>
          <table:table-cell office:value-type="float" office:value="0.00459530599055248" calcext:value-type="float">
            <text:p>0.004595</text:p>
          </table:table-cell>
          <table:table-cell office:value-type="float" office:value="0.995835605132395" calcext:value-type="float">
            <text:p>0.995836</text:p>
          </table:table-cell>
          <table:table-cell office:value-type="float" office:value="1.72398" calcext:value-type="float">
            <text:p>1.724</text:p>
          </table:table-cell>
          <table:table-cell office:value-type="float" office:value="0.04321" calcext:value-type="float">
            <text:p>0.043</text:p>
          </table:table-cell>
          <table:table-cell office:value-type="float" office:value="283.934" calcext:value-type="float">
            <text:p>283.9</text:p>
          </table:table-cell>
          <table:table-cell office:value-type="float" office:value="4.789" calcext:value-type="float">
            <text:p>4.8</text:p>
          </table:table-cell>
          <table:table-cell office:value-type="float" office:value="0.675586541680044" calcext:value-type="float">
            <text:p>0.676</text:p>
          </table:table-cell>
          <table:table-cell office:value-type="float" office:value="0.708227" calcext:value-type="float">
            <text:p>0.708</text:p>
          </table:table-cell>
          <table:table-cell office:value-type="float" office:value="0.00222" calcext:value-type="float">
            <text:p>0.002</text:p>
          </table:table-cell>
          <table:table-cell office:value-type="float" office:value="127.253" calcext:value-type="float">
            <text:p>127.3</text:p>
          </table:table-cell>
          <table:table-cell office:value-type="float" office:value="1.204" calcext:value-type="float">
            <text:p>1.2</text:p>
          </table:table-cell>
          <table:table-cell office:value-type="float" office:value="0.755540666580398" calcext:value-type="float">
            <text:p>0.756</text:p>
          </table:table-cell>
          <table:table-cell office:value-type="float" office:value="2457.56466459321" calcext:value-type="float">
            <text:p>2457.6</text:p>
          </table:table-cell>
          <table:table-cell office:value-type="float" office:value="2.08602361620773" calcext:value-type="float">
            <text:p>2.09</text:p>
          </table:table-cell>
          <table:table-cell office:value-type="float" office:value="1.67563318174059" calcext:value-type="float">
            <text:p>1.676</text:p>
          </table:table-cell>
          <table:table-cell office:value-type="float" office:value="0.00436155189985577" calcext:value-type="float">
            <text:p>0.00436</text:p>
          </table:table-cell>
          <table:table-cell table:number-columns-repeated="2"/>
          <table:table-cell table:style-name="ce2" table:formula="of:=[.J14]/POWER(LN([.C14]);[.$AH$2])" office:value-type="float" office:value="1.61209377156358" calcext:value-type="float">
            <text:p>1.61209377156358</text:p>
          </table:table-cell>
          <table:table-cell/>
          <table:table-cell table:style-name="ce2" table:formula="of:=[.$AJ$1]*POWER([.$C14];[.$AJ$2])" office:value-type="float" office:value="2296.3011295378" calcext:value-type="float">
            <text:p>2296.3011295378</text:p>
          </table:table-cell>
          <table:table-cell/>
          <table:table-cell table:style-name="ce2" table:formula="of:=[.AL$1]*POWER([.$C14];[.AL$2])" office:value-type="float" office:value="0.539030421482474" calcext:value-type="float">
            <text:p>0.539030421482474</text:p>
          </table:table-cell>
          <table:table-cell/>
          <table:table-cell table:style-name="ce2" table:formula="of:=[.AN$1]*POWER([.$C14];[.AN$2])" office:value-type="float" office:value="1824.6774920522" calcext:value-type="float">
            <text:p>1824.6774920522</text:p>
          </table:table-cell>
          <table:table-cell/>
          <table:table-cell table:style-name="ce2" table:formula="of:=[.AP$1]*POWER([.$C14];[.AP$2])" office:value-type="float" office:value="248.445788117781" calcext:value-type="float">
            <text:p>248.445788117781</text:p>
          </table:table-cell>
          <table:table-cell/>
          <table:table-cell table:style-name="ce2" table:formula="of:=[.AR$1]*POWER([.$C14];[.AR$2])" office:value-type="float" office:value="17.2299999854079" calcext:value-type="float">
            <text:p>17.2299999854079</text:p>
          </table:table-cell>
          <table:table-cell/>
          <table:table-cell table:style-name="ce2" table:formula="of:=[.AT$1]*POWER([.$C14];[.AT$2])" office:value-type="float" office:value="288.243474063359" calcext:value-type="float">
            <text:p>288.243474063359</text:p>
          </table:table-cell>
          <table:table-cell/>
          <table:table-cell table:style-name="ce2" table:formula="of:=[.AV$1]*POWER([.$C14];[.AV$2])" office:value-type="float" office:value="2445.18202469139" calcext:value-type="float">
            <text:p>2445.18202469139</text:p>
          </table:table-cell>
          <table:table-cell/>
          <table:table-cell table:style-name="ce2" table:formula="of:=LN([.C14])" office:value-type="float" office:value="8.36124088964235" calcext:value-type="float">
            <text:p>8.36124088964235</text:p>
          </table:table-cell>
          <table:table-cell/>
          <table:table-cell table:style-name="ce2" table:formula="of:=[.AZ$1]*POWER([.$AX14];[.AZ$2])" office:value-type="float" office:value="6.95864006084568" calcext:value-type="float">
            <text:p>6.95864006084568</text:p>
          </table:table-cell>
          <table:table-cell/>
          <table:table-cell table:style-name="ce2" table:formula="of:=[.AB14]*LN([.C14])*LN([.C14])/[.C14]" office:value-type="float" office:value="40.1611042354464" calcext:value-type="float">
            <text:p>40.1611042354464</text:p>
          </table:table-cell>
          <table:table-cell table:number-columns-repeated="4"/>
          <table:table-cell table:style-name="ce2" table:formula="of:=[.BF$1]+[.BF$2]/POWER([.$C14];[.BF$3])" office:value-type="float" office:value="1.67521085958495" calcext:value-type="float">
            <text:p>1.67521085958495</text:p>
          </table:table-cell>
          <table:table-cell/>
          <table:table-cell table:style-name="ce2" table:formula="of:=0.5*PI()+[.BI$1]/POWER([.$C14];[.BI$2])" office:value-type="float" office:value="1.67538669277233" calcext:value-type="float">
            <text:p>1.6753866927723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2</text:p>
          </table:table-cell>
          <table:table-cell table:style-name="ce2" office:value-type="float" office:value="2409" calcext:value-type="float">
            <text:p>2409</text:p>
          </table:table-cell>
          <table:table-cell table:style-name="ce2" office:value-type="float" office:value="4514" calcext:value-type="float">
            <text:p>4514</text:p>
          </table:table-cell>
          <table:table-cell office:value-type="float" office:value="0.533673017279575" calcext:value-type="float">
            <text:p>0.534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0.422463447053611" calcext:value-type="float">
            <text:p>0.422463447053611</text:p>
          </table:table-cell>
          <table:table-cell table:style-name="ce2" office:value-type="float" office:value="266" calcext:value-type="float">
            <text:p>266</text:p>
          </table:table-cell>
          <table:table-cell office:value-type="float" office:value="0.0589277802392556" calcext:value-type="float">
            <text:p>0.05893</text:p>
          </table:table-cell>
          <table:table-cell office:value-type="float" office:value="7.16917293233083" calcext:value-type="float">
            <text:p>7.17</text:p>
          </table:table-cell>
          <table:table-cell table:style-name="ce2" office:value-type="float" office:value="7.00436746132804" calcext:value-type="float">
            <text:p>7.00436746132804</text:p>
          </table:table-cell>
          <table:table-cell office:value-type="float" office:value="0.832372937796207" calcext:value-type="float">
            <text:p>0.8324</text:p>
          </table:table-cell>
          <table:table-cell office:value-type="float" office:value="2.41459021806802" calcext:value-type="float">
            <text:p>2.4146</text:p>
          </table:table-cell>
          <table:table-cell office:value-type="float" office:value="1.07143023161456" calcext:value-type="float">
            <text:p>1.0714</text:p>
          </table:table-cell>
          <table:table-cell office:value-type="float" office:value="17.3333333333333" calcext:value-type="float">
            <text:p>17.3</text:p>
          </table:table-cell>
          <table:table-cell office:value-type="float" office:value="15.0244082840237" calcext:value-type="float">
            <text:p>15.02</text:p>
          </table:table-cell>
          <table:table-cell office:value-type="float" office:value="0.00458368186093279" calcext:value-type="float">
            <text:p>0.004584</text:p>
          </table:table-cell>
          <table:table-cell office:value-type="float" office:value="0.995829697008726" calcext:value-type="float">
            <text:p>0.995830</text:p>
          </table:table-cell>
          <table:table-cell office:value-type="float" office:value="1.8003" calcext:value-type="float">
            <text:p>1.800</text:p>
          </table:table-cell>
          <table:table-cell office:value-type="float" office:value="0.05464" calcext:value-type="float">
            <text:p>0.055</text:p>
          </table:table-cell>
          <table:table-cell office:value-type="float" office:value="308.235" calcext:value-type="float">
            <text:p>308.2</text:p>
          </table:table-cell>
          <table:table-cell office:value-type="float" office:value="6.149" calcext:value-type="float">
            <text:p>6.1</text:p>
          </table:table-cell>
          <table:table-cell office:value-type="float" office:value="0.681034349516656" calcext:value-type="float">
            <text:p>0.681</text:p>
          </table:table-cell>
          <table:table-cell office:value-type="float" office:value="0.707787" calcext:value-type="float">
            <text:p>0.708</text:p>
          </table:table-cell>
          <table:table-cell office:value-type="float" office:value="0.002047" calcext:value-type="float">
            <text:p>0.002</text:p>
          </table:table-cell>
          <table:table-cell office:value-type="float" office:value="132.715" calcext:value-type="float">
            <text:p>132.7</text:p>
          </table:table-cell>
          <table:table-cell office:value-type="float" office:value="1.161" calcext:value-type="float">
            <text:p>1.2</text:p>
          </table:table-cell>
          <table:table-cell office:value-type="float" office:value="0.765915905549989" calcext:value-type="float">
            <text:p>0.766</text:p>
          </table:table-cell>
          <table:table-cell office:value-type="float" office:value="2564.71121454794" calcext:value-type="float">
            <text:p>2564.7</text:p>
          </table:table-cell>
          <table:table-cell office:value-type="float" office:value="2.07640562775851" calcext:value-type="float">
            <text:p>2.08</text:p>
          </table:table-cell>
          <table:table-cell office:value-type="float" office:value="1.67226819693172" calcext:value-type="float">
            <text:p>1.672</text:p>
          </table:table-cell>
          <table:table-cell office:value-type="float" office:value="0.00436214885251398" calcext:value-type="float">
            <text:p>0.00436</text:p>
          </table:table-cell>
          <table:table-cell table:number-columns-repeated="2"/>
          <table:table-cell table:style-name="ce2" table:formula="of:=[.J15]/POWER(LN([.C15]);[.$AH$2])" office:value-type="float" office:value="1.61095627413924" calcext:value-type="float">
            <text:p>1.61095627413924</text:p>
          </table:table-cell>
          <table:table-cell/>
          <table:table-cell table:style-name="ce2" table:formula="of:=[.$AJ$1]*POWER([.$C15];[.$AJ$2])" office:value-type="float" office:value="2398.65856628488" calcext:value-type="float">
            <text:p>2398.65856628488</text:p>
          </table:table-cell>
          <table:table-cell/>
          <table:table-cell table:style-name="ce2" table:formula="of:=[.AL$1]*POWER([.$C15];[.AL$2])" office:value-type="float" office:value="0.534689071457188" calcext:value-type="float">
            <text:p>0.534689071457188</text:p>
          </table:table-cell>
          <table:table-cell/>
          <table:table-cell table:style-name="ce2" table:formula="of:=[.AN$1]*POWER([.$C15];[.AN$2])" office:value-type="float" office:value="1900.32388879304" calcext:value-type="float">
            <text:p>1900.32388879304</text:p>
          </table:table-cell>
          <table:table-cell/>
          <table:table-cell table:style-name="ce2" table:formula="of:=[.AP$1]*POWER([.$C15];[.AP$2])" office:value-type="float" office:value="262.358131277423" calcext:value-type="float">
            <text:p>262.358131277423</text:p>
          </table:table-cell>
          <table:table-cell/>
          <table:table-cell table:style-name="ce2" table:formula="of:=[.AR$1]*POWER([.$C15];[.AR$2])" office:value-type="float" office:value="17.7175002819023" calcext:value-type="float">
            <text:p>17.7175002819023</text:p>
          </table:table-cell>
          <table:table-cell/>
          <table:table-cell table:style-name="ce2" table:formula="of:=[.AT$1]*POWER([.$C15];[.AT$2])" office:value-type="float" office:value="304.868907945672" calcext:value-type="float">
            <text:p>304.868907945672</text:p>
          </table:table-cell>
          <table:table-cell/>
          <table:table-cell table:style-name="ce2" table:formula="of:=[.AV$1]*POWER([.$C15];[.AV$2])" office:value-type="float" office:value="2555.09944217405" calcext:value-type="float">
            <text:p>2555.09944217405</text:p>
          </table:table-cell>
          <table:table-cell/>
          <table:table-cell table:style-name="ce2" table:formula="of:=LN([.C15])" office:value-type="float" office:value="8.41493895737748" calcext:value-type="float">
            <text:p>8.41493895737748</text:p>
          </table:table-cell>
          <table:table-cell/>
          <table:table-cell table:style-name="ce2" table:formula="of:=[.AZ$1]*POWER([.$AX15];[.AZ$2])" office:value-type="float" office:value="6.99012494320981" calcext:value-type="float">
            <text:p>6.99012494320981</text:p>
          </table:table-cell>
          <table:table-cell/>
          <table:table-cell table:style-name="ce2" table:formula="of:=[.AB15]*LN([.C15])*LN([.C15])/[.C15]" office:value-type="float" office:value="40.2326700808401" calcext:value-type="float">
            <text:p>40.2326700808401</text:p>
          </table:table-cell>
          <table:table-cell table:number-columns-repeated="4"/>
          <table:table-cell table:style-name="ce2" table:formula="of:=[.BF$1]+[.BF$2]/POWER([.$C15];[.BF$3])" office:value-type="float" office:value="1.67310047203466" calcext:value-type="float">
            <text:p>1.67310047203466</text:p>
          </table:table-cell>
          <table:table-cell/>
          <table:table-cell table:style-name="ce2" table:formula="of:=0.5*PI()+[.BI$1]/POWER([.$C15];[.BI$2])" office:value-type="float" office:value="1.67355455464276" calcext:value-type="float">
            <text:p>1.6735545546427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3</text:p>
          </table:table-cell>
          <table:table-cell table:style-name="ce2" office:value-type="float" office:value="2549" calcext:value-type="float">
            <text:p>2549</text:p>
          </table:table-cell>
          <table:table-cell table:style-name="ce2" office:value-type="float" office:value="4876" calcext:value-type="float">
            <text:p>4876</text:p>
          </table:table-cell>
          <table:table-cell office:value-type="float" office:value="0.522764561115669" calcext:value-type="float">
            <text:p>0.52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0.412018047579984" calcext:value-type="float">
            <text:p>0.412018047579984</text:p>
          </table:table-cell>
          <table:table-cell table:style-name="ce2" office:value-type="float" office:value="287" calcext:value-type="float">
            <text:p>287</text:p>
          </table:table-cell>
          <table:table-cell office:value-type="float" office:value="0.0588597210828548" calcext:value-type="float">
            <text:p>0.05886</text:p>
          </table:table-cell>
          <table:table-cell office:value-type="float" office:value="7" calcext:value-type="float">
            <text:p>7.00</text:p>
          </table:table-cell>
          <table:table-cell table:style-name="ce2" office:value-type="float" office:value="7.02667664201674" calcext:value-type="float">
            <text:p>7.02667664201674</text:p>
          </table:table-cell>
          <table:table-cell office:value-type="float" office:value="0.827438770722169" calcext:value-type="float">
            <text:p>0.8274</text:p>
          </table:table-cell>
          <table:table-cell office:value-type="float" office:value="2.41125375747401" calcext:value-type="float">
            <text:p>2.4113</text:p>
          </table:table-cell>
          <table:table-cell office:value-type="float" office:value="1.06394646312446" calcext:value-type="float">
            <text:p>1.0639</text:p>
          </table:table-cell>
          <table:table-cell office:value-type="float" office:value="18" calcext:value-type="float">
            <text:p>18.0</text:p>
          </table:table-cell>
          <table:table-cell office:value-type="float" office:value="15.0493827160494" calcext:value-type="float">
            <text:p>15.05</text:p>
          </table:table-cell>
          <table:table-cell office:value-type="float" office:value="0.00461628871820979" calcext:value-type="float">
            <text:p>0.004616</text:p>
          </table:table-cell>
          <table:table-cell office:value-type="float" office:value="0.995774364229703" calcext:value-type="float">
            <text:p>0.995774</text:p>
          </table:table-cell>
          <table:table-cell office:value-type="float" office:value="1.82344" calcext:value-type="float">
            <text:p>1.823</text:p>
          </table:table-cell>
          <table:table-cell office:value-type="float" office:value="0.05306" calcext:value-type="float">
            <text:p>0.053</text:p>
          </table:table-cell>
          <table:table-cell office:value-type="float" office:value="333.494" calcext:value-type="float">
            <text:p>333.5</text:p>
          </table:table-cell>
          <table:table-cell office:value-type="float" office:value="6.35" calcext:value-type="float">
            <text:p>6.4</text:p>
          </table:table-cell>
          <table:table-cell office:value-type="float" office:value="0.684122681199183" calcext:value-type="float">
            <text:p>0.684</text:p>
          </table:table-cell>
          <table:table-cell office:value-type="float" office:value="0.72294" calcext:value-type="float">
            <text:p>0.723</text:p>
          </table:table-cell>
          <table:table-cell office:value-type="float" office:value="0.00196" calcext:value-type="float">
            <text:p>0.002</text:p>
          </table:table-cell>
          <table:table-cell office:value-type="float" office:value="152.143" calcext:value-type="float">
            <text:p>152.1</text:p>
          </table:table-cell>
          <table:table-cell office:value-type="float" office:value="1.259" calcext:value-type="float">
            <text:p>1.3</text:p>
          </table:table-cell>
          <table:table-cell office:value-type="float" office:value="0.753268214499778" calcext:value-type="float">
            <text:p>0.753</text:p>
          </table:table-cell>
          <table:table-cell office:value-type="float" office:value="2713.43477105143" calcext:value-type="float">
            <text:p>2713.4</text:p>
          </table:table-cell>
          <table:table-cell office:value-type="float" office:value="2.05236264830736" calcext:value-type="float">
            <text:p>2.05</text:p>
          </table:table-cell>
          <table:table-cell office:value-type="float" office:value="1.66995525266083" calcext:value-type="float">
            <text:p>1.670</text:p>
          </table:table-cell>
          <table:table-cell office:value-type="float" office:value="0.00441120258203277" calcext:value-type="float">
            <text:p>0.00441</text:p>
          </table:table-cell>
          <table:table-cell table:number-columns-repeated="2"/>
          <table:table-cell table:style-name="ce2" table:formula="of:=[.J16]/POWER(LN([.C16]);[.$AH$2])" office:value-type="float" office:value="1.60594341166576" calcext:value-type="float">
            <text:p>1.60594341166576</text:p>
          </table:table-cell>
          <table:table-cell/>
          <table:table-cell table:style-name="ce2" table:formula="of:=[.$AJ$1]*POWER([.$C16];[.$AJ$2])" office:value-type="float" office:value="2553.73990037964" calcext:value-type="float">
            <text:p>2553.73990037964</text:p>
          </table:table-cell>
          <table:table-cell/>
          <table:table-cell table:style-name="ce2" table:formula="of:=[.AL$1]*POWER([.$C16];[.AL$2])" office:value-type="float" office:value="0.528513501094708" calcext:value-type="float">
            <text:p>0.528513501094708</text:p>
          </table:table-cell>
          <table:table-cell/>
          <table:table-cell table:style-name="ce2" table:formula="of:=[.AN$1]*POWER([.$C16];[.AN$2])" office:value-type="float" office:value="2014.51757397382" calcext:value-type="float">
            <text:p>2014.51757397382</text:p>
          </table:table-cell>
          <table:table-cell/>
          <table:table-cell table:style-name="ce2" table:formula="of:=[.AP$1]*POWER([.$C16];[.AP$2])" office:value-type="float" office:value="283.718821668008" calcext:value-type="float">
            <text:p>283.718821668008</text:p>
          </table:table-cell>
          <table:table-cell/>
          <table:table-cell table:style-name="ce2" table:formula="of:=[.AR$1]*POWER([.$C16];[.AR$2])" office:value-type="float" office:value="18.4420725384185" calcext:value-type="float">
            <text:p>18.4420725384185</text:p>
          </table:table-cell>
          <table:table-cell/>
          <table:table-cell table:style-name="ce2" table:formula="of:=[.AT$1]*POWER([.$C16];[.AT$2])" office:value-type="float" office:value="330.444925652765" calcext:value-type="float">
            <text:p>330.444925652765</text:p>
          </table:table-cell>
          <table:table-cell/>
          <table:table-cell table:style-name="ce2" table:formula="of:=[.AV$1]*POWER([.$C16];[.AV$2])" office:value-type="float" office:value="2721.70847626848" calcext:value-type="float">
            <text:p>2721.70847626848</text:p>
          </table:table-cell>
          <table:table-cell/>
          <table:table-cell table:style-name="ce2" table:formula="of:=LN([.C16])" office:value-type="float" office:value="8.49208049060116" calcext:value-type="float">
            <text:p>8.49208049060116</text:p>
          </table:table-cell>
          <table:table-cell/>
          <table:table-cell table:style-name="ce2" table:formula="of:=[.AZ$1]*POWER([.$AX16];[.AZ$2])" office:value-type="float" office:value="7.03525202589158" calcext:value-type="float">
            <text:p>7.03525202589158</text:p>
          </table:table-cell>
          <table:table-cell/>
          <table:table-cell table:style-name="ce2" table:formula="of:=[.AB16]*LN([.C16])*LN([.C16])/[.C16]" office:value-type="float" office:value="40.1313613954969" calcext:value-type="float">
            <text:p>40.1313613954969</text:p>
          </table:table-cell>
          <table:table-cell table:number-columns-repeated="4"/>
          <table:table-cell table:style-name="ce2" table:formula="of:=[.BF$1]+[.BF$2]/POWER([.$C16];[.BF$3])" office:value-type="float" office:value="1.6701385226896" calcext:value-type="float">
            <text:p>1.6701385226896</text:p>
          </table:table-cell>
          <table:table-cell/>
          <table:table-cell table:style-name="ce2" table:formula="of:=0.5*PI()+[.BI$1]/POWER([.$C16];[.BI$2])" office:value-type="float" office:value="1.67097856942558" calcext:value-type="float">
            <text:p>1.6709785694255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4</text:p>
          </table:table-cell>
          <table:table-cell table:style-name="ce2" office:value-type="float" office:value="2685" calcext:value-type="float">
            <text:p>2685</text:p>
          </table:table-cell>
          <table:table-cell table:style-name="ce2" office:value-type="float" office:value="5204" calcext:value-type="float">
            <text:p>5204</text:p>
          </table:table-cell>
          <table:table-cell office:value-type="float" office:value="0.515949269792467" calcext:value-type="float">
            <text:p>0.516</text:p>
          </table:table-cell>
          <table:table-cell table:style-name="ce2" office:value-type="float" office:value="2092" calcext:value-type="float">
            <text:p>2092</text:p>
          </table:table-cell>
          <table:table-cell table:style-name="ce2" office:value-type="float" office:value="0.401998462720984" calcext:value-type="float">
            <text:p>0.401998462720984</text:p>
          </table:table-cell>
          <table:table-cell table:style-name="ce2" office:value-type="float" office:value="324" calcext:value-type="float">
            <text:p>324</text:p>
          </table:table-cell>
          <table:table-cell office:value-type="float" office:value="0.0622598001537279" calcext:value-type="float">
            <text:p>0.06226</text:p>
          </table:table-cell>
          <table:table-cell office:value-type="float" office:value="6.45679012345679" calcext:value-type="float">
            <text:p>6.46</text:p>
          </table:table-cell>
          <table:table-cell table:style-name="ce2" office:value-type="float" office:value="7.06461219499721" calcext:value-type="float">
            <text:p>7.06461219499721</text:p>
          </table:table-cell>
          <table:table-cell office:value-type="float" office:value="0.825576866521727" calcext:value-type="float">
            <text:p>0.8256</text:p>
          </table:table-cell>
          <table:table-cell office:value-type="float" office:value="2.41503217352005" calcext:value-type="float">
            <text:p>2.4150</text:p>
          </table:table-cell>
          <table:table-cell office:value-type="float" office:value="1.06060534811033" calcext:value-type="float">
            <text:p>1.0606</text:p>
          </table:table-cell>
          <table:table-cell office:value-type="float" office:value="19" calcext:value-type="float">
            <text:p>19.0</text:p>
          </table:table-cell>
          <table:table-cell office:value-type="float" office:value="14.415512465374" calcext:value-type="float">
            <text:p>14.42</text:p>
          </table:table-cell>
          <table:table-cell office:value-type="float" office:value="0.0045836998796535" calcext:value-type="float">
            <text:p>0.004584</text:p>
          </table:table-cell>
          <table:table-cell office:value-type="float" office:value="0.995787170574937" calcext:value-type="float">
            <text:p>0.995787</text:p>
          </table:table-cell>
          <table:table-cell office:value-type="float" office:value="1.90709" calcext:value-type="float">
            <text:p>1.907</text:p>
          </table:table-cell>
          <table:table-cell office:value-type="float" office:value="0.06691" calcext:value-type="float">
            <text:p>0.067</text:p>
          </table:table-cell>
          <table:table-cell office:value-type="float" office:value="381.751" calcext:value-type="float">
            <text:p>381.8</text:p>
          </table:table-cell>
          <table:table-cell office:value-type="float" office:value="8.627" calcext:value-type="float">
            <text:p>8.6</text:p>
          </table:table-cell>
          <table:table-cell office:value-type="float" office:value="0.694710943428442" calcext:value-type="float">
            <text:p>0.695</text:p>
          </table:table-cell>
          <table:table-cell office:value-type="float" office:value="0.727331" calcext:value-type="float">
            <text:p>0.727</text:p>
          </table:table-cell>
          <table:table-cell office:value-type="float" office:value="0.001883" calcext:value-type="float">
            <text:p>0.002</text:p>
          </table:table-cell>
          <table:table-cell office:value-type="float" office:value="163.289" calcext:value-type="float">
            <text:p>163.3</text:p>
          </table:table-cell>
          <table:table-cell office:value-type="float" office:value="1.296" calcext:value-type="float">
            <text:p>1.3</text:p>
          </table:table-cell>
          <table:table-cell office:value-type="float" office:value="0.749711209737293" calcext:value-type="float">
            <text:p>0.750</text:p>
          </table:table-cell>
          <table:table-cell office:value-type="float" office:value="2859.64079170208" calcext:value-type="float">
            <text:p>2859.6</text:p>
          </table:table-cell>
          <table:table-cell office:value-type="float" office:value="2.04215789857272" calcext:value-type="float">
            <text:p>2.04</text:p>
          </table:table-cell>
          <table:table-cell office:value-type="float" office:value="1.6696495687221" calcext:value-type="float">
            <text:p>1.670</text:p>
          </table:table-cell>
          <table:table-cell office:value-type="float" office:value="0.004391540002635" calcext:value-type="float">
            <text:p>0.00439</text:p>
          </table:table-cell>
          <table:table-cell table:number-columns-repeated="2"/>
          <table:table-cell table:style-name="ce2" table:formula="of:=[.J17]/POWER(LN([.C17]);[.$AH$2])" office:value-type="float" office:value="1.60612767958769" calcext:value-type="float">
            <text:p>1.60612767958769</text:p>
          </table:table-cell>
          <table:table-cell/>
          <table:table-cell table:style-name="ce2" table:formula="of:=[.$AJ$1]*POWER([.$C17];[.$AJ$2])" office:value-type="float" office:value="2692.3939536735" calcext:value-type="float">
            <text:p>2692.3939536735</text:p>
          </table:table-cell>
          <table:table-cell/>
          <table:table-cell table:style-name="ce2" table:formula="of:=[.AL$1]*POWER([.$C17];[.AL$2])" office:value-type="float" office:value="0.523357259750577" calcext:value-type="float">
            <text:p>0.523357259750577</text:p>
          </table:table-cell>
          <table:table-cell/>
          <table:table-cell table:style-name="ce2" table:formula="of:=[.AN$1]*POWER([.$C17];[.AN$2])" office:value-type="float" office:value="2116.21232910058" calcext:value-type="float">
            <text:p>2116.21232910058</text:p>
          </table:table-cell>
          <table:table-cell/>
          <table:table-cell table:style-name="ce2" table:formula="of:=[.AP$1]*POWER([.$C17];[.AP$2])" office:value-type="float" office:value="303.09342268075" calcext:value-type="float">
            <text:p>303.09342268075</text:p>
          </table:table-cell>
          <table:table-cell/>
          <table:table-cell table:style-name="ce2" table:formula="of:=[.AR$1]*POWER([.$C17];[.AR$2])" office:value-type="float" office:value="19.076571129233" calcext:value-type="float">
            <text:p>19.076571129233</text:p>
          </table:table-cell>
          <table:table-cell/>
          <table:table-cell table:style-name="ce2" table:formula="of:=[.AT$1]*POWER([.$C17];[.AT$2])" office:value-type="float" office:value="353.691738296542" calcext:value-type="float">
            <text:p>353.691738296542</text:p>
          </table:table-cell>
          <table:table-cell/>
          <table:table-cell table:style-name="ce2" table:formula="of:=[.AV$1]*POWER([.$C17];[.AV$2])" office:value-type="float" office:value="2870.74036856556" calcext:value-type="float">
            <text:p>2870.74036856556</text:p>
          </table:table-cell>
          <table:table-cell/>
          <table:table-cell table:style-name="ce2" table:formula="of:=LN([.C17])" office:value-type="float" office:value="8.5571828396324" calcext:value-type="float">
            <text:p>8.5571828396324</text:p>
          </table:table-cell>
          <table:table-cell/>
          <table:table-cell table:style-name="ce2" table:formula="of:=[.AZ$1]*POWER([.$AX17];[.AZ$2])" office:value-type="float" office:value="7.07324232885159" calcext:value-type="float">
            <text:p>7.07324232885159</text:p>
          </table:table-cell>
          <table:table-cell/>
          <table:table-cell table:style-name="ce2" table:formula="of:=[.AB17]*LN([.C17])*LN([.C17])/[.C17]" office:value-type="float" office:value="40.2379474150887" calcext:value-type="float">
            <text:p>40.2379474150887</text:p>
          </table:table-cell>
          <table:table-cell table:number-columns-repeated="4"/>
          <table:table-cell table:style-name="ce2" table:formula="of:=[.BF$1]+[.BF$2]/POWER([.$C17];[.BF$3])" office:value-type="float" office:value="1.66770139291637" calcext:value-type="float">
            <text:p>1.66770139291637</text:p>
          </table:table-cell>
          <table:table-cell/>
          <table:table-cell table:style-name="ce2" table:formula="of:=0.5*PI()+[.BI$1]/POWER([.$C17];[.BI$2])" office:value-type="float" office:value="1.66885491949499" calcext:value-type="float">
            <text:p>1.6688549194949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5</text:p>
          </table:table-cell>
          <table:table-cell table:style-name="ce2" office:value-type="float" office:value="2803" calcext:value-type="float">
            <text:p>2803</text:p>
          </table:table-cell>
          <table:table-cell table:style-name="ce2" office:value-type="float" office:value="5480" calcext:value-type="float">
            <text:p>5480</text:p>
          </table:table-cell>
          <table:table-cell office:value-type="float" office:value="0.511496350364964" calcext:value-type="float">
            <text:p>0.511</text:p>
          </table:table-cell>
          <table:table-cell table:style-name="ce2" office:value-type="float" office:value="2186" calcext:value-type="float">
            <text:p>2186</text:p>
          </table:table-cell>
          <table:table-cell table:style-name="ce2" office:value-type="float" office:value="0.398905109489051" calcext:value-type="float">
            <text:p>0.398905109489051</text:p>
          </table:table-cell>
          <table:table-cell table:style-name="ce2" office:value-type="float" office:value="334" calcext:value-type="float">
            <text:p>334</text:p>
          </table:table-cell>
          <table:table-cell office:value-type="float" office:value="0.0609489051094891" calcext:value-type="float">
            <text:p>0.06095</text:p>
          </table:table-cell>
          <table:table-cell office:value-type="float" office:value="6.54491017964072" calcext:value-type="float">
            <text:p>6.54</text:p>
          </table:table-cell>
          <table:table-cell table:style-name="ce2" office:value-type="float" office:value="7.08576089745923" calcext:value-type="float">
            <text:p>7.08576089745923</text:p>
          </table:table-cell>
          <table:table-cell office:value-type="float" office:value="0.823077687956059" calcext:value-type="float">
            <text:p>0.8231</text:p>
          </table:table-cell>
          <table:table-cell office:value-type="float" office:value="2.4149806825087" calcext:value-type="float">
            <text:p>2.4150</text:p>
          </table:table-cell>
          <table:table-cell office:value-type="float" office:value="1.05664952534611" calcext:value-type="float">
            <text:p>1.0566</text:p>
          </table:table-cell>
          <table:table-cell office:value-type="float" office:value="20" calcext:value-type="float">
            <text:p>20.0</text:p>
          </table:table-cell>
          <table:table-cell office:value-type="float" office:value="13.7" calcext:value-type="float">
            <text:p>13.70</text:p>
          </table:table-cell>
          <table:table-cell office:value-type="float" office:value="0.00463536949224728" calcext:value-type="float">
            <text:p>0.004635</text:p>
          </table:table-cell>
          <table:table-cell office:value-type="float" office:value="0.995719864137484" calcext:value-type="float">
            <text:p>0.995720</text:p>
          </table:table-cell>
          <table:table-cell office:value-type="float" office:value="1.88522" calcext:value-type="float">
            <text:p>1.885</text:p>
          </table:table-cell>
          <table:table-cell office:value-type="float" office:value="0.06325" calcext:value-type="float">
            <text:p>0.063</text:p>
          </table:table-cell>
          <table:table-cell office:value-type="float" office:value="392.691" calcext:value-type="float">
            <text:p>392.7</text:p>
          </table:table-cell>
          <table:table-cell office:value-type="float" office:value="8.537" calcext:value-type="float">
            <text:p>8.5</text:p>
          </table:table-cell>
          <table:table-cell office:value-type="float" office:value="0.693822733724405" calcext:value-type="float">
            <text:p>0.694</text:p>
          </table:table-cell>
          <table:table-cell office:value-type="float" office:value="0.731611" calcext:value-type="float">
            <text:p>0.732</text:p>
          </table:table-cell>
          <table:table-cell office:value-type="float" office:value="0.001813" calcext:value-type="float">
            <text:p>0.002</text:p>
          </table:table-cell>
          <table:table-cell office:value-type="float" office:value="173.273" calcext:value-type="float">
            <text:p>173.3</text:p>
          </table:table-cell>
          <table:table-cell office:value-type="float" office:value="1.321" calcext:value-type="float">
            <text:p>1.3</text:p>
          </table:table-cell>
          <table:table-cell office:value-type="float" office:value="0.747197443647885" calcext:value-type="float">
            <text:p>0.747</text:p>
          </table:table-cell>
          <table:table-cell office:value-type="float" office:value="2987.63331061033" calcext:value-type="float">
            <text:p>2987.6</text:p>
          </table:table-cell>
          <table:table-cell office:value-type="float" office:value="2.0383403900712" calcext:value-type="float">
            <text:p>2.04</text:p>
          </table:table-cell>
          <table:table-cell office:value-type="float" office:value="1.66986258959017" calcext:value-type="float">
            <text:p>1.670</text:p>
          </table:table-cell>
          <table:table-cell office:value-type="float" office:value="0.00445288774042304" calcext:value-type="float">
            <text:p>0.00445</text:p>
          </table:table-cell>
          <table:table-cell table:number-columns-repeated="2"/>
          <table:table-cell table:style-name="ce2" table:formula="of:=[.J18]/POWER(LN([.C18]);[.$AH$2])" office:value-type="float" office:value="1.60425715502534" calcext:value-type="float">
            <text:p>1.60425715502534</text:p>
          </table:table-cell>
          <table:table-cell/>
          <table:table-cell table:style-name="ce2" table:formula="of:=[.$AJ$1]*POWER([.$C18];[.$AJ$2])" office:value-type="float" office:value="2807.79599163424" calcext:value-type="float">
            <text:p>2807.79599163424</text:p>
          </table:table-cell>
          <table:table-cell/>
          <table:table-cell table:style-name="ce2" table:formula="of:=[.AL$1]*POWER([.$C18];[.AL$2])" office:value-type="float" office:value="0.519300129587229" calcext:value-type="float">
            <text:p>0.519300129587229</text:p>
          </table:table-cell>
          <table:table-cell/>
          <table:table-cell table:style-name="ce2" table:formula="of:=[.AN$1]*POWER([.$C18];[.AN$2])" office:value-type="float" office:value="2200.5789081133" calcext:value-type="float">
            <text:p>2200.5789081133</text:p>
          </table:table-cell>
          <table:table-cell/>
          <table:table-cell table:style-name="ce2" table:formula="of:=[.AP$1]*POWER([.$C18];[.AP$2])" office:value-type="float" office:value="319.410379937527" calcext:value-type="float">
            <text:p>319.410379937527</text:p>
          </table:table-cell>
          <table:table-cell/>
          <table:table-cell table:style-name="ce2" table:formula="of:=[.AR$1]*POWER([.$C18];[.AR$2])" office:value-type="float" office:value="19.5957345548318" calcext:value-type="float">
            <text:p>19.5957345548318</text:p>
          </table:table-cell>
          <table:table-cell/>
          <table:table-cell table:style-name="ce2" table:formula="of:=[.AT$1]*POWER([.$C18];[.AT$2])" office:value-type="float" office:value="373.30361753637" calcext:value-type="float">
            <text:p>373.30361753637</text:p>
          </table:table-cell>
          <table:table-cell/>
          <table:table-cell table:style-name="ce2" table:formula="of:=[.AV$1]*POWER([.$C18];[.AV$2])" office:value-type="float" office:value="2994.82858751238" calcext:value-type="float">
            <text:p>2994.82858751238</text:p>
          </table:table-cell>
          <table:table-cell/>
          <table:table-cell table:style-name="ce2" table:formula="of:=LN([.C18])" office:value-type="float" office:value="8.60886037994206" calcext:value-type="float">
            <text:p>8.60886037994206</text:p>
          </table:table-cell>
          <table:table-cell/>
          <table:table-cell table:style-name="ce2" table:formula="of:=[.AZ$1]*POWER([.$AX18];[.AZ$2])" office:value-type="float" office:value="7.10333798119431" calcext:value-type="float">
            <text:p>7.10333798119431</text:p>
          </table:table-cell>
          <table:table-cell/>
          <table:table-cell table:style-name="ce2" table:formula="of:=[.AB18]*LN([.C18])*LN([.C18])/[.C18]" office:value-type="float" office:value="40.4052746606824" calcext:value-type="float">
            <text:p>40.4052746606824</text:p>
          </table:table-cell>
          <table:table-cell table:number-columns-repeated="4"/>
          <table:table-cell table:style-name="ce2" table:formula="of:=[.BF$1]+[.BF$2]/POWER([.$C18];[.BF$3])" office:value-type="float" office:value="1.66580666613528" calcext:value-type="float">
            <text:p>1.66580666613528</text:p>
          </table:table-cell>
          <table:table-cell/>
          <table:table-cell table:style-name="ce2" table:formula="of:=0.5*PI()+[.BI$1]/POWER([.$C18];[.BI$2])" office:value-type="float" office:value="1.66720128568766" calcext:value-type="float">
            <text:p>1.6672012856876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6</text:p>
          </table:table-cell>
          <table:table-cell table:style-name="ce2" office:value-type="float" office:value="3013" calcext:value-type="float">
            <text:p>3013</text:p>
          </table:table-cell>
          <table:table-cell table:style-name="ce2" office:value-type="float" office:value="6003" calcext:value-type="float">
            <text:p>6003</text:p>
          </table:table-cell>
          <table:table-cell office:value-type="float" office:value="0.501915708812261" calcext:value-type="float">
            <text:p>0.502</text:p>
          </table:table-cell>
          <table:table-cell table:style-name="ce2" office:value-type="float" office:value="2337" calcext:value-type="float">
            <text:p>2337</text:p>
          </table:table-cell>
          <table:table-cell table:style-name="ce2" office:value-type="float" office:value="0.389305347326337" calcext:value-type="float">
            <text:p>0.389305347326337</text:p>
          </table:table-cell>
          <table:table-cell table:style-name="ce2" office:value-type="float" office:value="360" calcext:value-type="float">
            <text:p>360</text:p>
          </table:table-cell>
          <table:table-cell office:value-type="float" office:value="0.0599700149925037" calcext:value-type="float">
            <text:p>0.05997</text:p>
          </table:table-cell>
          <table:table-cell office:value-type="float" office:value="6.49166666666667" calcext:value-type="float">
            <text:p>6.49</text:p>
          </table:table-cell>
          <table:table-cell table:style-name="ce2" office:value-type="float" office:value="7.12901179509523" calcext:value-type="float">
            <text:p>7.12901179509523</text:p>
          </table:table-cell>
          <table:table-cell office:value-type="float" office:value="0.81942526579692" calcext:value-type="float">
            <text:p>0.8194</text:p>
          </table:table-cell>
          <table:table-cell office:value-type="float" office:value="2.41695932631587" calcext:value-type="float">
            <text:p>2.4170</text:p>
          </table:table-cell>
          <table:table-cell office:value-type="float" office:value="1.05066127955653" calcext:value-type="float">
            <text:p>1.0507</text:p>
          </table:table-cell>
          <table:table-cell office:value-type="float" office:value="20.6666666666667" calcext:value-type="float">
            <text:p>20.7</text:p>
          </table:table-cell>
          <table:table-cell office:value-type="float" office:value="14.0548907388137" calcext:value-type="float">
            <text:p>14.05</text:p>
          </table:table-cell>
          <table:table-cell office:value-type="float" office:value="0.00461685421379475" calcext:value-type="float">
            <text:p>0.004617</text:p>
          </table:table-cell>
          <table:table-cell office:value-type="float" office:value="0.995713618278166" calcext:value-type="float">
            <text:p>0.995714</text:p>
          </table:table-cell>
          <table:table-cell office:value-type="float" office:value="1.84491" calcext:value-type="float">
            <text:p>1.845</text:p>
          </table:table-cell>
          <table:table-cell office:value-type="float" office:value="0.04652" calcext:value-type="float">
            <text:p>0.047</text:p>
          </table:table-cell>
          <table:table-cell office:value-type="float" office:value="424.535" calcext:value-type="float">
            <text:p>424.5</text:p>
          </table:table-cell>
          <table:table-cell office:value-type="float" office:value="7.074" calcext:value-type="float">
            <text:p>7.1</text:p>
          </table:table-cell>
          <table:table-cell office:value-type="float" office:value="0.695515434666246" calcext:value-type="float">
            <text:p>0.696</text:p>
          </table:table-cell>
          <table:table-cell office:value-type="float" office:value="0.733553" calcext:value-type="float">
            <text:p>0.734</text:p>
          </table:table-cell>
          <table:table-cell office:value-type="float" office:value="0.001724" calcext:value-type="float">
            <text:p>0.002</text:p>
          </table:table-cell>
          <table:table-cell office:value-type="float" office:value="187.754" calcext:value-type="float">
            <text:p>187.8</text:p>
          </table:table-cell>
          <table:table-cell office:value-type="float" office:value="1.362" calcext:value-type="float">
            <text:p>1.4</text:p>
          </table:table-cell>
          <table:table-cell office:value-type="float" office:value="0.754908142672948" calcext:value-type="float">
            <text:p>0.755</text:p>
          </table:table-cell>
          <table:table-cell office:value-type="float" office:value="3216.03082421941" calcext:value-type="float">
            <text:p>3216.0</text:p>
          </table:table-cell>
          <table:table-cell office:value-type="float" office:value="2.02421273654628" calcext:value-type="float">
            <text:p>2.02</text:p>
          </table:table-cell>
          <table:table-cell office:value-type="float" office:value="1.66464717307546" calcext:value-type="float">
            <text:p>1.665</text:p>
          </table:table-cell>
          <table:table-cell office:value-type="float" office:value="0.0044502708388157" calcext:value-type="float">
            <text:p>0.00445</text:p>
          </table:table-cell>
          <table:table-cell table:number-columns-repeated="2"/>
          <table:table-cell table:style-name="ce2" table:formula="of:=[.J19]/POWER(LN([.C19]);[.$AH$2])" office:value-type="float" office:value="1.6023616611283" calcext:value-type="float">
            <text:p>1.6023616611283</text:p>
          </table:table-cell>
          <table:table-cell/>
          <table:table-cell table:style-name="ce2" table:formula="of:=[.$AJ$1]*POWER([.$C19];[.$AJ$2])" office:value-type="float" office:value="3023.54290521268" calcext:value-type="float">
            <text:p>3023.54290521268</text:p>
          </table:table-cell>
          <table:table-cell/>
          <table:table-cell table:style-name="ce2" table:formula="of:=[.AL$1]*POWER([.$C19];[.AL$2])" office:value-type="float" office:value="0.512220255098486" calcext:value-type="float">
            <text:p>0.512220255098486</text:p>
          </table:table-cell>
          <table:table-cell/>
          <table:table-cell table:style-name="ce2" table:formula="of:=[.AN$1]*POWER([.$C19];[.AN$2])" office:value-type="float" office:value="2357.67531733827" calcext:value-type="float">
            <text:p>2357.67531733827</text:p>
          </table:table-cell>
          <table:table-cell/>
          <table:table-cell table:style-name="ce2" table:formula="of:=[.AP$1]*POWER([.$C19];[.AP$2])" office:value-type="float" office:value="350.362456822652" calcext:value-type="float">
            <text:p>350.362456822652</text:p>
          </table:table-cell>
          <table:table-cell/>
          <table:table-cell table:style-name="ce2" table:formula="of:=[.AR$1]*POWER([.$C19];[.AR$2])" office:value-type="float" office:value="20.5461685359094" calcext:value-type="float">
            <text:p>20.5461685359094</text:p>
          </table:table-cell>
          <table:table-cell/>
          <table:table-cell table:style-name="ce2" table:formula="of:=[.AT$1]*POWER([.$C19];[.AT$2])" office:value-type="float" office:value="410.585233746667" calcext:value-type="float">
            <text:p>410.585233746667</text:p>
          </table:table-cell>
          <table:table-cell/>
          <table:table-cell table:style-name="ce2" table:formula="of:=[.AV$1]*POWER([.$C19];[.AV$2])" office:value-type="float" office:value="3226.92670188982" calcext:value-type="float">
            <text:p>3226.92670188982</text:p>
          </table:table-cell>
          <table:table-cell/>
          <table:table-cell table:style-name="ce2" table:formula="of:=LN([.C19])" office:value-type="float" office:value="8.70001462325184" calcext:value-type="float">
            <text:p>8.70001462325184</text:p>
          </table:table-cell>
          <table:table-cell/>
          <table:table-cell table:style-name="ce2" table:formula="of:=[.AZ$1]*POWER([.$AX19];[.AZ$2])" office:value-type="float" office:value="7.15629437243692" calcext:value-type="float">
            <text:p>7.15629437243692</text:p>
          </table:table-cell>
          <table:table-cell/>
          <table:table-cell table:style-name="ce2" table:formula="of:=[.AB19]*LN([.C19])*LN([.C19])/[.C19]" office:value-type="float" office:value="40.5500901861526" calcext:value-type="float">
            <text:p>40.5500901861526</text:p>
          </table:table-cell>
          <table:table-cell table:number-columns-repeated="4"/>
          <table:table-cell table:style-name="ce2" table:formula="of:=[.BF$1]+[.BF$2]/POWER([.$C19];[.BF$3])" office:value-type="float" office:value="1.66254840649921" calcext:value-type="float">
            <text:p>1.66254840649921</text:p>
          </table:table-cell>
          <table:table-cell/>
          <table:table-cell table:style-name="ce2" table:formula="of:=0.5*PI()+[.BI$1]/POWER([.$C19];[.BI$2])" office:value-type="float" office:value="1.66435211832801" calcext:value-type="float">
            <text:p>1.664352118328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7</text:p>
          </table:table-cell>
          <table:table-cell table:style-name="ce2" office:value-type="float" office:value="3159" calcext:value-type="float">
            <text:p>3159</text:p>
          </table:table-cell>
          <table:table-cell table:style-name="ce2" office:value-type="float" office:value="6355" calcext:value-type="float">
            <text:p>6355</text:p>
          </table:table-cell>
          <table:table-cell office:value-type="float" office:value="0.497088906372935" calcext:value-type="float">
            <text:p>0.497</text:p>
          </table:table-cell>
          <table:table-cell table:style-name="ce2" office:value-type="float" office:value="2447" calcext:value-type="float">
            <text:p>2447</text:p>
          </table:table-cell>
          <table:table-cell table:style-name="ce2" office:value-type="float" office:value="0.385051140833989" calcext:value-type="float">
            <text:p>0.385051140833989</text:p>
          </table:table-cell>
          <table:table-cell table:style-name="ce2" office:value-type="float" office:value="376" calcext:value-type="float">
            <text:p>376</text:p>
          </table:table-cell>
          <table:table-cell office:value-type="float" office:value="0.0591660110149489" calcext:value-type="float">
            <text:p>0.05917</text:p>
          </table:table-cell>
          <table:table-cell office:value-type="float" office:value="6.50797872340426" calcext:value-type="float">
            <text:p>6.51</text:p>
          </table:table-cell>
          <table:table-cell table:style-name="ce2" office:value-type="float" office:value="7.16043535779248" calcext:value-type="float">
            <text:p>7.16043535779248</text:p>
          </table:table-cell>
          <table:table-cell office:value-type="float" office:value="0.817681587380569" calcext:value-type="float">
            <text:p>0.8177</text:p>
          </table:table-cell>
          <table:table-cell office:value-type="float" office:value="2.41970166543227" calcext:value-type="float">
            <text:p>2.4197</text:p>
          </table:table-cell>
          <table:table-cell office:value-type="float" office:value="1.04762100078638" calcext:value-type="float">
            <text:p>1.0476</text:p>
          </table:table-cell>
          <table:table-cell office:value-type="float" office:value="22" calcext:value-type="float">
            <text:p>22.0</text:p>
          </table:table-cell>
          <table:table-cell office:value-type="float" office:value="13.1301652892562" calcext:value-type="float">
            <text:p>13.13</text:p>
          </table:table-cell>
          <table:table-cell office:value-type="float" office:value="0.0045567495191713" calcext:value-type="float">
            <text:p>0.004557</text:p>
          </table:table-cell>
          <table:table-cell office:value-type="float" office:value="0.995758463669708" calcext:value-type="float">
            <text:p>0.995758</text:p>
          </table:table-cell>
          <table:table-cell office:value-type="float" office:value="1.82904" calcext:value-type="float">
            <text:p>1.829</text:p>
          </table:table-cell>
          <table:table-cell office:value-type="float" office:value="0.03723" calcext:value-type="float">
            <text:p>0.037</text:p>
          </table:table-cell>
          <table:table-cell office:value-type="float" office:value="443.652" calcext:value-type="float">
            <text:p>443.7</text:p>
          </table:table-cell>
          <table:table-cell office:value-type="float" office:value="6.006" calcext:value-type="float">
            <text:p>6.0</text:p>
          </table:table-cell>
          <table:table-cell office:value-type="float" office:value="0.696019462325244" calcext:value-type="float">
            <text:p>0.696</text:p>
          </table:table-cell>
          <table:table-cell office:value-type="float" office:value="0.736241" calcext:value-type="float">
            <text:p>0.736</text:p>
          </table:table-cell>
          <table:table-cell office:value-type="float" office:value="0.0017" calcext:value-type="float">
            <text:p>0.002</text:p>
          </table:table-cell>
          <table:table-cell office:value-type="float" office:value="199.206" calcext:value-type="float">
            <text:p>199.2</text:p>
          </table:table-cell>
          <table:table-cell office:value-type="float" office:value="1.424" calcext:value-type="float">
            <text:p>1.4</text:p>
          </table:table-cell>
          <table:table-cell office:value-type="float" office:value="0.757583523290021" calcext:value-type="float">
            <text:p>0.758</text:p>
          </table:table-cell>
          <table:table-cell office:value-type="float" office:value="3369.62282978275" calcext:value-type="float">
            <text:p>3369.6</text:p>
          </table:table-cell>
          <table:table-cell office:value-type="float" office:value="2.01653265115017" calcext:value-type="float">
            <text:p>2.02</text:p>
          </table:table-cell>
          <table:table-cell office:value-type="float" office:value="1.66683192860094" calcext:value-type="float">
            <text:p>1.667</text:p>
          </table:table-cell>
          <table:table-cell office:value-type="float" office:value="0.00439939310689774" calcext:value-type="float">
            <text:p>0.00440</text:p>
          </table:table-cell>
          <table:table-cell table:number-columns-repeated="2"/>
          <table:table-cell table:style-name="ce2" table:formula="of:=[.J20]/POWER(LN([.C20]);[.$AH$2])" office:value-type="float" office:value="1.60219116842137" calcext:value-type="float">
            <text:p>1.60219116842137</text:p>
          </table:table-cell>
          <table:table-cell/>
          <table:table-cell table:style-name="ce2" table:formula="of:=[.$AJ$1]*POWER([.$C20];[.$AJ$2])" office:value-type="float" office:value="3166.75297836712" calcext:value-type="float">
            <text:p>3166.75297836712</text:p>
          </table:table-cell>
          <table:table-cell/>
          <table:table-cell table:style-name="ce2" table:formula="of:=[.AL$1]*POWER([.$C20];[.AL$2])" office:value-type="float" office:value="0.507843579899025" calcext:value-type="float">
            <text:p>0.507843579899025</text:p>
          </table:table-cell>
          <table:table-cell/>
          <table:table-cell table:style-name="ce2" table:formula="of:=[.AN$1]*POWER([.$C20];[.AN$2])" office:value-type="float" office:value="2461.52680523832" calcext:value-type="float">
            <text:p>2461.52680523832</text:p>
          </table:table-cell>
          <table:table-cell/>
          <table:table-cell table:style-name="ce2" table:formula="of:=[.AP$1]*POWER([.$C20];[.AP$2])" office:value-type="float" office:value="371.216965404863" calcext:value-type="float">
            <text:p>371.216965404863</text:p>
          </table:table-cell>
          <table:table-cell/>
          <table:table-cell table:style-name="ce2" table:formula="of:=[.AR$1]*POWER([.$C20];[.AR$2])" office:value-type="float" office:value="21.1635820187648" calcext:value-type="float">
            <text:p>21.1635820187648</text:p>
          </table:table-cell>
          <table:table-cell/>
          <table:table-cell table:style-name="ce2" table:formula="of:=[.AT$1]*POWER([.$C20];[.AT$2])" office:value-type="float" office:value="435.759227053744" calcext:value-type="float">
            <text:p>435.759227053744</text:p>
          </table:table-cell>
          <table:table-cell/>
          <table:table-cell table:style-name="ce2" table:formula="of:=[.AV$1]*POWER([.$C20];[.AV$2])" office:value-type="float" office:value="3381.06698956631" calcext:value-type="float">
            <text:p>3381.06698956631</text:p>
          </table:table-cell>
          <table:table-cell/>
          <table:table-cell table:style-name="ce2" table:formula="of:=LN([.C20])" office:value-type="float" office:value="8.75699718362355" calcext:value-type="float">
            <text:p>8.75699718362355</text:p>
          </table:table-cell>
          <table:table-cell/>
          <table:table-cell table:style-name="ce2" table:formula="of:=[.AZ$1]*POWER([.$AX20];[.AZ$2])" office:value-type="float" office:value="7.18931549487571" calcext:value-type="float">
            <text:p>7.18931549487571</text:p>
          </table:table-cell>
          <table:table-cell/>
          <table:table-cell table:style-name="ce2" table:formula="of:=[.AB20]*LN([.C20])*LN([.C20])/[.C20]" office:value-type="float" office:value="40.6608222821971" calcext:value-type="float">
            <text:p>40.6608222821971</text:p>
          </table:table-cell>
          <table:table-cell table:number-columns-repeated="4"/>
          <table:table-cell table:style-name="ce2" table:formula="of:=[.BF$1]+[.BF$2]/POWER([.$C20];[.BF$3])" office:value-type="float" office:value="1.66056468889436" calcext:value-type="float">
            <text:p>1.66056468889436</text:p>
          </table:table-cell>
          <table:table-cell/>
          <table:table-cell table:style-name="ce2" table:formula="of:=0.5*PI()+[.BI$1]/POWER([.$C20];[.BI$2])" office:value-type="float" office:value="1.66261397136168" calcext:value-type="float">
            <text:p>1.6626139713616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8</text:p>
          </table:table-cell>
          <table:table-cell table:style-name="ce2" office:value-type="float" office:value="3356" calcext:value-type="float">
            <text:p>3356</text:p>
          </table:table-cell>
          <table:table-cell table:style-name="ce2" office:value-type="float" office:value="6829" calcext:value-type="float">
            <text:p>6829</text:p>
          </table:table-cell>
          <table:table-cell office:value-type="float" office:value="0.491433592033973" calcext:value-type="float">
            <text:p>0.491</text:p>
          </table:table-cell>
          <table:table-cell table:style-name="ce2" office:value-type="float" office:value="2595" calcext:value-type="float">
            <text:p>2595</text:p>
          </table:table-cell>
          <table:table-cell table:style-name="ce2" office:value-type="float" office:value="0.379997071313516" calcext:value-type="float">
            <text:p>0.379997071313516</text:p>
          </table:table-cell>
          <table:table-cell table:style-name="ce2" office:value-type="float" office:value="405" calcext:value-type="float">
            <text:p>405</text:p>
          </table:table-cell>
          <table:table-cell office:value-type="float" office:value="0.0593059013032655" calcext:value-type="float">
            <text:p>0.05931</text:p>
          </table:table-cell>
          <table:table-cell office:value-type="float" office:value="6.40740740740741" calcext:value-type="float">
            <text:p>6.41</text:p>
          </table:table-cell>
          <table:table-cell table:style-name="ce2" office:value-type="float" office:value="7.1984280303126" calcext:value-type="float">
            <text:p>7.1984280303126</text:p>
          </table:table-cell>
          <table:table-cell office:value-type="float" office:value="0.815322485632039" calcext:value-type="float">
            <text:p>0.8153</text:p>
          </table:table-cell>
          <table:table-cell office:value-type="float" office:value="2.42261021097448" calcext:value-type="float">
            <text:p>2.4226</text:p>
          </table:table-cell>
          <table:table-cell office:value-type="float" office:value="1.04359229213461" calcext:value-type="float">
            <text:p>1.0436</text:p>
          </table:table-cell>
          <table:table-cell office:value-type="float" office:value="22" calcext:value-type="float">
            <text:p>22.0</text:p>
          </table:table-cell>
          <table:table-cell office:value-type="float" office:value="14.1095041322314" calcext:value-type="float">
            <text:p>14.11</text:p>
          </table:table-cell>
          <table:table-cell office:value-type="float" office:value="0.00452522589086723" calcext:value-type="float">
            <text:p>0.004525</text:p>
          </table:table-cell>
          <table:table-cell office:value-type="float" office:value="0.995771487901714" calcext:value-type="float">
            <text:p>0.995771</text:p>
          </table:table-cell>
          <table:table-cell office:value-type="float" office:value="1.86886" calcext:value-type="float">
            <text:p>1.869</text:p>
          </table:table-cell>
          <table:table-cell office:value-type="float" office:value="0.0706" calcext:value-type="float">
            <text:p>0.071</text:p>
          </table:table-cell>
          <table:table-cell office:value-type="float" office:value="477.806" calcext:value-type="float">
            <text:p>477.8</text:p>
          </table:table-cell>
          <table:table-cell office:value-type="float" office:value="11.84" calcext:value-type="float">
            <text:p>11.8</text:p>
          </table:table-cell>
          <table:table-cell office:value-type="float" office:value="0.698748582955326" calcext:value-type="float">
            <text:p>0.699</text:p>
          </table:table-cell>
          <table:table-cell office:value-type="float" office:value="0.737191" calcext:value-type="float">
            <text:p>0.737</text:p>
          </table:table-cell>
          <table:table-cell office:value-type="float" office:value="0.001691" calcext:value-type="float">
            <text:p>0.002</text:p>
          </table:table-cell>
          <table:table-cell office:value-type="float" office:value="211.311" calcext:value-type="float">
            <text:p>211.3</text:p>
          </table:table-cell>
          <table:table-cell office:value-type="float" office:value="1.505" calcext:value-type="float">
            <text:p>1.5</text:p>
          </table:table-cell>
          <table:table-cell office:value-type="float" office:value="0.762433947110606" calcext:value-type="float">
            <text:p>0.762</text:p>
          </table:table-cell>
          <table:table-cell office:value-type="float" office:value="3581.22954065657" calcext:value-type="float">
            <text:p>3581.2</text:p>
          </table:table-cell>
          <table:table-cell office:value-type="float" office:value="2.01079410770154" calcext:value-type="float">
            <text:p>2.01</text:p>
          </table:table-cell>
          <table:table-cell office:value-type="float" office:value="1.6611090870504" calcext:value-type="float">
            <text:p>1.661</text:p>
          </table:table-cell>
          <table:table-cell office:value-type="float" office:value="0.00437879156666093" calcext:value-type="float">
            <text:p>0.00438</text:p>
          </table:table-cell>
          <table:table-cell table:number-columns-repeated="2"/>
          <table:table-cell table:style-name="ce2" table:formula="of:=[.J21]/POWER(LN([.C21]);[.$AH$2])" office:value-type="float" office:value="1.60162550624728" calcext:value-type="float">
            <text:p>1.60162550624728</text:p>
          </table:table-cell>
          <table:table-cell/>
          <table:table-cell table:style-name="ce2" table:formula="of:=[.$AJ$1]*POWER([.$C21];[.$AJ$2])" office:value-type="float" office:value="3357.27192727384" calcext:value-type="float">
            <text:p>3357.27192727384</text:p>
          </table:table-cell>
          <table:table-cell/>
          <table:table-cell table:style-name="ce2" table:formula="of:=[.AL$1]*POWER([.$C21];[.AL$2])" office:value-type="float" office:value="0.502371710368661" calcext:value-type="float">
            <text:p>0.502371710368661</text:p>
          </table:table-cell>
          <table:table-cell/>
          <table:table-cell table:style-name="ce2" table:formula="of:=[.AN$1]*POWER([.$C21];[.AN$2])" office:value-type="float" office:value="2599.18943586539" calcext:value-type="float">
            <text:p>2599.18943586539</text:p>
          </table:table-cell>
          <table:table-cell/>
          <table:table-cell table:style-name="ce2" table:formula="of:=[.AP$1]*POWER([.$C21];[.AP$2])" office:value-type="float" office:value="399.326091728466" calcext:value-type="float">
            <text:p>399.326091728466</text:p>
          </table:table-cell>
          <table:table-cell/>
          <table:table-cell table:style-name="ce2" table:formula="of:=[.AR$1]*POWER([.$C21];[.AR$2])" office:value-type="float" office:value="21.9695864995375" calcext:value-type="float">
            <text:p>21.9695864995375</text:p>
          </table:table-cell>
          <table:table-cell/>
          <table:table-cell table:style-name="ce2" table:formula="of:=[.AT$1]*POWER([.$C21];[.AT$2])" office:value-type="float" office:value="469.755461845017" calcext:value-type="float">
            <text:p>469.755461845017</text:p>
          </table:table-cell>
          <table:table-cell/>
          <table:table-cell table:style-name="ce2" table:formula="of:=[.AV$1]*POWER([.$C21];[.AV$2])" office:value-type="float" office:value="3586.21610310401" calcext:value-type="float">
            <text:p>3586.21610310401</text:p>
          </table:table-cell>
          <table:table-cell/>
          <table:table-cell table:style-name="ce2" table:formula="of:=LN([.C21])" office:value-type="float" office:value="8.82893352896109" calcext:value-type="float">
            <text:p>8.82893352896109</text:p>
          </table:table-cell>
          <table:table-cell/>
          <table:table-cell table:style-name="ce2" table:formula="of:=[.AZ$1]*POWER([.$AX21];[.AZ$2])" office:value-type="float" office:value="7.23091195054685" calcext:value-type="float">
            <text:p>7.23091195054685</text:p>
          </table:table-cell>
          <table:table-cell/>
          <table:table-cell table:style-name="ce2" table:formula="of:=[.AB21]*LN([.C21])*LN([.C21])/[.C21]" office:value-type="float" office:value="40.8781788788152" calcext:value-type="float">
            <text:p>40.8781788788152</text:p>
          </table:table-cell>
          <table:table-cell table:number-columns-repeated="4"/>
          <table:table-cell table:style-name="ce2" table:formula="of:=[.BF$1]+[.BF$2]/POWER([.$C21];[.BF$3])" office:value-type="float" office:value="1.65811721526108" calcext:value-type="float">
            <text:p>1.65811721526108</text:p>
          </table:table-cell>
          <table:table-cell/>
          <table:table-cell table:style-name="ce2" table:formula="of:=0.5*PI()+[.BI$1]/POWER([.$C21];[.BI$2])" office:value-type="float" office:value="1.66046572799188" calcext:value-type="float">
            <text:p>1.6604657279918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9</text:p>
          </table:table-cell>
          <table:table-cell table:style-name="ce2" office:value-type="float" office:value="3581" calcext:value-type="float">
            <text:p>3581</text:p>
          </table:table-cell>
          <table:table-cell table:style-name="ce2" office:value-type="float" office:value="7400" calcext:value-type="float">
            <text:p>7400</text:p>
          </table:table-cell>
          <table:table-cell office:value-type="float" office:value="0.483918918918919" calcext:value-type="float">
            <text:p>0.484</text:p>
          </table:table-cell>
          <table:table-cell table:style-name="ce2" office:value-type="float" office:value="2770" calcext:value-type="float">
            <text:p>2770</text:p>
          </table:table-cell>
          <table:table-cell table:style-name="ce2" office:value-type="float" office:value="0.374324324324324" calcext:value-type="float">
            <text:p>0.374324324324324</text:p>
          </table:table-cell>
          <table:table-cell table:style-name="ce2" office:value-type="float" office:value="422" calcext:value-type="float">
            <text:p>422</text:p>
          </table:table-cell>
          <table:table-cell office:value-type="float" office:value="0.057027027027027" calcext:value-type="float">
            <text:p>0.05703</text:p>
          </table:table-cell>
          <table:table-cell office:value-type="float" office:value="6.56398104265403" calcext:value-type="float">
            <text:p>6.56</text:p>
          </table:table-cell>
          <table:table-cell table:style-name="ce2" office:value-type="float" office:value="7.2333125181826" calcext:value-type="float">
            <text:p>7.2333125181826</text:p>
          </table:table-cell>
          <table:table-cell office:value-type="float" office:value="0.811889269001143" calcext:value-type="float">
            <text:p>0.8119</text:p>
          </table:table-cell>
          <table:table-cell office:value-type="float" office:value="2.42335486729535" calcext:value-type="float">
            <text:p>2.4234</text:p>
          </table:table-cell>
          <table:table-cell office:value-type="float" office:value="1.03808796040131" calcext:value-type="float">
            <text:p>1.0381</text:p>
          </table:table-cell>
          <table:table-cell office:value-type="float" office:value="23.25" calcext:value-type="float">
            <text:p>23.3</text:p>
          </table:table-cell>
          <table:table-cell office:value-type="float" office:value="13.6894438663429" calcext:value-type="float">
            <text:p>13.69</text:p>
          </table:table-cell>
          <table:table-cell office:value-type="float" office:value="0.00456084733381936" calcext:value-type="float">
            <text:p>0.004561</text:p>
          </table:table-cell>
          <table:table-cell office:value-type="float" office:value="0.995717208295417" calcext:value-type="float">
            <text:p>0.995717</text:p>
          </table:table-cell>
          <table:table-cell office:value-type="float" office:value="1.8192" calcext:value-type="float">
            <text:p>1.819</text:p>
          </table:table-cell>
          <table:table-cell office:value-type="float" office:value="0.05858" calcext:value-type="float">
            <text:p>0.059</text:p>
          </table:table-cell>
          <table:table-cell office:value-type="float" office:value="495.874" calcext:value-type="float">
            <text:p>495.9</text:p>
          </table:table-cell>
          <table:table-cell office:value-type="float" office:value="10.63" calcext:value-type="float">
            <text:p>10.6</text:p>
          </table:table-cell>
          <table:table-cell office:value-type="float" office:value="0.696616675584965" calcext:value-type="float">
            <text:p>0.697</text:p>
          </table:table-cell>
          <table:table-cell office:value-type="float" office:value="0.748341" calcext:value-type="float">
            <text:p>0.748</text:p>
          </table:table-cell>
          <table:table-cell office:value-type="float" office:value="0.001691" calcext:value-type="float">
            <text:p>0.002</text:p>
          </table:table-cell>
          <table:table-cell office:value-type="float" office:value="238.49" calcext:value-type="float">
            <text:p>238.5</text:p>
          </table:table-cell>
          <table:table-cell office:value-type="float" office:value="1.683" calcext:value-type="float">
            <text:p>1.7</text:p>
          </table:table-cell>
          <table:table-cell office:value-type="float" office:value="0.752990834237025" calcext:value-type="float">
            <text:p>0.753</text:p>
          </table:table-cell>
          <table:table-cell office:value-type="float" office:value="3832.99737580604" calcext:value-type="float">
            <text:p>3833.0</text:p>
          </table:table-cell>
          <table:table-cell office:value-type="float" office:value="2.00415608488031" calcext:value-type="float">
            <text:p>2.00</text:p>
          </table:table-cell>
          <table:table-cell office:value-type="float" office:value="1.6567937689624" calcext:value-type="float">
            <text:p>1.657</text:p>
          </table:table-cell>
          <table:table-cell office:value-type="float" office:value="0.00442571219868517" calcext:value-type="float">
            <text:p>0.00443</text:p>
          </table:table-cell>
          <table:table-cell table:number-columns-repeated="2"/>
          <table:table-cell table:style-name="ce2" table:formula="of:=[.J22]/POWER(LN([.C22]);[.$AH$2])" office:value-type="float" office:value="1.59936406509992" calcext:value-type="float">
            <text:p>1.59936406509992</text:p>
          </table:table-cell>
          <table:table-cell/>
          <table:table-cell table:style-name="ce2" table:formula="of:=[.$AJ$1]*POWER([.$C22];[.$AJ$2])" office:value-type="float" office:value="3583.51620802137" calcext:value-type="float">
            <text:p>3583.51620802137</text:p>
          </table:table-cell>
          <table:table-cell/>
          <table:table-cell table:style-name="ce2" table:formula="of:=[.AL$1]*POWER([.$C22];[.AL$2])" office:value-type="float" office:value="0.49633313420384" calcext:value-type="float">
            <text:p>0.49633313420384</text:p>
          </table:table-cell>
          <table:table-cell/>
          <table:table-cell table:style-name="ce2" table:formula="of:=[.AN$1]*POWER([.$C22];[.AN$2])" office:value-type="float" office:value="2761.97406935815" calcext:value-type="float">
            <text:p>2761.97406935815</text:p>
          </table:table-cell>
          <table:table-cell/>
          <table:table-cell table:style-name="ce2" table:formula="of:=[.AP$1]*POWER([.$C22];[.AP$2])" office:value-type="float" office:value="433.225393796383" calcext:value-type="float">
            <text:p>433.225393796383</text:p>
          </table:table-cell>
          <table:table-cell/>
          <table:table-cell table:style-name="ce2" table:formula="of:=[.AR$1]*POWER([.$C22];[.AR$2])" office:value-type="float" office:value="22.9056318027639" calcext:value-type="float">
            <text:p>22.9056318027639</text:p>
          </table:table-cell>
          <table:table-cell/>
          <table:table-cell table:style-name="ce2" table:formula="of:=[.AT$1]*POWER([.$C22];[.AT$2])" office:value-type="float" office:value="510.847228681488" calcext:value-type="float">
            <text:p>510.847228681488</text:p>
          </table:table-cell>
          <table:table-cell/>
          <table:table-cell table:style-name="ce2" table:formula="of:=[.AV$1]*POWER([.$C22];[.AV$2])" office:value-type="float" office:value="3829.95896742784" calcext:value-type="float">
            <text:p>3829.95896742784</text:p>
          </table:table-cell>
          <table:table-cell/>
          <table:table-cell table:style-name="ce2" table:formula="of:=LN([.C22])" office:value-type="float" office:value="8.90923527919226" calcext:value-type="float">
            <text:p>8.90923527919226</text:p>
          </table:table-cell>
          <table:table-cell/>
          <table:table-cell table:style-name="ce2" table:formula="of:=[.AZ$1]*POWER([.$AX22];[.AZ$2])" office:value-type="float" office:value="7.27722777884181" calcext:value-type="float">
            <text:p>7.27722777884181</text:p>
          </table:table-cell>
          <table:table-cell/>
          <table:table-cell table:style-name="ce2" table:formula="of:=[.AB22]*LN([.C22])*LN([.C22])/[.C22]" office:value-type="float" office:value="41.1138037448084" calcext:value-type="float">
            <text:p>41.1138037448084</text:p>
          </table:table-cell>
          <table:table-cell table:number-columns-repeated="4"/>
          <table:table-cell table:style-name="ce2" table:formula="of:=[.BF$1]+[.BF$2]/POWER([.$C22];[.BF$3])" office:value-type="float" office:value="1.65545819870002" calcext:value-type="float">
            <text:p>1.65545819870002</text:p>
          </table:table-cell>
          <table:table-cell/>
          <table:table-cell table:style-name="ce2" table:formula="of:=0.5*PI()+[.BI$1]/POWER([.$C22];[.BI$2])" office:value-type="float" office:value="1.65812698281568" calcext:value-type="float">
            <text:p>1.6581269828156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20</text:p>
          </table:table-cell>
          <table:table-cell table:style-name="ce2" office:value-type="float" office:value="3702" calcext:value-type="float">
            <text:p>3702</text:p>
          </table:table-cell>
          <table:table-cell table:style-name="ce2" office:value-type="float" office:value="7716" calcext:value-type="float">
            <text:p>7716</text:p>
          </table:table-cell>
          <table:table-cell office:value-type="float" office:value="0.479782270606532" calcext:value-type="float">
            <text:p>0.480</text:p>
          </table:table-cell>
          <table:table-cell table:style-name="ce2" office:value-type="float" office:value="2862" calcext:value-type="float">
            <text:p>2862</text:p>
          </table:table-cell>
          <table:table-cell table:style-name="ce2" office:value-type="float" office:value="0.370917573872473" calcext:value-type="float">
            <text:p>0.370917573872473</text:p>
          </table:table-cell>
          <table:table-cell table:style-name="ce2" office:value-type="float" office:value="430" calcext:value-type="float">
            <text:p>430</text:p>
          </table:table-cell>
          <table:table-cell office:value-type="float" office:value="0.0557283566614826" calcext:value-type="float">
            <text:p>0.05573</text:p>
          </table:table-cell>
          <table:table-cell office:value-type="float" office:value="6.65581395348837" calcext:value-type="float">
            <text:p>6.66</text:p>
          </table:table-cell>
          <table:table-cell table:style-name="ce2" office:value-type="float" office:value="7.24726530485573" calcext:value-type="float">
            <text:p>7.24726530485573</text:p>
          </table:table-cell>
          <table:table-cell office:value-type="float" office:value="0.809655201609727" calcext:value-type="float">
            <text:p>0.8097</text:p>
          </table:table-cell>
          <table:table-cell office:value-type="float" office:value="2.42235134766246" calcext:value-type="float">
            <text:p>2.4224</text:p>
          </table:table-cell>
          <table:table-cell office:value-type="float" office:value="1.03465866166298" calcext:value-type="float">
            <text:p>1.0347</text:p>
          </table:table-cell>
          <table:table-cell office:value-type="float" office:value="23.3333333333333" calcext:value-type="float">
            <text:p>23.3</text:p>
          </table:table-cell>
          <table:table-cell office:value-type="float" office:value="14.1722448979592" calcext:value-type="float">
            <text:p>14.17</text:p>
          </table:table-cell>
          <table:table-cell office:value-type="float" office:value="0.00464245086254142" calcext:value-type="float">
            <text:p>0.004642</text:p>
          </table:table-cell>
          <table:table-cell office:value-type="float" office:value="0.995626492004018" calcext:value-type="float">
            <text:p>0.995626</text:p>
          </table:table-cell>
          <table:table-cell office:value-type="float" office:value="1.76993" calcext:value-type="float">
            <text:p>1.770</text:p>
          </table:table-cell>
          <table:table-cell office:value-type="float" office:value="0.05212" calcext:value-type="float">
            <text:p>0.052</text:p>
          </table:table-cell>
          <table:table-cell office:value-type="float" office:value="504.536" calcext:value-type="float">
            <text:p>504.5</text:p>
          </table:table-cell>
          <table:table-cell office:value-type="float" office:value="10.07" calcext:value-type="float">
            <text:p>10.1</text:p>
          </table:table-cell>
          <table:table-cell office:value-type="float" office:value="0.695297003108228" calcext:value-type="float">
            <text:p>0.695</text:p>
          </table:table-cell>
          <table:table-cell office:value-type="float" office:value="0.752085" calcext:value-type="float">
            <text:p>0.752</text:p>
          </table:table-cell>
          <table:table-cell office:value-type="float" office:value="0.00165" calcext:value-type="float">
            <text:p>0.002</text:p>
          </table:table-cell>
          <table:table-cell office:value-type="float" office:value="250.851" calcext:value-type="float">
            <text:p>250.9</text:p>
          </table:table-cell>
          <table:table-cell office:value-type="float" office:value="1.723" calcext:value-type="float">
            <text:p>1.7</text:p>
          </table:table-cell>
          <table:table-cell office:value-type="float" office:value="0.75033511802389" calcext:value-type="float">
            <text:p>0.750</text:p>
          </table:table-cell>
          <table:table-cell office:value-type="float" office:value="3973.07239978157" calcext:value-type="float">
            <text:p>3973.1</text:p>
          </table:table-cell>
          <table:table-cell office:value-type="float" office:value="2.00167064960118" calcext:value-type="float">
            <text:p>2.00</text:p>
          </table:table-cell>
          <table:table-cell office:value-type="float" office:value="1.65145101801468" calcext:value-type="float">
            <text:p>1.651</text:p>
          </table:table-cell>
          <table:table-cell office:value-type="float" office:value="0.00451285003309558" calcext:value-type="float">
            <text:p>0.00451</text:p>
          </table:table-cell>
          <table:table-cell table:number-columns-repeated="2"/>
          <table:table-cell table:style-name="ce2" table:formula="of:=[.J23]/POWER(LN([.C23]);[.$AH$2])" office:value-type="float" office:value="1.59728004409181" calcext:value-type="float">
            <text:p>1.59728004409181</text:p>
          </table:table-cell>
          <table:table-cell/>
          <table:table-cell table:style-name="ce2" table:formula="of:=[.$AJ$1]*POWER([.$C23];[.$AJ$2])" office:value-type="float" office:value="3707.30342144347" calcext:value-type="float">
            <text:p>3707.30342144347</text:p>
          </table:table-cell>
          <table:table-cell/>
          <table:table-cell table:style-name="ce2" table:formula="of:=[.AL$1]*POWER([.$C23];[.AL$2])" office:value-type="float" office:value="0.493217419411129" calcext:value-type="float">
            <text:p>0.493217419411129</text:p>
          </table:table-cell>
          <table:table-cell/>
          <table:table-cell table:style-name="ce2" table:formula="of:=[.AN$1]*POWER([.$C23];[.AN$2])" office:value-type="float" office:value="2850.73932088684" calcext:value-type="float">
            <text:p>2850.73932088684</text:p>
          </table:table-cell>
          <table:table-cell/>
          <table:table-cell table:style-name="ce2" table:formula="of:=[.AP$1]*POWER([.$C23];[.AP$2])" office:value-type="float" office:value="452.002481317925" calcext:value-type="float">
            <text:p>452.002481317925</text:p>
          </table:table-cell>
          <table:table-cell/>
          <table:table-cell table:style-name="ce2" table:formula="of:=[.AR$1]*POWER([.$C23];[.AR$2])" office:value-type="float" office:value="23.408750602766" calcext:value-type="float">
            <text:p>23.408750602766</text:p>
          </table:table-cell>
          <table:table-cell/>
          <table:table-cell table:style-name="ce2" table:formula="of:=[.AT$1]*POWER([.$C23];[.AT$2])" office:value-type="float" office:value="533.649208288085" calcext:value-type="float">
            <text:p>533.649208288085</text:p>
          </table:table-cell>
          <table:table-cell/>
          <table:table-cell table:style-name="ce2" table:formula="of:=[.AV$1]*POWER([.$C23];[.AV$2])" office:value-type="float" office:value="3963.37490005269" calcext:value-type="float">
            <text:p>3963.37490005269</text:p>
          </table:table-cell>
          <table:table-cell/>
          <table:table-cell table:style-name="ce2" table:formula="of:=LN([.C23])" office:value-type="float" office:value="8.95105137402562" calcext:value-type="float">
            <text:p>8.95105137402562</text:p>
          </table:table-cell>
          <table:table-cell/>
          <table:table-cell table:style-name="ce2" table:formula="of:=[.AZ$1]*POWER([.$AX23];[.AZ$2])" office:value-type="float" office:value="7.30129738717782" calcext:value-type="float">
            <text:p>7.30129738717782</text:p>
          </table:table-cell>
          <table:table-cell/>
          <table:table-cell table:style-name="ce2" table:formula="of:=[.AB23]*LN([.C23])*LN([.C23])/[.C23]" office:value-type="float" office:value="41.2555479405119" calcext:value-type="float">
            <text:p>41.2555479405119</text:p>
          </table:table-cell>
          <table:table-cell table:number-columns-repeated="4"/>
          <table:table-cell table:style-name="ce2" table:formula="of:=[.BF$1]+[.BF$2]/POWER([.$C23];[.BF$3])" office:value-type="float" office:value="1.65410337698027" calcext:value-type="float">
            <text:p>1.65410337698027</text:p>
          </table:table-cell>
          <table:table-cell/>
          <table:table-cell table:style-name="ce2" table:formula="of:=0.5*PI()+[.BI$1]/POWER([.$C23];[.BI$2])" office:value-type="float" office:value="1.65693336583428" calcext:value-type="float">
            <text:p>1.65693336583428</text:p>
          </table:table-cell>
          <table:table-cell table:number-columns-repeated="96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G1938" table:style-name="ta5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4"/>
        <table:table-column table:style-name="co2" table:number-columns-repeated="3" table:default-cell-style-name="Default"/>
        <table:table-column table:style-name="co3" table:default-cell-style-name="ce6"/>
        <table:table-column table:style-name="co3" table:default-cell-style-name="ce8"/>
        <table:table-column table:style-name="co2" table:default-cell-style-name="Default"/>
        <table:table-column table:style-name="co3" table:number-columns-repeated="2" table:default-cell-style-name="ce10"/>
        <table:table-column table:style-name="co3" table:default-cell-style-name="ce12"/>
        <table:table-column table:style-name="co3" table:default-cell-style-name="ce14"/>
        <table:table-column table:style-name="co3" table:default-cell-style-name="ce8"/>
        <table:table-column table:style-name="co3" table:number-columns-repeated="2" table:default-cell-style-name="ce16"/>
        <table:table-column table:style-name="co3" table:number-columns-repeated="2" table:default-cell-style-name="ce4"/>
        <table:table-column table:style-name="co3" table:default-cell-style-name="ce14"/>
        <table:table-column table:style-name="co3" table:default-cell-style-name="ce13"/>
        <table:table-column table:style-name="co3" table:number-columns-repeated="3" table:default-cell-style-name="ce3"/>
        <table:table-column table:style-name="co3" table:default-cell-style-name="ce14"/>
        <table:table-column table:style-name="co3" table:default-cell-style-name="ce13"/>
        <table:table-column table:style-name="co3" table:default-cell-style-name="ce3"/>
        <table:table-column table:style-name="co3" table:default-cell-style-name="ce14"/>
        <table:table-column table:style-name="co3" table:default-cell-style-name="ce7"/>
        <table:table-column table:style-name="co3" table:default-cell-style-name="ce3"/>
        <table:table-column table:style-name="co4" table:default-cell-style-name="ce17"/>
        <table:table-column table:style-name="co2" table:number-columns-repeated="3" table:default-cell-style-name="Default"/>
        <table:table-column table:style-name="co3" table:default-cell-style-name="ce24"/>
        <table:table-column table:style-name="co2" table:number-columns-repeated="13" table:default-cell-style-name="Default"/>
        <table:table-column table:style-name="co5" table:default-cell-style-name="ce2"/>
        <table:table-column table:style-name="co2" table:number-columns-repeated="975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3"/>
          <table:table-cell table:style-name="ce23" office:value-type="string" calcext:value-type="string">
            <text:p>a=</text:p>
          </table:table-cell>
          <table:table-cell table:style-name="ce2" office:value-type="float" office:value="6.24097" calcext:value-type="float">
            <text:p>6.24097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2.99521" calcext:value-type="float">
            <text:p>2.99521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10.0362" calcext:value-type="float">
            <text:p>10.0362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44076" calcext:value-type="float">
            <text:p>0.44076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426227" calcext:value-type="float">
            <text:p>0.426227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336834" calcext:value-type="float">
            <text:p>0.336834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4.57924" calcext:value-type="float">
            <text:p>4.57924</text:p>
          </table:table-cell>
          <table:table-cell/>
          <table:table-cell table:style-name="ce2" office:value-type="string" calcext:value-type="string">
            <text:p>LN(N):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2.26423" calcext:value-type="float">
            <text:p>2.26423</text:p>
          </table:table-cell>
          <table:table-cell table:number-columns-repeated="4"/>
          <table:table-cell table:style-name="ce2" office:value-type="string" calcext:value-type="string">
            <text:p>phi:</text:p>
          </table:table-cell>
          <table:table-cell table:style-name="ce18" office:value-type="float" office:value="1.56383" calcext:value-type="float">
            <text:p>1.56383</text:p>
          </table:table-cell>
          <table:table-cell/>
          <table:table-cell table:style-name="ce18" office:value-type="string" calcext:value-type="string">
            <text:p>a=</text:p>
          </table:table-cell>
          <table:table-cell table:style-name="ce2" office:value-type="float" office:value="9.79029" calcext:value-type="float">
            <text:p>9.7902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# Chapter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TTR</text:p>
          </table:table-cell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1/N</text:p>
          </table:table-cell>
          <table:table-cell table:style-name="ce2" office:value-type="string" calcext:value-type="string">
            <text:p>N2</text:p>
          </table:table-cell>
          <table:table-cell office:value-type="string" calcext:value-type="string">
            <text:p>N2/N</text:p>
          </table:table-cell>
          <table:table-cell office:value-type="string" calcext:value-type="string">
            <text:p>N1/N2</text:p>
          </table:table-cell>
          <table:table-cell table:style-name="ce2" office:value-type="string" calcext:value-type="string">
            <text:p>Entropy</text:p>
          </table:table-cell>
          <table:table-cell office:value-type="string" calcext:value-type="string">
            <text:p>S/lnN</text:p>
          </table:table-cell>
          <table:table-cell office:value-type="string" calcext:value-type="string">
            <text:p>S/sqrtlnN</text:p>
          </table:table-cell>
          <table:table-cell office:value-type="string" calcext:value-type="string">
            <text:p>S/W</text:p>
          </table:table-cell>
          <table:table-cell office:value-type="string" calcext:value-type="string">
            <text:p>h-point</text:p>
          </table:table-cell>
          <table:table-cell office:value-type="string" calcext:value-type="string">
            <text:p>a-scaling</text:p>
          </table:table-cell>
          <table:table-cell office:value-type="string" calcext:value-type="string">
            <text:p>RRate</text:p>
          </table:table-cell>
          <table:table-cell office:value-type="string" calcext:value-type="string">
            <text:p>RelR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alph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sZipf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Zip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K</text:p>
          </table:table-cell>
          <table:table-cell table:style-name="ce1" table:number-columns-repeated="2"/>
          <table:table-cell table:style-name="ce1" office:value-type="float" office:value="0.43" calcext:value-type="float">
            <text:p>0.43</text:p>
          </table:table-cell>
          <table:table-cell table:style-name="ce23" office:value-type="string" calcext:value-type="string">
            <text:p>b=</text:p>
          </table:table-cell>
          <table:table-cell table:style-name="ce1" office:value-type="float" office:value="0.645628" calcext:value-type="float">
            <text:p>0.645628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-0.268599" calcext:value-type="float">
            <text:p>-0.268599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539533" calcext:value-type="float">
            <text:p>0.539533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7332" calcext:value-type="float">
            <text:p>0.7332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486408" calcext:value-type="float">
            <text:p>0.486408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797366" calcext:value-type="float">
            <text:p>0.797366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69804" calcext:value-type="float">
            <text:p>0.69804</text:p>
          </table:table-cell>
          <table:table-cell table:style-name="ce1" table:number-columns-repeated="2"/>
          <table:table-cell table:style-name="ce18" office:value-type="string" calcext:value-type="string">
            <text:p>b=</text:p>
          </table:table-cell>
          <table:table-cell table:style-name="ce1" office:value-type="float" office:value="0.460366" calcext:value-type="float">
            <text:p>0.460366</text:p>
          </table:table-cell>
          <table:table-cell table:style-name="ce1" table:number-columns-repeated="5"/>
          <table:table-cell table:style-name="ce18" office:value-type="float" office:value="2.18976" calcext:value-type="float">
            <text:p>2.18976</text:p>
          </table:table-cell>
          <table:table-cell table:style-name="ce1"/>
          <table:table-cell table:style-name="ce18" office:value-type="string" calcext:value-type="string">
            <text:p>b=</text:p>
          </table:table-cell>
          <table:table-cell table:style-name="ce1" office:value-type="float" office:value="0.527848" calcext:value-type="float">
            <text:p>0.527848</text:p>
          </table:table-cell>
          <table:table-cell table:style-name="ce1" table:number-columns-repeated="963"/>
        </table:table-row>
        <table:table-row table:style-name="ro1">
          <table:table-cell office:value-type="string" calcext:value-type="string">
            <text:p>Chapter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392" calcext:value-type="float">
            <text:p>392</text:p>
          </table:table-cell>
          <table:table-cell office:value-type="float" office:value="0.563775510204082" calcext:value-type="float">
            <text:p>0.564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0.428571428571429" calcext:value-type="float">
            <text:p>0.428571428571429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.0688775510204082" calcext:value-type="float">
            <text:p>0.06888</text:p>
          </table:table-cell>
          <table:table-cell office:value-type="float" office:value="6.22222222222222" calcext:value-type="float">
            <text:p>6.22</text:p>
          </table:table-cell>
          <table:table-cell table:style-name="ce2" office:value-type="float" office:value="4.99682991047493" calcext:value-type="float">
            <text:p>4.99682991047493</text:p>
          </table:table-cell>
          <table:table-cell office:value-type="float" office:value="0.836813063057753" calcext:value-type="float">
            <text:p>0.8368</text:p>
          </table:table-cell>
          <table:table-cell office:value-type="float" office:value="2.04485024952027" calcext:value-type="float">
            <text:p>2.0449</text:p>
          </table:table-cell>
          <table:table-cell office:value-type="float" office:value="1.11706796800637" calcext:value-type="float">
            <text:p>1.1171</text:p>
          </table:table-cell>
          <table:table-cell office:value-type="float" office:value="8" calcext:value-type="float">
            <text:p>8.0</text:p>
          </table:table-cell>
          <table:table-cell office:value-type="float" office:value="6.125" calcext:value-type="float">
            <text:p>6.13</text:p>
          </table:table-cell>
          <table:table-cell office:value-type="float" office:value="0.0114014993752603" calcext:value-type="float">
            <text:p>0.011401</text:p>
          </table:table-cell>
          <table:table-cell office:value-type="float" office:value="0.993092130173034" calcext:value-type="float">
            <text:p>0.993092</text:p>
          </table:table-cell>
          <table:table-cell office:value-type="float" office:value="1.77267" calcext:value-type="float">
            <text:p>1.773</text:p>
          </table:table-cell>
          <table:table-cell office:value-type="float" office:value="0.2577" calcext:value-type="float">
            <text:p>0.258</text:p>
          </table:table-cell>
          <table:table-cell office:value-type="float" office:value="32.6498" calcext:value-type="float">
            <text:p>32.6</text:p>
          </table:table-cell>
          <table:table-cell office:value-type="float" office:value="3.2" calcext:value-type="float">
            <text:p>3.2</text:p>
          </table:table-cell>
          <table:table-cell office:value-type="float" office:value="0.58376919714037" calcext:value-type="float">
            <text:p>0.584</text:p>
          </table:table-cell>
          <table:table-cell office:value-type="float" office:value="0.801635" calcext:value-type="float">
            <text:p>0.802</text:p>
          </table:table-cell>
          <table:table-cell office:value-type="float" office:value="0.01893" calcext:value-type="float">
            <text:p>0.019</text:p>
          </table:table-cell>
          <table:table-cell office:value-type="float" office:value="41.4562" calcext:value-type="float">
            <text:p>41.5</text:p>
          </table:table-cell>
          <table:table-cell office:value-type="float" office:value="2.709" calcext:value-type="float">
            <text:p>2.7</text:p>
          </table:table-cell>
          <table:table-cell office:value-type="float" office:value="0.803007310352066" calcext:value-type="float">
            <text:p>0.803</text:p>
          </table:table-cell>
          <table:table-cell office:value-type="float" office:value="230.477223114824" calcext:value-type="float">
            <text:p>230.5</text:p>
          </table:table-cell>
          <table:table-cell office:value-type="float" office:value="1.52472798844193" calcext:value-type="float">
            <text:p>1.52</text:p>
          </table:table-cell>
          <table:table-cell office:value-type="float" office:value="2.00985097641034" calcext:value-type="float">
            <text:p>2.010</text:p>
          </table:table-cell>
          <table:table-cell office:value-type="float" office:value="0.00885047896709704" calcext:value-type="float">
            <text:p>0.00885</text:p>
          </table:table-cell>
          <table:table-cell table:style-name="ce2" office:value-type="string" calcext:value-type="string">
            <text:p>a-scaling</text:p>
          </table:table-cell>
          <table:table-cell table:style-name="ce2" table:formula="of:=CORREL([.O3:.O23];[.C3:.C23])" office:value-type="float" office:value="0.155030937036503" calcext:value-type="float">
            <text:p>0.155030937036503</text:p>
          </table:table-cell>
          <table:table-cell table:style-name="ce2" table:formula="of:=[.J3]/POWER(LN([.C3]);[.$AH$2])" office:value-type="float" office:value="2.31732067770706" calcext:value-type="float">
            <text:p>2.31732067770706</text:p>
          </table:table-cell>
          <table:table-cell office:value-type="string" calcext:value-type="string">
            <text:p>R2:</text:p>
          </table:table-cell>
          <table:table-cell table:style-name="ce2" table:formula="of:=[.$AJ$1]*POWER([.$C3];[.$AJ$2])" office:value-type="float" office:value="294.815417795609" calcext:value-type="float">
            <text:p>294.815417795609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L$1]*POWER([.$C3];[.AL$2])" office:value-type="float" office:value="0.6023837291315" calcext:value-type="float">
            <text:p>0.6023837291315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N$1]*POWER([.$C3];[.AN$2])" office:value-type="float" office:value="251.612793165066" calcext:value-type="float">
            <text:p>251.612793165066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P$1]*POWER([.$C3];[.AP$2])" office:value-type="float" office:value="35.1236401239408" calcext:value-type="float">
            <text:p>35.1236401239408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R$1]*POWER([.$C3];[.AR$2])" office:value-type="float" office:value="7.78101131007671" calcext:value-type="float">
            <text:p>7.78101131007671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T$1]*POWER([.$C3];[.AT$2])" office:value-type="float" office:value="39.3744101436966" calcext:value-type="float">
            <text:p>39.3744101436966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V$1]*POWER([.$C3];[.AV$2])" office:value-type="float" office:value="295.808610822723" calcext:value-type="float">
            <text:p>295.808610822723</text:p>
          </table:table-cell>
          <table:table-cell/>
          <table:table-cell table:style-name="ce2" table:formula="of:=LN([.C3])" office:value-type="float" office:value="5.97126183979046" calcext:value-type="float">
            <text:p>5.97126183979046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Z$1]*POWER([.$AX3];[.AZ$2])" office:value-type="float" office:value="5.15460028681375" calcext:value-type="float">
            <text:p>5.15460028681375</text:p>
          </table:table-cell>
          <table:table-cell/>
          <table:table-cell table:style-name="ce2" table:formula="of:=[.AB3]*LN([.C3])*LN([.C3])/[.C3]" office:value-type="float" office:value="20.9640012314778" calcext:value-type="float">
            <text:p>20.9640012314778</text:p>
          </table:table-cell>
          <table:table-cell table:number-columns-repeated="3"/>
          <table:table-cell table:style-name="ce18" office:value-type="float" office:value="0.356238" calcext:value-type="float">
            <text:p>0.356238</text:p>
          </table:table-cell>
          <table:table-cell table:style-name="ce2" table:formula="of:=[.BF$1]+[.BF$2]/POWER([.$C3];[.BF$3])" office:value-type="float" office:value="1.82478731567699" calcext:value-type="float">
            <text:p>1.82478731567699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0.5*PI()+[.BI$1]/POWER([.$C3];[.BI$2])" office:value-type="float" office:value="1.98952692002468" calcext:value-type="float">
            <text:p>1.9895269200246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786" calcext:value-type="float">
            <text:p>786</text:p>
          </table:table-cell>
          <table:table-cell office:value-type="float" office:value="0.50763358778626" calcext:value-type="float">
            <text:p>0.508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0.372773536895674" calcext:value-type="float">
            <text:p>0.372773536895674</text:p>
          </table:table-cell>
          <table:table-cell table:style-name="ce2" office:value-type="float" office:value="56" calcext:value-type="float">
            <text:p>56</text:p>
          </table:table-cell>
          <table:table-cell office:value-type="float" office:value="0.0712468193384224" calcext:value-type="float">
            <text:p>0.07125</text:p>
          </table:table-cell>
          <table:table-cell office:value-type="float" office:value="5.23214285714286" calcext:value-type="float">
            <text:p>5.23</text:p>
          </table:table-cell>
          <table:table-cell table:style-name="ce2" office:value-type="float" office:value="5.42904252796546" calcext:value-type="float">
            <text:p>5.42904252796546</text:p>
          </table:table-cell>
          <table:table-cell office:value-type="float" office:value="0.814320940872231" calcext:value-type="float">
            <text:p>0.8143</text:p>
          </table:table-cell>
          <table:table-cell office:value-type="float" office:value="2.10261337849073" calcext:value-type="float">
            <text:p>2.1026</text:p>
          </table:table-cell>
          <table:table-cell office:value-type="float" office:value="1.07549014361238" calcext:value-type="float">
            <text:p>1.0755</text:p>
          </table:table-cell>
          <table:table-cell office:value-type="float" office:value="10" calcext:value-type="float">
            <text:p>10.0</text:p>
          </table:table-cell>
          <table:table-cell office:value-type="float" office:value="7.86" calcext:value-type="float">
            <text:p>7.86</text:p>
          </table:table-cell>
          <table:table-cell office:value-type="float" office:value="0.00979287661299204" calcext:value-type="float">
            <text:p>0.009793</text:p>
          </table:table-cell>
          <table:table-cell office:value-type="float" office:value="0.992695080983458" calcext:value-type="float">
            <text:p>0.992695</text:p>
          </table:table-cell>
          <table:table-cell office:value-type="float" office:value="1.87406" calcext:value-type="float">
            <text:p>1.874</text:p>
          </table:table-cell>
          <table:table-cell office:value-type="float" office:value="0.09343" calcext:value-type="float">
            <text:p>0.093</text:p>
          </table:table-cell>
          <table:table-cell office:value-type="float" office:value="69.7205" calcext:value-type="float">
            <text:p>69.7</text:p>
          </table:table-cell>
          <table:table-cell office:value-type="float" office:value="2.41" calcext:value-type="float">
            <text:p>2.4</text:p>
          </table:table-cell>
          <table:table-cell office:value-type="float" office:value="0.63664645269478" calcext:value-type="float">
            <text:p>0.637</text:p>
          </table:table-cell>
          <table:table-cell office:value-type="float" office:value="0.788471" calcext:value-type="float">
            <text:p>0.788</text:p>
          </table:table-cell>
          <table:table-cell office:value-type="float" office:value="0.008748" calcext:value-type="float">
            <text:p>0.009</text:p>
          </table:table-cell>
          <table:table-cell office:value-type="float" office:value="63.4793" calcext:value-type="float">
            <text:p>63.5</text:p>
          </table:table-cell>
          <table:table-cell office:value-type="float" office:value="2.011" calcext:value-type="float">
            <text:p>2.0</text:p>
          </table:table-cell>
          <table:table-cell office:value-type="float" office:value="0.810062810752115" calcext:value-type="float">
            <text:p>0.810</text:p>
          </table:table-cell>
          <table:table-cell office:value-type="float" office:value="425.163437437528" calcext:value-type="float">
            <text:p>425.2</text:p>
          </table:table-cell>
          <table:table-cell office:value-type="float" office:value="1.56619313296213" calcext:value-type="float">
            <text:p>1.57</text:p>
          </table:table-cell>
          <table:table-cell office:value-type="float" office:value="1.84100592644012" calcext:value-type="float">
            <text:p>1.841</text:p>
          </table:table-cell>
          <table:table-cell office:value-type="float" office:value="0.00852061198194873" calcext:value-type="float">
            <text:p>0.00852</text:p>
          </table:table-cell>
          <table:table-cell table:style-name="ce15" office:value-type="string" calcext:value-type="string">
            <text:p>RelRR</text:p>
          </table:table-cell>
          <table:table-cell table:style-name="ce2" table:formula="of:=PEARSON([.Q$3:.Q$23];[.$C$3:.$C$23])" office:value-type="float" office:value="-0.489470340782153" calcext:value-type="float">
            <text:p>-0.489470340782153</text:p>
          </table:table-cell>
          <table:table-cell table:style-name="ce2" table:formula="of:=[.J4]/POWER(LN([.C4]);[.$AH$2])" office:value-type="float" office:value="2.40123330432775" calcext:value-type="float">
            <text:p>2.40123330432775</text:p>
          </table:table-cell>
          <table:table-cell table:formula="of:=RSQ([.B$3:.B$23];[.AJ$3:.AJ$23])" office:value-type="float" office:value="0.998133411992812" calcext:value-type="float">
            <text:p>0.998133411992812</text:p>
          </table:table-cell>
          <table:table-cell table:style-name="ce2" table:formula="of:=[.$AJ$1]*POWER([.$C4];[.$AJ$2])" office:value-type="float" office:value="461.974455764841" calcext:value-type="float">
            <text:p>461.974455764841</text:p>
          </table:table-cell>
          <table:table-cell table:style-name="ce2" table:formula="of:=RSQ([.D$3:.D$23];[.AL$3:.AL$23])" office:value-type="float" office:value="0.969422687160908" calcext:value-type="float">
            <text:p>0.969422687160908</text:p>
          </table:table-cell>
          <table:table-cell table:style-name="ce2" table:formula="of:=[.AL$1]*POWER([.$C4];[.AL$2])" office:value-type="float" office:value="0.499711882564075" calcext:value-type="float">
            <text:p>0.499711882564075</text:p>
          </table:table-cell>
          <table:table-cell table:style-name="ce2" table:formula="of:=RSQ([.E$3:.E$23];[.AN$3:.AN$23])" office:value-type="float" office:value="0.992194048475417" calcext:value-type="float">
            <text:p>0.992194048475417</text:p>
          </table:table-cell>
          <table:table-cell table:style-name="ce2" table:formula="of:=[.AN$1]*POWER([.$C4];[.AN$2])" office:value-type="float" office:value="366.222750300562" calcext:value-type="float">
            <text:p>366.222750300562</text:p>
          </table:table-cell>
          <table:table-cell table:style-name="ce2" table:formula="of:=RSQ([.G$3:.G$23];[.AP$3:.AP$23])" office:value-type="float" office:value="0.995661049095441" calcext:value-type="float">
            <text:p>0.995661049095441</text:p>
          </table:table-cell>
          <table:table-cell table:style-name="ce2" table:formula="of:=[.AP$1]*POWER([.$C4];[.AP$2])" office:value-type="float" office:value="58.4959751400739" calcext:value-type="float">
            <text:p>58.4959751400739</text:p>
          </table:table-cell>
          <table:table-cell table:style-name="ce2" table:formula="of:=RSQ([.N$3:.N$23];[.AR$3:.AR$23])" office:value-type="float" office:value="0.996241735695878" calcext:value-type="float">
            <text:p>0.996241735695878</text:p>
          </table:table-cell>
          <table:table-cell table:style-name="ce2" table:formula="of:=[.AR$1]*POWER([.$C4];[.AR$2])" office:value-type="float" office:value="10.9143442323701" calcext:value-type="float">
            <text:p>10.9143442323701</text:p>
          </table:table-cell>
          <table:table-cell table:style-name="ce2" table:formula="of:=RSQ([.T$3:.T$23];[.AT$3:.AT$23])" office:value-type="float" office:value="0.995557794972842" calcext:value-type="float">
            <text:p>0.995557794972842</text:p>
          </table:table-cell>
          <table:table-cell table:style-name="ce2" table:formula="of:=[.AT$1]*POWER([.$C4];[.AT$2])" office:value-type="float" office:value="68.5689369583085" calcext:value-type="float">
            <text:p>68.5689369583085</text:p>
          </table:table-cell>
          <table:table-cell table:style-name="ce2" table:formula="of:=RSQ([.AB$3:.AB$23];[.AV$3:.AV$23])" office:value-type="float" office:value="0.998988338836891" calcext:value-type="float">
            <text:p>0.998988338836891</text:p>
          </table:table-cell>
          <table:table-cell table:style-name="ce2" table:formula="of:=[.AV$1]*POWER([.$C4];[.AV$2])" office:value-type="float" office:value="480.74431776592" calcext:value-type="float">
            <text:p>480.74431776592</text:p>
          </table:table-cell>
          <table:table-cell/>
          <table:table-cell table:style-name="ce2" table:formula="of:=LN([.C4])" office:value-type="float" office:value="6.66695679242921" calcext:value-type="float">
            <text:p>6.66695679242921</text:p>
          </table:table-cell>
          <table:table-cell table:style-name="ce2" table:formula="of:=RSQ([.J$3:.J$23];[.AZ$3:.AZ$23])" office:value-type="float" office:value="0.972382365489195" calcext:value-type="float">
            <text:p>0.972382365489195</text:p>
          </table:table-cell>
          <table:table-cell table:style-name="ce2" table:formula="of:=[.AZ$1]*POWER([.$AX4];[.AZ$2])" office:value-type="float" office:value="5.42286524315935" calcext:value-type="float">
            <text:p>5.42286524315935</text:p>
          </table:table-cell>
          <table:table-cell/>
          <table:table-cell table:style-name="ce2" table:formula="of:=[.AB4]*LN([.C4])*LN([.C4])/[.C4]" office:value-type="float" office:value="24.0429993498834" calcext:value-type="float">
            <text:p>24.0429993498834</text:p>
          </table:table-cell>
          <table:table-cell table:number-columns-repeated="3"/>
          <table:table-cell table:style-name="ce19" table:formula="of:=RSQ([.AD$3:.AD$23];[.BG$3:.BG$23])" office:value-type="float" office:value="0.966855548586484" calcext:value-type="float">
            <text:p>0.966855548586484</text:p>
          </table:table-cell>
          <table:table-cell table:style-name="ce2" table:formula="of:=[.BF$1]+[.BF$2]/POWER([.$C4];[.BF$3])" office:value-type="float" office:value="1.76750465125697" calcext:value-type="float">
            <text:p>1.76750465125697</text:p>
          </table:table-cell>
          <table:table-cell table:style-name="ce2" table:formula="of:=RSQ([.AD$3:.AD$23];[.BI$3:.BI$23])" office:value-type="float" office:value="0.985829656156689" calcext:value-type="float">
            <text:p>0.985829656156689</text:p>
          </table:table-cell>
          <table:table-cell table:style-name="ce2" table:formula="of:=0.5*PI()+[.BI$1]/POWER([.$C4];[.BI$2])" office:value-type="float" office:value="1.86083276039089" calcext:value-type="float">
            <text:p>1.8608327603908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2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245" calcext:value-type="float">
            <text:p>1245</text:p>
          </table:table-cell>
          <table:table-cell office:value-type="float" office:value="0.45863453815261" calcext:value-type="float">
            <text:p>0.459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0.334136546184739" calcext:value-type="float">
            <text:p>0.334136546184739</text:p>
          </table:table-cell>
          <table:table-cell table:style-name="ce2" office:value-type="float" office:value="78" calcext:value-type="float">
            <text:p>78</text:p>
          </table:table-cell>
          <table:table-cell office:value-type="float" office:value="0.0626506024096386" calcext:value-type="float">
            <text:p>0.06265</text:p>
          </table:table-cell>
          <table:table-cell office:value-type="float" office:value="5.33333333333333" calcext:value-type="float">
            <text:p>5.33</text:p>
          </table:table-cell>
          <table:table-cell table:style-name="ce2" office:value-type="float" office:value="5.62346628387668" calcext:value-type="float">
            <text:p>5.62346628387668</text:p>
          </table:table-cell>
          <table:table-cell office:value-type="float" office:value="0.7890490305892" calcext:value-type="float">
            <text:p>0.7890</text:p>
          </table:table-cell>
          <table:table-cell office:value-type="float" office:value="2.10646400867519" calcext:value-type="float">
            <text:p>2.1065</text:p>
          </table:table-cell>
          <table:table-cell office:value-type="float" office:value="1.03483218886551" calcext:value-type="float">
            <text:p>1.0348</text:p>
          </table:table-cell>
          <table:table-cell office:value-type="float" office:value="13" calcext:value-type="float">
            <text:p>13.0</text:p>
          </table:table-cell>
          <table:table-cell office:value-type="float" office:value="7.36686390532544" calcext:value-type="float">
            <text:p>7.37</text:p>
          </table:table-cell>
          <table:table-cell office:value-type="float" office:value="0.010204351542717" calcext:value-type="float">
            <text:p>0.010204</text:p>
          </table:table-cell>
          <table:table-cell office:value-type="float" office:value="0.991532132051068" calcext:value-type="float">
            <text:p>0.991532</text:p>
          </table:table-cell>
          <table:table-cell office:value-type="float" office:value="1.80811" calcext:value-type="float">
            <text:p>1.808</text:p>
          </table:table-cell>
          <table:table-cell office:value-type="float" office:value="0.1024" calcext:value-type="float">
            <text:p>0.102</text:p>
          </table:table-cell>
          <table:table-cell office:value-type="float" office:value="95.9432" calcext:value-type="float">
            <text:p>95.9</text:p>
          </table:table-cell>
          <table:table-cell office:value-type="float" office:value="3.849" calcext:value-type="float">
            <text:p>3.8</text:p>
          </table:table-cell>
          <table:table-cell office:value-type="float" office:value="0.64035727108362" calcext:value-type="float">
            <text:p>0.640</text:p>
          </table:table-cell>
          <table:table-cell office:value-type="float" office:value="0.830037" calcext:value-type="float">
            <text:p>0.830</text:p>
          </table:table-cell>
          <table:table-cell office:value-type="float" office:value="0.00566" calcext:value-type="float">
            <text:p>0.006</text:p>
          </table:table-cell>
          <table:table-cell office:value-type="float" office:value="105.385" calcext:value-type="float">
            <text:p>105.4</text:p>
          </table:table-cell>
          <table:table-cell office:value-type="float" office:value="2.153" calcext:value-type="float">
            <text:p>2.2</text:p>
          </table:table-cell>
          <table:table-cell office:value-type="float" office:value="0.790608691717491" calcext:value-type="float">
            <text:p>0.791</text:p>
          </table:table-cell>
          <table:table-cell office:value-type="float" office:value="623.406535932462" calcext:value-type="float">
            <text:p>623.4</text:p>
          </table:table-cell>
          <table:table-cell office:value-type="float" office:value="1.54983839638586" calcext:value-type="float">
            <text:p>1.55</text:p>
          </table:table-cell>
          <table:table-cell office:value-type="float" office:value="1.77024506411997" calcext:value-type="float">
            <text:p>1.770</text:p>
          </table:table-cell>
          <table:table-cell office:value-type="float" office:value="0.00940113869131143" calcext:value-type="float">
            <text:p>0.00940</text:p>
          </table:table-cell>
          <table:table-cell table:style-name="ce2" office:value-type="string" calcext:value-type="string">
            <text:p>alpha</text:p>
          </table:table-cell>
          <table:table-cell table:style-name="ce2" table:formula="of:=PEARSON([.R$3:.R$23];[.$C$3:.$C$23])" office:value-type="float" office:value="-0.875584151415569" calcext:value-type="float">
            <text:p>-0.875584151415569</text:p>
          </table:table-cell>
          <table:table-cell table:style-name="ce2" table:formula="of:=[.J5]/POWER(LN([.C5]);[.$AH$2])" office:value-type="float" office:value="2.41689092195297" calcext:value-type="float">
            <text:p>2.41689092195297</text:p>
          </table:table-cell>
          <table:table-cell office:value-type="string" calcext:value-type="string">
            <text:p>V(N)</text:p>
          </table:table-cell>
          <table:table-cell table:style-name="ce2" table:formula="of:=[.$AJ$1]*POWER([.$C5];[.$AJ$2])" office:value-type="float" office:value="621.698891454441" calcext:value-type="float">
            <text:p>621.698891454441</text:p>
          </table:table-cell>
          <table:table-cell table:style-name="ce2" office:value-type="string" calcext:value-type="string">
            <text:p>TTR(N)</text:p>
          </table:table-cell>
          <table:table-cell table:style-name="ce2" table:formula="of:=[.AL$1]*POWER([.$C5];[.AL$2])" office:value-type="float" office:value="0.441639474449846" calcext:value-type="float">
            <text:p>0.441639474449846</text:p>
          </table:table-cell>
          <table:table-cell table:style-name="ce2" office:value-type="string" calcext:value-type="string">
            <text:p>N1(N)</text:p>
          </table:table-cell>
          <table:table-cell table:style-name="ce2" table:formula="of:=[.AN$1]*POWER([.$C5];[.AN$2])" office:value-type="float" office:value="469.369983742527" calcext:value-type="float">
            <text:p>469.369983742527</text:p>
          </table:table-cell>
          <table:table-cell table:style-name="ce2" office:value-type="string" calcext:value-type="string">
            <text:p>N2(N)</text:p>
          </table:table-cell>
          <table:table-cell table:style-name="ce2" table:formula="of:=[.AP$1]*POWER([.$C5];[.AP$2])" office:value-type="float" office:value="81.9559224563094" calcext:value-type="float">
            <text:p>81.9559224563094</text:p>
          </table:table-cell>
          <table:table-cell table:style-name="ce2" office:value-type="string" calcext:value-type="string">
            <text:p>h-point(N)</text:p>
          </table:table-cell>
          <table:table-cell table:style-name="ce2" table:formula="of:=[.AR$1]*POWER([.$C5];[.AR$2])" office:value-type="float" office:value="13.6507367398567" calcext:value-type="float">
            <text:p>13.6507367398567</text:p>
          </table:table-cell>
          <table:table-cell table:style-name="ce2" office:value-type="string" calcext:value-type="string">
            <text:p>T(N)</text:p>
          </table:table-cell>
          <table:table-cell table:style-name="ce2" table:formula="of:=[.AT$1]*POWER([.$C5];[.AT$2])" office:value-type="float" office:value="98.9461106576467" calcext:value-type="float">
            <text:p>98.9461106576467</text:p>
          </table:table-cell>
          <table:table-cell table:style-name="ce2" office:value-type="string" calcext:value-type="string">
            <text:p>L(N)</text:p>
          </table:table-cell>
          <table:table-cell table:style-name="ce2" table:formula="of:=[.AV$1]*POWER([.$C5];[.AV$2])" office:value-type="float" office:value="662.743412673303" calcext:value-type="float">
            <text:p>662.743412673303</text:p>
          </table:table-cell>
          <table:table-cell/>
          <table:table-cell table:style-name="ce2" table:formula="of:=LN([.C5])" office:value-type="float" office:value="7.12689080889881" calcext:value-type="float">
            <text:p>7.12689080889881</text:p>
          </table:table-cell>
          <table:table-cell table:style-name="ce2" office:value-type="string" calcext:value-type="string">
            <text:p>S(lnN)</text:p>
          </table:table-cell>
          <table:table-cell table:style-name="ce2" table:formula="of:=[.AZ$1]*POWER([.$AX5];[.AZ$2])" office:value-type="float" office:value="5.59199468616466" calcext:value-type="float">
            <text:p>5.59199468616466</text:p>
          </table:table-cell>
          <table:table-cell/>
          <table:table-cell table:style-name="ce2" table:formula="of:=[.AB5]*LN([.C5])*LN([.C5])/[.C5]" office:value-type="float" office:value="25.4332704713975" calcext:value-type="float">
            <text:p>25.4332704713975</text:p>
          </table:table-cell>
          <table:table-cell table:number-columns-repeated="4"/>
          <table:table-cell table:style-name="ce2" table:formula="of:=[.BF$1]+[.BF$2]/POWER([.$C5];[.BF$3])" office:value-type="float" office:value="1.73672386338552" calcext:value-type="float">
            <text:p>1.73672386338552</text:p>
          </table:table-cell>
          <table:table-cell table:style-name="ce2" office:value-type="string" calcext:value-type="string">
            <text:p>phi</text:p>
          </table:table-cell>
          <table:table-cell table:style-name="ce2" table:formula="of:=0.5*PI()+[.BI$1]/POWER([.$C5];[.BI$2])" office:value-type="float" office:value="1.79831476847905" calcext:value-type="float">
            <text:p>1.7983147684790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3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1877" calcext:value-type="float">
            <text:p>1877</text:p>
          </table:table-cell>
          <table:table-cell office:value-type="float" office:value="0.422482685135855" calcext:value-type="float">
            <text:p>0.422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0.309536494405967" calcext:value-type="float">
            <text:p>0.309536494405967</text:p>
          </table:table-cell>
          <table:table-cell table:style-name="ce2" office:value-type="float" office:value="103" calcext:value-type="float">
            <text:p>103</text:p>
          </table:table-cell>
          <table:table-cell office:value-type="float" office:value="0.054874800213106" calcext:value-type="float">
            <text:p>0.05487</text:p>
          </table:table-cell>
          <table:table-cell office:value-type="float" office:value="5.64077669902913" calcext:value-type="float">
            <text:p>5.64</text:p>
          </table:table-cell>
          <table:table-cell table:style-name="ce2" office:value-type="float" office:value="5.80445390429027" calcext:value-type="float">
            <text:p>5.80445390429027</text:p>
          </table:table-cell>
          <table:table-cell office:value-type="float" office:value="0.770083951176408" calcext:value-type="float">
            <text:p>0.7701</text:p>
          </table:table-cell>
          <table:table-cell office:value-type="float" office:value="2.11421777426952" calcext:value-type="float">
            <text:p>2.1142</text:p>
          </table:table-cell>
          <table:table-cell office:value-type="float" office:value="1.00378271119171" calcext:value-type="float">
            <text:p>1.0038</text:p>
          </table:table-cell>
          <table:table-cell office:value-type="float" office:value="16" calcext:value-type="float">
            <text:p>16.0</text:p>
          </table:table-cell>
          <table:table-cell office:value-type="float" office:value="7.33203125" calcext:value-type="float">
            <text:p>7.33</text:p>
          </table:table-cell>
          <table:table-cell office:value-type="float" office:value="0.00969734574010744" calcext:value-type="float">
            <text:p>0.009697</text:p>
          </table:table-cell>
          <table:table-cell office:value-type="float" office:value="0.99155303639911" calcext:value-type="float">
            <text:p>0.991553</text:p>
          </table:table-cell>
          <table:table-cell office:value-type="float" office:value="1.76358" calcext:value-type="float">
            <text:p>1.764</text:p>
          </table:table-cell>
          <table:table-cell office:value-type="float" office:value="0.0682" calcext:value-type="float">
            <text:p>0.068</text:p>
          </table:table-cell>
          <table:table-cell office:value-type="float" office:value="124.937" calcext:value-type="float">
            <text:p>124.9</text:p>
          </table:table-cell>
          <table:table-cell office:value-type="float" office:value="3.428" calcext:value-type="float">
            <text:p>3.4</text:p>
          </table:table-cell>
          <table:table-cell office:value-type="float" office:value="0.640511366184168" calcext:value-type="float">
            <text:p>0.641</text:p>
          </table:table-cell>
          <table:table-cell office:value-type="float" office:value="0.864843" calcext:value-type="float">
            <text:p>0.865</text:p>
          </table:table-cell>
          <table:table-cell office:value-type="float" office:value="0.004218" calcext:value-type="float">
            <text:p>0.004</text:p>
          </table:table-cell>
          <table:table-cell office:value-type="float" office:value="167.366" calcext:value-type="float">
            <text:p>167.4</text:p>
          </table:table-cell>
          <table:table-cell office:value-type="float" office:value="2.528" calcext:value-type="float">
            <text:p>2.5</text:p>
          </table:table-cell>
          <table:table-cell office:value-type="float" office:value="0.771984566349527" calcext:value-type="float">
            <text:p>0.772</text:p>
          </table:table-cell>
          <table:table-cell office:value-type="float" office:value="867.527942059364" calcext:value-type="float">
            <text:p>867.5</text:p>
          </table:table-cell>
          <table:table-cell office:value-type="float" office:value="1.51295776442837" calcext:value-type="float">
            <text:p>1.51</text:p>
          </table:table-cell>
          <table:table-cell office:value-type="float" office:value="1.74976875384164" calcext:value-type="float">
            <text:p>1.750</text:p>
          </table:table-cell>
          <table:table-cell office:value-type="float" office:value="0.00916458068949505" calcext:value-type="float">
            <text:p>0.00916</text:p>
          </table:table-cell>
          <table:table-cell table:style-name="ce9" office:value-type="string" calcext:value-type="string">
            <text:p>S/sqrtlnN</text:p>
          </table:table-cell>
          <table:table-cell table:style-name="ce2" table:formula="of:=PEARSON([.L$3:.L$23];[.$C$3:.$C$23])" office:value-type="float" office:value="-0.696439401126239" calcext:value-type="float">
            <text:p>-0.696439401126239</text:p>
          </table:table-cell>
          <table:table-cell table:style-name="ce2" table:formula="of:=[.J6]/POWER(LN([.C6]);[.$AH$2])" office:value-type="float" office:value="2.43531615771754" calcext:value-type="float">
            <text:p>2.43531615771754</text:p>
          </table:table-cell>
          <table:table-cell/>
          <table:table-cell table:style-name="ce2" table:formula="of:=[.$AJ$1]*POWER([.$C6];[.$AJ$2])" office:value-type="float" office:value="810.386665581603" calcext:value-type="float">
            <text:p>810.386665581603</text:p>
          </table:table-cell>
          <table:table-cell/>
          <table:table-cell table:style-name="ce2" table:formula="of:=[.AL$1]*POWER([.$C6];[.AL$2])" office:value-type="float" office:value="0.395528740980428" calcext:value-type="float">
            <text:p>0.395528740980428</text:p>
          </table:table-cell>
          <table:table-cell/>
          <table:table-cell table:style-name="ce2" table:formula="of:=[.AN$1]*POWER([.$C6];[.AN$2])" office:value-type="float" office:value="585.748663967632" calcext:value-type="float">
            <text:p>585.748663967632</text:p>
          </table:table-cell>
          <table:table-cell/>
          <table:table-cell table:style-name="ce2" table:formula="of:=[.AP$1]*POWER([.$C6];[.AP$2])" office:value-type="float" office:value="110.740423256602" calcext:value-type="float">
            <text:p>110.740423256602</text:p>
          </table:table-cell>
          <table:table-cell/>
          <table:table-cell table:style-name="ce2" table:formula="of:=[.AR$1]*POWER([.$C6];[.AR$2])" office:value-type="float" office:value="16.6678724051355" calcext:value-type="float">
            <text:p>16.6678724051355</text:p>
          </table:table-cell>
          <table:table-cell/>
          <table:table-cell table:style-name="ce2" table:formula="of:=[.AT$1]*POWER([.$C6];[.AT$2])" office:value-type="float" office:value="137.266650337005" calcext:value-type="float">
            <text:p>137.266650337005</text:p>
          </table:table-cell>
          <table:table-cell/>
          <table:table-cell table:style-name="ce2" table:formula="of:=[.AV$1]*POWER([.$C6];[.AV$2])" office:value-type="float" office:value="882.678211882839" calcext:value-type="float">
            <text:p>882.678211882839</text:p>
          </table:table-cell>
          <table:table-cell/>
          <table:table-cell table:style-name="ce2" table:formula="of:=LN([.C6])" office:value-type="float" office:value="7.53743003658651" calcext:value-type="float">
            <text:p>7.53743003658651</text:p>
          </table:table-cell>
          <table:table-cell/>
          <table:table-cell table:style-name="ce2" table:formula="of:=[.AZ$1]*POWER([.$AX6];[.AZ$2])" office:value-type="float" office:value="5.73804988099715" calcext:value-type="float">
            <text:p>5.73804988099715</text:p>
          </table:table-cell>
          <table:table-cell/>
          <table:table-cell table:style-name="ce2" table:formula="of:=[.AB6]*LN([.C6])*LN([.C6])/[.C6]" office:value-type="float" office:value="26.2582505025463" calcext:value-type="float">
            <text:p>26.2582505025463</text:p>
          </table:table-cell>
          <table:table-cell table:number-columns-repeated="4"/>
          <table:table-cell table:style-name="ce2" table:formula="of:=[.BF$1]+[.BF$2]/POWER([.$C6];[.BF$3])" office:value-type="float" office:value="1.71320026544095" calcext:value-type="float">
            <text:p>1.71320026544095</text:p>
          </table:table-cell>
          <table:table-cell/>
          <table:table-cell table:style-name="ce2" table:formula="of:=0.5*PI()+[.BI$1]/POWER([.$C6];[.BI$2])" office:value-type="float" office:value="1.75398726502314" calcext:value-type="float">
            <text:p>1.7539872650231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4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2391" calcext:value-type="float">
            <text:p>2391</text:p>
          </table:table-cell>
          <table:table-cell office:value-type="float" office:value="0.389795064826432" calcext:value-type="float">
            <text:p>0.390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0.278544542032622" calcext:value-type="float">
            <text:p>0.278544542032622</text:p>
          </table:table-cell>
          <table:table-cell table:style-name="ce2" office:value-type="float" office:value="128" calcext:value-type="float">
            <text:p>128</text:p>
          </table:table-cell>
          <table:table-cell office:value-type="float" office:value="0.0535340861564199" calcext:value-type="float">
            <text:p>0.05353</text:p>
          </table:table-cell>
          <table:table-cell office:value-type="float" office:value="5.203125" calcext:value-type="float">
            <text:p>5.20</text:p>
          </table:table-cell>
          <table:table-cell table:style-name="ce2" office:value-type="float" office:value="5.87306139093624" calcext:value-type="float">
            <text:p>5.87306139093624</text:p>
          </table:table-cell>
          <table:table-cell office:value-type="float" office:value="0.754943933241619" calcext:value-type="float">
            <text:p>0.7549</text:p>
          </table:table-cell>
          <table:table-cell office:value-type="float" office:value="2.10566665610749" calcext:value-type="float">
            <text:p>2.1057</text:p>
          </table:table-cell>
          <table:table-cell office:value-type="float" office:value="0.980565291908386" calcext:value-type="float">
            <text:p>0.9806</text:p>
          </table:table-cell>
          <table:table-cell office:value-type="float" office:value="19" calcext:value-type="float">
            <text:p>19.0</text:p>
          </table:table-cell>
          <table:table-cell office:value-type="float" office:value="6.62326869806094" calcext:value-type="float">
            <text:p>6.62</text:p>
          </table:table-cell>
          <table:table-cell office:value-type="float" office:value="0.00952494900628525" calcext:value-type="float">
            <text:p>0.009525</text:p>
          </table:table-cell>
          <table:table-cell office:value-type="float" office:value="0.991538933970078" calcext:value-type="float">
            <text:p>0.991539</text:p>
          </table:table-cell>
          <table:table-cell office:value-type="float" office:value="1.75961" calcext:value-type="float">
            <text:p>1.760</text:p>
          </table:table-cell>
          <table:table-cell office:value-type="float" office:value="0.07154" calcext:value-type="float">
            <text:p>0.072</text:p>
          </table:table-cell>
          <table:table-cell office:value-type="float" office:value="158.002" calcext:value-type="float">
            <text:p>158.0</text:p>
          </table:table-cell>
          <table:table-cell office:value-type="float" office:value="4.679" calcext:value-type="float">
            <text:p>4.7</text:p>
          </table:table-cell>
          <table:table-cell office:value-type="float" office:value="0.650765368932306" calcext:value-type="float">
            <text:p>0.651</text:p>
          </table:table-cell>
          <table:table-cell office:value-type="float" office:value="0.908878" calcext:value-type="float">
            <text:p>0.909</text:p>
          </table:table-cell>
          <table:table-cell office:value-type="float" office:value="0.003806" calcext:value-type="float">
            <text:p>0.004</text:p>
          </table:table-cell>
          <table:table-cell office:value-type="float" office:value="250.15" calcext:value-type="float">
            <text:p>250.2</text:p>
          </table:table-cell>
          <table:table-cell office:value-type="float" office:value="3.333" calcext:value-type="float">
            <text:p>3.3</text:p>
          </table:table-cell>
          <table:table-cell office:value-type="float" office:value="0.747925553896026" calcext:value-type="float">
            <text:p>0.748</text:p>
          </table:table-cell>
          <table:table-cell office:value-type="float" office:value="1025.48301580997" calcext:value-type="float">
            <text:p>1025.5</text:p>
          </table:table-cell>
          <table:table-cell office:value-type="float" office:value="1.44904892215357" calcext:value-type="float">
            <text:p>1.45</text:p>
          </table:table-cell>
          <table:table-cell office:value-type="float" office:value="1.7397940873011" calcext:value-type="float">
            <text:p>1.740</text:p>
          </table:table-cell>
          <table:table-cell office:value-type="float" office:value="0.00910671395818804" calcext:value-type="float">
            <text:p>0.00911</text:p>
          </table:table-cell>
          <table:table-cell table:style-name="ce2" office:value-type="string" calcext:value-type="string">
            <text:p>N2/N</text:p>
          </table:table-cell>
          <table:table-cell table:style-name="ce2" table:formula="of:=PEARSON([.H$3:.H$23];[.$C$3:.$C$23])" office:value-type="float" office:value="-0.919830686315078" calcext:value-type="float">
            <text:p>-0.919830686315078</text:p>
          </table:table-cell>
          <table:table-cell table:style-name="ce2" table:formula="of:=[.J7]/POWER(LN([.C7]);[.$AH$2])" office:value-type="float" office:value="2.43083851521576" calcext:value-type="float">
            <text:p>2.43083851521576</text:p>
          </table:table-cell>
          <table:table-cell/>
          <table:table-cell table:style-name="ce2" table:formula="of:=[.$AJ$1]*POWER([.$C7];[.$AJ$2])" office:value-type="float" office:value="947.452987474627" calcext:value-type="float">
            <text:p>947.452987474627</text:p>
          </table:table-cell>
          <table:table-cell/>
          <table:table-cell table:style-name="ce2" table:formula="of:=[.AL$1]*POWER([.$C7];[.AL$2])" office:value-type="float" office:value="0.370633082384809" calcext:value-type="float">
            <text:p>0.370633082384809</text:p>
          </table:table-cell>
          <table:table-cell/>
          <table:table-cell table:style-name="ce2" table:formula="of:=[.AN$1]*POWER([.$C7];[.AN$2])" office:value-type="float" office:value="667.458828296612" calcext:value-type="float">
            <text:p>667.458828296612</text:p>
          </table:table-cell>
          <table:table-cell/>
          <table:table-cell table:style-name="ce2" table:formula="of:=[.AP$1]*POWER([.$C7];[.AP$2])" office:value-type="float" office:value="132.244226149163" calcext:value-type="float">
            <text:p>132.244226149163</text:p>
          </table:table-cell>
          <table:table-cell/>
          <table:table-cell table:style-name="ce2" table:formula="of:=[.AR$1]*POWER([.$C7];[.AR$2])" office:value-type="float" office:value="18.7503376062866" calcext:value-type="float">
            <text:p>18.7503376062866</text:p>
          </table:table-cell>
          <table:table-cell/>
          <table:table-cell table:style-name="ce2" table:formula="of:=[.AT$1]*POWER([.$C7];[.AT$2])" office:value-type="float" office:value="166.487029649653" calcext:value-type="float">
            <text:p>166.487029649653</text:p>
          </table:table-cell>
          <table:table-cell/>
          <table:table-cell table:style-name="ce2" table:formula="of:=[.AV$1]*POWER([.$C7];[.AV$2])" office:value-type="float" office:value="1045.14631343731" calcext:value-type="float">
            <text:p>1045.14631343731</text:p>
          </table:table-cell>
          <table:table-cell/>
          <table:table-cell table:style-name="ce2" table:formula="of:=LN([.C7])" office:value-type="float" office:value="7.77946696745832" calcext:value-type="float">
            <text:p>7.77946696745832</text:p>
          </table:table-cell>
          <table:table-cell/>
          <table:table-cell table:style-name="ce2" table:formula="of:=[.AZ$1]*POWER([.$AX7];[.AZ$2])" office:value-type="float" office:value="5.82215220613769" calcext:value-type="float">
            <text:p>5.82215220613769</text:p>
          </table:table-cell>
          <table:table-cell/>
          <table:table-cell table:style-name="ce2" table:formula="of:=[.AB7]*LN([.C7])*LN([.C7])/[.C7]" office:value-type="float" office:value="25.9566462247522" calcext:value-type="float">
            <text:p>25.9566462247522</text:p>
          </table:table-cell>
          <table:table-cell table:number-columns-repeated="4"/>
          <table:table-cell table:style-name="ce2" table:formula="of:=[.BF$1]+[.BF$2]/POWER([.$C7];[.BF$3])" office:value-type="float" office:value="1.70086076658258" calcext:value-type="float">
            <text:p>1.70086076658258</text:p>
          </table:table-cell>
          <table:table-cell/>
          <table:table-cell table:style-name="ce2" table:formula="of:=0.5*PI()+[.BI$1]/POWER([.$C7];[.BI$2])" office:value-type="float" office:value="1.73201638893793" calcext:value-type="float">
            <text:p>1.7320163889379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5</text:p>
          </table:table-cell>
          <table:table-cell table:style-name="ce2" office:value-type="float" office:value="1137" calcext:value-type="float">
            <text:p>1137</text:p>
          </table:table-cell>
          <table:table-cell table:style-name="ce2" office:value-type="float" office:value="3068" calcext:value-type="float">
            <text:p>3068</text:p>
          </table:table-cell>
          <table:table-cell office:value-type="float" office:value="0.370599739243807" calcext:value-type="float">
            <text:p>0.371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float" office:value="0.259126466753585" calcext:value-type="float">
            <text:p>0.259126466753585</text:p>
          </table:table-cell>
          <table:table-cell table:style-name="ce2" office:value-type="float" office:value="167" calcext:value-type="float">
            <text:p>167</text:p>
          </table:table-cell>
          <table:table-cell office:value-type="float" office:value="0.0544328552803129" calcext:value-type="float">
            <text:p>0.05443</text:p>
          </table:table-cell>
          <table:table-cell office:value-type="float" office:value="4.76047904191617" calcext:value-type="float">
            <text:p>4.76</text:p>
          </table:table-cell>
          <table:table-cell table:style-name="ce2" office:value-type="float" office:value="5.97882425643061" calcext:value-type="float">
            <text:p>5.97882425643061</text:p>
          </table:table-cell>
          <table:table-cell office:value-type="float" office:value="0.744673959276092" calcext:value-type="float">
            <text:p>0.7447</text:p>
          </table:table-cell>
          <table:table-cell office:value-type="float" office:value="2.11004140500894" calcext:value-type="float">
            <text:p>2.1100</text:p>
          </table:table-cell>
          <table:table-cell office:value-type="float" office:value="0.963760010484448" calcext:value-type="float">
            <text:p>0.9638</text:p>
          </table:table-cell>
          <table:table-cell office:value-type="float" office:value="20.6666666666667" calcext:value-type="float">
            <text:p>20.7</text:p>
          </table:table-cell>
          <table:table-cell office:value-type="float" office:value="7.18314255983351" calcext:value-type="float">
            <text:p>7.18</text:p>
          </table:table-cell>
          <table:table-cell office:value-type="float" office:value="0.00959264919112872" calcext:value-type="float">
            <text:p>0.009593</text:p>
          </table:table-cell>
          <table:table-cell office:value-type="float" office:value="0.991279188265569" calcext:value-type="float">
            <text:p>0.991279</text:p>
          </table:table-cell>
          <table:table-cell office:value-type="float" office:value="1.78953" calcext:value-type="float">
            <text:p>1.790</text:p>
          </table:table-cell>
          <table:table-cell office:value-type="float" office:value="0.06456" calcext:value-type="float">
            <text:p>0.065</text:p>
          </table:table-cell>
          <table:table-cell office:value-type="float" office:value="212.81" calcext:value-type="float">
            <text:p>212.8</text:p>
          </table:table-cell>
          <table:table-cell office:value-type="float" office:value="5.713" calcext:value-type="float">
            <text:p>5.7</text:p>
          </table:table-cell>
          <table:table-cell office:value-type="float" office:value="0.667648007880693" calcext:value-type="float">
            <text:p>0.668</text:p>
          </table:table-cell>
          <table:table-cell office:value-type="float" office:value="0.926884" calcext:value-type="float">
            <text:p>0.927</text:p>
          </table:table-cell>
          <table:table-cell office:value-type="float" office:value="0.003468" calcext:value-type="float">
            <text:p>0.003</text:p>
          </table:table-cell>
          <table:table-cell office:value-type="float" office:value="328.098" calcext:value-type="float">
            <text:p>328.1</text:p>
          </table:table-cell>
          <table:table-cell office:value-type="float" office:value="3.957" calcext:value-type="float">
            <text:p>4.0</text:p>
          </table:table-cell>
          <table:table-cell office:value-type="float" office:value="0.719168552612884" calcext:value-type="float">
            <text:p>0.719</text:p>
          </table:table-cell>
          <table:table-cell office:value-type="float" office:value="1270.74061338434" calcext:value-type="float">
            <text:p>1270.7</text:p>
          </table:table-cell>
          <table:table-cell office:value-type="float" office:value="1.44422709026959" calcext:value-type="float">
            <text:p>1.44</text:p>
          </table:table-cell>
          <table:table-cell office:value-type="float" office:value="1.70764139612528" calcext:value-type="float">
            <text:p>1.708</text:p>
          </table:table-cell>
          <table:table-cell office:value-type="float" office:value="0.00926670394992937" calcext:value-type="float">
            <text:p>0.00927</text:p>
          </table:table-cell>
          <table:table-cell table:style-name="ce2" office:value-type="string" calcext:value-type="string">
            <text:p>S/(lnN^a)</text:p>
          </table:table-cell>
          <table:table-cell table:style-name="ce2" table:formula="of:=PEARSON([.AH$3:.AH$23];[.$C$3:.$C$23])" office:value-type="float" office:value="0.0238753293264446" calcext:value-type="float">
            <text:p>0.023875329326445</text:p>
          </table:table-cell>
          <table:table-cell table:style-name="ce2" table:formula="of:=[.J8]/POWER(LN([.C8]);[.$AH$2])" office:value-type="float" office:value="2.44127357887768" calcext:value-type="float">
            <text:p>2.44127357887768</text:p>
          </table:table-cell>
          <table:table-cell/>
          <table:table-cell table:style-name="ce2" table:formula="of:=[.$AJ$1]*POWER([.$C8];[.$AJ$2])" office:value-type="float" office:value="1112.91896777625" calcext:value-type="float">
            <text:p>1112.91896777625</text:p>
          </table:table-cell>
          <table:table-cell/>
          <table:table-cell table:style-name="ce2" table:formula="of:=[.AL$1]*POWER([.$C8];[.AL$2])" office:value-type="float" office:value="0.346626223433844" calcext:value-type="float">
            <text:p>0.346626223433844</text:p>
          </table:table-cell>
          <table:table-cell/>
          <table:table-cell table:style-name="ce2" table:formula="of:=[.AN$1]*POWER([.$C8];[.AN$2])" office:value-type="float" office:value="763.559417000293" calcext:value-type="float">
            <text:p>763.559417000293</text:p>
          </table:table-cell>
          <table:table-cell/>
          <table:table-cell table:style-name="ce2" table:formula="of:=[.AP$1]*POWER([.$C8];[.AP$2])" office:value-type="float" office:value="158.768565501049" calcext:value-type="float">
            <text:p>158.768565501049</text:p>
          </table:table-cell>
          <table:table-cell/>
          <table:table-cell table:style-name="ce2" table:formula="of:=[.AR$1]*POWER([.$C8];[.AR$2])" office:value-type="float" office:value="21.1677792088762" calcext:value-type="float">
            <text:p>21.1677792088762</text:p>
          </table:table-cell>
          <table:table-cell/>
          <table:table-cell table:style-name="ce2" table:formula="of:=[.AT$1]*POWER([.$C8];[.AT$2])" office:value-type="float" office:value="203.102762225713" calcext:value-type="float">
            <text:p>203.102762225713</text:p>
          </table:table-cell>
          <table:table-cell/>
          <table:table-cell table:style-name="ce2" table:formula="of:=[.AV$1]*POWER([.$C8];[.AV$2])" office:value-type="float" office:value="1243.8210943861" calcext:value-type="float">
            <text:p>1243.8210943861</text:p>
          </table:table-cell>
          <table:table-cell/>
          <table:table-cell table:style-name="ce2" table:formula="of:=LN([.C8])" office:value-type="float" office:value="8.02878116248715" calcext:value-type="float">
            <text:p>8.02878116248715</text:p>
          </table:table-cell>
          <table:table-cell/>
          <table:table-cell table:style-name="ce2" table:formula="of:=[.AZ$1]*POWER([.$AX8];[.AZ$2])" office:value-type="float" office:value="5.90731959610586" calcext:value-type="float">
            <text:p>5.90731959610586</text:p>
          </table:table-cell>
          <table:table-cell/>
          <table:table-cell table:style-name="ce2" table:formula="of:=[.AB8]*LN([.C8])*LN([.C8])/[.C8]" office:value-type="float" office:value="26.6993566344534" calcext:value-type="float">
            <text:p>26.6993566344534</text:p>
          </table:table-cell>
          <table:table-cell table:number-columns-repeated="4"/>
          <table:table-cell table:style-name="ce2" table:formula="of:=[.BF$1]+[.BF$2]/POWER([.$C8];[.BF$3])" office:value-type="float" office:value="1.68921516051582" calcext:value-type="float">
            <text:p>1.68921516051582</text:p>
          </table:table-cell>
          <table:table-cell/>
          <table:table-cell table:style-name="ce2" table:formula="of:=0.5*PI()+[.BI$1]/POWER([.$C8];[.BI$2])" office:value-type="float" office:value="1.71213660139475" calcext:value-type="float">
            <text:p>1.7121366013947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6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3721" calcext:value-type="float">
            <text:p>3721</text:p>
          </table:table-cell>
          <table:table-cell office:value-type="float" office:value="0.350174684224671" calcext:value-type="float">
            <text:p>0.350</text:p>
          </table:table-cell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0.24294544477291" calcext:value-type="float">
            <text:p>0.24294544477291</text:p>
          </table:table-cell>
          <table:table-cell table:style-name="ce2" office:value-type="float" office:value="182" calcext:value-type="float">
            <text:p>182</text:p>
          </table:table-cell>
          <table:table-cell office:value-type="float" office:value="0.0489115829078205" calcext:value-type="float">
            <text:p>0.04891</text:p>
          </table:table-cell>
          <table:table-cell office:value-type="float" office:value="4.96703296703297" calcext:value-type="float">
            <text:p>4.97</text:p>
          </table:table-cell>
          <table:table-cell table:style-name="ce2" office:value-type="float" office:value="6.02926112913179" calcext:value-type="float">
            <text:p>6.02926112913179</text:p>
          </table:table-cell>
          <table:table-cell office:value-type="float" office:value="0.733330835285098" calcext:value-type="float">
            <text:p>0.7333</text:p>
          </table:table-cell>
          <table:table-cell office:value-type="float" office:value="2.10272278248422" calcext:value-type="float">
            <text:p>2.1027</text:p>
          </table:table-cell>
          <table:table-cell office:value-type="float" office:value="0.946489771372954" calcext:value-type="float">
            <text:p>0.9465</text:p>
          </table:table-cell>
          <table:table-cell office:value-type="float" office:value="23.5" calcext:value-type="float">
            <text:p>23.5</text:p>
          </table:table-cell>
          <table:table-cell office:value-type="float" office:value="6.73789044816659" calcext:value-type="float">
            <text:p>6.74</text:p>
          </table:table-cell>
          <table:table-cell office:value-type="float" office:value="0.00972169187844879" calcext:value-type="float">
            <text:p>0.009722</text:p>
          </table:table-cell>
          <table:table-cell office:value-type="float" office:value="0.991038890539463" calcext:value-type="float">
            <text:p>0.991039</text:p>
          </table:table-cell>
          <table:table-cell office:value-type="float" office:value="1.63476" calcext:value-type="float">
            <text:p>1.635</text:p>
          </table:table-cell>
          <table:table-cell office:value-type="float" office:value="0.09682" calcext:value-type="float">
            <text:p>0.097</text:p>
          </table:table-cell>
          <table:table-cell office:value-type="float" office:value="233.249" calcext:value-type="float">
            <text:p>233.2</text:p>
          </table:table-cell>
          <table:table-cell office:value-type="float" office:value="10.78" calcext:value-type="float">
            <text:p>10.8</text:p>
          </table:table-cell>
          <table:table-cell office:value-type="float" office:value="0.663132308678757" calcext:value-type="float">
            <text:p>0.663</text:p>
          </table:table-cell>
          <table:table-cell office:value-type="float" office:value="0.959788" calcext:value-type="float">
            <text:p>0.960</text:p>
          </table:table-cell>
          <table:table-cell office:value-type="float" office:value="0.003183" calcext:value-type="float">
            <text:p>0.003</text:p>
          </table:table-cell>
          <table:table-cell office:value-type="float" office:value="451.056" calcext:value-type="float">
            <text:p>451.1</text:p>
          </table:table-cell>
          <table:table-cell office:value-type="float" office:value="4.905" calcext:value-type="float">
            <text:p>4.9</text:p>
          </table:table-cell>
          <table:table-cell office:value-type="float" office:value="0.695215156415482" calcext:value-type="float">
            <text:p>0.695</text:p>
          </table:table-cell>
          <table:table-cell office:value-type="float" office:value="1479.93645626066" calcext:value-type="float">
            <text:p>1479.9</text:p>
          </table:table-cell>
          <table:table-cell office:value-type="float" office:value="1.4201422785715" calcext:value-type="float">
            <text:p>1.42</text:p>
          </table:table-cell>
          <table:table-cell office:value-type="float" office:value="1.6924024289436" calcext:value-type="float">
            <text:p>1.692</text:p>
          </table:table-cell>
          <table:table-cell office:value-type="float" office:value="0.0094529469174173" calcext:value-type="float">
            <text:p>0.00945</text:p>
          </table:table-cell>
          <table:table-cell table:style-name="ce2" office:value-type="string" calcext:value-type="string">
            <text:p>K</text:p>
          </table:table-cell>
          <table:table-cell table:style-name="ce2" table:formula="of:=PEARSON([.AE$3:.AE$23];[.$C$3:.$C$23])" office:value-type="float" office:value="-0.247067986720845" calcext:value-type="float">
            <text:p>-0.247067986720845</text:p>
          </table:table-cell>
          <table:table-cell table:style-name="ce2" table:formula="of:=[.J9]/POWER(LN([.C9]);[.$AH$2])" office:value-type="float" office:value="2.43685400308469" calcext:value-type="float">
            <text:p>2.43685400308469</text:p>
          </table:table-cell>
          <table:table-cell/>
          <table:table-cell table:style-name="ce2" table:formula="of:=[.$AJ$1]*POWER([.$C9];[.$AJ$2])" office:value-type="float" office:value="1260.57867624433" calcext:value-type="float">
            <text:p>1260.57867624433</text:p>
          </table:table-cell>
          <table:table-cell/>
          <table:table-cell table:style-name="ce2" table:formula="of:=[.AL$1]*POWER([.$C9];[.AL$2])" office:value-type="float" office:value="0.329118019020206" calcext:value-type="float">
            <text:p>0.329118019020206</text:p>
          </table:table-cell>
          <table:table-cell/>
          <table:table-cell table:style-name="ce2" table:formula="of:=[.AN$1]*POWER([.$C9];[.AN$2])" office:value-type="float" office:value="847.340629413679" calcext:value-type="float">
            <text:p>847.340629413679</text:p>
          </table:table-cell>
          <table:table-cell/>
          <table:table-cell table:style-name="ce2" table:formula="of:=[.AP$1]*POWER([.$C9];[.AP$2])" office:value-type="float" office:value="182.89837396484" calcext:value-type="float">
            <text:p>182.89837396484</text:p>
          </table:table-cell>
          <table:table-cell/>
          <table:table-cell table:style-name="ce2" table:formula="of:=[.AR$1]*POWER([.$C9];[.AR$2])" office:value-type="float" office:value="23.25082599956" calcext:value-type="float">
            <text:p>23.25082599956</text:p>
          </table:table-cell>
          <table:table-cell/>
          <table:table-cell table:style-name="ce2" table:formula="of:=[.AT$1]*POWER([.$C9];[.AT$2])" office:value-type="float" office:value="236.88553447619" calcext:value-type="float">
            <text:p>236.88553447619</text:p>
          </table:table-cell>
          <table:table-cell/>
          <table:table-cell table:style-name="ce2" table:formula="of:=[.AV$1]*POWER([.$C9];[.AV$2])" office:value-type="float" office:value="1423.1696768205" calcext:value-type="float">
            <text:p>1423.1696768205</text:p>
          </table:table-cell>
          <table:table-cell/>
          <table:table-cell table:style-name="ce2" table:formula="of:=LN([.C9])" office:value-type="float" office:value="8.22174772834662" calcext:value-type="float">
            <text:p>8.22174772834662</text:p>
          </table:table-cell>
          <table:table-cell/>
          <table:table-cell table:style-name="ce2" table:formula="of:=[.AZ$1]*POWER([.$AX9];[.AZ$2])" office:value-type="float" office:value="5.97226300455774" calcext:value-type="float">
            <text:p>5.97226300455774</text:p>
          </table:table-cell>
          <table:table-cell/>
          <table:table-cell table:style-name="ce2" table:formula="of:=[.AB9]*LN([.C9])*LN([.C9])/[.C9]" office:value-type="float" office:value="26.8851022504478" calcext:value-type="float">
            <text:p>26.8851022504478</text:p>
          </table:table-cell>
          <table:table-cell table:number-columns-repeated="4"/>
          <table:table-cell table:style-name="ce2" table:formula="of:=[.BF$1]+[.BF$2]/POWER([.$C9];[.BF$3])" office:value-type="float" office:value="1.68088550927243" calcext:value-type="float">
            <text:p>1.68088550927243</text:p>
          </table:table-cell>
          <table:table-cell/>
          <table:table-cell table:style-name="ce2" table:formula="of:=0.5*PI()+[.BI$1]/POWER([.$C9];[.BI$2])" office:value-type="float" office:value="1.69844902260619" calcext:value-type="float">
            <text:p>1.6984490226061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7</text:p>
          </table:table-cell>
          <table:table-cell table:style-name="ce2" office:value-type="float" office:value="1386" calcext:value-type="float">
            <text:p>1386</text:p>
          </table:table-cell>
          <table:table-cell table:style-name="ce2" office:value-type="float" office:value="4167" calcext:value-type="float">
            <text:p>4167</text:p>
          </table:table-cell>
          <table:table-cell office:value-type="float" office:value="0.332613390928726" calcext:value-type="float">
            <text:p>0.333</text:p>
          </table:table-cell>
          <table:table-cell table:style-name="ce2" office:value-type="float" office:value="934" calcext:value-type="float">
            <text:p>934</text:p>
          </table:table-cell>
          <table:table-cell table:style-name="ce2" office:value-type="float" office:value="0.224142068634509" calcext:value-type="float">
            <text:p>0.224142068634509</text:p>
          </table:table-cell>
          <table:table-cell table:style-name="ce2" office:value-type="float" office:value="205" calcext:value-type="float">
            <text:p>205</text:p>
          </table:table-cell>
          <table:table-cell office:value-type="float" office:value="0.0491960643148548" calcext:value-type="float">
            <text:p>0.04920</text:p>
          </table:table-cell>
          <table:table-cell office:value-type="float" office:value="4.55609756097561" calcext:value-type="float">
            <text:p>4.56</text:p>
          </table:table-cell>
          <table:table-cell table:style-name="ce2" office:value-type="float" office:value="6.06046428411417" calcext:value-type="float">
            <text:p>6.06046428411417</text:p>
          </table:table-cell>
          <table:table-cell office:value-type="float" office:value="0.72711451153075" calcext:value-type="float">
            <text:p>0.7271</text:p>
          </table:table-cell>
          <table:table-cell office:value-type="float" office:value="2.09920259327041" calcext:value-type="float">
            <text:p>2.0992</text:p>
          </table:table-cell>
          <table:table-cell office:value-type="float" office:value="0.936981378645099" calcext:value-type="float">
            <text:p>0.9370</text:p>
          </table:table-cell>
          <table:table-cell office:value-type="float" office:value="24.5" calcext:value-type="float">
            <text:p>24.5</text:p>
          </table:table-cell>
          <table:table-cell office:value-type="float" office:value="6.94210745522699" calcext:value-type="float">
            <text:p>6.94</text:p>
          </table:table-cell>
          <table:table-cell office:value-type="float" office:value="0.00943031828871996" calcext:value-type="float">
            <text:p>0.009430</text:p>
          </table:table-cell>
          <table:table-cell office:value-type="float" office:value="0.991284894477859" calcext:value-type="float">
            <text:p>0.991285</text:p>
          </table:table-cell>
          <table:table-cell office:value-type="float" office:value="1.64169" calcext:value-type="float">
            <text:p>1.642</text:p>
          </table:table-cell>
          <table:table-cell office:value-type="float" office:value="0.0843" calcext:value-type="float">
            <text:p>0.084</text:p>
          </table:table-cell>
          <table:table-cell office:value-type="float" office:value="268.375" calcext:value-type="float">
            <text:p>268.4</text:p>
          </table:table-cell>
          <table:table-cell office:value-type="float" office:value="11.05" calcext:value-type="float">
            <text:p>11.1</text:p>
          </table:table-cell>
          <table:table-cell office:value-type="float" office:value="0.67095593393918" calcext:value-type="float">
            <text:p>0.671</text:p>
          </table:table-cell>
          <table:table-cell office:value-type="float" office:value="0.965154" calcext:value-type="float">
            <text:p>0.965</text:p>
          </table:table-cell>
          <table:table-cell office:value-type="float" office:value="0.00266" calcext:value-type="float">
            <text:p>0.003</text:p>
          </table:table-cell>
          <table:table-cell office:value-type="float" office:value="517.139" calcext:value-type="float">
            <text:p>517.1</text:p>
          </table:table-cell>
          <table:table-cell office:value-type="float" office:value="4.688" calcext:value-type="float">
            <text:p>4.7</text:p>
          </table:table-cell>
          <table:table-cell office:value-type="float" office:value="0.713758794202893" calcext:value-type="float">
            <text:p>0.714</text:p>
          </table:table-cell>
          <table:table-cell office:value-type="float" office:value="1576.97535787655" calcext:value-type="float">
            <text:p>1577.0</text:p>
          </table:table-cell>
          <table:table-cell office:value-type="float" office:value="1.36989979843618" calcext:value-type="float">
            <text:p>1.37</text:p>
          </table:table-cell>
          <table:table-cell office:value-type="float" office:value="1.68662612573873" calcext:value-type="float">
            <text:p>1.687</text:p>
          </table:table-cell>
          <table:table-cell office:value-type="float" office:value="0.00919033748718389" calcext:value-type="float">
            <text:p>0.00919</text:p>
          </table:table-cell>
          <table:table-cell table:style-name="ce2" office:value-type="string" calcext:value-type="string">
            <text:p>N1/N2</text:p>
          </table:table-cell>
          <table:table-cell table:style-name="ce2" table:formula="of:=PEARSON([.I$3:.I$23];[.$C$3:.$C$23])" office:value-type="float" office:value="-0.935813777503045" calcext:value-type="float">
            <text:p>-0.935813777503045</text:p>
          </table:table-cell>
          <table:table-cell table:style-name="ce2" table:formula="of:=[.J10]/POWER(LN([.C10]);[.$AH$2])" office:value-type="float" office:value="2.43510431401057" calcext:value-type="float">
            <text:p>2.43510431401057</text:p>
          </table:table-cell>
          <table:table-cell/>
          <table:table-cell table:style-name="ce2" table:formula="of:=[.$AJ$1]*POWER([.$C10];[.$AJ$2])" office:value-type="float" office:value="1356.16178371844" calcext:value-type="float">
            <text:p>1356.16178371844</text:p>
          </table:table-cell>
          <table:table-cell/>
          <table:table-cell table:style-name="ce2" table:formula="of:=[.AL$1]*POWER([.$C10];[.AL$2])" office:value-type="float" office:value="0.319261319781471" calcext:value-type="float">
            <text:p>0.319261319781471</text:p>
          </table:table-cell>
          <table:table-cell/>
          <table:table-cell table:style-name="ce2" table:formula="of:=[.AN$1]*POWER([.$C10];[.AN$2])" office:value-type="float" office:value="900.707004168056" calcext:value-type="float">
            <text:p>900.707004168056</text:p>
          </table:table-cell>
          <table:table-cell/>
          <table:table-cell table:style-name="ce2" table:formula="of:=[.AP$1]*POWER([.$C10];[.AP$2])" office:value-type="float" office:value="198.726948972643" calcext:value-type="float">
            <text:p>198.726948972643</text:p>
          </table:table-cell>
          <table:table-cell/>
          <table:table-cell table:style-name="ce2" table:formula="of:=[.AR$1]*POWER([.$C10];[.AR$2])" office:value-type="float" office:value="24.5669966440557" calcext:value-type="float">
            <text:p>24.5669966440557</text:p>
          </table:table-cell>
          <table:table-cell/>
          <table:table-cell table:style-name="ce2" table:formula="of:=[.AT$1]*POWER([.$C10];[.AT$2])" office:value-type="float" office:value="259.262740853802" calcext:value-type="float">
            <text:p>259.262740853802</text:p>
          </table:table-cell>
          <table:table-cell/>
          <table:table-cell table:style-name="ce2" table:formula="of:=[.AV$1]*POWER([.$C10];[.AV$2])" office:value-type="float" office:value="1540.19249182834" calcext:value-type="float">
            <text:p>1540.19249182834</text:p>
          </table:table-cell>
          <table:table-cell/>
          <table:table-cell table:style-name="ce2" table:formula="of:=LN([.C10])" office:value-type="float" office:value="8.33495163142245" calcext:value-type="float">
            <text:p>8.33495163142245</text:p>
          </table:table-cell>
          <table:table-cell/>
          <table:table-cell table:style-name="ce2" table:formula="of:=[.AZ$1]*POWER([.$AX10];[.AZ$2])" office:value-type="float" office:value="6.00997976013802" calcext:value-type="float">
            <text:p>6.00997976013802</text:p>
          </table:table-cell>
          <table:table-cell/>
          <table:table-cell table:style-name="ce2" table:formula="of:=[.AB10]*LN([.C10])*LN([.C10])/[.C10]" office:value-type="float" office:value="26.2910284050179" calcext:value-type="float">
            <text:p>26.2910284050179</text:p>
          </table:table-cell>
          <table:table-cell table:number-columns-repeated="4"/>
          <table:table-cell table:style-name="ce2" table:formula="of:=[.BF$1]+[.BF$2]/POWER([.$C10];[.BF$3])" office:value-type="float" office:value="1.67625886701799" calcext:value-type="float">
            <text:p>1.67625886701799</text:p>
          </table:table-cell>
          <table:table-cell/>
          <table:table-cell table:style-name="ce2" table:formula="of:=0.5*PI()+[.BI$1]/POWER([.$C10];[.BI$2])" office:value-type="float" office:value="1.69104463121213" calcext:value-type="float">
            <text:p>1.6910446312121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8</text:p>
          </table:table-cell>
          <table:table-cell table:style-name="ce2" office:value-type="float" office:value="1503" calcext:value-type="float">
            <text:p>1503</text:p>
          </table:table-cell>
          <table:table-cell table:style-name="ce2" office:value-type="float" office:value="4800" calcext:value-type="float">
            <text:p>4800</text:p>
          </table:table-cell>
          <table:table-cell office:value-type="float" office:value="0.313125" calcext:value-type="float">
            <text:p>0.313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float" office:value="0.207916666666667" calcext:value-type="float">
            <text:p>0.207916666666667</text:p>
          </table:table-cell>
          <table:table-cell table:style-name="ce2" office:value-type="float" office:value="211" calcext:value-type="float">
            <text:p>211</text:p>
          </table:table-cell>
          <table:table-cell office:value-type="float" office:value="0.0439583333333333" calcext:value-type="float">
            <text:p>0.04396</text:p>
          </table:table-cell>
          <table:table-cell office:value-type="float" office:value="4.72985781990521" calcext:value-type="float">
            <text:p>4.73</text:p>
          </table:table-cell>
          <table:table-cell table:style-name="ce2" office:value-type="float" office:value="6.09225444970147" calcext:value-type="float">
            <text:p>6.09225444970147</text:p>
          </table:table-cell>
          <table:table-cell office:value-type="float" office:value="0.718733796359984" calcext:value-type="float">
            <text:p>0.7187</text:p>
          </table:table-cell>
          <table:table-cell office:value-type="float" office:value="2.09253653947188" calcext:value-type="float">
            <text:p>2.0925</text:p>
          </table:table-cell>
          <table:table-cell office:value-type="float" office:value="0.92436996275872" calcext:value-type="float">
            <text:p>0.9244</text:p>
          </table:table-cell>
          <table:table-cell office:value-type="float" office:value="27" calcext:value-type="float">
            <text:p>27.0</text:p>
          </table:table-cell>
          <table:table-cell office:value-type="float" office:value="6.5843621399177" calcext:value-type="float">
            <text:p>6.58</text:p>
          </table:table-cell>
          <table:table-cell office:value-type="float" office:value="0.009233246527778" calcext:value-type="float">
            <text:p>0.009233</text:p>
          </table:table-cell>
          <table:table-cell office:value-type="float" office:value="0.991426385132323" calcext:value-type="float">
            <text:p>0.991426</text:p>
          </table:table-cell>
          <table:table-cell office:value-type="float" office:value="1.50327" calcext:value-type="float">
            <text:p>1.503</text:p>
          </table:table-cell>
          <table:table-cell office:value-type="float" office:value="0.08488" calcext:value-type="float">
            <text:p>0.085</text:p>
          </table:table-cell>
          <table:table-cell office:value-type="float" office:value="275.701" calcext:value-type="float">
            <text:p>275.7</text:p>
          </table:table-cell>
          <table:table-cell office:value-type="float" office:value="12.93" calcext:value-type="float">
            <text:p>12.9</text:p>
          </table:table-cell>
          <table:table-cell office:value-type="float" office:value="0.662938988232593" calcext:value-type="float">
            <text:p>0.663</text:p>
          </table:table-cell>
          <table:table-cell office:value-type="float" office:value="0.963401" calcext:value-type="float">
            <text:p>0.963</text:p>
          </table:table-cell>
          <table:table-cell office:value-type="float" office:value="0.00243" calcext:value-type="float">
            <text:p>0.002</text:p>
          </table:table-cell>
          <table:table-cell office:value-type="float" office:value="591.376" calcext:value-type="float">
            <text:p>591.4</text:p>
          </table:table-cell>
          <table:table-cell office:value-type="float" office:value="4.909" calcext:value-type="float">
            <text:p>4.9</text:p>
          </table:table-cell>
          <table:table-cell office:value-type="float" office:value="0.758560867749801" calcext:value-type="float">
            <text:p>0.759</text:p>
          </table:table-cell>
          <table:table-cell office:value-type="float" office:value="1715.85410839792" calcext:value-type="float">
            <text:p>1715.9</text:p>
          </table:table-cell>
          <table:table-cell office:value-type="float" office:value="1.31593185440724" calcext:value-type="float">
            <text:p>1.32</text:p>
          </table:table-cell>
          <table:table-cell office:value-type="float" office:value="1.68577161995559" calcext:value-type="float">
            <text:p>1.686</text:p>
          </table:table-cell>
          <table:table-cell office:value-type="float" office:value="0.00902491319444444" calcext:value-type="float">
            <text:p>0.00902</text:p>
          </table:table-cell>
          <table:table-cell table:style-name="ce2" office:value-type="string" calcext:value-type="string">
            <text:p>A</text:p>
          </table:table-cell>
          <table:table-cell table:style-name="ce2" table:formula="of:=PEARSON([.AA$3:.AA$23];[.$C$3:.$C$23])" office:value-type="float" office:value="0.690923185944742" calcext:value-type="float">
            <text:p>0.690923185944742</text:p>
          </table:table-cell>
          <table:table-cell table:style-name="ce2" table:formula="of:=[.J11]/POWER(LN([.C11]);[.$AH$2])" office:value-type="float" office:value="2.43023207200455" calcext:value-type="float">
            <text:p>2.43023207200455</text:p>
          </table:table-cell>
          <table:table-cell/>
          <table:table-cell table:style-name="ce2" table:formula="of:=[.$AJ$1]*POWER([.$C11];[.$AJ$2])" office:value-type="float" office:value="1485.81422721265" calcext:value-type="float">
            <text:p>1485.81422721265</text:p>
          </table:table-cell>
          <table:table-cell/>
          <table:table-cell table:style-name="ce2" table:formula="of:=[.AL$1]*POWER([.$C11];[.AL$2])" office:value-type="float" office:value="0.307361567176574" calcext:value-type="float">
            <text:p>0.307361567176574</text:p>
          </table:table-cell>
          <table:table-cell/>
          <table:table-cell table:style-name="ce2" table:formula="of:=[.AN$1]*POWER([.$C11];[.AN$2])" office:value-type="float" office:value="972.121248113797" calcext:value-type="float">
            <text:p>972.121248113797</text:p>
          </table:table-cell>
          <table:table-cell/>
          <table:table-cell table:style-name="ce2" table:formula="of:=[.AP$1]*POWER([.$C11];[.AP$2])" office:value-type="float" office:value="220.438907322749" calcext:value-type="float">
            <text:p>220.438907322749</text:p>
          </table:table-cell>
          <table:table-cell/>
          <table:table-cell table:style-name="ce2" table:formula="of:=[.AR$1]*POWER([.$C11];[.AR$2])" office:value-type="float" office:value="26.3163797723969" calcext:value-type="float">
            <text:p>26.3163797723969</text:p>
          </table:table-cell>
          <table:table-cell/>
          <table:table-cell table:style-name="ce2" table:formula="of:=[.AT$1]*POWER([.$C11];[.AT$2])" office:value-type="float" office:value="290.210100222199" calcext:value-type="float">
            <text:p>290.210100222199</text:p>
          </table:table-cell>
          <table:table-cell/>
          <table:table-cell table:style-name="ce2" table:formula="of:=[.AV$1]*POWER([.$C11];[.AV$2])" office:value-type="float" office:value="1699.99263175536" calcext:value-type="float">
            <text:p>1699.99263175536</text:p>
          </table:table-cell>
          <table:table-cell/>
          <table:table-cell table:style-name="ce2" table:formula="of:=LN([.C11])" office:value-type="float" office:value="8.47637119689598" calcext:value-type="float">
            <text:p>8.47637119689598</text:p>
          </table:table-cell>
          <table:table-cell/>
          <table:table-cell table:style-name="ce2" table:formula="of:=[.AZ$1]*POWER([.$AX11];[.AZ$2])" office:value-type="float" office:value="6.05671097889475" calcext:value-type="float">
            <text:p>6.05671097889475</text:p>
          </table:table-cell>
          <table:table-cell/>
          <table:table-cell table:style-name="ce2" table:formula="of:=[.AB11]*LN([.C11])*LN([.C11])/[.C11]" office:value-type="float" office:value="25.6837867681227" calcext:value-type="float">
            <text:p>25.6837867681227</text:p>
          </table:table-cell>
          <table:table-cell table:number-columns-repeated="4"/>
          <table:table-cell table:style-name="ce2" table:formula="of:=[.BF$1]+[.BF$2]/POWER([.$C11];[.BF$3])" office:value-type="float" office:value="1.67073511927423" calcext:value-type="float">
            <text:p>1.67073511927423</text:p>
          </table:table-cell>
          <table:table-cell/>
          <table:table-cell table:style-name="ce2" table:formula="of:=0.5*PI()+[.BI$1]/POWER([.$C11];[.BI$2])" office:value-type="float" office:value="1.68239517996156" calcext:value-type="float">
            <text:p>1.6823951799615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9</text:p>
          </table:table-cell>
          <table:table-cell table:style-name="ce2" office:value-type="float" office:value="1626" calcext:value-type="float">
            <text:p>1626</text:p>
          </table:table-cell>
          <table:table-cell table:style-name="ce2" office:value-type="float" office:value="5351" calcext:value-type="float">
            <text:p>5351</text:p>
          </table:table-cell>
          <table:table-cell office:value-type="float" office:value="0.303868435806391" calcext:value-type="float">
            <text:p>0.304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float" office:value="0.199775742851803" calcext:value-type="float">
            <text:p>0.199775742851803</text:p>
          </table:table-cell>
          <table:table-cell table:style-name="ce2" office:value-type="float" office:value="234" calcext:value-type="float">
            <text:p>234</text:p>
          </table:table-cell>
          <table:table-cell office:value-type="float" office:value="0.0437301438983368" calcext:value-type="float">
            <text:p>0.04373</text:p>
          </table:table-cell>
          <table:table-cell office:value-type="float" office:value="4.56837606837607" calcext:value-type="float">
            <text:p>4.57</text:p>
          </table:table-cell>
          <table:table-cell table:style-name="ce2" office:value-type="float" office:value="6.11935385919953" calcext:value-type="float">
            <text:p>6.11935385919953</text:p>
          </table:table-cell>
          <table:table-cell office:value-type="float" office:value="0.712792806850307" calcext:value-type="float">
            <text:p>0.7128</text:p>
          </table:table-cell>
          <table:table-cell office:value-type="float" office:value="2.08849979971488" calcext:value-type="float">
            <text:p>2.0885</text:p>
          </table:table-cell>
          <table:table-cell office:value-type="float" office:value="0.915365218097393" calcext:value-type="float">
            <text:p>0.9154</text:p>
          </table:table-cell>
          <table:table-cell office:value-type="float" office:value="28" calcext:value-type="float">
            <text:p>28.0</text:p>
          </table:table-cell>
          <table:table-cell office:value-type="float" office:value="6.82525510204082" calcext:value-type="float">
            <text:p>6.83</text:p>
          </table:table-cell>
          <table:table-cell office:value-type="float" office:value="0.00928366339481192" calcext:value-type="float">
            <text:p>0.009284</text:p>
          </table:table-cell>
          <table:table-cell office:value-type="float" office:value="0.991326008196945" calcext:value-type="float">
            <text:p>0.991326</text:p>
          </table:table-cell>
          <table:table-cell office:value-type="float" office:value="1.51093" calcext:value-type="float">
            <text:p>1.511</text:p>
          </table:table-cell>
          <table:table-cell office:value-type="float" office:value="0.06551" calcext:value-type="float">
            <text:p>0.066</text:p>
          </table:table-cell>
          <table:table-cell office:value-type="float" office:value="306.379" calcext:value-type="float">
            <text:p>306.4</text:p>
          </table:table-cell>
          <table:table-cell office:value-type="float" office:value="11.11" calcext:value-type="float">
            <text:p>11.1</text:p>
          </table:table-cell>
          <table:table-cell office:value-type="float" office:value="0.666837165464519" calcext:value-type="float">
            <text:p>0.667</text:p>
          </table:table-cell>
          <table:table-cell office:value-type="float" office:value="0.987709" calcext:value-type="float">
            <text:p>0.988</text:p>
          </table:table-cell>
          <table:table-cell office:value-type="float" office:value="0.00221" calcext:value-type="float">
            <text:p>0.002</text:p>
          </table:table-cell>
          <table:table-cell office:value-type="float" office:value="710.804" calcext:value-type="float">
            <text:p>710.8</text:p>
          </table:table-cell>
          <table:table-cell office:value-type="float" office:value="5.292" calcext:value-type="float">
            <text:p>5.3</text:p>
          </table:table-cell>
          <table:table-cell office:value-type="float" office:value="0.709686383811497" calcext:value-type="float">
            <text:p>0.710</text:p>
          </table:table-cell>
          <table:table-cell office:value-type="float" office:value="1860.98160911751" calcext:value-type="float">
            <text:p>1861.0</text:p>
          </table:table-cell>
          <table:table-cell office:value-type="float" office:value="1.29668265269184" calcext:value-type="float">
            <text:p>1.30</text:p>
          </table:table-cell>
          <table:table-cell office:value-type="float" office:value="1.67939079512304" calcext:value-type="float">
            <text:p>1.679</text:p>
          </table:table-cell>
          <table:table-cell office:value-type="float" office:value="0.0090967824379817" calcext:value-type="float">
            <text:p>0.00910</text:p>
          </table:table-cell>
          <table:table-cell table:style-name="ce2" office:value-type="string" calcext:value-type="string">
            <text:p>RelRR--K</text:p>
          </table:table-cell>
          <table:table-cell table:style-name="ce2" table:formula="of:=PEARSON([.AE$3:.AE$23];[.$Q$3:.$Q$23])" office:value-type="float" office:value="-0.564160412264597" calcext:value-type="float">
            <text:p>-0.564160412264597</text:p>
          </table:table-cell>
          <table:table-cell table:style-name="ce2" table:formula="of:=[.J12]/POWER(LN([.C12]);[.$AH$2])" office:value-type="float" office:value="2.42770770175365" calcext:value-type="float">
            <text:p>2.42770770175365</text:p>
          </table:table-cell>
          <table:table-cell/>
          <table:table-cell table:style-name="ce2" table:formula="of:=[.$AJ$1]*POWER([.$C12];[.$AJ$2])" office:value-type="float" office:value="1593.80100185214" calcext:value-type="float">
            <text:p>1593.80100185214</text:p>
          </table:table-cell>
          <table:table-cell/>
          <table:table-cell table:style-name="ce2" table:formula="of:=[.AL$1]*POWER([.$C12];[.AL$2])" office:value-type="float" office:value="0.298519961973942" calcext:value-type="float">
            <text:p>0.298519961973942</text:p>
          </table:table-cell>
          <table:table-cell/>
          <table:table-cell table:style-name="ce2" table:formula="of:=[.AN$1]*POWER([.$C12];[.AN$2])" office:value-type="float" office:value="1030.8203929129" calcext:value-type="float">
            <text:p>1030.8203929129</text:p>
          </table:table-cell>
          <table:table-cell/>
          <table:table-cell table:style-name="ce2" table:formula="of:=[.AP$1]*POWER([.$C12];[.AP$2])" office:value-type="float" office:value="238.721030449491" calcext:value-type="float">
            <text:p>238.721030449491</text:p>
          </table:table-cell>
          <table:table-cell/>
          <table:table-cell table:style-name="ce2" table:formula="of:=[.AR$1]*POWER([.$C12];[.AR$2])" office:value-type="float" office:value="27.7447965761296" calcext:value-type="float">
            <text:p>27.7447965761296</text:p>
          </table:table-cell>
          <table:table-cell/>
          <table:table-cell table:style-name="ce2" table:formula="of:=[.AT$1]*POWER([.$C12];[.AT$2])" office:value-type="float" office:value="316.477752553004" calcext:value-type="float">
            <text:p>316.477752553004</text:p>
          </table:table-cell>
          <table:table-cell/>
          <table:table-cell table:style-name="ce2" table:formula="of:=[.AV$1]*POWER([.$C12];[.AV$2])" office:value-type="float" office:value="1833.96118117179" calcext:value-type="float">
            <text:p>1833.96118117179</text:p>
          </table:table-cell>
          <table:table-cell/>
          <table:table-cell table:style-name="ce2" table:formula="of:=LN([.C12])" office:value-type="float" office:value="8.5850387383113" calcext:value-type="float">
            <text:p>8.5850387383113</text:p>
          </table:table-cell>
          <table:table-cell/>
          <table:table-cell table:style-name="ce2" table:formula="of:=[.AZ$1]*POWER([.$AX12];[.AZ$2])" office:value-type="float" office:value="6.09233434427623" calcext:value-type="float">
            <text:p>6.09233434427623</text:p>
          </table:table-cell>
          <table:table-cell/>
          <table:table-cell table:style-name="ce2" table:formula="of:=[.AB12]*LN([.C12])*LN([.C12])/[.C12]" office:value-type="float" office:value="25.6325402889545" calcext:value-type="float">
            <text:p>25.6325402889545</text:p>
          </table:table-cell>
          <table:table-cell table:number-columns-repeated="4"/>
          <table:table-cell table:style-name="ce2" table:formula="of:=[.BF$1]+[.BF$2]/POWER([.$C12];[.BF$3])" office:value-type="float" office:value="1.66667574020646" calcext:value-type="float">
            <text:p>1.66667574020646</text:p>
          </table:table-cell>
          <table:table-cell/>
          <table:table-cell table:style-name="ce2" table:formula="of:=0.5*PI()+[.BI$1]/POWER([.$C12];[.BI$2])" office:value-type="float" office:value="1.67617400471189" calcext:value-type="float">
            <text:p>1.6761740047118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0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6052" calcext:value-type="float">
            <text:p>6052</text:p>
          </table:table-cell>
          <table:table-cell office:value-type="float" office:value="0.288995373430271" calcext:value-type="float">
            <text:p>0.289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float" office:value="0.186384666226041" calcext:value-type="float">
            <text:p>0.186384666226041</text:p>
          </table:table-cell>
          <table:table-cell table:style-name="ce2" office:value-type="float" office:value="263" calcext:value-type="float">
            <text:p>263</text:p>
          </table:table-cell>
          <table:table-cell office:value-type="float" office:value="0.0434567085261071" calcext:value-type="float">
            <text:p>0.04346</text:p>
          </table:table-cell>
          <table:table-cell office:value-type="float" office:value="4.28897338403042" calcext:value-type="float">
            <text:p>4.29</text:p>
          </table:table-cell>
          <table:table-cell table:style-name="ce2" office:value-type="float" office:value="6.14072578377115" calcext:value-type="float">
            <text:p>6.14072578377115</text:p>
          </table:table-cell>
          <table:table-cell office:value-type="float" office:value="0.705170439412585" calcext:value-type="float">
            <text:p>0.7052</text:p>
          </table:table-cell>
          <table:table-cell office:value-type="float" office:value="2.08092726909282" calcext:value-type="float">
            <text:p>2.0809</text:p>
          </table:table-cell>
          <table:table-cell office:value-type="float" office:value="0.904065319402721" calcext:value-type="float">
            <text:p>0.9041</text:p>
          </table:table-cell>
          <table:table-cell office:value-type="float" office:value="31" calcext:value-type="float">
            <text:p>31.0</text:p>
          </table:table-cell>
          <table:table-cell office:value-type="float" office:value="6.29760665972945" calcext:value-type="float">
            <text:p>6.30</text:p>
          </table:table-cell>
          <table:table-cell office:value-type="float" office:value="0.00915392223116688" calcext:value-type="float">
            <text:p>0.009154</text:p>
          </table:table-cell>
          <table:table-cell office:value-type="float" office:value="0.991412923351081" calcext:value-type="float">
            <text:p>0.991413</text:p>
          </table:table-cell>
          <table:table-cell office:value-type="float" office:value="1.54617" calcext:value-type="float">
            <text:p>1.546</text:p>
          </table:table-cell>
          <table:table-cell office:value-type="float" office:value="0.06934" calcext:value-type="float">
            <text:p>0.069</text:p>
          </table:table-cell>
          <table:table-cell office:value-type="float" office:value="350.979" calcext:value-type="float">
            <text:p>351.0</text:p>
          </table:table-cell>
          <table:table-cell office:value-type="float" office:value="13.32" calcext:value-type="float">
            <text:p>13.3</text:p>
          </table:table-cell>
          <table:table-cell office:value-type="float" office:value="0.673016700481952" calcext:value-type="float">
            <text:p>0.673</text:p>
          </table:table-cell>
          <table:table-cell office:value-type="float" office:value="0.997428" calcext:value-type="float">
            <text:p>0.997</text:p>
          </table:table-cell>
          <table:table-cell office:value-type="float" office:value="0.002275" calcext:value-type="float">
            <text:p>0.002</text:p>
          </table:table-cell>
          <table:table-cell office:value-type="float" office:value="840.059" calcext:value-type="float">
            <text:p>840.1</text:p>
          </table:table-cell>
          <table:table-cell office:value-type="float" office:value="6.407" calcext:value-type="float">
            <text:p>6.4</text:p>
          </table:table-cell>
          <table:table-cell office:value-type="float" office:value="0.72193324622958" calcext:value-type="float">
            <text:p>0.722</text:p>
          </table:table-cell>
          <table:table-cell office:value-type="float" office:value="2006.83277780863" calcext:value-type="float">
            <text:p>2006.8</text:p>
          </table:table-cell>
          <table:table-cell office:value-type="float" office:value="1.25407116882236" calcext:value-type="float">
            <text:p>1.25</text:p>
          </table:table-cell>
          <table:table-cell office:value-type="float" office:value="1.68064540622931" calcext:value-type="float">
            <text:p>1.681</text:p>
          </table:table-cell>
          <table:table-cell office:value-type="float" office:value="0.00898868759798862" calcext:value-type="float">
            <text:p>0.00899</text:p>
          </table:table-cell>
          <table:table-cell table:number-columns-repeated="2"/>
          <table:table-cell table:style-name="ce2" table:formula="of:=[.J13]/POWER(LN([.C13]);[.$AH$2])" office:value-type="float" office:value="2.42131723727164" calcext:value-type="float">
            <text:p>2.42131723727164</text:p>
          </table:table-cell>
          <table:table-cell/>
          <table:table-cell table:style-name="ce2" table:formula="of:=[.$AJ$1]*POWER([.$C13];[.$AJ$2])" office:value-type="float" office:value="1725.64687956039" calcext:value-type="float">
            <text:p>1725.64687956039</text:p>
          </table:table-cell>
          <table:table-cell/>
          <table:table-cell table:style-name="ce2" table:formula="of:=[.AL$1]*POWER([.$C13];[.AL$2])" office:value-type="float" office:value="0.288810520470356" calcext:value-type="float">
            <text:p>0.288810520470356</text:p>
          </table:table-cell>
          <table:table-cell/>
          <table:table-cell table:style-name="ce2" table:formula="of:=[.AN$1]*POWER([.$C13];[.AN$2])" office:value-type="float" office:value="1101.61179414184" calcext:value-type="float">
            <text:p>1101.61179414184</text:p>
          </table:table-cell>
          <table:table-cell/>
          <table:table-cell table:style-name="ce2" table:formula="of:=[.AP$1]*POWER([.$C13];[.AP$2])" office:value-type="float" office:value="261.270551538262" calcext:value-type="float">
            <text:p>261.270551538262</text:p>
          </table:table-cell>
          <table:table-cell/>
          <table:table-cell table:style-name="ce2" table:formula="of:=[.AR$1]*POWER([.$C13];[.AR$2])" office:value-type="float" office:value="29.456886872028" calcext:value-type="float">
            <text:p>29.456886872028</text:p>
          </table:table-cell>
          <table:table-cell/>
          <table:table-cell table:style-name="ce2" table:formula="of:=[.AT$1]*POWER([.$C13];[.AT$2])" office:value-type="float" office:value="349.119041387013" calcext:value-type="float">
            <text:p>349.119041387013</text:p>
          </table:table-cell>
          <table:table-cell/>
          <table:table-cell table:style-name="ce2" table:formula="of:=[.AV$1]*POWER([.$C13];[.AV$2])" office:value-type="float" office:value="1998.52749433236" calcext:value-type="float">
            <text:p>1998.52749433236</text:p>
          </table:table-cell>
          <table:table-cell/>
          <table:table-cell table:style-name="ce2" table:formula="of:=LN([.C13])" office:value-type="float" office:value="8.70814407490825" calcext:value-type="float">
            <text:p>8.70814407490825</text:p>
          </table:table-cell>
          <table:table-cell/>
          <table:table-cell table:style-name="ce2" table:formula="of:=[.AZ$1]*POWER([.$AX13];[.AZ$2])" office:value-type="float" office:value="6.13239797726785" calcext:value-type="float">
            <text:p>6.13239797726785</text:p>
          </table:table-cell>
          <table:table-cell/>
          <table:table-cell table:style-name="ce2" table:formula="of:=[.AB13]*LN([.C13])*LN([.C13])/[.C13]" office:value-type="float" office:value="25.1456854124306" calcext:value-type="float">
            <text:p>25.1456854124306</text:p>
          </table:table-cell>
          <table:table-cell table:number-columns-repeated="4"/>
          <table:table-cell table:style-name="ce2" table:formula="of:=[.BF$1]+[.BF$2]/POWER([.$C13];[.BF$3])" office:value-type="float" office:value="1.66226292963201" calcext:value-type="float">
            <text:p>1.66226292963201</text:p>
          </table:table-cell>
          <table:table-cell/>
          <table:table-cell table:style-name="ce2" table:formula="of:=0.5*PI()+[.BI$1]/POWER([.$C13];[.BI$2])" office:value-type="float" office:value="1.66954420563961" calcext:value-type="float">
            <text:p>1.6695442056396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1</text:p>
          </table:table-cell>
          <table:table-cell table:style-name="ce2" office:value-type="float" office:value="1849" calcext:value-type="float">
            <text:p>1849</text:p>
          </table:table-cell>
          <table:table-cell table:style-name="ce2" office:value-type="float" office:value="6623" calcext:value-type="float">
            <text:p>6623</text:p>
          </table:table-cell>
          <table:table-cell office:value-type="float" office:value="0.279178619960743" calcext:value-type="float">
            <text:p>0.279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float" office:value="0.178317982787257" calcext:value-type="float">
            <text:p>0.178317982787257</text:p>
          </table:table-cell>
          <table:table-cell table:style-name="ce2" office:value-type="float" office:value="272" calcext:value-type="float">
            <text:p>272</text:p>
          </table:table-cell>
          <table:table-cell office:value-type="float" office:value="0.0410690019628567" calcext:value-type="float">
            <text:p>0.04107</text:p>
          </table:table-cell>
          <table:table-cell office:value-type="float" office:value="4.34191176470588" calcext:value-type="float">
            <text:p>4.34</text:p>
          </table:table-cell>
          <table:table-cell table:style-name="ce2" office:value-type="float" office:value="6.16582466505712" calcext:value-type="float">
            <text:p>6.16582466505712</text:p>
          </table:table-cell>
          <table:table-cell office:value-type="float" office:value="0.700796978865699" calcext:value-type="float">
            <text:p>0.7008</text:p>
          </table:table-cell>
          <table:table-cell office:value-type="float" office:value="2.07869942451708" calcext:value-type="float">
            <text:p>2.0787</text:p>
          </table:table-cell>
          <table:table-cell office:value-type="float" office:value="0.897370006739788" calcext:value-type="float">
            <text:p>0.8974</text:p>
          </table:table-cell>
          <table:table-cell office:value-type="float" office:value="31" calcext:value-type="float">
            <text:p>31.0</text:p>
          </table:table-cell>
          <table:table-cell office:value-type="float" office:value="6.89177939646202" calcext:value-type="float">
            <text:p>6.89</text:p>
          </table:table-cell>
          <table:table-cell office:value-type="float" office:value="0.00912716174074815" calcext:value-type="float">
            <text:p>0.009127</text:p>
          </table:table-cell>
          <table:table-cell office:value-type="float" office:value="0.991409024860042" calcext:value-type="float">
            <text:p>0.991409</text:p>
          </table:table-cell>
          <table:table-cell office:value-type="float" office:value="1.4873" calcext:value-type="float">
            <text:p>1.487</text:p>
          </table:table-cell>
          <table:table-cell office:value-type="float" office:value="0.07075" calcext:value-type="float">
            <text:p>0.071</text:p>
          </table:table-cell>
          <table:table-cell office:value-type="float" office:value="363.108" calcext:value-type="float">
            <text:p>363.1</text:p>
          </table:table-cell>
          <table:table-cell office:value-type="float" office:value="14.83" calcext:value-type="float">
            <text:p>14.8</text:p>
          </table:table-cell>
          <table:table-cell office:value-type="float" office:value="0.669981453162491" calcext:value-type="float">
            <text:p>0.670</text:p>
          </table:table-cell>
          <table:table-cell office:value-type="float" office:value="0.988591" calcext:value-type="float">
            <text:p>0.989</text:p>
          </table:table-cell>
          <table:table-cell office:value-type="float" office:value="0.001947" calcext:value-type="float">
            <text:p>0.002</text:p>
          </table:table-cell>
          <table:table-cell office:value-type="float" office:value="877.994" calcext:value-type="float">
            <text:p>878.0</text:p>
          </table:table-cell>
          <table:table-cell office:value-type="float" office:value="5.765" calcext:value-type="float">
            <text:p>5.8</text:p>
          </table:table-cell>
          <table:table-cell office:value-type="float" office:value="0.756840830413235" calcext:value-type="float">
            <text:p>0.757</text:p>
          </table:table-cell>
          <table:table-cell office:value-type="float" office:value="2140.31385143456" calcext:value-type="float">
            <text:p>2140.3</text:p>
          </table:table-cell>
          <table:table-cell office:value-type="float" office:value="1.23482657697671" calcext:value-type="float">
            <text:p>1.23</text:p>
          </table:table-cell>
          <table:table-cell office:value-type="float" office:value="1.66944650862005" calcext:value-type="float">
            <text:p>1.669</text:p>
          </table:table-cell>
          <table:table-cell office:value-type="float" office:value="0.00897617276294259" calcext:value-type="float">
            <text:p>0.00898</text:p>
          </table:table-cell>
          <table:table-cell table:number-columns-repeated="2"/>
          <table:table-cell table:style-name="ce2" table:formula="of:=[.J14]/POWER(LN([.C14]);[.$AH$2])" office:value-type="float" office:value="2.42046954335234" calcext:value-type="float">
            <text:p>2.42046954335234</text:p>
          </table:table-cell>
          <table:table-cell/>
          <table:table-cell table:style-name="ce2" table:formula="of:=[.$AJ$1]*POWER([.$C14];[.$AJ$2])" office:value-type="float" office:value="1829.07719235264" calcext:value-type="float">
            <text:p>1829.07719235264</text:p>
          </table:table-cell>
          <table:table-cell/>
          <table:table-cell table:style-name="ce2" table:formula="of:=[.AL$1]*POWER([.$C14];[.AL$2])" office:value-type="float" office:value="0.28190046410687" calcext:value-type="float">
            <text:p>0.28190046410687</text:p>
          </table:table-cell>
          <table:table-cell/>
          <table:table-cell table:style-name="ce2" table:formula="of:=[.AN$1]*POWER([.$C14];[.AN$2])" office:value-type="float" office:value="1156.52344831886" calcext:value-type="float">
            <text:p>1156.52344831886</text:p>
          </table:table-cell>
          <table:table-cell/>
          <table:table-cell table:style-name="ce2" table:formula="of:=[.AP$1]*POWER([.$C14];[.AP$2])" office:value-type="float" office:value="279.125504343129" calcext:value-type="float">
            <text:p>279.125504343129</text:p>
          </table:table-cell>
          <table:table-cell/>
          <table:table-cell table:style-name="ce2" table:formula="of:=[.AR$1]*POWER([.$C14];[.AR$2])" office:value-type="float" office:value="30.7774446244541" calcext:value-type="float">
            <text:p>30.7774446244541</text:p>
          </table:table-cell>
          <table:table-cell/>
          <table:table-cell table:style-name="ce2" table:formula="of:=[.AT$1]*POWER([.$C14];[.AT$2])" office:value-type="float" office:value="375.141463638192" calcext:value-type="float">
            <text:p>375.141463638192</text:p>
          </table:table-cell>
          <table:table-cell/>
          <table:table-cell table:style-name="ce2" table:formula="of:=[.AV$1]*POWER([.$C14];[.AV$2])" office:value-type="float" office:value="2128.34715338041" calcext:value-type="float">
            <text:p>2128.34715338041</text:p>
          </table:table-cell>
          <table:table-cell/>
          <table:table-cell table:style-name="ce2" table:formula="of:=LN([.C14])" office:value-type="float" office:value="8.79830371848498" calcext:value-type="float">
            <text:p>8.79830371848498</text:p>
          </table:table-cell>
          <table:table-cell/>
          <table:table-cell table:style-name="ce2" table:formula="of:=[.AZ$1]*POWER([.$AX14];[.AZ$2])" office:value-type="float" office:value="6.1615461716138" calcext:value-type="float">
            <text:p>6.1615461716138</text:p>
          </table:table-cell>
          <table:table-cell/>
          <table:table-cell table:style-name="ce2" table:formula="of:=[.AB14]*LN([.C14])*LN([.C14])/[.C14]" office:value-type="float" office:value="25.0161577376857" calcext:value-type="float">
            <text:p>25.0161577376857</text:p>
          </table:table-cell>
          <table:table-cell table:number-columns-repeated="4"/>
          <table:table-cell table:style-name="ce2" table:formula="of:=[.BF$1]+[.BF$2]/POWER([.$C14];[.BF$3])" office:value-type="float" office:value="1.65915166386973" calcext:value-type="float">
            <text:p>1.65915166386973</text:p>
          </table:table-cell>
          <table:table-cell/>
          <table:table-cell table:style-name="ce2" table:formula="of:=0.5*PI()+[.BI$1]/POWER([.$C14];[.BI$2])" office:value-type="float" office:value="1.66495480828904" calcext:value-type="float">
            <text:p>1.6649548082890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2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6963" calcext:value-type="float">
            <text:p>6963</text:p>
          </table:table-cell>
          <table:table-cell office:value-type="float" office:value="0.274163435300876" calcext:value-type="float">
            <text:p>0.274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0.172770357604481" calcext:value-type="float">
            <text:p>0.172770357604481</text:p>
          </table:table-cell>
          <table:table-cell table:style-name="ce2" office:value-type="float" office:value="296" calcext:value-type="float">
            <text:p>296</text:p>
          </table:table-cell>
          <table:table-cell office:value-type="float" office:value="0.0425104121786586" calcext:value-type="float">
            <text:p>0.04251</text:p>
          </table:table-cell>
          <table:table-cell office:value-type="float" office:value="4.06418918918919" calcext:value-type="float">
            <text:p>4.06</text:p>
          </table:table-cell>
          <table:table-cell table:style-name="ce2" office:value-type="float" office:value="6.18721180481658" calcext:value-type="float">
            <text:p>6.18721180481658</text:p>
          </table:table-cell>
          <table:table-cell office:value-type="float" office:value="0.69924910634661" calcext:value-type="float">
            <text:p>0.6992</text:p>
          </table:table-cell>
          <table:table-cell office:value-type="float" office:value="2.08000055896511" calcext:value-type="float">
            <text:p>2.0800</text:p>
          </table:table-cell>
          <table:table-cell office:value-type="float" office:value="0.894789247165585" calcext:value-type="float">
            <text:p>0.8948</text:p>
          </table:table-cell>
          <table:table-cell office:value-type="float" office:value="31.5" calcext:value-type="float">
            <text:p>31.5</text:p>
          </table:table-cell>
          <table:table-cell office:value-type="float" office:value="7.01738473167045" calcext:value-type="float">
            <text:p>7.02</text:p>
          </table:table-cell>
          <table:table-cell office:value-type="float" office:value="0.00889878341581387" calcext:value-type="float">
            <text:p>0.008899</text:p>
          </table:table-cell>
          <table:table-cell office:value-type="float" office:value="0.991620661666253" calcext:value-type="float">
            <text:p>0.991621</text:p>
          </table:table-cell>
          <table:table-cell office:value-type="float" office:value="1.5497" calcext:value-type="float">
            <text:p>1.550</text:p>
          </table:table-cell>
          <table:table-cell office:value-type="float" office:value="0.05875" calcext:value-type="float">
            <text:p>0.059</text:p>
          </table:table-cell>
          <table:table-cell office:value-type="float" office:value="401.033" calcext:value-type="float">
            <text:p>401.0</text:p>
          </table:table-cell>
          <table:table-cell office:value-type="float" office:value="13.11" calcext:value-type="float">
            <text:p>13.1</text:p>
          </table:table-cell>
          <table:table-cell office:value-type="float" office:value="0.677418172444086" calcext:value-type="float">
            <text:p>0.677</text:p>
          </table:table-cell>
          <table:table-cell office:value-type="float" office:value="0.990352" calcext:value-type="float">
            <text:p>0.990</text:p>
          </table:table-cell>
          <table:table-cell office:value-type="float" office:value="0.001889" calcext:value-type="float">
            <text:p>0.002</text:p>
          </table:table-cell>
          <table:table-cell office:value-type="float" office:value="933.442" calcext:value-type="float">
            <text:p>933.4</text:p>
          </table:table-cell>
          <table:table-cell office:value-type="float" office:value="5.942" calcext:value-type="float">
            <text:p>5.9</text:p>
          </table:table-cell>
          <table:table-cell office:value-type="float" office:value="0.765090958898094" calcext:value-type="float">
            <text:p>0.765</text:p>
          </table:table-cell>
          <table:table-cell office:value-type="float" office:value="2207.94877389597" calcext:value-type="float">
            <text:p>2207.9</text:p>
          </table:table-cell>
          <table:table-cell office:value-type="float" office:value="1.218540512575" calcext:value-type="float">
            <text:p>1.22</text:p>
          </table:table-cell>
          <table:table-cell office:value-type="float" office:value="1.66854177425581" calcext:value-type="float">
            <text:p>1.669</text:p>
          </table:table-cell>
          <table:table-cell office:value-type="float" office:value="0.00875516715845386" calcext:value-type="float">
            <text:p>0.00876</text:p>
          </table:table-cell>
          <table:table-cell table:number-columns-repeated="2"/>
          <table:table-cell table:style-name="ce2" table:formula="of:=[.J15]/POWER(LN([.C15]);[.$AH$2])" office:value-type="float" office:value="2.42294673055024" calcext:value-type="float">
            <text:p>2.42294673055024</text:p>
          </table:table-cell>
          <table:table-cell/>
          <table:table-cell table:style-name="ce2" table:formula="of:=[.$AJ$1]*POWER([.$C15];[.$AJ$2])" office:value-type="float" office:value="1889.16132448717" calcext:value-type="float">
            <text:p>1889.16132448717</text:p>
          </table:table-cell>
          <table:table-cell/>
          <table:table-cell table:style-name="ce2" table:formula="of:=[.AL$1]*POWER([.$C15];[.AL$2])" office:value-type="float" office:value="0.278135233724371" calcext:value-type="float">
            <text:p>0.278135233724371</text:p>
          </table:table-cell>
          <table:table-cell/>
          <table:table-cell table:style-name="ce2" table:formula="of:=[.AN$1]*POWER([.$C15];[.AN$2])" office:value-type="float" office:value="1188.18694072203" calcext:value-type="float">
            <text:p>1188.18694072203</text:p>
          </table:table-cell>
          <table:table-cell/>
          <table:table-cell table:style-name="ce2" table:formula="of:=[.AP$1]*POWER([.$C15];[.AP$2])" office:value-type="float" office:value="289.56128239006" calcext:value-type="float">
            <text:p>289.56128239006</text:p>
          </table:table-cell>
          <table:table-cell/>
          <table:table-cell table:style-name="ce2" table:formula="of:=[.AR$1]*POWER([.$C15];[.AR$2])" office:value-type="float" office:value="31.5360914466713" calcext:value-type="float">
            <text:p>31.5360914466713</text:p>
          </table:table-cell>
          <table:table-cell/>
          <table:table-cell table:style-name="ce2" table:formula="of:=[.AT$1]*POWER([.$C15];[.AT$2])" office:value-type="float" office:value="390.419151379439" calcext:value-type="float">
            <text:p>390.419151379439</text:p>
          </table:table-cell>
          <table:table-cell/>
          <table:table-cell table:style-name="ce2" table:formula="of:=[.AV$1]*POWER([.$C15];[.AV$2])" office:value-type="float" office:value="2204.03761139794" calcext:value-type="float">
            <text:p>2204.03761139794</text:p>
          </table:table-cell>
          <table:table-cell/>
          <table:table-cell table:style-name="ce2" table:formula="of:=LN([.C15])" office:value-type="float" office:value="8.84836569494255" calcext:value-type="float">
            <text:p>8.84836569494255</text:p>
          </table:table-cell>
          <table:table-cell/>
          <table:table-cell table:style-name="ce2" table:formula="of:=[.AZ$1]*POWER([.$AX15];[.AZ$2])" office:value-type="float" office:value="6.17766140768717" calcext:value-type="float">
            <text:p>6.17766140768717</text:p>
          </table:table-cell>
          <table:table-cell/>
          <table:table-cell table:style-name="ce2" table:formula="of:=[.AB15]*LN([.C15])*LN([.C15])/[.C15]" office:value-type="float" office:value="24.8266844702124" calcext:value-type="float">
            <text:p>24.8266844702124</text:p>
          </table:table-cell>
          <table:table-cell table:number-columns-repeated="4"/>
          <table:table-cell table:style-name="ce2" table:formula="of:=[.BF$1]+[.BF$2]/POWER([.$C15];[.BF$3])" office:value-type="float" office:value="1.65746676823096" calcext:value-type="float">
            <text:p>1.65746676823096</text:p>
          </table:table-cell>
          <table:table-cell/>
          <table:table-cell table:style-name="ce2" table:formula="of:=0.5*PI()+[.BI$1]/POWER([.$C15];[.BI$2])" office:value-type="float" office:value="1.66249924680255" calcext:value-type="float">
            <text:p>1.6624992468025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3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7499" calcext:value-type="float">
            <text:p>7499</text:p>
          </table:table-cell>
          <table:table-cell office:value-type="float" office:value="0.265368715828777" calcext:value-type="float">
            <text:p>0.265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0.165755434057874" calcext:value-type="float">
            <text:p>0.165755434057874</text:p>
          </table:table-cell>
          <table:table-cell table:style-name="ce2" office:value-type="float" office:value="314" calcext:value-type="float">
            <text:p>314</text:p>
          </table:table-cell>
          <table:table-cell office:value-type="float" office:value="0.0418722496332844" calcext:value-type="float">
            <text:p>0.04187</text:p>
          </table:table-cell>
          <table:table-cell office:value-type="float" office:value="3.95859872611465" calcext:value-type="float">
            <text:p>3.96</text:p>
          </table:table-cell>
          <table:table-cell table:style-name="ce2" office:value-type="float" office:value="6.19499483567247" calcext:value-type="float">
            <text:p>6.19499483567247</text:p>
          </table:table-cell>
          <table:table-cell office:value-type="float" office:value="0.694309611384505" calcext:value-type="float">
            <text:p>0.6943</text:p>
          </table:table-cell>
          <table:table-cell office:value-type="float" office:value="2.07394417882564" calcext:value-type="float">
            <text:p>2.0739</text:p>
          </table:table-cell>
          <table:table-cell office:value-type="float" office:value="0.887593355068862" calcext:value-type="float">
            <text:p>0.8876</text:p>
          </table:table-cell>
          <table:table-cell office:value-type="float" office:value="33.25" calcext:value-type="float">
            <text:p>33.3</text:p>
          </table:table-cell>
          <table:table-cell office:value-type="float" office:value="6.7829724687659" calcext:value-type="float">
            <text:p>6.78</text:p>
          </table:table-cell>
          <table:table-cell office:value-type="float" office:value="0.00883412449837133" calcext:value-type="float">
            <text:p>0.008834</text:p>
          </table:table-cell>
          <table:table-cell office:value-type="float" office:value="0.99166419921983" calcext:value-type="float">
            <text:p>0.991664</text:p>
          </table:table-cell>
          <table:table-cell office:value-type="float" office:value="1.56224" calcext:value-type="float">
            <text:p>1.562</text:p>
          </table:table-cell>
          <table:table-cell office:value-type="float" office:value="0.04741" calcext:value-type="float">
            <text:p>0.047</text:p>
          </table:table-cell>
          <table:table-cell office:value-type="float" office:value="427.214" calcext:value-type="float">
            <text:p>427.2</text:p>
          </table:table-cell>
          <table:table-cell office:value-type="float" office:value="11.24" calcext:value-type="float">
            <text:p>11.2</text:p>
          </table:table-cell>
          <table:table-cell office:value-type="float" office:value="0.678875664414685" calcext:value-type="float">
            <text:p>0.679</text:p>
          </table:table-cell>
          <table:table-cell office:value-type="float" office:value="0.986464" calcext:value-type="float">
            <text:p>0.986</text:p>
          </table:table-cell>
          <table:table-cell office:value-type="float" office:value="0.00198" calcext:value-type="float">
            <text:p>0.002</text:p>
          </table:table-cell>
          <table:table-cell office:value-type="float" office:value="993.972" calcext:value-type="float">
            <text:p>994.0</text:p>
          </table:table-cell>
          <table:table-cell office:value-type="float" office:value="6.652" calcext:value-type="float">
            <text:p>6.7</text:p>
          </table:table-cell>
          <table:table-cell office:value-type="float" office:value="0.800906020781186" calcext:value-type="float">
            <text:p>0.801</text:p>
          </table:table-cell>
          <table:table-cell office:value-type="float" office:value="2308.36574438808" calcext:value-type="float">
            <text:p>2308.4</text:p>
          </table:table-cell>
          <table:table-cell office:value-type="float" office:value="1.19281570887309" calcext:value-type="float">
            <text:p>1.19</text:p>
          </table:table-cell>
          <table:table-cell office:value-type="float" office:value="1.66734978520375" calcext:value-type="float">
            <text:p>1.667</text:p>
          </table:table-cell>
          <table:table-cell office:value-type="float" office:value="0.00870077338488889" calcext:value-type="float">
            <text:p>0.00870</text:p>
          </table:table-cell>
          <table:table-cell table:number-columns-repeated="2"/>
          <table:table-cell table:style-name="ce2" table:formula="of:=[.J16]/POWER(LN([.C16]);[.$AH$2])" office:value-type="float" office:value="2.41730364533548" calcext:value-type="float">
            <text:p>2.41730364533548</text:p>
          </table:table-cell>
          <table:table-cell/>
          <table:table-cell table:style-name="ce2" table:formula="of:=[.$AJ$1]*POWER([.$C16];[.$AJ$2])" office:value-type="float" office:value="1981.81339805605" calcext:value-type="float">
            <text:p>1981.81339805605</text:p>
          </table:table-cell>
          <table:table-cell/>
          <table:table-cell table:style-name="ce2" table:formula="of:=[.AL$1]*POWER([.$C16];[.AL$2])" office:value-type="float" office:value="0.272649842565023" calcext:value-type="float">
            <text:p>0.272649842565023</text:p>
          </table:table-cell>
          <table:table-cell/>
          <table:table-cell table:style-name="ce2" table:formula="of:=[.AN$1]*POWER([.$C16];[.AN$2])" office:value-type="float" office:value="1236.69182989651" calcext:value-type="float">
            <text:p>1236.69182989651</text:p>
          </table:table-cell>
          <table:table-cell/>
          <table:table-cell table:style-name="ce2" table:formula="of:=[.AP$1]*POWER([.$C16];[.AP$2])" office:value-type="float" office:value="305.74166988243" calcext:value-type="float">
            <text:p>305.74166988243</text:p>
          </table:table-cell>
          <table:table-cell/>
          <table:table-cell table:style-name="ce2" table:formula="of:=[.AR$1]*POWER([.$C16];[.AR$2])" office:value-type="float" office:value="32.6944163220803" calcext:value-type="float">
            <text:p>32.6944163220803</text:p>
          </table:table-cell>
          <table:table-cell/>
          <table:table-cell table:style-name="ce2" table:formula="of:=[.AT$1]*POWER([.$C16];[.AT$2])" office:value-type="float" office:value="414.201671114716" calcext:value-type="float">
            <text:p>414.201671114716</text:p>
          </table:table-cell>
          <table:table-cell/>
          <table:table-cell table:style-name="ce2" table:formula="of:=[.AV$1]*POWER([.$C16];[.AV$2])" office:value-type="float" office:value="2321.13685115134" calcext:value-type="float">
            <text:p>2321.13685115134</text:p>
          </table:table-cell>
          <table:table-cell/>
          <table:table-cell table:style-name="ce2" table:formula="of:=LN([.C16])" office:value-type="float" office:value="8.92252495730139" calcext:value-type="float">
            <text:p>8.92252495730139</text:p>
          </table:table-cell>
          <table:table-cell/>
          <table:table-cell table:style-name="ce2" table:formula="of:=[.AZ$1]*POWER([.$AX16];[.AZ$2])" office:value-type="float" office:value="6.20144353390768" calcext:value-type="float">
            <text:p>6.20144353390768</text:p>
          </table:table-cell>
          <table:table-cell/>
          <table:table-cell table:style-name="ce2" table:formula="of:=[.AB16]*LN([.C16])*LN([.C16])/[.C16]" office:value-type="float" office:value="24.5062472017597" calcext:value-type="float">
            <text:p>24.5062472017597</text:p>
          </table:table-cell>
          <table:table-cell table:number-columns-repeated="4"/>
          <table:table-cell table:style-name="ce2" table:formula="of:=[.BF$1]+[.BF$2]/POWER([.$C16];[.BF$3])" office:value-type="float" office:value="1.65502542962148" calcext:value-type="float">
            <text:p>1.65502542962148</text:p>
          </table:table-cell>
          <table:table-cell/>
          <table:table-cell table:style-name="ce2" table:formula="of:=0.5*PI()+[.BI$1]/POWER([.$C16];[.BI$2])" office:value-type="float" office:value="1.65897890376587" calcext:value-type="float">
            <text:p>1.6589789037658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4</text:p>
          </table:table-cell>
          <table:table-cell table:style-name="ce2" office:value-type="float" office:value="2075" calcext:value-type="float">
            <text:p>2075</text:p>
          </table:table-cell>
          <table:table-cell table:style-name="ce2" office:value-type="float" office:value="7986" calcext:value-type="float">
            <text:p>7986</text:p>
          </table:table-cell>
          <table:table-cell office:value-type="float" office:value="0.259829701978462" calcext:value-type="float">
            <text:p>0.260</text:p>
          </table:table-cell>
          <table:table-cell table:style-name="ce2" office:value-type="float" office:value="1284" calcext:value-type="float">
            <text:p>1284</text:p>
          </table:table-cell>
          <table:table-cell table:style-name="ce2" office:value-type="float" office:value="0.160781367392938" calcext:value-type="float">
            <text:p>0.160781367392938</text:p>
          </table:table-cell>
          <table:table-cell table:style-name="ce2" office:value-type="float" office:value="331" calcext:value-type="float">
            <text:p>331</text:p>
          </table:table-cell>
          <table:table-cell office:value-type="float" office:value="0.0414475331830704" calcext:value-type="float">
            <text:p>0.04145</text:p>
          </table:table-cell>
          <table:table-cell office:value-type="float" office:value="3.87915407854985" calcext:value-type="float">
            <text:p>3.88</text:p>
          </table:table-cell>
          <table:table-cell table:style-name="ce2" office:value-type="float" office:value="6.21360752071375" calcext:value-type="float">
            <text:p>6.21360752071375</text:p>
          </table:table-cell>
          <table:table-cell office:value-type="float" office:value="0.691519153677622" calcext:value-type="float">
            <text:p>0.6915</text:p>
          </table:table-cell>
          <table:table-cell office:value-type="float" office:value="2.07287930521989" calcext:value-type="float">
            <text:p>2.0729</text:p>
          </table:table-cell>
          <table:table-cell office:value-type="float" office:value="0.883291739925978" calcext:value-type="float">
            <text:p>0.8833</text:p>
          </table:table-cell>
          <table:table-cell office:value-type="float" office:value="34.3333333333333" calcext:value-type="float">
            <text:p>34.3</text:p>
          </table:table-cell>
          <table:table-cell office:value-type="float" office:value="6.77481383730795" calcext:value-type="float">
            <text:p>6.77</text:p>
          </table:table-cell>
          <table:table-cell office:value-type="float" office:value="0.00877358693516244" calcext:value-type="float">
            <text:p>0.008774</text:p>
          </table:table-cell>
          <table:table-cell office:value-type="float" office:value="0.99170434286863" calcext:value-type="float">
            <text:p>0.991704</text:p>
          </table:table-cell>
          <table:table-cell office:value-type="float" office:value="1.5589" calcext:value-type="float">
            <text:p>1.559</text:p>
          </table:table-cell>
          <table:table-cell office:value-type="float" office:value="0.04218" calcext:value-type="float">
            <text:p>0.042</text:p>
          </table:table-cell>
          <table:table-cell office:value-type="float" office:value="453.053" calcext:value-type="float">
            <text:p>453.1</text:p>
          </table:table-cell>
          <table:table-cell office:value-type="float" office:value="10.73" calcext:value-type="float">
            <text:p>10.7</text:p>
          </table:table-cell>
          <table:table-cell office:value-type="float" office:value="0.680657320884943" calcext:value-type="float">
            <text:p>0.681</text:p>
          </table:table-cell>
          <table:table-cell office:value-type="float" office:value="0.98287" calcext:value-type="float">
            <text:p>0.983</text:p>
          </table:table-cell>
          <table:table-cell office:value-type="float" office:value="0.002078" calcext:value-type="float">
            <text:p>0.002</text:p>
          </table:table-cell>
          <table:table-cell office:value-type="float" office:value="1039.03" calcext:value-type="float">
            <text:p>1039.0</text:p>
          </table:table-cell>
          <table:table-cell office:value-type="float" office:value="7.315" calcext:value-type="float">
            <text:p>7.3</text:p>
          </table:table-cell>
          <table:table-cell office:value-type="float" office:value="0.821198966263822" calcext:value-type="float">
            <text:p>0.821</text:p>
          </table:table-cell>
          <table:table-cell office:value-type="float" office:value="2413.99171666349" calcext:value-type="float">
            <text:p>2414.0</text:p>
          </table:table-cell>
          <table:table-cell office:value-type="float" office:value="1.1795881066911" calcext:value-type="float">
            <text:p>1.18</text:p>
          </table:table-cell>
          <table:table-cell office:value-type="float" office:value="1.66475104345286" calcext:value-type="float">
            <text:p>1.665</text:p>
          </table:table-cell>
          <table:table-cell office:value-type="float" office:value="0.00864836780167949" calcext:value-type="float">
            <text:p>0.00865</text:p>
          </table:table-cell>
          <table:table-cell table:number-columns-repeated="2"/>
          <table:table-cell table:style-name="ce2" table:formula="of:=[.J17]/POWER(LN([.C17]);[.$AH$2])" office:value-type="float" office:value="2.41725121964986" calcext:value-type="float">
            <text:p>2.41725121964986</text:p>
          </table:table-cell>
          <table:table-cell/>
          <table:table-cell table:style-name="ce2" table:formula="of:=[.$AJ$1]*POWER([.$C17];[.$AJ$2])" office:value-type="float" office:value="2063.9784572662" calcext:value-type="float">
            <text:p>2063.9784572662</text:p>
          </table:table-cell>
          <table:table-cell/>
          <table:table-cell table:style-name="ce2" table:formula="of:=[.AL$1]*POWER([.$C17];[.AL$2])" office:value-type="float" office:value="0.268080687013132" calcext:value-type="float">
            <text:p>0.268080687013132</text:p>
          </table:table-cell>
          <table:table-cell/>
          <table:table-cell table:style-name="ce2" table:formula="of:=[.AN$1]*POWER([.$C17];[.AN$2])" office:value-type="float" office:value="1279.3952814728" calcext:value-type="float">
            <text:p>1279.3952814728</text:p>
          </table:table-cell>
          <table:table-cell/>
          <table:table-cell table:style-name="ce2" table:formula="of:=[.AP$1]*POWER([.$C17];[.AP$2])" office:value-type="float" office:value="320.176919202134" calcext:value-type="float">
            <text:p>320.176919202134</text:p>
          </table:table-cell>
          <table:table-cell/>
          <table:table-cell table:style-name="ce2" table:formula="of:=[.AR$1]*POWER([.$C17];[.AR$2])" office:value-type="float" office:value="33.7104966002208" calcext:value-type="float">
            <text:p>33.7104966002208</text:p>
          </table:table-cell>
          <table:table-cell/>
          <table:table-cell table:style-name="ce2" table:formula="of:=[.AT$1]*POWER([.$C17];[.AT$2])" office:value-type="float" office:value="435.51250744697" calcext:value-type="float">
            <text:p>435.51250744697</text:p>
          </table:table-cell>
          <table:table-cell/>
          <table:table-cell table:style-name="ce2" table:formula="of:=[.AV$1]*POWER([.$C17];[.AV$2])" office:value-type="float" office:value="2425.35521744431" calcext:value-type="float">
            <text:p>2425.35521744431</text:p>
          </table:table-cell>
          <table:table-cell/>
          <table:table-cell table:style-name="ce2" table:formula="of:=LN([.C17])" office:value-type="float" office:value="8.98544528762317" calcext:value-type="float">
            <text:p>8.98544528762317</text:p>
          </table:table-cell>
          <table:table-cell/>
          <table:table-cell table:style-name="ce2" table:formula="of:=[.AZ$1]*POWER([.$AX17];[.AZ$2])" office:value-type="float" office:value="6.2215379373413" calcext:value-type="float">
            <text:p>6.2215379373413</text:p>
          </table:table-cell>
          <table:table-cell/>
          <table:table-cell table:style-name="ce2" table:formula="of:=[.AB17]*LN([.C17])*LN([.C17])/[.C17]" office:value-type="float" office:value="24.4053858298045" calcext:value-type="float">
            <text:p>24.4053858298045</text:p>
          </table:table-cell>
          <table:table-cell table:number-columns-repeated="4"/>
          <table:table-cell table:style-name="ce2" table:formula="of:=[.BF$1]+[.BF$2]/POWER([.$C17];[.BF$3])" office:value-type="float" office:value="1.65300405815172" calcext:value-type="float">
            <text:p>1.65300405815172</text:p>
          </table:table-cell>
          <table:table-cell/>
          <table:table-cell table:style-name="ce2" table:formula="of:=0.5*PI()+[.BI$1]/POWER([.$C17];[.BI$2])" office:value-type="float" office:value="1.65609825276015" calcext:value-type="float">
            <text:p>1.6560982527601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5</text:p>
          </table:table-cell>
          <table:table-cell table:style-name="ce2" office:value-type="float" office:value="2146" calcext:value-type="float">
            <text:p>2146</text:p>
          </table:table-cell>
          <table:table-cell table:style-name="ce2" office:value-type="float" office:value="8427" calcext:value-type="float">
            <text:p>8427</text:p>
          </table:table-cell>
          <table:table-cell office:value-type="float" office:value="0.254657648036075" calcext:value-type="float">
            <text:p>0.255</text:p>
          </table:table-cell>
          <table:table-cell table:style-name="ce2" office:value-type="float" office:value="1316" calcext:value-type="float">
            <text:p>1316</text:p>
          </table:table-cell>
          <table:table-cell table:style-name="ce2" office:value-type="float" office:value="0.156164708674499" calcext:value-type="float">
            <text:p>0.156164708674499</text:p>
          </table:table-cell>
          <table:table-cell table:style-name="ce2" office:value-type="float" office:value="350" calcext:value-type="float">
            <text:p>350</text:p>
          </table:table-cell>
          <table:table-cell office:value-type="float" office:value="0.0415331672006645" calcext:value-type="float">
            <text:p>0.04153</text:p>
          </table:table-cell>
          <table:table-cell office:value-type="float" office:value="3.76" calcext:value-type="float">
            <text:p>3.76</text:p>
          </table:table-cell>
          <table:table-cell table:style-name="ce2" office:value-type="float" office:value="6.22456869760433" calcext:value-type="float">
            <text:p>6.22456869760433</text:p>
          </table:table-cell>
          <table:table-cell office:value-type="float" office:value="0.688619719926552" calcext:value-type="float">
            <text:p>0.6886</text:p>
          </table:table-cell>
          <table:table-cell office:value-type="float" office:value="2.07035280887289" calcext:value-type="float">
            <text:p>2.0704</text:p>
          </table:table-cell>
          <table:table-cell office:value-type="float" office:value="0.878967262931918" calcext:value-type="float">
            <text:p>0.8790</text:p>
          </table:table-cell>
          <table:table-cell office:value-type="float" office:value="34.6" calcext:value-type="float">
            <text:p>34.6</text:p>
          </table:table-cell>
          <table:table-cell office:value-type="float" office:value="7.03915934378028" calcext:value-type="float">
            <text:p>7.04</text:p>
          </table:table-cell>
          <table:table-cell office:value-type="float" office:value="0.00892564935732871" calcext:value-type="float">
            <text:p>0.008926</text:p>
          </table:table-cell>
          <table:table-cell office:value-type="float" office:value="0.99153638996698" calcext:value-type="float">
            <text:p>0.991536</text:p>
          </table:table-cell>
          <table:table-cell office:value-type="float" office:value="1.57411" calcext:value-type="float">
            <text:p>1.574</text:p>
          </table:table-cell>
          <table:table-cell office:value-type="float" office:value="0.03891" calcext:value-type="float">
            <text:p>0.039</text:p>
          </table:table-cell>
          <table:table-cell office:value-type="float" office:value="479.103" calcext:value-type="float">
            <text:p>479.1</text:p>
          </table:table-cell>
          <table:table-cell office:value-type="float" office:value="10.42" calcext:value-type="float">
            <text:p>10.4</text:p>
          </table:table-cell>
          <table:table-cell office:value-type="float" office:value="0.682794744860216" calcext:value-type="float">
            <text:p>0.683</text:p>
          </table:table-cell>
          <table:table-cell office:value-type="float" office:value="0.974159" calcext:value-type="float">
            <text:p>0.974</text:p>
          </table:table-cell>
          <table:table-cell office:value-type="float" office:value="0.002093" calcext:value-type="float">
            <text:p>0.002</text:p>
          </table:table-cell>
          <table:table-cell office:value-type="float" office:value="1046.57" calcext:value-type="float">
            <text:p>1046.6</text:p>
          </table:table-cell>
          <table:table-cell office:value-type="float" office:value="7.468" calcext:value-type="float">
            <text:p>7.5</text:p>
          </table:table-cell>
          <table:table-cell office:value-type="float" office:value="0.849471049900489" calcext:value-type="float">
            <text:p>0.849</text:p>
          </table:table-cell>
          <table:table-cell office:value-type="float" office:value="2522.70924833967" calcext:value-type="float">
            <text:p>2522.7</text:p>
          </table:table-cell>
          <table:table-cell office:value-type="float" office:value="1.17519064527381" calcext:value-type="float">
            <text:p>1.18</text:p>
          </table:table-cell>
          <table:table-cell office:value-type="float" office:value="1.6571144259977" calcext:value-type="float">
            <text:p>1.657</text:p>
          </table:table-cell>
          <table:table-cell office:value-type="float" office:value="0.0088069831653271" calcext:value-type="float">
            <text:p>0.00881</text:p>
          </table:table-cell>
          <table:table-cell table:number-columns-repeated="2"/>
          <table:table-cell table:style-name="ce2" table:formula="of:=[.J18]/POWER(LN([.C18]);[.$AH$2])" office:value-type="float" office:value="2.4153131537489" calcext:value-type="float">
            <text:p>2.4153131537489</text:p>
          </table:table-cell>
          <table:table-cell/>
          <table:table-cell table:style-name="ce2" table:formula="of:=[.$AJ$1]*POWER([.$C18];[.$AJ$2])" office:value-type="float" office:value="2136.86211138904" calcext:value-type="float">
            <text:p>2136.86211138904</text:p>
          </table:table-cell>
          <table:table-cell/>
          <table:table-cell table:style-name="ce2" table:formula="of:=[.AL$1]*POWER([.$C18];[.AL$2])" office:value-type="float" office:value="0.264238099162057" calcext:value-type="float">
            <text:p>0.264238099162057</text:p>
          </table:table-cell>
          <table:table-cell/>
          <table:table-cell table:style-name="ce2" table:formula="of:=[.AN$1]*POWER([.$C18];[.AN$2])" office:value-type="float" office:value="1317.04142392531" calcext:value-type="float">
            <text:p>1317.04142392531</text:p>
          </table:table-cell>
          <table:table-cell/>
          <table:table-cell table:style-name="ce2" table:formula="of:=[.AP$1]*POWER([.$C18];[.AP$2])" office:value-type="float" office:value="333.047067128833" calcext:value-type="float">
            <text:p>333.047067128833</text:p>
          </table:table-cell>
          <table:table-cell/>
          <table:table-cell table:style-name="ce2" table:formula="of:=[.AR$1]*POWER([.$C18];[.AR$2])" office:value-type="float" office:value="34.6034744099931" calcext:value-type="float">
            <text:p>34.6034744099931</text:p>
          </table:table-cell>
          <table:table-cell/>
          <table:table-cell table:style-name="ce2" table:formula="of:=[.AT$1]*POWER([.$C18];[.AT$2])" office:value-type="float" office:value="454.583947011904" calcext:value-type="float">
            <text:p>454.583947011904</text:p>
          </table:table-cell>
          <table:table-cell/>
          <table:table-cell table:style-name="ce2" table:formula="of:=[.AV$1]*POWER([.$C18];[.AV$2])" office:value-type="float" office:value="2518.08381942463" calcext:value-type="float">
            <text:p>2518.08381942463</text:p>
          </table:table-cell>
          <table:table-cell/>
          <table:table-cell table:style-name="ce2" table:formula="of:=LN([.C18])" office:value-type="float" office:value="9.03919611577235" calcext:value-type="float">
            <text:p>9.03919611577235</text:p>
          </table:table-cell>
          <table:table-cell/>
          <table:table-cell table:style-name="ce2" table:formula="of:=[.AZ$1]*POWER([.$AX18];[.AZ$2])" office:value-type="float" office:value="6.23864388593337" calcext:value-type="float">
            <text:p>6.23864388593337</text:p>
          </table:table-cell>
          <table:table-cell/>
          <table:table-cell table:style-name="ce2" table:formula="of:=[.AB18]*LN([.C18])*LN([.C18])/[.C18]" office:value-type="float" office:value="24.4598519177535" calcext:value-type="float">
            <text:p>24.4598519177535</text:p>
          </table:table-cell>
          <table:table-cell table:number-columns-repeated="4"/>
          <table:table-cell table:style-name="ce2" table:formula="of:=[.BF$1]+[.BF$2]/POWER([.$C18];[.BF$3])" office:value-type="float" office:value="1.65131278943744" calcext:value-type="float">
            <text:p>1.65131278943744</text:p>
          </table:table-cell>
          <table:table-cell/>
          <table:table-cell table:style-name="ce2" table:formula="of:=0.5*PI()+[.BI$1]/POWER([.$C18];[.BI$2])" office:value-type="float" office:value="1.65371205472255" calcext:value-type="float">
            <text:p>1.6537120547225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6</text:p>
          </table:table-cell>
          <table:table-cell table:style-name="ce2" office:value-type="float" office:value="2265" calcext:value-type="float">
            <text:p>2265</text:p>
          </table:table-cell>
          <table:table-cell table:style-name="ce2" office:value-type="float" office:value="9205" calcext:value-type="float">
            <text:p>9205</text:p>
          </table:table-cell>
          <table:table-cell office:value-type="float" office:value="0.246061922868007" calcext:value-type="float">
            <text:p>0.246</text:p>
          </table:table-cell>
          <table:table-cell table:style-name="ce2" office:value-type="float" office:value="1380" calcext:value-type="float">
            <text:p>1380</text:p>
          </table:table-cell>
          <table:table-cell table:style-name="ce2" office:value-type="float" office:value="0.149918522542097" calcext:value-type="float">
            <text:p>0.149918522542097</text:p>
          </table:table-cell>
          <table:table-cell table:style-name="ce2" office:value-type="float" office:value="364" calcext:value-type="float">
            <text:p>364</text:p>
          </table:table-cell>
          <table:table-cell office:value-type="float" office:value="0.0395437262357414" calcext:value-type="float">
            <text:p>0.03954</text:p>
          </table:table-cell>
          <table:table-cell office:value-type="float" office:value="3.79120879120879" calcext:value-type="float">
            <text:p>3.79</text:p>
          </table:table-cell>
          <table:table-cell table:style-name="ce2" office:value-type="float" office:value="6.2410489200031" calcext:value-type="float">
            <text:p>6.2410489200031</text:p>
          </table:table-cell>
          <table:table-cell office:value-type="float" office:value="0.683763077341089" calcext:value-type="float">
            <text:p>0.6838</text:p>
          </table:table-cell>
          <table:table-cell office:value-type="float" office:value="2.06576833536038" calcext:value-type="float">
            <text:p>2.0658</text:p>
          </table:table-cell>
          <table:table-cell office:value-type="float" office:value="0.871762552556156" calcext:value-type="float">
            <text:p>0.8718</text:p>
          </table:table-cell>
          <table:table-cell office:value-type="float" office:value="36" calcext:value-type="float">
            <text:p>36.0</text:p>
          </table:table-cell>
          <table:table-cell office:value-type="float" office:value="7.10262345679012" calcext:value-type="float">
            <text:p>7.10</text:p>
          </table:table-cell>
          <table:table-cell office:value-type="float" office:value="0.00895263626710286" calcext:value-type="float">
            <text:p>0.008953</text:p>
          </table:table-cell>
          <table:table-cell office:value-type="float" office:value="0.99148510550133" calcext:value-type="float">
            <text:p>0.991485</text:p>
          </table:table-cell>
          <table:table-cell office:value-type="float" office:value="1.53875" calcext:value-type="float">
            <text:p>1.539</text:p>
          </table:table-cell>
          <table:table-cell office:value-type="float" office:value="0.04581" calcext:value-type="float">
            <text:p>0.046</text:p>
          </table:table-cell>
          <table:table-cell office:value-type="float" office:value="496.667" calcext:value-type="float">
            <text:p>496.7</text:p>
          </table:table-cell>
          <table:table-cell office:value-type="float" office:value="13.09" calcext:value-type="float">
            <text:p>13.1</text:p>
          </table:table-cell>
          <table:table-cell office:value-type="float" office:value="0.680133482053022" calcext:value-type="float">
            <text:p>0.680</text:p>
          </table:table-cell>
          <table:table-cell office:value-type="float" office:value="0.972774" calcext:value-type="float">
            <text:p>0.973</text:p>
          </table:table-cell>
          <table:table-cell office:value-type="float" office:value="0.001997" calcext:value-type="float">
            <text:p>0.002</text:p>
          </table:table-cell>
          <table:table-cell office:value-type="float" office:value="1130.36" calcext:value-type="float">
            <text:p>1130.4</text:p>
          </table:table-cell>
          <table:table-cell office:value-type="float" office:value="7.707" calcext:value-type="float">
            <text:p>7.7</text:p>
          </table:table-cell>
          <table:table-cell office:value-type="float" office:value="0.876971304730292" calcext:value-type="float">
            <text:p>0.877</text:p>
          </table:table-cell>
          <table:table-cell office:value-type="float" office:value="2682.15551631418" calcext:value-type="float">
            <text:p>2682.2</text:p>
          </table:table-cell>
          <table:table-cell office:value-type="float" office:value="1.15503837944232" calcext:value-type="float">
            <text:p>1.16</text:p>
          </table:table-cell>
          <table:table-cell office:value-type="float" office:value="1.65265552558139" calcext:value-type="float">
            <text:p>1.653</text:p>
          </table:table-cell>
          <table:table-cell office:value-type="float" office:value="0.00884399965656433" calcext:value-type="float">
            <text:p>0.00884</text:p>
          </table:table-cell>
          <table:table-cell table:number-columns-repeated="2"/>
          <table:table-cell table:style-name="ce2" table:formula="of:=[.J19]/POWER(LN([.C19]);[.$AH$2])" office:value-type="float" office:value="2.41160542438676" calcext:value-type="float">
            <text:p>2.41160542438676</text:p>
          </table:table-cell>
          <table:table-cell/>
          <table:table-cell table:style-name="ce2" table:formula="of:=[.$AJ$1]*POWER([.$C19];[.$AJ$2])" office:value-type="float" office:value="2262.23047351252" calcext:value-type="float">
            <text:p>2262.23047351252</text:p>
          </table:table-cell>
          <table:table-cell/>
          <table:table-cell table:style-name="ce2" table:formula="of:=[.AL$1]*POWER([.$C19];[.AL$2])" office:value-type="float" office:value="0.258044406956215" calcext:value-type="float">
            <text:p>0.258044406956215</text:p>
          </table:table-cell>
          <table:table-cell/>
          <table:table-cell table:style-name="ce2" table:formula="of:=[.AN$1]*POWER([.$C19];[.AN$2])" office:value-type="float" office:value="1381.30936519119" calcext:value-type="float">
            <text:p>1381.30936519119</text:p>
          </table:table-cell>
          <table:table-cell/>
          <table:table-cell table:style-name="ce2" table:formula="of:=[.AP$1]*POWER([.$C19];[.AP$2])" office:value-type="float" office:value="355.323899236528" calcext:value-type="float">
            <text:p>355.323899236528</text:p>
          </table:table-cell>
          <table:table-cell/>
          <table:table-cell table:style-name="ce2" table:formula="of:=[.AR$1]*POWER([.$C19];[.AR$2])" office:value-type="float" office:value="36.1221708426708" calcext:value-type="float">
            <text:p>36.1221708426708</text:p>
          </table:table-cell>
          <table:table-cell/>
          <table:table-cell table:style-name="ce2" table:formula="of:=[.AT$1]*POWER([.$C19];[.AT$2])" office:value-type="float" office:value="487.746002088389" calcext:value-type="float">
            <text:p>487.746002088389</text:p>
          </table:table-cell>
          <table:table-cell/>
          <table:table-cell table:style-name="ce2" table:formula="of:=[.AV$1]*POWER([.$C19];[.AV$2])" office:value-type="float" office:value="2678.18500451645" calcext:value-type="float">
            <text:p>2678.18500451645</text:p>
          </table:table-cell>
          <table:table-cell/>
          <table:table-cell table:style-name="ce2" table:formula="of:=LN([.C19])" office:value-type="float" office:value="9.12750209366718" calcext:value-type="float">
            <text:p>9.12750209366718</text:p>
          </table:table-cell>
          <table:table-cell/>
          <table:table-cell table:style-name="ce2" table:formula="of:=[.AZ$1]*POWER([.$AX19];[.AZ$2])" office:value-type="float" office:value="6.26662810435938" calcext:value-type="float">
            <text:p>6.26662810435938</text:p>
          </table:table-cell>
          <table:table-cell/>
          <table:table-cell table:style-name="ce2" table:formula="of:=[.AB19]*LN([.C19])*LN([.C19])/[.C19]" office:value-type="float" office:value="24.2752686620004" calcext:value-type="float">
            <text:p>24.2752686620004</text:p>
          </table:table-cell>
          <table:table-cell table:number-columns-repeated="4"/>
          <table:table-cell table:style-name="ce2" table:formula="of:=[.BF$1]+[.BF$2]/POWER([.$C19];[.BF$3])" office:value-type="float" office:value="1.64860359689284" calcext:value-type="float">
            <text:p>1.64860359689284</text:p>
          </table:table-cell>
          <table:table-cell/>
          <table:table-cell table:style-name="ce2" table:formula="of:=0.5*PI()+[.BI$1]/POWER([.$C19];[.BI$2])" office:value-type="float" office:value="1.64993586747193" calcext:value-type="float">
            <text:p>1.6499358674719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7</text:p>
          </table:table-cell>
          <table:table-cell table:style-name="ce2" office:value-type="float" office:value="2318" calcext:value-type="float">
            <text:p>2318</text:p>
          </table:table-cell>
          <table:table-cell table:style-name="ce2" office:value-type="float" office:value="9752" calcext:value-type="float">
            <text:p>9752</text:p>
          </table:table-cell>
          <table:table-cell office:value-type="float" office:value="0.237694831829368" calcext:value-type="float">
            <text:p>0.238</text:p>
          </table:table-cell>
          <table:table-cell table:style-name="ce2" office:value-type="float" office:value="1393" calcext:value-type="float">
            <text:p>1393</text:p>
          </table:table-cell>
          <table:table-cell table:style-name="ce2" office:value-type="float" office:value="0.142842493847416" calcext:value-type="float">
            <text:p>0.142842493847416</text:p>
          </table:table-cell>
          <table:table-cell table:style-name="ce2" office:value-type="float" office:value="365" calcext:value-type="float">
            <text:p>365</text:p>
          </table:table-cell>
          <table:table-cell office:value-type="float" office:value="0.037428219852338" calcext:value-type="float">
            <text:p>0.03743</text:p>
          </table:table-cell>
          <table:table-cell office:value-type="float" office:value="3.81643835616438" calcext:value-type="float">
            <text:p>3.82</text:p>
          </table:table-cell>
          <table:table-cell table:style-name="ce2" office:value-type="float" office:value="6.24183017284883" calcext:value-type="float">
            <text:p>6.24183017284883</text:p>
          </table:table-cell>
          <table:table-cell office:value-type="float" office:value="0.679550948143216" calcext:value-type="float">
            <text:p>0.6796</text:p>
          </table:table-cell>
          <table:table-cell office:value-type="float" office:value="2.05952460827939" calcext:value-type="float">
            <text:p>2.0595</text:p>
          </table:table-cell>
          <table:table-cell office:value-type="float" office:value="0.865743913502968" calcext:value-type="float">
            <text:p>0.8657</text:p>
          </table:table-cell>
          <table:table-cell office:value-type="float" office:value="36.625" calcext:value-type="float">
            <text:p>36.6</text:p>
          </table:table-cell>
          <table:table-cell office:value-type="float" office:value="7.27006721103333" calcext:value-type="float">
            <text:p>7.27</text:p>
          </table:table-cell>
          <table:table-cell office:value-type="float" office:value="0.00901830111961206" calcext:value-type="float">
            <text:p>0.009018</text:p>
          </table:table-cell>
          <table:table-cell office:value-type="float" office:value="0.991409399225179" calcext:value-type="float">
            <text:p>0.991409</text:p>
          </table:table-cell>
          <table:table-cell office:value-type="float" office:value="1.48" calcext:value-type="float">
            <text:p>1.480</text:p>
          </table:table-cell>
          <table:table-cell office:value-type="float" office:value="0.04301" calcext:value-type="float">
            <text:p>0.043</text:p>
          </table:table-cell>
          <table:table-cell office:value-type="float" office:value="503.16" calcext:value-type="float">
            <text:p>503.2</text:p>
          </table:table-cell>
          <table:table-cell office:value-type="float" office:value="13.17" calcext:value-type="float">
            <text:p>13.2</text:p>
          </table:table-cell>
          <table:table-cell office:value-type="float" office:value="0.677273164442345" calcext:value-type="float">
            <text:p>0.677</text:p>
          </table:table-cell>
          <table:table-cell office:value-type="float" office:value="0.966765" calcext:value-type="float">
            <text:p>0.967</text:p>
          </table:table-cell>
          <table:table-cell office:value-type="float" office:value="0.001999" calcext:value-type="float">
            <text:p>0.002</text:p>
          </table:table-cell>
          <table:table-cell office:value-type="float" office:value="1164.65" calcext:value-type="float">
            <text:p>1164.7</text:p>
          </table:table-cell>
          <table:table-cell office:value-type="float" office:value="7.981" calcext:value-type="float">
            <text:p>8.0</text:p>
          </table:table-cell>
          <table:table-cell office:value-type="float" office:value="0.918248162482182" calcext:value-type="float">
            <text:p>0.918</text:p>
          </table:table-cell>
          <table:table-cell office:value-type="float" office:value="2763.12726482758" calcext:value-type="float">
            <text:p>2763.1</text:p>
          </table:table-cell>
          <table:table-cell office:value-type="float" office:value="1.13026800082069" calcext:value-type="float">
            <text:p>1.13</text:p>
          </table:table-cell>
          <table:table-cell office:value-type="float" office:value="1.64917227458048" calcext:value-type="float">
            <text:p>1.649</text:p>
          </table:table-cell>
          <table:table-cell office:value-type="float" office:value="0.00891575805152356" calcext:value-type="float">
            <text:p>0.00892</text:p>
          </table:table-cell>
          <table:table-cell table:number-columns-repeated="2"/>
          <table:table-cell table:style-name="ce2" table:formula="of:=[.J20]/POWER(LN([.C20]);[.$AH$2])" office:value-type="float" office:value="2.40537769961553" calcext:value-type="float">
            <text:p>2.40537769961553</text:p>
          </table:table-cell>
          <table:table-cell/>
          <table:table-cell table:style-name="ce2" table:formula="of:=[.$AJ$1]*POWER([.$C20];[.$AJ$2])" office:value-type="float" office:value="2348.13292156933" calcext:value-type="float">
            <text:p>2348.13292156933</text:p>
          </table:table-cell>
          <table:table-cell/>
          <table:table-cell table:style-name="ce2" table:formula="of:=[.AL$1]*POWER([.$C20];[.AL$2])" office:value-type="float" office:value="0.254074278093379" calcext:value-type="float">
            <text:p>0.254074278093379</text:p>
          </table:table-cell>
          <table:table-cell/>
          <table:table-cell table:style-name="ce2" table:formula="of:=[.AN$1]*POWER([.$C20];[.AN$2])" office:value-type="float" office:value="1425.00698959326" calcext:value-type="float">
            <text:p>1425.00698959326</text:p>
          </table:table-cell>
          <table:table-cell/>
          <table:table-cell table:style-name="ce2" table:formula="of:=[.AP$1]*POWER([.$C20];[.AP$2])" office:value-type="float" office:value="370.685561136638" calcext:value-type="float">
            <text:p>370.685561136638</text:p>
          </table:table-cell>
          <table:table-cell/>
          <table:table-cell table:style-name="ce2" table:formula="of:=[.AR$1]*POWER([.$C20];[.AR$2])" office:value-type="float" office:value="37.150789041904" calcext:value-type="float">
            <text:p>37.150789041904</text:p>
          </table:table-cell>
          <table:table-cell/>
          <table:table-cell table:style-name="ce2" table:formula="of:=[.AT$1]*POWER([.$C20];[.AT$2])" office:value-type="float" office:value="510.72086864932" calcext:value-type="float">
            <text:p>510.72086864932</text:p>
          </table:table-cell>
          <table:table-cell/>
          <table:table-cell table:style-name="ce2" table:formula="of:=[.AV$1]*POWER([.$C20];[.AV$2])" office:value-type="float" office:value="2788.30557370756" calcext:value-type="float">
            <text:p>2788.30557370756</text:p>
          </table:table-cell>
          <table:table-cell/>
          <table:table-cell table:style-name="ce2" table:formula="of:=LN([.C20])" office:value-type="float" office:value="9.18522767116111" calcext:value-type="float">
            <text:p>9.18522767116111</text:p>
          </table:table-cell>
          <table:table-cell/>
          <table:table-cell table:style-name="ce2" table:formula="of:=[.AZ$1]*POWER([.$AX20];[.AZ$2])" office:value-type="float" office:value="6.28484247573929" calcext:value-type="float">
            <text:p>6.28484247573929</text:p>
          </table:table-cell>
          <table:table-cell/>
          <table:table-cell table:style-name="ce2" table:formula="of:=[.AB20]*LN([.C20])*LN([.C20])/[.C20]" office:value-type="float" office:value="23.9049063471151" calcext:value-type="float">
            <text:p>23.9049063471151</text:p>
          </table:table-cell>
          <table:table-cell table:number-columns-repeated="4"/>
          <table:table-cell table:style-name="ce2" table:formula="of:=[.BF$1]+[.BF$2]/POWER([.$C20];[.BF$3])" office:value-type="float" office:value="1.64687811118092" calcext:value-type="float">
            <text:p>1.64687811118092</text:p>
          </table:table-cell>
          <table:table-cell/>
          <table:table-cell table:style-name="ce2" table:formula="of:=0.5*PI()+[.BI$1]/POWER([.$C20];[.BI$2])" office:value-type="float" office:value="1.64756082738425" calcext:value-type="float">
            <text:p>1.6475608273842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8</text:p>
          </table:table-cell>
          <table:table-cell table:style-name="ce2" office:value-type="float" office:value="2435" calcext:value-type="float">
            <text:p>2435</text:p>
          </table:table-cell>
          <table:table-cell table:style-name="ce2" office:value-type="float" office:value="10456" calcext:value-type="float">
            <text:p>10456</text:p>
          </table:table-cell>
          <table:table-cell office:value-type="float" office:value="0.232880642693191" calcext:value-type="float">
            <text:p>0.233</text:p>
          </table:table-cell>
          <table:table-cell table:style-name="ce2" office:value-type="float" office:value="1451" calcext:value-type="float">
            <text:p>1451</text:p>
          </table:table-cell>
          <table:table-cell table:style-name="ce2" office:value-type="float" office:value="0.138771996939556" calcext:value-type="float">
            <text:p>0.138771996939556</text:p>
          </table:table-cell>
          <table:table-cell table:style-name="ce2" office:value-type="float" office:value="385" calcext:value-type="float">
            <text:p>385</text:p>
          </table:table-cell>
          <table:table-cell office:value-type="float" office:value="0.0368209640397858" calcext:value-type="float">
            <text:p>0.03682</text:p>
          </table:table-cell>
          <table:table-cell office:value-type="float" office:value="3.76883116883117" calcext:value-type="float">
            <text:p>3.77</text:p>
          </table:table-cell>
          <table:table-cell table:style-name="ce2" office:value-type="float" office:value="6.26346298941448" calcext:value-type="float">
            <text:p>6.26346298941448</text:p>
          </table:table-cell>
          <table:table-cell office:value-type="float" office:value="0.676770341846122" calcext:value-type="float">
            <text:p>0.6768</text:p>
          </table:table-cell>
          <table:table-cell office:value-type="float" office:value="2.05886521863054" calcext:value-type="float">
            <text:p>2.0589</text:p>
          </table:table-cell>
          <table:table-cell office:value-type="float" office:value="0.861426853373379" calcext:value-type="float">
            <text:p>0.8614</text:p>
          </table:table-cell>
          <table:table-cell office:value-type="float" office:value="38" calcext:value-type="float">
            <text:p>38.0</text:p>
          </table:table-cell>
          <table:table-cell office:value-type="float" office:value="7.2409972299169" calcext:value-type="float">
            <text:p>7.24</text:p>
          </table:table-cell>
          <table:table-cell office:value-type="float" office:value="0.00904204392919184" calcext:value-type="float">
            <text:p>0.009042</text:p>
          </table:table-cell>
          <table:table-cell office:value-type="float" office:value="0.99136508752359" calcext:value-type="float">
            <text:p>0.991365</text:p>
          </table:table-cell>
          <table:table-cell office:value-type="float" office:value="1.47439" calcext:value-type="float">
            <text:p>1.474</text:p>
          </table:table-cell>
          <table:table-cell office:value-type="float" office:value="0.05676" calcext:value-type="float">
            <text:p>0.057</text:p>
          </table:table-cell>
          <table:table-cell office:value-type="float" office:value="535.741" calcext:value-type="float">
            <text:p>535.7</text:p>
          </table:table-cell>
          <table:table-cell office:value-type="float" office:value="18.73" calcext:value-type="float">
            <text:p>18.7</text:p>
          </table:table-cell>
          <table:table-cell office:value-type="float" office:value="0.678951648801422" calcext:value-type="float">
            <text:p>0.679</text:p>
          </table:table-cell>
          <table:table-cell office:value-type="float" office:value="0.962041" calcext:value-type="float">
            <text:p>0.962</text:p>
          </table:table-cell>
          <table:table-cell office:value-type="float" office:value="0.002023" calcext:value-type="float">
            <text:p>0.002</text:p>
          </table:table-cell>
          <table:table-cell office:value-type="float" office:value="1212.5" calcext:value-type="float">
            <text:p>1212.5</text:p>
          </table:table-cell>
          <table:table-cell office:value-type="float" office:value="8.44" calcext:value-type="float">
            <text:p>8.4</text:p>
          </table:table-cell>
          <table:table-cell office:value-type="float" office:value="0.940868915475293" calcext:value-type="float">
            <text:p>0.941</text:p>
          </table:table-cell>
          <table:table-cell office:value-type="float" office:value="2915.18917544724" calcext:value-type="float">
            <text:p>2915.2</text:p>
          </table:table-cell>
          <table:table-cell office:value-type="float" office:value="1.12062079333961" calcext:value-type="float">
            <text:p>1.12</text:p>
          </table:table-cell>
          <table:table-cell office:value-type="float" office:value="1.64615431763293" calcext:value-type="float">
            <text:p>1.646</text:p>
          </table:table-cell>
          <table:table-cell office:value-type="float" office:value="0.00894640506155719" calcext:value-type="float">
            <text:p>0.00895</text:p>
          </table:table-cell>
          <table:table-cell table:number-columns-repeated="2"/>
          <table:table-cell table:style-name="ce2" table:formula="of:=[.J21]/POWER(LN([.C21]);[.$AH$2])" office:value-type="float" office:value="2.40588043679027" calcext:value-type="float">
            <text:p>2.40588043679027</text:p>
          </table:table-cell>
          <table:table-cell/>
          <table:table-cell table:style-name="ce2" table:formula="of:=[.$AJ$1]*POWER([.$C21];[.$AJ$2])" office:value-type="float" office:value="2456.2188055781" calcext:value-type="float">
            <text:p>2456.2188055781</text:p>
          </table:table-cell>
          <table:table-cell/>
          <table:table-cell table:style-name="ce2" table:formula="of:=[.AL$1]*POWER([.$C21];[.AL$2])" office:value-type="float" office:value="0.249361673024296" calcext:value-type="float">
            <text:p>0.249361673024296</text:p>
          </table:table-cell>
          <table:table-cell/>
          <table:table-cell table:style-name="ce2" table:formula="of:=[.AN$1]*POWER([.$C21];[.AN$2])" office:value-type="float" office:value="1479.61823111254" calcext:value-type="float">
            <text:p>1479.61823111254</text:p>
          </table:table-cell>
          <table:table-cell/>
          <table:table-cell table:style-name="ce2" table:formula="of:=[.AP$1]*POWER([.$C21];[.AP$2])" office:value-type="float" office:value="390.122513521046" calcext:value-type="float">
            <text:p>390.122513521046</text:p>
          </table:table-cell>
          <table:table-cell/>
          <table:table-cell table:style-name="ce2" table:formula="of:=[.AR$1]*POWER([.$C21];[.AR$2])" office:value-type="float" office:value="38.4319594676294" calcext:value-type="float">
            <text:p>38.4319594676294</text:p>
          </table:table-cell>
          <table:table-cell/>
          <table:table-cell table:style-name="ce2" table:formula="of:=[.AT$1]*POWER([.$C21];[.AT$2])" office:value-type="float" office:value="539.910002551201" calcext:value-type="float">
            <text:p>539.910002551201</text:p>
          </table:table-cell>
          <table:table-cell/>
          <table:table-cell table:style-name="ce2" table:formula="of:=[.AV$1]*POWER([.$C21];[.AV$2])" office:value-type="float" office:value="2927.32776113323" calcext:value-type="float">
            <text:p>2927.32776113323</text:p>
          </table:table-cell>
          <table:table-cell/>
          <table:table-cell table:style-name="ce2" table:formula="of:=LN([.C21])" office:value-type="float" office:value="9.25493125530406" calcext:value-type="float">
            <text:p>9.25493125530406</text:p>
          </table:table-cell>
          <table:table-cell/>
          <table:table-cell table:style-name="ce2" table:formula="of:=[.AZ$1]*POWER([.$AX21];[.AZ$2])" office:value-type="float" office:value="6.30675417837764" calcext:value-type="float">
            <text:p>6.30675417837764</text:p>
          </table:table-cell>
          <table:table-cell/>
          <table:table-cell table:style-name="ce2" table:formula="of:=[.AB21]*LN([.C21])*LN([.C21])/[.C21]" office:value-type="float" office:value="23.8807280262263" calcext:value-type="float">
            <text:p>23.8807280262263</text:p>
          </table:table-cell>
          <table:table-cell table:number-columns-repeated="4"/>
          <table:table-cell table:style-name="ce2" table:formula="of:=[.BF$1]+[.BF$2]/POWER([.$C21];[.BF$3])" office:value-type="float" office:value="1.64484133047013" calcext:value-type="float">
            <text:p>1.64484133047013</text:p>
          </table:table-cell>
          <table:table-cell/>
          <table:table-cell table:style-name="ce2" table:formula="of:=0.5*PI()+[.BI$1]/POWER([.$C21];[.BI$2])" office:value-type="float" office:value="1.64478776628153" calcext:value-type="float">
            <text:p>1.6447877662815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9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11351" calcext:value-type="float">
            <text:p>11351</text:p>
          </table:table-cell>
          <table:table-cell office:value-type="float" office:value="0.225530790238745" calcext:value-type="float">
            <text:p>0.226</text:p>
          </table:table-cell>
          <table:table-cell table:style-name="ce2" office:value-type="float" office:value="1517" calcext:value-type="float">
            <text:p>1517</text:p>
          </table:table-cell>
          <table:table-cell table:style-name="ce2" office:value-type="float" office:value="0.133644612809444" calcext:value-type="float">
            <text:p>0.133644612809444</text:p>
          </table:table-cell>
          <table:table-cell table:style-name="ce2" office:value-type="float" office:value="402" calcext:value-type="float">
            <text:p>402</text:p>
          </table:table-cell>
          <table:table-cell office:value-type="float" office:value="0.035415381904678" calcext:value-type="float">
            <text:p>0.03542</text:p>
          </table:table-cell>
          <table:table-cell office:value-type="float" office:value="3.77363184079602" calcext:value-type="float">
            <text:p>3.77</text:p>
          </table:table-cell>
          <table:table-cell table:style-name="ce2" office:value-type="float" office:value="6.27269450122164" calcext:value-type="float">
            <text:p>6.27269450122164</text:p>
          </table:table-cell>
          <table:table-cell office:value-type="float" office:value="0.671806087312726" calcext:value-type="float">
            <text:p>0.6718</text:p>
          </table:table-cell>
          <table:table-cell office:value-type="float" office:value="2.0528113283431" calcext:value-type="float">
            <text:p>2.0528</text:p>
          </table:table-cell>
          <table:table-cell office:value-type="float" office:value="0.854209273351649" calcext:value-type="float">
            <text:p>0.8542</text:p>
          </table:table-cell>
          <table:table-cell office:value-type="float" office:value="39" calcext:value-type="float">
            <text:p>39.0</text:p>
          </table:table-cell>
          <table:table-cell office:value-type="float" office:value="7.46285338593031" calcext:value-type="float">
            <text:p>7.46</text:p>
          </table:table-cell>
          <table:table-cell office:value-type="float" office:value="0.00912941258867693" calcext:value-type="float">
            <text:p>0.009129</text:p>
          </table:table-cell>
          <table:table-cell office:value-type="float" office:value="0.991257797488467" calcext:value-type="float">
            <text:p>0.991258</text:p>
          </table:table-cell>
          <table:table-cell office:value-type="float" office:value="1.46034" calcext:value-type="float">
            <text:p>1.460</text:p>
          </table:table-cell>
          <table:table-cell office:value-type="float" office:value="0.05825" calcext:value-type="float">
            <text:p>0.058</text:p>
          </table:table-cell>
          <table:table-cell office:value-type="float" office:value="560.432" calcext:value-type="float">
            <text:p>560.4</text:p>
          </table:table-cell>
          <table:table-cell office:value-type="float" office:value="20.37" calcext:value-type="float">
            <text:p>20.4</text:p>
          </table:table-cell>
          <table:table-cell office:value-type="float" office:value="0.67780512843846" calcext:value-type="float">
            <text:p>0.678</text:p>
          </table:table-cell>
          <table:table-cell office:value-type="float" office:value="0.975428" calcext:value-type="float">
            <text:p>0.975</text:p>
          </table:table-cell>
          <table:table-cell office:value-type="float" office:value="0.001726" calcext:value-type="float">
            <text:p>0.002</text:p>
          </table:table-cell>
          <table:table-cell office:value-type="float" office:value="1381.95" calcext:value-type="float">
            <text:p>1382.0</text:p>
          </table:table-cell>
          <table:table-cell office:value-type="float" office:value="8.137" calcext:value-type="float">
            <text:p>8.1</text:p>
          </table:table-cell>
          <table:table-cell office:value-type="float" office:value="0.922264535996385" calcext:value-type="float">
            <text:p>0.922</text:p>
          </table:table-cell>
          <table:table-cell office:value-type="float" office:value="3084.85468325873" calcext:value-type="float">
            <text:p>3084.9</text:p>
          </table:table-cell>
          <table:table-cell office:value-type="float" office:value="1.10203427074192" calcext:value-type="float">
            <text:p>1.10</text:p>
          </table:table-cell>
          <table:table-cell office:value-type="float" office:value="1.64184912856205" calcext:value-type="float">
            <text:p>1.642</text:p>
          </table:table-cell>
          <table:table-cell office:value-type="float" office:value="0.00904131462373985" calcext:value-type="float">
            <text:p>0.00904</text:p>
          </table:table-cell>
          <table:table-cell table:number-columns-repeated="2"/>
          <table:table-cell table:style-name="ce2" table:formula="of:=[.J22]/POWER(LN([.C22]);[.$AH$2])" office:value-type="float" office:value="2.40029018798923" calcext:value-type="float">
            <text:p>2.40029018798923</text:p>
          </table:table-cell>
          <table:table-cell/>
          <table:table-cell table:style-name="ce2" table:formula="of:=[.$AJ$1]*POWER([.$C22];[.$AJ$2])" office:value-type="float" office:value="2589.9755613372" calcext:value-type="float">
            <text:p>2589.9755613372</text:p>
          </table:table-cell>
          <table:table-cell/>
          <table:table-cell table:style-name="ce2" table:formula="of:=[.AL$1]*POWER([.$C22];[.AL$2])" office:value-type="float" office:value="0.243920985737534" calcext:value-type="float">
            <text:p>0.243920985737534</text:p>
          </table:table-cell>
          <table:table-cell/>
          <table:table-cell table:style-name="ce2" table:formula="of:=[.AN$1]*POWER([.$C22];[.AN$2])" office:value-type="float" office:value="1546.6570771068" calcext:value-type="float">
            <text:p>1546.6570771068</text:p>
          </table:table-cell>
          <table:table-cell/>
          <table:table-cell table:style-name="ce2" table:formula="of:=[.AP$1]*POWER([.$C22];[.AP$2])" office:value-type="float" office:value="414.336500702292" calcext:value-type="float">
            <text:p>414.336500702292</text:p>
          </table:table-cell>
          <table:table-cell/>
          <table:table-cell table:style-name="ce2" table:formula="of:=[.AR$1]*POWER([.$C22];[.AR$2])" office:value-type="float" office:value="39.9983425412018" calcext:value-type="float">
            <text:p>39.9983425412018</text:p>
          </table:table-cell>
          <table:table-cell/>
          <table:table-cell table:style-name="ce2" table:formula="of:=[.AT$1]*POWER([.$C22];[.AT$2])" office:value-type="float" office:value="576.450820595826" calcext:value-type="float">
            <text:p>576.450820595826</text:p>
          </table:table-cell>
          <table:table-cell/>
          <table:table-cell table:style-name="ce2" table:formula="of:=[.AV$1]*POWER([.$C22];[.AV$2])" office:value-type="float" office:value="3100.05518837475" calcext:value-type="float">
            <text:p>3100.05518837475</text:p>
          </table:table-cell>
          <table:table-cell/>
          <table:table-cell table:style-name="ce2" table:formula="of:=LN([.C22])" office:value-type="float" office:value="9.33706112475534" calcext:value-type="float">
            <text:p>9.33706112475534</text:p>
          </table:table-cell>
          <table:table-cell/>
          <table:table-cell table:style-name="ce2" table:formula="of:=[.AZ$1]*POWER([.$AX22];[.AZ$2])" office:value-type="float" office:value="6.33245817635052" calcext:value-type="float">
            <text:p>6.33245817635052</text:p>
          </table:table-cell>
          <table:table-cell/>
          <table:table-cell table:style-name="ce2" table:formula="of:=[.AB22]*LN([.C22])*LN([.C22])/[.C22]" office:value-type="float" office:value="23.6930510892026" calcext:value-type="float">
            <text:p>23.6930510892026</text:p>
          </table:table-cell>
          <table:table-cell table:number-columns-repeated="4"/>
          <table:table-cell table:style-name="ce2" table:formula="of:=[.BF$1]+[.BF$2]/POWER([.$C22];[.BF$3])" office:value-type="float" office:value="1.64250545661947" calcext:value-type="float">
            <text:p>1.64250545661947</text:p>
          </table:table-cell>
          <table:table-cell/>
          <table:table-cell table:style-name="ce2" table:formula="of:=0.5*PI()+[.BI$1]/POWER([.$C22];[.BI$2])" office:value-type="float" office:value="1.64164861886012" calcext:value-type="float">
            <text:p>1.6416486188601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20</text:p>
          </table:table-cell>
          <table:table-cell table:style-name="ce2" office:value-type="float" office:value="2633" calcext:value-type="float">
            <text:p>2633</text:p>
          </table:table-cell>
          <table:table-cell table:style-name="ce2" office:value-type="float" office:value="11813" calcext:value-type="float">
            <text:p>11813</text:p>
          </table:table-cell>
          <table:table-cell office:value-type="float" office:value="0.222890036400576" calcext:value-type="float">
            <text:p>0.223</text:p>
          </table:table-cell>
          <table:table-cell table:style-name="ce2" office:value-type="float" office:value="1554" calcext:value-type="float">
            <text:p>1554</text:p>
          </table:table-cell>
          <table:table-cell table:style-name="ce2" office:value-type="float" office:value="0.131549987302125" calcext:value-type="float">
            <text:p>0.131549987302125</text:p>
          </table:table-cell>
          <table:table-cell table:style-name="ce2" office:value-type="float" office:value="420" calcext:value-type="float">
            <text:p>420</text:p>
          </table:table-cell>
          <table:table-cell office:value-type="float" office:value="0.0355540506221959" calcext:value-type="float">
            <text:p>0.03555</text:p>
          </table:table-cell>
          <table:table-cell office:value-type="float" office:value="3.7" calcext:value-type="float">
            <text:p>3.70</text:p>
          </table:table-cell>
          <table:table-cell table:style-name="ce2" office:value-type="float" office:value="6.28245120775243" calcext:value-type="float">
            <text:p>6.28245120775243</text:p>
          </table:table-cell>
          <table:table-cell office:value-type="float" office:value="0.669988349679335" calcext:value-type="float">
            <text:p>0.6700</text:p>
          </table:table-cell>
          <table:table-cell office:value-type="float" office:value="2.05162596898728" calcext:value-type="float">
            <text:p>2.0516</text:p>
          </table:table-cell>
          <table:table-cell office:value-type="float" office:value="0.851465343854833" calcext:value-type="float">
            <text:p>0.8515</text:p>
          </table:table-cell>
          <table:table-cell office:value-type="float" office:value="40.6666666666667" calcext:value-type="float">
            <text:p>40.7</text:p>
          </table:table-cell>
          <table:table-cell office:value-type="float" office:value="7.14303950550927" calcext:value-type="float">
            <text:p>7.14</text:p>
          </table:table-cell>
          <table:table-cell office:value-type="float" office:value="0.00916486405376428" calcext:value-type="float">
            <text:p>0.009165</text:p>
          </table:table-cell>
          <table:table-cell office:value-type="float" office:value="0.991211593064756" calcext:value-type="float">
            <text:p>0.991212</text:p>
          </table:table-cell>
          <table:table-cell office:value-type="float" office:value="1.47942" calcext:value-type="float">
            <text:p>1.479</text:p>
          </table:table-cell>
          <table:table-cell office:value-type="float" office:value="0.05296" calcext:value-type="float">
            <text:p>0.053</text:p>
          </table:table-cell>
          <table:table-cell office:value-type="float" office:value="585.101" calcext:value-type="float">
            <text:p>585.1</text:p>
          </table:table-cell>
          <table:table-cell office:value-type="float" office:value="19.11" calcext:value-type="float">
            <text:p>19.1</text:p>
          </table:table-cell>
          <table:table-cell office:value-type="float" office:value="0.679515244666639" calcext:value-type="float">
            <text:p>0.680</text:p>
          </table:table-cell>
          <table:table-cell office:value-type="float" office:value="0.979554" calcext:value-type="float">
            <text:p>0.980</text:p>
          </table:table-cell>
          <table:table-cell office:value-type="float" office:value="0.00174" calcext:value-type="float">
            <text:p>0.002</text:p>
          </table:table-cell>
          <table:table-cell office:value-type="float" office:value="1456.04" calcext:value-type="float">
            <text:p>1456.0</text:p>
          </table:table-cell>
          <table:table-cell office:value-type="float" office:value="8.623" calcext:value-type="float">
            <text:p>8.6</text:p>
          </table:table-cell>
          <table:table-cell office:value-type="float" office:value="0.915007553657658" calcext:value-type="float">
            <text:p>0.915</text:p>
          </table:table-cell>
          <table:table-cell office:value-type="float" office:value="3186.15121393163" calcext:value-type="float">
            <text:p>3186.2</text:p>
          </table:table-cell>
          <table:table-cell office:value-type="float" office:value="1.09837936234869" calcext:value-type="float">
            <text:p>1.10</text:p>
          </table:table-cell>
          <table:table-cell office:value-type="float" office:value="1.64136741005633" calcext:value-type="float">
            <text:p>1.641</text:p>
          </table:table-cell>
          <table:table-cell office:value-type="float" office:value="0.00908021155228388" calcext:value-type="float">
            <text:p>0.00908</text:p>
          </table:table-cell>
          <table:table-cell table:number-columns-repeated="2"/>
          <table:table-cell table:style-name="ce2" table:formula="of:=[.J23]/POWER(LN([.C23]);[.$AH$2])" office:value-type="float" office:value="2.3996202530157" calcext:value-type="float">
            <text:p>2.3996202530157</text:p>
          </table:table-cell>
          <table:table-cell/>
          <table:table-cell table:style-name="ce2" table:formula="of:=[.$AJ$1]*POWER([.$C23];[.$AJ$2])" office:value-type="float" office:value="2657.5525975708" calcext:value-type="float">
            <text:p>2657.5525975708</text:p>
          </table:table-cell>
          <table:table-cell/>
          <table:table-cell table:style-name="ce2" table:formula="of:=[.AL$1]*POWER([.$C23];[.AL$2])" office:value-type="float" office:value="0.241321156861576" calcext:value-type="float">
            <text:p>0.241321156861576</text:p>
          </table:table-cell>
          <table:table-cell/>
          <table:table-cell table:style-name="ce2" table:formula="of:=[.AN$1]*POWER([.$C23];[.AN$2])" office:value-type="float" office:value="1580.30904278094" calcext:value-type="float">
            <text:p>1580.30904278094</text:p>
          </table:table-cell>
          <table:table-cell/>
          <table:table-cell table:style-name="ce2" table:formula="of:=[.AP$1]*POWER([.$C23];[.AP$2])" office:value-type="float" office:value="426.635191561414" calcext:value-type="float">
            <text:p>426.635191561414</text:p>
          </table:table-cell>
          <table:table-cell/>
          <table:table-cell table:style-name="ce2" table:formula="of:=[.AR$1]*POWER([.$C23];[.AR$2])" office:value-type="float" office:value="40.7820956958366" calcext:value-type="float">
            <text:p>40.7820956958366</text:p>
          </table:table-cell>
          <table:table-cell/>
          <table:table-cell table:style-name="ce2" table:formula="of:=[.AT$1]*POWER([.$C23];[.AT$2])" office:value-type="float" office:value="595.08292508819" calcext:value-type="float">
            <text:p>595.08292508819</text:p>
          </table:table-cell>
          <table:table-cell/>
          <table:table-cell table:style-name="ce2" table:formula="of:=[.AV$1]*POWER([.$C23];[.AV$2])" office:value-type="float" office:value="3187.59929767783" calcext:value-type="float">
            <text:p>3187.59929767783</text:p>
          </table:table-cell>
          <table:table-cell/>
          <table:table-cell table:style-name="ce2" table:formula="of:=LN([.C23])" office:value-type="float" office:value="9.37695589894852" calcext:value-type="float">
            <text:p>9.37695589894852</text:p>
          </table:table-cell>
          <table:table-cell/>
          <table:table-cell table:style-name="ce2" table:formula="of:=[.AZ$1]*POWER([.$AX23];[.AZ$2])" office:value-type="float" office:value="6.34489992746436" calcext:value-type="float">
            <text:p>6.34489992746436</text:p>
          </table:table-cell>
          <table:table-cell/>
          <table:table-cell table:style-name="ce2" table:formula="of:=[.AB23]*LN([.C23])*LN([.C23])/[.C23]" office:value-type="float" office:value="23.7153711829876" calcext:value-type="float">
            <text:p>23.7153711829876</text:p>
          </table:table-cell>
          <table:table-cell table:number-columns-repeated="4"/>
          <table:table-cell table:style-name="ce2" table:formula="of:=[.BF$1]+[.BF$2]/POWER([.$C23];[.BF$3])" office:value-type="float" office:value="1.64139522631314" calcext:value-type="float">
            <text:p>1.64139522631314</text:p>
          </table:table-cell>
          <table:table-cell/>
          <table:table-cell table:style-name="ce2" table:formula="of:=0.5*PI()+[.BI$1]/POWER([.$C23];[.BI$2])" office:value-type="float" office:value="1.64017218481178" calcext:value-type="float">
            <text:p>1.64017218481178</text:p>
          </table:table-cell>
          <table:table-cell table:number-columns-repeated="96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G1973" table:style-name="ta6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4"/>
        <table:table-column table:style-name="co2" table:number-columns-repeated="3" table:default-cell-style-name="Default"/>
        <table:table-column table:style-name="co3" table:default-cell-style-name="ce6"/>
        <table:table-column table:style-name="co3" table:default-cell-style-name="ce8"/>
        <table:table-column table:style-name="co2" table:default-cell-style-name="Default"/>
        <table:table-column table:style-name="co3" table:number-columns-repeated="2" table:default-cell-style-name="ce10"/>
        <table:table-column table:style-name="co3" table:default-cell-style-name="ce12"/>
        <table:table-column table:style-name="co3" table:default-cell-style-name="ce14"/>
        <table:table-column table:style-name="co3" table:default-cell-style-name="ce8"/>
        <table:table-column table:style-name="co3" table:number-columns-repeated="2" table:default-cell-style-name="ce16"/>
        <table:table-column table:style-name="co3" table:number-columns-repeated="2" table:default-cell-style-name="ce4"/>
        <table:table-column table:style-name="co3" table:default-cell-style-name="ce14"/>
        <table:table-column table:style-name="co3" table:default-cell-style-name="ce13"/>
        <table:table-column table:style-name="co3" table:number-columns-repeated="3" table:default-cell-style-name="ce3"/>
        <table:table-column table:style-name="co3" table:default-cell-style-name="ce14"/>
        <table:table-column table:style-name="co3" table:default-cell-style-name="ce13"/>
        <table:table-column table:style-name="co3" table:default-cell-style-name="ce3"/>
        <table:table-column table:style-name="co3" table:default-cell-style-name="ce14"/>
        <table:table-column table:style-name="co3" table:default-cell-style-name="ce7"/>
        <table:table-column table:style-name="co3" table:default-cell-style-name="ce3"/>
        <table:table-column table:style-name="co4" table:default-cell-style-name="ce17"/>
        <table:table-column table:style-name="co2" table:number-columns-repeated="3" table:default-cell-style-name="Default"/>
        <table:table-column table:style-name="co3" table:default-cell-style-name="ce24"/>
        <table:table-column table:style-name="co2" table:number-columns-repeated="13" table:default-cell-style-name="Default"/>
        <table:table-column table:style-name="co5" table:default-cell-style-name="ce2"/>
        <table:table-column table:style-name="co2" table:number-columns-repeated="975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3"/>
          <table:table-cell table:style-name="ce23" office:value-type="string" calcext:value-type="string">
            <text:p>a=</text:p>
          </table:table-cell>
          <table:table-cell table:style-name="ce2" office:value-type="float" office:value="6.0285" calcext:value-type="float">
            <text:p>6.0285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3.46568" calcext:value-type="float">
            <text:p>3.46568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10.1828" calcext:value-type="float">
            <text:p>10.1828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365146" calcext:value-type="float">
            <text:p>0.365146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446152" calcext:value-type="float">
            <text:p>0.446152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253504" calcext:value-type="float">
            <text:p>0.253504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4.82251" calcext:value-type="float">
            <text:p>4.82251</text:p>
          </table:table-cell>
          <table:table-cell/>
          <table:table-cell table:style-name="ce2" office:value-type="string" calcext:value-type="string">
            <text:p>LN(N):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2.24045" calcext:value-type="float">
            <text:p>2.24045</text:p>
          </table:table-cell>
          <table:table-cell table:number-columns-repeated="4"/>
          <table:table-cell table:style-name="ce2" office:value-type="string" calcext:value-type="string">
            <text:p>phi:</text:p>
          </table:table-cell>
          <table:table-cell table:style-name="ce18" office:value-type="float" office:value="1.56383" calcext:value-type="float">
            <text:p>1.56383</text:p>
          </table:table-cell>
          <table:table-cell/>
          <table:table-cell table:style-name="ce18" office:value-type="string" calcext:value-type="string">
            <text:p>a=</text:p>
          </table:table-cell>
          <table:table-cell table:style-name="ce2" office:value-type="float" office:value="9.26361" calcext:value-type="float">
            <text:p>9.2636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# Chapter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TTR</text:p>
          </table:table-cell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1/N</text:p>
          </table:table-cell>
          <table:table-cell table:style-name="ce2" office:value-type="string" calcext:value-type="string">
            <text:p>N2</text:p>
          </table:table-cell>
          <table:table-cell office:value-type="string" calcext:value-type="string">
            <text:p>N2/N</text:p>
          </table:table-cell>
          <table:table-cell office:value-type="string" calcext:value-type="string">
            <text:p>N1/N2</text:p>
          </table:table-cell>
          <table:table-cell table:style-name="ce2" office:value-type="string" calcext:value-type="string">
            <text:p>Entropy</text:p>
          </table:table-cell>
          <table:table-cell office:value-type="string" calcext:value-type="string">
            <text:p>S/lnN</text:p>
          </table:table-cell>
          <table:table-cell office:value-type="string" calcext:value-type="string">
            <text:p>S/sqrtlnN</text:p>
          </table:table-cell>
          <table:table-cell office:value-type="string" calcext:value-type="string">
            <text:p>S/W</text:p>
          </table:table-cell>
          <table:table-cell office:value-type="string" calcext:value-type="string">
            <text:p>h-point</text:p>
          </table:table-cell>
          <table:table-cell office:value-type="string" calcext:value-type="string">
            <text:p>a-scaling</text:p>
          </table:table-cell>
          <table:table-cell office:value-type="string" calcext:value-type="string">
            <text:p>RRate</text:p>
          </table:table-cell>
          <table:table-cell office:value-type="string" calcext:value-type="string">
            <text:p>RelR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alph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sZipf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Zip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K</text:p>
          </table:table-cell>
          <table:table-cell table:style-name="ce1" table:number-columns-repeated="2"/>
          <table:table-cell table:style-name="ce1" office:value-type="float" office:value="0.43" calcext:value-type="float">
            <text:p>0.43</text:p>
          </table:table-cell>
          <table:table-cell table:style-name="ce23" office:value-type="string" calcext:value-type="string">
            <text:p>b=</text:p>
          </table:table-cell>
          <table:table-cell table:style-name="ce1" office:value-type="float" office:value="0.652141" calcext:value-type="float">
            <text:p>0.652141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-0.281458" calcext:value-type="float">
            <text:p>-0.281458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538421" calcext:value-type="float">
            <text:p>0.538421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758337" calcext:value-type="float">
            <text:p>0.758337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47985" calcext:value-type="float">
            <text:p>0.47985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835297" calcext:value-type="float">
            <text:p>0.835297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694562" calcext:value-type="float">
            <text:p>0.694562</text:p>
          </table:table-cell>
          <table:table-cell table:style-name="ce1" table:number-columns-repeated="2"/>
          <table:table-cell table:style-name="ce18" office:value-type="string" calcext:value-type="string">
            <text:p>b=</text:p>
          </table:table-cell>
          <table:table-cell table:style-name="ce1" office:value-type="float" office:value="0.472735" calcext:value-type="float">
            <text:p>0.472735</text:p>
          </table:table-cell>
          <table:table-cell table:style-name="ce1" table:number-columns-repeated="5"/>
          <table:table-cell table:style-name="ce18" office:value-type="float" office:value="2.18976" calcext:value-type="float">
            <text:p>2.18976</text:p>
          </table:table-cell>
          <table:table-cell table:style-name="ce1"/>
          <table:table-cell table:style-name="ce18" office:value-type="string" calcext:value-type="string">
            <text:p>b=</text:p>
          </table:table-cell>
          <table:table-cell table:style-name="ce1" office:value-type="float" office:value="0.529782" calcext:value-type="float">
            <text:p>0.529782</text:p>
          </table:table-cell>
          <table:table-cell table:style-name="ce1" table:number-columns-repeated="963"/>
        </table:table-row>
        <table:table-row table:style-name="ro1">
          <table:table-cell office:value-type="string" calcext:value-type="string">
            <text:p>Chapter0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390" calcext:value-type="float">
            <text:p>390</text:p>
          </table:table-cell>
          <table:table-cell office:value-type="float" office:value="0.602564102564103" calcext:value-type="float">
            <text:p>0.603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0.494871794871795" calcext:value-type="float">
            <text:p>0.494871794871795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0.0487179487179487" calcext:value-type="float">
            <text:p>0.04872</text:p>
          </table:table-cell>
          <table:table-cell office:value-type="float" office:value="10.1578947368421" calcext:value-type="float">
            <text:p>10.16</text:p>
          </table:table-cell>
          <table:table-cell table:style-name="ce2" office:value-type="float" office:value="5.0315758260339" calcext:value-type="float">
            <text:p>5.0315758260339</text:p>
          </table:table-cell>
          <table:table-cell office:value-type="float" office:value="0.84335435349566" calcext:value-type="float">
            <text:p>0.8434</text:p>
          </table:table-cell>
          <table:table-cell office:value-type="float" office:value="2.05995179017112" calcext:value-type="float">
            <text:p>2.0600</text:p>
          </table:table-cell>
          <table:table-cell office:value-type="float" office:value="1.12588774284149" calcext:value-type="float">
            <text:p>1.1259</text:p>
          </table:table-cell>
          <table:table-cell office:value-type="float" office:value="8" calcext:value-type="float">
            <text:p>8.0</text:p>
          </table:table-cell>
          <table:table-cell office:value-type="float" office:value="6.09375" calcext:value-type="float">
            <text:p>6.09</text:p>
          </table:table-cell>
          <table:table-cell office:value-type="float" office:value="0.0120973044049968" calcext:value-type="float">
            <text:p>0.012097</text:p>
          </table:table-cell>
          <table:table-cell office:value-type="float" office:value="0.992124501986435" calcext:value-type="float">
            <text:p>0.992125</text:p>
          </table:table-cell>
          <table:table-cell office:value-type="float" office:value="1.32647" calcext:value-type="float">
            <text:p>1.326</text:p>
          </table:table-cell>
          <table:table-cell office:value-type="float" office:value="0.08764" calcext:value-type="float">
            <text:p>0.088</text:p>
          </table:table-cell>
          <table:table-cell office:value-type="float" office:value="21.4842" calcext:value-type="float">
            <text:p>21.5</text:p>
          </table:table-cell>
          <table:table-cell office:value-type="float" office:value="0.9342" calcext:value-type="float">
            <text:p>0.9</text:p>
          </table:table-cell>
          <table:table-cell office:value-type="float" office:value="0.514120405577521" calcext:value-type="float">
            <text:p>0.514</text:p>
          </table:table-cell>
          <table:table-cell office:value-type="float" office:value="0.652857" calcext:value-type="float">
            <text:p>0.653</text:p>
          </table:table-cell>
          <table:table-cell office:value-type="float" office:value="0.01853" calcext:value-type="float">
            <text:p>0.019</text:p>
          </table:table-cell>
          <table:table-cell office:value-type="float" office:value="21.3375" calcext:value-type="float">
            <text:p>21.3</text:p>
          </table:table-cell>
          <table:table-cell office:value-type="float" office:value="1.465" calcext:value-type="float">
            <text:p>1.5</text:p>
          </table:table-cell>
          <table:table-cell office:value-type="float" office:value="0.853263286176731" calcext:value-type="float">
            <text:p>0.853</text:p>
          </table:table-cell>
          <table:table-cell office:value-type="float" office:value="244.079834824111" calcext:value-type="float">
            <text:p>244.1</text:p>
          </table:table-cell>
          <table:table-cell office:value-type="float" office:value="1.62160672128622" calcext:value-type="float">
            <text:p>1.62</text:p>
          </table:table-cell>
          <table:table-cell office:value-type="float" office:value="2.00996000388483" calcext:value-type="float">
            <text:p>2.010</text:p>
          </table:table-cell>
          <table:table-cell office:value-type="float" office:value="0.00953320184089415" calcext:value-type="float">
            <text:p>0.00953</text:p>
          </table:table-cell>
          <table:table-cell table:style-name="ce2" office:value-type="string" calcext:value-type="string">
            <text:p>a-scaling</text:p>
          </table:table-cell>
          <table:table-cell table:style-name="ce2" table:formula="of:=CORREL([.O3:.O23];[.C3:.C23])" office:value-type="float" office:value="-0.0521128558165914" calcext:value-type="float">
            <text:p>-0.052112855816591</text:p>
          </table:table-cell>
          <table:table-cell table:style-name="ce2" table:formula="of:=[.J3]/POWER(LN([.C3]);[.$AH$2])" office:value-type="float" office:value="2.33429441894596" calcext:value-type="float">
            <text:p>2.33429441894596</text:p>
          </table:table-cell>
          <table:table-cell office:value-type="string" calcext:value-type="string">
            <text:p>R2:</text:p>
          </table:table-cell>
          <table:table-cell table:style-name="ce2" table:formula="of:=[.$AJ$1]*POWER([.$C3];[.$AJ$2])" office:value-type="float" office:value="295.086084068781" calcext:value-type="float">
            <text:p>295.086084068781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L$1]*POWER([.$C3];[.AL$2])" office:value-type="float" office:value="0.646416744859136" calcext:value-type="float">
            <text:p>0.646416744859136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N$1]*POWER([.$C3];[.AN$2])" office:value-type="float" office:value="252.901153775176" calcext:value-type="float">
            <text:p>252.901153775176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P$1]*POWER([.$C3];[.AP$2])" office:value-type="float" office:value="33.6795832110431" calcext:value-type="float">
            <text:p>33.6795832110431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R$1]*POWER([.$C3];[.AR$2])" office:value-type="float" office:value="7.81277281614789" calcext:value-type="float">
            <text:p>7.81277281614789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T$1]*POWER([.$C3];[.AT$2])" office:value-type="float" office:value="37.0078034983311" calcext:value-type="float">
            <text:p>37.0078034983311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V$1]*POWER([.$C3];[.AV$2])" office:value-type="float" office:value="304.038199824093" calcext:value-type="float">
            <text:p>304.038199824093</text:p>
          </table:table-cell>
          <table:table-cell/>
          <table:table-cell table:style-name="ce2" table:formula="of:=LN([.C3])" office:value-type="float" office:value="5.96614673912369" calcext:value-type="float">
            <text:p>5.96614673912369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Z$1]*POWER([.$AX3];[.AZ$2])" office:value-type="float" office:value="5.21234227641796" calcext:value-type="float">
            <text:p>5.21234227641796</text:p>
          </table:table-cell>
          <table:table-cell/>
          <table:table-cell table:style-name="ce2" table:formula="of:=[.AB3]*LN([.C3])*LN([.C3])/[.C3]" office:value-type="float" office:value="22.2769205124235" calcext:value-type="float">
            <text:p>22.2769205124235</text:p>
          </table:table-cell>
          <table:table-cell table:number-columns-repeated="3"/>
          <table:table-cell table:style-name="ce18" office:value-type="float" office:value="0.356238" calcext:value-type="float">
            <text:p>0.356238</text:p>
          </table:table-cell>
          <table:table-cell table:style-name="ce2" table:formula="of:=[.BF$1]+[.BF$2]/POWER([.$C3];[.BF$3])" office:value-type="float" office:value="1.82526326383434" calcext:value-type="float">
            <text:p>1.82526326383434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0.5*PI()+[.BI$1]/POWER([.$C3];[.BI$2])" office:value-type="float" office:value="1.9635143863642" calcext:value-type="float">
            <text:p>1.963514386364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713" calcext:value-type="float">
            <text:p>713</text:p>
          </table:table-cell>
          <table:table-cell office:value-type="float" office:value="0.548387096774194" calcext:value-type="float">
            <text:p>0.548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0.422159887798036" calcext:value-type="float">
            <text:p>0.422159887798036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0.0603085553997195" calcext:value-type="float">
            <text:p>0.06031</text:p>
          </table:table-cell>
          <table:table-cell office:value-type="float" office:value="7" calcext:value-type="float">
            <text:p>7.00</text:p>
          </table:table-cell>
          <table:table-cell table:style-name="ce2" office:value-type="float" office:value="5.44094834113676" calcext:value-type="float">
            <text:p>5.44094834113676</text:p>
          </table:table-cell>
          <table:table-cell office:value-type="float" office:value="0.828215804710144" calcext:value-type="float">
            <text:p>0.8282</text:p>
          </table:table-cell>
          <table:table-cell office:value-type="float" office:value="2.12279989842211" calcext:value-type="float">
            <text:p>2.1228</text:p>
          </table:table-cell>
          <table:table-cell office:value-type="float" office:value="1.09548086828089" calcext:value-type="float">
            <text:p>1.0955</text:p>
          </table:table-cell>
          <table:table-cell office:value-type="float" office:value="8.75" calcext:value-type="float">
            <text:p>8.8</text:p>
          </table:table-cell>
          <table:table-cell office:value-type="float" office:value="9.31265306122449" calcext:value-type="float">
            <text:p>9.31</text:p>
          </table:table-cell>
          <table:table-cell office:value-type="float" office:value="0.0101127330738106" calcext:value-type="float">
            <text:p>0.010113</text:p>
          </table:table-cell>
          <table:table-cell office:value-type="float" office:value="0.992425439405487" calcext:value-type="float">
            <text:p>0.992425</text:p>
          </table:table-cell>
          <table:table-cell office:value-type="float" office:value="1.32647" calcext:value-type="float">
            <text:p>1.326</text:p>
          </table:table-cell>
          <table:table-cell office:value-type="float" office:value="0.08764" calcext:value-type="float">
            <text:p>0.088</text:p>
          </table:table-cell>
          <table:table-cell office:value-type="float" office:value="21.4842" calcext:value-type="float">
            <text:p>21.5</text:p>
          </table:table-cell>
          <table:table-cell office:value-type="float" office:value="0.9342" calcext:value-type="float">
            <text:p>0.9</text:p>
          </table:table-cell>
          <table:table-cell office:value-type="float" office:value="0.466904095614269" calcext:value-type="float">
            <text:p>0.467</text:p>
          </table:table-cell>
          <table:table-cell office:value-type="float" office:value="0.67922" calcext:value-type="float">
            <text:p>0.679</text:p>
          </table:table-cell>
          <table:table-cell office:value-type="float" office:value="0.008379" calcext:value-type="float">
            <text:p>0.008</text:p>
          </table:table-cell>
          <table:table-cell office:value-type="float" office:value="36.0467" calcext:value-type="float">
            <text:p>36.0</text:p>
          </table:table-cell>
          <table:table-cell office:value-type="float" office:value="1.161" calcext:value-type="float">
            <text:p>1.2</text:p>
          </table:table-cell>
          <table:table-cell office:value-type="float" office:value="0.870090700596112" calcext:value-type="float">
            <text:p>0.870</text:p>
          </table:table-cell>
          <table:table-cell office:value-type="float" office:value="417.199351287256" calcext:value-type="float">
            <text:p>417.2</text:p>
          </table:table-cell>
          <table:table-cell office:value-type="float" office:value="1.66943492428985" calcext:value-type="float">
            <text:p>1.67</text:p>
          </table:table-cell>
          <table:table-cell office:value-type="float" office:value="1.8154404374562" calcext:value-type="float">
            <text:p>1.815</text:p>
          </table:table-cell>
          <table:table-cell office:value-type="float" office:value="0.00871020852963104" calcext:value-type="float">
            <text:p>0.00871</text:p>
          </table:table-cell>
          <table:table-cell table:style-name="ce15" office:value-type="string" calcext:value-type="string">
            <text:p>RelRR</text:p>
          </table:table-cell>
          <table:table-cell table:style-name="ce2" table:formula="of:=PEARSON([.Q$3:.Q$23];[.$C$3:.$C$23])" office:value-type="float" office:value="0.0193356864809546" calcext:value-type="float">
            <text:p>0.019335686480955</text:p>
          </table:table-cell>
          <table:table-cell table:style-name="ce2" table:formula="of:=[.J4]/POWER(LN([.C4]);[.$AH$2])" office:value-type="float" office:value="2.42178862153411" calcext:value-type="float">
            <text:p>2.42178862153411</text:p>
          </table:table-cell>
          <table:table-cell table:formula="of:=RSQ([.B$3:.B$23];[.AJ$3:.AJ$23])" office:value-type="float" office:value="0.99899379159216" calcext:value-type="float">
            <text:p>0.99899379159216</text:p>
          </table:table-cell>
          <table:table-cell table:style-name="ce2" table:formula="of:=[.$AJ$1]*POWER([.$C4];[.$AJ$2])" office:value-type="float" office:value="437.346770925562" calcext:value-type="float">
            <text:p>437.346770925562</text:p>
          </table:table-cell>
          <table:table-cell table:style-name="ce2" table:formula="of:=RSQ([.D$3:.D$23];[.AL$3:.AL$23])" office:value-type="float" office:value="0.971103606684793" calcext:value-type="float">
            <text:p>0.971103606684793</text:p>
          </table:table-cell>
          <table:table-cell table:style-name="ce2" table:formula="of:=[.AL$1]*POWER([.$C4];[.AL$2])" office:value-type="float" office:value="0.545460852869543" calcext:value-type="float">
            <text:p>0.545460852869543</text:p>
          </table:table-cell>
          <table:table-cell table:style-name="ce2" table:formula="of:=RSQ([.E$3:.E$23];[.AN$3:.AN$23])" office:value-type="float" office:value="0.995912896218651" calcext:value-type="float">
            <text:p>0.995912896218651</text:p>
          </table:table-cell>
          <table:table-cell table:style-name="ce2" table:formula="of:=[.AN$1]*POWER([.$C4];[.AN$2])" office:value-type="float" office:value="349.969769634436" calcext:value-type="float">
            <text:p>349.969769634436</text:p>
          </table:table-cell>
          <table:table-cell table:style-name="ce2" table:formula="of:=RSQ([.G$3:.G$23];[.AP$3:.AP$23])" office:value-type="float" office:value="0.994405488659528" calcext:value-type="float">
            <text:p>0.994405488659528</text:p>
          </table:table-cell>
          <table:table-cell table:style-name="ce2" table:formula="of:=[.AP$1]*POWER([.$C4];[.AP$2])" office:value-type="float" office:value="53.2193912190959" calcext:value-type="float">
            <text:p>53.2193912190959</text:p>
          </table:table-cell>
          <table:table-cell table:style-name="ce2" table:formula="of:=RSQ([.N$3:.N$23];[.AR$3:.AR$23])" office:value-type="float" office:value="0.983314513107741" calcext:value-type="float">
            <text:p>0.983314513107741</text:p>
          </table:table-cell>
          <table:table-cell table:style-name="ce2" table:formula="of:=[.AR$1]*POWER([.$C4];[.AR$2])" office:value-type="float" office:value="10.4360909445275" calcext:value-type="float">
            <text:p>10.4360909445275</text:p>
          </table:table-cell>
          <table:table-cell table:style-name="ce2" table:formula="of:=RSQ([.T$3:.T$23];[.AT$3:.AT$23])" office:value-type="float" office:value="0.991374792436922" calcext:value-type="float">
            <text:p>0.991374792436922</text:p>
          </table:table-cell>
          <table:table-cell table:style-name="ce2" table:formula="of:=[.AT$1]*POWER([.$C4];[.AT$2])" office:value-type="float" office:value="61.2578769882043" calcext:value-type="float">
            <text:p>61.2578769882043</text:p>
          </table:table-cell>
          <table:table-cell table:style-name="ce2" table:formula="of:=RSQ([.AB$3:.AB$23];[.AV$3:.AV$23])" office:value-type="float" office:value="0.998952483990736" calcext:value-type="float">
            <text:p>0.998952483990736</text:p>
          </table:table-cell>
          <table:table-cell table:style-name="ce2" table:formula="of:=[.AV$1]*POWER([.$C4];[.AV$2])" office:value-type="float" office:value="462.296607997369" calcext:value-type="float">
            <text:p>462.296607997369</text:p>
          </table:table-cell>
          <table:table-cell/>
          <table:table-cell table:style-name="ce2" table:formula="of:=LN([.C4])" office:value-type="float" office:value="6.5694814204143" calcext:value-type="float">
            <text:p>6.5694814204143</text:p>
          </table:table-cell>
          <table:table-cell table:style-name="ce2" table:formula="of:=RSQ([.J$3:.J$23];[.AZ$3:.AZ$23])" office:value-type="float" office:value="0.967730463021325" calcext:value-type="float">
            <text:p>0.967730463021325</text:p>
          </table:table-cell>
          <table:table-cell table:style-name="ce2" table:formula="of:=[.AZ$1]*POWER([.$AX4];[.AZ$2])" office:value-type="float" office:value="5.45520173366279" calcext:value-type="float">
            <text:p>5.45520173366279</text:p>
          </table:table-cell>
          <table:table-cell/>
          <table:table-cell table:style-name="ce2" table:formula="of:=[.AB4]*LN([.C4])*LN([.C4])/[.C4]" office:value-type="float" office:value="25.2531914972756" calcext:value-type="float">
            <text:p>25.2531914972756</text:p>
          </table:table-cell>
          <table:table-cell table:number-columns-repeated="3"/>
          <table:table-cell table:style-name="ce19" table:formula="of:=RSQ([.AD$3:.AD$23];[.BG$3:.BG$23])" office:value-type="float" office:value="0.90746115790983" calcext:value-type="float">
            <text:p>0.90746115790983</text:p>
          </table:table-cell>
          <table:table-cell table:style-name="ce2" table:formula="of:=[.BF$1]+[.BF$2]/POWER([.$C4];[.BF$3])" office:value-type="float" office:value="1.77470136552741" calcext:value-type="float">
            <text:p>1.77470136552741</text:p>
          </table:table-cell>
          <table:table-cell table:style-name="ce2" table:formula="of:=RSQ([.AD$3:.AD$23];[.BI$3:.BI$23])" office:value-type="float" office:value="0.940102484634767" calcext:value-type="float">
            <text:p>0.940102484634767</text:p>
          </table:table-cell>
          <table:table-cell table:style-name="ce2" table:formula="of:=0.5*PI()+[.BI$1]/POWER([.$C4];[.BI$2])" office:value-type="float" office:value="1.85607203065202" calcext:value-type="float">
            <text:p>1.8560720306520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2</text:p>
          </table:table-cell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1078" calcext:value-type="float">
            <text:p>1078</text:p>
          </table:table-cell>
          <table:table-cell office:value-type="float" office:value="0.5139146567718" calcext:value-type="float">
            <text:p>0.514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0.39239332096475" calcext:value-type="float">
            <text:p>0.39239332096475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0.0584415584415584" calcext:value-type="float">
            <text:p>0.05844</text:p>
          </table:table-cell>
          <table:table-cell office:value-type="float" office:value="6.71428571428571" calcext:value-type="float">
            <text:p>6.71</text:p>
          </table:table-cell>
          <table:table-cell table:style-name="ce2" office:value-type="float" office:value="5.68352388533057" calcext:value-type="float">
            <text:p>5.68352388533057</text:p>
          </table:table-cell>
          <table:table-cell office:value-type="float" office:value="0.813924616252119" calcext:value-type="float">
            <text:p>0.8139</text:p>
          </table:table-cell>
          <table:table-cell office:value-type="float" office:value="2.15080450002492" calcext:value-type="float">
            <text:p>2.1508</text:p>
          </table:table-cell>
          <table:table-cell office:value-type="float" office:value="1.06978891172265" calcext:value-type="float">
            <text:p>1.0698</text:p>
          </table:table-cell>
          <table:table-cell office:value-type="float" office:value="11.3333333333333" calcext:value-type="float">
            <text:p>11.3</text:p>
          </table:table-cell>
          <table:table-cell office:value-type="float" office:value="8.39273356401384" calcext:value-type="float">
            <text:p>8.39</text:p>
          </table:table-cell>
          <table:table-cell office:value-type="float" office:value="0.00939519002068728" calcext:value-type="float">
            <text:p>0.009395</text:p>
          </table:table-cell>
          <table:table-cell office:value-type="float" office:value="0.992396138749619" calcext:value-type="float">
            <text:p>0.992396</text:p>
          </table:table-cell>
          <table:table-cell office:value-type="float" office:value="1.50275" calcext:value-type="float">
            <text:p>1.503</text:p>
          </table:table-cell>
          <table:table-cell office:value-type="float" office:value="0.08335" calcext:value-type="float">
            <text:p>0.083</text:p>
          </table:table-cell>
          <table:table-cell office:value-type="float" office:value="75.493" calcext:value-type="float">
            <text:p>75.5</text:p>
          </table:table-cell>
          <table:table-cell office:value-type="float" office:value="2.917" calcext:value-type="float">
            <text:p>2.9</text:p>
          </table:table-cell>
          <table:table-cell office:value-type="float" office:value="0.619235991114854" calcext:value-type="float">
            <text:p>0.619</text:p>
          </table:table-cell>
          <table:table-cell office:value-type="float" office:value="0.763802" calcext:value-type="float">
            <text:p>0.764</text:p>
          </table:table-cell>
          <table:table-cell office:value-type="float" office:value="0.006642" calcext:value-type="float">
            <text:p>0.007</text:p>
          </table:table-cell>
          <table:table-cell office:value-type="float" office:value="69.1994" calcext:value-type="float">
            <text:p>69.2</text:p>
          </table:table-cell>
          <table:table-cell office:value-type="float" office:value="1.725" calcext:value-type="float">
            <text:p>1.7</text:p>
          </table:table-cell>
          <table:table-cell office:value-type="float" office:value="0.801906090083662" calcext:value-type="float">
            <text:p>0.802</text:p>
          </table:table-cell>
          <table:table-cell office:value-type="float" office:value="600.986047637739" calcext:value-type="float">
            <text:p>601.0</text:p>
          </table:table-cell>
          <table:table-cell office:value-type="float" office:value="1.69068790637823" calcext:value-type="float">
            <text:p>1.69</text:p>
          </table:table-cell>
          <table:table-cell office:value-type="float" office:value="1.76811025781526" calcext:value-type="float">
            <text:p>1.768</text:p>
          </table:table-cell>
          <table:table-cell office:value-type="float" office:value="0.00846754623590033" calcext:value-type="float">
            <text:p>0.00847</text:p>
          </table:table-cell>
          <table:table-cell table:style-name="ce2" office:value-type="string" calcext:value-type="string">
            <text:p>alpha</text:p>
          </table:table-cell>
          <table:table-cell table:style-name="ce2" table:formula="of:=PEARSON([.R$3:.R$23];[.$C$3:.$C$23])" office:value-type="float" office:value="-0.109408238223101" calcext:value-type="float">
            <text:p>-0.109408238223101</text:p>
          </table:table-cell>
          <table:table-cell table:style-name="ce2" table:formula="of:=[.J5]/POWER(LN([.C5]);[.$AH$2])" office:value-type="float" office:value="2.46424158330557" calcext:value-type="float">
            <text:p>2.46424158330557</text:p>
          </table:table-cell>
          <table:table-cell office:value-type="string" calcext:value-type="string">
            <text:p>V(N)</text:p>
          </table:table-cell>
          <table:table-cell table:style-name="ce2" table:formula="of:=[.$AJ$1]*POWER([.$C5];[.$AJ$2])" office:value-type="float" office:value="572.669820525259" calcext:value-type="float">
            <text:p>572.669820525259</text:p>
          </table:table-cell>
          <table:table-cell table:style-name="ce2" office:value-type="string" calcext:value-type="string">
            <text:p>TTR(N)</text:p>
          </table:table-cell>
          <table:table-cell table:style-name="ce2" table:formula="of:=[.AL$1]*POWER([.$C5];[.AL$2])" office:value-type="float" office:value="0.485549653911147" calcext:value-type="float">
            <text:p>0.485549653911147</text:p>
          </table:table-cell>
          <table:table-cell table:style-name="ce2" office:value-type="string" calcext:value-type="string">
            <text:p>N1(N)</text:p>
          </table:table-cell>
          <table:table-cell table:style-name="ce2" table:formula="of:=[.AN$1]*POWER([.$C5];[.AN$2])" office:value-type="float" office:value="437.212771509203" calcext:value-type="float">
            <text:p>437.212771509203</text:p>
          </table:table-cell>
          <table:table-cell table:style-name="ce2" office:value-type="string" calcext:value-type="string">
            <text:p>N2(N)</text:p>
          </table:table-cell>
          <table:table-cell table:style-name="ce2" table:formula="of:=[.AP$1]*POWER([.$C5];[.AP$2])" office:value-type="float" office:value="72.8137772314556" calcext:value-type="float">
            <text:p>72.8137772314556</text:p>
          </table:table-cell>
          <table:table-cell table:style-name="ce2" office:value-type="string" calcext:value-type="string">
            <text:p>h-point(N)</text:p>
          </table:table-cell>
          <table:table-cell table:style-name="ce2" table:formula="of:=[.AR$1]*POWER([.$C5];[.AR$2])" office:value-type="float" office:value="12.725795986459" calcext:value-type="float">
            <text:p>12.725795986459</text:p>
          </table:table-cell>
          <table:table-cell table:style-name="ce2" office:value-type="string" calcext:value-type="string">
            <text:p>T(N)</text:p>
          </table:table-cell>
          <table:table-cell table:style-name="ce2" table:formula="of:=[.AT$1]*POWER([.$C5];[.AT$2])" office:value-type="float" office:value="86.5211273323344" calcext:value-type="float">
            <text:p>86.5211273323344</text:p>
          </table:table-cell>
          <table:table-cell table:style-name="ce2" office:value-type="string" calcext:value-type="string">
            <text:p>L(N)</text:p>
          </table:table-cell>
          <table:table-cell table:style-name="ce2" table:formula="of:=[.AV$1]*POWER([.$C5];[.AV$2])" office:value-type="float" office:value="616.048477572278" calcext:value-type="float">
            <text:p>616.048477572278</text:p>
          </table:table-cell>
          <table:table-cell/>
          <table:table-cell table:style-name="ce2" table:formula="of:=LN([.C5])" office:value-type="float" office:value="6.98286275146894" calcext:value-type="float">
            <text:p>6.98286275146894</text:p>
          </table:table-cell>
          <table:table-cell table:style-name="ce2" office:value-type="string" calcext:value-type="string">
            <text:p>S(lnN)</text:p>
          </table:table-cell>
          <table:table-cell table:style-name="ce2" table:formula="of:=[.AZ$1]*POWER([.$AX5];[.AZ$2])" office:value-type="float" office:value="5.61486651096974" calcext:value-type="float">
            <text:p>5.61486651096974</text:p>
          </table:table-cell>
          <table:table-cell/>
          <table:table-cell table:style-name="ce2" table:formula="of:=[.AB5]*LN([.C5])*LN([.C5])/[.C5]" office:value-type="float" office:value="27.1839548917814" calcext:value-type="float">
            <text:p>27.1839548917814</text:p>
          </table:table-cell>
          <table:table-cell table:number-columns-repeated="4"/>
          <table:table-cell table:style-name="ce2" table:formula="of:=[.BF$1]+[.BF$2]/POWER([.$C5];[.BF$3])" office:value-type="float" office:value="1.74582626536729" calcext:value-type="float">
            <text:p>1.74582626536729</text:p>
          </table:table-cell>
          <table:table-cell table:style-name="ce2" office:value-type="string" calcext:value-type="string">
            <text:p>phi</text:p>
          </table:table-cell>
          <table:table-cell table:style-name="ce2" table:formula="of:=0.5*PI()+[.BI$1]/POWER([.$C5];[.BI$2])" office:value-type="float" office:value="1.79996403970367" calcext:value-type="float">
            <text:p>1.7999640397036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3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1565" calcext:value-type="float">
            <text:p>1565</text:p>
          </table:table-cell>
          <table:table-cell office:value-type="float" office:value="0.470926517571885" calcext:value-type="float">
            <text:p>0.471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0.348242811501597" calcext:value-type="float">
            <text:p>0.348242811501597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.0638977635782748" calcext:value-type="float">
            <text:p>0.06390</text:p>
          </table:table-cell>
          <table:table-cell office:value-type="float" office:value="5.45" calcext:value-type="float">
            <text:p>5.45</text:p>
          </table:table-cell>
          <table:table-cell table:style-name="ce2" office:value-type="float" office:value="5.84507342546493" calcext:value-type="float">
            <text:p>5.84507342546493</text:p>
          </table:table-cell>
          <table:table-cell office:value-type="float" office:value="0.794638202658022" calcext:value-type="float">
            <text:p>0.7946</text:p>
          </table:table-cell>
          <table:table-cell office:value-type="float" office:value="2.15516093162799" calcext:value-type="float">
            <text:p>2.1552</text:p>
          </table:table-cell>
          <table:table-cell office:value-type="float" office:value="1.03858797281545" calcext:value-type="float">
            <text:p>1.0386</text:p>
          </table:table-cell>
          <table:table-cell office:value-type="float" office:value="14" calcext:value-type="float">
            <text:p>14.0</text:p>
          </table:table-cell>
          <table:table-cell office:value-type="float" office:value="7.98469387755102" calcext:value-type="float">
            <text:p>7.98</text:p>
          </table:table-cell>
          <table:table-cell office:value-type="float" office:value="0.00946870948973637" calcext:value-type="float">
            <text:p>0.009469</text:p>
          </table:table-cell>
          <table:table-cell office:value-type="float" office:value="0.991877121068022" calcext:value-type="float">
            <text:p>0.991877</text:p>
          </table:table-cell>
          <table:table-cell office:value-type="float" office:value="1.86942" calcext:value-type="float">
            <text:p>1.869</text:p>
          </table:table-cell>
          <table:table-cell office:value-type="float" office:value="0.07262" calcext:value-type="float">
            <text:p>0.073</text:p>
          </table:table-cell>
          <table:table-cell office:value-type="float" office:value="124.08" calcext:value-type="float">
            <text:p>124.1</text:p>
          </table:table-cell>
          <table:table-cell office:value-type="float" office:value="3.321" calcext:value-type="float">
            <text:p>3.3</text:p>
          </table:table-cell>
          <table:table-cell office:value-type="float" office:value="0.655405348273306" calcext:value-type="float">
            <text:p>0.655</text:p>
          </table:table-cell>
          <table:table-cell office:value-type="float" office:value="0.801497" calcext:value-type="float">
            <text:p>0.801</text:p>
          </table:table-cell>
          <table:table-cell office:value-type="float" office:value="0.005843" calcext:value-type="float">
            <text:p>0.006</text:p>
          </table:table-cell>
          <table:table-cell office:value-type="float" office:value="108.522" calcext:value-type="float">
            <text:p>108.5</text:p>
          </table:table-cell>
          <table:table-cell office:value-type="float" office:value="2.36" calcext:value-type="float">
            <text:p>2.4</text:p>
          </table:table-cell>
          <table:table-cell office:value-type="float" office:value="0.790563458891221" calcext:value-type="float">
            <text:p>0.791</text:p>
          </table:table-cell>
          <table:table-cell office:value-type="float" office:value="817.462075169011" calcext:value-type="float">
            <text:p>817.5</text:p>
          </table:table-cell>
          <table:table-cell office:value-type="float" office:value="1.6686225706533" calcext:value-type="float">
            <text:p>1.67</text:p>
          </table:table-cell>
          <table:table-cell office:value-type="float" office:value="1.72463501445667" calcext:value-type="float">
            <text:p>1.725</text:p>
          </table:table-cell>
          <table:table-cell office:value-type="float" office:value="0.0088297318539538" calcext:value-type="float">
            <text:p>0.00883</text:p>
          </table:table-cell>
          <table:table-cell table:style-name="ce9" office:value-type="string" calcext:value-type="string">
            <text:p>S/sqrtlnN</text:p>
          </table:table-cell>
          <table:table-cell table:style-name="ce2" table:formula="of:=PEARSON([.L$3:.L$23];[.$C$3:.$C$23])" office:value-type="float" office:value="-0.521390024135981" calcext:value-type="float">
            <text:p>-0.521390024135981</text:p>
          </table:table-cell>
          <table:table-cell table:style-name="ce2" table:formula="of:=[.J6]/POWER(LN([.C6]);[.$AH$2])" office:value-type="float" office:value="2.4782387467778" calcext:value-type="float">
            <text:p>2.4782387467778</text:p>
          </table:table-cell>
          <table:table-cell/>
          <table:table-cell table:style-name="ce2" table:formula="of:=[.$AJ$1]*POWER([.$C6];[.$AJ$2])" office:value-type="float" office:value="730.269298456449" calcext:value-type="float">
            <text:p>730.269298456449</text:p>
          </table:table-cell>
          <table:table-cell/>
          <table:table-cell table:style-name="ce2" table:formula="of:=[.AL$1]*POWER([.$C6];[.AL$2])" office:value-type="float" office:value="0.437186600332603" calcext:value-type="float">
            <text:p>0.437186600332603</text:p>
          </table:table-cell>
          <table:table-cell/>
          <table:table-cell table:style-name="ce2" table:formula="of:=[.AN$1]*POWER([.$C6];[.AN$2])" office:value-type="float" office:value="534.393073419975" calcext:value-type="float">
            <text:p>534.393073419975</text:p>
          </table:table-cell>
          <table:table-cell/>
          <table:table-cell table:style-name="ce2" table:formula="of:=[.AP$1]*POWER([.$C6];[.AP$2])" office:value-type="float" office:value="96.6017446609623" calcext:value-type="float">
            <text:p>96.6017446609623</text:p>
          </table:table-cell>
          <table:table-cell/>
          <table:table-cell table:style-name="ce2" table:formula="of:=[.AR$1]*POWER([.$C6];[.AR$2])" office:value-type="float" office:value="15.2184545328242" calcext:value-type="float">
            <text:p>15.2184545328242</text:p>
          </table:table-cell>
          <table:table-cell/>
          <table:table-cell table:style-name="ce2" table:formula="of:=[.AT$1]*POWER([.$C6];[.AT$2])" office:value-type="float" office:value="118.128057539169" calcext:value-type="float">
            <text:p>118.128057539169</text:p>
          </table:table-cell>
          <table:table-cell/>
          <table:table-cell table:style-name="ce2" table:formula="of:=[.AV$1]*POWER([.$C6];[.AV$2])" office:value-type="float" office:value="798.107527946877" calcext:value-type="float">
            <text:p>798.107527946877</text:p>
          </table:table-cell>
          <table:table-cell/>
          <table:table-cell table:style-name="ce2" table:formula="of:=LN([.C6])" office:value-type="float" office:value="7.35564110297425" calcext:value-type="float">
            <text:p>7.35564110297425</text:p>
          </table:table-cell>
          <table:table-cell/>
          <table:table-cell table:style-name="ce2" table:formula="of:=[.AZ$1]*POWER([.$AX6];[.AZ$2])" office:value-type="float" office:value="5.75462612407126" calcext:value-type="float">
            <text:p>5.75462612407126</text:p>
          </table:table-cell>
          <table:table-cell/>
          <table:table-cell table:style-name="ce2" table:formula="of:=[.AB6]*LN([.C6])*LN([.C6])/[.C6]" office:value-type="float" office:value="28.2614430472598" calcext:value-type="float">
            <text:p>28.2614430472598</text:p>
          </table:table-cell>
          <table:table-cell table:number-columns-repeated="4"/>
          <table:table-cell table:style-name="ce2" table:formula="of:=[.BF$1]+[.BF$2]/POWER([.$C6];[.BF$3])" office:value-type="float" office:value="1.72319359499283" calcext:value-type="float">
            <text:p>1.72319359499283</text:p>
          </table:table-cell>
          <table:table-cell/>
          <table:table-cell table:style-name="ce2" table:formula="of:=0.5*PI()+[.BI$1]/POWER([.$C6];[.BI$2])" office:value-type="float" office:value="1.75889427827631" calcext:value-type="float">
            <text:p>1.7588942782763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4</text:p>
          </table:table-cell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1984" calcext:value-type="float">
            <text:p>1984</text:p>
          </table:table-cell>
          <table:table-cell office:value-type="float" office:value="0.430947580645161" calcext:value-type="float">
            <text:p>0.431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0.309979838709677" calcext:value-type="float">
            <text:p>0.309979838709677</text:p>
          </table:table-cell>
          <table:table-cell table:style-name="ce2" office:value-type="float" office:value="113" calcext:value-type="float">
            <text:p>113</text:p>
          </table:table-cell>
          <table:table-cell office:value-type="float" office:value="0.0569556451612903" calcext:value-type="float">
            <text:p>0.05696</text:p>
          </table:table-cell>
          <table:table-cell office:value-type="float" office:value="5.44247787610619" calcext:value-type="float">
            <text:p>5.44</text:p>
          </table:table-cell>
          <table:table-cell table:style-name="ce2" office:value-type="float" office:value="5.9084583894233" calcext:value-type="float">
            <text:p>5.9084583894233</text:p>
          </table:table-cell>
          <table:table-cell office:value-type="float" office:value="0.778158741745129" calcext:value-type="float">
            <text:p>0.7782</text:p>
          </table:table-cell>
          <table:table-cell office:value-type="float" office:value="2.14422912627524" calcext:value-type="float">
            <text:p>2.1442</text:p>
          </table:table-cell>
          <table:table-cell office:value-type="float" office:value="1.01347946984533" calcext:value-type="float">
            <text:p>1.0135</text:p>
          </table:table-cell>
          <table:table-cell office:value-type="float" office:value="16" calcext:value-type="float">
            <text:p>16.0</text:p>
          </table:table-cell>
          <table:table-cell office:value-type="float" office:value="7.75" calcext:value-type="float">
            <text:p>7.75</text:p>
          </table:table-cell>
          <table:table-cell office:value-type="float" office:value="0.00913253609521318" calcext:value-type="float">
            <text:p>0.009133</text:p>
          </table:table-cell>
          <table:table-cell office:value-type="float" office:value="0.992027730255963" calcext:value-type="float">
            <text:p>0.992028</text:p>
          </table:table-cell>
          <table:table-cell office:value-type="float" office:value="1.64674" calcext:value-type="float">
            <text:p>1.647</text:p>
          </table:table-cell>
          <table:table-cell office:value-type="float" office:value="0.1065" calcext:value-type="float">
            <text:p>0.107</text:p>
          </table:table-cell>
          <table:table-cell office:value-type="float" office:value="142.334" calcext:value-type="float">
            <text:p>142.3</text:p>
          </table:table-cell>
          <table:table-cell office:value-type="float" office:value="6.958" calcext:value-type="float">
            <text:p>7.0</text:p>
          </table:table-cell>
          <table:table-cell office:value-type="float" office:value="0.653004229023599" calcext:value-type="float">
            <text:p>0.653</text:p>
          </table:table-cell>
          <table:table-cell office:value-type="float" office:value="0.850303" calcext:value-type="float">
            <text:p>0.850</text:p>
          </table:table-cell>
          <table:table-cell office:value-type="float" office:value="0.004492" calcext:value-type="float">
            <text:p>0.004</text:p>
          </table:table-cell>
          <table:table-cell office:value-type="float" office:value="163.723" calcext:value-type="float">
            <text:p>163.7</text:p>
          </table:table-cell>
          <table:table-cell office:value-type="float" office:value="2.667" calcext:value-type="float">
            <text:p>2.7</text:p>
          </table:table-cell>
          <table:table-cell office:value-type="float" office:value="0.768516964182735" calcext:value-type="float">
            <text:p>0.769</text:p>
          </table:table-cell>
          <table:table-cell office:value-type="float" office:value="949.627613203923" calcext:value-type="float">
            <text:p>949.6</text:p>
          </table:table-cell>
          <table:table-cell office:value-type="float" office:value="1.57834507230375" calcext:value-type="float">
            <text:p>1.58</text:p>
          </table:table-cell>
          <table:table-cell office:value-type="float" office:value="1.720823283579" calcext:value-type="float">
            <text:p>1.721</text:p>
          </table:table-cell>
          <table:table-cell office:value-type="float" office:value="0.0086285038371488" calcext:value-type="float">
            <text:p>0.00863</text:p>
          </table:table-cell>
          <table:table-cell table:style-name="ce2" office:value-type="string" calcext:value-type="string">
            <text:p>N2/N</text:p>
          </table:table-cell>
          <table:table-cell table:style-name="ce2" table:formula="of:=PEARSON([.H$3:.H$23];[.$C$3:.$C$23])" office:value-type="float" office:value="-0.897645397142429" calcext:value-type="float">
            <text:p>-0.897645397142429</text:p>
          </table:table-cell>
          <table:table-cell table:style-name="ce2" table:formula="of:=[.J7]/POWER(LN([.C7]);[.$AH$2])" office:value-type="float" office:value="2.47115285381409" calcext:value-type="float">
            <text:p>2.47115285381409</text:p>
          </table:table-cell>
          <table:table-cell/>
          <table:table-cell table:style-name="ce2" table:formula="of:=[.$AJ$1]*POWER([.$C7];[.$AJ$2])" office:value-type="float" office:value="852.45485007018" calcext:value-type="float">
            <text:p>852.45485007018</text:p>
          </table:table-cell>
          <table:table-cell/>
          <table:table-cell table:style-name="ce2" table:formula="of:=[.AL$1]*POWER([.$C7];[.AL$2])" office:value-type="float" office:value="0.408948836910592" calcext:value-type="float">
            <text:p>0.408948836910592</text:p>
          </table:table-cell>
          <table:table-cell/>
          <table:table-cell table:style-name="ce2" table:formula="of:=[.AN$1]*POWER([.$C7];[.AN$2])" office:value-type="float" office:value="607.201584544807" calcext:value-type="float">
            <text:p>607.201584544807</text:p>
          </table:table-cell>
          <table:table-cell/>
          <table:table-cell table:style-name="ce2" table:formula="of:=[.AP$1]*POWER([.$C7];[.AP$2])" office:value-type="float" office:value="115.641682915027" calcext:value-type="float">
            <text:p>115.641682915027</text:p>
          </table:table-cell>
          <table:table-cell/>
          <table:table-cell table:style-name="ce2" table:formula="of:=[.AR$1]*POWER([.$C7];[.AR$2])" office:value-type="float" office:value="17.0532914117049" calcext:value-type="float">
            <text:p>17.0532914117049</text:p>
          </table:table-cell>
          <table:table-cell/>
          <table:table-cell table:style-name="ce2" table:formula="of:=[.AT$1]*POWER([.$C7];[.AT$2])" office:value-type="float" office:value="144.016243578571" calcext:value-type="float">
            <text:p>144.016243578571</text:p>
          </table:table-cell>
          <table:table-cell/>
          <table:table-cell table:style-name="ce2" table:formula="of:=[.AV$1]*POWER([.$C7];[.AV$2])" office:value-type="float" office:value="941.06641124426" calcext:value-type="float">
            <text:p>941.06641124426</text:p>
          </table:table-cell>
          <table:table-cell/>
          <table:table-cell table:style-name="ce2" table:formula="of:=LN([.C7])" office:value-type="float" office:value="7.59287028784482" calcext:value-type="float">
            <text:p>7.59287028784482</text:p>
          </table:table-cell>
          <table:table-cell/>
          <table:table-cell table:style-name="ce2" table:formula="of:=[.AZ$1]*POWER([.$AX7];[.AZ$2])" office:value-type="float" office:value="5.84162907952513" calcext:value-type="float">
            <text:p>5.84162907952513</text:p>
          </table:table-cell>
          <table:table-cell/>
          <table:table-cell table:style-name="ce2" table:formula="of:=[.AB7]*LN([.C7])*LN([.C7])/[.C7]" office:value-type="float" office:value="27.5945698203256" calcext:value-type="float">
            <text:p>27.5945698203256</text:p>
          </table:table-cell>
          <table:table-cell table:number-columns-repeated="4"/>
          <table:table-cell table:style-name="ce2" table:formula="of:=[.BF$1]+[.BF$2]/POWER([.$C7];[.BF$3])" office:value-type="float" office:value="1.71027915482325" calcext:value-type="float">
            <text:p>1.71027915482325</text:p>
          </table:table-cell>
          <table:table-cell/>
          <table:table-cell table:style-name="ce2" table:formula="of:=0.5*PI()+[.BI$1]/POWER([.$C7];[.BI$2])" office:value-type="float" office:value="1.73667938868062" calcext:value-type="float">
            <text:p>1.7366793886806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5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float" office:value="2542" calcext:value-type="float">
            <text:p>2542</text:p>
          </table:table-cell>
          <table:table-cell office:value-type="float" office:value="0.401652242328875" calcext:value-type="float">
            <text:p>0.402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float" office:value="0.284421715184894" calcext:value-type="float">
            <text:p>0.284421715184894</text:p>
          </table:table-cell>
          <table:table-cell table:style-name="ce2" office:value-type="float" office:value="134" calcext:value-type="float">
            <text:p>134</text:p>
          </table:table-cell>
          <table:table-cell office:value-type="float" office:value="0.0527143981117231" calcext:value-type="float">
            <text:p>0.05271</text:p>
          </table:table-cell>
          <table:table-cell office:value-type="float" office:value="5.3955223880597" calcext:value-type="float">
            <text:p>5.40</text:p>
          </table:table-cell>
          <table:table-cell table:style-name="ce2" office:value-type="float" office:value="5.99095438901261" calcext:value-type="float">
            <text:p>5.99095438901261</text:p>
          </table:table-cell>
          <table:table-cell office:value-type="float" office:value="0.764083495011591" calcext:value-type="float">
            <text:p>0.7641</text:p>
          </table:table-cell>
          <table:table-cell office:value-type="float" office:value="2.13953017459717" calcext:value-type="float">
            <text:p>2.1395</text:p>
          </table:table-cell>
          <table:table-cell office:value-type="float" office:value="0.991555568851476" calcext:value-type="float">
            <text:p>0.9916</text:p>
          </table:table-cell>
          <table:table-cell office:value-type="float" office:value="18.5" calcext:value-type="float">
            <text:p>18.5</text:p>
          </table:table-cell>
          <table:table-cell office:value-type="float" office:value="7.427319211103" calcext:value-type="float">
            <text:p>7.43</text:p>
          </table:table-cell>
          <table:table-cell office:value-type="float" office:value="0.00928693774641039" calcext:value-type="float">
            <text:p>0.009287</text:p>
          </table:table-cell>
          <table:table-cell office:value-type="float" office:value="0.991684349569524" calcext:value-type="float">
            <text:p>0.991684</text:p>
          </table:table-cell>
          <table:table-cell office:value-type="float" office:value="1.5509" calcext:value-type="float">
            <text:p>1.551</text:p>
          </table:table-cell>
          <table:table-cell office:value-type="float" office:value="0.09076" calcext:value-type="float">
            <text:p>0.091</text:p>
          </table:table-cell>
          <table:table-cell office:value-type="float" office:value="167.967" calcext:value-type="float">
            <text:p>168.0</text:p>
          </table:table-cell>
          <table:table-cell office:value-type="float" office:value="7.571" calcext:value-type="float">
            <text:p>7.6</text:p>
          </table:table-cell>
          <table:table-cell office:value-type="float" office:value="0.653482892526095" calcext:value-type="float">
            <text:p>0.653</text:p>
          </table:table-cell>
          <table:table-cell office:value-type="float" office:value="0.856772" calcext:value-type="float">
            <text:p>0.857</text:p>
          </table:table-cell>
          <table:table-cell office:value-type="float" office:value="0.004101" calcext:value-type="float">
            <text:p>0.004</text:p>
          </table:table-cell>
          <table:table-cell office:value-type="float" office:value="206.317" calcext:value-type="float">
            <text:p>206.3</text:p>
          </table:table-cell>
          <table:table-cell office:value-type="float" office:value="3.074" calcext:value-type="float">
            <text:p>3.1</text:p>
          </table:table-cell>
          <table:table-cell office:value-type="float" office:value="0.792703383122091" calcext:value-type="float">
            <text:p>0.793</text:p>
          </table:table-cell>
          <table:table-cell office:value-type="float" office:value="1143.65382128378" calcext:value-type="float">
            <text:p>1143.7</text:p>
          </table:table-cell>
          <table:table-cell office:value-type="float" office:value="1.53199922327863" calcext:value-type="float">
            <text:p>1.53</text:p>
          </table:table-cell>
          <table:table-cell office:value-type="float" office:value="1.7058996074978" calcext:value-type="float">
            <text:p>1.706</text:p>
          </table:table-cell>
          <table:table-cell office:value-type="float" office:value="0.00889354671572654" calcext:value-type="float">
            <text:p>0.00889</text:p>
          </table:table-cell>
          <table:table-cell table:style-name="ce2" office:value-type="string" calcext:value-type="string">
            <text:p>S/(lnN^a)</text:p>
          </table:table-cell>
          <table:table-cell table:style-name="ce2" table:formula="of:=PEARSON([.AH$3:.AH$23];[.$C$3:.$C$23])" office:value-type="float" office:value="0.136574953992038" calcext:value-type="float">
            <text:p>0.136574953992038</text:p>
          </table:table-cell>
          <table:table-cell table:style-name="ce2" table:formula="of:=[.J8]/POWER(LN([.C8]);[.$AH$2])" office:value-type="float" office:value="2.47128753998857" calcext:value-type="float">
            <text:p>2.47128753998857</text:p>
          </table:table-cell>
          <table:table-cell/>
          <table:table-cell table:style-name="ce2" table:formula="of:=[.$AJ$1]*POWER([.$C8];[.$AJ$2])" office:value-type="float" office:value="1001.99107029668" calcext:value-type="float">
            <text:p>1001.99107029668</text:p>
          </table:table-cell>
          <table:table-cell/>
          <table:table-cell table:style-name="ce2" table:formula="of:=[.AL$1]*POWER([.$C8];[.AL$2])" office:value-type="float" office:value="0.381394618828478" calcext:value-type="float">
            <text:p>0.381394618828478</text:p>
          </table:table-cell>
          <table:table-cell/>
          <table:table-cell table:style-name="ce2" table:formula="of:=[.AN$1]*POWER([.$C8];[.AN$2])" office:value-type="float" office:value="693.881384974325" calcext:value-type="float">
            <text:p>693.881384974325</text:p>
          </table:table-cell>
          <table:table-cell/>
          <table:table-cell table:style-name="ce2" table:formula="of:=[.AP$1]*POWER([.$C8];[.AP$2])" office:value-type="float" office:value="139.552350479931" calcext:value-type="float">
            <text:p>139.552350479931</text:p>
          </table:table-cell>
          <table:table-cell/>
          <table:table-cell table:style-name="ce2" table:formula="of:=[.AR$1]*POWER([.$C8];[.AR$2])" office:value-type="float" office:value="19.2068581971723" calcext:value-type="float">
            <text:p>19.2068581971723</text:p>
          </table:table-cell>
          <table:table-cell/>
          <table:table-cell table:style-name="ce2" table:formula="of:=[.AT$1]*POWER([.$C8];[.AT$2])" office:value-type="float" office:value="177.14044633363" calcext:value-type="float">
            <text:p>177.14044633363</text:p>
          </table:table-cell>
          <table:table-cell/>
          <table:table-cell table:style-name="ce2" table:formula="of:=[.AV$1]*POWER([.$C8];[.AV$2])" office:value-type="float" office:value="1117.83749959217" calcext:value-type="float">
            <text:p>1117.83749959217</text:p>
          </table:table-cell>
          <table:table-cell/>
          <table:table-cell table:style-name="ce2" table:formula="of:=LN([.C8])" office:value-type="float" office:value="7.8407064517494" calcext:value-type="float">
            <text:p>7.8407064517494</text:p>
          </table:table-cell>
          <table:table-cell/>
          <table:table-cell table:style-name="ce2" table:formula="of:=[.AZ$1]*POWER([.$AX8];[.AZ$2])" office:value-type="float" office:value="5.93100457661675" calcext:value-type="float">
            <text:p>5.93100457661675</text:p>
          </table:table-cell>
          <table:table-cell/>
          <table:table-cell table:style-name="ce2" table:formula="of:=[.AB8]*LN([.C8])*LN([.C8])/[.C8]" office:value-type="float" office:value="27.6585512700844" calcext:value-type="float">
            <text:p>27.6585512700844</text:p>
          </table:table-cell>
          <table:table-cell table:number-columns-repeated="4"/>
          <table:table-cell table:style-name="ce2" table:formula="of:=[.BF$1]+[.BF$2]/POWER([.$C8];[.BF$3])" office:value-type="float" office:value="1.69790369920219" calcext:value-type="float">
            <text:p>1.69790369920219</text:p>
          </table:table-cell>
          <table:table-cell/>
          <table:table-cell table:style-name="ce2" table:formula="of:=0.5*PI()+[.BI$1]/POWER([.$C8];[.BI$2])" office:value-type="float" office:value="1.71626837433955" calcext:value-type="float">
            <text:p>1.7162683743395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6</text:p>
          </table:table-cell>
          <table:table-cell table:style-name="ce2" office:value-type="float" office:value="1165" calcext:value-type="float">
            <text:p>1165</text:p>
          </table:table-cell>
          <table:table-cell table:style-name="ce2" office:value-type="float" office:value="3099" calcext:value-type="float">
            <text:p>3099</text:p>
          </table:table-cell>
          <table:table-cell office:value-type="float" office:value="0.375927718618909" calcext:value-type="float">
            <text:p>0.376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0.261051952242659" calcext:value-type="float">
            <text:p>0.261051952242659</text:p>
          </table:table-cell>
          <table:table-cell table:style-name="ce2" office:value-type="float" office:value="156" calcext:value-type="float">
            <text:p>156</text:p>
          </table:table-cell>
          <table:table-cell office:value-type="float" office:value="0.0503388189738625" calcext:value-type="float">
            <text:p>0.05034</text:p>
          </table:table-cell>
          <table:table-cell office:value-type="float" office:value="5.18589743589744" calcext:value-type="float">
            <text:p>5.19</text:p>
          </table:table-cell>
          <table:table-cell table:style-name="ce2" office:value-type="float" office:value="6.0385134536036" calcext:value-type="float">
            <text:p>6.0385134536036</text:p>
          </table:table-cell>
          <table:table-cell office:value-type="float" office:value="0.751167754475075" calcext:value-type="float">
            <text:p>0.7512</text:p>
          </table:table-cell>
          <table:table-cell office:value-type="float" office:value="2.12977383571847" calcext:value-type="float">
            <text:p>2.1298</text:p>
          </table:table-cell>
          <table:table-cell office:value-type="float" office:value="0.972024930050405" calcext:value-type="float">
            <text:p>0.9720</text:p>
          </table:table-cell>
          <table:table-cell office:value-type="float" office:value="21.5" calcext:value-type="float">
            <text:p>21.5</text:p>
          </table:table-cell>
          <table:table-cell office:value-type="float" office:value="6.70416441319632" calcext:value-type="float">
            <text:p>6.70</text:p>
          </table:table-cell>
          <table:table-cell office:value-type="float" office:value="0.00945157026889601" calcext:value-type="float">
            <text:p>0.009452</text:p>
          </table:table-cell>
          <table:table-cell office:value-type="float" office:value="0.991399416354584" calcext:value-type="float">
            <text:p>0.991399</text:p>
          </table:table-cell>
          <table:table-cell office:value-type="float" office:value="1.50485" calcext:value-type="float">
            <text:p>1.505</text:p>
          </table:table-cell>
          <table:table-cell office:value-type="float" office:value="0.0791" calcext:value-type="float">
            <text:p>0.079</text:p>
          </table:table-cell>
          <table:table-cell office:value-type="float" office:value="197.86" calcext:value-type="float">
            <text:p>197.9</text:p>
          </table:table-cell>
          <table:table-cell office:value-type="float" office:value="8.221" calcext:value-type="float">
            <text:p>8.2</text:p>
          </table:table-cell>
          <table:table-cell office:value-type="float" office:value="0.657752008743888" calcext:value-type="float">
            <text:p>0.658</text:p>
          </table:table-cell>
          <table:table-cell office:value-type="float" office:value="0.898231" calcext:value-type="float">
            <text:p>0.898</text:p>
          </table:table-cell>
          <table:table-cell office:value-type="float" office:value="0.004191" calcext:value-type="float">
            <text:p>0.004</text:p>
          </table:table-cell>
          <table:table-cell office:value-type="float" office:value="294.728" calcext:value-type="float">
            <text:p>294.7</text:p>
          </table:table-cell>
          <table:table-cell office:value-type="float" office:value="4.38" calcext:value-type="float">
            <text:p>4.4</text:p>
          </table:table-cell>
          <table:table-cell office:value-type="float" office:value="0.761252558015168" calcext:value-type="float">
            <text:p>0.761</text:p>
          </table:table-cell>
          <table:table-cell office:value-type="float" office:value="1324.932067274" calcext:value-type="float">
            <text:p>1324.9</text:p>
          </table:table-cell>
          <table:table-cell office:value-type="float" office:value="1.49262065837958" calcext:value-type="float">
            <text:p>1.49</text:p>
          </table:table-cell>
          <table:table-cell office:value-type="float" office:value="1.69410275313168" calcext:value-type="float">
            <text:p>1.694</text:p>
          </table:table-cell>
          <table:table-cell office:value-type="float" office:value="0.00912888553188472" calcext:value-type="float">
            <text:p>0.00913</text:p>
          </table:table-cell>
          <table:table-cell table:style-name="ce2" office:value-type="string" calcext:value-type="string">
            <text:p>K</text:p>
          </table:table-cell>
          <table:table-cell table:style-name="ce2" table:formula="of:=PEARSON([.AE$3:.AE$23];[.$C$3:.$C$23])" office:value-type="float" office:value="-0.696462988738007" calcext:value-type="float">
            <text:p>-0.696462988738007</text:p>
          </table:table-cell>
          <table:table-cell table:style-name="ce2" table:formula="of:=[.J9]/POWER(LN([.C9]);[.$AH$2])" office:value-type="float" office:value="2.46431944859777" calcext:value-type="float">
            <text:p>2.46431944859777</text:p>
          </table:table-cell>
          <table:table-cell/>
          <table:table-cell table:style-name="ce2" table:formula="of:=[.$AJ$1]*POWER([.$C9];[.$AJ$2])" office:value-type="float" office:value="1140.19201492939" calcext:value-type="float">
            <text:p>1140.19201492939</text:p>
          </table:table-cell>
          <table:table-cell/>
          <table:table-cell table:style-name="ce2" table:formula="of:=[.AL$1]*POWER([.$C9];[.AL$2])" office:value-type="float" office:value="0.36070836812035" calcext:value-type="float">
            <text:p>0.36070836812035</text:p>
          </table:table-cell>
          <table:table-cell/>
          <table:table-cell table:style-name="ce2" table:formula="of:=[.AN$1]*POWER([.$C9];[.AN$2])" office:value-type="float" office:value="771.994535430679" calcext:value-type="float">
            <text:p>771.994535430679</text:p>
          </table:table-cell>
          <table:table-cell/>
          <table:table-cell table:style-name="ce2" table:formula="of:=[.AP$1]*POWER([.$C9];[.AP$2])" office:value-type="float" office:value="162.17691841819" calcext:value-type="float">
            <text:p>162.17691841819</text:p>
          </table:table-cell>
          <table:table-cell/>
          <table:table-cell table:style-name="ce2" table:formula="of:=[.AR$1]*POWER([.$C9];[.AR$2])" office:value-type="float" office:value="21.1225096663094" calcext:value-type="float">
            <text:p>21.1225096663094</text:p>
          </table:table-cell>
          <table:table-cell/>
          <table:table-cell table:style-name="ce2" table:formula="of:=[.AT$1]*POWER([.$C9];[.AT$2])" office:value-type="float" office:value="209.02186833922" calcext:value-type="float">
            <text:p>209.02186833922</text:p>
          </table:table-cell>
          <table:table-cell/>
          <table:table-cell table:style-name="ce2" table:formula="of:=[.AV$1]*POWER([.$C9];[.AV$2])" office:value-type="float" office:value="1282.75281772429" calcext:value-type="float">
            <text:p>1282.75281772429</text:p>
          </table:table-cell>
          <table:table-cell/>
          <table:table-cell table:style-name="ce2" table:formula="of:=LN([.C9])" office:value-type="float" office:value="8.03883475778775" calcext:value-type="float">
            <text:p>8.03883475778775</text:p>
          </table:table-cell>
          <table:table-cell/>
          <table:table-cell table:style-name="ce2" table:formula="of:=[.AZ$1]*POWER([.$AX9];[.AZ$2])" office:value-type="float" office:value="6.00138815986792" calcext:value-type="float">
            <text:p>6.00138815986792</text:p>
          </table:table-cell>
          <table:table-cell/>
          <table:table-cell table:style-name="ce2" table:formula="of:=[.AB9]*LN([.C9])*LN([.C9])/[.C9]" office:value-type="float" office:value="27.6285592582012" calcext:value-type="float">
            <text:p>27.6285592582012</text:p>
          </table:table-cell>
          <table:table-cell table:number-columns-repeated="4"/>
          <table:table-cell table:style-name="ce2" table:formula="of:=[.BF$1]+[.BF$2]/POWER([.$C9];[.BF$3])" office:value-type="float" office:value="1.68876690018384" calcext:value-type="float">
            <text:p>1.68876690018384</text:p>
          </table:table-cell>
          <table:table-cell/>
          <table:table-cell table:style-name="ce2" table:formula="of:=0.5*PI()+[.BI$1]/POWER([.$C9];[.BI$2])" office:value-type="float" office:value="1.70177298750771" calcext:value-type="float">
            <text:p>1.7017729875077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7</text:p>
          </table:table-cell>
          <table:table-cell table:style-name="ce2" office:value-type="float" office:value="1246" calcext:value-type="float">
            <text:p>1246</text:p>
          </table:table-cell>
          <table:table-cell table:style-name="ce2" office:value-type="float" office:value="3459" calcext:value-type="float">
            <text:p>3459</text:p>
          </table:table-cell>
          <table:table-cell office:value-type="float" office:value="0.360219716681122" calcext:value-type="float">
            <text:p>0.360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0.246313963573287" calcext:value-type="float">
            <text:p>0.246313963573287</text:p>
          </table:table-cell>
          <table:table-cell table:style-name="ce2" office:value-type="float" office:value="171" calcext:value-type="float">
            <text:p>171</text:p>
          </table:table-cell>
          <table:table-cell office:value-type="float" office:value="0.0494362532523851" calcext:value-type="float">
            <text:p>0.04944</text:p>
          </table:table-cell>
          <table:table-cell office:value-type="float" office:value="4.98245614035088" calcext:value-type="float">
            <text:p>4.98</text:p>
          </table:table-cell>
          <table:table-cell table:style-name="ce2" office:value-type="float" office:value="6.0760313678736" calcext:value-type="float">
            <text:p>6.0760313678736</text:p>
          </table:table-cell>
          <table:table-cell office:value-type="float" office:value="0.745641073165085" calcext:value-type="float">
            <text:p>0.7456</text:p>
          </table:table-cell>
          <table:table-cell office:value-type="float" office:value="2.12850617798633" calcext:value-type="float">
            <text:p>2.1285</text:p>
          </table:table-cell>
          <table:table-cell office:value-type="float" office:value="0.963369156228726" calcext:value-type="float">
            <text:p>0.9634</text:p>
          </table:table-cell>
          <table:table-cell office:value-type="float" office:value="23.5" calcext:value-type="float">
            <text:p>23.5</text:p>
          </table:table-cell>
          <table:table-cell office:value-type="float" office:value="6.26346763241286" calcext:value-type="float">
            <text:p>6.26</text:p>
          </table:table-cell>
          <table:table-cell office:value-type="float" office:value="0.00907195101983905" calcext:value-type="float">
            <text:p>0.009072</text:p>
          </table:table-cell>
          <table:table-cell office:value-type="float" office:value="0.99172397512392" calcext:value-type="float">
            <text:p>0.991724</text:p>
          </table:table-cell>
          <table:table-cell office:value-type="float" office:value="1.52477" calcext:value-type="float">
            <text:p>1.525</text:p>
          </table:table-cell>
          <table:table-cell office:value-type="float" office:value="0.06508" calcext:value-type="float">
            <text:p>0.065</text:p>
          </table:table-cell>
          <table:table-cell office:value-type="float" office:value="218.797" calcext:value-type="float">
            <text:p>218.8</text:p>
          </table:table-cell>
          <table:table-cell office:value-type="float" office:value="7.561" calcext:value-type="float">
            <text:p>7.6</text:p>
          </table:table-cell>
          <table:table-cell office:value-type="float" office:value="0.661224654579827" calcext:value-type="float">
            <text:p>0.661</text:p>
          </table:table-cell>
          <table:table-cell office:value-type="float" office:value="0.899014" calcext:value-type="float">
            <text:p>0.899</text:p>
          </table:table-cell>
          <table:table-cell office:value-type="float" office:value="0.003744" calcext:value-type="float">
            <text:p>0.004</text:p>
          </table:table-cell>
          <table:table-cell office:value-type="float" office:value="329.18" calcext:value-type="float">
            <text:p>329.2</text:p>
          </table:table-cell>
          <table:table-cell office:value-type="float" office:value="4.376" calcext:value-type="float">
            <text:p>4.4</text:p>
          </table:table-cell>
          <table:table-cell office:value-type="float" office:value="0.79044925452924" calcext:value-type="float">
            <text:p>0.790</text:p>
          </table:table-cell>
          <table:table-cell office:value-type="float" office:value="1415.44397474317" calcext:value-type="float">
            <text:p>1415.4</text:p>
          </table:table-cell>
          <table:table-cell office:value-type="float" office:value="1.44816023414779" calcext:value-type="float">
            <text:p>1.45</text:p>
          </table:table-cell>
          <table:table-cell office:value-type="float" office:value="1.69696489610024" calcext:value-type="float">
            <text:p>1.697</text:p>
          </table:table-cell>
          <table:table-cell office:value-type="float" office:value="0.00878285012362636" calcext:value-type="float">
            <text:p>0.00878</text:p>
          </table:table-cell>
          <table:table-cell table:style-name="ce2" office:value-type="string" calcext:value-type="string">
            <text:p>N1/N2</text:p>
          </table:table-cell>
          <table:table-cell table:style-name="ce2" table:formula="of:=PEARSON([.I$3:.I$23];[.$C$3:.$C$23])" office:value-type="float" office:value="-0.786181492070586" calcext:value-type="float">
            <text:p>-0.786181492070586</text:p>
          </table:table-cell>
          <table:table-cell table:style-name="ce2" table:formula="of:=[.J10]/POWER(LN([.C10]);[.$AH$2])" office:value-type="float" office:value="2.46519471480283" calcext:value-type="float">
            <text:p>2.46519471480283</text:p>
          </table:table-cell>
          <table:table-cell/>
          <table:table-cell table:style-name="ce2" table:formula="of:=[.$AJ$1]*POWER([.$C10];[.$AJ$2])" office:value-type="float" office:value="1224.90955868737" calcext:value-type="float">
            <text:p>1224.90955868737</text:p>
          </table:table-cell>
          <table:table-cell/>
          <table:table-cell table:style-name="ce2" table:formula="of:=[.AL$1]*POWER([.$C10];[.AL$2])" office:value-type="float" office:value="0.349721645226486" calcext:value-type="float">
            <text:p>0.349721645226486</text:p>
          </table:table-cell>
          <table:table-cell/>
          <table:table-cell table:style-name="ce2" table:formula="of:=[.AN$1]*POWER([.$C10];[.AN$2])" office:value-type="float" office:value="819.053960060084" calcext:value-type="float">
            <text:p>819.053960060084</text:p>
          </table:table-cell>
          <table:table-cell/>
          <table:table-cell table:style-name="ce2" table:formula="of:=[.AP$1]*POWER([.$C10];[.AP$2])" office:value-type="float" office:value="176.272149272297" calcext:value-type="float">
            <text:p>176.272149272297</text:p>
          </table:table-cell>
          <table:table-cell/>
          <table:table-cell table:style-name="ce2" table:formula="of:=[.AR$1]*POWER([.$C10];[.AR$2])" office:value-type="float" office:value="22.2663110339943" calcext:value-type="float">
            <text:p>22.2663110339943</text:p>
          </table:table-cell>
          <table:table-cell/>
          <table:table-cell table:style-name="ce2" table:formula="of:=[.AT$1]*POWER([.$C10];[.AT$2])" office:value-type="float" office:value="229.118208047075" calcext:value-type="float">
            <text:p>229.118208047075</text:p>
          </table:table-cell>
          <table:table-cell/>
          <table:table-cell table:style-name="ce2" table:formula="of:=[.AV$1]*POWER([.$C10];[.AV$2])" office:value-type="float" office:value="1384.5024134111" calcext:value-type="float">
            <text:p>1384.5024134111</text:p>
          </table:table-cell>
          <table:table-cell/>
          <table:table-cell table:style-name="ce2" table:formula="of:=LN([.C10])" office:value-type="float" office:value="8.14873480893717" calcext:value-type="float">
            <text:p>8.14873480893717</text:p>
          </table:table-cell>
          <table:table-cell/>
          <table:table-cell table:style-name="ce2" table:formula="of:=[.AZ$1]*POWER([.$AX10];[.AZ$2])" office:value-type="float" office:value="6.04003526904719" calcext:value-type="float">
            <text:p>6.04003526904719</text:p>
          </table:table-cell>
          <table:table-cell/>
          <table:table-cell table:style-name="ce2" table:formula="of:=[.AB10]*LN([.C10])*LN([.C10])/[.C10]" office:value-type="float" office:value="27.1720553694428" calcext:value-type="float">
            <text:p>27.1720553694428</text:p>
          </table:table-cell>
          <table:table-cell table:number-columns-repeated="4"/>
          <table:table-cell table:style-name="ce2" table:formula="of:=[.BF$1]+[.BF$2]/POWER([.$C10];[.BF$3])" office:value-type="float" office:value="1.68397006096818" calcext:value-type="float">
            <text:p>1.68397006096818</text:p>
          </table:table-cell>
          <table:table-cell/>
          <table:table-cell table:style-name="ce2" table:formula="of:=0.5*PI()+[.BI$1]/POWER([.$C10];[.BI$2])" office:value-type="float" office:value="1.69436487841675" calcext:value-type="float">
            <text:p>1.6943648784167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8</text:p>
          </table:table-cell>
          <table:table-cell table:style-name="ce2" office:value-type="float" office:value="1353" calcext:value-type="float">
            <text:p>1353</text:p>
          </table:table-cell>
          <table:table-cell table:style-name="ce2" office:value-type="float" office:value="3973" calcext:value-type="float">
            <text:p>3973</text:p>
          </table:table-cell>
          <table:table-cell office:value-type="float" office:value="0.340548703750315" calcext:value-type="float">
            <text:p>0.341</text:p>
          </table:table-cell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0.2242637805185" calcext:value-type="float">
            <text:p>0.2242637805185</text:p>
          </table:table-cell>
          <table:table-cell table:style-name="ce2" office:value-type="float" office:value="201" calcext:value-type="float">
            <text:p>201</text:p>
          </table:table-cell>
          <table:table-cell office:value-type="float" office:value="0.0505914925748804" calcext:value-type="float">
            <text:p>0.05059</text:p>
          </table:table-cell>
          <table:table-cell office:value-type="float" office:value="4.43283582089552" calcext:value-type="float">
            <text:p>4.43</text:p>
          </table:table-cell>
          <table:table-cell table:style-name="ce2" office:value-type="float" office:value="6.13087323197353" calcext:value-type="float">
            <text:p>6.13087323197353</text:p>
          </table:table-cell>
          <table:table-cell office:value-type="float" office:value="0.739793470475319" calcext:value-type="float">
            <text:p>0.7398</text:p>
          </table:table-cell>
          <table:table-cell office:value-type="float" office:value="2.12969011485848" calcext:value-type="float">
            <text:p>2.1297</text:p>
          </table:table-cell>
          <table:table-cell office:value-type="float" office:value="0.953954257927961" calcext:value-type="float">
            <text:p>0.9540</text:p>
          </table:table-cell>
          <table:table-cell office:value-type="float" office:value="25.5" calcext:value-type="float">
            <text:p>25.5</text:p>
          </table:table-cell>
          <table:table-cell office:value-type="float" office:value="6.10995770857363" calcext:value-type="float">
            <text:p>6.11</text:p>
          </table:table-cell>
          <table:table-cell office:value-type="float" office:value="0.00854756518151153" calcext:value-type="float">
            <text:p>0.008548</text:p>
          </table:table-cell>
          <table:table-cell office:value-type="float" office:value="0.992185757625307" calcext:value-type="float">
            <text:p>0.992186</text:p>
          </table:table-cell>
          <table:table-cell office:value-type="float" office:value="1.54475" calcext:value-type="float">
            <text:p>1.545</text:p>
          </table:table-cell>
          <table:table-cell office:value-type="float" office:value="0.05024" calcext:value-type="float">
            <text:p>0.050</text:p>
          </table:table-cell>
          <table:table-cell office:value-type="float" office:value="264.197" calcext:value-type="float">
            <text:p>264.2</text:p>
          </table:table-cell>
          <table:table-cell office:value-type="float" office:value="7.178" calcext:value-type="float">
            <text:p>7.2</text:p>
          </table:table-cell>
          <table:table-cell office:value-type="float" office:value="0.672922505342532" calcext:value-type="float">
            <text:p>0.673</text:p>
          </table:table-cell>
          <table:table-cell office:value-type="float" office:value="0.905878" calcext:value-type="float">
            <text:p>0.906</text:p>
          </table:table-cell>
          <table:table-cell office:value-type="float" office:value="0.003386" calcext:value-type="float">
            <text:p>0.003</text:p>
          </table:table-cell>
          <table:table-cell office:value-type="float" office:value="387.506" calcext:value-type="float">
            <text:p>387.5</text:p>
          </table:table-cell>
          <table:table-cell office:value-type="float" office:value="4.645" calcext:value-type="float">
            <text:p>4.6</text:p>
          </table:table-cell>
          <table:table-cell office:value-type="float" office:value="0.810644122990133" calcext:value-type="float">
            <text:p>0.811</text:p>
          </table:table-cell>
          <table:table-cell office:value-type="float" office:value="1533.48035688592" calcext:value-type="float">
            <text:p>1533.5</text:p>
          </table:table-cell>
          <table:table-cell office:value-type="float" office:value="1.38917131175833" calcext:value-type="float">
            <text:p>1.39</text:p>
          </table:table-cell>
          <table:table-cell office:value-type="float" office:value="1.69866551658293" calcext:value-type="float">
            <text:p>1.699</text:p>
          </table:table-cell>
          <table:table-cell office:value-type="float" office:value="0.0082958662134776" calcext:value-type="float">
            <text:p>0.00830</text:p>
          </table:table-cell>
          <table:table-cell table:style-name="ce2" office:value-type="string" calcext:value-type="string">
            <text:p>A</text:p>
          </table:table-cell>
          <table:table-cell table:style-name="ce2" table:formula="of:=PEARSON([.AA$3:.AA$23];[.$C$3:.$C$23])" office:value-type="float" office:value="0.0990513070743988" calcext:value-type="float">
            <text:p>0.099051307074399</text:p>
          </table:table-cell>
          <table:table-cell table:style-name="ce2" table:formula="of:=[.J11]/POWER(LN([.C11]);[.$AH$2])" office:value-type="float" office:value="2.46947846949908" calcext:value-type="float">
            <text:p>2.46947846949908</text:p>
          </table:table-cell>
          <table:table-cell/>
          <table:table-cell table:style-name="ce2" table:formula="of:=[.$AJ$1]*POWER([.$C11];[.$AJ$2])" office:value-type="float" office:value="1340.73221711501" calcext:value-type="float">
            <text:p>1340.73221711501</text:p>
          </table:table-cell>
          <table:table-cell/>
          <table:table-cell table:style-name="ce2" table:formula="of:=[.AL$1]*POWER([.$C11];[.AL$2])" office:value-type="float" office:value="0.336347146067698" calcext:value-type="float">
            <text:p>0.336347146067698</text:p>
          </table:table-cell>
          <table:table-cell/>
          <table:table-cell table:style-name="ce2" table:formula="of:=[.AN$1]*POWER([.$C11];[.AN$2])" office:value-type="float" office:value="882.48682592143" calcext:value-type="float">
            <text:p>882.48682592143</text:p>
          </table:table-cell>
          <table:table-cell/>
          <table:table-cell table:style-name="ce2" table:formula="of:=[.AP$1]*POWER([.$C11];[.AP$2])" office:value-type="float" office:value="195.799384738518" calcext:value-type="float">
            <text:p>195.799384738518</text:p>
          </table:table-cell>
          <table:table-cell/>
          <table:table-cell table:style-name="ce2" table:formula="of:=[.AR$1]*POWER([.$C11];[.AR$2])" office:value-type="float" office:value="23.796872712963" calcext:value-type="float">
            <text:p>23.796872712963</text:p>
          </table:table-cell>
          <table:table-cell/>
          <table:table-cell table:style-name="ce2" table:formula="of:=[.AT$1]*POWER([.$C11];[.AT$2])" office:value-type="float" office:value="257.227712981071" calcext:value-type="float">
            <text:p>257.227712981071</text:p>
          </table:table-cell>
          <table:table-cell/>
          <table:table-cell table:style-name="ce2" table:formula="of:=[.AV$1]*POWER([.$C11];[.AV$2])" office:value-type="float" office:value="1524.34800128772" calcext:value-type="float">
            <text:p>1524.34800128772</text:p>
          </table:table-cell>
          <table:table-cell/>
          <table:table-cell table:style-name="ce2" table:formula="of:=LN([.C11])" office:value-type="float" office:value="8.2872767558146" calcext:value-type="float">
            <text:p>8.2872767558146</text:p>
          </table:table-cell>
          <table:table-cell/>
          <table:table-cell table:style-name="ce2" table:formula="of:=[.AZ$1]*POWER([.$AX11];[.AZ$2])" office:value-type="float" office:value="6.08836497059215" calcext:value-type="float">
            <text:p>6.08836497059215</text:p>
          </table:table-cell>
          <table:table-cell/>
          <table:table-cell table:style-name="ce2" table:formula="of:=[.AB11]*LN([.C11])*LN([.C11])/[.C11]" office:value-type="float" office:value="26.5083891264912" calcext:value-type="float">
            <text:p>26.5083891264912</text:p>
          </table:table-cell>
          <table:table-cell table:number-columns-repeated="4"/>
          <table:table-cell table:style-name="ce2" table:formula="of:=[.BF$1]+[.BF$2]/POWER([.$C11];[.BF$3])" office:value-type="float" office:value="1.67818462101774" calcext:value-type="float">
            <text:p>1.67818462101774</text:p>
          </table:table-cell>
          <table:table-cell/>
          <table:table-cell table:style-name="ce2" table:formula="of:=0.5*PI()+[.BI$1]/POWER([.$C11];[.BI$2])" office:value-type="float" office:value="1.68562015742537" calcext:value-type="float">
            <text:p>1.6856201574253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9</text:p>
          </table:table-cell>
          <table:table-cell table:style-name="ce2" office:value-type="float" office:value="1460" calcext:value-type="float">
            <text:p>1460</text:p>
          </table:table-cell>
          <table:table-cell table:style-name="ce2" office:value-type="float" office:value="4421" calcext:value-type="float">
            <text:p>4421</text:p>
          </table:table-cell>
          <table:table-cell office:value-type="float" office:value="0.330242026690794" calcext:value-type="float">
            <text:p>0.330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0.214883510517982" calcext:value-type="float">
            <text:p>0.214883510517982</text:p>
          </table:table-cell>
          <table:table-cell table:style-name="ce2" office:value-type="float" office:value="223" calcext:value-type="float">
            <text:p>223</text:p>
          </table:table-cell>
          <table:table-cell office:value-type="float" office:value="0.0504410766794843" calcext:value-type="float">
            <text:p>0.05044</text:p>
          </table:table-cell>
          <table:table-cell office:value-type="float" office:value="4.26008968609866" calcext:value-type="float">
            <text:p>4.26</text:p>
          </table:table-cell>
          <table:table-cell table:style-name="ce2" office:value-type="float" office:value="6.15786754508122" calcext:value-type="float">
            <text:p>6.15786754508122</text:p>
          </table:table-cell>
          <table:table-cell office:value-type="float" office:value="0.733592880408999" calcext:value-type="float">
            <text:p>0.7336</text:p>
          </table:table-cell>
          <table:table-cell office:value-type="float" office:value="2.12541002857642" calcext:value-type="float">
            <text:p>2.1254</text:p>
          </table:table-cell>
          <table:table-cell office:value-type="float" office:value="0.944552815567012" calcext:value-type="float">
            <text:p>0.9446</text:p>
          </table:table-cell>
          <table:table-cell office:value-type="float" office:value="26" calcext:value-type="float">
            <text:p>26.0</text:p>
          </table:table-cell>
          <table:table-cell office:value-type="float" office:value="6.53994082840237" calcext:value-type="float">
            <text:p>6.54</text:p>
          </table:table-cell>
          <table:table-cell office:value-type="float" office:value="0.00862875008806505" calcext:value-type="float">
            <text:p>0.008629</text:p>
          </table:table-cell>
          <table:table-cell office:value-type="float" office:value="0.992050736717906" calcext:value-type="float">
            <text:p>0.992051</text:p>
          </table:table-cell>
          <table:table-cell office:value-type="float" office:value="1.56395" calcext:value-type="float">
            <text:p>1.564</text:p>
          </table:table-cell>
          <table:table-cell office:value-type="float" office:value="0.0577" calcext:value-type="float">
            <text:p>0.058</text:p>
          </table:table-cell>
          <table:table-cell office:value-type="float" office:value="296.582" calcext:value-type="float">
            <text:p>296.6</text:p>
          </table:table-cell>
          <table:table-cell office:value-type="float" office:value="9.218" calcext:value-type="float">
            <text:p>9.2</text:p>
          </table:table-cell>
          <table:table-cell office:value-type="float" office:value="0.678132184254603" calcext:value-type="float">
            <text:p>0.678</text:p>
          </table:table-cell>
          <table:table-cell office:value-type="float" office:value="0.926986" calcext:value-type="float">
            <text:p>0.927</text:p>
          </table:table-cell>
          <table:table-cell office:value-type="float" office:value="0.003174" calcext:value-type="float">
            <text:p>0.003</text:p>
          </table:table-cell>
          <table:table-cell office:value-type="float" office:value="459.615" calcext:value-type="float">
            <text:p>459.6</text:p>
          </table:table-cell>
          <table:table-cell office:value-type="float" office:value="5.1" calcext:value-type="float">
            <text:p>5.1</text:p>
          </table:table-cell>
          <table:table-cell office:value-type="float" office:value="0.771828331764285" calcext:value-type="float">
            <text:p>0.772</text:p>
          </table:table-cell>
          <table:table-cell office:value-type="float" office:value="1659.25255019098" calcext:value-type="float">
            <text:p>1659.3</text:p>
          </table:table-cell>
          <table:table-cell office:value-type="float" office:value="1.36820610973334" calcext:value-type="float">
            <text:p>1.37</text:p>
          </table:table-cell>
          <table:table-cell office:value-type="float" office:value="1.68927768701277" calcext:value-type="float">
            <text:p>1.689</text:p>
          </table:table-cell>
          <table:table-cell office:value-type="float" office:value="0.00840255691909862" calcext:value-type="float">
            <text:p>0.00840</text:p>
          </table:table-cell>
          <table:table-cell table:style-name="ce2" office:value-type="string" calcext:value-type="string">
            <text:p>RelRR--K</text:p>
          </table:table-cell>
          <table:table-cell table:style-name="ce2" table:formula="of:=PEARSON([.AE$3:.AE$23];[.$Q$3:.$Q$23])" office:value-type="float" office:value="-0.497496022329053" calcext:value-type="float">
            <text:p>-0.497496022329053</text:p>
          </table:table-cell>
          <table:table-cell table:style-name="ce2" table:formula="of:=[.J12]/POWER(LN([.C12]);[.$AH$2])" office:value-type="float" office:value="2.46672645705333" calcext:value-type="float">
            <text:p>2.46672645705333</text:p>
          </table:table-cell>
          <table:table-cell/>
          <table:table-cell table:style-name="ce2" table:formula="of:=[.$AJ$1]*POWER([.$C12];[.$AJ$2])" office:value-type="float" office:value="1437.48280813003" calcext:value-type="float">
            <text:p>1437.48280813003</text:p>
          </table:table-cell>
          <table:table-cell/>
          <table:table-cell table:style-name="ce2" table:formula="of:=[.AL$1]*POWER([.$C12];[.AL$2])" office:value-type="float" office:value="0.326383012792227" calcext:value-type="float">
            <text:p>0.326383012792227</text:p>
          </table:table-cell>
          <table:table-cell/>
          <table:table-cell table:style-name="ce2" table:formula="of:=[.AN$1]*POWER([.$C12];[.AN$2])" office:value-type="float" office:value="934.74255555269" calcext:value-type="float">
            <text:p>934.74255555269</text:p>
          </table:table-cell>
          <table:table-cell/>
          <table:table-cell table:style-name="ce2" table:formula="of:=[.AP$1]*POWER([.$C12];[.AP$2])" office:value-type="float" office:value="212.324269331103" calcext:value-type="float">
            <text:p>212.324269331103</text:p>
          </table:table-cell>
          <table:table-cell/>
          <table:table-cell table:style-name="ce2" table:formula="of:=[.AR$1]*POWER([.$C12];[.AR$2])" office:value-type="float" office:value="25.0487387511737" calcext:value-type="float">
            <text:p>25.0487387511737</text:p>
          </table:table-cell>
          <table:table-cell/>
          <table:table-cell table:style-name="ce2" table:formula="of:=[.AT$1]*POWER([.$C12];[.AT$2])" office:value-type="float" office:value="281.24004964613" calcext:value-type="float">
            <text:p>281.24004964613</text:p>
          </table:table-cell>
          <table:table-cell/>
          <table:table-cell table:style-name="ce2" table:formula="of:=[.AV$1]*POWER([.$C12];[.AV$2])" office:value-type="float" office:value="1641.773179973" calcext:value-type="float">
            <text:p>1641.773179973</text:p>
          </table:table-cell>
          <table:table-cell/>
          <table:table-cell table:style-name="ce2" table:formula="of:=LN([.C12])" office:value-type="float" office:value="8.39412119382624" calcext:value-type="float">
            <text:p>8.39412119382624</text:p>
          </table:table-cell>
          <table:table-cell/>
          <table:table-cell table:style-name="ce2" table:formula="of:=[.AZ$1]*POWER([.$AX12];[.AZ$2])" office:value-type="float" office:value="6.12534689577242" calcext:value-type="float">
            <text:p>6.12534689577242</text:p>
          </table:table-cell>
          <table:table-cell/>
          <table:table-cell table:style-name="ce2" table:formula="of:=[.AB12]*LN([.C12])*LN([.C12])/[.C12]" office:value-type="float" office:value="26.444931680697" calcext:value-type="float">
            <text:p>26.444931680697</text:p>
          </table:table-cell>
          <table:table-cell table:number-columns-repeated="4"/>
          <table:table-cell table:style-name="ce2" table:formula="of:=[.BF$1]+[.BF$2]/POWER([.$C12];[.BF$3])" office:value-type="float" office:value="1.6739138427103" calcext:value-type="float">
            <text:p>1.6739138427103</text:p>
          </table:table-cell>
          <table:table-cell/>
          <table:table-cell table:style-name="ce2" table:formula="of:=0.5*PI()+[.BI$1]/POWER([.$C12];[.BI$2])" office:value-type="float" office:value="1.6793011674343" calcext:value-type="float">
            <text:p>1.679301167434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0</text:p>
          </table:table-cell>
          <table:table-cell table:style-name="ce2" office:value-type="float" office:value="1567" calcext:value-type="float">
            <text:p>1567</text:p>
          </table:table-cell>
          <table:table-cell table:style-name="ce2" office:value-type="float" office:value="4991" calcext:value-type="float">
            <text:p>4991</text:p>
          </table:table-cell>
          <table:table-cell office:value-type="float" office:value="0.313965137247045" calcext:value-type="float">
            <text:p>0.314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float" office:value="0.201963534361851" calcext:value-type="float">
            <text:p>0.201963534361851</text:p>
          </table:table-cell>
          <table:table-cell table:style-name="ce2" office:value-type="float" office:value="235" calcext:value-type="float">
            <text:p>235</text:p>
          </table:table-cell>
          <table:table-cell office:value-type="float" office:value="0.0470847525545983" calcext:value-type="float">
            <text:p>0.04708</text:p>
          </table:table-cell>
          <table:table-cell office:value-type="float" office:value="4.28936170212766" calcext:value-type="float">
            <text:p>4.29</text:p>
          </table:table-cell>
          <table:table-cell table:style-name="ce2" office:value-type="float" office:value="6.1772107933264" calcext:value-type="float">
            <text:p>6.1772107933264</text:p>
          </table:table-cell>
          <table:table-cell office:value-type="float" office:value="0.725417115928487" calcext:value-type="float">
            <text:p>0.7254</text:p>
          </table:table-cell>
          <table:table-cell office:value-type="float" office:value="2.11685012180295" calcext:value-type="float">
            <text:p>2.1169</text:p>
          </table:table-cell>
          <table:table-cell office:value-type="float" office:value="0.932465283318281" calcext:value-type="float">
            <text:p>0.9325</text:p>
          </table:table-cell>
          <table:table-cell office:value-type="float" office:value="28" calcext:value-type="float">
            <text:p>28.0</text:p>
          </table:table-cell>
          <table:table-cell office:value-type="float" office:value="6.36607142857143" calcext:value-type="float">
            <text:p>6.37</text:p>
          </table:table-cell>
          <table:table-cell office:value-type="float" office:value="0.00847901698914665" calcext:value-type="float">
            <text:p>0.008479</text:p>
          </table:table-cell>
          <table:table-cell office:value-type="float" office:value="0.992154138172418" calcext:value-type="float">
            <text:p>0.992154</text:p>
          </table:table-cell>
          <table:table-cell office:value-type="float" office:value="1.51891" calcext:value-type="float">
            <text:p>1.519</text:p>
          </table:table-cell>
          <table:table-cell office:value-type="float" office:value="0.09366" calcext:value-type="float">
            <text:p>0.094</text:p>
          </table:table-cell>
          <table:table-cell office:value-type="float" office:value="315.947" calcext:value-type="float">
            <text:p>315.9</text:p>
          </table:table-cell>
          <table:table-cell office:value-type="float" office:value="16.66" calcext:value-type="float">
            <text:p>16.7</text:p>
          </table:table-cell>
          <table:table-cell office:value-type="float" office:value="0.675902503255008" calcext:value-type="float">
            <text:p>0.676</text:p>
          </table:table-cell>
          <table:table-cell office:value-type="float" office:value="0.946943" calcext:value-type="float">
            <text:p>0.947</text:p>
          </table:table-cell>
          <table:table-cell office:value-type="float" office:value="0.003139" calcext:value-type="float">
            <text:p>0.003</text:p>
          </table:table-cell>
          <table:table-cell office:value-type="float" office:value="565.161" calcext:value-type="float">
            <text:p>565.2</text:p>
          </table:table-cell>
          <table:table-cell office:value-type="float" office:value="6.128" calcext:value-type="float">
            <text:p>6.1</text:p>
          </table:table-cell>
          <table:table-cell office:value-type="float" office:value="0.76951607363117" calcext:value-type="float">
            <text:p>0.770</text:p>
          </table:table-cell>
          <table:table-cell office:value-type="float" office:value="1778.26221010347" calcext:value-type="float">
            <text:p>1778.3</text:p>
          </table:table-cell>
          <table:table-cell office:value-type="float" office:value="1.31764119442342" calcext:value-type="float">
            <text:p>1.32</text:p>
          </table:table-cell>
          <table:table-cell office:value-type="float" office:value="1.69069234384195" calcext:value-type="float">
            <text:p>1.691</text:p>
          </table:table-cell>
          <table:table-cell office:value-type="float" office:value="0.00827865633997738" calcext:value-type="float">
            <text:p>0.00828</text:p>
          </table:table-cell>
          <table:table-cell table:number-columns-repeated="2"/>
          <table:table-cell table:style-name="ce2" table:formula="of:=[.J13]/POWER(LN([.C13]);[.$AH$2])" office:value-type="float" office:value="2.459259929761" calcext:value-type="float">
            <text:p>2.459259929761</text:p>
          </table:table-cell>
          <table:table-cell/>
          <table:table-cell table:style-name="ce2" table:formula="of:=[.$AJ$1]*POWER([.$C13];[.$AJ$2])" office:value-type="float" office:value="1555.78294122576" calcext:value-type="float">
            <text:p>1555.78294122576</text:p>
          </table:table-cell>
          <table:table-cell/>
          <table:table-cell table:style-name="ce2" table:formula="of:=[.AL$1]*POWER([.$C13];[.AL$2])" office:value-type="float" office:value="0.315430716938316" calcext:value-type="float">
            <text:p>0.315430716938316</text:p>
          </table:table-cell>
          <table:table-cell/>
          <table:table-cell table:style-name="ce2" table:formula="of:=[.AN$1]*POWER([.$C13];[.AN$2])" office:value-type="float" office:value="997.812783114881" calcext:value-type="float">
            <text:p>997.812783114881</text:p>
          </table:table-cell>
          <table:table-cell/>
          <table:table-cell table:style-name="ce2" table:formula="of:=[.AP$1]*POWER([.$C13];[.AP$2])" office:value-type="float" office:value="232.776436101404" calcext:value-type="float">
            <text:p>232.776436101404</text:p>
          </table:table-cell>
          <table:table-cell/>
          <table:table-cell table:style-name="ce2" table:formula="of:=[.AR$1]*POWER([.$C13];[.AR$2])" office:value-type="float" office:value="26.5496102242569" calcext:value-type="float">
            <text:p>26.5496102242569</text:p>
          </table:table-cell>
          <table:table-cell/>
          <table:table-cell table:style-name="ce2" table:formula="of:=[.AT$1]*POWER([.$C13];[.AT$2])" office:value-type="float" office:value="311.22164860804" calcext:value-type="float">
            <text:p>311.22164860804</text:p>
          </table:table-cell>
          <table:table-cell/>
          <table:table-cell table:style-name="ce2" table:formula="of:=[.AV$1]*POWER([.$C13];[.AV$2])" office:value-type="float" office:value="1786.05032527104" calcext:value-type="float">
            <text:p>1786.05032527104</text:p>
          </table:table-cell>
          <table:table-cell/>
          <table:table-cell table:style-name="ce2" table:formula="of:=LN([.C13])" office:value-type="float" office:value="8.51539156946961" calcext:value-type="float">
            <text:p>8.51539156946961</text:p>
          </table:table-cell>
          <table:table-cell/>
          <table:table-cell table:style-name="ce2" table:formula="of:=[.AZ$1]*POWER([.$AX13];[.AZ$2])" office:value-type="float" office:value="6.1670225833797" calcext:value-type="float">
            <text:p>6.1670225833797</text:p>
          </table:table-cell>
          <table:table-cell/>
          <table:table-cell table:style-name="ce2" table:formula="of:=[.AB13]*LN([.C13])*LN([.C13])/[.C13]" office:value-type="float" office:value="25.8355359925541" calcext:value-type="float">
            <text:p>25.8355359925541</text:p>
          </table:table-cell>
          <table:table-cell table:number-columns-repeated="4"/>
          <table:table-cell table:style-name="ce2" table:formula="of:=[.BF$1]+[.BF$2]/POWER([.$C13];[.BF$3])" office:value-type="float" office:value="1.66925936112255" calcext:value-type="float">
            <text:p>1.66925936112255</text:p>
          </table:table-cell>
          <table:table-cell/>
          <table:table-cell table:style-name="ce2" table:formula="of:=0.5*PI()+[.BI$1]/POWER([.$C13];[.BI$2])" office:value-type="float" office:value="1.67254928773261" calcext:value-type="float">
            <text:p>1.6725492877326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1</text:p>
          </table:table-cell>
          <table:table-cell table:style-name="ce2" office:value-type="float" office:value="1660" calcext:value-type="float">
            <text:p>1660</text:p>
          </table:table-cell>
          <table:table-cell table:style-name="ce2" office:value-type="float" office:value="5454" calcext:value-type="float">
            <text:p>5454</text:p>
          </table:table-cell>
          <table:table-cell office:value-type="float" office:value="0.304363769710304" calcext:value-type="float">
            <text:p>0.304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float" office:value="0.192702603593693" calcext:value-type="float">
            <text:p>0.192702603593693</text:p>
          </table:table-cell>
          <table:table-cell table:style-name="ce2" office:value-type="float" office:value="257" calcext:value-type="float">
            <text:p>257</text:p>
          </table:table-cell>
          <table:table-cell office:value-type="float" office:value="0.0471213788045471" calcext:value-type="float">
            <text:p>0.04712</text:p>
          </table:table-cell>
          <table:table-cell office:value-type="float" office:value="4.08949416342412" calcext:value-type="float">
            <text:p>4.09</text:p>
          </table:table-cell>
          <table:table-cell table:style-name="ce2" office:value-type="float" office:value="6.20240093521142" calcext:value-type="float">
            <text:p>6.20240093521142</text:p>
          </table:table-cell>
          <table:table-cell office:value-type="float" office:value="0.720865360189962" calcext:value-type="float">
            <text:p>0.7209</text:p>
          </table:table-cell>
          <table:table-cell office:value-type="float" office:value="2.11449662667117" calcext:value-type="float">
            <text:p>2.1145</text:p>
          </table:table-cell>
          <table:table-cell office:value-type="float" office:value="0.925491447569412" calcext:value-type="float">
            <text:p>0.9255</text:p>
          </table:table-cell>
          <table:table-cell office:value-type="float" office:value="29.25" calcext:value-type="float">
            <text:p>29.3</text:p>
          </table:table-cell>
          <table:table-cell office:value-type="float" office:value="6.37475345167653" calcext:value-type="float">
            <text:p>6.37</text:p>
          </table:table-cell>
          <table:table-cell office:value-type="float" office:value="0.00850248819039007" calcext:value-type="float">
            <text:p>0.008502</text:p>
          </table:table-cell>
          <table:table-cell office:value-type="float" office:value="0.992095159496053" calcext:value-type="float">
            <text:p>0.992095</text:p>
          </table:table-cell>
          <table:table-cell office:value-type="float" office:value="1.53522" calcext:value-type="float">
            <text:p>1.535</text:p>
          </table:table-cell>
          <table:table-cell office:value-type="float" office:value="0.08643" calcext:value-type="float">
            <text:p>0.086</text:p>
          </table:table-cell>
          <table:table-cell office:value-type="float" office:value="349.128" calcext:value-type="float">
            <text:p>349.1</text:p>
          </table:table-cell>
          <table:table-cell office:value-type="float" office:value="17.01" calcext:value-type="float">
            <text:p>17.0</text:p>
          </table:table-cell>
          <table:table-cell office:value-type="float" office:value="0.680540150807008" calcext:value-type="float">
            <text:p>0.681</text:p>
          </table:table-cell>
          <table:table-cell office:value-type="float" office:value="0.95092" calcext:value-type="float">
            <text:p>0.951</text:p>
          </table:table-cell>
          <table:table-cell office:value-type="float" office:value="0.002974" calcext:value-type="float">
            <text:p>0.003</text:p>
          </table:table-cell>
          <table:table-cell office:value-type="float" office:value="622.162" calcext:value-type="float">
            <text:p>622.2</text:p>
          </table:table-cell>
          <table:table-cell office:value-type="float" office:value="6.381" calcext:value-type="float">
            <text:p>6.4</text:p>
          </table:table-cell>
          <table:table-cell office:value-type="float" office:value="0.774513133761038" calcext:value-type="float">
            <text:p>0.775</text:p>
          </table:table-cell>
          <table:table-cell office:value-type="float" office:value="1900.79933267882" calcext:value-type="float">
            <text:p>1900.8</text:p>
          </table:table-cell>
          <table:table-cell office:value-type="float" office:value="1.30230026262714" calcext:value-type="float">
            <text:p>1.30</text:p>
          </table:table-cell>
          <table:table-cell office:value-type="float" office:value="1.68253729036336" calcext:value-type="float">
            <text:p>1.683</text:p>
          </table:table-cell>
          <table:table-cell office:value-type="float" office:value="0.00831913652189079" calcext:value-type="float">
            <text:p>0.00832</text:p>
          </table:table-cell>
          <table:table-cell table:number-columns-repeated="2"/>
          <table:table-cell table:style-name="ce2" table:formula="of:=[.J14]/POWER(LN([.C14]);[.$AH$2])" office:value-type="float" office:value="2.45830856460593" calcext:value-type="float">
            <text:p>2.45830856460593</text:p>
          </table:table-cell>
          <table:table-cell/>
          <table:table-cell table:style-name="ce2" table:formula="of:=[.$AJ$1]*POWER([.$C14];[.$AJ$2])" office:value-type="float" office:value="1648.44480114448" calcext:value-type="float">
            <text:p>1648.44480114448</text:p>
          </table:table-cell>
          <table:table-cell/>
          <table:table-cell table:style-name="ce2" table:formula="of:=[.AL$1]*POWER([.$C14];[.AL$2])" office:value-type="float" office:value="0.307652247444559" calcext:value-type="float">
            <text:p>0.307652247444559</text:p>
          </table:table-cell>
          <table:table-cell/>
          <table:table-cell table:style-name="ce2" table:formula="of:=[.AN$1]*POWER([.$C14];[.AN$2])" office:value-type="float" office:value="1046.62984068112" calcext:value-type="float">
            <text:p>1046.62984068112</text:p>
          </table:table-cell>
          <table:table-cell/>
          <table:table-cell table:style-name="ce2" table:formula="of:=[.AP$1]*POWER([.$C14];[.AP$2])" office:value-type="float" office:value="248.975086420044" calcext:value-type="float">
            <text:p>248.975086420044</text:p>
          </table:table-cell>
          <table:table-cell/>
          <table:table-cell table:style-name="ce2" table:formula="of:=[.AR$1]*POWER([.$C14];[.AR$2])" office:value-type="float" office:value="27.7041991869703" calcext:value-type="float">
            <text:p>27.7041991869703</text:p>
          </table:table-cell>
          <table:table-cell/>
          <table:table-cell table:style-name="ce2" table:formula="of:=[.AT$1]*POWER([.$C14];[.AT$2])" office:value-type="float" office:value="335.159672472149" calcext:value-type="float">
            <text:p>335.159672472149</text:p>
          </table:table-cell>
          <table:table-cell/>
          <table:table-cell table:style-name="ce2" table:formula="of:=[.AV$1]*POWER([.$C14];[.AV$2])" office:value-type="float" office:value="1899.5620017352" calcext:value-type="float">
            <text:p>1899.5620017352</text:p>
          </table:table-cell>
          <table:table-cell/>
          <table:table-cell table:style-name="ce2" table:formula="of:=LN([.C14])" office:value-type="float" office:value="8.60410456340553" calcext:value-type="float">
            <text:p>8.60410456340553</text:p>
          </table:table-cell>
          <table:table-cell/>
          <table:table-cell table:style-name="ce2" table:formula="of:=[.AZ$1]*POWER([.$AX14];[.AZ$2])" office:value-type="float" office:value="6.19731178145283" calcext:value-type="float">
            <text:p>6.19731178145283</text:p>
          </table:table-cell>
          <table:table-cell/>
          <table:table-cell table:style-name="ce2" table:formula="of:=[.AB14]*LN([.C14])*LN([.C14])/[.C14]" office:value-type="float" office:value="25.8007598519074" calcext:value-type="float">
            <text:p>25.8007598519074</text:p>
          </table:table-cell>
          <table:table-cell table:number-columns-repeated="4"/>
          <table:table-cell table:style-name="ce2" table:formula="of:=[.BF$1]+[.BF$2]/POWER([.$C14];[.BF$3])" office:value-type="float" office:value="1.6659795817009" calcext:value-type="float">
            <text:p>1.6659795817009</text:p>
          </table:table-cell>
          <table:table-cell/>
          <table:table-cell table:style-name="ce2" table:formula="of:=0.5*PI()+[.BI$1]/POWER([.$C14];[.BI$2])" office:value-type="float" office:value="1.66787768551788" calcext:value-type="float">
            <text:p>1.6678776855178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2</text:p>
          </table:table-cell>
          <table:table-cell table:style-name="ce2" office:value-type="float" office:value="1711" calcext:value-type="float">
            <text:p>1711</text:p>
          </table:table-cell>
          <table:table-cell table:style-name="ce2" office:value-type="float" office:value="5757" calcext:value-type="float">
            <text:p>5757</text:p>
          </table:table-cell>
          <table:table-cell office:value-type="float" office:value="0.297203404550981" calcext:value-type="float">
            <text:p>0.297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float" office:value="0.185686989751607" calcext:value-type="float">
            <text:p>0.185686989751607</text:p>
          </table:table-cell>
          <table:table-cell table:style-name="ce2" office:value-type="float" office:value="272" calcext:value-type="float">
            <text:p>272</text:p>
          </table:table-cell>
          <table:table-cell office:value-type="float" office:value="0.0472468299461525" calcext:value-type="float">
            <text:p>0.04725</text:p>
          </table:table-cell>
          <table:table-cell office:value-type="float" office:value="3.93014705882353" calcext:value-type="float">
            <text:p>3.93</text:p>
          </table:table-cell>
          <table:table-cell table:style-name="ce2" office:value-type="float" office:value="6.21867429481361" calcext:value-type="float">
            <text:p>6.21867429481361</text:p>
          </table:table-cell>
          <table:table-cell office:value-type="float" office:value="0.71824334853463" calcext:value-type="float">
            <text:p>0.7182</text:p>
          </table:table-cell>
          <table:table-cell office:value-type="float" office:value="2.11341464198419" calcext:value-type="float">
            <text:p>2.1134</text:p>
          </table:table-cell>
          <table:table-cell office:value-type="float" office:value="0.921448052720009" calcext:value-type="float">
            <text:p>0.9214</text:p>
          </table:table-cell>
          <table:table-cell office:value-type="float" office:value="30" calcext:value-type="float">
            <text:p>30.0</text:p>
          </table:table-cell>
          <table:table-cell office:value-type="float" office:value="6.39666666666667" calcext:value-type="float">
            <text:p>6.40</text:p>
          </table:table-cell>
          <table:table-cell office:value-type="float" office:value="0.00840855046257225" calcext:value-type="float">
            <text:p>0.008409</text:p>
          </table:table-cell>
          <table:table-cell office:value-type="float" office:value="0.992171327578093" calcext:value-type="float">
            <text:p>0.992171</text:p>
          </table:table-cell>
          <table:table-cell office:value-type="float" office:value="1.55564" calcext:value-type="float">
            <text:p>1.556</text:p>
          </table:table-cell>
          <table:table-cell office:value-type="float" office:value="0.07831" calcext:value-type="float">
            <text:p>0.078</text:p>
          </table:table-cell>
          <table:table-cell office:value-type="float" office:value="373.187" calcext:value-type="float">
            <text:p>373.2</text:p>
          </table:table-cell>
          <table:table-cell office:value-type="float" office:value="16.4" calcext:value-type="float">
            <text:p>16.4</text:p>
          </table:table-cell>
          <table:table-cell office:value-type="float" office:value="0.683987310690553" calcext:value-type="float">
            <text:p>0.684</text:p>
          </table:table-cell>
          <table:table-cell office:value-type="float" office:value="0.953646" calcext:value-type="float">
            <text:p>0.954</text:p>
          </table:table-cell>
          <table:table-cell office:value-type="float" office:value="0.002834" calcext:value-type="float">
            <text:p>0.003</text:p>
          </table:table-cell>
          <table:table-cell office:value-type="float" office:value="664.373" calcext:value-type="float">
            <text:p>664.4</text:p>
          </table:table-cell>
          <table:table-cell office:value-type="float" office:value="6.486" calcext:value-type="float">
            <text:p>6.5</text:p>
          </table:table-cell>
          <table:table-cell office:value-type="float" office:value="0.783707966346995" calcext:value-type="float">
            <text:p>0.784</text:p>
          </table:table-cell>
          <table:table-cell office:value-type="float" office:value="1962.46139148081" calcext:value-type="float">
            <text:p>1962.5</text:p>
          </table:table-cell>
          <table:table-cell office:value-type="float" office:value="1.28178563916926" calcext:value-type="float">
            <text:p>1.28</text:p>
          </table:table-cell>
          <table:table-cell office:value-type="float" office:value="1.68054752882016" calcext:value-type="float">
            <text:p>1.681</text:p>
          </table:table-cell>
          <table:table-cell office:value-type="float" office:value="0.00823484888188772" calcext:value-type="float">
            <text:p>0.00823</text:p>
          </table:table-cell>
          <table:table-cell table:number-columns-repeated="2"/>
          <table:table-cell table:style-name="ce2" table:formula="of:=[.J15]/POWER(LN([.C15]);[.$AH$2])" office:value-type="float" office:value="2.45812829452904" calcext:value-type="float">
            <text:p>2.45812829452904</text:p>
          </table:table-cell>
          <table:table-cell/>
          <table:table-cell table:style-name="ce2" table:formula="of:=[.$AJ$1]*POWER([.$C15];[.$AJ$2])" office:value-type="float" office:value="1707.60490854029" calcext:value-type="float">
            <text:p>1707.60490854029</text:p>
          </table:table-cell>
          <table:table-cell/>
          <table:table-cell table:style-name="ce2" table:formula="of:=[.AL$1]*POWER([.$C15];[.AL$2])" office:value-type="float" office:value="0.303005945186613" calcext:value-type="float">
            <text:p>0.303005945186613</text:p>
          </table:table-cell>
          <table:table-cell/>
          <table:table-cell table:style-name="ce2" table:formula="of:=[.AN$1]*POWER([.$C15];[.AN$2])" office:value-type="float" office:value="1077.54602199723" calcext:value-type="float">
            <text:p>1077.54602199723</text:p>
          </table:table-cell>
          <table:table-cell/>
          <table:table-cell table:style-name="ce2" table:formula="of:=[.AP$1]*POWER([.$C15];[.AP$2])" office:value-type="float" office:value="259.395522642902" calcext:value-type="float">
            <text:p>259.395522642902</text:p>
          </table:table-cell>
          <table:table-cell/>
          <table:table-cell table:style-name="ce2" table:formula="of:=[.AR$1]*POWER([.$C15];[.AR$2])" office:value-type="float" office:value="28.4323662524546" calcext:value-type="float">
            <text:p>28.4323662524546</text:p>
          </table:table-cell>
          <table:table-cell/>
          <table:table-cell table:style-name="ce2" table:formula="of:=[.AT$1]*POWER([.$C15];[.AT$2])" office:value-type="float" office:value="350.64322033852" calcext:value-type="float">
            <text:p>350.64322033852</text:p>
          </table:table-cell>
          <table:table-cell/>
          <table:table-cell table:style-name="ce2" table:formula="of:=[.AV$1]*POWER([.$C15];[.AV$2])" office:value-type="float" office:value="1972.2526596631" calcext:value-type="float">
            <text:p>1972.2526596631</text:p>
          </table:table-cell>
          <table:table-cell/>
          <table:table-cell table:style-name="ce2" table:formula="of:=LN([.C15])" office:value-type="float" office:value="8.65817178467581" calcext:value-type="float">
            <text:p>8.65817178467581</text:p>
          </table:table-cell>
          <table:table-cell/>
          <table:table-cell table:style-name="ce2" table:formula="of:=[.AZ$1]*POWER([.$AX15];[.AZ$2])" office:value-type="float" office:value="6.21569119733954" calcext:value-type="float">
            <text:p>6.21569119733954</text:p>
          </table:table-cell>
          <table:table-cell/>
          <table:table-cell table:style-name="ce2" table:formula="of:=[.AB15]*LN([.C15])*LN([.C15])/[.C15]" office:value-type="float" office:value="25.553905742533" calcext:value-type="float">
            <text:p>25.553905742533</text:p>
          </table:table-cell>
          <table:table-cell table:number-columns-repeated="4"/>
          <table:table-cell table:style-name="ce2" table:formula="of:=[.BF$1]+[.BF$2]/POWER([.$C15];[.BF$3])" office:value-type="float" office:value="1.66403092574046" calcext:value-type="float">
            <text:p>1.66403092574046</text:p>
          </table:table-cell>
          <table:table-cell/>
          <table:table-cell table:style-name="ce2" table:formula="of:=0.5*PI()+[.BI$1]/POWER([.$C15];[.BI$2])" office:value-type="float" office:value="1.66513635115309" calcext:value-type="float">
            <text:p>1.6651363511530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3</text:p>
          </table:table-cell>
          <table:table-cell table:style-name="ce2" office:value-type="float" office:value="1788" calcext:value-type="float">
            <text:p>1788</text:p>
          </table:table-cell>
          <table:table-cell table:style-name="ce2" office:value-type="float" office:value="6198" calcext:value-type="float">
            <text:p>6198</text:p>
          </table:table-cell>
          <table:table-cell office:value-type="float" office:value="0.288480154888674" calcext:value-type="float">
            <text:p>0.288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float" office:value="0.179090029041626" calcext:value-type="float">
            <text:p>0.179090029041626</text:p>
          </table:table-cell>
          <table:table-cell table:style-name="ce2" office:value-type="float" office:value="289" calcext:value-type="float">
            <text:p>289</text:p>
          </table:table-cell>
          <table:table-cell office:value-type="float" office:value="0.0466279444982252" calcext:value-type="float">
            <text:p>0.04663</text:p>
          </table:table-cell>
          <table:table-cell office:value-type="float" office:value="3.84083044982699" calcext:value-type="float">
            <text:p>3.84</text:p>
          </table:table-cell>
          <table:table-cell table:style-name="ce2" office:value-type="float" office:value="6.23021240012625" calcext:value-type="float">
            <text:p>6.23021240012625</text:p>
          </table:table-cell>
          <table:table-cell office:value-type="float" office:value="0.713493505153214" calcext:value-type="float">
            <text:p>0.7135</text:p>
          </table:table-cell>
          <table:table-cell office:value-type="float" office:value="2.10836810903957" calcext:value-type="float">
            <text:p>2.1084</text:p>
          </table:table-cell>
          <table:table-cell office:value-type="float" office:value="0.914441990166631" calcext:value-type="float">
            <text:p>0.9144</text:p>
          </table:table-cell>
          <table:table-cell office:value-type="float" office:value="30.375" calcext:value-type="float">
            <text:p>30.4</text:p>
          </table:table-cell>
          <table:table-cell office:value-type="float" office:value="6.71767515114566" calcext:value-type="float">
            <text:p>6.72</text:p>
          </table:table-cell>
          <table:table-cell office:value-type="float" office:value="0.00831629060202266" calcext:value-type="float">
            <text:p>0.008316</text:p>
          </table:table-cell>
          <table:table-cell office:value-type="float" office:value="0.992238652716051" calcext:value-type="float">
            <text:p>0.992239</text:p>
          </table:table-cell>
          <table:table-cell office:value-type="float" office:value="1.5758" calcext:value-type="float">
            <text:p>1.576</text:p>
          </table:table-cell>
          <table:table-cell office:value-type="float" office:value="0.05927" calcext:value-type="float">
            <text:p>0.059</text:p>
          </table:table-cell>
          <table:table-cell office:value-type="float" office:value="396.957" calcext:value-type="float">
            <text:p>397.0</text:p>
          </table:table-cell>
          <table:table-cell office:value-type="float" office:value="13.05" calcext:value-type="float">
            <text:p>13.1</text:p>
          </table:table-cell>
          <table:table-cell office:value-type="float" office:value="0.685277180453113" calcext:value-type="float">
            <text:p>0.685</text:p>
          </table:table-cell>
          <table:table-cell office:value-type="float" office:value="0.961603" calcext:value-type="float">
            <text:p>0.962</text:p>
          </table:table-cell>
          <table:table-cell office:value-type="float" office:value="0.002808" calcext:value-type="float">
            <text:p>0.003</text:p>
          </table:table-cell>
          <table:table-cell office:value-type="float" office:value="741.521" calcext:value-type="float">
            <text:p>741.5</text:p>
          </table:table-cell>
          <table:table-cell office:value-type="float" office:value="7.14" calcext:value-type="float">
            <text:p>7.1</text:p>
          </table:table-cell>
          <table:table-cell office:value-type="float" office:value="0.79039482387475" calcext:value-type="float">
            <text:p>0.790</text:p>
          </table:table-cell>
          <table:table-cell office:value-type="float" office:value="2051.72263997192" calcext:value-type="float">
            <text:p>2051.7</text:p>
          </table:table-cell>
          <table:table-cell office:value-type="float" office:value="1.25534824242385" calcext:value-type="float">
            <text:p>1.26</text:p>
          </table:table-cell>
          <table:table-cell office:value-type="float" office:value="1.67662731976557" calcext:value-type="float">
            <text:p>1.677</text:p>
          </table:table-cell>
          <table:table-cell office:value-type="float" office:value="0.00815494823351712" calcext:value-type="float">
            <text:p>0.00815</text:p>
          </table:table-cell>
          <table:table-cell table:number-columns-repeated="2"/>
          <table:table-cell table:style-name="ce2" table:formula="of:=[.J16]/POWER(LN([.C16]);[.$AH$2])" office:value-type="float" office:value="2.45371623546419" calcext:value-type="float">
            <text:p>2.45371623546419</text:p>
          </table:table-cell>
          <table:table-cell/>
          <table:table-cell table:style-name="ce2" table:formula="of:=[.$AJ$1]*POWER([.$C16];[.$AJ$2])" office:value-type="float" office:value="1791.81017148215" calcext:value-type="float">
            <text:p>1791.81017148215</text:p>
          </table:table-cell>
          <table:table-cell/>
          <table:table-cell table:style-name="ce2" table:formula="of:=[.AL$1]*POWER([.$C16];[.AL$2])" office:value-type="float" office:value="0.296776095761513" calcext:value-type="float">
            <text:p>0.296776095761513</text:p>
          </table:table-cell>
          <table:table-cell/>
          <table:table-cell table:style-name="ce2" table:formula="of:=[.AN$1]*POWER([.$C16];[.AN$2])" office:value-type="float" office:value="1121.2310020074" calcext:value-type="float">
            <text:p>1121.2310020074</text:p>
          </table:table-cell>
          <table:table-cell/>
          <table:table-cell table:style-name="ce2" table:formula="of:=[.AP$1]*POWER([.$C16];[.AP$2])" office:value-type="float" office:value="274.328688852665" calcext:value-type="float">
            <text:p>274.328688852665</text:p>
          </table:table-cell>
          <table:table-cell/>
          <table:table-cell table:style-name="ce2" table:formula="of:=[.AR$1]*POWER([.$C16];[.AR$2])" office:value-type="float" office:value="29.4574236657605" calcext:value-type="float">
            <text:p>29.4574236657605</text:p>
          </table:table-cell>
          <table:table-cell/>
          <table:table-cell table:style-name="ce2" table:formula="of:=[.AT$1]*POWER([.$C16];[.AT$2])" office:value-type="float" office:value="372.941898783114" calcext:value-type="float">
            <text:p>372.941898783114</text:p>
          </table:table-cell>
          <table:table-cell/>
          <table:table-cell table:style-name="ce2" table:formula="of:=[.AV$1]*POWER([.$C16];[.AV$2])" office:value-type="float" office:value="2075.99820257037" calcext:value-type="float">
            <text:p>2075.99820257037</text:p>
          </table:table-cell>
          <table:table-cell/>
          <table:table-cell table:style-name="ce2" table:formula="of:=LN([.C16])" office:value-type="float" office:value="8.73198193834769" calcext:value-type="float">
            <text:p>8.73198193834769</text:p>
          </table:table-cell>
          <table:table-cell/>
          <table:table-cell table:style-name="ce2" table:formula="of:=[.AZ$1]*POWER([.$AX16];[.AZ$2])" office:value-type="float" office:value="6.24068453005489" calcext:value-type="float">
            <text:p>6.24068453005489</text:p>
          </table:table-cell>
          <table:table-cell/>
          <table:table-cell table:style-name="ce2" table:formula="of:=[.AB16]*LN([.C16])*LN([.C16])/[.C16]" office:value-type="float" office:value="25.2401967695816" calcext:value-type="float">
            <text:p>25.2401967695816</text:p>
          </table:table-cell>
          <table:table-cell table:number-columns-repeated="4"/>
          <table:table-cell table:style-name="ce2" table:formula="of:=[.BF$1]+[.BF$2]/POWER([.$C16];[.BF$3])" office:value-type="float" office:value="1.66143058097471" calcext:value-type="float">
            <text:p>1.66143058097471</text:p>
          </table:table-cell>
          <table:table-cell/>
          <table:table-cell table:style-name="ce2" table:formula="of:=0.5*PI()+[.BI$1]/POWER([.$C16];[.BI$2])" office:value-type="float" office:value="1.66151854086527" calcext:value-type="float">
            <text:p>1.6615185408652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4</text:p>
          </table:table-cell>
          <table:table-cell table:style-name="ce2" office:value-type="float" office:value="1852" calcext:value-type="float">
            <text:p>1852</text:p>
          </table:table-cell>
          <table:table-cell table:style-name="ce2" office:value-type="float" office:value="6618" calcext:value-type="float">
            <text:p>6618</text:p>
          </table:table-cell>
          <table:table-cell office:value-type="float" office:value="0.279842852825627" calcext:value-type="float">
            <text:p>0.280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float" office:value="0.171955273496525" calcext:value-type="float">
            <text:p>0.171955273496525</text:p>
          </table:table-cell>
          <table:table-cell table:style-name="ce2" office:value-type="float" office:value="299" calcext:value-type="float">
            <text:p>299</text:p>
          </table:table-cell>
          <table:table-cell office:value-type="float" office:value="0.0451798126322152" calcext:value-type="float">
            <text:p>0.04518</text:p>
          </table:table-cell>
          <table:table-cell office:value-type="float" office:value="3.80602006688963" calcext:value-type="float">
            <text:p>3.81</text:p>
          </table:table-cell>
          <table:table-cell table:style-name="ce2" office:value-type="float" office:value="6.24402923354349" calcext:value-type="float">
            <text:p>6.24402923354349</text:p>
          </table:table-cell>
          <table:table-cell office:value-type="float" office:value="0.709746498324922" calcext:value-type="float">
            <text:p>0.7097</text:p>
          </table:table-cell>
          <table:table-cell office:value-type="float" office:value="2.10515507361" calcext:value-type="float">
            <text:p>2.1052</text:p>
          </table:table-cell>
          <table:table-cell office:value-type="float" office:value="0.908839050949288" calcext:value-type="float">
            <text:p>0.9088</text:p>
          </table:table-cell>
          <table:table-cell office:value-type="float" office:value="30.6666666666667" calcext:value-type="float">
            <text:p>30.7</text:p>
          </table:table-cell>
          <table:table-cell office:value-type="float" office:value="7.03709829867675" calcext:value-type="float">
            <text:p>7.04</text:p>
          </table:table-cell>
          <table:table-cell office:value-type="float" office:value="0.00817623227986753" calcext:value-type="float">
            <text:p>0.008176</text:p>
          </table:table-cell>
          <table:table-cell office:value-type="float" office:value="0.992359599037107" calcext:value-type="float">
            <text:p>0.992360</text:p>
          </table:table-cell>
          <table:table-cell office:value-type="float" office:value="1.55465" calcext:value-type="float">
            <text:p>1.555</text:p>
          </table:table-cell>
          <table:table-cell office:value-type="float" office:value="0.05678" calcext:value-type="float">
            <text:p>0.057</text:p>
          </table:table-cell>
          <table:table-cell office:value-type="float" office:value="412.814" calcext:value-type="float">
            <text:p>412.8</text:p>
          </table:table-cell>
          <table:table-cell office:value-type="float" office:value="13.32" calcext:value-type="float">
            <text:p>13.3</text:p>
          </table:table-cell>
          <table:table-cell office:value-type="float" office:value="0.684622214496087" calcext:value-type="float">
            <text:p>0.685</text:p>
          </table:table-cell>
          <table:table-cell office:value-type="float" office:value="0.959824" calcext:value-type="float">
            <text:p>0.960</text:p>
          </table:table-cell>
          <table:table-cell office:value-type="float" office:value="0.0028" calcext:value-type="float">
            <text:p>0.003</text:p>
          </table:table-cell>
          <table:table-cell office:value-type="float" office:value="790.041" calcext:value-type="float">
            <text:p>790.0</text:p>
          </table:table-cell>
          <table:table-cell office:value-type="float" office:value="7.596" calcext:value-type="float">
            <text:p>7.6</text:p>
          </table:table-cell>
          <table:table-cell office:value-type="float" office:value="0.820916694620662" calcext:value-type="float">
            <text:p>0.821</text:p>
          </table:table-cell>
          <table:table-cell office:value-type="float" office:value="2130.59092922522" calcext:value-type="float">
            <text:p>2130.6</text:p>
          </table:table-cell>
          <table:table-cell office:value-type="float" office:value="1.23004016076163" calcext:value-type="float">
            <text:p>1.23</text:p>
          </table:table-cell>
          <table:table-cell office:value-type="float" office:value="1.67219515475361" calcext:value-type="float">
            <text:p>1.672</text:p>
          </table:table-cell>
          <table:table-cell office:value-type="float" office:value="0.00802512922758622" calcext:value-type="float">
            <text:p>0.00803</text:p>
          </table:table-cell>
          <table:table-cell table:number-columns-repeated="2"/>
          <table:table-cell table:style-name="ce2" table:formula="of:=[.J17]/POWER(LN([.C17]);[.$AH$2])" office:value-type="float" office:value="2.45126017808473" calcext:value-type="float">
            <text:p>2.45126017808473</text:p>
          </table:table-cell>
          <table:table-cell/>
          <table:table-cell table:style-name="ce2" table:formula="of:=[.$AJ$1]*POWER([.$C17];[.$AJ$2])" office:value-type="float" office:value="1870.08711140387" calcext:value-type="float">
            <text:p>1870.08711140387</text:p>
          </table:table-cell>
          <table:table-cell/>
          <table:table-cell table:style-name="ce2" table:formula="of:=[.AL$1]*POWER([.$C17];[.AL$2])" office:value-type="float" office:value="0.291349546807166" calcext:value-type="float">
            <text:p>0.291349546807166</text:p>
          </table:table-cell>
          <table:table-cell/>
          <table:table-cell table:style-name="ce2" table:formula="of:=[.AN$1]*POWER([.$C17];[.AN$2])" office:value-type="float" office:value="1161.52012307526" calcext:value-type="float">
            <text:p>1161.52012307526</text:p>
          </table:table-cell>
          <table:table-cell/>
          <table:table-cell table:style-name="ce2" table:formula="of:=[.AP$1]*POWER([.$C17];[.AP$2])" office:value-type="float" office:value="288.313526801795" calcext:value-type="float">
            <text:p>288.313526801795</text:p>
          </table:table-cell>
          <table:table-cell/>
          <table:table-cell table:style-name="ce2" table:formula="of:=[.AR$1]*POWER([.$C17];[.AR$2])" office:value-type="float" office:value="30.3989498786208" calcext:value-type="float">
            <text:p>30.3989498786208</text:p>
          </table:table-cell>
          <table:table-cell/>
          <table:table-cell table:style-name="ce2" table:formula="of:=[.AT$1]*POWER([.$C17];[.AT$2])" office:value-type="float" office:value="393.936678848838" calcext:value-type="float">
            <text:p>393.936678848838</text:p>
          </table:table-cell>
          <table:table-cell/>
          <table:table-cell table:style-name="ce2" table:formula="of:=[.AV$1]*POWER([.$C17];[.AV$2])" office:value-type="float" office:value="2172.72498602941" calcext:value-type="float">
            <text:p>2172.72498602941</text:p>
          </table:table-cell>
          <table:table-cell/>
          <table:table-cell table:style-name="ce2" table:formula="of:=LN([.C17])" office:value-type="float" office:value="8.79754848848156" calcext:value-type="float">
            <text:p>8.79754848848156</text:p>
          </table:table-cell>
          <table:table-cell/>
          <table:table-cell table:style-name="ce2" table:formula="of:=[.AZ$1]*POWER([.$AX17];[.AZ$2])" office:value-type="float" office:value="6.26279317906904" calcext:value-type="float">
            <text:p>6.26279317906904</text:p>
          </table:table-cell>
          <table:table-cell/>
          <table:table-cell table:style-name="ce2" table:formula="of:=[.AB17]*LN([.C17])*LN([.C17])/[.C17]" office:value-type="float" office:value="24.9170514662234" calcext:value-type="float">
            <text:p>24.9170514662234</text:p>
          </table:table-cell>
          <table:table-cell table:number-columns-repeated="4"/>
          <table:table-cell table:style-name="ce2" table:formula="of:=[.BF$1]+[.BF$2]/POWER([.$C17];[.BF$3])" office:value-type="float" office:value="1.65917731281532" calcext:value-type="float">
            <text:p>1.65917731281532</text:p>
          </table:table-cell>
          <table:table-cell/>
          <table:table-cell table:style-name="ce2" table:formula="of:=0.5*PI()+[.BI$1]/POWER([.$C17];[.BI$2])" office:value-type="float" office:value="1.65842131994276" calcext:value-type="float">
            <text:p>1.6584213199427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5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6976" calcext:value-type="float">
            <text:p>6976</text:p>
          </table:table-cell>
          <table:table-cell office:value-type="float" office:value="0.275946100917431" calcext:value-type="float">
            <text:p>0.276</text:p>
          </table:table-cell>
          <table:table-cell table:style-name="ce2" office:value-type="float" office:value="1188" calcext:value-type="float">
            <text:p>1188</text:p>
          </table:table-cell>
          <table:table-cell table:style-name="ce2" office:value-type="float" office:value="0.170298165137615" calcext:value-type="float">
            <text:p>0.170298165137615</text:p>
          </table:table-cell>
          <table:table-cell table:style-name="ce2" office:value-type="float" office:value="297" calcext:value-type="float">
            <text:p>297</text:p>
          </table:table-cell>
          <table:table-cell office:value-type="float" office:value="0.0425745412844037" calcext:value-type="float">
            <text:p>0.04257</text:p>
          </table:table-cell>
          <table:table-cell office:value-type="float" office:value="4" calcext:value-type="float">
            <text:p>4.00</text:p>
          </table:table-cell>
          <table:table-cell table:style-name="ce2" office:value-type="float" office:value="6.25836918231593" calcext:value-type="float">
            <text:p>6.25836918231593</text:p>
          </table:table-cell>
          <table:table-cell office:value-type="float" office:value="0.70714190473102" calcext:value-type="float">
            <text:p>0.7071</text:p>
          </table:table-cell>
          <table:table-cell office:value-type="float" office:value="2.10370033609657" calcext:value-type="float">
            <text:p>2.1037</text:p>
          </table:table-cell>
          <table:table-cell office:value-type="float" office:value="0.904866711615828" calcext:value-type="float">
            <text:p>0.9049</text:p>
          </table:table-cell>
          <table:table-cell office:value-type="float" office:value="30.8" calcext:value-type="float">
            <text:p>30.8</text:p>
          </table:table-cell>
          <table:table-cell office:value-type="float" office:value="7.3536852757632" calcext:value-type="float">
            <text:p>7.35</text:p>
          </table:table-cell>
          <table:table-cell office:value-type="float" office:value="0.00834344061684617" calcext:value-type="float">
            <text:p>0.008343</text:p>
          </table:table-cell>
          <table:table-cell office:value-type="float" office:value="0.992171973395307" calcext:value-type="float">
            <text:p>0.992172</text:p>
          </table:table-cell>
          <table:table-cell office:value-type="float" office:value="1.49085" calcext:value-type="float">
            <text:p>1.491</text:p>
          </table:table-cell>
          <table:table-cell office:value-type="float" office:value="0.06565" calcext:value-type="float">
            <text:p>0.066</text:p>
          </table:table-cell>
          <table:table-cell office:value-type="float" office:value="405.82" calcext:value-type="float">
            <text:p>405.8</text:p>
          </table:table-cell>
          <table:table-cell office:value-type="float" office:value="15.79" calcext:value-type="float">
            <text:p>15.8</text:p>
          </table:table-cell>
          <table:table-cell office:value-type="float" office:value="0.678616155317467" calcext:value-type="float">
            <text:p>0.679</text:p>
          </table:table-cell>
          <table:table-cell office:value-type="float" office:value="0.960027" calcext:value-type="float">
            <text:p>0.960</text:p>
          </table:table-cell>
          <table:table-cell office:value-type="float" office:value="0.002718" calcext:value-type="float">
            <text:p>0.003</text:p>
          </table:table-cell>
          <table:table-cell office:value-type="float" office:value="827.167" calcext:value-type="float">
            <text:p>827.2</text:p>
          </table:table-cell>
          <table:table-cell office:value-type="float" office:value="7.723" calcext:value-type="float">
            <text:p>7.7</text:p>
          </table:table-cell>
          <table:table-cell office:value-type="float" office:value="0.828510303522453" calcext:value-type="float">
            <text:p>0.829</text:p>
          </table:table-cell>
          <table:table-cell office:value-type="float" office:value="2238.56866160266" calcext:value-type="float">
            <text:p>2238.6</text:p>
          </table:table-cell>
          <table:table-cell office:value-type="float" office:value="1.23339693170633" calcext:value-type="float">
            <text:p>1.23</text:p>
          </table:table-cell>
          <table:table-cell office:value-type="float" office:value="1.66275611645679" calcext:value-type="float">
            <text:p>1.663</text:p>
          </table:table-cell>
          <table:table-cell office:value-type="float" office:value="0.00820009199299301" calcext:value-type="float">
            <text:p>0.00820</text:p>
          </table:table-cell>
          <table:table-cell table:number-columns-repeated="2"/>
          <table:table-cell table:style-name="ce2" table:formula="of:=[.J18]/POWER(LN([.C18]);[.$AH$2])" office:value-type="float" office:value="2.45059023521934" calcext:value-type="float">
            <text:p>2.45059023521934</text:p>
          </table:table-cell>
          <table:table-cell/>
          <table:table-cell table:style-name="ce2" table:formula="of:=[.$AJ$1]*POWER([.$C18];[.$AJ$2])" office:value-type="float" office:value="1935.45301763855" calcext:value-type="float">
            <text:p>1935.45301763855</text:p>
          </table:table-cell>
          <table:table-cell/>
          <table:table-cell table:style-name="ce2" table:formula="of:=[.AL$1]*POWER([.$C18];[.AL$2])" office:value-type="float" office:value="0.287061314826846" calcext:value-type="float">
            <text:p>0.287061314826846</text:p>
          </table:table-cell>
          <table:table-cell/>
          <table:table-cell table:style-name="ce2" table:formula="of:=[.AN$1]*POWER([.$C18];[.AN$2])" office:value-type="float" office:value="1194.93877547684" calcext:value-type="float">
            <text:p>1194.93877547684</text:p>
          </table:table-cell>
          <table:table-cell/>
          <table:table-cell table:style-name="ce2" table:formula="of:=[.AP$1]*POWER([.$C18];[.AP$2])" office:value-type="float" office:value="300.065142986819" calcext:value-type="float">
            <text:p>300.065142986819</text:p>
          </table:table-cell>
          <table:table-cell/>
          <table:table-cell table:style-name="ce2" table:formula="of:=[.AR$1]*POWER([.$C18];[.AR$2])" office:value-type="float" office:value="31.1772215916637" calcext:value-type="float">
            <text:p>31.1772215916637</text:p>
          </table:table-cell>
          <table:table-cell/>
          <table:table-cell table:style-name="ce2" table:formula="of:=[.AT$1]*POWER([.$C18];[.AT$2])" office:value-type="float" office:value="411.659148667376" calcext:value-type="float">
            <text:p>411.659148667376</text:p>
          </table:table-cell>
          <table:table-cell/>
          <table:table-cell table:style-name="ce2" table:formula="of:=[.AV$1]*POWER([.$C18];[.AV$2])" office:value-type="float" office:value="2253.70015844762" calcext:value-type="float">
            <text:p>2253.70015844762</text:p>
          </table:table-cell>
          <table:table-cell/>
          <table:table-cell table:style-name="ce2" table:formula="of:=LN([.C18])" office:value-type="float" office:value="8.85023096558882" calcext:value-type="float">
            <text:p>8.85023096558882</text:p>
          </table:table-cell>
          <table:table-cell/>
          <table:table-cell table:style-name="ce2" table:formula="of:=[.AZ$1]*POWER([.$AX18];[.AZ$2])" office:value-type="float" office:value="6.28049452389649" calcext:value-type="float">
            <text:p>6.28049452389649</text:p>
          </table:table-cell>
          <table:table-cell/>
          <table:table-cell table:style-name="ce2" table:formula="of:=[.AB18]*LN([.C18])*LN([.C18])/[.C18]" office:value-type="float" office:value="25.1346682325136" calcext:value-type="float">
            <text:p>25.1346682325136</text:p>
          </table:table-cell>
          <table:table-cell table:number-columns-repeated="4"/>
          <table:table-cell table:style-name="ce2" table:formula="of:=[.BF$1]+[.BF$2]/POWER([.$C18];[.BF$3])" office:value-type="float" office:value="1.65740456911191" calcext:value-type="float">
            <text:p>1.65740456911191</text:p>
          </table:table-cell>
          <table:table-cell/>
          <table:table-cell table:style-name="ce2" table:formula="of:=0.5*PI()+[.BI$1]/POWER([.$C18];[.BI$2])" office:value-type="float" office:value="1.65600950017916" calcext:value-type="float">
            <text:p>1.6560095001791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6</text:p>
          </table:table-cell>
          <table:table-cell table:style-name="ce2" office:value-type="float" office:value="2047" calcext:value-type="float">
            <text:p>2047</text:p>
          </table:table-cell>
          <table:table-cell table:style-name="ce2" office:value-type="float" office:value="7661" calcext:value-type="float">
            <text:p>7661</text:p>
          </table:table-cell>
          <table:table-cell office:value-type="float" office:value="0.267197493799765" calcext:value-type="float">
            <text:p>0.267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0.163164077796632" calcext:value-type="float">
            <text:p>0.163164077796632</text:p>
          </table:table-cell>
          <table:table-cell table:style-name="ce2" office:value-type="float" office:value="321" calcext:value-type="float">
            <text:p>321</text:p>
          </table:table-cell>
          <table:table-cell office:value-type="float" office:value="0.0419005351781752" calcext:value-type="float">
            <text:p>0.04190</text:p>
          </table:table-cell>
          <table:table-cell office:value-type="float" office:value="3.89408099688474" calcext:value-type="float">
            <text:p>3.89</text:p>
          </table:table-cell>
          <table:table-cell table:style-name="ce2" office:value-type="float" office:value="6.27940988552069" calcext:value-type="float">
            <text:p>6.27940988552069</text:p>
          </table:table-cell>
          <table:table-cell office:value-type="float" office:value="0.70208873403648" calcext:value-type="float">
            <text:p>0.7021</text:p>
          </table:table-cell>
          <table:table-cell office:value-type="float" office:value="2.09969115277018" calcext:value-type="float">
            <text:p>2.0997</text:p>
          </table:table-cell>
          <table:table-cell office:value-type="float" office:value="0.897284257384149" calcext:value-type="float">
            <text:p>0.8973</text:p>
          </table:table-cell>
          <table:table-cell office:value-type="float" office:value="31.5" calcext:value-type="float">
            <text:p>31.5</text:p>
          </table:table-cell>
          <table:table-cell office:value-type="float" office:value="7.72083648274124" calcext:value-type="float">
            <text:p>7.72</text:p>
          </table:table-cell>
          <table:table-cell office:value-type="float" office:value="0.00841920677986852" calcext:value-type="float">
            <text:p>0.008419</text:p>
          </table:table-cell>
          <table:table-cell office:value-type="float" office:value="0.992065436814081" calcext:value-type="float">
            <text:p>0.992065</text:p>
          </table:table-cell>
          <table:table-cell office:value-type="float" office:value="1.50394" calcext:value-type="float">
            <text:p>1.504</text:p>
          </table:table-cell>
          <table:table-cell office:value-type="float" office:value="0.0556" calcext:value-type="float">
            <text:p>0.056</text:p>
          </table:table-cell>
          <table:table-cell office:value-type="float" office:value="441.88" calcext:value-type="float">
            <text:p>441.9</text:p>
          </table:table-cell>
          <table:table-cell office:value-type="float" office:value="14.53" calcext:value-type="float">
            <text:p>14.5</text:p>
          </table:table-cell>
          <table:table-cell office:value-type="float" office:value="0.68102727541118" calcext:value-type="float">
            <text:p>0.681</text:p>
          </table:table-cell>
          <table:table-cell office:value-type="float" office:value="0.969468" calcext:value-type="float">
            <text:p>0.969</text:p>
          </table:table-cell>
          <table:table-cell office:value-type="float" office:value="0.002192" calcext:value-type="float">
            <text:p>0.002</text:p>
          </table:table-cell>
          <table:table-cell office:value-type="float" office:value="936.242" calcext:value-type="float">
            <text:p>936.2</text:p>
          </table:table-cell>
          <table:table-cell office:value-type="float" office:value="7.012" calcext:value-type="float">
            <text:p>7.0</text:p>
          </table:table-cell>
          <table:table-cell office:value-type="float" office:value="0.821774865287762" calcext:value-type="float">
            <text:p>0.822</text:p>
          </table:table-cell>
          <table:table-cell office:value-type="float" office:value="2397.88655128121" calcext:value-type="float">
            <text:p>2397.9</text:p>
          </table:table-cell>
          <table:table-cell office:value-type="float" office:value="1.21577808007851" calcext:value-type="float">
            <text:p>1.22</text:p>
          </table:table-cell>
          <table:table-cell office:value-type="float" office:value="1.65490669900035" calcext:value-type="float">
            <text:p>1.655</text:p>
          </table:table-cell>
          <table:table-cell office:value-type="float" office:value="0.00828867551763245" calcext:value-type="float">
            <text:p>0.00829</text:p>
          </table:table-cell>
          <table:table-cell table:number-columns-repeated="2"/>
          <table:table-cell table:style-name="ce2" table:formula="of:=[.J19]/POWER(LN([.C19]);[.$AH$2])" office:value-type="float" office:value="2.44772315530632" calcext:value-type="float">
            <text:p>2.44772315530632</text:p>
          </table:table-cell>
          <table:table-cell/>
          <table:table-cell table:style-name="ce2" table:formula="of:=[.$AJ$1]*POWER([.$C19];[.$AJ$2])" office:value-type="float" office:value="2057.36369072736" calcext:value-type="float">
            <text:p>2057.36369072736</text:p>
          </table:table-cell>
          <table:table-cell/>
          <table:table-cell table:style-name="ce2" table:formula="of:=[.AL$1]*POWER([.$C19];[.AL$2])" office:value-type="float" office:value="0.279592322989978" calcext:value-type="float">
            <text:p>0.279592322989978</text:p>
          </table:table-cell>
          <table:table-cell/>
          <table:table-cell table:style-name="ce2" table:formula="of:=[.AN$1]*POWER([.$C19];[.AN$2])" office:value-type="float" office:value="1256.74763552191" calcext:value-type="float">
            <text:p>1256.74763552191</text:p>
          </table:table-cell>
          <table:table-cell/>
          <table:table-cell table:style-name="ce2" table:formula="of:=[.AP$1]*POWER([.$C19];[.AP$2])" office:value-type="float" office:value="322.154299733891" calcext:value-type="float">
            <text:p>322.154299733891</text:p>
          </table:table-cell>
          <table:table-cell/>
          <table:table-cell table:style-name="ce2" table:formula="of:=[.AR$1]*POWER([.$C19];[.AR$2])" office:value-type="float" office:value="32.6104823996363" calcext:value-type="float">
            <text:p>32.6104823996363</text:p>
          </table:table-cell>
          <table:table-cell/>
          <table:table-cell table:style-name="ce2" table:formula="of:=[.AT$1]*POWER([.$C19];[.AT$2])" office:value-type="float" office:value="445.160693408903" calcext:value-type="float">
            <text:p>445.160693408903</text:p>
          </table:table-cell>
          <table:table-cell/>
          <table:table-cell table:style-name="ce2" table:formula="of:=[.AV$1]*POWER([.$C19];[.AV$2])" office:value-type="float" office:value="2405.19457809638" calcext:value-type="float">
            <text:p>2405.19457809638</text:p>
          </table:table-cell>
          <table:table-cell/>
          <table:table-cell table:style-name="ce2" table:formula="of:=LN([.C19])" office:value-type="float" office:value="8.94389780251682" calcext:value-type="float">
            <text:p>8.94389780251682</text:p>
          </table:table-cell>
          <table:table-cell/>
          <table:table-cell table:style-name="ce2" table:formula="of:=[.AZ$1]*POWER([.$AX19];[.AZ$2])" office:value-type="float" office:value="6.31182997163604" calcext:value-type="float">
            <text:p>6.31182997163604</text:p>
          </table:table-cell>
          <table:table-cell/>
          <table:table-cell table:style-name="ce2" table:formula="of:=[.AB19]*LN([.C19])*LN([.C19])/[.C19]" office:value-type="float" office:value="25.0378380381647" calcext:value-type="float">
            <text:p>25.0378380381647</text:p>
          </table:table-cell>
          <table:table-cell table:number-columns-repeated="4"/>
          <table:table-cell table:style-name="ce2" table:formula="of:=[.BF$1]+[.BF$2]/POWER([.$C19];[.BF$3])" office:value-type="float" office:value="1.654333720684" calcext:value-type="float">
            <text:p>1.654333720684</text:p>
          </table:table-cell>
          <table:table-cell/>
          <table:table-cell table:style-name="ce2" table:formula="of:=0.5*PI()+[.BI$1]/POWER([.$C19];[.BI$2])" office:value-type="float" office:value="1.65188416868719" calcext:value-type="float">
            <text:p>1.6518841686871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7</text:p>
          </table:table-cell>
          <table:table-cell table:style-name="ce2" office:value-type="float" office:value="2130" calcext:value-type="float">
            <text:p>2130</text:p>
          </table:table-cell>
          <table:table-cell table:style-name="ce2" office:value-type="float" office:value="8096" calcext:value-type="float">
            <text:p>8096</text:p>
          </table:table-cell>
          <table:table-cell office:value-type="float" office:value="0.263092885375494" calcext:value-type="float">
            <text:p>0.263</text:p>
          </table:table-cell>
          <table:table-cell table:style-name="ce2" office:value-type="float" office:value="1297" calcext:value-type="float">
            <text:p>1297</text:p>
          </table:table-cell>
          <table:table-cell table:style-name="ce2" office:value-type="float" office:value="0.16020256916996" calcext:value-type="float">
            <text:p>0.16020256916996</text:p>
          </table:table-cell>
          <table:table-cell table:style-name="ce2" office:value-type="float" office:value="326" calcext:value-type="float">
            <text:p>326</text:p>
          </table:table-cell>
          <table:table-cell office:value-type="float" office:value="0.0402667984189723" calcext:value-type="float">
            <text:p>0.04027</text:p>
          </table:table-cell>
          <table:table-cell office:value-type="float" office:value="3.97852760736196" calcext:value-type="float">
            <text:p>3.98</text:p>
          </table:table-cell>
          <table:table-cell table:style-name="ce2" office:value-type="float" office:value="6.29563432835271" calcext:value-type="float">
            <text:p>6.29563432835271</text:p>
          </table:table-cell>
          <table:table-cell office:value-type="float" office:value="0.699582909943682" calcext:value-type="float">
            <text:p>0.6996</text:p>
          </table:table-cell>
          <table:table-cell office:value-type="float" office:value="2.09864675049669" calcext:value-type="float">
            <text:p>2.0986</text:p>
          </table:table-cell>
          <table:table-cell office:value-type="float" office:value="0.893430853279933" calcext:value-type="float">
            <text:p>0.8934</text:p>
          </table:table-cell>
          <table:table-cell office:value-type="float" office:value="32.6666666666667" calcext:value-type="float">
            <text:p>32.7</text:p>
          </table:table-cell>
          <table:table-cell office:value-type="float" office:value="7.58683881715952" calcext:value-type="float">
            <text:p>7.59</text:p>
          </table:table-cell>
          <table:table-cell office:value-type="float" office:value="0.00841333713813782" calcext:value-type="float">
            <text:p>0.008413</text:p>
          </table:table-cell>
          <table:table-cell office:value-type="float" office:value="0.992052415169453" calcext:value-type="float">
            <text:p>0.992052</text:p>
          </table:table-cell>
          <table:table-cell office:value-type="float" office:value="1.46305" calcext:value-type="float">
            <text:p>1.463</text:p>
          </table:table-cell>
          <table:table-cell office:value-type="float" office:value="0.08328" calcext:value-type="float">
            <text:p>0.083</text:p>
          </table:table-cell>
          <table:table-cell office:value-type="float" office:value="451.262" calcext:value-type="float">
            <text:p>451.3</text:p>
          </table:table-cell>
          <table:table-cell office:value-type="float" office:value="22.98" calcext:value-type="float">
            <text:p>23.0</text:p>
          </table:table-cell>
          <table:table-cell office:value-type="float" office:value="0.679182457869277" calcext:value-type="float">
            <text:p>0.679</text:p>
          </table:table-cell>
          <table:table-cell office:value-type="float" office:value="0.973522" calcext:value-type="float">
            <text:p>0.974</text:p>
          </table:table-cell>
          <table:table-cell office:value-type="float" office:value="0.002275" calcext:value-type="float">
            <text:p>0.002</text:p>
          </table:table-cell>
          <table:table-cell office:value-type="float" office:value="1000.3" calcext:value-type="float">
            <text:p>1000.3</text:p>
          </table:table-cell>
          <table:table-cell office:value-type="float" office:value="7.761" calcext:value-type="float">
            <text:p>7.8</text:p>
          </table:table-cell>
          <table:table-cell office:value-type="float" office:value="0.819185867752244" calcext:value-type="float">
            <text:p>0.819</text:p>
          </table:table-cell>
          <table:table-cell office:value-type="float" office:value="2501.23412001277" calcext:value-type="float">
            <text:p>2501.2</text:p>
          </table:table-cell>
          <table:table-cell office:value-type="float" office:value="1.20744806368306" calcext:value-type="float">
            <text:p>1.21</text:p>
          </table:table-cell>
          <table:table-cell office:value-type="float" office:value="1.65397006481948" calcext:value-type="float">
            <text:p>1.654</text:p>
          </table:table-cell>
          <table:table-cell office:value-type="float" office:value="0.00828981935157556" calcext:value-type="float">
            <text:p>0.00829</text:p>
          </table:table-cell>
          <table:table-cell table:number-columns-repeated="2"/>
          <table:table-cell table:style-name="ce2" table:formula="of:=[.J20]/POWER(LN([.C20]);[.$AH$2])" office:value-type="float" office:value="2.44756009821011" calcext:value-type="float">
            <text:p>2.44756009821011</text:p>
          </table:table-cell>
          <table:table-cell/>
          <table:table-cell table:style-name="ce2" table:formula="of:=[.$AJ$1]*POWER([.$C20];[.$AJ$2])" office:value-type="float" office:value="2132.81259658168" calcext:value-type="float">
            <text:p>2132.81259658168</text:p>
          </table:table-cell>
          <table:table-cell/>
          <table:table-cell table:style-name="ce2" table:formula="of:=[.AL$1]*POWER([.$C20];[.AL$2])" office:value-type="float" office:value="0.275279874645332" calcext:value-type="float">
            <text:p>0.275279874645332</text:p>
          </table:table-cell>
          <table:table-cell/>
          <table:table-cell table:style-name="ce2" table:formula="of:=[.AN$1]*POWER([.$C20];[.AN$2])" office:value-type="float" office:value="1294.67906200398" calcext:value-type="float">
            <text:p>1294.67906200398</text:p>
          </table:table-cell>
          <table:table-cell/>
          <table:table-cell table:style-name="ce2" table:formula="of:=[.AP$1]*POWER([.$C20];[.AP$2])" office:value-type="float" office:value="335.933003809061" calcext:value-type="float">
            <text:p>335.933003809061</text:p>
          </table:table-cell>
          <table:table-cell/>
          <table:table-cell table:style-name="ce2" table:formula="of:=[.AR$1]*POWER([.$C20];[.AR$2])" office:value-type="float" office:value="33.4862444567704" calcext:value-type="float">
            <text:p>33.4862444567704</text:p>
          </table:table-cell>
          <table:table-cell/>
          <table:table-cell table:style-name="ce2" table:formula="of:=[.AT$1]*POWER([.$C20];[.AT$2])" office:value-type="float" office:value="466.177640923209" calcext:value-type="float">
            <text:p>466.177640923209</text:p>
          </table:table-cell>
          <table:table-cell/>
          <table:table-cell table:style-name="ce2" table:formula="of:=[.AV$1]*POWER([.$C20];[.AV$2])" office:value-type="float" office:value="2499.247760052" calcext:value-type="float">
            <text:p>2499.247760052</text:p>
          </table:table-cell>
          <table:table-cell/>
          <table:table-cell table:style-name="ce2" table:formula="of:=LN([.C20])" office:value-type="float" office:value="8.99912539152725" calcext:value-type="float">
            <text:p>8.99912539152725</text:p>
          </table:table-cell>
          <table:table-cell/>
          <table:table-cell table:style-name="ce2" table:formula="of:=[.AZ$1]*POWER([.$AX20];[.AZ$2])" office:value-type="float" office:value="6.33022485157295" calcext:value-type="float">
            <text:p>6.33022485157295</text:p>
          </table:table-cell>
          <table:table-cell/>
          <table:table-cell table:style-name="ce2" table:formula="of:=[.AB20]*LN([.C20])*LN([.C20])/[.C20]" office:value-type="float" office:value="25.0198355761316" calcext:value-type="float">
            <text:p>25.0198355761316</text:p>
          </table:table-cell>
          <table:table-cell table:number-columns-repeated="4"/>
          <table:table-cell table:style-name="ce2" table:formula="of:=[.BF$1]+[.BF$2]/POWER([.$C20];[.BF$3])" office:value-type="float" office:value="1.65257053693067" calcext:value-type="float">
            <text:p>1.65257053693067</text:p>
          </table:table-cell>
          <table:table-cell/>
          <table:table-cell table:style-name="ce2" table:formula="of:=0.5*PI()+[.BI$1]/POWER([.$C20];[.BI$2])" office:value-type="float" office:value="1.64954602554532" calcext:value-type="float">
            <text:p>1.6495460255453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8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8677" calcext:value-type="float">
            <text:p>8677</text:p>
          </table:table-cell>
          <table:table-cell office:value-type="float" office:value="0.257116514924513" calcext:value-type="float">
            <text:p>0.257</text:p>
          </table:table-cell>
          <table:table-cell table:style-name="ce2" office:value-type="float" office:value="1341" calcext:value-type="float">
            <text:p>1341</text:p>
          </table:table-cell>
          <table:table-cell table:style-name="ce2" office:value-type="float" office:value="0.15454650224732" calcext:value-type="float">
            <text:p>0.15454650224732</text:p>
          </table:table-cell>
          <table:table-cell table:style-name="ce2" office:value-type="float" office:value="349" calcext:value-type="float">
            <text:p>349</text:p>
          </table:table-cell>
          <table:table-cell office:value-type="float" office:value="0.0402212746340901" calcext:value-type="float">
            <text:p>0.04022</text:p>
          </table:table-cell>
          <table:table-cell office:value-type="float" office:value="3.84240687679083" calcext:value-type="float">
            <text:p>3.84</text:p>
          </table:table-cell>
          <table:table-cell table:style-name="ce2" office:value-type="float" office:value="6.3197279759636" calcext:value-type="float">
            <text:p>6.3197279759636</text:p>
          </table:table-cell>
          <table:table-cell office:value-type="float" office:value="0.696893198867474" calcext:value-type="float">
            <text:p>0.6969</text:p>
          </table:table-cell>
          <table:table-cell office:value-type="float" office:value="2.09861274301419" calcext:value-type="float">
            <text:p>2.0986</text:p>
          </table:table-cell>
          <table:table-cell office:value-type="float" office:value="0.889187341676427" calcext:value-type="float">
            <text:p>0.8892</text:p>
          </table:table-cell>
          <table:table-cell office:value-type="float" office:value="34" calcext:value-type="float">
            <text:p>34.0</text:p>
          </table:table-cell>
          <table:table-cell office:value-type="float" office:value="7.5060553633218" calcext:value-type="float">
            <text:p>7.51</text:p>
          </table:table-cell>
          <table:table-cell office:value-type="float" office:value="0.00837359868622638" calcext:value-type="float">
            <text:p>0.008374</text:p>
          </table:table-cell>
          <table:table-cell office:value-type="float" office:value="0.992071076830058" calcext:value-type="float">
            <text:p>0.992071</text:p>
          </table:table-cell>
          <table:table-cell office:value-type="float" office:value="1.46797" calcext:value-type="float">
            <text:p>1.468</text:p>
          </table:table-cell>
          <table:table-cell office:value-type="float" office:value="0.07313" calcext:value-type="float">
            <text:p>0.073</text:p>
          </table:table-cell>
          <table:table-cell office:value-type="float" office:value="486.974" calcext:value-type="float">
            <text:p>487.0</text:p>
          </table:table-cell>
          <table:table-cell office:value-type="float" office:value="21.95" calcext:value-type="float">
            <text:p>22.0</text:p>
          </table:table-cell>
          <table:table-cell office:value-type="float" office:value="0.68239044303549" calcext:value-type="float">
            <text:p>0.682</text:p>
          </table:table-cell>
          <table:table-cell office:value-type="float" office:value="0.97334" calcext:value-type="float">
            <text:p>0.973</text:p>
          </table:table-cell>
          <table:table-cell office:value-type="float" office:value="0.002157" calcext:value-type="float">
            <text:p>0.002</text:p>
          </table:table-cell>
          <table:table-cell office:value-type="float" office:value="1062.76" calcext:value-type="float">
            <text:p>1062.8</text:p>
          </table:table-cell>
          <table:table-cell office:value-type="float" office:value="7.822" calcext:value-type="float">
            <text:p>7.8</text:p>
          </table:table-cell>
          <table:table-cell office:value-type="float" office:value="0.828521607880925" calcext:value-type="float">
            <text:p>0.829</text:p>
          </table:table-cell>
          <table:table-cell office:value-type="float" office:value="2632.43349858212" calcext:value-type="float">
            <text:p>2632.4</text:p>
          </table:table-cell>
          <table:table-cell office:value-type="float" office:value="1.19482494619448" calcext:value-type="float">
            <text:p>1.19</text:p>
          </table:table-cell>
          <table:table-cell office:value-type="float" office:value="1.65132939492027" calcext:value-type="float">
            <text:p>1.651</text:p>
          </table:table-cell>
          <table:table-cell office:value-type="float" office:value="0.00825835148097175" calcext:value-type="float">
            <text:p>0.00826</text:p>
          </table:table-cell>
          <table:table-cell table:number-columns-repeated="2"/>
          <table:table-cell table:style-name="ce2" table:formula="of:=[.J21]/POWER(LN([.C21]);[.$AH$2])" office:value-type="float" office:value="2.44883518580041" calcext:value-type="float">
            <text:p>2.44883518580041</text:p>
          </table:table-cell>
          <table:table-cell/>
          <table:table-cell table:style-name="ce2" table:formula="of:=[.$AJ$1]*POWER([.$C21];[.$AJ$2])" office:value-type="float" office:value="2231.42118997092" calcext:value-type="float">
            <text:p>2231.42118997092</text:p>
          </table:table-cell>
          <table:table-cell/>
          <table:table-cell table:style-name="ce2" table:formula="of:=[.AL$1]*POWER([.$C21];[.AL$2])" office:value-type="float" office:value="0.26996211997378" calcext:value-type="float">
            <text:p>0.26996211997378</text:p>
          </table:table-cell>
          <table:table-cell/>
          <table:table-cell table:style-name="ce2" table:formula="of:=[.AN$1]*POWER([.$C21];[.AN$2])" office:value-type="float" office:value="1343.90358021761" calcext:value-type="float">
            <text:p>1343.90358021761</text:p>
          </table:table-cell>
          <table:table-cell/>
          <table:table-cell table:style-name="ce2" table:formula="of:=[.AP$1]*POWER([.$C21];[.AP$2])" office:value-type="float" office:value="354.060870622362" calcext:value-type="float">
            <text:p>354.060870622362</text:p>
          </table:table-cell>
          <table:table-cell/>
          <table:table-cell table:style-name="ce2" table:formula="of:=[.AR$1]*POWER([.$C21];[.AR$2])" office:value-type="float" office:value="34.6185995840726" calcext:value-type="float">
            <text:p>34.6185995840726</text:p>
          </table:table-cell>
          <table:table-cell/>
          <table:table-cell table:style-name="ce2" table:formula="of:=[.AT$1]*POWER([.$C21];[.AT$2])" office:value-type="float" office:value="493.961528734282" calcext:value-type="float">
            <text:p>493.961528734282</text:p>
          </table:table-cell>
          <table:table-cell/>
          <table:table-cell table:style-name="ce2" table:formula="of:=[.AV$1]*POWER([.$C21];[.AV$2])" office:value-type="float" office:value="2622.49700702584" calcext:value-type="float">
            <text:p>2622.49700702584</text:p>
          </table:table-cell>
          <table:table-cell/>
          <table:table-cell table:style-name="ce2" table:formula="of:=LN([.C21])" office:value-type="float" office:value="9.06843112579349" calcext:value-type="float">
            <text:p>9.06843112579349</text:p>
          </table:table-cell>
          <table:table-cell/>
          <table:table-cell table:style-name="ce2" table:formula="of:=[.AZ$1]*POWER([.$AX21];[.AZ$2])" office:value-type="float" office:value="6.35322478332789" calcext:value-type="float">
            <text:p>6.35322478332789</text:p>
          </table:table-cell>
          <table:table-cell/>
          <table:table-cell table:style-name="ce2" table:formula="of:=[.AB21]*LN([.C21])*LN([.C21])/[.C21]" office:value-type="float" office:value="24.9489417513675" calcext:value-type="float">
            <text:p>24.9489417513675</text:p>
          </table:table-cell>
          <table:table-cell table:number-columns-repeated="4"/>
          <table:table-cell table:style-name="ce2" table:formula="of:=[.BF$1]+[.BF$2]/POWER([.$C21];[.BF$3])" office:value-type="float" office:value="1.65040641725173" calcext:value-type="float">
            <text:p>1.65040641725173</text:p>
          </table:table-cell>
          <table:table-cell/>
          <table:table-cell table:style-name="ce2" table:formula="of:=0.5*PI()+[.BI$1]/POWER([.$C21];[.BI$2])" office:value-type="float" office:value="1.6467070171059" calcext:value-type="float">
            <text:p>1.646707017105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9</text:p>
          </table:table-cell>
          <table:table-cell table:style-name="ce2" office:value-type="float" office:value="2346" calcext:value-type="float">
            <text:p>2346</text:p>
          </table:table-cell>
          <table:table-cell table:style-name="ce2" office:value-type="float" office:value="9420" calcext:value-type="float">
            <text:p>9420</text:p>
          </table:table-cell>
          <table:table-cell office:value-type="float" office:value="0.249044585987261" calcext:value-type="float">
            <text:p>0.249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0.148619957537155" calcext:value-type="float">
            <text:p>0.148619957537155</text:p>
          </table:table-cell>
          <table:table-cell table:style-name="ce2" office:value-type="float" office:value="368" calcext:value-type="float">
            <text:p>368</text:p>
          </table:table-cell>
          <table:table-cell office:value-type="float" office:value="0.0390658174097665" calcext:value-type="float">
            <text:p>0.03907</text:p>
          </table:table-cell>
          <table:table-cell office:value-type="float" office:value="3.80434782608696" calcext:value-type="float">
            <text:p>3.80</text:p>
          </table:table-cell>
          <table:table-cell table:style-name="ce2" office:value-type="float" office:value="6.3257600298124" calcext:value-type="float">
            <text:p>6.3257600298124</text:p>
          </table:table-cell>
          <table:table-cell office:value-type="float" office:value="0.691295290873343" calcext:value-type="float">
            <text:p>0.6913</text:p>
          </table:table-cell>
          <table:table-cell office:value-type="float" office:value="2.09116429765911" calcext:value-type="float">
            <text:p>2.0912</text:p>
          </table:table-cell>
          <table:table-cell office:value-type="float" office:value="0.881101444359969" calcext:value-type="float">
            <text:p>0.8811</text:p>
          </table:table-cell>
          <table:table-cell office:value-type="float" office:value="35" calcext:value-type="float">
            <text:p>35.0</text:p>
          </table:table-cell>
          <table:table-cell office:value-type="float" office:value="7.68979591836735" calcext:value-type="float">
            <text:p>7.69</text:p>
          </table:table-cell>
          <table:table-cell office:value-type="float" office:value="0.00847176581425477" calcext:value-type="float">
            <text:p>0.008472</text:p>
          </table:table-cell>
          <table:table-cell office:value-type="float" office:value="0.991951060724844" calcext:value-type="float">
            <text:p>0.991951</text:p>
          </table:table-cell>
          <table:table-cell office:value-type="float" office:value="1.46135" calcext:value-type="float">
            <text:p>1.461</text:p>
          </table:table-cell>
          <table:table-cell office:value-type="float" office:value="0.06966" calcext:value-type="float">
            <text:p>0.070</text:p>
          </table:table-cell>
          <table:table-cell office:value-type="float" office:value="514.02" calcext:value-type="float">
            <text:p>514.0</text:p>
          </table:table-cell>
          <table:table-cell office:value-type="float" office:value="22.28" calcext:value-type="float">
            <text:p>22.3</text:p>
          </table:table-cell>
          <table:table-cell office:value-type="float" office:value="0.682170431027764" calcext:value-type="float">
            <text:p>0.682</text:p>
          </table:table-cell>
          <table:table-cell office:value-type="float" office:value="0.984831" calcext:value-type="float">
            <text:p>0.985</text:p>
          </table:table-cell>
          <table:table-cell office:value-type="float" office:value="0.002187" calcext:value-type="float">
            <text:p>0.002</text:p>
          </table:table-cell>
          <table:table-cell office:value-type="float" office:value="1201.76" calcext:value-type="float">
            <text:p>1201.8</text:p>
          </table:table-cell>
          <table:table-cell office:value-type="float" office:value="8.905" calcext:value-type="float">
            <text:p>8.9</text:p>
          </table:table-cell>
          <table:table-cell office:value-type="float" office:value="0.816917007647004" calcext:value-type="float">
            <text:p>0.817</text:p>
          </table:table-cell>
          <table:table-cell office:value-type="float" office:value="2780.94218593889" calcext:value-type="float">
            <text:p>2780.9</text:p>
          </table:table-cell>
          <table:table-cell office:value-type="float" office:value="1.17320656100268" calcext:value-type="float">
            <text:p>1.17</text:p>
          </table:table-cell>
          <table:table-cell office:value-type="float" office:value="1.64731351346385" calcext:value-type="float">
            <text:p>1.647</text:p>
          </table:table-cell>
          <table:table-cell office:value-type="float" office:value="0.00836560870172781" calcext:value-type="float">
            <text:p>0.00837</text:p>
          </table:table-cell>
          <table:table-cell table:number-columns-repeated="2"/>
          <table:table-cell table:style-name="ce2" table:formula="of:=[.J22]/POWER(LN([.C22]);[.$AH$2])" office:value-type="float" office:value="2.44168476614322" calcext:value-type="float">
            <text:p>2.44168476614322</text:p>
          </table:table-cell>
          <table:table-cell/>
          <table:table-cell table:style-name="ce2" table:formula="of:=[.$AJ$1]*POWER([.$C22];[.$AJ$2])" office:value-type="float" office:value="2354.24032895577" calcext:value-type="float">
            <text:p>2354.24032895577</text:p>
          </table:table-cell>
          <table:table-cell/>
          <table:table-cell table:style-name="ce2" table:formula="of:=[.AL$1]*POWER([.$C22];[.AL$2])" office:value-type="float" office:value="0.263791040609138" calcext:value-type="float">
            <text:p>0.263791040609138</text:p>
          </table:table-cell>
          <table:table-cell/>
          <table:table-cell table:style-name="ce2" table:formula="of:=[.AN$1]*POWER([.$C22];[.AN$2])" office:value-type="float" office:value="1404.68736180236" calcext:value-type="float">
            <text:p>1404.68736180236</text:p>
          </table:table-cell>
          <table:table-cell/>
          <table:table-cell table:style-name="ce2" table:formula="of:=[.AP$1]*POWER([.$C22];[.AP$2])" office:value-type="float" office:value="376.822118617648" calcext:value-type="float">
            <text:p>376.822118617648</text:p>
          </table:table-cell>
          <table:table-cell/>
          <table:table-cell table:style-name="ce2" table:formula="of:=[.AR$1]*POWER([.$C22];[.AR$2])" office:value-type="float" office:value="36.0106673567958" calcext:value-type="float">
            <text:p>36.0106673567958</text:p>
          </table:table-cell>
          <table:table-cell/>
          <table:table-cell table:style-name="ce2" table:formula="of:=[.AT$1]*POWER([.$C22];[.AT$2])" office:value-type="float" office:value="529.051089805821" calcext:value-type="float">
            <text:p>529.051089805821</text:p>
          </table:table-cell>
          <table:table-cell/>
          <table:table-cell table:style-name="ce2" table:formula="of:=[.AV$1]*POWER([.$C22];[.AV$2])" office:value-type="float" office:value="2776.50129275993" calcext:value-type="float">
            <text:p>2776.50129275993</text:p>
          </table:table-cell>
          <table:table-cell/>
          <table:table-cell table:style-name="ce2" table:formula="of:=LN([.C22])" office:value-type="float" office:value="9.15059036757041" calcext:value-type="float">
            <text:p>9.15059036757041</text:p>
          </table:table-cell>
          <table:table-cell/>
          <table:table-cell table:style-name="ce2" table:formula="of:=[.AZ$1]*POWER([.$AX22];[.AZ$2])" office:value-type="float" office:value="6.38037057193601" calcext:value-type="float">
            <text:p>6.38037057193601</text:p>
          </table:table-cell>
          <table:table-cell/>
          <table:table-cell table:style-name="ce2" table:formula="of:=[.AB22]*LN([.C22])*LN([.C22])/[.C22]" office:value-type="float" office:value="24.7194774597046" calcext:value-type="float">
            <text:p>24.7194774597046</text:p>
          </table:table-cell>
          <table:table-cell table:number-columns-repeated="4"/>
          <table:table-cell table:style-name="ce2" table:formula="of:=[.BF$1]+[.BF$2]/POWER([.$C22];[.BF$3])" office:value-type="float" office:value="1.64790920038895" calcext:value-type="float">
            <text:p>1.64790920038895</text:p>
          </table:table-cell>
          <table:table-cell/>
          <table:table-cell table:style-name="ce2" table:formula="of:=0.5*PI()+[.BI$1]/POWER([.$C22];[.BI$2])" office:value-type="float" office:value="1.64347376783826" calcext:value-type="float">
            <text:p>1.6434737678382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20</text:p>
          </table:table-cell>
          <table:table-cell table:style-name="ce2" office:value-type="float" office:value="2409" calcext:value-type="float">
            <text:p>2409</text:p>
          </table:table-cell>
          <table:table-cell table:style-name="ce2" office:value-type="float" office:value="9795" calcext:value-type="float">
            <text:p>9795</text:p>
          </table:table-cell>
          <table:table-cell office:value-type="float" office:value="0.24594180704441" calcext:value-type="float">
            <text:p>0.246</text:p>
          </table:table-cell>
          <table:table-cell table:style-name="ce2" office:value-type="float" office:value="1427" calcext:value-type="float">
            <text:p>1427</text:p>
          </table:table-cell>
          <table:table-cell table:style-name="ce2" office:value-type="float" office:value="0.145686574783053" calcext:value-type="float">
            <text:p>0.145686574783053</text:p>
          </table:table-cell>
          <table:table-cell table:style-name="ce2" office:value-type="float" office:value="383" calcext:value-type="float">
            <text:p>383</text:p>
          </table:table-cell>
          <table:table-cell office:value-type="float" office:value="0.0391015824400204" calcext:value-type="float">
            <text:p>0.03910</text:p>
          </table:table-cell>
          <table:table-cell office:value-type="float" office:value="3.72584856396867" calcext:value-type="float">
            <text:p>3.73</text:p>
          </table:table-cell>
          <table:table-cell table:style-name="ce2" office:value-type="float" office:value="6.3408412869421" calcext:value-type="float">
            <text:p>6.3408412869421</text:p>
          </table:table-cell>
          <table:table-cell office:value-type="float" office:value="0.689999829044301" calcext:value-type="float">
            <text:p>0.6900</text:p>
          </table:table-cell>
          <table:table-cell office:value-type="float" office:value="2.09169295165115" calcext:value-type="float">
            <text:p>2.0917</text:p>
          </table:table-cell>
          <table:table-cell office:value-type="float" office:value="0.87900570969414" calcext:value-type="float">
            <text:p>0.8790</text:p>
          </table:table-cell>
          <table:table-cell office:value-type="float" office:value="35.5" calcext:value-type="float">
            <text:p>35.5</text:p>
          </table:table-cell>
          <table:table-cell office:value-type="float" office:value="7.77226740726046" calcext:value-type="float">
            <text:p>7.77</text:p>
          </table:table-cell>
          <table:table-cell office:value-type="float" office:value="0.00843668871904608" calcext:value-type="float">
            <text:p>0.008437</text:p>
          </table:table-cell>
          <table:table-cell office:value-type="float" office:value="0.991975090064708" calcext:value-type="float">
            <text:p>0.991975</text:p>
          </table:table-cell>
          <table:table-cell office:value-type="float" office:value="1.47225" calcext:value-type="float">
            <text:p>1.472</text:p>
          </table:table-cell>
          <table:table-cell office:value-type="float" office:value="0.06234" calcext:value-type="float">
            <text:p>0.062</text:p>
          </table:table-cell>
          <table:table-cell office:value-type="float" office:value="538.343" calcext:value-type="float">
            <text:p>538.3</text:p>
          </table:table-cell>
          <table:table-cell office:value-type="float" office:value="20.84" calcext:value-type="float">
            <text:p>20.8</text:p>
          </table:table-cell>
          <table:table-cell office:value-type="float" office:value="0.684303691260206" calcext:value-type="float">
            <text:p>0.684</text:p>
          </table:table-cell>
          <table:table-cell office:value-type="float" office:value="0.984025" calcext:value-type="float">
            <text:p>0.984</text:p>
          </table:table-cell>
          <table:table-cell office:value-type="float" office:value="0.00228" calcext:value-type="float">
            <text:p>0.002</text:p>
          </table:table-cell>
          <table:table-cell office:value-type="float" office:value="1242.38" calcext:value-type="float">
            <text:p>1242.4</text:p>
          </table:table-cell>
          <table:table-cell office:value-type="float" office:value="9.604" calcext:value-type="float">
            <text:p>9.6</text:p>
          </table:table-cell>
          <table:table-cell office:value-type="float" office:value="0.82517239266154" calcext:value-type="float">
            <text:p>0.825</text:p>
          </table:table-cell>
          <table:table-cell office:value-type="float" office:value="2866.00182724301" calcext:value-type="float">
            <text:p>2866.0</text:p>
          </table:table-cell>
          <table:table-cell office:value-type="float" office:value="1.16776171705186" calcext:value-type="float">
            <text:p>1.17</text:p>
          </table:table-cell>
          <table:table-cell office:value-type="float" office:value="1.64531484806552" calcext:value-type="float">
            <text:p>1.645</text:p>
          </table:table-cell>
          <table:table-cell office:value-type="float" office:value="0.0083345958145036" calcext:value-type="float">
            <text:p>0.00833</text:p>
          </table:table-cell>
          <table:table-cell table:number-columns-repeated="2"/>
          <table:table-cell table:style-name="ce2" table:formula="of:=[.J23]/POWER(LN([.C23]);[.$AH$2])" office:value-type="float" office:value="2.44302992056828" calcext:value-type="float">
            <text:p>2.44302992056828</text:p>
          </table:table-cell>
          <table:table-cell/>
          <table:table-cell table:style-name="ce2" table:formula="of:=[.$AJ$1]*POWER([.$C23];[.$AJ$2])" office:value-type="float" office:value="2414.94304132457" calcext:value-type="float">
            <text:p>2414.94304132457</text:p>
          </table:table-cell>
          <table:table-cell/>
          <table:table-cell table:style-name="ce2" table:formula="of:=[.AL$1]*POWER([.$C23];[.AL$2])" office:value-type="float" office:value="0.260908562687974" calcext:value-type="float">
            <text:p>0.260908562687974</text:p>
          </table:table-cell>
          <table:table-cell/>
          <table:table-cell table:style-name="ce2" table:formula="of:=[.AN$1]*POWER([.$C23];[.AN$2])" office:value-type="float" office:value="1434.52399055998" calcext:value-type="float">
            <text:p>1434.52399055998</text:p>
          </table:table-cell>
          <table:table-cell/>
          <table:table-cell table:style-name="ce2" table:formula="of:=[.AP$1]*POWER([.$C23];[.AP$2])" office:value-type="float" office:value="388.144004140849" calcext:value-type="float">
            <text:p>388.144004140849</text:p>
          </table:table-cell>
          <table:table-cell/>
          <table:table-cell table:style-name="ce2" table:formula="of:=[.AR$1]*POWER([.$C23];[.AR$2])" office:value-type="float" office:value="36.6915725034855" calcext:value-type="float">
            <text:p>36.6915725034855</text:p>
          </table:table-cell>
          <table:table-cell/>
          <table:table-cell table:style-name="ce2" table:formula="of:=[.AT$1]*POWER([.$C23];[.AT$2])" office:value-type="float" office:value="546.586438861875" calcext:value-type="float">
            <text:p>546.586438861875</text:p>
          </table:table-cell>
          <table:table-cell/>
          <table:table-cell table:style-name="ce2" table:formula="of:=[.AV$1]*POWER([.$C23];[.AV$2])" office:value-type="float" office:value="2852.81206777588" calcext:value-type="float">
            <text:p>2852.81206777588</text:p>
          </table:table-cell>
          <table:table-cell/>
          <table:table-cell table:style-name="ce2" table:formula="of:=LN([.C23])" office:value-type="float" office:value="9.18962733037864" calcext:value-type="float">
            <text:p>9.18962733037864</text:p>
          </table:table-cell>
          <table:table-cell/>
          <table:table-cell table:style-name="ce2" table:formula="of:=[.AZ$1]*POWER([.$AX23];[.AZ$2])" office:value-type="float" office:value="6.39322352473947" calcext:value-type="float">
            <text:p>6.39322352473947</text:p>
          </table:table-cell>
          <table:table-cell/>
          <table:table-cell table:style-name="ce2" table:formula="of:=[.AB23]*LN([.C23])*LN([.C23])/[.C23]" office:value-type="float" office:value="24.7097198733928" calcext:value-type="float">
            <text:p>24.7097198733928</text:p>
          </table:table-cell>
          <table:table-cell table:number-columns-repeated="4"/>
          <table:table-cell table:style-name="ce2" table:formula="of:=[.BF$1]+[.BF$2]/POWER([.$C23];[.BF$3])" office:value-type="float" office:value="1.6467480496846" calcext:value-type="float">
            <text:p>1.6467480496846</text:p>
          </table:table-cell>
          <table:table-cell/>
          <table:table-cell table:style-name="ce2" table:formula="of:=0.5*PI()+[.BI$1]/POWER([.$C23];[.BI$2])" office:value-type="float" office:value="1.64198615558476" calcext:value-type="float">
            <text:p>1.64198615558476</text:p>
          </table:table-cell>
          <table:table-cell table:number-columns-repeated="96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U" table:style-name="ta7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4"/>
        <table:table-column table:style-name="co2" table:number-columns-repeated="3" table:default-cell-style-name="Default"/>
        <table:table-column table:style-name="co3" table:default-cell-style-name="ce6"/>
        <table:table-column table:style-name="co3" table:default-cell-style-name="ce8"/>
        <table:table-column table:style-name="co2" table:default-cell-style-name="Default"/>
        <table:table-column table:style-name="co3" table:number-columns-repeated="2" table:default-cell-style-name="ce10"/>
        <table:table-column table:style-name="co3" table:default-cell-style-name="ce12"/>
        <table:table-column table:style-name="co3" table:default-cell-style-name="ce14"/>
        <table:table-column table:style-name="co3" table:default-cell-style-name="ce8"/>
        <table:table-column table:style-name="co3" table:number-columns-repeated="2" table:default-cell-style-name="ce16"/>
        <table:table-column table:style-name="co3" table:number-columns-repeated="2" table:default-cell-style-name="ce4"/>
        <table:table-column table:style-name="co3" table:default-cell-style-name="ce14"/>
        <table:table-column table:style-name="co3" table:default-cell-style-name="ce13"/>
        <table:table-column table:style-name="co3" table:number-columns-repeated="3" table:default-cell-style-name="ce3"/>
        <table:table-column table:style-name="co3" table:default-cell-style-name="ce14"/>
        <table:table-column table:style-name="co3" table:default-cell-style-name="ce13"/>
        <table:table-column table:style-name="co3" table:default-cell-style-name="ce3"/>
        <table:table-column table:style-name="co3" table:default-cell-style-name="ce14"/>
        <table:table-column table:style-name="co3" table:default-cell-style-name="ce7"/>
        <table:table-column table:style-name="co3" table:default-cell-style-name="ce3"/>
        <table:table-column table:style-name="co4" table:default-cell-style-name="ce17"/>
        <table:table-column table:style-name="co2" table:number-columns-repeated="3" table:default-cell-style-name="Default"/>
        <table:table-column table:style-name="co3" table:default-cell-style-name="ce24"/>
        <table:table-column table:style-name="co2" table:number-columns-repeated="13" table:default-cell-style-name="Default"/>
        <table:table-column table:style-name="co5" table:default-cell-style-name="ce2"/>
        <table:table-column table:style-name="co2" table:number-columns-repeated="975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3"/>
          <table:table-cell table:style-name="ce23" office:value-type="string" calcext:value-type="string">
            <text:p>a=</text:p>
          </table:table-cell>
          <table:table-cell table:style-name="ce2" office:value-type="float" office:value="3.80763" calcext:value-type="float">
            <text:p>3.80763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2.51423" calcext:value-type="float">
            <text:p>2.51423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5.14349" calcext:value-type="float">
            <text:p>5.14349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173204" calcext:value-type="float">
            <text:p>0.173204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304247" calcext:value-type="float">
            <text:p>0.304247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150014" calcext:value-type="float">
            <text:p>0.150014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3.45582" calcext:value-type="float">
            <text:p>3.45582</text:p>
          </table:table-cell>
          <table:table-cell/>
          <table:table-cell table:style-name="ce2" office:value-type="string" calcext:value-type="string">
            <text:p>LN(N):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1.86141" calcext:value-type="float">
            <text:p>1.86141</text:p>
          </table:table-cell>
          <table:table-cell table:number-columns-repeated="4"/>
          <table:table-cell table:style-name="ce2" office:value-type="string" calcext:value-type="string">
            <text:p>phi:</text:p>
          </table:table-cell>
          <table:table-cell table:style-name="ce18" office:value-type="float" office:value="1.56383" calcext:value-type="float">
            <text:p>1.56383</text:p>
          </table:table-cell>
          <table:table-cell/>
          <table:table-cell table:style-name="ce18" office:value-type="string" calcext:value-type="string">
            <text:p>a=</text:p>
          </table:table-cell>
          <table:table-cell table:style-name="ce2" office:value-type="float" office:value="1.99612" calcext:value-type="float">
            <text:p>1.9961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# Chapter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TTR</text:p>
          </table:table-cell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1/N</text:p>
          </table:table-cell>
          <table:table-cell table:style-name="ce2" office:value-type="string" calcext:value-type="string">
            <text:p>N2</text:p>
          </table:table-cell>
          <table:table-cell office:value-type="string" calcext:value-type="string">
            <text:p>N2/N</text:p>
          </table:table-cell>
          <table:table-cell office:value-type="string" calcext:value-type="string">
            <text:p>N1/N2</text:p>
          </table:table-cell>
          <table:table-cell table:style-name="ce2" office:value-type="string" calcext:value-type="string">
            <text:p>Entropy</text:p>
          </table:table-cell>
          <table:table-cell office:value-type="string" calcext:value-type="string">
            <text:p>S/lnN</text:p>
          </table:table-cell>
          <table:table-cell office:value-type="string" calcext:value-type="string">
            <text:p>S/sqrtlnN</text:p>
          </table:table-cell>
          <table:table-cell office:value-type="string" calcext:value-type="string">
            <text:p>S/W</text:p>
          </table:table-cell>
          <table:table-cell office:value-type="string" calcext:value-type="string">
            <text:p>h-point</text:p>
          </table:table-cell>
          <table:table-cell office:value-type="string" calcext:value-type="string">
            <text:p>a-scaling</text:p>
          </table:table-cell>
          <table:table-cell office:value-type="string" calcext:value-type="string">
            <text:p>RRate</text:p>
          </table:table-cell>
          <table:table-cell office:value-type="string" calcext:value-type="string">
            <text:p>RelR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alph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sZipf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Zip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K</text:p>
          </table:table-cell>
          <table:table-cell table:style-name="ce1" table:number-columns-repeated="2"/>
          <table:table-cell table:style-name="ce1" office:value-type="float" office:value="0.56" calcext:value-type="float">
            <text:p>0.56</text:p>
          </table:table-cell>
          <table:table-cell table:style-name="ce23" office:value-type="string" calcext:value-type="string">
            <text:p>b=</text:p>
          </table:table-cell>
          <table:table-cell table:style-name="ce1" office:value-type="float" office:value="0.727335" calcext:value-type="float">
            <text:p>0.727335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-0.222625" calcext:value-type="float">
            <text:p>-0.222625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649422" calcext:value-type="float">
            <text:p>0.649422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860755" calcext:value-type="float">
            <text:p>0.860755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525848" calcext:value-type="float">
            <text:p>0.525848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90603" calcext:value-type="float">
            <text:p>0.90603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745232" calcext:value-type="float">
            <text:p>0.745232</text:p>
          </table:table-cell>
          <table:table-cell table:style-name="ce1" table:number-columns-repeated="2"/>
          <table:table-cell table:style-name="ce18" office:value-type="string" calcext:value-type="string">
            <text:p>b=</text:p>
          </table:table-cell>
          <table:table-cell table:style-name="ce1" office:value-type="float" office:value="0.585674" calcext:value-type="float">
            <text:p>0.585674</text:p>
          </table:table-cell>
          <table:table-cell table:style-name="ce1" table:number-columns-repeated="5"/>
          <table:table-cell table:style-name="ce18" office:value-type="float" office:value="2.18976" calcext:value-type="float">
            <text:p>2.18976</text:p>
          </table:table-cell>
          <table:table-cell table:style-name="ce1"/>
          <table:table-cell table:style-name="ce18" office:value-type="string" calcext:value-type="string">
            <text:p>b=</text:p>
          </table:table-cell>
          <table:table-cell table:style-name="ce1" office:value-type="float" office:value="0.266513" calcext:value-type="float">
            <text:p>0.266513</text:p>
          </table:table-cell>
          <table:table-cell table:style-name="ce1" table:number-columns-repeated="963"/>
        </table:table-row>
        <table:table-row table:style-name="ro1">
          <table:table-cell office:value-type="string" calcext:value-type="string">
            <text:p>Chapter0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333" calcext:value-type="float">
            <text:p>333</text:p>
          </table:table-cell>
          <table:table-cell office:value-type="float" office:value="0.651651651651652" calcext:value-type="float">
            <text:p>0.652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534534534534535" calcext:value-type="float">
            <text:p>0.534534534534535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0.0510510510510511" calcext:value-type="float">
            <text:p>0.05105</text:p>
          </table:table-cell>
          <table:table-cell office:value-type="float" office:value="10.4705882352941" calcext:value-type="float">
            <text:p>10.47</text:p>
          </table:table-cell>
          <table:table-cell table:style-name="ce2" office:value-type="float" office:value="5.05957764212469" calcext:value-type="float">
            <text:p>5.05957764212469</text:p>
          </table:table-cell>
          <table:table-cell office:value-type="float" office:value="0.871118029706211" calcext:value-type="float">
            <text:p>0.8711</text:p>
          </table:table-cell>
          <table:table-cell office:value-type="float" office:value="2.09940213078706" calcext:value-type="float">
            <text:p>2.0994</text:p>
          </table:table-cell>
          <table:table-cell office:value-type="float" office:value="1.1657427633411" calcext:value-type="float">
            <text:p>1.1657</text:p>
          </table:table-cell>
          <table:table-cell office:value-type="float" office:value="5.75" calcext:value-type="float">
            <text:p>5.8</text:p>
          </table:table-cell>
          <table:table-cell office:value-type="float" office:value="10.0718336483932" calcext:value-type="float">
            <text:p>10.07</text:p>
          </table:table-cell>
          <table:table-cell office:value-type="float" office:value="0.0105240375510645" calcext:value-type="float">
            <text:p>0.010524</text:p>
          </table:table-cell>
          <table:table-cell office:value-type="float" office:value="0.994056869682495" calcext:value-type="float">
            <text:p>0.994057</text:p>
          </table:table-cell>
          <table:table-cell office:value-type="float" office:value="1.15194" calcext:value-type="float">
            <text:p>1.152</text:p>
          </table:table-cell>
          <table:table-cell office:value-type="float" office:value="0.22" calcext:value-type="float">
            <text:p>0.220</text:p>
          </table:table-cell>
          <table:table-cell office:value-type="float" office:value="19.5565" calcext:value-type="float">
            <text:p>19.6</text:p>
          </table:table-cell>
          <table:table-cell office:value-type="float" office:value="2.447" calcext:value-type="float">
            <text:p>2.4</text:p>
          </table:table-cell>
          <table:table-cell office:value-type="float" office:value="0.511920586851908" calcext:value-type="float">
            <text:p>0.512</text:p>
          </table:table-cell>
          <table:table-cell office:value-type="float" office:value="0.583533" calcext:value-type="float">
            <text:p>0.584</text:p>
          </table:table-cell>
          <table:table-cell office:value-type="float" office:value="0.01717" calcext:value-type="float">
            <text:p>0.017</text:p>
          </table:table-cell>
          <table:table-cell office:value-type="float" office:value="15.2666" calcext:value-type="float">
            <text:p>15.3</text:p>
          </table:table-cell>
          <table:table-cell office:value-type="float" office:value="0.9922" calcext:value-type="float">
            <text:p>1.0</text:p>
          </table:table-cell>
          <table:table-cell office:value-type="float" office:value="0.899737396082079" calcext:value-type="float">
            <text:p>0.900</text:p>
          </table:table-cell>
          <table:table-cell office:value-type="float" office:value="225.557900792371" calcext:value-type="float">
            <text:p>225.6</text:p>
          </table:table-cell>
          <table:table-cell office:value-type="float" office:value="1.7085802587853" calcext:value-type="float">
            <text:p>1.71</text:p>
          </table:table-cell>
          <table:table-cell office:value-type="float" office:value="1.95442169941979" calcext:value-type="float">
            <text:p>1.954</text:p>
          </table:table-cell>
          <table:table-cell office:value-type="float" office:value="0.00752103454806158" calcext:value-type="float">
            <text:p>0.00752</text:p>
          </table:table-cell>
          <table:table-cell table:style-name="ce2" office:value-type="string" calcext:value-type="string">
            <text:p>a-scaling</text:p>
          </table:table-cell>
          <table:table-cell table:style-name="ce2" table:formula="of:=CORREL([.O3:.O23];[.C3:.C23])" office:value-type="float" office:value="-0.639857592705204" calcext:value-type="float">
            <text:p>-0.639857592705204</text:p>
          </table:table-cell>
          <table:table-cell table:style-name="ce2" table:formula="of:=[.J3]/POWER(LN([.C3]);[.$AH$2])" office:value-type="float" office:value="1.88909325734496" calcext:value-type="float">
            <text:p>1.88909325734496</text:p>
          </table:table-cell>
          <table:table-cell office:value-type="string" calcext:value-type="string">
            <text:p>R2:</text:p>
          </table:table-cell>
          <table:table-cell table:style-name="ce2" table:formula="of:=[.$AJ$1]*POWER([.$C3];[.$AJ$2])" office:value-type="float" office:value="260.205646457046" calcext:value-type="float">
            <text:p>260.205646457046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L$1]*POWER([.$C3];[.AL$2])" office:value-type="float" office:value="0.689994861734931" calcext:value-type="float">
            <text:p>0.689994861734931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N$1]*POWER([.$C3];[.AN$2])" office:value-type="float" office:value="223.557208895911" calcext:value-type="float">
            <text:p>223.557208895911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P$1]*POWER([.$C3];[.AP$2])" office:value-type="float" office:value="25.690017710925" calcext:value-type="float">
            <text:p>25.690017710925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R$1]*POWER([.$C3];[.AR$2])" office:value-type="float" office:value="6.45131963591073" calcext:value-type="float">
            <text:p>6.45131963591073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T$1]*POWER([.$C3];[.AT$2])" office:value-type="float" office:value="28.9428930763014" calcext:value-type="float">
            <text:p>28.9428930763014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V$1]*POWER([.$C3];[.AV$2])" office:value-type="float" office:value="262.033775701943" calcext:value-type="float">
            <text:p>262.033775701943</text:p>
          </table:table-cell>
          <table:table-cell/>
          <table:table-cell table:style-name="ce2" table:formula="of:=LN([.C3])" office:value-type="float" office:value="5.80814248998044" calcext:value-type="float">
            <text:p>5.80814248998044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Z$1]*POWER([.$AX3];[.AZ$2])" office:value-type="float" office:value="5.21577444641786" calcext:value-type="float">
            <text:p>5.21577444641786</text:p>
          </table:table-cell>
          <table:table-cell/>
          <table:table-cell table:style-name="ce2" table:formula="of:=[.AB3]*LN([.C3])*LN([.C3])/[.C3]" office:value-type="float" office:value="22.8501121061985" calcext:value-type="float">
            <text:p>22.8501121061985</text:p>
          </table:table-cell>
          <table:table-cell table:number-columns-repeated="3"/>
          <table:table-cell table:style-name="ce18" office:value-type="float" office:value="0.356238" calcext:value-type="float">
            <text:p>0.356238</text:p>
          </table:table-cell>
          <table:table-cell table:style-name="ce2" table:formula="of:=[.BF$1]+[.BF$2]/POWER([.$C3];[.BF$3])" office:value-type="float" office:value="1.84040061120374" calcext:value-type="float">
            <text:p>1.84040061120374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0.5*PI()+[.BI$1]/POWER([.$C3];[.BI$2])" office:value-type="float" office:value="1.99534009080712" calcext:value-type="float">
            <text:p>1.9953400908071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613" calcext:value-type="float">
            <text:p>613</text:p>
          </table:table-cell>
          <table:table-cell office:value-type="float" office:value="0.601957585644372" calcext:value-type="float">
            <text:p>0.60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0.476345840130506" calcext:value-type="float">
            <text:p>0.476345840130506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0.066884176182708" calcext:value-type="float">
            <text:p>0.06688</text:p>
          </table:table-cell>
          <table:table-cell office:value-type="float" office:value="7.1219512195122" calcext:value-type="float">
            <text:p>7.12</text:p>
          </table:table-cell>
          <table:table-cell table:style-name="ce2" office:value-type="float" office:value="5.47812403329601" calcext:value-type="float">
            <text:p>5.47812403329601</text:p>
          </table:table-cell>
          <table:table-cell office:value-type="float" office:value="0.853507721666647" calcext:value-type="float">
            <text:p>0.8535</text:p>
          </table:table-cell>
          <table:table-cell office:value-type="float" office:value="2.16231846929766" calcext:value-type="float">
            <text:p>2.1623</text:p>
          </table:table-cell>
          <table:table-cell office:value-type="float" office:value="1.13156280776564" calcext:value-type="float">
            <text:p>1.1316</text:p>
          </table:table-cell>
          <table:table-cell office:value-type="float" office:value="8" calcext:value-type="float">
            <text:p>8.0</text:p>
          </table:table-cell>
          <table:table-cell office:value-type="float" office:value="9.578125" calcext:value-type="float">
            <text:p>9.58</text:p>
          </table:table-cell>
          <table:table-cell office:value-type="float" office:value="0.00848127439996361" calcext:value-type="float">
            <text:p>0.008481</text:p>
          </table:table-cell>
          <table:table-cell office:value-type="float" office:value="0.99421306996308" calcext:value-type="float">
            <text:p>0.994213</text:p>
          </table:table-cell>
          <table:table-cell office:value-type="float" office:value="1.71807" calcext:value-type="float">
            <text:p>1.718</text:p>
          </table:table-cell>
          <table:table-cell office:value-type="float" office:value="0.04907" calcext:value-type="float">
            <text:p>0.049</text:p>
          </table:table-cell>
          <table:table-cell office:value-type="float" office:value="48.4678" calcext:value-type="float">
            <text:p>48.5</text:p>
          </table:table-cell>
          <table:table-cell office:value-type="float" office:value="0.9265" calcext:value-type="float">
            <text:p>0.9</text:p>
          </table:table-cell>
          <table:table-cell office:value-type="float" office:value="0.604655500063232" calcext:value-type="float">
            <text:p>0.605</text:p>
          </table:table-cell>
          <table:table-cell office:value-type="float" office:value="0.587" calcext:value-type="float">
            <text:p>0.587</text:p>
          </table:table-cell>
          <table:table-cell office:value-type="float" office:value="0.008856" calcext:value-type="float">
            <text:p>0.009</text:p>
          </table:table-cell>
          <table:table-cell office:value-type="float" office:value="21.5417" calcext:value-type="float">
            <text:p>21.5</text:p>
          </table:table-cell>
          <table:table-cell office:value-type="float" office:value="0.7673" calcext:value-type="float">
            <text:p>0.8</text:p>
          </table:table-cell>
          <table:table-cell office:value-type="float" office:value="0.901207959546223" calcext:value-type="float">
            <text:p>0.901</text:p>
          </table:table-cell>
          <table:table-cell office:value-type="float" office:value="381.461355190119" calcext:value-type="float">
            <text:p>381.5</text:p>
          </table:table-cell>
          <table:table-cell office:value-type="float" office:value="1.7345977979587" calcext:value-type="float">
            <text:p>1.73</text:p>
          </table:table-cell>
          <table:table-cell office:value-type="float" office:value="1.93278970026044" calcext:value-type="float">
            <text:p>1.933</text:p>
          </table:table-cell>
          <table:table-cell office:value-type="float" office:value="0.00684995302965386" calcext:value-type="float">
            <text:p>0.00685</text:p>
          </table:table-cell>
          <table:table-cell table:style-name="ce15" office:value-type="string" calcext:value-type="string">
            <text:p>RelRR</text:p>
          </table:table-cell>
          <table:table-cell table:style-name="ce2" table:formula="of:=PEARSON([.Q$3:.Q$23];[.$C$3:.$C$23])" office:value-type="float" office:value="0.590638508906192" calcext:value-type="float">
            <text:p>0.590638508906192</text:p>
          </table:table-cell>
          <table:table-cell table:style-name="ce2" table:formula="of:=[.J4]/POWER(LN([.C4]);[.$AH$2])" office:value-type="float" office:value="1.93407892871615" calcext:value-type="float">
            <text:p>1.93407892871615</text:p>
          </table:table-cell>
          <table:table-cell table:formula="of:=RSQ([.B$3:.B$23];[.AJ$3:.AJ$23])" office:value-type="float" office:value="0.999193718016379" calcext:value-type="float">
            <text:p>0.999193718016379</text:p>
          </table:table-cell>
          <table:table-cell table:style-name="ce2" table:formula="of:=[.$AJ$1]*POWER([.$C4];[.$AJ$2])" office:value-type="float" office:value="405.57605276276" calcext:value-type="float">
            <text:p>405.57605276276</text:p>
          </table:table-cell>
          <table:table-cell table:style-name="ce2" table:formula="of:=RSQ([.D$3:.D$23];[.AL$3:.AL$23])" office:value-type="float" office:value="0.973242747849655" calcext:value-type="float">
            <text:p>0.973242747849655</text:p>
          </table:table-cell>
          <table:table-cell table:style-name="ce2" table:formula="of:=[.AL$1]*POWER([.$C4];[.AL$2])" office:value-type="float" office:value="0.602346811805332" calcext:value-type="float">
            <text:p>0.602346811805332</text:p>
          </table:table-cell>
          <table:table-cell table:style-name="ce2" table:formula="of:=RSQ([.E$3:.E$23];[.AN$3:.AN$23])" office:value-type="float" office:value="0.996947796187556" calcext:value-type="float">
            <text:p>0.996947796187556</text:p>
          </table:table-cell>
          <table:table-cell table:style-name="ce2" table:formula="of:=[.AN$1]*POWER([.$C4];[.AN$2])" office:value-type="float" office:value="332.273767761713" calcext:value-type="float">
            <text:p>332.273767761713</text:p>
          </table:table-cell>
          <table:table-cell table:style-name="ce2" table:formula="of:=RSQ([.G$3:.G$23];[.AP$3:.AP$23])" office:value-type="float" office:value="0.992513874497402" calcext:value-type="float">
            <text:p>0.992513874497402</text:p>
          </table:table-cell>
          <table:table-cell table:style-name="ce2" table:formula="of:=[.AP$1]*POWER([.$C4];[.AP$2])" office:value-type="float" office:value="43.438863901336" calcext:value-type="float">
            <text:p>43.438863901336</text:p>
          </table:table-cell>
          <table:table-cell table:style-name="ce2" table:formula="of:=RSQ([.N$3:.N$23];[.AR$3:.AR$23])" office:value-type="float" office:value="0.990898284866035" calcext:value-type="float">
            <text:p>0.990898284866035</text:p>
          </table:table-cell>
          <table:table-cell table:style-name="ce2" table:formula="of:=[.AR$1]*POWER([.$C4];[.AR$2])" office:value-type="float" office:value="8.89215082075742" calcext:value-type="float">
            <text:p>8.89215082075742</text:p>
          </table:table-cell>
          <table:table-cell table:style-name="ce2" table:formula="of:=RSQ([.T$3:.T$23];[.AT$3:.AT$23])" office:value-type="float" office:value="0.989625064382513" calcext:value-type="float">
            <text:p>0.989625064382513</text:p>
          </table:table-cell>
          <table:table-cell table:style-name="ce2" table:formula="of:=[.AT$1]*POWER([.$C4];[.AT$2])" office:value-type="float" office:value="50.3100333301459" calcext:value-type="float">
            <text:p>50.3100333301459</text:p>
          </table:table-cell>
          <table:table-cell table:style-name="ce2" table:formula="of:=RSQ([.AB$3:.AB$23];[.AV$3:.AV$23])" office:value-type="float" office:value="0.999228202970051" calcext:value-type="float">
            <text:p>0.999228202970051</text:p>
          </table:table-cell>
          <table:table-cell table:style-name="ce2" table:formula="of:=[.AV$1]*POWER([.$C4];[.AV$2])" office:value-type="float" office:value="412.910434650653" calcext:value-type="float">
            <text:p>412.910434650653</text:p>
          </table:table-cell>
          <table:table-cell/>
          <table:table-cell table:style-name="ce2" table:formula="of:=LN([.C4])" office:value-type="float" office:value="6.41836493593621" calcext:value-type="float">
            <text:p>6.41836493593621</text:p>
          </table:table-cell>
          <table:table-cell table:style-name="ce2" table:formula="of:=RSQ([.J$3:.J$23];[.AZ$3:.AZ$23])" office:value-type="float" office:value="0.981107265633438" calcext:value-type="float">
            <text:p>0.981107265633438</text:p>
          </table:table-cell>
          <table:table-cell table:style-name="ce2" table:formula="of:=[.AZ$1]*POWER([.$AX4];[.AZ$2])" office:value-type="float" office:value="5.5300559420495" calcext:value-type="float">
            <text:p>5.5300559420495</text:p>
          </table:table-cell>
          <table:table-cell/>
          <table:table-cell table:style-name="ce2" table:formula="of:=[.AB4]*LN([.C4])*LN([.C4])/[.C4]" office:value-type="float" office:value="25.6353284425347" calcext:value-type="float">
            <text:p>25.6353284425347</text:p>
          </table:table-cell>
          <table:table-cell table:number-columns-repeated="3"/>
          <table:table-cell table:style-name="ce19" table:formula="of:=RSQ([.AD$3:.AD$23];[.BG$3:.BG$23])" office:value-type="float" office:value="0.891047546971257" calcext:value-type="float">
            <text:p>0.891047546971257</text:p>
          </table:table-cell>
          <table:table-cell table:style-name="ce2" table:formula="of:=[.BF$1]+[.BF$2]/POWER([.$C4];[.BF$3])" office:value-type="float" office:value="1.78636440963988" calcext:value-type="float">
            <text:p>1.78636440963988</text:p>
          </table:table-cell>
          <table:table-cell table:style-name="ce2" table:formula="of:=RSQ([.AD$3:.AD$23];[.BI$3:.BI$23])" office:value-type="float" office:value="0.915131349645796" calcext:value-type="float">
            <text:p>0.915131349645796</text:p>
          </table:table-cell>
          <table:table-cell table:style-name="ce2" table:formula="of:=0.5*PI()+[.BI$1]/POWER([.$C4];[.BI$2])" office:value-type="float" office:value="1.93161764815946" calcext:value-type="float">
            <text:p>1.9316176481594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2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951" calcext:value-type="float">
            <text:p>951</text:p>
          </table:table-cell>
          <table:table-cell office:value-type="float" office:value="0.56677181913775" calcext:value-type="float">
            <text:p>0.567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0.440588853838065" calcext:value-type="float">
            <text:p>0.440588853838065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0.0630914826498423" calcext:value-type="float">
            <text:p>0.06309</text:p>
          </table:table-cell>
          <table:table-cell office:value-type="float" office:value="6.98333333333333" calcext:value-type="float">
            <text:p>6.98</text:p>
          </table:table-cell>
          <table:table-cell table:style-name="ce2" office:value-type="float" office:value="5.79706288292818" calcext:value-type="float">
            <text:p>5.79706288292818</text:p>
          </table:table-cell>
          <table:table-cell office:value-type="float" office:value="0.845359240980749" calcext:value-type="float">
            <text:p>0.8454</text:p>
          </table:table-cell>
          <table:table-cell office:value-type="float" office:value="2.21373003743226" calcext:value-type="float">
            <text:p>2.2137</text:p>
          </table:table-cell>
          <table:table-cell office:value-type="float" office:value="1.11322958049111" calcext:value-type="float">
            <text:p>1.1132</text:p>
          </table:table-cell>
          <table:table-cell office:value-type="float" office:value="10" calcext:value-type="float">
            <text:p>10.0</text:p>
          </table:table-cell>
          <table:table-cell office:value-type="float" office:value="9.51" calcext:value-type="float">
            <text:p>9.51</text:p>
          </table:table-cell>
          <table:table-cell office:value-type="float" office:value="0.00668398199471255" calcext:value-type="float">
            <text:p>0.006684</text:p>
          </table:table-cell>
          <table:table-cell office:value-type="float" office:value="0.995162330306413" calcext:value-type="float">
            <text:p>0.995162</text:p>
          </table:table-cell>
          <table:table-cell office:value-type="float" office:value="1.63585" calcext:value-type="float">
            <text:p>1.636</text:p>
          </table:table-cell>
          <table:table-cell office:value-type="float" office:value="0.05601" calcext:value-type="float">
            <text:p>0.056</text:p>
          </table:table-cell>
          <table:table-cell office:value-type="float" office:value="70.8687" calcext:value-type="float">
            <text:p>70.9</text:p>
          </table:table-cell>
          <table:table-cell office:value-type="float" office:value="1.717" calcext:value-type="float">
            <text:p>1.7</text:p>
          </table:table-cell>
          <table:table-cell office:value-type="float" office:value="0.621337241214002" calcext:value-type="float">
            <text:p>0.621</text:p>
          </table:table-cell>
          <table:table-cell office:value-type="float" office:value="0.676714" calcext:value-type="float">
            <text:p>0.677</text:p>
          </table:table-cell>
          <table:table-cell office:value-type="float" office:value="0.006324" calcext:value-type="float">
            <text:p>0.006</text:p>
          </table:table-cell>
          <table:table-cell office:value-type="float" office:value="42.9952" calcext:value-type="float">
            <text:p>43.0</text:p>
          </table:table-cell>
          <table:table-cell office:value-type="float" office:value="1.076" calcext:value-type="float">
            <text:p>1.1</text:p>
          </table:table-cell>
          <table:table-cell office:value-type="float" office:value="0.850260417215154" calcext:value-type="float">
            <text:p>0.850</text:p>
          </table:table-cell>
          <table:table-cell office:value-type="float" office:value="556.810844519561" calcext:value-type="float">
            <text:p>556.8</text:p>
          </table:table-cell>
          <table:table-cell office:value-type="float" office:value="1.74372577157479" calcext:value-type="float">
            <text:p>1.74</text:p>
          </table:table-cell>
          <table:table-cell office:value-type="float" office:value="1.9031734737338" calcext:value-type="float">
            <text:p>1.903</text:p>
          </table:table-cell>
          <table:table-cell office:value-type="float" office:value="0.00563245728388182" calcext:value-type="float">
            <text:p>0.00563</text:p>
          </table:table-cell>
          <table:table-cell table:style-name="ce2" office:value-type="string" calcext:value-type="string">
            <text:p>alpha</text:p>
          </table:table-cell>
          <table:table-cell table:style-name="ce2" table:formula="of:=PEARSON([.R$3:.R$23];[.$C$3:.$C$23])" office:value-type="float" office:value="0.284242275470325" calcext:value-type="float">
            <text:p>0.284242275470325</text:p>
          </table:table-cell>
          <table:table-cell table:style-name="ce2" table:formula="of:=[.J5]/POWER(LN([.C5]);[.$AH$2])" office:value-type="float" office:value="1.97221680706694" calcext:value-type="float">
            <text:p>1.97221680706694</text:p>
          </table:table-cell>
          <table:table-cell office:value-type="string" calcext:value-type="string">
            <text:p>V(N)</text:p>
          </table:table-cell>
          <table:table-cell table:style-name="ce2" table:formula="of:=[.$AJ$1]*POWER([.$C5];[.$AJ$2])" office:value-type="float" office:value="558.19978672415" calcext:value-type="float">
            <text:p>558.19978672415</text:p>
          </table:table-cell>
          <table:table-cell table:style-name="ce2" office:value-type="string" calcext:value-type="string">
            <text:p>TTR(N)</text:p>
          </table:table-cell>
          <table:table-cell table:style-name="ce2" table:formula="of:=[.AL$1]*POWER([.$C5];[.AL$2])" office:value-type="float" office:value="0.546245115481944" calcext:value-type="float">
            <text:p>0.546245115481944</text:p>
          </table:table-cell>
          <table:table-cell table:style-name="ce2" office:value-type="string" calcext:value-type="string">
            <text:p>N1(N)</text:p>
          </table:table-cell>
          <table:table-cell table:style-name="ce2" table:formula="of:=[.AN$1]*POWER([.$C5];[.AN$2])" office:value-type="float" office:value="441.930369637935" calcext:value-type="float">
            <text:p>441.930369637935</text:p>
          </table:table-cell>
          <table:table-cell table:style-name="ce2" office:value-type="string" calcext:value-type="string">
            <text:p>N2(N)</text:p>
          </table:table-cell>
          <table:table-cell table:style-name="ce2" table:formula="of:=[.AP$1]*POWER([.$C5];[.AP$2])" office:value-type="float" office:value="63.3930559900599" calcext:value-type="float">
            <text:p>63.3930559900599</text:p>
          </table:table-cell>
          <table:table-cell table:style-name="ce2" office:value-type="string" calcext:value-type="string">
            <text:p>h-point(N)</text:p>
          </table:table-cell>
          <table:table-cell table:style-name="ce2" table:formula="of:=[.AR$1]*POWER([.$C5];[.AR$2])" office:value-type="float" office:value="11.2020259158387" calcext:value-type="float">
            <text:p>11.2020259158387</text:p>
          </table:table-cell>
          <table:table-cell table:style-name="ce2" office:value-type="string" calcext:value-type="string">
            <text:p>T(N)</text:p>
          </table:table-cell>
          <table:table-cell table:style-name="ce2" table:formula="of:=[.AT$1]*POWER([.$C5];[.AT$2])" office:value-type="float" office:value="74.8949758508215" calcext:value-type="float">
            <text:p>74.8949758508215</text:p>
          </table:table-cell>
          <table:table-cell table:style-name="ce2" office:value-type="string" calcext:value-type="string">
            <text:p>L(N)</text:p>
          </table:table-cell>
          <table:table-cell table:style-name="ce2" table:formula="of:=[.AV$1]*POWER([.$C5];[.AV$2])" office:value-type="float" office:value="572.77827437408" calcext:value-type="float">
            <text:p>572.77827437408</text:p>
          </table:table-cell>
          <table:table-cell/>
          <table:table-cell table:style-name="ce2" table:formula="of:=LN([.C5])" office:value-type="float" office:value="6.85751406254539" calcext:value-type="float">
            <text:p>6.85751406254539</text:p>
          </table:table-cell>
          <table:table-cell table:style-name="ce2" office:value-type="string" calcext:value-type="string">
            <text:p>S(lnN)</text:p>
          </table:table-cell>
          <table:table-cell table:style-name="ce2" table:formula="of:=[.AZ$1]*POWER([.$AX5];[.AZ$2])" office:value-type="float" office:value="5.74861392580799" calcext:value-type="float">
            <text:p>5.74861392580799</text:p>
          </table:table-cell>
          <table:table-cell/>
          <table:table-cell table:style-name="ce2" table:formula="of:=[.AB5]*LN([.C5])*LN([.C5])/[.C5]" office:value-type="float" office:value="27.5334467695602" calcext:value-type="float">
            <text:p>27.5334467695602</text:p>
          </table:table-cell>
          <table:table-cell table:number-columns-repeated="4"/>
          <table:table-cell table:style-name="ce2" table:formula="of:=[.BF$1]+[.BF$2]/POWER([.$C5];[.BF$3])" office:value-type="float" office:value="1.75413729982897" calcext:value-type="float">
            <text:p>1.75413729982897</text:p>
          </table:table-cell>
          <table:table-cell table:style-name="ce2" office:value-type="string" calcext:value-type="string">
            <text:p>phi</text:p>
          </table:table-cell>
          <table:table-cell table:style-name="ce2" table:formula="of:=0.5*PI()+[.BI$1]/POWER([.$C5];[.BI$2])" office:value-type="float" office:value="1.89176512930138" calcext:value-type="float">
            <text:p>1.8917651293013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3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1416" calcext:value-type="float">
            <text:p>1416</text:p>
          </table:table-cell>
          <table:table-cell office:value-type="float" office:value="0.531779661016949" calcext:value-type="float">
            <text:p>0.532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0.416666666666667" calcext:value-type="float">
            <text:p>0.416666666666667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0.0529661016949153" calcext:value-type="float">
            <text:p>0.05297</text:p>
          </table:table-cell>
          <table:table-cell office:value-type="float" office:value="7.86666666666667" calcext:value-type="float">
            <text:p>7.87</text:p>
          </table:table-cell>
          <table:table-cell table:style-name="ce2" office:value-type="float" office:value="6.02505375280447" calcext:value-type="float">
            <text:p>6.02505375280447</text:p>
          </table:table-cell>
          <table:table-cell office:value-type="float" office:value="0.830401482810129" calcext:value-type="float">
            <text:p>0.8304</text:p>
          </table:table-cell>
          <table:table-cell office:value-type="float" office:value="2.2367864382501" calcext:value-type="float">
            <text:p>2.2368</text:p>
          </table:table-cell>
          <table:table-cell office:value-type="float" office:value="1.08695701518556" calcext:value-type="float">
            <text:p>1.0870</text:p>
          </table:table-cell>
          <table:table-cell office:value-type="float" office:value="13" calcext:value-type="float">
            <text:p>13.0</text:p>
          </table:table-cell>
          <table:table-cell office:value-type="float" office:value="8.37869822485207" calcext:value-type="float">
            <text:p>8.38</text:p>
          </table:table-cell>
          <table:table-cell office:value-type="float" office:value="0.00605668869098919" calcext:value-type="float">
            <text:p>0.006057</text:p>
          </table:table-cell>
          <table:table-cell office:value-type="float" office:value="0.995265044435751" calcext:value-type="float">
            <text:p>0.995265</text:p>
          </table:table-cell>
          <table:table-cell office:value-type="float" office:value="1.53709" calcext:value-type="float">
            <text:p>1.537</text:p>
          </table:table-cell>
          <table:table-cell office:value-type="float" office:value="0.09157" calcext:value-type="float">
            <text:p>0.092</text:p>
          </table:table-cell>
          <table:table-cell office:value-type="float" office:value="87.2778" calcext:value-type="float">
            <text:p>87.3</text:p>
          </table:table-cell>
          <table:table-cell office:value-type="float" office:value="3.736" calcext:value-type="float">
            <text:p>3.7</text:p>
          </table:table-cell>
          <table:table-cell office:value-type="float" office:value="0.615952024590033" calcext:value-type="float">
            <text:p>0.616</text:p>
          </table:table-cell>
          <table:table-cell office:value-type="float" office:value="0.778729" calcext:value-type="float">
            <text:p>0.779</text:p>
          </table:table-cell>
          <table:table-cell office:value-type="float" office:value="0.005464" calcext:value-type="float">
            <text:p>0.005</text:p>
          </table:table-cell>
          <table:table-cell office:value-type="float" office:value="89.9355" calcext:value-type="float">
            <text:p>89.9</text:p>
          </table:table-cell>
          <table:table-cell office:value-type="float" office:value="1.86" calcext:value-type="float">
            <text:p>1.9</text:p>
          </table:table-cell>
          <table:table-cell office:value-type="float" office:value="0.761794864568757" calcext:value-type="float">
            <text:p>0.762</text:p>
          </table:table-cell>
          <table:table-cell office:value-type="float" office:value="779.441075402539" calcext:value-type="float">
            <text:p>779.4</text:p>
          </table:table-cell>
          <table:table-cell office:value-type="float" office:value="1.73451139184708" calcext:value-type="float">
            <text:p>1.73</text:p>
          </table:table-cell>
          <table:table-cell office:value-type="float" office:value="1.88710765252423" calcext:value-type="float">
            <text:p>1.887</text:p>
          </table:table-cell>
          <table:table-cell office:value-type="float" office:value="0.00535047400172364" calcext:value-type="float">
            <text:p>0.00535</text:p>
          </table:table-cell>
          <table:table-cell table:style-name="ce9" office:value-type="string" calcext:value-type="string">
            <text:p>S/sqrtlnN</text:p>
          </table:table-cell>
          <table:table-cell table:style-name="ce2" table:formula="of:=PEARSON([.L$3:.L$23];[.$C$3:.$C$23])" office:value-type="float" office:value="0.426217008845162" calcext:value-type="float">
            <text:p>0.426217008845162</text:p>
          </table:table-cell>
          <table:table-cell table:style-name="ce2" table:formula="of:=[.J6]/POWER(LN([.C6]);[.$AH$2])" office:value-type="float" office:value="1.98602244488436" calcext:value-type="float">
            <text:p>1.98602244488436</text:p>
          </table:table-cell>
          <table:table-cell/>
          <table:table-cell table:style-name="ce2" table:formula="of:=[.$AJ$1]*POWER([.$C6];[.$AJ$2])" office:value-type="float" office:value="745.647096886988" calcext:value-type="float">
            <text:p>745.647096886988</text:p>
          </table:table-cell>
          <table:table-cell/>
          <table:table-cell table:style-name="ce2" table:formula="of:=[.AL$1]*POWER([.$C6];[.AL$2])" office:value-type="float" office:value="0.499918889970344" calcext:value-type="float">
            <text:p>0.499918889970344</text:p>
          </table:table-cell>
          <table:table-cell/>
          <table:table-cell table:style-name="ce2" table:formula="of:=[.AN$1]*POWER([.$C6];[.AN$2])" office:value-type="float" office:value="572.30521051702" calcext:value-type="float">
            <text:p>572.30521051702</text:p>
          </table:table-cell>
          <table:table-cell/>
          <table:table-cell table:style-name="ce2" table:formula="of:=[.AP$1]*POWER([.$C6];[.AP$2])" office:value-type="float" office:value="89.2999813323283" calcext:value-type="float">
            <text:p>89.2999813323283</text:p>
          </table:table-cell>
          <table:table-cell/>
          <table:table-cell table:style-name="ce2" table:formula="of:=[.AR$1]*POWER([.$C6];[.AR$2])" office:value-type="float" office:value="13.810411343704" calcext:value-type="float">
            <text:p>13.810411343704</text:p>
          </table:table-cell>
          <table:table-cell/>
          <table:table-cell table:style-name="ce2" table:formula="of:=[.AT$1]*POWER([.$C6];[.AT$2])" office:value-type="float" office:value="107.421108776368" calcext:value-type="float">
            <text:p>107.421108776368</text:p>
          </table:table-cell>
          <table:table-cell/>
          <table:table-cell table:style-name="ce2" table:formula="of:=[.AV$1]*POWER([.$C6];[.AV$2])" office:value-type="float" office:value="770.591624050928" calcext:value-type="float">
            <text:p>770.591624050928</text:p>
          </table:table-cell>
          <table:table-cell/>
          <table:table-cell table:style-name="ce2" table:formula="of:=LN([.C6])" office:value-type="float" office:value="7.25559127425367" calcext:value-type="float">
            <text:p>7.25559127425367</text:p>
          </table:table-cell>
          <table:table-cell/>
          <table:table-cell table:style-name="ce2" table:formula="of:=[.AZ$1]*POWER([.$AX6];[.AZ$2])" office:value-type="float" office:value="5.94176853983689" calcext:value-type="float">
            <text:p>5.94176853983689</text:p>
          </table:table-cell>
          <table:table-cell/>
          <table:table-cell table:style-name="ce2" table:formula="of:=[.AB6]*LN([.C6])*LN([.C6])/[.C6]" office:value-type="float" office:value="28.9778163070993" calcext:value-type="float">
            <text:p>28.9778163070993</text:p>
          </table:table-cell>
          <table:table-cell table:number-columns-repeated="4"/>
          <table:table-cell table:style-name="ce2" table:formula="of:=[.BF$1]+[.BF$2]/POWER([.$C6];[.BF$3])" office:value-type="float" office:value="1.7289759954203" calcext:value-type="float">
            <text:p>1.7289759954203</text:p>
          </table:table-cell>
          <table:table-cell/>
          <table:table-cell table:style-name="ce2" table:formula="of:=0.5*PI()+[.BI$1]/POWER([.$C6];[.BI$2])" office:value-type="float" office:value="1.8594568039763" calcext:value-type="float">
            <text:p>1.859456803976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4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float" office:value="1797" calcext:value-type="float">
            <text:p>1797</text:p>
          </table:table-cell>
          <table:table-cell office:value-type="float" office:value="0.49638286032276" calcext:value-type="float">
            <text:p>0.496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0.376182526432944" calcext:value-type="float">
            <text:p>0.376182526432944</text:p>
          </table:table-cell>
          <table:table-cell table:style-name="ce2" office:value-type="float" office:value="107" calcext:value-type="float">
            <text:p>107</text:p>
          </table:table-cell>
          <table:table-cell office:value-type="float" office:value="0.0595436839176405" calcext:value-type="float">
            <text:p>0.05954</text:p>
          </table:table-cell>
          <table:table-cell office:value-type="float" office:value="6.31775700934579" calcext:value-type="float">
            <text:p>6.32</text:p>
          </table:table-cell>
          <table:table-cell table:style-name="ce2" office:value-type="float" office:value="6.141705173252" calcext:value-type="float">
            <text:p>6.141705173252</text:p>
          </table:table-cell>
          <table:table-cell office:value-type="float" office:value="0.819563454901972" calcext:value-type="float">
            <text:p>0.8196</text:p>
          </table:table-cell>
          <table:table-cell office:value-type="float" office:value="2.24355011327577" calcext:value-type="float">
            <text:p>2.2436</text:p>
          </table:table-cell>
          <table:table-cell office:value-type="float" office:value="1.06896603824123" calcext:value-type="float">
            <text:p>1.0690</text:p>
          </table:table-cell>
          <table:table-cell office:value-type="float" office:value="15.5" calcext:value-type="float">
            <text:p>15.5</text:p>
          </table:table-cell>
          <table:table-cell office:value-type="float" office:value="7.47970863683663" calcext:value-type="float">
            <text:p>7.48</text:p>
          </table:table-cell>
          <table:table-cell office:value-type="float" office:value="0.00552364371584472" calcext:value-type="float">
            <text:p>0.005524</text:p>
          </table:table-cell>
          <table:table-cell office:value-type="float" office:value="0.99559249136416" calcext:value-type="float">
            <text:p>0.995592</text:p>
          </table:table-cell>
          <table:table-cell office:value-type="float" office:value="1.74552" calcext:value-type="float">
            <text:p>1.746</text:p>
          </table:table-cell>
          <table:table-cell office:value-type="float" office:value="0.07171" calcext:value-type="float">
            <text:p>0.072</text:p>
          </table:table-cell>
          <table:table-cell office:value-type="float" office:value="126.818" calcext:value-type="float">
            <text:p>126.8</text:p>
          </table:table-cell>
          <table:table-cell office:value-type="float" office:value="3.609" calcext:value-type="float">
            <text:p>3.6</text:p>
          </table:table-cell>
          <table:table-cell office:value-type="float" office:value="0.64622824735617" calcext:value-type="float">
            <text:p>0.646</text:p>
          </table:table-cell>
          <table:table-cell office:value-type="float" office:value="0.811776" calcext:value-type="float">
            <text:p>0.812</text:p>
          </table:table-cell>
          <table:table-cell office:value-type="float" office:value="0.004133" calcext:value-type="float">
            <text:p>0.004</text:p>
          </table:table-cell>
          <table:table-cell office:value-type="float" office:value="128.797" calcext:value-type="float">
            <text:p>128.8</text:p>
          </table:table-cell>
          <table:table-cell office:value-type="float" office:value="1.985" calcext:value-type="float">
            <text:p>2.0</text:p>
          </table:table-cell>
          <table:table-cell office:value-type="float" office:value="0.763467166425166" calcext:value-type="float">
            <text:p>0.763</text:p>
          </table:table-cell>
          <table:table-cell office:value-type="float" office:value="925.471874355268" calcext:value-type="float">
            <text:p>925.5</text:p>
          </table:table-cell>
          <table:table-cell office:value-type="float" office:value="1.67612282086888" calcext:value-type="float">
            <text:p>1.68</text:p>
          </table:table-cell>
          <table:table-cell office:value-type="float" office:value="1.88010231056439" calcext:value-type="float">
            <text:p>1.880</text:p>
          </table:table-cell>
          <table:table-cell office:value-type="float" office:value="0.0049671606885773" calcext:value-type="float">
            <text:p>0.00497</text:p>
          </table:table-cell>
          <table:table-cell table:style-name="ce2" office:value-type="string" calcext:value-type="string">
            <text:p>N2/N</text:p>
          </table:table-cell>
          <table:table-cell table:style-name="ce2" table:formula="of:=PEARSON([.H$3:.H$23];[.$C$3:.$C$23])" office:value-type="float" office:value="-0.709075146120034" calcext:value-type="float">
            <text:p>-0.709075146120034</text:p>
          </table:table-cell>
          <table:table-cell table:style-name="ce2" table:formula="of:=[.J7]/POWER(LN([.C7]);[.$AH$2])" office:value-type="float" office:value="1.9881694300389" calcext:value-type="float">
            <text:p>1.9881694300389</text:p>
          </table:table-cell>
          <table:table-cell/>
          <table:table-cell table:style-name="ce2" table:formula="of:=[.$AJ$1]*POWER([.$C7];[.$AJ$2])" office:value-type="float" office:value="886.750548129471" calcext:value-type="float">
            <text:p>886.750548129471</text:p>
          </table:table-cell>
          <table:table-cell/>
          <table:table-cell table:style-name="ce2" table:formula="of:=[.AL$1]*POWER([.$C7];[.AL$2])" office:value-type="float" office:value="0.474090484283274" calcext:value-type="float">
            <text:p>0.474090484283274</text:p>
          </table:table-cell>
          <table:table-cell/>
          <table:table-cell table:style-name="ce2" table:formula="of:=[.AN$1]*POWER([.$C7];[.AN$2])" office:value-type="float" office:value="668.087000074303" calcext:value-type="float">
            <text:p>668.087000074303</text:p>
          </table:table-cell>
          <table:table-cell/>
          <table:table-cell table:style-name="ce2" table:formula="of:=[.AP$1]*POWER([.$C7];[.AP$2])" office:value-type="float" office:value="109.629251152881" calcext:value-type="float">
            <text:p>109.629251152881</text:p>
          </table:table-cell>
          <table:table-cell/>
          <table:table-cell table:style-name="ce2" table:formula="of:=[.AR$1]*POWER([.$C7];[.AR$2])" office:value-type="float" office:value="15.6539485416196" calcext:value-type="float">
            <text:p>15.6539485416196</text:p>
          </table:table-cell>
          <table:table-cell/>
          <table:table-cell table:style-name="ce2" table:formula="of:=[.AT$1]*POWER([.$C7];[.AT$2])" office:value-type="float" office:value="133.306088556562" calcext:value-type="float">
            <text:p>133.306088556562</text:p>
          </table:table-cell>
          <table:table-cell/>
          <table:table-cell table:style-name="ce2" table:formula="of:=[.AV$1]*POWER([.$C7];[.AV$2])" office:value-type="float" office:value="920.331922818233" calcext:value-type="float">
            <text:p>920.331922818233</text:p>
          </table:table-cell>
          <table:table-cell/>
          <table:table-cell table:style-name="ce2" table:formula="of:=LN([.C7])" office:value-type="float" office:value="7.49387388678356" calcext:value-type="float">
            <text:p>7.49387388678356</text:p>
          </table:table-cell>
          <table:table-cell/>
          <table:table-cell table:style-name="ce2" table:formula="of:=[.AZ$1]*POWER([.$AX7];[.AZ$2])" office:value-type="float" office:value="6.05528832692614" calcext:value-type="float">
            <text:p>6.05528832692614</text:p>
          </table:table-cell>
          <table:table-cell/>
          <table:table-cell table:style-name="ce2" table:formula="of:=[.AB7]*LN([.C7])*LN([.C7])/[.C7]" office:value-type="float" office:value="28.921972444378" calcext:value-type="float">
            <text:p>28.921972444378</text:p>
          </table:table-cell>
          <table:table-cell table:number-columns-repeated="4"/>
          <table:table-cell table:style-name="ce2" table:formula="of:=[.BF$1]+[.BF$2]/POWER([.$C7];[.BF$3])" office:value-type="float" office:value="1.71553602196171" calcext:value-type="float">
            <text:p>1.71553602196171</text:p>
          </table:table-cell>
          <table:table-cell/>
          <table:table-cell table:style-name="ce2" table:formula="of:=0.5*PI()+[.BI$1]/POWER([.$C7];[.BI$2])" office:value-type="float" office:value="1.84169524726741" calcext:value-type="float">
            <text:p>1.8416952472674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5</text:p>
          </table:table-cell>
          <table:table-cell table:style-name="ce2" office:value-type="float" office:value="1064" calcext:value-type="float">
            <text:p>1064</text:p>
          </table:table-cell>
          <table:table-cell table:style-name="ce2" office:value-type="float" office:value="2321" calcext:value-type="float">
            <text:p>2321</text:p>
          </table:table-cell>
          <table:table-cell office:value-type="float" office:value="0.458423093494184" calcext:value-type="float">
            <text:p>0.458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0.337785437311504" calcext:value-type="float">
            <text:p>0.337785437311504</text:p>
          </table:table-cell>
          <table:table-cell table:style-name="ce2" office:value-type="float" office:value="134" calcext:value-type="float">
            <text:p>134</text:p>
          </table:table-cell>
          <table:table-cell office:value-type="float" office:value="0.0577337354588539" calcext:value-type="float">
            <text:p>0.05773</text:p>
          </table:table-cell>
          <table:table-cell office:value-type="float" office:value="5.85074626865672" calcext:value-type="float">
            <text:p>5.85</text:p>
          </table:table-cell>
          <table:table-cell table:style-name="ce2" office:value-type="float" office:value="6.23525875582998" calcext:value-type="float">
            <text:p>6.23525875582998</text:p>
          </table:table-cell>
          <table:table-cell office:value-type="float" office:value="0.804575117291051" calcext:value-type="float">
            <text:p>0.8046</text:p>
          </table:table-cell>
          <table:table-cell office:value-type="float" office:value="2.2398066980907" calcext:value-type="float">
            <text:p>2.2398</text:p>
          </table:table-cell>
          <table:table-cell office:value-type="float" office:value="1.04548088584586" calcext:value-type="float">
            <text:p>1.0455</text:p>
          </table:table-cell>
          <table:table-cell office:value-type="float" office:value="18" calcext:value-type="float">
            <text:p>18.0</text:p>
          </table:table-cell>
          <table:table-cell office:value-type="float" office:value="7.16358024691358" calcext:value-type="float">
            <text:p>7.16</text:p>
          </table:table-cell>
          <table:table-cell office:value-type="float" office:value="0.00535637282136857" calcext:value-type="float">
            <text:p>0.005356</text:p>
          </table:table-cell>
          <table:table-cell office:value-type="float" office:value="0.995579322030164" calcext:value-type="float">
            <text:p>0.995579</text:p>
          </table:table-cell>
          <table:table-cell office:value-type="float" office:value="1.67842" calcext:value-type="float">
            <text:p>1.678</text:p>
          </table:table-cell>
          <table:table-cell office:value-type="float" office:value="0.04507" calcext:value-type="float">
            <text:p>0.045</text:p>
          </table:table-cell>
          <table:table-cell office:value-type="float" office:value="162.667" calcext:value-type="float">
            <text:p>162.7</text:p>
          </table:table-cell>
          <table:table-cell office:value-type="float" office:value="3.18" calcext:value-type="float">
            <text:p>3.2</text:p>
          </table:table-cell>
          <table:table-cell office:value-type="float" office:value="0.657015120279939" calcext:value-type="float">
            <text:p>0.657</text:p>
          </table:table-cell>
          <table:table-cell office:value-type="float" office:value="0.85624" calcext:value-type="float">
            <text:p>0.856</text:p>
          </table:table-cell>
          <table:table-cell office:value-type="float" office:value="0.004057" calcext:value-type="float">
            <text:p>0.004</text:p>
          </table:table-cell>
          <table:table-cell office:value-type="float" office:value="197.309" calcext:value-type="float">
            <text:p>197.3</text:p>
          </table:table-cell>
          <table:table-cell office:value-type="float" office:value="2.913" calcext:value-type="float">
            <text:p>2.9</text:p>
          </table:table-cell>
          <table:table-cell office:value-type="float" office:value="0.748583463476856" calcext:value-type="float">
            <text:p>0.749</text:p>
          </table:table-cell>
          <table:table-cell office:value-type="float" office:value="1109.13768919274" calcext:value-type="float">
            <text:p>1109.1</text:p>
          </table:table-cell>
          <table:table-cell office:value-type="float" office:value="1.60835723733681" calcext:value-type="float">
            <text:p>1.61</text:p>
          </table:table-cell>
          <table:table-cell office:value-type="float" office:value="1.8527795110819" calcext:value-type="float">
            <text:p>1.853</text:p>
          </table:table-cell>
          <table:table-cell office:value-type="float" office:value="0.00492552404928791" calcext:value-type="float">
            <text:p>0.00493</text:p>
          </table:table-cell>
          <table:table-cell table:style-name="ce2" office:value-type="string" calcext:value-type="string">
            <text:p>S/(lnN^a)</text:p>
          </table:table-cell>
          <table:table-cell table:style-name="ce2" table:formula="of:=PEARSON([.AH$3:.AH$23];[.$C$3:.$C$23])" office:value-type="float" office:value="0.0133246823844491" calcext:value-type="float">
            <text:p>0.013324682384449</text:p>
          </table:table-cell>
          <table:table-cell table:style-name="ce2" table:formula="of:=[.J8]/POWER(LN([.C8]);[.$AH$2])" office:value-type="float" office:value="1.98085764544868" calcext:value-type="float">
            <text:p>1.98085764544868</text:p>
          </table:table-cell>
          <table:table-cell/>
          <table:table-cell table:style-name="ce2" table:formula="of:=[.$AJ$1]*POWER([.$C8];[.$AJ$2])" office:value-type="float" office:value="1068.13972765002" calcext:value-type="float">
            <text:p>1068.13972765002</text:p>
          </table:table-cell>
          <table:table-cell/>
          <table:table-cell table:style-name="ce2" table:formula="of:=[.AL$1]*POWER([.$C8];[.AL$2])" office:value-type="float" office:value="0.447838654151246" calcext:value-type="float">
            <text:p>0.447838654151246</text:p>
          </table:table-cell>
          <table:table-cell/>
          <table:table-cell table:style-name="ce2" table:formula="of:=[.AN$1]*POWER([.$C8];[.AN$2])" office:value-type="float" office:value="788.862625875424" calcext:value-type="float">
            <text:p>788.862625875424</text:p>
          </table:table-cell>
          <table:table-cell/>
          <table:table-cell table:style-name="ce2" table:formula="of:=[.AP$1]*POWER([.$C8];[.AP$2])" office:value-type="float" office:value="136.640556774323" calcext:value-type="float">
            <text:p>136.640556774323</text:p>
          </table:table-cell>
          <table:table-cell/>
          <table:table-cell table:style-name="ce2" table:formula="of:=[.AR$1]*POWER([.$C8];[.AR$2])" office:value-type="float" office:value="17.9085261685609" calcext:value-type="float">
            <text:p>17.9085261685609</text:p>
          </table:table-cell>
          <table:table-cell/>
          <table:table-cell table:style-name="ce2" table:formula="of:=[.AT$1]*POWER([.$C8];[.AT$2])" office:value-type="float" office:value="168.087121068843" calcext:value-type="float">
            <text:p>168.087121068843</text:p>
          </table:table-cell>
          <table:table-cell/>
          <table:table-cell table:style-name="ce2" table:formula="of:=[.AV$1]*POWER([.$C8];[.AV$2])" office:value-type="float" office:value="1113.67874225116" calcext:value-type="float">
            <text:p>1113.67874225116</text:p>
          </table:table-cell>
          <table:table-cell/>
          <table:table-cell table:style-name="ce2" table:formula="of:=LN([.C8])" office:value-type="float" office:value="7.74975340627444" calcext:value-type="float">
            <text:p>7.74975340627444</text:p>
          </table:table-cell>
          <table:table-cell/>
          <table:table-cell table:style-name="ce2" table:formula="of:=[.AZ$1]*POWER([.$AX8];[.AZ$2])" office:value-type="float" office:value="6.17553851617937" calcext:value-type="float">
            <text:p>6.17553851617937</text:p>
          </table:table-cell>
          <table:table-cell/>
          <table:table-cell table:style-name="ce2" table:formula="of:=[.AB8]*LN([.C8])*LN([.C8])/[.C8]" office:value-type="float" office:value="28.7002771113582" calcext:value-type="float">
            <text:p>28.7002771113582</text:p>
          </table:table-cell>
          <table:table-cell table:number-columns-repeated="4"/>
          <table:table-cell table:style-name="ce2" table:formula="of:=[.BF$1]+[.BF$2]/POWER([.$C8];[.BF$3])" office:value-type="float" office:value="1.70231895481508" calcext:value-type="float">
            <text:p>1.70231895481508</text:p>
          </table:table-cell>
          <table:table-cell/>
          <table:table-cell table:style-name="ce2" table:formula="of:=0.5*PI()+[.BI$1]/POWER([.$C8];[.BI$2])" office:value-type="float" office:value="1.82383707750013" calcext:value-type="float">
            <text:p>1.8238370775001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6</text:p>
          </table:table-cell>
          <table:table-cell table:style-name="ce2" office:value-type="float" office:value="1249" calcext:value-type="float">
            <text:p>1249</text:p>
          </table:table-cell>
          <table:table-cell table:style-name="ce2" office:value-type="float" office:value="2812" calcext:value-type="float">
            <text:p>2812</text:p>
          </table:table-cell>
          <table:table-cell office:value-type="float" office:value="0.444167852062589" calcext:value-type="float">
            <text:p>0.444</text:p>
          </table:table-cell>
          <table:table-cell table:style-name="ce2" office:value-type="float" office:value="924" calcext:value-type="float">
            <text:p>924</text:p>
          </table:table-cell>
          <table:table-cell table:style-name="ce2" office:value-type="float" office:value="0.328591749644381" calcext:value-type="float">
            <text:p>0.328591749644381</text:p>
          </table:table-cell>
          <table:table-cell table:style-name="ce2" office:value-type="float" office:value="156" calcext:value-type="float">
            <text:p>156</text:p>
          </table:table-cell>
          <table:table-cell office:value-type="float" office:value="0.0554765291607397" calcext:value-type="float">
            <text:p>0.05548</text:p>
          </table:table-cell>
          <table:table-cell office:value-type="float" office:value="5.92307692307692" calcext:value-type="float">
            <text:p>5.92</text:p>
          </table:table-cell>
          <table:table-cell table:style-name="ce2" office:value-type="float" office:value="6.31748387064048" calcext:value-type="float">
            <text:p>6.31748387064048</text:p>
          </table:table-cell>
          <table:table-cell office:value-type="float" office:value="0.795487445801559" calcext:value-type="float">
            <text:p>0.7955</text:p>
          </table:table-cell>
          <table:table-cell office:value-type="float" office:value="2.24175803960828" calcext:value-type="float">
            <text:p>2.2418</text:p>
          </table:table-cell>
          <table:table-cell office:value-type="float" office:value="1.03080778958058" calcext:value-type="float">
            <text:p>1.0308</text:p>
          </table:table-cell>
          <table:table-cell office:value-type="float" office:value="19.6666666666667" calcext:value-type="float">
            <text:p>19.7</text:p>
          </table:table-cell>
          <table:table-cell office:value-type="float" office:value="7.27032461936225" calcext:value-type="float">
            <text:p>7.27</text:p>
          </table:table-cell>
          <table:table-cell office:value-type="float" office:value="0.00547921021268338" calcext:value-type="float">
            <text:p>0.005479</text:p>
          </table:table-cell>
          <table:table-cell office:value-type="float" office:value="0.9953176814458" calcext:value-type="float">
            <text:p>0.995318</text:p>
          </table:table-cell>
          <table:table-cell office:value-type="float" office:value="1.69401" calcext:value-type="float">
            <text:p>1.694</text:p>
          </table:table-cell>
          <table:table-cell office:value-type="float" office:value="0.06375" calcext:value-type="float">
            <text:p>0.064</text:p>
          </table:table-cell>
          <table:table-cell office:value-type="float" office:value="188.522" calcext:value-type="float">
            <text:p>188.5</text:p>
          </table:table-cell>
          <table:table-cell office:value-type="float" office:value="5.115" calcext:value-type="float">
            <text:p>5.1</text:p>
          </table:table-cell>
          <table:table-cell office:value-type="float" office:value="0.659713521041343" calcext:value-type="float">
            <text:p>0.660</text:p>
          </table:table-cell>
          <table:table-cell office:value-type="float" office:value="0.856536" calcext:value-type="float">
            <text:p>0.857</text:p>
          </table:table-cell>
          <table:table-cell office:value-type="float" office:value="0.003474" calcext:value-type="float">
            <text:p>0.003</text:p>
          </table:table-cell>
          <table:table-cell office:value-type="float" office:value="227.044" calcext:value-type="float">
            <text:p>227.0</text:p>
          </table:table-cell>
          <table:table-cell office:value-type="float" office:value="2.885" calcext:value-type="float">
            <text:p>2.9</text:p>
          </table:table-cell>
          <table:table-cell office:value-type="float" office:value="0.750936849209542" calcext:value-type="float">
            <text:p>0.751</text:p>
          </table:table-cell>
          <table:table-cell office:value-type="float" office:value="1305.712642535" calcext:value-type="float">
            <text:p>1305.7</text:p>
          </table:table-cell>
          <table:table-cell office:value-type="float" office:value="1.60150174354629" calcext:value-type="float">
            <text:p>1.60</text:p>
          </table:table-cell>
          <table:table-cell office:value-type="float" office:value="1.82482801519791" calcext:value-type="float">
            <text:p>1.825</text:p>
          </table:table-cell>
          <table:table-cell office:value-type="float" office:value="0.00512359143601189" calcext:value-type="float">
            <text:p>0.00512</text:p>
          </table:table-cell>
          <table:table-cell table:style-name="ce2" office:value-type="string" calcext:value-type="string">
            <text:p>K</text:p>
          </table:table-cell>
          <table:table-cell table:style-name="ce2" table:formula="of:=PEARSON([.AE$3:.AE$23];[.$C$3:.$C$23])" office:value-type="float" office:value="-0.679665587646325" calcext:value-type="float">
            <text:p>-0.679665587646325</text:p>
          </table:table-cell>
          <table:table-cell table:style-name="ce2" table:formula="of:=[.J9]/POWER(LN([.C9]);[.$AH$2])" office:value-type="float" office:value="1.9796758594423" calcext:value-type="float">
            <text:p>1.9796758594423</text:p>
          </table:table-cell>
          <table:table-cell/>
          <table:table-cell table:style-name="ce2" table:formula="of:=[.$AJ$1]*POWER([.$C9];[.$AJ$2])" office:value-type="float" office:value="1228.12987239355" calcext:value-type="float">
            <text:p>1228.12987239355</text:p>
          </table:table-cell>
          <table:table-cell/>
          <table:table-cell table:style-name="ce2" table:formula="of:=[.AL$1]*POWER([.$C9];[.AL$2])" office:value-type="float" office:value="0.429109341803224" calcext:value-type="float">
            <text:p>0.429109341803224</text:p>
          </table:table-cell>
          <table:table-cell/>
          <table:table-cell table:style-name="ce2" table:formula="of:=[.AN$1]*POWER([.$C9];[.AN$2])" office:value-type="float" office:value="893.561245061086" calcext:value-type="float">
            <text:p>893.561245061086</text:p>
          </table:table-cell>
          <table:table-cell/>
          <table:table-cell table:style-name="ce2" table:formula="of:=[.AP$1]*POWER([.$C9];[.AP$2])" office:value-type="float" office:value="161.181463986475" calcext:value-type="float">
            <text:p>161.181463986475</text:p>
          </table:table-cell>
          <table:table-cell/>
          <table:table-cell table:style-name="ce2" table:formula="of:=[.AR$1]*POWER([.$C9];[.AR$2])" office:value-type="float" office:value="19.8099833569368" calcext:value-type="float">
            <text:p>19.8099833569368</text:p>
          </table:table-cell>
          <table:table-cell/>
          <table:table-cell table:style-name="ce2" table:formula="of:=[.AT$1]*POWER([.$C9];[.AT$2])" office:value-type="float" office:value="200.006052538942" calcext:value-type="float">
            <text:p>200.006052538942</text:p>
          </table:table-cell>
          <table:table-cell/>
          <table:table-cell table:style-name="ce2" table:formula="of:=[.AV$1]*POWER([.$C9];[.AV$2])" office:value-type="float" office:value="1284.89516812542" calcext:value-type="float">
            <text:p>1284.89516812542</text:p>
          </table:table-cell>
          <table:table-cell/>
          <table:table-cell table:style-name="ce2" table:formula="of:=LN([.C9])" office:value-type="float" office:value="7.94165125293056" calcext:value-type="float">
            <text:p>7.94165125293056</text:p>
          </table:table-cell>
          <table:table-cell/>
          <table:table-cell table:style-name="ce2" table:formula="of:=[.AZ$1]*POWER([.$AX9];[.AZ$2])" office:value-type="float" office:value="6.26464415879729" calcext:value-type="float">
            <text:p>6.26464415879729</text:p>
          </table:table-cell>
          <table:table-cell/>
          <table:table-cell table:style-name="ce2" table:formula="of:=[.AB9]*LN([.C9])*LN([.C9])/[.C9]" office:value-type="float" office:value="29.2855858367507" calcext:value-type="float">
            <text:p>29.2855858367507</text:p>
          </table:table-cell>
          <table:table-cell table:number-columns-repeated="4"/>
          <table:table-cell table:style-name="ce2" table:formula="of:=[.BF$1]+[.BF$2]/POWER([.$C9];[.BF$3])" office:value-type="float" office:value="1.69316801758276" calcext:value-type="float">
            <text:p>1.69316801758276</text:p>
          </table:table-cell>
          <table:table-cell/>
          <table:table-cell table:style-name="ce2" table:formula="of:=0.5*PI()+[.BI$1]/POWER([.$C9];[.BI$2])" office:value-type="float" office:value="1.81122110664598" calcext:value-type="float">
            <text:p>1.8112211066459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7</text:p>
          </table:table-cell>
          <table:table-cell table:style-name="ce2" office:value-type="float" office:value="1348" calcext:value-type="float">
            <text:p>1348</text:p>
          </table:table-cell>
          <table:table-cell table:style-name="ce2" office:value-type="float" office:value="3140" calcext:value-type="float">
            <text:p>3140</text:p>
          </table:table-cell>
          <table:table-cell office:value-type="float" office:value="0.429299363057325" calcext:value-type="float">
            <text:p>0.429</text:p>
          </table:table-cell>
          <table:table-cell table:style-name="ce2" office:value-type="float" office:value="978" calcext:value-type="float">
            <text:p>978</text:p>
          </table:table-cell>
          <table:table-cell table:style-name="ce2" office:value-type="float" office:value="0.311464968152866" calcext:value-type="float">
            <text:p>0.311464968152866</text:p>
          </table:table-cell>
          <table:table-cell table:style-name="ce2" office:value-type="float" office:value="180" calcext:value-type="float">
            <text:p>180</text:p>
          </table:table-cell>
          <table:table-cell office:value-type="float" office:value="0.0573248407643312" calcext:value-type="float">
            <text:p>0.05732</text:p>
          </table:table-cell>
          <table:table-cell office:value-type="float" office:value="5.43333333333333" calcext:value-type="float">
            <text:p>5.43</text:p>
          </table:table-cell>
          <table:table-cell table:style-name="ce2" office:value-type="float" office:value="6.36456481585187" calcext:value-type="float">
            <text:p>6.36456481585187</text:p>
          </table:table-cell>
          <table:table-cell office:value-type="float" office:value="0.790434940766696" calcext:value-type="float">
            <text:p>0.7904</text:p>
          </table:table-cell>
          <table:table-cell office:value-type="float" office:value="2.24293878945095" calcext:value-type="float">
            <text:p>2.2429</text:p>
          </table:table-cell>
          <table:table-cell office:value-type="float" office:value="1.02264585930546" calcext:value-type="float">
            <text:p>1.0226</text:p>
          </table:table-cell>
          <table:table-cell office:value-type="float" office:value="20.6666666666667" calcext:value-type="float">
            <text:p>20.7</text:p>
          </table:table-cell>
          <table:table-cell office:value-type="float" office:value="7.35171696149844" calcext:value-type="float">
            <text:p>7.35</text:p>
          </table:table-cell>
          <table:table-cell office:value-type="float" office:value="0.00533084506470838" calcext:value-type="float">
            <text:p>0.005331</text:p>
          </table:table-cell>
          <table:table-cell office:value-type="float" office:value="0.995407587863974" calcext:value-type="float">
            <text:p>0.995408</text:p>
          </table:table-cell>
          <table:table-cell office:value-type="float" office:value="1.74042" calcext:value-type="float">
            <text:p>1.740</text:p>
          </table:table-cell>
          <table:table-cell office:value-type="float" office:value="0.0747" calcext:value-type="float">
            <text:p>0.075</text:p>
          </table:table-cell>
          <table:table-cell office:value-type="float" office:value="222.955" calcext:value-type="float">
            <text:p>223.0</text:p>
          </table:table-cell>
          <table:table-cell office:value-type="float" office:value="6.956" calcext:value-type="float">
            <text:p>7.0</text:p>
          </table:table-cell>
          <table:table-cell office:value-type="float" office:value="0.671508280871049" calcext:value-type="float">
            <text:p>0.672</text:p>
          </table:table-cell>
          <table:table-cell office:value-type="float" office:value="0.862744" calcext:value-type="float">
            <text:p>0.863</text:p>
          </table:table-cell>
          <table:table-cell office:value-type="float" office:value="0.003024" calcext:value-type="float">
            <text:p>0.003</text:p>
          </table:table-cell>
          <table:table-cell office:value-type="float" office:value="258.611" calcext:value-type="float">
            <text:p>258.6</text:p>
          </table:table-cell>
          <table:table-cell office:value-type="float" office:value="2.855" calcext:value-type="float">
            <text:p>2.9</text:p>
          </table:table-cell>
          <table:table-cell office:value-type="float" office:value="0.760960292407123" calcext:value-type="float">
            <text:p>0.761</text:p>
          </table:table-cell>
          <table:table-cell office:value-type="float" office:value="1413.54121119371" calcext:value-type="float">
            <text:p>1413.5</text:p>
          </table:table-cell>
          <table:table-cell office:value-type="float" office:value="1.57422107331102" calcext:value-type="float">
            <text:p>1.57</text:p>
          </table:table-cell>
          <table:table-cell office:value-type="float" office:value="1.80558766526329" calcext:value-type="float">
            <text:p>1.806</text:p>
          </table:table-cell>
          <table:table-cell office:value-type="float" office:value="0.00501237372712889" calcext:value-type="float">
            <text:p>0.00501</text:p>
          </table:table-cell>
          <table:table-cell table:style-name="ce2" office:value-type="string" calcext:value-type="string">
            <text:p>N1/N2</text:p>
          </table:table-cell>
          <table:table-cell table:style-name="ce2" table:formula="of:=PEARSON([.I$3:.I$23];[.$C$3:.$C$23])" office:value-type="float" office:value="-0.818658457243689" calcext:value-type="float">
            <text:p>-0.818658457243689</text:p>
          </table:table-cell>
          <table:table-cell table:style-name="ce2" table:formula="of:=[.J10]/POWER(LN([.C10]);[.$AH$2])" office:value-type="float" office:value="1.9790796204049" calcext:value-type="float">
            <text:p>1.9790796204049</text:p>
          </table:table-cell>
          <table:table-cell/>
          <table:table-cell table:style-name="ce2" table:formula="of:=[.$AJ$1]*POWER([.$C10];[.$AJ$2])" office:value-type="float" office:value="1330.74261742987" calcext:value-type="float">
            <text:p>1330.74261742987</text:p>
          </table:table-cell>
          <table:table-cell/>
          <table:table-cell table:style-name="ce2" table:formula="of:=[.AL$1]*POWER([.$C10];[.AL$2])" office:value-type="float" office:value="0.418698149263747" calcext:value-type="float">
            <text:p>0.418698149263747</text:p>
          </table:table-cell>
          <table:table-cell/>
          <table:table-cell table:style-name="ce2" table:formula="of:=[.AN$1]*POWER([.$C10];[.AN$2])" office:value-type="float" office:value="959.933052779867" calcext:value-type="float">
            <text:p>959.933052779867</text:p>
          </table:table-cell>
          <table:table-cell/>
          <table:table-cell table:style-name="ce2" table:formula="of:=[.AP$1]*POWER([.$C10];[.AP$2])" office:value-type="float" office:value="177.238308525576" calcext:value-type="float">
            <text:p>177.238308525576</text:p>
          </table:table-cell>
          <table:table-cell/>
          <table:table-cell table:style-name="ce2" table:formula="of:=[.AR$1]*POWER([.$C10];[.AR$2])" office:value-type="float" office:value="20.9932542800308" calcext:value-type="float">
            <text:p>20.9932542800308</text:p>
          </table:table-cell>
          <table:table-cell/>
          <table:table-cell table:style-name="ce2" table:formula="of:=[.AT$1]*POWER([.$C10];[.AT$2])" office:value-type="float" office:value="221.031901752217" calcext:value-type="float">
            <text:p>221.031901752217</text:p>
          </table:table-cell>
          <table:table-cell/>
          <table:table-cell table:style-name="ce2" table:formula="of:=[.AV$1]*POWER([.$C10];[.AV$2])" office:value-type="float" office:value="1395.0025105742" calcext:value-type="float">
            <text:p>1395.0025105742</text:p>
          </table:table-cell>
          <table:table-cell/>
          <table:table-cell table:style-name="ce2" table:formula="of:=LN([.C10])" office:value-type="float" office:value="8.0519780789023" calcext:value-type="float">
            <text:p>8.0519780789023</text:p>
          </table:table-cell>
          <table:table-cell/>
          <table:table-cell table:style-name="ce2" table:formula="of:=[.AZ$1]*POWER([.$AX10];[.AZ$2])" office:value-type="float" office:value="6.31546936251266" calcext:value-type="float">
            <text:p>6.31546936251266</text:p>
          </table:table-cell>
          <table:table-cell/>
          <table:table-cell table:style-name="ce2" table:formula="of:=[.AB10]*LN([.C10])*LN([.C10])/[.C10]" office:value-type="float" office:value="29.1866328075293" calcext:value-type="float">
            <text:p>29.1866328075293</text:p>
          </table:table-cell>
          <table:table-cell table:number-columns-repeated="4"/>
          <table:table-cell table:style-name="ce2" table:formula="of:=[.BF$1]+[.BF$2]/POWER([.$C10];[.BF$3])" office:value-type="float" office:value="1.68818329415505" calcext:value-type="float">
            <text:p>1.68818329415505</text:p>
          </table:table-cell>
          <table:table-cell/>
          <table:table-cell table:style-name="ce2" table:formula="of:=0.5*PI()+[.BI$1]/POWER([.$C10];[.BI$2])" office:value-type="float" office:value="1.80425468915759" calcext:value-type="float">
            <text:p>1.8042546891575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8</text:p>
          </table:table-cell>
          <table:table-cell table:style-name="ce2" office:value-type="float" office:value="1494" calcext:value-type="float">
            <text:p>1494</text:p>
          </table:table-cell>
          <table:table-cell table:style-name="ce2" office:value-type="float" office:value="3596" calcext:value-type="float">
            <text:p>3596</text:p>
          </table:table-cell>
          <table:table-cell office:value-type="float" office:value="0.415461624026696" calcext:value-type="float">
            <text:p>0.415</text:p>
          </table:table-cell>
          <table:table-cell table:style-name="ce2" office:value-type="float" office:value="1084" calcext:value-type="float">
            <text:p>1084</text:p>
          </table:table-cell>
          <table:table-cell table:style-name="ce2" office:value-type="float" office:value="0.301446051167964" calcext:value-type="float">
            <text:p>0.301446051167964</text:p>
          </table:table-cell>
          <table:table-cell table:style-name="ce2" office:value-type="float" office:value="186" calcext:value-type="float">
            <text:p>186</text:p>
          </table:table-cell>
          <table:table-cell office:value-type="float" office:value="0.0517241379310345" calcext:value-type="float">
            <text:p>0.05172</text:p>
          </table:table-cell>
          <table:table-cell office:value-type="float" office:value="5.82795698924731" calcext:value-type="float">
            <text:p>5.83</text:p>
          </table:table-cell>
          <table:table-cell table:style-name="ce2" office:value-type="float" office:value="6.42636428335645" calcext:value-type="float">
            <text:p>6.42636428335645</text:p>
          </table:table-cell>
          <table:table-cell office:value-type="float" office:value="0.784892034952444" calcext:value-type="float">
            <text:p>0.7849</text:p>
          </table:table-cell>
          <table:table-cell office:value-type="float" office:value="2.24588560254287" calcext:value-type="float">
            <text:p>2.2459</text:p>
          </table:table-cell>
          <table:table-cell office:value-type="float" office:value="1.01352565789428" calcext:value-type="float">
            <text:p>1.0135</text:p>
          </table:table-cell>
          <table:table-cell office:value-type="float" office:value="23" calcext:value-type="float">
            <text:p>23.0</text:p>
          </table:table-cell>
          <table:table-cell office:value-type="float" office:value="6.79773156899811" calcext:value-type="float">
            <text:p>6.80</text:p>
          </table:table-cell>
          <table:table-cell office:value-type="float" office:value="0.00509557647169438" calcext:value-type="float">
            <text:p>0.005096</text:p>
          </table:table-cell>
          <table:table-cell office:value-type="float" office:value="0.99557080291446" calcext:value-type="float">
            <text:p>0.995571</text:p>
          </table:table-cell>
          <table:table-cell office:value-type="float" office:value="1.60356" calcext:value-type="float">
            <text:p>1.604</text:p>
          </table:table-cell>
          <table:table-cell office:value-type="float" office:value="0.1107" calcext:value-type="float">
            <text:p>0.111</text:p>
          </table:table-cell>
          <table:table-cell office:value-type="float" office:value="230.734" calcext:value-type="float">
            <text:p>230.7</text:p>
          </table:table-cell>
          <table:table-cell office:value-type="float" office:value="12" calcext:value-type="float">
            <text:p>12.0</text:p>
          </table:table-cell>
          <table:table-cell office:value-type="float" office:value="0.664575767527654" calcext:value-type="float">
            <text:p>0.665</text:p>
          </table:table-cell>
          <table:table-cell office:value-type="float" office:value="0.869543" calcext:value-type="float">
            <text:p>0.870</text:p>
          </table:table-cell>
          <table:table-cell office:value-type="float" office:value="0.003111" calcext:value-type="float">
            <text:p>0.003</text:p>
          </table:table-cell>
          <table:table-cell office:value-type="float" office:value="304.463" calcext:value-type="float">
            <text:p>304.5</text:p>
          </table:table-cell>
          <table:table-cell office:value-type="float" office:value="3.45" calcext:value-type="float">
            <text:p>3.5</text:p>
          </table:table-cell>
          <table:table-cell office:value-type="float" office:value="0.782495077788388" calcext:value-type="float">
            <text:p>0.782</text:p>
          </table:table-cell>
          <table:table-cell office:value-type="float" office:value="1567.9301060752" calcext:value-type="float">
            <text:p>1567.9</text:p>
          </table:table-cell>
          <table:table-cell office:value-type="float" office:value="1.55041065985718" calcext:value-type="float">
            <text:p>1.55</text:p>
          </table:table-cell>
          <table:table-cell office:value-type="float" office:value="1.80330179352465" calcext:value-type="float">
            <text:p>1.803</text:p>
          </table:table-cell>
          <table:table-cell office:value-type="float" office:value="0.00481748970862446" calcext:value-type="float">
            <text:p>0.00482</text:p>
          </table:table-cell>
          <table:table-cell table:style-name="ce2" office:value-type="string" calcext:value-type="string">
            <text:p>A</text:p>
          </table:table-cell>
          <table:table-cell table:style-name="ce2" table:formula="of:=PEARSON([.AA$3:.AA$23];[.$C$3:.$C$23])" office:value-type="float" office:value="-0.377494456738686" calcext:value-type="float">
            <text:p>-0.377494456738686</text:p>
          </table:table-cell>
          <table:table-cell table:style-name="ce2" table:formula="of:=[.J11]/POWER(LN([.C11]);[.$AH$2])" office:value-type="float" office:value="1.97969509005622" calcext:value-type="float">
            <text:p>1.97969509005622</text:p>
          </table:table-cell>
          <table:table-cell/>
          <table:table-cell table:style-name="ce2" table:formula="of:=[.$AJ$1]*POWER([.$C11];[.$AJ$2])" office:value-type="float" office:value="1468.67887819792" calcext:value-type="float">
            <text:p>1468.67887819792</text:p>
          </table:table-cell>
          <table:table-cell/>
          <table:table-cell table:style-name="ce2" table:formula="of:=[.AL$1]*POWER([.$C11];[.AL$2])" office:value-type="float" office:value="0.406247449284913" calcext:value-type="float">
            <text:p>0.406247449284913</text:p>
          </table:table-cell>
          <table:table-cell/>
          <table:table-cell table:style-name="ce2" table:formula="of:=[.AN$1]*POWER([.$C11];[.AN$2])" office:value-type="float" office:value="1048.2996240031" calcext:value-type="float">
            <text:p>1048.2996240031</text:p>
          </table:table-cell>
          <table:table-cell/>
          <table:table-cell table:style-name="ce2" table:formula="of:=[.AP$1]*POWER([.$C11];[.AP$2])" office:value-type="float" office:value="199.180807518511" calcext:value-type="float">
            <text:p>199.180807518511</text:p>
          </table:table-cell>
          <table:table-cell/>
          <table:table-cell table:style-name="ce2" table:formula="of:=[.AR$1]*POWER([.$C11];[.AR$2])" office:value-type="float" office:value="22.5448304389847" calcext:value-type="float">
            <text:p>22.5448304389847</text:p>
          </table:table-cell>
          <table:table-cell/>
          <table:table-cell table:style-name="ce2" table:formula="of:=[.AT$1]*POWER([.$C11];[.AT$2])" office:value-type="float" office:value="249.925804501547" calcext:value-type="float">
            <text:p>249.925804501547</text:p>
          </table:table-cell>
          <table:table-cell/>
          <table:table-cell table:style-name="ce2" table:formula="of:=[.AV$1]*POWER([.$C11];[.AV$2])" office:value-type="float" office:value="1543.34041032211" calcext:value-type="float">
            <text:p>1543.34041032211</text:p>
          </table:table-cell>
          <table:table-cell/>
          <table:table-cell table:style-name="ce2" table:formula="of:=LN([.C11])" office:value-type="float" office:value="8.18757739559151" calcext:value-type="float">
            <text:p>8.18757739559151</text:p>
          </table:table-cell>
          <table:table-cell/>
          <table:table-cell table:style-name="ce2" table:formula="of:=[.AZ$1]*POWER([.$AX11];[.AZ$2])" office:value-type="float" office:value="6.37754349514934" calcext:value-type="float">
            <text:p>6.37754349514934</text:p>
          </table:table-cell>
          <table:table-cell/>
          <table:table-cell table:style-name="ce2" table:formula="of:=[.AB11]*LN([.C11])*LN([.C11])/[.C11]" office:value-type="float" office:value="29.2292621745966" calcext:value-type="float">
            <text:p>29.2292621745966</text:p>
          </table:table-cell>
          <table:table-cell table:number-columns-repeated="4"/>
          <table:table-cell table:style-name="ce2" table:formula="of:=[.BF$1]+[.BF$2]/POWER([.$C11];[.BF$3])" office:value-type="float" office:value="1.68231910690688" calcext:value-type="float">
            <text:p>1.68231910690688</text:p>
          </table:table-cell>
          <table:table-cell/>
          <table:table-cell table:style-name="ce2" table:formula="of:=0.5*PI()+[.BI$1]/POWER([.$C11];[.BI$2])" office:value-type="float" office:value="1.79596837323965" calcext:value-type="float">
            <text:p>1.7959683732396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9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3987" calcext:value-type="float">
            <text:p>3987</text:p>
          </table:table-cell>
          <table:table-cell office:value-type="float" office:value="0.406069726611487" calcext:value-type="float">
            <text:p>0.406</text:p>
          </table:table-cell>
          <table:table-cell table:style-name="ce2" office:value-type="float" office:value="1163" calcext:value-type="float">
            <text:p>1163</text:p>
          </table:table-cell>
          <table:table-cell table:style-name="ce2" office:value-type="float" office:value="0.291698018560321" calcext:value-type="float">
            <text:p>0.291698018560321</text:p>
          </table:table-cell>
          <table:table-cell table:style-name="ce2" office:value-type="float" office:value="213" calcext:value-type="float">
            <text:p>213</text:p>
          </table:table-cell>
          <table:table-cell office:value-type="float" office:value="0.0534236267870579" calcext:value-type="float">
            <text:p>0.05342</text:p>
          </table:table-cell>
          <table:table-cell office:value-type="float" office:value="5.46009389671362" calcext:value-type="float">
            <text:p>5.46</text:p>
          </table:table-cell>
          <table:table-cell table:style-name="ce2" office:value-type="float" office:value="6.47600948830691" calcext:value-type="float">
            <text:p>6.47600948830691</text:p>
          </table:table-cell>
          <table:table-cell office:value-type="float" office:value="0.781108445941896" calcext:value-type="float">
            <text:p>0.7811</text:p>
          </table:table-cell>
          <table:table-cell office:value-type="float" office:value="2.24910331183705" calcext:value-type="float">
            <text:p>2.2491</text:p>
          </table:table-cell>
          <table:table-cell office:value-type="float" office:value="1.00717986730037" calcext:value-type="float">
            <text:p>1.0072</text:p>
          </table:table-cell>
          <table:table-cell office:value-type="float" office:value="25.5" calcext:value-type="float">
            <text:p>25.5</text:p>
          </table:table-cell>
          <table:table-cell office:value-type="float" office:value="6.13148788927336" calcext:value-type="float">
            <text:p>6.13</text:p>
          </table:table-cell>
          <table:table-cell office:value-type="float" office:value="0.0049857924887438" calcext:value-type="float">
            <text:p>0.004986</text:p>
          </table:table-cell>
          <table:table-cell office:value-type="float" office:value="0.995629173028878" calcext:value-type="float">
            <text:p>0.995629</text:p>
          </table:table-cell>
          <table:table-cell office:value-type="float" office:value="1.65503" calcext:value-type="float">
            <text:p>1.655</text:p>
          </table:table-cell>
          <table:table-cell office:value-type="float" office:value="0.06943" calcext:value-type="float">
            <text:p>0.069</text:p>
          </table:table-cell>
          <table:table-cell office:value-type="float" office:value="265.025" calcext:value-type="float">
            <text:p>265.0</text:p>
          </table:table-cell>
          <table:table-cell office:value-type="float" office:value="8.352" calcext:value-type="float">
            <text:p>8.4</text:p>
          </table:table-cell>
          <table:table-cell office:value-type="float" office:value="0.673014421461503" calcext:value-type="float">
            <text:p>0.673</text:p>
          </table:table-cell>
          <table:table-cell office:value-type="float" office:value="0.874623" calcext:value-type="float">
            <text:p>0.875</text:p>
          </table:table-cell>
          <table:table-cell office:value-type="float" office:value="0.003279" calcext:value-type="float">
            <text:p>0.003</text:p>
          </table:table-cell>
          <table:table-cell office:value-type="float" office:value="341.477" calcext:value-type="float">
            <text:p>341.5</text:p>
          </table:table-cell>
          <table:table-cell office:value-type="float" office:value="4.072" calcext:value-type="float">
            <text:p>4.1</text:p>
          </table:table-cell>
          <table:table-cell office:value-type="float" office:value="0.786156288358885" calcext:value-type="float">
            <text:p>0.786</text:p>
          </table:table-cell>
          <table:table-cell office:value-type="float" office:value="1699.81147803738" calcext:value-type="float">
            <text:p>1699.8</text:p>
          </table:table-cell>
          <table:table-cell office:value-type="float" office:value="1.53509400545047" calcext:value-type="float">
            <text:p>1.54</text:p>
          </table:table-cell>
          <table:table-cell office:value-type="float" office:value="1.8090978544413" calcext:value-type="float">
            <text:p>1.809</text:p>
          </table:table-cell>
          <table:table-cell office:value-type="float" office:value="0.00473497733950866" calcext:value-type="float">
            <text:p>0.00473</text:p>
          </table:table-cell>
          <table:table-cell table:style-name="ce2" office:value-type="string" calcext:value-type="string">
            <text:p>RelRR--K</text:p>
          </table:table-cell>
          <table:table-cell table:style-name="ce2" table:formula="of:=PEARSON([.AE$3:.AE$23];[.$Q$3:.$Q$23])" office:value-type="float" office:value="-0.986051566712287" calcext:value-type="float">
            <text:p>-0.986051566712287</text:p>
          </table:table-cell>
          <table:table-cell table:style-name="ce2" table:formula="of:=[.J12]/POWER(LN([.C12]);[.$AH$2])" office:value-type="float" office:value="1.98104178750358" calcext:value-type="float">
            <text:p>1.98104178750358</text:p>
          </table:table-cell>
          <table:table-cell/>
          <table:table-cell table:style-name="ce2" table:formula="of:=[.$AJ$1]*POWER([.$C12];[.$AJ$2])" office:value-type="float" office:value="1583.18173109692" calcext:value-type="float">
            <text:p>1583.18173109692</text:p>
          </table:table-cell>
          <table:table-cell/>
          <table:table-cell table:style-name="ce2" table:formula="of:=[.AL$1]*POWER([.$C12];[.AL$2])" office:value-type="float" office:value="0.397018858091411" calcext:value-type="float">
            <text:p>0.397018858091411</text:p>
          </table:table-cell>
          <table:table-cell/>
          <table:table-cell table:style-name="ce2" table:formula="of:=[.AN$1]*POWER([.$C12];[.AN$2])" office:value-type="float" office:value="1120.97720018884" calcext:value-type="float">
            <text:p>1120.97720018884</text:p>
          </table:table-cell>
          <table:table-cell/>
          <table:table-cell table:style-name="ce2" table:formula="of:=[.AP$1]*POWER([.$C12];[.AP$2])" office:value-type="float" office:value="217.686836472479" calcext:value-type="float">
            <text:p>217.686836472479</text:p>
          </table:table-cell>
          <table:table-cell/>
          <table:table-cell table:style-name="ce2" table:formula="of:=[.AR$1]*POWER([.$C12];[.AR$2])" office:value-type="float" office:value="23.8023000914664" calcext:value-type="float">
            <text:p>23.8023000914664</text:p>
          </table:table-cell>
          <table:table-cell/>
          <table:table-cell table:style-name="ce2" table:formula="of:=[.AT$1]*POWER([.$C12];[.AT$2])" office:value-type="float" office:value="274.426028293454" calcext:value-type="float">
            <text:p>274.426028293454</text:p>
          </table:table-cell>
          <table:table-cell/>
          <table:table-cell table:style-name="ce2" table:formula="of:=[.AV$1]*POWER([.$C12];[.AV$2])" office:value-type="float" office:value="1666.74019594136" calcext:value-type="float">
            <text:p>1666.74019594136</text:p>
          </table:table-cell>
          <table:table-cell/>
          <table:table-cell table:style-name="ce2" table:formula="of:=LN([.C12])" office:value-type="float" office:value="8.29079434738136" calcext:value-type="float">
            <text:p>8.29079434738136</text:p>
          </table:table-cell>
          <table:table-cell/>
          <table:table-cell table:style-name="ce2" table:formula="of:=[.AZ$1]*POWER([.$AX12];[.AZ$2])" office:value-type="float" office:value="6.42450867635084" calcext:value-type="float">
            <text:p>6.42450867635084</text:p>
          </table:table-cell>
          <table:table-cell/>
          <table:table-cell table:style-name="ce2" table:formula="of:=[.AB12]*LN([.C12])*LN([.C12])/[.C12]" office:value-type="float" office:value="29.3053428800484" calcext:value-type="float">
            <text:p>29.3053428800484</text:p>
          </table:table-cell>
          <table:table-cell table:number-columns-repeated="4"/>
          <table:table-cell table:style-name="ce2" table:formula="of:=[.BF$1]+[.BF$2]/POWER([.$C12];[.BF$3])" office:value-type="float" office:value="1.67804141301248" calcext:value-type="float">
            <text:p>1.67804141301248</text:p>
          </table:table-cell>
          <table:table-cell/>
          <table:table-cell table:style-name="ce2" table:formula="of:=0.5*PI()+[.BI$1]/POWER([.$C12];[.BI$2])" office:value-type="float" office:value="1.78985861302772" calcext:value-type="float">
            <text:p>1.7898586130277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0</text:p>
          </table:table-cell>
          <table:table-cell table:style-name="ce2" office:value-type="float" office:value="1742" calcext:value-type="float">
            <text:p>1742</text:p>
          </table:table-cell>
          <table:table-cell table:style-name="ce2" office:value-type="float" office:value="4518" calcext:value-type="float">
            <text:p>4518</text:p>
          </table:table-cell>
          <table:table-cell office:value-type="float" office:value="0.385568835768039" calcext:value-type="float">
            <text:p>0.386</text:p>
          </table:table-cell>
          <table:table-cell table:style-name="ce2" office:value-type="float" office:value="1232" calcext:value-type="float">
            <text:p>1232</text:p>
          </table:table-cell>
          <table:table-cell table:style-name="ce2" office:value-type="float" office:value="0.272687029659141" calcext:value-type="float">
            <text:p>0.272687029659141</text:p>
          </table:table-cell>
          <table:table-cell table:style-name="ce2" office:value-type="float" office:value="234" calcext:value-type="float">
            <text:p>234</text:p>
          </table:table-cell>
          <table:table-cell office:value-type="float" office:value="0.051792828685259" calcext:value-type="float">
            <text:p>0.05179</text:p>
          </table:table-cell>
          <table:table-cell office:value-type="float" office:value="5.26495726495726" calcext:value-type="float">
            <text:p>5.26</text:p>
          </table:table-cell>
          <table:table-cell table:style-name="ce2" office:value-type="float" office:value="6.49469325942166" calcext:value-type="float">
            <text:p>6.49469325942166</text:p>
          </table:table-cell>
          <table:table-cell office:value-type="float" office:value="0.771723924063587" calcext:value-type="float">
            <text:p>0.7717</text:p>
          </table:table-cell>
          <table:table-cell office:value-type="float" office:value="2.23877425564754" calcext:value-type="float">
            <text:p>2.2388</text:p>
          </table:table-cell>
          <table:table-cell office:value-type="float" office:value="0.993350663950161" calcext:value-type="float">
            <text:p>0.9934</text:p>
          </table:table-cell>
          <table:table-cell office:value-type="float" office:value="27.1666666666667" calcext:value-type="float">
            <text:p>27.2</text:p>
          </table:table-cell>
          <table:table-cell office:value-type="float" office:value="6.12172080243893" calcext:value-type="float">
            <text:p>6.12</text:p>
          </table:table-cell>
          <table:table-cell office:value-type="float" office:value="0.00500511357746408" calcext:value-type="float">
            <text:p>0.005005</text:p>
          </table:table-cell>
          <table:table-cell office:value-type="float" office:value="0.995566394111463" calcext:value-type="float">
            <text:p>0.995566</text:p>
          </table:table-cell>
          <table:table-cell office:value-type="float" office:value="1.63456" calcext:value-type="float">
            <text:p>1.635</text:p>
          </table:table-cell>
          <table:table-cell office:value-type="float" office:value="0.08381" calcext:value-type="float">
            <text:p>0.084</text:p>
          </table:table-cell>
          <table:table-cell office:value-type="float" office:value="294.236" calcext:value-type="float">
            <text:p>294.2</text:p>
          </table:table-cell>
          <table:table-cell office:value-type="float" office:value="11.55" calcext:value-type="float">
            <text:p>11.6</text:p>
          </table:table-cell>
          <table:table-cell office:value-type="float" office:value="0.675439706868692" calcext:value-type="float">
            <text:p>0.675</text:p>
          </table:table-cell>
          <table:table-cell office:value-type="float" office:value="0.883349" calcext:value-type="float">
            <text:p>0.883</text:p>
          </table:table-cell>
          <table:table-cell office:value-type="float" office:value="0.003107" calcext:value-type="float">
            <text:p>0.003</text:p>
          </table:table-cell>
          <table:table-cell office:value-type="float" office:value="400.366" calcext:value-type="float">
            <text:p>400.4</text:p>
          </table:table-cell>
          <table:table-cell office:value-type="float" office:value="4.502" calcext:value-type="float">
            <text:p>4.5</text:p>
          </table:table-cell>
          <table:table-cell office:value-type="float" office:value="0.807019081276423" calcext:value-type="float">
            <text:p>0.807</text:p>
          </table:table-cell>
          <table:table-cell office:value-type="float" office:value="1843.54871289866" calcext:value-type="float">
            <text:p>1843.5</text:p>
          </table:table-cell>
          <table:table-cell office:value-type="float" office:value="1.49138366793567" calcext:value-type="float">
            <text:p>1.49</text:p>
          </table:table-cell>
          <table:table-cell office:value-type="float" office:value="1.78598182728091" calcext:value-type="float">
            <text:p>1.786</text:p>
          </table:table-cell>
          <table:table-cell office:value-type="float" office:value="0.00478377670274095" calcext:value-type="float">
            <text:p>0.00478</text:p>
          </table:table-cell>
          <table:table-cell table:number-columns-repeated="2"/>
          <table:table-cell table:style-name="ce2" table:formula="of:=[.J13]/POWER(LN([.C13]);[.$AH$2])" office:value-type="float" office:value="1.97017363651958" calcext:value-type="float">
            <text:p>1.97017363651958</text:p>
          </table:table-cell>
          <table:table-cell/>
          <table:table-cell table:style-name="ce2" table:formula="of:=[.$AJ$1]*POWER([.$C13];[.$AJ$2])" office:value-type="float" office:value="1733.90402058074" calcext:value-type="float">
            <text:p>1733.90402058074</text:p>
          </table:table-cell>
          <table:table-cell/>
          <table:table-cell table:style-name="ce2" table:formula="of:=[.AL$1]*POWER([.$C13];[.AL$2])" office:value-type="float" office:value="0.386120269310393" calcext:value-type="float">
            <text:p>0.386120269310393</text:p>
          </table:table-cell>
          <table:table-cell/>
          <table:table-cell table:style-name="ce2" table:formula="of:=[.AN$1]*POWER([.$C13];[.AN$2])" office:value-type="float" office:value="1215.79509846878" calcext:value-type="float">
            <text:p>1215.79509846878</text:p>
          </table:table-cell>
          <table:table-cell/>
          <table:table-cell table:style-name="ce2" table:formula="of:=[.AP$1]*POWER([.$C13];[.AP$2])" office:value-type="float" office:value="242.421512612349" calcext:value-type="float">
            <text:p>242.421512612349</text:p>
          </table:table-cell>
          <table:table-cell/>
          <table:table-cell table:style-name="ce2" table:formula="of:=[.AR$1]*POWER([.$C13];[.AR$2])" office:value-type="float" office:value="25.4198198248501" calcext:value-type="float">
            <text:p>25.4198198248501</text:p>
          </table:table-cell>
          <table:table-cell/>
          <table:table-cell table:style-name="ce2" table:formula="of:=[.AT$1]*POWER([.$C13];[.AT$2])" office:value-type="float" office:value="307.342571743739" calcext:value-type="float">
            <text:p>307.342571743739</text:p>
          </table:table-cell>
          <table:table-cell/>
          <table:table-cell table:style-name="ce2" table:formula="of:=[.AV$1]*POWER([.$C13];[.AV$2])" office:value-type="float" office:value="1829.5066820933" calcext:value-type="float">
            <text:p>1829.5066820933</text:p>
          </table:table-cell>
          <table:table-cell/>
          <table:table-cell table:style-name="ce2" table:formula="of:=LN([.C13])" office:value-type="float" office:value="8.41582469702795" calcext:value-type="float">
            <text:p>8.41582469702795</text:p>
          </table:table-cell>
          <table:table-cell/>
          <table:table-cell table:style-name="ce2" table:formula="of:=[.AZ$1]*POWER([.$AX13];[.AZ$2])" office:value-type="float" office:value="6.48107602626645" calcext:value-type="float">
            <text:p>6.48107602626645</text:p>
          </table:table-cell>
          <table:table-cell/>
          <table:table-cell table:style-name="ce2" table:formula="of:=[.AB13]*LN([.C13])*LN([.C13])/[.C13]" office:value-type="float" office:value="28.9002601422719" calcext:value-type="float">
            <text:p>28.9002601422719</text:p>
          </table:table-cell>
          <table:table-cell table:number-columns-repeated="4"/>
          <table:table-cell table:style-name="ce2" table:formula="of:=[.BF$1]+[.BF$2]/POWER([.$C13];[.BF$3])" office:value-type="float" office:value="1.67306599891126" calcext:value-type="float">
            <text:p>1.67306599891126</text:p>
          </table:table-cell>
          <table:table-cell/>
          <table:table-cell table:style-name="ce2" table:formula="of:=0.5*PI()+[.BI$1]/POWER([.$C13];[.BI$2])" office:value-type="float" office:value="1.78267925312144" calcext:value-type="float">
            <text:p>1.7826792531214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4939" calcext:value-type="float">
            <text:p>4939</text:p>
          </table:table-cell>
          <table:table-cell office:value-type="float" office:value="0.376594452318283" calcext:value-type="float">
            <text:p>0.377</text:p>
          </table:table-cell>
          <table:table-cell table:style-name="ce2" office:value-type="float" office:value="1293" calcext:value-type="float">
            <text:p>1293</text:p>
          </table:table-cell>
          <table:table-cell table:style-name="ce2" office:value-type="float" office:value="0.261793885401903" calcext:value-type="float">
            <text:p>0.261793885401903</text:p>
          </table:table-cell>
          <table:table-cell table:style-name="ce2" office:value-type="float" office:value="274" calcext:value-type="float">
            <text:p>274</text:p>
          </table:table-cell>
          <table:table-cell office:value-type="float" office:value="0.0554768171694675" calcext:value-type="float">
            <text:p>0.05548</text:p>
          </table:table-cell>
          <table:table-cell office:value-type="float" office:value="4.71897810218978" calcext:value-type="float">
            <text:p>4.72</text:p>
          </table:table-cell>
          <table:table-cell table:style-name="ce2" office:value-type="float" office:value="6.52974773735468" calcext:value-type="float">
            <text:p>6.52974773735468</text:p>
          </table:table-cell>
          <table:table-cell office:value-type="float" office:value="0.767761383954294" calcext:value-type="float">
            <text:p>0.7678</text:p>
          </table:table-cell>
          <table:table-cell office:value-type="float" office:value="2.2390373287875" calcext:value-type="float">
            <text:p>2.2390</text:p>
          </table:table-cell>
          <table:table-cell office:value-type="float" office:value="0.987037314438719" calcext:value-type="float">
            <text:p>0.9870</text:p>
          </table:table-cell>
          <table:table-cell office:value-type="float" office:value="28" calcext:value-type="float">
            <text:p>28.0</text:p>
          </table:table-cell>
          <table:table-cell office:value-type="float" office:value="6.29974489795918" calcext:value-type="float">
            <text:p>6.30</text:p>
          </table:table-cell>
          <table:table-cell office:value-type="float" office:value="0.00495147911218608" calcext:value-type="float">
            <text:p>0.004951</text:p>
          </table:table-cell>
          <table:table-cell office:value-type="float" office:value="0.995583780985118" calcext:value-type="float">
            <text:p>0.995584</text:p>
          </table:table-cell>
          <table:table-cell office:value-type="float" office:value="1.74973" calcext:value-type="float">
            <text:p>1.750</text:p>
          </table:table-cell>
          <table:table-cell office:value-type="float" office:value="0.05593" calcext:value-type="float">
            <text:p>0.056</text:p>
          </table:table-cell>
          <table:table-cell office:value-type="float" office:value="350.58" calcext:value-type="float">
            <text:p>350.6</text:p>
          </table:table-cell>
          <table:table-cell office:value-type="float" office:value="8.499" calcext:value-type="float">
            <text:p>8.5</text:p>
          </table:table-cell>
          <table:table-cell office:value-type="float" office:value="0.688964763115596" calcext:value-type="float">
            <text:p>0.689</text:p>
          </table:table-cell>
          <table:table-cell office:value-type="float" office:value="0.901848" calcext:value-type="float">
            <text:p>0.902</text:p>
          </table:table-cell>
          <table:table-cell office:value-type="float" office:value="0.002803" calcext:value-type="float">
            <text:p>0.003</text:p>
          </table:table-cell>
          <table:table-cell office:value-type="float" office:value="469.932" calcext:value-type="float">
            <text:p>469.9</text:p>
          </table:table-cell>
          <table:table-cell office:value-type="float" office:value="4.709" calcext:value-type="float">
            <text:p>4.7</text:p>
          </table:table-cell>
          <table:table-cell office:value-type="float" office:value="0.777499129003008" calcext:value-type="float">
            <text:p>0.777</text:p>
          </table:table-cell>
          <table:table-cell office:value-type="float" office:value="1965.02300635228" calcext:value-type="float">
            <text:p>1965.0</text:p>
          </table:table-cell>
          <table:table-cell office:value-type="float" office:value="1.46954558889817" calcext:value-type="float">
            <text:p>1.47</text:p>
          </table:table-cell>
          <table:table-cell office:value-type="float" office:value="1.77810086012861" calcext:value-type="float">
            <text:p>1.778</text:p>
          </table:table-cell>
          <table:table-cell office:value-type="float" office:value="0.0047490089765313" calcext:value-type="float">
            <text:p>0.00475</text:p>
          </table:table-cell>
          <table:table-cell table:number-columns-repeated="2"/>
          <table:table-cell table:style-name="ce2" table:formula="of:=[.J14]/POWER(LN([.C14]);[.$AH$2])" office:value-type="float" office:value="1.9691605464069" calcext:value-type="float">
            <text:p>1.9691605464069</text:p>
          </table:table-cell>
          <table:table-cell/>
          <table:table-cell table:style-name="ce2" table:formula="of:=[.$AJ$1]*POWER([.$C14];[.$AJ$2])" office:value-type="float" office:value="1849.98275912985" calcext:value-type="float">
            <text:p>1849.98275912985</text:p>
          </table:table-cell>
          <table:table-cell/>
          <table:table-cell table:style-name="ce2" table:formula="of:=[.AL$1]*POWER([.$C14];[.AL$2])" office:value-type="float" office:value="0.378537244062196" calcext:value-type="float">
            <text:p>0.378537244062196</text:p>
          </table:table-cell>
          <table:table-cell/>
          <table:table-cell table:style-name="ce2" table:formula="of:=[.AN$1]*POWER([.$C14];[.AN$2])" office:value-type="float" office:value="1288.2149753186" calcext:value-type="float">
            <text:p>1288.2149753186</text:p>
          </table:table-cell>
          <table:table-cell/>
          <table:table-cell table:style-name="ce2" table:formula="of:=[.AP$1]*POWER([.$C14];[.AP$2])" office:value-type="float" office:value="261.743663918845" calcext:value-type="float">
            <text:p>261.743663918845</text:p>
          </table:table-cell>
          <table:table-cell/>
          <table:table-cell table:style-name="ce2" table:formula="of:=[.AR$1]*POWER([.$C14];[.AR$2])" office:value-type="float" office:value="26.6390663306201" calcext:value-type="float">
            <text:p>26.6390663306201</text:p>
          </table:table-cell>
          <table:table-cell/>
          <table:table-cell table:style-name="ce2" table:formula="of:=[.AT$1]*POWER([.$C14];[.AT$2])" office:value-type="float" office:value="333.180486644802" calcext:value-type="float">
            <text:p>333.180486644802</text:p>
          </table:table-cell>
          <table:table-cell/>
          <table:table-cell table:style-name="ce2" table:formula="of:=[.AV$1]*POWER([.$C14];[.AV$2])" office:value-type="float" office:value="1955.10061558613" calcext:value-type="float">
            <text:p>1955.10061558613</text:p>
          </table:table-cell>
          <table:table-cell/>
          <table:table-cell table:style-name="ce2" table:formula="of:=LN([.C14])" office:value-type="float" office:value="8.50491816054062" calcext:value-type="float">
            <text:p>8.50491816054062</text:p>
          </table:table-cell>
          <table:table-cell/>
          <table:table-cell table:style-name="ce2" table:formula="of:=[.AZ$1]*POWER([.$AX14];[.AZ$2])" office:value-type="float" office:value="6.52117224817588" calcext:value-type="float">
            <text:p>6.52117224817588</text:p>
          </table:table-cell>
          <table:table-cell/>
          <table:table-cell table:style-name="ce2" table:formula="of:=[.AB14]*LN([.C14])*LN([.C14])/[.C14]" office:value-type="float" office:value="28.7785488592662" calcext:value-type="float">
            <text:p>28.7785488592662</text:p>
          </table:table-cell>
          <table:table-cell table:number-columns-repeated="4"/>
          <table:table-cell table:style-name="ce2" table:formula="of:=[.BF$1]+[.BF$2]/POWER([.$C14];[.BF$3])" office:value-type="float" office:value="1.66965345556762" calcext:value-type="float">
            <text:p>1.66965345556762</text:p>
          </table:table-cell>
          <table:table-cell/>
          <table:table-cell table:style-name="ce2" table:formula="of:=0.5*PI()+[.BI$1]/POWER([.$C14];[.BI$2])" office:value-type="float" office:value="1.77770744524439" calcext:value-type="float">
            <text:p>1.7777074452443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2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5218" calcext:value-type="float">
            <text:p>5218</text:p>
          </table:table-cell>
          <table:table-cell office:value-type="float" office:value="0.370640091989268" calcext:value-type="float">
            <text:p>0.371</text:p>
          </table:table-cell>
          <table:table-cell table:style-name="ce2" office:value-type="float" office:value="1334" calcext:value-type="float">
            <text:p>1334</text:p>
          </table:table-cell>
          <table:table-cell table:style-name="ce2" office:value-type="float" office:value="0.255653507090839" calcext:value-type="float">
            <text:p>0.255653507090839</text:p>
          </table:table-cell>
          <table:table-cell table:style-name="ce2" office:value-type="float" office:value="296" calcext:value-type="float">
            <text:p>296</text:p>
          </table:table-cell>
          <table:table-cell office:value-type="float" office:value="0.0567267152165581" calcext:value-type="float">
            <text:p>0.05673</text:p>
          </table:table-cell>
          <table:table-cell office:value-type="float" office:value="4.50675675675676" calcext:value-type="float">
            <text:p>4.51</text:p>
          </table:table-cell>
          <table:table-cell table:style-name="ce2" office:value-type="float" office:value="6.54808452234888" calcext:value-type="float">
            <text:p>6.54808452234888</text:p>
          </table:table-cell>
          <table:table-cell office:value-type="float" office:value="0.764974810490985" calcext:value-type="float">
            <text:p>0.7650</text:p>
          </table:table-cell>
          <table:table-cell office:value-type="float" office:value="2.23810627910356" calcext:value-type="float">
            <text:p>2.2381</text:p>
          </table:table-cell>
          <table:table-cell office:value-type="float" office:value="0.982714767232223" calcext:value-type="float">
            <text:p>0.9827</text:p>
          </table:table-cell>
          <table:table-cell office:value-type="float" office:value="28" calcext:value-type="float">
            <text:p>28.0</text:p>
          </table:table-cell>
          <table:table-cell office:value-type="float" office:value="6.65561224489796" calcext:value-type="float">
            <text:p>6.66</text:p>
          </table:table-cell>
          <table:table-cell office:value-type="float" office:value="0.00493772404718087" calcext:value-type="float">
            <text:p>0.004938</text:p>
          </table:table-cell>
          <table:table-cell office:value-type="float" office:value="0.995577052091439" calcext:value-type="float">
            <text:p>0.995577</text:p>
          </table:table-cell>
          <table:table-cell office:value-type="float" office:value="1.8084" calcext:value-type="float">
            <text:p>1.808</text:p>
          </table:table-cell>
          <table:table-cell office:value-type="float" office:value="0.02918" calcext:value-type="float">
            <text:p>0.029</text:p>
          </table:table-cell>
          <table:table-cell office:value-type="float" office:value="381.932" calcext:value-type="float">
            <text:p>381.9</text:p>
          </table:table-cell>
          <table:table-cell office:value-type="float" office:value="4.643" calcext:value-type="float">
            <text:p>4.6</text:p>
          </table:table-cell>
          <table:table-cell office:value-type="float" office:value="0.69454827624591" calcext:value-type="float">
            <text:p>0.695</text:p>
          </table:table-cell>
          <table:table-cell office:value-type="float" office:value="0.903262" calcext:value-type="float">
            <text:p>0.903</text:p>
          </table:table-cell>
          <table:table-cell office:value-type="float" office:value="0.002615" calcext:value-type="float">
            <text:p>0.003</text:p>
          </table:table-cell>
          <table:table-cell office:value-type="float" office:value="495.69" calcext:value-type="float">
            <text:p>495.7</text:p>
          </table:table-cell>
          <table:table-cell office:value-type="float" office:value="4.632" calcext:value-type="float">
            <text:p>4.6</text:p>
          </table:table-cell>
          <table:table-cell office:value-type="float" office:value="0.780890153798056" calcext:value-type="float">
            <text:p>0.781</text:p>
          </table:table-cell>
          <table:table-cell office:value-type="float" office:value="2043.43858775427" calcext:value-type="float">
            <text:p>2043.4</text:p>
          </table:table-cell>
          <table:table-cell office:value-type="float" office:value="1.45582431516039" calcext:value-type="float">
            <text:p>1.46</text:p>
          </table:table-cell>
          <table:table-cell office:value-type="float" office:value="1.77087680420379" calcext:value-type="float">
            <text:p>1.771</text:p>
          </table:table-cell>
          <table:table-cell office:value-type="float" office:value="0.00474607973901703" calcext:value-type="float">
            <text:p>0.00475</text:p>
          </table:table-cell>
          <table:table-cell table:number-columns-repeated="2"/>
          <table:table-cell table:style-name="ce2" table:formula="of:=[.J15]/POWER(LN([.C15]);[.$AH$2])" office:value-type="float" office:value="1.96758125832489" calcext:value-type="float">
            <text:p>1.96758125832489</text:p>
          </table:table-cell>
          <table:table-cell/>
          <table:table-cell table:style-name="ce2" table:formula="of:=[.$AJ$1]*POWER([.$C15];[.$AJ$2])" office:value-type="float" office:value="1925.42038784408" calcext:value-type="float">
            <text:p>1925.42038784408</text:p>
          </table:table-cell>
          <table:table-cell/>
          <table:table-cell table:style-name="ce2" table:formula="of:=[.AL$1]*POWER([.$C15];[.AL$2])" office:value-type="float" office:value="0.373934606364482" calcext:value-type="float">
            <text:p>0.373934606364482</text:p>
          </table:table-cell>
          <table:table-cell/>
          <table:table-cell table:style-name="ce2" table:formula="of:=[.AN$1]*POWER([.$C15];[.AN$2])" office:value-type="float" office:value="1335.01710773806" calcext:value-type="float">
            <text:p>1335.01710773806</text:p>
          </table:table-cell>
          <table:table-cell/>
          <table:table-cell table:style-name="ce2" table:formula="of:=[.AP$1]*POWER([.$C15];[.AP$2])" office:value-type="float" office:value="274.421502184804" calcext:value-type="float">
            <text:p>274.421502184804</text:p>
          </table:table-cell>
          <table:table-cell/>
          <table:table-cell table:style-name="ce2" table:formula="of:=[.AR$1]*POWER([.$C15];[.AR$2])" office:value-type="float" office:value="27.4200591501626" calcext:value-type="float">
            <text:p>27.4200591501626</text:p>
          </table:table-cell>
          <table:table-cell/>
          <table:table-cell table:style-name="ce2" table:formula="of:=[.AT$1]*POWER([.$C15];[.AT$2])" office:value-type="float" office:value="350.188603362645" calcext:value-type="float">
            <text:p>350.188603362645</text:p>
          </table:table-cell>
          <table:table-cell/>
          <table:table-cell table:style-name="ce2" table:formula="of:=[.AV$1]*POWER([.$C15];[.AV$2])" office:value-type="float" office:value="2036.82684542295" calcext:value-type="float">
            <text:p>2036.82684542295</text:p>
          </table:table-cell>
          <table:table-cell/>
          <table:table-cell table:style-name="ce2" table:formula="of:=LN([.C15])" office:value-type="float" office:value="8.55986946569667" calcext:value-type="float">
            <text:p>8.55986946569667</text:p>
          </table:table-cell>
          <table:table-cell/>
          <table:table-cell table:style-name="ce2" table:formula="of:=[.AZ$1]*POWER([.$AX15];[.AZ$2])" office:value-type="float" office:value="6.54581615514541" calcext:value-type="float">
            <text:p>6.54581615514541</text:p>
          </table:table-cell>
          <table:table-cell/>
          <table:table-cell table:style-name="ce2" table:formula="of:=[.AB15]*LN([.C15])*LN([.C15])/[.C15]" office:value-type="float" office:value="28.6940466020848" calcext:value-type="float">
            <text:p>28.6940466020848</text:p>
          </table:table-cell>
          <table:table-cell table:number-columns-repeated="4"/>
          <table:table-cell table:style-name="ce2" table:formula="of:=[.BF$1]+[.BF$2]/POWER([.$C15];[.BF$3])" office:value-type="float" office:value="1.66760202741851" calcext:value-type="float">
            <text:p>1.66760202741851</text:p>
          </table:table-cell>
          <table:table-cell/>
          <table:table-cell table:style-name="ce2" table:formula="of:=0.5*PI()+[.BI$1]/POWER([.$C15];[.BI$2])" office:value-type="float" office:value="1.77469926436525" calcext:value-type="float">
            <text:p>1.7746992643652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3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5636" calcext:value-type="float">
            <text:p>5636</text:p>
          </table:table-cell>
          <table:table-cell office:value-type="float" office:value="0.360184528034067" calcext:value-type="float">
            <text:p>0.360</text:p>
          </table:table-cell>
          <table:table-cell table:style-name="ce2" office:value-type="float" office:value="1392" calcext:value-type="float">
            <text:p>1392</text:p>
          </table:table-cell>
          <table:table-cell table:style-name="ce2" office:value-type="float" office:value="0.246983676366217" calcext:value-type="float">
            <text:p>0.246983676366217</text:p>
          </table:table-cell>
          <table:table-cell table:style-name="ce2" office:value-type="float" office:value="302" calcext:value-type="float">
            <text:p>302</text:p>
          </table:table-cell>
          <table:table-cell office:value-type="float" office:value="0.0535841022001419" calcext:value-type="float">
            <text:p>0.05358</text:p>
          </table:table-cell>
          <table:table-cell office:value-type="float" office:value="4.60927152317881" calcext:value-type="float">
            <text:p>4.61</text:p>
          </table:table-cell>
          <table:table-cell table:style-name="ce2" office:value-type="float" office:value="6.57092738299475" calcext:value-type="float">
            <text:p>6.57092738299475</text:p>
          </table:table-cell>
          <table:table-cell office:value-type="float" office:value="0.760794342388036" calcext:value-type="float">
            <text:p>0.7608</text:p>
          </table:table-cell>
          <table:table-cell office:value-type="float" office:value="2.23587217372215" calcext:value-type="float">
            <text:p>2.2359</text:p>
          </table:table-cell>
          <table:table-cell office:value-type="float" office:value="0.976318849385819" calcext:value-type="float">
            <text:p>0.9763</text:p>
          </table:table-cell>
          <table:table-cell office:value-type="float" office:value="29" calcext:value-type="float">
            <text:p>29.0</text:p>
          </table:table-cell>
          <table:table-cell office:value-type="float" office:value="6.70154577883472" calcext:value-type="float">
            <text:p>6.70</text:p>
          </table:table-cell>
          <table:table-cell office:value-type="float" office:value="0.00486587289154556" calcext:value-type="float">
            <text:p>0.004866</text:p>
          </table:table-cell>
          <table:table-cell office:value-type="float" office:value="0.995624582567847" calcext:value-type="float">
            <text:p>0.995625</text:p>
          </table:table-cell>
          <table:table-cell office:value-type="float" office:value="1.7149" calcext:value-type="float">
            <text:p>1.715</text:p>
          </table:table-cell>
          <table:table-cell office:value-type="float" office:value="0.04692" calcext:value-type="float">
            <text:p>0.047</text:p>
          </table:table-cell>
          <table:table-cell office:value-type="float" office:value="387.808" calcext:value-type="float">
            <text:p>387.8</text:p>
          </table:table-cell>
          <table:table-cell office:value-type="float" office:value="8.217" calcext:value-type="float">
            <text:p>8.2</text:p>
          </table:table-cell>
          <table:table-cell office:value-type="float" office:value="0.690119111700383" calcext:value-type="float">
            <text:p>0.690</text:p>
          </table:table-cell>
          <table:table-cell office:value-type="float" office:value="0.899708" calcext:value-type="float">
            <text:p>0.900</text:p>
          </table:table-cell>
          <table:table-cell office:value-type="float" office:value="0.002684" calcext:value-type="float">
            <text:p>0.003</text:p>
          </table:table-cell>
          <table:table-cell office:value-type="float" office:value="526.511" calcext:value-type="float">
            <text:p>526.5</text:p>
          </table:table-cell>
          <table:table-cell office:value-type="float" office:value="5.07" calcext:value-type="float">
            <text:p>5.1</text:p>
          </table:table-cell>
          <table:table-cell office:value-type="float" office:value="0.812231349588233" calcext:value-type="float">
            <text:p>0.812</text:p>
          </table:table-cell>
          <table:table-cell office:value-type="float" office:value="2141.24924905211" calcext:value-type="float">
            <text:p>2141.2</text:p>
          </table:table-cell>
          <table:table-cell office:value-type="float" office:value="1.42508229305228" calcext:value-type="float">
            <text:p>1.43</text:p>
          </table:table-cell>
          <table:table-cell office:value-type="float" office:value="1.77469905951345" calcext:value-type="float">
            <text:p>1.775</text:p>
          </table:table-cell>
          <table:table-cell office:value-type="float" office:value="0.0046884420895581" calcext:value-type="float">
            <text:p>0.00469</text:p>
          </table:table-cell>
          <table:table-cell table:number-columns-repeated="2"/>
          <table:table-cell table:style-name="ce2" table:formula="of:=[.J16]/POWER(LN([.C16]);[.$AH$2])" office:value-type="float" office:value="1.96456049849738" calcext:value-type="float">
            <text:p>1.96456049849738</text:p>
          </table:table-cell>
          <table:table-cell/>
          <table:table-cell table:style-name="ce2" table:formula="of:=[.$AJ$1]*POWER([.$C16];[.$AJ$2])" office:value-type="float" office:value="2036.41937746991" calcext:value-type="float">
            <text:p>2036.41937746991</text:p>
          </table:table-cell>
          <table:table-cell/>
          <table:table-cell table:style-name="ce2" table:formula="of:=[.AL$1]*POWER([.$C16];[.AL$2])" office:value-type="float" office:value="0.367574257569098" calcext:value-type="float">
            <text:p>0.367574257569098</text:p>
          </table:table-cell>
          <table:table-cell/>
          <table:table-cell table:style-name="ce2" table:formula="of:=[.AN$1]*POWER([.$C16];[.AN$2])" office:value-type="float" office:value="1403.52766828108" calcext:value-type="float">
            <text:p>1403.52766828108</text:p>
          </table:table-cell>
          <table:table-cell/>
          <table:table-cell table:style-name="ce2" table:formula="of:=[.AP$1]*POWER([.$C16];[.AP$2])" office:value-type="float" office:value="293.241172394178" calcext:value-type="float">
            <text:p>293.241172394178</text:p>
          </table:table-cell>
          <table:table-cell/>
          <table:table-cell table:style-name="ce2" table:formula="of:=[.AR$1]*POWER([.$C16];[.AR$2])" office:value-type="float" office:value="28.5539960316991" calcext:value-type="float">
            <text:p>28.5539960316991</text:p>
          </table:table-cell>
          <table:table-cell/>
          <table:table-cell table:style-name="ce2" table:formula="of:=[.AT$1]*POWER([.$C16];[.AT$2])" office:value-type="float" office:value="375.512183572644" calcext:value-type="float">
            <text:p>375.512183572644</text:p>
          </table:table-cell>
          <table:table-cell/>
          <table:table-cell table:style-name="ce2" table:formula="of:=[.AV$1]*POWER([.$C16];[.AV$2])" office:value-type="float" office:value="2157.22141229743" calcext:value-type="float">
            <text:p>2157.22141229743</text:p>
          </table:table-cell>
          <table:table-cell/>
          <table:table-cell table:style-name="ce2" table:formula="of:=LN([.C16])" office:value-type="float" office:value="8.63692987301857" calcext:value-type="float">
            <text:p>8.63692987301857</text:p>
          </table:table-cell>
          <table:table-cell/>
          <table:table-cell table:style-name="ce2" table:formula="of:=[.AZ$1]*POWER([.$AX16];[.AZ$2])" office:value-type="float" office:value="6.58026515527939" calcext:value-type="float">
            <text:p>6.58026515527939</text:p>
          </table:table-cell>
          <table:table-cell/>
          <table:table-cell table:style-name="ce2" table:formula="of:=[.AB16]*LN([.C16])*LN([.C16])/[.C16]" office:value-type="float" office:value="28.3409905979763" calcext:value-type="float">
            <text:p>28.3409905979763</text:p>
          </table:table-cell>
          <table:table-cell table:number-columns-repeated="4"/>
          <table:table-cell table:style-name="ce2" table:formula="of:=[.BF$1]+[.BF$2]/POWER([.$C16];[.BF$3])" office:value-type="float" office:value="1.66479203990396" calcext:value-type="float">
            <text:p>1.66479203990396</text:p>
          </table:table-cell>
          <table:table-cell/>
          <table:table-cell table:style-name="ce2" table:formula="of:=0.5*PI()+[.BI$1]/POWER([.$C16];[.BI$2])" office:value-type="float" office:value="1.77055429686116" calcext:value-type="float">
            <text:p>1.7705542968611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4</text:p>
          </table:table-cell>
          <table:table-cell table:style-name="ce2" office:value-type="float" office:value="2116" calcext:value-type="float">
            <text:p>2116</text:p>
          </table:table-cell>
          <table:table-cell table:style-name="ce2" office:value-type="float" office:value="6013" calcext:value-type="float">
            <text:p>6013</text:p>
          </table:table-cell>
          <table:table-cell office:value-type="float" office:value="0.351904207550308" calcext:value-type="float">
            <text:p>0.352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0.238316979876933" calcext:value-type="float">
            <text:p>0.238316979876933</text:p>
          </table:table-cell>
          <table:table-cell table:style-name="ce2" office:value-type="float" office:value="327" calcext:value-type="float">
            <text:p>327</text:p>
          </table:table-cell>
          <table:table-cell office:value-type="float" office:value="0.0543821719607517" calcext:value-type="float">
            <text:p>0.05438</text:p>
          </table:table-cell>
          <table:table-cell office:value-type="float" office:value="4.3822629969419" calcext:value-type="float">
            <text:p>4.38</text:p>
          </table:table-cell>
          <table:table-cell table:style-name="ce2" office:value-type="float" office:value="6.5826931865058" calcext:value-type="float">
            <text:p>6.5826931865058</text:p>
          </table:table-cell>
          <table:table-cell office:value-type="float" office:value="0.756485401583465" calcext:value-type="float">
            <text:p>0.7565</text:p>
          </table:table-cell>
          <table:table-cell office:value-type="float" office:value="2.23152667443044" calcext:value-type="float">
            <text:p>2.2315</text:p>
          </table:table-cell>
          <table:table-cell office:value-type="float" office:value="0.969938428759483" calcext:value-type="float">
            <text:p>0.9699</text:p>
          </table:table-cell>
          <table:table-cell office:value-type="float" office:value="30" calcext:value-type="float">
            <text:p>30.0</text:p>
          </table:table-cell>
          <table:table-cell office:value-type="float" office:value="6.68111111111111" calcext:value-type="float">
            <text:p>6.68</text:p>
          </table:table-cell>
          <table:table-cell office:value-type="float" office:value="0.00496460230617866" calcext:value-type="float">
            <text:p>0.004965</text:p>
          </table:table-cell>
          <table:table-cell office:value-type="float" office:value="0.995505863602896" calcext:value-type="float">
            <text:p>0.995506</text:p>
          </table:table-cell>
          <table:table-cell office:value-type="float" office:value="1.75018" calcext:value-type="float">
            <text:p>1.750</text:p>
          </table:table-cell>
          <table:table-cell office:value-type="float" office:value="0.02694" calcext:value-type="float">
            <text:p>0.027</text:p>
          </table:table-cell>
          <table:table-cell office:value-type="float" office:value="426.157" calcext:value-type="float">
            <text:p>426.2</text:p>
          </table:table-cell>
          <table:table-cell office:value-type="float" office:value="5.11" calcext:value-type="float">
            <text:p>5.1</text:p>
          </table:table-cell>
          <table:table-cell office:value-type="float" office:value="0.695820631115401" calcext:value-type="float">
            <text:p>0.696</text:p>
          </table:table-cell>
          <table:table-cell office:value-type="float" office:value="0.905729" calcext:value-type="float">
            <text:p>0.906</text:p>
          </table:table-cell>
          <table:table-cell office:value-type="float" office:value="0.002489" calcext:value-type="float">
            <text:p>0.002</text:p>
          </table:table-cell>
          <table:table-cell office:value-type="float" office:value="570.11" calcext:value-type="float">
            <text:p>570.1</text:p>
          </table:table-cell>
          <table:table-cell office:value-type="float" office:value="5.071" calcext:value-type="float">
            <text:p>5.1</text:p>
          </table:table-cell>
          <table:table-cell office:value-type="float" office:value="0.806417172689452" calcext:value-type="float">
            <text:p>0.806</text:p>
          </table:table-cell>
          <table:table-cell office:value-type="float" office:value="2236.83491384649" calcext:value-type="float">
            <text:p>2236.8</text:p>
          </table:table-cell>
          <table:table-cell office:value-type="float" office:value="1.40582124519737" calcext:value-type="float">
            <text:p>1.41</text:p>
          </table:table-cell>
          <table:table-cell office:value-type="float" office:value="1.7669949512893" calcext:value-type="float">
            <text:p>1.767</text:p>
          </table:table-cell>
          <table:table-cell office:value-type="float" office:value="0.00479829596990765" calcext:value-type="float">
            <text:p>0.00480</text:p>
          </table:table-cell>
          <table:table-cell table:number-columns-repeated="2"/>
          <table:table-cell table:style-name="ce2" table:formula="of:=[.J17]/POWER(LN([.C17]);[.$AH$2])" office:value-type="float" office:value="1.95986383400093" calcext:value-type="float">
            <text:p>1.95986383400093</text:p>
          </table:table-cell>
          <table:table-cell/>
          <table:table-cell table:style-name="ce2" table:formula="of:=[.$AJ$1]*POWER([.$C17];[.$AJ$2])" office:value-type="float" office:value="2134.61737784412" calcext:value-type="float">
            <text:p>2134.61737784412</text:p>
          </table:table-cell>
          <table:table-cell/>
          <table:table-cell table:style-name="ce2" table:formula="of:=[.AL$1]*POWER([.$C17];[.AL$2])" office:value-type="float" office:value="0.362313757351326" calcext:value-type="float">
            <text:p>0.362313757351326</text:p>
          </table:table-cell>
          <table:table-cell/>
          <table:table-cell table:style-name="ce2" table:formula="of:=[.AN$1]*POWER([.$C17];[.AN$2])" office:value-type="float" office:value="1463.80379108761" calcext:value-type="float">
            <text:p>1463.80379108761</text:p>
          </table:table-cell>
          <table:table-cell/>
          <table:table-cell table:style-name="ce2" table:formula="of:=[.AP$1]*POWER([.$C17];[.AP$2])" office:value-type="float" office:value="310.048451479146" calcext:value-type="float">
            <text:p>310.048451479146</text:p>
          </table:table-cell>
          <table:table-cell/>
          <table:table-cell table:style-name="ce2" table:formula="of:=[.AR$1]*POWER([.$C17];[.AR$2])" office:value-type="float" office:value="29.5429497626276" calcext:value-type="float">
            <text:p>29.5429497626276</text:p>
          </table:table-cell>
          <table:table-cell/>
          <table:table-cell table:style-name="ce2" table:formula="of:=[.AT$1]*POWER([.$C17];[.AT$2])" office:value-type="float" office:value="398.200494244575" calcext:value-type="float">
            <text:p>398.200494244575</text:p>
          </table:table-cell>
          <table:table-cell/>
          <table:table-cell table:style-name="ce2" table:formula="of:=[.AV$1]*POWER([.$C17];[.AV$2])" office:value-type="float" office:value="2263.86648317418" calcext:value-type="float">
            <text:p>2263.86648317418</text:p>
          </table:table-cell>
          <table:table-cell/>
          <table:table-cell table:style-name="ce2" table:formula="of:=LN([.C17])" office:value-type="float" office:value="8.70167907103957" calcext:value-type="float">
            <text:p>8.70167907103957</text:p>
          </table:table-cell>
          <table:table-cell/>
          <table:table-cell table:style-name="ce2" table:formula="of:=[.AZ$1]*POWER([.$AX17];[.AZ$2])" office:value-type="float" office:value="6.60911222523704" calcext:value-type="float">
            <text:p>6.60911222523704</text:p>
          </table:table-cell>
          <table:table-cell/>
          <table:table-cell table:style-name="ce2" table:formula="of:=[.AB17]*LN([.C17])*LN([.C17])/[.C17]" office:value-type="float" office:value="28.1675356623156" calcext:value-type="float">
            <text:p>28.1675356623156</text:p>
          </table:table-cell>
          <table:table-cell table:number-columns-repeated="4"/>
          <table:table-cell table:style-name="ce2" table:formula="of:=[.BF$1]+[.BF$2]/POWER([.$C17];[.BF$3])" office:value-type="float" office:value="1.66248988980173" calcext:value-type="float">
            <text:p>1.66248988980173</text:p>
          </table:table-cell>
          <table:table-cell/>
          <table:table-cell table:style-name="ce2" table:formula="of:=0.5*PI()+[.BI$1]/POWER([.$C17];[.BI$2])" office:value-type="float" office:value="1.76713674515277" calcext:value-type="float">
            <text:p>1.7671367451527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5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6335" calcext:value-type="float">
            <text:p>6335</text:p>
          </table:table-cell>
          <table:table-cell office:value-type="float" office:value="0.345698500394633" calcext:value-type="float">
            <text:p>0.346</text:p>
          </table:table-cell>
          <table:table-cell table:style-name="ce2" office:value-type="float" office:value="1478" calcext:value-type="float">
            <text:p>1478</text:p>
          </table:table-cell>
          <table:table-cell table:style-name="ce2" office:value-type="float" office:value="0.233307024467245" calcext:value-type="float">
            <text:p>0.233307024467245</text:p>
          </table:table-cell>
          <table:table-cell table:style-name="ce2" office:value-type="float" office:value="331" calcext:value-type="float">
            <text:p>331</text:p>
          </table:table-cell>
          <table:table-cell office:value-type="float" office:value="0.052249408050513" calcext:value-type="float">
            <text:p>0.05225</text:p>
          </table:table-cell>
          <table:table-cell office:value-type="float" office:value="4.46525679758308" calcext:value-type="float">
            <text:p>4.47</text:p>
          </table:table-cell>
          <table:table-cell table:style-name="ce2" office:value-type="float" office:value="6.59835398190649" calcext:value-type="float">
            <text:p>6.59835398190649</text:p>
          </table:table-cell>
          <table:table-cell office:value-type="float" office:value="0.753766363465507" calcext:value-type="float">
            <text:p>0.7538</text:p>
          </table:table-cell>
          <table:table-cell office:value-type="float" office:value="2.23016082061357" calcext:value-type="float">
            <text:p>2.2302</text:p>
          </table:table-cell>
          <table:table-cell office:value-type="float" office:value="0.965773156710975" calcext:value-type="float">
            <text:p>0.9658</text:p>
          </table:table-cell>
          <table:table-cell office:value-type="float" office:value="30.25" calcext:value-type="float">
            <text:p>30.3</text:p>
          </table:table-cell>
          <table:table-cell office:value-type="float" office:value="6.92302438358036" calcext:value-type="float">
            <text:p>6.92</text:p>
          </table:table-cell>
          <table:table-cell office:value-type="float" office:value="0.00496197257939267" calcext:value-type="float">
            <text:p>0.004962</text:p>
          </table:table-cell>
          <table:table-cell office:value-type="float" office:value="0.995492590247204" calcext:value-type="float">
            <text:p>0.995493</text:p>
          </table:table-cell>
          <table:table-cell office:value-type="float" office:value="1.68913" calcext:value-type="float">
            <text:p>1.689</text:p>
          </table:table-cell>
          <table:table-cell office:value-type="float" office:value="0.03889" calcext:value-type="float">
            <text:p>0.039</text:p>
          </table:table-cell>
          <table:table-cell office:value-type="float" office:value="430.586" calcext:value-type="float">
            <text:p>430.6</text:p>
          </table:table-cell>
          <table:table-cell office:value-type="float" office:value="7.848" calcext:value-type="float">
            <text:p>7.8</text:p>
          </table:table-cell>
          <table:table-cell office:value-type="float" office:value="0.692855197614635" calcext:value-type="float">
            <text:p>0.693</text:p>
          </table:table-cell>
          <table:table-cell office:value-type="float" office:value="0.910121" calcext:value-type="float">
            <text:p>0.910</text:p>
          </table:table-cell>
          <table:table-cell office:value-type="float" office:value="0.002333" calcext:value-type="float">
            <text:p>0.002</text:p>
          </table:table-cell>
          <table:table-cell office:value-type="float" office:value="609.463" calcext:value-type="float">
            <text:p>609.5</text:p>
          </table:table-cell>
          <table:table-cell office:value-type="float" office:value="5.069" calcext:value-type="float">
            <text:p>5.1</text:p>
          </table:table-cell>
          <table:table-cell office:value-type="float" office:value="0.80806712409151" calcext:value-type="float">
            <text:p>0.808</text:p>
          </table:table-cell>
          <table:table-cell office:value-type="float" office:value="2318.06108908533" calcext:value-type="float">
            <text:p>2318.1</text:p>
          </table:table-cell>
          <table:table-cell office:value-type="float" office:value="1.39110985139295" calcext:value-type="float">
            <text:p>1.39</text:p>
          </table:table-cell>
          <table:table-cell office:value-type="float" office:value="1.75799535393655" calcext:value-type="float">
            <text:p>1.758</text:p>
          </table:table-cell>
          <table:table-cell office:value-type="float" office:value="0.00480411938286502" calcext:value-type="float">
            <text:p>0.00480</text:p>
          </table:table-cell>
          <table:table-cell table:number-columns-repeated="2"/>
          <table:table-cell table:style-name="ce2" table:formula="of:=[.J18]/POWER(LN([.C18]);[.$AH$2])" office:value-type="float" office:value="1.9579619624004" calcext:value-type="float">
            <text:p>1.9579619624004</text:p>
          </table:table-cell>
          <table:table-cell/>
          <table:table-cell table:style-name="ce2" table:formula="of:=[.$AJ$1]*POWER([.$C18];[.$AJ$2])" office:value-type="float" office:value="2217.16552577095" calcext:value-type="float">
            <text:p>2217.16552577095</text:p>
          </table:table-cell>
          <table:table-cell/>
          <table:table-cell table:style-name="ce2" table:formula="of:=[.AL$1]*POWER([.$C18];[.AL$2])" office:value-type="float" office:value="0.358130379576008" calcext:value-type="float">
            <text:p>0.358130379576008</text:p>
          </table:table-cell>
          <table:table-cell/>
          <table:table-cell table:style-name="ce2" table:formula="of:=[.AN$1]*POWER([.$C18];[.AN$2])" office:value-type="float" office:value="1514.24376032143" calcext:value-type="float">
            <text:p>1514.24376032143</text:p>
          </table:table-cell>
          <table:table-cell/>
          <table:table-cell table:style-name="ce2" table:formula="of:=[.AP$1]*POWER([.$C18];[.AP$2])" office:value-type="float" office:value="324.287589623146" calcext:value-type="float">
            <text:p>324.287589623146</text:p>
          </table:table-cell>
          <table:table-cell/>
          <table:table-cell table:style-name="ce2" table:formula="of:=[.AR$1]*POWER([.$C18];[.AR$2])" office:value-type="float" office:value="30.3645717809186" calcext:value-type="float">
            <text:p>30.3645717809186</text:p>
          </table:table-cell>
          <table:table-cell/>
          <table:table-cell table:style-name="ce2" table:formula="of:=[.AT$1]*POWER([.$C18];[.AT$2])" office:value-type="float" office:value="417.472892267018" calcext:value-type="float">
            <text:p>417.472892267018</text:p>
          </table:table-cell>
          <table:table-cell/>
          <table:table-cell table:style-name="ce2" table:formula="of:=[.AV$1]*POWER([.$C18];[.AV$2])" office:value-type="float" office:value="2353.60918510454" calcext:value-type="float">
            <text:p>2353.60918510454</text:p>
          </table:table-cell>
          <table:table-cell/>
          <table:table-cell table:style-name="ce2" table:formula="of:=LN([.C18])" office:value-type="float" office:value="8.75384509275524" calcext:value-type="float">
            <text:p>8.75384509275524</text:p>
          </table:table-cell>
          <table:table-cell/>
          <table:table-cell table:style-name="ce2" table:formula="of:=[.AZ$1]*POWER([.$AX18];[.AZ$2])" office:value-type="float" office:value="6.63228860238895" calcext:value-type="float">
            <text:p>6.63228860238895</text:p>
          </table:table-cell>
          <table:table-cell/>
          <table:table-cell table:style-name="ce2" table:formula="of:=[.AB18]*LN([.C18])*LN([.C18])/[.C18]" office:value-type="float" office:value="28.0398684614474" calcext:value-type="float">
            <text:p>28.0398684614474</text:p>
          </table:table-cell>
          <table:table-cell table:number-columns-repeated="4"/>
          <table:table-cell table:style-name="ce2" table:formula="of:=[.BF$1]+[.BF$2]/POWER([.$C18];[.BF$3])" office:value-type="float" office:value="1.66067337275783" calcext:value-type="float">
            <text:p>1.66067337275783</text:p>
          </table:table-cell>
          <table:table-cell/>
          <table:table-cell table:style-name="ce2" table:formula="of:=0.5*PI()+[.BI$1]/POWER([.$C18];[.BI$2])" office:value-type="float" office:value="1.76442592725606" calcext:value-type="float">
            <text:p>1.7644259272560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6</text:p>
          </table:table-cell>
          <table:table-cell table:style-name="ce2" office:value-type="float" office:value="2327" calcext:value-type="float">
            <text:p>2327</text:p>
          </table:table-cell>
          <table:table-cell table:style-name="ce2" office:value-type="float" office:value="6927" calcext:value-type="float">
            <text:p>6927</text:p>
          </table:table-cell>
          <table:table-cell office:value-type="float" office:value="0.335931860834416" calcext:value-type="float">
            <text:p>0.336</text:p>
          </table:table-cell>
          <table:table-cell table:style-name="ce2" office:value-type="float" office:value="1555" calcext:value-type="float">
            <text:p>1555</text:p>
          </table:table-cell>
          <table:table-cell table:style-name="ce2" office:value-type="float" office:value="0.224483903565757" calcext:value-type="float">
            <text:p>0.224483903565757</text:p>
          </table:table-cell>
          <table:table-cell table:style-name="ce2" office:value-type="float" office:value="364" calcext:value-type="float">
            <text:p>364</text:p>
          </table:table-cell>
          <table:table-cell office:value-type="float" office:value="0.0525480005774506" calcext:value-type="float">
            <text:p>0.05255</text:p>
          </table:table-cell>
          <table:table-cell office:value-type="float" office:value="4.27197802197802" calcext:value-type="float">
            <text:p>4.27</text:p>
          </table:table-cell>
          <table:table-cell table:style-name="ce2" office:value-type="float" office:value="6.61948646291423" calcext:value-type="float">
            <text:p>6.61948646291423</text:p>
          </table:table-cell>
          <table:table-cell office:value-type="float" office:value="0.748541236575281" calcext:value-type="float">
            <text:p>0.7485</text:p>
          </table:table-cell>
          <table:table-cell office:value-type="float" office:value="2.22597362572946" calcext:value-type="float">
            <text:p>2.2260</text:p>
          </table:table-cell>
          <table:table-cell office:value-type="float" office:value="0.957931790152515" calcext:value-type="float">
            <text:p>0.9579</text:p>
          </table:table-cell>
          <table:table-cell office:value-type="float" office:value="31.5" calcext:value-type="float">
            <text:p>31.5</text:p>
          </table:table-cell>
          <table:table-cell office:value-type="float" office:value="6.98110355253212" calcext:value-type="float">
            <text:p>6.98</text:p>
          </table:table-cell>
          <table:table-cell office:value-type="float" office:value="0.00499429708180564" calcext:value-type="float">
            <text:p>0.004994</text:p>
          </table:table-cell>
          <table:table-cell office:value-type="float" office:value="0.995433478370868" calcext:value-type="float">
            <text:p>0.995433</text:p>
          </table:table-cell>
          <table:table-cell office:value-type="float" office:value="1.72996" calcext:value-type="float">
            <text:p>1.730</text:p>
          </table:table-cell>
          <table:table-cell office:value-type="float" office:value="0.03552" calcext:value-type="float">
            <text:p>0.036</text:p>
          </table:table-cell>
          <table:table-cell office:value-type="float" office:value="477.973" calcext:value-type="float">
            <text:p>478.0</text:p>
          </table:table-cell>
          <table:table-cell office:value-type="float" office:value="7.78" calcext:value-type="float">
            <text:p>7.8</text:p>
          </table:table-cell>
          <table:table-cell office:value-type="float" office:value="0.697662241617755" calcext:value-type="float">
            <text:p>0.698</text:p>
          </table:table-cell>
          <table:table-cell office:value-type="float" office:value="0.921038" calcext:value-type="float">
            <text:p>0.921</text:p>
          </table:table-cell>
          <table:table-cell office:value-type="float" office:value="0.002059" calcext:value-type="float">
            <text:p>0.002</text:p>
          </table:table-cell>
          <table:table-cell office:value-type="float" office:value="692.491" calcext:value-type="float">
            <text:p>692.5</text:p>
          </table:table-cell>
          <table:table-cell office:value-type="float" office:value="5.045" calcext:value-type="float">
            <text:p>5.0</text:p>
          </table:table-cell>
          <table:table-cell office:value-type="float" office:value="0.798227085939722" calcext:value-type="float">
            <text:p>0.798</text:p>
          </table:table-cell>
          <table:table-cell office:value-type="float" office:value="2474.54400444542" calcext:value-type="float">
            <text:p>2474.5</text:p>
          </table:table-cell>
          <table:table-cell office:value-type="float" office:value="1.37196449658849" calcext:value-type="float">
            <text:p>1.37</text:p>
          </table:table-cell>
          <table:table-cell office:value-type="float" office:value="1.74491648716709" calcext:value-type="float">
            <text:p>1.745</text:p>
          </table:table-cell>
          <table:table-cell office:value-type="float" office:value="0.00484993444285618" calcext:value-type="float">
            <text:p>0.00485</text:p>
          </table:table-cell>
          <table:table-cell table:number-columns-repeated="2"/>
          <table:table-cell table:style-name="ce2" table:formula="of:=[.J19]/POWER(LN([.C19]);[.$AH$2])" office:value-type="float" office:value="1.95309559377184" calcext:value-type="float">
            <text:p>1.95309559377184</text:p>
          </table:table-cell>
          <table:table-cell/>
          <table:table-cell table:style-name="ce2" table:formula="of:=[.$AJ$1]*POWER([.$C19];[.$AJ$2])" office:value-type="float" office:value="2366.01598254912" calcext:value-type="float">
            <text:p>2366.01598254912</text:p>
          </table:table-cell>
          <table:table-cell/>
          <table:table-cell table:style-name="ce2" table:formula="of:=[.AL$1]*POWER([.$C19];[.AL$2])" office:value-type="float" office:value="0.351078013011595" calcext:value-type="float">
            <text:p>0.351078013011595</text:p>
          </table:table-cell>
          <table:table-cell/>
          <table:table-cell table:style-name="ce2" table:formula="of:=[.AN$1]*POWER([.$C19];[.AN$2])" office:value-type="float" office:value="1604.69476811263" calcext:value-type="float">
            <text:p>1604.69476811263</text:p>
          </table:table-cell>
          <table:table-cell/>
          <table:table-cell table:style-name="ce2" table:formula="of:=[.AP$1]*POWER([.$C19];[.AP$2])" office:value-type="float" office:value="350.208264292015" calcext:value-type="float">
            <text:p>350.208264292015</text:p>
          </table:table-cell>
          <table:table-cell/>
          <table:table-cell table:style-name="ce2" table:formula="of:=[.AR$1]*POWER([.$C19];[.AR$2])" office:value-type="float" office:value="31.8250658129639" calcext:value-type="float">
            <text:p>31.8250658129639</text:p>
          </table:table-cell>
          <table:table-cell/>
          <table:table-cell table:style-name="ce2" table:formula="of:=[.AT$1]*POWER([.$C19];[.AT$2])" office:value-type="float" office:value="452.66920202041" calcext:value-type="float">
            <text:p>452.66920202041</text:p>
          </table:table-cell>
          <table:table-cell/>
          <table:table-cell table:style-name="ce2" table:formula="of:=[.AV$1]*POWER([.$C19];[.AV$2])" office:value-type="float" office:value="2515.63880306784" calcext:value-type="float">
            <text:p>2515.63880306784</text:p>
          </table:table-cell>
          <table:table-cell/>
          <table:table-cell table:style-name="ce2" table:formula="of:=LN([.C19])" office:value-type="float" office:value="8.84318209802261" calcext:value-type="float">
            <text:p>8.84318209802261</text:p>
          </table:table-cell>
          <table:table-cell/>
          <table:table-cell table:style-name="ce2" table:formula="of:=[.AZ$1]*POWER([.$AX19];[.AZ$2])" office:value-type="float" office:value="6.67184685861879" calcext:value-type="float">
            <text:p>6.67184685861879</text:p>
          </table:table-cell>
          <table:table-cell/>
          <table:table-cell table:style-name="ce2" table:formula="of:=[.AB19]*LN([.C19])*LN([.C19])/[.C19]" office:value-type="float" office:value="27.936187036465" calcext:value-type="float">
            <text:p>27.936187036465</text:p>
          </table:table-cell>
          <table:table-cell table:number-columns-repeated="4"/>
          <table:table-cell table:style-name="ce2" table:formula="of:=[.BF$1]+[.BF$2]/POWER([.$C19];[.BF$3])" office:value-type="float" office:value="1.65763983708884" calcext:value-type="float">
            <text:p>1.65763983708884</text:p>
          </table:table-cell>
          <table:table-cell/>
          <table:table-cell table:style-name="ce2" table:formula="of:=0.5*PI()+[.BI$1]/POWER([.$C19];[.BI$2])" office:value-type="float" office:value="1.75987015889591" calcext:value-type="float">
            <text:p>1.7598701588959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7</text:p>
          </table:table-cell>
          <table:table-cell table:style-name="ce2" office:value-type="float" office:value="2447" calcext:value-type="float">
            <text:p>2447</text:p>
          </table:table-cell>
          <table:table-cell table:style-name="ce2" office:value-type="float" office:value="7325" calcext:value-type="float">
            <text:p>7325</text:p>
          </table:table-cell>
          <table:table-cell office:value-type="float" office:value="0.334061433447099" calcext:value-type="float">
            <text:p>0.334</text:p>
          </table:table-cell>
          <table:table-cell table:style-name="ce2" office:value-type="float" office:value="1647" calcext:value-type="float">
            <text:p>1647</text:p>
          </table:table-cell>
          <table:table-cell table:style-name="ce2" office:value-type="float" office:value="0.224846416382253" calcext:value-type="float">
            <text:p>0.224846416382253</text:p>
          </table:table-cell>
          <table:table-cell table:style-name="ce2" office:value-type="float" office:value="372" calcext:value-type="float">
            <text:p>372</text:p>
          </table:table-cell>
          <table:table-cell office:value-type="float" office:value="0.0507849829351536" calcext:value-type="float">
            <text:p>0.05078</text:p>
          </table:table-cell>
          <table:table-cell office:value-type="float" office:value="4.42741935483871" calcext:value-type="float">
            <text:p>4.43</text:p>
          </table:table-cell>
          <table:table-cell table:style-name="ce2" office:value-type="float" office:value="6.64832640278006" calcext:value-type="float">
            <text:p>6.64832640278006</text:p>
          </table:table-cell>
          <table:table-cell office:value-type="float" office:value="0.74708284286497" calcext:value-type="float">
            <text:p>0.7471</text:p>
          </table:table-cell>
          <table:table-cell office:value-type="float" office:value="2.2286432171353" calcext:value-type="float">
            <text:p>2.2286</text:p>
          </table:table-cell>
          <table:table-cell office:value-type="float" office:value="0.955355056419962" calcext:value-type="float">
            <text:p>0.9554</text:p>
          </table:table-cell>
          <table:table-cell office:value-type="float" office:value="32" calcext:value-type="float">
            <text:p>32.0</text:p>
          </table:table-cell>
          <table:table-cell office:value-type="float" office:value="7.1533203125" calcext:value-type="float">
            <text:p>7.15</text:p>
          </table:table-cell>
          <table:table-cell office:value-type="float" office:value="0.00492788966673997" calcext:value-type="float">
            <text:p>0.004928</text:p>
          </table:table-cell>
          <table:table-cell office:value-type="float" office:value="0.995478926404533" calcext:value-type="float">
            <text:p>0.995479</text:p>
          </table:table-cell>
          <table:table-cell office:value-type="float" office:value="1.6945" calcext:value-type="float">
            <text:p>1.695</text:p>
          </table:table-cell>
          <table:table-cell office:value-type="float" office:value="0.04579" calcext:value-type="float">
            <text:p>0.046</text:p>
          </table:table-cell>
          <table:table-cell office:value-type="float" office:value="483.451" calcext:value-type="float">
            <text:p>483.5</text:p>
          </table:table-cell>
          <table:table-cell office:value-type="float" office:value="10.35" calcext:value-type="float">
            <text:p>10.4</text:p>
          </table:table-cell>
          <table:table-cell office:value-type="float" office:value="0.694563021126865" calcext:value-type="float">
            <text:p>0.695</text:p>
          </table:table-cell>
          <table:table-cell office:value-type="float" office:value="0.930078" calcext:value-type="float">
            <text:p>0.930</text:p>
          </table:table-cell>
          <table:table-cell office:value-type="float" office:value="0.001877" calcext:value-type="float">
            <text:p>0.002</text:p>
          </table:table-cell>
          <table:table-cell office:value-type="float" office:value="758.184" calcext:value-type="float">
            <text:p>758.2</text:p>
          </table:table-cell>
          <table:table-cell office:value-type="float" office:value="5.007" calcext:value-type="float">
            <text:p>5.0</text:p>
          </table:table-cell>
          <table:table-cell office:value-type="float" office:value="0.783075375690453" calcext:value-type="float">
            <text:p>0.783</text:p>
          </table:table-cell>
          <table:table-cell office:value-type="float" office:value="2605.13399774027" calcext:value-type="float">
            <text:p>2605.1</text:p>
          </table:table-cell>
          <table:table-cell office:value-type="float" office:value="1.3745176449286" calcext:value-type="float">
            <text:p>1.37</text:p>
          </table:table-cell>
          <table:table-cell office:value-type="float" office:value="1.73462318239191" calcext:value-type="float">
            <text:p>1.735</text:p>
          </table:table-cell>
          <table:table-cell office:value-type="float" office:value="0.00479137089540938" calcext:value-type="float">
            <text:p>0.00479</text:p>
          </table:table-cell>
          <table:table-cell table:number-columns-repeated="2"/>
          <table:table-cell table:style-name="ce2" table:formula="of:=[.J20]/POWER(LN([.C20]);[.$AH$2])" office:value-type="float" office:value="1.95469919332045" calcext:value-type="float">
            <text:p>1.95469919332045</text:p>
          </table:table-cell>
          <table:table-cell/>
          <table:table-cell table:style-name="ce2" table:formula="of:=[.$AJ$1]*POWER([.$C20];[.$AJ$2])" office:value-type="float" office:value="2464.13556401398" calcext:value-type="float">
            <text:p>2464.13556401398</text:p>
          </table:table-cell>
          <table:table-cell/>
          <table:table-cell table:style-name="ce2" table:formula="of:=[.AL$1]*POWER([.$C20];[.AL$2])" office:value-type="float" office:value="0.346738611476575" calcext:value-type="float">
            <text:p>0.346738611476575</text:p>
          </table:table-cell>
          <table:table-cell/>
          <table:table-cell table:style-name="ce2" table:formula="of:=[.AN$1]*POWER([.$C20];[.AN$2])" office:value-type="float" office:value="1663.98344001285" calcext:value-type="float">
            <text:p>1663.98344001285</text:p>
          </table:table-cell>
          <table:table-cell/>
          <table:table-cell table:style-name="ce2" table:formula="of:=[.AP$1]*POWER([.$C20];[.AP$2])" office:value-type="float" office:value="367.46028554779" calcext:value-type="float">
            <text:p>367.46028554779</text:p>
          </table:table-cell>
          <table:table-cell/>
          <table:table-cell table:style-name="ce2" table:formula="of:=[.AR$1]*POWER([.$C20];[.AR$2])" office:value-type="float" office:value="32.7738654716031" calcext:value-type="float">
            <text:p>32.7738654716031</text:p>
          </table:table-cell>
          <table:table-cell/>
          <table:table-cell table:style-name="ce2" table:formula="of:=[.AT$1]*POWER([.$C20];[.AT$2])" office:value-type="float" office:value="476.171553896193" calcext:value-type="float">
            <text:p>476.171553896193</text:p>
          </table:table-cell>
          <table:table-cell/>
          <table:table-cell table:style-name="ce2" table:formula="of:=[.AV$1]*POWER([.$C20];[.AV$2])" office:value-type="float" office:value="2622.58415334393" calcext:value-type="float">
            <text:p>2622.58415334393</text:p>
          </table:table-cell>
          <table:table-cell/>
          <table:table-cell table:style-name="ce2" table:formula="of:=LN([.C20])" office:value-type="float" office:value="8.89904843388527" calcext:value-type="float">
            <text:p>8.89904843388527</text:p>
          </table:table-cell>
          <table:table-cell/>
          <table:table-cell table:style-name="ce2" table:formula="of:=[.AZ$1]*POWER([.$AX20];[.AZ$2])" office:value-type="float" office:value="6.69650024436244" calcext:value-type="float">
            <text:p>6.69650024436244</text:p>
          </table:table-cell>
          <table:table-cell/>
          <table:table-cell table:style-name="ce2" table:formula="of:=[.AB20]*LN([.C20])*LN([.C20])/[.C20]" office:value-type="float" office:value="28.1649885161894" calcext:value-type="float">
            <text:p>28.1649885161894</text:p>
          </table:table-cell>
          <table:table-cell table:number-columns-repeated="4"/>
          <table:table-cell table:style-name="ce2" table:formula="of:=[.BF$1]+[.BF$2]/POWER([.$C20];[.BF$3])" office:value-type="float" office:value="1.65579131612979" calcext:value-type="float">
            <text:p>1.65579131612979</text:p>
          </table:table-cell>
          <table:table-cell/>
          <table:table-cell table:style-name="ce2" table:formula="of:=0.5*PI()+[.BI$1]/POWER([.$C20];[.BI$2])" office:value-type="float" office:value="1.75707587263186" calcext:value-type="float">
            <text:p>1.7570758726318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8</text:p>
          </table:table-cell>
          <table:table-cell table:style-name="ce2" office:value-type="float" office:value="2587" calcext:value-type="float">
            <text:p>2587</text:p>
          </table:table-cell>
          <table:table-cell table:style-name="ce2" office:value-type="float" office:value="7844" calcext:value-type="float">
            <text:p>7844</text:p>
          </table:table-cell>
          <table:table-cell office:value-type="float" office:value="0.329806221315655" calcext:value-type="float">
            <text:p>0.330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0.22182559918409" calcext:value-type="float">
            <text:p>0.22182559918409</text:p>
          </table:table-cell>
          <table:table-cell table:style-name="ce2" office:value-type="float" office:value="384" calcext:value-type="float">
            <text:p>384</text:p>
          </table:table-cell>
          <table:table-cell office:value-type="float" office:value="0.0489546149923508" calcext:value-type="float">
            <text:p>0.04895</text:p>
          </table:table-cell>
          <table:table-cell office:value-type="float" office:value="4.53125" calcext:value-type="float">
            <text:p>4.53</text:p>
          </table:table-cell>
          <table:table-cell table:style-name="ce2" office:value-type="float" office:value="6.68171309265109" calcext:value-type="float">
            <text:p>6.68171309265109</text:p>
          </table:table-cell>
          <table:table-cell office:value-type="float" office:value="0.745102868432646" calcext:value-type="float">
            <text:p>0.7451</text:p>
          </table:table-cell>
          <table:table-cell office:value-type="float" office:value="2.23126950218442" calcext:value-type="float">
            <text:p>2.2313</text:p>
          </table:table-cell>
          <table:table-cell office:value-type="float" office:value="0.951960425211945" calcext:value-type="float">
            <text:p>0.9520</text:p>
          </table:table-cell>
          <table:table-cell office:value-type="float" office:value="33" calcext:value-type="float">
            <text:p>33.0</text:p>
          </table:table-cell>
          <table:table-cell office:value-type="float" office:value="7.20293847566575" calcext:value-type="float">
            <text:p>7.20</text:p>
          </table:table-cell>
          <table:table-cell office:value-type="float" office:value="0.00488142568978313" calcext:value-type="float">
            <text:p>0.004881</text:p>
          </table:table-cell>
          <table:table-cell office:value-type="float" office:value="0.995503384277081" calcext:value-type="float">
            <text:p>0.995503</text:p>
          </table:table-cell>
          <table:table-cell office:value-type="float" office:value="1.63811" calcext:value-type="float">
            <text:p>1.638</text:p>
          </table:table-cell>
          <table:table-cell office:value-type="float" office:value="0.05535" calcext:value-type="float">
            <text:p>0.055</text:p>
          </table:table-cell>
          <table:table-cell office:value-type="float" office:value="497.316" calcext:value-type="float">
            <text:p>497.3</text:p>
          </table:table-cell>
          <table:table-cell office:value-type="float" office:value="13.47" calcext:value-type="float">
            <text:p>13.5</text:p>
          </table:table-cell>
          <table:table-cell office:value-type="float" office:value="0.692414021698895" calcext:value-type="float">
            <text:p>0.692</text:p>
          </table:table-cell>
          <table:table-cell office:value-type="float" office:value="0.937277" calcext:value-type="float">
            <text:p>0.937</text:p>
          </table:table-cell>
          <table:table-cell office:value-type="float" office:value="0.001766" calcext:value-type="float">
            <text:p>0.002</text:p>
          </table:table-cell>
          <table:table-cell office:value-type="float" office:value="830.826" calcext:value-type="float">
            <text:p>830.8</text:p>
          </table:table-cell>
          <table:table-cell office:value-type="float" office:value="5.141" calcext:value-type="float">
            <text:p>5.1</text:p>
          </table:table-cell>
          <table:table-cell office:value-type="float" office:value="0.772030185378211" calcext:value-type="float">
            <text:p>0.772</text:p>
          </table:table-cell>
          <table:table-cell office:value-type="float" office:value="2763.23963035362" calcext:value-type="float">
            <text:p>2763.2</text:p>
          </table:table-cell>
          <table:table-cell office:value-type="float" office:value="1.37194551208081" calcext:value-type="float">
            <text:p>1.37</text:p>
          </table:table-cell>
          <table:table-cell office:value-type="float" office:value="1.72732091309513" calcext:value-type="float">
            <text:p>1.727</text:p>
          </table:table-cell>
          <table:table-cell office:value-type="float" office:value="0.00475393971324042" calcext:value-type="float">
            <text:p>0.00475</text:p>
          </table:table-cell>
          <table:table-cell table:number-columns-repeated="2"/>
          <table:table-cell table:style-name="ce2" table:formula="of:=[.J21]/POWER(LN([.C21]);[.$AH$2])" office:value-type="float" office:value="1.95610306734361" calcext:value-type="float">
            <text:p>1.95610306734361</text:p>
          </table:table-cell>
          <table:table-cell/>
          <table:table-cell table:style-name="ce2" table:formula="of:=[.$AJ$1]*POWER([.$C21];[.$AJ$2])" office:value-type="float" office:value="2589.93124089583" calcext:value-type="float">
            <text:p>2589.93124089583</text:p>
          </table:table-cell>
          <table:table-cell/>
          <table:table-cell table:style-name="ce2" table:formula="of:=[.AL$1]*POWER([.$C21];[.AL$2])" office:value-type="float" office:value="0.341494390540565" calcext:value-type="float">
            <text:p>0.341494390540565</text:p>
          </table:table-cell>
          <table:table-cell/>
          <table:table-cell table:style-name="ce2" table:formula="of:=[.AN$1]*POWER([.$C21];[.AN$2])" office:value-type="float" office:value="1739.62759200997" calcext:value-type="float">
            <text:p>1739.62759200997</text:p>
          </table:table-cell>
          <table:table-cell/>
          <table:table-cell table:style-name="ce2" table:formula="of:=[.AP$1]*POWER([.$C21];[.AP$2])" office:value-type="float" office:value="389.763006323881" calcext:value-type="float">
            <text:p>389.763006323881</text:p>
          </table:table-cell>
          <table:table-cell/>
          <table:table-cell table:style-name="ce2" table:formula="of:=[.AR$1]*POWER([.$C21];[.AR$2])" office:value-type="float" office:value="33.9751282347789" calcext:value-type="float">
            <text:p>33.9751282347789</text:p>
          </table:table-cell>
          <table:table-cell/>
          <table:table-cell table:style-name="ce2" table:formula="of:=[.AT$1]*POWER([.$C21];[.AT$2])" office:value-type="float" office:value="506.640238484686" calcext:value-type="float">
            <text:p>506.640238484686</text:p>
          </table:table-cell>
          <table:table-cell/>
          <table:table-cell table:style-name="ce2" table:formula="of:=[.AV$1]*POWER([.$C21];[.AV$2])" office:value-type="float" office:value="2759.84789524517" calcext:value-type="float">
            <text:p>2759.84789524517</text:p>
          </table:table-cell>
          <table:table-cell/>
          <table:table-cell table:style-name="ce2" table:formula="of:=LN([.C21])" office:value-type="float" office:value="8.96750418731624" calcext:value-type="float">
            <text:p>8.96750418731624</text:p>
          </table:table-cell>
          <table:table-cell/>
          <table:table-cell table:style-name="ce2" table:formula="of:=[.AZ$1]*POWER([.$AX21];[.AZ$2])" office:value-type="float" office:value="6.72662198590077" calcext:value-type="float">
            <text:p>6.72662198590077</text:p>
          </table:table-cell>
          <table:table-cell/>
          <table:table-cell table:style-name="ce2" table:formula="of:=[.AB21]*LN([.C21])*LN([.C21])/[.C21]" office:value-type="float" office:value="28.3285365967306" calcext:value-type="float">
            <text:p>28.3285365967306</text:p>
          </table:table-cell>
          <table:table-cell table:number-columns-repeated="4"/>
          <table:table-cell table:style-name="ce2" table:formula="of:=[.BF$1]+[.BF$2]/POWER([.$C21];[.BF$3])" office:value-type="float" office:value="1.65357582167065" calcext:value-type="float">
            <text:p>1.65357582167065</text:p>
          </table:table-cell>
          <table:table-cell/>
          <table:table-cell table:style-name="ce2" table:formula="of:=0.5*PI()+[.BI$1]/POWER([.$C21];[.BI$2])" office:value-type="float" office:value="1.75370813820599" calcext:value-type="float">
            <text:p>1.7537081382059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9</text:p>
          </table:table-cell>
          <table:table-cell table:style-name="ce2" office:value-type="float" office:value="2745" calcext:value-type="float">
            <text:p>2745</text:p>
          </table:table-cell>
          <table:table-cell table:style-name="ce2" office:value-type="float" office:value="8478" calcext:value-type="float">
            <text:p>8478</text:p>
          </table:table-cell>
          <table:table-cell office:value-type="float" office:value="0.323779193205945" calcext:value-type="float">
            <text:p>0.324</text:p>
          </table:table-cell>
          <table:table-cell table:style-name="ce2" office:value-type="float" office:value="1840" calcext:value-type="float">
            <text:p>1840</text:p>
          </table:table-cell>
          <table:table-cell table:style-name="ce2" office:value-type="float" office:value="0.217032318943147" calcext:value-type="float">
            <text:p>0.217032318943147</text:p>
          </table:table-cell>
          <table:table-cell table:style-name="ce2" office:value-type="float" office:value="398" calcext:value-type="float">
            <text:p>398</text:p>
          </table:table-cell>
          <table:table-cell office:value-type="float" office:value="0.0469450342061807" calcext:value-type="float">
            <text:p>0.04695</text:p>
          </table:table-cell>
          <table:table-cell office:value-type="float" office:value="4.62311557788945" calcext:value-type="float">
            <text:p>4.62</text:p>
          </table:table-cell>
          <table:table-cell table:style-name="ce2" office:value-type="float" office:value="6.71511562483776" calcext:value-type="float">
            <text:p>6.71511562483776</text:p>
          </table:table-cell>
          <table:table-cell office:value-type="float" office:value="0.742393033098863" calcext:value-type="float">
            <text:p>0.7424</text:p>
          </table:table-cell>
          <table:table-cell office:value-type="float" office:value="2.23276847351732" calcext:value-type="float">
            <text:p>2.2328</text:p>
          </table:table-cell>
          <table:table-cell office:value-type="float" office:value="0.947529620276801" calcext:value-type="float">
            <text:p>0.9475</text:p>
          </table:table-cell>
          <table:table-cell office:value-type="float" office:value="35" calcext:value-type="float">
            <text:p>35.0</text:p>
          </table:table-cell>
          <table:table-cell office:value-type="float" office:value="6.92081632653061" calcext:value-type="float">
            <text:p>6.92</text:p>
          </table:table-cell>
          <table:table-cell office:value-type="float" office:value="0.0047837620994374" calcext:value-type="float">
            <text:p>0.004784</text:p>
          </table:table-cell>
          <table:table-cell office:value-type="float" office:value="0.995578926033908" calcext:value-type="float">
            <text:p>0.995579</text:p>
          </table:table-cell>
          <table:table-cell office:value-type="float" office:value="1.57906" calcext:value-type="float">
            <text:p>1.579</text:p>
          </table:table-cell>
          <table:table-cell office:value-type="float" office:value="0.06216" calcext:value-type="float">
            <text:p>0.062</text:p>
          </table:table-cell>
          <table:table-cell office:value-type="float" office:value="516.347" calcext:value-type="float">
            <text:p>516.3</text:p>
          </table:table-cell>
          <table:table-cell office:value-type="float" office:value="16.55" calcext:value-type="float">
            <text:p>16.6</text:p>
          </table:table-cell>
          <table:table-cell office:value-type="float" office:value="0.690615840875186" calcext:value-type="float">
            <text:p>0.691</text:p>
          </table:table-cell>
          <table:table-cell office:value-type="float" office:value="0.939458" calcext:value-type="float">
            <text:p>0.939</text:p>
          </table:table-cell>
          <table:table-cell office:value-type="float" office:value="0.001911" calcext:value-type="float">
            <text:p>0.002</text:p>
          </table:table-cell>
          <table:table-cell office:value-type="float" office:value="906.799" calcext:value-type="float">
            <text:p>906.8</text:p>
          </table:table-cell>
          <table:table-cell office:value-type="float" office:value="6.066" calcext:value-type="float">
            <text:p>6.1</text:p>
          </table:table-cell>
          <table:table-cell office:value-type="float" office:value="0.782873405793262" calcext:value-type="float">
            <text:p>0.783</text:p>
          </table:table-cell>
          <table:table-cell office:value-type="float" office:value="2933.69599297234" calcext:value-type="float">
            <text:p>2933.7</text:p>
          </table:table-cell>
          <table:table-cell office:value-type="float" office:value="1.35933222961609" calcext:value-type="float">
            <text:p>1.36</text:p>
          </table:table-cell>
          <table:table-cell office:value-type="float" office:value="1.72531317698771" calcext:value-type="float">
            <text:p>1.725</text:p>
          </table:table-cell>
          <table:table-cell office:value-type="float" office:value="0.00466580975218543" calcext:value-type="float">
            <text:p>0.00467</text:p>
          </table:table-cell>
          <table:table-cell table:number-columns-repeated="2"/>
          <table:table-cell table:style-name="ce2" table:formula="of:=[.J22]/POWER(LN([.C22]);[.$AH$2])" office:value-type="float" office:value="1.9564038774241" calcext:value-type="float">
            <text:p>1.9564038774241</text:p>
          </table:table-cell>
          <table:table-cell/>
          <table:table-cell table:style-name="ce2" table:formula="of:=[.$AJ$1]*POWER([.$C22];[.$AJ$2])" office:value-type="float" office:value="2740.56450718951" calcext:value-type="float">
            <text:p>2740.56450718951</text:p>
          </table:table-cell>
          <table:table-cell/>
          <table:table-cell table:style-name="ce2" table:formula="of:=[.AL$1]*POWER([.$C22];[.AL$2])" office:value-type="float" office:value="0.335636113261159" calcext:value-type="float">
            <text:p>0.335636113261159</text:p>
          </table:table-cell>
          <table:table-cell/>
          <table:table-cell table:style-name="ce2" table:formula="of:=[.AN$1]*POWER([.$C22];[.AN$2])" office:value-type="float" office:value="1829.69231583217" calcext:value-type="float">
            <text:p>1829.69231583217</text:p>
          </table:table-cell>
          <table:table-cell/>
          <table:table-cell table:style-name="ce2" table:formula="of:=[.AP$1]*POWER([.$C22];[.AP$2])" office:value-type="float" office:value="416.731292979071" calcext:value-type="float">
            <text:p>416.731292979071</text:p>
          </table:table-cell>
          <table:table-cell/>
          <table:table-cell table:style-name="ce2" table:formula="of:=[.AR$1]*POWER([.$C22];[.AR$2])" office:value-type="float" office:value="35.3925242936559" calcext:value-type="float">
            <text:p>35.3925242936559</text:p>
          </table:table-cell>
          <table:table-cell/>
          <table:table-cell table:style-name="ce2" table:formula="of:=[.AT$1]*POWER([.$C22];[.AT$2])" office:value-type="float" office:value="543.605036229195" calcext:value-type="float">
            <text:p>543.605036229195</text:p>
          </table:table-cell>
          <table:table-cell/>
          <table:table-cell table:style-name="ce2" table:formula="of:=[.AV$1]*POWER([.$C22];[.AV$2])" office:value-type="float" office:value="2924.42891904753" calcext:value-type="float">
            <text:p>2924.42891904753</text:p>
          </table:table-cell>
          <table:table-cell/>
          <table:table-cell table:style-name="ce2" table:formula="of:=LN([.C22])" office:value-type="float" office:value="9.04522985191258" calcext:value-type="float">
            <text:p>9.04522985191258</text:p>
          </table:table-cell>
          <table:table-cell/>
          <table:table-cell table:style-name="ce2" table:formula="of:=[.AZ$1]*POWER([.$AX22];[.AZ$2])" office:value-type="float" office:value="6.76070739311447" calcext:value-type="float">
            <text:p>6.76070739311447</text:p>
          </table:table-cell>
          <table:table-cell/>
          <table:table-cell table:style-name="ce2" table:formula="of:=[.AB22]*LN([.C22])*LN([.C22])/[.C22]" office:value-type="float" office:value="28.3113716022979" calcext:value-type="float">
            <text:p>28.3113716022979</text:p>
          </table:table-cell>
          <table:table-cell table:number-columns-repeated="4"/>
          <table:table-cell table:style-name="ce2" table:formula="of:=[.BF$1]+[.BF$2]/POWER([.$C22];[.BF$3])" office:value-type="float" office:value="1.65112495184301" calcext:value-type="float">
            <text:p>1.65112495184301</text:p>
          </table:table-cell>
          <table:table-cell/>
          <table:table-cell table:style-name="ce2" table:formula="of:=0.5*PI()+[.BI$1]/POWER([.$C22];[.BI$2])" office:value-type="float" office:value="1.74995811310835" calcext:value-type="float">
            <text:p>1.7499581131083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20</text:p>
          </table:table-cell>
          <table:table-cell table:style-name="ce2" office:value-type="float" office:value="2846" calcext:value-type="float">
            <text:p>2846</text:p>
          </table:table-cell>
          <table:table-cell table:style-name="ce2" office:value-type="float" office:value="8803" calcext:value-type="float">
            <text:p>8803</text:p>
          </table:table-cell>
          <table:table-cell office:value-type="float" office:value="0.323298875383392" calcext:value-type="float">
            <text:p>0.323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0.217425877541747" calcext:value-type="float">
            <text:p>0.217425877541747</text:p>
          </table:table-cell>
          <table:table-cell table:style-name="ce2" office:value-type="float" office:value="414" calcext:value-type="float">
            <text:p>414</text:p>
          </table:table-cell>
          <table:table-cell office:value-type="float" office:value="0.0470294217880268" calcext:value-type="float">
            <text:p>0.04703</text:p>
          </table:table-cell>
          <table:table-cell office:value-type="float" office:value="4.6231884057971" calcext:value-type="float">
            <text:p>4.62</text:p>
          </table:table-cell>
          <table:table-cell table:style-name="ce2" office:value-type="float" office:value="6.73879998618857" calcext:value-type="float">
            <text:p>6.73879998618857</text:p>
          </table:table-cell>
          <table:table-cell office:value-type="float" office:value="0.741925891129475" calcext:value-type="float">
            <text:p>0.7419</text:p>
          </table:table-cell>
          <table:table-cell office:value-type="float" office:value="2.23599869966336" calcext:value-type="float">
            <text:p>2.2360</text:p>
          </table:table-cell>
          <table:table-cell office:value-type="float" office:value="0.946467651126778" calcext:value-type="float">
            <text:p>0.9465</text:p>
          </table:table-cell>
          <table:table-cell office:value-type="float" office:value="35" calcext:value-type="float">
            <text:p>35.0</text:p>
          </table:table-cell>
          <table:table-cell office:value-type="float" office:value="7.18612244897959" calcext:value-type="float">
            <text:p>7.19</text:p>
          </table:table-cell>
          <table:table-cell office:value-type="float" office:value="0.00475433791540623" calcext:value-type="float">
            <text:p>0.004754</text:p>
          </table:table-cell>
          <table:table-cell office:value-type="float" office:value="0.995595484812919" calcext:value-type="float">
            <text:p>0.995595</text:p>
          </table:table-cell>
          <table:table-cell office:value-type="float" office:value="1.60483" calcext:value-type="float">
            <text:p>1.605</text:p>
          </table:table-cell>
          <table:table-cell office:value-type="float" office:value="0.05704" calcext:value-type="float">
            <text:p>0.057</text:p>
          </table:table-cell>
          <table:table-cell office:value-type="float" office:value="534.639" calcext:value-type="float">
            <text:p>534.6</text:p>
          </table:table-cell>
          <table:table-cell office:value-type="float" office:value="15.31" calcext:value-type="float">
            <text:p>15.3</text:p>
          </table:table-cell>
          <table:table-cell office:value-type="float" office:value="0.69158834932738" calcext:value-type="float">
            <text:p>0.692</text:p>
          </table:table-cell>
          <table:table-cell office:value-type="float" office:value="0.944793" calcext:value-type="float">
            <text:p>0.945</text:p>
          </table:table-cell>
          <table:table-cell office:value-type="float" office:value="0.001898" calcext:value-type="float">
            <text:p>0.002</text:p>
          </table:table-cell>
          <table:table-cell office:value-type="float" office:value="957.105" calcext:value-type="float">
            <text:p>957.1</text:p>
          </table:table-cell>
          <table:table-cell office:value-type="float" office:value="6.339" calcext:value-type="float">
            <text:p>6.3</text:p>
          </table:table-cell>
          <table:table-cell office:value-type="float" office:value="0.768419831734078" calcext:value-type="float">
            <text:p>0.768</text:p>
          </table:table-cell>
          <table:table-cell office:value-type="float" office:value="3045.06394405988" calcext:value-type="float">
            <text:p>3045.1</text:p>
          </table:table-cell>
          <table:table-cell office:value-type="float" office:value="1.36449536781258" calcext:value-type="float">
            <text:p>1.36</text:p>
          </table:table-cell>
          <table:table-cell office:value-type="float" office:value="1.71900802471198" calcext:value-type="float">
            <text:p>1.719</text:p>
          </table:table-cell>
          <table:table-cell office:value-type="float" office:value="0.00464074027823666" calcext:value-type="float">
            <text:p>0.00464</text:p>
          </table:table-cell>
          <table:table-cell table:number-columns-repeated="2"/>
          <table:table-cell table:style-name="ce2" table:formula="of:=[.J23]/POWER(LN([.C23]);[.$AH$2])" office:value-type="float" office:value="1.95874645868243" calcext:value-type="float">
            <text:p>1.95874645868243</text:p>
          </table:table-cell>
          <table:table-cell/>
          <table:table-cell table:style-name="ce2" table:formula="of:=[.$AJ$1]*POWER([.$C23];[.$AJ$2])" office:value-type="float" office:value="2816.58402322326" calcext:value-type="float">
            <text:p>2816.58402322326</text:p>
          </table:table-cell>
          <table:table-cell/>
          <table:table-cell table:style-name="ce2" table:formula="of:=[.AL$1]*POWER([.$C23];[.AL$2])" office:value-type="float" office:value="0.332836996355819" calcext:value-type="float">
            <text:p>0.332836996355819</text:p>
          </table:table-cell>
          <table:table-cell/>
          <table:table-cell table:style-name="ce2" table:formula="of:=[.AN$1]*POWER([.$C23];[.AN$2])" office:value-type="float" office:value="1874.94209409275" calcext:value-type="float">
            <text:p>1874.94209409275</text:p>
          </table:table-cell>
          <table:table-cell/>
          <table:table-cell table:style-name="ce2" table:formula="of:=[.AP$1]*POWER([.$C23];[.AP$2])" office:value-type="float" office:value="430.445842238106" calcext:value-type="float">
            <text:p>430.445842238106</text:p>
          </table:table-cell>
          <table:table-cell/>
          <table:table-cell table:style-name="ce2" table:formula="of:=[.AR$1]*POWER([.$C23];[.AR$2])" office:value-type="float" office:value="36.0996066630706" calcext:value-type="float">
            <text:p>36.0996066630706</text:p>
          </table:table-cell>
          <table:table-cell/>
          <table:table-cell table:style-name="ce2" table:formula="of:=[.AT$1]*POWER([.$C23];[.AT$2])" office:value-type="float" office:value="562.452104530109" calcext:value-type="float">
            <text:p>562.452104530109</text:p>
          </table:table-cell>
          <table:table-cell/>
          <table:table-cell table:style-name="ce2" table:formula="of:=[.AV$1]*POWER([.$C23];[.AV$2])" office:value-type="float" office:value="3007.57274762266" calcext:value-type="float">
            <text:p>3007.57274762266</text:p>
          </table:table-cell>
          <table:table-cell/>
          <table:table-cell table:style-name="ce2" table:formula="of:=LN([.C23])" office:value-type="float" office:value="9.08284785146091" calcext:value-type="float">
            <text:p>9.08284785146091</text:p>
          </table:table-cell>
          <table:table-cell/>
          <table:table-cell table:style-name="ce2" table:formula="of:=[.AZ$1]*POWER([.$AX23];[.AZ$2])" office:value-type="float" office:value="6.77716060050996" calcext:value-type="float">
            <text:p>6.77716060050996</text:p>
          </table:table-cell>
          <table:table-cell/>
          <table:table-cell table:style-name="ce2" table:formula="of:=[.AB23]*LN([.C23])*LN([.C23])/[.C23]" office:value-type="float" office:value="28.5370971455856" calcext:value-type="float">
            <text:p>28.5370971455856</text:p>
          </table:table-cell>
          <table:table-cell table:number-columns-repeated="4"/>
          <table:table-cell table:style-name="ce2" table:formula="of:=[.BF$1]+[.BF$2]/POWER([.$C23];[.BF$3])" office:value-type="float" office:value="1.64996291917211" calcext:value-type="float">
            <text:p>1.64996291917211</text:p>
          </table:table-cell>
          <table:table-cell/>
          <table:table-cell table:style-name="ce2" table:formula="of:=0.5*PI()+[.BI$1]/POWER([.$C23];[.BI$2])" office:value-type="float" office:value="1.74817086746309" calcext:value-type="float">
            <text:p>1.74817086746309</text:p>
          </table:table-cell>
          <table:table-cell table:number-columns-repeated="96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A" table:style-name="ta8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4"/>
        <table:table-column table:style-name="co2" table:number-columns-repeated="3" table:default-cell-style-name="Default"/>
        <table:table-column table:style-name="co3" table:default-cell-style-name="ce6"/>
        <table:table-column table:style-name="co3" table:default-cell-style-name="ce8"/>
        <table:table-column table:style-name="co2" table:default-cell-style-name="Default"/>
        <table:table-column table:style-name="co3" table:number-columns-repeated="2" table:default-cell-style-name="ce10"/>
        <table:table-column table:style-name="co3" table:default-cell-style-name="ce12"/>
        <table:table-column table:style-name="co3" table:default-cell-style-name="ce14"/>
        <table:table-column table:style-name="co3" table:default-cell-style-name="ce8"/>
        <table:table-column table:style-name="co3" table:number-columns-repeated="2" table:default-cell-style-name="ce16"/>
        <table:table-column table:style-name="co3" table:number-columns-repeated="2" table:default-cell-style-name="ce4"/>
        <table:table-column table:style-name="co3" table:default-cell-style-name="ce14"/>
        <table:table-column table:style-name="co3" table:default-cell-style-name="ce13"/>
        <table:table-column table:style-name="co3" table:number-columns-repeated="3" table:default-cell-style-name="ce3"/>
        <table:table-column table:style-name="co3" table:default-cell-style-name="ce14"/>
        <table:table-column table:style-name="co3" table:default-cell-style-name="ce13"/>
        <table:table-column table:style-name="co3" table:default-cell-style-name="ce3"/>
        <table:table-column table:style-name="co3" table:default-cell-style-name="ce14"/>
        <table:table-column table:style-name="co3" table:default-cell-style-name="ce7"/>
        <table:table-column table:style-name="co3" table:default-cell-style-name="ce3"/>
        <table:table-column table:style-name="co4" table:default-cell-style-name="ce17"/>
        <table:table-column table:style-name="co2" table:number-columns-repeated="3" table:default-cell-style-name="Default"/>
        <table:table-column table:style-name="co3" table:default-cell-style-name="ce24"/>
        <table:table-column table:style-name="co2" table:number-columns-repeated="13" table:default-cell-style-name="Default"/>
        <table:table-column table:style-name="co5" table:default-cell-style-name="ce2"/>
        <table:table-column table:style-name="co2" table:number-columns-repeated="975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3"/>
          <table:table-cell table:style-name="ce23" office:value-type="string" calcext:value-type="string">
            <text:p>a=</text:p>
          </table:table-cell>
          <table:table-cell table:style-name="ce2" office:value-type="float" office:value="3.33064" calcext:value-type="float">
            <text:p>3.33064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2.02193" calcext:value-type="float">
            <text:p>2.02193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4.15538" calcext:value-type="float">
            <text:p>4.15538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18137" calcext:value-type="float">
            <text:p>0.18137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347274" calcext:value-type="float">
            <text:p>0.347274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148042" calcext:value-type="float">
            <text:p>0.148042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2.96777" calcext:value-type="float">
            <text:p>2.96777</text:p>
          </table:table-cell>
          <table:table-cell/>
          <table:table-cell table:style-name="ce2" office:value-type="string" calcext:value-type="string">
            <text:p>LN(N):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1.74482" calcext:value-type="float">
            <text:p>1.74482</text:p>
          </table:table-cell>
          <table:table-cell table:number-columns-repeated="4"/>
          <table:table-cell table:style-name="ce2" office:value-type="string" calcext:value-type="string">
            <text:p>phi:</text:p>
          </table:table-cell>
          <table:table-cell table:style-name="ce18" office:value-type="float" office:value="1.56383" calcext:value-type="float">
            <text:p>1.56383</text:p>
          </table:table-cell>
          <table:table-cell/>
          <table:table-cell table:style-name="ce18" office:value-type="string" calcext:value-type="string">
            <text:p>a=</text:p>
          </table:table-cell>
          <table:table-cell table:style-name="ce2" office:value-type="float" office:value="1.84877" calcext:value-type="float">
            <text:p>1.8487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# Chapter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TTR</text:p>
          </table:table-cell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1/N</text:p>
          </table:table-cell>
          <table:table-cell table:style-name="ce2" office:value-type="string" calcext:value-type="string">
            <text:p>N2</text:p>
          </table:table-cell>
          <table:table-cell office:value-type="string" calcext:value-type="string">
            <text:p>N2/N</text:p>
          </table:table-cell>
          <table:table-cell office:value-type="string" calcext:value-type="string">
            <text:p>N1/N2</text:p>
          </table:table-cell>
          <table:table-cell table:style-name="ce2" office:value-type="string" calcext:value-type="string">
            <text:p>Entropy</text:p>
          </table:table-cell>
          <table:table-cell office:value-type="string" calcext:value-type="string">
            <text:p>S/lnN</text:p>
          </table:table-cell>
          <table:table-cell office:value-type="string" calcext:value-type="string">
            <text:p>S/sqrtlnN</text:p>
          </table:table-cell>
          <table:table-cell table:style-name="ce25" office:value-type="string" calcext:value-type="string">
            <text:p>S/W</text:p>
          </table:table-cell>
          <table:table-cell office:value-type="string" calcext:value-type="string">
            <text:p>h-point</text:p>
          </table:table-cell>
          <table:table-cell office:value-type="string" calcext:value-type="string">
            <text:p>a-scaling</text:p>
          </table:table-cell>
          <table:table-cell office:value-type="string" calcext:value-type="string">
            <text:p>RRate</text:p>
          </table:table-cell>
          <table:table-cell office:value-type="string" calcext:value-type="string">
            <text:p>RelR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alph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sZipf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Zipf</text:p>
          </table:table-cell>
          <table:table-cell table:style-name="ce14" office:value-type="string" calcext:value-type="string">
            <text:p>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K</text:p>
          </table:table-cell>
          <table:table-cell table:style-name="ce1" table:number-columns-repeated="2"/>
          <table:table-cell table:style-name="ce1" office:value-type="float" office:value="0.57" calcext:value-type="float">
            <text:p>0.57</text:p>
          </table:table-cell>
          <table:table-cell table:style-name="ce23" office:value-type="string" calcext:value-type="string">
            <text:p>b=</text:p>
          </table:table-cell>
          <table:table-cell table:style-name="ce1" office:value-type="float" office:value="0.728636" calcext:value-type="float">
            <text:p>0.728636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-0.212847" calcext:value-type="float">
            <text:p>-0.212847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658272" calcext:value-type="float">
            <text:p>0.658272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840877" calcext:value-type="float">
            <text:p>0.840877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509178" calcext:value-type="float">
            <text:p>0.509178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892583" calcext:value-type="float">
            <text:p>0.892583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754256" calcext:value-type="float">
            <text:p>0.754256</text:p>
          </table:table-cell>
          <table:table-cell table:style-name="ce1" table:number-columns-repeated="2"/>
          <table:table-cell table:style-name="ce18" office:value-type="string" calcext:value-type="string">
            <text:p>b=</text:p>
          </table:table-cell>
          <table:table-cell table:style-name="ce1" office:value-type="float" office:value="0.592185" calcext:value-type="float">
            <text:p>0.592185</text:p>
          </table:table-cell>
          <table:table-cell table:style-name="ce1" table:number-columns-repeated="5"/>
          <table:table-cell table:style-name="ce18" office:value-type="float" office:value="2.18976" calcext:value-type="float">
            <text:p>2.18976</text:p>
          </table:table-cell>
          <table:table-cell table:style-name="ce1"/>
          <table:table-cell table:style-name="ce18" office:value-type="string" calcext:value-type="string">
            <text:p>b=</text:p>
          </table:table-cell>
          <table:table-cell table:style-name="ce1" office:value-type="float" office:value="0.310739" calcext:value-type="float">
            <text:p>0.310739</text:p>
          </table:table-cell>
          <table:table-cell table:style-name="ce1" table:number-columns-repeated="963"/>
        </table:table-row>
        <table:table-row table:style-name="ro1">
          <table:table-cell office:value-type="string" calcext:value-type="string">
            <text:p>Chapter0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402" calcext:value-type="float">
            <text:p>402</text:p>
          </table:table-cell>
          <table:table-cell office:value-type="float" office:value="0.539800995024876" calcext:value-type="float">
            <text:p>0.540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0.41044776119403" calcext:value-type="float">
            <text:p>0.41044776119403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0.0447761194029851" calcext:value-type="float">
            <text:p>0.04478</text:p>
          </table:table-cell>
          <table:table-cell office:value-type="float" office:value="9.16666666666667" calcext:value-type="float">
            <text:p>9.17</text:p>
          </table:table-cell>
          <table:table-cell table:style-name="ce2" office:value-type="float" office:value="4.92105893574348" calcext:value-type="float">
            <text:p>4.92105893574348</text:p>
          </table:table-cell>
          <table:table-cell office:value-type="float" office:value="0.820661761824698" calcext:value-type="float">
            <text:p>0.8207</text:p>
          </table:table-cell>
          <table:table-cell office:value-type="float" office:value="2.00960814495026" calcext:value-type="float">
            <text:p>2.0096</text:p>
          </table:table-cell>
          <table:table-cell table:style-name="ce25" office:value-type="float" office:value="1.09508671065181" calcext:value-type="float">
            <text:p>1.0951</text:p>
          </table:table-cell>
          <table:table-cell office:value-type="float" office:value="7" calcext:value-type="float">
            <text:p>7.0</text:p>
          </table:table-cell>
          <table:table-cell office:value-type="float" office:value="8.20408163265306" calcext:value-type="float">
            <text:p>8.20</text:p>
          </table:table-cell>
          <table:table-cell office:value-type="float" office:value="0.0141704413257097" calcext:value-type="float">
            <text:p>0.014170</text:p>
          </table:table-cell>
          <table:table-cell office:value-type="float" office:value="0.990393584408893" calcext:value-type="float">
            <text:p>0.990394</text:p>
          </table:table-cell>
          <table:table-cell office:value-type="float" office:value="1.0383" calcext:value-type="float">
            <text:p>1.038</text:p>
          </table:table-cell>
          <table:table-cell office:value-type="float" office:value="0.1392" calcext:value-type="float">
            <text:p>0.139</text:p>
          </table:table-cell>
          <table:table-cell office:value-type="float" office:value="22.2825" calcext:value-type="float">
            <text:p>22.3</text:p>
          </table:table-cell>
          <table:table-cell office:value-type="float" office:value="2.289" calcext:value-type="float">
            <text:p>2.3</text:p>
          </table:table-cell>
          <table:table-cell office:value-type="float" office:value="0.517606339741062" calcext:value-type="float">
            <text:p>0.518</text:p>
          </table:table-cell>
          <table:table-cell office:value-type="float" office:value="0.705203" calcext:value-type="float">
            <text:p>0.705</text:p>
          </table:table-cell>
          <table:table-cell office:value-type="float" office:value="0.01395" calcext:value-type="float">
            <text:p>0.014</text:p>
          </table:table-cell>
          <table:table-cell office:value-type="float" office:value="28.9083" calcext:value-type="float">
            <text:p>28.9</text:p>
          </table:table-cell>
          <table:table-cell table:style-name="ce14" office:value-type="float" office:value="1.449" calcext:value-type="float">
            <text:p>1.4</text:p>
          </table:table-cell>
          <table:table-cell office:value-type="float" office:value="0.911677448149843" calcext:value-type="float">
            <text:p>0.912</text:p>
          </table:table-cell>
          <table:table-cell office:value-type="float" office:value="234.428755865187" calcext:value-type="float">
            <text:p>234.4</text:p>
          </table:table-cell>
          <table:table-cell office:value-type="float" office:value="1.51867033237886" calcext:value-type="float">
            <text:p>1.52</text:p>
          </table:table-cell>
          <table:table-cell office:value-type="float" office:value="1.85151072265177" calcext:value-type="float">
            <text:p>1.852</text:p>
          </table:table-cell>
          <table:table-cell office:value-type="float" office:value="0.011682879136655" calcext:value-type="float">
            <text:p>0.01168</text:p>
          </table:table-cell>
          <table:table-cell table:style-name="ce2" office:value-type="string" calcext:value-type="string">
            <text:p>a-scaling</text:p>
          </table:table-cell>
          <table:table-cell table:style-name="ce2" table:formula="of:=CORREL([.O3:.O23];[.C3:.C23])" office:value-type="float" office:value="-0.490327888555568" calcext:value-type="float">
            <text:p>-0.490327888555568</text:p>
          </table:table-cell>
          <table:table-cell table:style-name="ce2" table:formula="of:=[.J3]/POWER(LN([.C3]);[.$AH$2])" office:value-type="float" office:value="1.77279605451329" calcext:value-type="float">
            <text:p>1.77279605451329</text:p>
          </table:table-cell>
          <table:table-cell office:value-type="string" calcext:value-type="string">
            <text:p>R2:</text:p>
          </table:table-cell>
          <table:table-cell table:style-name="ce2" table:formula="of:=[.$AJ$1]*POWER([.$C3];[.$AJ$2])" office:value-type="float" office:value="263.063472078293" calcext:value-type="float">
            <text:p>263.063472078293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L$1]*POWER([.$C3];[.AL$2])" office:value-type="float" office:value="0.56424070484116" calcext:value-type="float">
            <text:p>0.56424070484116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N$1]*POWER([.$C3];[.AN$2])" office:value-type="float" office:value="215.228529059909" calcext:value-type="float">
            <text:p>215.228529059909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P$1]*POWER([.$C3];[.AP$2])" office:value-type="float" office:value="28.0801383901298" calcext:value-type="float">
            <text:p>28.0801383901298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R$1]*POWER([.$C3];[.AR$2])" office:value-type="float" office:value="7.35676498706367" calcext:value-type="float">
            <text:p>7.35676498706367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T$1]*POWER([.$C3];[.AT$2])" office:value-type="float" office:value="31.251642441291" calcext:value-type="float">
            <text:p>31.251642441291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V$1]*POWER([.$C3];[.AV$2])" office:value-type="float" office:value="273.327523422885" calcext:value-type="float">
            <text:p>273.327523422885</text:p>
          </table:table-cell>
          <table:table-cell/>
          <table:table-cell table:style-name="ce2" table:formula="of:=LN([.C3])" office:value-type="float" office:value="5.99645208861902" calcext:value-type="float">
            <text:p>5.99645208861902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Z$1]*POWER([.$AX3];[.AZ$2])" office:value-type="float" office:value="5.0397385523341" calcext:value-type="float">
            <text:p>5.0397385523341</text:p>
          </table:table-cell>
          <table:table-cell/>
          <table:table-cell table:style-name="ce2" table:formula="of:=[.AB3]*LN([.C3])*LN([.C3])/[.C3]" office:value-type="float" office:value="20.9687994344483" calcext:value-type="float">
            <text:p>20.9687994344483</text:p>
          </table:table-cell>
          <table:table-cell table:number-columns-repeated="3"/>
          <table:table-cell table:style-name="ce18" office:value-type="float" office:value="0.356238" calcext:value-type="float">
            <text:p>0.356238</text:p>
          </table:table-cell>
          <table:table-cell table:style-name="ce2" table:formula="of:=[.BF$1]+[.BF$2]/POWER([.$C3];[.BF$3])" office:value-type="float" office:value="1.82245603257607" calcext:value-type="float">
            <text:p>1.82245603257607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0.5*PI()+[.BI$1]/POWER([.$C3];[.BI$2])" office:value-type="float" office:value="1.8576419883573" calcext:value-type="float">
            <text:p>1.857641988357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745" calcext:value-type="float">
            <text:p>745</text:p>
          </table:table-cell>
          <table:table-cell office:value-type="float" office:value="0.495302013422819" calcext:value-type="float">
            <text:p>0.495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0.36241610738255" calcext:value-type="float">
            <text:p>0.36241610738255</text:p>
          </table:table-cell>
          <table:table-cell table:style-name="ce2" office:value-type="float" office:value="44" calcext:value-type="float">
            <text:p>44</text:p>
          </table:table-cell>
          <table:table-cell office:value-type="float" office:value="0.0590604026845638" calcext:value-type="float">
            <text:p>0.05906</text:p>
          </table:table-cell>
          <table:table-cell office:value-type="float" office:value="6.13636363636364" calcext:value-type="float">
            <text:p>6.14</text:p>
          </table:table-cell>
          <table:table-cell table:style-name="ce2" office:value-type="float" office:value="5.3152827689905" calcext:value-type="float">
            <text:p>5.3152827689905</text:p>
          </table:table-cell>
          <table:table-cell office:value-type="float" office:value="0.803716008850439" calcext:value-type="float">
            <text:p>0.8037</text:p>
          </table:table-cell>
          <table:table-cell office:value-type="float" office:value="2.06687635164868" calcext:value-type="float">
            <text:p>2.0669</text:p>
          </table:table-cell>
          <table:table-cell table:style-name="ce25" office:value-type="float" office:value="1.06235778404013" calcext:value-type="float">
            <text:p>1.0624</text:p>
          </table:table-cell>
          <table:table-cell office:value-type="float" office:value="8.83333333333333" calcext:value-type="float">
            <text:p>8.8</text:p>
          </table:table-cell>
          <table:table-cell office:value-type="float" office:value="9.54788180847276" calcext:value-type="float">
            <text:p>9.55</text:p>
          </table:table-cell>
          <table:table-cell office:value-type="float" office:value="0.0117562271969732" calcext:value-type="float">
            <text:p>0.011756</text:p>
          </table:table-cell>
          <table:table-cell office:value-type="float" office:value="0.990929217837818" calcext:value-type="float">
            <text:p>0.990929</text:p>
          </table:table-cell>
          <table:table-cell office:value-type="float" office:value="1.4109" calcext:value-type="float">
            <text:p>1.411</text:p>
          </table:table-cell>
          <table:table-cell office:value-type="float" office:value="0.1078" calcext:value-type="float">
            <text:p>0.108</text:p>
          </table:table-cell>
          <table:table-cell office:value-type="float" office:value="54.4584" calcext:value-type="float">
            <text:p>54.5</text:p>
          </table:table-cell>
          <table:table-cell office:value-type="float" office:value="3.143" calcext:value-type="float">
            <text:p>3.1</text:p>
          </table:table-cell>
          <table:table-cell office:value-type="float" office:value="0.604446524722331" calcext:value-type="float">
            <text:p>0.604</text:p>
          </table:table-cell>
          <table:table-cell office:value-type="float" office:value="0.7022" calcext:value-type="float">
            <text:p>0.702</text:p>
          </table:table-cell>
          <table:table-cell office:value-type="float" office:value="0.007398" calcext:value-type="float">
            <text:p>0.007</text:p>
          </table:table-cell>
          <table:table-cell office:value-type="float" office:value="41.7444" calcext:value-type="float">
            <text:p>41.7</text:p>
          </table:table-cell>
          <table:table-cell table:style-name="ce14" office:value-type="float" office:value="1.166" calcext:value-type="float">
            <text:p>1.2</text:p>
          </table:table-cell>
          <table:table-cell office:value-type="float" office:value="0.905596735220906" calcext:value-type="float">
            <text:p>0.906</text:p>
          </table:table-cell>
          <table:table-cell office:value-type="float" office:value="398.657390037488" calcext:value-type="float">
            <text:p>398.7</text:p>
          </table:table-cell>
          <table:table-cell office:value-type="float" office:value="1.53692123956193" calcext:value-type="float">
            <text:p>1.54</text:p>
          </table:table-cell>
          <table:table-cell office:value-type="float" office:value="1.8001398732308" calcext:value-type="float">
            <text:p>1.800</text:p>
          </table:table-cell>
          <table:table-cell office:value-type="float" office:value="0.0104139453177785" calcext:value-type="float">
            <text:p>0.01041</text:p>
          </table:table-cell>
          <table:table-cell table:style-name="ce15" office:value-type="string" calcext:value-type="string">
            <text:p>RelRR</text:p>
          </table:table-cell>
          <table:table-cell table:style-name="ce2" table:formula="of:=PEARSON([.Q$3:.Q$23];[.$C$3:.$C$23])" office:value-type="float" office:value="0.824896415240783" calcext:value-type="float">
            <text:p>0.824896415240783</text:p>
          </table:table-cell>
          <table:table-cell table:style-name="ce2" table:formula="of:=[.J4]/POWER(LN([.C4]);[.$AH$2])" office:value-type="float" office:value="1.81085982367929" calcext:value-type="float">
            <text:p>1.81085982367929</text:p>
          </table:table-cell>
          <table:table-cell table:formula="of:=RSQ([.B$3:.B$23];[.AJ$3:.AJ$23])" office:value-type="float" office:value="0.999193686027231" calcext:value-type="float">
            <text:p>0.999193686027231</text:p>
          </table:table-cell>
          <table:table-cell table:style-name="ce2" table:formula="of:=[.$AJ$1]*POWER([.$C4];[.$AJ$2])" office:value-type="float" office:value="412.367235675544" calcext:value-type="float">
            <text:p>412.367235675544</text:p>
          </table:table-cell>
          <table:table-cell table:style-name="ce2" table:formula="of:=RSQ([.D$3:.D$23];[.AL$3:.AL$23])" office:value-type="float" office:value="0.976742553090478" calcext:value-type="float">
            <text:p>0.976742553090478</text:p>
          </table:table-cell>
          <table:table-cell table:style-name="ce2" table:formula="of:=[.AL$1]*POWER([.$C4];[.AL$2])" office:value-type="float" office:value="0.494807495556577" calcext:value-type="float">
            <text:p>0.494807495556577</text:p>
          </table:table-cell>
          <table:table-cell table:style-name="ce2" table:formula="of:=RSQ([.E$3:.E$23];[.AN$3:.AN$23])" office:value-type="float" office:value="0.996741765744339" calcext:value-type="float">
            <text:p>0.996741765744339</text:p>
          </table:table-cell>
          <table:table-cell table:style-name="ce2" table:formula="of:=[.AN$1]*POWER([.$C4];[.AN$2])" office:value-type="float" office:value="323.050783849326" calcext:value-type="float">
            <text:p>323.050783849326</text:p>
          </table:table-cell>
          <table:table-cell table:style-name="ce2" table:formula="of:=RSQ([.G$3:.G$23];[.AP$3:.AP$23])" office:value-type="float" office:value="0.99783625531686" calcext:value-type="float">
            <text:p>0.99783625531686</text:p>
          </table:table-cell>
          <table:table-cell table:style-name="ce2" table:formula="of:=[.AP$1]*POWER([.$C4];[.AP$2])" office:value-type="float" office:value="47.1732288380117" calcext:value-type="float">
            <text:p>47.1732288380117</text:p>
          </table:table-cell>
          <table:table-cell table:style-name="ce2" table:formula="of:=RSQ([.N$3:.N$23];[.AR$3:.AR$23])" office:value-type="float" office:value="0.996586461359361" calcext:value-type="float">
            <text:p>0.996586461359361</text:p>
          </table:table-cell>
          <table:table-cell table:style-name="ce2" table:formula="of:=[.AR$1]*POWER([.$C4];[.AR$2])" office:value-type="float" office:value="10.0718919032317" calcext:value-type="float">
            <text:p>10.0718919032317</text:p>
          </table:table-cell>
          <table:table-cell table:style-name="ce2" table:formula="of:=RSQ([.T$3:.T$23];[.AT$3:.AT$23])" office:value-type="float" office:value="0.997503715884548" calcext:value-type="float">
            <text:p>0.997503715884548</text:p>
          </table:table-cell>
          <table:table-cell table:style-name="ce2" table:formula="of:=[.AT$1]*POWER([.$C4];[.AT$2])" office:value-type="float" office:value="54.2029353159846" calcext:value-type="float">
            <text:p>54.2029353159846</text:p>
          </table:table-cell>
          <table:table-cell table:style-name="ce2" table:formula="of:=RSQ([.AB$3:.AB$23];[.AV$3:.AV$23])" office:value-type="float" office:value="0.999588657651281" calcext:value-type="float">
            <text:p>0.999588657651281</text:p>
          </table:table-cell>
          <table:table-cell table:style-name="ce2" table:formula="of:=[.AV$1]*POWER([.$C4];[.AV$2])" office:value-type="float" office:value="435.282635141448" calcext:value-type="float">
            <text:p>435.282635141448</text:p>
          </table:table-cell>
          <table:table-cell/>
          <table:table-cell table:style-name="ce2" table:formula="of:=LN([.C4])" office:value-type="float" office:value="6.61338421837956" calcext:value-type="float">
            <text:p>6.61338421837956</text:p>
          </table:table-cell>
          <table:table-cell table:style-name="ce2" table:formula="of:=RSQ([.J$3:.J$23];[.AZ$3:.AZ$23])" office:value-type="float" office:value="0.986494215329619" calcext:value-type="float">
            <text:p>0.986494215329619</text:p>
          </table:table-cell>
          <table:table-cell table:style-name="ce2" table:formula="of:=[.AZ$1]*POWER([.$AX4];[.AZ$2])" office:value-type="float" office:value="5.34063960257565" calcext:value-type="float">
            <text:p>5.34063960257565</text:p>
          </table:table-cell>
          <table:table-cell/>
          <table:table-cell table:style-name="ce2" table:formula="of:=[.AB4]*LN([.C4])*LN([.C4])/[.C4]" office:value-type="float" office:value="23.404052075604" calcext:value-type="float">
            <text:p>23.404052075604</text:p>
          </table:table-cell>
          <table:table-cell table:number-columns-repeated="3"/>
          <table:table-cell table:style-name="ce19" table:formula="of:=RSQ([.AD$3:.AD$23];[.BG$3:.BG$23])" office:value-type="float" office:value="0.972809439438692" calcext:value-type="float">
            <text:p>0.972809439438692</text:p>
          </table:table-cell>
          <table:table-cell table:style-name="ce2" table:formula="of:=[.BF$1]+[.BF$2]/POWER([.$C4];[.BF$3])" office:value-type="float" office:value="1.77142902620991" calcext:value-type="float">
            <text:p>1.77142902620991</text:p>
          </table:table-cell>
          <table:table-cell table:style-name="ce2" table:formula="of:=RSQ([.AD$3:.AD$23];[.BI$3:.BI$23])" office:value-type="float" office:value="0.97813142767611" calcext:value-type="float">
            <text:p>0.97813142767611</text:p>
          </table:table-cell>
          <table:table-cell table:style-name="ce2" table:formula="of:=0.5*PI()+[.BI$1]/POWER([.$C4];[.BI$2])" office:value-type="float" office:value="1.80760189886911" calcext:value-type="float">
            <text:p>1.8076018988691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2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1159" calcext:value-type="float">
            <text:p>1159</text:p>
          </table:table-cell>
          <table:table-cell office:value-type="float" office:value="0.450388265746333" calcext:value-type="float">
            <text:p>0.450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0.325280414150129" calcext:value-type="float">
            <text:p>0.325280414150129</text:p>
          </table:table-cell>
          <table:table-cell table:style-name="ce2" office:value-type="float" office:value="64" calcext:value-type="float">
            <text:p>64</text:p>
          </table:table-cell>
          <table:table-cell office:value-type="float" office:value="0.0552200172562554" calcext:value-type="float">
            <text:p>0.05522</text:p>
          </table:table-cell>
          <table:table-cell office:value-type="float" office:value="5.890625" calcext:value-type="float">
            <text:p>5.89</text:p>
          </table:table-cell>
          <table:table-cell table:style-name="ce2" office:value-type="float" office:value="5.54422359799947" calcext:value-type="float">
            <text:p>5.54422359799947</text:p>
          </table:table-cell>
          <table:table-cell office:value-type="float" office:value="0.785822502999741" calcext:value-type="float">
            <text:p>0.7858</text:p>
          </table:table-cell>
          <table:table-cell office:value-type="float" office:value="2.08728907077342" calcext:value-type="float">
            <text:p>2.0873</text:p>
          </table:table-cell>
          <table:table-cell table:style-name="ce25" office:value-type="float" office:value="1.03171743013246" calcext:value-type="float">
            <text:p>1.0317</text:p>
          </table:table-cell>
          <table:table-cell office:value-type="float" office:value="12" calcext:value-type="float">
            <text:p>12.0</text:p>
          </table:table-cell>
          <table:table-cell office:value-type="float" office:value="8.04861111111111" calcext:value-type="float">
            <text:p>8.05</text:p>
          </table:table-cell>
          <table:table-cell office:value-type="float" office:value="0.0104229867019631" calcext:value-type="float">
            <text:p>0.010423</text:p>
          </table:table-cell>
          <table:table-cell office:value-type="float" office:value="0.991476393361949" calcext:value-type="float">
            <text:p>0.991476</text:p>
          </table:table-cell>
          <table:table-cell office:value-type="float" office:value="1.49808" calcext:value-type="float">
            <text:p>1.498</text:p>
          </table:table-cell>
          <table:table-cell office:value-type="float" office:value="0.1271" calcext:value-type="float">
            <text:p>0.127</text:p>
          </table:table-cell>
          <table:table-cell office:value-type="float" office:value="79.1181" calcext:value-type="float">
            <text:p>79.1</text:p>
          </table:table-cell>
          <table:table-cell office:value-type="float" office:value="5.132" calcext:value-type="float">
            <text:p>5.1</text:p>
          </table:table-cell>
          <table:table-cell office:value-type="float" office:value="0.6195248559384" calcext:value-type="float">
            <text:p>0.620</text:p>
          </table:table-cell>
          <table:table-cell office:value-type="float" office:value="0.795501" calcext:value-type="float">
            <text:p>0.796</text:p>
          </table:table-cell>
          <table:table-cell office:value-type="float" office:value="0.005504" calcext:value-type="float">
            <text:p>0.006</text:p>
          </table:table-cell>
          <table:table-cell office:value-type="float" office:value="86.1773" calcext:value-type="float">
            <text:p>86.2</text:p>
          </table:table-cell>
          <table:table-cell table:style-name="ce14" office:value-type="float" office:value="1.74" calcext:value-type="float">
            <text:p>1.7</text:p>
          </table:table-cell>
          <table:table-cell office:value-type="float" office:value="0.847749653155956" calcext:value-type="float">
            <text:p>0.848</text:p>
          </table:table-cell>
          <table:table-cell office:value-type="float" office:value="566.232147632083" calcext:value-type="float">
            <text:p>566.2</text:p>
          </table:table-cell>
          <table:table-cell office:value-type="float" office:value="1.49696509445173" calcext:value-type="float">
            <text:p>1.50</text:p>
          </table:table-cell>
          <table:table-cell office:value-type="float" office:value="1.7819108974092" calcext:value-type="float">
            <text:p>1.782</text:p>
          </table:table-cell>
          <table:table-cell office:value-type="float" office:value="0.00956017393233434" calcext:value-type="float">
            <text:p>0.00956</text:p>
          </table:table-cell>
          <table:table-cell table:style-name="ce2" office:value-type="string" calcext:value-type="string">
            <text:p>alpha</text:p>
          </table:table-cell>
          <table:table-cell table:style-name="ce2" table:formula="of:=PEARSON([.R$3:.R$23];[.$C$3:.$C$23])" office:value-type="float" office:value="0.409833498646112" calcext:value-type="float">
            <text:p>0.409833498646112</text:p>
          </table:table-cell>
          <table:table-cell table:style-name="ce2" table:formula="of:=[.J5]/POWER(LN([.C5]);[.$AH$2])" office:value-type="float" office:value="1.82048229593544" calcext:value-type="float">
            <text:p>1.82048229593544</text:p>
          </table:table-cell>
          <table:table-cell office:value-type="string" calcext:value-type="string">
            <text:p>V(N)</text:p>
          </table:table-cell>
          <table:table-cell table:style-name="ce2" table:formula="of:=[.$AJ$1]*POWER([.$C5];[.$AJ$2])" office:value-type="float" office:value="569.022175791086" calcext:value-type="float">
            <text:p>569.022175791086</text:p>
          </table:table-cell>
          <table:table-cell table:style-name="ce2" office:value-type="string" calcext:value-type="string">
            <text:p>TTR(N)</text:p>
          </table:table-cell>
          <table:table-cell table:style-name="ce2" table:formula="of:=[.AL$1]*POWER([.$C5];[.AL$2])" office:value-type="float" office:value="0.450386276611345" calcext:value-type="float">
            <text:p>0.450386276611345</text:p>
          </table:table-cell>
          <table:table-cell table:style-name="ce2" office:value-type="string" calcext:value-type="string">
            <text:p>N1(N)</text:p>
          </table:table-cell>
          <table:table-cell table:style-name="ce2" table:formula="of:=[.AN$1]*POWER([.$C5];[.AN$2])" office:value-type="float" office:value="432.126675771784" calcext:value-type="float">
            <text:p>432.126675771784</text:p>
          </table:table-cell>
          <table:table-cell table:style-name="ce2" office:value-type="string" calcext:value-type="string">
            <text:p>N2(N)</text:p>
          </table:table-cell>
          <table:table-cell table:style-name="ce2" table:formula="of:=[.AP$1]*POWER([.$C5];[.AP$2])" office:value-type="float" office:value="68.4041956333522" calcext:value-type="float">
            <text:p>68.4041956333522</text:p>
          </table:table-cell>
          <table:table-cell table:style-name="ce2" office:value-type="string" calcext:value-type="string">
            <text:p>h-point(N)</text:p>
          </table:table-cell>
          <table:table-cell table:style-name="ce2" table:formula="of:=[.AR$1]*POWER([.$C5];[.AR$2])" office:value-type="float" office:value="12.6135154984943" calcext:value-type="float">
            <text:p>12.6135154984943</text:p>
          </table:table-cell>
          <table:table-cell table:style-name="ce2" office:value-type="string" calcext:value-type="string">
            <text:p>T(N)</text:p>
          </table:table-cell>
          <table:table-cell table:style-name="ce2" table:formula="of:=[.AT$1]*POWER([.$C5];[.AT$2])" office:value-type="float" office:value="80.4143820939865" calcext:value-type="float">
            <text:p>80.4143820939865</text:p>
          </table:table-cell>
          <table:table-cell table:style-name="ce2" office:value-type="string" calcext:value-type="string">
            <text:p>L(N)</text:p>
          </table:table-cell>
          <table:table-cell table:style-name="ce2" table:formula="of:=[.AV$1]*POWER([.$C5];[.AV$2])" office:value-type="float" office:value="607.482199169616" calcext:value-type="float">
            <text:p>607.482199169616</text:p>
          </table:table-cell>
          <table:table-cell/>
          <table:table-cell table:style-name="ce2" table:formula="of:=LN([.C5])" office:value-type="float" office:value="7.05531284333975" calcext:value-type="float">
            <text:p>7.05531284333975</text:p>
          </table:table-cell>
          <table:table-cell table:style-name="ce2" office:value-type="string" calcext:value-type="string">
            <text:p>S(lnN)</text:p>
          </table:table-cell>
          <table:table-cell table:style-name="ce2" table:formula="of:=[.AZ$1]*POWER([.$AX5];[.AZ$2])" office:value-type="float" office:value="5.54918548322633" calcext:value-type="float">
            <text:p>5.54918548322633</text:p>
          </table:table-cell>
          <table:table-cell/>
          <table:table-cell table:style-name="ce2" table:formula="of:=[.AB5]*LN([.C5])*LN([.C5])/[.C5]" office:value-type="float" office:value="24.3188838380623" calcext:value-type="float">
            <text:p>24.3188838380623</text:p>
          </table:table-cell>
          <table:table-cell table:number-columns-repeated="4"/>
          <table:table-cell table:style-name="ce2" table:formula="of:=[.BF$1]+[.BF$2]/POWER([.$C5];[.BF$3])" office:value-type="float" office:value="1.74118913550875" calcext:value-type="float">
            <text:p>1.74118913550875</text:p>
          </table:table-cell>
          <table:table-cell table:style-name="ce2" office:value-type="string" calcext:value-type="string">
            <text:p>phi</text:p>
          </table:table-cell>
          <table:table-cell table:style-name="ce2" table:formula="of:=0.5*PI()+[.BI$1]/POWER([.$C5];[.BI$2])" office:value-type="float" office:value="1.77721674919722" calcext:value-type="float">
            <text:p>1.7772167491972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1695" calcext:value-type="float">
            <text:p>1695</text:p>
          </table:table-cell>
          <table:table-cell office:value-type="float" office:value="0.432448377581121" calcext:value-type="float">
            <text:p>0.432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0.31622418879056" calcext:value-type="float">
            <text:p>0.31622418879056</text:p>
          </table:table-cell>
          <table:table-cell table:style-name="ce2" office:value-type="float" office:value="92" calcext:value-type="float">
            <text:p>92</text:p>
          </table:table-cell>
          <table:table-cell office:value-type="float" office:value="0.0542772861356932" calcext:value-type="float">
            <text:p>0.05428</text:p>
          </table:table-cell>
          <table:table-cell office:value-type="float" office:value="5.82608695652174" calcext:value-type="float">
            <text:p>5.83</text:p>
          </table:table-cell>
          <table:table-cell table:style-name="ce2" office:value-type="float" office:value="5.77689819192213" calcext:value-type="float">
            <text:p>5.77689819192213</text:p>
          </table:table-cell>
          <table:table-cell office:value-type="float" office:value="0.776941207300415" calcext:value-type="float">
            <text:p>0.7769</text:p>
          </table:table-cell>
          <table:table-cell office:value-type="float" office:value="2.11856325269829" calcext:value-type="float">
            <text:p>2.1186</text:p>
          </table:table-cell>
          <table:table-cell table:style-name="ce25" office:value-type="float" office:value="1.01425203485442" calcext:value-type="float">
            <text:p>1.0143</text:p>
          </table:table-cell>
          <table:table-cell office:value-type="float" office:value="14.5" calcext:value-type="float">
            <text:p>14.5</text:p>
          </table:table-cell>
          <table:table-cell office:value-type="float" office:value="8.06183115338882" calcext:value-type="float">
            <text:p>8.06</text:p>
          </table:table-cell>
          <table:table-cell office:value-type="float" office:value="0.00929786549020641" calcext:value-type="float">
            <text:p>0.009298</text:p>
          </table:table-cell>
          <table:table-cell office:value-type="float" office:value="0.992055552726337" calcext:value-type="float">
            <text:p>0.992056</text:p>
          </table:table-cell>
          <table:table-cell office:value-type="float" office:value="1.65135" calcext:value-type="float">
            <text:p>1.651</text:p>
          </table:table-cell>
          <table:table-cell office:value-type="float" office:value="0.0639" calcext:value-type="float">
            <text:p>0.064</text:p>
          </table:table-cell>
          <table:table-cell office:value-type="float" office:value="112.34" calcext:value-type="float">
            <text:p>112.3</text:p>
          </table:table-cell>
          <table:table-cell office:value-type="float" office:value="3.203" calcext:value-type="float">
            <text:p>3.2</text:p>
          </table:table-cell>
          <table:table-cell office:value-type="float" office:value="0.635003610348439" calcext:value-type="float">
            <text:p>0.635</text:p>
          </table:table-cell>
          <table:table-cell office:value-type="float" office:value="0.849425" calcext:value-type="float">
            <text:p>0.849</text:p>
          </table:table-cell>
          <table:table-cell office:value-type="float" office:value="0.004322" calcext:value-type="float">
            <text:p>0.004</text:p>
          </table:table-cell>
          <table:table-cell office:value-type="float" office:value="144.165" calcext:value-type="float">
            <text:p>144.2</text:p>
          </table:table-cell>
          <table:table-cell table:style-name="ce14" office:value-type="float" office:value="2.247" calcext:value-type="float">
            <text:p>2.2</text:p>
          </table:table-cell>
          <table:table-cell office:value-type="float" office:value="0.781733299142276" calcext:value-type="float">
            <text:p>0.782</text:p>
          </table:table-cell>
          <table:table-cell office:value-type="float" office:value="797.566745271433" calcext:value-type="float">
            <text:p>797.6</text:p>
          </table:table-cell>
          <table:table-cell office:value-type="float" office:value="1.51945626524084" calcext:value-type="float">
            <text:p>1.52</text:p>
          </table:table-cell>
          <table:table-cell office:value-type="float" office:value="1.75237789407718" calcext:value-type="float">
            <text:p>1.752</text:p>
          </table:table-cell>
          <table:table-cell office:value-type="float" office:value="0.00870789498873139" calcext:value-type="float">
            <text:p>0.00871</text:p>
          </table:table-cell>
          <table:table-cell table:style-name="ce9" office:value-type="string" calcext:value-type="string">
            <text:p>S/sqrtlnN</text:p>
          </table:table-cell>
          <table:table-cell table:style-name="ce2" table:formula="of:=PEARSON([.L$3:.L$23];[.$C$3:.$C$23])" office:value-type="float" office:value="0.503387617274368" calcext:value-type="float">
            <text:p>0.503387617274368</text:p>
          </table:table-cell>
          <table:table-cell table:style-name="ce2" table:formula="of:=[.J6]/POWER(LN([.C6]);[.$AH$2])" office:value-type="float" office:value="1.84098383847265" calcext:value-type="float">
            <text:p>1.84098383847265</text:p>
          </table:table-cell>
          <table:table-cell/>
          <table:table-cell table:style-name="ce2" table:formula="of:=[.$AJ$1]*POWER([.$C6];[.$AJ$2])" office:value-type="float" office:value="750.614567803178" calcext:value-type="float">
            <text:p>750.614567803178</text:p>
          </table:table-cell>
          <table:table-cell/>
          <table:table-cell table:style-name="ce2" table:formula="of:=[.AL$1]*POWER([.$C6];[.AL$2])" office:value-type="float" office:value="0.415381387234765" calcext:value-type="float">
            <text:p>0.415381387234765</text:p>
          </table:table-cell>
          <table:table-cell/>
          <table:table-cell table:style-name="ce2" table:formula="of:=[.AN$1]*POWER([.$C6];[.AN$2])" office:value-type="float" office:value="554.986914716964" calcext:value-type="float">
            <text:p>554.986914716964</text:p>
          </table:table-cell>
          <table:table-cell/>
          <table:table-cell table:style-name="ce2" table:formula="of:=[.AP$1]*POWER([.$C6];[.AP$2])" office:value-type="float" office:value="94.1672710789015" calcext:value-type="float">
            <text:p>94.1672710789015</text:p>
          </table:table-cell>
          <table:table-cell/>
          <table:table-cell table:style-name="ce2" table:formula="of:=[.AR$1]*POWER([.$C6];[.AR$2])" office:value-type="float" office:value="15.3071536015934" calcext:value-type="float">
            <text:p>15.3071536015934</text:p>
          </table:table-cell>
          <table:table-cell/>
          <table:table-cell table:style-name="ce2" table:formula="of:=[.AT$1]*POWER([.$C6];[.AT$2])" office:value-type="float" office:value="112.898175685234" calcext:value-type="float">
            <text:p>112.898175685234</text:p>
          </table:table-cell>
          <table:table-cell/>
          <table:table-cell table:style-name="ce2" table:formula="of:=[.AV$1]*POWER([.$C6];[.AV$2])" office:value-type="float" office:value="809.190664168263" calcext:value-type="float">
            <text:p>809.190664168263</text:p>
          </table:table-cell>
          <table:table-cell/>
          <table:table-cell table:style-name="ce2" table:formula="of:=LN([.C6])" office:value-type="float" office:value="7.43543801981455" calcext:value-type="float">
            <text:p>7.43543801981455</text:p>
          </table:table-cell>
          <table:table-cell/>
          <table:table-cell table:style-name="ce2" table:formula="of:=[.AZ$1]*POWER([.$AX6];[.AZ$2])" office:value-type="float" office:value="5.7243384662452" calcext:value-type="float">
            <text:p>5.7243384662452</text:p>
          </table:table-cell>
          <table:table-cell/>
          <table:table-cell table:style-name="ce2" table:formula="of:=[.AB6]*LN([.C6])*LN([.C6])/[.C6]" office:value-type="float" office:value="26.014198556025" calcext:value-type="float">
            <text:p>26.014198556025</text:p>
          </table:table-cell>
          <table:table-cell table:number-columns-repeated="4"/>
          <table:table-cell table:style-name="ce2" table:formula="of:=[.BF$1]+[.BF$2]/POWER([.$C6];[.BF$3])" office:value-type="float" office:value="1.71872719804522" calcext:value-type="float">
            <text:p>1.71872719804522</text:p>
          </table:table-cell>
          <table:table-cell/>
          <table:table-cell table:style-name="ce2" table:formula="of:=0.5*PI()+[.BI$1]/POWER([.$C6];[.BI$2])" office:value-type="float" office:value="1.75421938115161" calcext:value-type="float">
            <text:p>1.7542193811516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4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2147" calcext:value-type="float">
            <text:p>2147</text:p>
          </table:table-cell>
          <table:table-cell office:value-type="float" office:value="0.419189566837448" calcext:value-type="float">
            <text:p>0.419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0.311131811830461" calcext:value-type="float">
            <text:p>0.311131811830461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0.0489054494643689" calcext:value-type="float">
            <text:p>0.04891</text:p>
          </table:table-cell>
          <table:table-cell office:value-type="float" office:value="6.36190476190476" calcext:value-type="float">
            <text:p>6.36</text:p>
          </table:table-cell>
          <table:table-cell table:style-name="ce2" office:value-type="float" office:value="5.91051753636763" calcext:value-type="float">
            <text:p>5.91051753636763</text:p>
          </table:table-cell>
          <table:table-cell office:value-type="float" office:value="0.770418531607343" calcext:value-type="float">
            <text:p>0.7704</text:p>
          </table:table-cell>
          <table:table-cell office:value-type="float" office:value="2.13391008278414" calcext:value-type="float">
            <text:p>2.1339</text:p>
          </table:table-cell>
          <table:table-cell table:style-name="ce25" office:value-type="float" office:value="1.00223661021426" calcext:value-type="float">
            <text:p>1.0022</text:p>
          </table:table-cell>
          <table:table-cell office:value-type="float" office:value="17.5" calcext:value-type="float">
            <text:p>17.5</text:p>
          </table:table-cell>
          <table:table-cell office:value-type="float" office:value="7.01061224489796" calcext:value-type="float">
            <text:p>7.01</text:p>
          </table:table-cell>
          <table:table-cell office:value-type="float" office:value="0.00868598616498694" calcext:value-type="float">
            <text:p>0.008686</text:p>
          </table:table-cell>
          <table:table-cell office:value-type="float" office:value="0.992416699056187" calcext:value-type="float">
            <text:p>0.992417</text:p>
          </table:table-cell>
          <table:table-cell office:value-type="float" office:value="1.59565" calcext:value-type="float">
            <text:p>1.596</text:p>
          </table:table-cell>
          <table:table-cell office:value-type="float" office:value="0.1039" calcext:value-type="float">
            <text:p>0.104</text:p>
          </table:table-cell>
          <table:table-cell office:value-type="float" office:value="124.389" calcext:value-type="float">
            <text:p>124.4</text:p>
          </table:table-cell>
          <table:table-cell office:value-type="float" office:value="5.943" calcext:value-type="float">
            <text:p>5.9</text:p>
          </table:table-cell>
          <table:table-cell office:value-type="float" office:value="0.628717759020805" calcext:value-type="float">
            <text:p>0.629</text:p>
          </table:table-cell>
          <table:table-cell office:value-type="float" office:value="0.886137" calcext:value-type="float">
            <text:p>0.886</text:p>
          </table:table-cell>
          <table:table-cell office:value-type="float" office:value="0.003813" calcext:value-type="float">
            <text:p>0.004</text:p>
          </table:table-cell>
          <table:table-cell office:value-type="float" office:value="205.058" calcext:value-type="float">
            <text:p>205.1</text:p>
          </table:table-cell>
          <table:table-cell table:style-name="ce14" office:value-type="float" office:value="2.774" calcext:value-type="float">
            <text:p>2.8</text:p>
          </table:table-cell>
          <table:table-cell office:value-type="float" office:value="0.745597122649744" calcext:value-type="float">
            <text:p>0.746</text:p>
          </table:table-cell>
          <table:table-cell office:value-type="float" office:value="980.084941014989" calcext:value-type="float">
            <text:p>980.1</text:p>
          </table:table-cell>
          <table:table-cell office:value-type="float" office:value="1.5209494237276" calcext:value-type="float">
            <text:p>1.52</text:p>
          </table:table-cell>
          <table:table-cell office:value-type="float" office:value="1.75057801968721" calcext:value-type="float">
            <text:p>1.751</text:p>
          </table:table-cell>
          <table:table-cell office:value-type="float" office:value="0.00822021997961215" calcext:value-type="float">
            <text:p>0.00822</text:p>
          </table:table-cell>
          <table:table-cell table:style-name="ce2" office:value-type="string" calcext:value-type="string">
            <text:p>N2/N</text:p>
          </table:table-cell>
          <table:table-cell table:style-name="ce2" table:formula="of:=PEARSON([.H$3:.H$23];[.$C$3:.$C$23])" office:value-type="float" office:value="-0.831042993631344" calcext:value-type="float">
            <text:p>-0.831042993631344</text:p>
          </table:table-cell>
          <table:table-cell table:style-name="ce2" table:formula="of:=[.J7]/POWER(LN([.C7]);[.$AH$2])" office:value-type="float" office:value="1.85026187506712" calcext:value-type="float">
            <text:p>1.85026187506712</text:p>
          </table:table-cell>
          <table:table-cell/>
          <table:table-cell table:style-name="ce2" table:formula="of:=[.$AJ$1]*POWER([.$C7];[.$AJ$2])" office:value-type="float" office:value="891.703491258765" calcext:value-type="float">
            <text:p>891.703491258765</text:p>
          </table:table-cell>
          <table:table-cell/>
          <table:table-cell table:style-name="ce2" table:formula="of:=[.AL$1]*POWER([.$C7];[.AL$2])" office:value-type="float" office:value="0.394998695097144" calcext:value-type="float">
            <text:p>0.394998695097144</text:p>
          </table:table-cell>
          <table:table-cell/>
          <table:table-cell table:style-name="ce2" table:formula="of:=[.AN$1]*POWER([.$C7];[.AN$2])" office:value-type="float" office:value="648.429088028373" calcext:value-type="float">
            <text:p>648.429088028373</text:p>
          </table:table-cell>
          <table:table-cell/>
          <table:table-cell table:style-name="ce2" table:formula="of:=[.AP$1]*POWER([.$C7];[.AP$2])" office:value-type="float" office:value="114.875228175435" calcext:value-type="float">
            <text:p>114.875228175435</text:p>
          </table:table-cell>
          <table:table-cell/>
          <table:table-cell table:style-name="ce2" table:formula="of:=[.AR$1]*POWER([.$C7];[.AR$2])" office:value-type="float" office:value="17.2650502271215" calcext:value-type="float">
            <text:p>17.2650502271215</text:p>
          </table:table-cell>
          <table:table-cell/>
          <table:table-cell table:style-name="ce2" table:formula="of:=[.AT$1]*POWER([.$C7];[.AT$2])" office:value-type="float" office:value="139.418878646598" calcext:value-type="float">
            <text:p>139.418878646598</text:p>
          </table:table-cell>
          <table:table-cell/>
          <table:table-cell table:style-name="ce2" table:formula="of:=[.AV$1]*POWER([.$C7];[.AV$2])" office:value-type="float" office:value="967.129322509237" calcext:value-type="float">
            <text:p>967.129322509237</text:p>
          </table:table-cell>
          <table:table-cell/>
          <table:table-cell table:style-name="ce2" table:formula="of:=LN([.C7])" office:value-type="float" office:value="7.67182679787878" calcext:value-type="float">
            <text:p>7.67182679787878</text:p>
          </table:table-cell>
          <table:table-cell/>
          <table:table-cell table:style-name="ce2" table:formula="of:=[.AZ$1]*POWER([.$AX7];[.AZ$2])" office:value-type="float" office:value="5.83142132036902" calcext:value-type="float">
            <text:p>5.83142132036902</text:p>
          </table:table-cell>
          <table:table-cell/>
          <table:table-cell table:style-name="ce2" table:formula="of:=[.AB7]*LN([.C7])*LN([.C7])/[.C7]" office:value-type="float" office:value="26.8676233141066" calcext:value-type="float">
            <text:p>26.8676233141066</text:p>
          </table:table-cell>
          <table:table-cell table:number-columns-repeated="4"/>
          <table:table-cell table:style-name="ce2" table:formula="of:=[.BF$1]+[.BF$2]/POWER([.$C7];[.BF$3])" office:value-type="float" office:value="1.70621732610444" calcext:value-type="float">
            <text:p>1.70621732610444</text:p>
          </table:table-cell>
          <table:table-cell/>
          <table:table-cell table:style-name="ce2" table:formula="of:=0.5*PI()+[.BI$1]/POWER([.$C7];[.BI$2])" office:value-type="float" office:value="1.74122894964819" calcext:value-type="float">
            <text:p>1.7412289496481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5</text:p>
          </table:table-cell>
          <table:table-cell table:style-name="ce2" office:value-type="float" office:value="1065" calcext:value-type="float">
            <text:p>1065</text:p>
          </table:table-cell>
          <table:table-cell table:style-name="ce2" office:value-type="float" office:value="2721" calcext:value-type="float">
            <text:p>2721</text:p>
          </table:table-cell>
          <table:table-cell office:value-type="float" office:value="0.391400220507166" calcext:value-type="float">
            <text:p>0.391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0.280411613377435" calcext:value-type="float">
            <text:p>0.28041161337743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0.0532892319000368" calcext:value-type="float">
            <text:p>0.05329</text:p>
          </table:table-cell>
          <table:table-cell office:value-type="float" office:value="5.26206896551724" calcext:value-type="float">
            <text:p>5.26</text:p>
          </table:table-cell>
          <table:table-cell table:style-name="ce2" office:value-type="float" office:value="6.00065783906044" calcext:value-type="float">
            <text:p>6.00065783906044</text:p>
          </table:table-cell>
          <table:table-cell office:value-type="float" office:value="0.758736114249971" calcext:value-type="float">
            <text:p>0.7587</text:p>
          </table:table-cell>
          <table:table-cell office:value-type="float" office:value="2.13375626812257" calcext:value-type="float">
            <text:p>2.1338</text:p>
          </table:table-cell>
          <table:table-cell table:style-name="ce25" office:value-type="float" office:value="0.983649843355977" calcext:value-type="float">
            <text:p>0.9836</text:p>
          </table:table-cell>
          <table:table-cell office:value-type="float" office:value="20.3333333333333" calcext:value-type="float">
            <text:p>20.3</text:p>
          </table:table-cell>
          <table:table-cell office:value-type="float" office:value="6.58129535071217" calcext:value-type="float">
            <text:p>6.58</text:p>
          </table:table-cell>
          <table:table-cell office:value-type="float" office:value="0.00842792274982698" calcext:value-type="float">
            <text:p>0.008428</text:p>
          </table:table-cell>
          <table:table-cell office:value-type="float" office:value="0.992504005894205" calcext:value-type="float">
            <text:p>0.992504</text:p>
          </table:table-cell>
          <table:table-cell office:value-type="float" office:value="1.74616" calcext:value-type="float">
            <text:p>1.746</text:p>
          </table:table-cell>
          <table:table-cell office:value-type="float" office:value="0.07332" calcext:value-type="float">
            <text:p>0.073</text:p>
          </table:table-cell>
          <table:table-cell office:value-type="float" office:value="178.484" calcext:value-type="float">
            <text:p>178.5</text:p>
          </table:table-cell>
          <table:table-cell office:value-type="float" office:value="5.469" calcext:value-type="float">
            <text:p>5.5</text:p>
          </table:table-cell>
          <table:table-cell office:value-type="float" office:value="0.655539226159572" calcext:value-type="float">
            <text:p>0.656</text:p>
          </table:table-cell>
          <table:table-cell office:value-type="float" office:value="0.889648" calcext:value-type="float">
            <text:p>0.890</text:p>
          </table:table-cell>
          <table:table-cell office:value-type="float" office:value="0.003812" calcext:value-type="float">
            <text:p>0.004</text:p>
          </table:table-cell>
          <table:table-cell office:value-type="float" office:value="256.3" calcext:value-type="float">
            <text:p>256.3</text:p>
          </table:table-cell>
          <table:table-cell table:style-name="ce14" office:value-type="float" office:value="3.476" calcext:value-type="float">
            <text:p>3.5</text:p>
          </table:table-cell>
          <table:table-cell office:value-type="float" office:value="0.770600261970995" calcext:value-type="float">
            <text:p>0.771</text:p>
          </table:table-cell>
          <table:table-cell office:value-type="float" office:value="1163.65905578036" calcext:value-type="float">
            <text:p>1163.7</text:p>
          </table:table-cell>
          <table:table-cell office:value-type="float" office:value="1.46889120609676" calcext:value-type="float">
            <text:p>1.47</text:p>
          </table:table-cell>
          <table:table-cell office:value-type="float" office:value="1.74347386713541" calcext:value-type="float">
            <text:p>1.743</text:p>
          </table:table-cell>
          <table:table-cell office:value-type="float" office:value="0.00806041080568856" calcext:value-type="float">
            <text:p>0.00806</text:p>
          </table:table-cell>
          <table:table-cell table:style-name="ce2" office:value-type="string" calcext:value-type="string">
            <text:p>S/(lnN^a)</text:p>
          </table:table-cell>
          <table:table-cell table:style-name="ce2" table:formula="of:=PEARSON([.AH$3:.AH$23];[.$C$3:.$C$23])" office:value-type="float" office:value="-0.00242919153804045" calcext:value-type="float">
            <text:p>-0.00242919153804</text:p>
          </table:table-cell>
          <table:table-cell table:style-name="ce2" table:formula="of:=[.J8]/POWER(LN([.C8]);[.$AH$2])" office:value-type="float" office:value="1.8461936053479" calcext:value-type="float">
            <text:p>1.8461936053479</text:p>
          </table:table-cell>
          <table:table-cell/>
          <table:table-cell table:style-name="ce2" table:formula="of:=[.$AJ$1]*POWER([.$C8];[.$AJ$2])" office:value-type="float" office:value="1059.72836577781" calcext:value-type="float">
            <text:p>1059.72836577781</text:p>
          </table:table-cell>
          <table:table-cell/>
          <table:table-cell table:style-name="ce2" table:formula="of:=[.AL$1]*POWER([.$C8];[.AL$2])" office:value-type="float" office:value="0.375573075167265" calcext:value-type="float">
            <text:p>0.375573075167265</text:p>
          </table:table-cell>
          <table:table-cell/>
          <table:table-cell table:style-name="ce2" table:formula="of:=[.AN$1]*POWER([.$C8];[.AN$2])" office:value-type="float" office:value="757.872889487042" calcext:value-type="float">
            <text:p>757.872889487042</text:p>
          </table:table-cell>
          <table:table-cell/>
          <table:table-cell table:style-name="ce2" table:formula="of:=[.AP$1]*POWER([.$C8];[.AP$2])" office:value-type="float" office:value="140.200539565021" calcext:value-type="float">
            <text:p>140.200539565021</text:p>
          </table:table-cell>
          <table:table-cell/>
          <table:table-cell table:style-name="ce2" table:formula="of:=[.AR$1]*POWER([.$C8];[.AR$2])" office:value-type="float" office:value="19.4787228727693" calcext:value-type="float">
            <text:p>19.4787228727693</text:p>
          </table:table-cell>
          <table:table-cell/>
          <table:table-cell table:style-name="ce2" table:formula="of:=[.AT$1]*POWER([.$C8];[.AT$2])" office:value-type="float" office:value="172.2523873017" calcext:value-type="float">
            <text:p>172.2523873017</text:p>
          </table:table-cell>
          <table:table-cell/>
          <table:table-cell table:style-name="ce2" table:formula="of:=[.AV$1]*POWER([.$C8];[.AV$2])" office:value-type="float" office:value="1156.36476867647" calcext:value-type="float">
            <text:p>1156.36476867647</text:p>
          </table:table-cell>
          <table:table-cell/>
          <table:table-cell table:style-name="ce2" table:formula="of:=LN([.C8])" office:value-type="float" office:value="7.90875473878325" calcext:value-type="float">
            <text:p>7.90875473878325</text:p>
          </table:table-cell>
          <table:table-cell/>
          <table:table-cell table:style-name="ce2" table:formula="of:=[.AZ$1]*POWER([.$AX8];[.AZ$2])" office:value-type="float" office:value="5.9374064571762" calcext:value-type="float">
            <text:p>5.9374064571762</text:p>
          </table:table-cell>
          <table:table-cell/>
          <table:table-cell table:style-name="ce2" table:formula="of:=[.AB8]*LN([.C8])*LN([.C8])/[.C8]" office:value-type="float" office:value="26.749361944605" calcext:value-type="float">
            <text:p>26.749361944605</text:p>
          </table:table-cell>
          <table:table-cell table:number-columns-repeated="4"/>
          <table:table-cell table:style-name="ce2" table:formula="of:=[.BF$1]+[.BF$2]/POWER([.$C8];[.BF$3])" office:value-type="float" office:value="1.69469264440475" calcext:value-type="float">
            <text:p>1.69469264440475</text:p>
          </table:table-cell>
          <table:table-cell/>
          <table:table-cell table:style-name="ce2" table:formula="of:=0.5*PI()+[.BI$1]/POWER([.$C8];[.BI$2])" office:value-type="float" office:value="1.7291319999869" calcext:value-type="float">
            <text:p>1.729131999986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6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float" office:value="3321" calcext:value-type="float">
            <text:p>3321</text:p>
          </table:table-cell>
          <table:table-cell office:value-type="float" office:value="0.370671484492623" calcext:value-type="float">
            <text:p>0.371</text:p>
          </table:table-cell>
          <table:table-cell table:style-name="ce2" office:value-type="float" office:value="874" calcext:value-type="float">
            <text:p>874</text:p>
          </table:table-cell>
          <table:table-cell table:style-name="ce2" office:value-type="float" office:value="0.26317374284854" calcext:value-type="float">
            <text:p>0.26317374284854</text:p>
          </table:table-cell>
          <table:table-cell table:style-name="ce2" office:value-type="float" office:value="161" calcext:value-type="float">
            <text:p>161</text:p>
          </table:table-cell>
          <table:table-cell office:value-type="float" office:value="0.0484793736826257" calcext:value-type="float">
            <text:p>0.04848</text:p>
          </table:table-cell>
          <table:table-cell office:value-type="float" office:value="5.42857142857143" calcext:value-type="float">
            <text:p>5.43</text:p>
          </table:table-cell>
          <table:table-cell table:style-name="ce2" office:value-type="float" office:value="6.06791263466906" calcext:value-type="float">
            <text:p>6.06791263466906</text:p>
          </table:table-cell>
          <table:table-cell office:value-type="float" office:value="0.74838391131378" calcext:value-type="float">
            <text:p>0.7484</text:p>
          </table:table-cell>
          <table:table-cell office:value-type="float" office:value="2.13099230196731" calcext:value-type="float">
            <text:p>2.1310</text:p>
          </table:table-cell>
          <table:table-cell table:style-name="ce25" office:value-type="float" office:value="0.967470413568378" calcext:value-type="float">
            <text:p>0.9675</text:p>
          </table:table-cell>
          <table:table-cell office:value-type="float" office:value="22" calcext:value-type="float">
            <text:p>22.0</text:p>
          </table:table-cell>
          <table:table-cell office:value-type="float" office:value="6.86157024793388" calcext:value-type="float">
            <text:p>6.86</text:p>
          </table:table-cell>
          <table:table-cell office:value-type="float" office:value="0.00828041168765275" calcext:value-type="float">
            <text:p>0.008280</text:p>
          </table:table-cell>
          <table:table-cell office:value-type="float" office:value="0.992525864400406" calcext:value-type="float">
            <text:p>0.992526</text:p>
          </table:table-cell>
          <table:table-cell office:value-type="float" office:value="1.60854" calcext:value-type="float">
            <text:p>1.609</text:p>
          </table:table-cell>
          <table:table-cell office:value-type="float" office:value="0.06536" calcext:value-type="float">
            <text:p>0.065</text:p>
          </table:table-cell>
          <table:table-cell office:value-type="float" office:value="199.827" calcext:value-type="float">
            <text:p>199.8</text:p>
          </table:table-cell>
          <table:table-cell office:value-type="float" office:value="6.209" calcext:value-type="float">
            <text:p>6.2</text:p>
          </table:table-cell>
          <table:table-cell office:value-type="float" office:value="0.653359413792968" calcext:value-type="float">
            <text:p>0.653</text:p>
          </table:table-cell>
          <table:table-cell office:value-type="float" office:value="0.93357" calcext:value-type="float">
            <text:p>0.934</text:p>
          </table:table-cell>
          <table:table-cell office:value-type="float" office:value="0.003078" calcext:value-type="float">
            <text:p>0.003</text:p>
          </table:table-cell>
          <table:table-cell office:value-type="float" office:value="369.648" calcext:value-type="float">
            <text:p>369.6</text:p>
          </table:table-cell>
          <table:table-cell table:style-name="ce14" office:value-type="float" office:value="3.947" calcext:value-type="float">
            <text:p>3.9</text:p>
          </table:table-cell>
          <table:table-cell office:value-type="float" office:value="0.725442398462027" calcext:value-type="float">
            <text:p>0.725</text:p>
          </table:table-cell>
          <table:table-cell office:value-type="float" office:value="1347.51936200789" calcext:value-type="float">
            <text:p>1347.5</text:p>
          </table:table-cell>
          <table:table-cell office:value-type="float" office:value="1.42877988217542" calcext:value-type="float">
            <text:p>1.43</text:p>
          </table:table-cell>
          <table:table-cell office:value-type="float" office:value="1.72907040286159" calcext:value-type="float">
            <text:p>1.729</text:p>
          </table:table-cell>
          <table:table-cell office:value-type="float" office:value="0.00797929756540029" calcext:value-type="float">
            <text:p>0.00798</text:p>
          </table:table-cell>
          <table:table-cell table:style-name="ce2" office:value-type="string" calcext:value-type="string">
            <text:p>K</text:p>
          </table:table-cell>
          <table:table-cell table:style-name="ce2" table:formula="of:=PEARSON([.AE$3:.AE$23];[.$C$3:.$C$23])" office:value-type="float" office:value="-0.803914174136866" calcext:value-type="float">
            <text:p>-0.803914174136866</text:p>
          </table:table-cell>
          <table:table-cell table:style-name="ce2" table:formula="of:=[.J9]/POWER(LN([.C9]);[.$AH$2])" office:value-type="float" office:value="1.84059331139828" calcext:value-type="float">
            <text:p>1.84059331139828</text:p>
          </table:table-cell>
          <table:table-cell/>
          <table:table-cell table:style-name="ce2" table:formula="of:=[.$AJ$1]*POWER([.$C9];[.$AJ$2])" office:value-type="float" office:value="1225.32406196901" calcext:value-type="float">
            <text:p>1225.32406196901</text:p>
          </table:table-cell>
          <table:table-cell/>
          <table:table-cell table:style-name="ce2" table:formula="of:=[.AL$1]*POWER([.$C9];[.AL$2])" office:value-type="float" office:value="0.359976872699763" calcext:value-type="float">
            <text:p>0.359976872699763</text:p>
          </table:table-cell>
          <table:table-cell/>
          <table:table-cell table:style-name="ce2" table:formula="of:=[.AN$1]*POWER([.$C9];[.AN$2])" office:value-type="float" office:value="864.098896366425" calcext:value-type="float">
            <text:p>864.098896366425</text:p>
          </table:table-cell>
          <table:table-cell/>
          <table:table-cell table:style-name="ce2" table:formula="of:=[.AP$1]*POWER([.$C9];[.AP$2])" office:value-type="float" office:value="165.775162121378" calcext:value-type="float">
            <text:p>165.775162121378</text:p>
          </table:table-cell>
          <table:table-cell/>
          <table:table-cell table:style-name="ce2" table:formula="of:=[.AR$1]*POWER([.$C9];[.AR$2])" office:value-type="float" office:value="21.5588163486548" calcext:value-type="float">
            <text:p>21.5588163486548</text:p>
          </table:table-cell>
          <table:table-cell/>
          <table:table-cell table:style-name="ce2" table:formula="of:=[.AT$1]*POWER([.$C9];[.AT$2])" office:value-type="float" office:value="205.783088204627" calcext:value-type="float">
            <text:p>205.783088204627</text:p>
          </table:table-cell>
          <table:table-cell/>
          <table:table-cell table:style-name="ce2" table:formula="of:=[.AV$1]*POWER([.$C9];[.AV$2])" office:value-type="float" office:value="1343.90452873378" calcext:value-type="float">
            <text:p>1343.90452873378</text:p>
          </table:table-cell>
          <table:table-cell/>
          <table:table-cell table:style-name="ce2" table:formula="of:=LN([.C9])" office:value-type="float" office:value="8.10802122137675" calcext:value-type="float">
            <text:p>8.10802122137675</text:p>
          </table:table-cell>
          <table:table-cell/>
          <table:table-cell table:style-name="ce2" table:formula="of:=[.AZ$1]*POWER([.$AX9];[.AZ$2])" office:value-type="float" office:value="6.02554573212067" calcext:value-type="float">
            <text:p>6.02554573212067</text:p>
          </table:table-cell>
          <table:table-cell/>
          <table:table-cell table:style-name="ce2" table:formula="of:=[.AB9]*LN([.C9])*LN([.C9])/[.C9]" office:value-type="float" office:value="26.6744757027219" calcext:value-type="float">
            <text:p>26.6744757027219</text:p>
          </table:table-cell>
          <table:table-cell table:number-columns-repeated="4"/>
          <table:table-cell table:style-name="ce2" table:formula="of:=[.BF$1]+[.BF$2]/POWER([.$C9];[.BF$3])" office:value-type="float" office:value="1.68572523714507" calcext:value-type="float">
            <text:p>1.68572523714507</text:p>
          </table:table-cell>
          <table:table-cell/>
          <table:table-cell table:style-name="ce2" table:formula="of:=0.5*PI()+[.BI$1]/POWER([.$C9];[.BI$2])" office:value-type="float" office:value="1.71962524194668" calcext:value-type="float">
            <text:p>1.7196252419466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7</text:p>
          </table:table-cell>
          <table:table-cell table:style-name="ce2" office:value-type="float" office:value="1332" calcext:value-type="float">
            <text:p>1332</text:p>
          </table:table-cell>
          <table:table-cell table:style-name="ce2" office:value-type="float" office:value="3708" calcext:value-type="float">
            <text:p>3708</text:p>
          </table:table-cell>
          <table:table-cell office:value-type="float" office:value="0.359223300970874" calcext:value-type="float">
            <text:p>0.359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float" office:value="0.250539374325782" calcext:value-type="float">
            <text:p>0.250539374325782</text:p>
          </table:table-cell>
          <table:table-cell table:style-name="ce2" office:value-type="float" office:value="186" calcext:value-type="float">
            <text:p>186</text:p>
          </table:table-cell>
          <table:table-cell office:value-type="float" office:value="0.0501618122977346" calcext:value-type="float">
            <text:p>0.05016</text:p>
          </table:table-cell>
          <table:table-cell office:value-type="float" office:value="4.99462365591398" calcext:value-type="float">
            <text:p>4.99</text:p>
          </table:table-cell>
          <table:table-cell table:style-name="ce2" office:value-type="float" office:value="6.11398288684152" calcext:value-type="float">
            <text:p>6.11398288684152</text:p>
          </table:table-cell>
          <table:table-cell office:value-type="float" office:value="0.743952110155817" calcext:value-type="float">
            <text:p>0.7440</text:p>
          </table:table-cell>
          <table:table-cell office:value-type="float" office:value="2.13272372100146" calcext:value-type="float">
            <text:p>2.1327</text:p>
          </table:table-cell>
          <table:table-cell table:style-name="ce25" office:value-type="float" office:value="0.960245593250517" calcext:value-type="float">
            <text:p>0.9602</text:p>
          </table:table-cell>
          <table:table-cell office:value-type="float" office:value="23" calcext:value-type="float">
            <text:p>23.0</text:p>
          </table:table-cell>
          <table:table-cell office:value-type="float" office:value="7.00945179584121" calcext:value-type="float">
            <text:p>7.01</text:p>
          </table:table-cell>
          <table:table-cell office:value-type="float" office:value="0.00809236043471089" calcext:value-type="float">
            <text:p>0.008092</text:p>
          </table:table-cell>
          <table:table-cell office:value-type="float" office:value="0.992652874456022" calcext:value-type="float">
            <text:p>0.992653</text:p>
          </table:table-cell>
          <table:table-cell office:value-type="float" office:value="1.66257" calcext:value-type="float">
            <text:p>1.663</text:p>
          </table:table-cell>
          <table:table-cell office:value-type="float" office:value="0.04932" calcext:value-type="float">
            <text:p>0.049</text:p>
          </table:table-cell>
          <table:table-cell office:value-type="float" office:value="234.853" calcext:value-type="float">
            <text:p>234.9</text:p>
          </table:table-cell>
          <table:table-cell office:value-type="float" office:value="5.355" calcext:value-type="float">
            <text:p>5.4</text:p>
          </table:table-cell>
          <table:table-cell office:value-type="float" office:value="0.664248612989221" calcext:value-type="float">
            <text:p>0.664</text:p>
          </table:table-cell>
          <table:table-cell office:value-type="float" office:value="0.932522" calcext:value-type="float">
            <text:p>0.933</text:p>
          </table:table-cell>
          <table:table-cell office:value-type="float" office:value="0.002969" calcext:value-type="float">
            <text:p>0.003</text:p>
          </table:table-cell>
          <table:table-cell office:value-type="float" office:value="407.109" calcext:value-type="float">
            <text:p>407.1</text:p>
          </table:table-cell>
          <table:table-cell table:style-name="ce14" office:value-type="float" office:value="4.203" calcext:value-type="float">
            <text:p>4.2</text:p>
          </table:table-cell>
          <table:table-cell office:value-type="float" office:value="0.740815001493123" calcext:value-type="float">
            <text:p>0.741</text:p>
          </table:table-cell>
          <table:table-cell office:value-type="float" office:value="1461.91562174581" calcext:value-type="float">
            <text:p>1461.9</text:p>
          </table:table-cell>
          <table:table-cell office:value-type="float" office:value="1.40716858707167" calcext:value-type="float">
            <text:p>1.41</text:p>
          </table:table-cell>
          <table:table-cell office:value-type="float" office:value="1.72159203254958" calcext:value-type="float">
            <text:p>1.722</text:p>
          </table:table-cell>
          <table:table-cell office:value-type="float" office:value="0.00782267327182022" calcext:value-type="float">
            <text:p>0.00782</text:p>
          </table:table-cell>
          <table:table-cell table:style-name="ce2" office:value-type="string" calcext:value-type="string">
            <text:p>N1/N2</text:p>
          </table:table-cell>
          <table:table-cell table:style-name="ce2" table:formula="of:=PEARSON([.I$3:.I$23];[.$C$3:.$C$23])" office:value-type="float" office:value="-0.789305369431958" calcext:value-type="float">
            <text:p>-0.789305369431958</text:p>
          </table:table-cell>
          <table:table-cell table:style-name="ce2" table:formula="of:=[.J10]/POWER(LN([.C10]);[.$AH$2])" office:value-type="float" office:value="1.84034841996038" calcext:value-type="float">
            <text:p>1.84034841996038</text:p>
          </table:table-cell>
          <table:table-cell/>
          <table:table-cell table:style-name="ce2" table:formula="of:=[.$AJ$1]*POWER([.$C10];[.$AJ$2])" office:value-type="float" office:value="1327.79609327495" calcext:value-type="float">
            <text:p>1327.79609327495</text:p>
          </table:table-cell>
          <table:table-cell/>
          <table:table-cell table:style-name="ce2" table:formula="of:=[.AL$1]*POWER([.$C10];[.AL$2])" office:value-type="float" office:value="0.351629605097845" calcext:value-type="float">
            <text:p>0.351629605097845</text:p>
          </table:table-cell>
          <table:table-cell/>
          <table:table-cell table:style-name="ce2" table:formula="of:=[.AN$1]*POWER([.$C10];[.AN$2])" office:value-type="float" office:value="929.127876902874" calcext:value-type="float">
            <text:p>929.127876902874</text:p>
          </table:table-cell>
          <table:table-cell/>
          <table:table-cell table:style-name="ce2" table:formula="of:=[.AP$1]*POWER([.$C10];[.AP$2])" office:value-type="float" office:value="181.874979733519" calcext:value-type="float">
            <text:p>181.874979733519</text:p>
          </table:table-cell>
          <table:table-cell/>
          <table:table-cell table:style-name="ce2" table:formula="of:=[.AR$1]*POWER([.$C10];[.AR$2])" office:value-type="float" office:value="22.8034047864147" calcext:value-type="float">
            <text:p>22.8034047864147</text:p>
          </table:table-cell>
          <table:table-cell/>
          <table:table-cell table:style-name="ce2" table:formula="of:=[.AT$1]*POWER([.$C10];[.AT$2])" office:value-type="float" office:value="227.058825584077" calcext:value-type="float">
            <text:p>227.058825584077</text:p>
          </table:table-cell>
          <table:table-cell/>
          <table:table-cell table:style-name="ce2" table:formula="of:=[.AV$1]*POWER([.$C10];[.AV$2])" office:value-type="float" office:value="1460.41166491816" calcext:value-type="float">
            <text:p>1460.41166491816</text:p>
          </table:table-cell>
          <table:table-cell/>
          <table:table-cell table:style-name="ce2" table:formula="of:=LN([.C10])" office:value-type="float" office:value="8.21824792668575" calcext:value-type="float">
            <text:p>8.21824792668575</text:p>
          </table:table-cell>
          <table:table-cell/>
          <table:table-cell table:style-name="ce2" table:formula="of:=[.AZ$1]*POWER([.$AX10];[.AZ$2])" office:value-type="float" office:value="6.07392149306322" calcext:value-type="float">
            <text:p>6.07392149306322</text:p>
          </table:table-cell>
          <table:table-cell/>
          <table:table-cell table:style-name="ce2" table:formula="of:=[.AB10]*LN([.C10])*LN([.C10])/[.C10]" office:value-type="float" office:value="26.6281539487192" calcext:value-type="float">
            <text:p>26.6281539487192</text:p>
          </table:table-cell>
          <table:table-cell table:number-columns-repeated="4"/>
          <table:table-cell table:style-name="ce2" table:formula="of:=[.BF$1]+[.BF$2]/POWER([.$C10];[.BF$3])" office:value-type="float" office:value="1.68103154068787" calcext:value-type="float">
            <text:p>1.68103154068787</text:p>
          </table:table-cell>
          <table:table-cell/>
          <table:table-cell table:style-name="ce2" table:formula="of:=0.5*PI()+[.BI$1]/POWER([.$C10];[.BI$2])" office:value-type="float" office:value="1.7146139066011" calcext:value-type="float">
            <text:p>1.714613906601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8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4277" calcext:value-type="float">
            <text:p>4277</text:p>
          </table:table-cell>
          <table:table-cell office:value-type="float" office:value="0.346036941781623" calcext:value-type="float">
            <text:p>0.346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float" office:value="0.239653963058218" calcext:value-type="float">
            <text:p>0.239653963058218</text:p>
          </table:table-cell>
          <table:table-cell table:style-name="ce2" office:value-type="float" office:value="205" calcext:value-type="float">
            <text:p>205</text:p>
          </table:table-cell>
          <table:table-cell office:value-type="float" office:value="0.0479307926116437" calcext:value-type="float">
            <text:p>0.04793</text:p>
          </table:table-cell>
          <table:table-cell office:value-type="float" office:value="5" calcext:value-type="float">
            <text:p>5.00</text:p>
          </table:table-cell>
          <table:table-cell table:style-name="ce2" office:value-type="float" office:value="6.17381746738603" calcext:value-type="float">
            <text:p>6.17381746738603</text:p>
          </table:table-cell>
          <table:table-cell office:value-type="float" office:value="0.738405958453406" calcext:value-type="float">
            <text:p>0.7384</text:p>
          </table:table-cell>
          <table:table-cell office:value-type="float" office:value="2.13513081667648" calcext:value-type="float">
            <text:p>2.1351</text:p>
          </table:table-cell>
          <table:table-cell table:style-name="ce25" office:value-type="float" office:value="0.95118702433259" calcext:value-type="float">
            <text:p>0.9512</text:p>
          </table:table-cell>
          <table:table-cell office:value-type="float" office:value="25" calcext:value-type="float">
            <text:p>25.0</text:p>
          </table:table-cell>
          <table:table-cell office:value-type="float" office:value="6.8432" calcext:value-type="float">
            <text:p>6.84</text:p>
          </table:table-cell>
          <table:table-cell office:value-type="float" office:value="0.00784164024952248" calcext:value-type="float">
            <text:p>0.007842</text:p>
          </table:table-cell>
          <table:table-cell office:value-type="float" office:value="0.992829190284453" calcext:value-type="float">
            <text:p>0.992829</text:p>
          </table:table-cell>
          <table:table-cell office:value-type="float" office:value="1.62325" calcext:value-type="float">
            <text:p>1.623</text:p>
          </table:table-cell>
          <table:table-cell office:value-type="float" office:value="0.04574" calcext:value-type="float">
            <text:p>0.046</text:p>
          </table:table-cell>
          <table:table-cell office:value-type="float" office:value="259.073" calcext:value-type="float">
            <text:p>259.1</text:p>
          </table:table-cell>
          <table:table-cell office:value-type="float" office:value="5.693" calcext:value-type="float">
            <text:p>5.7</text:p>
          </table:table-cell>
          <table:table-cell office:value-type="float" office:value="0.664645993399555" calcext:value-type="float">
            <text:p>0.665</text:p>
          </table:table-cell>
          <table:table-cell office:value-type="float" office:value="0.936319" calcext:value-type="float">
            <text:p>0.936</text:p>
          </table:table-cell>
          <table:table-cell office:value-type="float" office:value="0.002777" calcext:value-type="float">
            <text:p>0.003</text:p>
          </table:table-cell>
          <table:table-cell office:value-type="float" office:value="473.753" calcext:value-type="float">
            <text:p>473.8</text:p>
          </table:table-cell>
          <table:table-cell table:style-name="ce14" office:value-type="float" office:value="4.573" calcext:value-type="float">
            <text:p>4.6</text:p>
          </table:table-cell>
          <table:table-cell office:value-type="float" office:value="0.758630395152246" calcext:value-type="float">
            <text:p>0.759</text:p>
          </table:table-cell>
          <table:table-cell office:value-type="float" office:value="1632.13730835611" calcext:value-type="float">
            <text:p>1632.1</text:p>
          </table:table-cell>
          <table:table-cell office:value-type="float" office:value="1.38567169562319" calcext:value-type="float">
            <text:p>1.39</text:p>
          </table:table-cell>
          <table:table-cell office:value-type="float" office:value="1.71318419130106" calcext:value-type="float">
            <text:p>1.713</text:p>
          </table:table-cell>
          <table:table-cell office:value-type="float" office:value="0.00760783150507505" calcext:value-type="float">
            <text:p>0.00761</text:p>
          </table:table-cell>
          <table:table-cell table:style-name="ce2" office:value-type="string" calcext:value-type="string">
            <text:p>A</text:p>
          </table:table-cell>
          <table:table-cell table:style-name="ce2" table:formula="of:=PEARSON([.AA$3:.AA$23];[.$C$3:.$C$23])" office:value-type="float" office:value="-0.38727576530565" calcext:value-type="float">
            <text:p>-0.38727576530565</text:p>
          </table:table-cell>
          <table:table-cell table:style-name="ce2" table:formula="of:=[.J11]/POWER(LN([.C11]);[.$AH$2])" office:value-type="float" office:value="1.8402057667765" calcext:value-type="float">
            <text:p>1.8402057667765</text:p>
          </table:table-cell>
          <table:table-cell/>
          <table:table-cell table:style-name="ce2" table:formula="of:=[.$AJ$1]*POWER([.$C11];[.$AJ$2])" office:value-type="float" office:value="1473.35184827625" calcext:value-type="float">
            <text:p>1473.35184827625</text:p>
          </table:table-cell>
          <table:table-cell/>
          <table:table-cell table:style-name="ce2" table:formula="of:=[.AL$1]*POWER([.$C11];[.AL$2])" office:value-type="float" office:value="0.341105734076613" calcext:value-type="float">
            <text:p>0.341105734076613</text:p>
          </table:table-cell>
          <table:table-cell/>
          <table:table-cell table:style-name="ce2" table:formula="of:=[.AN$1]*POWER([.$C11];[.AN$2])" office:value-type="float" office:value="1020.67632609737" calcext:value-type="float">
            <text:p>1020.67632609737</text:p>
          </table:table-cell>
          <table:table-cell/>
          <table:table-cell table:style-name="ce2" table:formula="of:=[.AP$1]*POWER([.$C11];[.AP$2])" office:value-type="float" office:value="205.072266963774" calcext:value-type="float">
            <text:p>205.072266963774</text:p>
          </table:table-cell>
          <table:table-cell/>
          <table:table-cell table:style-name="ce2" table:formula="of:=[.AR$1]*POWER([.$C11];[.AR$2])" office:value-type="float" office:value="24.5227115965237" calcext:value-type="float">
            <text:p>24.5227115965237</text:p>
          </table:table-cell>
          <table:table-cell/>
          <table:table-cell table:style-name="ce2" table:formula="of:=[.AT$1]*POWER([.$C11];[.AT$2])" office:value-type="float" office:value="257.91589566684" calcext:value-type="float">
            <text:p>257.91589566684</text:p>
          </table:table-cell>
          <table:table-cell/>
          <table:table-cell table:style-name="ce2" table:formula="of:=[.AV$1]*POWER([.$C11];[.AV$2])" office:value-type="float" office:value="1626.44284668925" calcext:value-type="float">
            <text:p>1626.44284668925</text:p>
          </table:table-cell>
          <table:table-cell/>
          <table:table-cell table:style-name="ce2" table:formula="of:=LN([.C11])" office:value-type="float" office:value="8.36100710822691" calcext:value-type="float">
            <text:p>8.36100710822691</text:p>
          </table:table-cell>
          <table:table-cell/>
          <table:table-cell table:style-name="ce2" table:formula="of:=[.AZ$1]*POWER([.$AX11];[.AZ$2])" office:value-type="float" office:value="6.1361834556512" calcext:value-type="float">
            <text:p>6.1361834556512</text:p>
          </table:table-cell>
          <table:table-cell/>
          <table:table-cell table:style-name="ce2" table:formula="of:=[.AB11]*LN([.C11])*LN([.C11])/[.C11]" office:value-type="float" office:value="26.6768549441419" calcext:value-type="float">
            <text:p>26.6768549441419</text:p>
          </table:table-cell>
          <table:table-cell table:number-columns-repeated="4"/>
          <table:table-cell table:style-name="ce2" table:formula="of:=[.BF$1]+[.BF$2]/POWER([.$C11];[.BF$3])" office:value-type="float" office:value="1.67522013597235" calcext:value-type="float">
            <text:p>1.67522013597235</text:p>
          </table:table-cell>
          <table:table-cell/>
          <table:table-cell table:style-name="ce2" table:formula="of:=0.5*PI()+[.BI$1]/POWER([.$C11];[.BI$2])" office:value-type="float" office:value="1.70837347591722" calcext:value-type="float">
            <text:p>1.7083734759172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9</text:p>
          </table:table-cell>
          <table:table-cell table:style-name="ce2" office:value-type="float" office:value="1627" calcext:value-type="float">
            <text:p>1627</text:p>
          </table:table-cell>
          <table:table-cell table:style-name="ce2" office:value-type="float" office:value="4780" calcext:value-type="float">
            <text:p>4780</text:p>
          </table:table-cell>
          <table:table-cell office:value-type="float" office:value="0.340376569037657" calcext:value-type="float">
            <text:p>0.340</text:p>
          </table:table-cell>
          <table:table-cell table:style-name="ce2" office:value-type="float" office:value="1134" calcext:value-type="float">
            <text:p>1134</text:p>
          </table:table-cell>
          <table:table-cell table:style-name="ce2" office:value-type="float" office:value="0.237238493723849" calcext:value-type="float">
            <text:p>0.237238493723849</text:p>
          </table:table-cell>
          <table:table-cell table:style-name="ce2" office:value-type="float" office:value="228" calcext:value-type="float">
            <text:p>228</text:p>
          </table:table-cell>
          <table:table-cell office:value-type="float" office:value="0.0476987447698745" calcext:value-type="float">
            <text:p>0.04770</text:p>
          </table:table-cell>
          <table:table-cell office:value-type="float" office:value="4.97368421052632" calcext:value-type="float">
            <text:p>4.97</text:p>
          </table:table-cell>
          <table:table-cell table:style-name="ce2" office:value-type="float" office:value="6.20922425325054" calcext:value-type="float">
            <text:p>6.20922425325054</text:p>
          </table:table-cell>
          <table:table-cell office:value-type="float" office:value="0.73289432647111" calcext:value-type="float">
            <text:p>0.7329</text:p>
          </table:table-cell>
          <table:table-cell office:value-type="float" office:value="2.13323820212234" calcext:value-type="float">
            <text:p>2.1332</text:p>
          </table:table-cell>
          <table:table-cell table:style-name="ce25" office:value-type="float" office:value="0.942636131993238" calcext:value-type="float">
            <text:p>0.9426</text:p>
          </table:table-cell>
          <table:table-cell office:value-type="float" office:value="26" calcext:value-type="float">
            <text:p>26.0</text:p>
          </table:table-cell>
          <table:table-cell office:value-type="float" office:value="7.07100591715976" calcext:value-type="float">
            <text:p>7.07</text:p>
          </table:table-cell>
          <table:table-cell office:value-type="float" office:value="0.00792930796029505" calcext:value-type="float">
            <text:p>0.007929</text:p>
          </table:table-cell>
          <table:table-cell office:value-type="float" office:value="0.992680821616605" calcext:value-type="float">
            <text:p>0.992681</text:p>
          </table:table-cell>
          <table:table-cell office:value-type="float" office:value="1.67697" calcext:value-type="float">
            <text:p>1.677</text:p>
          </table:table-cell>
          <table:table-cell office:value-type="float" office:value="0.03912" calcext:value-type="float">
            <text:p>0.039</text:p>
          </table:table-cell>
          <table:table-cell office:value-type="float" office:value="285.964" calcext:value-type="float">
            <text:p>286.0</text:p>
          </table:table-cell>
          <table:table-cell office:value-type="float" office:value="5.099" calcext:value-type="float">
            <text:p>5.1</text:p>
          </table:table-cell>
          <table:table-cell office:value-type="float" office:value="0.66757969778715" calcext:value-type="float">
            <text:p>0.668</text:p>
          </table:table-cell>
          <table:table-cell office:value-type="float" office:value="0.95133" calcext:value-type="float">
            <text:p>0.951</text:p>
          </table:table-cell>
          <table:table-cell office:value-type="float" office:value="0.002548" calcext:value-type="float">
            <text:p>0.003</text:p>
          </table:table-cell>
          <table:table-cell office:value-type="float" office:value="550.353" calcext:value-type="float">
            <text:p>550.4</text:p>
          </table:table-cell>
          <table:table-cell table:style-name="ce14" office:value-type="float" office:value="4.834" calcext:value-type="float">
            <text:p>4.8</text:p>
          </table:table-cell>
          <table:table-cell office:value-type="float" office:value="0.7287475528098" calcext:value-type="float">
            <text:p>0.729</text:p>
          </table:table-cell>
          <table:table-cell office:value-type="float" office:value="1798.68602365964" calcext:value-type="float">
            <text:p>1798.7</text:p>
          </table:table-cell>
          <table:table-cell office:value-type="float" office:value="1.38454718257314" calcext:value-type="float">
            <text:p>1.38</text:p>
          </table:table-cell>
          <table:table-cell office:value-type="float" office:value="1.7024210638268" calcext:value-type="float">
            <text:p>1.702</text:p>
          </table:table-cell>
          <table:table-cell office:value-type="float" office:value="0.00772010293937431" calcext:value-type="float">
            <text:p>0.00772</text:p>
          </table:table-cell>
          <table:table-cell table:style-name="ce2" office:value-type="string" calcext:value-type="string">
            <text:p>RelRR--K</text:p>
          </table:table-cell>
          <table:table-cell table:style-name="ce2" table:formula="of:=PEARSON([.AE$3:.AE$23];[.$Q$3:.$Q$23])" office:value-type="float" office:value="-0.996380652400194" calcext:value-type="float">
            <text:p>-0.996380652400194</text:p>
          </table:table-cell>
          <table:table-cell table:style-name="ce2" table:formula="of:=[.J12]/POWER(LN([.C12]);[.$AH$2])" office:value-type="float" office:value="1.83687512708311" calcext:value-type="float">
            <text:p>1.83687512708311</text:p>
          </table:table-cell>
          <table:table-cell/>
          <table:table-cell table:style-name="ce2" table:formula="of:=[.$AJ$1]*POWER([.$C12];[.$AJ$2])" office:value-type="float" office:value="1597.68559070093" calcext:value-type="float">
            <text:p>1597.68559070093</text:p>
          </table:table-cell>
          <table:table-cell/>
          <table:table-cell table:style-name="ce2" table:formula="of:=[.AL$1]*POWER([.$C12];[.AL$2])" office:value-type="float" office:value="0.333127838238762" calcext:value-type="float">
            <text:p>0.333127838238762</text:p>
          </table:table-cell>
          <table:table-cell/>
          <table:table-cell table:style-name="ce2" table:formula="of:=[.AN$1]*POWER([.$C12];[.AN$2])" office:value-type="float" office:value="1098.18398373934" calcext:value-type="float">
            <text:p>1098.18398373934</text:p>
          </table:table-cell>
          <table:table-cell/>
          <table:table-cell table:style-name="ce2" table:formula="of:=[.AP$1]*POWER([.$C12];[.AP$2])" office:value-type="float" office:value="225.170630774648" calcext:value-type="float">
            <text:p>225.170630774648</text:p>
          </table:table-cell>
          <table:table-cell/>
          <table:table-cell table:style-name="ce2" table:formula="of:=[.AR$1]*POWER([.$C12];[.AR$2])" office:value-type="float" office:value="25.9511140873093" calcext:value-type="float">
            <text:p>25.9511140873093</text:p>
          </table:table-cell>
          <table:table-cell/>
          <table:table-cell table:style-name="ce2" table:formula="of:=[.AT$1]*POWER([.$C12];[.AT$2])" office:value-type="float" office:value="284.826067589305" calcext:value-type="float">
            <text:p>284.826067589305</text:p>
          </table:table-cell>
          <table:table-cell/>
          <table:table-cell table:style-name="ce2" table:formula="of:=[.AV$1]*POWER([.$C12];[.AV$2])" office:value-type="float" office:value="1768.72701028494" calcext:value-type="float">
            <text:p>1768.72701028494</text:p>
          </table:table-cell>
          <table:table-cell/>
          <table:table-cell table:style-name="ce2" table:formula="of:=LN([.C12])" office:value-type="float" office:value="8.4721958254855" calcext:value-type="float">
            <text:p>8.4721958254855</text:p>
          </table:table-cell>
          <table:table-cell/>
          <table:table-cell table:style-name="ce2" table:formula="of:=[.AZ$1]*POWER([.$AX12];[.AZ$2])" office:value-type="float" office:value="6.18437667263353" calcext:value-type="float">
            <text:p>6.18437667263353</text:p>
          </table:table-cell>
          <table:table-cell/>
          <table:table-cell table:style-name="ce2" table:formula="of:=[.AB12]*LN([.C12])*LN([.C12])/[.C12]" office:value-type="float" office:value="27.0096797200315" calcext:value-type="float">
            <text:p>27.0096797200315</text:p>
          </table:table-cell>
          <table:table-cell table:number-columns-repeated="4"/>
          <table:table-cell table:style-name="ce2" table:formula="of:=[.BF$1]+[.BF$2]/POWER([.$C12];[.BF$3])" office:value-type="float" office:value="1.67089425104297" calcext:value-type="float">
            <text:p>1.67089425104297</text:p>
          </table:table-cell>
          <table:table-cell/>
          <table:table-cell table:style-name="ce2" table:formula="of:=0.5*PI()+[.BI$1]/POWER([.$C12];[.BI$2])" office:value-type="float" office:value="1.70370127179715" calcext:value-type="float">
            <text:p>1.7037012717971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0</text:p>
          </table:table-cell>
          <table:table-cell table:style-name="ce2" office:value-type="float" office:value="1758" calcext:value-type="float">
            <text:p>1758</text:p>
          </table:table-cell>
          <table:table-cell table:style-name="ce2" office:value-type="float" office:value="5389" calcext:value-type="float">
            <text:p>5389</text:p>
          </table:table-cell>
          <table:table-cell office:value-type="float" office:value="0.326220077936537" calcext:value-type="float">
            <text:p>0.326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0.223789200222676" calcext:value-type="float">
            <text:p>0.223789200222676</text:p>
          </table:table-cell>
          <table:table-cell table:style-name="ce2" office:value-type="float" office:value="257" calcext:value-type="float">
            <text:p>257</text:p>
          </table:table-cell>
          <table:table-cell office:value-type="float" office:value="0.0476897383559102" calcext:value-type="float">
            <text:p>0.04769</text:p>
          </table:table-cell>
          <table:table-cell office:value-type="float" office:value="4.69260700389105" calcext:value-type="float">
            <text:p>4.69</text:p>
          </table:table-cell>
          <table:table-cell table:style-name="ce2" office:value-type="float" office:value="6.24583538371331" calcext:value-type="float">
            <text:p>6.24583538371331</text:p>
          </table:table-cell>
          <table:table-cell office:value-type="float" office:value="0.726926408455233" calcext:value-type="float">
            <text:p>0.7269</text:p>
          </table:table-cell>
          <table:table-cell office:value-type="float" office:value="2.13078921606182" calcext:value-type="float">
            <text:p>2.1308</text:p>
          </table:table-cell>
          <table:table-cell table:style-name="ce25" office:value-type="float" office:value="0.933425454802647" calcext:value-type="float">
            <text:p>0.9334</text:p>
          </table:table-cell>
          <table:table-cell office:value-type="float" office:value="28" calcext:value-type="float">
            <text:p>28.0</text:p>
          </table:table-cell>
          <table:table-cell office:value-type="float" office:value="6.87372448979592" calcext:value-type="float">
            <text:p>6.87</text:p>
          </table:table-cell>
          <table:table-cell office:value-type="float" office:value="0.00768818333022791" calcext:value-type="float">
            <text:p>0.007688</text:p>
          </table:table-cell>
          <table:table-cell office:value-type="float" office:value="0.992876592888708" calcext:value-type="float">
            <text:p>0.992877</text:p>
          </table:table-cell>
          <table:table-cell office:value-type="float" office:value="1.70648" calcext:value-type="float">
            <text:p>1.706</text:p>
          </table:table-cell>
          <table:table-cell office:value-type="float" office:value="0.03445" calcext:value-type="float">
            <text:p>0.034</text:p>
          </table:table-cell>
          <table:table-cell office:value-type="float" office:value="326.47" calcext:value-type="float">
            <text:p>326.5</text:p>
          </table:table-cell>
          <table:table-cell office:value-type="float" office:value="5.079" calcext:value-type="float">
            <text:p>5.1</text:p>
          </table:table-cell>
          <table:table-cell office:value-type="float" office:value="0.673680226746427" calcext:value-type="float">
            <text:p>0.674</text:p>
          </table:table-cell>
          <table:table-cell office:value-type="float" office:value="0.966878" calcext:value-type="float">
            <text:p>0.967</text:p>
          </table:table-cell>
          <table:table-cell office:value-type="float" office:value="0.002483" calcext:value-type="float">
            <text:p>0.002</text:p>
          </table:table-cell>
          <table:table-cell office:value-type="float" office:value="666.128" calcext:value-type="float">
            <text:p>666.1</text:p>
          </table:table-cell>
          <table:table-cell table:style-name="ce14" office:value-type="float" office:value="5.651" calcext:value-type="float">
            <text:p>5.7</text:p>
          </table:table-cell>
          <table:table-cell office:value-type="float" office:value="0.728474820998644" calcext:value-type="float">
            <text:p>0.728</text:p>
          </table:table-cell>
          <table:table-cell office:value-type="float" office:value="1945.08835138283" calcext:value-type="float">
            <text:p>1945.1</text:p>
          </table:table-cell>
          <table:table-cell office:value-type="float" office:value="1.34683857877201" calcext:value-type="float">
            <text:p>1.35</text:p>
          </table:table-cell>
          <table:table-cell office:value-type="float" office:value="1.70148282702111" calcext:value-type="float">
            <text:p>1.701</text:p>
          </table:table-cell>
          <table:table-cell office:value-type="float" office:value="0.00750262014596375" calcext:value-type="float">
            <text:p>0.00750</text:p>
          </table:table-cell>
          <table:table-cell table:number-columns-repeated="2"/>
          <table:table-cell table:style-name="ce2" table:formula="of:=[.J13]/POWER(LN([.C13]);[.$AH$2])" office:value-type="float" office:value="1.83296209522245" calcext:value-type="float">
            <text:p>1.83296209522245</text:p>
          </table:table-cell>
          <table:table-cell/>
          <table:table-cell table:style-name="ce2" table:formula="of:=[.$AJ$1]*POWER([.$C13];[.$AJ$2])" office:value-type="float" office:value="1743.56800248629" calcext:value-type="float">
            <text:p>1743.56800248629</text:p>
          </table:table-cell>
          <table:table-cell/>
          <table:table-cell table:style-name="ce2" table:formula="of:=[.AL$1]*POWER([.$C13];[.AL$2])" office:value-type="float" office:value="0.324732528184372" calcext:value-type="float">
            <text:p>0.324732528184372</text:p>
          </table:table-cell>
          <table:table-cell/>
          <table:table-cell table:style-name="ce2" table:formula="of:=[.AN$1]*POWER([.$C13];[.AN$2])" office:value-type="float" office:value="1188.38756883824" calcext:value-type="float">
            <text:p>1188.38756883824</text:p>
          </table:table-cell>
          <table:table-cell/>
          <table:table-cell table:style-name="ce2" table:formula="of:=[.AP$1]*POWER([.$C13];[.AP$2])" office:value-type="float" office:value="249.060502448362" calcext:value-type="float">
            <text:p>249.060502448362</text:p>
          </table:table-cell>
          <table:table-cell/>
          <table:table-cell table:style-name="ce2" table:formula="of:=[.AR$1]*POWER([.$C13];[.AR$2])" office:value-type="float" office:value="27.5850733632219" calcext:value-type="float">
            <text:p>27.5850733632219</text:p>
          </table:table-cell>
          <table:table-cell/>
          <table:table-cell table:style-name="ce2" table:formula="of:=[.AT$1]*POWER([.$C13];[.AT$2])" office:value-type="float" office:value="317.004708353519" calcext:value-type="float">
            <text:p>317.004708353519</text:p>
          </table:table-cell>
          <table:table-cell/>
          <table:table-cell table:style-name="ce2" table:formula="of:=[.AV$1]*POWER([.$C13];[.AV$2])" office:value-type="float" office:value="1936.16639008053" calcext:value-type="float">
            <text:p>1936.16639008053</text:p>
          </table:table-cell>
          <table:table-cell/>
          <table:table-cell table:style-name="ce2" table:formula="of:=LN([.C13])" office:value-type="float" office:value="8.5921151179335" calcext:value-type="float">
            <text:p>8.5921151179335</text:p>
          </table:table-cell>
          <table:table-cell/>
          <table:table-cell table:style-name="ce2" table:formula="of:=[.AZ$1]*POWER([.$AX13];[.AZ$2])" office:value-type="float" office:value="6.23606582550144" calcext:value-type="float">
            <text:p>6.23606582550144</text:p>
          </table:table-cell>
          <table:table-cell/>
          <table:table-cell table:style-name="ce2" table:formula="of:=[.AB13]*LN([.C13])*LN([.C13])/[.C13]" office:value-type="float" office:value="26.6459570551508" calcext:value-type="float">
            <text:p>26.6459570551508</text:p>
          </table:table-cell>
          <table:table-cell table:number-columns-repeated="4"/>
          <table:table-cell table:style-name="ce2" table:formula="of:=[.BF$1]+[.BF$2]/POWER([.$C13];[.BF$3])" office:value-type="float" office:value="1.66641680542608" calcext:value-type="float">
            <text:p>1.66641680542608</text:p>
          </table:table-cell>
          <table:table-cell/>
          <table:table-cell table:style-name="ce2" table:formula="of:=0.5*PI()+[.BI$1]/POWER([.$C13];[.BI$2])" office:value-type="float" office:value="1.69883989370014" calcext:value-type="float">
            <text:p>1.6988398937001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1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office:value-type="float" office:value="5867" calcext:value-type="float">
            <text:p>5867</text:p>
          </table:table-cell>
          <table:table-cell office:value-type="float" office:value="0.319925004261122" calcext:value-type="float">
            <text:p>0.320</text:p>
          </table:table-cell>
          <table:table-cell table:style-name="ce2" office:value-type="float" office:value="1284" calcext:value-type="float">
            <text:p>1284</text:p>
          </table:table-cell>
          <table:table-cell table:style-name="ce2" office:value-type="float" office:value="0.218851201636271" calcext:value-type="float">
            <text:p>0.218851201636271</text:p>
          </table:table-cell>
          <table:table-cell table:style-name="ce2" office:value-type="float" office:value="273" calcext:value-type="float">
            <text:p>273</text:p>
          </table:table-cell>
          <table:table-cell office:value-type="float" office:value="0.0465314470768706" calcext:value-type="float">
            <text:p>0.04653</text:p>
          </table:table-cell>
          <table:table-cell office:value-type="float" office:value="4.7032967032967" calcext:value-type="float">
            <text:p>4.70</text:p>
          </table:table-cell>
          <table:table-cell table:style-name="ce2" office:value-type="float" office:value="6.2843086334578" calcext:value-type="float">
            <text:p>6.2843086334578</text:p>
          </table:table-cell>
          <table:table-cell office:value-type="float" office:value="0.724240768056878" calcext:value-type="float">
            <text:p>0.7242</text:p>
          </table:table-cell>
          <table:table-cell office:value-type="float" office:value="2.13338991077626" calcext:value-type="float">
            <text:p>2.1334</text:p>
          </table:table-cell>
          <table:table-cell table:style-name="ce25" office:value-type="float" office:value="0.928904117311842" calcext:value-type="float">
            <text:p>0.9289</text:p>
          </table:table-cell>
          <table:table-cell office:value-type="float" office:value="29.3333333333333" calcext:value-type="float">
            <text:p>29.3</text:p>
          </table:table-cell>
          <table:table-cell office:value-type="float" office:value="6.81856921487603" calcext:value-type="float">
            <text:p>6.82</text:p>
          </table:table-cell>
          <table:table-cell office:value-type="float" office:value="0.00751209506308681" calcext:value-type="float">
            <text:p>0.007512</text:p>
          </table:table-cell>
          <table:table-cell office:value-type="float" office:value="0.993016949662359" calcext:value-type="float">
            <text:p>0.993017</text:p>
          </table:table-cell>
          <table:table-cell office:value-type="float" office:value="1.68531" calcext:value-type="float">
            <text:p>1.685</text:p>
          </table:table-cell>
          <table:table-cell office:value-type="float" office:value="0.04367" calcext:value-type="float">
            <text:p>0.044</text:p>
          </table:table-cell>
          <table:table-cell office:value-type="float" office:value="346.28" calcext:value-type="float">
            <text:p>346.3</text:p>
          </table:table-cell>
          <table:table-cell office:value-type="float" office:value="6.961" calcext:value-type="float">
            <text:p>7.0</text:p>
          </table:table-cell>
          <table:table-cell office:value-type="float" office:value="0.673871289528226" calcext:value-type="float">
            <text:p>0.674</text:p>
          </table:table-cell>
          <table:table-cell office:value-type="float" office:value="0.966198" calcext:value-type="float">
            <text:p>0.966</text:p>
          </table:table-cell>
          <table:table-cell office:value-type="float" office:value="0.002528" calcext:value-type="float">
            <text:p>0.003</text:p>
          </table:table-cell>
          <table:table-cell office:value-type="float" office:value="719.576" calcext:value-type="float">
            <text:p>719.6</text:p>
          </table:table-cell>
          <table:table-cell table:style-name="ce14" office:value-type="float" office:value="6.222" calcext:value-type="float">
            <text:p>6.2</text:p>
          </table:table-cell>
          <table:table-cell office:value-type="float" office:value="0.74116386740868" calcext:value-type="float">
            <text:p>0.741</text:p>
          </table:table-cell>
          <table:table-cell office:value-type="float" office:value="2079.34394207671" calcext:value-type="float">
            <text:p>2079.3</text:p>
          </table:table-cell>
          <table:table-cell office:value-type="float" office:value="1.33557749518613" calcext:value-type="float">
            <text:p>1.34</text:p>
          </table:table-cell>
          <table:table-cell office:value-type="float" office:value="1.69896420697881" calcext:value-type="float">
            <text:p>1.699</text:p>
          </table:table-cell>
          <table:table-cell office:value-type="float" office:value="0.00734165020199909" calcext:value-type="float">
            <text:p>0.00734</text:p>
          </table:table-cell>
          <table:table-cell table:number-columns-repeated="2"/>
          <table:table-cell table:style-name="ce2" table:formula="of:=[.J14]/POWER(LN([.C14]);[.$AH$2])" office:value-type="float" office:value="1.83393533906964" calcext:value-type="float">
            <text:p>1.83393533906964</text:p>
          </table:table-cell>
          <table:table-cell/>
          <table:table-cell table:style-name="ce2" table:formula="of:=[.$AJ$1]*POWER([.$C14];[.$AJ$2])" office:value-type="float" office:value="1854.94620124163" calcext:value-type="float">
            <text:p>1854.94620124163</text:p>
          </table:table-cell>
          <table:table-cell/>
          <table:table-cell table:style-name="ce2" table:formula="of:=[.AL$1]*POWER([.$C14];[.AL$2])" office:value-type="float" office:value="0.318911409450325" calcext:value-type="float">
            <text:p>0.318911409450325</text:p>
          </table:table-cell>
          <table:table-cell/>
          <table:table-cell table:style-name="ce2" table:formula="of:=[.AN$1]*POWER([.$C14];[.AN$2])" office:value-type="float" office:value="1256.76344597977" calcext:value-type="float">
            <text:p>1256.76344597977</text:p>
          </table:table-cell>
          <table:table-cell/>
          <table:table-cell table:style-name="ce2" table:formula="of:=[.AP$1]*POWER([.$C14];[.AP$2])" office:value-type="float" office:value="267.509905541633" calcext:value-type="float">
            <text:p>267.509905541633</text:p>
          </table:table-cell>
          <table:table-cell/>
          <table:table-cell table:style-name="ce2" table:formula="of:=[.AR$1]*POWER([.$C14];[.AR$2])" office:value-type="float" office:value="28.8049308094352" calcext:value-type="float">
            <text:p>28.8049308094352</text:p>
          </table:table-cell>
          <table:table-cell/>
          <table:table-cell table:style-name="ce2" table:formula="of:=[.AT$1]*POWER([.$C14];[.AT$2])" office:value-type="float" office:value="341.986593231224" calcext:value-type="float">
            <text:p>341.986593231224</text:p>
          </table:table-cell>
          <table:table-cell/>
          <table:table-cell table:style-name="ce2" table:formula="of:=[.AV$1]*POWER([.$C14];[.AV$2])" office:value-type="float" office:value="2064.33742189519" calcext:value-type="float">
            <text:p>2064.33742189519</text:p>
          </table:table-cell>
          <table:table-cell/>
          <table:table-cell table:style-name="ce2" table:formula="of:=LN([.C14])" office:value-type="float" office:value="8.67709870892586" calcext:value-type="float">
            <text:p>8.67709870892586</text:p>
          </table:table-cell>
          <table:table-cell/>
          <table:table-cell table:style-name="ce2" table:formula="of:=[.AZ$1]*POWER([.$AX14];[.AZ$2])" office:value-type="float" office:value="6.27251858025426" calcext:value-type="float">
            <text:p>6.27251858025426</text:p>
          </table:table-cell>
          <table:table-cell/>
          <table:table-cell table:style-name="ce2" table:formula="of:=[.AB14]*LN([.C14])*LN([.C14])/[.C14]" office:value-type="float" office:value="26.6845153278547" calcext:value-type="float">
            <text:p>26.6845153278547</text:p>
          </table:table-cell>
          <table:table-cell table:number-columns-repeated="4"/>
          <table:table-cell table:style-name="ce2" table:formula="of:=[.BF$1]+[.BF$2]/POWER([.$C14];[.BF$3])" office:value-type="float" office:value="1.66335759455178" calcext:value-type="float">
            <text:p>1.66335759455178</text:p>
          </table:table-cell>
          <table:table-cell/>
          <table:table-cell table:style-name="ce2" table:formula="of:=0.5*PI()+[.BI$1]/POWER([.$C14];[.BI$2])" office:value-type="float" office:value="1.6955028118234" calcext:value-type="float">
            <text:p>1.695502811823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6168" calcext:value-type="float">
            <text:p>6168</text:p>
          </table:table-cell>
          <table:table-cell office:value-type="float" office:value="0.316472114137484" calcext:value-type="float">
            <text:p>0.316</text:p>
          </table:table-cell>
          <table:table-cell table:style-name="ce2" office:value-type="float" office:value="1340" calcext:value-type="float">
            <text:p>1340</text:p>
          </table:table-cell>
          <table:table-cell table:style-name="ce2" office:value-type="float" office:value="0.217250324254215" calcext:value-type="float">
            <text:p>0.217250324254215</text:p>
          </table:table-cell>
          <table:table-cell table:style-name="ce2" office:value-type="float" office:value="280" calcext:value-type="float">
            <text:p>280</text:p>
          </table:table-cell>
          <table:table-cell office:value-type="float" office:value="0.0453955901426719" calcext:value-type="float">
            <text:p>0.04540</text:p>
          </table:table-cell>
          <table:table-cell office:value-type="float" office:value="4.78571428571429" calcext:value-type="float">
            <text:p>4.79</text:p>
          </table:table-cell>
          <table:table-cell table:style-name="ce2" office:value-type="float" office:value="6.30961839075079" calcext:value-type="float">
            <text:p>6.30961839075079</text:p>
          </table:table-cell>
          <table:table-cell office:value-type="float" office:value="0.722988938176587" calcext:value-type="float">
            <text:p>0.7230</text:p>
          </table:table-cell>
          <table:table-cell office:value-type="float" office:value="2.13583339720784" calcext:value-type="float">
            <text:p>2.1358</text:p>
          </table:table-cell>
          <table:table-cell table:style-name="ce25" office:value-type="float" office:value="0.926672285954429" calcext:value-type="float">
            <text:p>0.9267</text:p>
          </table:table-cell>
          <table:table-cell office:value-type="float" office:value="30.3333333333333" calcext:value-type="float">
            <text:p>30.3</text:p>
          </table:table-cell>
          <table:table-cell office:value-type="float" office:value="6.70353822002174" calcext:value-type="float">
            <text:p>6.70</text:p>
          </table:table-cell>
          <table:table-cell office:value-type="float" office:value="0.00734960450238116" calcext:value-type="float">
            <text:p>0.007350</text:p>
          </table:table-cell>
          <table:table-cell office:value-type="float" office:value="0.99315918606425" calcext:value-type="float">
            <text:p>0.993159</text:p>
          </table:table-cell>
          <table:table-cell office:value-type="float" office:value="1.69063" calcext:value-type="float">
            <text:p>1.691</text:p>
          </table:table-cell>
          <table:table-cell office:value-type="float" office:value="0.03284" calcext:value-type="float">
            <text:p>0.033</text:p>
          </table:table-cell>
          <table:table-cell office:value-type="float" office:value="353.233" calcext:value-type="float">
            <text:p>353.2</text:p>
          </table:table-cell>
          <table:table-cell office:value-type="float" office:value="5.279" calcext:value-type="float">
            <text:p>5.3</text:p>
          </table:table-cell>
          <table:table-cell office:value-type="float" office:value="0.672286072606891" calcext:value-type="float">
            <text:p>0.672</text:p>
          </table:table-cell>
          <table:table-cell office:value-type="float" office:value="0.964548" calcext:value-type="float">
            <text:p>0.965</text:p>
          </table:table-cell>
          <table:table-cell office:value-type="float" office:value="0.00235" calcext:value-type="float">
            <text:p>0.002</text:p>
          </table:table-cell>
          <table:table-cell office:value-type="float" office:value="751.82" calcext:value-type="float">
            <text:p>751.8</text:p>
          </table:table-cell>
          <table:table-cell table:style-name="ce14" office:value-type="float" office:value="6.052" calcext:value-type="float">
            <text:p>6.1</text:p>
          </table:table-cell>
          <table:table-cell office:value-type="float" office:value="0.75579966618908" calcext:value-type="float">
            <text:p>0.756</text:p>
          </table:table-cell>
          <table:table-cell office:value-type="float" office:value="2163.49917565278" calcext:value-type="float">
            <text:p>2163.5</text:p>
          </table:table-cell>
          <table:table-cell office:value-type="float" office:value="1.3294381013903" calcext:value-type="float">
            <text:p>1.33</text:p>
          </table:table-cell>
          <table:table-cell office:value-type="float" office:value="1.69842538636818" calcext:value-type="float">
            <text:p>1.698</text:p>
          </table:table-cell>
          <table:table-cell office:value-type="float" office:value="0.00718747739472883" calcext:value-type="float">
            <text:p>0.00719</text:p>
          </table:table-cell>
          <table:table-cell table:number-columns-repeated="2"/>
          <table:table-cell table:style-name="ce2" table:formula="of:=[.J15]/POWER(LN([.C15]);[.$AH$2])" office:value-type="float" office:value="1.83529707414104" calcext:value-type="float">
            <text:p>1.83529707414104</text:p>
          </table:table-cell>
          <table:table-cell/>
          <table:table-cell table:style-name="ce2" table:formula="of:=[.$AJ$1]*POWER([.$C15];[.$AJ$2])" office:value-type="float" office:value="1923.81507288314" calcext:value-type="float">
            <text:p>1923.81507288314</text:p>
          </table:table-cell>
          <table:table-cell/>
          <table:table-cell table:style-name="ce2" table:formula="of:=[.AL$1]*POWER([.$C15];[.AL$2])" office:value-type="float" office:value="0.315533342773598" calcext:value-type="float">
            <text:p>0.315533342773598</text:p>
          </table:table-cell>
          <table:table-cell/>
          <table:table-cell table:style-name="ce2" table:formula="of:=[.AN$1]*POWER([.$C15];[.AN$2])" office:value-type="float" office:value="1298.84299559048" calcext:value-type="float">
            <text:p>1298.84299559048</text:p>
          </table:table-cell>
          <table:table-cell/>
          <table:table-cell table:style-name="ce2" table:formula="of:=[.AP$1]*POWER([.$C15];[.AP$2])" office:value-type="float" office:value="279.004158404836" calcext:value-type="float">
            <text:p>279.004158404836</text:p>
          </table:table-cell>
          <table:table-cell/>
          <table:table-cell table:style-name="ce2" table:formula="of:=[.AR$1]*POWER([.$C15];[.AR$2])" office:value-type="float" office:value="29.5481569313829" calcext:value-type="float">
            <text:p>29.5481569313829</text:p>
          </table:table-cell>
          <table:table-cell/>
          <table:table-cell table:style-name="ce2" table:formula="of:=[.AT$1]*POWER([.$C15];[.AT$2])" office:value-type="float" office:value="357.604826253981" calcext:value-type="float">
            <text:p>357.604826253981</text:p>
          </table:table-cell>
          <table:table-cell/>
          <table:table-cell table:style-name="ce2" table:formula="of:=[.AV$1]*POWER([.$C15];[.AV$2])" office:value-type="float" office:value="2143.72646063589" calcext:value-type="float">
            <text:p>2143.72646063589</text:p>
          </table:table-cell>
          <table:table-cell/>
          <table:table-cell table:style-name="ce2" table:formula="of:=LN([.C15])" office:value-type="float" office:value="8.72712991524317" calcext:value-type="float">
            <text:p>8.72712991524317</text:p>
          </table:table-cell>
          <table:table-cell/>
          <table:table-cell table:style-name="ce2" table:formula="of:=[.AZ$1]*POWER([.$AX15];[.AZ$2])" office:value-type="float" office:value="6.29391082062392" calcext:value-type="float">
            <text:p>6.29391082062392</text:p>
          </table:table-cell>
          <table:table-cell/>
          <table:table-cell table:style-name="ce2" table:formula="of:=[.AB15]*LN([.C15])*LN([.C15])/[.C15]" office:value-type="float" office:value="26.7150044694603" calcext:value-type="float">
            <text:p>26.7150044694603</text:p>
          </table:table-cell>
          <table:table-cell table:number-columns-repeated="4"/>
          <table:table-cell table:style-name="ce2" table:formula="of:=[.BF$1]+[.BF$2]/POWER([.$C15];[.BF$3])" office:value-type="float" office:value="1.66159942702061" calcext:value-type="float">
            <text:p>1.66159942702061</text:p>
          </table:table-cell>
          <table:table-cell/>
          <table:table-cell table:style-name="ce2" table:formula="of:=0.5*PI()+[.BI$1]/POWER([.$C15];[.BI$2])" office:value-type="float" office:value="1.6935790369913" calcext:value-type="float">
            <text:p>1.693579036991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3</text:p>
          </table:table-cell>
          <table:table-cell table:style-name="ce2" office:value-type="float" office:value="2057" calcext:value-type="float">
            <text:p>2057</text:p>
          </table:table-cell>
          <table:table-cell table:style-name="ce2" office:value-type="float" office:value="6668" calcext:value-type="float">
            <text:p>6668</text:p>
          </table:table-cell>
          <table:table-cell office:value-type="float" office:value="0.308488302339532" calcext:value-type="float">
            <text:p>0.308</text:p>
          </table:table-cell>
          <table:table-cell table:style-name="ce2" office:value-type="float" office:value="1397" calcext:value-type="float">
            <text:p>1397</text:p>
          </table:table-cell>
          <table:table-cell table:style-name="ce2" office:value-type="float" office:value="0.209508098380324" calcext:value-type="float">
            <text:p>0.209508098380324</text:p>
          </table:table-cell>
          <table:table-cell table:style-name="ce2" office:value-type="float" office:value="298" calcext:value-type="float">
            <text:p>298</text:p>
          </table:table-cell>
          <table:table-cell office:value-type="float" office:value="0.0446910617876425" calcext:value-type="float">
            <text:p>0.04469</text:p>
          </table:table-cell>
          <table:table-cell office:value-type="float" office:value="4.68791946308725" calcext:value-type="float">
            <text:p>4.69</text:p>
          </table:table-cell>
          <table:table-cell table:style-name="ce2" office:value-type="float" office:value="6.33510975364122" calcext:value-type="float">
            <text:p>6.33510975364122</text:p>
          </table:table-cell>
          <table:table-cell office:value-type="float" office:value="0.719483886074814" calcext:value-type="float">
            <text:p>0.7195</text:p>
          </table:table-cell>
          <table:table-cell office:value-type="float" office:value="2.13494950391344" calcext:value-type="float">
            <text:p>2.1349</text:p>
          </table:table-cell>
          <table:table-cell table:style-name="ce25" office:value-type="float" office:value="0.921215068233266" calcext:value-type="float">
            <text:p>0.9212</text:p>
          </table:table-cell>
          <table:table-cell office:value-type="float" office:value="30.75" calcext:value-type="float">
            <text:p>30.8</text:p>
          </table:table-cell>
          <table:table-cell office:value-type="float" office:value="7.0518871042369" calcext:value-type="float">
            <text:p>7.05</text:p>
          </table:table-cell>
          <table:table-cell office:value-type="float" office:value="0.00723580538841233" calcext:value-type="float">
            <text:p>0.007236</text:p>
          </table:table-cell>
          <table:table-cell office:value-type="float" office:value="0.993247056573947" calcext:value-type="float">
            <text:p>0.993247</text:p>
          </table:table-cell>
          <table:table-cell office:value-type="float" office:value="1.66032" calcext:value-type="float">
            <text:p>1.660</text:p>
          </table:table-cell>
          <table:table-cell office:value-type="float" office:value="0.0204" calcext:value-type="float">
            <text:p>0.020</text:p>
          </table:table-cell>
          <table:table-cell office:value-type="float" office:value="379.401" calcext:value-type="float">
            <text:p>379.4</text:p>
          </table:table-cell>
          <table:table-cell office:value-type="float" office:value="3.656" calcext:value-type="float">
            <text:p>3.7</text:p>
          </table:table-cell>
          <table:table-cell office:value-type="float" office:value="0.674451214641466" calcext:value-type="float">
            <text:p>0.674</text:p>
          </table:table-cell>
          <table:table-cell office:value-type="float" office:value="0.970052" calcext:value-type="float">
            <text:p>0.970</text:p>
          </table:table-cell>
          <table:table-cell office:value-type="float" office:value="0.002555" calcext:value-type="float">
            <text:p>0.003</text:p>
          </table:table-cell>
          <table:table-cell office:value-type="float" office:value="832.877" calcext:value-type="float">
            <text:p>832.9</text:p>
          </table:table-cell>
          <table:table-cell table:style-name="ce14" office:value-type="float" office:value="7.27" calcext:value-type="float">
            <text:p>7.3</text:p>
          </table:table-cell>
          <table:table-cell office:value-type="float" office:value="0.760939443723701" calcext:value-type="float">
            <text:p>0.761</text:p>
          </table:table-cell>
          <table:table-cell office:value-type="float" office:value="2285.96003710135" calcext:value-type="float">
            <text:p>2286.0</text:p>
          </table:table-cell>
          <table:table-cell office:value-type="float" office:value="1.31096297292056" calcext:value-type="float">
            <text:p>1.31</text:p>
          </table:table-cell>
          <table:table-cell office:value-type="float" office:value="1.69095033322483" calcext:value-type="float">
            <text:p>1.691</text:p>
          </table:table-cell>
          <table:table-cell office:value-type="float" office:value="0.00708583538241362" calcext:value-type="float">
            <text:p>0.00709</text:p>
          </table:table-cell>
          <table:table-cell table:number-columns-repeated="2"/>
          <table:table-cell table:style-name="ce2" table:formula="of:=[.J16]/POWER(LN([.C16]);[.$AH$2])" office:value-type="float" office:value="1.83339605483515" calcext:value-type="float">
            <text:p>1.83339605483515</text:p>
          </table:table-cell>
          <table:table-cell/>
          <table:table-cell table:style-name="ce2" table:formula="of:=[.$AJ$1]*POWER([.$C16];[.$AJ$2])" office:value-type="float" office:value="2036.23803339036" calcext:value-type="float">
            <text:p>2036.23803339036</text:p>
          </table:table-cell>
          <table:table-cell/>
          <table:table-cell table:style-name="ce2" table:formula="of:=[.AL$1]*POWER([.$C16];[.AL$2])" office:value-type="float" office:value="0.310341694059057" calcext:value-type="float">
            <text:p>0.310341694059057</text:p>
          </table:table-cell>
          <table:table-cell/>
          <table:table-cell table:style-name="ce2" table:formula="of:=[.AN$1]*POWER([.$C16];[.AN$2])" office:value-type="float" office:value="1367.22493704546" calcext:value-type="float">
            <text:p>1367.22493704546</text:p>
          </table:table-cell>
          <table:table-cell/>
          <table:table-cell table:style-name="ce2" table:formula="of:=[.AP$1]*POWER([.$C16];[.AP$2])" office:value-type="float" office:value="297.903354601737" calcext:value-type="float">
            <text:p>297.903354601737</text:p>
          </table:table-cell>
          <table:table-cell/>
          <table:table-cell table:style-name="ce2" table:formula="of:=[.AR$1]*POWER([.$C16];[.AR$2])" office:value-type="float" office:value="30.7444477587508" calcext:value-type="float">
            <text:p>30.7444477587508</text:p>
          </table:table-cell>
          <table:table-cell/>
          <table:table-cell table:style-name="ce2" table:formula="of:=[.AT$1]*POWER([.$C16];[.AT$2])" office:value-type="float" office:value="383.370243216854" calcext:value-type="float">
            <text:p>383.370243216854</text:p>
          </table:table-cell>
          <table:table-cell/>
          <table:table-cell table:style-name="ce2" table:formula="of:=[.AV$1]*POWER([.$C16];[.AV$2])" office:value-type="float" office:value="2273.53612373929" calcext:value-type="float">
            <text:p>2273.53612373929</text:p>
          </table:table-cell>
          <table:table-cell/>
          <table:table-cell table:style-name="ce2" table:formula="of:=LN([.C16])" office:value-type="float" office:value="8.80507524387068" calcext:value-type="float">
            <text:p>8.80507524387068</text:p>
          </table:table-cell>
          <table:table-cell/>
          <table:table-cell table:style-name="ce2" table:formula="of:=[.AZ$1]*POWER([.$AX16];[.AZ$2])" office:value-type="float" office:value="6.32713913376254" calcext:value-type="float">
            <text:p>6.32713913376254</text:p>
          </table:table-cell>
          <table:table-cell/>
          <table:table-cell table:style-name="ce2" table:formula="of:=[.AB16]*LN([.C16])*LN([.C16])/[.C16]" office:value-type="float" office:value="26.579033580872" calcext:value-type="float">
            <text:p>26.579033580872</text:p>
          </table:table-cell>
          <table:table-cell table:number-columns-repeated="4"/>
          <table:table-cell table:style-name="ce2" table:formula="of:=[.BF$1]+[.BF$2]/POWER([.$C16];[.BF$3])" office:value-type="float" office:value="1.65892199895419" calcext:value-type="float">
            <text:p>1.65892199895419</text:p>
          </table:table-cell>
          <table:table-cell/>
          <table:table-cell table:style-name="ce2" table:formula="of:=0.5*PI()+[.BI$1]/POWER([.$C16];[.BI$2])" office:value-type="float" office:value="1.69064088512935" calcext:value-type="float">
            <text:p>1.6906408851293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4</text:p>
          </table:table-cell>
          <table:table-cell table:style-name="ce2" office:value-type="float" office:value="2143" calcext:value-type="float">
            <text:p>2143</text:p>
          </table:table-cell>
          <table:table-cell table:style-name="ce2" office:value-type="float" office:value="7134" calcext:value-type="float">
            <text:p>7134</text:p>
          </table:table-cell>
          <table:table-cell office:value-type="float" office:value="0.300392486683488" calcext:value-type="float">
            <text:p>0.300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0.200869077656294" calcext:value-type="float">
            <text:p>0.200869077656294</text:p>
          </table:table-cell>
          <table:table-cell table:style-name="ce2" office:value-type="float" office:value="319" calcext:value-type="float">
            <text:p>319</text:p>
          </table:table-cell>
          <table:table-cell office:value-type="float" office:value="0.0447154471544715" calcext:value-type="float">
            <text:p>0.04472</text:p>
          </table:table-cell>
          <table:table-cell office:value-type="float" office:value="4.49216300940439" calcext:value-type="float">
            <text:p>4.49</text:p>
          </table:table-cell>
          <table:table-cell table:style-name="ce2" office:value-type="float" office:value="6.3488271767185" calcext:value-type="float">
            <text:p>6.3488271767185</text:p>
          </table:table-cell>
          <table:table-cell office:value-type="float" office:value="0.715552103664958" calcext:value-type="float">
            <text:p>0.7156</text:p>
          </table:table-cell>
          <table:table-cell office:value-type="float" office:value="2.13141188936024" calcext:value-type="float">
            <text:p>2.1314</text:p>
          </table:table-cell>
          <table:table-cell table:style-name="ce25" office:value-type="float" office:value="0.91535546090052" calcext:value-type="float">
            <text:p>0.9154</text:p>
          </table:table-cell>
          <table:table-cell office:value-type="float" office:value="32" calcext:value-type="float">
            <text:p>32.0</text:p>
          </table:table-cell>
          <table:table-cell office:value-type="float" office:value="6.966796875" calcext:value-type="float">
            <text:p>6.97</text:p>
          </table:table-cell>
          <table:table-cell office:value-type="float" office:value="0.00725076274282931" calcext:value-type="float">
            <text:p>0.007251</text:p>
          </table:table-cell>
          <table:table-cell office:value-type="float" office:value="0.993212705621903" calcext:value-type="float">
            <text:p>0.993213</text:p>
          </table:table-cell>
          <table:table-cell office:value-type="float" office:value="1.65112" calcext:value-type="float">
            <text:p>1.651</text:p>
          </table:table-cell>
          <table:table-cell office:value-type="float" office:value="0.02189" calcext:value-type="float">
            <text:p>0.022</text:p>
          </table:table-cell>
          <table:table-cell office:value-type="float" office:value="412.543" calcext:value-type="float">
            <text:p>412.5</text:p>
          </table:table-cell>
          <table:table-cell office:value-type="float" office:value="4.375" calcext:value-type="float">
            <text:p>4.4</text:p>
          </table:table-cell>
          <table:table-cell office:value-type="float" office:value="0.678755028741416" calcext:value-type="float">
            <text:p>0.679</text:p>
          </table:table-cell>
          <table:table-cell office:value-type="float" office:value="0.980944" calcext:value-type="float">
            <text:p>0.981</text:p>
          </table:table-cell>
          <table:table-cell office:value-type="float" office:value="0.002438" calcext:value-type="float">
            <text:p>0.002</text:p>
          </table:table-cell>
          <table:table-cell office:value-type="float" office:value="931.257" calcext:value-type="float">
            <text:p>931.3</text:p>
          </table:table-cell>
          <table:table-cell table:style-name="ce14" office:value-type="float" office:value="7.706" calcext:value-type="float">
            <text:p>7.7</text:p>
          </table:table-cell>
          <table:table-cell office:value-type="float" office:value="0.749731187673573" calcext:value-type="float">
            <text:p>0.750</text:p>
          </table:table-cell>
          <table:table-cell office:value-type="float" office:value="2390.53849822086" calcext:value-type="float">
            <text:p>2390.5</text:p>
          </table:table-cell>
          <table:table-cell office:value-type="float" office:value="1.29121686767269" calcext:value-type="float">
            <text:p>1.29</text:p>
          </table:table-cell>
          <table:table-cell office:value-type="float" office:value="1.68672675005648" calcext:value-type="float">
            <text:p>1.687</text:p>
          </table:table-cell>
          <table:table-cell office:value-type="float" office:value="0.00711058892729816" calcext:value-type="float">
            <text:p>0.00711</text:p>
          </table:table-cell>
          <table:table-cell table:number-columns-repeated="2"/>
          <table:table-cell table:style-name="ce2" table:formula="of:=[.J17]/POWER(LN([.C17]);[.$AH$2])" office:value-type="float" office:value="1.82937915868302" calcext:value-type="float">
            <text:p>1.82937915868302</text:p>
          </table:table-cell>
          <table:table-cell/>
          <table:table-cell table:style-name="ce2" table:formula="of:=[.$AJ$1]*POWER([.$C17];[.$AJ$2])" office:value-type="float" office:value="2138.97108525594" calcext:value-type="float">
            <text:p>2138.97108525594</text:p>
          </table:table-cell>
          <table:table-cell/>
          <table:table-cell table:style-name="ce2" table:formula="of:=[.AL$1]*POWER([.$C17];[.AL$2])" office:value-type="float" office:value="0.305911444447494" calcext:value-type="float">
            <text:p>0.305911444447494</text:p>
          </table:table-cell>
          <table:table-cell/>
          <table:table-cell table:style-name="ce2" table:formula="of:=[.AN$1]*POWER([.$C17];[.AN$2])" office:value-type="float" office:value="1429.3942635932" calcext:value-type="float">
            <text:p>1429.3942635932</text:p>
          </table:table-cell>
          <table:table-cell/>
          <table:table-cell table:style-name="ce2" table:formula="of:=[.AP$1]*POWER([.$C17];[.AP$2])" office:value-type="float" office:value="315.315002226191" calcext:value-type="float">
            <text:p>315.315002226191</text:p>
          </table:table-cell>
          <table:table-cell/>
          <table:table-cell table:style-name="ce2" table:formula="of:=[.AR$1]*POWER([.$C17];[.AR$2])" office:value-type="float" office:value="31.8203324809316" calcext:value-type="float">
            <text:p>31.8203324809316</text:p>
          </table:table-cell>
          <table:table-cell/>
          <table:table-cell table:style-name="ce2" table:formula="of:=[.AT$1]*POWER([.$C17];[.AT$2])" office:value-type="float" office:value="407.196997002441" calcext:value-type="float">
            <text:p>407.196997002441</text:p>
          </table:table-cell>
          <table:table-cell/>
          <table:table-cell table:style-name="ce2" table:formula="of:=[.AV$1]*POWER([.$C17];[.AV$2])" office:value-type="float" office:value="2392.37830193711" calcext:value-type="float">
            <text:p>2392.37830193711</text:p>
          </table:table-cell>
          <table:table-cell/>
          <table:table-cell table:style-name="ce2" table:formula="of:=LN([.C17])" office:value-type="float" office:value="8.87262736591884" calcext:value-type="float">
            <text:p>8.87262736591884</text:p>
          </table:table-cell>
          <table:table-cell/>
          <table:table-cell table:style-name="ce2" table:formula="of:=[.AZ$1]*POWER([.$AX17];[.AZ$2])" office:value-type="float" office:value="6.35583988218139" calcext:value-type="float">
            <text:p>6.35583988218139</text:p>
          </table:table-cell>
          <table:table-cell/>
          <table:table-cell table:style-name="ce2" table:formula="of:=[.AB17]*LN([.C17])*LN([.C17])/[.C17]" office:value-type="float" office:value="26.3795341475256" calcext:value-type="float">
            <text:p>26.3795341475256</text:p>
          </table:table-cell>
          <table:table-cell table:number-columns-repeated="4"/>
          <table:table-cell table:style-name="ce2" table:formula="of:=[.BF$1]+[.BF$2]/POWER([.$C17];[.BF$3])" office:value-type="float" office:value="1.65666095956751" calcext:value-type="float">
            <text:p>1.65666095956751</text:p>
          </table:table-cell>
          <table:table-cell/>
          <table:table-cell table:style-name="ce2" table:formula="of:=0.5*PI()+[.BI$1]/POWER([.$C17];[.BI$2])" office:value-type="float" office:value="1.68815143805395" calcext:value-type="float">
            <text:p>1.6881514380539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5</text:p>
          </table:table-cell>
          <table:table-cell table:style-name="ce2" office:value-type="float" office:value="2239" calcext:value-type="float">
            <text:p>2239</text:p>
          </table:table-cell>
          <table:table-cell table:style-name="ce2" office:value-type="float" office:value="7522" calcext:value-type="float">
            <text:p>7522</text:p>
          </table:table-cell>
          <table:table-cell office:value-type="float" office:value="0.297660196756182" calcext:value-type="float">
            <text:p>0.298</text:p>
          </table:table-cell>
          <table:table-cell table:style-name="ce2" office:value-type="float" office:value="1505" calcext:value-type="float">
            <text:p>1505</text:p>
          </table:table-cell>
          <table:table-cell table:style-name="ce2" office:value-type="float" office:value="0.200079766019676" calcext:value-type="float">
            <text:p>0.200079766019676</text:p>
          </table:table-cell>
          <table:table-cell table:style-name="ce2" office:value-type="float" office:value="325" calcext:value-type="float">
            <text:p>325</text:p>
          </table:table-cell>
          <table:table-cell office:value-type="float" office:value="0.0432065939909599" calcext:value-type="float">
            <text:p>0.04321</text:p>
          </table:table-cell>
          <table:table-cell office:value-type="float" office:value="4.63076923076923" calcext:value-type="float">
            <text:p>4.63</text:p>
          </table:table-cell>
          <table:table-cell table:style-name="ce2" office:value-type="float" office:value="6.36897322161186" calcext:value-type="float">
            <text:p>6.36897322161186</text:p>
          </table:table-cell>
          <table:table-cell office:value-type="float" office:value="0.713563486602308" calcext:value-type="float">
            <text:p>0.7136</text:p>
          </table:table-cell>
          <table:table-cell office:value-type="float" office:value="2.13182239834609" calcext:value-type="float">
            <text:p>2.1318</text:p>
          </table:table-cell>
          <table:table-cell table:style-name="ce25" office:value-type="float" office:value="0.912170181618513" calcext:value-type="float">
            <text:p>0.9122</text:p>
          </table:table-cell>
          <table:table-cell office:value-type="float" office:value="33" calcext:value-type="float">
            <text:p>33.0</text:p>
          </table:table-cell>
          <table:table-cell office:value-type="float" office:value="6.90725436179982" calcext:value-type="float">
            <text:p>6.91</text:p>
          </table:table-cell>
          <table:table-cell office:value-type="float" office:value="0.00723305937078875" calcext:value-type="float">
            <text:p>0.007233</text:p>
          </table:table-cell>
          <table:table-cell office:value-type="float" office:value="0.993210536223773" calcext:value-type="float">
            <text:p>0.993211</text:p>
          </table:table-cell>
          <table:table-cell office:value-type="float" office:value="1.61729" calcext:value-type="float">
            <text:p>1.617</text:p>
          </table:table-cell>
          <table:table-cell office:value-type="float" office:value="0.03212" calcext:value-type="float">
            <text:p>0.032</text:p>
          </table:table-cell>
          <table:table-cell office:value-type="float" office:value="415.328" calcext:value-type="float">
            <text:p>415.3</text:p>
          </table:table-cell>
          <table:table-cell office:value-type="float" office:value="6.598" calcext:value-type="float">
            <text:p>6.6</text:p>
          </table:table-cell>
          <table:table-cell office:value-type="float" office:value="0.675481437859122" calcext:value-type="float">
            <text:p>0.675</text:p>
          </table:table-cell>
          <table:table-cell office:value-type="float" office:value="0.974796" calcext:value-type="float">
            <text:p>0.975</text:p>
          </table:table-cell>
          <table:table-cell office:value-type="float" office:value="0.00266" calcext:value-type="float">
            <text:p>0.003</text:p>
          </table:table-cell>
          <table:table-cell office:value-type="float" office:value="953.278" calcext:value-type="float">
            <text:p>953.3</text:p>
          </table:table-cell>
          <table:table-cell table:style-name="ce14" office:value-type="float" office:value="8.643" calcext:value-type="float">
            <text:p>8.6</text:p>
          </table:table-cell>
          <table:table-cell office:value-type="float" office:value="0.770913944388896" calcext:value-type="float">
            <text:p>0.771</text:p>
          </table:table-cell>
          <table:table-cell office:value-type="float" office:value="2499.21757840825" calcext:value-type="float">
            <text:p>2499.2</text:p>
          </table:table-cell>
          <table:table-cell office:value-type="float" office:value="1.28792879497773" calcext:value-type="float">
            <text:p>1.29</text:p>
          </table:table-cell>
          <table:table-cell office:value-type="float" office:value="1.68440119409112" calcext:value-type="float">
            <text:p>1.684</text:p>
          </table:table-cell>
          <table:table-cell office:value-type="float" office:value="0.00710011600466337" calcext:value-type="float">
            <text:p>0.00710</text:p>
          </table:table-cell>
          <table:table-cell table:number-columns-repeated="2"/>
          <table:table-cell table:style-name="ce2" table:formula="of:=[.J18]/POWER(LN([.C18]);[.$AH$2])" office:value-type="float" office:value="1.82896942160662" calcext:value-type="float">
            <text:p>1.82896942160662</text:p>
          </table:table-cell>
          <table:table-cell/>
          <table:table-cell table:style-name="ce2" table:formula="of:=[.$AJ$1]*POWER([.$C18];[.$AJ$2])" office:value-type="float" office:value="2223.12409158004" calcext:value-type="float">
            <text:p>2223.12409158004</text:p>
          </table:table-cell>
          <table:table-cell/>
          <table:table-cell table:style-name="ce2" table:formula="of:=[.AL$1]*POWER([.$C18];[.AL$2])" office:value-type="float" office:value="0.302482459734706" calcext:value-type="float">
            <text:p>0.302482459734706</text:p>
          </table:table-cell>
          <table:table-cell/>
          <table:table-cell table:style-name="ce2" table:formula="of:=[.AN$1]*POWER([.$C18];[.AN$2])" office:value-type="float" office:value="1480.10470228158" calcext:value-type="float">
            <text:p>1480.10470228158</text:p>
          </table:table-cell>
          <table:table-cell/>
          <table:table-cell table:style-name="ce2" table:formula="of:=[.AP$1]*POWER([.$C18];[.AP$2])" office:value-type="float" office:value="329.674224880655" calcext:value-type="float">
            <text:p>329.674224880655</text:p>
          </table:table-cell>
          <table:table-cell/>
          <table:table-cell table:style-name="ce2" table:formula="of:=[.AR$1]*POWER([.$C18];[.AR$2])" office:value-type="float" office:value="32.6900753214919" calcext:value-type="float">
            <text:p>32.6900753214919</text:p>
          </table:table-cell>
          <table:table-cell/>
          <table:table-cell table:style-name="ce2" table:formula="of:=[.AT$1]*POWER([.$C18];[.AT$2])" office:value-type="float" office:value="426.907884222736" calcext:value-type="float">
            <text:p>426.907884222736</text:p>
          </table:table-cell>
          <table:table-cell/>
          <table:table-cell table:style-name="ce2" table:formula="of:=[.AV$1]*POWER([.$C18];[.AV$2])" office:value-type="float" office:value="2489.87710552162" calcext:value-type="float">
            <text:p>2489.87710552162</text:p>
          </table:table-cell>
          <table:table-cell/>
          <table:table-cell table:style-name="ce2" table:formula="of:=LN([.C18])" office:value-type="float" office:value="8.92558733903028" calcext:value-type="float">
            <text:p>8.92558733903028</text:p>
          </table:table-cell>
          <table:table-cell/>
          <table:table-cell table:style-name="ce2" table:formula="of:=[.AZ$1]*POWER([.$AX18];[.AZ$2])" office:value-type="float" office:value="6.37827862062858" calcext:value-type="float">
            <text:p>6.37827862062858</text:p>
          </table:table-cell>
          <table:table-cell/>
          <table:table-cell table:style-name="ce2" table:formula="of:=[.AB18]*LN([.C18])*LN([.C18])/[.C18]" office:value-type="float" office:value="26.4694151665196" calcext:value-type="float">
            <text:p>26.4694151665196</text:p>
          </table:table-cell>
          <table:table-cell table:number-columns-repeated="4"/>
          <table:table-cell table:style-name="ce2" table:formula="of:=[.BF$1]+[.BF$2]/POWER([.$C18];[.BF$3])" office:value-type="float" office:value="1.65492599542465" calcext:value-type="float">
            <text:p>1.65492599542465</text:p>
          </table:table-cell>
          <table:table-cell/>
          <table:table-cell table:style-name="ce2" table:formula="of:=0.5*PI()+[.BI$1]/POWER([.$C18];[.BI$2])" office:value-type="float" office:value="1.68623596125221" calcext:value-type="float">
            <text:p>1.6862359612522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6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float" office:value="8240" calcext:value-type="float">
            <text:p>8240</text:p>
          </table:table-cell>
          <table:table-cell office:value-type="float" office:value="0.287621359223301" calcext:value-type="float">
            <text:p>0.288</text:p>
          </table:table-cell>
          <table:table-cell table:style-name="ce2" office:value-type="float" office:value="1567" calcext:value-type="float">
            <text:p>1567</text:p>
          </table:table-cell>
          <table:table-cell table:style-name="ce2" office:value-type="float" office:value="0.190169902912621" calcext:value-type="float">
            <text:p>0.190169902912621</text:p>
          </table:table-cell>
          <table:table-cell table:style-name="ce2" office:value-type="float" office:value="354" calcext:value-type="float">
            <text:p>354</text:p>
          </table:table-cell>
          <table:table-cell office:value-type="float" office:value="0.0429611650485437" calcext:value-type="float">
            <text:p>0.04296</text:p>
          </table:table-cell>
          <table:table-cell office:value-type="float" office:value="4.42655367231638" calcext:value-type="float">
            <text:p>4.43</text:p>
          </table:table-cell>
          <table:table-cell table:style-name="ce2" office:value-type="float" office:value="6.39095917782139" calcext:value-type="float">
            <text:p>6.39095917782139</text:p>
          </table:table-cell>
          <table:table-cell office:value-type="float" office:value="0.708787001123517" calcext:value-type="float">
            <text:p>0.7088</text:p>
          </table:table-cell>
          <table:table-cell office:value-type="float" office:value="2.1283394442501" calcext:value-type="float">
            <text:p>2.1283</text:p>
          </table:table-cell>
          <table:table-cell table:style-name="ce25" office:value-type="float" office:value="0.904975575804305" calcext:value-type="float">
            <text:p>0.9050</text:p>
          </table:table-cell>
          <table:table-cell office:value-type="float" office:value="34" calcext:value-type="float">
            <text:p>34.0</text:p>
          </table:table-cell>
          <table:table-cell office:value-type="float" office:value="7.1280276816609" calcext:value-type="float">
            <text:p>7.13</text:p>
          </table:table-cell>
          <table:table-cell office:value-type="float" office:value="0.00719518804788451" calcext:value-type="float">
            <text:p>0.007195</text:p>
          </table:table-cell>
          <table:table-cell office:value-type="float" office:value="0.99322389376383" calcext:value-type="float">
            <text:p>0.993224</text:p>
          </table:table-cell>
          <table:table-cell office:value-type="float" office:value="1.61846" calcext:value-type="float">
            <text:p>1.618</text:p>
          </table:table-cell>
          <table:table-cell office:value-type="float" office:value="0.02807" calcext:value-type="float">
            <text:p>0.028</text:p>
          </table:table-cell>
          <table:table-cell office:value-type="float" office:value="459.566" calcext:value-type="float">
            <text:p>459.6</text:p>
          </table:table-cell>
          <table:table-cell office:value-type="float" office:value="6.48" calcext:value-type="float">
            <text:p>6.5</text:p>
          </table:table-cell>
          <table:table-cell office:value-type="float" office:value="0.679876756368437" calcext:value-type="float">
            <text:p>0.680</text:p>
          </table:table-cell>
          <table:table-cell office:value-type="float" office:value="0.97421" calcext:value-type="float">
            <text:p>0.974</text:p>
          </table:table-cell>
          <table:table-cell office:value-type="float" office:value="0.00282" calcext:value-type="float">
            <text:p>0.003</text:p>
          </table:table-cell>
          <table:table-cell office:value-type="float" office:value="1042.34" calcext:value-type="float">
            <text:p>1042.3</text:p>
          </table:table-cell>
          <table:table-cell table:style-name="ce14" office:value-type="float" office:value="10.03" calcext:value-type="float">
            <text:p>10.0</text:p>
          </table:table-cell>
          <table:table-cell office:value-type="float" office:value="0.794527031388764" calcext:value-type="float">
            <text:p>0.795</text:p>
          </table:table-cell>
          <table:table-cell office:value-type="float" office:value="2658.56558889999" calcext:value-type="float">
            <text:p>2658.6</text:p>
          </table:table-cell>
          <table:table-cell office:value-type="float" office:value="1.26344045311348" calcext:value-type="float">
            <text:p>1.26</text:p>
          </table:table-cell>
          <table:table-cell office:value-type="float" office:value="1.67729964641164" calcext:value-type="float">
            <text:p>1.677</text:p>
          </table:table-cell>
          <table:table-cell office:value-type="float" office:value="0.0070738288245829" calcext:value-type="float">
            <text:p>0.00707</text:p>
          </table:table-cell>
          <table:table-cell table:number-columns-repeated="2"/>
          <table:table-cell table:style-name="ce2" table:formula="of:=[.J19]/POWER(LN([.C19]);[.$AH$2])" office:value-type="float" office:value="1.82468277730424" calcext:value-type="float">
            <text:p>1.82468277730424</text:p>
          </table:table-cell>
          <table:table-cell/>
          <table:table-cell table:style-name="ce2" table:formula="of:=[.$AJ$1]*POWER([.$C19];[.$AJ$2])" office:value-type="float" office:value="2375.81835529377" calcext:value-type="float">
            <text:p>2375.81835529377</text:p>
          </table:table-cell>
          <table:table-cell/>
          <table:table-cell table:style-name="ce2" table:formula="of:=[.AL$1]*POWER([.$C19];[.AL$2])" office:value-type="float" office:value="0.296669402440199" calcext:value-type="float">
            <text:p>0.296669402440199</text:p>
          </table:table-cell>
          <table:table-cell/>
          <table:table-cell table:style-name="ce2" table:formula="of:=[.AN$1]*POWER([.$C19];[.AN$2])" office:value-type="float" office:value="1571.65052762369" calcext:value-type="float">
            <text:p>1571.65052762369</text:p>
          </table:table-cell>
          <table:table-cell/>
          <table:table-cell table:style-name="ce2" table:formula="of:=[.AP$1]*POWER([.$C19];[.AP$2])" office:value-type="float" office:value="355.941461224117" calcext:value-type="float">
            <text:p>355.941461224117</text:p>
          </table:table-cell>
          <table:table-cell/>
          <table:table-cell table:style-name="ce2" table:formula="of:=[.AR$1]*POWER([.$C19];[.AR$2])" office:value-type="float" office:value="34.2433508225576" calcext:value-type="float">
            <text:p>34.2433508225576</text:p>
          </table:table-cell>
          <table:table-cell/>
          <table:table-cell table:style-name="ce2" table:formula="of:=[.AT$1]*POWER([.$C19];[.AT$2])" office:value-type="float" office:value="463.100235707839" calcext:value-type="float">
            <text:p>463.100235707839</text:p>
          </table:table-cell>
          <table:table-cell/>
          <table:table-cell table:style-name="ce2" table:formula="of:=[.AV$1]*POWER([.$C19];[.AV$2])" office:value-type="float" office:value="2667.11557419577" calcext:value-type="float">
            <text:p>2667.11557419577</text:p>
          </table:table-cell>
          <table:table-cell/>
          <table:table-cell table:style-name="ce2" table:formula="of:=LN([.C19])" office:value-type="float" office:value="9.01675562290352" calcext:value-type="float">
            <text:p>9.01675562290352</text:p>
          </table:table-cell>
          <table:table-cell/>
          <table:table-cell table:style-name="ce2" table:formula="of:=[.AZ$1]*POWER([.$AX19];[.AZ$2])" office:value-type="float" office:value="6.41677915049783" calcext:value-type="float">
            <text:p>6.41677915049783</text:p>
          </table:table-cell>
          <table:table-cell/>
          <table:table-cell table:style-name="ce2" table:formula="of:=[.AB19]*LN([.C19])*LN([.C19])/[.C19]" office:value-type="float" office:value="26.2313574878728" calcext:value-type="float">
            <text:p>26.2313574878728</text:p>
          </table:table-cell>
          <table:table-cell table:number-columns-repeated="4"/>
          <table:table-cell table:style-name="ce2" table:formula="of:=[.BF$1]+[.BF$2]/POWER([.$C19];[.BF$3])" office:value-type="float" office:value="1.65201494335437" calcext:value-type="float">
            <text:p>1.65201494335437</text:p>
          </table:table-cell>
          <table:table-cell/>
          <table:table-cell table:style-name="ce2" table:formula="of:=0.5*PI()+[.BI$1]/POWER([.$C19];[.BI$2])" office:value-type="float" office:value="1.6830114987745" calcext:value-type="float">
            <text:p>1.683011498774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7</text:p>
          </table:table-cell>
          <table:table-cell table:style-name="ce2" office:value-type="float" office:value="2471" calcext:value-type="float">
            <text:p>2471</text:p>
          </table:table-cell>
          <table:table-cell table:style-name="ce2" office:value-type="float" office:value="8733" calcext:value-type="float">
            <text:p>8733</text:p>
          </table:table-cell>
          <table:table-cell office:value-type="float" office:value="0.28294973090576" calcext:value-type="float">
            <text:p>0.283</text:p>
          </table:table-cell>
          <table:table-cell table:style-name="ce2" office:value-type="float" office:value="1618" calcext:value-type="float">
            <text:p>1618</text:p>
          </table:table-cell>
          <table:table-cell table:style-name="ce2" office:value-type="float" office:value="0.185274247108668" calcext:value-type="float">
            <text:p>0.185274247108668</text:p>
          </table:table-cell>
          <table:table-cell table:style-name="ce2" office:value-type="float" office:value="379" calcext:value-type="float">
            <text:p>379</text:p>
          </table:table-cell>
          <table:table-cell office:value-type="float" office:value="0.0433986030001145" calcext:value-type="float">
            <text:p>0.04340</text:p>
          </table:table-cell>
          <table:table-cell office:value-type="float" office:value="4.26912928759894" calcext:value-type="float">
            <text:p>4.27</text:p>
          </table:table-cell>
          <table:table-cell table:style-name="ce2" office:value-type="float" office:value="6.40922570073968" calcext:value-type="float">
            <text:p>6.40922570073968</text:p>
          </table:table-cell>
          <table:table-cell office:value-type="float" office:value="0.706261332026006" calcext:value-type="float">
            <text:p>0.7063</text:p>
          </table:table-cell>
          <table:table-cell office:value-type="float" office:value="2.12757803162651" calcext:value-type="float">
            <text:p>2.1276</text:p>
          </table:table-cell>
          <table:table-cell table:style-name="ce25" office:value-type="float" office:value="0.901064669306481" calcext:value-type="float">
            <text:p>0.9011</text:p>
          </table:table-cell>
          <table:table-cell office:value-type="float" office:value="34.5" calcext:value-type="float">
            <text:p>34.5</text:p>
          </table:table-cell>
          <table:table-cell office:value-type="float" office:value="7.33711405166982" calcext:value-type="float">
            <text:p>7.34</text:p>
          </table:table-cell>
          <table:table-cell office:value-type="float" office:value="0.00721821168211859" calcext:value-type="float">
            <text:p>0.007218</text:p>
          </table:table-cell>
          <table:table-cell office:value-type="float" office:value="0.993183724264569" calcext:value-type="float">
            <text:p>0.993184</text:p>
          </table:table-cell>
          <table:table-cell office:value-type="float" office:value="1.64119" calcext:value-type="float">
            <text:p>1.641</text:p>
          </table:table-cell>
          <table:table-cell office:value-type="float" office:value="0.0302" calcext:value-type="float">
            <text:p>0.030</text:p>
          </table:table-cell>
          <table:table-cell office:value-type="float" office:value="497.928" calcext:value-type="float">
            <text:p>497.9</text:p>
          </table:table-cell>
          <table:table-cell office:value-type="float" office:value="7.496" calcext:value-type="float">
            <text:p>7.5</text:p>
          </table:table-cell>
          <table:table-cell office:value-type="float" office:value="0.684357950621052" calcext:value-type="float">
            <text:p>0.684</text:p>
          </table:table-cell>
          <table:table-cell office:value-type="float" office:value="0.979632" calcext:value-type="float">
            <text:p>0.980</text:p>
          </table:table-cell>
          <table:table-cell office:value-type="float" office:value="0.002818" calcext:value-type="float">
            <text:p>0.003</text:p>
          </table:table-cell>
          <table:table-cell office:value-type="float" office:value="1122.99" calcext:value-type="float">
            <text:p>1123.0</text:p>
          </table:table-cell>
          <table:table-cell table:style-name="ce14" office:value-type="float" office:value="10.77" calcext:value-type="float">
            <text:p>10.8</text:p>
          </table:table-cell>
          <table:table-cell office:value-type="float" office:value="0.785855473039133" calcext:value-type="float">
            <text:p>0.786</text:p>
          </table:table-cell>
          <table:table-cell office:value-type="float" office:value="2782.87843903725" calcext:value-type="float">
            <text:p>2782.9</text:p>
          </table:table-cell>
          <table:table-cell office:value-type="float" office:value="1.25590047154431" calcext:value-type="float">
            <text:p>1.26</text:p>
          </table:table-cell>
          <table:table-cell office:value-type="float" office:value="1.67137093820295" calcext:value-type="float">
            <text:p>1.671</text:p>
          </table:table-cell>
          <table:table-cell office:value-type="float" office:value="0.00710370349478385" calcext:value-type="float">
            <text:p>0.00710</text:p>
          </table:table-cell>
          <table:table-cell table:number-columns-repeated="2"/>
          <table:table-cell table:style-name="ce2" table:formula="of:=[.J20]/POWER(LN([.C20]);[.$AH$2])" office:value-type="float" office:value="1.82320997311193" calcext:value-type="float">
            <text:p>1.82320997311193</text:p>
          </table:table-cell>
          <table:table-cell/>
          <table:table-cell table:style-name="ce2" table:formula="of:=[.$AJ$1]*POWER([.$C20];[.$AJ$2])" office:value-type="float" office:value="2478.57047741316" calcext:value-type="float">
            <text:p>2478.57047741316</text:p>
          </table:table-cell>
          <table:table-cell/>
          <table:table-cell table:style-name="ce2" table:formula="of:=[.AL$1]*POWER([.$C20];[.AL$2])" office:value-type="float" office:value="0.293022721126017" calcext:value-type="float">
            <text:p>0.293022721126017</text:p>
          </table:table-cell>
          <table:table-cell/>
          <table:table-cell table:style-name="ce2" table:formula="of:=[.AN$1]*POWER([.$C20];[.AN$2])" office:value-type="float" office:value="1632.93274665806" calcext:value-type="float">
            <text:p>1632.93274665806</text:p>
          </table:table-cell>
          <table:table-cell/>
          <table:table-cell table:style-name="ce2" table:formula="of:=[.AP$1]*POWER([.$C20];[.AP$2])" office:value-type="float" office:value="373.76545529379" calcext:value-type="float">
            <text:p>373.76545529379</text:p>
          </table:table-cell>
          <table:table-cell/>
          <table:table-cell table:style-name="ce2" table:formula="of:=[.AR$1]*POWER([.$C20];[.AR$2])" office:value-type="float" office:value="35.2716679795669" calcext:value-type="float">
            <text:p>35.2716679795669</text:p>
          </table:table-cell>
          <table:table-cell/>
          <table:table-cell table:style-name="ce2" table:formula="of:=[.AT$1]*POWER([.$C20];[.AT$2])" office:value-type="float" office:value="487.753560570479" calcext:value-type="float">
            <text:p>487.753560570479</text:p>
          </table:table-cell>
          <table:table-cell/>
          <table:table-cell table:style-name="ce2" table:formula="of:=[.AV$1]*POWER([.$C20];[.AV$2])" office:value-type="float" office:value="2786.61151382274" calcext:value-type="float">
            <text:p>2786.61151382274</text:p>
          </table:table-cell>
          <table:table-cell/>
          <table:table-cell table:style-name="ce2" table:formula="of:=LN([.C20])" office:value-type="float" office:value="9.07486423241373" calcext:value-type="float">
            <text:p>9.07486423241373</text:p>
          </table:table-cell>
          <table:table-cell/>
          <table:table-cell table:style-name="ce2" table:formula="of:=[.AZ$1]*POWER([.$AX20];[.AZ$2])" office:value-type="float" office:value="6.44123570796023" calcext:value-type="float">
            <text:p>6.44123570796023</text:p>
          </table:table-cell>
          <table:table-cell/>
          <table:table-cell table:style-name="ce2" table:formula="of:=[.AB20]*LN([.C20])*LN([.C20])/[.C20]" office:value-type="float" office:value="26.2428530492541" calcext:value-type="float">
            <text:p>26.2428530492541</text:p>
          </table:table-cell>
          <table:table-cell table:number-columns-repeated="4"/>
          <table:table-cell table:style-name="ce2" table:formula="of:=[.BF$1]+[.BF$2]/POWER([.$C20];[.BF$3])" office:value-type="float" office:value="1.65020823577605" calcext:value-type="float">
            <text:p>1.65020823577605</text:p>
          </table:table-cell>
          <table:table-cell/>
          <table:table-cell table:style-name="ce2" table:formula="of:=0.5*PI()+[.BI$1]/POWER([.$C20];[.BI$2])" office:value-type="float" office:value="1.681003456817" calcext:value-type="float">
            <text:p>1.68100345681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8</text:p>
          </table:table-cell>
          <table:table-cell table:style-name="ce2" office:value-type="float" office:value="2596" calcext:value-type="float">
            <text:p>2596</text:p>
          </table:table-cell>
          <table:table-cell table:style-name="ce2" office:value-type="float" office:value="9377" calcext:value-type="float">
            <text:p>9377</text:p>
          </table:table-cell>
          <table:table-cell office:value-type="float" office:value="0.276847605844087" calcext:value-type="float">
            <text:p>0.277</text:p>
          </table:table-cell>
          <table:table-cell table:style-name="ce2" office:value-type="float" office:value="1685" calcext:value-type="float">
            <text:p>1685</text:p>
          </table:table-cell>
          <table:table-cell table:style-name="ce2" office:value-type="float" office:value="0.179694998400341" calcext:value-type="float">
            <text:p>0.179694998400341</text:p>
          </table:table-cell>
          <table:table-cell table:style-name="ce2" office:value-type="float" office:value="407" calcext:value-type="float">
            <text:p>407</text:p>
          </table:table-cell>
          <table:table-cell office:value-type="float" office:value="0.0434040737975898" calcext:value-type="float">
            <text:p>0.04340</text:p>
          </table:table-cell>
          <table:table-cell office:value-type="float" office:value="4.14004914004914" calcext:value-type="float">
            <text:p>4.14</text:p>
          </table:table-cell>
          <table:table-cell table:style-name="ce2" office:value-type="float" office:value="6.42715338241012" calcext:value-type="float">
            <text:p>6.42715338241012</text:p>
          </table:table-cell>
          <table:table-cell office:value-type="float" office:value="0.702727173416637" calcext:value-type="float">
            <text:p>0.7027</text:p>
          </table:table-cell>
          <table:table-cell office:value-type="float" office:value="2.12521418439089" calcext:value-type="float">
            <text:p>2.1252</text:p>
          </table:table-cell>
          <table:table-cell table:style-name="ce25" office:value-type="float" office:value="0.895725319952318" calcext:value-type="float">
            <text:p>0.8957</text:p>
          </table:table-cell>
          <table:table-cell office:value-type="float" office:value="36" calcext:value-type="float">
            <text:p>36.0</text:p>
          </table:table-cell>
          <table:table-cell office:value-type="float" office:value="7.23533950617284" calcext:value-type="float">
            <text:p>7.24</text:p>
          </table:table-cell>
          <table:table-cell office:value-type="float" office:value="0.00721717847538803" calcext:value-type="float">
            <text:p>0.007217</text:p>
          </table:table-cell>
          <table:table-cell office:value-type="float" office:value="0.993165396793022" calcext:value-type="float">
            <text:p>0.993165</text:p>
          </table:table-cell>
          <table:table-cell office:value-type="float" office:value="1.65713" calcext:value-type="float">
            <text:p>1.657</text:p>
          </table:table-cell>
          <table:table-cell office:value-type="float" office:value="0.03015" calcext:value-type="float">
            <text:p>0.030</text:p>
          </table:table-cell>
          <table:table-cell office:value-type="float" office:value="538.363" calcext:value-type="float">
            <text:p>538.4</text:p>
          </table:table-cell>
          <table:table-cell office:value-type="float" office:value="8.059" calcext:value-type="float">
            <text:p>8.1</text:p>
          </table:table-cell>
          <table:table-cell office:value-type="float" office:value="0.687570810111502" calcext:value-type="float">
            <text:p>0.688</text:p>
          </table:table-cell>
          <table:table-cell office:value-type="float" office:value="0.987142" calcext:value-type="float">
            <text:p>0.987</text:p>
          </table:table-cell>
          <table:table-cell office:value-type="float" office:value="0.002841" calcext:value-type="float">
            <text:p>0.003</text:p>
          </table:table-cell>
          <table:table-cell office:value-type="float" office:value="1240.02" calcext:value-type="float">
            <text:p>1240.0</text:p>
          </table:table-cell>
          <table:table-cell table:style-name="ce14" office:value-type="float" office:value="11.93" calcext:value-type="float">
            <text:p>11.9</text:p>
          </table:table-cell>
          <table:table-cell office:value-type="float" office:value="0.778454189056351" calcext:value-type="float">
            <text:p>0.778</text:p>
          </table:table-cell>
          <table:table-cell office:value-type="float" office:value="2934.26861963747" calcext:value-type="float">
            <text:p>2934.3</text:p>
          </table:table-cell>
          <table:table-cell office:value-type="float" office:value="1.24294577198855" calcext:value-type="float">
            <text:p>1.24</text:p>
          </table:table-cell>
          <table:table-cell office:value-type="float" office:value="1.66812706596268" calcext:value-type="float">
            <text:p>1.668</text:p>
          </table:table-cell>
          <table:table-cell office:value-type="float" office:value="0.0071105345594241" calcext:value-type="float">
            <text:p>0.00711</text:p>
          </table:table-cell>
          <table:table-cell table:number-columns-repeated="2"/>
          <table:table-cell table:style-name="ce2" table:formula="of:=[.J21]/POWER(LN([.C21]);[.$AH$2])" office:value-type="float" office:value="1.82018894229022" calcext:value-type="float">
            <text:p>1.82018894229022</text:p>
          </table:table-cell>
          <table:table-cell/>
          <table:table-cell table:style-name="ce2" table:formula="of:=[.$AJ$1]*POWER([.$C21];[.$AJ$2])" office:value-type="float" office:value="2610.45647816823" calcext:value-type="float">
            <text:p>2610.45647816823</text:p>
          </table:table-cell>
          <table:table-cell/>
          <table:table-cell table:style-name="ce2" table:formula="of:=[.AL$1]*POWER([.$C21];[.AL$2])" office:value-type="float" office:value="0.28861854152648" calcext:value-type="float">
            <text:p>0.28861854152648</text:p>
          </table:table-cell>
          <table:table-cell/>
          <table:table-cell table:style-name="ce2" table:formula="of:=[.AN$1]*POWER([.$C21];[.AN$2])" office:value-type="float" office:value="1711.23322288103" calcext:value-type="float">
            <text:p>1711.23322288103</text:p>
          </table:table-cell>
          <table:table-cell/>
          <table:table-cell table:style-name="ce2" table:formula="of:=[.AP$1]*POWER([.$C21];[.AP$2])" office:value-type="float" office:value="396.810031280605" calcext:value-type="float">
            <text:p>396.810031280605</text:p>
          </table:table-cell>
          <table:table-cell/>
          <table:table-cell table:style-name="ce2" table:formula="of:=[.AR$1]*POWER([.$C21];[.AR$2])" office:value-type="float" office:value="36.5729363390825" calcext:value-type="float">
            <text:p>36.5729363390825</text:p>
          </table:table-cell>
          <table:table-cell/>
          <table:table-cell table:style-name="ce2" table:formula="of:=[.AT$1]*POWER([.$C21];[.AT$2])" office:value-type="float" office:value="519.734648056039" calcext:value-type="float">
            <text:p>519.734648056039</text:p>
          </table:table-cell>
          <table:table-cell/>
          <table:table-cell table:style-name="ce2" table:formula="of:=[.AV$1]*POWER([.$C21];[.AV$2])" office:value-type="float" office:value="2940.24338415532" calcext:value-type="float">
            <text:p>2940.24338415532</text:p>
          </table:table-cell>
          <table:table-cell/>
          <table:table-cell table:style-name="ce2" table:formula="of:=LN([.C21])" office:value-type="float" office:value="9.14601516141962" calcext:value-type="float">
            <text:p>9.14601516141962</text:p>
          </table:table-cell>
          <table:table-cell/>
          <table:table-cell table:style-name="ce2" table:formula="of:=[.AZ$1]*POWER([.$AX21];[.AZ$2])" office:value-type="float" office:value="6.47109467001193" calcext:value-type="float">
            <text:p>6.47109467001193</text:p>
          </table:table-cell>
          <table:table-cell/>
          <table:table-cell table:style-name="ce2" table:formula="of:=[.AB21]*LN([.C21])*LN([.C21])/[.C21]" office:value-type="float" office:value="26.1757893529077" calcext:value-type="float">
            <text:p>26.1757893529077</text:p>
          </table:table-cell>
          <table:table-cell table:number-columns-repeated="4"/>
          <table:table-cell table:style-name="ce2" table:formula="of:=[.BF$1]+[.BF$2]/POWER([.$C21];[.BF$3])" office:value-type="float" office:value="1.64804634964377" calcext:value-type="float">
            <text:p>1.64804634964377</text:p>
          </table:table-cell>
          <table:table-cell/>
          <table:table-cell table:style-name="ce2" table:formula="of:=0.5*PI()+[.BI$1]/POWER([.$C21];[.BI$2])" office:value-type="float" office:value="1.67859358529978" calcext:value-type="float">
            <text:p>1.6785935852997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9</text:p>
          </table:table-cell>
          <table:table-cell table:style-name="ce2" office:value-type="float" office:value="2744" calcext:value-type="float">
            <text:p>2744</text:p>
          </table:table-cell>
          <table:table-cell table:style-name="ce2" office:value-type="float" office:value="10182" calcext:value-type="float">
            <text:p>10182</text:p>
          </table:table-cell>
          <table:table-cell office:value-type="float" office:value="0.269495187585936" calcext:value-type="float">
            <text:p>0.269</text:p>
          </table:table-cell>
          <table:table-cell table:style-name="ce2" office:value-type="float" office:value="1769" calcext:value-type="float">
            <text:p>1769</text:p>
          </table:table-cell>
          <table:table-cell table:style-name="ce2" office:value-type="float" office:value="0.17373796896484" calcext:value-type="float">
            <text:p>0.17373796896484</text:p>
          </table:table-cell>
          <table:table-cell table:style-name="ce2" office:value-type="float" office:value="419" calcext:value-type="float">
            <text:p>419</text:p>
          </table:table-cell>
          <table:table-cell office:value-type="float" office:value="0.0411510508740915" calcext:value-type="float">
            <text:p>0.04115</text:p>
          </table:table-cell>
          <table:table-cell office:value-type="float" office:value="4.22195704057279" calcext:value-type="float">
            <text:p>4.22</text:p>
          </table:table-cell>
          <table:table-cell table:style-name="ce2" office:value-type="float" office:value="6.4465754935035" calcext:value-type="float">
            <text:p>6.4465754935035</text:p>
          </table:table-cell>
          <table:table-cell office:value-type="float" office:value="0.69856006955476" calcext:value-type="float">
            <text:p>0.6986</text:p>
          </table:table-cell>
          <table:table-cell office:value-type="float" office:value="2.1221027838283" calcext:value-type="float">
            <text:p>2.1221</text:p>
          </table:table-cell>
          <table:table-cell table:style-name="ce25" office:value-type="float" office:value="0.889465804444691" calcext:value-type="float">
            <text:p>0.8895</text:p>
          </table:table-cell>
          <table:table-cell office:value-type="float" office:value="38" calcext:value-type="float">
            <text:p>38.0</text:p>
          </table:table-cell>
          <table:table-cell office:value-type="float" office:value="7.05124653739612" calcext:value-type="float">
            <text:p>7.05</text:p>
          </table:table-cell>
          <table:table-cell office:value-type="float" office:value="0.00720751889371057" calcext:value-type="float">
            <text:p>0.007208</text:p>
          </table:table-cell>
          <table:table-cell office:value-type="float" office:value="0.993154417847488" calcext:value-type="float">
            <text:p>0.993154</text:p>
          </table:table-cell>
          <table:table-cell office:value-type="float" office:value="1.57813" calcext:value-type="float">
            <text:p>1.578</text:p>
          </table:table-cell>
          <table:table-cell office:value-type="float" office:value="0.03607" calcext:value-type="float">
            <text:p>0.036</text:p>
          </table:table-cell>
          <table:table-cell office:value-type="float" office:value="554.733" calcext:value-type="float">
            <text:p>554.7</text:p>
          </table:table-cell>
          <table:table-cell office:value-type="float" office:value="10.65" calcext:value-type="float">
            <text:p>10.7</text:p>
          </table:table-cell>
          <table:table-cell office:value-type="float" office:value="0.684680209609679" calcext:value-type="float">
            <text:p>0.685</text:p>
          </table:table-cell>
          <table:table-cell office:value-type="float" office:value="0.995429" calcext:value-type="float">
            <text:p>0.995</text:p>
          </table:table-cell>
          <table:table-cell office:value-type="float" office:value="0.002842" calcext:value-type="float">
            <text:p>0.003</text:p>
          </table:table-cell>
          <table:table-cell office:value-type="float" office:value="1388.01" calcext:value-type="float">
            <text:p>1388.0</text:p>
          </table:table-cell>
          <table:table-cell table:style-name="ce14" office:value-type="float" office:value="13.3" calcext:value-type="float">
            <text:p>13.3</text:p>
          </table:table-cell>
          <table:table-cell office:value-type="float" office:value="0.772575305482307" calcext:value-type="float">
            <text:p>0.773</text:p>
          </table:table-cell>
          <table:table-cell office:value-type="float" office:value="3108.08975051573" calcext:value-type="float">
            <text:p>3108.1</text:p>
          </table:table-cell>
          <table:table-cell office:value-type="float" office:value="1.22340453321575" calcext:value-type="float">
            <text:p>1.22</text:p>
          </table:table-cell>
          <table:table-cell office:value-type="float" office:value="1.66651516278549" calcext:value-type="float">
            <text:p>1.667</text:p>
          </table:table-cell>
          <table:table-cell office:value-type="float" office:value="0.00710930636179151" calcext:value-type="float">
            <text:p>0.00711</text:p>
          </table:table-cell>
          <table:table-cell table:number-columns-repeated="2"/>
          <table:table-cell table:style-name="ce2" table:formula="of:=[.J22]/POWER(LN([.C22]);[.$AH$2])" office:value-type="float" office:value="1.81638389676927" calcext:value-type="float">
            <text:p>1.81638389676927</text:p>
          </table:table-cell>
          <table:table-cell/>
          <table:table-cell table:style-name="ce2" table:formula="of:=[.$AJ$1]*POWER([.$C22];[.$AJ$2])" office:value-type="float" office:value="2771.91026543646" calcext:value-type="float">
            <text:p>2771.91026543646</text:p>
          </table:table-cell>
          <table:table-cell/>
          <table:table-cell table:style-name="ce2" table:formula="of:=[.AL$1]*POWER([.$C22];[.AL$2])" office:value-type="float" office:value="0.283603029526152" calcext:value-type="float">
            <text:p>0.283603029526152</text:p>
          </table:table-cell>
          <table:table-cell/>
          <table:table-cell table:style-name="ce2" table:formula="of:=[.AN$1]*POWER([.$C22];[.AN$2])" office:value-type="float" office:value="1806.57106795684" calcext:value-type="float">
            <text:p>1806.57106795684</text:p>
          </table:table-cell>
          <table:table-cell/>
          <table:table-cell table:style-name="ce2" table:formula="of:=[.AP$1]*POWER([.$C22];[.AP$2])" office:value-type="float" office:value="425.265469479699" calcext:value-type="float">
            <text:p>425.265469479699</text:p>
          </table:table-cell>
          <table:table-cell/>
          <table:table-cell table:style-name="ce2" table:formula="of:=[.AR$1]*POWER([.$C22];[.AR$2])" office:value-type="float" office:value="38.1392991253044" calcext:value-type="float">
            <text:p>38.1392991253044</text:p>
          </table:table-cell>
          <table:table-cell/>
          <table:table-cell table:style-name="ce2" table:formula="of:=[.AT$1]*POWER([.$C22];[.AT$2])" office:value-type="float" office:value="559.382182451422" calcext:value-type="float">
            <text:p>559.382182451422</text:p>
          </table:table-cell>
          <table:table-cell/>
          <table:table-cell table:style-name="ce2" table:formula="of:=[.AV$1]*POWER([.$C22];[.AV$2])" office:value-type="float" office:value="3128.68901663729" calcext:value-type="float">
            <text:p>3128.68901663729</text:p>
          </table:table-cell>
          <table:table-cell/>
          <table:table-cell table:style-name="ce2" table:formula="of:=LN([.C22])" office:value-type="float" office:value="9.22837673446228" calcext:value-type="float">
            <text:p>9.22837673446228</text:p>
          </table:table-cell>
          <table:table-cell/>
          <table:table-cell table:style-name="ce2" table:formula="of:=[.AZ$1]*POWER([.$AX22];[.AZ$2])" office:value-type="float" office:value="6.50554021292239" calcext:value-type="float">
            <text:p>6.50554021292239</text:p>
          </table:table-cell>
          <table:table-cell/>
          <table:table-cell table:style-name="ce2" table:formula="of:=[.AB22]*LN([.C22])*LN([.C22])/[.C22]" office:value-type="float" office:value="25.9962730396353" calcext:value-type="float">
            <text:p>25.9962730396353</text:p>
          </table:table-cell>
          <table:table-cell table:number-columns-repeated="4"/>
          <table:table-cell table:style-name="ce2" table:formula="of:=[.BF$1]+[.BF$2]/POWER([.$C22];[.BF$3])" office:value-type="float" office:value="1.64561131190044" calcext:value-type="float">
            <text:p>1.64561131190044</text:p>
          </table:table-cell>
          <table:table-cell/>
          <table:table-cell table:style-name="ce2" table:formula="of:=0.5*PI()+[.BI$1]/POWER([.$C22];[.BI$2])" office:value-type="float" office:value="1.67586973944996" calcext:value-type="float">
            <text:p>1.6758697394499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20</text:p>
          </table:table-cell>
          <table:table-cell table:style-name="ce2" office:value-type="float" office:value="2829" calcext:value-type="float">
            <text:p>2829</text:p>
          </table:table-cell>
          <table:table-cell table:style-name="ce2" office:value-type="float" office:value="10598" calcext:value-type="float">
            <text:p>10598</text:p>
          </table:table-cell>
          <table:table-cell office:value-type="float" office:value="0.266937157954331" calcext:value-type="float">
            <text:p>0.267</text:p>
          </table:table-cell>
          <table:table-cell table:style-name="ce2" office:value-type="float" office:value="1826" calcext:value-type="float">
            <text:p>1826</text:p>
          </table:table-cell>
          <table:table-cell table:style-name="ce2" office:value-type="float" office:value="0.172296659747122" calcext:value-type="float">
            <text:p>0.172296659747122</text:p>
          </table:table-cell>
          <table:table-cell table:style-name="ce2" office:value-type="float" office:value="428" calcext:value-type="float">
            <text:p>428</text:p>
          </table:table-cell>
          <table:table-cell office:value-type="float" office:value="0.040384978297792" calcext:value-type="float">
            <text:p>0.04038</text:p>
          </table:table-cell>
          <table:table-cell office:value-type="float" office:value="4.26635514018692" calcext:value-type="float">
            <text:p>4.27</text:p>
          </table:table-cell>
          <table:table-cell table:style-name="ce2" office:value-type="float" office:value="6.46078140432197" calcext:value-type="float">
            <text:p>6.46078140432197</text:p>
          </table:table-cell>
          <table:table-cell office:value-type="float" office:value="0.697074689956938" calcext:value-type="float">
            <text:p>0.6971</text:p>
          </table:table-cell>
          <table:table-cell office:value-type="float" office:value="2.12217982138585" calcext:value-type="float">
            <text:p>2.1222</text:p>
          </table:table-cell>
          <table:table-cell table:style-name="ce25" office:value-type="float" office:value="0.887117504649066" calcext:value-type="float">
            <text:p>0.8871</text:p>
          </table:table-cell>
          <table:table-cell office:value-type="float" office:value="38.5" calcext:value-type="float">
            <text:p>38.5</text:p>
          </table:table-cell>
          <table:table-cell office:value-type="float" office:value="7.14994096812279" calcext:value-type="float">
            <text:p>7.15</text:p>
          </table:table-cell>
          <table:table-cell office:value-type="float" office:value="0.00720168496471861" calcext:value-type="float">
            <text:p>0.007202</text:p>
          </table:table-cell>
          <table:table-cell office:value-type="float" office:value="0.993149375259834" calcext:value-type="float">
            <text:p>0.993149</text:p>
          </table:table-cell>
          <table:table-cell office:value-type="float" office:value="1.57049" calcext:value-type="float">
            <text:p>1.570</text:p>
          </table:table-cell>
          <table:table-cell office:value-type="float" office:value="0.03194" calcext:value-type="float">
            <text:p>0.032</text:p>
          </table:table-cell>
          <table:table-cell office:value-type="float" office:value="564.657" calcext:value-type="float">
            <text:p>564.7</text:p>
          </table:table-cell>
          <table:table-cell office:value-type="float" office:value="9.63" calcext:value-type="float">
            <text:p>9.6</text:p>
          </table:table-cell>
          <table:table-cell office:value-type="float" office:value="0.683635190092552" calcext:value-type="float">
            <text:p>0.684</text:p>
          </table:table-cell>
          <table:table-cell office:value-type="float" office:value="0.992586" calcext:value-type="float">
            <text:p>0.993</text:p>
          </table:table-cell>
          <table:table-cell office:value-type="float" office:value="0.002816" calcext:value-type="float">
            <text:p>0.003</text:p>
          </table:table-cell>
          <table:table-cell office:value-type="float" office:value="1421.25" calcext:value-type="float">
            <text:p>1421.3</text:p>
          </table:table-cell>
          <table:table-cell table:style-name="ce14" office:value-type="float" office:value="13.52" calcext:value-type="float">
            <text:p>13.5</text:p>
          </table:table-cell>
          <table:table-cell office:value-type="float" office:value="0.784531983120903" calcext:value-type="float">
            <text:p>0.785</text:p>
          </table:table-cell>
          <table:table-cell office:value-type="float" office:value="3208.61335944164" calcext:value-type="float">
            <text:p>3208.6</text:p>
          </table:table-cell>
          <table:table-cell office:value-type="float" office:value="1.21866269380875" calcext:value-type="float">
            <text:p>1.22</text:p>
          </table:table-cell>
          <table:table-cell office:value-type="float" office:value="1.66415413709339" calcext:value-type="float">
            <text:p>1.664</text:p>
          </table:table-cell>
          <table:table-cell office:value-type="float" office:value="0.00710732753878902" calcext:value-type="float">
            <text:p>0.00711</text:p>
          </table:table-cell>
          <table:table-cell table:number-columns-repeated="2"/>
          <table:table-cell table:style-name="ce2" table:formula="of:=[.J23]/POWER(LN([.C23]);[.$AH$2])" office:value-type="float" office:value="1.81589937621026" calcext:value-type="float">
            <text:p>1.81589937621026</text:p>
          </table:table-cell>
          <table:table-cell/>
          <table:table-cell table:style-name="ce2" table:formula="of:=[.$AJ$1]*POWER([.$C23];[.$AJ$2])" office:value-type="float" office:value="2853.97882235516" calcext:value-type="float">
            <text:p>2853.97882235516</text:p>
          </table:table-cell>
          <table:table-cell/>
          <table:table-cell table:style-name="ce2" table:formula="of:=[.AL$1]*POWER([.$C23];[.AL$2])" office:value-type="float" office:value="0.281196092476085" calcext:value-type="float">
            <text:p>0.281196092476085</text:p>
          </table:table-cell>
          <table:table-cell/>
          <table:table-cell table:style-name="ce2" table:formula="of:=[.AN$1]*POWER([.$C23];[.AN$2])" office:value-type="float" office:value="1854.82500608608" calcext:value-type="float">
            <text:p>1854.82500608608</text:p>
          </table:table-cell>
          <table:table-cell/>
          <table:table-cell table:style-name="ce2" table:formula="of:=[.AP$1]*POWER([.$C23];[.AP$2])" office:value-type="float" office:value="439.828799549219" calcext:value-type="float">
            <text:p>439.828799549219</text:p>
          </table:table-cell>
          <table:table-cell/>
          <table:table-cell table:style-name="ce2" table:formula="of:=[.AR$1]*POWER([.$C23];[.AR$2])" office:value-type="float" office:value="38.9249203070768" calcext:value-type="float">
            <text:p>38.9249203070768</text:p>
          </table:table-cell>
          <table:table-cell/>
          <table:table-cell table:style-name="ce2" table:formula="of:=[.AT$1]*POWER([.$C23];[.AT$2])" office:value-type="float" office:value="579.737484175588" calcext:value-type="float">
            <text:p>579.737484175588</text:p>
          </table:table-cell>
          <table:table-cell/>
          <table:table-cell table:style-name="ce2" table:formula="of:=[.AV$1]*POWER([.$C23];[.AV$2])" office:value-type="float" office:value="3224.62732473862" calcext:value-type="float">
            <text:p>3224.62732473862</text:p>
          </table:table-cell>
          <table:table-cell/>
          <table:table-cell table:style-name="ce2" table:formula="of:=LN([.C23])" office:value-type="float" office:value="9.26842058305271" calcext:value-type="float">
            <text:p>9.26842058305271</text:p>
          </table:table-cell>
          <table:table-cell/>
          <table:table-cell table:style-name="ce2" table:formula="of:=[.AZ$1]*POWER([.$AX23];[.AZ$2])" office:value-type="float" office:value="6.52224217955718" calcext:value-type="float">
            <text:p>6.52224217955718</text:p>
          </table:table-cell>
          <table:table-cell/>
          <table:table-cell table:style-name="ce2" table:formula="of:=[.AB23]*LN([.C23])*LN([.C23])/[.C23]" office:value-type="float" office:value="26.0078791367459" calcext:value-type="float">
            <text:p>26.0078791367459</text:p>
          </table:table-cell>
          <table:table-cell table:number-columns-repeated="4"/>
          <table:table-cell table:style-name="ce2" table:formula="of:=[.BF$1]+[.BF$2]/POWER([.$C23];[.BF$3])" office:value-type="float" office:value="1.64445297157974" calcext:value-type="float">
            <text:p>1.64445297157974</text:p>
          </table:table-cell>
          <table:table-cell/>
          <table:table-cell table:style-name="ce2" table:formula="of:=0.5*PI()+[.BI$1]/POWER([.$C23];[.BI$2])" office:value-type="float" office:value="1.67457039226274" calcext:value-type="float">
            <text:p>1.67457039226274</text:p>
          </table:table-cell>
          <table:table-cell table:number-columns-repeated="96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" table:style-name="ta9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4"/>
        <table:table-column table:style-name="co2" table:number-columns-repeated="3" table:default-cell-style-name="Default"/>
        <table:table-column table:style-name="co3" table:default-cell-style-name="ce6"/>
        <table:table-column table:style-name="co3" table:default-cell-style-name="ce8"/>
        <table:table-column table:style-name="co2" table:default-cell-style-name="Default"/>
        <table:table-column table:style-name="co3" table:number-columns-repeated="2" table:default-cell-style-name="ce10"/>
        <table:table-column table:style-name="co3" table:default-cell-style-name="ce12"/>
        <table:table-column table:style-name="co3" table:default-cell-style-name="ce14"/>
        <table:table-column table:style-name="co3" table:default-cell-style-name="ce8"/>
        <table:table-column table:style-name="co3" table:number-columns-repeated="2" table:default-cell-style-name="ce16"/>
        <table:table-column table:style-name="co3" table:number-columns-repeated="2" table:default-cell-style-name="ce4"/>
        <table:table-column table:style-name="co3" table:default-cell-style-name="ce14"/>
        <table:table-column table:style-name="co3" table:default-cell-style-name="ce13"/>
        <table:table-column table:style-name="co3" table:number-columns-repeated="3" table:default-cell-style-name="ce3"/>
        <table:table-column table:style-name="co3" table:default-cell-style-name="ce14"/>
        <table:table-column table:style-name="co3" table:default-cell-style-name="ce13"/>
        <table:table-column table:style-name="co3" table:default-cell-style-name="ce3"/>
        <table:table-column table:style-name="co3" table:default-cell-style-name="ce14"/>
        <table:table-column table:style-name="co3" table:default-cell-style-name="ce7"/>
        <table:table-column table:style-name="co3" table:default-cell-style-name="ce3"/>
        <table:table-column table:style-name="co4" table:default-cell-style-name="ce17"/>
        <table:table-column table:style-name="co2" table:number-columns-repeated="3" table:default-cell-style-name="Default"/>
        <table:table-column table:style-name="co3" table:default-cell-style-name="ce24"/>
        <table:table-column table:style-name="co2" table:number-columns-repeated="13" table:default-cell-style-name="Default"/>
        <table:table-column table:style-name="co5" table:default-cell-style-name="ce2"/>
        <table:table-column table:style-name="co2" table:number-columns-repeated="975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3"/>
          <table:table-cell table:style-name="ce23" office:value-type="string" calcext:value-type="string">
            <text:p>a=</text:p>
          </table:table-cell>
          <table:table-cell table:style-name="ce2" office:value-type="float" office:value="4.19047" calcext:value-type="float">
            <text:p>4.19047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2.39414" calcext:value-type="float">
            <text:p>2.39414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5.96911" calcext:value-type="float">
            <text:p>5.96911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235578" calcext:value-type="float">
            <text:p>0.235578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317173" calcext:value-type="float">
            <text:p>0.317173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18589" calcext:value-type="float">
            <text:p>0.18589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3.78868" calcext:value-type="float">
            <text:p>3.78868</text:p>
          </table:table-cell>
          <table:table-cell/>
          <table:table-cell table:style-name="ce2" office:value-type="string" calcext:value-type="string">
            <text:p>LN(N):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1.79318" calcext:value-type="float">
            <text:p>1.79318</text:p>
          </table:table-cell>
          <table:table-cell table:number-columns-repeated="4"/>
          <table:table-cell table:style-name="ce2" office:value-type="string" calcext:value-type="string">
            <text:p>phi:</text:p>
          </table:table-cell>
          <table:table-cell table:style-name="ce18" office:value-type="float" office:value="1.56383" calcext:value-type="float">
            <text:p>1.56383</text:p>
          </table:table-cell>
          <table:table-cell/>
          <table:table-cell table:style-name="ce18" office:value-type="string" calcext:value-type="string">
            <text:p>a=</text:p>
          </table:table-cell>
          <table:table-cell table:style-name="ce2" office:value-type="float" office:value="4.81976" calcext:value-type="float">
            <text:p>4.8197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# Chapter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TTR</text:p>
          </table:table-cell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1/N</text:p>
          </table:table-cell>
          <table:table-cell table:style-name="ce2" office:value-type="string" calcext:value-type="string">
            <text:p>N2</text:p>
          </table:table-cell>
          <table:table-cell office:value-type="string" calcext:value-type="string">
            <text:p>N2/N</text:p>
          </table:table-cell>
          <table:table-cell office:value-type="string" calcext:value-type="string">
            <text:p>N1/N2</text:p>
          </table:table-cell>
          <table:table-cell table:style-name="ce2" office:value-type="string" calcext:value-type="string">
            <text:p>Entropy</text:p>
          </table:table-cell>
          <table:table-cell office:value-type="string" calcext:value-type="string">
            <text:p>S/lnN</text:p>
          </table:table-cell>
          <table:table-cell office:value-type="string" calcext:value-type="string">
            <text:p>S/sqrtlnN</text:p>
          </table:table-cell>
          <table:table-cell office:value-type="string" calcext:value-type="string">
            <text:p>S/W</text:p>
          </table:table-cell>
          <table:table-cell office:value-type="string" calcext:value-type="string">
            <text:p>h-point</text:p>
          </table:table-cell>
          <table:table-cell office:value-type="string" calcext:value-type="string">
            <text:p>a-scaling</text:p>
          </table:table-cell>
          <table:table-cell office:value-type="string" calcext:value-type="string">
            <text:p>RRate</text:p>
          </table:table-cell>
          <table:table-cell office:value-type="string" calcext:value-type="string">
            <text:p>RelR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alph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sZipf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Zip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K</text:p>
          </table:table-cell>
          <table:table-cell table:style-name="ce1" table:number-columns-repeated="2"/>
          <table:table-cell table:style-name="ce1" office:value-type="float" office:value="0.58" calcext:value-type="float">
            <text:p>0.58</text:p>
          </table:table-cell>
          <table:table-cell table:style-name="ce23" office:value-type="string" calcext:value-type="string">
            <text:p>b=</text:p>
          </table:table-cell>
          <table:table-cell table:style-name="ce1" office:value-type="float" office:value="0.719452" calcext:value-type="float">
            <text:p>0.719452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-0.212287" calcext:value-type="float">
            <text:p>-0.212287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63724" calcext:value-type="float">
            <text:p>0.63724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821263" calcext:value-type="float">
            <text:p>0.821263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517034" calcext:value-type="float">
            <text:p>0.517034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874838" calcext:value-type="float">
            <text:p>0.874838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739631" calcext:value-type="float">
            <text:p>0.739631</text:p>
          </table:table-cell>
          <table:table-cell table:style-name="ce1" table:number-columns-repeated="2"/>
          <table:table-cell table:style-name="ce18" office:value-type="string" calcext:value-type="string">
            <text:p>b=</text:p>
          </table:table-cell>
          <table:table-cell table:style-name="ce1" office:value-type="float" office:value="0.603191" calcext:value-type="float">
            <text:p>0.603191</text:p>
          </table:table-cell>
          <table:table-cell table:style-name="ce1" table:number-columns-repeated="5"/>
          <table:table-cell table:style-name="ce18" office:value-type="float" office:value="2.18976" calcext:value-type="float">
            <text:p>2.18976</text:p>
          </table:table-cell>
          <table:table-cell table:style-name="ce1"/>
          <table:table-cell table:style-name="ce18" office:value-type="string" calcext:value-type="string">
            <text:p>b=</text:p>
          </table:table-cell>
          <table:table-cell table:style-name="ce1" office:value-type="float" office:value="0.404307" calcext:value-type="float">
            <text:p>0.404307</text:p>
          </table:table-cell>
          <table:table-cell table:style-name="ce1" table:number-columns-repeated="963"/>
        </table:table-row>
        <table:table-row table:style-name="ro1">
          <table:table-cell office:value-type="string" calcext:value-type="string">
            <text:p>Chapter0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288" calcext:value-type="float">
            <text:p>288</text:p>
          </table:table-cell>
          <table:table-cell office:value-type="float" office:value="0.684027777777778" calcext:value-type="float">
            <text:p>0.68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0.590277777777778" calcext:value-type="float">
            <text:p>0.590277777777778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0.0520833333333333" calcext:value-type="float">
            <text:p>0.05208</text:p>
          </table:table-cell>
          <table:table-cell office:value-type="float" office:value="11.3333333333333" calcext:value-type="float">
            <text:p>11.33</text:p>
          </table:table-cell>
          <table:table-cell table:style-name="ce2" office:value-type="float" office:value="4.94614010700099" calcext:value-type="float">
            <text:p>4.94614010700099</text:p>
          </table:table-cell>
          <table:table-cell office:value-type="float" office:value="0.873419499279686" calcext:value-type="float">
            <text:p>0.8734</text:p>
          </table:table-cell>
          <table:table-cell office:value-type="float" office:value="2.07847425185494" calcext:value-type="float">
            <text:p>2.0785</text:p>
          </table:table-cell>
          <table:table-cell office:value-type="float" office:value="1.17136974514033" calcext:value-type="float">
            <text:p>1.1714</text:p>
          </table:table-cell>
          <table:table-cell office:value-type="float" office:value="7.25" calcext:value-type="float">
            <text:p>7.3</text:p>
          </table:table-cell>
          <table:table-cell office:value-type="float" office:value="5.47919143876338" calcext:value-type="float">
            <text:p>5.48</text:p>
          </table:table-cell>
          <table:table-cell office:value-type="float" office:value="0.0122733410493826" calcext:value-type="float">
            <text:p>0.012273</text:p>
          </table:table-cell>
          <table:table-cell office:value-type="float" office:value="0.992766080679957" calcext:value-type="float">
            <text:p>0.992766</text:p>
          </table:table-cell>
          <table:table-cell office:value-type="float" office:value="2.13805" calcext:value-type="float">
            <text:p>2.138</text:p>
          </table:table-cell>
          <table:table-cell office:value-type="float" office:value="0.3593" calcext:value-type="float">
            <text:p>0.359</text:p>
          </table:table-cell>
          <table:table-cell office:value-type="float" office:value="16.9844" calcext:value-type="float">
            <text:p>17.0</text:p>
          </table:table-cell>
          <table:table-cell office:value-type="float" office:value="1.354" calcext:value-type="float">
            <text:p>1.4</text:p>
          </table:table-cell>
          <table:table-cell office:value-type="float" office:value="0.500143923948695" calcext:value-type="float">
            <text:p>0.500</text:p>
          </table:table-cell>
          <table:table-cell office:value-type="float" office:value="0.341936" calcext:value-type="float">
            <text:p>0.342</text:p>
          </table:table-cell>
          <table:table-cell office:value-type="float" office:value="0.01699" calcext:value-type="float">
            <text:p>0.017</text:p>
          </table:table-cell>
          <table:table-cell office:value-type="float" office:value="4.8823" calcext:value-type="float">
            <text:p>4.9</text:p>
          </table:table-cell>
          <table:table-cell office:value-type="float" office:value="0.3397" calcext:value-type="float">
            <text:p>0.3</text:p>
          </table:table-cell>
          <table:table-cell office:value-type="float" office:value="0.972574879297138" calcext:value-type="float">
            <text:p>0.973</text:p>
          </table:table-cell>
          <table:table-cell office:value-type="float" office:value="203.29784057428" calcext:value-type="float">
            <text:p>203.3</text:p>
          </table:table-cell>
          <table:table-cell office:value-type="float" office:value="1.73607354821548" calcext:value-type="float">
            <text:p>1.74</text:p>
          </table:table-cell>
          <table:table-cell office:value-type="float" office:value="2.10534409967482" calcext:value-type="float">
            <text:p>2.105</text:p>
          </table:table-cell>
          <table:table-cell office:value-type="float" office:value="0.00880111882716049" calcext:value-type="float">
            <text:p>0.00880</text:p>
          </table:table-cell>
          <table:table-cell table:style-name="ce2" office:value-type="string" calcext:value-type="string">
            <text:p>a-scaling</text:p>
          </table:table-cell>
          <table:table-cell table:style-name="ce2" table:formula="of:=CORREL([.O3:.O23];[.C3:.C23])" office:value-type="float" office:value="-0.242119786668795" calcext:value-type="float">
            <text:p>-0.242119786668795</text:p>
          </table:table-cell>
          <table:table-cell table:style-name="ce2" table:formula="of:=[.J3]/POWER(LN([.C3]);[.$AH$2])" office:value-type="float" office:value="1.809260769304" calcext:value-type="float">
            <text:p>1.809260769304</text:p>
          </table:table-cell>
          <table:table-cell office:value-type="string" calcext:value-type="string">
            <text:p>R2:</text:p>
          </table:table-cell>
          <table:table-cell table:style-name="ce2" table:formula="of:=[.$AJ$1]*POWER([.$C3];[.$AJ$2])" office:value-type="float" office:value="246.420923002143" calcext:value-type="float">
            <text:p>246.420923002143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L$1]*POWER([.$C3];[.AL$2])" office:value-type="float" office:value="0.71953593716402" calcext:value-type="float">
            <text:p>0.71953593716402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N$1]*POWER([.$C3];[.AN$2])" office:value-type="float" office:value="220.360044363214" calcext:value-type="float">
            <text:p>220.360044363214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P$1]*POWER([.$C3];[.AP$2])" office:value-type="float" office:value="24.6571446578862" calcext:value-type="float">
            <text:p>24.6571446578862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R$1]*POWER([.$C3];[.AR$2])" office:value-type="float" office:value="5.92769357922725" calcext:value-type="float">
            <text:p>5.92769357922725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T$1]*POWER([.$C3];[.AT$2])" office:value-type="float" office:value="26.3527554969185" calcext:value-type="float">
            <text:p>26.3527554969185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V$1]*POWER([.$C3];[.AV$2])" office:value-type="float" office:value="249.764580536734" calcext:value-type="float">
            <text:p>249.764580536734</text:p>
          </table:table-cell>
          <table:table-cell/>
          <table:table-cell table:style-name="ce2" table:formula="of:=LN([.C3])" office:value-type="float" office:value="5.66296048013595" calcext:value-type="float">
            <text:p>5.66296048013595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Z$1]*POWER([.$AX3];[.AZ$2])" office:value-type="float" office:value="5.10332194451591" calcext:value-type="float">
            <text:p>5.10332194451591</text:p>
          </table:table-cell>
          <table:table-cell/>
          <table:table-cell table:style-name="ce2" table:formula="of:=[.AB3]*LN([.C3])*LN([.C3])/[.C3]" office:value-type="float" office:value="22.6374414223936" calcext:value-type="float">
            <text:p>22.6374414223936</text:p>
          </table:table-cell>
          <table:table-cell table:number-columns-repeated="3"/>
          <table:table-cell table:style-name="ce18" office:value-type="float" office:value="0.356238" calcext:value-type="float">
            <text:p>0.356238</text:p>
          </table:table-cell>
          <table:table-cell table:style-name="ce2" table:formula="of:=[.BF$1]+[.BF$2]/POWER([.$C3];[.BF$3])" office:value-type="float" office:value="1.85508102152084" calcext:value-type="float">
            <text:p>1.85508102152084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0.5*PI()+[.BI$1]/POWER([.$C3];[.BI$2])" office:value-type="float" office:value="2.05908406054236" calcext:value-type="float">
            <text:p>2.0590840605423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532" calcext:value-type="float">
            <text:p>532</text:p>
          </table:table-cell>
          <table:table-cell office:value-type="float" office:value="0.62406015037594" calcext:value-type="float">
            <text:p>0.624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0.50187969924812" calcext:value-type="float">
            <text:p>0.50187969924812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0.0714285714285714" calcext:value-type="float">
            <text:p>0.07143</text:p>
          </table:table-cell>
          <table:table-cell office:value-type="float" office:value="7.02631578947368" calcext:value-type="float">
            <text:p>7.03</text:p>
          </table:table-cell>
          <table:table-cell table:style-name="ce2" office:value-type="float" office:value="5.38332015545506" calcext:value-type="float">
            <text:p>5.38332015545506</text:p>
          </table:table-cell>
          <table:table-cell office:value-type="float" office:value="0.857674992150895" calcext:value-type="float">
            <text:p>0.8577</text:p>
          </table:table-cell>
          <table:table-cell office:value-type="float" office:value="2.14875291089405" calcext:value-type="float">
            <text:p>2.1488</text:p>
          </table:table-cell>
          <table:table-cell office:value-type="float" office:value="1.13957066594321" calcext:value-type="float">
            <text:p>1.1396</text:p>
          </table:table-cell>
          <table:table-cell office:value-type="float" office:value="7.8" calcext:value-type="float">
            <text:p>7.8</text:p>
          </table:table-cell>
          <table:table-cell office:value-type="float" office:value="8.74424720578567" calcext:value-type="float">
            <text:p>8.74</text:p>
          </table:table-cell>
          <table:table-cell office:value-type="float" office:value="0.00945502854881571" calcext:value-type="float">
            <text:p>0.009455</text:p>
          </table:table-cell>
          <table:table-cell office:value-type="float" office:value="0.993537554446505" calcext:value-type="float">
            <text:p>0.993538</text:p>
          </table:table-cell>
          <table:table-cell office:value-type="float" office:value="1.89424" calcext:value-type="float">
            <text:p>1.894</text:p>
          </table:table-cell>
          <table:table-cell office:value-type="float" office:value="0.1249" calcext:value-type="float">
            <text:p>0.125</text:p>
          </table:table-cell>
          <table:table-cell office:value-type="float" office:value="44.9797" calcext:value-type="float">
            <text:p>45.0</text:p>
          </table:table-cell>
          <table:table-cell office:value-type="float" office:value="1.735" calcext:value-type="float">
            <text:p>1.7</text:p>
          </table:table-cell>
          <table:table-cell office:value-type="float" office:value="0.606408709263367" calcext:value-type="float">
            <text:p>0.606</text:p>
          </table:table-cell>
          <table:table-cell office:value-type="float" office:value="0.501955" calcext:value-type="float">
            <text:p>0.502</text:p>
          </table:table-cell>
          <table:table-cell office:value-type="float" office:value="0.009699" calcext:value-type="float">
            <text:p>0.010</text:p>
          </table:table-cell>
          <table:table-cell office:value-type="float" office:value="13.3042" calcext:value-type="float">
            <text:p>13.3</text:p>
          </table:table-cell>
          <table:table-cell office:value-type="float" office:value="0.5354" calcext:value-type="float">
            <text:p>0.5</text:p>
          </table:table-cell>
          <table:table-cell office:value-type="float" office:value="0.934579794925147" calcext:value-type="float">
            <text:p>0.935</text:p>
          </table:table-cell>
          <table:table-cell office:value-type="float" office:value="347.733203998076" calcext:value-type="float">
            <text:p>347.7</text:p>
          </table:table-cell>
          <table:table-cell office:value-type="float" office:value="1.78174809344658" calcext:value-type="float">
            <text:p>1.78</text:p>
          </table:table-cell>
          <table:table-cell office:value-type="float" office:value="1.89990694471402" calcext:value-type="float">
            <text:p>1.900</text:p>
          </table:table-cell>
          <table:table-cell office:value-type="float" office:value="0.00757532930069535" calcext:value-type="float">
            <text:p>0.00758</text:p>
          </table:table-cell>
          <table:table-cell table:style-name="ce15" office:value-type="string" calcext:value-type="string">
            <text:p>RelRR</text:p>
          </table:table-cell>
          <table:table-cell table:style-name="ce2" table:formula="of:=PEARSON([.Q$3:.Q$23];[.$C$3:.$C$23])" office:value-type="float" office:value="0.634300626094706" calcext:value-type="float">
            <text:p>0.634300626094706</text:p>
          </table:table-cell>
          <table:table-cell table:style-name="ce2" table:formula="of:=[.J4]/POWER(LN([.C4]);[.$AH$2])" office:value-type="float" office:value="1.8551040822141" calcext:value-type="float">
            <text:p>1.8551040822141</text:p>
          </table:table-cell>
          <table:table-cell table:formula="of:=RSQ([.B$3:.B$23];[.AJ$3:.AJ$23])" office:value-type="float" office:value="0.998928908694605" calcext:value-type="float">
            <text:p>0.998928908694605</text:p>
          </table:table-cell>
          <table:table-cell table:style-name="ce2" table:formula="of:=[.$AJ$1]*POWER([.$C4];[.$AJ$2])" office:value-type="float" office:value="383.199833337958" calcext:value-type="float">
            <text:p>383.199833337958</text:p>
          </table:table-cell>
          <table:table-cell table:style-name="ce2" table:formula="of:=RSQ([.D$3:.D$23];[.AL$3:.AL$23])" office:value-type="float" office:value="0.970043415391318" calcext:value-type="float">
            <text:p>0.970043415391318</text:p>
          </table:table-cell>
          <table:table-cell table:style-name="ce2" table:formula="of:=[.AL$1]*POWER([.$C4];[.AL$2])" office:value-type="float" office:value="0.63164627595563" calcext:value-type="float">
            <text:p>0.63164627595563</text:p>
          </table:table-cell>
          <table:table-cell table:style-name="ce2" table:formula="of:=RSQ([.E$3:.E$23];[.AN$3:.AN$23])" office:value-type="float" office:value="0.996202699458686" calcext:value-type="float">
            <text:p>0.996202699458686</text:p>
          </table:table-cell>
          <table:table-cell table:style-name="ce2" table:formula="of:=[.AN$1]*POWER([.$C4];[.AN$2])" office:value-type="float" office:value="325.813826771134" calcext:value-type="float">
            <text:p>325.813826771134</text:p>
          </table:table-cell>
          <table:table-cell table:style-name="ce2" table:formula="of:=RSQ([.G$3:.G$23];[.AP$3:.AP$23])" office:value-type="float" office:value="0.995877004666793" calcext:value-type="float">
            <text:p>0.995877004666793</text:p>
          </table:table-cell>
          <table:table-cell table:style-name="ce2" table:formula="of:=[.AP$1]*POWER([.$C4];[.AP$2])" office:value-type="float" office:value="40.8154975750776" calcext:value-type="float">
            <text:p>40.8154975750776</text:p>
          </table:table-cell>
          <table:table-cell table:style-name="ce2" table:formula="of:=RSQ([.N$3:.N$23];[.AR$3:.AR$23])" office:value-type="float" office:value="0.987986448473148" calcext:value-type="float">
            <text:p>0.987986448473148</text:p>
          </table:table-cell>
          <table:table-cell table:style-name="ce2" table:formula="of:=[.AR$1]*POWER([.$C4];[.AR$2])" office:value-type="float" office:value="8.14113965707207" calcext:value-type="float">
            <text:p>8.14113965707207</text:p>
          </table:table-cell>
          <table:table-cell table:style-name="ce2" table:formula="of:=RSQ([.T$3:.T$23];[.AT$3:.AT$23])" office:value-type="float" office:value="0.993688520442825" calcext:value-type="float">
            <text:p>0.993688520442825</text:p>
          </table:table-cell>
          <table:table-cell table:style-name="ce2" table:formula="of:=[.AT$1]*POWER([.$C4];[.AT$2])" office:value-type="float" office:value="45.08033222703" calcext:value-type="float">
            <text:p>45.08033222703</text:p>
          </table:table-cell>
          <table:table-cell table:style-name="ce2" table:formula="of:=RSQ([.AB$3:.AB$23];[.AV$3:.AV$23])" office:value-type="float" office:value="0.999292005740012" calcext:value-type="float">
            <text:p>0.999292005740012</text:p>
          </table:table-cell>
          <table:table-cell table:style-name="ce2" table:formula="of:=[.AV$1]*POWER([.$C4];[.AV$2])" office:value-type="float" office:value="393.23908046248" calcext:value-type="float">
            <text:p>393.23908046248</text:p>
          </table:table-cell>
          <table:table-cell/>
          <table:table-cell table:style-name="ce2" table:formula="of:=LN([.C4])" office:value-type="float" office:value="6.27664348934164" calcext:value-type="float">
            <text:p>6.27664348934164</text:p>
          </table:table-cell>
          <table:table-cell table:style-name="ce2" table:formula="of:=RSQ([.J$3:.J$23];[.AZ$3:.AZ$23])" office:value-type="float" office:value="0.982040007928309" calcext:value-type="float">
            <text:p>0.982040007928309</text:p>
          </table:table-cell>
          <table:table-cell table:style-name="ce2" table:formula="of:=[.AZ$1]*POWER([.$AX4];[.AZ$2])" office:value-type="float" office:value="5.43007604502202" calcext:value-type="float">
            <text:p>5.43007604502202</text:p>
          </table:table-cell>
          <table:table-cell/>
          <table:table-cell table:style-name="ce2" table:formula="of:=[.AB4]*LN([.C4])*LN([.C4])/[.C4]" office:value-type="float" office:value="25.7507245345791" calcext:value-type="float">
            <text:p>25.7507245345791</text:p>
          </table:table-cell>
          <table:table-cell table:number-columns-repeated="3"/>
          <table:table-cell table:style-name="ce19" table:formula="of:=RSQ([.AD$3:.AD$23];[.BG$3:.BG$23])" office:value-type="float" office:value="0.953846151603568" calcext:value-type="float">
            <text:p>0.953846151603568</text:p>
          </table:table-cell>
          <table:table-cell table:style-name="ce2" table:formula="of:=[.BF$1]+[.BF$2]/POWER([.$C4];[.BF$3])" office:value-type="float" office:value="1.79788784938735" calcext:value-type="float">
            <text:p>1.79788784938735</text:p>
          </table:table-cell>
          <table:table-cell table:style-name="ce2" table:formula="of:=RSQ([.AD$3:.AD$23];[.BI$3:.BI$23])" office:value-type="float" office:value="0.958864613207558" calcext:value-type="float">
            <text:p>0.958864613207558</text:p>
          </table:table-cell>
          <table:table-cell table:style-name="ce2" table:formula="of:=0.5*PI()+[.BI$1]/POWER([.$C4];[.BI$2])" office:value-type="float" office:value="1.95179218873899" calcext:value-type="float">
            <text:p>1.9517921887389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2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824" calcext:value-type="float">
            <text:p>824</text:p>
          </table:table-cell>
          <table:table-cell office:value-type="float" office:value="0.591019417475728" calcext:value-type="float">
            <text:p>0.59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0.469660194174757" calcext:value-type="float">
            <text:p>0.469660194174757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0.0703883495145631" calcext:value-type="float">
            <text:p>0.07039</text:p>
          </table:table-cell>
          <table:table-cell office:value-type="float" office:value="6.67241379310345" calcext:value-type="float">
            <text:p>6.67</text:p>
          </table:table-cell>
          <table:table-cell table:style-name="ce2" office:value-type="float" office:value="5.69648971320555" calcext:value-type="float">
            <text:p>5.69648971320555</text:p>
          </table:table-cell>
          <table:table-cell office:value-type="float" office:value="0.848427916423855" calcext:value-type="float">
            <text:p>0.8484</text:p>
          </table:table-cell>
          <table:table-cell office:value-type="float" office:value="2.19842236576708" calcext:value-type="float">
            <text:p>2.1984</text:p>
          </table:table-cell>
          <table:table-cell office:value-type="float" office:value="1.1197244783785" calcext:value-type="float">
            <text:p>1.1197</text:p>
          </table:table-cell>
          <table:table-cell office:value-type="float" office:value="10" calcext:value-type="float">
            <text:p>10.0</text:p>
          </table:table-cell>
          <table:table-cell office:value-type="float" office:value="8.24" calcext:value-type="float">
            <text:p>8.24</text:p>
          </table:table-cell>
          <table:table-cell office:value-type="float" office:value="0.00783827410689028" calcext:value-type="float">
            <text:p>0.007838</text:p>
          </table:table-cell>
          <table:table-cell office:value-type="float" office:value="0.994203210925812" calcext:value-type="float">
            <text:p>0.994203</text:p>
          </table:table-cell>
          <table:table-cell office:value-type="float" office:value="2.06412" calcext:value-type="float">
            <text:p>2.064</text:p>
          </table:table-cell>
          <table:table-cell office:value-type="float" office:value="0.2283" calcext:value-type="float">
            <text:p>0.228</text:p>
          </table:table-cell>
          <table:table-cell office:value-type="float" office:value="68.023" calcext:value-type="float">
            <text:p>68.0</text:p>
          </table:table-cell>
          <table:table-cell office:value-type="float" office:value="4.426" calcext:value-type="float">
            <text:p>4.4</text:p>
          </table:table-cell>
          <table:table-cell office:value-type="float" office:value="0.628498466710594" calcext:value-type="float">
            <text:p>0.628</text:p>
          </table:table-cell>
          <table:table-cell office:value-type="float" office:value="0.648444" calcext:value-type="float">
            <text:p>0.648</text:p>
          </table:table-cell>
          <table:table-cell office:value-type="float" office:value="0.008308" calcext:value-type="float">
            <text:p>0.008</text:p>
          </table:table-cell>
          <table:table-cell office:value-type="float" office:value="33.3435" calcext:value-type="float">
            <text:p>33.3</text:p>
          </table:table-cell>
          <table:table-cell office:value-type="float" office:value="1.106" calcext:value-type="float">
            <text:p>1.1</text:p>
          </table:table-cell>
          <table:table-cell office:value-type="float" office:value="0.837347088288736" calcext:value-type="float">
            <text:p>0.837</text:p>
          </table:table-cell>
          <table:table-cell office:value-type="float" office:value="509.11488413042" calcext:value-type="float">
            <text:p>509.1</text:p>
          </table:table-cell>
          <table:table-cell office:value-type="float" office:value="1.80162857344164" calcext:value-type="float">
            <text:p>1.80</text:p>
          </table:table-cell>
          <table:table-cell office:value-type="float" office:value="1.86913216282891" calcext:value-type="float">
            <text:p>1.869</text:p>
          </table:table-cell>
          <table:table-cell office:value-type="float" office:value="0.00662468187388067" calcext:value-type="float">
            <text:p>0.00662</text:p>
          </table:table-cell>
          <table:table-cell table:style-name="ce2" office:value-type="string" calcext:value-type="string">
            <text:p>alpha</text:p>
          </table:table-cell>
          <table:table-cell table:style-name="ce2" table:formula="of:=PEARSON([.R$3:.R$23];[.$C$3:.$C$23])" office:value-type="float" office:value="-0.885358073913865" calcext:value-type="float">
            <text:p>-0.885358073913865</text:p>
          </table:table-cell>
          <table:table-cell table:style-name="ce2" table:formula="of:=[.J5]/POWER(LN([.C5]);[.$AH$2])" office:value-type="float" office:value="1.88778158073314" calcext:value-type="float">
            <text:p>1.88778158073314</text:p>
          </table:table-cell>
          <table:table-cell office:value-type="string" calcext:value-type="string">
            <text:p>V(N)</text:p>
          </table:table-cell>
          <table:table-cell table:style-name="ce2" table:formula="of:=[.$AJ$1]*POWER([.$C5];[.$AJ$2])" office:value-type="float" office:value="524.967478818535" calcext:value-type="float">
            <text:p>524.967478818535</text:p>
          </table:table-cell>
          <table:table-cell table:style-name="ce2" office:value-type="string" calcext:value-type="string">
            <text:p>TTR(N)</text:p>
          </table:table-cell>
          <table:table-cell table:style-name="ce2" table:formula="of:=[.AL$1]*POWER([.$C5];[.AL$2])" office:value-type="float" office:value="0.575620301565166" calcext:value-type="float">
            <text:p>0.575620301565166</text:p>
          </table:table-cell>
          <table:table-cell table:style-name="ce2" office:value-type="string" calcext:value-type="string">
            <text:p>N1(N)</text:p>
          </table:table-cell>
          <table:table-cell table:style-name="ce2" table:formula="of:=[.AN$1]*POWER([.$C5];[.AN$2])" office:value-type="float" office:value="430.581175058959" calcext:value-type="float">
            <text:p>430.581175058959</text:p>
          </table:table-cell>
          <table:table-cell table:style-name="ce2" office:value-type="string" calcext:value-type="string">
            <text:p>N2(N)</text:p>
          </table:table-cell>
          <table:table-cell table:style-name="ce2" table:formula="of:=[.AP$1]*POWER([.$C5];[.AP$2])" office:value-type="float" office:value="58.4625642316422" calcext:value-type="float">
            <text:p>58.4625642316422</text:p>
          </table:table-cell>
          <table:table-cell table:style-name="ce2" office:value-type="string" calcext:value-type="string">
            <text:p>h-point(N)</text:p>
          </table:table-cell>
          <table:table-cell table:style-name="ce2" table:formula="of:=[.AR$1]*POWER([.$C5];[.AR$2])" office:value-type="float" office:value="10.207742828157" calcext:value-type="float">
            <text:p>10.207742828157</text:p>
          </table:table-cell>
          <table:table-cell table:style-name="ce2" office:value-type="string" calcext:value-type="string">
            <text:p>T(N)</text:p>
          </table:table-cell>
          <table:table-cell table:style-name="ce2" table:formula="of:=[.AT$1]*POWER([.$C5];[.AT$2])" office:value-type="float" office:value="66.1028154654701" calcext:value-type="float">
            <text:p>66.1028154654701</text:p>
          </table:table-cell>
          <table:table-cell table:style-name="ce2" office:value-type="string" calcext:value-type="string">
            <text:p>L(N)</text:p>
          </table:table-cell>
          <table:table-cell table:style-name="ce2" table:formula="of:=[.AV$1]*POWER([.$C5];[.AV$2])" office:value-type="float" office:value="543.498168470495" calcext:value-type="float">
            <text:p>543.498168470495</text:p>
          </table:table-cell>
          <table:table-cell/>
          <table:table-cell table:style-name="ce2" table:formula="of:=LN([.C5])" office:value-type="float" office:value="6.71417052990947" calcext:value-type="float">
            <text:p>6.71417052990947</text:p>
          </table:table-cell>
          <table:table-cell table:style-name="ce2" office:value-type="string" calcext:value-type="string">
            <text:p>S(lnN)</text:p>
          </table:table-cell>
          <table:table-cell table:style-name="ce2" table:formula="of:=[.AZ$1]*POWER([.$AX5];[.AZ$2])" office:value-type="float" office:value="5.65533374433766" calcext:value-type="float">
            <text:p>5.65533374433766</text:p>
          </table:table-cell>
          <table:table-cell/>
          <table:table-cell table:style-name="ce2" table:formula="of:=[.AB5]*LN([.C5])*LN([.C5])/[.C5]" office:value-type="float" office:value="27.8530858154893" calcext:value-type="float">
            <text:p>27.8530858154893</text:p>
          </table:table-cell>
          <table:table-cell table:number-columns-repeated="4"/>
          <table:table-cell table:style-name="ce2" table:formula="of:=[.BF$1]+[.BF$2]/POWER([.$C5];[.BF$3])" office:value-type="float" office:value="1.76410762851228" calcext:value-type="float">
            <text:p>1.76410762851228</text:p>
          </table:table-cell>
          <table:table-cell table:style-name="ce2" office:value-type="string" calcext:value-type="string">
            <text:p>phi</text:p>
          </table:table-cell>
          <table:table-cell table:style-name="ce2" table:formula="of:=0.5*PI()+[.BI$1]/POWER([.$C5];[.BI$2])" office:value-type="float" office:value="1.8900203964236" calcext:value-type="float">
            <text:p>1.890020396423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3</text:p>
          </table:table-cell>
          <table:table-cell table:style-name="ce2" office:value-type="float" office:value="678" calcext:value-type="float">
            <text:p>678</text:p>
          </table:table-cell>
          <table:table-cell table:style-name="ce2" office:value-type="float" office:value="1226" calcext:value-type="float">
            <text:p>1226</text:p>
          </table:table-cell>
          <table:table-cell office:value-type="float" office:value="0.553017944535073" calcext:value-type="float">
            <text:p>0.553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0.440456769983687" calcext:value-type="float">
            <text:p>0.440456769983687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0.0611745513866232" calcext:value-type="float">
            <text:p>0.06117</text:p>
          </table:table-cell>
          <table:table-cell office:value-type="float" office:value="7.2" calcext:value-type="float">
            <text:p>7.20</text:p>
          </table:table-cell>
          <table:table-cell table:style-name="ce2" office:value-type="float" office:value="5.91929409784466" calcext:value-type="float">
            <text:p>5.91929409784466</text:p>
          </table:table-cell>
          <table:table-cell office:value-type="float" office:value="0.83235379492837" calcext:value-type="float">
            <text:p>0.8324</text:p>
          </table:table-cell>
          <table:table-cell office:value-type="float" office:value="2.2196727023681" calcext:value-type="float">
            <text:p>2.2197</text:p>
          </table:table-cell>
          <table:table-cell office:value-type="float" office:value="1.09187980109568" calcext:value-type="float">
            <text:p>1.0919</text:p>
          </table:table-cell>
          <table:table-cell office:value-type="float" office:value="12" calcext:value-type="float">
            <text:p>12.0</text:p>
          </table:table-cell>
          <table:table-cell office:value-type="float" office:value="8.51388888888889" calcext:value-type="float">
            <text:p>8.51</text:p>
          </table:table-cell>
          <table:table-cell office:value-type="float" office:value="0.00724381202281202" calcext:value-type="float">
            <text:p>0.007244</text:p>
          </table:table-cell>
          <table:table-cell office:value-type="float" office:value="0.994222592981586" calcext:value-type="float">
            <text:p>0.994223</text:p>
          </table:table-cell>
          <table:table-cell office:value-type="float" office:value="1.9543" calcext:value-type="float">
            <text:p>1.954</text:p>
          </table:table-cell>
          <table:table-cell office:value-type="float" office:value="0.1244" calcext:value-type="float">
            <text:p>0.124</text:p>
          </table:table-cell>
          <table:table-cell office:value-type="float" office:value="86.9427" calcext:value-type="float">
            <text:p>86.9</text:p>
          </table:table-cell>
          <table:table-cell office:value-type="float" office:value="3.389" calcext:value-type="float">
            <text:p>3.4</text:p>
          </table:table-cell>
          <table:table-cell office:value-type="float" office:value="0.627890272537294" calcext:value-type="float">
            <text:p>0.628</text:p>
          </table:table-cell>
          <table:table-cell office:value-type="float" office:value="0.766109" calcext:value-type="float">
            <text:p>0.766</text:p>
          </table:table-cell>
          <table:table-cell office:value-type="float" office:value="0.006635" calcext:value-type="float">
            <text:p>0.007</text:p>
          </table:table-cell>
          <table:table-cell office:value-type="float" office:value="74.1891" calcext:value-type="float">
            <text:p>74.2</text:p>
          </table:table-cell>
          <table:table-cell office:value-type="float" office:value="1.868" calcext:value-type="float">
            <text:p>1.9</text:p>
          </table:table-cell>
          <table:table-cell office:value-type="float" office:value="0.741805169862514" calcext:value-type="float">
            <text:p>0.742</text:p>
          </table:table-cell>
          <table:table-cell office:value-type="float" office:value="712.952116356301" calcext:value-type="float">
            <text:p>713.0</text:p>
          </table:table-cell>
          <table:table-cell office:value-type="float" office:value="1.79604063381958" calcext:value-type="float">
            <text:p>1.80</text:p>
          </table:table-cell>
          <table:table-cell office:value-type="float" office:value="1.82565934675489" calcext:value-type="float">
            <text:p>1.826</text:p>
          </table:table-cell>
          <table:table-cell office:value-type="float" office:value="0.00642815133765691" calcext:value-type="float">
            <text:p>0.00643</text:p>
          </table:table-cell>
          <table:table-cell table:style-name="ce9" office:value-type="string" calcext:value-type="string">
            <text:p>S/sqrtlnN</text:p>
          </table:table-cell>
          <table:table-cell table:style-name="ce2" table:formula="of:=PEARSON([.L$3:.L$23];[.$C$3:.$C$23])" office:value-type="float" office:value="0.484341613465769" calcext:value-type="float">
            <text:p>0.484341613465769</text:p>
          </table:table-cell>
          <table:table-cell table:style-name="ce2" table:formula="of:=[.J6]/POWER(LN([.C6]);[.$AH$2])" office:value-type="float" office:value="1.89728242936855" calcext:value-type="float">
            <text:p>1.89728242936855</text:p>
          </table:table-cell>
          <table:table-cell/>
          <table:table-cell table:style-name="ce2" table:formula="of:=[.$AJ$1]*POWER([.$C6];[.$AJ$2])" office:value-type="float" office:value="698.688156548438" calcext:value-type="float">
            <text:p>698.688156548438</text:p>
          </table:table-cell>
          <table:table-cell/>
          <table:table-cell table:style-name="ce2" table:formula="of:=[.AL$1]*POWER([.$C6];[.AL$2])" office:value-type="float" office:value="0.529057854289861" calcext:value-type="float">
            <text:p>0.529057854289861</text:p>
          </table:table-cell>
          <table:table-cell/>
          <table:table-cell table:style-name="ce2" table:formula="of:=[.AN$1]*POWER([.$C6];[.AN$2])" office:value-type="float" office:value="554.650296458034" calcext:value-type="float">
            <text:p>554.650296458034</text:p>
          </table:table-cell>
          <table:table-cell/>
          <table:table-cell table:style-name="ce2" table:formula="of:=[.AP$1]*POWER([.$C6];[.AP$2])" office:value-type="float" office:value="81.0210149749176" calcext:value-type="float">
            <text:p>81.0210149749176</text:p>
          </table:table-cell>
          <table:table-cell/>
          <table:table-cell table:style-name="ce2" table:formula="of:=[.AR$1]*POWER([.$C6];[.AR$2])" office:value-type="float" office:value="12.5357635474982" calcext:value-type="float">
            <text:p>12.5357635474982</text:p>
          </table:table-cell>
          <table:table-cell/>
          <table:table-cell table:style-name="ce2" table:formula="of:=[.AT$1]*POWER([.$C6];[.AT$2])" office:value-type="float" office:value="93.5803905541479" calcext:value-type="float">
            <text:p>93.5803905541479</text:p>
          </table:table-cell>
          <table:table-cell/>
          <table:table-cell table:style-name="ce2" table:formula="of:=[.AV$1]*POWER([.$C6];[.AV$2])" office:value-type="float" office:value="729.17407659889" calcext:value-type="float">
            <text:p>729.17407659889</text:p>
          </table:table-cell>
          <table:table-cell/>
          <table:table-cell table:style-name="ce2" table:formula="of:=LN([.C6])" office:value-type="float" office:value="7.11151211649616" calcext:value-type="float">
            <text:p>7.11151211649616</text:p>
          </table:table-cell>
          <table:table-cell/>
          <table:table-cell table:style-name="ce2" table:formula="of:=[.AZ$1]*POWER([.$AX6];[.AZ$2])" office:value-type="float" office:value="5.85490253065725" calcext:value-type="float">
            <text:p>5.85490253065725</text:p>
          </table:table-cell>
          <table:table-cell/>
          <table:table-cell table:style-name="ce2" table:formula="of:=[.AB6]*LN([.C6])*LN([.C6])/[.C6]" office:value-type="float" office:value="29.4099171445903" calcext:value-type="float">
            <text:p>29.4099171445903</text:p>
          </table:table-cell>
          <table:table-cell table:number-columns-repeated="4"/>
          <table:table-cell table:style-name="ce2" table:formula="of:=[.BF$1]+[.BF$2]/POWER([.$C6];[.BF$3])" office:value-type="float" office:value="1.73767365736429" calcext:value-type="float">
            <text:p>1.73767365736429</text:p>
          </table:table-cell>
          <table:table-cell/>
          <table:table-cell table:style-name="ce2" table:formula="of:=0.5*PI()+[.BI$1]/POWER([.$C6];[.BI$2])" office:value-type="float" office:value="1.84264492416063" calcext:value-type="float">
            <text:p>1.8426449241606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4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1546" calcext:value-type="float">
            <text:p>1546</text:p>
          </table:table-cell>
          <table:table-cell office:value-type="float" office:value="0.52522639068564" calcext:value-type="float">
            <text:p>0.525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0.40620957309185" calcext:value-type="float">
            <text:p>0.40620957309185</text:p>
          </table:table-cell>
          <table:table-cell table:style-name="ce2" office:value-type="float" office:value="104" calcext:value-type="float">
            <text:p>104</text:p>
          </table:table-cell>
          <table:table-cell office:value-type="float" office:value="0.0672703751617076" calcext:value-type="float">
            <text:p>0.06727</text:p>
          </table:table-cell>
          <table:table-cell office:value-type="float" office:value="6.03846153846154" calcext:value-type="float">
            <text:p>6.04</text:p>
          </table:table-cell>
          <table:table-cell table:style-name="ce2" office:value-type="float" office:value="6.03241202408669" calcext:value-type="float">
            <text:p>6.03241202408669</text:p>
          </table:table-cell>
          <table:table-cell office:value-type="float" office:value="0.821471045782821" calcext:value-type="float">
            <text:p>0.8215</text:p>
          </table:table-cell>
          <table:table-cell office:value-type="float" office:value="2.22608441304892" calcext:value-type="float">
            <text:p>2.2261</text:p>
          </table:table-cell>
          <table:table-cell office:value-type="float" office:value="1.07385420791775" calcext:value-type="float">
            <text:p>1.0739</text:p>
          </table:table-cell>
          <table:table-cell office:value-type="float" office:value="13" calcext:value-type="float">
            <text:p>13.0</text:p>
          </table:table-cell>
          <table:table-cell office:value-type="float" office:value="9.14792899408284" calcext:value-type="float">
            <text:p>9.15</text:p>
          </table:table-cell>
          <table:table-cell office:value-type="float" office:value="0.00715446446950686" calcext:value-type="float">
            <text:p>0.007154</text:p>
          </table:table-cell>
          <table:table-cell office:value-type="float" office:value="0.994069759372084" calcext:value-type="float">
            <text:p>0.994070</text:p>
          </table:table-cell>
          <table:table-cell office:value-type="float" office:value="2.06176" calcext:value-type="float">
            <text:p>2.062</text:p>
          </table:table-cell>
          <table:table-cell office:value-type="float" office:value="0.1424" calcext:value-type="float">
            <text:p>0.142</text:p>
          </table:table-cell>
          <table:table-cell office:value-type="float" office:value="124.265" calcext:value-type="float">
            <text:p>124.3</text:p>
          </table:table-cell>
          <table:table-cell office:value-type="float" office:value="5.256" calcext:value-type="float">
            <text:p>5.3</text:p>
          </table:table-cell>
          <table:table-cell office:value-type="float" office:value="0.656698417272197" calcext:value-type="float">
            <text:p>0.657</text:p>
          </table:table-cell>
          <table:table-cell office:value-type="float" office:value="0.771676" calcext:value-type="float">
            <text:p>0.772</text:p>
          </table:table-cell>
          <table:table-cell office:value-type="float" office:value="0.005509" calcext:value-type="float">
            <text:p>0.006</text:p>
          </table:table-cell>
          <table:table-cell office:value-type="float" office:value="89.8193" calcext:value-type="float">
            <text:p>89.8</text:p>
          </table:table-cell>
          <table:table-cell office:value-type="float" office:value="1.89" calcext:value-type="float">
            <text:p>1.9</text:p>
          </table:table-cell>
          <table:table-cell office:value-type="float" office:value="0.74470199244169" calcext:value-type="float">
            <text:p>0.745</text:p>
          </table:table-cell>
          <table:table-cell office:value-type="float" office:value="854.563849564203" calcext:value-type="float">
            <text:p>854.6</text:p>
          </table:table-cell>
          <table:table-cell office:value-type="float" office:value="1.76286102101174" calcext:value-type="float">
            <text:p>1.76</text:p>
          </table:table-cell>
          <table:table-cell office:value-type="float" office:value="1.79976998926662" calcext:value-type="float">
            <text:p>1.800</text:p>
          </table:table-cell>
          <table:table-cell office:value-type="float" office:value="0.00650763393910588" calcext:value-type="float">
            <text:p>0.00651</text:p>
          </table:table-cell>
          <table:table-cell table:style-name="ce2" office:value-type="string" calcext:value-type="string">
            <text:p>N2/N</text:p>
          </table:table-cell>
          <table:table-cell table:style-name="ce2" table:formula="of:=PEARSON([.H$3:.H$23];[.$C$3:.$C$23])" office:value-type="float" office:value="-0.815925347284277" calcext:value-type="float">
            <text:p>-0.815925347284277</text:p>
          </table:table-cell>
          <table:table-cell table:style-name="ce2" table:formula="of:=[.J7]/POWER(LN([.C7]);[.$AH$2])" office:value-type="float" office:value="1.8978842854248" calcext:value-type="float">
            <text:p>1.8978842854248</text:p>
          </table:table-cell>
          <table:table-cell/>
          <table:table-cell table:style-name="ce2" table:formula="of:=[.$AJ$1]*POWER([.$C7];[.$AJ$2])" office:value-type="float" office:value="825.5547518924" calcext:value-type="float">
            <text:p>825.5547518924</text:p>
          </table:table-cell>
          <table:table-cell/>
          <table:table-cell table:style-name="ce2" table:formula="of:=[.AL$1]*POWER([.$C7];[.AL$2])" office:value-type="float" office:value="0.503641869968283" calcext:value-type="float">
            <text:p>0.503641869968283</text:p>
          </table:table-cell>
          <table:table-cell/>
          <table:table-cell table:style-name="ce2" table:formula="of:=[.AN$1]*POWER([.$C7];[.AN$2])" office:value-type="float" office:value="642.985882182365" calcext:value-type="float">
            <text:p>642.985882182365</text:p>
          </table:table-cell>
          <table:table-cell/>
          <table:table-cell table:style-name="ce2" table:formula="of:=[.AP$1]*POWER([.$C7];[.AP$2])" office:value-type="float" office:value="98.0199515364033" calcext:value-type="float">
            <text:p>98.0199515364033</text:p>
          </table:table-cell>
          <table:table-cell/>
          <table:table-cell table:style-name="ce2" table:formula="of:=[.AR$1]*POWER([.$C7];[.AR$2])" office:value-type="float" office:value="14.1327263302822" calcext:value-type="float">
            <text:p>14.1327263302822</text:p>
          </table:table-cell>
          <table:table-cell/>
          <table:table-cell table:style-name="ce2" table:formula="of:=[.AT$1]*POWER([.$C7];[.AT$2])" office:value-type="float" office:value="114.629838058281" calcext:value-type="float">
            <text:p>114.629838058281</text:p>
          </table:table-cell>
          <table:table-cell/>
          <table:table-cell table:style-name="ce2" table:formula="of:=[.AV$1]*POWER([.$C7];[.AV$2])" office:value-type="float" office:value="865.617702278279" calcext:value-type="float">
            <text:p>865.617702278279</text:p>
          </table:table-cell>
          <table:table-cell/>
          <table:table-cell table:style-name="ce2" table:formula="of:=LN([.C7])" office:value-type="float" office:value="7.34342622914737" calcext:value-type="float">
            <text:p>7.34342622914737</text:p>
          </table:table-cell>
          <table:table-cell/>
          <table:table-cell table:style-name="ce2" table:formula="of:=[.AZ$1]*POWER([.$AX7];[.AZ$2])" office:value-type="float" office:value="5.96933855745017" calcext:value-type="float">
            <text:p>5.96933855745017</text:p>
          </table:table-cell>
          <table:table-cell/>
          <table:table-cell table:style-name="ce2" table:formula="of:=[.AB7]*LN([.C7])*LN([.C7])/[.C7]" office:value-type="float" office:value="29.8079768439769" calcext:value-type="float">
            <text:p>29.8079768439769</text:p>
          </table:table-cell>
          <table:table-cell table:number-columns-repeated="4"/>
          <table:table-cell table:style-name="ce2" table:formula="of:=[.BF$1]+[.BF$2]/POWER([.$C7];[.BF$3])" office:value-type="float" office:value="1.72388856103605" calcext:value-type="float">
            <text:p>1.72388856103605</text:p>
          </table:table-cell>
          <table:table-cell/>
          <table:table-cell table:style-name="ce2" table:formula="of:=0.5*PI()+[.BI$1]/POWER([.$C7];[.BI$2])" office:value-type="float" office:value="1.81831370260701" calcext:value-type="float">
            <text:p>1.818313702607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5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1966" calcext:value-type="float">
            <text:p>1966</text:p>
          </table:table-cell>
          <table:table-cell office:value-type="float" office:value="0.502543234994913" calcext:value-type="float">
            <text:p>0.503</text:p>
          </table:table-cell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0.38351983723296" calcext:value-type="float">
            <text:p>0.38351983723296</text:p>
          </table:table-cell>
          <table:table-cell table:style-name="ce2" office:value-type="float" office:value="127" calcext:value-type="float">
            <text:p>127</text:p>
          </table:table-cell>
          <table:table-cell office:value-type="float" office:value="0.0645981688708037" calcext:value-type="float">
            <text:p>0.06460</text:p>
          </table:table-cell>
          <table:table-cell office:value-type="float" office:value="5.93700787401575" calcext:value-type="float">
            <text:p>5.94</text:p>
          </table:table-cell>
          <table:table-cell table:style-name="ce2" office:value-type="float" office:value="6.16874595191215" calcext:value-type="float">
            <text:p>6.16874595191215</text:p>
          </table:table-cell>
          <table:table-cell office:value-type="float" office:value="0.813415635644433" calcext:value-type="float">
            <text:p>0.8134</text:p>
          </table:table-cell>
          <table:table-cell office:value-type="float" office:value="2.24003446616422" calcext:value-type="float">
            <text:p>2.2400</text:p>
          </table:table-cell>
          <table:table-cell office:value-type="float" office:value="1.05954040990529" calcext:value-type="float">
            <text:p>1.0595</text:p>
          </table:table-cell>
          <table:table-cell office:value-type="float" office:value="14.6666666666667" calcext:value-type="float">
            <text:p>14.7</text:p>
          </table:table-cell>
          <table:table-cell office:value-type="float" office:value="9.13946280991736" calcext:value-type="float">
            <text:p>9.14</text:p>
          </table:table-cell>
          <table:table-cell office:value-type="float" office:value="0.00671848691230063" calcext:value-type="float">
            <text:p>0.006718</text:p>
          </table:table-cell>
          <table:table-cell office:value-type="float" office:value="0.994287877336015" calcext:value-type="float">
            <text:p>0.994288</text:p>
          </table:table-cell>
          <table:table-cell office:value-type="float" office:value="1.9153" calcext:value-type="float">
            <text:p>1.915</text:p>
          </table:table-cell>
          <table:table-cell office:value-type="float" office:value="0.1588" calcext:value-type="float">
            <text:p>0.159</text:p>
          </table:table-cell>
          <table:table-cell office:value-type="float" office:value="152.32" calcext:value-type="float">
            <text:p>152.3</text:p>
          </table:table-cell>
          <table:table-cell office:value-type="float" office:value="8.198" calcext:value-type="float">
            <text:p>8.2</text:p>
          </table:table-cell>
          <table:table-cell office:value-type="float" office:value="0.662730099934043" calcext:value-type="float">
            <text:p>0.663</text:p>
          </table:table-cell>
          <table:table-cell office:value-type="float" office:value="0.783485" calcext:value-type="float">
            <text:p>0.783</text:p>
          </table:table-cell>
          <table:table-cell office:value-type="float" office:value="0.004717" calcext:value-type="float">
            <text:p>0.005</text:p>
          </table:table-cell>
          <table:table-cell office:value-type="float" office:value="113.747" calcext:value-type="float">
            <text:p>113.7</text:p>
          </table:table-cell>
          <table:table-cell office:value-type="float" office:value="2.052" calcext:value-type="float">
            <text:p>2.1</text:p>
          </table:table-cell>
          <table:table-cell office:value-type="float" office:value="0.746652379785806" calcext:value-type="float">
            <text:p>0.747</text:p>
          </table:table-cell>
          <table:table-cell office:value-type="float" office:value="1038.51868679492" calcext:value-type="float">
            <text:p>1038.5</text:p>
          </table:table-cell>
          <table:table-cell office:value-type="float" office:value="1.73980062323773" calcext:value-type="float">
            <text:p>1.74</text:p>
          </table:table-cell>
          <table:table-cell office:value-type="float" office:value="1.79381848112907" calcext:value-type="float">
            <text:p>1.794</text:p>
          </table:table-cell>
          <table:table-cell office:value-type="float" office:value="0.00620983991331786" calcext:value-type="float">
            <text:p>0.00621</text:p>
          </table:table-cell>
          <table:table-cell table:style-name="ce2" office:value-type="string" calcext:value-type="string">
            <text:p>S/(lnN^a)</text:p>
          </table:table-cell>
          <table:table-cell table:style-name="ce2" table:formula="of:=PEARSON([.AH$3:.AH$23];[.$C$3:.$C$23])" office:value-type="float" office:value="-0.0239431178598188" calcext:value-type="float">
            <text:p>-0.023943117859819</text:p>
          </table:table-cell>
          <table:table-cell table:style-name="ce2" table:formula="of:=[.J8]/POWER(LN([.C8]);[.$AH$2])" office:value-type="float" office:value="1.90486389901874" calcext:value-type="float">
            <text:p>1.90486389901874</text:p>
          </table:table-cell>
          <table:table-cell/>
          <table:table-cell table:style-name="ce2" table:formula="of:=[.$AJ$1]*POWER([.$C8];[.$AJ$2])" office:value-type="float" office:value="981.381759752807" calcext:value-type="float">
            <text:p>981.381759752807</text:p>
          </table:table-cell>
          <table:table-cell/>
          <table:table-cell table:style-name="ce2" table:formula="of:=[.AL$1]*POWER([.$C8];[.AL$2])" office:value-type="float" office:value="0.478591057278742" calcext:value-type="float">
            <text:p>0.478591057278742</text:p>
          </table:table-cell>
          <table:table-cell/>
          <table:table-cell table:style-name="ce2" table:formula="of:=[.AN$1]*POWER([.$C8];[.AN$2])" office:value-type="float" office:value="749.39836351244" calcext:value-type="float">
            <text:p>749.39836351244</text:p>
          </table:table-cell>
          <table:table-cell/>
          <table:table-cell table:style-name="ce2" table:formula="of:=[.AP$1]*POWER([.$C8];[.AP$2])" office:value-type="float" office:value="119.407885395364" calcext:value-type="float">
            <text:p>119.407885395364</text:p>
          </table:table-cell>
          <table:table-cell/>
          <table:table-cell table:style-name="ce2" table:formula="of:=[.AR$1]*POWER([.$C8];[.AR$2])" office:value-type="float" office:value="16.0026117378976" calcext:value-type="float">
            <text:p>16.0026117378976</text:p>
          </table:table-cell>
          <table:table-cell/>
          <table:table-cell table:style-name="ce2" table:formula="of:=[.AT$1]*POWER([.$C8];[.AT$2])" office:value-type="float" office:value="141.451657632183" calcext:value-type="float">
            <text:p>141.451657632183</text:p>
          </table:table-cell>
          <table:table-cell/>
          <table:table-cell table:style-name="ce2" table:formula="of:=[.AV$1]*POWER([.$C8];[.AV$2])" office:value-type="float" office:value="1034.00917663412" calcext:value-type="float">
            <text:p>1034.00917663412</text:p>
          </table:table-cell>
          <table:table-cell/>
          <table:table-cell table:style-name="ce2" table:formula="of:=LN([.C8])" office:value-type="float" office:value="7.58375630070711" calcext:value-type="float">
            <text:p>7.58375630070711</text:p>
          </table:table-cell>
          <table:table-cell/>
          <table:table-cell table:style-name="ce2" table:formula="of:=[.AZ$1]*POWER([.$AX8];[.AZ$2])" office:value-type="float" office:value="6.08642421332251" calcext:value-type="float">
            <text:p>6.08642421332251</text:p>
          </table:table-cell>
          <table:table-cell/>
          <table:table-cell table:style-name="ce2" table:formula="of:=[.AB8]*LN([.C8])*LN([.C8])/[.C8]" office:value-type="float" office:value="30.3808233543078" calcext:value-type="float">
            <text:p>30.3808233543078</text:p>
          </table:table-cell>
          <table:table-cell table:number-columns-repeated="4"/>
          <table:table-cell table:style-name="ce2" table:formula="of:=[.BF$1]+[.BF$2]/POWER([.$C8];[.BF$3])" office:value-type="float" office:value="1.71075541112818" calcext:value-type="float">
            <text:p>1.71075541112818</text:p>
          </table:table-cell>
          <table:table-cell/>
          <table:table-cell table:style-name="ce2" table:formula="of:=0.5*PI()+[.BI$1]/POWER([.$C8];[.BI$2])" office:value-type="float" office:value="1.79539466752349" calcext:value-type="float">
            <text:p>1.7953946675234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6</text:p>
          </table:table-cell>
          <table:table-cell table:style-name="ce2" office:value-type="float" office:value="1149" calcext:value-type="float">
            <text:p>1149</text:p>
          </table:table-cell>
          <table:table-cell table:style-name="ce2" office:value-type="float" office:value="2401" calcext:value-type="float">
            <text:p>2401</text:p>
          </table:table-cell>
          <table:table-cell office:value-type="float" office:value="0.478550603915035" calcext:value-type="float">
            <text:p>0.479</text:p>
          </table:table-cell>
          <table:table-cell table:style-name="ce2" office:value-type="float" office:value="867" calcext:value-type="float">
            <text:p>867</text:p>
          </table:table-cell>
          <table:table-cell table:style-name="ce2" office:value-type="float" office:value="0.361099541857559" calcext:value-type="float">
            <text:p>0.361099541857559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0.0624739691795085" calcext:value-type="float">
            <text:p>0.06247</text:p>
          </table:table-cell>
          <table:table-cell office:value-type="float" office:value="5.78" calcext:value-type="float">
            <text:p>5.78</text:p>
          </table:table-cell>
          <table:table-cell table:style-name="ce2" office:value-type="float" office:value="6.24470367134863" calcext:value-type="float">
            <text:p>6.24470367134863</text:p>
          </table:table-cell>
          <table:table-cell office:value-type="float" office:value="0.802285716324089" calcext:value-type="float">
            <text:p>0.8023</text:p>
          </table:table-cell>
          <table:table-cell office:value-type="float" office:value="2.23831109504457" calcext:value-type="float">
            <text:p>2.2383</text:p>
          </table:table-cell>
          <table:table-cell office:value-type="float" office:value="1.04199238845219" calcext:value-type="float">
            <text:p>1.0420</text:p>
          </table:table-cell>
          <table:table-cell office:value-type="float" office:value="17.6666666666667" calcext:value-type="float">
            <text:p>17.7</text:p>
          </table:table-cell>
          <table:table-cell office:value-type="float" office:value="7.69277322890708" calcext:value-type="float">
            <text:p>7.69</text:p>
          </table:table-cell>
          <table:table-cell office:value-type="float" office:value="0.00669563441999151" calcext:value-type="float">
            <text:p>0.006696</text:p>
          </table:table-cell>
          <table:table-cell office:value-type="float" office:value="0.994169613285217" calcext:value-type="float">
            <text:p>0.994170</text:p>
          </table:table-cell>
          <table:table-cell office:value-type="float" office:value="1.86248" calcext:value-type="float">
            <text:p>1.862</text:p>
          </table:table-cell>
          <table:table-cell office:value-type="float" office:value="0.08341" calcext:value-type="float">
            <text:p>0.083</text:p>
          </table:table-cell>
          <table:table-cell office:value-type="float" office:value="181.728" calcext:value-type="float">
            <text:p>181.7</text:p>
          </table:table-cell>
          <table:table-cell office:value-type="float" office:value="5.513" calcext:value-type="float">
            <text:p>5.5</text:p>
          </table:table-cell>
          <table:table-cell office:value-type="float" office:value="0.66839045294829" calcext:value-type="float">
            <text:p>0.668</text:p>
          </table:table-cell>
          <table:table-cell office:value-type="float" office:value="0.840618" calcext:value-type="float">
            <text:p>0.841</text:p>
          </table:table-cell>
          <table:table-cell office:value-type="float" office:value="0.004622" calcext:value-type="float">
            <text:p>0.005</text:p>
          </table:table-cell>
          <table:table-cell office:value-type="float" office:value="172.58" calcext:value-type="float">
            <text:p>172.6</text:p>
          </table:table-cell>
          <table:table-cell office:value-type="float" office:value="2.944" calcext:value-type="float">
            <text:p>2.9</text:p>
          </table:table-cell>
          <table:table-cell office:value-type="float" office:value="0.687629056367834" calcext:value-type="float">
            <text:p>0.688</text:p>
          </table:table-cell>
          <table:table-cell office:value-type="float" office:value="1213.75653720819" calcext:value-type="float">
            <text:p>1213.8</text:p>
          </table:table-cell>
          <table:table-cell office:value-type="float" office:value="1.70886009270993" calcext:value-type="float">
            <text:p>1.71</text:p>
          </table:table-cell>
          <table:table-cell office:value-type="float" office:value="1.7855050048847" calcext:value-type="float">
            <text:p>1.786</text:p>
          </table:table-cell>
          <table:table-cell office:value-type="float" office:value="0.00627914129212786" calcext:value-type="float">
            <text:p>0.00628</text:p>
          </table:table-cell>
          <table:table-cell table:style-name="ce2" office:value-type="string" calcext:value-type="string">
            <text:p>K</text:p>
          </table:table-cell>
          <table:table-cell table:style-name="ce2" table:formula="of:=PEARSON([.AE$3:.AE$23];[.$C$3:.$C$23])" office:value-type="float" office:value="-0.70683240260046" calcext:value-type="float">
            <text:p>-0.70683240260046</text:p>
          </table:table-cell>
          <table:table-cell table:style-name="ce2" table:formula="of:=[.J9]/POWER(LN([.C9]);[.$AH$2])" office:value-type="float" office:value="1.89944107591015" calcext:value-type="float">
            <text:p>1.89944107591015</text:p>
          </table:table-cell>
          <table:table-cell/>
          <table:table-cell table:style-name="ce2" table:formula="of:=[.$AJ$1]*POWER([.$C9];[.$AJ$2])" office:value-type="float" office:value="1133.16365405092" calcext:value-type="float">
            <text:p>1133.16365405092</text:p>
          </table:table-cell>
          <table:table-cell/>
          <table:table-cell table:style-name="ce2" table:formula="of:=[.AL$1]*POWER([.$C9];[.AL$2])" office:value-type="float" office:value="0.458707913141896" calcext:value-type="float">
            <text:p>0.458707913141896</text:p>
          </table:table-cell>
          <table:table-cell/>
          <table:table-cell table:style-name="ce2" table:formula="of:=[.AN$1]*POWER([.$C9];[.AN$2])" office:value-type="float" office:value="851.198172060906" calcext:value-type="float">
            <text:p>851.198172060906</text:p>
          </table:table-cell>
          <table:table-cell/>
          <table:table-cell table:style-name="ce2" table:formula="of:=[.AP$1]*POWER([.$C9];[.AP$2])" office:value-type="float" office:value="140.710250745686" calcext:value-type="float">
            <text:p>140.710250745686</text:p>
          </table:table-cell>
          <table:table-cell/>
          <table:table-cell table:style-name="ce2" table:formula="of:=[.AR$1]*POWER([.$C9];[.AR$2])" office:value-type="float" office:value="17.7449136403636" calcext:value-type="float">
            <text:p>17.7449136403636</text:p>
          </table:table-cell>
          <table:table-cell/>
          <table:table-cell table:style-name="ce2" table:formula="of:=[.AT$1]*POWER([.$C9];[.AT$2])" office:value-type="float" office:value="168.481237569038" calcext:value-type="float">
            <text:p>168.481237569038</text:p>
          </table:table-cell>
          <table:table-cell/>
          <table:table-cell table:style-name="ce2" table:formula="of:=[.AV$1]*POWER([.$C9];[.AV$2])" office:value-type="float" office:value="1198.7559039718" calcext:value-type="float">
            <text:p>1198.7559039718</text:p>
          </table:table-cell>
          <table:table-cell/>
          <table:table-cell table:style-name="ce2" table:formula="of:=LN([.C9])" office:value-type="float" office:value="7.78364059622125" calcext:value-type="float">
            <text:p>7.78364059622125</text:p>
          </table:table-cell>
          <table:table-cell/>
          <table:table-cell table:style-name="ce2" table:formula="of:=[.AZ$1]*POWER([.$AX9];[.AZ$2])" office:value-type="float" office:value="6.18268777606428" calcext:value-type="float">
            <text:p>6.18268777606428</text:p>
          </table:table-cell>
          <table:table-cell/>
          <table:table-cell table:style-name="ce2" table:formula="of:=[.AB9]*LN([.C9])*LN([.C9])/[.C9]" office:value-type="float" office:value="30.627036135915" calcext:value-type="float">
            <text:p>30.627036135915</text:p>
          </table:table-cell>
          <table:table-cell table:number-columns-repeated="4"/>
          <table:table-cell table:style-name="ce2" table:formula="of:=[.BF$1]+[.BF$2]/POWER([.$C9];[.BF$3])" office:value-type="float" office:value="1.70065717991566" calcext:value-type="float">
            <text:p>1.70065717991566</text:p>
          </table:table-cell>
          <table:table-cell/>
          <table:table-cell table:style-name="ce2" table:formula="of:=0.5*PI()+[.BI$1]/POWER([.$C9];[.BI$2])" office:value-type="float" office:value="1.77795789980439" calcext:value-type="float">
            <text:p>1.7779578998043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7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2677" calcext:value-type="float">
            <text:p>2677</text:p>
          </table:table-cell>
          <table:table-cell office:value-type="float" office:value="0.464325737766156" calcext:value-type="float">
            <text:p>0.464</text:p>
          </table:table-cell>
          <table:table-cell table:style-name="ce2" office:value-type="float" office:value="925" calcext:value-type="float">
            <text:p>925</text:p>
          </table:table-cell>
          <table:table-cell table:style-name="ce2" office:value-type="float" office:value="0.345536047814718" calcext:value-type="float">
            <text:p>0.345536047814718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0.0616361598804632" calcext:value-type="float">
            <text:p>0.06164</text:p>
          </table:table-cell>
          <table:table-cell office:value-type="float" office:value="5.60606060606061" calcext:value-type="float">
            <text:p>5.61</text:p>
          </table:table-cell>
          <table:table-cell table:style-name="ce2" office:value-type="float" office:value="6.29042830360275" calcext:value-type="float">
            <text:p>6.29042830360275</text:p>
          </table:table-cell>
          <table:table-cell office:value-type="float" office:value="0.797018248437397" calcext:value-type="float">
            <text:p>0.7970</text:p>
          </table:table-cell>
          <table:table-cell office:value-type="float" office:value="2.23910387174389" calcext:value-type="float">
            <text:p>2.2391</text:p>
          </table:table-cell>
          <table:table-cell office:value-type="float" office:value="1.03352269037135" calcext:value-type="float">
            <text:p>1.0335</text:p>
          </table:table-cell>
          <table:table-cell office:value-type="float" office:value="18.5" calcext:value-type="float">
            <text:p>18.5</text:p>
          </table:table-cell>
          <table:table-cell office:value-type="float" office:value="7.82176771365961" calcext:value-type="float">
            <text:p>7.82</text:p>
          </table:table-cell>
          <table:table-cell office:value-type="float" office:value="0.00664315020982146" calcext:value-type="float">
            <text:p>0.006643</text:p>
          </table:table-cell>
          <table:table-cell office:value-type="float" office:value="0.994156654017063" calcext:value-type="float">
            <text:p>0.994157</text:p>
          </table:table-cell>
          <table:table-cell office:value-type="float" office:value="1.79478" calcext:value-type="float">
            <text:p>1.795</text:p>
          </table:table-cell>
          <table:table-cell office:value-type="float" office:value="0.05232" calcext:value-type="float">
            <text:p>0.052</text:p>
          </table:table-cell>
          <table:table-cell office:value-type="float" office:value="201.771" calcext:value-type="float">
            <text:p>201.8</text:p>
          </table:table-cell>
          <table:table-cell office:value-type="float" office:value="4.138" calcext:value-type="float">
            <text:p>4.1</text:p>
          </table:table-cell>
          <table:table-cell office:value-type="float" office:value="0.672431503123241" calcext:value-type="float">
            <text:p>0.672</text:p>
          </table:table-cell>
          <table:table-cell office:value-type="float" office:value="0.845957" calcext:value-type="float">
            <text:p>0.846</text:p>
          </table:table-cell>
          <table:table-cell office:value-type="float" office:value="0.004153" calcext:value-type="float">
            <text:p>0.004</text:p>
          </table:table-cell>
          <table:table-cell office:value-type="float" office:value="193.077" calcext:value-type="float">
            <text:p>193.1</text:p>
          </table:table-cell>
          <table:table-cell office:value-type="float" office:value="2.956" calcext:value-type="float">
            <text:p>3.0</text:p>
          </table:table-cell>
          <table:table-cell office:value-type="float" office:value="0.690092701967227" calcext:value-type="float">
            <text:p>0.690</text:p>
          </table:table-cell>
          <table:table-cell office:value-type="float" office:value="1315.84756306029" calcext:value-type="float">
            <text:p>1315.8</text:p>
          </table:table-cell>
          <table:table-cell office:value-type="float" office:value="1.68481985665069" calcext:value-type="float">
            <text:p>1.68</text:p>
          </table:table-cell>
          <table:table-cell office:value-type="float" office:value="1.77411645988613" calcext:value-type="float">
            <text:p>1.774</text:p>
          </table:table-cell>
          <table:table-cell office:value-type="float" office:value="0.0062695977256975" calcext:value-type="float">
            <text:p>0.00627</text:p>
          </table:table-cell>
          <table:table-cell table:style-name="ce2" office:value-type="string" calcext:value-type="string">
            <text:p>N1/N2</text:p>
          </table:table-cell>
          <table:table-cell table:style-name="ce2" table:formula="of:=PEARSON([.I$3:.I$23];[.$C$3:.$C$23])" office:value-type="float" office:value="-0.717725392445403" calcext:value-type="float">
            <text:p>-0.717725392445403</text:p>
          </table:table-cell>
          <table:table-cell table:style-name="ce2" table:formula="of:=[.J10]/POWER(LN([.C10]);[.$AH$2])" office:value-type="float" office:value="1.89800470545145" calcext:value-type="float">
            <text:p>1.89800470545145</text:p>
          </table:table-cell>
          <table:table-cell/>
          <table:table-cell table:style-name="ce2" table:formula="of:=[.$AJ$1]*POWER([.$C10];[.$AJ$2])" office:value-type="float" office:value="1225.43762869561" calcext:value-type="float">
            <text:p>1225.43762869561</text:p>
          </table:table-cell>
          <table:table-cell/>
          <table:table-cell table:style-name="ce2" table:formula="of:=[.AL$1]*POWER([.$C10];[.AL$2])" office:value-type="float" office:value="0.44823354257574" calcext:value-type="float">
            <text:p>0.44823354257574</text:p>
          </table:table-cell>
          <table:table-cell/>
          <table:table-cell table:style-name="ce2" table:formula="of:=[.AN$1]*POWER([.$C10];[.AN$2])" office:value-type="float" office:value="912.313770748484" calcext:value-type="float">
            <text:p>912.313770748484</text:p>
          </table:table-cell>
          <table:table-cell/>
          <table:table-cell table:style-name="ce2" table:formula="of:=[.AP$1]*POWER([.$C10];[.AP$2])" office:value-type="float" office:value="153.863467184049" calcext:value-type="float">
            <text:p>153.863467184049</text:p>
          </table:table-cell>
          <table:table-cell/>
          <table:table-cell table:style-name="ce2" table:formula="of:=[.AR$1]*POWER([.$C10];[.AR$2])" office:value-type="float" office:value="18.7718449306817" calcext:value-type="float">
            <text:p>18.7718449306817</text:p>
          </table:table-cell>
          <table:table-cell/>
          <table:table-cell table:style-name="ce2" table:formula="of:=[.AT$1]*POWER([.$C10];[.AT$2])" office:value-type="float" office:value="185.307532504493" calcext:value-type="float">
            <text:p>185.307532504493</text:p>
          </table:table-cell>
          <table:table-cell/>
          <table:table-cell table:style-name="ce2" table:formula="of:=[.AV$1]*POWER([.$C10];[.AV$2])" office:value-type="float" office:value="1299.22065934396" calcext:value-type="float">
            <text:p>1299.22065934396</text:p>
          </table:table-cell>
          <table:table-cell/>
          <table:table-cell table:style-name="ce2" table:formula="of:=LN([.C10])" office:value-type="float" office:value="7.89245204352035" calcext:value-type="float">
            <text:p>7.89245204352035</text:p>
          </table:table-cell>
          <table:table-cell/>
          <table:table-cell table:style-name="ce2" table:formula="of:=[.AZ$1]*POWER([.$AX10];[.AZ$2])" office:value-type="float" office:value="6.23467846185789" calcext:value-type="float">
            <text:p>6.23467846185789</text:p>
          </table:table-cell>
          <table:table-cell/>
          <table:table-cell table:style-name="ce2" table:formula="of:=[.AB10]*LN([.C10])*LN([.C10])/[.C10]" office:value-type="float" office:value="30.6183027293187" calcext:value-type="float">
            <text:p>30.6183027293187</text:p>
          </table:table-cell>
          <table:table-cell table:number-columns-repeated="4"/>
          <table:table-cell table:style-name="ce2" table:formula="of:=[.BF$1]+[.BF$2]/POWER([.$C10];[.BF$3])" office:value-type="float" office:value="1.69545485866515" calcext:value-type="float">
            <text:p>1.69545485866515</text:p>
          </table:table-cell>
          <table:table-cell/>
          <table:table-cell table:style-name="ce2" table:formula="of:=0.5*PI()+[.BI$1]/POWER([.$C10];[.BI$2])" office:value-type="float" office:value="1.76904175607475" calcext:value-type="float">
            <text:p>1.7690417560747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8</text:p>
          </table:table-cell>
          <table:table-cell table:style-name="ce2" office:value-type="float" office:value="1378" calcext:value-type="float">
            <text:p>1378</text:p>
          </table:table-cell>
          <table:table-cell table:style-name="ce2" office:value-type="float" office:value="3064" calcext:value-type="float">
            <text:p>3064</text:p>
          </table:table-cell>
          <table:table-cell office:value-type="float" office:value="0.449738903394256" calcext:value-type="float">
            <text:p>0.450</text:p>
          </table:table-cell>
          <table:table-cell table:style-name="ce2" office:value-type="float" office:value="1022" calcext:value-type="float">
            <text:p>1022</text:p>
          </table:table-cell>
          <table:table-cell table:style-name="ce2" office:value-type="float" office:value="0.33355091383812" calcext:value-type="float">
            <text:p>0.33355091383812</text:p>
          </table:table-cell>
          <table:table-cell table:style-name="ce2" office:value-type="float" office:value="170" calcext:value-type="float">
            <text:p>170</text:p>
          </table:table-cell>
          <table:table-cell office:value-type="float" office:value="0.0554830287206266" calcext:value-type="float">
            <text:p>0.05548</text:p>
          </table:table-cell>
          <table:table-cell office:value-type="float" office:value="6.01176470588235" calcext:value-type="float">
            <text:p>6.01</text:p>
          </table:table-cell>
          <table:table-cell table:style-name="ce2" office:value-type="float" office:value="6.35416575355507" calcext:value-type="float">
            <text:p>6.35416575355507</text:p>
          </table:table-cell>
          <table:table-cell office:value-type="float" office:value="0.791552081046564" calcext:value-type="float">
            <text:p>0.7916</text:p>
          </table:table-cell>
          <table:table-cell office:value-type="float" office:value="2.24268881602895" calcext:value-type="float">
            <text:p>2.2427</text:p>
          </table:table-cell>
          <table:table-cell office:value-type="float" office:value="1.02444893143863" calcext:value-type="float">
            <text:p>1.0244</text:p>
          </table:table-cell>
          <table:table-cell office:value-type="float" office:value="20.5" calcext:value-type="float">
            <text:p>20.5</text:p>
          </table:table-cell>
          <table:table-cell office:value-type="float" office:value="7.29089827483641" calcext:value-type="float">
            <text:p>7.29</text:p>
          </table:table-cell>
          <table:table-cell office:value-type="float" office:value="0.00646520870685608" calcext:value-type="float">
            <text:p>0.006465</text:p>
          </table:table-cell>
          <table:table-cell office:value-type="float" office:value="0.994256312564962" calcext:value-type="float">
            <text:p>0.994256</text:p>
          </table:table-cell>
          <table:table-cell office:value-type="float" office:value="1.61538" calcext:value-type="float">
            <text:p>1.615</text:p>
          </table:table-cell>
          <table:table-cell office:value-type="float" office:value="0.06838" calcext:value-type="float">
            <text:p>0.068</text:p>
          </table:table-cell>
          <table:table-cell office:value-type="float" office:value="207.214" calcext:value-type="float">
            <text:p>207.2</text:p>
          </table:table-cell>
          <table:table-cell office:value-type="float" office:value="6.51" calcext:value-type="float">
            <text:p>6.5</text:p>
          </table:table-cell>
          <table:table-cell office:value-type="float" office:value="0.664436956640791" calcext:value-type="float">
            <text:p>0.664</text:p>
          </table:table-cell>
          <table:table-cell office:value-type="float" office:value="0.859408" calcext:value-type="float">
            <text:p>0.859</text:p>
          </table:table-cell>
          <table:table-cell office:value-type="float" office:value="0.003831" calcext:value-type="float">
            <text:p>0.004</text:p>
          </table:table-cell>
          <table:table-cell office:value-type="float" office:value="230.571" calcext:value-type="float">
            <text:p>230.6</text:p>
          </table:table-cell>
          <table:table-cell office:value-type="float" office:value="3.234" calcext:value-type="float">
            <text:p>3.2</text:p>
          </table:table-cell>
          <table:table-cell office:value-type="float" office:value="0.688410628100012" calcext:value-type="float">
            <text:p>0.688</text:p>
          </table:table-cell>
          <table:table-cell office:value-type="float" office:value="1460.67188027086" calcext:value-type="float">
            <text:p>1460.7</text:p>
          </table:table-cell>
          <table:table-cell office:value-type="float" office:value="1.66198562651417" calcext:value-type="float">
            <text:p>1.66</text:p>
          </table:table-cell>
          <table:table-cell office:value-type="float" office:value="1.76856968012774" calcext:value-type="float">
            <text:p>1.769</text:p>
          </table:table-cell>
          <table:table-cell office:value-type="float" office:value="0.00613883794967585" calcext:value-type="float">
            <text:p>0.00614</text:p>
          </table:table-cell>
          <table:table-cell table:style-name="ce2" office:value-type="string" calcext:value-type="string">
            <text:p>A</text:p>
          </table:table-cell>
          <table:table-cell table:style-name="ce2" table:formula="of:=PEARSON([.AA$3:.AA$23];[.$C$3:.$C$23])" office:value-type="float" office:value="-0.624127703470409" calcext:value-type="float">
            <text:p>-0.624127703470409</text:p>
          </table:table-cell>
          <table:table-cell table:style-name="ce2" table:formula="of:=[.J11]/POWER(LN([.C11]);[.$AH$2])" office:value-type="float" office:value="1.89846543194046" calcext:value-type="float">
            <text:p>1.89846543194046</text:p>
          </table:table-cell>
          <table:table-cell/>
          <table:table-cell table:style-name="ce2" table:formula="of:=[.$AJ$1]*POWER([.$C11];[.$AJ$2])" office:value-type="float" office:value="1350.45512542529" calcext:value-type="float">
            <text:p>1350.45512542529</text:p>
          </table:table-cell>
          <table:table-cell/>
          <table:table-cell table:style-name="ce2" table:formula="of:=[.AL$1]*POWER([.$C11];[.AL$2])" office:value-type="float" office:value="0.435567794048139" calcext:value-type="float">
            <text:p>0.435567794048139</text:p>
          </table:table-cell>
          <table:table-cell/>
          <table:table-cell table:style-name="ce2" table:formula="of:=[.AN$1]*POWER([.$C11];[.AN$2])" office:value-type="float" office:value="994.288078517588" calcext:value-type="float">
            <text:p>994.288078517588</text:p>
          </table:table-cell>
          <table:table-cell/>
          <table:table-cell table:style-name="ce2" table:formula="of:=[.AP$1]*POWER([.$C11];[.AP$2])" office:value-type="float" office:value="171.907449551518" calcext:value-type="float">
            <text:p>171.907449551518</text:p>
          </table:table-cell>
          <table:table-cell/>
          <table:table-cell table:style-name="ce2" table:formula="of:=[.AR$1]*POWER([.$C11];[.AR$2])" office:value-type="float" office:value="20.1291776733368" calcext:value-type="float">
            <text:p>20.1291776733368</text:p>
          </table:table-cell>
          <table:table-cell/>
          <table:table-cell table:style-name="ce2" table:formula="of:=[.AT$1]*POWER([.$C11];[.AT$2])" office:value-type="float" office:value="208.542182566118" calcext:value-type="float">
            <text:p>208.542182566118</text:p>
          </table:table-cell>
          <table:table-cell/>
          <table:table-cell table:style-name="ce2" table:formula="of:=[.AV$1]*POWER([.$C11];[.AV$2])" office:value-type="float" office:value="1435.67179355561" calcext:value-type="float">
            <text:p>1435.67179355561</text:p>
          </table:table-cell>
          <table:table-cell/>
          <table:table-cell table:style-name="ce2" table:formula="of:=LN([.C11])" office:value-type="float" office:value="8.02747653086048" calcext:value-type="float">
            <text:p>8.02747653086048</text:p>
          </table:table-cell>
          <table:table-cell/>
          <table:table-cell table:style-name="ce2" table:formula="of:=[.AZ$1]*POWER([.$AX11];[.AZ$2])" office:value-type="float" office:value="6.2988000871808" calcext:value-type="float">
            <text:p>6.2988000871808</text:p>
          </table:table-cell>
          <table:table-cell/>
          <table:table-cell table:style-name="ce2" table:formula="of:=[.AB11]*LN([.C11])*LN([.C11])/[.C11]" office:value-type="float" office:value="30.7200555553964" calcext:value-type="float">
            <text:p>30.7200555553964</text:p>
          </table:table-cell>
          <table:table-cell table:number-columns-repeated="4"/>
          <table:table-cell table:style-name="ce2" table:formula="of:=[.BF$1]+[.BF$2]/POWER([.$C11];[.BF$3])" office:value-type="float" office:value="1.68927344798673" calcext:value-type="float">
            <text:p>1.68927344798673</text:p>
          </table:table-cell>
          <table:table-cell/>
          <table:table-cell table:style-name="ce2" table:formula="of:=0.5*PI()+[.BI$1]/POWER([.$C11];[.BI$2])" office:value-type="float" office:value="1.75850937538639" calcext:value-type="float">
            <text:p>1.7585093753863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9</text:p>
          </table:table-cell>
          <table:table-cell table:style-name="ce2" office:value-type="float" office:value="1487" calcext:value-type="float">
            <text:p>1487</text:p>
          </table:table-cell>
          <table:table-cell table:style-name="ce2" office:value-type="float" office:value="3434" calcext:value-type="float">
            <text:p>3434</text:p>
          </table:table-cell>
          <table:table-cell office:value-type="float" office:value="0.433022714036109" calcext:value-type="float">
            <text:p>0.433</text:p>
          </table:table-cell>
          <table:table-cell table:style-name="ce2" office:value-type="float" office:value="1082" calcext:value-type="float">
            <text:p>1082</text:p>
          </table:table-cell>
          <table:table-cell table:style-name="ce2" office:value-type="float" office:value="0.315084449621433" calcext:value-type="float">
            <text:p>0.315084449621433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0.0567850902737333" calcext:value-type="float">
            <text:p>0.05679</text:p>
          </table:table-cell>
          <table:table-cell office:value-type="float" office:value="5.54871794871795" calcext:value-type="float">
            <text:p>5.55</text:p>
          </table:table-cell>
          <table:table-cell table:style-name="ce2" office:value-type="float" office:value="6.39589904804777" calcext:value-type="float">
            <text:p>6.39589904804777</text:p>
          </table:table-cell>
          <table:table-cell office:value-type="float" office:value="0.785594047996804" calcext:value-type="float">
            <text:p>0.7856</text:p>
          </table:table-cell>
          <table:table-cell office:value-type="float" office:value="2.24155754414977" calcext:value-type="float">
            <text:p>2.2416</text:p>
          </table:table-cell>
          <table:table-cell office:value-type="float" office:value="1.01509255418055" calcext:value-type="float">
            <text:p>1.0151</text:p>
          </table:table-cell>
          <table:table-cell office:value-type="float" office:value="21" calcext:value-type="float">
            <text:p>21.0</text:p>
          </table:table-cell>
          <table:table-cell office:value-type="float" office:value="7.78684807256236" calcext:value-type="float">
            <text:p>7.79</text:p>
          </table:table-cell>
          <table:table-cell office:value-type="float" office:value="0.00640024775371462" calcext:value-type="float">
            <text:p>0.006400</text:p>
          </table:table-cell>
          <table:table-cell office:value-type="float" office:value="0.99426839272559" calcext:value-type="float">
            <text:p>0.994268</text:p>
          </table:table-cell>
          <table:table-cell office:value-type="float" office:value="1.65085" calcext:value-type="float">
            <text:p>1.651</text:p>
          </table:table-cell>
          <table:table-cell office:value-type="float" office:value="0.04863" calcext:value-type="float">
            <text:p>0.049</text:p>
          </table:table-cell>
          <table:table-cell office:value-type="float" office:value="241.047" calcext:value-type="float">
            <text:p>241.0</text:p>
          </table:table-cell>
          <table:table-cell office:value-type="float" office:value="5.313" calcext:value-type="float">
            <text:p>5.3</text:p>
          </table:table-cell>
          <table:table-cell office:value-type="float" office:value="0.673709354267758" calcext:value-type="float">
            <text:p>0.674</text:p>
          </table:table-cell>
          <table:table-cell office:value-type="float" office:value="0.857075" calcext:value-type="float">
            <text:p>0.857</text:p>
          </table:table-cell>
          <table:table-cell office:value-type="float" office:value="0.003368" calcext:value-type="float">
            <text:p>0.003</text:p>
          </table:table-cell>
          <table:table-cell office:value-type="float" office:value="253.317" calcext:value-type="float">
            <text:p>253.3</text:p>
          </table:table-cell>
          <table:table-cell office:value-type="float" office:value="3.136" calcext:value-type="float">
            <text:p>3.1</text:p>
          </table:table-cell>
          <table:table-cell office:value-type="float" office:value="0.713021196056235" calcext:value-type="float">
            <text:p>0.713</text:p>
          </table:table-cell>
          <table:table-cell office:value-type="float" office:value="1580.36990546606" calcext:value-type="float">
            <text:p>1580.4</text:p>
          </table:table-cell>
          <table:table-cell office:value-type="float" office:value="1.6272196771572" calcext:value-type="float">
            <text:p>1.63</text:p>
          </table:table-cell>
          <table:table-cell office:value-type="float" office:value="1.75307136759843" calcext:value-type="float">
            <text:p>1.753</text:p>
          </table:table-cell>
          <table:table-cell office:value-type="float" office:value="0.00610904216256701" calcext:value-type="float">
            <text:p>0.00611</text:p>
          </table:table-cell>
          <table:table-cell table:style-name="ce2" office:value-type="string" calcext:value-type="string">
            <text:p>RelRR--K</text:p>
          </table:table-cell>
          <table:table-cell table:style-name="ce2" table:formula="of:=PEARSON([.AE$3:.AE$23];[.$Q$3:.$Q$23])" office:value-type="float" office:value="-0.987101488977666" calcext:value-type="float">
            <text:p>-0.987101488977666</text:p>
          </table:table-cell>
          <table:table-cell table:style-name="ce2" table:formula="of:=[.J12]/POWER(LN([.C12]);[.$AH$2])" office:value-type="float" office:value="1.89536832741821" calcext:value-type="float">
            <text:p>1.89536832741821</text:p>
          </table:table-cell>
          <table:table-cell/>
          <table:table-cell table:style-name="ce2" table:formula="of:=[.$AJ$1]*POWER([.$C12];[.$AJ$2])" office:value-type="float" office:value="1465.88981265136" calcext:value-type="float">
            <text:p>1465.88981265136</text:p>
          </table:table-cell>
          <table:table-cell/>
          <table:table-cell table:style-name="ce2" table:formula="of:=[.AL$1]*POWER([.$C12];[.AL$2])" office:value-type="float" office:value="0.425152861379901" calcext:value-type="float">
            <text:p>0.425152861379901</text:p>
          </table:table-cell>
          <table:table-cell/>
          <table:table-cell table:style-name="ce2" table:formula="of:=[.AN$1]*POWER([.$C12];[.AN$2])" office:value-type="float" office:value="1069.20987106865" calcext:value-type="float">
            <text:p>1069.20987106865</text:p>
          </table:table-cell>
          <table:table-cell/>
          <table:table-cell table:style-name="ce2" table:formula="of:=[.AP$1]*POWER([.$C12];[.AP$2])" office:value-type="float" office:value="188.780305537105" calcext:value-type="float">
            <text:p>188.780305537105</text:p>
          </table:table-cell>
          <table:table-cell/>
          <table:table-cell table:style-name="ce2" table:formula="of:=[.AR$1]*POWER([.$C12];[.AR$2])" office:value-type="float" office:value="21.3513420278477" calcext:value-type="float">
            <text:p>21.3513420278477</text:p>
          </table:table-cell>
          <table:table-cell/>
          <table:table-cell table:style-name="ce2" table:formula="of:=[.AT$1]*POWER([.$C12];[.AT$2])" office:value-type="float" office:value="230.41379779311" calcext:value-type="float">
            <text:p>230.41379779311</text:p>
          </table:table-cell>
          <table:table-cell/>
          <table:table-cell table:style-name="ce2" table:formula="of:=[.AV$1]*POWER([.$C12];[.AV$2])" office:value-type="float" office:value="1561.97986164367" calcext:value-type="float">
            <text:p>1561.97986164367</text:p>
          </table:table-cell>
          <table:table-cell/>
          <table:table-cell table:style-name="ce2" table:formula="of:=LN([.C12])" office:value-type="float" office:value="8.14148104145742" calcext:value-type="float">
            <text:p>8.14148104145742</text:p>
          </table:table-cell>
          <table:table-cell/>
          <table:table-cell table:style-name="ce2" table:formula="of:=[.AZ$1]*POWER([.$AX12];[.AZ$2])" office:value-type="float" office:value="6.35260702486397" calcext:value-type="float">
            <text:p>6.35260702486397</text:p>
          </table:table-cell>
          <table:table-cell/>
          <table:table-cell table:style-name="ce2" table:formula="of:=[.AB12]*LN([.C12])*LN([.C12])/[.C12]" office:value-type="float" office:value="30.5045970047877" calcext:value-type="float">
            <text:p>30.5045970047877</text:p>
          </table:table-cell>
          <table:table-cell table:number-columns-repeated="4"/>
          <table:table-cell table:style-name="ce2" table:formula="of:=[.BF$1]+[.BF$2]/POWER([.$C12];[.BF$3])" office:value-type="float" office:value="1.6842809124672" calcext:value-type="float">
            <text:p>1.6842809124672</text:p>
          </table:table-cell>
          <table:table-cell/>
          <table:table-cell table:style-name="ce2" table:formula="of:=0.5*PI()+[.BI$1]/POWER([.$C12];[.BI$2])" office:value-type="float" office:value="1.75005352532647" calcext:value-type="float">
            <text:p>1.7500535253264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0</text:p>
          </table:table-cell>
          <table:table-cell table:style-name="ce2" office:value-type="float" office:value="1626" calcext:value-type="float">
            <text:p>1626</text:p>
          </table:table-cell>
          <table:table-cell table:style-name="ce2" office:value-type="float" office:value="3914" calcext:value-type="float">
            <text:p>3914</text:p>
          </table:table-cell>
          <table:table-cell office:value-type="float" office:value="0.41543178334185" calcext:value-type="float">
            <text:p>0.415</text:p>
          </table:table-cell>
          <table:table-cell table:style-name="ce2" office:value-type="float" office:value="1190" calcext:value-type="float">
            <text:p>1190</text:p>
          </table:table-cell>
          <table:table-cell table:style-name="ce2" office:value-type="float" office:value="0.304036791006643" calcext:value-type="float">
            <text:p>0.304036791006643</text:p>
          </table:table-cell>
          <table:table-cell table:style-name="ce2" office:value-type="float" office:value="203" calcext:value-type="float">
            <text:p>203</text:p>
          </table:table-cell>
          <table:table-cell office:value-type="float" office:value="0.0518650996423097" calcext:value-type="float">
            <text:p>0.05187</text:p>
          </table:table-cell>
          <table:table-cell office:value-type="float" office:value="5.86206896551724" calcext:value-type="float">
            <text:p>5.86</text:p>
          </table:table-cell>
          <table:table-cell table:style-name="ce2" office:value-type="float" office:value="6.42503475707564" calcext:value-type="float">
            <text:p>6.42503475707564</text:p>
          </table:table-cell>
          <table:table-cell office:value-type="float" office:value="0.776691245698392" calcext:value-type="float">
            <text:p>0.7767</text:p>
          </table:table-cell>
          <table:table-cell office:value-type="float" office:value="2.23389083196304" calcext:value-type="float">
            <text:p>2.2339</text:p>
          </table:table-cell>
          <table:table-cell office:value-type="float" office:value="1.00174311036886" calcext:value-type="float">
            <text:p>1.0017</text:p>
          </table:table-cell>
          <table:table-cell office:value-type="float" office:value="23" calcext:value-type="float">
            <text:p>23.0</text:p>
          </table:table-cell>
          <table:table-cell office:value-type="float" office:value="7.39886578449905" calcext:value-type="float">
            <text:p>7.40</text:p>
          </table:table-cell>
          <table:table-cell office:value-type="float" office:value="0.00639542185605701" calcext:value-type="float">
            <text:p>0.006395</text:p>
          </table:table-cell>
          <table:table-cell office:value-type="float" office:value="0.994216027115108" calcext:value-type="float">
            <text:p>0.994216</text:p>
          </table:table-cell>
          <table:table-cell office:value-type="float" office:value="1.60961" calcext:value-type="float">
            <text:p>1.610</text:p>
          </table:table-cell>
          <table:table-cell office:value-type="float" office:value="0.03037" calcext:value-type="float">
            <text:p>0.030</text:p>
          </table:table-cell>
          <table:table-cell office:value-type="float" office:value="246.613" calcext:value-type="float">
            <text:p>246.6</text:p>
          </table:table-cell>
          <table:table-cell office:value-type="float" office:value="3.478" calcext:value-type="float">
            <text:p>3.5</text:p>
          </table:table-cell>
          <table:table-cell office:value-type="float" office:value="0.665813645609499" calcext:value-type="float">
            <text:p>0.666</text:p>
          </table:table-cell>
          <table:table-cell office:value-type="float" office:value="0.873336" calcext:value-type="float">
            <text:p>0.873</text:p>
          </table:table-cell>
          <table:table-cell office:value-type="float" office:value="0.003174" calcext:value-type="float">
            <text:p>0.003</text:p>
          </table:table-cell>
          <table:table-cell office:value-type="float" office:value="311.255" calcext:value-type="float">
            <text:p>311.3</text:p>
          </table:table-cell>
          <table:table-cell office:value-type="float" office:value="3.596" calcext:value-type="float">
            <text:p>3.6</text:p>
          </table:table-cell>
          <table:table-cell office:value-type="float" office:value="0.726991054481502" calcext:value-type="float">
            <text:p>0.727</text:p>
          </table:table-cell>
          <table:table-cell office:value-type="float" office:value="1738.93283680597" calcext:value-type="float">
            <text:p>1738.9</text:p>
          </table:table-cell>
          <table:table-cell office:value-type="float" office:value="1.59614877782055" calcext:value-type="float">
            <text:p>1.60</text:p>
          </table:table-cell>
          <table:table-cell office:value-type="float" office:value="1.74068915159505" calcext:value-type="float">
            <text:p>1.741</text:p>
          </table:table-cell>
          <table:table-cell office:value-type="float" office:value="0.00613992875437126" calcext:value-type="float">
            <text:p>0.00614</text:p>
          </table:table-cell>
          <table:table-cell table:number-columns-repeated="2"/>
          <table:table-cell table:style-name="ce2" table:formula="of:=[.J13]/POWER(LN([.C13]);[.$AH$2])" office:value-type="float" office:value="1.88647815293116" calcext:value-type="float">
            <text:p>1.88647815293116</text:p>
          </table:table-cell>
          <table:table-cell/>
          <table:table-cell table:style-name="ce2" table:formula="of:=[.$AJ$1]*POWER([.$C13];[.$AJ$2])" office:value-type="float" office:value="1610.5750647981" calcext:value-type="float">
            <text:p>1610.5750647981</text:p>
          </table:table-cell>
          <table:table-cell/>
          <table:table-cell table:style-name="ce2" table:formula="of:=[.AL$1]*POWER([.$C13];[.AL$2])" office:value-type="float" office:value="0.413506981453312" calcext:value-type="float">
            <text:p>0.413506981453312</text:p>
          </table:table-cell>
          <table:table-cell/>
          <table:table-cell table:style-name="ce2" table:formula="of:=[.AN$1]*POWER([.$C13];[.AN$2])" office:value-type="float" office:value="1162.17431892568" calcext:value-type="float">
            <text:p>1162.17431892568</text:p>
          </table:table-cell>
          <table:table-cell/>
          <table:table-cell table:style-name="ce2" table:formula="of:=[.AP$1]*POWER([.$C13];[.AP$2])" office:value-type="float" office:value="210.194469025598" calcext:value-type="float">
            <text:p>210.194469025598</text:p>
          </table:table-cell>
          <table:table-cell/>
          <table:table-cell table:style-name="ce2" table:formula="of:=[.AR$1]*POWER([.$C13];[.AR$2])" office:value-type="float" office:value="22.8456397272228" calcext:value-type="float">
            <text:p>22.8456397272228</text:p>
          </table:table-cell>
          <table:table-cell/>
          <table:table-cell table:style-name="ce2" table:formula="of:=[.AT$1]*POWER([.$C13];[.AT$2])" office:value-type="float" office:value="258.355220430766" calcext:value-type="float">
            <text:p>258.355220430766</text:p>
          </table:table-cell>
          <table:table-cell/>
          <table:table-cell table:style-name="ce2" table:formula="of:=[.AV$1]*POWER([.$C13];[.AV$2])" office:value-type="float" office:value="1720.68612245107" calcext:value-type="float">
            <text:p>1720.68612245107</text:p>
          </table:table-cell>
          <table:table-cell/>
          <table:table-cell table:style-name="ce2" table:formula="of:=LN([.C13])" office:value-type="float" office:value="8.27231514795602" calcext:value-type="float">
            <text:p>8.27231514795602</text:p>
          </table:table-cell>
          <table:table-cell/>
          <table:table-cell table:style-name="ce2" table:formula="of:=[.AZ$1]*POWER([.$AX13];[.AZ$2])" office:value-type="float" office:value="6.41398997965806" calcext:value-type="float">
            <text:p>6.41398997965806</text:p>
          </table:table-cell>
          <table:table-cell/>
          <table:table-cell table:style-name="ce2" table:formula="of:=[.AB13]*LN([.C13])*LN([.C13])/[.C13]" office:value-type="float" office:value="30.4029783093073" calcext:value-type="float">
            <text:p>30.4029783093073</text:p>
          </table:table-cell>
          <table:table-cell table:number-columns-repeated="4"/>
          <table:table-cell table:style-name="ce2" table:formula="of:=[.BF$1]+[.BF$2]/POWER([.$C13];[.BF$3])" office:value-type="float" office:value="1.67879574611063" calcext:value-type="float">
            <text:p>1.67879574611063</text:p>
          </table:table-cell>
          <table:table-cell/>
          <table:table-cell table:style-name="ce2" table:formula="of:=0.5*PI()+[.BI$1]/POWER([.$C13];[.BI$2])" office:value-type="float" office:value="1.74081775761442" calcext:value-type="float">
            <text:p>1.7408177576144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1</text:p>
          </table:table-cell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4273" calcext:value-type="float">
            <text:p>4273</text:p>
          </table:table-cell>
          <table:table-cell office:value-type="float" office:value="0.406974022934706" calcext:value-type="float">
            <text:p>0.407</text:p>
          </table:table-cell>
          <table:table-cell table:style-name="ce2" office:value-type="float" office:value="1266" calcext:value-type="float">
            <text:p>1266</text:p>
          </table:table-cell>
          <table:table-cell table:style-name="ce2" office:value-type="float" office:value="0.296278960917388" calcext:value-type="float">
            <text:p>0.296278960917388</text:p>
          </table:table-cell>
          <table:table-cell table:style-name="ce2" office:value-type="float" office:value="218" calcext:value-type="float">
            <text:p>218</text:p>
          </table:table-cell>
          <table:table-cell office:value-type="float" office:value="0.0510180201263749" calcext:value-type="float">
            <text:p>0.05102</text:p>
          </table:table-cell>
          <table:table-cell office:value-type="float" office:value="5.80733944954128" calcext:value-type="float">
            <text:p>5.81</text:p>
          </table:table-cell>
          <table:table-cell table:style-name="ce2" office:value-type="float" office:value="6.46671268659763" calcext:value-type="float">
            <text:p>6.46671268659763</text:p>
          </table:table-cell>
          <table:table-cell office:value-type="float" office:value="0.773523615961717" calcext:value-type="float">
            <text:p>0.7735</text:p>
          </table:table-cell>
          <table:table-cell office:value-type="float" office:value="2.2365497939287" calcext:value-type="float">
            <text:p>2.2365</text:p>
          </table:table-cell>
          <table:table-cell office:value-type="float" office:value="0.996437238536165" calcext:value-type="float">
            <text:p>0.9964</text:p>
          </table:table-cell>
          <table:table-cell office:value-type="float" office:value="25" calcext:value-type="float">
            <text:p>25.0</text:p>
          </table:table-cell>
          <table:table-cell office:value-type="float" office:value="6.8368" calcext:value-type="float">
            <text:p>6.84</text:p>
          </table:table-cell>
          <table:table-cell office:value-type="float" office:value="0.00623987836040896" calcext:value-type="float">
            <text:p>0.006240</text:p>
          </table:table-cell>
          <table:table-cell office:value-type="float" office:value="0.994331905368958" calcext:value-type="float">
            <text:p>0.994332</text:p>
          </table:table-cell>
          <table:table-cell office:value-type="float" office:value="1.59468" calcext:value-type="float">
            <text:p>1.595</text:p>
          </table:table-cell>
          <table:table-cell office:value-type="float" office:value="0.02468" calcext:value-type="float">
            <text:p>0.025</text:p>
          </table:table-cell>
          <table:table-cell office:value-type="float" office:value="264.764" calcext:value-type="float">
            <text:p>264.8</text:p>
          </table:table-cell>
          <table:table-cell office:value-type="float" office:value="3.086" calcext:value-type="float">
            <text:p>3.1</text:p>
          </table:table-cell>
          <table:table-cell office:value-type="float" office:value="0.667319520664979" calcext:value-type="float">
            <text:p>0.667</text:p>
          </table:table-cell>
          <table:table-cell office:value-type="float" office:value="0.883629" calcext:value-type="float">
            <text:p>0.884</text:p>
          </table:table-cell>
          <table:table-cell office:value-type="float" office:value="0.003139" calcext:value-type="float">
            <text:p>0.003</text:p>
          </table:table-cell>
          <table:table-cell office:value-type="float" office:value="351.974" calcext:value-type="float">
            <text:p>352.0</text:p>
          </table:table-cell>
          <table:table-cell office:value-type="float" office:value="3.998" calcext:value-type="float">
            <text:p>4.0</text:p>
          </table:table-cell>
          <table:table-cell office:value-type="float" office:value="0.719383188837178" calcext:value-type="float">
            <text:p>0.719</text:p>
          </table:table-cell>
          <table:table-cell office:value-type="float" office:value="1856.01237171541" calcext:value-type="float">
            <text:p>1856.0</text:p>
          </table:table-cell>
          <table:table-cell office:value-type="float" office:value="1.57703841971982" calcext:value-type="float">
            <text:p>1.58</text:p>
          </table:table-cell>
          <table:table-cell office:value-type="float" office:value="1.74741659273905" calcext:value-type="float">
            <text:p>1.747</text:p>
          </table:table-cell>
          <table:table-cell office:value-type="float" office:value="0.00600585074515039" calcext:value-type="float">
            <text:p>0.00601</text:p>
          </table:table-cell>
          <table:table-cell table:number-columns-repeated="2"/>
          <table:table-cell table:style-name="ce2" table:formula="of:=[.J14]/POWER(LN([.C14]);[.$AH$2])" office:value-type="float" office:value="1.88712979933857" calcext:value-type="float">
            <text:p>1.88712979933857</text:p>
          </table:table-cell>
          <table:table-cell/>
          <table:table-cell table:style-name="ce2" table:formula="of:=[.$AJ$1]*POWER([.$C14];[.$AJ$2])" office:value-type="float" office:value="1715.53971720012" calcext:value-type="float">
            <text:p>1715.53971720012</text:p>
          </table:table-cell>
          <table:table-cell/>
          <table:table-cell table:style-name="ce2" table:formula="of:=[.AL$1]*POWER([.$C14];[.AL$2])" office:value-type="float" office:value="0.405874857399354" calcext:value-type="float">
            <text:p>0.405874857399354</text:p>
          </table:table-cell>
          <table:table-cell/>
          <table:table-cell table:style-name="ce2" table:formula="of:=[.AN$1]*POWER([.$C14];[.AN$2])" office:value-type="float" office:value="1229.01677553184" calcext:value-type="float">
            <text:p>1229.01677553184</text:p>
          </table:table-cell>
          <table:table-cell/>
          <table:table-cell table:style-name="ce2" table:formula="of:=[.AP$1]*POWER([.$C14];[.AP$2])" office:value-type="float" office:value="225.902646164001" calcext:value-type="float">
            <text:p>225.902646164001</text:p>
          </table:table-cell>
          <table:table-cell/>
          <table:table-cell table:style-name="ce2" table:formula="of:=[.AR$1]*POWER([.$C14];[.AR$2])" office:value-type="float" office:value="23.9060905694489" calcext:value-type="float">
            <text:p>23.9060905694489</text:p>
          </table:table-cell>
          <table:table-cell/>
          <table:table-cell table:style-name="ce2" table:formula="of:=[.AT$1]*POWER([.$C14];[.AT$2])" office:value-type="float" office:value="278.971045412644" calcext:value-type="float">
            <text:p>278.971045412644</text:p>
          </table:table-cell>
          <table:table-cell/>
          <table:table-cell table:style-name="ce2" table:formula="of:=[.AV$1]*POWER([.$C14];[.AV$2])" office:value-type="float" office:value="1836.07545803859" calcext:value-type="float">
            <text:p>1836.07545803859</text:p>
          </table:table-cell>
          <table:table-cell/>
          <table:table-cell table:style-name="ce2" table:formula="of:=LN([.C14])" office:value-type="float" office:value="8.36007143564403" calcext:value-type="float">
            <text:p>8.36007143564403</text:p>
          </table:table-cell>
          <table:table-cell/>
          <table:table-cell table:style-name="ce2" table:formula="of:=[.AZ$1]*POWER([.$AX14];[.AZ$2])" office:value-type="float" office:value="6.45494656570883" calcext:value-type="float">
            <text:p>6.45494656570883</text:p>
          </table:table-cell>
          <table:table-cell/>
          <table:table-cell table:style-name="ce2" table:formula="of:=[.AB14]*LN([.C14])*LN([.C14])/[.C14]" office:value-type="float" office:value="30.3576361086483" calcext:value-type="float">
            <text:p>30.3576361086483</text:p>
          </table:table-cell>
          <table:table-cell table:number-columns-repeated="4"/>
          <table:table-cell table:style-name="ce2" table:formula="of:=[.BF$1]+[.BF$2]/POWER([.$C14];[.BF$3])" office:value-type="float" office:value="1.6752572709583" calcext:value-type="float">
            <text:p>1.6752572709583</text:p>
          </table:table-cell>
          <table:table-cell/>
          <table:table-cell table:style-name="ce2" table:formula="of:=0.5*PI()+[.BI$1]/POWER([.$C14];[.BI$2])" office:value-type="float" office:value="1.73489107785266" calcext:value-type="float">
            <text:p>1.7348910778526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2</text:p>
          </table:table-cell>
          <table:table-cell table:style-name="ce2" office:value-type="float" office:value="1806" calcext:value-type="float">
            <text:p>1806</text:p>
          </table:table-cell>
          <table:table-cell table:style-name="ce2" office:value-type="float" office:value="4492" calcext:value-type="float">
            <text:p>4492</text:p>
          </table:table-cell>
          <table:table-cell office:value-type="float" office:value="0.402048085485307" calcext:value-type="float">
            <text:p>0.402</text:p>
          </table:table-cell>
          <table:table-cell table:style-name="ce2" office:value-type="float" office:value="1309" calcext:value-type="float">
            <text:p>1309</text:p>
          </table:table-cell>
          <table:table-cell table:style-name="ce2" office:value-type="float" office:value="0.291406945681211" calcext:value-type="float">
            <text:p>0.291406945681211</text:p>
          </table:table-cell>
          <table:table-cell table:style-name="ce2" office:value-type="float" office:value="234" calcext:value-type="float">
            <text:p>234</text:p>
          </table:table-cell>
          <table:table-cell office:value-type="float" office:value="0.0520926090828139" calcext:value-type="float">
            <text:p>0.05209</text:p>
          </table:table-cell>
          <table:table-cell office:value-type="float" office:value="5.59401709401709" calcext:value-type="float">
            <text:p>5.59</text:p>
          </table:table-cell>
          <table:table-cell table:style-name="ce2" office:value-type="float" office:value="6.49095778316283" calcext:value-type="float">
            <text:p>6.49095778316283</text:p>
          </table:table-cell>
          <table:table-cell office:value-type="float" office:value="0.7718093499982" calcext:value-type="float">
            <text:p>0.7718</text:p>
          </table:table-cell>
          <table:table-cell office:value-type="float" office:value="2.2382542097556" calcext:value-type="float">
            <text:p>2.2383</text:p>
          </table:table-cell>
          <table:table-cell office:value-type="float" office:value="0.993539966779034" calcext:value-type="float">
            <text:p>0.9935</text:p>
          </table:table-cell>
          <table:table-cell office:value-type="float" office:value="26" calcext:value-type="float">
            <text:p>26.0</text:p>
          </table:table-cell>
          <table:table-cell office:value-type="float" office:value="6.64497041420118" calcext:value-type="float">
            <text:p>6.64</text:p>
          </table:table-cell>
          <table:table-cell office:value-type="float" office:value="0.00611584936989053" calcext:value-type="float">
            <text:p>0.006116</text:p>
          </table:table-cell>
          <table:table-cell office:value-type="float" office:value="0.994434778968409" calcext:value-type="float">
            <text:p>0.994435</text:p>
          </table:table-cell>
          <table:table-cell office:value-type="float" office:value="1.64947" calcext:value-type="float">
            <text:p>1.649</text:p>
          </table:table-cell>
          <table:table-cell office:value-type="float" office:value="0.06257" calcext:value-type="float">
            <text:p>0.063</text:p>
          </table:table-cell>
          <table:table-cell office:value-type="float" office:value="284.272" calcext:value-type="float">
            <text:p>284.3</text:p>
          </table:table-cell>
          <table:table-cell office:value-type="float" office:value="8.026" calcext:value-type="float">
            <text:p>8.0</text:p>
          </table:table-cell>
          <table:table-cell office:value-type="float" office:value="0.671806861870877" calcext:value-type="float">
            <text:p>0.672</text:p>
          </table:table-cell>
          <table:table-cell office:value-type="float" office:value="0.890962" calcext:value-type="float">
            <text:p>0.891</text:p>
          </table:table-cell>
          <table:table-cell office:value-type="float" office:value="0.003141" calcext:value-type="float">
            <text:p>0.003</text:p>
          </table:table-cell>
          <table:table-cell office:value-type="float" office:value="381.392" calcext:value-type="float">
            <text:p>381.4</text:p>
          </table:table-cell>
          <table:table-cell office:value-type="float" office:value="4.314" calcext:value-type="float">
            <text:p>4.3</text:p>
          </table:table-cell>
          <table:table-cell office:value-type="float" office:value="0.714334679206503" calcext:value-type="float">
            <text:p>0.714</text:p>
          </table:table-cell>
          <table:table-cell office:value-type="float" office:value="1929.31693425025" calcext:value-type="float">
            <text:p>1929.3</text:p>
          </table:table-cell>
          <table:table-cell office:value-type="float" office:value="1.56872525742497" calcext:value-type="float">
            <text:p>1.57</text:p>
          </table:table-cell>
          <table:table-cell office:value-type="float" office:value="1.74713145828047" calcext:value-type="float">
            <text:p>1.747</text:p>
          </table:table-cell>
          <table:table-cell office:value-type="float" office:value="0.0058932313823566" calcext:value-type="float">
            <text:p>0.00589</text:p>
          </table:table-cell>
          <table:table-cell table:number-columns-repeated="2"/>
          <table:table-cell table:style-name="ce2" table:formula="of:=[.J15]/POWER(LN([.C15]);[.$AH$2])" office:value-type="float" office:value="1.88766754973222" calcext:value-type="float">
            <text:p>1.88766754973222</text:p>
          </table:table-cell>
          <table:table-cell/>
          <table:table-cell table:style-name="ce2" table:formula="of:=[.$AJ$1]*POWER([.$C15];[.$AJ$2])" office:value-type="float" office:value="1778.35236625065" calcext:value-type="float">
            <text:p>1778.35236625065</text:p>
          </table:table-cell>
          <table:table-cell/>
          <table:table-cell table:style-name="ce2" table:formula="of:=[.AL$1]*POWER([.$C15];[.AL$2])" office:value-type="float" office:value="0.401591087510208" calcext:value-type="float">
            <text:p>0.401591087510208</text:p>
          </table:table-cell>
          <table:table-cell/>
          <table:table-cell table:style-name="ce2" table:formula="of:=[.AN$1]*POWER([.$C15];[.AN$2])" office:value-type="float" office:value="1268.79157732905" calcext:value-type="float">
            <text:p>1268.79157732905</text:p>
          </table:table-cell>
          <table:table-cell/>
          <table:table-cell table:style-name="ce2" table:formula="of:=[.AP$1]*POWER([.$C15];[.AP$2])" office:value-type="float" office:value="235.368508256812" calcext:value-type="float">
            <text:p>235.368508256812</text:p>
          </table:table-cell>
          <table:table-cell/>
          <table:table-cell table:style-name="ce2" table:formula="of:=[.AR$1]*POWER([.$C15];[.AR$2])" office:value-type="float" office:value="24.5319314504554" calcext:value-type="float">
            <text:p>24.5319314504554</text:p>
          </table:table-cell>
          <table:table-cell/>
          <table:table-cell table:style-name="ce2" table:formula="of:=[.AT$1]*POWER([.$C15];[.AT$2])" office:value-type="float" office:value="291.439968517336" calcext:value-type="float">
            <text:p>291.439968517336</text:p>
          </table:table-cell>
          <table:table-cell/>
          <table:table-cell table:style-name="ce2" table:formula="of:=[.AV$1]*POWER([.$C15];[.AV$2])" office:value-type="float" office:value="1905.22200252649" calcext:value-type="float">
            <text:p>1905.22200252649</text:p>
          </table:table-cell>
          <table:table-cell/>
          <table:table-cell table:style-name="ce2" table:formula="of:=LN([.C15])" office:value-type="float" office:value="8.41005331585833" calcext:value-type="float">
            <text:p>8.41005331585833</text:p>
          </table:table-cell>
          <table:table-cell/>
          <table:table-cell table:style-name="ce2" table:formula="of:=[.AZ$1]*POWER([.$AX15];[.AZ$2])" office:value-type="float" office:value="6.47819726795928" calcext:value-type="float">
            <text:p>6.47819726795928</text:p>
          </table:table-cell>
          <table:table-cell/>
          <table:table-cell table:style-name="ce2" table:formula="of:=[.AB15]*LN([.C15])*LN([.C15])/[.C15]" office:value-type="float" office:value="30.3781503164865" calcext:value-type="float">
            <text:p>30.3781503164865</text:p>
          </table:table-cell>
          <table:table-cell table:number-columns-repeated="4"/>
          <table:table-cell table:style-name="ce2" table:formula="of:=[.BF$1]+[.BF$2]/POWER([.$C15];[.BF$3])" office:value-type="float" office:value="1.67329081755034" calcext:value-type="float">
            <text:p>1.67329081755034</text:p>
          </table:table-cell>
          <table:table-cell/>
          <table:table-cell table:style-name="ce2" table:formula="of:=0.5*PI()+[.BI$1]/POWER([.$C15];[.BI$2])" office:value-type="float" office:value="1.73160832783583" calcext:value-type="float">
            <text:p>1.7316083278358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3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4831" calcext:value-type="float">
            <text:p>4831</text:p>
          </table:table-cell>
          <table:table-cell office:value-type="float" office:value="0.393293314013662" calcext:value-type="float">
            <text:p>0.393</text:p>
          </table:table-cell>
          <table:table-cell table:style-name="ce2" office:value-type="float" office:value="1372" calcext:value-type="float">
            <text:p>1372</text:p>
          </table:table-cell>
          <table:table-cell table:style-name="ce2" office:value-type="float" office:value="0.283999172014076" calcext:value-type="float">
            <text:p>0.283999172014076</text:p>
          </table:table-cell>
          <table:table-cell table:style-name="ce2" office:value-type="float" office:value="238" calcext:value-type="float">
            <text:p>238</text:p>
          </table:table-cell>
          <table:table-cell office:value-type="float" office:value="0.0492651624922376" calcext:value-type="float">
            <text:p>0.04927</text:p>
          </table:table-cell>
          <table:table-cell office:value-type="float" office:value="5.76470588235294" calcext:value-type="float">
            <text:p>5.76</text:p>
          </table:table-cell>
          <table:table-cell table:style-name="ce2" office:value-type="float" office:value="6.51896829594169" calcext:value-type="float">
            <text:p>6.51896829594169</text:p>
          </table:table-cell>
          <table:table-cell office:value-type="float" office:value="0.768491719768732" calcext:value-type="float">
            <text:p>0.7685</text:p>
          </table:table-cell>
          <table:table-cell office:value-type="float" office:value="2.23825225496727" calcext:value-type="float">
            <text:p>2.2383</text:p>
          </table:table-cell>
          <table:table-cell office:value-type="float" office:value="0.988276518649706" calcext:value-type="float">
            <text:p>0.9883</text:p>
          </table:table-cell>
          <table:table-cell office:value-type="float" office:value="26" calcext:value-type="float">
            <text:p>26.0</text:p>
          </table:table-cell>
          <table:table-cell office:value-type="float" office:value="7.14644970414201" calcext:value-type="float">
            <text:p>7.15</text:p>
          </table:table-cell>
          <table:table-cell office:value-type="float" office:value="0.00598772992045264" calcext:value-type="float">
            <text:p>0.005988</text:p>
          </table:table-cell>
          <table:table-cell office:value-type="float" office:value="0.994535709926877" calcext:value-type="float">
            <text:p>0.994536</text:p>
          </table:table-cell>
          <table:table-cell office:value-type="float" office:value="1.56434" calcext:value-type="float">
            <text:p>1.564</text:p>
          </table:table-cell>
          <table:table-cell office:value-type="float" office:value="0.03459" calcext:value-type="float">
            <text:p>0.035</text:p>
          </table:table-cell>
          <table:table-cell office:value-type="float" office:value="289.451" calcext:value-type="float">
            <text:p>289.5</text:p>
          </table:table-cell>
          <table:table-cell office:value-type="float" office:value="4.882" calcext:value-type="float">
            <text:p>4.9</text:p>
          </table:table-cell>
          <table:table-cell office:value-type="float" office:value="0.66817326461855" calcext:value-type="float">
            <text:p>0.668</text:p>
          </table:table-cell>
          <table:table-cell office:value-type="float" office:value="0.897746" calcext:value-type="float">
            <text:p>0.898</text:p>
          </table:table-cell>
          <table:table-cell office:value-type="float" office:value="0.003081" calcext:value-type="float">
            <text:p>0.003</text:p>
          </table:table-cell>
          <table:table-cell office:value-type="float" office:value="421.216" calcext:value-type="float">
            <text:p>421.2</text:p>
          </table:table-cell>
          <table:table-cell office:value-type="float" office:value="4.655" calcext:value-type="float">
            <text:p>4.7</text:p>
          </table:table-cell>
          <table:table-cell office:value-type="float" office:value="0.717232351238143" calcext:value-type="float">
            <text:p>0.717</text:p>
          </table:table-cell>
          <table:table-cell office:value-type="float" office:value="2030.49931586448" calcext:value-type="float">
            <text:p>2030.5</text:p>
          </table:table-cell>
          <table:table-cell office:value-type="float" office:value="1.54842365643465" calcext:value-type="float">
            <text:p>1.55</text:p>
          </table:table-cell>
          <table:table-cell office:value-type="float" office:value="1.73930259637267" calcext:value-type="float">
            <text:p>1.739</text:p>
          </table:table-cell>
          <table:table-cell office:value-type="float" office:value="0.00578073343939243" calcext:value-type="float">
            <text:p>0.00578</text:p>
          </table:table-cell>
          <table:table-cell table:number-columns-repeated="2"/>
          <table:table-cell table:style-name="ce2" table:formula="of:=[.J16]/POWER(LN([.C16]);[.$AH$2])" office:value-type="float" office:value="1.88636555054536" calcext:value-type="float">
            <text:p>1.88636555054536</text:p>
          </table:table-cell>
          <table:table-cell/>
          <table:table-cell table:style-name="ce2" table:formula="of:=[.$AJ$1]*POWER([.$C16];[.$AJ$2])" office:value-type="float" office:value="1873.91786055496" calcext:value-type="float">
            <text:p>1873.91786055496</text:p>
          </table:table-cell>
          <table:table-cell/>
          <table:table-cell table:style-name="ce2" table:formula="of:=[.AL$1]*POWER([.$C16];[.AL$2])" office:value-type="float" office:value="0.395436152680361" calcext:value-type="float">
            <text:p>0.395436152680361</text:p>
          </table:table-cell>
          <table:table-cell/>
          <table:table-cell table:style-name="ce2" table:formula="of:=[.AN$1]*POWER([.$C16];[.AN$2])" office:value-type="float" office:value="1329.00111101205" calcext:value-type="float">
            <text:p>1329.00111101205</text:p>
          </table:table-cell>
          <table:table-cell/>
          <table:table-cell table:style-name="ce2" table:formula="of:=[.AP$1]*POWER([.$C16];[.AP$2])" office:value-type="float" office:value="249.860750387673" calcext:value-type="float">
            <text:p>249.860750387673</text:p>
          </table:table-cell>
          <table:table-cell/>
          <table:table-cell table:style-name="ce2" table:formula="of:=[.AR$1]*POWER([.$C16];[.AR$2])" office:value-type="float" office:value="25.4723266669455" calcext:value-type="float">
            <text:p>25.4723266669455</text:p>
          </table:table-cell>
          <table:table-cell/>
          <table:table-cell table:style-name="ce2" table:formula="of:=[.AT$1]*POWER([.$C16];[.AT$2])" office:value-type="float" office:value="310.592969706826" calcext:value-type="float">
            <text:p>310.592969706826</text:p>
          </table:table-cell>
          <table:table-cell/>
          <table:table-cell table:style-name="ce2" table:formula="of:=[.AV$1]*POWER([.$C16];[.AV$2])" office:value-type="float" office:value="2010.55484008569" calcext:value-type="float">
            <text:p>2010.55484008569</text:p>
          </table:table-cell>
          <table:table-cell/>
          <table:table-cell table:style-name="ce2" table:formula="of:=LN([.C16])" office:value-type="float" office:value="8.48280876455441" calcext:value-type="float">
            <text:p>8.48280876455441</text:p>
          </table:table-cell>
          <table:table-cell/>
          <table:table-cell table:style-name="ce2" table:formula="of:=[.AZ$1]*POWER([.$AX16];[.AZ$2])" office:value-type="float" office:value="6.51194407785278" calcext:value-type="float">
            <text:p>6.51194407785278</text:p>
          </table:table-cell>
          <table:table-cell/>
          <table:table-cell table:style-name="ce2" table:formula="of:=[.AB16]*LN([.C16])*LN([.C16])/[.C16]" office:value-type="float" office:value="30.2444132066437" calcext:value-type="float">
            <text:p>30.2444132066437</text:p>
          </table:table-cell>
          <table:table-cell table:number-columns-repeated="4"/>
          <table:table-cell table:style-name="ce2" table:formula="of:=[.BF$1]+[.BF$2]/POWER([.$C16];[.BF$3])" office:value-type="float" office:value="1.67049023400423" calcext:value-type="float">
            <text:p>1.67049023400423</text:p>
          </table:table-cell>
          <table:table-cell/>
          <table:table-cell table:style-name="ce2" table:formula="of:=0.5*PI()+[.BI$1]/POWER([.$C16];[.BI$2])" office:value-type="float" office:value="1.72694685245509" calcext:value-type="float">
            <text:p>1.7269468524550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4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5159" calcext:value-type="float">
            <text:p>5159</text:p>
          </table:table-cell>
          <table:table-cell office:value-type="float" office:value="0.381469276991665" calcext:value-type="float">
            <text:p>0.381</text:p>
          </table:table-cell>
          <table:table-cell table:style-name="ce2" office:value-type="float" office:value="1393" calcext:value-type="float">
            <text:p>1393</text:p>
          </table:table-cell>
          <table:table-cell table:style-name="ce2" office:value-type="float" office:value="0.270013568521031" calcext:value-type="float">
            <text:p>0.270013568521031</text:p>
          </table:table-cell>
          <table:table-cell table:style-name="ce2" office:value-type="float" office:value="261" calcext:value-type="float">
            <text:p>261</text:p>
          </table:table-cell>
          <table:table-cell office:value-type="float" office:value="0.0505911998449312" calcext:value-type="float">
            <text:p>0.05059</text:p>
          </table:table-cell>
          <table:table-cell office:value-type="float" office:value="5.33716475095785" calcext:value-type="float">
            <text:p>5.34</text:p>
          </table:table-cell>
          <table:table-cell table:style-name="ce2" office:value-type="float" office:value="6.5277410892329" calcext:value-type="float">
            <text:p>6.5277410892329</text:p>
          </table:table-cell>
          <table:table-cell office:value-type="float" office:value="0.763612632036408" calcext:value-type="float">
            <text:p>0.7636</text:p>
          </table:table-cell>
          <table:table-cell office:value-type="float" office:value="2.23263645818153" calcext:value-type="float">
            <text:p>2.2326</text:p>
          </table:table-cell>
          <table:table-cell office:value-type="float" office:value="0.981117420212396" calcext:value-type="float">
            <text:p>0.9811</text:p>
          </table:table-cell>
          <table:table-cell office:value-type="float" office:value="27.5" calcext:value-type="float">
            <text:p>27.5</text:p>
          </table:table-cell>
          <table:table-cell office:value-type="float" office:value="6.82181818181818" calcext:value-type="float">
            <text:p>6.82</text:p>
          </table:table-cell>
          <table:table-cell office:value-type="float" office:value="0.00605948890789526" calcext:value-type="float">
            <text:p>0.006059</text:p>
          </table:table-cell>
          <table:table-cell office:value-type="float" office:value="0.994445818926925" calcext:value-type="float">
            <text:p>0.994446</text:p>
          </table:table-cell>
          <table:table-cell office:value-type="float" office:value="1.5794" calcext:value-type="float">
            <text:p>1.579</text:p>
          </table:table-cell>
          <table:table-cell office:value-type="float" office:value="0.03384" calcext:value-type="float">
            <text:p>0.034</text:p>
          </table:table-cell>
          <table:table-cell office:value-type="float" office:value="323.314" calcext:value-type="float">
            <text:p>323.3</text:p>
          </table:table-cell>
          <table:table-cell office:value-type="float" office:value="5.373" calcext:value-type="float">
            <text:p>5.4</text:p>
          </table:table-cell>
          <table:table-cell office:value-type="float" office:value="0.675981202703277" calcext:value-type="float">
            <text:p>0.676</text:p>
          </table:table-cell>
          <table:table-cell office:value-type="float" office:value="0.901199" calcext:value-type="float">
            <text:p>0.901</text:p>
          </table:table-cell>
          <table:table-cell office:value-type="float" office:value="0.002961" calcext:value-type="float">
            <text:p>0.003</text:p>
          </table:table-cell>
          <table:table-cell office:value-type="float" office:value="454.113" calcext:value-type="float">
            <text:p>454.1</text:p>
          </table:table-cell>
          <table:table-cell office:value-type="float" office:value="4.814" calcext:value-type="float">
            <text:p>4.8</text:p>
          </table:table-cell>
          <table:table-cell office:value-type="float" office:value="0.723697598285744" calcext:value-type="float">
            <text:p>0.724</text:p>
          </table:table-cell>
          <table:table-cell office:value-type="float" office:value="2106.03357117995" calcext:value-type="float">
            <text:p>2106.0</text:p>
          </table:table-cell>
          <table:table-cell office:value-type="float" office:value="1.51556263557019" calcext:value-type="float">
            <text:p>1.52</text:p>
          </table:table-cell>
          <table:table-cell office:value-type="float" office:value="1.73840686668426" calcext:value-type="float">
            <text:p>1.738</text:p>
          </table:table-cell>
          <table:table-cell office:value-type="float" office:value="0.00586565289316314" calcext:value-type="float">
            <text:p>0.00587</text:p>
          </table:table-cell>
          <table:table-cell table:number-columns-repeated="2"/>
          <table:table-cell table:style-name="ce2" table:formula="of:=[.J17]/POWER(LN([.C17]);[.$AH$2])" office:value-type="float" office:value="1.88047180864241" calcext:value-type="float">
            <text:p>1.88047180864241</text:p>
          </table:table-cell>
          <table:table-cell/>
          <table:table-cell table:style-name="ce2" table:formula="of:=[.$AJ$1]*POWER([.$C17];[.$AJ$2])" office:value-type="float" office:value="1964.60583685441" calcext:value-type="float">
            <text:p>1964.60583685441</text:p>
          </table:table-cell>
          <table:table-cell/>
          <table:table-cell table:style-name="ce2" table:formula="of:=[.AL$1]*POWER([.$C17];[.AL$2])" office:value-type="float" office:value="0.389960074286392" calcext:value-type="float">
            <text:p>0.389960074286392</text:p>
          </table:table-cell>
          <table:table-cell/>
          <table:table-cell table:style-name="ce2" table:formula="of:=[.AN$1]*POWER([.$C17];[.AN$2])" office:value-type="float" office:value="1385.81366429603" calcext:value-type="float">
            <text:p>1385.81366429603</text:p>
          </table:table-cell>
          <table:table-cell/>
          <table:table-cell table:style-name="ce2" table:formula="of:=[.AP$1]*POWER([.$C17];[.AP$2])" office:value-type="float" office:value="263.710506891451" calcext:value-type="float">
            <text:p>263.710506891451</text:p>
          </table:table-cell>
          <table:table-cell/>
          <table:table-cell table:style-name="ce2" table:formula="of:=[.AR$1]*POWER([.$C17];[.AR$2])" office:value-type="float" office:value="26.352317548231" calcext:value-type="float">
            <text:p>26.352317548231</text:p>
          </table:table-cell>
          <table:table-cell/>
          <table:table-cell table:style-name="ce2" table:formula="of:=[.AT$1]*POWER([.$C17];[.AT$2])" office:value-type="float" office:value="328.964799073412" calcext:value-type="float">
            <text:p>328.964799073412</text:p>
          </table:table-cell>
          <table:table-cell/>
          <table:table-cell table:style-name="ce2" table:formula="of:=[.AV$1]*POWER([.$C17];[.AV$2])" office:value-type="float" office:value="2110.65125015961" calcext:value-type="float">
            <text:p>2110.65125015961</text:p>
          </table:table-cell>
          <table:table-cell/>
          <table:table-cell table:style-name="ce2" table:formula="of:=LN([.C17])" office:value-type="float" office:value="8.54849804124465" calcext:value-type="float">
            <text:p>8.54849804124465</text:p>
          </table:table-cell>
          <table:table-cell/>
          <table:table-cell table:style-name="ce2" table:formula="of:=[.AZ$1]*POWER([.$AX17];[.AZ$2])" office:value-type="float" office:value="6.54231478826878" calcext:value-type="float">
            <text:p>6.54231478826878</text:p>
          </table:table-cell>
          <table:table-cell/>
          <table:table-cell table:style-name="ce2" table:formula="of:=[.AB17]*LN([.C17])*LN([.C17])/[.C17]" office:value-type="float" office:value="29.8317956166008" calcext:value-type="float">
            <text:p>29.8317956166008</text:p>
          </table:table-cell>
          <table:table-cell table:number-columns-repeated="4"/>
          <table:table-cell table:style-name="ce2" table:formula="of:=[.BF$1]+[.BF$2]/POWER([.$C17];[.BF$3])" office:value-type="float" office:value="1.66802325360476" calcext:value-type="float">
            <text:p>1.66802325360476</text:p>
          </table:table-cell>
          <table:table-cell/>
          <table:table-cell table:style-name="ce2" table:formula="of:=0.5*PI()+[.BI$1]/POWER([.$C17];[.BI$2])" office:value-type="float" office:value="1.72285429466526" calcext:value-type="float">
            <text:p>1.7228542946652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5</text:p>
          </table:table-cell>
          <table:table-cell table:style-name="ce2" office:value-type="float" office:value="2044" calcext:value-type="float">
            <text:p>2044</text:p>
          </table:table-cell>
          <table:table-cell table:style-name="ce2" office:value-type="float" office:value="5451" calcext:value-type="float">
            <text:p>5451</text:p>
          </table:table-cell>
          <table:table-cell office:value-type="float" office:value="0.374977068427811" calcext:value-type="float">
            <text:p>0.375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0.264171711612548" calcext:value-type="float">
            <text:p>0.264171711612548</text:p>
          </table:table-cell>
          <table:table-cell table:style-name="ce2" office:value-type="float" office:value="274" calcext:value-type="float">
            <text:p>274</text:p>
          </table:table-cell>
          <table:table-cell office:value-type="float" office:value="0.0502660062373876" calcext:value-type="float">
            <text:p>0.05027</text:p>
          </table:table-cell>
          <table:table-cell office:value-type="float" office:value="5.25547445255474" calcext:value-type="float">
            <text:p>5.26</text:p>
          </table:table-cell>
          <table:table-cell table:style-name="ce2" office:value-type="float" office:value="6.54586868891151" calcext:value-type="float">
            <text:p>6.54586868891151</text:p>
          </table:table-cell>
          <table:table-cell office:value-type="float" office:value="0.760833071687026" calcext:value-type="float">
            <text:p>0.7608</text:p>
          </table:table-cell>
          <table:table-cell office:value-type="float" office:value="2.23166157412912" calcext:value-type="float">
            <text:p>2.2317</text:p>
          </table:table-cell>
          <table:table-cell office:value-type="float" office:value="0.976811781445578" calcext:value-type="float">
            <text:p>0.9768</text:p>
          </table:table-cell>
          <table:table-cell office:value-type="float" office:value="28" calcext:value-type="float">
            <text:p>28.0</text:p>
          </table:table-cell>
          <table:table-cell office:value-type="float" office:value="6.95280612244898" calcext:value-type="float">
            <text:p>6.95</text:p>
          </table:table-cell>
          <table:table-cell office:value-type="float" office:value="0.00603475179431678" calcext:value-type="float">
            <text:p>0.006035</text:p>
          </table:table-cell>
          <table:table-cell office:value-type="float" office:value="0.994451770598344" calcext:value-type="float">
            <text:p>0.994452</text:p>
          </table:table-cell>
          <table:table-cell office:value-type="float" office:value="1.58772" calcext:value-type="float">
            <text:p>1.588</text:p>
          </table:table-cell>
          <table:table-cell office:value-type="float" office:value="0.03027" calcext:value-type="float">
            <text:p>0.030</text:p>
          </table:table-cell>
          <table:table-cell office:value-type="float" office:value="340.43" calcext:value-type="float">
            <text:p>340.4</text:p>
          </table:table-cell>
          <table:table-cell office:value-type="float" office:value="5.042" calcext:value-type="float">
            <text:p>5.0</text:p>
          </table:table-cell>
          <table:table-cell office:value-type="float" office:value="0.677651268587454" calcext:value-type="float">
            <text:p>0.678</text:p>
          </table:table-cell>
          <table:table-cell office:value-type="float" office:value="0.904263" calcext:value-type="float">
            <text:p>0.904</text:p>
          </table:table-cell>
          <table:table-cell office:value-type="float" office:value="0.002723" calcext:value-type="float">
            <text:p>0.003</text:p>
          </table:table-cell>
          <table:table-cell office:value-type="float" office:value="484.919" calcext:value-type="float">
            <text:p>484.9</text:p>
          </table:table-cell>
          <table:table-cell office:value-type="float" office:value="4.721" calcext:value-type="float">
            <text:p>4.7</text:p>
          </table:table-cell>
          <table:table-cell office:value-type="float" office:value="0.728889016238695" calcext:value-type="float">
            <text:p>0.729</text:p>
          </table:table-cell>
          <table:table-cell office:value-type="float" office:value="2194.24822389192" calcext:value-type="float">
            <text:p>2194.2</text:p>
          </table:table-cell>
          <table:table-cell office:value-type="float" office:value="1.50408296203059" calcext:value-type="float">
            <text:p>1.50</text:p>
          </table:table-cell>
          <table:table-cell office:value-type="float" office:value="1.72860880311394" calcext:value-type="float">
            <text:p>1.729</text:p>
          </table:table-cell>
          <table:table-cell office:value-type="float" office:value="0.00585129921680793" calcext:value-type="float">
            <text:p>0.00585</text:p>
          </table:table-cell>
          <table:table-cell table:number-columns-repeated="2"/>
          <table:table-cell table:style-name="ce2" table:formula="of:=[.J18]/POWER(LN([.C18]);[.$AH$2])" office:value-type="float" office:value="1.87868558482961" calcext:value-type="float">
            <text:p>1.87868558482961</text:p>
          </table:table-cell>
          <table:table-cell/>
          <table:table-cell table:style-name="ce2" table:formula="of:=[.$AJ$1]*POWER([.$C18];[.$AJ$2])" office:value-type="float" office:value="2043.98638180539" calcext:value-type="float">
            <text:p>2043.98638180539</text:p>
          </table:table-cell>
          <table:table-cell/>
          <table:table-cell table:style-name="ce2" table:formula="of:=[.AL$1]*POWER([.$C18];[.AL$2])" office:value-type="float" office:value="0.385428853728019" calcext:value-type="float">
            <text:p>0.385428853728019</text:p>
          </table:table-cell>
          <table:table-cell/>
          <table:table-cell table:style-name="ce2" table:formula="of:=[.AN$1]*POWER([.$C18];[.AN$2])" office:value-type="float" office:value="1435.29662774151" calcext:value-type="float">
            <text:p>1435.29662774151</text:p>
          </table:table-cell>
          <table:table-cell/>
          <table:table-cell table:style-name="ce2" table:formula="of:=[.AP$1]*POWER([.$C18];[.AP$2])" office:value-type="float" office:value="275.908048272096" calcext:value-type="float">
            <text:p>275.908048272096</text:p>
          </table:table-cell>
          <table:table-cell/>
          <table:table-cell table:style-name="ce2" table:formula="of:=[.AR$1]*POWER([.$C18];[.AR$2])" office:value-type="float" office:value="27.1132411209575" calcext:value-type="float">
            <text:p>27.1132411209575</text:p>
          </table:table-cell>
          <table:table-cell/>
          <table:table-cell table:style-name="ce2" table:formula="of:=[.AT$1]*POWER([.$C18];[.AT$2])" office:value-type="float" office:value="345.197289967309" calcext:value-type="float">
            <text:p>345.197289967309</text:p>
          </table:table-cell>
          <table:table-cell/>
          <table:table-cell table:style-name="ce2" table:formula="of:=[.AV$1]*POWER([.$C18];[.AV$2])" office:value-type="float" office:value="2198.37380426438" calcext:value-type="float">
            <text:p>2198.37380426438</text:p>
          </table:table-cell>
          <table:table-cell/>
          <table:table-cell table:style-name="ce2" table:formula="of:=LN([.C18])" office:value-type="float" office:value="8.60355435706428" calcext:value-type="float">
            <text:p>8.60355435706428</text:p>
          </table:table-cell>
          <table:table-cell/>
          <table:table-cell table:style-name="ce2" table:formula="of:=[.AZ$1]*POWER([.$AX18];[.AZ$2])" office:value-type="float" office:value="6.56769819890331" calcext:value-type="float">
            <text:p>6.56769819890331</text:p>
          </table:table-cell>
          <table:table-cell/>
          <table:table-cell table:style-name="ce2" table:formula="of:=[.AB18]*LN([.C18])*LN([.C18])/[.C18]" office:value-type="float" office:value="29.7965091903866" calcext:value-type="float">
            <text:p>29.7965091903866</text:p>
          </table:table-cell>
          <table:table-cell table:number-columns-repeated="4"/>
          <table:table-cell table:style-name="ce2" table:formula="of:=[.BF$1]+[.BF$2]/POWER([.$C18];[.BF$3])" office:value-type="float" office:value="1.66599960543135" calcext:value-type="float">
            <text:p>1.66599960543135</text:p>
          </table:table-cell>
          <table:table-cell/>
          <table:table-cell table:style-name="ce2" table:formula="of:=0.5*PI()+[.BI$1]/POWER([.$C18];[.BI$2])" office:value-type="float" office:value="1.71950693072701" calcext:value-type="float">
            <text:p>1.719506930727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6</text:p>
          </table:table-cell>
          <table:table-cell table:style-name="ce2" office:value-type="float" office:value="2168" calcext:value-type="float">
            <text:p>2168</text:p>
          </table:table-cell>
          <table:table-cell table:style-name="ce2" office:value-type="float" office:value="5982" calcext:value-type="float">
            <text:p>5982</text:p>
          </table:table-cell>
          <table:table-cell office:value-type="float" office:value="0.362420595118689" calcext:value-type="float">
            <text:p>0.362</text:p>
          </table:table-cell>
          <table:table-cell table:style-name="ce2" office:value-type="float" office:value="1507" calcext:value-type="float">
            <text:p>1507</text:p>
          </table:table-cell>
          <table:table-cell table:style-name="ce2" office:value-type="float" office:value="0.251922433968572" calcext:value-type="float">
            <text:p>0.251922433968572</text:p>
          </table:table-cell>
          <table:table-cell table:style-name="ce2" office:value-type="float" office:value="298" calcext:value-type="float">
            <text:p>298</text:p>
          </table:table-cell>
          <table:table-cell office:value-type="float" office:value="0.0498161150117018" calcext:value-type="float">
            <text:p>0.04982</text:p>
          </table:table-cell>
          <table:table-cell office:value-type="float" office:value="5.05704697986577" calcext:value-type="float">
            <text:p>5.06</text:p>
          </table:table-cell>
          <table:table-cell table:style-name="ce2" office:value-type="float" office:value="6.56319440963894" calcext:value-type="float">
            <text:p>6.56319440963894</text:p>
          </table:table-cell>
          <table:table-cell office:value-type="float" office:value="0.754692885896069" calcext:value-type="float">
            <text:p>0.7547</text:p>
          </table:table-cell>
          <table:table-cell office:value-type="float" office:value="2.22557770695776" calcext:value-type="float">
            <text:p>2.2256</text:p>
          </table:table-cell>
          <table:table-cell office:value-type="float" office:value="0.967707685894861" calcext:value-type="float">
            <text:p>0.9677</text:p>
          </table:table-cell>
          <table:table-cell office:value-type="float" office:value="29" calcext:value-type="float">
            <text:p>29.0</text:p>
          </table:table-cell>
          <table:table-cell office:value-type="float" office:value="7.11296076099881" calcext:value-type="float">
            <text:p>7.11</text:p>
          </table:table-cell>
          <table:table-cell office:value-type="float" office:value="0.00610479605538985" calcext:value-type="float">
            <text:p>0.006105</text:p>
          </table:table-cell>
          <table:table-cell office:value-type="float" office:value="0.994353854246384" calcext:value-type="float">
            <text:p>0.994354</text:p>
          </table:table-cell>
          <table:table-cell office:value-type="float" office:value="1.58369" calcext:value-type="float">
            <text:p>1.584</text:p>
          </table:table-cell>
          <table:table-cell office:value-type="float" office:value="0.03035" calcext:value-type="float">
            <text:p>0.030</text:p>
          </table:table-cell>
          <table:table-cell office:value-type="float" office:value="374.511" calcext:value-type="float">
            <text:p>374.5</text:p>
          </table:table-cell>
          <table:table-cell office:value-type="float" office:value="5.652" calcext:value-type="float">
            <text:p>5.7</text:p>
          </table:table-cell>
          <table:table-cell office:value-type="float" office:value="0.681379198327094" calcext:value-type="float">
            <text:p>0.681</text:p>
          </table:table-cell>
          <table:table-cell office:value-type="float" office:value="0.915737" calcext:value-type="float">
            <text:p>0.916</text:p>
          </table:table-cell>
          <table:table-cell office:value-type="float" office:value="0.00268" calcext:value-type="float">
            <text:p>0.003</text:p>
          </table:table-cell>
          <table:table-cell office:value-type="float" office:value="554.413" calcext:value-type="float">
            <text:p>554.4</text:p>
          </table:table-cell>
          <table:table-cell office:value-type="float" office:value="5.273" calcext:value-type="float">
            <text:p>5.3</text:p>
          </table:table-cell>
          <table:table-cell office:value-type="float" office:value="0.722286852913283" calcext:value-type="float">
            <text:p>0.722</text:p>
          </table:table-cell>
          <table:table-cell office:value-type="float" office:value="2339.41901241657" calcext:value-type="float">
            <text:p>2339.4</text:p>
          </table:table-cell>
          <table:table-cell office:value-type="float" office:value="1.47703548904698" calcext:value-type="float">
            <text:p>1.48</text:p>
          </table:table-cell>
          <table:table-cell office:value-type="float" office:value="1.71687849453799" calcext:value-type="float">
            <text:p>1.717</text:p>
          </table:table-cell>
          <table:table-cell office:value-type="float" office:value="0.00593762788420986" calcext:value-type="float">
            <text:p>0.00594</text:p>
          </table:table-cell>
          <table:table-cell table:number-columns-repeated="2"/>
          <table:table-cell table:style-name="ce2" table:formula="of:=[.J19]/POWER(LN([.C19]);[.$AH$2])" office:value-type="float" office:value="1.87195395231882" calcext:value-type="float">
            <text:p>1.87195395231882</text:p>
          </table:table-cell>
          <table:table-cell/>
          <table:table-cell table:style-name="ce2" table:formula="of:=[.$AJ$1]*POWER([.$C19];[.$AJ$2])" office:value-type="float" office:value="2185.35722547507" calcext:value-type="float">
            <text:p>2185.35722547507</text:p>
          </table:table-cell>
          <table:table-cell/>
          <table:table-cell table:style-name="ce2" table:formula="of:=[.AL$1]*POWER([.$C19];[.AL$2])" office:value-type="float" office:value="0.377897613356609" calcext:value-type="float">
            <text:p>0.377897613356609</text:p>
          </table:table-cell>
          <table:table-cell/>
          <table:table-cell table:style-name="ce2" table:formula="of:=[.AN$1]*POWER([.$C19];[.AN$2])" office:value-type="float" office:value="1522.88527595506" calcext:value-type="float">
            <text:p>1522.88527595506</text:p>
          </table:table-cell>
          <table:table-cell/>
          <table:table-cell table:style-name="ce2" table:formula="of:=[.AP$1]*POWER([.$C19];[.AP$2])" office:value-type="float" office:value="297.796056601789" calcext:value-type="float">
            <text:p>297.796056601789</text:p>
          </table:table-cell>
          <table:table-cell/>
          <table:table-cell table:style-name="ce2" table:formula="of:=[.AR$1]*POWER([.$C19];[.AR$2])" office:value-type="float" office:value="28.4481622404091" calcext:value-type="float">
            <text:p>28.4481622404091</text:p>
          </table:table-cell>
          <table:table-cell/>
          <table:table-cell table:style-name="ce2" table:formula="of:=[.AT$1]*POWER([.$C19];[.AT$2])" office:value-type="float" office:value="374.442197993882" calcext:value-type="float">
            <text:p>374.442197993882</text:p>
          </table:table-cell>
          <table:table-cell/>
          <table:table-cell table:style-name="ce2" table:formula="of:=[.AV$1]*POWER([.$C19];[.AV$2])" office:value-type="float" office:value="2354.83570148003" calcext:value-type="float">
            <text:p>2354.83570148003</text:p>
          </table:table-cell>
          <table:table-cell/>
          <table:table-cell table:style-name="ce2" table:formula="of:=LN([.C19])" office:value-type="float" office:value="8.69651023918989" calcext:value-type="float">
            <text:p>8.69651023918989</text:p>
          </table:table-cell>
          <table:table-cell/>
          <table:table-cell table:style-name="ce2" table:formula="of:=[.AZ$1]*POWER([.$AX19];[.AZ$2])" office:value-type="float" office:value="6.61040919559491" calcext:value-type="float">
            <text:p>6.61040919559491</text:p>
          </table:table-cell>
          <table:table-cell/>
          <table:table-cell table:style-name="ce2" table:formula="of:=[.AB19]*LN([.C19])*LN([.C19])/[.C19]" office:value-type="float" office:value="29.5768304442915" calcext:value-type="float">
            <text:p>29.5768304442915</text:p>
          </table:table-cell>
          <table:table-cell table:number-columns-repeated="4"/>
          <table:table-cell table:style-name="ce2" table:formula="of:=[.BF$1]+[.BF$2]/POWER([.$C19];[.BF$3])" office:value-type="float" office:value="1.66267172299935" calcext:value-type="float">
            <text:p>1.66267172299935</text:p>
          </table:table-cell>
          <table:table-cell/>
          <table:table-cell table:style-name="ce2" table:formula="of:=0.5*PI()+[.BI$1]/POWER([.$C19];[.BI$2])" office:value-type="float" office:value="1.71402170314816" calcext:value-type="float">
            <text:p>1.7140217031481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7</text:p>
          </table:table-cell>
          <table:table-cell table:style-name="ce2" office:value-type="float" office:value="2257" calcext:value-type="float">
            <text:p>2257</text:p>
          </table:table-cell>
          <table:table-cell table:style-name="ce2" office:value-type="float" office:value="6328" calcext:value-type="float">
            <text:p>6328</text:p>
          </table:table-cell>
          <table:table-cell office:value-type="float" office:value="0.356668773704172" calcext:value-type="float">
            <text:p>0.357</text:p>
          </table:table-cell>
          <table:table-cell table:style-name="ce2" office:value-type="float" office:value="1555" calcext:value-type="float">
            <text:p>1555</text:p>
          </table:table-cell>
          <table:table-cell table:style-name="ce2" office:value-type="float" office:value="0.245733249051833" calcext:value-type="float">
            <text:p>0.245733249051833</text:p>
          </table:table-cell>
          <table:table-cell table:style-name="ce2" office:value-type="float" office:value="315" calcext:value-type="float">
            <text:p>315</text:p>
          </table:table-cell>
          <table:table-cell office:value-type="float" office:value="0.0497787610619469" calcext:value-type="float">
            <text:p>0.04978</text:p>
          </table:table-cell>
          <table:table-cell office:value-type="float" office:value="4.93650793650794" calcext:value-type="float">
            <text:p>4.94</text:p>
          </table:table-cell>
          <table:table-cell table:style-name="ce2" office:value-type="float" office:value="6.58728758799121" calcext:value-type="float">
            <text:p>6.58728758799121</text:p>
          </table:table-cell>
          <table:table-cell office:value-type="float" office:value="0.752597238942283" calcext:value-type="float">
            <text:p>0.7526</text:p>
          </table:table-cell>
          <table:table-cell office:value-type="float" office:value="2.22656112667965" calcext:value-type="float">
            <text:p>2.2266</text:p>
          </table:table-cell>
          <table:table-cell office:value-type="float" office:value="0.96428953212396" calcext:value-type="float">
            <text:p>0.9643</text:p>
          </table:table-cell>
          <table:table-cell office:value-type="float" office:value="29" calcext:value-type="float">
            <text:p>29.0</text:p>
          </table:table-cell>
          <table:table-cell office:value-type="float" office:value="7.5243757431629" calcext:value-type="float">
            <text:p>7.52</text:p>
          </table:table-cell>
          <table:table-cell office:value-type="float" office:value="0.00602628376121436" calcext:value-type="float">
            <text:p>0.006026</text:p>
          </table:table-cell>
          <table:table-cell office:value-type="float" office:value="0.994414307425062" calcext:value-type="float">
            <text:p>0.994414</text:p>
          </table:table-cell>
          <table:table-cell office:value-type="float" office:value="1.57967" calcext:value-type="float">
            <text:p>1.580</text:p>
          </table:table-cell>
          <table:table-cell office:value-type="float" office:value="0.04965" calcext:value-type="float">
            <text:p>0.050</text:p>
          </table:table-cell>
          <table:table-cell office:value-type="float" office:value="399.394" calcext:value-type="float">
            <text:p>399.4</text:p>
          </table:table-cell>
          <table:table-cell office:value-type="float" office:value="9.982" calcext:value-type="float">
            <text:p>10.0</text:p>
          </table:table-cell>
          <table:table-cell office:value-type="float" office:value="0.684351269893234" calcext:value-type="float">
            <text:p>0.684</text:p>
          </table:table-cell>
          <table:table-cell office:value-type="float" office:value="0.918317" calcext:value-type="float">
            <text:p>0.918</text:p>
          </table:table-cell>
          <table:table-cell office:value-type="float" office:value="0.00257" calcext:value-type="float">
            <text:p>0.003</text:p>
          </table:table-cell>
          <table:table-cell office:value-type="float" office:value="588.86" calcext:value-type="float">
            <text:p>588.9</text:p>
          </table:table-cell>
          <table:table-cell office:value-type="float" office:value="5.363" calcext:value-type="float">
            <text:p>5.4</text:p>
          </table:table-cell>
          <table:table-cell office:value-type="float" office:value="0.722506213230866" calcext:value-type="float">
            <text:p>0.723</text:p>
          </table:table-cell>
          <table:table-cell office:value-type="float" office:value="2438.23607364153" calcext:value-type="float">
            <text:p>2438.2</text:p>
          </table:table-cell>
          <table:table-cell office:value-type="float" office:value="1.46466261597216" calcext:value-type="float">
            <text:p>1.46</text:p>
          </table:table-cell>
          <table:table-cell office:value-type="float" office:value="1.70886137390225" calcext:value-type="float">
            <text:p>1.709</text:p>
          </table:table-cell>
          <table:table-cell office:value-type="float" office:value="0.00586825594831871" calcext:value-type="float">
            <text:p>0.00587</text:p>
          </table:table-cell>
          <table:table-cell table:number-columns-repeated="2"/>
          <table:table-cell table:style-name="ce2" table:formula="of:=[.J20]/POWER(LN([.C20]);[.$AH$2])" office:value-type="float" office:value="1.87181577141406" calcext:value-type="float">
            <text:p>1.87181577141406</text:p>
          </table:table-cell>
          <table:table-cell/>
          <table:table-cell table:style-name="ce2" table:formula="of:=[.$AJ$1]*POWER([.$C20];[.$AJ$2])" office:value-type="float" office:value="2275.57681665912" calcext:value-type="float">
            <text:p>2275.57681665912</text:p>
          </table:table-cell>
          <table:table-cell/>
          <table:table-cell table:style-name="ce2" table:formula="of:=[.AL$1]*POWER([.$C20];[.AL$2])" office:value-type="float" office:value="0.373413562354795" calcext:value-type="float">
            <text:p>0.373413562354795</text:p>
          </table:table-cell>
          <table:table-cell/>
          <table:table-cell table:style-name="ce2" table:formula="of:=[.AN$1]*POWER([.$C20];[.AN$2])" office:value-type="float" office:value="1578.44199839884" calcext:value-type="float">
            <text:p>1578.44199839884</text:p>
          </table:table-cell>
          <table:table-cell/>
          <table:table-cell table:style-name="ce2" table:formula="of:=[.AP$1]*POWER([.$C20];[.AP$2])" office:value-type="float" office:value="311.870456347749" calcext:value-type="float">
            <text:p>311.870456347749</text:p>
          </table:table-cell>
          <table:table-cell/>
          <table:table-cell table:style-name="ce2" table:formula="of:=[.AR$1]*POWER([.$C20];[.AR$2])" office:value-type="float" office:value="29.2873595096985" calcext:value-type="float">
            <text:p>29.2873595096985</text:p>
          </table:table-cell>
          <table:table-cell/>
          <table:table-cell table:style-name="ce2" table:formula="of:=[.AT$1]*POWER([.$C20];[.AT$2])" office:value-type="float" office:value="393.322131403309" calcext:value-type="float">
            <text:p>393.322131403309</text:p>
          </table:table-cell>
          <table:table-cell/>
          <table:table-cell table:style-name="ce2" table:formula="of:=[.AV$1]*POWER([.$C20];[.AV$2])" office:value-type="float" office:value="2454.83578895169" calcext:value-type="float">
            <text:p>2454.83578895169</text:p>
          </table:table-cell>
          <table:table-cell/>
          <table:table-cell table:style-name="ce2" table:formula="of:=LN([.C20])" office:value-type="float" office:value="8.75273950944749" calcext:value-type="float">
            <text:p>8.75273950944749</text:p>
          </table:table-cell>
          <table:table-cell/>
          <table:table-cell table:style-name="ce2" table:formula="of:=[.AZ$1]*POWER([.$AX20];[.AZ$2])" office:value-type="float" office:value="6.63615727388167" calcext:value-type="float">
            <text:p>6.63615727388167</text:p>
          </table:table-cell>
          <table:table-cell/>
          <table:table-cell table:style-name="ce2" table:formula="of:=[.AB20]*LN([.C20])*LN([.C20])/[.C20]" office:value-type="float" office:value="29.5187041996221" calcext:value-type="float">
            <text:p>29.5187041996221</text:p>
          </table:table-cell>
          <table:table-cell table:number-columns-repeated="4"/>
          <table:table-cell table:style-name="ce2" table:formula="of:=[.BF$1]+[.BF$2]/POWER([.$C20];[.BF$3])" office:value-type="float" office:value="1.66071152210843" calcext:value-type="float">
            <text:p>1.66071152210843</text:p>
          </table:table-cell>
          <table:table-cell/>
          <table:table-cell table:style-name="ce2" table:formula="of:=0.5*PI()+[.BI$1]/POWER([.$C20];[.BI$2])" office:value-type="float" office:value="1.71080236621973" calcext:value-type="float">
            <text:p>1.7108023662197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8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float" office:value="6783" calcext:value-type="float">
            <text:p>6783</text:p>
          </table:table-cell>
          <table:table-cell office:value-type="float" office:value="0.351614329942503" calcext:value-type="float">
            <text:p>0.352</text:p>
          </table:table-cell>
          <table:table-cell table:style-name="ce2" office:value-type="float" office:value="1642" calcext:value-type="float">
            <text:p>1642</text:p>
          </table:table-cell>
          <table:table-cell table:style-name="ce2" office:value-type="float" office:value="0.242075777679493" calcext:value-type="float">
            <text:p>0.242075777679493</text:p>
          </table:table-cell>
          <table:table-cell table:style-name="ce2" office:value-type="float" office:value="323" calcext:value-type="float">
            <text:p>323</text:p>
          </table:table-cell>
          <table:table-cell office:value-type="float" office:value="0.0476190476190476" calcext:value-type="float">
            <text:p>0.04762</text:p>
          </table:table-cell>
          <table:table-cell office:value-type="float" office:value="5.08359133126935" calcext:value-type="float">
            <text:p>5.08</text:p>
          </table:table-cell>
          <table:table-cell table:style-name="ce2" office:value-type="float" office:value="6.62010559474257" calcext:value-type="float">
            <text:p>6.62010559474257</text:p>
          </table:table-cell>
          <table:table-cell office:value-type="float" office:value="0.750393839855496" calcext:value-type="float">
            <text:p>0.7504</text:p>
          </table:table-cell>
          <table:table-cell office:value-type="float" office:value="2.22883073773845" calcext:value-type="float">
            <text:p>2.2288</text:p>
          </table:table-cell>
          <table:table-cell office:value-type="float" office:value="0.960571980531011" calcext:value-type="float">
            <text:p>0.9606</text:p>
          </table:table-cell>
          <table:table-cell office:value-type="float" office:value="29" calcext:value-type="float">
            <text:p>29.0</text:p>
          </table:table-cell>
          <table:table-cell office:value-type="float" office:value="8.0653983353151" calcext:value-type="float">
            <text:p>8.07</text:p>
          </table:table-cell>
          <table:table-cell office:value-type="float" office:value="0.00598344818346636" calcext:value-type="float">
            <text:p>0.005983</text:p>
          </table:table-cell>
          <table:table-cell office:value-type="float" office:value="0.994433505068134" calcext:value-type="float">
            <text:p>0.994434</text:p>
          </table:table-cell>
          <table:table-cell office:value-type="float" office:value="1.5258" calcext:value-type="float">
            <text:p>1.526</text:p>
          </table:table-cell>
          <table:table-cell office:value-type="float" office:value="0.0606" calcext:value-type="float">
            <text:p>0.061</text:p>
          </table:table-cell>
          <table:table-cell office:value-type="float" office:value="407.913" calcext:value-type="float">
            <text:p>407.9</text:p>
          </table:table-cell>
          <table:table-cell office:value-type="float" office:value="13.01" calcext:value-type="float">
            <text:p>13.0</text:p>
          </table:table-cell>
          <table:table-cell office:value-type="float" office:value="0.681357384007155" calcext:value-type="float">
            <text:p>0.681</text:p>
          </table:table-cell>
          <table:table-cell office:value-type="float" office:value="0.929643" calcext:value-type="float">
            <text:p>0.930</text:p>
          </table:table-cell>
          <table:table-cell office:value-type="float" office:value="0.002347" calcext:value-type="float">
            <text:p>0.002</text:p>
          </table:table-cell>
          <table:table-cell office:value-type="float" office:value="654.262" calcext:value-type="float">
            <text:p>654.3</text:p>
          </table:table-cell>
          <table:table-cell office:value-type="float" office:value="5.402" calcext:value-type="float">
            <text:p>5.4</text:p>
          </table:table-cell>
          <table:table-cell office:value-type="float" office:value="0.70186221574543" calcext:value-type="float">
            <text:p>0.702</text:p>
          </table:table-cell>
          <table:table-cell office:value-type="float" office:value="2581.00104342024" calcext:value-type="float">
            <text:p>2581.0</text:p>
          </table:table-cell>
          <table:table-cell office:value-type="float" office:value="1.45789528344802" calcext:value-type="float">
            <text:p>1.46</text:p>
          </table:table-cell>
          <table:table-cell office:value-type="float" office:value="1.69997781180594" calcext:value-type="float">
            <text:p>1.700</text:p>
          </table:table-cell>
          <table:table-cell office:value-type="float" office:value="0.0058360207914571" calcext:value-type="float">
            <text:p>0.00584</text:p>
          </table:table-cell>
          <table:table-cell table:number-columns-repeated="2"/>
          <table:table-cell table:style-name="ce2" table:formula="of:=[.J21]/POWER(LN([.C21]);[.$AH$2])" office:value-type="float" office:value="1.87253970829402" calcext:value-type="float">
            <text:p>1.87253970829402</text:p>
          </table:table-cell>
          <table:table-cell/>
          <table:table-cell table:style-name="ce2" table:formula="of:=[.$AJ$1]*POWER([.$C21];[.$AJ$2])" office:value-type="float" office:value="2392.14127694201" calcext:value-type="float">
            <text:p>2392.14127694201</text:p>
          </table:table-cell>
          <table:table-cell/>
          <table:table-cell table:style-name="ce2" table:formula="of:=[.AL$1]*POWER([.$C21];[.AL$2])" office:value-type="float" office:value="0.367949739156898" calcext:value-type="float">
            <text:p>0.367949739156898</text:p>
          </table:table-cell>
          <table:table-cell/>
          <table:table-cell table:style-name="ce2" table:formula="of:=[.AN$1]*POWER([.$C21];[.AN$2])" office:value-type="float" office:value="1649.85136699739" calcext:value-type="float">
            <text:p>1649.85136699739</text:p>
          </table:table-cell>
          <table:table-cell/>
          <table:table-cell table:style-name="ce2" table:formula="of:=[.AP$1]*POWER([.$C21];[.AP$2])" office:value-type="float" office:value="330.171593799019" calcext:value-type="float">
            <text:p>330.171593799019</text:p>
          </table:table-cell>
          <table:table-cell/>
          <table:table-cell table:style-name="ce2" table:formula="of:=[.AR$1]*POWER([.$C21];[.AR$2])" office:value-type="float" office:value="30.3578882373427" calcext:value-type="float">
            <text:p>30.3578882373427</text:p>
          </table:table-cell>
          <table:table-cell/>
          <table:table-cell table:style-name="ce2" table:formula="of:=[.AT$1]*POWER([.$C21];[.AT$2])" office:value-type="float" office:value="417.954905636792" calcext:value-type="float">
            <text:p>417.954905636792</text:p>
          </table:table-cell>
          <table:table-cell/>
          <table:table-cell table:style-name="ce2" table:formula="of:=[.AV$1]*POWER([.$C21];[.AV$2])" office:value-type="float" office:value="2584.20091168992" calcext:value-type="float">
            <text:p>2584.20091168992</text:p>
          </table:table-cell>
          <table:table-cell/>
          <table:table-cell table:style-name="ce2" table:formula="of:=LN([.C21])" office:value-type="float" office:value="8.82217476094608" calcext:value-type="float">
            <text:p>8.82217476094608</text:p>
          </table:table-cell>
          <table:table-cell/>
          <table:table-cell table:style-name="ce2" table:formula="of:=[.AZ$1]*POWER([.$AX21];[.AZ$2])" office:value-type="float" office:value="6.66786214252072" calcext:value-type="float">
            <text:p>6.66786214252072</text:p>
          </table:table-cell>
          <table:table-cell/>
          <table:table-cell table:style-name="ce2" table:formula="of:=[.AB21]*LN([.C21])*LN([.C21])/[.C21]" office:value-type="float" office:value="29.6154050066946" calcext:value-type="float">
            <text:p>29.6154050066946</text:p>
          </table:table-cell>
          <table:table-cell table:number-columns-repeated="4"/>
          <table:table-cell table:style-name="ce2" table:formula="of:=[.BF$1]+[.BF$2]/POWER([.$C21];[.BF$3])" office:value-type="float" office:value="1.65834450693658" calcext:value-type="float">
            <text:p>1.65834450693658</text:p>
          </table:table-cell>
          <table:table-cell/>
          <table:table-cell table:style-name="ce2" table:formula="of:=0.5*PI()+[.BI$1]/POWER([.$C21];[.BI$2])" office:value-type="float" office:value="1.70692661139887" calcext:value-type="float">
            <text:p>1.7069266113988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19</text:p>
          </table:table-cell>
          <table:table-cell table:style-name="ce2" office:value-type="float" office:value="2512" calcext:value-type="float">
            <text:p>2512</text:p>
          </table:table-cell>
          <table:table-cell table:style-name="ce2" office:value-type="float" office:value="7343" calcext:value-type="float">
            <text:p>7343</text:p>
          </table:table-cell>
          <table:table-cell office:value-type="float" office:value="0.342094511779926" calcext:value-type="float">
            <text:p>0.342</text:p>
          </table:table-cell>
          <table:table-cell table:style-name="ce2" office:value-type="float" office:value="1702" calcext:value-type="float">
            <text:p>1702</text:p>
          </table:table-cell>
          <table:table-cell table:style-name="ce2" office:value-type="float" office:value="0.231785373825412" calcext:value-type="float">
            <text:p>0.231785373825412</text:p>
          </table:table-cell>
          <table:table-cell table:style-name="ce2" office:value-type="float" office:value="356" calcext:value-type="float">
            <text:p>356</text:p>
          </table:table-cell>
          <table:table-cell office:value-type="float" office:value="0.0484815470516138" calcext:value-type="float">
            <text:p>0.04848</text:p>
          </table:table-cell>
          <table:table-cell office:value-type="float" office:value="4.78089887640449" calcext:value-type="float">
            <text:p>4.78</text:p>
          </table:table-cell>
          <table:table-cell table:style-name="ce2" office:value-type="float" office:value="6.64430646048587" calcext:value-type="float">
            <text:p>6.64430646048587</text:p>
          </table:table-cell>
          <table:table-cell office:value-type="float" office:value="0.746425254423901" calcext:value-type="float">
            <text:p>0.7464</text:p>
          </table:table-cell>
          <table:table-cell office:value-type="float" office:value="2.22698858107502" calcext:value-type="float">
            <text:p>2.2270</text:p>
          </table:table-cell>
          <table:table-cell office:value-type="float" office:value="0.954483056384864" calcext:value-type="float">
            <text:p>0.9545</text:p>
          </table:table-cell>
          <table:table-cell office:value-type="float" office:value="31" calcext:value-type="float">
            <text:p>31.0</text:p>
          </table:table-cell>
          <table:table-cell office:value-type="float" office:value="7.64099895941727" calcext:value-type="float">
            <text:p>7.64</text:p>
          </table:table-cell>
          <table:table-cell office:value-type="float" office:value="0.00598644475597409" calcext:value-type="float">
            <text:p>0.005986</text:p>
          </table:table-cell>
          <table:table-cell office:value-type="float" office:value="0.994409418866186" calcext:value-type="float">
            <text:p>0.994409</text:p>
          </table:table-cell>
          <table:table-cell office:value-type="float" office:value="1.55828" calcext:value-type="float">
            <text:p>1.558</text:p>
          </table:table-cell>
          <table:table-cell office:value-type="float" office:value="0.04721" calcext:value-type="float">
            <text:p>0.047</text:p>
          </table:table-cell>
          <table:table-cell office:value-type="float" office:value="455.464" calcext:value-type="float">
            <text:p>455.5</text:p>
          </table:table-cell>
          <table:table-cell office:value-type="float" office:value="11.17" calcext:value-type="float">
            <text:p>11.2</text:p>
          </table:table-cell>
          <table:table-cell office:value-type="float" office:value="0.687672278079547" calcext:value-type="float">
            <text:p>0.688</text:p>
          </table:table-cell>
          <table:table-cell office:value-type="float" office:value="0.930275" calcext:value-type="float">
            <text:p>0.930</text:p>
          </table:table-cell>
          <table:table-cell office:value-type="float" office:value="0.002196" calcext:value-type="float">
            <text:p>0.002</text:p>
          </table:table-cell>
          <table:table-cell office:value-type="float" office:value="701.5" calcext:value-type="float">
            <text:p>701.5</text:p>
          </table:table-cell>
          <table:table-cell office:value-type="float" office:value="5.422" calcext:value-type="float">
            <text:p>5.4</text:p>
          </table:table-cell>
          <table:table-cell office:value-type="float" office:value="0.708269133432832" calcext:value-type="float">
            <text:p>0.708</text:p>
          </table:table-cell>
          <table:table-cell office:value-type="float" office:value="2721.55937608493" calcext:value-type="float">
            <text:p>2721.6</text:p>
          </table:table-cell>
          <table:table-cell office:value-type="float" office:value="1.43282096519849" calcext:value-type="float">
            <text:p>1.43</text:p>
          </table:table-cell>
          <table:table-cell office:value-type="float" office:value="1.70039140198388" calcext:value-type="float">
            <text:p>1.700</text:p>
          </table:table-cell>
          <table:table-cell office:value-type="float" office:value="0.00585026063504234" calcext:value-type="float">
            <text:p>0.00585</text:p>
          </table:table-cell>
          <table:table-cell table:number-columns-repeated="2"/>
          <table:table-cell table:style-name="ce2" table:formula="of:=[.J22]/POWER(LN([.C22]);[.$AH$2])" office:value-type="float" office:value="1.86965262548709" calcext:value-type="float">
            <text:p>1.86965262548709</text:p>
          </table:table-cell>
          <table:table-cell/>
          <table:table-cell table:style-name="ce2" table:formula="of:=[.$AJ$1]*POWER([.$C22];[.$AJ$2])" office:value-type="float" office:value="2532.63834212835" calcext:value-type="float">
            <text:p>2532.63834212835</text:p>
          </table:table-cell>
          <table:table-cell/>
          <table:table-cell table:style-name="ce2" table:formula="of:=[.AL$1]*POWER([.$C22];[.AL$2])" office:value-type="float" office:value="0.361805237131941" calcext:value-type="float">
            <text:p>0.361805237131941</text:p>
          </table:table-cell>
          <table:table-cell/>
          <table:table-cell table:style-name="ce2" table:formula="of:=[.AN$1]*POWER([.$C22];[.AN$2])" office:value-type="float" office:value="1735.39694806452" calcext:value-type="float">
            <text:p>1735.39694806452</text:p>
          </table:table-cell>
          <table:table-cell/>
          <table:table-cell table:style-name="ce2" table:formula="of:=[.AP$1]*POWER([.$C22];[.AP$2])" office:value-type="float" office:value="352.398151616944" calcext:value-type="float">
            <text:p>352.398151616944</text:p>
          </table:table-cell>
          <table:table-cell/>
          <table:table-cell table:style-name="ce2" table:formula="of:=[.AR$1]*POWER([.$C22];[.AR$2])" office:value-type="float" office:value="31.6289127923485" calcext:value-type="float">
            <text:p>31.6289127923485</text:p>
          </table:table-cell>
          <table:table-cell/>
          <table:table-cell table:style-name="ce2" table:formula="of:=[.AT$1]*POWER([.$C22];[.AT$2])" office:value-type="float" office:value="447.990797657245" calcext:value-type="float">
            <text:p>447.990797657245</text:p>
          </table:table-cell>
          <table:table-cell/>
          <table:table-cell table:style-name="ce2" table:formula="of:=[.AV$1]*POWER([.$C22];[.AV$2])" office:value-type="float" office:value="2740.36132044931" calcext:value-type="float">
            <text:p>2740.36132044931</text:p>
          </table:table-cell>
          <table:table-cell/>
          <table:table-cell table:style-name="ce2" table:formula="of:=LN([.C22])" office:value-type="float" office:value="8.90150275745161" calcext:value-type="float">
            <text:p>8.90150275745161</text:p>
          </table:table-cell>
          <table:table-cell/>
          <table:table-cell table:style-name="ce2" table:formula="of:=[.AZ$1]*POWER([.$AX22];[.AZ$2])" office:value-type="float" office:value="6.70396320968684" calcext:value-type="float">
            <text:p>6.70396320968684</text:p>
          </table:table-cell>
          <table:table-cell/>
          <table:table-cell table:style-name="ce2" table:formula="of:=[.AB22]*LN([.C22])*LN([.C22])/[.C22]" office:value-type="float" office:value="29.3677684246748" calcext:value-type="float">
            <text:p>29.3677684246748</text:p>
          </table:table-cell>
          <table:table-cell table:number-columns-repeated="4"/>
          <table:table-cell table:style-name="ce2" table:formula="of:=[.BF$1]+[.BF$2]/POWER([.$C22];[.BF$3])" office:value-type="float" office:value="1.65571094734595" calcext:value-type="float">
            <text:p>1.65571094734595</text:p>
          </table:table-cell>
          <table:table-cell/>
          <table:table-cell table:style-name="ce2" table:formula="of:=0.5*PI()+[.BI$1]/POWER([.$C22];[.BI$2])" office:value-type="float" office:value="1.70262979715287" calcext:value-type="float">
            <text:p>1.7026297971528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pter20</text:p>
          </table:table-cell>
          <table:table-cell table:style-name="ce2" office:value-type="float" office:value="2588" calcext:value-type="float">
            <text:p>2588</text:p>
          </table:table-cell>
          <table:table-cell table:style-name="ce2" office:value-type="float" office:value="7656" calcext:value-type="float">
            <text:p>7656</text:p>
          </table:table-cell>
          <table:table-cell office:value-type="float" office:value="0.3380355276907" calcext:value-type="float">
            <text:p>0.338</text:p>
          </table:table-cell>
          <table:table-cell table:style-name="ce2" office:value-type="float" office:value="1741" calcext:value-type="float">
            <text:p>1741</text:p>
          </table:table-cell>
          <table:table-cell table:style-name="ce2" office:value-type="float" office:value="0.227403343782654" calcext:value-type="float">
            <text:p>0.227403343782654</text:p>
          </table:table-cell>
          <table:table-cell table:style-name="ce2" office:value-type="float" office:value="374" calcext:value-type="float">
            <text:p>374</text:p>
          </table:table-cell>
          <table:table-cell office:value-type="float" office:value="0.0488505747126437" calcext:value-type="float">
            <text:p>0.04885</text:p>
          </table:table-cell>
          <table:table-cell office:value-type="float" office:value="4.65508021390374" calcext:value-type="float">
            <text:p>4.66</text:p>
          </table:table-cell>
          <table:table-cell table:style-name="ce2" office:value-type="float" office:value="6.65348813903262" calcext:value-type="float">
            <text:p>6.65348813903262</text:p>
          </table:table-cell>
          <table:table-cell office:value-type="float" office:value="0.743968010356384" calcext:value-type="float">
            <text:p>0.7440</text:p>
          </table:table-cell>
          <table:table-cell office:value-type="float" office:value="2.22485557570057" calcext:value-type="float">
            <text:p>2.2249</text:p>
          </table:table-cell>
          <table:table-cell office:value-type="float" office:value="0.950815064910495" calcext:value-type="float">
            <text:p>0.9508</text:p>
          </table:table-cell>
          <table:table-cell office:value-type="float" office:value="31.3333333333333" calcext:value-type="float">
            <text:p>31.3</text:p>
          </table:table-cell>
          <table:table-cell office:value-type="float" office:value="7.79809868718877" calcext:value-type="float">
            <text:p>7.80</text:p>
          </table:table-cell>
          <table:table-cell office:value-type="float" office:value="0.00609584658606365" calcext:value-type="float">
            <text:p>0.006096</text:p>
          </table:table-cell>
          <table:table-cell office:value-type="float" office:value="0.994288345201108" calcext:value-type="float">
            <text:p>0.994288</text:p>
          </table:table-cell>
          <table:table-cell office:value-type="float" office:value="1.56755" calcext:value-type="float">
            <text:p>1.568</text:p>
          </table:table-cell>
          <table:table-cell office:value-type="float" office:value="0.05163" calcext:value-type="float">
            <text:p>0.052</text:p>
          </table:table-cell>
          <table:table-cell office:value-type="float" office:value="482.381" calcext:value-type="float">
            <text:p>482.4</text:p>
          </table:table-cell>
          <table:table-cell office:value-type="float" office:value="12.94" calcext:value-type="float">
            <text:p>12.9</text:p>
          </table:table-cell>
          <table:table-cell office:value-type="float" office:value="0.69088281763872" calcext:value-type="float">
            <text:p>0.691</text:p>
          </table:table-cell>
          <table:table-cell office:value-type="float" office:value="0.938691" calcext:value-type="float">
            <text:p>0.939</text:p>
          </table:table-cell>
          <table:table-cell office:value-type="float" office:value="0.002132" calcext:value-type="float">
            <text:p>0.002</text:p>
          </table:table-cell>
          <table:table-cell office:value-type="float" office:value="750.981" calcext:value-type="float">
            <text:p>751.0</text:p>
          </table:table-cell>
          <table:table-cell office:value-type="float" office:value="5.604" calcext:value-type="float">
            <text:p>5.6</text:p>
          </table:table-cell>
          <table:table-cell office:value-type="float" office:value="0.690335946666944" calcext:value-type="float">
            <text:p>0.690</text:p>
          </table:table-cell>
          <table:table-cell office:value-type="float" office:value="2812.98186375082" calcext:value-type="float">
            <text:p>2813.0</text:p>
          </table:table-cell>
          <table:table-cell office:value-type="float" office:value="1.42706726399528" calcext:value-type="float">
            <text:p>1.43</text:p>
          </table:table-cell>
          <table:table-cell office:value-type="float" office:value="1.69529882307074" calcext:value-type="float">
            <text:p>1.695</text:p>
          </table:table-cell>
          <table:table-cell office:value-type="float" office:value="0.00596523007613701" calcext:value-type="float">
            <text:p>0.00597</text:p>
          </table:table-cell>
          <table:table-cell table:number-columns-repeated="2"/>
          <table:table-cell table:style-name="ce2" table:formula="of:=[.J23]/POWER(LN([.C23]);[.$AH$2])" office:value-type="float" office:value="1.86716292125771" calcext:value-type="float">
            <text:p>1.86716292125771</text:p>
          </table:table-cell>
          <table:table-cell/>
          <table:table-cell table:style-name="ce2" table:formula="of:=[.$AJ$1]*POWER([.$C23];[.$AJ$2])" office:value-type="float" office:value="2609.8508500606" calcext:value-type="float">
            <text:p>2609.8508500606</text:p>
          </table:table-cell>
          <table:table-cell/>
          <table:table-cell table:style-name="ce2" table:formula="of:=[.AL$1]*POWER([.$C23];[.AL$2])" office:value-type="float" office:value="0.358613327849481" calcext:value-type="float">
            <text:p>0.358613327849481</text:p>
          </table:table-cell>
          <table:table-cell/>
          <table:table-cell table:style-name="ce2" table:formula="of:=[.AN$1]*POWER([.$C23];[.AN$2])" office:value-type="float" office:value="1782.17755079298" calcext:value-type="float">
            <text:p>1782.17755079298</text:p>
          </table:table-cell>
          <table:table-cell/>
          <table:table-cell table:style-name="ce2" table:formula="of:=[.AP$1]*POWER([.$C23];[.AP$2])" office:value-type="float" office:value="364.688277101019" calcext:value-type="float">
            <text:p>364.688277101019</text:p>
          </table:table-cell>
          <table:table-cell/>
          <table:table-cell table:style-name="ce2" table:formula="of:=[.AR$1]*POWER([.$C23];[.AR$2])" office:value-type="float" office:value="32.3189513772206" calcext:value-type="float">
            <text:p>32.3189513772206</text:p>
          </table:table-cell>
          <table:table-cell/>
          <table:table-cell table:style-name="ce2" table:formula="of:=[.AT$1]*POWER([.$C23];[.AT$2])" office:value-type="float" office:value="464.652740860223" calcext:value-type="float">
            <text:p>464.652740860223</text:p>
          </table:table-cell>
          <table:table-cell/>
          <table:table-cell table:style-name="ce2" table:formula="of:=[.AV$1]*POWER([.$C23];[.AV$2])" office:value-type="float" office:value="2826.28629780248" calcext:value-type="float">
            <text:p>2826.28629780248</text:p>
          </table:table-cell>
          <table:table-cell/>
          <table:table-cell table:style-name="ce2" table:formula="of:=LN([.C23])" office:value-type="float" office:value="8.94324493313279" calcext:value-type="float">
            <text:p>8.94324493313279</text:p>
          </table:table-cell>
          <table:table-cell/>
          <table:table-cell table:style-name="ce2" table:formula="of:=[.AZ$1]*POWER([.$AX23];[.AZ$2])" office:value-type="float" office:value="6.7229082204778" calcext:value-type="float">
            <text:p>6.7229082204778</text:p>
          </table:table-cell>
          <table:table-cell/>
          <table:table-cell table:style-name="ce2" table:formula="of:=[.AB23]*LN([.C23])*LN([.C23])/[.C23]" office:value-type="float" office:value="29.3870003183891" calcext:value-type="float">
            <text:p>29.3870003183891</text:p>
          </table:table-cell>
          <table:table-cell table:number-columns-repeated="4"/>
          <table:table-cell table:style-name="ce2" table:formula="of:=[.BF$1]+[.BF$2]/POWER([.$C23];[.BF$3])" office:value-type="float" office:value="1.65435477220527" calcext:value-type="float">
            <text:p>1.65435477220527</text:p>
          </table:table-cell>
          <table:table-cell/>
          <table:table-cell table:style-name="ce2" table:formula="of:=0.5*PI()+[.BI$1]/POWER([.$C23];[.BI$2])" office:value-type="float" office:value="1.70042355863825" calcext:value-type="float">
            <text:p>1.70042355863825</text:p>
          </table:table-cell>
          <table:table-cell table:number-columns-repeated="96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KR AK" table:style-name="ta10">
        <office:forms form:automatic-focus="false" form:apply-design-mode="false"/>
        <table:table-column table:style-name="co2" table:number-columns-repeated="30" table:default-cell-style-name="Default"/>
        <table:table-column table:style-name="co4" table:default-cell-style-name="ce17"/>
        <table:table-column table:style-name="co2" table:number-columns-repeated="99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3"/>
          <table:table-cell table:style-name="ce18" office:value-type="string" calcext:value-type="string">
            <text:p>a=</text:p>
          </table:table-cell>
          <table:table-cell table:style-name="ce2" office:value-type="float" office:value="1.8245" calcext:value-type="float">
            <text:p>1.8245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1.93003" calcext:value-type="float">
            <text:p>1.93003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1.70008" calcext:value-type="float">
            <text:p>1.70008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133805" calcext:value-type="float">
            <text:p>0.133805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34447" calcext:value-type="float">
            <text:p>0.34447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153605" calcext:value-type="float">
            <text:p>0.153605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1.74013" calcext:value-type="float">
            <text:p>1.74013</text:p>
          </table:table-cell>
          <table:table-cell/>
          <table:table-cell table:style-name="ce2" office:value-type="string" calcext:value-type="string">
            <text:p>LN(N):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1.62802" calcext:value-type="float">
            <text:p>1.62802</text:p>
          </table:table-cell>
          <table:table-cell table:number-columns-repeated="4"/>
          <table:table-cell table:style-name="ce2" office:value-type="string" calcext:value-type="string">
            <text:p>phi:</text:p>
          </table:table-cell>
          <table:table-cell table:style-name="ce18" office:value-type="float" office:value="1.56383" calcext:value-type="float">
            <text:p>1.56383</text:p>
          </table:table-cell>
          <table:table-cell/>
          <table:table-cell table:style-name="ce18" office:value-type="string" calcext:value-type="string">
            <text:p>a=</text:p>
          </table:table-cell>
          <table:table-cell table:style-name="ce2" office:value-type="float" office:value="2.59543" calcext:value-type="float">
            <text:p>2.59543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# Chapter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TTR</text:p>
          </table:table-cell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1/N</text:p>
          </table:table-cell>
          <table:table-cell table:style-name="ce2" office:value-type="string" calcext:value-type="string">
            <text:p>N2</text:p>
          </table:table-cell>
          <table:table-cell table:style-name="ce6" office:value-type="string" calcext:value-type="string">
            <text:p>N2/N</text:p>
          </table:table-cell>
          <table:table-cell table:style-name="ce8" office:value-type="string" calcext:value-type="string">
            <text:p>N1/N2</text:p>
          </table:table-cell>
          <table:table-cell table:style-name="ce2" office:value-type="string" calcext:value-type="string">
            <text:p>Entropy</text:p>
          </table:table-cell>
          <table:table-cell table:style-name="ce10" office:value-type="string" calcext:value-type="string">
            <text:p>S/lnN</text:p>
          </table:table-cell>
          <table:table-cell table:style-name="ce10" office:value-type="string" calcext:value-type="string">
            <text:p>S/sqrtlnN</text:p>
          </table:table-cell>
          <table:table-cell table:style-name="ce12" office:value-type="string" calcext:value-type="string">
            <text:p>S/W</text:p>
          </table:table-cell>
          <table:table-cell table:style-name="ce14" office:value-type="string" calcext:value-type="string">
            <text:p>h-point</text:p>
          </table:table-cell>
          <table:table-cell table:style-name="ce8" office:value-type="string" calcext:value-type="string">
            <text:p>a-scaling</text:p>
          </table:table-cell>
          <table:table-cell table:style-name="ce16" office:value-type="string" calcext:value-type="string">
            <text:p>RRate</text:p>
          </table:table-cell>
          <table:table-cell table:style-name="ce16" office:value-type="string" calcext:value-type="string">
            <text:p>RelRR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dalpha</text:p>
          </table:table-cell>
          <table:table-cell table:style-name="ce14" office:value-type="string" calcext:value-type="string">
            <text:p>T</text:p>
          </table:table-cell>
          <table:table-cell table:style-name="ce13" office:value-type="string" calcext:value-type="string">
            <text:p>dT</text:p>
          </table:table-cell>
          <table:table-cell table:style-name="ce3" office:value-type="string" calcext:value-type="string">
            <text:p>tau</text:p>
          </table:table-cell>
          <table:table-cell table:style-name="ce3" office:value-type="string" calcext:value-type="string">
            <text:p>sZipf</text:p>
          </table:table-cell>
          <table:table-cell table:style-name="ce3" office:value-type="string" calcext:value-type="string">
            <text:p>ds</text:p>
          </table:table-cell>
          <table:table-cell table:style-name="ce14" office:value-type="string" calcext:value-type="string">
            <text:p>CZipf</text:p>
          </table:table-cell>
          <table:table-cell table:style-name="ce13" office:value-type="string" calcext:value-type="string">
            <text:p>dC</text:p>
          </table:table-cell>
          <table:table-cell table:style-name="ce3" office:value-type="string" calcext:value-type="string">
            <text:p>A</text:p>
          </table:table-cell>
          <table:table-cell table:style-name="ce14" office:value-type="string" calcext:value-type="string">
            <text:p>L</text:p>
          </table:table-cell>
          <table:table-cell table:style-name="ce7" office:value-type="string" calcext:value-type="string">
            <text:p>Lambda</text:p>
          </table:table-cell>
          <table:table-cell table:style-name="ce3" office:value-type="string" calcext:value-type="string">
            <text:p>phi</text:p>
          </table:table-cell>
          <table:table-cell office:value-type="string" calcext:value-type="string">
            <text:p>K</text:p>
          </table:table-cell>
          <table:table-cell table:style-name="ce1" table:number-columns-repeated="2"/>
          <table:table-cell table:style-name="ce1" office:value-type="float" office:value="0.66" calcext:value-type="float">
            <text:p>0.66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834658" calcext:value-type="float">
            <text:p>0.834658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-0.172307" calcext:value-type="float">
            <text:p>-0.172307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809503" calcext:value-type="float">
            <text:p>0.809503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895413" calcext:value-type="float">
            <text:p>0.895413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504857" calcext:value-type="float">
            <text:p>0.504857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900499" calcext:value-type="float">
            <text:p>0.900499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843922" calcext:value-type="float">
            <text:p>0.843922</text:p>
          </table:table-cell>
          <table:table-cell table:style-name="ce1" table:number-columns-repeated="2"/>
          <table:table-cell table:style-name="ce18" office:value-type="string" calcext:value-type="string">
            <text:p>b=</text:p>
          </table:table-cell>
          <table:table-cell table:style-name="ce1" office:value-type="float" office:value="0.668891" calcext:value-type="float">
            <text:p>0.668891</text:p>
          </table:table-cell>
          <table:table-cell table:style-name="ce1" table:number-columns-repeated="5"/>
          <table:table-cell table:style-name="ce18" office:value-type="float" office:value="2.18976" calcext:value-type="float">
            <text:p>2.18976</text:p>
          </table:table-cell>
          <table:table-cell table:style-name="ce1"/>
          <table:table-cell table:style-name="ce18" office:value-type="string" calcext:value-type="string">
            <text:p>b=</text:p>
          </table:table-cell>
          <table:table-cell table:style-name="ce1" office:value-type="float" office:value="0.263914" calcext:value-type="float">
            <text:p>0.263914</text:p>
          </table:table-cell>
          <table:table-cell table:style-name="ce1" table:number-columns-repeated="963"/>
        </table:table-row>
        <table:table-row table:style-name="ro1">
          <table:table-cell table:style-name="ce2" office:value-type="string" calcext:value-type="string">
            <text:p>Chapter0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338" calcext:value-type="float">
            <text:p>338</text:p>
          </table:table-cell>
          <table:table-cell table:style-name="ce4" office:value-type="float" office:value="0.707100591715976" calcext:value-type="float">
            <text:p>0.707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0.582840236686391" calcext:value-type="float">
            <text:p>0.582840236686391</text:p>
          </table:table-cell>
          <table:table-cell table:style-name="ce2" office:value-type="float" office:value="19" calcext:value-type="float">
            <text:p>19</text:p>
          </table:table-cell>
          <table:table-cell table:style-name="ce6" office:value-type="float" office:value="0.0562130177514793" calcext:value-type="float">
            <text:p>0.05621</text:p>
          </table:table-cell>
          <table:table-cell table:style-name="ce8" office:value-type="float" office:value="10.3684210526316" calcext:value-type="float">
            <text:p>10.37</text:p>
          </table:table-cell>
          <table:table-cell table:style-name="ce2" office:value-type="float" office:value="5.26000873189185" calcext:value-type="float">
            <text:p>5.26000873189185</text:p>
          </table:table-cell>
          <table:table-cell table:style-name="ce10" office:value-type="float" office:value="0.903308822616714" calcext:value-type="float">
            <text:p>0.9033</text:p>
          </table:table-cell>
          <table:table-cell table:style-name="ce10" office:value-type="float" office:value="2.17977345028305" calcext:value-type="float">
            <text:p>2.1798</text:p>
          </table:table-cell>
          <table:table-cell table:style-name="ce12" office:value-type="float" office:value="1.20854904131331" calcext:value-type="float">
            <text:p>1.2085</text:p>
          </table:table-cell>
          <table:table-cell table:style-name="ce14" office:value-type="float" office:value="5.5" calcext:value-type="float">
            <text:p>5.5</text:p>
          </table:table-cell>
          <table:table-cell table:style-name="ce8" office:value-type="float" office:value="11.1735537190083" calcext:value-type="float">
            <text:p>11.17</text:p>
          </table:table-cell>
          <table:table-cell table:style-name="ce16" office:value-type="float" office:value="0.00731767094989668" calcext:value-type="float">
            <text:p>0.007318</text:p>
          </table:table-cell>
          <table:table-cell table:style-name="ce16" office:value-type="float" office:value="0.996853263205776" calcext:value-type="float">
            <text:p>0.996853</text:p>
          </table:table-cell>
          <table:table-cell table:style-name="ce4" office:value-type="float" office:value="1.24025" calcext:value-type="float">
            <text:p>1.240</text:p>
          </table:table-cell>
          <table:table-cell table:style-name="ce4" office:value-type="float" office:value="0.1621" calcext:value-type="float">
            <text:p>0.162</text:p>
          </table:table-cell>
          <table:table-cell table:style-name="ce14" office:value-type="float" office:value="22.2755" calcext:value-type="float">
            <text:p>22.3</text:p>
          </table:table-cell>
          <table:table-cell table:style-name="ce13" office:value-type="float" office:value="2.058" calcext:value-type="float">
            <text:p>2.1</text:p>
          </table:table-cell>
          <table:table-cell table:style-name="ce3" office:value-type="float" office:value="0.532966333341364" calcext:value-type="float">
            <text:p>0.533</text:p>
          </table:table-cell>
          <table:table-cell table:style-name="ce3" office:value-type="float" office:value="0.524498" calcext:value-type="float">
            <text:p>0.524</text:p>
          </table:table-cell>
          <table:table-cell table:style-name="ce3" office:value-type="float" office:value="0.01443" calcext:value-type="float">
            <text:p>0.014</text:p>
          </table:table-cell>
          <table:table-cell table:style-name="ce14" office:value-type="float" office:value="12.3884" calcext:value-type="float">
            <text:p>12.4</text:p>
          </table:table-cell>
          <table:table-cell table:style-name="ce13" office:value-type="float" office:value="0.7024" calcext:value-type="float">
            <text:p>0.7</text:p>
          </table:table-cell>
          <table:table-cell table:style-name="ce3" office:value-type="float" office:value="0.925898291700484" calcext:value-type="float">
            <text:p>0.926</text:p>
          </table:table-cell>
          <table:table-cell table:style-name="ce14" office:value-type="float" office:value="243.957417329238" calcext:value-type="float">
            <text:p>244.0</text:p>
          </table:table-cell>
          <table:table-cell table:style-name="ce7" office:value-type="float" office:value="1.82528990189502" calcext:value-type="float">
            <text:p>1.83</text:p>
          </table:table-cell>
          <table:table-cell table:style-name="ce3" office:value-type="float" office:value="2.05098378076509" calcext:value-type="float">
            <text:p>2.051</text:p>
          </table:table-cell>
          <table:table-cell office:value-type="float" office:value="0.00435909106823991" calcext:value-type="float">
            <text:p>0.00436</text:p>
          </table:table-cell>
          <table:table-cell table:style-name="ce2" office:value-type="string" calcext:value-type="string">
            <text:p>a-scaling</text:p>
          </table:table-cell>
          <table:table-cell table:style-name="ce2" table:formula="of:=CORREL([.O3:.O12];[.C3:.C12])" office:value-type="float" office:value="-0.43779996857191" calcext:value-type="float">
            <text:p>-0.43779996857191</text:p>
          </table:table-cell>
          <table:table-cell table:style-name="ce2" table:formula="of:=[.J3]/POWER(LN([.C3]);[.$AH$2])" office:value-type="float" office:value="1.64432373044725" calcext:value-type="float">
            <text:p>1.64432373044725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$AJ$1]*POWER([.$C3];[.$AJ$2])" office:value-type="float" office:value="235.463948762387" calcext:value-type="float">
            <text:p>235.463948762387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L$1]*POWER([.$C3];[.AL$2])" office:value-type="float" office:value="0.707642665618502" calcext:value-type="float">
            <text:p>0.707642665618502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N$1]*POWER([.$C3];[.AN$2])" office:value-type="float" office:value="189.511257731054" calcext:value-type="float">
            <text:p>189.511257731054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P$1]*POWER([.$C3];[.AP$2])" office:value-type="float" office:value="24.5978546954549" calcext:value-type="float">
            <text:p>24.5978546954549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R$1]*POWER([.$C3];[.AR$2])" office:value-type="float" office:value="6.51467423228117" calcext:value-type="float">
            <text:p>6.51467423228117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T$1]*POWER([.$C3];[.AT$2])" office:value-type="float" office:value="29.0865567220135" calcext:value-type="float">
            <text:p>29.0865567220135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V$1]*POWER([.$C3];[.AV$2])" office:value-type="float" office:value="237.022805273159" calcext:value-type="float">
            <text:p>237.022805273159</text:p>
          </table:table-cell>
          <table:table-cell/>
          <table:table-cell table:style-name="ce2" table:formula="of:=LN([.C3])" office:value-type="float" office:value="5.82304589548302" calcext:value-type="float">
            <text:p>5.82304589548302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Z$1]*POWER([.$AX3];[.AZ$2])" office:value-type="float" office:value="5.29007497244396" calcext:value-type="float">
            <text:p>5.29007497244396</text:p>
          </table:table-cell>
          <table:table-cell/>
          <table:table-cell table:style-name="ce2" table:formula="of:=[.AB3]*LN([.C3])*LN([.C3])/[.C3]" office:value-type="float" office:value="24.4735941030541" calcext:value-type="float">
            <text:p>24.4735941030541</text:p>
          </table:table-cell>
          <table:table-cell table:number-columns-repeated="3"/>
          <table:table-cell table:style-name="ce18" office:value-type="float" office:value="0.356238" calcext:value-type="float">
            <text:p>0.356238</text:p>
          </table:table-cell>
          <table:table-cell table:style-name="ce2" table:formula="of:=[.BF$1]+[.BF$2]/POWER([.$C3];[.BF$3])" office:value-type="float" office:value="1.83893614473483" calcext:value-type="float">
            <text:p>1.83893614473483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0.5*PI()+[.BI$1]/POWER([.$C3];[.BI$2])" office:value-type="float" office:value="2.12900013908255" calcext:value-type="float">
            <text:p>2.12900013908255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1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737" calcext:value-type="float">
            <text:p>737</text:p>
          </table:table-cell>
          <table:table-cell table:style-name="ce4" office:value-type="float" office:value="0.630936227951153" calcext:value-type="float">
            <text:p>0.631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0.519674355495251" calcext:value-type="float">
            <text:p>0.519674355495251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float" office:value="0.0434192672998643" calcext:value-type="float">
            <text:p>0.04342</text:p>
          </table:table-cell>
          <table:table-cell table:style-name="ce8" office:value-type="float" office:value="11.96875" calcext:value-type="float">
            <text:p>11.97</text:p>
          </table:table-cell>
          <table:table-cell table:style-name="ce2" office:value-type="float" office:value="5.78451210278498" calcext:value-type="float">
            <text:p>5.78451210278498</text:p>
          </table:table-cell>
          <table:table-cell table:style-name="ce10" office:value-type="float" office:value="0.876097705511484" calcext:value-type="float">
            <text:p>0.8761</text:p>
          </table:table-cell>
          <table:table-cell table:style-name="ce10" office:value-type="float" office:value="2.25117697677311" calcext:value-type="float">
            <text:p>2.2512</text:p>
          </table:table-cell>
          <table:table-cell table:style-name="ce12" office:value-type="float" office:value="1.15822460501369" calcext:value-type="float">
            <text:p>1.1582</text:p>
          </table:table-cell>
          <table:table-cell table:style-name="ce14" office:value-type="float" office:value="9" calcext:value-type="float">
            <text:p>9.0</text:p>
          </table:table-cell>
          <table:table-cell table:style-name="ce8" office:value-type="float" office:value="9.09876543209877" calcext:value-type="float">
            <text:p>9.10</text:p>
          </table:table-cell>
          <table:table-cell table:style-name="ce16" office:value-type="float" office:value="0.00524146260187884" calcext:value-type="float">
            <text:p>0.005241</text:p>
          </table:table-cell>
          <table:table-cell table:style-name="ce16" office:value-type="float" office:value="0.996902413556307" calcext:value-type="float">
            <text:p>0.996902</text:p>
          </table:table-cell>
          <table:table-cell table:style-name="ce4" office:value-type="float" office:value="1.24131" calcext:value-type="float">
            <text:p>1.241</text:p>
          </table:table-cell>
          <table:table-cell table:style-name="ce4" office:value-type="float" office:value="0.1343" calcext:value-type="float">
            <text:p>0.134</text:p>
          </table:table-cell>
          <table:table-cell table:style-name="ce14" office:value-type="float" office:value="37.1156" calcext:value-type="float">
            <text:p>37.1</text:p>
          </table:table-cell>
          <table:table-cell table:style-name="ce13" office:value-type="float" office:value="2.997" calcext:value-type="float">
            <text:p>3.0</text:p>
          </table:table-cell>
          <table:table-cell table:style-name="ce3" office:value-type="float" office:value="0.547366793963435" calcext:value-type="float">
            <text:p>0.547</text:p>
          </table:table-cell>
          <table:table-cell table:style-name="ce3" office:value-type="float" office:value="0.701502" calcext:value-type="float">
            <text:p>0.702</text:p>
          </table:table-cell>
          <table:table-cell table:style-name="ce3" office:value-type="float" office:value="0.008904" calcext:value-type="float">
            <text:p>0.009</text:p>
          </table:table-cell>
          <table:table-cell table:style-name="ce14" office:value-type="float" office:value="41.3719" calcext:value-type="float">
            <text:p>41.4</text:p>
          </table:table-cell>
          <table:table-cell table:style-name="ce13" office:value-type="float" office:value="1.419" calcext:value-type="float">
            <text:p>1.4</text:p>
          </table:table-cell>
          <table:table-cell table:style-name="ce3" office:value-type="float" office:value="0.807560419381847" calcext:value-type="float">
            <text:p>0.808</text:p>
          </table:table-cell>
          <table:table-cell table:style-name="ce14" office:value-type="float" office:value="471.213203435596" calcext:value-type="float">
            <text:p>471.2</text:p>
          </table:table-cell>
          <table:table-cell table:style-name="ce7" office:value-type="float" office:value="1.83336301316348" calcext:value-type="float">
            <text:p>1.83</text:p>
          </table:table-cell>
          <table:table-cell table:style-name="ce3" office:value-type="float" office:value="2.09554779471227" calcext:value-type="float">
            <text:p>2.096</text:p>
          </table:table-cell>
          <table:table-cell office:value-type="float" office:value="0.00388461049875821" calcext:value-type="float">
            <text:p>0.00388</text:p>
          </table:table-cell>
          <table:table-cell table:style-name="ce15" office:value-type="string" calcext:value-type="string">
            <text:p>RelRR</text:p>
          </table:table-cell>
          <table:table-cell table:style-name="ce2" table:formula="of:=PEARSON([.Q$3:.Q$12];[.$C$3:.$C$12])" office:value-type="float" office:value="-0.696966262485198" calcext:value-type="float">
            <text:p>-0.696966262485198</text:p>
          </table:table-cell>
          <table:table-cell table:style-name="ce2" table:formula="of:=[.J4]/POWER(LN([.C4]);[.$AH$2])" office:value-type="float" office:value="1.66439103519818" calcext:value-type="float">
            <text:p>1.66439103519818</text:p>
          </table:table-cell>
          <table:table-cell table:style-name="ce2" table:formula="of:=RSQ([.B$3:.B$12];[.AJ$3:.AJ$12])" office:value-type="float" office:value="0.999799856772674" calcext:value-type="float">
            <text:p>0.999799856772674</text:p>
          </table:table-cell>
          <table:table-cell table:style-name="ce2" table:formula="of:=[.$AJ$1]*POWER([.$C4];[.$AJ$2])" office:value-type="float" office:value="451.334514478374" calcext:value-type="float">
            <text:p>451.334514478374</text:p>
          </table:table-cell>
          <table:table-cell table:style-name="ce2" table:formula="of:=RSQ([.D$3:.D$12];[.AL$3:.AL$12])" office:value-type="float" office:value="0.993826419142824" calcext:value-type="float">
            <text:p>0.993826419142824</text:p>
          </table:table-cell>
          <table:table-cell table:style-name="ce2" table:formula="of:=[.AL$1]*POWER([.$C4];[.AL$2])" office:value-type="float" office:value="0.618698893359005" calcext:value-type="float">
            <text:p>0.618698893359005</text:p>
          </table:table-cell>
          <table:table-cell table:style-name="ce2" table:formula="of:=RSQ([.E$3:.E$12];[.AN$3:.AN$12])" office:value-type="float" office:value="0.999290908867888" calcext:value-type="float">
            <text:p>0.999290908867888</text:p>
          </table:table-cell>
          <table:table-cell table:style-name="ce2" table:formula="of:=[.AN$1]*POWER([.$C4];[.AN$2])" office:value-type="float" office:value="356.199160941202" calcext:value-type="float">
            <text:p>356.199160941202</text:p>
          </table:table-cell>
          <table:table-cell table:style-name="ce2" table:formula="of:=RSQ([.G$3:.G$12];[.AP$3:.AP$12])" office:value-type="float" office:value="0.992304310301022" calcext:value-type="float">
            <text:p>0.992304310301022</text:p>
          </table:table-cell>
          <table:table-cell table:style-name="ce2" table:formula="of:=[.AP$1]*POWER([.$C4];[.AP$2])" office:value-type="float" office:value="49.4356225972774" calcext:value-type="float">
            <text:p>49.4356225972774</text:p>
          </table:table-cell>
          <table:table-cell table:style-name="ce2" table:formula="of:=RSQ([.N$3:.N$12];[.AR$3:.AR$12])" office:value-type="float" office:value="0.995423522430257" calcext:value-type="float">
            <text:p>0.995423522430257</text:p>
          </table:table-cell>
          <table:table-cell table:style-name="ce2" table:formula="of:=[.AR$1]*POWER([.$C4];[.AR$2])" office:value-type="float" office:value="9.65633754724323" calcext:value-type="float">
            <text:p>9.65633754724323</text:p>
          </table:table-cell>
          <table:table-cell table:style-name="ce2" table:formula="of:=RSQ([.T$3:.T$12];[.AT$3:.AT$12])" office:value-type="float" office:value="0.990123360623752" calcext:value-type="float">
            <text:p>0.990123360623752</text:p>
          </table:table-cell>
          <table:table-cell table:style-name="ce2" table:formula="of:=[.AT$1]*POWER([.$C4];[.AT$2])" office:value-type="float" office:value="58.6890335622698" calcext:value-type="float">
            <text:p>58.6890335622698</text:p>
          </table:table-cell>
          <table:table-cell table:style-name="ce2" table:formula="of:=RSQ([.AB$3:.AB$12];[.AV$3:.AV$12])" office:value-type="float" office:value="0.999831324683463" calcext:value-type="float">
            <text:p>0.999831324683463</text:p>
          </table:table-cell>
          <table:table-cell table:style-name="ce2" table:formula="of:=[.AV$1]*POWER([.$C4];[.AV$2])" office:value-type="float" office:value="457.615358304837" calcext:value-type="float">
            <text:p>457.615358304837</text:p>
          </table:table-cell>
          <table:table-cell/>
          <table:table-cell table:style-name="ce2" table:formula="of:=LN([.C4])" office:value-type="float" office:value="6.60258789218934" calcext:value-type="float">
            <text:p>6.60258789218934</text:p>
          </table:table-cell>
          <table:table-cell table:style-name="ce2" table:formula="of:=RSQ([.J$3:.J$12];[.AZ$3:.AZ$12])" office:value-type="float" office:value="0.99886639810311" calcext:value-type="float">
            <text:p>0.99886639810311</text:p>
          </table:table-cell>
          <table:table-cell table:style-name="ce2" table:formula="of:=[.AZ$1]*POWER([.$AX4];[.AZ$2])" office:value-type="float" office:value="5.75385854549386" calcext:value-type="float">
            <text:p>5.75385854549386</text:p>
          </table:table-cell>
          <table:table-cell/>
          <table:table-cell table:style-name="ce2" table:formula="of:=[.AB4]*LN([.C4])*LN([.C4])/[.C4]" office:value-type="float" office:value="27.8726553919181" calcext:value-type="float">
            <text:p>27.8726553919181</text:p>
          </table:table-cell>
          <table:table-cell table:number-columns-repeated="3"/>
          <table:table-cell table:style-name="ce19" table:formula="of:=RSQ([.AD$3:.AD$12];[.BG$3:.BG$12])" office:value-type="float" office:value="0.778066358746053" calcext:value-type="float">
            <text:p>0.778066358746053</text:p>
          </table:table-cell>
          <table:table-cell table:style-name="ce2" table:formula="of:=[.BF$1]+[.BF$2]/POWER([.$C4];[.BF$3])" office:value-type="float" office:value="1.77222900225554" calcext:value-type="float">
            <text:p>1.77222900225554</text:p>
          </table:table-cell>
          <table:table-cell table:style-name="ce2" table:formula="of:=RSQ([.AD$3:.AD$12];[.BI$3:.BI$12])" office:value-type="float" office:value="0.808278902575025" calcext:value-type="float">
            <text:p>0.808278902575025</text:p>
          </table:table-cell>
          <table:table-cell table:style-name="ce2" table:formula="of:=0.5*PI()+[.BI$1]/POWER([.$C4];[.BI$2])" office:value-type="float" office:value="2.02520279602562" calcext:value-type="float">
            <text:p>2.02520279602562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2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1421" calcext:value-type="float">
            <text:p>1421</text:p>
          </table:table-cell>
          <table:table-cell table:style-name="ce4" office:value-type="float" office:value="0.545390570021112" calcext:value-type="float">
            <text:p>0.545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0.430682617874736" calcext:value-type="float">
            <text:p>0.430682617874736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float" office:value="0.0499648135116115" calcext:value-type="float">
            <text:p>0.04996</text:p>
          </table:table-cell>
          <table:table-cell table:style-name="ce8" office:value-type="float" office:value="8.61971830985915" calcext:value-type="float">
            <text:p>8.62</text:p>
          </table:table-cell>
          <table:table-cell table:style-name="ce2" office:value-type="float" office:value="6.13612309602673" calcext:value-type="float">
            <text:p>6.13612309602673</text:p>
          </table:table-cell>
          <table:table-cell table:style-name="ce10" office:value-type="float" office:value="0.845298930027622" calcext:value-type="float">
            <text:p>0.8453</text:p>
          </table:table-cell>
          <table:table-cell table:style-name="ce10" office:value-type="float" office:value="2.27746751625334" calcext:value-type="float">
            <text:p>2.2775</text:p>
          </table:table-cell>
          <table:table-cell table:style-name="ce12" office:value-type="float" office:value="1.10639855186319" calcext:value-type="float">
            <text:p>1.1064</text:p>
          </table:table-cell>
          <table:table-cell table:style-name="ce14" office:value-type="float" office:value="14" calcext:value-type="float">
            <text:p>14.0</text:p>
          </table:table-cell>
          <table:table-cell table:style-name="ce8" office:value-type="float" office:value="7.25" calcext:value-type="float">
            <text:p>7.25</text:p>
          </table:table-cell>
          <table:table-cell table:style-name="ce16" office:value-type="float" office:value="0.00443879655771637" calcext:value-type="float">
            <text:p>0.004439</text:p>
          </table:table-cell>
          <table:table-cell table:style-name="ce16" office:value-type="float" office:value="0.996847458227093" calcext:value-type="float">
            <text:p>0.996847</text:p>
          </table:table-cell>
          <table:table-cell table:style-name="ce4" office:value-type="float" office:value="1.46161" calcext:value-type="float">
            <text:p>1.462</text:p>
          </table:table-cell>
          <table:table-cell table:style-name="ce4" office:value-type="float" office:value="0.08599" calcext:value-type="float">
            <text:p>0.086</text:p>
          </table:table-cell>
          <table:table-cell table:style-name="ce14" office:value-type="float" office:value="81.149" calcext:value-type="float">
            <text:p>81.1</text:p>
          </table:table-cell>
          <table:table-cell table:style-name="ce13" office:value-type="float" office:value="3.467" calcext:value-type="float">
            <text:p>3.5</text:p>
          </table:table-cell>
          <table:table-cell table:style-name="ce3" office:value-type="float" office:value="0.605622901390091" calcext:value-type="float">
            <text:p>0.606</text:p>
          </table:table-cell>
          <table:table-cell table:style-name="ce3" office:value-type="float" office:value="0.813275" calcext:value-type="float">
            <text:p>0.813</text:p>
          </table:table-cell>
          <table:table-cell table:style-name="ce3" office:value-type="float" office:value="0.005115" calcext:value-type="float">
            <text:p>0.005</text:p>
          </table:table-cell>
          <table:table-cell table:style-name="ce14" office:value-type="float" office:value="110.671" calcext:value-type="float">
            <text:p>110.7</text:p>
          </table:table-cell>
          <table:table-cell table:style-name="ce13" office:value-type="float" office:value="2.095" calcext:value-type="float">
            <text:p>2.1</text:p>
          </table:table-cell>
          <table:table-cell table:style-name="ce3" office:value-type="float" office:value="0.744107600409453" calcext:value-type="float">
            <text:p>0.744</text:p>
          </table:table-cell>
          <table:table-cell table:style-name="ce14" office:value-type="float" office:value="790.004169898394" calcext:value-type="float">
            <text:p>790.0</text:p>
          </table:table-cell>
          <table:table-cell table:style-name="ce7" office:value-type="float" office:value="1.7526829469104" calcext:value-type="float">
            <text:p>1.75</text:p>
          </table:table-cell>
          <table:table-cell table:style-name="ce3" office:value-type="float" office:value="2.04439385618851" calcext:value-type="float">
            <text:p>2.044</text:p>
          </table:table-cell>
          <table:table-cell office:value-type="float" office:value="0.00373506678994731" calcext:value-type="float">
            <text:p>0.00374</text:p>
          </table:table-cell>
          <table:table-cell table:style-name="ce2" office:value-type="string" calcext:value-type="string">
            <text:p>alpha</text:p>
          </table:table-cell>
          <table:table-cell table:style-name="ce2" table:formula="of:=PEARSON([.R$3:.R$12];[.$C$3:.$C$12])" office:value-type="float" office:value="0.577108032685906" calcext:value-type="float">
            <text:p>0.577108032685906</text:p>
          </table:table-cell>
          <table:table-cell table:style-name="ce2" table:formula="of:=[.J5]/POWER(LN([.C5]);[.$AH$2])" office:value-type="float" office:value="1.6584821141548" calcext:value-type="float">
            <text:p>1.6584821141548</text:p>
          </table:table-cell>
          <table:table-cell table:style-name="ce2" office:value-type="string" calcext:value-type="string">
            <text:p>V(N)</text:p>
          </table:table-cell>
          <table:table-cell table:style-name="ce2" table:formula="of:=[.$AJ$1]*POWER([.$C5];[.$AJ$2])" office:value-type="float" office:value="780.695607023913" calcext:value-type="float">
            <text:p>780.695607023913</text:p>
          </table:table-cell>
          <table:table-cell table:style-name="ce2" office:value-type="string" calcext:value-type="string">
            <text:p>TTR(N)</text:p>
          </table:table-cell>
          <table:table-cell table:style-name="ce2" table:formula="of:=[.AL$1]*POWER([.$C5];[.AL$2])" office:value-type="float" office:value="0.552522580994798" calcext:value-type="float">
            <text:p>0.552522580994798</text:p>
          </table:table-cell>
          <table:table-cell table:style-name="ce2" office:value-type="string" calcext:value-type="string">
            <text:p>N1(N)</text:p>
          </table:table-cell>
          <table:table-cell table:style-name="ce2" table:formula="of:=[.AN$1]*POWER([.$C5];[.AN$2])" office:value-type="float" office:value="606.043394639432" calcext:value-type="float">
            <text:p>606.043394639432</text:p>
          </table:table-cell>
          <table:table-cell table:style-name="ce2" office:value-type="string" calcext:value-type="string">
            <text:p>N2(N)</text:p>
          </table:table-cell>
          <table:table-cell table:style-name="ce2" table:formula="of:=[.AP$1]*POWER([.$C5];[.AP$2])" office:value-type="float" office:value="88.9909951772275" calcext:value-type="float">
            <text:p>88.9909951772275</text:p>
          </table:table-cell>
          <table:table-cell table:style-name="ce2" office:value-type="string" calcext:value-type="string">
            <text:p>h-point(N)</text:p>
          </table:table-cell>
          <table:table-cell table:style-name="ce2" table:formula="of:=[.AR$1]*POWER([.$C5];[.AR$2])" office:value-type="float" office:value="13.4511864766396" calcext:value-type="float">
            <text:p>13.4511864766396</text:p>
          </table:table-cell>
          <table:table-cell table:style-name="ce2" office:value-type="string" calcext:value-type="string">
            <text:p>T(N)</text:p>
          </table:table-cell>
          <table:table-cell table:style-name="ce2" table:formula="of:=[.AT$1]*POWER([.$C5];[.AT$2])" office:value-type="float" office:value="106.001782236252" calcext:value-type="float">
            <text:p>106.001782236252</text:p>
          </table:table-cell>
          <table:table-cell table:style-name="ce2" office:value-type="string" calcext:value-type="string">
            <text:p>L(N)</text:p>
          </table:table-cell>
          <table:table-cell table:style-name="ce2" table:formula="of:=[.AV$1]*POWER([.$C5];[.AV$2])" office:value-type="float" office:value="796.388891846614" calcext:value-type="float">
            <text:p>796.388891846614</text:p>
          </table:table-cell>
          <table:table-cell/>
          <table:table-cell table:style-name="ce2" table:formula="of:=LN([.C5])" office:value-type="float" office:value="7.2591161280971" calcext:value-type="float">
            <text:p>7.2591161280971</text:p>
          </table:table-cell>
          <table:table-cell table:style-name="ce2" office:value-type="string" calcext:value-type="string">
            <text:p>S(lnN)</text:p>
          </table:table-cell>
          <table:table-cell table:style-name="ce2" table:formula="of:=[.AZ$1]*POWER([.$AX5];[.AZ$2])" office:value-type="float" office:value="6.13051732806575" calcext:value-type="float">
            <text:p>6.13051732806575</text:p>
          </table:table-cell>
          <table:table-cell/>
          <table:table-cell table:style-name="ce2" table:formula="of:=[.AB5]*LN([.C5])*LN([.C5])/[.C5]" office:value-type="float" office:value="29.2956267636676" calcext:value-type="float">
            <text:p>29.2956267636676</text:p>
          </table:table-cell>
          <table:table-cell table:number-columns-repeated="4"/>
          <table:table-cell table:style-name="ce2" table:formula="of:=[.BF$1]+[.BF$2]/POWER([.$C5];[.BF$3])" office:value-type="float" office:value="1.72876875390245" calcext:value-type="float">
            <text:p>1.72876875390245</text:p>
          </table:table-cell>
          <table:table-cell table:style-name="ce2" office:value-type="string" calcext:value-type="string">
            <text:p>phi</text:p>
          </table:table-cell>
          <table:table-cell table:style-name="ce2" table:formula="of:=0.5*PI()+[.BI$1]/POWER([.$C5];[.BI$2])" office:value-type="float" office:value="1.9529126645422" calcext:value-type="float">
            <text:p>1.9529126645422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3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float" office:value="2061" calcext:value-type="float">
            <text:p>2061</text:p>
          </table:table-cell>
          <table:table-cell table:style-name="ce4" office:value-type="float" office:value="0.503639010189229" calcext:value-type="float">
            <text:p>0.504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0.381853469189714" calcext:value-type="float">
            <text:p>0.381853469189714</text:p>
          </table:table-cell>
          <table:table-cell table:style-name="ce2" office:value-type="float" office:value="126" calcext:value-type="float">
            <text:p>126</text:p>
          </table:table-cell>
          <table:table-cell table:style-name="ce6" office:value-type="float" office:value="0.0611353711790393" calcext:value-type="float">
            <text:p>0.06114</text:p>
          </table:table-cell>
          <table:table-cell table:style-name="ce8" office:value-type="float" office:value="6.24603174603175" calcext:value-type="float">
            <text:p>6.25</text:p>
          </table:table-cell>
          <table:table-cell table:style-name="ce2" office:value-type="float" office:value="6.32591708199902" calcext:value-type="float">
            <text:p>6.32591708199902</text:p>
          </table:table-cell>
          <table:table-cell table:style-name="ce10" office:value-type="float" office:value="0.828981963763248" calcext:value-type="float">
            <text:p>0.8290</text:p>
          </table:table-cell>
          <table:table-cell table:style-name="ce10" office:value-type="float" office:value="2.28999370419201" calcext:value-type="float">
            <text:p>2.2900</text:p>
          </table:table-cell>
          <table:table-cell table:style-name="ce12" office:value-type="float" office:value="1.07906806092197" calcext:value-type="float">
            <text:p>1.0791</text:p>
          </table:table-cell>
          <table:table-cell table:style-name="ce14" office:value-type="float" office:value="16.5" calcext:value-type="float">
            <text:p>16.5</text:p>
          </table:table-cell>
          <table:table-cell table:style-name="ce8" office:value-type="float" office:value="7.5702479338843" calcext:value-type="float">
            <text:p>7.57</text:p>
          </table:table-cell>
          <table:table-cell table:style-name="ce16" office:value-type="float" office:value="0.00422226412704572" calcext:value-type="float">
            <text:p>0.004222</text:p>
          </table:table-cell>
          <table:table-cell table:style-name="ce16" office:value-type="float" office:value="0.996737984412851" calcext:value-type="float">
            <text:p>0.996738</text:p>
          </table:table-cell>
          <table:table-cell table:style-name="ce4" office:value-type="float" office:value="1.77974" calcext:value-type="float">
            <text:p>1.780</text:p>
          </table:table-cell>
          <table:table-cell table:style-name="ce4" office:value-type="float" office:value="0.07658" calcext:value-type="float">
            <text:p>0.077</text:p>
          </table:table-cell>
          <table:table-cell table:style-name="ce14" office:value-type="float" office:value="150.63" calcext:value-type="float">
            <text:p>150.6</text:p>
          </table:table-cell>
          <table:table-cell table:style-name="ce13" office:value-type="float" office:value="4.448" calcext:value-type="float">
            <text:p>4.4</text:p>
          </table:table-cell>
          <table:table-cell table:style-name="ce3" office:value-type="float" office:value="0.6571696506529" calcext:value-type="float">
            <text:p>0.657</text:p>
          </table:table-cell>
          <table:table-cell table:style-name="ce3" office:value-type="float" office:value="0.861202" calcext:value-type="float">
            <text:p>0.861</text:p>
          </table:table-cell>
          <table:table-cell table:style-name="ce3" office:value-type="float" office:value="0.004044" calcext:value-type="float">
            <text:p>0.004</text:p>
          </table:table-cell>
          <table:table-cell table:style-name="ce14" office:value-type="float" office:value="181.499" calcext:value-type="float">
            <text:p>181.5</text:p>
          </table:table-cell>
          <table:table-cell table:style-name="ce13" office:value-type="float" office:value="2.66" calcext:value-type="float">
            <text:p>2.7</text:p>
          </table:table-cell>
          <table:table-cell table:style-name="ce3" office:value-type="float" office:value="0.691139696507273" calcext:value-type="float">
            <text:p>0.691</text:p>
          </table:table-cell>
          <table:table-cell table:style-name="ce14" office:value-type="float" office:value="1067.10267269706" calcext:value-type="float">
            <text:p>1067.1</text:p>
          </table:table-cell>
          <table:table-cell table:style-name="ce7" office:value-type="float" office:value="1.71589591584381" calcext:value-type="float">
            <text:p>1.72</text:p>
          </table:table-cell>
          <table:table-cell table:style-name="ce3" office:value-type="float" office:value="1.92326698649904" calcext:value-type="float">
            <text:p>1.923</text:p>
          </table:table-cell>
          <table:table-cell office:value-type="float" office:value="0.0037370627684822" calcext:value-type="float">
            <text:p>0.00374</text:p>
          </table:table-cell>
          <table:table-cell table:style-name="ce9" office:value-type="string" calcext:value-type="string">
            <text:p>S/sqrtlnN</text:p>
          </table:table-cell>
          <table:table-cell table:style-name="ce2" table:formula="of:=PEARSON([.L$3:.L$12];[.$C$3:.$C$12])" office:value-type="float" office:value="0.853505882164697" calcext:value-type="float">
            <text:p>0.853505882164697</text:p>
          </table:table-cell>
          <table:table-cell table:style-name="ce2" table:formula="of:=[.J6]/POWER(LN([.C6]);[.$AH$2])" office:value-type="float" office:value="1.65432846411307" calcext:value-type="float">
            <text:p>1.65432846411307</text:p>
          </table:table-cell>
          <table:table-cell/>
          <table:table-cell table:style-name="ce2" table:formula="of:=[.$AJ$1]*POWER([.$C6];[.$AJ$2])" office:value-type="float" office:value="1064.79395315249" calcext:value-type="float">
            <text:p>1064.79395315249</text:p>
          </table:table-cell>
          <table:table-cell/>
          <table:table-cell table:style-name="ce2" table:formula="of:=[.AL$1]*POWER([.$C6];[.AL$2])" office:value-type="float" office:value="0.518233189274072" calcext:value-type="float">
            <text:p>0.518233189274072</text:p>
          </table:table-cell>
          <table:table-cell/>
          <table:table-cell table:style-name="ce2" table:formula="of:=[.AN$1]*POWER([.$C6];[.AN$2])" office:value-type="float" office:value="818.889749543098" calcext:value-type="float">
            <text:p>818.889749543098</text:p>
          </table:table-cell>
          <table:table-cell/>
          <table:table-cell table:style-name="ce2" table:formula="of:=[.AP$1]*POWER([.$C6];[.AP$2])" office:value-type="float" office:value="124.148323502413" calcext:value-type="float">
            <text:p>124.148323502413</text:p>
          </table:table-cell>
          <table:table-cell/>
          <table:table-cell table:style-name="ce2" table:formula="of:=[.AR$1]*POWER([.$C6];[.AR$2])" office:value-type="float" office:value="16.2288175482123" calcext:value-type="float">
            <text:p>16.2288175482123</text:p>
          </table:table-cell>
          <table:table-cell/>
          <table:table-cell table:style-name="ce2" table:formula="of:=[.AT$1]*POWER([.$C6];[.AT$2])" office:value-type="float" office:value="148.15942032993" calcext:value-type="float">
            <text:p>148.15942032993</text:p>
          </table:table-cell>
          <table:table-cell/>
          <table:table-cell table:style-name="ce2" table:formula="of:=[.AV$1]*POWER([.$C6];[.AV$2])" office:value-type="float" office:value="1089.94609897356" calcext:value-type="float">
            <text:p>1089.94609897356</text:p>
          </table:table-cell>
          <table:table-cell/>
          <table:table-cell table:style-name="ce2" table:formula="of:=LN([.C6])" office:value-type="float" office:value="7.63094658089046" calcext:value-type="float">
            <text:p>7.63094658089046</text:p>
          </table:table-cell>
          <table:table-cell/>
          <table:table-cell table:style-name="ce2" table:formula="of:=[.AZ$1]*POWER([.$AX6];[.AZ$2])" office:value-type="float" office:value="6.33882107717992" calcext:value-type="float">
            <text:p>6.33882107717992</text:p>
          </table:table-cell>
          <table:table-cell/>
          <table:table-cell table:style-name="ce2" table:formula="of:=[.AB6]*LN([.C6])*LN([.C6])/[.C6]" office:value-type="float" office:value="30.1498421411884" calcext:value-type="float">
            <text:p>30.1498421411884</text:p>
          </table:table-cell>
          <table:table-cell table:number-columns-repeated="4"/>
          <table:table-cell table:style-name="ce2" table:formula="of:=[.BF$1]+[.BF$2]/POWER([.$C6];[.BF$3])" office:value-type="float" office:value="1.70830609764966" calcext:value-type="float">
            <text:p>1.70830609764966</text:p>
          </table:table-cell>
          <table:table-cell/>
          <table:table-cell table:style-name="ce2" table:formula="of:=0.5*PI()+[.BI$1]/POWER([.$C6];[.BI$2])" office:value-type="float" office:value="1.91719621335267" calcext:value-type="float">
            <text:p>1.91719621335267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4</text:p>
          </table:table-cell>
          <table:table-cell table:style-name="ce2" office:value-type="float" office:value="1312" calcext:value-type="float">
            <text:p>1312</text:p>
          </table:table-cell>
          <table:table-cell table:style-name="ce2" office:value-type="float" office:value="2678" calcext:value-type="float">
            <text:p>2678</text:p>
          </table:table-cell>
          <table:table-cell table:style-name="ce4" office:value-type="float" office:value="0.48991784914115" calcext:value-type="float">
            <text:p>0.49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0.368932038834951" calcext:value-type="float">
            <text:p>0.368932038834951</text:p>
          </table:table-cell>
          <table:table-cell table:style-name="ce2" office:value-type="float" office:value="175" calcext:value-type="float">
            <text:p>175</text:p>
          </table:table-cell>
          <table:table-cell table:style-name="ce6" office:value-type="float" office:value="0.0653472740851382" calcext:value-type="float">
            <text:p>0.06535</text:p>
          </table:table-cell>
          <table:table-cell table:style-name="ce8" office:value-type="float" office:value="5.64571428571429" calcext:value-type="float">
            <text:p>5.65</text:p>
          </table:table-cell>
          <table:table-cell table:style-name="ce2" office:value-type="float" office:value="6.48518727827206" calcext:value-type="float">
            <text:p>6.48518727827206</text:p>
          </table:table-cell>
          <table:table-cell table:style-name="ce10" office:value-type="float" office:value="0.821655978166839" calcext:value-type="float">
            <text:p>0.8217</text:p>
          </table:table-cell>
          <table:table-cell table:style-name="ce10" office:value-type="float" office:value="2.30837451396513" calcext:value-type="float">
            <text:p>2.3084</text:p>
          </table:table-cell>
          <table:table-cell table:style-name="ce12" office:value-type="float" office:value="1.06546559991952" calcext:value-type="float">
            <text:p>1.0655</text:p>
          </table:table-cell>
          <table:table-cell table:style-name="ce14" office:value-type="float" office:value="18.5" calcext:value-type="float">
            <text:p>18.5</text:p>
          </table:table-cell>
          <table:table-cell table:style-name="ce8" office:value-type="float" office:value="7.82468955441928" calcext:value-type="float">
            <text:p>7.82</text:p>
          </table:table-cell>
          <table:table-cell table:style-name="ce16" office:value-type="float" office:value="0.00405567228003946" calcext:value-type="float">
            <text:p>0.004056</text:p>
          </table:table-cell>
          <table:table-cell table:style-name="ce16" office:value-type="float" office:value="0.996704010654911" calcext:value-type="float">
            <text:p>0.996704</text:p>
          </table:table-cell>
          <table:table-cell table:style-name="ce4" office:value-type="float" office:value="1.96353" calcext:value-type="float">
            <text:p>1.964</text:p>
          </table:table-cell>
          <table:table-cell table:style-name="ce4" office:value-type="float" office:value="0.04222" calcext:value-type="float">
            <text:p>0.042</text:p>
          </table:table-cell>
          <table:table-cell table:style-name="ce14" office:value-type="float" office:value="212.678" calcext:value-type="float">
            <text:p>212.7</text:p>
          </table:table-cell>
          <table:table-cell table:style-name="ce13" office:value-type="float" office:value="2.989" calcext:value-type="float">
            <text:p>3.0</text:p>
          </table:table-cell>
          <table:table-cell table:style-name="ce3" office:value-type="float" office:value="0.679069778872781" calcext:value-type="float">
            <text:p>0.679</text:p>
          </table:table-cell>
          <table:table-cell table:style-name="ce3" office:value-type="float" office:value="0.876796" calcext:value-type="float">
            <text:p>0.877</text:p>
          </table:table-cell>
          <table:table-cell table:style-name="ce3" office:value-type="float" office:value="0.003488" calcext:value-type="float">
            <text:p>0.003</text:p>
          </table:table-cell>
          <table:table-cell table:style-name="ce14" office:value-type="float" office:value="234.898" calcext:value-type="float">
            <text:p>234.9</text:p>
          </table:table-cell>
          <table:table-cell table:style-name="ce13" office:value-type="float" office:value="2.958" calcext:value-type="float">
            <text:p>3.0</text:p>
          </table:table-cell>
          <table:table-cell table:style-name="ce3" office:value-type="float" office:value="0.656128456142923" calcext:value-type="float">
            <text:p>0.656</text:p>
          </table:table-cell>
          <table:table-cell table:style-name="ce14" office:value-type="float" office:value="1347.8342731907" calcext:value-type="float">
            <text:p>1347.8</text:p>
          </table:table-cell>
          <table:table-cell table:style-name="ce7" office:value-type="float" office:value="1.72521305894627" calcext:value-type="float">
            <text:p>1.73</text:p>
          </table:table-cell>
          <table:table-cell table:style-name="ce3" office:value-type="float" office:value="1.89158756179924" calcext:value-type="float">
            <text:p>1.892</text:p>
          </table:table-cell>
          <table:table-cell office:value-type="float" office:value="0.00368225928526689" calcext:value-type="float">
            <text:p>0.00368</text:p>
          </table:table-cell>
          <table:table-cell table:style-name="ce2" office:value-type="string" calcext:value-type="string">
            <text:p>N2/N</text:p>
          </table:table-cell>
          <table:table-cell table:style-name="ce2" table:formula="of:=PEARSON([.H$3:.H$12];[.$C$3:.$C$12])" office:value-type="float" office:value="-0.0254613575417231" calcext:value-type="float">
            <text:p>-0.025461357541723</text:p>
          </table:table-cell>
          <table:table-cell table:style-name="ce2" table:formula="of:=[.J7]/POWER(LN([.C7]);[.$AH$2])" office:value-type="float" office:value="1.65862829678399" calcext:value-type="float">
            <text:p>1.65862829678399</text:p>
          </table:table-cell>
          <table:table-cell/>
          <table:table-cell table:style-name="ce2" table:formula="of:=[.$AJ$1]*POWER([.$C7];[.$AJ$2])" office:value-type="float" office:value="1324.93137547413" calcext:value-type="float">
            <text:p>1324.93137547413</text:p>
          </table:table-cell>
          <table:table-cell/>
          <table:table-cell table:style-name="ce2" table:formula="of:=[.AL$1]*POWER([.$C7];[.AL$2])" office:value-type="float" office:value="0.495368404798113" calcext:value-type="float">
            <text:p>0.495368404798113</text:p>
          </table:table-cell>
          <table:table-cell/>
          <table:table-cell table:style-name="ce2" table:formula="of:=[.AN$1]*POWER([.$C7];[.AN$2])" office:value-type="float" office:value="1012.26052324683" calcext:value-type="float">
            <text:p>1012.26052324683</text:p>
          </table:table-cell>
          <table:table-cell/>
          <table:table-cell table:style-name="ce2" table:formula="of:=[.AP$1]*POWER([.$C7];[.AP$2])" office:value-type="float" office:value="156.956205434524" calcext:value-type="float">
            <text:p>156.956205434524</text:p>
          </table:table-cell>
          <table:table-cell/>
          <table:table-cell table:style-name="ce2" table:formula="of:=[.AR$1]*POWER([.$C7];[.AR$2])" office:value-type="float" office:value="18.5227543591799" calcext:value-type="float">
            <text:p>18.5227543591799</text:p>
          </table:table-cell>
          <table:table-cell/>
          <table:table-cell table:style-name="ce2" table:formula="of:=[.AT$1]*POWER([.$C7];[.AT$2])" office:value-type="float" office:value="187.562211838196" calcext:value-type="float">
            <text:p>187.562211838196</text:p>
          </table:table-cell>
          <table:table-cell/>
          <table:table-cell table:style-name="ce2" table:formula="of:=[.AV$1]*POWER([.$C7];[.AV$2])" office:value-type="float" office:value="1359.52265322677" calcext:value-type="float">
            <text:p>1359.52265322677</text:p>
          </table:table-cell>
          <table:table-cell/>
          <table:table-cell table:style-name="ce2" table:formula="of:=LN([.C7])" office:value-type="float" office:value="7.89282552625112" calcext:value-type="float">
            <text:p>7.89282552625112</text:p>
          </table:table-cell>
          <table:table-cell/>
          <table:table-cell table:style-name="ce2" table:formula="of:=[.AZ$1]*POWER([.$AX7];[.AZ$2])" office:value-type="float" office:value="6.48351443019735" calcext:value-type="float">
            <text:p>6.48351443019735</text:p>
          </table:table-cell>
          <table:table-cell/>
          <table:table-cell table:style-name="ce2" table:formula="of:=[.AB7]*LN([.C7])*LN([.C7])/[.C7]" office:value-type="float" office:value="31.3538537496463" calcext:value-type="float">
            <text:p>31.3538537496463</text:p>
          </table:table-cell>
          <table:table-cell table:number-columns-repeated="4"/>
          <table:table-cell table:style-name="ce2" table:formula="of:=[.BF$1]+[.BF$2]/POWER([.$C7];[.BF$3])" office:value-type="float" office:value="1.69543734730837" calcext:value-type="float">
            <text:p>1.69543734730837</text:p>
          </table:table-cell>
          <table:table-cell/>
          <table:table-cell table:style-name="ce2" table:formula="of:=0.5*PI()+[.BI$1]/POWER([.$C7];[.BI$2])" office:value-type="float" office:value="1.89406388348383" calcext:value-type="float">
            <text:p>1.89406388348383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5</text:p>
          </table:table-cell>
          <table:table-cell table:style-name="ce2" office:value-type="float" office:value="1757" calcext:value-type="float">
            <text:p>1757</text:p>
          </table:table-cell>
          <table:table-cell table:style-name="ce2" office:value-type="float" office:value="3734" calcext:value-type="float">
            <text:p>3734</text:p>
          </table:table-cell>
          <table:table-cell table:style-name="ce4" office:value-type="float" office:value="0.470540974825924" calcext:value-type="float">
            <text:p>0.471</text:p>
          </table:table-cell>
          <table:table-cell table:style-name="ce2" office:value-type="float" office:value="1317" calcext:value-type="float">
            <text:p>1317</text:p>
          </table:table-cell>
          <table:table-cell table:style-name="ce2" office:value-type="float" office:value="0.35270487412962" calcext:value-type="float">
            <text:p>0.35270487412962</text:p>
          </table:table-cell>
          <table:table-cell table:style-name="ce2" office:value-type="float" office:value="229" calcext:value-type="float">
            <text:p>229</text:p>
          </table:table-cell>
          <table:table-cell table:style-name="ce6" office:value-type="float" office:value="0.0613283342260311" calcext:value-type="float">
            <text:p>0.06133</text:p>
          </table:table-cell>
          <table:table-cell table:style-name="ce8" office:value-type="float" office:value="5.75109170305677" calcext:value-type="float">
            <text:p>5.75</text:p>
          </table:table-cell>
          <table:table-cell table:style-name="ce2" office:value-type="float" office:value="6.69168131536007" calcext:value-type="float">
            <text:p>6.69168131536007</text:p>
          </table:table-cell>
          <table:table-cell table:style-name="ce10" office:value-type="float" office:value="0.813554998937482" calcext:value-type="float">
            <text:p>0.8136</text:p>
          </table:table-cell>
          <table:table-cell table:style-name="ce10" office:value-type="float" office:value="2.33324897630058" calcext:value-type="float">
            <text:p>2.3332</text:p>
          </table:table-cell>
          <table:table-cell table:style-name="ce12" office:value-type="float" office:value="1.04998141513098" calcext:value-type="float">
            <text:p>1.0500</text:p>
          </table:table-cell>
          <table:table-cell table:style-name="ce14" office:value-type="float" office:value="22.6666666666667" calcext:value-type="float">
            <text:p>22.7</text:p>
          </table:table-cell>
          <table:table-cell table:style-name="ce8" office:value-type="float" office:value="7.26773356401384" calcext:value-type="float">
            <text:p>7.27</text:p>
          </table:table-cell>
          <table:table-cell table:style-name="ce16" office:value-type="float" office:value="0.00374961736402768" calcext:value-type="float">
            <text:p>0.003750</text:p>
          </table:table-cell>
          <table:table-cell table:style-name="ce16" office:value-type="float" office:value="0.996817723400571" calcext:value-type="float">
            <text:p>0.996818</text:p>
          </table:table-cell>
          <table:table-cell table:style-name="ce4" office:value-type="float" office:value="1.83792" calcext:value-type="float">
            <text:p>1.838</text:p>
          </table:table-cell>
          <table:table-cell table:style-name="ce4" office:value-type="float" office:value="0.06031" calcext:value-type="float">
            <text:p>0.060</text:p>
          </table:table-cell>
          <table:table-cell table:style-name="ce14" office:value-type="float" office:value="277.548" calcext:value-type="float">
            <text:p>277.5</text:p>
          </table:table-cell>
          <table:table-cell table:style-name="ce13" office:value-type="float" office:value="6.243" calcext:value-type="float">
            <text:p>6.2</text:p>
          </table:table-cell>
          <table:table-cell table:style-name="ce3" office:value-type="float" office:value="0.683991845767138" calcext:value-type="float">
            <text:p>0.684</text:p>
          </table:table-cell>
          <table:table-cell table:style-name="ce3" office:value-type="float" office:value="0.882658" calcext:value-type="float">
            <text:p>0.883</text:p>
          </table:table-cell>
          <table:table-cell table:style-name="ce3" office:value-type="float" office:value="0.003039" calcext:value-type="float">
            <text:p>0.003</text:p>
          </table:table-cell>
          <table:table-cell table:style-name="ce14" office:value-type="float" office:value="312.592" calcext:value-type="float">
            <text:p>312.6</text:p>
          </table:table-cell>
          <table:table-cell table:style-name="ce13" office:value-type="float" office:value="3.44" calcext:value-type="float">
            <text:p>3.4</text:p>
          </table:table-cell>
          <table:table-cell table:style-name="ce3" office:value-type="float" office:value="0.647129739452899" calcext:value-type="float">
            <text:p>0.647</text:p>
          </table:table-cell>
          <table:table-cell table:style-name="ce14" office:value-type="float" office:value="1800.822232207" calcext:value-type="float">
            <text:p>1800.8</text:p>
          </table:table-cell>
          <table:table-cell table:style-name="ce7" office:value-type="float" office:value="1.7227774293715" calcext:value-type="float">
            <text:p>1.72</text:p>
          </table:table-cell>
          <table:table-cell table:style-name="ce3" office:value-type="float" office:value="1.89005844714801" calcext:value-type="float">
            <text:p>1.890</text:p>
          </table:table-cell>
          <table:table-cell office:value-type="float" office:value="0.00348180804426327" calcext:value-type="float">
            <text:p>0.00348</text:p>
          </table:table-cell>
          <table:table-cell table:style-name="ce2" office:value-type="string" calcext:value-type="string">
            <text:p>S/(lnN^a)</text:p>
          </table:table-cell>
          <table:table-cell table:style-name="ce2" table:formula="of:=PEARSON([.AH$3:.AH$12];[.$C$3:.$C$12])" office:value-type="float" office:value="0.159906848139296" calcext:value-type="float">
            <text:p>0.159906848139296</text:p>
          </table:table-cell>
          <table:table-cell table:style-name="ce2" table:formula="of:=[.J8]/POWER(LN([.C8]);[.$AH$2])" office:value-type="float" office:value="1.66547205803431" calcext:value-type="float">
            <text:p>1.66547205803431</text:p>
          </table:table-cell>
          <table:table-cell/>
          <table:table-cell table:style-name="ce2" table:formula="of:=[.$AJ$1]*POWER([.$C8];[.$AJ$2])" office:value-type="float" office:value="1748.58897562169" calcext:value-type="float">
            <text:p>1748.58897562169</text:p>
          </table:table-cell>
          <table:table-cell/>
          <table:table-cell table:style-name="ce2" table:formula="of:=[.AL$1]*POWER([.$C8];[.AL$2])" office:value-type="float" office:value="0.467792678369572" calcext:value-type="float">
            <text:p>0.467792678369572</text:p>
          </table:table-cell>
          <table:table-cell/>
          <table:table-cell table:style-name="ce2" table:formula="of:=[.AN$1]*POWER([.$C8];[.AN$2])" office:value-type="float" office:value="1324.8148321646" calcext:value-type="float">
            <text:p>1324.8148321646</text:p>
          </table:table-cell>
          <table:table-cell/>
          <table:table-cell table:style-name="ce2" table:formula="of:=[.AP$1]*POWER([.$C8];[.AP$2])" office:value-type="float" office:value="211.370152648225" calcext:value-type="float">
            <text:p>211.370152648225</text:p>
          </table:table-cell>
          <table:table-cell/>
          <table:table-cell table:style-name="ce2" table:formula="of:=[.AR$1]*POWER([.$C8];[.AR$2])" office:value-type="float" office:value="21.9072877397688" calcext:value-type="float">
            <text:p>21.9072877397688</text:p>
          </table:table-cell>
          <table:table-cell/>
          <table:table-cell table:style-name="ce2" table:formula="of:=[.AT$1]*POWER([.$C8];[.AT$2])" office:value-type="float" office:value="253.014114928667" calcext:value-type="float">
            <text:p>253.014114928667</text:p>
          </table:table-cell>
          <table:table-cell/>
          <table:table-cell table:style-name="ce2" table:formula="of:=[.AV$1]*POWER([.$C8];[.AV$2])" office:value-type="float" office:value="1799.7748779657" calcext:value-type="float">
            <text:p>1799.7748779657</text:p>
          </table:table-cell>
          <table:table-cell/>
          <table:table-cell table:style-name="ce2" table:formula="of:=LN([.C8])" office:value-type="float" office:value="8.22523532410167" calcext:value-type="float">
            <text:p>8.22523532410167</text:p>
          </table:table-cell>
          <table:table-cell/>
          <table:table-cell table:style-name="ce2" table:formula="of:=[.AZ$1]*POWER([.$AX8];[.AZ$2])" office:value-type="float" office:value="6.66490891784493" calcext:value-type="float">
            <text:p>6.66490891784493</text:p>
          </table:table-cell>
          <table:table-cell/>
          <table:table-cell table:style-name="ce2" table:formula="of:=[.AB8]*LN([.C8])*LN([.C8])/[.C8]" office:value-type="float" office:value="32.6282058789507" calcext:value-type="float">
            <text:p>32.6282058789507</text:p>
          </table:table-cell>
          <table:table-cell table:number-columns-repeated="4"/>
          <table:table-cell table:style-name="ce2" table:formula="of:=[.BF$1]+[.BF$2]/POWER([.$C8];[.BF$3])" office:value-type="float" office:value="1.68074016815856" calcext:value-type="float">
            <text:p>1.68074016815856</text:p>
          </table:table-cell>
          <table:table-cell/>
          <table:table-cell table:style-name="ce2" table:formula="of:=0.5*PI()+[.BI$1]/POWER([.$C8];[.BI$2])" office:value-type="float" office:value="1.86691275923618" calcext:value-type="float">
            <text:p>1.86691275923618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6</text:p>
          </table:table-cell>
          <table:table-cell table:style-name="ce2" office:value-type="float" office:value="2093" calcext:value-type="float">
            <text:p>2093</text:p>
          </table:table-cell>
          <table:table-cell table:style-name="ce2" office:value-type="float" office:value="4575" calcext:value-type="float">
            <text:p>4575</text:p>
          </table:table-cell>
          <table:table-cell table:style-name="ce4" office:value-type="float" office:value="0.457486338797814" calcext:value-type="float">
            <text:p>0.457</text:p>
          </table:table-cell>
          <table:table-cell table:style-name="ce2" office:value-type="float" office:value="1591" calcext:value-type="float">
            <text:p>1591</text:p>
          </table:table-cell>
          <table:table-cell table:style-name="ce2" office:value-type="float" office:value="0.34775956284153" calcext:value-type="float">
            <text:p>0.34775956284153</text:p>
          </table:table-cell>
          <table:table-cell table:style-name="ce2" office:value-type="float" office:value="246" calcext:value-type="float">
            <text:p>246</text:p>
          </table:table-cell>
          <table:table-cell table:style-name="ce6" office:value-type="float" office:value="0.0537704918032787" calcext:value-type="float">
            <text:p>0.05377</text:p>
          </table:table-cell>
          <table:table-cell table:style-name="ce8" office:value-type="float" office:value="6.46747967479675" calcext:value-type="float">
            <text:p>6.47</text:p>
          </table:table-cell>
          <table:table-cell table:style-name="ce2" office:value-type="float" office:value="6.78355805954543" calcext:value-type="float">
            <text:p>6.78355805954543</text:p>
          </table:table-cell>
          <table:table-cell table:style-name="ce10" office:value-type="float" office:value="0.804848922896978" calcext:value-type="float">
            <text:p>0.8048</text:p>
          </table:table-cell>
          <table:table-cell table:style-name="ce10" office:value-type="float" office:value="2.33660852468578" calcext:value-type="float">
            <text:p>2.3366</text:p>
          </table:table-cell>
          <table:table-cell table:style-name="ce12" office:value-type="float" office:value="1.03580905157635" calcext:value-type="float">
            <text:p>1.0358</text:p>
          </table:table-cell>
          <table:table-cell table:style-name="ce14" office:value-type="float" office:value="25" calcext:value-type="float">
            <text:p>25.0</text:p>
          </table:table-cell>
          <table:table-cell table:style-name="ce8" office:value-type="float" office:value="7.32" calcext:value-type="float">
            <text:p>7.32</text:p>
          </table:table-cell>
          <table:table-cell table:style-name="ce16" office:value-type="float" office:value="0.00383710472095286" calcext:value-type="float">
            <text:p>0.003837</text:p>
          </table:table-cell>
          <table:table-cell table:style-name="ce16" office:value-type="float" office:value="0.996639072571246" calcext:value-type="float">
            <text:p>0.996639</text:p>
          </table:table-cell>
          <table:table-cell table:style-name="ce4" office:value-type="float" office:value="1.69954" calcext:value-type="float">
            <text:p>1.700</text:p>
          </table:table-cell>
          <table:table-cell table:style-name="ce4" office:value-type="float" office:value="0.02466" calcext:value-type="float">
            <text:p>0.025</text:p>
          </table:table-cell>
          <table:table-cell table:style-name="ce14" office:value-type="float" office:value="291.837" calcext:value-type="float">
            <text:p>291.8</text:p>
          </table:table-cell>
          <table:table-cell table:style-name="ce13" office:value-type="float" office:value="2.977" calcext:value-type="float">
            <text:p>3.0</text:p>
          </table:table-cell>
          <table:table-cell table:style-name="ce3" office:value-type="float" office:value="0.673463650735413" calcext:value-type="float">
            <text:p>0.673</text:p>
          </table:table-cell>
          <table:table-cell table:style-name="ce3" office:value-type="float" office:value="0.903371" calcext:value-type="float">
            <text:p>0.903</text:p>
          </table:table-cell>
          <table:table-cell table:style-name="ce3" office:value-type="float" office:value="0.002801" calcext:value-type="float">
            <text:p>0.003</text:p>
          </table:table-cell>
          <table:table-cell table:style-name="ce14" office:value-type="float" office:value="401.601" calcext:value-type="float">
            <text:p>401.6</text:p>
          </table:table-cell>
          <table:table-cell table:style-name="ce13" office:value-type="float" office:value="4.026" calcext:value-type="float">
            <text:p>4.0</text:p>
          </table:table-cell>
          <table:table-cell table:style-name="ce3" office:value-type="float" office:value="0.61873384213026" calcext:value-type="float">
            <text:p>0.619</text:p>
          </table:table-cell>
          <table:table-cell table:style-name="ce14" office:value-type="float" office:value="2160.83740872154" calcext:value-type="float">
            <text:p>2160.8</text:p>
          </table:table-cell>
          <table:table-cell table:style-name="ce7" office:value-type="float" office:value="1.7288546483015" calcext:value-type="float">
            <text:p>1.73</text:p>
          </table:table-cell>
          <table:table-cell table:style-name="ce3" office:value-type="float" office:value="1.8336144919692" calcext:value-type="float">
            <text:p>1.834</text:p>
          </table:table-cell>
          <table:table-cell office:value-type="float" office:value="0.00361852548598047" calcext:value-type="float">
            <text:p>0.00362</text:p>
          </table:table-cell>
          <table:table-cell table:style-name="ce2" office:value-type="string" calcext:value-type="string">
            <text:p>K</text:p>
          </table:table-cell>
          <table:table-cell table:style-name="ce2" table:formula="of:=PEARSON([.AE$3:.AE$12];[.$C$3:.$C$12])" office:value-type="float" office:value="-0.776814061380428" calcext:value-type="float">
            <text:p>-0.776814061380428</text:p>
          </table:table-cell>
          <table:table-cell table:style-name="ce2" table:formula="of:=[.J9]/POWER(LN([.C9]);[.$AH$2])" office:value-type="float" office:value="1.66137261718075" calcext:value-type="float">
            <text:p>1.66137261718075</text:p>
          </table:table-cell>
          <table:table-cell/>
          <table:table-cell table:style-name="ce2" table:formula="of:=[.$AJ$1]*POWER([.$C9];[.$AJ$2])" office:value-type="float" office:value="2071.66047904018" calcext:value-type="float">
            <text:p>2071.66047904018</text:p>
          </table:table-cell>
          <table:table-cell/>
          <table:table-cell table:style-name="ce2" table:formula="of:=[.AL$1]*POWER([.$C9];[.AL$2])" office:value-type="float" office:value="0.451703078737076" calcext:value-type="float">
            <text:p>0.451703078737076</text:p>
          </table:table-cell>
          <table:table-cell/>
          <table:table-cell table:style-name="ce2" table:formula="of:=[.AN$1]*POWER([.$C9];[.AN$2])" office:value-type="float" office:value="1561.58969216464" calcext:value-type="float">
            <text:p>1561.58969216464</text:p>
          </table:table-cell>
          <table:table-cell/>
          <table:table-cell table:style-name="ce2" table:formula="of:=[.AP$1]*POWER([.$C9];[.AP$2])" office:value-type="float" office:value="253.532779095471" calcext:value-type="float">
            <text:p>253.532779095471</text:p>
          </table:table-cell>
          <table:table-cell/>
          <table:table-cell table:style-name="ce2" table:formula="of:=[.AR$1]*POWER([.$C9];[.AR$2])" office:value-type="float" office:value="24.2731127832467" calcext:value-type="float">
            <text:p>24.2731127832467</text:p>
          </table:table-cell>
          <table:table-cell/>
          <table:table-cell table:style-name="ce2" table:formula="of:=[.AT$1]*POWER([.$C9];[.AT$2])" office:value-type="float" office:value="303.797276654471" calcext:value-type="float">
            <text:p>303.797276654471</text:p>
          </table:table-cell>
          <table:table-cell/>
          <table:table-cell table:style-name="ce2" table:formula="of:=[.AV$1]*POWER([.$C9];[.AV$2])" office:value-type="float" office:value="2136.31982575868" calcext:value-type="float">
            <text:p>2136.31982575868</text:p>
          </table:table-cell>
          <table:table-cell/>
          <table:table-cell table:style-name="ce2" table:formula="of:=LN([.C9])" office:value-type="float" office:value="8.42836197770962" calcext:value-type="float">
            <text:p>8.42836197770962</text:p>
          </table:table-cell>
          <table:table-cell/>
          <table:table-cell table:style-name="ce2" table:formula="of:=[.AZ$1]*POWER([.$AX9];[.AZ$2])" office:value-type="float" office:value="6.77455880207741" calcext:value-type="float">
            <text:p>6.77455880207741</text:p>
          </table:table-cell>
          <table:table-cell/>
          <table:table-cell table:style-name="ce2" table:formula="of:=[.AB9]*LN([.C9])*LN([.C9])/[.C9]" office:value-type="float" office:value="33.5519178573791" calcext:value-type="float">
            <text:p>33.5519178573791</text:p>
          </table:table-cell>
          <table:table-cell table:number-columns-repeated="4"/>
          <table:table-cell table:style-name="ce2" table:formula="of:=[.BF$1]+[.BF$2]/POWER([.$C9];[.BF$3])" office:value-type="float" office:value="1.67257921086719" calcext:value-type="float">
            <text:p>1.67257921086719</text:p>
          </table:table-cell>
          <table:table-cell/>
          <table:table-cell table:style-name="ce2" table:formula="of:=0.5*PI()+[.BI$1]/POWER([.$C9];[.BI$2])" office:value-type="float" office:value="1.85145654847148" calcext:value-type="float">
            <text:p>1.85145654847148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7</text:p>
          </table:table-cell>
          <table:table-cell table:style-name="ce2" office:value-type="float" office:value="2496" calcext:value-type="float">
            <text:p>2496</text:p>
          </table:table-cell>
          <table:table-cell table:style-name="ce2" office:value-type="float" office:value="5676" calcext:value-type="float">
            <text:p>5676</text:p>
          </table:table-cell>
          <table:table-cell table:style-name="ce4" office:value-type="float" office:value="0.439746300211416" calcext:value-type="float">
            <text:p>0.440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0.331395348837209" calcext:value-type="float">
            <text:p>0.331395348837209</text:p>
          </table:table-cell>
          <table:table-cell table:style-name="ce2" office:value-type="float" office:value="305" calcext:value-type="float">
            <text:p>305</text:p>
          </table:table-cell>
          <table:table-cell table:style-name="ce6" office:value-type="float" office:value="0.0537350246652572" calcext:value-type="float">
            <text:p>0.05374</text:p>
          </table:table-cell>
          <table:table-cell table:style-name="ce8" office:value-type="float" office:value="6.1672131147541" calcext:value-type="float">
            <text:p>6.17</text:p>
          </table:table-cell>
          <table:table-cell table:style-name="ce2" office:value-type="float" office:value="6.89185400150516" calcext:value-type="float">
            <text:p>6.89185400150516</text:p>
          </table:table-cell>
          <table:table-cell table:style-name="ce10" office:value-type="float" office:value="0.797298979221038" calcext:value-type="float">
            <text:p>0.7973</text:p>
          </table:table-cell>
          <table:table-cell table:style-name="ce10" office:value-type="float" office:value="2.34411351268246" calcext:value-type="float">
            <text:p>2.3441</text:p>
          </table:table-cell>
          <table:table-cell table:style-name="ce12" office:value-type="float" office:value="1.02306661712027" calcext:value-type="float">
            <text:p>1.0231</text:p>
          </table:table-cell>
          <table:table-cell table:style-name="ce14" office:value-type="float" office:value="26.75" calcext:value-type="float">
            <text:p>26.8</text:p>
          </table:table-cell>
          <table:table-cell table:style-name="ce8" office:value-type="float" office:value="7.932221154686" calcext:value-type="float">
            <text:p>7.93</text:p>
          </table:table-cell>
          <table:table-cell table:style-name="ce16" office:value-type="float" office:value="0.00371183192364182" calcext:value-type="float">
            <text:p>0.003712</text:p>
          </table:table-cell>
          <table:table-cell table:style-name="ce16" office:value-type="float" office:value="0.996687481971379" calcext:value-type="float">
            <text:p>0.996687</text:p>
          </table:table-cell>
          <table:table-cell table:style-name="ce4" office:value-type="float" office:value="1.74696" calcext:value-type="float">
            <text:p>1.747</text:p>
          </table:table-cell>
          <table:table-cell table:style-name="ce4" office:value-type="float" office:value="0.06" calcext:value-type="float">
            <text:p>0.060</text:p>
          </table:table-cell>
          <table:table-cell table:style-name="ce14" office:value-type="float" office:value="363.312" calcext:value-type="float">
            <text:p>363.3</text:p>
          </table:table-cell>
          <table:table-cell table:style-name="ce13" office:value-type="float" office:value="8.705" calcext:value-type="float">
            <text:p>8.7</text:p>
          </table:table-cell>
          <table:table-cell table:style-name="ce3" office:value-type="float" office:value="0.68200608272971" calcext:value-type="float">
            <text:p>0.682</text:p>
          </table:table-cell>
          <table:table-cell table:style-name="ce3" office:value-type="float" office:value="0.910994" calcext:value-type="float">
            <text:p>0.911</text:p>
          </table:table-cell>
          <table:table-cell table:style-name="ce3" office:value-type="float" office:value="0.002441" calcext:value-type="float">
            <text:p>0.002</text:p>
          </table:table-cell>
          <table:table-cell table:style-name="ce14" office:value-type="float" office:value="502.082" calcext:value-type="float">
            <text:p>502.1</text:p>
          </table:table-cell>
          <table:table-cell table:style-name="ce13" office:value-type="float" office:value="4.374" calcext:value-type="float">
            <text:p>4.4</text:p>
          </table:table-cell>
          <table:table-cell table:style-name="ce3" office:value-type="float" office:value="0.620869347362769" calcext:value-type="float">
            <text:p>0.621</text:p>
          </table:table-cell>
          <table:table-cell table:style-name="ce14" office:value-type="float" office:value="2576.78418440698" calcext:value-type="float">
            <text:p>2576.8</text:p>
          </table:table-cell>
          <table:table-cell table:style-name="ce7" office:value-type="float" office:value="1.70425599891863" calcext:value-type="float">
            <text:p>1.70</text:p>
          </table:table-cell>
          <table:table-cell table:style-name="ce3" office:value-type="float" office:value="1.80997862686456" calcext:value-type="float">
            <text:p>1.810</text:p>
          </table:table-cell>
          <table:table-cell office:value-type="float" office:value="0.0035356515149032" calcext:value-type="float">
            <text:p>0.00354</text:p>
          </table:table-cell>
          <table:table-cell table:style-name="ce2" office:value-type="string" calcext:value-type="string">
            <text:p>N1/N2</text:p>
          </table:table-cell>
          <table:table-cell table:style-name="ce2" table:formula="of:=PEARSON([.I$3:.I$12];[.$C$3:.$C$12])" office:value-type="float" office:value="-0.696122017822209" calcext:value-type="float">
            <text:p>-0.696122017822209</text:p>
          </table:table-cell>
          <table:table-cell table:style-name="ce2" table:formula="of:=[.J10]/POWER(LN([.C10]);[.$AH$2])" office:value-type="float" office:value="1.65998537077411" calcext:value-type="float">
            <text:p>1.65998537077411</text:p>
          </table:table-cell>
          <table:table-cell/>
          <table:table-cell table:style-name="ce2" table:formula="of:=[.$AJ$1]*POWER([.$C10];[.$AJ$2])" office:value-type="float" office:value="2480.19243315038" calcext:value-type="float">
            <text:p>2480.19243315038</text:p>
          </table:table-cell>
          <table:table-cell/>
          <table:table-cell table:style-name="ce2" table:formula="of:=[.AL$1]*POWER([.$C10];[.AL$2])" office:value-type="float" office:value="0.43522744939439" calcext:value-type="float">
            <text:p>0.43522744939439</text:p>
          </table:table-cell>
          <table:table-cell/>
          <table:table-cell table:style-name="ce2" table:formula="of:=[.AN$1]*POWER([.$C10];[.AN$2])" office:value-type="float" office:value="1859.42186063026" calcext:value-type="float">
            <text:p>1859.42186063026</text:p>
          </table:table-cell>
          <table:table-cell/>
          <table:table-cell table:style-name="ce2" table:formula="of:=[.AP$1]*POWER([.$C10];[.AP$2])" office:value-type="float" office:value="307.532272919724" calcext:value-type="float">
            <text:p>307.532272919724</text:p>
          </table:table-cell>
          <table:table-cell/>
          <table:table-cell table:style-name="ce2" table:formula="of:=[.AR$1]*POWER([.$C10];[.AR$2])" office:value-type="float" office:value="27.0648723006489" calcext:value-type="float">
            <text:p>27.0648723006489</text:p>
          </table:table-cell>
          <table:table-cell/>
          <table:table-cell table:style-name="ce2" table:formula="of:=[.AT$1]*POWER([.$C10];[.AT$2])" office:value-type="float" office:value="368.906891172205" calcext:value-type="float">
            <text:p>368.906891172205</text:p>
          </table:table-cell>
          <table:table-cell/>
          <table:table-cell table:style-name="ce2" table:formula="of:=[.AV$1]*POWER([.$C10];[.AV$2])" office:value-type="float" office:value="2562.71702163048" calcext:value-type="float">
            <text:p>2562.71702163048</text:p>
          </table:table-cell>
          <table:table-cell/>
          <table:table-cell table:style-name="ce2" table:formula="of:=LN([.C10])" office:value-type="float" office:value="8.64400203827993" calcext:value-type="float">
            <text:p>8.64400203827993</text:p>
          </table:table-cell>
          <table:table-cell/>
          <table:table-cell table:style-name="ce2" table:formula="of:=[.AZ$1]*POWER([.$AX10];[.AZ$2])" office:value-type="float" office:value="6.89001037178973" calcext:value-type="float">
            <text:p>6.89001037178973</text:p>
          </table:table-cell>
          <table:table-cell/>
          <table:table-cell table:style-name="ce2" table:formula="of:=[.AB10]*LN([.C10])*LN([.C10])/[.C10]" office:value-type="float" office:value="33.9207448914472" calcext:value-type="float">
            <text:p>33.9207448914472</text:p>
          </table:table-cell>
          <table:table-cell table:number-columns-repeated="4"/>
          <table:table-cell table:style-name="ce2" table:formula="of:=[.BF$1]+[.BF$2]/POWER([.$C10];[.BF$3])" office:value-type="float" office:value="1.66453799891131" calcext:value-type="float">
            <text:p>1.66453799891131</text:p>
          </table:table-cell>
          <table:table-cell/>
          <table:table-cell table:style-name="ce2" table:formula="of:=0.5*PI()+[.BI$1]/POWER([.$C10];[.BI$2])" office:value-type="float" office:value="1.83593005441153" calcext:value-type="float">
            <text:p>1.83593005441153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8</text:p>
          </table:table-cell>
          <table:table-cell table:style-name="ce2" office:value-type="float" office:value="2967" calcext:value-type="float">
            <text:p>2967</text:p>
          </table:table-cell>
          <table:table-cell table:style-name="ce2" office:value-type="float" office:value="7054" calcext:value-type="float">
            <text:p>7054</text:p>
          </table:table-cell>
          <table:table-cell table:style-name="ce4" office:value-type="float" office:value="0.420612418485965" calcext:value-type="float">
            <text:p>0.421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0.312730365749929" calcext:value-type="float">
            <text:p>0.312730365749929</text:p>
          </table:table-cell>
          <table:table-cell table:style-name="ce2" office:value-type="float" office:value="379" calcext:value-type="float">
            <text:p>379</text:p>
          </table:table-cell>
          <table:table-cell table:style-name="ce6" office:value-type="float" office:value="0.0537283810603913" calcext:value-type="float">
            <text:p>0.05373</text:p>
          </table:table-cell>
          <table:table-cell table:style-name="ce8" office:value-type="float" office:value="5.82058047493404" calcext:value-type="float">
            <text:p>5.82</text:p>
          </table:table-cell>
          <table:table-cell table:style-name="ce2" office:value-type="float" office:value="6.99260344082952" calcext:value-type="float">
            <text:p>6.99260344082952</text:p>
          </table:table-cell>
          <table:table-cell table:style-name="ce10" office:value-type="float" office:value="0.789112646876491" calcext:value-type="float">
            <text:p>0.7891</text:p>
          </table:table-cell>
          <table:table-cell table:style-name="ce10" office:value-type="float" office:value="2.34903210062158" calcext:value-type="float">
            <text:p>2.3490</text:p>
          </table:table-cell>
          <table:table-cell table:style-name="ce12" office:value-type="float" office:value="1.0096078176383" calcext:value-type="float">
            <text:p>1.0096</text:p>
          </table:table-cell>
          <table:table-cell table:style-name="ce14" office:value-type="float" office:value="29.6666666666667" calcext:value-type="float">
            <text:p>29.7</text:p>
          </table:table-cell>
          <table:table-cell table:style-name="ce8" office:value-type="float" office:value="8.01489710895089" calcext:value-type="float">
            <text:p>8.01</text:p>
          </table:table-cell>
          <table:table-cell table:style-name="ce16" office:value-type="float" office:value="0.00364931583316685" calcext:value-type="float">
            <text:p>0.003649</text:p>
          </table:table-cell>
          <table:table-cell table:style-name="ce16" office:value-type="float" office:value="0.996686608200605" calcext:value-type="float">
            <text:p>0.996687</text:p>
          </table:table-cell>
          <table:table-cell table:style-name="ce4" office:value-type="float" office:value="1.77535" calcext:value-type="float">
            <text:p>1.775</text:p>
          </table:table-cell>
          <table:table-cell table:style-name="ce4" office:value-type="float" office:value="0.04631" calcext:value-type="float">
            <text:p>0.046</text:p>
          </table:table-cell>
          <table:table-cell table:style-name="ce14" office:value-type="float" office:value="456.339" calcext:value-type="float">
            <text:p>456.3</text:p>
          </table:table-cell>
          <table:table-cell table:style-name="ce13" office:value-type="float" office:value="8.338" calcext:value-type="float">
            <text:p>8.3</text:p>
          </table:table-cell>
          <table:table-cell table:style-name="ce3" office:value-type="float" office:value="0.691004855671641" calcext:value-type="float">
            <text:p>0.691</text:p>
          </table:table-cell>
          <table:table-cell table:style-name="ce3" office:value-type="float" office:value="0.918363" calcext:value-type="float">
            <text:p>0.918</text:p>
          </table:table-cell>
          <table:table-cell table:style-name="ce3" office:value-type="float" office:value="0.001972" calcext:value-type="float">
            <text:p>0.002</text:p>
          </table:table-cell>
          <table:table-cell table:style-name="ce14" office:value-type="float" office:value="625.156" calcext:value-type="float">
            <text:p>625.2</text:p>
          </table:table-cell>
          <table:table-cell table:style-name="ce13" office:value-type="float" office:value="4.387" calcext:value-type="float">
            <text:p>4.4</text:p>
          </table:table-cell>
          <table:table-cell table:style-name="ce3" office:value-type="float" office:value="0.620200180499075" calcext:value-type="float">
            <text:p>0.620</text:p>
          </table:table-cell>
          <table:table-cell table:style-name="ce14" office:value-type="float" office:value="3069.1196270099" calcext:value-type="float">
            <text:p>3069.1</text:p>
          </table:table-cell>
          <table:table-cell table:style-name="ce7" office:value-type="float" office:value="1.67441292730913" calcext:value-type="float">
            <text:p>1.67</text:p>
          </table:table-cell>
          <table:table-cell table:style-name="ce3" office:value-type="float" office:value="1.78529404811781" calcext:value-type="float">
            <text:p>1.785</text:p>
          </table:table-cell>
          <table:table-cell office:value-type="float" office:value="0.00350755229474854" calcext:value-type="float">
            <text:p>0.00351</text:p>
          </table:table-cell>
          <table:table-cell table:style-name="ce2" office:value-type="string" calcext:value-type="string">
            <text:p>A</text:p>
          </table:table-cell>
          <table:table-cell table:style-name="ce2" table:formula="of:=PEARSON([.AA$3:.AA$12];[.$C$3:.$C$12])" office:value-type="float" office:value="-0.811702163470094" calcext:value-type="float">
            <text:p>-0.811702163470094</text:p>
          </table:table-cell>
          <table:table-cell table:style-name="ce2" table:formula="of:=[.J11]/POWER(LN([.C11]);[.$AH$2])" office:value-type="float" office:value="1.6568720366184" calcext:value-type="float">
            <text:p>1.6568720366184</text:p>
          </table:table-cell>
          <table:table-cell/>
          <table:table-cell table:style-name="ce2" table:formula="of:=[.$AJ$1]*POWER([.$C11];[.$AJ$2])" office:value-type="float" office:value="2973.52304032681" calcext:value-type="float">
            <text:p>2973.52304032681</text:p>
          </table:table-cell>
          <table:table-cell/>
          <table:table-cell table:style-name="ce2" table:formula="of:=[.AL$1]*POWER([.$C11];[.AL$2])" office:value-type="float" office:value="0.419229361490962" calcext:value-type="float">
            <text:p>0.419229361490962</text:p>
          </table:table-cell>
          <table:table-cell/>
          <table:table-cell table:style-name="ce2" table:formula="of:=[.AN$1]*POWER([.$C11];[.AN$2])" office:value-type="float" office:value="2217.12104685282" calcext:value-type="float">
            <text:p>2217.12104685282</text:p>
          </table:table-cell>
          <table:table-cell/>
          <table:table-cell table:style-name="ce2" table:formula="of:=[.AP$1]*POWER([.$C11];[.AP$2])" office:value-type="float" office:value="373.603966765774" calcext:value-type="float">
            <text:p>373.603966765774</text:p>
          </table:table-cell>
          <table:table-cell/>
          <table:table-cell table:style-name="ce2" table:formula="of:=[.AR$1]*POWER([.$C11];[.AR$2])" office:value-type="float" office:value="30.2037581241958" calcext:value-type="float">
            <text:p>30.2037581241958</text:p>
          </table:table-cell>
          <table:table-cell/>
          <table:table-cell table:style-name="ce2" table:formula="of:=[.AT$1]*POWER([.$C11];[.AT$2])" office:value-type="float" office:value="448.660288991639" calcext:value-type="float">
            <text:p>448.660288991639</text:p>
          </table:table-cell>
          <table:table-cell/>
          <table:table-cell table:style-name="ce2" table:formula="of:=[.AV$1]*POWER([.$C11];[.AV$2])" office:value-type="float" office:value="3078.65512007562" calcext:value-type="float">
            <text:p>3078.65512007562</text:p>
          </table:table-cell>
          <table:table-cell/>
          <table:table-cell table:style-name="ce2" table:formula="of:=LN([.C11])" office:value-type="float" office:value="8.861350110796" calcext:value-type="float">
            <text:p>8.861350110796</text:p>
          </table:table-cell>
          <table:table-cell/>
          <table:table-cell table:style-name="ce2" table:formula="of:=[.AZ$1]*POWER([.$AX11];[.AZ$2])" office:value-type="float" office:value="7.00541533397509" calcext:value-type="float">
            <text:p>7.00541533397509</text:p>
          </table:table-cell>
          <table:table-cell/>
          <table:table-cell table:style-name="ce2" table:formula="of:=[.AB11]*LN([.C11])*LN([.C11])/[.C11]" office:value-type="float" office:value="34.1647425818189" calcext:value-type="float">
            <text:p>34.1647425818189</text:p>
          </table:table-cell>
          <table:table-cell table:number-columns-repeated="4"/>
          <table:table-cell table:style-name="ce2" table:formula="of:=[.BF$1]+[.BF$2]/POWER([.$C11];[.BF$3])" office:value-type="float" office:value="1.6570346475621" calcext:value-type="float">
            <text:p>1.6570346475621</text:p>
          </table:table-cell>
          <table:table-cell/>
          <table:table-cell table:style-name="ce2" table:formula="of:=0.5*PI()+[.BI$1]/POWER([.$C11];[.BI$2])" office:value-type="float" office:value="1.82114962974224" calcext:value-type="float">
            <text:p>1.82114962974224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9</text:p>
          </table:table-cell>
          <table:table-cell table:style-name="ce2" office:value-type="float" office:value="3359" calcext:value-type="float">
            <text:p>3359</text:p>
          </table:table-cell>
          <table:table-cell table:style-name="ce2" office:value-type="float" office:value="8194" calcext:value-type="float">
            <text:p>8194</text:p>
          </table:table-cell>
          <table:table-cell table:style-name="ce4" office:value-type="float" office:value="0.409934098120576" calcext:value-type="float">
            <text:p>0.410</text:p>
          </table:table-cell>
          <table:table-cell table:style-name="ce2" office:value-type="float" office:value="2497" calcext:value-type="float">
            <text:p>2497</text:p>
          </table:table-cell>
          <table:table-cell table:style-name="ce2" office:value-type="float" office:value="0.30473517207713" calcext:value-type="float">
            <text:p>0.30473517207713</text:p>
          </table:table-cell>
          <table:table-cell table:style-name="ce2" office:value-type="float" office:value="419" calcext:value-type="float">
            <text:p>419</text:p>
          </table:table-cell>
          <table:table-cell table:style-name="ce6" office:value-type="float" office:value="0.0511349768123017" calcext:value-type="float">
            <text:p>0.05113</text:p>
          </table:table-cell>
          <table:table-cell table:style-name="ce8" office:value-type="float" office:value="5.95942720763723" calcext:value-type="float">
            <text:p>5.96</text:p>
          </table:table-cell>
          <table:table-cell table:style-name="ce2" office:value-type="float" office:value="7.06428219020567" calcext:value-type="float">
            <text:p>7.06428219020567</text:p>
          </table:table-cell>
          <table:table-cell table:style-name="ce10" office:value-type="float" office:value="0.783948368791441" calcext:value-type="float">
            <text:p>0.7839</text:p>
          </table:table-cell>
          <table:table-cell table:style-name="ce10" office:value-type="float" office:value="2.35330246668255" calcext:value-type="float">
            <text:p>2.3533</text:p>
          </table:table-cell>
          <table:table-cell table:style-name="ce12" office:value-type="float" office:value="1.00101483612961" calcext:value-type="float">
            <text:p>1.0010</text:p>
          </table:table-cell>
          <table:table-cell table:style-name="ce14" office:value-type="float" office:value="32.3333333333333" calcext:value-type="float">
            <text:p>32.3</text:p>
          </table:table-cell>
          <table:table-cell table:style-name="ce8" office:value-type="float" office:value="7.83781485811457" calcext:value-type="float">
            <text:p>7.84</text:p>
          </table:table-cell>
          <table:table-cell table:style-name="ce16" office:value-type="float" office:value="0.00357080962400141" calcext:value-type="float">
            <text:p>0.003571</text:p>
          </table:table-cell>
          <table:table-cell table:style-name="ce16" office:value-type="float" office:value="0.996725923309404" calcext:value-type="float">
            <text:p>0.996726</text:p>
          </table:table-cell>
          <table:table-cell table:style-name="ce4" office:value-type="float" office:value="1.72095" calcext:value-type="float">
            <text:p>1.721</text:p>
          </table:table-cell>
          <table:table-cell table:style-name="ce4" office:value-type="float" office:value="0.02924" calcext:value-type="float">
            <text:p>0.029</text:p>
          </table:table-cell>
          <table:table-cell table:style-name="ce14" office:value-type="float" office:value="503.844" calcext:value-type="float">
            <text:p>503.8</text:p>
          </table:table-cell>
          <table:table-cell table:style-name="ce13" office:value-type="float" office:value="6.094" calcext:value-type="float">
            <text:p>6.1</text:p>
          </table:table-cell>
          <table:table-cell table:style-name="ce3" office:value-type="float" office:value="0.690506932686172" calcext:value-type="float">
            <text:p>0.691</text:p>
          </table:table-cell>
          <table:table-cell table:style-name="ce3" office:value-type="float" office:value="0.932519" calcext:value-type="float">
            <text:p>0.933</text:p>
          </table:table-cell>
          <table:table-cell table:style-name="ce3" office:value-type="float" office:value="0.002163" calcext:value-type="float">
            <text:p>0.002</text:p>
          </table:table-cell>
          <table:table-cell table:style-name="ce14" office:value-type="float" office:value="763.961" calcext:value-type="float">
            <text:p>764.0</text:p>
          </table:table-cell>
          <table:table-cell table:style-name="ce13" office:value-type="float" office:value="5.828" calcext:value-type="float">
            <text:p>5.8</text:p>
          </table:table-cell>
          <table:table-cell table:style-name="ce3" office:value-type="float" office:value="0.606762427656864" calcext:value-type="float">
            <text:p>0.607</text:p>
          </table:table-cell>
          <table:table-cell table:style-name="ce14" office:value-type="float" office:value="3487.00746364335" calcext:value-type="float">
            <text:p>3487.0</text:p>
          </table:table-cell>
          <table:table-cell table:style-name="ce7" office:value-type="float" office:value="1.6654124505886" calcext:value-type="float">
            <text:p>1.67</text:p>
          </table:table-cell>
          <table:table-cell table:style-name="ce3" office:value-type="float" office:value="1.76712839173766" calcext:value-type="float">
            <text:p>1.767</text:p>
          </table:table-cell>
          <table:table-cell office:value-type="float" office:value="0.00344876910654962" calcext:value-type="float">
            <text:p>0.00345</text:p>
          </table:table-cell>
          <table:table-cell table:style-name="ce2" office:value-type="string" calcext:value-type="string">
            <text:p>RelRR--K</text:p>
          </table:table-cell>
          <table:table-cell table:style-name="ce2" table:formula="of:=PEARSON([.AE$3:.AE$12];[.$Q$3:.$Q$12])" office:value-type="float" office:value="0.574734279173156" calcext:value-type="float">
            <text:p>0.574734279173156</text:p>
          </table:table-cell>
          <table:table-cell table:style-name="ce2" table:formula="of:=[.J12]/POWER(LN([.C12]);[.$AH$2])" office:value-type="float" office:value="1.65543776144087" calcext:value-type="float">
            <text:p>1.65543776144087</text:p>
          </table:table-cell>
          <table:table-cell/>
          <table:table-cell table:style-name="ce2" table:formula="of:=[.$AJ$1]*POWER([.$C12];[.$AJ$2])" office:value-type="float" office:value="3369.57074062067" calcext:value-type="float">
            <text:p>3369.57074062067</text:p>
          </table:table-cell>
          <table:table-cell/>
          <table:table-cell table:style-name="ce2" table:formula="of:=[.AL$1]*POWER([.$C12];[.AL$2])" office:value-type="float" office:value="0.4085463279098" calcext:value-type="float">
            <text:p>0.4085463279098</text:p>
          </table:table-cell>
          <table:table-cell/>
          <table:table-cell table:style-name="ce2" table:formula="of:=[.AN$1]*POWER([.$C12];[.AN$2])" office:value-type="float" office:value="2502.97250008188" calcext:value-type="float">
            <text:p>2502.97250008188</text:p>
          </table:table-cell>
          <table:table-cell/>
          <table:table-cell table:style-name="ce2" table:formula="of:=[.AP$1]*POWER([.$C12];[.AP$2])" office:value-type="float" office:value="427.23566526027" calcext:value-type="float">
            <text:p>427.23566526027</text:p>
          </table:table-cell>
          <table:table-cell/>
          <table:table-cell table:style-name="ce2" table:formula="of:=[.AR$1]*POWER([.$C12];[.AR$2])" office:value-type="float" office:value="32.5767109740863" calcext:value-type="float">
            <text:p>32.5767109740863</text:p>
          </table:table-cell>
          <table:table-cell/>
          <table:table-cell table:style-name="ce2" table:formula="of:=[.AT$1]*POWER([.$C12];[.AT$2])" office:value-type="float" office:value="513.457557787205" calcext:value-type="float">
            <text:p>513.457557787205</text:p>
          </table:table-cell>
          <table:table-cell/>
          <table:table-cell table:style-name="ce2" table:formula="of:=[.AV$1]*POWER([.$C12];[.AV$2])" office:value-type="float" office:value="3493.55054937943" calcext:value-type="float">
            <text:p>3493.55054937943</text:p>
          </table:table-cell>
          <table:table-cell/>
          <table:table-cell table:style-name="ce2" table:formula="of:=LN([.C12])" office:value-type="float" office:value="9.01115745810682" calcext:value-type="float">
            <text:p>9.01115745810682</text:p>
          </table:table-cell>
          <table:table-cell/>
          <table:table-cell table:style-name="ce2" table:formula="of:=[.AZ$1]*POWER([.$AX12];[.AZ$2])" office:value-type="float" office:value="7.08441300707291" calcext:value-type="float">
            <text:p>7.08441300707291</text:p>
          </table:table-cell>
          <table:table-cell/>
          <table:table-cell table:style-name="ce2" table:formula="of:=[.AB12]*LN([.C12])*LN([.C12])/[.C12]" office:value-type="float" office:value="34.5555710475009" calcext:value-type="float">
            <text:p>34.5555710475009</text:p>
          </table:table-cell>
          <table:table-cell table:number-columns-repeated="4"/>
          <table:table-cell table:style-name="ce2" table:formula="of:=[.BF$1]+[.BF$2]/POWER([.$C12];[.BF$3])" office:value-type="float" office:value="1.6521909842167" calcext:value-type="float">
            <text:p>1.6521909842167</text:p>
          </table:table-cell>
          <table:table-cell/>
          <table:table-cell table:style-name="ce2" table:formula="of:=0.5*PI()+[.BI$1]/POWER([.$C12];[.BI$2])" office:value-type="float" office:value="1.81144470963241" calcext:value-type="float">
            <text:p>1.81144470963241</text:p>
          </table:table-cell>
          <table:table-cell table:number-columns-repeated="96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KR LM" table:style-name="ta11">
        <office:forms form:automatic-focus="false" form:apply-design-mode="false"/>
        <table:table-column table:style-name="co2" table:number-columns-repeated="30" table:default-cell-style-name="Default"/>
        <table:table-column table:style-name="co4" table:default-cell-style-name="ce17"/>
        <table:table-column table:style-name="co2" table:number-columns-repeated="99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3"/>
          <table:table-cell table:style-name="ce18" office:value-type="string" calcext:value-type="string">
            <text:p>a=</text:p>
          </table:table-cell>
          <table:table-cell table:style-name="ce2" office:value-type="float" office:value="2.61325" calcext:value-type="float">
            <text:p>2.61325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2.42361" calcext:value-type="float">
            <text:p>2.42361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3.06065" calcext:value-type="float">
            <text:p>3.06065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161483" calcext:value-type="float">
            <text:p>0.161483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45183" calcext:value-type="float">
            <text:p>0.45183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15066" calcext:value-type="float">
            <text:p>0.15066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2.46474" calcext:value-type="float">
            <text:p>2.46474</text:p>
          </table:table-cell>
          <table:table-cell/>
          <table:table-cell table:style-name="ce2" office:value-type="string" calcext:value-type="string">
            <text:p>LN(N):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2.03455" calcext:value-type="float">
            <text:p>2.03455</text:p>
          </table:table-cell>
          <table:table-cell table:number-columns-repeated="4"/>
          <table:table-cell table:style-name="ce2" office:value-type="string" calcext:value-type="string">
            <text:p>phi:</text:p>
          </table:table-cell>
          <table:table-cell table:style-name="ce18" office:value-type="float" office:value="1.56383" calcext:value-type="float">
            <text:p>1.56383</text:p>
          </table:table-cell>
          <table:table-cell/>
          <table:table-cell table:style-name="ce18" office:value-type="string" calcext:value-type="string">
            <text:p>a=</text:p>
          </table:table-cell>
          <table:table-cell table:style-name="ce2" office:value-type="float" office:value="11.2081" calcext:value-type="float">
            <text:p>11.2081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# Chapter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TTR</text:p>
          </table:table-cell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1/N</text:p>
          </table:table-cell>
          <table:table-cell table:style-name="ce2" office:value-type="string" calcext:value-type="string">
            <text:p>N2</text:p>
          </table:table-cell>
          <table:table-cell table:style-name="ce6" office:value-type="string" calcext:value-type="string">
            <text:p>N2/N</text:p>
          </table:table-cell>
          <table:table-cell table:style-name="ce8" office:value-type="string" calcext:value-type="string">
            <text:p>N1/N2</text:p>
          </table:table-cell>
          <table:table-cell table:style-name="ce2" office:value-type="string" calcext:value-type="string">
            <text:p>Entropy</text:p>
          </table:table-cell>
          <table:table-cell table:style-name="ce10" office:value-type="string" calcext:value-type="string">
            <text:p>S/lnN</text:p>
          </table:table-cell>
          <table:table-cell table:style-name="ce10" office:value-type="string" calcext:value-type="string">
            <text:p>S/sqrtlnN</text:p>
          </table:table-cell>
          <table:table-cell table:style-name="ce12" office:value-type="string" calcext:value-type="string">
            <text:p>S/W</text:p>
          </table:table-cell>
          <table:table-cell table:style-name="ce14" office:value-type="string" calcext:value-type="string">
            <text:p>h-point</text:p>
          </table:table-cell>
          <table:table-cell table:style-name="ce8" office:value-type="string" calcext:value-type="string">
            <text:p>a-scaling</text:p>
          </table:table-cell>
          <table:table-cell table:style-name="ce16" office:value-type="string" calcext:value-type="string">
            <text:p>RRate</text:p>
          </table:table-cell>
          <table:table-cell table:style-name="ce16" office:value-type="string" calcext:value-type="string">
            <text:p>RelRR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dalpha</text:p>
          </table:table-cell>
          <table:table-cell table:style-name="ce14" office:value-type="string" calcext:value-type="string">
            <text:p>T</text:p>
          </table:table-cell>
          <table:table-cell table:style-name="ce13" office:value-type="string" calcext:value-type="string">
            <text:p>dT</text:p>
          </table:table-cell>
          <table:table-cell table:style-name="ce3" office:value-type="string" calcext:value-type="string">
            <text:p>tau</text:p>
          </table:table-cell>
          <table:table-cell table:style-name="ce3" office:value-type="string" calcext:value-type="string">
            <text:p>sZipf</text:p>
          </table:table-cell>
          <table:table-cell table:style-name="ce3" office:value-type="string" calcext:value-type="string">
            <text:p>ds</text:p>
          </table:table-cell>
          <table:table-cell table:style-name="ce14" office:value-type="string" calcext:value-type="string">
            <text:p>CZipf</text:p>
          </table:table-cell>
          <table:table-cell table:style-name="ce13" office:value-type="string" calcext:value-type="string">
            <text:p>dC</text:p>
          </table:table-cell>
          <table:table-cell table:style-name="ce3" office:value-type="string" calcext:value-type="string">
            <text:p>A</text:p>
          </table:table-cell>
          <table:table-cell table:style-name="ce14" office:value-type="string" calcext:value-type="string">
            <text:p>L</text:p>
          </table:table-cell>
          <table:table-cell table:style-name="ce7" office:value-type="string" calcext:value-type="string">
            <text:p>Lambda</text:p>
          </table:table-cell>
          <table:table-cell table:style-name="ce3" office:value-type="string" calcext:value-type="string">
            <text:p>phi</text:p>
          </table:table-cell>
          <table:table-cell office:value-type="string" calcext:value-type="string">
            <text:p>K</text:p>
          </table:table-cell>
          <table:table-cell table:style-name="ce1" table:number-columns-repeated="2"/>
          <table:table-cell table:style-name="ce1" office:value-type="float" office:value="0.56" calcext:value-type="float">
            <text:p>0.56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78985" calcext:value-type="float">
            <text:p>0.78985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-0.201825" calcext:value-type="float">
            <text:p>-0.201825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738738" calcext:value-type="float">
            <text:p>0.738738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867227" calcext:value-type="float">
            <text:p>0.867227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468478" calcext:value-type="float">
            <text:p>0.468478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896032" calcext:value-type="float">
            <text:p>0.896032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801016" calcext:value-type="float">
            <text:p>0.801016</text:p>
          </table:table-cell>
          <table:table-cell table:style-name="ce1" table:number-columns-repeated="2"/>
          <table:table-cell table:style-name="ce18" office:value-type="string" calcext:value-type="string">
            <text:p>b=</text:p>
          </table:table-cell>
          <table:table-cell table:style-name="ce1" office:value-type="float" office:value="0.560231" calcext:value-type="float">
            <text:p>0.560231</text:p>
          </table:table-cell>
          <table:table-cell table:style-name="ce1" table:number-columns-repeated="5"/>
          <table:table-cell table:style-name="ce18" office:value-type="float" office:value="2.18976" calcext:value-type="float">
            <text:p>2.18976</text:p>
          </table:table-cell>
          <table:table-cell table:style-name="ce1"/>
          <table:table-cell table:style-name="ce18" office:value-type="string" calcext:value-type="string">
            <text:p>b=</text:p>
          </table:table-cell>
          <table:table-cell table:style-name="ce1" office:value-type="float" office:value="0.461326" calcext:value-type="float">
            <text:p>0.461326</text:p>
          </table:table-cell>
          <table:table-cell table:style-name="ce1" table:number-columns-repeated="963"/>
        </table:table-row>
        <table:table-row table:style-name="ro1">
          <table:table-cell table:style-name="ce2" office:value-type="string" calcext:value-type="string">
            <text:p>Chapter0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1442" calcext:value-type="float">
            <text:p>1442</text:p>
          </table:table-cell>
          <table:table-cell table:style-name="ce4" office:value-type="float" office:value="0.556865464632455" calcext:value-type="float">
            <text:p>0.557</text:p>
          </table:table-cell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0.43619972260749" calcext:value-type="float">
            <text:p>0.43619972260749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float" office:value="0.058252427184466" calcext:value-type="float">
            <text:p>0.05825</text:p>
          </table:table-cell>
          <table:table-cell table:style-name="ce8" office:value-type="float" office:value="7.48809523809524" calcext:value-type="float">
            <text:p>7.49</text:p>
          </table:table-cell>
          <table:table-cell table:style-name="ce2" office:value-type="float" office:value="6.18189111225006" calcext:value-type="float">
            <text:p>6.18189111225006</text:p>
          </table:table-cell>
          <table:table-cell table:style-name="ce10" office:value-type="float" office:value="0.849886268597681" calcext:value-type="float">
            <text:p>0.8499</text:p>
          </table:table-cell>
          <table:table-cell table:style-name="ce10" office:value-type="float" office:value="2.29213969257272" calcext:value-type="float">
            <text:p>2.2921</text:p>
          </table:table-cell>
          <table:table-cell table:style-name="ce12" office:value-type="float" office:value="1.11215807723219" calcext:value-type="float">
            <text:p>1.1122</text:p>
          </table:table-cell>
          <table:table-cell table:style-name="ce14" office:value-type="float" office:value="13.5" calcext:value-type="float">
            <text:p>13.5</text:p>
          </table:table-cell>
          <table:table-cell table:style-name="ce8" office:value-type="float" office:value="7.9122085048011" calcext:value-type="float">
            <text:p>7.91</text:p>
          </table:table-cell>
          <table:table-cell table:style-name="ce16" office:value-type="float" office:value="0.00438595647515303" calcext:value-type="float">
            <text:p>0.004386</text:p>
          </table:table-cell>
          <table:table-cell table:style-name="ce16" office:value-type="float" office:value="0.996855457544205" calcext:value-type="float">
            <text:p>0.996855</text:p>
          </table:table-cell>
          <table:table-cell table:style-name="ce4" office:value-type="float" office:value="1.63606" calcext:value-type="float">
            <text:p>1.636</text:p>
          </table:table-cell>
          <table:table-cell table:style-name="ce4" office:value-type="float" office:value="0.1202" calcext:value-type="float">
            <text:p>0.120</text:p>
          </table:table-cell>
          <table:table-cell table:style-name="ce14" office:value-type="float" office:value="98.3888" calcext:value-type="float">
            <text:p>98.4</text:p>
          </table:table-cell>
          <table:table-cell table:style-name="ce13" office:value-type="float" office:value="5.046" calcext:value-type="float">
            <text:p>5.0</text:p>
          </table:table-cell>
          <table:table-cell table:style-name="ce3" office:value-type="float" office:value="0.630885590518901" calcext:value-type="float">
            <text:p>0.631</text:p>
          </table:table-cell>
          <table:table-cell table:style-name="ce3" office:value-type="float" office:value="0.782885" calcext:value-type="float">
            <text:p>0.783</text:p>
          </table:table-cell>
          <table:table-cell table:style-name="ce3" office:value-type="float" office:value="0.005181" calcext:value-type="float">
            <text:p>0.005</text:p>
          </table:table-cell>
          <table:table-cell table:style-name="ce14" office:value-type="float" office:value="95.2342" calcext:value-type="float">
            <text:p>95.2</text:p>
          </table:table-cell>
          <table:table-cell table:style-name="ce13" office:value-type="float" office:value="1.868" calcext:value-type="float">
            <text:p>1.9</text:p>
          </table:table-cell>
          <table:table-cell table:style-name="ce3" office:value-type="float" office:value="0.747689360175095" calcext:value-type="float">
            <text:p>0.748</text:p>
          </table:table-cell>
          <table:table-cell table:style-name="ce14" office:value-type="float" office:value="821.402515536062" calcext:value-type="float">
            <text:p>821.4</text:p>
          </table:table-cell>
          <table:table-cell table:style-name="ce7" office:value-type="float" office:value="1.79943274020109" calcext:value-type="float">
            <text:p>1.80</text:p>
          </table:table-cell>
          <table:table-cell table:style-name="ce3" office:value-type="float" office:value="1.96856523616099" calcext:value-type="float">
            <text:p>1.969</text:p>
          </table:table-cell>
          <table:table-cell office:value-type="float" office:value="0.00369247519914743" calcext:value-type="float">
            <text:p>0.00369</text:p>
          </table:table-cell>
          <table:table-cell table:style-name="ce2" office:value-type="string" calcext:value-type="string">
            <text:p>a-scaling</text:p>
          </table:table-cell>
          <table:table-cell table:style-name="ce2" table:formula="of:=CORREL([.O3:.O14];[.C3:.C14])" office:value-type="float" office:value="0.667264653021562" calcext:value-type="float">
            <text:p>0.667264653021562</text:p>
          </table:table-cell>
          <table:table-cell table:style-name="ce2" table:formula="of:=[.J3]/POWER(LN([.C3]);[.$AH$2])" office:value-type="float" office:value="2.03486428589019" calcext:value-type="float">
            <text:p>2.03486428589019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$AJ$1]*POWER([.$C3];[.$AJ$2])" office:value-type="float" office:value="817.127205135376" calcext:value-type="float">
            <text:p>817.127205135376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L$1]*POWER([.$C3];[.AL$2])" office:value-type="float" office:value="0.55834749506041" calcext:value-type="float">
            <text:p>0.55834749506041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N$1]*POWER([.$C3];[.AN$2])" office:value-type="float" office:value="659.874502082065" calcext:value-type="float">
            <text:p>659.874502082065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P$1]*POWER([.$C3];[.AP$2])" office:value-type="float" office:value="88.6475576842637" calcext:value-type="float">
            <text:p>88.6475576842637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R$1]*POWER([.$C3];[.AR$2])" office:value-type="float" office:value="13.6420862352909" calcext:value-type="float">
            <text:p>13.6420862352909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T$1]*POWER([.$C3];[.AT$2])" office:value-type="float" office:value="101.983972171801" calcext:value-type="float">
            <text:p>101.983972171801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V$1]*POWER([.$C3];[.AV$2])" office:value-type="float" office:value="835.897122609708" calcext:value-type="float">
            <text:p>835.897122609708</text:p>
          </table:table-cell>
          <table:table-cell/>
          <table:table-cell table:style-name="ce2" table:formula="of:=LN([.C3])" office:value-type="float" office:value="7.2737863178449" calcext:value-type="float">
            <text:p>7.2737863178449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Z$1]*POWER([.$AX3];[.AZ$2])" office:value-type="float" office:value="6.18377010852652" calcext:value-type="float">
            <text:p>6.18377010852652</text:p>
          </table:table-cell>
          <table:table-cell/>
          <table:table-cell table:style-name="ce2" table:formula="of:=[.AB3]*LN([.C3])*LN([.C3])/[.C3]" office:value-type="float" office:value="30.1378207436506" calcext:value-type="float">
            <text:p>30.1378207436506</text:p>
          </table:table-cell>
          <table:table-cell table:number-columns-repeated="3"/>
          <table:table-cell table:style-name="ce18" office:value-type="float" office:value="0.356238" calcext:value-type="float">
            <text:p>0.356238</text:p>
          </table:table-cell>
          <table:table-cell table:style-name="ce2" table:formula="of:=[.BF$1]+[.BF$2]/POWER([.$C3];[.BF$3])" office:value-type="float" office:value="1.72790901941221" calcext:value-type="float">
            <text:p>1.72790901941221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0.5*PI()+[.BI$1]/POWER([.$C3];[.BI$2])" office:value-type="float" office:value="1.96183453066087" calcext:value-type="float">
            <text:p>1.96183453066087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1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2645" calcext:value-type="float">
            <text:p>2645</text:p>
          </table:table-cell>
          <table:table-cell table:style-name="ce4" office:value-type="float" office:value="0.492627599243856" calcext:value-type="float">
            <text:p>0.493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0.383742911153119" calcext:value-type="float">
            <text:p>0.383742911153119</text:p>
          </table:table-cell>
          <table:table-cell table:style-name="ce2" office:value-type="float" office:value="133" calcext:value-type="float">
            <text:p>133</text:p>
          </table:table-cell>
          <table:table-cell table:style-name="ce6" office:value-type="float" office:value="0.0502835538752363" calcext:value-type="float">
            <text:p>0.05028</text:p>
          </table:table-cell>
          <table:table-cell table:style-name="ce8" office:value-type="float" office:value="7.63157894736842" calcext:value-type="float">
            <text:p>7.63</text:p>
          </table:table-cell>
          <table:table-cell table:style-name="ce2" office:value-type="float" office:value="6.46491728452659" calcext:value-type="float">
            <text:p>6.46491728452659</text:p>
          </table:table-cell>
          <table:table-cell table:style-name="ce10" office:value-type="float" office:value="0.820376589041908" calcext:value-type="float">
            <text:p>0.8204</text:p>
          </table:table-cell>
          <table:table-cell table:style-name="ce10" office:value-type="float" office:value="2.30296912491636" calcext:value-type="float">
            <text:p>2.3030</text:p>
          </table:table-cell>
          <table:table-cell table:style-name="ce12" office:value-type="float" office:value="1.06399677645808" calcext:value-type="float">
            <text:p>1.0640</text:p>
          </table:table-cell>
          <table:table-cell table:style-name="ce14" office:value-type="float" office:value="18.25" calcext:value-type="float">
            <text:p>18.3</text:p>
          </table:table-cell>
          <table:table-cell table:style-name="ce8" office:value-type="float" office:value="7.94145243009946" calcext:value-type="float">
            <text:p>7.94</text:p>
          </table:table-cell>
          <table:table-cell table:style-name="ce16" office:value-type="float" office:value="0.00418737783241176" calcext:value-type="float">
            <text:p>0.004187</text:p>
          </table:table-cell>
          <table:table-cell table:style-name="ce16" office:value-type="float" office:value="0.996577455210728" calcext:value-type="float">
            <text:p>0.996577</text:p>
          </table:table-cell>
          <table:table-cell table:style-name="ce4" office:value-type="float" office:value="1.61621" calcext:value-type="float">
            <text:p>1.616</text:p>
          </table:table-cell>
          <table:table-cell table:style-name="ce4" office:value-type="float" office:value="0.0848" calcext:value-type="float">
            <text:p>0.085</text:p>
          </table:table-cell>
          <table:table-cell table:style-name="ce14" office:value-type="float" office:value="155.544" calcext:value-type="float">
            <text:p>155.5</text:p>
          </table:table-cell>
          <table:table-cell table:style-name="ce13" office:value-type="float" office:value="5.728" calcext:value-type="float">
            <text:p>5.7</text:p>
          </table:table-cell>
          <table:table-cell table:style-name="ce3" office:value-type="float" office:value="0.640438528233805" calcext:value-type="float">
            <text:p>0.640</text:p>
          </table:table-cell>
          <table:table-cell table:style-name="ce3" office:value-type="float" office:value="0.862168" calcext:value-type="float">
            <text:p>0.862</text:p>
          </table:table-cell>
          <table:table-cell table:style-name="ce3" office:value-type="float" office:value="0.003501" calcext:value-type="float">
            <text:p>0.004</text:p>
          </table:table-cell>
          <table:table-cell table:style-name="ce14" office:value-type="float" office:value="219.772" calcext:value-type="float">
            <text:p>219.8</text:p>
          </table:table-cell>
          <table:table-cell table:style-name="ce13" office:value-type="float" office:value="2.807" calcext:value-type="float">
            <text:p>2.8</text:p>
          </table:table-cell>
          <table:table-cell table:style-name="ce3" office:value-type="float" office:value="0.693638538144657" calcext:value-type="float">
            <text:p>0.694</text:p>
          </table:table-cell>
          <table:table-cell table:style-name="ce14" office:value-type="float" office:value="1344.98592648544" calcext:value-type="float">
            <text:p>1345.0</text:p>
          </table:table-cell>
          <table:table-cell table:style-name="ce7" office:value-type="float" office:value="1.74030789004223" calcext:value-type="float">
            <text:p>1.74</text:p>
          </table:table-cell>
          <table:table-cell table:style-name="ce3" office:value-type="float" office:value="1.86401369878865" calcext:value-type="float">
            <text:p>1.864</text:p>
          </table:table-cell>
          <table:table-cell office:value-type="float" office:value="0.00380930599876358" calcext:value-type="float">
            <text:p>0.00381</text:p>
          </table:table-cell>
          <table:table-cell table:style-name="ce15" office:value-type="string" calcext:value-type="string">
            <text:p>RelRR</text:p>
          </table:table-cell>
          <table:table-cell table:style-name="ce2" table:formula="of:=PEARSON([.Q$3:.Q$14];[.$C$3:.$C$14])" office:value-type="float" office:value="-0.641780916366626" calcext:value-type="float">
            <text:p>-0.641780916366626</text:p>
          </table:table-cell>
          <table:table-cell table:style-name="ce2" table:formula="of:=[.J4]/POWER(LN([.C4]);[.$AH$2])" office:value-type="float" office:value="2.03467539245756" calcext:value-type="float">
            <text:p>2.03467539245756</text:p>
          </table:table-cell>
          <table:table-cell table:style-name="ce2" table:formula="of:=RSQ([.B$3:.B$14];[.AJ$3:.AJ$14])" office:value-type="float" office:value="0.999907906045811" calcext:value-type="float">
            <text:p>0.999907906045811</text:p>
          </table:table-cell>
          <table:table-cell table:style-name="ce2" table:formula="of:=[.$AJ$1]*POWER([.$C4];[.$AJ$2])" office:value-type="float" office:value="1319.42248102758" calcext:value-type="float">
            <text:p>1319.42248102758</text:p>
          </table:table-cell>
          <table:table-cell table:style-name="ce2" table:formula="of:=RSQ([.D$3:.D$14];[.AL$3:.AL$14])" office:value-type="float" office:value="0.998589045426422" calcext:value-type="float">
            <text:p>0.998589045426422</text:p>
          </table:table-cell>
          <table:table-cell table:style-name="ce2" table:formula="of:=[.AL$1]*POWER([.$C4];[.AL$2])" office:value-type="float" office:value="0.494005374270548" calcext:value-type="float">
            <text:p>0.494005374270548</text:p>
          </table:table-cell>
          <table:table-cell table:style-name="ce2" table:formula="of:=RSQ([.E$3:.E$14];[.AN$3:.AN$14])" office:value-type="float" office:value="0.999613531436164" calcext:value-type="float">
            <text:p>0.999613531436164</text:p>
          </table:table-cell>
          <table:table-cell table:style-name="ce2" table:formula="of:=[.AN$1]*POWER([.$C4];[.AN$2])" office:value-type="float" office:value="1032.97442253175" calcext:value-type="float">
            <text:p>1032.97442253175</text:p>
          </table:table-cell>
          <table:table-cell table:style-name="ce2" table:formula="of:=RSQ([.G$3:.G$14];[.AP$3:.AP$14])" office:value-type="float" office:value="0.997338824910396" calcext:value-type="float">
            <text:p>0.997338824910396</text:p>
          </table:table-cell>
          <table:table-cell table:style-name="ce2" table:formula="of:=[.AP$1]*POWER([.$C4];[.AP$2])" office:value-type="float" office:value="150.01917095011" calcext:value-type="float">
            <text:p>150.01917095011</text:p>
          </table:table-cell>
          <table:table-cell table:style-name="ce2" table:formula="of:=RSQ([.N$3:.N$14];[.AR$3:.AR$14])" office:value-type="float" office:value="0.996038366246992" calcext:value-type="float">
            <text:p>0.996038366246992</text:p>
          </table:table-cell>
          <table:table-cell table:style-name="ce2" table:formula="of:=[.AR$1]*POWER([.$C4];[.AR$2])" office:value-type="float" office:value="18.1261762798062" calcext:value-type="float">
            <text:p>18.1261762798062</text:p>
          </table:table-cell>
          <table:table-cell table:style-name="ce2" table:formula="of:=RSQ([.T$3:.T$14];[.AT$3:.AT$14])" office:value-type="float" office:value="0.996907280783986" calcext:value-type="float">
            <text:p>0.996907280783986</text:p>
          </table:table-cell>
          <table:table-cell table:style-name="ce2" table:formula="of:=[.AT$1]*POWER([.$C4];[.AT$2])" office:value-type="float" office:value="175.630883791839" calcext:value-type="float">
            <text:p>175.630883791839</text:p>
          </table:table-cell>
          <table:table-cell table:style-name="ce2" table:formula="of:=RSQ([.AB$3:.AB$14];[.AV$3:.AV$14])" office:value-type="float" office:value="0.999942867164365" calcext:value-type="float">
            <text:p>0.999942867164365</text:p>
          </table:table-cell>
          <table:table-cell table:style-name="ce2" table:formula="of:=[.AV$1]*POWER([.$C4];[.AV$2])" office:value-type="float" office:value="1358.9041934787" calcext:value-type="float">
            <text:p>1358.9041934787</text:p>
          </table:table-cell>
          <table:table-cell/>
          <table:table-cell table:style-name="ce2" table:formula="of:=LN([.C4])" office:value-type="float" office:value="7.8804263442924" calcext:value-type="float">
            <text:p>7.8804263442924</text:p>
          </table:table-cell>
          <table:table-cell table:style-name="ce2" table:formula="of:=RSQ([.J$3:.J$14];[.AZ$3:.AZ$14])" office:value-type="float" office:value="0.999484828664163" calcext:value-type="float">
            <text:p>0.999484828664163</text:p>
          </table:table-cell>
          <table:table-cell table:style-name="ce2" table:formula="of:=[.AZ$1]*POWER([.$AX4];[.AZ$2])" office:value-type="float" office:value="6.46760235101994" calcext:value-type="float">
            <text:p>6.46760235101994</text:p>
          </table:table-cell>
          <table:table-cell/>
          <table:table-cell table:style-name="ce2" table:formula="of:=[.AB4]*LN([.C4])*LN([.C4])/[.C4]" office:value-type="float" office:value="31.5784996479044" calcext:value-type="float">
            <text:p>31.5784996479044</text:p>
          </table:table-cell>
          <table:table-cell table:number-columns-repeated="3"/>
          <table:table-cell table:style-name="ce19" table:formula="of:=RSQ([.AD$3:.AD$23];[.BG$3:.BG$23])" office:value-type="float" office:value="0.987254246403394" calcext:value-type="float">
            <text:p>0.987254246403394</text:p>
          </table:table-cell>
          <table:table-cell table:style-name="ce2" table:formula="of:=[.BF$1]+[.BF$2]/POWER([.$C4];[.BF$3])" office:value-type="float" office:value="1.69601995057877" calcext:value-type="float">
            <text:p>1.69601995057877</text:p>
          </table:table-cell>
          <table:table-cell table:style-name="ce2" table:formula="of:=RSQ([.AD$3:.AD$14];[.BI$3:.BI$14])" office:value-type="float" office:value="0.990886316908548" calcext:value-type="float">
            <text:p>0.990886316908548</text:p>
          </table:table-cell>
          <table:table-cell table:style-name="ce2" table:formula="of:=0.5*PI()+[.BI$1]/POWER([.$C4];[.BI$2])" office:value-type="float" office:value="1.866378371826" calcext:value-type="float">
            <text:p>1.866378371826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2</text:p>
          </table:table-cell>
          <table:table-cell table:style-name="ce2" office:value-type="float" office:value="1690" calcext:value-type="float">
            <text:p>1690</text:p>
          </table:table-cell>
          <table:table-cell table:style-name="ce2" office:value-type="float" office:value="3663" calcext:value-type="float">
            <text:p>3663</text:p>
          </table:table-cell>
          <table:table-cell table:style-name="ce4" office:value-type="float" office:value="0.461370461370461" calcext:value-type="float">
            <text:p>0.461</text:p>
          </table:table-cell>
          <table:table-cell table:style-name="ce2" office:value-type="float" office:value="1297" calcext:value-type="float">
            <text:p>1297</text:p>
          </table:table-cell>
          <table:table-cell table:style-name="ce2" office:value-type="float" office:value="0.354081354081354" calcext:value-type="float">
            <text:p>0.354081354081354</text:p>
          </table:table-cell>
          <table:table-cell table:style-name="ce2" office:value-type="float" office:value="191" calcext:value-type="float">
            <text:p>191</text:p>
          </table:table-cell>
          <table:table-cell table:style-name="ce6" office:value-type="float" office:value="0.0521430521430521" calcext:value-type="float">
            <text:p>0.05214</text:p>
          </table:table-cell>
          <table:table-cell table:style-name="ce8" office:value-type="float" office:value="6.79057591623037" calcext:value-type="float">
            <text:p>6.79</text:p>
          </table:table-cell>
          <table:table-cell table:style-name="ce2" office:value-type="float" office:value="6.60986457325629" calcext:value-type="float">
            <text:p>6.60986457325629</text:p>
          </table:table-cell>
          <table:table-cell table:style-name="ce10" office:value-type="float" office:value="0.80548795464207" calcext:value-type="float">
            <text:p>0.8055</text:p>
          </table:table-cell>
          <table:table-cell table:style-name="ce10" office:value-type="float" office:value="2.30741550128565" calcext:value-type="float">
            <text:p>2.3074</text:p>
          </table:table-cell>
          <table:table-cell table:style-name="ce12" office:value-type="float" office:value="1.03985067203747" calcext:value-type="float">
            <text:p>1.0399</text:p>
          </table:table-cell>
          <table:table-cell table:style-name="ce14" office:value-type="float" office:value="20" calcext:value-type="float">
            <text:p>20.0</text:p>
          </table:table-cell>
          <table:table-cell table:style-name="ce8" office:value-type="float" office:value="9.1575" calcext:value-type="float">
            <text:p>9.16</text:p>
          </table:table-cell>
          <table:table-cell table:style-name="ce16" office:value-type="float" office:value="0.00415999351298251" calcext:value-type="float">
            <text:p>0.004160</text:p>
          </table:table-cell>
          <table:table-cell table:style-name="ce16" office:value-type="float" office:value="0.99642960980643" calcext:value-type="float">
            <text:p>0.996430</text:p>
          </table:table-cell>
          <table:table-cell table:style-name="ce4" office:value-type="float" office:value="1.73648" calcext:value-type="float">
            <text:p>1.736</text:p>
          </table:table-cell>
          <table:table-cell table:style-name="ce4" office:value-type="float" office:value="0.02476" calcext:value-type="float">
            <text:p>0.025</text:p>
          </table:table-cell>
          <table:table-cell table:style-name="ce14" office:value-type="float" office:value="224.972" calcext:value-type="float">
            <text:p>225.0</text:p>
          </table:table-cell>
          <table:table-cell table:style-name="ce13" office:value-type="float" office:value="2.196" calcext:value-type="float">
            <text:p>2.2</text:p>
          </table:table-cell>
          <table:table-cell table:style-name="ce3" office:value-type="float" office:value="0.659998906485913" calcext:value-type="float">
            <text:p>0.660</text:p>
          </table:table-cell>
          <table:table-cell table:style-name="ce3" office:value-type="float" office:value="0.904776" calcext:value-type="float">
            <text:p>0.905</text:p>
          </table:table-cell>
          <table:table-cell table:style-name="ce3" office:value-type="float" office:value="0.002778" calcext:value-type="float">
            <text:p>0.003</text:p>
          </table:table-cell>
          <table:table-cell table:style-name="ce14" office:value-type="float" office:value="343.881" calcext:value-type="float">
            <text:p>343.9</text:p>
          </table:table-cell>
          <table:table-cell table:style-name="ce13" office:value-type="float" office:value="3.402" calcext:value-type="float">
            <text:p>3.4</text:p>
          </table:table-cell>
          <table:table-cell table:style-name="ce3" office:value-type="float" office:value="0.639885830634807" calcext:value-type="float">
            <text:p>0.640</text:p>
          </table:table-cell>
          <table:table-cell table:style-name="ce14" office:value-type="float" office:value="1753.50086798318" calcext:value-type="float">
            <text:p>1753.5</text:p>
          </table:table-cell>
          <table:table-cell table:style-name="ce7" office:value-type="float" office:value="1.70603088458334" calcext:value-type="float">
            <text:p>1.71</text:p>
          </table:table-cell>
          <table:table-cell table:style-name="ce3" office:value-type="float" office:value="1.80478289171702" calcext:value-type="float">
            <text:p>1.805</text:p>
          </table:table-cell>
          <table:table-cell office:value-type="float" office:value="0.00388699323998259" calcext:value-type="float">
            <text:p>0.00389</text:p>
          </table:table-cell>
          <table:table-cell table:style-name="ce2" office:value-type="string" calcext:value-type="string">
            <text:p>alpha</text:p>
          </table:table-cell>
          <table:table-cell table:style-name="ce2" table:formula="of:=PEARSON([.R$3:.R$14];[.$C$3:.$C$14])" office:value-type="float" office:value="-0.419851205940431" calcext:value-type="float">
            <text:p>-0.419851205940431</text:p>
          </table:table-cell>
          <table:table-cell table:style-name="ce2" table:formula="of:=[.J5]/POWER(LN([.C5]);[.$AH$2])" office:value-type="float" office:value="2.03365741820227" calcext:value-type="float">
            <text:p>2.03365741820227</text:p>
          </table:table-cell>
          <table:table-cell table:style-name="ce2" office:value-type="string" calcext:value-type="string">
            <text:p>V(N)</text:p>
          </table:table-cell>
          <table:table-cell table:style-name="ce2" table:formula="of:=[.$AJ$1]*POWER([.$C5];[.$AJ$2])" office:value-type="float" office:value="1706.38706076662" calcext:value-type="float">
            <text:p>1706.38706076662</text:p>
          </table:table-cell>
          <table:table-cell table:style-name="ce2" office:value-type="string" calcext:value-type="string">
            <text:p>TTR(N)</text:p>
          </table:table-cell>
          <table:table-cell table:style-name="ce2" table:formula="of:=[.AL$1]*POWER([.$C5];[.AL$2])" office:value-type="float" office:value="0.462584790834287" calcext:value-type="float">
            <text:p>0.462584790834287</text:p>
          </table:table-cell>
          <table:table-cell table:style-name="ce2" office:value-type="string" calcext:value-type="string">
            <text:p>N1(N)</text:p>
          </table:table-cell>
          <table:table-cell table:style-name="ce2" table:formula="of:=[.AN$1]*POWER([.$C5];[.AN$2])" office:value-type="float" office:value="1313.87916678189" calcext:value-type="float">
            <text:p>1313.87916678189</text:p>
          </table:table-cell>
          <table:table-cell table:style-name="ce2" office:value-type="string" calcext:value-type="string">
            <text:p>N2(N)</text:p>
          </table:table-cell>
          <table:table-cell table:style-name="ce2" table:formula="of:=[.AP$1]*POWER([.$C5];[.AP$2])" office:value-type="float" office:value="198.967621585004" calcext:value-type="float">
            <text:p>198.967621585004</text:p>
          </table:table-cell>
          <table:table-cell table:style-name="ce2" office:value-type="string" calcext:value-type="string">
            <text:p>h-point(N)</text:p>
          </table:table-cell>
          <table:table-cell table:style-name="ce2" table:formula="of:=[.AR$1]*POWER([.$C5];[.AR$2])" office:value-type="float" office:value="21.1132094089541" calcext:value-type="float">
            <text:p>21.1132094089541</text:p>
          </table:table-cell>
          <table:table-cell table:style-name="ce2" office:value-type="string" calcext:value-type="string">
            <text:p>T(N)</text:p>
          </table:table-cell>
          <table:table-cell table:style-name="ce2" table:formula="of:=[.AT$1]*POWER([.$C5];[.AT$2])" office:value-type="float" office:value="235.130996810853" calcext:value-type="float">
            <text:p>235.130996810853</text:p>
          </table:table-cell>
          <table:table-cell table:style-name="ce2" office:value-type="string" calcext:value-type="string">
            <text:p>L(N)</text:p>
          </table:table-cell>
          <table:table-cell table:style-name="ce2" table:formula="of:=[.AV$1]*POWER([.$C5];[.AV$2])" office:value-type="float" office:value="1763.84941953588" calcext:value-type="float">
            <text:p>1763.84941953588</text:p>
          </table:table-cell>
          <table:table-cell/>
          <table:table-cell table:style-name="ce2" table:formula="of:=LN([.C5])" office:value-type="float" office:value="8.20603776277881" calcext:value-type="float">
            <text:p>8.20603776277881</text:p>
          </table:table-cell>
          <table:table-cell table:style-name="ce2" office:value-type="string" calcext:value-type="string">
            <text:p>S(lnN)</text:p>
          </table:table-cell>
          <table:table-cell table:style-name="ce2" table:formula="of:=[.AZ$1]*POWER([.$AX5];[.AZ$2])" office:value-type="float" office:value="6.61598174777461" calcext:value-type="float">
            <text:p>6.61598174777461</text:p>
          </table:table-cell>
          <table:table-cell/>
          <table:table-cell table:style-name="ce2" table:formula="of:=[.AB5]*LN([.C5])*LN([.C5])/[.C5]" office:value-type="float" office:value="32.2356245513536" calcext:value-type="float">
            <text:p>32.2356245513536</text:p>
          </table:table-cell>
          <table:table-cell table:number-columns-repeated="4"/>
          <table:table-cell table:style-name="ce2" table:formula="of:=[.BF$1]+[.BF$2]/POWER([.$C5];[.BF$3])" office:value-type="float" office:value="1.68154244542746" calcext:value-type="float">
            <text:p>1.68154244542746</text:p>
          </table:table-cell>
          <table:table-cell table:style-name="ce2" office:value-type="string" calcext:value-type="string">
            <text:p>phi</text:p>
          </table:table-cell>
          <table:table-cell table:style-name="ce2" table:formula="of:=0.5*PI()+[.BI$1]/POWER([.$C5];[.BI$2])" office:value-type="float" office:value="1.82515196375061" calcext:value-type="float">
            <text:p>1.82515196375061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3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4818" calcext:value-type="float">
            <text:p>4818</text:p>
          </table:table-cell>
          <table:table-cell table:style-name="ce4" office:value-type="float" office:value="0.440016604400166" calcext:value-type="float">
            <text:p>0.440</text:p>
          </table:table-cell>
          <table:table-cell table:style-name="ce2" office:value-type="float" office:value="1622" calcext:value-type="float">
            <text:p>1622</text:p>
          </table:table-cell>
          <table:table-cell table:style-name="ce2" office:value-type="float" office:value="0.336654213366542" calcext:value-type="float">
            <text:p>0.336654213366542</text:p>
          </table:table-cell>
          <table:table-cell table:style-name="ce2" office:value-type="float" office:value="247" calcext:value-type="float">
            <text:p>247</text:p>
          </table:table-cell>
          <table:table-cell table:style-name="ce6" office:value-type="float" office:value="0.0512660855126609" calcext:value-type="float">
            <text:p>0.05127</text:p>
          </table:table-cell>
          <table:table-cell table:style-name="ce8" office:value-type="float" office:value="6.5668016194332" calcext:value-type="float">
            <text:p>6.57</text:p>
          </table:table-cell>
          <table:table-cell table:style-name="ce2" office:value-type="float" office:value="6.74153700946106" calcext:value-type="float">
            <text:p>6.74153700946106</text:p>
          </table:table-cell>
          <table:table-cell table:style-name="ce10" office:value-type="float" office:value="0.794981867441924" calcext:value-type="float">
            <text:p>0.7950</text:p>
          </table:table-cell>
          <table:table-cell table:style-name="ce10" office:value-type="float" office:value="2.31503772781572" calcext:value-type="float">
            <text:p>2.3150</text:p>
          </table:table-cell>
          <table:table-cell table:style-name="ce12" office:value-type="float" office:value="1.02238062052928" calcext:value-type="float">
            <text:p>1.0224</text:p>
          </table:table-cell>
          <table:table-cell table:style-name="ce14" office:value-type="float" office:value="25" calcext:value-type="float">
            <text:p>25.0</text:p>
          </table:table-cell>
          <table:table-cell table:style-name="ce8" office:value-type="float" office:value="7.7088" calcext:value-type="float">
            <text:p>7.71</text:p>
          </table:table-cell>
          <table:table-cell table:style-name="ce16" office:value-type="float" office:value="0.00401626252459602" calcext:value-type="float">
            <text:p>0.004016</text:p>
          </table:table-cell>
          <table:table-cell table:style-name="ce16" office:value-type="float" office:value="0.996453762835232" calcext:value-type="float">
            <text:p>0.996454</text:p>
          </table:table-cell>
          <table:table-cell table:style-name="ce4" office:value-type="float" office:value="1.80991" calcext:value-type="float">
            <text:p>1.810</text:p>
          </table:table-cell>
          <table:table-cell table:style-name="ce4" office:value-type="float" office:value="0.05434" calcext:value-type="float">
            <text:p>0.054</text:p>
          </table:table-cell>
          <table:table-cell table:style-name="ce14" office:value-type="float" office:value="290.651" calcext:value-type="float">
            <text:p>290.7</text:p>
          </table:table-cell>
          <table:table-cell table:style-name="ce13" office:value-type="float" office:value="5.835" calcext:value-type="float">
            <text:p>5.8</text:p>
          </table:table-cell>
          <table:table-cell table:style-name="ce3" office:value-type="float" office:value="0.668873450543816" calcext:value-type="float">
            <text:p>0.669</text:p>
          </table:table-cell>
          <table:table-cell table:style-name="ce3" office:value-type="float" office:value="0.935471" calcext:value-type="float">
            <text:p>0.935</text:p>
          </table:table-cell>
          <table:table-cell table:style-name="ce3" office:value-type="float" office:value="0.002237" calcext:value-type="float">
            <text:p>0.002</text:p>
          </table:table-cell>
          <table:table-cell table:style-name="ce14" office:value-type="float" office:value="496.674" calcext:value-type="float">
            <text:p>496.7</text:p>
          </table:table-cell>
          <table:table-cell table:style-name="ce13" office:value-type="float" office:value="3.887" calcext:value-type="float">
            <text:p>3.9</text:p>
          </table:table-cell>
          <table:table-cell table:style-name="ce3" office:value-type="float" office:value="0.602927062850259" calcext:value-type="float">
            <text:p>0.603</text:p>
          </table:table-cell>
          <table:table-cell table:style-name="ce14" office:value-type="float" office:value="2201.8393085314" calcext:value-type="float">
            <text:p>2201.8</text:p>
          </table:table-cell>
          <table:table-cell table:style-name="ce7" office:value-type="float" office:value="1.68308029862482" calcext:value-type="float">
            <text:p>1.68</text:p>
          </table:table-cell>
          <table:table-cell table:style-name="ce3" office:value-type="float" office:value="1.79562634458297" calcext:value-type="float">
            <text:p>1.796</text:p>
          </table:table-cell>
          <table:table-cell office:value-type="float" office:value="0.00380870752252045" calcext:value-type="float">
            <text:p>0.00381</text:p>
          </table:table-cell>
          <table:table-cell table:style-name="ce9" office:value-type="string" calcext:value-type="string">
            <text:p>S/sqrtlnN</text:p>
          </table:table-cell>
          <table:table-cell table:style-name="ce2" table:formula="of:=PEARSON([.L$3:.L$14];[.$C$3:.$C$14])" office:value-type="float" office:value="0.892310382681659" calcext:value-type="float">
            <text:p>0.892310382681659</text:p>
          </table:table-cell>
          <table:table-cell table:style-name="ce2" table:formula="of:=[.J6]/POWER(LN([.C6]);[.$AH$2])" office:value-type="float" office:value="2.03635724946733" calcext:value-type="float">
            <text:p>2.03635724946733</text:p>
          </table:table-cell>
          <table:table-cell/>
          <table:table-cell table:style-name="ce2" table:formula="of:=[.$AJ$1]*POWER([.$C6];[.$AJ$2])" office:value-type="float" office:value="2118.81626257479" calcext:value-type="float">
            <text:p>2118.81626257479</text:p>
          </table:table-cell>
          <table:table-cell/>
          <table:table-cell table:style-name="ce2" table:formula="of:=[.AL$1]*POWER([.$C6];[.AL$2])" office:value-type="float" office:value="0.437691532311284" calcext:value-type="float">
            <text:p>0.437691532311284</text:p>
          </table:table-cell>
          <table:table-cell/>
          <table:table-cell table:style-name="ce2" table:formula="of:=[.AN$1]*POWER([.$C6];[.AN$2])" office:value-type="float" office:value="1608.74540581429" calcext:value-type="float">
            <text:p>1608.74540581429</text:p>
          </table:table-cell>
          <table:table-cell/>
          <table:table-cell table:style-name="ce2" table:formula="of:=[.AP$1]*POWER([.$C6];[.AP$2])" office:value-type="float" office:value="252.352918426456" calcext:value-type="float">
            <text:p>252.352918426456</text:p>
          </table:table-cell>
          <table:table-cell/>
          <table:table-cell table:style-name="ce2" table:formula="of:=[.AR$1]*POWER([.$C6];[.AR$2])" office:value-type="float" office:value="24.0058525342824" calcext:value-type="float">
            <text:p>24.0058525342824</text:p>
          </table:table-cell>
          <table:table-cell/>
          <table:table-cell table:style-name="ce2" table:formula="of:=[.AT$1]*POWER([.$C6];[.AT$2])" office:value-type="float" office:value="300.583033976039" calcext:value-type="float">
            <text:p>300.583033976039</text:p>
          </table:table-cell>
          <table:table-cell/>
          <table:table-cell table:style-name="ce2" table:formula="of:=[.AV$1]*POWER([.$C6];[.AV$2])" office:value-type="float" office:value="2196.88003702076" calcext:value-type="float">
            <text:p>2196.88003702076</text:p>
          </table:table-cell>
          <table:table-cell/>
          <table:table-cell table:style-name="ce2" table:formula="of:=LN([.C6])" office:value-type="float" office:value="8.48011418317482" calcext:value-type="float">
            <text:p>8.48011418317482</text:p>
          </table:table-cell>
          <table:table-cell/>
          <table:table-cell table:style-name="ce2" table:formula="of:=[.AZ$1]*POWER([.$AX6];[.AZ$2])" office:value-type="float" office:value="6.73888088733038" calcext:value-type="float">
            <text:p>6.73888088733038</text:p>
          </table:table-cell>
          <table:table-cell/>
          <table:table-cell table:style-name="ce2" table:formula="of:=[.AB6]*LN([.C6])*LN([.C6])/[.C6]" office:value-type="float" office:value="32.8641364477893" calcext:value-type="float">
            <text:p>32.8641364477893</text:p>
          </table:table-cell>
          <table:table-cell table:number-columns-repeated="4"/>
          <table:table-cell table:style-name="ce2" table:formula="of:=[.BF$1]+[.BF$2]/POWER([.$C6];[.BF$3])" office:value-type="float" office:value="1.67059266762858" calcext:value-type="float">
            <text:p>1.67059266762858</text:p>
          </table:table-cell>
          <table:table-cell/>
          <table:table-cell table:style-name="ce2" table:formula="of:=0.5*PI()+[.BI$1]/POWER([.$C6];[.BI$2])" office:value-type="float" office:value="1.79494170574522" calcext:value-type="float">
            <text:p>1.79494170574522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4</text:p>
          </table:table-cell>
          <table:table-cell table:style-name="ce2" office:value-type="float" office:value="2646" calcext:value-type="float">
            <text:p>2646</text:p>
          </table:table-cell>
          <table:table-cell table:style-name="ce2" office:value-type="float" office:value="6314" calcext:value-type="float">
            <text:p>6314</text:p>
          </table:table-cell>
          <table:table-cell table:style-name="ce4" office:value-type="float" office:value="0.419068736141907" calcext:value-type="float">
            <text:p>0.419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0.317389927146025" calcext:value-type="float">
            <text:p>0.317389927146025</text:p>
          </table:table-cell>
          <table:table-cell table:style-name="ce2" office:value-type="float" office:value="315" calcext:value-type="float">
            <text:p>315</text:p>
          </table:table-cell>
          <table:table-cell table:style-name="ce6" office:value-type="float" office:value="0.0498891352549889" calcext:value-type="float">
            <text:p>0.04989</text:p>
          </table:table-cell>
          <table:table-cell table:style-name="ce8" office:value-type="float" office:value="6.36190476190476" calcext:value-type="float">
            <text:p>6.36</text:p>
          </table:table-cell>
          <table:table-cell table:style-name="ce2" office:value-type="float" office:value="6.86335165944262" calcext:value-type="float">
            <text:p>6.86335165944262</text:p>
          </table:table-cell>
          <table:table-cell table:style-name="ce10" office:value-type="float" office:value="0.784336016292204" calcext:value-type="float">
            <text:p>0.7843</text:p>
          </table:table-cell>
          <table:table-cell table:style-name="ce10" office:value-type="float" office:value="2.32016678257829" calcext:value-type="float">
            <text:p>2.3202</text:p>
          </table:table-cell>
          <table:table-cell table:style-name="ce12" office:value-type="float" office:value="1.0049857931002" calcext:value-type="float">
            <text:p>1.0050</text:p>
          </table:table-cell>
          <table:table-cell table:style-name="ce14" office:value-type="float" office:value="27" calcext:value-type="float">
            <text:p>27.0</text:p>
          </table:table-cell>
          <table:table-cell table:style-name="ce8" office:value-type="float" office:value="8.66117969821673" calcext:value-type="float">
            <text:p>8.66</text:p>
          </table:table-cell>
          <table:table-cell table:style-name="ce16" office:value-type="float" office:value="0.00398303381607959" calcext:value-type="float">
            <text:p>0.003983</text:p>
          </table:table-cell>
          <table:table-cell table:style-name="ce16" office:value-type="float" office:value="0.996393532144671" calcext:value-type="float">
            <text:p>0.996394</text:p>
          </table:table-cell>
          <table:table-cell table:style-name="ce4" office:value-type="float" office:value="1.76455" calcext:value-type="float">
            <text:p>1.765</text:p>
          </table:table-cell>
          <table:table-cell table:style-name="ce4" office:value-type="float" office:value="0.03356" calcext:value-type="float">
            <text:p>0.034</text:p>
          </table:table-cell>
          <table:table-cell table:style-name="ce14" office:value-type="float" office:value="374.278" calcext:value-type="float">
            <text:p>374.3</text:p>
          </table:table-cell>
          <table:table-cell table:style-name="ce13" office:value-type="float" office:value="4.893" calcext:value-type="float">
            <text:p>4.9</text:p>
          </table:table-cell>
          <table:table-cell table:style-name="ce3" office:value-type="float" office:value="0.677102123683019" calcext:value-type="float">
            <text:p>0.677</text:p>
          </table:table-cell>
          <table:table-cell table:style-name="ce3" office:value-type="float" office:value="0.954203" calcext:value-type="float">
            <text:p>0.954</text:p>
          </table:table-cell>
          <table:table-cell table:style-name="ce3" office:value-type="float" office:value="0.001868" calcext:value-type="float">
            <text:p>0.002</text:p>
          </table:table-cell>
          <table:table-cell table:style-name="ce14" office:value-type="float" office:value="674.399" calcext:value-type="float">
            <text:p>674.4</text:p>
          </table:table-cell>
          <table:table-cell table:style-name="ce13" office:value-type="float" office:value="4.361" calcext:value-type="float">
            <text:p>4.4</text:p>
          </table:table-cell>
          <table:table-cell table:style-name="ce3" office:value-type="float" office:value="0.575829300544662" calcext:value-type="float">
            <text:p>0.576</text:p>
          </table:table-cell>
          <table:table-cell table:style-name="ce14" office:value-type="float" office:value="2748.4724057774" calcext:value-type="float">
            <text:p>2748.5</text:p>
          </table:table-cell>
          <table:table-cell table:style-name="ce7" office:value-type="float" office:value="1.65426548383952" calcext:value-type="float">
            <text:p>1.65</text:p>
          </table:table-cell>
          <table:table-cell table:style-name="ce3" office:value-type="float" office:value="1.77107201013856" calcext:value-type="float">
            <text:p>1.771</text:p>
          </table:table-cell>
          <table:table-cell office:value-type="float" office:value="0.00382465560892131" calcext:value-type="float">
            <text:p>0.00382</text:p>
          </table:table-cell>
          <table:table-cell table:style-name="ce2" office:value-type="string" calcext:value-type="string">
            <text:p>N2/N</text:p>
          </table:table-cell>
          <table:table-cell table:style-name="ce2" table:formula="of:=PEARSON([.H$3:.H$14];[.$C$3:.$C$14])" office:value-type="float" office:value="-0.902650429027542" calcext:value-type="float">
            <text:p>-0.902650429027542</text:p>
          </table:table-cell>
          <table:table-cell table:style-name="ce2" table:formula="of:=[.J7]/POWER(LN([.C7]);[.$AH$2])" office:value-type="float" office:value="2.03702875296029" calcext:value-type="float">
            <text:p>2.03702875296029</text:p>
          </table:table-cell>
          <table:table-cell/>
          <table:table-cell table:style-name="ce2" table:formula="of:=[.$AJ$1]*POWER([.$C7];[.$AJ$2])" office:value-type="float" office:value="2623.32156663453" calcext:value-type="float">
            <text:p>2623.32156663453</text:p>
          </table:table-cell>
          <table:table-cell/>
          <table:table-cell table:style-name="ce2" table:formula="of:=[.AL$1]*POWER([.$C7];[.AL$2])" office:value-type="float" office:value="0.414444389119997" calcext:value-type="float">
            <text:p>0.414444389119997</text:p>
          </table:table-cell>
          <table:table-cell/>
          <table:table-cell table:style-name="ce2" table:formula="of:=[.AN$1]*POWER([.$C7];[.AN$2])" office:value-type="float" office:value="1964.45946438243" calcext:value-type="float">
            <text:p>1964.45946438243</text:p>
          </table:table-cell>
          <table:table-cell/>
          <table:table-cell table:style-name="ce2" table:formula="of:=[.AP$1]*POWER([.$C7];[.AP$2])" office:value-type="float" office:value="319.04617840782" calcext:value-type="float">
            <text:p>319.04617840782</text:p>
          </table:table-cell>
          <table:table-cell/>
          <table:table-cell table:style-name="ce2" table:formula="of:=[.AR$1]*POWER([.$C7];[.AR$2])" office:value-type="float" office:value="27.2479699162745" calcext:value-type="float">
            <text:p>27.2479699162745</text:p>
          </table:table-cell>
          <table:table-cell/>
          <table:table-cell table:style-name="ce2" table:formula="of:=[.AT$1]*POWER([.$C7];[.AT$2])" office:value-type="float" office:value="382.994444454417" calcext:value-type="float">
            <text:p>382.994444454417</text:p>
          </table:table-cell>
          <table:table-cell/>
          <table:table-cell table:style-name="ce2" table:formula="of:=[.AV$1]*POWER([.$C7];[.AV$2])" office:value-type="float" office:value="2728.19799083783" calcext:value-type="float">
            <text:p>2728.19799083783</text:p>
          </table:table-cell>
          <table:table-cell/>
          <table:table-cell table:style-name="ce2" table:formula="of:=LN([.C7])" office:value-type="float" office:value="8.75052466911794" calcext:value-type="float">
            <text:p>8.75052466911794</text:p>
          </table:table-cell>
          <table:table-cell/>
          <table:table-cell table:style-name="ce2" table:formula="of:=[.AZ$1]*POWER([.$AX7];[.AZ$2])" office:value-type="float" office:value="6.85843567143739" calcext:value-type="float">
            <text:p>6.85843567143739</text:p>
          </table:table-cell>
          <table:table-cell/>
          <table:table-cell table:style-name="ce2" table:formula="of:=[.AB7]*LN([.C7])*LN([.C7])/[.C7]" office:value-type="float" office:value="33.3315101360943" calcext:value-type="float">
            <text:p>33.3315101360943</text:p>
          </table:table-cell>
          <table:table-cell table:number-columns-repeated="4"/>
          <table:table-cell table:style-name="ce2" table:formula="of:=[.BF$1]+[.BF$2]/POWER([.$C7];[.BF$3])" office:value-type="float" office:value="1.66078799279033" calcext:value-type="float">
            <text:p>1.66078799279033</text:p>
          </table:table-cell>
          <table:table-cell/>
          <table:table-cell table:style-name="ce2" table:formula="of:=0.5*PI()+[.BI$1]/POWER([.$C7];[.BI$2])" office:value-type="float" office:value="1.76865390436521" calcext:value-type="float">
            <text:p>1.76865390436521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5</text:p>
          </table:table-cell>
          <table:table-cell table:style-name="ce2" office:value-type="float" office:value="2947" calcext:value-type="float">
            <text:p>2947</text:p>
          </table:table-cell>
          <table:table-cell table:style-name="ce2" office:value-type="float" office:value="7243" calcext:value-type="float">
            <text:p>7243</text:p>
          </table:table-cell>
          <table:table-cell table:style-name="ce4" office:value-type="float" office:value="0.406875604031479" calcext:value-type="float">
            <text:p>0.407</text:p>
          </table:table-cell>
          <table:table-cell table:style-name="ce2" office:value-type="float" office:value="2203" calcext:value-type="float">
            <text:p>2203</text:p>
          </table:table-cell>
          <table:table-cell table:style-name="ce2" office:value-type="float" office:value="0.304155736573243" calcext:value-type="float">
            <text:p>0.304155736573243</text:p>
          </table:table-cell>
          <table:table-cell table:style-name="ce2" office:value-type="float" office:value="366" calcext:value-type="float">
            <text:p>366</text:p>
          </table:table-cell>
          <table:table-cell table:style-name="ce6" office:value-type="float" office:value="0.0505315477012288" calcext:value-type="float">
            <text:p>0.05053</text:p>
          </table:table-cell>
          <table:table-cell table:style-name="ce8" office:value-type="float" office:value="6.01912568306011" calcext:value-type="float">
            <text:p>6.02</text:p>
          </table:table-cell>
          <table:table-cell table:style-name="ce2" office:value-type="float" office:value="6.93685999118399" calcext:value-type="float">
            <text:p>6.93685999118399</text:p>
          </table:table-cell>
          <table:table-cell table:style-name="ce10" office:value-type="float" office:value="0.780493170375847" calcext:value-type="float">
            <text:p>0.7805</text:p>
          </table:table-cell>
          <table:table-cell table:style-name="ce10" office:value-type="float" office:value="2.32683730565172" calcext:value-type="float">
            <text:p>2.3268</text:p>
          </table:table-cell>
          <table:table-cell table:style-name="ce12" office:value-type="float" office:value="0.998228747974651" calcext:value-type="float">
            <text:p>0.9982</text:p>
          </table:table-cell>
          <table:table-cell table:style-name="ce14" office:value-type="float" office:value="29" calcext:value-type="float">
            <text:p>29.0</text:p>
          </table:table-cell>
          <table:table-cell table:style-name="ce8" office:value-type="float" office:value="8.61236623067776" calcext:value-type="float">
            <text:p>8.61</text:p>
          </table:table-cell>
          <table:table-cell table:style-name="ce16" office:value-type="float" office:value="0.00381953856851024" calcext:value-type="float">
            <text:p>0.003820</text:p>
          </table:table-cell>
          <table:table-cell table:style-name="ce16" office:value-type="float" office:value="0.996518608227631" calcext:value-type="float">
            <text:p>0.996519</text:p>
          </table:table-cell>
          <table:table-cell table:style-name="ce4" office:value-type="float" office:value="1.7686" calcext:value-type="float">
            <text:p>1.769</text:p>
          </table:table-cell>
          <table:table-cell table:style-name="ce4" office:value-type="float" office:value="0.0354" calcext:value-type="float">
            <text:p>0.035</text:p>
          </table:table-cell>
          <table:table-cell table:style-name="ce14" office:value-type="float" office:value="438.978" calcext:value-type="float">
            <text:p>439.0</text:p>
          </table:table-cell>
          <table:table-cell table:style-name="ce13" office:value-type="float" office:value="6.118" calcext:value-type="float">
            <text:p>6.1</text:p>
          </table:table-cell>
          <table:table-cell table:style-name="ce3" office:value-type="float" office:value="0.684585118996676" calcext:value-type="float">
            <text:p>0.685</text:p>
          </table:table-cell>
          <table:table-cell table:style-name="ce3" office:value-type="float" office:value="0.937532" calcext:value-type="float">
            <text:p>0.938</text:p>
          </table:table-cell>
          <table:table-cell table:style-name="ce3" office:value-type="float" office:value="0.001572" calcext:value-type="float">
            <text:p>0.002</text:p>
          </table:table-cell>
          <table:table-cell table:style-name="ce14" office:value-type="float" office:value="712.763" calcext:value-type="float">
            <text:p>712.8</text:p>
          </table:table-cell>
          <table:table-cell table:style-name="ce13" office:value-type="float" office:value="3.931" calcext:value-type="float">
            <text:p>3.9</text:p>
          </table:table-cell>
          <table:table-cell table:style-name="ce3" office:value-type="float" office:value="0.617815372195715" calcext:value-type="float">
            <text:p>0.618</text:p>
          </table:table-cell>
          <table:table-cell table:style-name="ce14" office:value-type="float" office:value="3060.92895998751" calcext:value-type="float">
            <text:p>3060.9</text:p>
          </table:table-cell>
          <table:table-cell table:style-name="ce7" office:value-type="float" office:value="1.63122135503824" calcext:value-type="float">
            <text:p>1.63</text:p>
          </table:table-cell>
          <table:table-cell table:style-name="ce3" office:value-type="float" office:value="1.76334006908364" calcext:value-type="float">
            <text:p>1.763</text:p>
          </table:table-cell>
          <table:table-cell office:value-type="float" office:value="0.00368147423052863" calcext:value-type="float">
            <text:p>0.00368</text:p>
          </table:table-cell>
          <table:table-cell table:style-name="ce2" office:value-type="string" calcext:value-type="string">
            <text:p>S/(lnN^a)</text:p>
          </table:table-cell>
          <table:table-cell table:style-name="ce2" table:formula="of:=PEARSON([.AH$3:.AH$14];[.$C$3:.$C$14])" office:value-type="float" office:value="-0.0744531932916694" calcext:value-type="float">
            <text:p>-0.07445319329167</text:p>
          </table:table-cell>
          <table:table-cell table:style-name="ce2" table:formula="of:=[.J8]/POWER(LN([.C8]);[.$AH$2])" office:value-type="float" office:value="2.04097830731919" calcext:value-type="float">
            <text:p>2.04097830731919</text:p>
          </table:table-cell>
          <table:table-cell/>
          <table:table-cell table:style-name="ce2" table:formula="of:=[.$AJ$1]*POWER([.$C8];[.$AJ$2])" office:value-type="float" office:value="2923.73209101007" calcext:value-type="float">
            <text:p>2923.73209101007</text:p>
          </table:table-cell>
          <table:table-cell/>
          <table:table-cell table:style-name="ce2" table:formula="of:=[.AL$1]*POWER([.$C8];[.AL$2])" office:value-type="float" office:value="0.403120317577929" calcext:value-type="float">
            <text:p>0.403120317577929</text:p>
          </table:table-cell>
          <table:table-cell/>
          <table:table-cell table:style-name="ce2" table:formula="of:=[.AN$1]*POWER([.$C8];[.AN$2])" office:value-type="float" office:value="2174.113089174" calcext:value-type="float">
            <text:p>2174.113089174</text:p>
          </table:table-cell>
          <table:table-cell/>
          <table:table-cell table:style-name="ce2" table:formula="of:=[.AP$1]*POWER([.$C8];[.AP$2])" office:value-type="float" office:value="359.378703195651" calcext:value-type="float">
            <text:p>359.378703195651</text:p>
          </table:table-cell>
          <table:table-cell/>
          <table:table-cell table:style-name="ce2" table:formula="of:=[.AR$1]*POWER([.$C8];[.AR$2])" office:value-type="float" office:value="29.0577481521881" calcext:value-type="float">
            <text:p>29.0577481521881</text:p>
          </table:table-cell>
          <table:table-cell/>
          <table:table-cell table:style-name="ce2" table:formula="of:=[.AT$1]*POWER([.$C8];[.AT$2])" office:value-type="float" office:value="433.120204247697" calcext:value-type="float">
            <text:p>433.120204247697</text:p>
          </table:table-cell>
          <table:table-cell/>
          <table:table-cell table:style-name="ce2" table:formula="of:=[.AV$1]*POWER([.$C8];[.AV$2])" office:value-type="float" office:value="3045.28244259381" calcext:value-type="float">
            <text:p>3045.28244259381</text:p>
          </table:table-cell>
          <table:table-cell/>
          <table:table-cell table:style-name="ce2" table:formula="of:=LN([.C8])" office:value-type="float" office:value="8.88779076419533" calcext:value-type="float">
            <text:p>8.88779076419533</text:p>
          </table:table-cell>
          <table:table-cell/>
          <table:table-cell table:style-name="ce2" table:formula="of:=[.AZ$1]*POWER([.$AX8];[.AZ$2])" office:value-type="float" office:value="6.91850212957631" calcext:value-type="float">
            <text:p>6.91850212957631</text:p>
          </table:table-cell>
          <table:table-cell/>
          <table:table-cell table:style-name="ce2" table:formula="of:=[.AB8]*LN([.C8])*LN([.C8])/[.C8]" office:value-type="float" office:value="33.3827729749898" calcext:value-type="float">
            <text:p>33.3827729749898</text:p>
          </table:table-cell>
          <table:table-cell table:number-columns-repeated="4"/>
          <table:table-cell table:style-name="ce2" table:formula="of:=[.BF$1]+[.BF$2]/POWER([.$C8];[.BF$3])" office:value-type="float" office:value="1.65616085920151" calcext:value-type="float">
            <text:p>1.65616085920151</text:p>
          </table:table-cell>
          <table:table-cell/>
          <table:table-cell table:style-name="ce2" table:formula="of:=0.5*PI()+[.BI$1]/POWER([.$C8];[.BI$2])" office:value-type="float" office:value="1.75651314821326" calcext:value-type="float">
            <text:p>1.75651314821326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6</text:p>
          </table:table-cell>
          <table:table-cell table:style-name="ce2" office:value-type="float" office:value="3344" calcext:value-type="float">
            <text:p>3344</text:p>
          </table:table-cell>
          <table:table-cell table:style-name="ce2" office:value-type="float" office:value="8530" calcext:value-type="float">
            <text:p>8530</text:p>
          </table:table-cell>
          <table:table-cell table:style-name="ce4" office:value-type="float" office:value="0.392028135990621" calcext:value-type="float">
            <text:p>0.392</text:p>
          </table:table-cell>
          <table:table-cell table:style-name="ce2" office:value-type="float" office:value="2461" calcext:value-type="float">
            <text:p>2461</text:p>
          </table:table-cell>
          <table:table-cell table:style-name="ce2" office:value-type="float" office:value="0.288511137162954" calcext:value-type="float">
            <text:p>0.288511137162954</text:p>
          </table:table-cell>
          <table:table-cell table:style-name="ce2" office:value-type="float" office:value="434" calcext:value-type="float">
            <text:p>434</text:p>
          </table:table-cell>
          <table:table-cell table:style-name="ce6" office:value-type="float" office:value="0.0508792497069168" calcext:value-type="float">
            <text:p>0.05088</text:p>
          </table:table-cell>
          <table:table-cell table:style-name="ce8" office:value-type="float" office:value="5.6705069124424" calcext:value-type="float">
            <text:p>5.67</text:p>
          </table:table-cell>
          <table:table-cell table:style-name="ce2" office:value-type="float" office:value="6.99408793639242" calcext:value-type="float">
            <text:p>6.99408793639242</text:p>
          </table:table-cell>
          <table:table-cell table:style-name="ce10" office:value-type="float" office:value="0.772712587377194" calcext:value-type="float">
            <text:p>0.7727</text:p>
          </table:table-cell>
          <table:table-cell table:style-name="ce10" office:value-type="float" office:value="2.32474079967497" calcext:value-type="float">
            <text:p>2.3247</text:p>
          </table:table-cell>
          <table:table-cell table:style-name="ce12" office:value-type="float" office:value="0.98614803771564" calcext:value-type="float">
            <text:p>0.9861</text:p>
          </table:table-cell>
          <table:table-cell table:style-name="ce14" office:value-type="float" office:value="31.5" calcext:value-type="float">
            <text:p>31.5</text:p>
          </table:table-cell>
          <table:table-cell table:style-name="ce8" office:value-type="float" office:value="8.59662383471907" calcext:value-type="float">
            <text:p>8.60</text:p>
          </table:table-cell>
          <table:table-cell table:style-name="ce16" office:value-type="float" office:value="0.00394049551338639" calcext:value-type="float">
            <text:p>0.003940</text:p>
          </table:table-cell>
          <table:table-cell table:style-name="ce16" office:value-type="float" office:value="0.996357458271982" calcext:value-type="float">
            <text:p>0.996357</text:p>
          </table:table-cell>
          <table:table-cell table:style-name="ce4" office:value-type="float" office:value="1.75341" calcext:value-type="float">
            <text:p>1.753</text:p>
          </table:table-cell>
          <table:table-cell table:style-name="ce4" office:value-type="float" office:value="0.03987" calcext:value-type="float">
            <text:p>0.040</text:p>
          </table:table-cell>
          <table:table-cell table:style-name="ce14" office:value-type="float" office:value="529.853" calcext:value-type="float">
            <text:p>529.9</text:p>
          </table:table-cell>
          <table:table-cell table:style-name="ce13" office:value-type="float" office:value="8.595" calcext:value-type="float">
            <text:p>8.6</text:p>
          </table:table-cell>
          <table:table-cell table:style-name="ce3" office:value-type="float" office:value="0.693001963656089" calcext:value-type="float">
            <text:p>0.693</text:p>
          </table:table-cell>
          <table:table-cell table:style-name="ce3" office:value-type="float" office:value="0.94632" calcext:value-type="float">
            <text:p>0.946</text:p>
          </table:table-cell>
          <table:table-cell table:style-name="ce3" office:value-type="float" office:value="0.001519" calcext:value-type="float">
            <text:p>0.002</text:p>
          </table:table-cell>
          <table:table-cell table:style-name="ce14" office:value-type="float" office:value="845.523" calcext:value-type="float">
            <text:p>845.5</text:p>
          </table:table-cell>
          <table:table-cell table:style-name="ce13" office:value-type="float" office:value="4.484" calcext:value-type="float">
            <text:p>4.5</text:p>
          </table:table-cell>
          <table:table-cell table:style-name="ce3" office:value-type="float" office:value="0.603405541855904" calcext:value-type="float">
            <text:p>0.603</text:p>
          </table:table-cell>
          <table:table-cell table:style-name="ce14" office:value-type="float" office:value="3483.43155827128" calcext:value-type="float">
            <text:p>3483.4</text:p>
          </table:table-cell>
          <table:table-cell table:style-name="ce7" office:value-type="float" office:value="1.6052979963804" calcext:value-type="float">
            <text:p>1.61</text:p>
          </table:table-cell>
          <table:table-cell table:style-name="ce3" office:value-type="float" office:value="1.74869695766393" calcext:value-type="float">
            <text:p>1.749</text:p>
          </table:table-cell>
          <table:table-cell office:value-type="float" office:value="0.00382326221913143" calcext:value-type="float">
            <text:p>0.00382</text:p>
          </table:table-cell>
          <table:table-cell table:style-name="ce2" office:value-type="string" calcext:value-type="string">
            <text:p>K</text:p>
          </table:table-cell>
          <table:table-cell table:style-name="ce2" table:formula="of:=PEARSON([.AE$3:.AE$14];[.$C$3:.$C$14])" office:value-type="float" office:value="-0.231393654963758" calcext:value-type="float">
            <text:p>-0.231393654963758</text:p>
          </table:table-cell>
          <table:table-cell table:style-name="ce2" table:formula="of:=[.J9]/POWER(LN([.C9]);[.$AH$2])" office:value-type="float" office:value="2.03690958370169" calcext:value-type="float">
            <text:p>2.03690958370169</text:p>
          </table:table-cell>
          <table:table-cell/>
          <table:table-cell table:style-name="ce2" table:formula="of:=[.$AJ$1]*POWER([.$C9];[.$AJ$2])" office:value-type="float" office:value="3326.90999156097" calcext:value-type="float">
            <text:p>3326.90999156097</text:p>
          </table:table-cell>
          <table:table-cell/>
          <table:table-cell table:style-name="ce2" table:formula="of:=[.AL$1]*POWER([.$C9];[.AL$2])" office:value-type="float" office:value="0.39003083928599" calcext:value-type="float">
            <text:p>0.39003083928599</text:p>
          </table:table-cell>
          <table:table-cell/>
          <table:table-cell table:style-name="ce2" table:formula="of:=[.AN$1]*POWER([.$C9];[.AN$2])" office:value-type="float" office:value="2453.32505500502" calcext:value-type="float">
            <text:p>2453.32505500502</text:p>
          </table:table-cell>
          <table:table-cell/>
          <table:table-cell table:style-name="ce2" table:formula="of:=[.AP$1]*POWER([.$C9];[.AP$2])" office:value-type="float" office:value="414.144544219466" calcext:value-type="float">
            <text:p>414.144544219466</text:p>
          </table:table-cell>
          <table:table-cell/>
          <table:table-cell table:style-name="ce2" table:formula="of:=[.AR$1]*POWER([.$C9];[.AR$2])" office:value-type="float" office:value="31.3717108470134" calcext:value-type="float">
            <text:p>31.3717108470134</text:p>
          </table:table-cell>
          <table:table-cell/>
          <table:table-cell table:style-name="ce2" table:formula="of:=[.AT$1]*POWER([.$C9];[.AT$2])" office:value-type="float" office:value="501.480540631483" calcext:value-type="float">
            <text:p>501.480540631483</text:p>
          </table:table-cell>
          <table:table-cell/>
          <table:table-cell table:style-name="ce2" table:formula="of:=[.AV$1]*POWER([.$C9];[.AV$2])" office:value-type="float" office:value="3471.5560568743" calcext:value-type="float">
            <text:p>3471.5560568743</text:p>
          </table:table-cell>
          <table:table-cell/>
          <table:table-cell table:style-name="ce2" table:formula="of:=LN([.C9])" office:value-type="float" office:value="9.05134464048573" calcext:value-type="float">
            <text:p>9.05134464048573</text:p>
          </table:table-cell>
          <table:table-cell/>
          <table:table-cell table:style-name="ce2" table:formula="of:=[.AZ$1]*POWER([.$AX9];[.AZ$2])" office:value-type="float" office:value="6.98954177413611" calcext:value-type="float">
            <text:p>6.98954177413611</text:p>
          </table:table-cell>
          <table:table-cell/>
          <table:table-cell table:style-name="ce2" table:formula="of:=[.AB9]*LN([.C9])*LN([.C9])/[.C9]" office:value-type="float" office:value="33.45680413033" calcext:value-type="float">
            <text:p>33.45680413033</text:p>
          </table:table-cell>
          <table:table-cell table:number-columns-repeated="4"/>
          <table:table-cell table:style-name="ce2" table:formula="of:=[.BF$1]+[.BF$2]/POWER([.$C9];[.BF$3])" office:value-type="float" office:value="1.65093500245938" calcext:value-type="float">
            <text:p>1.65093500245938</text:p>
          </table:table-cell>
          <table:table-cell/>
          <table:table-cell table:style-name="ce2" table:formula="of:=0.5*PI()+[.BI$1]/POWER([.$C9];[.BI$2])" office:value-type="float" office:value="1.74301609658698" calcext:value-type="float">
            <text:p>1.74301609658698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7</text:p>
          </table:table-cell>
          <table:table-cell table:style-name="ce2" office:value-type="float" office:value="3821" calcext:value-type="float">
            <text:p>3821</text:p>
          </table:table-cell>
          <table:table-cell table:style-name="ce2" office:value-type="float" office:value="10189" calcext:value-type="float">
            <text:p>10189</text:p>
          </table:table-cell>
          <table:table-cell table:style-name="ce4" office:value-type="float" office:value="0.3750122681323" calcext:value-type="float">
            <text:p>0.375</text:p>
          </table:table-cell>
          <table:table-cell table:style-name="ce2" office:value-type="float" office:value="2784" calcext:value-type="float">
            <text:p>2784</text:p>
          </table:table-cell>
          <table:table-cell table:style-name="ce2" office:value-type="float" office:value="0.273235842575326" calcext:value-type="float">
            <text:p>0.273235842575326</text:p>
          </table:table-cell>
          <table:table-cell table:style-name="ce2" office:value-type="float" office:value="495" calcext:value-type="float">
            <text:p>495</text:p>
          </table:table-cell>
          <table:table-cell table:style-name="ce6" office:value-type="float" office:value="0.0485818039061733" calcext:value-type="float">
            <text:p>0.04858</text:p>
          </table:table-cell>
          <table:table-cell table:style-name="ce8" office:value-type="float" office:value="5.62424242424242" calcext:value-type="float">
            <text:p>5.62</text:p>
          </table:table-cell>
          <table:table-cell table:style-name="ce2" office:value-type="float" office:value="7.05886705559596" calcext:value-type="float">
            <text:p>7.05886705559596</text:p>
          </table:table-cell>
          <table:table-cell table:style-name="ce10" office:value-type="float" office:value="0.764851892491324" calcext:value-type="float">
            <text:p>0.7649</text:p>
          </table:table-cell>
          <table:table-cell table:style-name="ce10" office:value-type="float" office:value="2.32357221241717" calcext:value-type="float">
            <text:p>2.3236</text:p>
          </table:table-cell>
          <table:table-cell table:style-name="ce12" office:value-type="float" office:value="0.973865540826201" calcext:value-type="float">
            <text:p>0.9739</text:p>
          </table:table-cell>
          <table:table-cell table:style-name="ce14" office:value-type="float" office:value="35" calcext:value-type="float">
            <text:p>35.0</text:p>
          </table:table-cell>
          <table:table-cell table:style-name="ce8" office:value-type="float" office:value="8.31755102040816" calcext:value-type="float">
            <text:p>8.32</text:p>
          </table:table-cell>
          <table:table-cell table:style-name="ce16" office:value-type="float" office:value="0.00393363351972467" calcext:value-type="float">
            <text:p>0.003934</text:p>
          </table:table-cell>
          <table:table-cell table:style-name="ce16" office:value-type="float" office:value="0.996327116837993" calcext:value-type="float">
            <text:p>0.996327</text:p>
          </table:table-cell>
          <table:table-cell table:style-name="ce4" office:value-type="float" office:value="1.69672" calcext:value-type="float">
            <text:p>1.697</text:p>
          </table:table-cell>
          <table:table-cell table:style-name="ce4" office:value-type="float" office:value="0.05094" calcext:value-type="float">
            <text:p>0.051</text:p>
          </table:table-cell>
          <table:table-cell table:style-name="ce14" office:value-type="float" office:value="605.955" calcext:value-type="float">
            <text:p>606.0</text:p>
          </table:table-cell>
          <table:table-cell table:style-name="ce13" office:value-type="float" office:value="13.31" calcext:value-type="float">
            <text:p>13.3</text:p>
          </table:table-cell>
          <table:table-cell table:style-name="ce3" office:value-type="float" office:value="0.694198863029121" calcext:value-type="float">
            <text:p>0.694</text:p>
          </table:table-cell>
          <table:table-cell table:style-name="ce3" office:value-type="float" office:value="0.949131" calcext:value-type="float">
            <text:p>0.949</text:p>
          </table:table-cell>
          <table:table-cell table:style-name="ce3" office:value-type="float" office:value="0.00127" calcext:value-type="float">
            <text:p>0.001</text:p>
          </table:table-cell>
          <table:table-cell table:style-name="ce14" office:value-type="float" office:value="1004.98" calcext:value-type="float">
            <text:p>1005.0</text:p>
          </table:table-cell>
          <table:table-cell table:style-name="ce13" office:value-type="float" office:value="4.452" calcext:value-type="float">
            <text:p>4.5</text:p>
          </table:table-cell>
          <table:table-cell table:style-name="ce3" office:value-type="float" office:value="0.615096444219715" calcext:value-type="float">
            <text:p>0.615</text:p>
          </table:table-cell>
          <table:table-cell table:style-name="ce14" office:value-type="float" office:value="3990.99489185949" calcext:value-type="float">
            <text:p>3991.0</text:p>
          </table:table-cell>
          <table:table-cell table:style-name="ce7" office:value-type="float" office:value="1.56997081075702" calcext:value-type="float">
            <text:p>1.57</text:p>
          </table:table-cell>
          <table:table-cell table:style-name="ce3" office:value-type="float" office:value="1.73635931687101" calcext:value-type="float">
            <text:p>1.736</text:p>
          </table:table-cell>
          <table:table-cell office:value-type="float" office:value="0.00383548846132851" calcext:value-type="float">
            <text:p>0.00384</text:p>
          </table:table-cell>
          <table:table-cell table:style-name="ce2" office:value-type="string" calcext:value-type="string">
            <text:p>N1/N2</text:p>
          </table:table-cell>
          <table:table-cell table:style-name="ce2" table:formula="of:=PEARSON([.I$3:.I$23];[.$C$3:.$C$23])" office:value-type="float" office:value="-0.890818364698634" calcext:value-type="float">
            <text:p>-0.890818364698634</text:p>
          </table:table-cell>
          <table:table-cell table:style-name="ce2" table:formula="of:=[.J10]/POWER(LN([.C10]);[.$AH$2])" office:value-type="float" office:value="2.03351188349537" calcext:value-type="float">
            <text:p>2.03351188349537</text:p>
          </table:table-cell>
          <table:table-cell/>
          <table:table-cell table:style-name="ce2" table:formula="of:=[.$AJ$1]*POWER([.$C10];[.$AJ$2])" office:value-type="float" office:value="3828.27981474589" calcext:value-type="float">
            <text:p>3828.27981474589</text:p>
          </table:table-cell>
          <table:table-cell/>
          <table:table-cell table:style-name="ce2" table:formula="of:=[.AL$1]*POWER([.$C10];[.AL$2])" office:value-type="float" office:value="0.376289052307974" calcext:value-type="float">
            <text:p>0.376289052307974</text:p>
          </table:table-cell>
          <table:table-cell/>
          <table:table-cell table:style-name="ce2" table:formula="of:=[.AN$1]*POWER([.$C10];[.AN$2])" office:value-type="float" office:value="2797.51718339429" calcext:value-type="float">
            <text:p>2797.51718339429</text:p>
          </table:table-cell>
          <table:table-cell/>
          <table:table-cell table:style-name="ce2" table:formula="of:=[.AP$1]*POWER([.$C10];[.AP$2])" office:value-type="float" office:value="483.155268248649" calcext:value-type="float">
            <text:p>483.155268248649</text:p>
          </table:table-cell>
          <table:table-cell/>
          <table:table-cell table:style-name="ce2" table:formula="of:=[.AR$1]*POWER([.$C10];[.AR$2])" office:value-type="float" office:value="34.0954574201692" calcext:value-type="float">
            <text:p>34.0954574201692</text:p>
          </table:table-cell>
          <table:table-cell/>
          <table:table-cell table:style-name="ce2" table:formula="of:=[.AT$1]*POWER([.$C10];[.AT$2])" office:value-type="float" office:value="588.047087159684" calcext:value-type="float">
            <text:p>588.047087159684</text:p>
          </table:table-cell>
          <table:table-cell/>
          <table:table-cell table:style-name="ce2" table:formula="of:=[.AV$1]*POWER([.$C10];[.AV$2])" office:value-type="float" office:value="4002.65929537116" calcext:value-type="float">
            <text:p>4002.65929537116</text:p>
          </table:table-cell>
          <table:table-cell/>
          <table:table-cell table:style-name="ce2" table:formula="of:=LN([.C10])" office:value-type="float" office:value="9.22906398597429" calcext:value-type="float">
            <text:p>9.22906398597429</text:p>
          </table:table-cell>
          <table:table-cell/>
          <table:table-cell table:style-name="ce2" table:formula="of:=[.AZ$1]*POWER([.$AX10];[.AZ$2])" office:value-type="float" office:value="7.06609719068682" calcext:value-type="float">
            <text:p>7.06609719068682</text:p>
          </table:table-cell>
          <table:table-cell/>
          <table:table-cell table:style-name="ce2" table:formula="of:=[.AB10]*LN([.C10])*LN([.C10])/[.C10]" office:value-type="float" office:value="33.3629868035401" calcext:value-type="float">
            <text:p>33.3629868035401</text:p>
          </table:table-cell>
          <table:table-cell table:number-columns-repeated="4"/>
          <table:table-cell table:style-name="ce2" table:formula="of:=[.BF$1]+[.BF$2]/POWER([.$C10];[.BF$3])" office:value-type="float" office:value="1.645591292233" calcext:value-type="float">
            <text:p>1.645591292233</text:p>
          </table:table-cell>
          <table:table-cell/>
          <table:table-cell table:style-name="ce2" table:formula="of:=0.5*PI()+[.BI$1]/POWER([.$C10];[.BI$2])" office:value-type="float" office:value="1.72945970468766" calcext:value-type="float">
            <text:p>1.72945970468766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8</text:p>
          </table:table-cell>
          <table:table-cell table:style-name="ce2" office:value-type="float" office:value="4159" calcext:value-type="float">
            <text:p>4159</text:p>
          </table:table-cell>
          <table:table-cell table:style-name="ce2" office:value-type="float" office:value="11374" calcext:value-type="float">
            <text:p>11374</text:p>
          </table:table-cell>
          <table:table-cell table:style-name="ce4" office:value-type="float" office:value="0.36565851943028" calcext:value-type="float">
            <text:p>0.366</text:p>
          </table:table-cell>
          <table:table-cell table:style-name="ce2" office:value-type="float" office:value="3017" calcext:value-type="float">
            <text:p>3017</text:p>
          </table:table-cell>
          <table:table-cell table:style-name="ce2" office:value-type="float" office:value="0.265254088271496" calcext:value-type="float">
            <text:p>0.265254088271496</text:p>
          </table:table-cell>
          <table:table-cell table:style-name="ce2" office:value-type="float" office:value="533" calcext:value-type="float">
            <text:p>533</text:p>
          </table:table-cell>
          <table:table-cell table:style-name="ce6" office:value-type="float" office:value="0.0468612625285739" calcext:value-type="float">
            <text:p>0.04686</text:p>
          </table:table-cell>
          <table:table-cell table:style-name="ce8" office:value-type="float" office:value="5.66041275797373" calcext:value-type="float">
            <text:p>5.66</text:p>
          </table:table-cell>
          <table:table-cell table:style-name="ce2" office:value-type="float" office:value="7.1020228390962" calcext:value-type="float">
            <text:p>7.1020228390962</text:p>
          </table:table-cell>
          <table:table-cell table:style-name="ce10" office:value-type="float" office:value="0.760462356833232" calcext:value-type="float">
            <text:p>0.7605</text:p>
          </table:table-cell>
          <table:table-cell table:style-name="ce10" office:value-type="float" office:value="2.32396665778632" calcext:value-type="float">
            <text:p>2.3240</text:p>
          </table:table-cell>
          <table:table-cell table:style-name="ce12" office:value-type="float" office:value="0.966911787627732" calcext:value-type="float">
            <text:p>0.9669</text:p>
          </table:table-cell>
          <table:table-cell table:style-name="ce14" office:value-type="float" office:value="36" calcext:value-type="float">
            <text:p>36.0</text:p>
          </table:table-cell>
          <table:table-cell table:style-name="ce8" office:value-type="float" office:value="8.77623456790123" calcext:value-type="float">
            <text:p>8.78</text:p>
          </table:table-cell>
          <table:table-cell table:style-name="ce16" office:value-type="float" office:value="0.00392117437253169" calcext:value-type="float">
            <text:p>0.003921</text:p>
          </table:table-cell>
          <table:table-cell table:style-name="ce16" office:value-type="float" office:value="0.996318382824589" calcext:value-type="float">
            <text:p>0.996318</text:p>
          </table:table-cell>
          <table:table-cell table:style-name="ce4" office:value-type="float" office:value="1.65341" calcext:value-type="float">
            <text:p>1.653</text:p>
          </table:table-cell>
          <table:table-cell table:style-name="ce4" office:value-type="float" office:value="0.03326" calcext:value-type="float">
            <text:p>0.033</text:p>
          </table:table-cell>
          <table:table-cell table:style-name="ce14" office:value-type="float" office:value="651.085" calcext:value-type="float">
            <text:p>651.1</text:p>
          </table:table-cell>
          <table:table-cell table:style-name="ce13" office:value-type="float" office:value="9.72" calcext:value-type="float">
            <text:p>9.7</text:p>
          </table:table-cell>
          <table:table-cell table:style-name="ce3" office:value-type="float" office:value="0.693712496951937" calcext:value-type="float">
            <text:p>0.694</text:p>
          </table:table-cell>
          <table:table-cell table:style-name="ce3" office:value-type="float" office:value="0.958835" calcext:value-type="float">
            <text:p>0.959</text:p>
          </table:table-cell>
          <table:table-cell table:style-name="ce3" office:value-type="float" office:value="0.001241" calcext:value-type="float">
            <text:p>0.001</text:p>
          </table:table-cell>
          <table:table-cell table:style-name="ce14" office:value-type="float" office:value="1156.85" calcext:value-type="float">
            <text:p>1156.9</text:p>
          </table:table-cell>
          <table:table-cell table:style-name="ce13" office:value-type="float" office:value="4.977" calcext:value-type="float">
            <text:p>5.0</text:p>
          </table:table-cell>
          <table:table-cell table:style-name="ce3" office:value-type="float" office:value="0.603768611864428" calcext:value-type="float">
            <text:p>0.604</text:p>
          </table:table-cell>
          <table:table-cell table:style-name="ce14" office:value-type="float" office:value="4357.86420016264" calcext:value-type="float">
            <text:p>4357.9</text:p>
          </table:table-cell>
          <table:table-cell table:style-name="ce7" office:value-type="float" office:value="1.55399323346848" calcext:value-type="float">
            <text:p>1.55</text:p>
          </table:table-cell>
          <table:table-cell table:style-name="ce3" office:value-type="float" office:value="1.71986622819142" calcext:value-type="float">
            <text:p>1.720</text:p>
          </table:table-cell>
          <table:table-cell office:value-type="float" office:value="0.00383325455540447" calcext:value-type="float">
            <text:p>0.00383</text:p>
          </table:table-cell>
          <table:table-cell table:style-name="ce2" office:value-type="string" calcext:value-type="string">
            <text:p>A</text:p>
          </table:table-cell>
          <table:table-cell table:style-name="ce2" table:formula="of:=PEARSON([.AA$3:.AA$23];[.$C$3:.$C$23])" office:value-type="float" office:value="-0.590635096329378" calcext:value-type="float">
            <text:p>-0.590635096329378</text:p>
          </table:table-cell>
          <table:table-cell table:style-name="ce2" table:formula="of:=[.J11]/POWER(LN([.C11]);[.$AH$2])" office:value-type="float" office:value="2.03241144698244" calcext:value-type="float">
            <text:p>2.03241144698244</text:p>
          </table:table-cell>
          <table:table-cell/>
          <table:table-cell table:style-name="ce2" table:formula="of:=[.$AJ$1]*POWER([.$C11];[.$AJ$2])" office:value-type="float" office:value="4175.84162437705" calcext:value-type="float">
            <text:p>4175.84162437705</text:p>
          </table:table-cell>
          <table:table-cell/>
          <table:table-cell table:style-name="ce2" table:formula="of:=[.AL$1]*POWER([.$C11];[.AL$2])" office:value-type="float" office:value="0.368025616889525" calcext:value-type="float">
            <text:p>0.368025616889525</text:p>
          </table:table-cell>
          <table:table-cell/>
          <table:table-cell table:style-name="ce2" table:formula="of:=[.AN$1]*POWER([.$C11];[.AN$2])" office:value-type="float" office:value="3034.38646135761" calcext:value-type="float">
            <text:p>3034.38646135761</text:p>
          </table:table-cell>
          <table:table-cell/>
          <table:table-cell table:style-name="ce2" table:formula="of:=[.AP$1]*POWER([.$C11];[.AP$2])" office:value-type="float" office:value="531.525698024383" calcext:value-type="float">
            <text:p>531.525698024383</text:p>
          </table:table-cell>
          <table:table-cell/>
          <table:table-cell table:style-name="ce2" table:formula="of:=[.AR$1]*POWER([.$C11];[.AR$2])" office:value-type="float" office:value="35.8989030794728" calcext:value-type="float">
            <text:p>35.8989030794728</text:p>
          </table:table-cell>
          <table:table-cell/>
          <table:table-cell table:style-name="ce2" table:formula="of:=[.AT$1]*POWER([.$C11];[.AT$2])" office:value-type="float" office:value="648.972061936915" calcext:value-type="float">
            <text:p>648.972061936915</text:p>
          </table:table-cell>
          <table:table-cell/>
          <table:table-cell table:style-name="ce2" table:formula="of:=[.AV$1]*POWER([.$C11];[.AV$2])" office:value-type="float" office:value="4371.41965092357" calcext:value-type="float">
            <text:p>4371.41965092357</text:p>
          </table:table-cell>
          <table:table-cell/>
          <table:table-cell table:style-name="ce2" table:formula="of:=LN([.C11])" office:value-type="float" office:value="9.33908532786674" calcext:value-type="float">
            <text:p>9.33908532786674</text:p>
          </table:table-cell>
          <table:table-cell/>
          <table:table-cell table:style-name="ce2" table:formula="of:=[.AZ$1]*POWER([.$AX11];[.AZ$2])" office:value-type="float" office:value="7.1131659340274" calcext:value-type="float">
            <text:p>7.1131659340274</text:p>
          </table:table-cell>
          <table:table-cell/>
          <table:table-cell table:style-name="ce2" table:formula="of:=[.AB11]*LN([.C11])*LN([.C11])/[.C11]" office:value-type="float" office:value="33.4171305670024" calcext:value-type="float">
            <text:p>33.4171305670024</text:p>
          </table:table-cell>
          <table:table-cell table:number-columns-repeated="4"/>
          <table:table-cell table:style-name="ce2" table:formula="of:=[.BF$1]+[.BF$2]/POWER([.$C11];[.BF$3])" office:value-type="float" office:value="1.64244874434971" calcext:value-type="float">
            <text:p>1.64244874434971</text:p>
          </table:table-cell>
          <table:table-cell/>
          <table:table-cell table:style-name="ce2" table:formula="of:=0.5*PI()+[.BI$1]/POWER([.$C11];[.BI$2])" office:value-type="float" office:value="1.72160758845242" calcext:value-type="float">
            <text:p>1.72160758845242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9</text:p>
          </table:table-cell>
          <table:table-cell table:style-name="ce2" office:value-type="float" office:value="4735" calcext:value-type="float">
            <text:p>4735</text:p>
          </table:table-cell>
          <table:table-cell table:style-name="ce2" office:value-type="float" office:value="13340" calcext:value-type="float">
            <text:p>13340</text:p>
          </table:table-cell>
          <table:table-cell table:style-name="ce4" office:value-type="float" office:value="0.354947526236882" calcext:value-type="float">
            <text:p>0.355</text:p>
          </table:table-cell>
          <table:table-cell table:style-name="ce2" office:value-type="float" office:value="3405" calcext:value-type="float">
            <text:p>3405</text:p>
          </table:table-cell>
          <table:table-cell table:style-name="ce2" office:value-type="float" office:value="0.255247376311844" calcext:value-type="float">
            <text:p>0.255247376311844</text:p>
          </table:table-cell>
          <table:table-cell table:style-name="ce2" office:value-type="float" office:value="619" calcext:value-type="float">
            <text:p>619</text:p>
          </table:table-cell>
          <table:table-cell table:style-name="ce6" office:value-type="float" office:value="0.0464017991004498" calcext:value-type="float">
            <text:p>0.04640</text:p>
          </table:table-cell>
          <table:table-cell table:style-name="ce8" office:value-type="float" office:value="5.50080775444265" calcext:value-type="float">
            <text:p>5.50</text:p>
          </table:table-cell>
          <table:table-cell table:style-name="ce2" office:value-type="float" office:value="7.18153580445108" calcext:value-type="float">
            <text:p>7.18153580445108</text:p>
          </table:table-cell>
          <table:table-cell table:style-name="ce10" office:value-type="float" office:value="0.756068740264021" calcext:value-type="float">
            <text:p>0.7561</text:p>
          </table:table-cell>
          <table:table-cell table:style-name="ce10" office:value-type="float" office:value="2.33017911947393" calcext:value-type="float">
            <text:p>2.3302</text:p>
          </table:table-cell>
          <table:table-cell table:style-name="ce12" office:value-type="float" office:value="0.95938677131972" calcext:value-type="float">
            <text:p>0.9594</text:p>
          </table:table-cell>
          <table:table-cell table:style-name="ce14" office:value-type="float" office:value="38.5" calcext:value-type="float">
            <text:p>38.5</text:p>
          </table:table-cell>
          <table:table-cell table:style-name="ce8" office:value-type="float" office:value="8.99983133749368" calcext:value-type="float">
            <text:p>9.00</text:p>
          </table:table-cell>
          <table:table-cell table:style-name="ce16" office:value-type="float" office:value="0.00385733295271385" calcext:value-type="float">
            <text:p>0.003857</text:p>
          </table:table-cell>
          <table:table-cell table:style-name="ce16" office:value-type="float" office:value="0.996353090086375" calcext:value-type="float">
            <text:p>0.996353</text:p>
          </table:table-cell>
          <table:table-cell table:style-name="ce4" office:value-type="float" office:value="1.65588" calcext:value-type="float">
            <text:p>1.656</text:p>
          </table:table-cell>
          <table:table-cell table:style-name="ce4" office:value-type="float" office:value="0.03254" calcext:value-type="float">
            <text:p>0.033</text:p>
          </table:table-cell>
          <table:table-cell table:style-name="ce14" office:value-type="float" office:value="758.657" calcext:value-type="float">
            <text:p>758.7</text:p>
          </table:table-cell>
          <table:table-cell table:style-name="ce13" office:value-type="float" office:value="11.14" calcext:value-type="float">
            <text:p>11.1</text:p>
          </table:table-cell>
          <table:table-cell table:style-name="ce3" office:value-type="float" office:value="0.698166466509415" calcext:value-type="float">
            <text:p>0.698</text:p>
          </table:table-cell>
          <table:table-cell table:style-name="ce3" office:value-type="float" office:value="0.958649" calcext:value-type="float">
            <text:p>0.959</text:p>
          </table:table-cell>
          <table:table-cell table:style-name="ce3" office:value-type="float" office:value="0.001243" calcext:value-type="float">
            <text:p>0.001</text:p>
          </table:table-cell>
          <table:table-cell table:style-name="ce14" office:value-type="float" office:value="1325.7" calcext:value-type="float">
            <text:p>1325.7</text:p>
          </table:table-cell>
          <table:table-cell table:style-name="ce13" office:value-type="float" office:value="5.72" calcext:value-type="float">
            <text:p>5.7</text:p>
          </table:table-cell>
          <table:table-cell table:style-name="ce3" office:value-type="float" office:value="0.60900434620449" calcext:value-type="float">
            <text:p>0.609</text:p>
          </table:table-cell>
          <table:table-cell table:style-name="ce14" office:value-type="float" office:value="4972.86227203549" calcext:value-type="float">
            <text:p>4972.9</text:p>
          </table:table-cell>
          <table:table-cell table:style-name="ce7" office:value-type="float" office:value="1.53776850008908" calcext:value-type="float">
            <text:p>1.54</text:p>
          </table:table-cell>
          <table:table-cell table:style-name="ce3" office:value-type="float" office:value="1.70796560529588" calcext:value-type="float">
            <text:p>1.708</text:p>
          </table:table-cell>
          <table:table-cell office:value-type="float" office:value="0.00378237043397342" calcext:value-type="float">
            <text:p>0.00378</text:p>
          </table:table-cell>
          <table:table-cell table:style-name="ce2" office:value-type="string" calcext:value-type="string">
            <text:p>RelRR--K</text:p>
          </table:table-cell>
          <table:table-cell table:style-name="ce2" table:formula="of:=PEARSON([.AE$3:.AE$14];[.$Q$3:.$Q$14])" office:value-type="float" office:value="-0.512048779821967" calcext:value-type="float">
            <text:p>-0.512048779821967</text:p>
          </table:table-cell>
          <table:table-cell table:style-name="ce2" table:formula="of:=[.J12]/POWER(LN([.C12]);[.$AH$2])" office:value-type="float" office:value="2.03577578109893" calcext:value-type="float">
            <text:p>2.03577578109893</text:p>
          </table:table-cell>
          <table:table-cell/>
          <table:table-cell table:style-name="ce2" table:formula="of:=[.$AJ$1]*POWER([.$C12];[.$AJ$2])" office:value-type="float" office:value="4736.25733707712" calcext:value-type="float">
            <text:p>4736.25733707712</text:p>
          </table:table-cell>
          <table:table-cell/>
          <table:table-cell table:style-name="ce2" table:formula="of:=[.AL$1]*POWER([.$C12];[.AL$2])" office:value-type="float" office:value="0.356371660352803" calcext:value-type="float">
            <text:p>0.356371660352803</text:p>
          </table:table-cell>
          <table:table-cell/>
          <table:table-cell table:style-name="ce2" table:formula="of:=[.AN$1]*POWER([.$C12];[.AN$2])" office:value-type="float" office:value="3413.68179450189" calcext:value-type="float">
            <text:p>3413.68179450189</text:p>
          </table:table-cell>
          <table:table-cell/>
          <table:table-cell table:style-name="ce2" table:formula="of:=[.AP$1]*POWER([.$C12];[.AP$2])" office:value-type="float" office:value="610.342094439718" calcext:value-type="float">
            <text:p>610.342094439718</text:p>
          </table:table-cell>
          <table:table-cell/>
          <table:table-cell table:style-name="ce2" table:formula="of:=[.AR$1]*POWER([.$C12];[.AR$2])" office:value-type="float" office:value="38.6829704481508" calcext:value-type="float">
            <text:p>38.6829704481508</text:p>
          </table:table-cell>
          <table:table-cell/>
          <table:table-cell table:style-name="ce2" table:formula="of:=[.AT$1]*POWER([.$C12];[.AT$2])" office:value-type="float" office:value="748.634076227146" calcext:value-type="float">
            <text:p>748.634076227146</text:p>
          </table:table-cell>
          <table:table-cell/>
          <table:table-cell table:style-name="ce2" table:formula="of:=[.AV$1]*POWER([.$C12];[.AV$2])" office:value-type="float" office:value="4966.91737167745" calcext:value-type="float">
            <text:p>4966.91737167745</text:p>
          </table:table-cell>
          <table:table-cell/>
          <table:table-cell table:style-name="ce2" table:formula="of:=LN([.C12])" office:value-type="float" office:value="9.49852231946962" calcext:value-type="float">
            <text:p>9.49852231946962</text:p>
          </table:table-cell>
          <table:table-cell/>
          <table:table-cell table:style-name="ce2" table:formula="of:=[.AZ$1]*POWER([.$AX12];[.AZ$2])" office:value-type="float" office:value="7.18094486901733" calcext:value-type="float">
            <text:p>7.18094486901733</text:p>
          </table:table-cell>
          <table:table-cell/>
          <table:table-cell table:style-name="ce2" table:formula="of:=[.AB12]*LN([.C12])*LN([.C12])/[.C12]" office:value-type="float" office:value="33.6327746009154" calcext:value-type="float">
            <text:p>33.6327746009154</text:p>
          </table:table-cell>
          <table:table-cell table:number-columns-repeated="4"/>
          <table:table-cell table:style-name="ce2" table:formula="of:=[.BF$1]+[.BF$2]/POWER([.$C12];[.BF$3])" office:value-type="float" office:value="1.63810783827818" calcext:value-type="float">
            <text:p>1.63810783827818</text:p>
          </table:table-cell>
          <table:table-cell/>
          <table:table-cell table:style-name="ce2" table:formula="of:=0.5*PI()+[.BI$1]/POWER([.$C12];[.BI$2])" office:value-type="float" office:value="1.7109131747321" calcext:value-type="float">
            <text:p>1.7109131747321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10</text:p>
          </table:table-cell>
          <table:table-cell table:style-name="ce2" office:value-type="float" office:value="5154" calcext:value-type="float">
            <text:p>5154</text:p>
          </table:table-cell>
          <table:table-cell table:style-name="ce2" office:value-type="float" office:value="14871" calcext:value-type="float">
            <text:p>14871</text:p>
          </table:table-cell>
          <table:table-cell table:style-name="ce4" office:value-type="float" office:value="0.346580593100666" calcext:value-type="float">
            <text:p>0.347</text:p>
          </table:table-cell>
          <table:table-cell table:style-name="ce2" office:value-type="float" office:value="3687" calcext:value-type="float">
            <text:p>3687</text:p>
          </table:table-cell>
          <table:table-cell table:style-name="ce2" office:value-type="float" office:value="0.247932217066774" calcext:value-type="float">
            <text:p>0.247932217066774</text:p>
          </table:table-cell>
          <table:table-cell table:style-name="ce2" office:value-type="float" office:value="665" calcext:value-type="float">
            <text:p>665</text:p>
          </table:table-cell>
          <table:table-cell table:style-name="ce6" office:value-type="float" office:value="0.0447179073364266" calcext:value-type="float">
            <text:p>0.04472</text:p>
          </table:table-cell>
          <table:table-cell table:style-name="ce8" office:value-type="float" office:value="5.54436090225564" calcext:value-type="float">
            <text:p>5.54</text:p>
          </table:table-cell>
          <table:table-cell table:style-name="ce2" office:value-type="float" office:value="7.22749296169793" calcext:value-type="float">
            <text:p>7.22749296169793</text:p>
          </table:table-cell>
          <table:table-cell table:style-name="ce10" office:value-type="float" office:value="0.75230210880266" calcext:value-type="float">
            <text:p>0.7523</text:p>
          </table:table-cell>
          <table:table-cell table:style-name="ce10" office:value-type="float" office:value="2.33179291457062" calcext:value-type="float">
            <text:p>2.3318</text:p>
          </table:table-cell>
          <table:table-cell table:style-name="ce12" office:value-type="float" office:value="0.95331121732029" calcext:value-type="float">
            <text:p>0.9533</text:p>
          </table:table-cell>
          <table:table-cell table:style-name="ce14" office:value-type="float" office:value="40" calcext:value-type="float">
            <text:p>40.0</text:p>
          </table:table-cell>
          <table:table-cell table:style-name="ce8" office:value-type="float" office:value="9.294375" calcext:value-type="float">
            <text:p>9.29</text:p>
          </table:table-cell>
          <table:table-cell table:style-name="ce16" office:value-type="float" office:value="0.00379624576798281" calcext:value-type="float">
            <text:p>0.003796</text:p>
          </table:table-cell>
          <table:table-cell table:style-name="ce16" office:value-type="float" office:value="0.99639707923769" calcext:value-type="float">
            <text:p>0.996397</text:p>
          </table:table-cell>
          <table:table-cell table:style-name="ce4" office:value-type="float" office:value="1.60572" calcext:value-type="float">
            <text:p>1.606</text:p>
          </table:table-cell>
          <table:table-cell table:style-name="ce4" office:value-type="float" office:value="0.04219" calcext:value-type="float">
            <text:p>0.042</text:p>
          </table:table-cell>
          <table:table-cell table:style-name="ce14" office:value-type="float" office:value="819.29" calcext:value-type="float">
            <text:p>819.3</text:p>
          </table:table-cell>
          <table:table-cell table:style-name="ce13" office:value-type="float" office:value="16.37" calcext:value-type="float">
            <text:p>16.4</text:p>
          </table:table-cell>
          <table:table-cell table:style-name="ce3" office:value-type="float" office:value="0.698274237667609" calcext:value-type="float">
            <text:p>0.698</text:p>
          </table:table-cell>
          <table:table-cell table:style-name="ce3" office:value-type="float" office:value="0.9629" calcext:value-type="float">
            <text:p>0.963</text:p>
          </table:table-cell>
          <table:table-cell table:style-name="ce3" office:value-type="float" office:value="0.001114" calcext:value-type="float">
            <text:p>0.001</text:p>
          </table:table-cell>
          <table:table-cell table:style-name="ce14" office:value-type="float" office:value="1492.56" calcext:value-type="float">
            <text:p>1492.6</text:p>
          </table:table-cell>
          <table:table-cell table:style-name="ce13" office:value-type="float" office:value="5.758" calcext:value-type="float">
            <text:p>5.8</text:p>
          </table:table-cell>
          <table:table-cell table:style-name="ce3" office:value-type="float" office:value="0.609012572845881" calcext:value-type="float">
            <text:p>0.609</text:p>
          </table:table-cell>
          <table:table-cell table:style-name="ce14" office:value-type="float" office:value="5413.25045073787" calcext:value-type="float">
            <text:p>5413.3</text:p>
          </table:table-cell>
          <table:table-cell table:style-name="ce7" office:value-type="float" office:value="1.51878974685672" calcext:value-type="float">
            <text:p>1.52</text:p>
          </table:table-cell>
          <table:table-cell table:style-name="ce3" office:value-type="float" office:value="1.70222732117359" calcext:value-type="float">
            <text:p>1.702</text:p>
          </table:table-cell>
          <table:table-cell office:value-type="float" office:value="0.00372900079454519" calcext:value-type="float">
            <text:p>0.00373</text:p>
          </table:table-cell>
          <table:table-cell table:number-columns-repeated="2"/>
          <table:table-cell table:style-name="ce2" table:formula="of:=[.J13]/POWER(LN([.C13]);[.$AH$2])" office:value-type="float" office:value="2.03579598924395" calcext:value-type="float">
            <text:p>2.03579598924395</text:p>
          </table:table-cell>
          <table:table-cell/>
          <table:table-cell table:style-name="ce2" table:formula="of:=[.$AJ$1]*POWER([.$C13];[.$AJ$2])" office:value-type="float" office:value="5160.64333831375" calcext:value-type="float">
            <text:p>5160.64333831375</text:p>
          </table:table-cell>
          <table:table-cell/>
          <table:table-cell table:style-name="ce2" table:formula="of:=[.AL$1]*POWER([.$C13];[.AL$2])" office:value-type="float" office:value="0.348642382090409" calcext:value-type="float">
            <text:p>0.348642382090409</text:p>
          </table:table-cell>
          <table:table-cell/>
          <table:table-cell table:style-name="ce2" table:formula="of:=[.AN$1]*POWER([.$C13];[.AN$2])" office:value-type="float" office:value="3698.9622912795" calcext:value-type="float">
            <text:p>3698.9622912795</text:p>
          </table:table-cell>
          <table:table-cell/>
          <table:table-cell table:style-name="ce2" table:formula="of:=[.AP$1]*POWER([.$C13];[.AP$2])" office:value-type="float" office:value="670.64526213885" calcext:value-type="float">
            <text:p>670.64526213885</text:p>
          </table:table-cell>
          <table:table-cell/>
          <table:table-cell table:style-name="ce2" table:formula="of:=[.AR$1]*POWER([.$C13];[.AR$2])" office:value-type="float" office:value="40.7028334727781" calcext:value-type="float">
            <text:p>40.7028334727781</text:p>
          </table:table-cell>
          <table:table-cell/>
          <table:table-cell table:style-name="ce2" table:formula="of:=[.AT$1]*POWER([.$C13];[.AT$2])" office:value-type="float" office:value="825.179202314537" calcext:value-type="float">
            <text:p>825.179202314537</text:p>
          </table:table-cell>
          <table:table-cell/>
          <table:table-cell table:style-name="ce2" table:formula="of:=[.AV$1]*POWER([.$C13];[.AV$2])" office:value-type="float" office:value="5418.54082435381" calcext:value-type="float">
            <text:p>5418.54082435381</text:p>
          </table:table-cell>
          <table:table-cell/>
          <table:table-cell table:style-name="ce2" table:formula="of:=LN([.C13])" office:value-type="float" office:value="9.60716828668868" calcext:value-type="float">
            <text:p>9.60716828668868</text:p>
          </table:table-cell>
          <table:table-cell/>
          <table:table-cell table:style-name="ce2" table:formula="of:=[.AZ$1]*POWER([.$AX13];[.AZ$2])" office:value-type="float" office:value="7.22684549404462" calcext:value-type="float">
            <text:p>7.22684549404462</text:p>
          </table:table-cell>
          <table:table-cell/>
          <table:table-cell table:style-name="ce2" table:formula="of:=[.AB13]*LN([.C13])*LN([.C13])/[.C13]" office:value-type="float" office:value="33.5976377738096" calcext:value-type="float">
            <text:p>33.5976377738096</text:p>
          </table:table-cell>
          <table:table-cell table:number-columns-repeated="4"/>
          <table:table-cell table:style-name="ce2" table:formula="of:=[.BF$1]+[.BF$2]/POWER([.$C13];[.BF$3])" office:value-type="float" office:value="1.63528792476424" calcext:value-type="float">
            <text:p>1.63528792476424</text:p>
          </table:table-cell>
          <table:table-cell/>
          <table:table-cell table:style-name="ce2" table:formula="of:=0.5*PI()+[.BI$1]/POWER([.$C13];[.BI$2])" office:value-type="float" office:value="1.70406344120531" calcext:value-type="float">
            <text:p>1.70406344120531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11</text:p>
          </table:table-cell>
          <table:table-cell table:style-name="ce2" office:value-type="float" office:value="5527" calcext:value-type="float">
            <text:p>5527</text:p>
          </table:table-cell>
          <table:table-cell table:style-name="ce2" office:value-type="float" office:value="16212" calcext:value-type="float">
            <text:p>16212</text:p>
          </table:table-cell>
          <table:table-cell table:style-name="ce4" office:value-type="float" office:value="0.340920305946213" calcext:value-type="float">
            <text:p>0.341</text:p>
          </table:table-cell>
          <table:table-cell table:style-name="ce2" office:value-type="float" office:value="3954" calcext:value-type="float">
            <text:p>3954</text:p>
          </table:table-cell>
          <table:table-cell table:style-name="ce2" office:value-type="float" office:value="0.243893412287195" calcext:value-type="float">
            <text:p>0.243893412287195</text:p>
          </table:table-cell>
          <table:table-cell table:style-name="ce2" office:value-type="float" office:value="707" calcext:value-type="float">
            <text:p>707</text:p>
          </table:table-cell>
          <table:table-cell table:style-name="ce6" office:value-type="float" office:value="0.0436096718480138" calcext:value-type="float">
            <text:p>0.04361</text:p>
          </table:table-cell>
          <table:table-cell table:style-name="ce8" office:value-type="float" office:value="5.59264497878359" calcext:value-type="float">
            <text:p>5.59</text:p>
          </table:table-cell>
          <table:table-cell table:style-name="ce2" office:value-type="float" office:value="7.26052632263969" calcext:value-type="float">
            <text:p>7.26052632263969</text:p>
          </table:table-cell>
          <table:table-cell table:style-name="ce10" office:value-type="float" office:value="0.749009242146975" calcext:value-type="float">
            <text:p>0.7490</text:p>
          </table:table-cell>
          <table:table-cell table:style-name="ce10" office:value-type="float" office:value="2.33199513689641" calcext:value-type="float">
            <text:p>2.3320</text:p>
          </table:table-cell>
          <table:table-cell table:style-name="ce12" office:value-type="float" office:value="0.948123639523669" calcext:value-type="float">
            <text:p>0.9481</text:p>
          </table:table-cell>
          <table:table-cell table:style-name="ce14" office:value-type="float" office:value="42.5" calcext:value-type="float">
            <text:p>42.5</text:p>
          </table:table-cell>
          <table:table-cell table:style-name="ce8" office:value-type="float" office:value="8.97550173010381" calcext:value-type="float">
            <text:p>8.98</text:p>
          </table:table-cell>
          <table:table-cell table:style-name="ce16" office:value-type="float" office:value="0.00376138938487706" calcext:value-type="float">
            <text:p>0.003761</text:p>
          </table:table-cell>
          <table:table-cell table:style-name="ce16" office:value-type="float" office:value="0.996418892665542" calcext:value-type="float">
            <text:p>0.996419</text:p>
          </table:table-cell>
          <table:table-cell table:style-name="ce4" office:value-type="float" office:value="1.59226" calcext:value-type="float">
            <text:p>1.592</text:p>
          </table:table-cell>
          <table:table-cell table:style-name="ce4" office:value-type="float" office:value="0.04442" calcext:value-type="float">
            <text:p>0.044</text:p>
          </table:table-cell>
          <table:table-cell table:style-name="ce14" office:value-type="float" office:value="870.577" calcext:value-type="float">
            <text:p>870.6</text:p>
          </table:table-cell>
          <table:table-cell table:style-name="ce13" office:value-type="float" office:value="18.52" calcext:value-type="float">
            <text:p>18.5</text:p>
          </table:table-cell>
          <table:table-cell table:style-name="ce3" office:value-type="float" office:value="0.69831859808457" calcext:value-type="float">
            <text:p>0.698</text:p>
          </table:table-cell>
          <table:table-cell table:style-name="ce3" office:value-type="float" office:value="0.96596" calcext:value-type="float">
            <text:p>0.966</text:p>
          </table:table-cell>
          <table:table-cell table:style-name="ce3" office:value-type="float" office:value="0.001005" calcext:value-type="float">
            <text:p>0.001</text:p>
          </table:table-cell>
          <table:table-cell table:style-name="ce14" office:value-type="float" office:value="1644.33" calcext:value-type="float">
            <text:p>1644.3</text:p>
          </table:table-cell>
          <table:table-cell table:style-name="ce13" office:value-type="float" office:value="5.709" calcext:value-type="float">
            <text:p>5.7</text:p>
          </table:table-cell>
          <table:table-cell table:style-name="ce3" office:value-type="float" office:value="0.611801306998735" calcext:value-type="float">
            <text:p>0.612</text:p>
          </table:table-cell>
          <table:table-cell table:style-name="ce14" office:value-type="float" office:value="5806.47516132598" calcext:value-type="float">
            <text:p>5806.5</text:p>
          </table:table-cell>
          <table:table-cell table:style-name="ce7" office:value-type="float" office:value="1.50779124244468" calcext:value-type="float">
            <text:p>1.51</text:p>
          </table:table-cell>
          <table:table-cell table:style-name="ce3" office:value-type="float" office:value="1.70036608100851" calcext:value-type="float">
            <text:p>1.700</text:p>
          </table:table-cell>
          <table:table-cell office:value-type="float" office:value="0.00369970668070713" calcext:value-type="float">
            <text:p>0.00370</text:p>
          </table:table-cell>
          <table:table-cell table:number-columns-repeated="2"/>
          <table:table-cell table:style-name="ce2" table:formula="of:=[.J14]/POWER(LN([.C14]);[.$AH$2])" office:value-type="float" office:value="2.03487991309086" calcext:value-type="float">
            <text:p>2.03487991309086</text:p>
          </table:table-cell>
          <table:table-cell/>
          <table:table-cell table:style-name="ce2" table:formula="of:=[.$AJ$1]*POWER([.$C14];[.$AJ$2])" office:value-type="float" office:value="5524.84875695009" calcext:value-type="float">
            <text:p>5524.84875695009</text:p>
          </table:table-cell>
          <table:table-cell/>
          <table:table-cell table:style-name="ce2" table:formula="of:=[.AL$1]*POWER([.$C14];[.AL$2])" office:value-type="float" office:value="0.342619806094658" calcext:value-type="float">
            <text:p>0.342619806094658</text:p>
          </table:table-cell>
          <table:table-cell/>
          <table:table-cell table:style-name="ce2" table:formula="of:=[.AN$1]*POWER([.$C14];[.AN$2])" office:value-type="float" office:value="3942.57474256555" calcext:value-type="float">
            <text:p>3942.57474256555</text:p>
          </table:table-cell>
          <table:table-cell/>
          <table:table-cell table:style-name="ce2" table:formula="of:=[.AP$1]*POWER([.$C14];[.AP$2])" office:value-type="float" office:value="722.787727486358" calcext:value-type="float">
            <text:p>722.787727486358</text:p>
          </table:table-cell>
          <table:table-cell/>
          <table:table-cell table:style-name="ce2" table:formula="of:=[.AR$1]*POWER([.$C14];[.AR$2])" office:value-type="float" office:value="42.3829216794094" calcext:value-type="float">
            <text:p>42.3829216794094</text:p>
          </table:table-cell>
          <table:table-cell/>
          <table:table-cell table:style-name="ce2" table:formula="of:=[.AT$1]*POWER([.$C14];[.AT$2])" office:value-type="float" office:value="891.551155165457" calcext:value-type="float">
            <text:p>891.551155165457</text:p>
          </table:table-cell>
          <table:table-cell/>
          <table:table-cell table:style-name="ce2" table:formula="of:=[.AV$1]*POWER([.$C14];[.AV$2])" office:value-type="float" office:value="5806.54215459089" calcext:value-type="float">
            <text:p>5806.54215459089</text:p>
          </table:table-cell>
          <table:table-cell/>
          <table:table-cell table:style-name="ce2" table:formula="of:=LN([.C14])" office:value-type="float" office:value="9.6935069877482" calcext:value-type="float">
            <text:p>9.6935069877482</text:p>
          </table:table-cell>
          <table:table-cell/>
          <table:table-cell table:style-name="ce2" table:formula="of:=[.AZ$1]*POWER([.$AX14];[.AZ$2])" office:value-type="float" office:value="7.26315920706823" calcext:value-type="float">
            <text:p>7.26315920706823</text:p>
          </table:table-cell>
          <table:table-cell/>
          <table:table-cell table:style-name="ce2" table:formula="of:=[.AB14]*LN([.C14])*LN([.C14])/[.C14]" office:value-type="float" office:value="33.6540885360799" calcext:value-type="float">
            <text:p>33.6540885360799</text:p>
          </table:table-cell>
          <table:table-cell table:number-columns-repeated="4"/>
          <table:table-cell table:style-name="ce2" table:formula="of:=[.BF$1]+[.BF$2]/POWER([.$C14];[.BF$3])" office:value-type="float" office:value="1.63312354010429" calcext:value-type="float">
            <text:p>1.63312354010429</text:p>
          </table:table-cell>
          <table:table-cell/>
          <table:table-cell table:style-name="ce2" table:formula="of:=0.5*PI()+[.BI$1]/POWER([.$C14];[.BI$2])" office:value-type="float" office:value="1.6988596950035" calcext:value-type="float">
            <text:p>1.6988596950035</text:p>
          </table:table-cell>
          <table:table-cell table:number-columns-repeated="96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KR Hajd" table:style-name="ta12">
        <office:forms form:automatic-focus="false" form:apply-design-mode="false"/>
        <table:table-column table:style-name="co2" table:number-columns-repeated="30" table:default-cell-style-name="Default"/>
        <table:table-column table:style-name="co4" table:default-cell-style-name="ce17"/>
        <table:table-column table:style-name="co2" table:number-columns-repeated="99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3"/>
          <table:table-cell table:style-name="ce18" office:value-type="string" calcext:value-type="string">
            <text:p>a=</text:p>
          </table:table-cell>
          <table:table-cell table:style-name="ce2" office:value-type="float" office:value="3.49692" calcext:value-type="float">
            <text:p>3.49692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2.72462" calcext:value-type="float">
            <text:p>2.72462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4.25166" calcext:value-type="float">
            <text:p>4.25166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256182" calcext:value-type="float">
            <text:p>0.256182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281585" calcext:value-type="float">
            <text:p>0.281585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0.258706" calcext:value-type="float">
            <text:p>0.258706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3.15293" calcext:value-type="float">
            <text:p>3.15293</text:p>
          </table:table-cell>
          <table:table-cell/>
          <table:table-cell table:style-name="ce2" office:value-type="string" calcext:value-type="string">
            <text:p>LN(N):</text:p>
          </table:table-cell>
          <table:table-cell table:style-name="ce18" office:value-type="string" calcext:value-type="string">
            <text:p>a=</text:p>
          </table:table-cell>
          <table:table-cell table:style-name="ce2" office:value-type="float" office:value="1.88093" calcext:value-type="float">
            <text:p>1.88093</text:p>
          </table:table-cell>
          <table:table-cell table:number-columns-repeated="4"/>
          <table:table-cell table:style-name="ce2" office:value-type="string" calcext:value-type="string">
            <text:p>phi:</text:p>
          </table:table-cell>
          <table:table-cell table:style-name="ce18" office:value-type="float" office:value="1.56383" calcext:value-type="float">
            <text:p>1.56383</text:p>
          </table:table-cell>
          <table:table-cell/>
          <table:table-cell table:style-name="ce18" office:value-type="string" calcext:value-type="string">
            <text:p>a=</text:p>
          </table:table-cell>
          <table:table-cell table:style-name="ce2" office:value-type="float" office:value="26.1965" calcext:value-type="float">
            <text:p>26.1965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# Chapter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TTR</text:p>
          </table:table-cell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1/N</text:p>
          </table:table-cell>
          <table:table-cell table:style-name="ce2" office:value-type="string" calcext:value-type="string">
            <text:p>N2</text:p>
          </table:table-cell>
          <table:table-cell table:style-name="ce6" office:value-type="string" calcext:value-type="string">
            <text:p>N2/N</text:p>
          </table:table-cell>
          <table:table-cell table:style-name="ce8" office:value-type="string" calcext:value-type="string">
            <text:p>N1/N2</text:p>
          </table:table-cell>
          <table:table-cell table:style-name="ce2" office:value-type="string" calcext:value-type="string">
            <text:p>Entropy</text:p>
          </table:table-cell>
          <table:table-cell table:style-name="ce10" office:value-type="string" calcext:value-type="string">
            <text:p>S/lnN</text:p>
          </table:table-cell>
          <table:table-cell table:style-name="ce10" office:value-type="string" calcext:value-type="string">
            <text:p>S/sqrtlnN</text:p>
          </table:table-cell>
          <table:table-cell table:style-name="ce12" office:value-type="string" calcext:value-type="string">
            <text:p>S/W</text:p>
          </table:table-cell>
          <table:table-cell table:style-name="ce14" office:value-type="string" calcext:value-type="string">
            <text:p>h-point</text:p>
          </table:table-cell>
          <table:table-cell table:style-name="ce8" office:value-type="string" calcext:value-type="string">
            <text:p>a-scaling</text:p>
          </table:table-cell>
          <table:table-cell table:style-name="ce16" office:value-type="string" calcext:value-type="string">
            <text:p>RRate</text:p>
          </table:table-cell>
          <table:table-cell table:style-name="ce16" office:value-type="string" calcext:value-type="string">
            <text:p>RelRR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dalpha</text:p>
          </table:table-cell>
          <table:table-cell table:style-name="ce14" office:value-type="string" calcext:value-type="string">
            <text:p>T</text:p>
          </table:table-cell>
          <table:table-cell table:style-name="ce13" office:value-type="string" calcext:value-type="string">
            <text:p>dT</text:p>
          </table:table-cell>
          <table:table-cell table:style-name="ce3" office:value-type="string" calcext:value-type="string">
            <text:p>tau</text:p>
          </table:table-cell>
          <table:table-cell table:style-name="ce3" office:value-type="string" calcext:value-type="string">
            <text:p>sZipf</text:p>
          </table:table-cell>
          <table:table-cell table:style-name="ce3" office:value-type="string" calcext:value-type="string">
            <text:p>ds</text:p>
          </table:table-cell>
          <table:table-cell table:style-name="ce14" office:value-type="string" calcext:value-type="string">
            <text:p>CZipf</text:p>
          </table:table-cell>
          <table:table-cell table:style-name="ce13" office:value-type="string" calcext:value-type="string">
            <text:p>dC</text:p>
          </table:table-cell>
          <table:table-cell table:style-name="ce3" office:value-type="string" calcext:value-type="string">
            <text:p>A</text:p>
          </table:table-cell>
          <table:table-cell table:style-name="ce14" office:value-type="string" calcext:value-type="string">
            <text:p>L</text:p>
          </table:table-cell>
          <table:table-cell table:style-name="ce7" office:value-type="string" calcext:value-type="string">
            <text:p>Lambda</text:p>
          </table:table-cell>
          <table:table-cell table:style-name="ce3" office:value-type="string" calcext:value-type="string">
            <text:p>phi</text:p>
          </table:table-cell>
          <table:table-cell office:value-type="string" calcext:value-type="string">
            <text:p>K</text:p>
          </table:table-cell>
          <table:table-cell table:style-name="ce1" table:number-columns-repeated="2"/>
          <table:table-cell table:style-name="ce1" office:value-type="float" office:value="0.59" calcext:value-type="float">
            <text:p>0.59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74694" calcext:value-type="float">
            <text:p>0.74694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-0.223894" calcext:value-type="float">
            <text:p>-0.223894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676433" calcext:value-type="float">
            <text:p>0.676433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831775" calcext:value-type="float">
            <text:p>0.831775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503466" calcext:value-type="float">
            <text:p>0.503466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861942" calcext:value-type="float">
            <text:p>0.861942</text:p>
          </table:table-cell>
          <table:table-cell table:style-name="ce18" office:value-type="string" calcext:value-type="string">
            <text:p>b=</text:p>
          </table:table-cell>
          <table:table-cell table:style-name="ce1" office:value-type="float" office:value="0.766502" calcext:value-type="float">
            <text:p>0.766502</text:p>
          </table:table-cell>
          <table:table-cell table:style-name="ce1" table:number-columns-repeated="2"/>
          <table:table-cell table:style-name="ce18" office:value-type="string" calcext:value-type="string">
            <text:p>b=</text:p>
          </table:table-cell>
          <table:table-cell table:style-name="ce1" office:value-type="float" office:value="0.597694" calcext:value-type="float">
            <text:p>0.597694</text:p>
          </table:table-cell>
          <table:table-cell table:style-name="ce1" table:number-columns-repeated="5"/>
          <table:table-cell table:style-name="ce18" office:value-type="float" office:value="2.18976" calcext:value-type="float">
            <text:p>2.18976</text:p>
          </table:table-cell>
          <table:table-cell table:style-name="ce1"/>
          <table:table-cell table:style-name="ce18" office:value-type="string" calcext:value-type="string">
            <text:p>b=</text:p>
          </table:table-cell>
          <table:table-cell table:style-name="ce1" office:value-type="float" office:value="0.622161" calcext:value-type="float">
            <text:p>0.622161</text:p>
          </table:table-cell>
          <table:table-cell table:style-name="ce1" table:number-columns-repeated="963"/>
        </table:table-row>
        <table:table-row table:style-name="ro1">
          <table:table-cell table:style-name="ce2" office:value-type="string" calcext:value-type="string">
            <text:p>Chapter0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1036" calcext:value-type="float">
            <text:p>1036</text:p>
          </table:table-cell>
          <table:table-cell table:style-name="ce4" office:value-type="float" office:value="0.553088803088803" calcext:value-type="float">
            <text:p>0.553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0.3996138996139" calcext:value-type="float">
            <text:p>0.3996138996139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float" office:value="0.0781853281853282" calcext:value-type="float">
            <text:p>0.07819</text:p>
          </table:table-cell>
          <table:table-cell table:style-name="ce8" office:value-type="float" office:value="5.11111111111111" calcext:value-type="float">
            <text:p>5.11</text:p>
          </table:table-cell>
          <table:table-cell table:style-name="ce2" office:value-type="float" office:value="5.92341683600465" calcext:value-type="float">
            <text:p>5.92341683600465</text:p>
          </table:table-cell>
          <table:table-cell table:style-name="ce10" office:value-type="float" office:value="0.853134436537747" calcext:value-type="float">
            <text:p>0.8531</text:p>
          </table:table-cell>
          <table:table-cell table:style-name="ce10" office:value-type="float" office:value="2.24799263449928" calcext:value-type="float">
            <text:p>2.2480</text:p>
          </table:table-cell>
          <table:table-cell table:style-name="ce12" office:value-type="float" office:value="1.12200283464557" calcext:value-type="float">
            <text:p>1.1220</text:p>
          </table:table-cell>
          <table:table-cell table:style-name="ce14" office:value-type="float" office:value="10" calcext:value-type="float">
            <text:p>10.0</text:p>
          </table:table-cell>
          <table:table-cell table:style-name="ce8" office:value-type="float" office:value="10.36" calcext:value-type="float">
            <text:p>10.36</text:p>
          </table:table-cell>
          <table:table-cell table:style-name="ce16" office:value-type="float" office:value="0.00523993381136253" calcext:value-type="float">
            <text:p>0.005240</text:p>
          </table:table-cell>
          <table:table-cell table:style-name="ce16" office:value-type="float" office:value="0.996499157213443" calcext:value-type="float">
            <text:p>0.996499</text:p>
          </table:table-cell>
          <table:table-cell table:style-name="ce4" office:value-type="float" office:value="1.66951" calcext:value-type="float">
            <text:p>1.670</text:p>
          </table:table-cell>
          <table:table-cell table:style-name="ce4" office:value-type="float" office:value="0.09529" calcext:value-type="float">
            <text:p>0.095</text:p>
          </table:table-cell>
          <table:table-cell table:style-name="ce14" office:value-type="float" office:value="103.4" calcext:value-type="float">
            <text:p>103.4</text:p>
          </table:table-cell>
          <table:table-cell table:style-name="ce13" office:value-type="float" office:value="4.505" calcext:value-type="float">
            <text:p>4.5</text:p>
          </table:table-cell>
          <table:table-cell table:style-name="ce3" office:value-type="float" office:value="0.668086298871669" calcext:value-type="float">
            <text:p>0.668</text:p>
          </table:table-cell>
          <table:table-cell table:style-name="ce3" office:value-type="float" office:value="0.645566" calcext:value-type="float">
            <text:p>0.646</text:p>
          </table:table-cell>
          <table:table-cell table:style-name="ce3" office:value-type="float" office:value="0.005144" calcext:value-type="float">
            <text:p>0.005</text:p>
          </table:table-cell>
          <table:table-cell table:style-name="ce14" office:value-type="float" office:value="41.4288" calcext:value-type="float">
            <text:p>41.4</text:p>
          </table:table-cell>
          <table:table-cell table:style-name="ce13" office:value-type="float" office:value="0.8656" calcext:value-type="float">
            <text:p>0.9</text:p>
          </table:table-cell>
          <table:table-cell table:style-name="ce3" office:value-type="float" office:value="0.917077679945022" calcext:value-type="float">
            <text:p>0.917</text:p>
          </table:table-cell>
          <table:table-cell table:style-name="ce14" office:value-type="float" office:value="588.436974052507" calcext:value-type="float">
            <text:p>588.4</text:p>
          </table:table-cell>
          <table:table-cell table:style-name="ce7" office:value-type="float" office:value="1.71269224918215" calcext:value-type="float">
            <text:p>1.71</text:p>
          </table:table-cell>
          <table:table-cell table:style-name="ce3" office:value-type="float" office:value="1.93524825888843" calcext:value-type="float">
            <text:p>1.935</text:p>
          </table:table-cell>
          <table:table-cell office:value-type="float" office:value="0.00427468284611142" calcext:value-type="float">
            <text:p>0.00427</text:p>
          </table:table-cell>
          <table:table-cell table:style-name="ce2" office:value-type="string" calcext:value-type="string">
            <text:p>a-scaling</text:p>
          </table:table-cell>
          <table:table-cell table:style-name="ce2" table:formula="of:=CORREL([.O3:.O14];[.C3:.C14])" office:value-type="float" office:value="0.148303584544688" calcext:value-type="float">
            <text:p>0.148303584544688</text:p>
          </table:table-cell>
          <table:table-cell table:style-name="ce2" table:formula="of:=[.J3]/POWER(LN([.C3]);[.$AH$2])" office:value-type="float" office:value="1.88823024566827" calcext:value-type="float">
            <text:p>1.88823024566827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$AJ$1]*POWER([.$C3];[.$AJ$2])" office:value-type="float" office:value="625.141762220043" calcext:value-type="float">
            <text:p>625.141762220043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L$1]*POWER([.$C3];[.AL$2])" office:value-type="float" office:value="0.57568509210507" calcext:value-type="float">
            <text:p>0.57568509210507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N$1]*POWER([.$C3];[.AN$2])" office:value-type="float" office:value="465.851365338693" calcext:value-type="float">
            <text:p>465.851365338693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P$1]*POWER([.$C3];[.AP$2])" office:value-type="float" office:value="82.5371507120273" calcext:value-type="float">
            <text:p>82.5371507120273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R$1]*POWER([.$C3];[.AR$2])" office:value-type="float" office:value="9.28411755616873" calcext:value-type="float">
            <text:p>9.28411755616873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T$1]*POWER([.$C3];[.AT$2])" office:value-type="float" office:value="102.771269069475" calcext:value-type="float">
            <text:p>102.771269069475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V$1]*POWER([.$C3];[.AV$2])" office:value-type="float" office:value="645.644732344834" calcext:value-type="float">
            <text:p>645.644732344834</text:p>
          </table:table-cell>
          <table:table-cell/>
          <table:table-cell table:style-name="ce2" table:formula="of:=LN([.C3])" office:value-type="float" office:value="6.94312242281943" calcext:value-type="float">
            <text:p>6.94312242281943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[.AZ$1]*POWER([.$AX3];[.AZ$2])" office:value-type="float" office:value="5.9891460197746" calcext:value-type="float">
            <text:p>5.9891460197746</text:p>
          </table:table-cell>
          <table:table-cell/>
          <table:table-cell table:style-name="ce2" table:formula="of:=[.AB3]*LN([.C3])*LN([.C3])/[.C3]" office:value-type="float" office:value="27.3810339624225" calcext:value-type="float">
            <text:p>27.3810339624225</text:p>
          </table:table-cell>
          <table:table-cell table:number-columns-repeated="3"/>
          <table:table-cell table:style-name="ce18" office:value-type="float" office:value="0.356238" calcext:value-type="float">
            <text:p>0.356238</text:p>
          </table:table-cell>
          <table:table-cell table:style-name="ce2" table:formula="of:=[.BF$1]+[.BF$2]/POWER([.$C3];[.BF$3])" office:value-type="float" office:value="1.74842111357637" calcext:value-type="float">
            <text:p>1.74842111357637</text:p>
          </table:table-cell>
          <table:table-cell table:style-name="ce2" office:value-type="string" calcext:value-type="string">
            <text:p>R2:</text:p>
          </table:table-cell>
          <table:table-cell table:style-name="ce2" table:formula="of:=0.5*PI()+[.BI$1]/POWER([.$C3];[.BI$2])" office:value-type="float" office:value="1.91929732808386" calcext:value-type="float">
            <text:p>1.91929732808386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1</text:p>
          </table:table-cell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1212" calcext:value-type="float">
            <text:p>1212</text:p>
          </table:table-cell>
          <table:table-cell table:style-name="ce4" office:value-type="float" office:value="0.558580858085809" calcext:value-type="float">
            <text:p>0.559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0.410891089108911" calcext:value-type="float">
            <text:p>0.410891089108911</text:p>
          </table:table-cell>
          <table:table-cell table:style-name="ce2" office:value-type="float" office:value="91" calcext:value-type="float">
            <text:p>91</text:p>
          </table:table-cell>
          <table:table-cell table:style-name="ce6" office:value-type="float" office:value="0.0750825082508251" calcext:value-type="float">
            <text:p>0.07508</text:p>
          </table:table-cell>
          <table:table-cell table:style-name="ce8" office:value-type="float" office:value="5.47252747252747" calcext:value-type="float">
            <text:p>5.47</text:p>
          </table:table-cell>
          <table:table-cell table:style-name="ce2" office:value-type="float" office:value="6.06135237596999" calcext:value-type="float">
            <text:p>6.06135237596999</text:p>
          </table:table-cell>
          <table:table-cell table:style-name="ce10" office:value-type="float" office:value="0.853708335717202" calcext:value-type="float">
            <text:p>0.8537</text:p>
          </table:table-cell>
          <table:table-cell table:style-name="ce10" office:value-type="float" office:value="2.27478065955486" calcext:value-type="float">
            <text:p>2.2748</text:p>
          </table:table-cell>
          <table:table-cell table:style-name="ce12" office:value-type="float" office:value="1.12008714300997" calcext:value-type="float">
            <text:p>1.1201</text:p>
          </table:table-cell>
          <table:table-cell table:style-name="ce14" office:value-type="float" office:value="10.75" calcext:value-type="float">
            <text:p>10.8</text:p>
          </table:table-cell>
          <table:table-cell table:style-name="ce8" office:value-type="float" office:value="10.4878312601406" calcext:value-type="float">
            <text:p>10.49</text:p>
          </table:table-cell>
          <table:table-cell table:style-name="ce16" office:value-type="float" office:value="0.00497772549532174" calcext:value-type="float">
            <text:p>0.004978</text:p>
          </table:table-cell>
          <table:table-cell table:style-name="ce16" office:value-type="float" office:value="0.996494200946253" calcext:value-type="float">
            <text:p>0.996494</text:p>
          </table:table-cell>
          <table:table-cell table:style-name="ce4" office:value-type="float" office:value="1.64661" calcext:value-type="float">
            <text:p>1.647</text:p>
          </table:table-cell>
          <table:table-cell table:style-name="ce4" office:value-type="float" office:value="0.115" calcext:value-type="float">
            <text:p>0.115</text:p>
          </table:table-cell>
          <table:table-cell table:style-name="ce14" office:value-type="float" office:value="114.945" calcext:value-type="float">
            <text:p>114.9</text:p>
          </table:table-cell>
          <table:table-cell table:style-name="ce13" office:value-type="float" office:value="6.064" calcext:value-type="float">
            <text:p>6.1</text:p>
          </table:table-cell>
          <table:table-cell table:style-name="ce3" office:value-type="float" office:value="0.668230366130121" calcext:value-type="float">
            <text:p>0.668</text:p>
          </table:table-cell>
          <table:table-cell table:style-name="ce3" office:value-type="float" office:value="0.636779" calcext:value-type="float">
            <text:p>0.637</text:p>
          </table:table-cell>
          <table:table-cell table:style-name="ce3" office:value-type="float" office:value="0.005016" calcext:value-type="float">
            <text:p>0.005</text:p>
          </table:table-cell>
          <table:table-cell table:style-name="ce14" office:value-type="float" office:value="42.709" calcext:value-type="float">
            <text:p>42.7</text:p>
          </table:table-cell>
          <table:table-cell table:style-name="ce13" office:value-type="float" office:value="0.8885" calcext:value-type="float">
            <text:p>0.9</text:p>
          </table:table-cell>
          <table:table-cell table:style-name="ce3" office:value-type="float" office:value="0.90130394312332" calcext:value-type="float">
            <text:p>0.901</text:p>
          </table:table-cell>
          <table:table-cell table:style-name="ce14" office:value-type="float" office:value="695.679520868193" calcext:value-type="float">
            <text:p>695.7</text:p>
          </table:table-cell>
          <table:table-cell table:style-name="ce7" office:value-type="float" office:value="1.76990893164962" calcext:value-type="float">
            <text:p>1.77</text:p>
          </table:table-cell>
          <table:table-cell table:style-name="ce3" office:value-type="float" office:value="1.91354326361033" calcext:value-type="float">
            <text:p>1.914</text:p>
          </table:table-cell>
          <table:table-cell office:value-type="float" office:value="0.00415264298707098" calcext:value-type="float">
            <text:p>0.00415</text:p>
          </table:table-cell>
          <table:table-cell table:style-name="ce15" office:value-type="string" calcext:value-type="string">
            <text:p>RelRR</text:p>
          </table:table-cell>
          <table:table-cell table:style-name="ce2" table:formula="of:=PEARSON([.Q$3:.Q$14];[.$C$3:.$C$14])" office:value-type="float" office:value="-0.740952902893572" calcext:value-type="float">
            <text:p>-0.740952902893572</text:p>
          </table:table-cell>
          <table:table-cell table:style-name="ce2" table:formula="of:=[.J4]/POWER(LN([.C4]);[.$AH$2])" office:value-type="float" office:value="1.90689212944782" calcext:value-type="float">
            <text:p>1.90689212944782</text:p>
          </table:table-cell>
          <table:table-cell table:style-name="ce2" table:formula="of:=RSQ([.B$3:.B$14];[.AJ$3:.AJ$14])" office:value-type="float" office:value="0.999302061471404" calcext:value-type="float">
            <text:p>0.999302061471404</text:p>
          </table:table-cell>
          <table:table-cell table:style-name="ce2" table:formula="of:=[.$AJ$1]*POWER([.$C4];[.$AJ$2])" office:value-type="float" office:value="702.873458103225" calcext:value-type="float">
            <text:p>702.873458103225</text:p>
          </table:table-cell>
          <table:table-cell table:style-name="ce2" table:formula="of:=RSQ([.D$3:.D$14];[.AL$3:.AL$14])" office:value-type="float" office:value="0.983672410909894" calcext:value-type="float">
            <text:p>0.983672410909894</text:p>
          </table:table-cell>
          <table:table-cell table:style-name="ce2" table:formula="of:=[.AL$1]*POWER([.$C4];[.AL$2])" office:value-type="float" office:value="0.555812365619515" calcext:value-type="float">
            <text:p>0.555812365619515</text:p>
          </table:table-cell>
          <table:table-cell table:style-name="ce2" table:formula="of:=RSQ([.E$3:.E$14];[.AN$3:.AN$14])" office:value-type="float" office:value="0.998554008868632" calcext:value-type="float">
            <text:p>0.998554008868632</text:p>
          </table:table-cell>
          <table:table-cell table:style-name="ce2" table:formula="of:=[.AN$1]*POWER([.$C4];[.AN$2])" office:value-type="float" office:value="518.013949439316" calcext:value-type="float">
            <text:p>518.013949439316</text:p>
          </table:table-cell>
          <table:table-cell table:style-name="ce2" table:formula="of:=RSQ([.G$3:.G$14];[.AP$3:.AP$14])" office:value-type="float" office:value="0.996407345224533" calcext:value-type="float">
            <text:p>0.996407345224533</text:p>
          </table:table-cell>
          <table:table-cell table:style-name="ce2" table:formula="of:=[.AP$1]*POWER([.$C4];[.AP$2])" office:value-type="float" office:value="94.0435475615547" calcext:value-type="float">
            <text:p>94.0435475615547</text:p>
          </table:table-cell>
          <table:table-cell table:style-name="ce2" table:formula="of:=RSQ([.N$3:.N$14];[.AR$3:.AR$14])" office:value-type="float" office:value="0.995942083565805" calcext:value-type="float">
            <text:p>0.995942083565805</text:p>
          </table:table-cell>
          <table:table-cell table:style-name="ce2" table:formula="of:=[.AR$1]*POWER([.$C4];[.AR$2])" office:value-type="float" office:value="10.0472740038278" calcext:value-type="float">
            <text:p>10.0472740038278</text:p>
          </table:table-cell>
          <table:table-cell table:style-name="ce2" table:formula="of:=RSQ([.T$3:.T$14];[.AT$3:.AT$14])" office:value-type="float" office:value="0.995693135057581" calcext:value-type="float">
            <text:p>0.995693135057581</text:p>
          </table:table-cell>
          <table:table-cell table:style-name="ce2" table:formula="of:=[.AT$1]*POWER([.$C4];[.AT$2])" office:value-type="float" office:value="117.65405943196" calcext:value-type="float">
            <text:p>117.65405943196</text:p>
          </table:table-cell>
          <table:table-cell table:style-name="ce2" table:formula="of:=RSQ([.AB$3:.AB$14];[.AV$3:.AV$14])" office:value-type="float" office:value="0.999330907016165" calcext:value-type="float">
            <text:p>0.999330907016165</text:p>
          </table:table-cell>
          <table:table-cell table:style-name="ce2" table:formula="of:=[.AV$1]*POWER([.$C4];[.AV$2])" office:value-type="float" office:value="728.157377351143" calcext:value-type="float">
            <text:p>728.157377351143</text:p>
          </table:table-cell>
          <table:table-cell/>
          <table:table-cell table:style-name="ce2" table:formula="of:=LN([.C4])" office:value-type="float" office:value="7.10002716662926" calcext:value-type="float">
            <text:p>7.10002716662926</text:p>
          </table:table-cell>
          <table:table-cell table:style-name="ce2" table:formula="of:=RSQ([.J$3:.J$14];[.AZ$3:.AZ$14])" office:value-type="float" office:value="0.992095069712698" calcext:value-type="float">
            <text:p>0.992095069712698</text:p>
          </table:table-cell>
          <table:table-cell table:style-name="ce2" table:formula="of:=[.AZ$1]*POWER([.$AX4];[.AZ$2])" office:value-type="float" office:value="6.06967774683589" calcext:value-type="float">
            <text:p>6.06967774683589</text:p>
          </table:table-cell>
          <table:table-cell/>
          <table:table-cell table:style-name="ce2" table:formula="of:=[.AB4]*LN([.C4])*LN([.C4])/[.C4]" office:value-type="float" office:value="28.9352087599665" calcext:value-type="float">
            <text:p>28.9352087599665</text:p>
          </table:table-cell>
          <table:table-cell table:number-columns-repeated="3"/>
          <table:table-cell table:style-name="ce19" table:formula="of:=RSQ([.AD$3:.AD$23];[.BG$3:.BG$23])" office:value-type="float" office:value="0.926689279872872" calcext:value-type="float">
            <text:p>0.926689279872872</text:p>
          </table:table-cell>
          <table:table-cell table:style-name="ce2" table:formula="of:=[.BF$1]+[.BF$2]/POWER([.$C4];[.BF$3])" office:value-type="float" office:value="1.73838637405878" calcext:value-type="float">
            <text:p>1.73838637405878</text:p>
          </table:table-cell>
          <table:table-cell table:style-name="ce2" table:formula="of:=RSQ([.AD$3:.AD$14];[.BI$3:.BI$14])" office:value-type="float" office:value="0.952231587536882" calcext:value-type="float">
            <text:p>0.952231587536882</text:p>
          </table:table-cell>
          <table:table-cell table:style-name="ce2" table:formula="of:=0.5*PI()+[.BI$1]/POWER([.$C4];[.BI$2])" office:value-type="float" office:value="1.88688446435362" calcext:value-type="float">
            <text:p>1.88688446435362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2</text:p>
          </table:table-cell>
          <table:table-cell table:style-name="ce2" office:value-type="float" office:value="897" calcext:value-type="float">
            <text:p>897</text:p>
          </table:table-cell>
          <table:table-cell table:style-name="ce2" office:value-type="float" office:value="1704" calcext:value-type="float">
            <text:p>1704</text:p>
          </table:table-cell>
          <table:table-cell table:style-name="ce4" office:value-type="float" office:value="0.526408450704225" calcext:value-type="float">
            <text:p>0.526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0.387910798122066" calcext:value-type="float">
            <text:p>0.387910798122066</text:p>
          </table:table-cell>
          <table:table-cell table:style-name="ce2" office:value-type="float" office:value="109" calcext:value-type="float">
            <text:p>109</text:p>
          </table:table-cell>
          <table:table-cell table:style-name="ce6" office:value-type="float" office:value="0.0639671361502347" calcext:value-type="float">
            <text:p>0.06397</text:p>
          </table:table-cell>
          <table:table-cell table:style-name="ce8" office:value-type="float" office:value="6.06422018348624" calcext:value-type="float">
            <text:p>6.06</text:p>
          </table:table-cell>
          <table:table-cell table:style-name="ce2" office:value-type="float" office:value="6.25409947625479" calcext:value-type="float">
            <text:p>6.25409947625479</text:p>
          </table:table-cell>
          <table:table-cell table:style-name="ce10" office:value-type="float" office:value="0.840521878916853" calcext:value-type="float">
            <text:p>0.8405</text:p>
          </table:table-cell>
          <table:table-cell table:style-name="ce10" office:value-type="float" office:value="2.29275106427073" calcext:value-type="float">
            <text:p>2.2928</text:p>
          </table:table-cell>
          <table:table-cell table:style-name="ce12" office:value-type="float" office:value="1.0971666241832" calcext:value-type="float">
            <text:p>1.0972</text:p>
          </table:table-cell>
          <table:table-cell table:style-name="ce14" office:value-type="float" office:value="11.6666666666667" calcext:value-type="float">
            <text:p>11.7</text:p>
          </table:table-cell>
          <table:table-cell table:style-name="ce8" office:value-type="float" office:value="12.5191836734694" calcext:value-type="float">
            <text:p>12.52</text:p>
          </table:table-cell>
          <table:table-cell table:style-name="ce16" office:value-type="float" office:value="0.00483672772157193" calcext:value-type="float">
            <text:p>0.004837</text:p>
          </table:table-cell>
          <table:table-cell table:style-name="ce16" office:value-type="float" office:value="0.996273945573382" calcext:value-type="float">
            <text:p>0.996274</text:p>
          </table:table-cell>
          <table:table-cell table:style-name="ce4" office:value-type="float" office:value="1.48857" calcext:value-type="float">
            <text:p>1.489</text:p>
          </table:table-cell>
          <table:table-cell table:style-name="ce4" office:value-type="float" office:value="0.08317" calcext:value-type="float">
            <text:p>0.083</text:p>
          </table:table-cell>
          <table:table-cell table:style-name="ce14" office:value-type="float" office:value="134.316" calcext:value-type="float">
            <text:p>134.3</text:p>
          </table:table-cell>
          <table:table-cell table:style-name="ce13" office:value-type="float" office:value="5.827" calcext:value-type="float">
            <text:p>5.8</text:p>
          </table:table-cell>
          <table:table-cell table:style-name="ce3" office:value-type="float" office:value="0.658563446213488" calcext:value-type="float">
            <text:p>0.659</text:p>
          </table:table-cell>
          <table:table-cell table:style-name="ce3" office:value-type="float" office:value="0.663792" calcext:value-type="float">
            <text:p>0.664</text:p>
          </table:table-cell>
          <table:table-cell table:style-name="ce3" office:value-type="float" office:value="0.004476" calcext:value-type="float">
            <text:p>0.004</text:p>
          </table:table-cell>
          <table:table-cell table:style-name="ce14" office:value-type="float" office:value="60.7707" calcext:value-type="float">
            <text:p>60.8</text:p>
          </table:table-cell>
          <table:table-cell table:style-name="ce13" office:value-type="float" office:value="1.133" calcext:value-type="float">
            <text:p>1.1</text:p>
          </table:table-cell>
          <table:table-cell table:style-name="ce3" office:value-type="float" office:value="0.903945321689854" calcext:value-type="float">
            <text:p>0.904</text:p>
          </table:table-cell>
          <table:table-cell table:style-name="ce14" office:value-type="float" office:value="938.300627843402" calcext:value-type="float">
            <text:p>938.3</text:p>
          </table:table-cell>
          <table:table-cell table:style-name="ce7" office:value-type="float" office:value="1.77939550795655" calcext:value-type="float">
            <text:p>1.78</text:p>
          </table:table-cell>
          <table:table-cell table:style-name="ce3" office:value-type="float" office:value="1.78308544171993" calcext:value-type="float">
            <text:p>1.783</text:p>
          </table:table-cell>
          <table:table-cell office:value-type="float" office:value="0.0042498732614781" calcext:value-type="float">
            <text:p>0.00425</text:p>
          </table:table-cell>
          <table:table-cell table:style-name="ce2" office:value-type="string" calcext:value-type="string">
            <text:p>alpha</text:p>
          </table:table-cell>
          <table:table-cell table:style-name="ce2" table:formula="of:=PEARSON([.R$3:.R$14];[.$C$3:.$C$14])" office:value-type="float" office:value="-0.241900165715586" calcext:value-type="float">
            <text:p>-0.241900165715586</text:p>
          </table:table-cell>
          <table:table-cell table:style-name="ce2" table:formula="of:=[.J5]/POWER(LN([.C5]);[.$AH$2])" office:value-type="float" office:value="1.91386581447897" calcext:value-type="float">
            <text:p>1.91386581447897</text:p>
          </table:table-cell>
          <table:table-cell table:style-name="ce2" office:value-type="string" calcext:value-type="string">
            <text:p>V(N)</text:p>
          </table:table-cell>
          <table:table-cell table:style-name="ce2" table:formula="of:=[.$AJ$1]*POWER([.$C5];[.$AJ$2])" office:value-type="float" office:value="906.56634578197" calcext:value-type="float">
            <text:p>906.56634578197</text:p>
          </table:table-cell>
          <table:table-cell table:style-name="ce2" office:value-type="string" calcext:value-type="string">
            <text:p>TTR(N)</text:p>
          </table:table-cell>
          <table:table-cell table:style-name="ce2" table:formula="of:=[.AL$1]*POWER([.$C5];[.AL$2])" office:value-type="float" office:value="0.51499058304645" calcext:value-type="float">
            <text:p>0.51499058304645</text:p>
          </table:table-cell>
          <table:table-cell table:style-name="ce2" office:value-type="string" calcext:value-type="string">
            <text:p>N1(N)</text:p>
          </table:table-cell>
          <table:table-cell table:style-name="ce2" table:formula="of:=[.AN$1]*POWER([.$C5];[.AN$2])" office:value-type="float" office:value="652.275695754974" calcext:value-type="float">
            <text:p>652.275695754974</text:p>
          </table:table-cell>
          <table:table-cell table:style-name="ce2" office:value-type="string" calcext:value-type="string">
            <text:p>N2(N)</text:p>
          </table:table-cell>
          <table:table-cell table:style-name="ce2" table:formula="of:=[.AP$1]*POWER([.$C5];[.AP$2])" office:value-type="float" office:value="124.854508806817" calcext:value-type="float">
            <text:p>124.854508806817</text:p>
          </table:table-cell>
          <table:table-cell table:style-name="ce2" office:value-type="string" calcext:value-type="string">
            <text:p>h-point(N)</text:p>
          </table:table-cell>
          <table:table-cell table:style-name="ce2" table:formula="of:=[.AR$1]*POWER([.$C5];[.AR$2])" office:value-type="float" office:value="11.9273670705886" calcext:value-type="float">
            <text:p>11.9273670705886</text:p>
          </table:table-cell>
          <table:table-cell table:style-name="ce2" office:value-type="string" calcext:value-type="string">
            <text:p>T(N)</text:p>
          </table:table-cell>
          <table:table-cell table:style-name="ce2" table:formula="of:=[.AT$1]*POWER([.$C5];[.AT$2])" office:value-type="float" office:value="157.814121780048" calcext:value-type="float">
            <text:p>157.814121780048</text:p>
          </table:table-cell>
          <table:table-cell table:style-name="ce2" office:value-type="string" calcext:value-type="string">
            <text:p>L(N)</text:p>
          </table:table-cell>
          <table:table-cell table:style-name="ce2" table:formula="of:=[.AV$1]*POWER([.$C5];[.AV$2])" office:value-type="float" office:value="945.457982271575" calcext:value-type="float">
            <text:p>945.457982271575</text:p>
          </table:table-cell>
          <table:table-cell/>
          <table:table-cell table:style-name="ce2" table:formula="of:=LN([.C5])" office:value-type="float" office:value="7.44073370738926" calcext:value-type="float">
            <text:p>7.44073370738926</text:p>
          </table:table-cell>
          <table:table-cell table:style-name="ce2" office:value-type="string" calcext:value-type="string">
            <text:p>S(lnN)</text:p>
          </table:table-cell>
          <table:table-cell table:style-name="ce2" table:formula="of:=[.AZ$1]*POWER([.$AX5];[.AZ$2])" office:value-type="float" office:value="6.24212044863174" calcext:value-type="float">
            <text:p>6.24212044863174</text:p>
          </table:table-cell>
          <table:table-cell/>
          <table:table-cell table:style-name="ce2" table:formula="of:=[.AB5]*LN([.C5])*LN([.C5])/[.C5]" office:value-type="float" office:value="30.486245362378" calcext:value-type="float">
            <text:p>30.486245362378</text:p>
          </table:table-cell>
          <table:table-cell table:number-columns-repeated="4"/>
          <table:table-cell table:style-name="ce2" table:formula="of:=[.BF$1]+[.BF$2]/POWER([.$C5];[.BF$3])" office:value-type="float" office:value="1.71843525604995" calcext:value-type="float">
            <text:p>1.71843525604995</text:p>
          </table:table-cell>
          <table:table-cell table:style-name="ce2" office:value-type="string" calcext:value-type="string">
            <text:p>phi</text:p>
          </table:table-cell>
          <table:table-cell table:style-name="ce2" table:formula="of:=0.5*PI()+[.BI$1]/POWER([.$C5];[.BI$2])" office:value-type="float" office:value="1.82650703742772" calcext:value-type="float">
            <text:p>1.82650703742772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3</text:p>
          </table:table-cell>
          <table:table-cell table:style-name="ce2" office:value-type="float" office:value="1090" calcext:value-type="float">
            <text:p>1090</text:p>
          </table:table-cell>
          <table:table-cell table:style-name="ce2" office:value-type="float" office:value="2155" calcext:value-type="float">
            <text:p>2155</text:p>
          </table:table-cell>
          <table:table-cell table:style-name="ce4" office:value-type="float" office:value="0.505800464037123" calcext:value-type="float">
            <text:p>0.506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0.359164733178654" calcext:value-type="float">
            <text:p>0.359164733178654</text:p>
          </table:table-cell>
          <table:table-cell table:style-name="ce2" office:value-type="float" office:value="154" calcext:value-type="float">
            <text:p>154</text:p>
          </table:table-cell>
          <table:table-cell table:style-name="ce6" office:value-type="float" office:value="0.071461716937355" calcext:value-type="float">
            <text:p>0.07146</text:p>
          </table:table-cell>
          <table:table-cell table:style-name="ce8" office:value-type="float" office:value="5.02597402597403" calcext:value-type="float">
            <text:p>5.03</text:p>
          </table:table-cell>
          <table:table-cell table:style-name="ce2" office:value-type="float" office:value="6.42278279403165" calcext:value-type="float">
            <text:p>6.42278279403165</text:p>
          </table:table-cell>
          <table:table-cell table:style-name="ce10" office:value-type="float" office:value="0.836785134491803" calcext:value-type="float">
            <text:p>0.8368</text:p>
          </table:table-cell>
          <table:table-cell table:style-name="ce10" office:value-type="float" office:value="2.31829445155602" calcext:value-type="float">
            <text:p>2.3183</text:p>
          </table:table-cell>
          <table:table-cell table:style-name="ce12" office:value-type="float" office:value="1.08851360077675" calcext:value-type="float">
            <text:p>1.0885</text:p>
          </table:table-cell>
          <table:table-cell table:style-name="ce14" office:value-type="float" office:value="13" calcext:value-type="float">
            <text:p>13.0</text:p>
          </table:table-cell>
          <table:table-cell table:style-name="ce8" office:value-type="float" office:value="12.7514792899408" calcext:value-type="float">
            <text:p>12.75</text:p>
          </table:table-cell>
          <table:table-cell table:style-name="ce16" office:value-type="float" office:value="0.00438864993190151" calcext:value-type="float">
            <text:p>0.004389</text:p>
          </table:table-cell>
          <table:table-cell table:style-name="ce16" office:value-type="float" office:value="0.996525593732073" calcext:value-type="float">
            <text:p>0.996526</text:p>
          </table:table-cell>
          <table:table-cell table:style-name="ce4" office:value-type="float" office:value="1.60927" calcext:value-type="float">
            <text:p>1.609</text:p>
          </table:table-cell>
          <table:table-cell table:style-name="ce4" office:value-type="float" office:value="0.06114" calcext:value-type="float">
            <text:p>0.061</text:p>
          </table:table-cell>
          <table:table-cell table:style-name="ce14" office:value-type="float" office:value="195.48" calcext:value-type="float">
            <text:p>195.5</text:p>
          </table:table-cell>
          <table:table-cell table:style-name="ce13" office:value-type="float" office:value="5.818" calcext:value-type="float">
            <text:p>5.8</text:p>
          </table:table-cell>
          <table:table-cell table:style-name="ce3" office:value-type="float" office:value="0.68730720533206" calcext:value-type="float">
            <text:p>0.687</text:p>
          </table:table-cell>
          <table:table-cell table:style-name="ce3" office:value-type="float" office:value="0.669761" calcext:value-type="float">
            <text:p>0.670</text:p>
          </table:table-cell>
          <table:table-cell table:style-name="ce3" office:value-type="float" office:value="0.003147" calcext:value-type="float">
            <text:p>0.003</text:p>
          </table:table-cell>
          <table:table-cell table:style-name="ce14" office:value-type="float" office:value="74.0036" calcext:value-type="float">
            <text:p>74.0</text:p>
          </table:table-cell>
          <table:table-cell table:style-name="ce13" office:value-type="float" office:value="0.9797" calcext:value-type="float">
            <text:p>1.0</text:p>
          </table:table-cell>
          <table:table-cell table:style-name="ce3" office:value-type="float" office:value="0.917219336111495" calcext:value-type="float">
            <text:p>0.917</text:p>
          </table:table-cell>
          <table:table-cell table:style-name="ce14" office:value-type="float" office:value="1144.32524585245" calcext:value-type="float">
            <text:p>1144.3</text:p>
          </table:table-cell>
          <table:table-cell table:style-name="ce7" office:value-type="float" office:value="1.77009181991865" calcext:value-type="float">
            <text:p>1.77</text:p>
          </table:table-cell>
          <table:table-cell table:style-name="ce3" office:value-type="float" office:value="1.757958003116" calcext:value-type="float">
            <text:p>1.758</text:p>
          </table:table-cell>
          <table:table-cell office:value-type="float" office:value="0.00392461280893191" calcext:value-type="float">
            <text:p>0.00392</text:p>
          </table:table-cell>
          <table:table-cell table:style-name="ce9" office:value-type="string" calcext:value-type="string">
            <text:p>S/sqrtlnN</text:p>
          </table:table-cell>
          <table:table-cell table:style-name="ce2" table:formula="of:=PEARSON([.L$3:.L$14];[.$C$3:.$C$14])" office:value-type="float" office:value="0.732958029579892" calcext:value-type="float">
            <text:p>0.732958029579892</text:p>
          </table:table-cell>
          <table:table-cell table:style-name="ce2" table:formula="of:=[.J6]/POWER(LN([.C6]);[.$AH$2])" office:value-type="float" office:value="1.92978426390915" calcext:value-type="float">
            <text:p>1.92978426390915</text:p>
          </table:table-cell>
          <table:table-cell/>
          <table:table-cell table:style-name="ce2" table:formula="of:=[.$AJ$1]*POWER([.$C6];[.$AJ$2])" office:value-type="float" office:value="1080.36574136732" calcext:value-type="float">
            <text:p>1080.36574136732</text:p>
          </table:table-cell>
          <table:table-cell/>
          <table:table-cell table:style-name="ce2" table:formula="of:=[.AL$1]*POWER([.$C6];[.AL$2])" office:value-type="float" office:value="0.48861533852646" calcext:value-type="float">
            <text:p>0.48861533852646</text:p>
          </table:table-cell>
          <table:table-cell/>
          <table:table-cell table:style-name="ce2" table:formula="of:=[.AN$1]*POWER([.$C6];[.AN$2])" office:value-type="float" office:value="764.561222600197" calcext:value-type="float">
            <text:p>764.561222600197</text:p>
          </table:table-cell>
          <table:table-cell/>
          <table:table-cell table:style-name="ce2" table:formula="of:=[.AP$1]*POWER([.$C6];[.AP$2])" office:value-type="float" office:value="151.78425334291" calcext:value-type="float">
            <text:p>151.78425334291</text:p>
          </table:table-cell>
          <table:table-cell/>
          <table:table-cell table:style-name="ce2" table:formula="of:=[.AR$1]*POWER([.$C6];[.AR$2])" office:value-type="float" office:value="13.4241526428418" calcext:value-type="float">
            <text:p>13.4241526428418</text:p>
          </table:table-cell>
          <table:table-cell/>
          <table:table-cell table:style-name="ce2" table:formula="of:=[.AT$1]*POWER([.$C6];[.AT$2])" office:value-type="float" office:value="193.216722873323" calcext:value-type="float">
            <text:p>193.216722873323</text:p>
          </table:table-cell>
          <table:table-cell/>
          <table:table-cell table:style-name="ce2" table:formula="of:=[.AV$1]*POWER([.$C6];[.AV$2])" office:value-type="float" office:value="1131.90070815878" calcext:value-type="float">
            <text:p>1131.90070815878</text:p>
          </table:table-cell>
          <table:table-cell/>
          <table:table-cell table:style-name="ce2" table:formula="of:=LN([.C6])" office:value-type="float" office:value="7.67554600253785" calcext:value-type="float">
            <text:p>7.67554600253785</text:p>
          </table:table-cell>
          <table:table-cell/>
          <table:table-cell table:style-name="ce2" table:formula="of:=[.AZ$1]*POWER([.$AX6];[.AZ$2])" office:value-type="float" office:value="6.3591217312985" calcext:value-type="float">
            <text:p>6.3591217312985</text:p>
          </table:table-cell>
          <table:table-cell/>
          <table:table-cell table:style-name="ce2" table:formula="of:=[.AB6]*LN([.C6])*LN([.C6])/[.C6]" office:value-type="float" office:value="31.2838909049923" calcext:value-type="float">
            <text:p>31.2838909049923</text:p>
          </table:table-cell>
          <table:table-cell table:number-columns-repeated="4"/>
          <table:table-cell table:style-name="ce2" table:formula="of:=[.BF$1]+[.BF$2]/POWER([.$C6];[.BF$3])" office:value-type="float" office:value="1.70602879891888" calcext:value-type="float">
            <text:p>1.70602879891888</text:p>
          </table:table-cell>
          <table:table-cell/>
          <table:table-cell table:style-name="ce2" table:formula="of:=0.5*PI()+[.BI$1]/POWER([.$C6];[.BI$2])" office:value-type="float" office:value="1.79175058785178" calcext:value-type="float">
            <text:p>1.79175058785178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4</text:p>
          </table:table-cell>
          <table:table-cell table:style-name="ce2" office:value-type="float" office:value="1943" calcext:value-type="float">
            <text:p>1943</text:p>
          </table:table-cell>
          <table:table-cell table:style-name="ce2" office:value-type="float" office:value="4610" calcext:value-type="float">
            <text:p>4610</text:p>
          </table:table-cell>
          <table:table-cell table:style-name="ce4" office:value-type="float" office:value="0.421475054229935" calcext:value-type="float">
            <text:p>0.421</text:p>
          </table:table-cell>
          <table:table-cell table:style-name="ce2" office:value-type="float" office:value="1308" calcext:value-type="float">
            <text:p>1308</text:p>
          </table:table-cell>
          <table:table-cell table:style-name="ce2" office:value-type="float" office:value="0.283731019522777" calcext:value-type="float">
            <text:p>0.283731019522777</text:p>
          </table:table-cell>
          <table:table-cell table:style-name="ce2" office:value-type="float" office:value="307" calcext:value-type="float">
            <text:p>307</text:p>
          </table:table-cell>
          <table:table-cell table:style-name="ce6" office:value-type="float" office:value="0.0665943600867679" calcext:value-type="float">
            <text:p>0.06659</text:p>
          </table:table-cell>
          <table:table-cell table:style-name="ce8" office:value-type="float" office:value="4.26058631921824" calcext:value-type="float">
            <text:p>4.26</text:p>
          </table:table-cell>
          <table:table-cell table:style-name="ce2" office:value-type="float" office:value="6.76728923138784" calcext:value-type="float">
            <text:p>6.76728923138784</text:p>
          </table:table-cell>
          <table:table-cell table:style-name="ce10" office:value-type="float" office:value="0.802193309576017" calcext:value-type="float">
            <text:p>0.8022</text:p>
          </table:table-cell>
          <table:table-cell table:style-name="ce10" office:value-type="float" office:value="2.32995153284036" calcext:value-type="float">
            <text:p>2.3300</text:p>
          </table:table-cell>
          <table:table-cell table:style-name="ce12" office:value-type="float" office:value="1.03228268445821" calcext:value-type="float">
            <text:p>1.0323</text:p>
          </table:table-cell>
          <table:table-cell table:style-name="ce14" office:value-type="float" office:value="19.3333333333333" calcext:value-type="float">
            <text:p>19.3</text:p>
          </table:table-cell>
          <table:table-cell table:style-name="ce8" office:value-type="float" office:value="12.333531510107" calcext:value-type="float">
            <text:p>12.33</text:p>
          </table:table-cell>
          <table:table-cell table:style-name="ce16" office:value-type="float" office:value="0.00414566089939355" calcext:value-type="float">
            <text:p>0.004146</text:p>
          </table:table-cell>
          <table:table-cell table:style-name="ce16" office:value-type="float" office:value="0.996367137421462" calcext:value-type="float">
            <text:p>0.996367</text:p>
          </table:table-cell>
          <table:table-cell table:style-name="ce4" office:value-type="float" office:value="1.70128" calcext:value-type="float">
            <text:p>1.701</text:p>
          </table:table-cell>
          <table:table-cell table:style-name="ce4" office:value-type="float" office:value="0.04426" calcext:value-type="float">
            <text:p>0.044</text:p>
          </table:table-cell>
          <table:table-cell table:style-name="ce14" office:value-type="float" office:value="401.285" calcext:value-type="float">
            <text:p>401.3</text:p>
          </table:table-cell>
          <table:table-cell table:style-name="ce13" office:value-type="float" office:value="8.355" calcext:value-type="float">
            <text:p>8.4</text:p>
          </table:table-cell>
          <table:table-cell table:style-name="ce3" office:value-type="float" office:value="0.710607382852535" calcext:value-type="float">
            <text:p>0.711</text:p>
          </table:table-cell>
          <table:table-cell table:style-name="ce3" office:value-type="float" office:value="0.78533" calcext:value-type="float">
            <text:p>0.785</text:p>
          </table:table-cell>
          <table:table-cell table:style-name="ce3" office:value-type="float" office:value="0.002578" calcext:value-type="float">
            <text:p>0.003</text:p>
          </table:table-cell>
          <table:table-cell table:style-name="ce14" office:value-type="float" office:value="230.832" calcext:value-type="float">
            <text:p>230.8</text:p>
          </table:table-cell>
          <table:table-cell table:style-name="ce13" office:value-type="float" office:value="2.341" calcext:value-type="float">
            <text:p>2.3</text:p>
          </table:table-cell>
          <table:table-cell table:style-name="ce3" office:value-type="float" office:value="0.833145956426838" calcext:value-type="float">
            <text:p>0.833</text:p>
          </table:table-cell>
          <table:table-cell table:style-name="ce14" office:value-type="float" office:value="2064.47320051871" calcext:value-type="float">
            <text:p>2064.5</text:p>
          </table:table-cell>
          <table:table-cell table:style-name="ce7" office:value-type="float" office:value="1.6406968275884" calcext:value-type="float">
            <text:p>1.64</text:p>
          </table:table-cell>
          <table:table-cell table:style-name="ce3" office:value-type="float" office:value="1.70666188039577" calcext:value-type="float">
            <text:p>1.707</text:p>
          </table:table-cell>
          <table:table-cell office:value-type="float" office:value="0.00392874115969716" calcext:value-type="float">
            <text:p>0.00393</text:p>
          </table:table-cell>
          <table:table-cell table:style-name="ce2" office:value-type="string" calcext:value-type="string">
            <text:p>N2/N</text:p>
          </table:table-cell>
          <table:table-cell table:style-name="ce2" table:formula="of:=PEARSON([.H$3:.H$14];[.$C$3:.$C$14])" office:value-type="float" office:value="-0.914514298746742" calcext:value-type="float">
            <text:p>-0.914514298746742</text:p>
          </table:table-cell>
          <table:table-cell table:style-name="ce2" table:formula="of:=[.J7]/POWER(LN([.C7]);[.$AH$2])" office:value-type="float" office:value="1.92306814401613" calcext:value-type="float">
            <text:p>1.92306814401613</text:p>
          </table:table-cell>
          <table:table-cell/>
          <table:table-cell table:style-name="ce2" table:formula="of:=[.$AJ$1]*POWER([.$C7];[.$AJ$2])" office:value-type="float" office:value="1906.55995153541" calcext:value-type="float">
            <text:p>1906.55995153541</text:p>
          </table:table-cell>
          <table:table-cell/>
          <table:table-cell table:style-name="ce2" table:formula="of:=[.AL$1]*POWER([.$C7];[.AL$2])" office:value-type="float" office:value="0.412121512691586" calcext:value-type="float">
            <text:p>0.412121512691586</text:p>
          </table:table-cell>
          <table:table-cell/>
          <table:table-cell table:style-name="ce2" table:formula="of:=[.AN$1]*POWER([.$C7];[.AN$2])" office:value-type="float" office:value="1278.81209540004" calcext:value-type="float">
            <text:p>1278.81209540004</text:p>
          </table:table-cell>
          <table:table-cell/>
          <table:table-cell table:style-name="ce2" table:formula="of:=[.AP$1]*POWER([.$C7];[.AP$2])" office:value-type="float" office:value="285.708689441369" calcext:value-type="float">
            <text:p>285.708689441369</text:p>
          </table:table-cell>
          <table:table-cell/>
          <table:table-cell table:style-name="ce2" table:formula="of:=[.AR$1]*POWER([.$C7];[.AR$2])" office:value-type="float" office:value="19.6860401432445" calcext:value-type="float">
            <text:p>19.6860401432445</text:p>
          </table:table-cell>
          <table:table-cell/>
          <table:table-cell table:style-name="ce2" table:formula="of:=[.AT$1]*POWER([.$C7];[.AT$2])" office:value-type="float" office:value="372.138158458976" calcext:value-type="float">
            <text:p>372.138158458976</text:p>
          </table:table-cell>
          <table:table-cell/>
          <table:table-cell table:style-name="ce2" table:formula="of:=[.AV$1]*POWER([.$C7];[.AV$2])" office:value-type="float" office:value="2027.44189055733" calcext:value-type="float">
            <text:p>2027.44189055733</text:p>
          </table:table-cell>
          <table:table-cell/>
          <table:table-cell table:style-name="ce2" table:formula="of:=LN([.C7])" office:value-type="float" office:value="8.43598313599069" calcext:value-type="float">
            <text:p>8.43598313599069</text:p>
          </table:table-cell>
          <table:table-cell/>
          <table:table-cell table:style-name="ce2" table:formula="of:=[.AZ$1]*POWER([.$AX7];[.AZ$2])" office:value-type="float" office:value="6.72850200423541" calcext:value-type="float">
            <text:p>6.72850200423541</text:p>
          </table:table-cell>
          <table:table-cell/>
          <table:table-cell table:style-name="ce2" table:formula="of:=[.AB7]*LN([.C7])*LN([.C7])/[.C7]" office:value-type="float" office:value="31.8698287580189" calcext:value-type="float">
            <text:p>31.8698287580189</text:p>
          </table:table-cell>
          <table:table-cell table:number-columns-repeated="4"/>
          <table:table-cell table:style-name="ce2" table:formula="of:=[.BF$1]+[.BF$2]/POWER([.$C7];[.BF$3])" office:value-type="float" office:value="1.67228436304126" calcext:value-type="float">
            <text:p>1.67228436304126</text:p>
          </table:table-cell>
          <table:table-cell/>
          <table:table-cell table:style-name="ce2" table:formula="of:=0.5*PI()+[.BI$1]/POWER([.$C7];[.BI$2])" office:value-type="float" office:value="1.70846383114861" calcext:value-type="float">
            <text:p>1.70846383114861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5</text:p>
          </table:table-cell>
          <table:table-cell table:style-name="ce2" office:value-type="float" office:value="2108" calcext:value-type="float">
            <text:p>2108</text:p>
          </table:table-cell>
          <table:table-cell table:style-name="ce2" office:value-type="float" office:value="5228" calcext:value-type="float">
            <text:p>5228</text:p>
          </table:table-cell>
          <table:table-cell table:style-name="ce4" office:value-type="float" office:value="0.403213465952563" calcext:value-type="float">
            <text:p>0.403</text:p>
          </table:table-cell>
          <table:table-cell table:style-name="ce2" office:value-type="float" office:value="1399" calcext:value-type="float">
            <text:p>1399</text:p>
          </table:table-cell>
          <table:table-cell table:style-name="ce2" office:value-type="float" office:value="0.267597551644988" calcext:value-type="float">
            <text:p>0.267597551644988</text:p>
          </table:table-cell>
          <table:table-cell table:style-name="ce2" office:value-type="float" office:value="324" calcext:value-type="float">
            <text:p>324</text:p>
          </table:table-cell>
          <table:table-cell table:style-name="ce6" office:value-type="float" office:value="0.0619739862280031" calcext:value-type="float">
            <text:p>0.06197</text:p>
          </table:table-cell>
          <table:table-cell table:style-name="ce8" office:value-type="float" office:value="4.3179012345679" calcext:value-type="float">
            <text:p>4.32</text:p>
          </table:table-cell>
          <table:table-cell table:style-name="ce2" office:value-type="float" office:value="6.80686621564605" calcext:value-type="float">
            <text:p>6.80686621564605</text:p>
          </table:table-cell>
          <table:table-cell table:style-name="ce10" office:value-type="float" office:value="0.795028951468796" calcext:value-type="float">
            <text:p>0.7950</text:p>
          </table:table-cell>
          <table:table-cell table:style-name="ce10" office:value-type="float" office:value="2.32629656540465" calcext:value-type="float">
            <text:p>2.3263</text:p>
          </table:table-cell>
          <table:table-cell table:style-name="ce12" office:value-type="float" office:value="1.02129669629033" calcext:value-type="float">
            <text:p>1.0213</text:p>
          </table:table-cell>
          <table:table-cell table:style-name="ce14" office:value-type="float" office:value="20.3333333333333" calcext:value-type="float">
            <text:p>20.3</text:p>
          </table:table-cell>
          <table:table-cell table:style-name="ce8" office:value-type="float" office:value="12.6449879064768" calcext:value-type="float">
            <text:p>12.64</text:p>
          </table:table-cell>
          <table:table-cell table:style-name="ce16" office:value-type="float" office:value="0.004240380061689" calcext:value-type="float">
            <text:p>0.004240</text:p>
          </table:table-cell>
          <table:table-cell table:style-name="ce16" office:value-type="float" office:value="0.996232215866141" calcext:value-type="float">
            <text:p>0.996232</text:p>
          </table:table-cell>
          <table:table-cell table:style-name="ce4" office:value-type="float" office:value="1.60295" calcext:value-type="float">
            <text:p>1.603</text:p>
          </table:table-cell>
          <table:table-cell table:style-name="ce4" office:value-type="float" office:value="0.05769" calcext:value-type="float">
            <text:p>0.058</text:p>
          </table:table-cell>
          <table:table-cell table:style-name="ce14" office:value-type="float" office:value="424.039" calcext:value-type="float">
            <text:p>424.0</text:p>
          </table:table-cell>
          <table:table-cell table:style-name="ce13" office:value-type="float" office:value="12.59" calcext:value-type="float">
            <text:p>12.6</text:p>
          </table:table-cell>
          <table:table-cell table:style-name="ce3" office:value-type="float" office:value="0.706608036283003" calcext:value-type="float">
            <text:p>0.707</text:p>
          </table:table-cell>
          <table:table-cell table:style-name="ce3" office:value-type="float" office:value="0.784558" calcext:value-type="float">
            <text:p>0.785</text:p>
          </table:table-cell>
          <table:table-cell table:style-name="ce3" office:value-type="float" office:value="0.002529" calcext:value-type="float">
            <text:p>0.003</text:p>
          </table:table-cell>
          <table:table-cell table:style-name="ce14" office:value-type="float" office:value="255.29" calcext:value-type="float">
            <text:p>255.3</text:p>
          </table:table-cell>
          <table:table-cell table:style-name="ce13" office:value-type="float" office:value="2.549" calcext:value-type="float">
            <text:p>2.5</text:p>
          </table:table-cell>
          <table:table-cell table:style-name="ce3" office:value-type="float" office:value="0.864273954777318" calcext:value-type="float">
            <text:p>0.864</text:p>
          </table:table-cell>
          <table:table-cell table:style-name="ce14" office:value-type="float" office:value="2250.76406172917" calcext:value-type="float">
            <text:p>2250.8</text:p>
          </table:table-cell>
          <table:table-cell table:style-name="ce7" office:value-type="float" office:value="1.60082174645298" calcext:value-type="float">
            <text:p>1.60</text:p>
          </table:table-cell>
          <table:table-cell table:style-name="ce3" office:value-type="float" office:value="1.69444082310958" calcext:value-type="float">
            <text:p>1.694</text:p>
          </table:table-cell>
          <table:table-cell office:value-type="float" office:value="0.00404910232641728" calcext:value-type="float">
            <text:p>0.00405</text:p>
          </table:table-cell>
          <table:table-cell table:style-name="ce2" office:value-type="string" calcext:value-type="string">
            <text:p>S/(lnN^a)</text:p>
          </table:table-cell>
          <table:table-cell table:style-name="ce2" table:formula="of:=PEARSON([.AH$3:.AH$14];[.$C$3:.$C$14])" office:value-type="float" office:value="-0.0375557320805084" calcext:value-type="float">
            <text:p>-0.037555732080509</text:p>
          </table:table-cell>
          <table:table-cell table:style-name="ce2" table:formula="of:=[.J8]/POWER(LN([.C8]);[.$AH$2])" office:value-type="float" office:value="1.91749524255255" calcext:value-type="float">
            <text:p>1.91749524255255</text:p>
          </table:table-cell>
          <table:table-cell/>
          <table:table-cell table:style-name="ce2" table:formula="of:=[.$AJ$1]*POWER([.$C8];[.$AJ$2])" office:value-type="float" office:value="2094.39828825133" calcext:value-type="float">
            <text:p>2094.39828825133</text:p>
          </table:table-cell>
          <table:table-cell/>
          <table:table-cell table:style-name="ce2" table:formula="of:=[.AL$1]*POWER([.$C8];[.AL$2])" office:value-type="float" office:value="0.400675616768185" calcext:value-type="float">
            <text:p>0.400675616768185</text:p>
          </table:table-cell>
          <table:table-cell/>
          <table:table-cell table:style-name="ce2" table:formula="of:=[.AN$1]*POWER([.$C8];[.AN$2])" office:value-type="float" office:value="1392.39808685206" calcext:value-type="float">
            <text:p>1392.39808685206</text:p>
          </table:table-cell>
          <table:table-cell/>
          <table:table-cell table:style-name="ce2" table:formula="of:=[.AP$1]*POWER([.$C8];[.AP$2])" office:value-type="float" office:value="317.224840717681" calcext:value-type="float">
            <text:p>317.224840717681</text:p>
          </table:table-cell>
          <table:table-cell/>
          <table:table-cell table:style-name="ce2" table:formula="of:=[.AR$1]*POWER([.$C8];[.AR$2])" office:value-type="float" office:value="20.9732173152713" calcext:value-type="float">
            <text:p>20.9732173152713</text:p>
          </table:table-cell>
          <table:table-cell/>
          <table:table-cell table:style-name="ce2" table:formula="of:=[.AT$1]*POWER([.$C8];[.AT$2])" office:value-type="float" office:value="414.759275038072" calcext:value-type="float">
            <text:p>414.759275038072</text:p>
          </table:table-cell>
          <table:table-cell/>
          <table:table-cell table:style-name="ce2" table:formula="of:=[.AV$1]*POWER([.$C8];[.AV$2])" office:value-type="float" office:value="2232.67745362438" calcext:value-type="float">
            <text:p>2232.67745362438</text:p>
          </table:table-cell>
          <table:table-cell/>
          <table:table-cell table:style-name="ce2" table:formula="of:=LN([.C8])" office:value-type="float" office:value="8.56178407474411" calcext:value-type="float">
            <text:p>8.56178407474411</text:p>
          </table:table-cell>
          <table:table-cell/>
          <table:table-cell table:style-name="ce2" table:formula="of:=[.AZ$1]*POWER([.$AX8];[.AZ$2])" office:value-type="float" office:value="6.78829492757717" calcext:value-type="float">
            <text:p>6.78829492757717</text:p>
          </table:table-cell>
          <table:table-cell/>
          <table:table-cell table:style-name="ce2" table:formula="of:=[.AB8]*LN([.C8])*LN([.C8])/[.C8]" office:value-type="float" office:value="31.5589783117219" calcext:value-type="float">
            <text:p>31.5589783117219</text:p>
          </table:table-cell>
          <table:table-cell table:number-columns-repeated="4"/>
          <table:table-cell table:style-name="ce2" table:formula="of:=[.BF$1]+[.BF$2]/POWER([.$C8];[.BF$3])" office:value-type="float" office:value="1.66753127316486" calcext:value-type="float">
            <text:p>1.66753127316486</text:p>
          </table:table-cell>
          <table:table-cell/>
          <table:table-cell table:style-name="ce2" table:formula="of:=0.5*PI()+[.BI$1]/POWER([.$C8];[.BI$2])" office:value-type="float" office:value="1.69809969338327" calcext:value-type="float">
            <text:p>1.69809969338327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6</text:p>
          </table:table-cell>
          <table:table-cell table:style-name="ce2" office:value-type="float" office:value="2296" calcext:value-type="float">
            <text:p>2296</text:p>
          </table:table-cell>
          <table:table-cell table:style-name="ce2" office:value-type="float" office:value="5871" calcext:value-type="float">
            <text:p>5871</text:p>
          </table:table-cell>
          <table:table-cell table:style-name="ce4" office:value-type="float" office:value="0.391074774314427" calcext:value-type="float">
            <text:p>0.391</text:p>
          </table:table-cell>
          <table:table-cell table:style-name="ce2" office:value-type="float" office:value="1515" calcext:value-type="float">
            <text:p>1515</text:p>
          </table:table-cell>
          <table:table-cell table:style-name="ce2" office:value-type="float" office:value="0.258048032703117" calcext:value-type="float">
            <text:p>0.258048032703117</text:p>
          </table:table-cell>
          <table:table-cell table:style-name="ce2" office:value-type="float" office:value="342" calcext:value-type="float">
            <text:p>342</text:p>
          </table:table-cell>
          <table:table-cell table:style-name="ce6" office:value-type="float" office:value="0.058252427184466" calcext:value-type="float">
            <text:p>0.05825</text:p>
          </table:table-cell>
          <table:table-cell table:style-name="ce8" office:value-type="float" office:value="4.42982456140351" calcext:value-type="float">
            <text:p>4.43</text:p>
          </table:table-cell>
          <table:table-cell table:style-name="ce2" office:value-type="float" office:value="6.85973718184208" calcext:value-type="float">
            <text:p>6.85973718184208</text:p>
          </table:table-cell>
          <table:table-cell table:style-name="ce10" office:value-type="float" office:value="0.790494455889037" calcext:value-type="float">
            <text:p>0.7905</text:p>
          </table:table-cell>
          <table:table-cell table:style-name="ce10" office:value-type="float" office:value="2.32864428608194" calcext:value-type="float">
            <text:p>2.3286</text:p>
          </table:table-cell>
          <table:table-cell table:style-name="ce12" office:value-type="float" office:value="1.01387109800366" calcext:value-type="float">
            <text:p>1.0139</text:p>
          </table:table-cell>
          <table:table-cell table:style-name="ce14" office:value-type="float" office:value="22" calcext:value-type="float">
            <text:p>22.0</text:p>
          </table:table-cell>
          <table:table-cell table:style-name="ce8" office:value-type="float" office:value="12.1301652892562" calcext:value-type="float">
            <text:p>12.13</text:p>
          </table:table-cell>
          <table:table-cell table:style-name="ce16" office:value-type="float" office:value="0.00413816721117634" calcext:value-type="float">
            <text:p>0.004138</text:p>
          </table:table-cell>
          <table:table-cell table:style-name="ce16" office:value-type="float" office:value="0.99629575951335" calcext:value-type="float">
            <text:p>0.996296</text:p>
          </table:table-cell>
          <table:table-cell table:style-name="ce4" office:value-type="float" office:value="1.53008" calcext:value-type="float">
            <text:p>1.530</text:p>
          </table:table-cell>
          <table:table-cell table:style-name="ce4" office:value-type="float" office:value="0.06162" calcext:value-type="float">
            <text:p>0.062</text:p>
          </table:table-cell>
          <table:table-cell table:style-name="ce14" office:value-type="float" office:value="447.399" calcext:value-type="float">
            <text:p>447.4</text:p>
          </table:table-cell>
          <table:table-cell table:style-name="ce13" office:value-type="float" office:value="15.11" calcext:value-type="float">
            <text:p>15.1</text:p>
          </table:table-cell>
          <table:table-cell table:style-name="ce3" office:value-type="float" office:value="0.703342402528802" calcext:value-type="float">
            <text:p>0.703</text:p>
          </table:table-cell>
          <table:table-cell table:style-name="ce3" office:value-type="float" office:value="0.798474" calcext:value-type="float">
            <text:p>0.798</text:p>
          </table:table-cell>
          <table:table-cell table:style-name="ce3" office:value-type="float" office:value="0.002018" calcext:value-type="float">
            <text:p>0.002</text:p>
          </table:table-cell>
          <table:table-cell table:style-name="ce14" office:value-type="float" office:value="301.822" calcext:value-type="float">
            <text:p>301.8</text:p>
          </table:table-cell>
          <table:table-cell table:style-name="ce13" office:value-type="float" office:value="2.382" calcext:value-type="float">
            <text:p>2.4</text:p>
          </table:table-cell>
          <table:table-cell table:style-name="ce3" office:value-type="float" office:value="0.860867679474985" calcext:value-type="float">
            <text:p>0.861</text:p>
          </table:table-cell>
          <table:table-cell table:style-name="ce14" office:value-type="float" office:value="2454.59440315026" calcext:value-type="float">
            <text:p>2454.6</text:p>
          </table:table-cell>
          <table:table-cell table:style-name="ce7" office:value-type="float" office:value="1.575653139087" calcext:value-type="float">
            <text:p>1.58</text:p>
          </table:table-cell>
          <table:table-cell table:style-name="ce3" office:value-type="float" office:value="1.69166638034654" calcext:value-type="float">
            <text:p>1.692</text:p>
          </table:table-cell>
          <table:table-cell office:value-type="float" office:value="0.00396783847671859" calcext:value-type="float">
            <text:p>0.00397</text:p>
          </table:table-cell>
          <table:table-cell table:style-name="ce2" office:value-type="string" calcext:value-type="string">
            <text:p>K</text:p>
          </table:table-cell>
          <table:table-cell table:style-name="ce2" table:formula="of:=PEARSON([.AE$3:.AE$14];[.$C$3:.$C$14])" office:value-type="float" office:value="-0.708353971486653" calcext:value-type="float">
            <text:p>-0.708353971486653</text:p>
          </table:table-cell>
          <table:table-cell table:style-name="ce2" table:formula="of:=[.J9]/POWER(LN([.C9]);[.$AH$2])" office:value-type="float" office:value="1.91710709398586" calcext:value-type="float">
            <text:p>1.91710709398586</text:p>
          </table:table-cell>
          <table:table-cell/>
          <table:table-cell table:style-name="ce2" table:formula="of:=[.$AJ$1]*POWER([.$C9];[.$AJ$2])" office:value-type="float" office:value="2283.95476527235" calcext:value-type="float">
            <text:p>2283.95476527235</text:p>
          </table:table-cell>
          <table:table-cell/>
          <table:table-cell table:style-name="ce2" table:formula="of:=[.AL$1]*POWER([.$C9];[.AL$2])" office:value-type="float" office:value="0.390403693452068" calcext:value-type="float">
            <text:p>0.390403693452068</text:p>
          </table:table-cell>
          <table:table-cell/>
          <table:table-cell table:style-name="ce2" table:formula="of:=[.AN$1]*POWER([.$C9];[.AN$2])" office:value-type="float" office:value="1506.05123273592" calcext:value-type="float">
            <text:p>1506.05123273592</text:p>
          </table:table-cell>
          <table:table-cell/>
          <table:table-cell table:style-name="ce2" table:formula="of:=[.AP$1]*POWER([.$C9];[.AP$2])" office:value-type="float" office:value="349.356720821659" calcext:value-type="float">
            <text:p>349.356720821659</text:p>
          </table:table-cell>
          <table:table-cell/>
          <table:table-cell table:style-name="ce2" table:formula="of:=[.AR$1]*POWER([.$C9];[.AR$2])" office:value-type="float" office:value="22.2345278953607" calcext:value-type="float">
            <text:p>22.2345278953607</text:p>
          </table:table-cell>
          <table:table-cell/>
          <table:table-cell table:style-name="ce2" table:formula="of:=[.AT$1]*POWER([.$C9];[.AT$2])" office:value-type="float" office:value="458.371629081115" calcext:value-type="float">
            <text:p>458.371629081115</text:p>
          </table:table-cell>
          <table:table-cell/>
          <table:table-cell table:style-name="ce2" table:formula="of:=[.AV$1]*POWER([.$C9];[.AV$2])" office:value-type="float" office:value="2440.28008606865" calcext:value-type="float">
            <text:p>2440.28008606865</text:p>
          </table:table-cell>
          <table:table-cell/>
          <table:table-cell table:style-name="ce2" table:formula="of:=LN([.C9])" office:value-type="float" office:value="8.67778025606419" calcext:value-type="float">
            <text:p>8.67778025606419</text:p>
          </table:table-cell>
          <table:table-cell/>
          <table:table-cell table:style-name="ce2" table:formula="of:=[.AZ$1]*POWER([.$AX9];[.AZ$2])" office:value-type="float" office:value="6.84311521391693" calcext:value-type="float">
            <text:p>6.84311521391693</text:p>
          </table:table-cell>
          <table:table-cell/>
          <table:table-cell table:style-name="ce2" table:formula="of:=[.AB9]*LN([.C9])*LN([.C9])/[.C9]" office:value-type="float" office:value="31.4836413321519" calcext:value-type="float">
            <text:p>31.4836413321519</text:p>
          </table:table-cell>
          <table:table-cell table:number-columns-repeated="4"/>
          <table:table-cell table:style-name="ce2" table:formula="of:=[.BF$1]+[.BF$2]/POWER([.$C9];[.BF$3])" office:value-type="float" office:value="1.66333343288283" calcext:value-type="float">
            <text:p>1.66333343288283</text:p>
          </table:table-cell>
          <table:table-cell/>
          <table:table-cell table:style-name="ce2" table:formula="of:=0.5*PI()+[.BI$1]/POWER([.$C9];[.BI$2])" office:value-type="float" office:value="1.68923610743389" calcext:value-type="float">
            <text:p>1.68923610743389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7</text:p>
          </table:table-cell>
          <table:table-cell table:style-name="ce2" office:value-type="float" office:value="2443" calcext:value-type="float">
            <text:p>2443</text:p>
          </table:table-cell>
          <table:table-cell table:style-name="ce2" office:value-type="float" office:value="6353" calcext:value-type="float">
            <text:p>6353</text:p>
          </table:table-cell>
          <table:table-cell table:style-name="ce4" office:value-type="float" office:value="0.38454273571541" calcext:value-type="float">
            <text:p>0.385</text:p>
          </table:table-cell>
          <table:table-cell table:style-name="ce2" office:value-type="float" office:value="1605" calcext:value-type="float">
            <text:p>1605</text:p>
          </table:table-cell>
          <table:table-cell table:style-name="ce2" office:value-type="float" office:value="0.252636549661577" calcext:value-type="float">
            <text:p>0.252636549661577</text:p>
          </table:table-cell>
          <table:table-cell table:style-name="ce2" office:value-type="float" office:value="373" calcext:value-type="float">
            <text:p>373</text:p>
          </table:table-cell>
          <table:table-cell table:style-name="ce6" office:value-type="float" office:value="0.0587124193294507" calcext:value-type="float">
            <text:p>0.05871</text:p>
          </table:table-cell>
          <table:table-cell table:style-name="ce8" office:value-type="float" office:value="4.3029490616622" calcext:value-type="float">
            <text:p>4.30</text:p>
          </table:table-cell>
          <table:table-cell table:style-name="ce2" office:value-type="float" office:value="6.88873381046103" calcext:value-type="float">
            <text:p>6.88873381046103</text:p>
          </table:table-cell>
          <table:table-cell table:style-name="ce10" office:value-type="float" office:value="0.786683070032437" calcext:value-type="float">
            <text:p>0.7867</text:p>
          </table:table-cell>
          <table:table-cell table:style-name="ce10" office:value-type="float" office:value="2.32792831991231" calcext:value-type="float">
            <text:p>2.3279</text:p>
          </table:table-cell>
          <table:table-cell table:style-name="ce12" office:value-type="float" office:value="1.00790968523717" calcext:value-type="float">
            <text:p>1.0079</text:p>
          </table:table-cell>
          <table:table-cell table:style-name="ce14" office:value-type="float" office:value="23" calcext:value-type="float">
            <text:p>23.0</text:p>
          </table:table-cell>
          <table:table-cell table:style-name="ce8" office:value-type="float" office:value="12.0094517958412" calcext:value-type="float">
            <text:p>12.01</text:p>
          </table:table-cell>
          <table:table-cell table:style-name="ce16" office:value-type="float" office:value="0.00417949590403793" calcext:value-type="float">
            <text:p>0.004179</text:p>
          </table:table-cell>
          <table:table-cell table:style-name="ce16" office:value-type="float" office:value="0.996228293000178" calcext:value-type="float">
            <text:p>0.996228</text:p>
          </table:table-cell>
          <table:table-cell table:style-name="ce4" office:value-type="float" office:value="1.56664" calcext:value-type="float">
            <text:p>1.567</text:p>
          </table:table-cell>
          <table:table-cell table:style-name="ce4" office:value-type="float" office:value="0.05338" calcext:value-type="float">
            <text:p>0.053</text:p>
          </table:table-cell>
          <table:table-cell table:style-name="ce14" office:value-type="float" office:value="490.569" calcext:value-type="float">
            <text:p>490.6</text:p>
          </table:table-cell>
          <table:table-cell table:style-name="ce13" office:value-type="float" office:value="13.99" calcext:value-type="float">
            <text:p>14.0</text:p>
          </table:table-cell>
          <table:table-cell table:style-name="ce3" office:value-type="float" office:value="0.707524338994893" calcext:value-type="float">
            <text:p>0.708</text:p>
          </table:table-cell>
          <table:table-cell table:style-name="ce3" office:value-type="float" office:value="0.808984" calcext:value-type="float">
            <text:p>0.809</text:p>
          </table:table-cell>
          <table:table-cell table:style-name="ce3" office:value-type="float" office:value="0.001913" calcext:value-type="float">
            <text:p>0.002</text:p>
          </table:table-cell>
          <table:table-cell table:style-name="ce14" office:value-type="float" office:value="336.667" calcext:value-type="float">
            <text:p>336.7</text:p>
          </table:table-cell>
          <table:table-cell table:style-name="ce13" office:value-type="float" office:value="2.5" calcext:value-type="float">
            <text:p>2.5</text:p>
          </table:table-cell>
          <table:table-cell table:style-name="ce3" office:value-type="float" office:value="0.843987889244773" calcext:value-type="float">
            <text:p>0.844</text:p>
          </table:table-cell>
          <table:table-cell table:style-name="ce14" office:value-type="float" office:value="2612.68746351808" calcext:value-type="float">
            <text:p>2612.7</text:p>
          </table:table-cell>
          <table:table-cell table:style-name="ce7" office:value-type="float" office:value="1.56398475985499" calcext:value-type="float">
            <text:p>1.56</text:p>
          </table:table-cell>
          <table:table-cell table:style-name="ce3" office:value-type="float" office:value="1.68949713802853" calcext:value-type="float">
            <text:p>1.689</text:p>
          </table:table-cell>
          <table:table-cell office:value-type="float" office:value="0.00402208995409361" calcext:value-type="float">
            <text:p>0.00402</text:p>
          </table:table-cell>
          <table:table-cell table:style-name="ce2" office:value-type="string" calcext:value-type="string">
            <text:p>N1/N2</text:p>
          </table:table-cell>
          <table:table-cell table:style-name="ce2" table:formula="of:=PEARSON([.I$3:.I$23];[.$C$3:.$C$23])" office:value-type="float" office:value="-0.876378735386174" calcext:value-type="float">
            <text:p>-0.876378735386174</text:p>
          </table:table-cell>
          <table:table-cell table:style-name="ce2" table:formula="of:=[.J10]/POWER(LN([.C10]);[.$AH$2])" office:value-type="float" office:value="1.91495705865634" calcext:value-type="float">
            <text:p>1.91495705865634</text:p>
          </table:table-cell>
          <table:table-cell/>
          <table:table-cell table:style-name="ce2" table:formula="of:=[.$AJ$1]*POWER([.$C10];[.$AJ$2])" office:value-type="float" office:value="2422.60563552211" calcext:value-type="float">
            <text:p>2422.60563552211</text:p>
          </table:table-cell>
          <table:table-cell/>
          <table:table-cell table:style-name="ce2" table:formula="of:=[.AL$1]*POWER([.$C10];[.AL$2])" office:value-type="float" office:value="0.383567491582795" calcext:value-type="float">
            <text:p>0.383567491582795</text:p>
          </table:table-cell>
          <table:table-cell/>
          <table:table-cell table:style-name="ce2" table:formula="of:=[.AN$1]*POWER([.$C10];[.AN$2])" office:value-type="float" office:value="1588.61596706301" calcext:value-type="float">
            <text:p>1588.61596706301</text:p>
          </table:table-cell>
          <table:table-cell/>
          <table:table-cell table:style-name="ce2" table:formula="of:=[.AP$1]*POWER([.$C10];[.AP$2])" office:value-type="float" office:value="373.05369785128" calcext:value-type="float">
            <text:p>373.05369785128</text:p>
          </table:table-cell>
          <table:table-cell/>
          <table:table-cell table:style-name="ce2" table:formula="of:=[.AR$1]*POWER([.$C10];[.AR$2])" office:value-type="float" office:value="23.1355627977385" calcext:value-type="float">
            <text:p>23.1355627977385</text:p>
          </table:table-cell>
          <table:table-cell/>
          <table:table-cell table:style-name="ce2" table:formula="of:=[.AT$1]*POWER([.$C10];[.AT$2])" office:value-type="float" office:value="490.629550000347" calcext:value-type="float">
            <text:p>490.629550000347</text:p>
          </table:table-cell>
          <table:table-cell/>
          <table:table-cell table:style-name="ce2" table:formula="of:=[.AV$1]*POWER([.$C10];[.AV$2])" office:value-type="float" office:value="2592.41918888676" calcext:value-type="float">
            <text:p>2592.41918888676</text:p>
          </table:table-cell>
          <table:table-cell/>
          <table:table-cell table:style-name="ce2" table:formula="of:=LN([.C10])" office:value-type="float" office:value="8.75668242126653" calcext:value-type="float">
            <text:p>8.75668242126653</text:p>
          </table:table-cell>
          <table:table-cell/>
          <table:table-cell table:style-name="ce2" table:formula="of:=[.AZ$1]*POWER([.$AX10];[.AZ$2])" office:value-type="float" office:value="6.88023635736248" calcext:value-type="float">
            <text:p>6.88023635736248</text:p>
          </table:table-cell>
          <table:table-cell/>
          <table:table-cell table:style-name="ce2" table:formula="of:=[.AB10]*LN([.C10])*LN([.C10])/[.C10]" office:value-type="float" office:value="31.5346347338622" calcext:value-type="float">
            <text:p>31.5346347338622</text:p>
          </table:table-cell>
          <table:table-cell table:number-columns-repeated="4"/>
          <table:table-cell table:style-name="ce2" table:formula="of:=[.BF$1]+[.BF$2]/POWER([.$C10];[.BF$3])" office:value-type="float" office:value="1.66057553639341" calcext:value-type="float">
            <text:p>1.66057553639341</text:p>
          </table:table-cell>
          <table:table-cell/>
          <table:table-cell table:style-name="ce2" table:formula="of:=0.5*PI()+[.BI$1]/POWER([.$C10];[.BI$2])" office:value-type="float" office:value="1.68356231844492" calcext:value-type="float">
            <text:p>1.68356231844492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8</text:p>
          </table:table-cell>
          <table:table-cell table:style-name="ce2" office:value-type="float" office:value="2742" calcext:value-type="float">
            <text:p>2742</text:p>
          </table:table-cell>
          <table:table-cell table:style-name="ce2" office:value-type="float" office:value="7423" calcext:value-type="float">
            <text:p>7423</text:p>
          </table:table-cell>
          <table:table-cell table:style-name="ce4" office:value-type="float" office:value="0.369392428937087" calcext:value-type="float">
            <text:p>0.369</text:p>
          </table:table-cell>
          <table:table-cell table:style-name="ce2" office:value-type="float" office:value="1778" calcext:value-type="float">
            <text:p>1778</text:p>
          </table:table-cell>
          <table:table-cell table:style-name="ce2" office:value-type="float" office:value="0.2395257981948" calcext:value-type="float">
            <text:p>0.2395257981948</text:p>
          </table:table-cell>
          <table:table-cell table:style-name="ce2" office:value-type="float" office:value="429" calcext:value-type="float">
            <text:p>429</text:p>
          </table:table-cell>
          <table:table-cell table:style-name="ce6" office:value-type="float" office:value="0.0577933450087566" calcext:value-type="float">
            <text:p>0.05779</text:p>
          </table:table-cell>
          <table:table-cell table:style-name="ce8" office:value-type="float" office:value="4.14452214452214" calcext:value-type="float">
            <text:p>4.14</text:p>
          </table:table-cell>
          <table:table-cell table:style-name="ce2" office:value-type="float" office:value="6.95315102176965" calcext:value-type="float">
            <text:p>6.95315102176965</text:p>
          </table:table-cell>
          <table:table-cell table:style-name="ce10" office:value-type="float" office:value="0.780171328704185" calcext:value-type="float">
            <text:p>0.7802</text:p>
          </table:table-cell>
          <table:table-cell table:style-name="ce10" office:value-type="float" office:value="2.32908760490774" calcext:value-type="float">
            <text:p>2.3291</text:p>
          </table:table-cell>
          <table:table-cell table:style-name="ce12" office:value-type="float" office:value="0.99749211196822" calcext:value-type="float">
            <text:p>0.9975</text:p>
          </table:table-cell>
          <table:table-cell table:style-name="ce14" office:value-type="float" office:value="25" calcext:value-type="float">
            <text:p>25.0</text:p>
          </table:table-cell>
          <table:table-cell table:style-name="ce8" office:value-type="float" office:value="11.8768" calcext:value-type="float">
            <text:p>11.88</text:p>
          </table:table-cell>
          <table:table-cell table:style-name="ce16" office:value-type="float" office:value="0.00411780716074657" calcext:value-type="float">
            <text:p>0.004118</text:p>
          </table:table-cell>
          <table:table-cell table:style-name="ce16" office:value-type="float" office:value="0.996245520892095" calcext:value-type="float">
            <text:p>0.996246</text:p>
          </table:table-cell>
          <table:table-cell table:style-name="ce4" office:value-type="float" office:value="1.58098" calcext:value-type="float">
            <text:p>1.581</text:p>
          </table:table-cell>
          <table:table-cell table:style-name="ce4" office:value-type="float" office:value="0.048" calcext:value-type="float">
            <text:p>0.048</text:p>
          </table:table-cell>
          <table:table-cell table:style-name="ce14" office:value-type="float" office:value="568.087" calcext:value-type="float">
            <text:p>568.1</text:p>
          </table:table-cell>
          <table:table-cell table:style-name="ce13" office:value-type="float" office:value="14.55" calcext:value-type="float">
            <text:p>14.6</text:p>
          </table:table-cell>
          <table:table-cell table:style-name="ce3" office:value-type="float" office:value="0.711628550491355" calcext:value-type="float">
            <text:p>0.712</text:p>
          </table:table-cell>
          <table:table-cell table:style-name="ce3" office:value-type="float" office:value="0.828366" calcext:value-type="float">
            <text:p>0.828</text:p>
          </table:table-cell>
          <table:table-cell table:style-name="ce3" office:value-type="float" office:value="0.001801" calcext:value-type="float">
            <text:p>0.002</text:p>
          </table:table-cell>
          <table:table-cell table:style-name="ce14" office:value-type="float" office:value="420.628" calcext:value-type="float">
            <text:p>420.6</text:p>
          </table:table-cell>
          <table:table-cell table:style-name="ce13" office:value-type="float" office:value="2.9" calcext:value-type="float">
            <text:p>2.9</text:p>
          </table:table-cell>
          <table:table-cell table:style-name="ce3" office:value-type="float" office:value="0.825850221211535" calcext:value-type="float">
            <text:p>0.826</text:p>
          </table:table-cell>
          <table:table-cell table:style-name="ce14" office:value-type="float" office:value="2938.98550909609" calcext:value-type="float">
            <text:p>2939.0</text:p>
          </table:table-cell>
          <table:table-cell table:style-name="ce7" office:value-type="float" office:value="1.53247702362513" calcext:value-type="float">
            <text:p>1.53</text:p>
          </table:table-cell>
          <table:table-cell table:style-name="ce3" office:value-type="float" office:value="1.68291528361449" calcext:value-type="float">
            <text:p>1.683</text:p>
          </table:table-cell>
          <table:table-cell office:value-type="float" office:value="0.00398309073881495" calcext:value-type="float">
            <text:p>0.00398</text:p>
          </table:table-cell>
          <table:table-cell table:style-name="ce2" office:value-type="string" calcext:value-type="string">
            <text:p>A</text:p>
          </table:table-cell>
          <table:table-cell table:style-name="ce2" table:formula="of:=PEARSON([.AA$3:.AA$23];[.$C$3:.$C$23])" office:value-type="float" office:value="-0.897344740907172" calcext:value-type="float">
            <text:p>-0.897344740907172</text:p>
          </table:table-cell>
          <table:table-cell table:style-name="ce2" table:formula="of:=[.J11]/POWER(LN([.C11]);[.$AH$2])" office:value-type="float" office:value="1.91287492072697" calcext:value-type="float">
            <text:p>1.91287492072697</text:p>
          </table:table-cell>
          <table:table-cell/>
          <table:table-cell table:style-name="ce2" table:formula="of:=[.$AJ$1]*POWER([.$C11];[.$AJ$2])" office:value-type="float" office:value="2721.29935805039" calcext:value-type="float">
            <text:p>2721.29935805039</text:p>
          </table:table-cell>
          <table:table-cell/>
          <table:table-cell table:style-name="ce2" table:formula="of:=[.AL$1]*POWER([.$C11];[.AL$2])" office:value-type="float" office:value="0.370430231027301" calcext:value-type="float">
            <text:p>0.370430231027301</text:p>
          </table:table-cell>
          <table:table-cell/>
          <table:table-cell table:style-name="ce2" table:formula="of:=[.AN$1]*POWER([.$C11];[.AN$2])" office:value-type="float" office:value="1765.00607075533" calcext:value-type="float">
            <text:p>1765.00607075533</text:p>
          </table:table-cell>
          <table:table-cell/>
          <table:table-cell table:style-name="ce2" table:formula="of:=[.AP$1]*POWER([.$C11];[.AP$2])" office:value-type="float" office:value="424.619410096873" calcext:value-type="float">
            <text:p>424.619410096873</text:p>
          </table:table-cell>
          <table:table-cell/>
          <table:table-cell table:style-name="ce2" table:formula="of:=[.AR$1]*POWER([.$C11];[.AR$2])" office:value-type="float" office:value="25.0215768308825" calcext:value-type="float">
            <text:p>25.0215768308825</text:p>
          </table:table-cell>
          <table:table-cell/>
          <table:table-cell table:style-name="ce2" table:formula="of:=[.AT$1]*POWER([.$C11];[.AT$2])" office:value-type="float" office:value="561.075754994398" calcext:value-type="float">
            <text:p>561.075754994398</text:p>
          </table:table-cell>
          <table:table-cell/>
          <table:table-cell table:style-name="ce2" table:formula="of:=[.AV$1]*POWER([.$C11];[.AV$2])" office:value-type="float" office:value="2920.93051965113" calcext:value-type="float">
            <text:p>2920.93051965113</text:p>
          </table:table-cell>
          <table:table-cell/>
          <table:table-cell table:style-name="ce2" table:formula="of:=LN([.C11])" office:value-type="float" office:value="8.91233856711755" calcext:value-type="float">
            <text:p>8.91233856711755</text:p>
          </table:table-cell>
          <table:table-cell/>
          <table:table-cell table:style-name="ce2" table:formula="of:=[.AZ$1]*POWER([.$AX11];[.AZ$2])" office:value-type="float" office:value="6.95307571016233" calcext:value-type="float">
            <text:p>6.95307571016233</text:p>
          </table:table-cell>
          <table:table-cell/>
          <table:table-cell table:style-name="ce2" table:formula="of:=[.AB11]*LN([.C11])*LN([.C11])/[.C11]" office:value-type="float" office:value="31.4486014674216" calcext:value-type="float">
            <text:p>31.4486014674216</text:p>
          </table:table-cell>
          <table:table-cell table:number-columns-repeated="4"/>
          <table:table-cell table:style-name="ce2" table:formula="of:=[.BF$1]+[.BF$2]/POWER([.$C11];[.BF$3])" office:value-type="float" office:value="1.6553569588651" calcext:value-type="float">
            <text:p>1.6553569588651</text:p>
          </table:table-cell>
          <table:table-cell/>
          <table:table-cell table:style-name="ce2" table:formula="of:=0.5*PI()+[.BI$1]/POWER([.$C11];[.BI$2])" office:value-type="float" office:value="1.6731538299058" calcext:value-type="float">
            <text:p>1.6731538299058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9</text:p>
          </table:table-cell>
          <table:table-cell table:style-name="ce2" office:value-type="float" office:value="2840" calcext:value-type="float">
            <text:p>2840</text:p>
          </table:table-cell>
          <table:table-cell table:style-name="ce2" office:value-type="float" office:value="7873" calcext:value-type="float">
            <text:p>7873</text:p>
          </table:table-cell>
          <table:table-cell table:style-name="ce4" office:value-type="float" office:value="0.36072653372285" calcext:value-type="float">
            <text:p>0.361</text:p>
          </table:table-cell>
          <table:table-cell table:style-name="ce2" office:value-type="float" office:value="1838" calcext:value-type="float">
            <text:p>1838</text:p>
          </table:table-cell>
          <table:table-cell table:style-name="ce2" office:value-type="float" office:value="0.233456115838943" calcext:value-type="float">
            <text:p>0.233456115838943</text:p>
          </table:table-cell>
          <table:table-cell table:style-name="ce2" office:value-type="float" office:value="434" calcext:value-type="float">
            <text:p>434</text:p>
          </table:table-cell>
          <table:table-cell table:style-name="ce6" office:value-type="float" office:value="0.055125111139337" calcext:value-type="float">
            <text:p>0.05513</text:p>
          </table:table-cell>
          <table:table-cell table:style-name="ce8" office:value-type="float" office:value="4.23502304147465" calcext:value-type="float">
            <text:p>4.24</text:p>
          </table:table-cell>
          <table:table-cell table:style-name="ce2" office:value-type="float" office:value="6.96335284486553" calcext:value-type="float">
            <text:p>6.96335284486553</text:p>
          </table:table-cell>
          <table:table-cell table:style-name="ce10" office:value-type="float" office:value="0.776190157669794" calcext:value-type="float">
            <text:p>0.7762</text:p>
          </table:table-cell>
          <table:table-cell table:style-name="ce10" office:value-type="float" office:value="2.3248410574847" calcext:value-type="float">
            <text:p>2.3248</text:p>
          </table:table-cell>
          <table:table-cell table:style-name="ce12" office:value-type="float" office:value="0.991629988577672" calcext:value-type="float">
            <text:p>0.9916</text:p>
          </table:table-cell>
          <table:table-cell table:style-name="ce14" office:value-type="float" office:value="26" calcext:value-type="float">
            <text:p>26.0</text:p>
          </table:table-cell>
          <table:table-cell table:style-name="ce8" office:value-type="float" office:value="11.646449704142" calcext:value-type="float">
            <text:p>11.65</text:p>
          </table:table-cell>
          <table:table-cell table:style-name="ce16" office:value-type="float" office:value="0.00408783674285412" calcext:value-type="float">
            <text:p>0.004088</text:p>
          </table:table-cell>
          <table:table-cell table:style-name="ce16" office:value-type="float" office:value="0.996262960074073" calcext:value-type="float">
            <text:p>0.996263</text:p>
          </table:table-cell>
          <table:table-cell table:style-name="ce4" office:value-type="float" office:value="1.53349" calcext:value-type="float">
            <text:p>1.533</text:p>
          </table:table-cell>
          <table:table-cell table:style-name="ce4" office:value-type="float" office:value="0.03698" calcext:value-type="float">
            <text:p>0.037</text:p>
          </table:table-cell>
          <table:table-cell table:style-name="ce14" office:value-type="float" office:value="570.898" calcext:value-type="float">
            <text:p>570.9</text:p>
          </table:table-cell>
          <table:table-cell table:style-name="ce13" office:value-type="float" office:value="11.69" calcext:value-type="float">
            <text:p>11.7</text:p>
          </table:table-cell>
          <table:table-cell table:style-name="ce3" office:value-type="float" office:value="0.70751008528139" calcext:value-type="float">
            <text:p>0.708</text:p>
          </table:table-cell>
          <table:table-cell table:style-name="ce3" office:value-type="float" office:value="0.852126" calcext:value-type="float">
            <text:p>0.852</text:p>
          </table:table-cell>
          <table:table-cell table:style-name="ce3" office:value-type="float" office:value="0.002209" calcext:value-type="float">
            <text:p>0.002</text:p>
          </table:table-cell>
          <table:table-cell table:style-name="ce14" office:value-type="float" office:value="497.232" calcext:value-type="float">
            <text:p>497.2</text:p>
          </table:table-cell>
          <table:table-cell table:style-name="ce13" office:value-type="float" office:value="4.122" calcext:value-type="float">
            <text:p>4.1</text:p>
          </table:table-cell>
          <table:table-cell table:style-name="ce3" office:value-type="float" office:value="0.791735340980989" calcext:value-type="float">
            <text:p>0.792</text:p>
          </table:table-cell>
          <table:table-cell table:style-name="ce14" office:value-type="float" office:value="3045.9646022693" calcext:value-type="float">
            <text:p>3046.0</text:p>
          </table:table-cell>
          <table:table-cell table:style-name="ce7" office:value-type="float" office:value="1.50736762242716" calcext:value-type="float">
            <text:p>1.51</text:p>
          </table:table-cell>
          <table:table-cell table:style-name="ce3" office:value-type="float" office:value="1.68247016941716" calcext:value-type="float">
            <text:p>1.682</text:p>
          </table:table-cell>
          <table:table-cell office:value-type="float" office:value="0.00396082035774029" calcext:value-type="float">
            <text:p>0.00396</text:p>
          </table:table-cell>
          <table:table-cell table:style-name="ce2" office:value-type="string" calcext:value-type="string">
            <text:p>RelRR--K</text:p>
          </table:table-cell>
          <table:table-cell table:style-name="ce2" table:formula="of:=PEARSON([.AE$3:.AE$14];[.$Q$3:.$Q$14])" office:value-type="float" office:value="0.288265489648611" calcext:value-type="float">
            <text:p>0.288265489648611</text:p>
          </table:table-cell>
          <table:table-cell table:style-name="ce2" table:formula="of:=[.J12]/POWER(LN([.C12]);[.$AH$2])" office:value-type="float" office:value="1.90825646517141" calcext:value-type="float">
            <text:p>1.90825646517141</text:p>
          </table:table-cell>
          <table:table-cell/>
          <table:table-cell table:style-name="ce2" table:formula="of:=[.$AJ$1]*POWER([.$C12];[.$AJ$2])" office:value-type="float" office:value="2843.60124931813" calcext:value-type="float">
            <text:p>2843.60124931813</text:p>
          </table:table-cell>
          <table:table-cell/>
          <table:table-cell table:style-name="ce2" table:formula="of:=[.AL$1]*POWER([.$C12];[.AL$2])" office:value-type="float" office:value="0.365580914391078" calcext:value-type="float">
            <text:p>0.365580914391078</text:p>
          </table:table-cell>
          <table:table-cell/>
          <table:table-cell table:style-name="ce2" table:formula="of:=[.AN$1]*POWER([.$C12];[.AN$2])" office:value-type="float" office:value="1836.69213360094" calcext:value-type="float">
            <text:p>1836.69213360094</text:p>
          </table:table-cell>
          <table:table-cell/>
          <table:table-cell table:style-name="ce2" table:formula="of:=[.AP$1]*POWER([.$C12];[.AP$2])" office:value-type="float" office:value="445.923817663522" calcext:value-type="float">
            <text:p>445.923817663522</text:p>
          </table:table-cell>
          <table:table-cell/>
          <table:table-cell table:style-name="ce2" table:formula="of:=[.AR$1]*POWER([.$C12];[.AR$2])" office:value-type="float" office:value="25.7741091936635" calcext:value-type="float">
            <text:p>25.7741091936635</text:p>
          </table:table-cell>
          <table:table-cell/>
          <table:table-cell table:style-name="ce2" table:formula="of:=[.AT$1]*POWER([.$C12];[.AT$2])" office:value-type="float" office:value="590.273684167242" calcext:value-type="float">
            <text:p>590.273684167242</text:p>
          </table:table-cell>
          <table:table-cell/>
          <table:table-cell table:style-name="ce2" table:formula="of:=[.AV$1]*POWER([.$C12];[.AV$2])" office:value-type="float" office:value="3055.7204724322" calcext:value-type="float">
            <text:p>3055.7204724322</text:p>
          </table:table-cell>
          <table:table-cell/>
          <table:table-cell table:style-name="ce2" table:formula="of:=LN([.C12])" office:value-type="float" office:value="8.97119446318447" calcext:value-type="float">
            <text:p>8.97119446318447</text:p>
          </table:table-cell>
          <table:table-cell/>
          <table:table-cell table:style-name="ce2" table:formula="of:=[.AZ$1]*POWER([.$AX12];[.AZ$2])" office:value-type="float" office:value="6.98048379156443" calcext:value-type="float">
            <text:p>6.98048379156443</text:p>
          </table:table-cell>
          <table:table-cell/>
          <table:table-cell table:style-name="ce2" table:formula="of:=[.AB12]*LN([.C12])*LN([.C12])/[.C12]" office:value-type="float" office:value="31.1376004802993" calcext:value-type="float">
            <text:p>31.1376004802993</text:p>
          </table:table-cell>
          <table:table-cell table:number-columns-repeated="4"/>
          <table:table-cell table:style-name="ce2" table:formula="of:=[.BF$1]+[.BF$2]/POWER([.$C12];[.BF$3])" office:value-type="float" office:value="1.65345791784928" calcext:value-type="float">
            <text:p>1.65345791784928</text:p>
          </table:table-cell>
          <table:table-cell/>
          <table:table-cell table:style-name="ce2" table:formula="of:=0.5*PI()+[.BI$1]/POWER([.$C12];[.BI$2])" office:value-type="float" office:value="1.66947351277438" calcext:value-type="float">
            <text:p>1.66947351277438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10</text:p>
          </table:table-cell>
          <table:table-cell table:style-name="ce2" office:value-type="float" office:value="3123" calcext:value-type="float">
            <text:p>3123</text:p>
          </table:table-cell>
          <table:table-cell table:style-name="ce2" office:value-type="float" office:value="9002" calcext:value-type="float">
            <text:p>9002</text:p>
          </table:table-cell>
          <table:table-cell table:style-name="ce4" office:value-type="float" office:value="0.346922906020884" calcext:value-type="float">
            <text:p>0.347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0.222061764052433" calcext:value-type="float">
            <text:p>0.222061764052433</text:p>
          </table:table-cell>
          <table:table-cell table:style-name="ce2" office:value-type="float" office:value="494" calcext:value-type="float">
            <text:p>494</text:p>
          </table:table-cell>
          <table:table-cell table:style-name="ce6" office:value-type="float" office:value="0.0548766940679849" calcext:value-type="float">
            <text:p>0.05488</text:p>
          </table:table-cell>
          <table:table-cell table:style-name="ce8" office:value-type="float" office:value="4.04655870445344" calcext:value-type="float">
            <text:p>4.05</text:p>
          </table:table-cell>
          <table:table-cell table:style-name="ce2" office:value-type="float" office:value="7.01145551734547" calcext:value-type="float">
            <text:p>7.01145551734547</text:p>
          </table:table-cell>
          <table:table-cell table:style-name="ce10" office:value-type="float" office:value="0.770049415254718" calcext:value-type="float">
            <text:p>0.7700</text:p>
          </table:table-cell>
          <table:table-cell table:style-name="ce10" office:value-type="float" office:value="2.32361081535104" calcext:value-type="float">
            <text:p>2.3236</text:p>
          </table:table-cell>
          <table:table-cell table:style-name="ce12" office:value-type="float" office:value="0.982058187430033" calcext:value-type="float">
            <text:p>0.9821</text:p>
          </table:table-cell>
          <table:table-cell table:style-name="ce14" office:value-type="float" office:value="27.8333333333333" calcext:value-type="float">
            <text:p>27.8</text:p>
          </table:table-cell>
          <table:table-cell table:style-name="ce8" office:value-type="float" office:value="11.6200652587041" calcext:value-type="float">
            <text:p>11.62</text:p>
          </table:table-cell>
          <table:table-cell table:style-name="ce16" office:value-type="float" office:value="0.00407690389076868" calcext:value-type="float">
            <text:p>0.004077</text:p>
          </table:table-cell>
          <table:table-cell table:style-name="ce16" office:value-type="float" office:value="0.996242097741553" calcext:value-type="float">
            <text:p>0.996242</text:p>
          </table:table-cell>
          <table:table-cell table:style-name="ce4" office:value-type="float" office:value="1.5815" calcext:value-type="float">
            <text:p>1.582</text:p>
          </table:table-cell>
          <table:table-cell table:style-name="ce4" office:value-type="float" office:value="0.04122" calcext:value-type="float">
            <text:p>0.041</text:p>
          </table:table-cell>
          <table:table-cell table:style-name="ce14" office:value-type="float" office:value="654.496" calcext:value-type="float">
            <text:p>654.5</text:p>
          </table:table-cell>
          <table:table-cell table:style-name="ce13" office:value-type="float" office:value="14.49" calcext:value-type="float">
            <text:p>14.5</text:p>
          </table:table-cell>
          <table:table-cell table:style-name="ce3" office:value-type="float" office:value="0.712105611215086" calcext:value-type="float">
            <text:p>0.712</text:p>
          </table:table-cell>
          <table:table-cell table:style-name="ce3" office:value-type="float" office:value="0.850921" calcext:value-type="float">
            <text:p>0.851</text:p>
          </table:table-cell>
          <table:table-cell table:style-name="ce3" office:value-type="float" office:value="0.001811" calcext:value-type="float">
            <text:p>0.002</text:p>
          </table:table-cell>
          <table:table-cell table:style-name="ce14" office:value-type="float" office:value="560.073" calcext:value-type="float">
            <text:p>560.1</text:p>
          </table:table-cell>
          <table:table-cell table:style-name="ce13" office:value-type="float" office:value="3.817" calcext:value-type="float">
            <text:p>3.8</text:p>
          </table:table-cell>
          <table:table-cell table:style-name="ce3" office:value-type="float" office:value="0.826391794027541" calcext:value-type="float">
            <text:p>0.826</text:p>
          </table:table-cell>
          <table:table-cell table:style-name="ce14" office:value-type="float" office:value="3371.48465451415" calcext:value-type="float">
            <text:p>3371.5</text:p>
          </table:table-cell>
          <table:table-cell table:style-name="ce7" office:value-type="float" office:value="1.48100347547766" calcext:value-type="float">
            <text:p>1.48</text:p>
          </table:table-cell>
          <table:table-cell table:style-name="ce3" office:value-type="float" office:value="1.67159052692061" calcext:value-type="float">
            <text:p>1.672</text:p>
          </table:table-cell>
          <table:table-cell office:value-type="float" office:value="0.00396581746553051" calcext:value-type="float">
            <text:p>0.00397</text:p>
          </table:table-cell>
          <table:table-cell table:number-columns-repeated="2"/>
          <table:table-cell table:style-name="ce2" table:formula="of:=[.J13]/POWER(LN([.C13]);[.$AH$2])" office:value-type="float" office:value="1.90470326547428" calcext:value-type="float">
            <text:p>1.90470326547428</text:p>
          </table:table-cell>
          <table:table-cell/>
          <table:table-cell table:style-name="ce2" table:formula="of:=[.$AJ$1]*POWER([.$C13];[.$AJ$2])" office:value-type="float" office:value="3142.96595010221" calcext:value-type="float">
            <text:p>3142.96595010221</text:p>
          </table:table-cell>
          <table:table-cell/>
          <table:table-cell table:style-name="ce2" table:formula="of:=[.AL$1]*POWER([.$C13];[.AL$2])" office:value-type="float" office:value="0.354775125400969" calcext:value-type="float">
            <text:p>0.354775125400969</text:p>
          </table:table-cell>
          <table:table-cell/>
          <table:table-cell table:style-name="ce2" table:formula="of:=[.AN$1]*POWER([.$C13];[.AN$2])" office:value-type="float" office:value="2010.96228612621" calcext:value-type="float">
            <text:p>2010.96228612621</text:p>
          </table:table-cell>
          <table:table-cell/>
          <table:table-cell table:style-name="ce2" table:formula="of:=[.AP$1]*POWER([.$C13];[.AP$2])" office:value-type="float" office:value="498.504336641178" calcext:value-type="float">
            <text:p>498.504336641178</text:p>
          </table:table-cell>
          <table:table-cell/>
          <table:table-cell table:style-name="ce2" table:formula="of:=[.AR$1]*POWER([.$C13];[.AR$2])" office:value-type="float" office:value="27.5730469027763" calcext:value-type="float">
            <text:p>27.5730469027763</text:p>
          </table:table-cell>
          <table:table-cell/>
          <table:table-cell table:style-name="ce2" table:formula="of:=[.AT$1]*POWER([.$C13];[.AT$2])" office:value-type="float" office:value="662.548042048266" calcext:value-type="float">
            <text:p>662.548042048266</text:p>
          </table:table-cell>
          <table:table-cell/>
          <table:table-cell table:style-name="ce2" table:formula="of:=[.AV$1]*POWER([.$C13];[.AV$2])" office:value-type="float" office:value="3386.28173107599" calcext:value-type="float">
            <text:p>3386.28173107599</text:p>
          </table:table-cell>
          <table:table-cell/>
          <table:table-cell table:style-name="ce2" table:formula="of:=LN([.C13])" office:value-type="float" office:value="9.10520205385288" calcext:value-type="float">
            <text:p>9.10520205385288</text:p>
          </table:table-cell>
          <table:table-cell/>
          <table:table-cell table:style-name="ce2" table:formula="of:=[.AZ$1]*POWER([.$AX13];[.AZ$2])" office:value-type="float" office:value="7.04262013643198" calcext:value-type="float">
            <text:p>7.04262013643198</text:p>
          </table:table-cell>
          <table:table-cell/>
          <table:table-cell table:style-name="ce2" table:formula="of:=[.AB13]*LN([.C13])*LN([.C13])/[.C13]" office:value-type="float" office:value="31.0499820941461" calcext:value-type="float">
            <text:p>31.0499820941461</text:p>
          </table:table-cell>
          <table:table-cell table:number-columns-repeated="4"/>
          <table:table-cell table:style-name="ce2" table:formula="of:=[.BF$1]+[.BF$2]/POWER([.$C13];[.BF$3])" office:value-type="float" office:value="1.64927973074253" calcext:value-type="float">
            <text:p>1.64927973074253</text:p>
          </table:table-cell>
          <table:table-cell/>
          <table:table-cell table:style-name="ce2" table:formula="of:=0.5*PI()+[.BI$1]/POWER([.$C13];[.BI$2])" office:value-type="float" office:value="1.66158000173299" calcext:value-type="float">
            <text:p>1.66158000173299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Chapter11</text:p>
          </table:table-cell>
          <table:table-cell table:style-name="ce2" office:value-type="float" office:value="3242" calcext:value-type="float">
            <text:p>3242</text:p>
          </table:table-cell>
          <table:table-cell table:style-name="ce2" office:value-type="float" office:value="9513" calcext:value-type="float">
            <text:p>9513</text:p>
          </table:table-cell>
          <table:table-cell table:style-name="ce4" office:value-type="float" office:value="0.340796804372963" calcext:value-type="float">
            <text:p>0.341</text:p>
          </table:table-cell>
          <table:table-cell table:style-name="ce2" office:value-type="float" office:value="2056" calcext:value-type="float">
            <text:p>2056</text:p>
          </table:table-cell>
          <table:table-cell table:style-name="ce2" office:value-type="float" office:value="0.216125302218017" calcext:value-type="float">
            <text:p>0.216125302218017</text:p>
          </table:table-cell>
          <table:table-cell table:style-name="ce2" office:value-type="float" office:value="526" calcext:value-type="float">
            <text:p>526</text:p>
          </table:table-cell>
          <table:table-cell table:style-name="ce6" office:value-type="float" office:value="0.0552927572795122" calcext:value-type="float">
            <text:p>0.05529</text:p>
          </table:table-cell>
          <table:table-cell table:style-name="ce8" office:value-type="float" office:value="3.90874524714829" calcext:value-type="float">
            <text:p>3.91</text:p>
          </table:table-cell>
          <table:table-cell table:style-name="ce2" office:value-type="float" office:value="7.03215326749862" calcext:value-type="float">
            <text:p>7.03215326749862</text:p>
          </table:table-cell>
          <table:table-cell table:style-name="ce10" office:value-type="float" office:value="0.767667578686212" calcext:value-type="float">
            <text:p>0.7677</text:p>
          </table:table-cell>
          <table:table-cell table:style-name="ce10" office:value-type="float" office:value="2.32343626377204" calcext:value-type="float">
            <text:p>2.3234</text:p>
          </table:table-cell>
          <table:table-cell table:style-name="ce12" office:value-type="float" office:value="0.978318294138647" calcext:value-type="float">
            <text:p>0.9783</text:p>
          </table:table-cell>
          <table:table-cell table:style-name="ce14" office:value-type="float" office:value="28.75" calcext:value-type="float">
            <text:p>28.8</text:p>
          </table:table-cell>
          <table:table-cell table:style-name="ce8" office:value-type="float" office:value="11.5091115311909" calcext:value-type="float">
            <text:p>11.51</text:p>
          </table:table-cell>
          <table:table-cell table:style-name="ce16" office:value-type="float" office:value="0.00401907600004654" calcext:value-type="float">
            <text:p>0.004019</text:p>
          </table:table-cell>
          <table:table-cell table:style-name="ce16" office:value-type="float" office:value="0.996288230671968" calcext:value-type="float">
            <text:p>0.996288</text:p>
          </table:table-cell>
          <table:table-cell table:style-name="ce4" office:value-type="float" office:value="1.61384" calcext:value-type="float">
            <text:p>1.614</text:p>
          </table:table-cell>
          <table:table-cell table:style-name="ce4" office:value-type="float" office:value="0.03748" calcext:value-type="float">
            <text:p>0.037</text:p>
          </table:table-cell>
          <table:table-cell table:style-name="ce14" office:value-type="float" office:value="704.525" calcext:value-type="float">
            <text:p>704.5</text:p>
          </table:table-cell>
          <table:table-cell table:style-name="ce13" office:value-type="float" office:value="13.95" calcext:value-type="float">
            <text:p>14.0</text:p>
          </table:table-cell>
          <table:table-cell table:style-name="ce3" office:value-type="float" office:value="0.715854481434534" calcext:value-type="float">
            <text:p>0.716</text:p>
          </table:table-cell>
          <table:table-cell table:style-name="ce3" office:value-type="float" office:value="0.854354" calcext:value-type="float">
            <text:p>0.854</text:p>
          </table:table-cell>
          <table:table-cell table:style-name="ce3" office:value-type="float" office:value="0.001851" calcext:value-type="float">
            <text:p>0.002</text:p>
          </table:table-cell>
          <table:table-cell table:style-name="ce14" office:value-type="float" office:value="597.877" calcext:value-type="float">
            <text:p>597.9</text:p>
          </table:table-cell>
          <table:table-cell table:style-name="ce13" office:value-type="float" office:value="4.156" calcext:value-type="float">
            <text:p>4.2</text:p>
          </table:table-cell>
          <table:table-cell table:style-name="ce3" office:value-type="float" office:value="0.829174560534875" calcext:value-type="float">
            <text:p>0.829</text:p>
          </table:table-cell>
          <table:table-cell table:style-name="ce14" office:value-type="float" office:value="3498.00743482974" calcext:value-type="float">
            <text:p>3498.0</text:p>
          </table:table-cell>
          <table:table-cell table:style-name="ce7" office:value-type="float" office:value="1.46285968482428" calcext:value-type="float">
            <text:p>1.46</text:p>
          </table:table-cell>
          <table:table-cell table:style-name="ce3" office:value-type="float" office:value="1.67163742046304" calcext:value-type="float">
            <text:p>1.672</text:p>
          </table:table-cell>
          <table:table-cell office:value-type="float" office:value="0.0039139566896286" calcext:value-type="float">
            <text:p>0.00391</text:p>
          </table:table-cell>
          <table:table-cell table:number-columns-repeated="2"/>
          <table:table-cell table:style-name="ce2" table:formula="of:=[.J14]/POWER(LN([.C14]);[.$AH$2])" office:value-type="float" office:value="1.90352419742393" calcext:value-type="float">
            <text:p>1.90352419742393</text:p>
          </table:table-cell>
          <table:table-cell/>
          <table:table-cell table:style-name="ce2" table:formula="of:=[.$AJ$1]*POWER([.$C14];[.$AJ$2])" office:value-type="float" office:value="3275.29308251478" calcext:value-type="float">
            <text:p>3275.29308251478</text:p>
          </table:table-cell>
          <table:table-cell/>
          <table:table-cell table:style-name="ce2" table:formula="of:=[.AL$1]*POWER([.$C14];[.AL$2])" office:value-type="float" office:value="0.350416479894098" calcext:value-type="float">
            <text:p>0.350416479894098</text:p>
          </table:table-cell>
          <table:table-cell/>
          <table:table-cell table:style-name="ce2" table:formula="of:=[.AN$1]*POWER([.$C14];[.AN$2])" office:value-type="float" office:value="2087.48693734328" calcext:value-type="float">
            <text:p>2087.48693734328</text:p>
          </table:table-cell>
          <table:table-cell/>
          <table:table-cell table:style-name="ce2" table:formula="of:=[.AP$1]*POWER([.$C14];[.AP$2])" office:value-type="float" office:value="521.931667275951" calcext:value-type="float">
            <text:p>521.931667275951</text:p>
          </table:table-cell>
          <table:table-cell/>
          <table:table-cell table:style-name="ce2" table:formula="of:=[.AR$1]*POWER([.$C14];[.AR$2])" office:value-type="float" office:value="28.3502643690394" calcext:value-type="float">
            <text:p>28.3502643690394</text:p>
          </table:table-cell>
          <table:table-cell/>
          <table:table-cell table:style-name="ce2" table:formula="of:=[.AT$1]*POWER([.$C14];[.AT$2])" office:value-type="float" office:value="694.841006847505" calcext:value-type="float">
            <text:p>694.841006847505</text:p>
          </table:table-cell>
          <table:table-cell/>
          <table:table-cell table:style-name="ce2" table:formula="of:=[.AV$1]*POWER([.$C14];[.AV$2])" office:value-type="float" office:value="3532.66655496522" calcext:value-type="float">
            <text:p>3532.66655496522</text:p>
          </table:table-cell>
          <table:table-cell/>
          <table:table-cell table:style-name="ce2" table:formula="of:=LN([.C14])" office:value-type="float" office:value="9.16041456320646" calcext:value-type="float">
            <text:p>9.16041456320646</text:p>
          </table:table-cell>
          <table:table-cell/>
          <table:table-cell table:style-name="ce2" table:formula="of:=[.AZ$1]*POWER([.$AX14];[.AZ$2])" office:value-type="float" office:value="7.06811381453813" calcext:value-type="float">
            <text:p>7.06811381453813</text:p>
          </table:table-cell>
          <table:table-cell/>
          <table:table-cell table:style-name="ce2" table:formula="of:=[.AB14]*LN([.C14])*LN([.C14])/[.C14]" office:value-type="float" office:value="30.8555639529796" calcext:value-type="float">
            <text:p>30.8555639529796</text:p>
          </table:table-cell>
          <table:table-cell table:number-columns-repeated="4"/>
          <table:table-cell table:style-name="ce2" table:formula="of:=[.BF$1]+[.BF$2]/POWER([.$C14];[.BF$3])" office:value-type="float" office:value="1.64761545836753" calcext:value-type="float">
            <text:p>1.64761545836753</text:p>
          </table:table-cell>
          <table:table-cell/>
          <table:table-cell table:style-name="ce2" table:formula="of:=0.5*PI()+[.BI$1]/POWER([.$C14];[.BI$2])" office:value-type="float" office:value="1.65851443946944" calcext:value-type="float">
            <text:p>1.65851443946944</text:p>
          </table:table-cell>
          <table:table-cell table:number-columns-repeated="96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3">
        <office:forms form:automatic-focus="false" form:apply-design-mode="false"/>
        <table:table-column table:style-name="co7" table:default-cell-style-name="ce2"/>
        <table:table-column table:style-name="co3" table:number-columns-repeated="4" table:default-cell-style-name="ce30"/>
        <table:table-column table:style-name="co3" table:number-columns-repeated="2" table:default-cell-style-name="ce1"/>
        <table:table-column table:style-name="co3" table:number-columns-repeated="3" table:default-cell-style-name="ce33"/>
        <table:table-column table:style-name="co3" table:number-columns-repeated="3" table:default-cell-style-name="ce1"/>
        <table:table-column table:style-name="co2" table:number-columns-repeated="1011" table:default-cell-style-name="Default"/>
        <table:table-row table:style-name="ro1">
          <table:table-cell/>
          <table:table-cell office:value-type="string" calcext:value-type="string">
            <text:p>UKR1905</text:p>
          </table:table-cell>
          <table:table-cell office:value-type="string" calcext:value-type="string">
            <text:p>UKR1976</text:p>
          </table:table-cell>
          <table:table-cell office:value-type="string" calcext:value-type="string">
            <text:p>POL1914</text:p>
          </table:table-cell>
          <table:table-cell office:value-type="string" calcext:value-type="string">
            <text:p>POL1993</text:p>
          </table:table-cell>
          <table:table-cell office:value-type="string" calcext:value-type="string">
            <text:p>ENG1938</text:p>
          </table:table-cell>
          <table:table-cell office:value-type="string" calcext:value-type="string">
            <text:p>ENG197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Hajd</text:p>
          </table:table-cell>
          <table:table-cell table:number-columns-repeated="1011"/>
        </table:table-row>
        <table:table-row table:style-name="ro3">
          <table:table-cell table:style-name="ce26" office:value-type="string" calcext:value-type="string">
            <text:p>Scaling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(N)</text:p>
          </table:table-cell>
          <table:table-cell table:style-name="ce31" office:value-type="float" office:value="0.782478" calcext:value-type="float">
            <text:p>0.782</text:p>
          </table:table-cell>
          <table:table-cell table:style-name="ce31" office:value-type="float" office:value="0.781051" calcext:value-type="float">
            <text:p>0.781</text:p>
          </table:table-cell>
          <table:table-cell table:style-name="ce31" office:value-type="float" office:value="0.784554" calcext:value-type="float">
            <text:p>0.785</text:p>
          </table:table-cell>
          <table:table-cell table:style-name="ce31" office:value-type="float" office:value="0.812134" calcext:value-type="float">
            <text:p>0.812</text:p>
          </table:table-cell>
          <table:table-cell table:style-name="ce3" office:value-type="float" office:value="0.645628" calcext:value-type="float">
            <text:p>0.646</text:p>
          </table:table-cell>
          <table:table-cell table:style-name="ce3" office:value-type="float" office:value="0.652141" calcext:value-type="float">
            <text:p>0.652</text:p>
          </table:table-cell>
          <table:table-cell table:style-name="ce34" office:value-type="float" office:value="0.727335" calcext:value-type="float">
            <text:p>0.727</text:p>
          </table:table-cell>
          <table:table-cell table:style-name="ce34" office:value-type="float" office:value="0.728636" calcext:value-type="float">
            <text:p>0.729</text:p>
          </table:table-cell>
          <table:table-cell table:style-name="ce34" office:value-type="float" office:value="0.719452" calcext:value-type="float">
            <text:p>0.719</text:p>
          </table:table-cell>
          <table:table-cell table:style-name="ce3" office:value-type="float" office:value="0.834658" calcext:value-type="float">
            <text:p>0.835</text:p>
          </table:table-cell>
          <table:table-cell table:style-name="ce3" office:value-type="float" office:value="0.78985" calcext:value-type="float">
            <text:p>0.790</text:p>
          </table:table-cell>
          <table:table-cell table:style-name="ce3" office:value-type="float" office:value="0.74694" calcext:value-type="float">
            <text:p>0.7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1(N)</text:p>
          </table:table-cell>
          <table:table-cell table:style-name="ce31" office:value-type="float" office:value="0.721451" calcext:value-type="float">
            <text:p>0.721</text:p>
          </table:table-cell>
          <table:table-cell table:style-name="ce31" office:value-type="float" office:value="0.724053" calcext:value-type="float">
            <text:p>0.724</text:p>
          </table:table-cell>
          <table:table-cell table:style-name="ce31" office:value-type="float" office:value="0.732478" calcext:value-type="float">
            <text:p>0.732</text:p>
          </table:table-cell>
          <table:table-cell table:style-name="ce31" office:value-type="float" office:value="0.756472" calcext:value-type="float">
            <text:p>0.756</text:p>
          </table:table-cell>
          <table:table-cell table:style-name="ce3" office:value-type="float" office:value="0.539533" calcext:value-type="float">
            <text:p>0.540</text:p>
          </table:table-cell>
          <table:table-cell table:style-name="ce3" office:value-type="float" office:value="0.538421" calcext:value-type="float">
            <text:p>0.538</text:p>
          </table:table-cell>
          <table:table-cell table:style-name="ce34" office:value-type="float" office:value="0.649422" calcext:value-type="float">
            <text:p>0.649</text:p>
          </table:table-cell>
          <table:table-cell table:style-name="ce34" office:value-type="float" office:value="0.658272" calcext:value-type="float">
            <text:p>0.658</text:p>
          </table:table-cell>
          <table:table-cell table:style-name="ce34" office:value-type="float" office:value="0.63724" calcext:value-type="float">
            <text:p>0.637</text:p>
          </table:table-cell>
          <table:table-cell table:style-name="ce3" office:value-type="float" office:value="0.809503" calcext:value-type="float">
            <text:p>0.810</text:p>
          </table:table-cell>
          <table:table-cell table:style-name="ce3" office:value-type="float" office:value="0.738738" calcext:value-type="float">
            <text:p>0.739</text:p>
          </table:table-cell>
          <table:table-cell table:style-name="ce3" office:value-type="float" office:value="0.676433" calcext:value-type="float">
            <text:p>0.6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2(N)</text:p>
          </table:table-cell>
          <table:table-cell table:style-name="ce31" office:value-type="float" office:value="0.99615" calcext:value-type="float">
            <text:p>0.996</text:p>
          </table:table-cell>
          <table:table-cell table:style-name="ce31" office:value-type="float" office:value="0.976197" calcext:value-type="float">
            <text:p>0.976</text:p>
          </table:table-cell>
          <table:table-cell table:style-name="ce31" office:value-type="float" office:value="0.939185" calcext:value-type="float">
            <text:p>0.939</text:p>
          </table:table-cell>
          <table:table-cell table:style-name="ce31" office:value-type="float" office:value="1.01467" calcext:value-type="float">
            <text:p>1.015</text:p>
          </table:table-cell>
          <table:table-cell table:style-name="ce3" office:value-type="float" office:value="0.7332" calcext:value-type="float">
            <text:p>0.733</text:p>
          </table:table-cell>
          <table:table-cell table:style-name="ce3" office:value-type="float" office:value="0.758337" calcext:value-type="float">
            <text:p>0.758</text:p>
          </table:table-cell>
          <table:table-cell table:style-name="ce34" office:value-type="float" office:value="0.860755" calcext:value-type="float">
            <text:p>0.861</text:p>
          </table:table-cell>
          <table:table-cell table:style-name="ce34" office:value-type="float" office:value="0.840877" calcext:value-type="float">
            <text:p>0.841</text:p>
          </table:table-cell>
          <table:table-cell table:style-name="ce34" office:value-type="float" office:value="0.821263" calcext:value-type="float">
            <text:p>0.821</text:p>
          </table:table-cell>
          <table:table-cell table:style-name="ce3" office:value-type="float" office:value="0.895413" calcext:value-type="float">
            <text:p>0.895</text:p>
          </table:table-cell>
          <table:table-cell table:style-name="ce3" office:value-type="float" office:value="0.867227" calcext:value-type="float">
            <text:p>0.867</text:p>
          </table:table-cell>
          <table:table-cell table:style-name="ce3" office:value-type="float" office:value="0.831775" calcext:value-type="float">
            <text:p>0.8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(N)</text:p>
          </table:table-cell>
          <table:table-cell table:style-name="ce31" office:value-type="float" office:value="0.482069" calcext:value-type="float">
            <text:p>0.482</text:p>
          </table:table-cell>
          <table:table-cell table:style-name="ce31" office:value-type="float" office:value="0.526681" calcext:value-type="float">
            <text:p>0.527</text:p>
          </table:table-cell>
          <table:table-cell table:style-name="ce31" office:value-type="float" office:value="0.52609" calcext:value-type="float">
            <text:p>0.526</text:p>
          </table:table-cell>
          <table:table-cell table:style-name="ce31" office:value-type="float" office:value="0.519587" calcext:value-type="float">
            <text:p>0.520</text:p>
          </table:table-cell>
          <table:table-cell table:style-name="ce3" office:value-type="float" office:value="0.486408" calcext:value-type="float">
            <text:p>0.486</text:p>
          </table:table-cell>
          <table:table-cell table:style-name="ce3" office:value-type="float" office:value="0.47985" calcext:value-type="float">
            <text:p>0.480</text:p>
          </table:table-cell>
          <table:table-cell table:style-name="ce34" office:value-type="float" office:value="0.525848" calcext:value-type="float">
            <text:p>0.526</text:p>
          </table:table-cell>
          <table:table-cell table:style-name="ce34" office:value-type="float" office:value="0.509178" calcext:value-type="float">
            <text:p>0.509</text:p>
          </table:table-cell>
          <table:table-cell table:style-name="ce34" office:value-type="float" office:value="0.517034" calcext:value-type="float">
            <text:p>0.517</text:p>
          </table:table-cell>
          <table:table-cell table:style-name="ce3" office:value-type="float" office:value="0.504857" calcext:value-type="float">
            <text:p>0.505</text:p>
          </table:table-cell>
          <table:table-cell table:style-name="ce3" office:value-type="float" office:value="0.468478" calcext:value-type="float">
            <text:p>0.468</text:p>
          </table:table-cell>
          <table:table-cell table:style-name="ce3" office:value-type="float" office:value="0.503466" calcext:value-type="float">
            <text:p>0.5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(N)</text:p>
          </table:table-cell>
          <table:table-cell table:style-name="ce31" office:value-type="float" office:value="1.05049" calcext:value-type="float">
            <text:p>1.050</text:p>
          </table:table-cell>
          <table:table-cell table:style-name="ce31" office:value-type="float" office:value="1.02816" calcext:value-type="float">
            <text:p>1.028</text:p>
          </table:table-cell>
          <table:table-cell table:style-name="ce31" office:value-type="float" office:value="0.970686" calcext:value-type="float">
            <text:p>0.971</text:p>
          </table:table-cell>
          <table:table-cell table:style-name="ce31" office:value-type="float" office:value="1.04429" calcext:value-type="float">
            <text:p>1.044</text:p>
          </table:table-cell>
          <table:table-cell table:style-name="ce3" office:value-type="float" office:value="0.797366" calcext:value-type="float">
            <text:p>0.797</text:p>
          </table:table-cell>
          <table:table-cell table:style-name="ce3" office:value-type="float" office:value="0.835297" calcext:value-type="float">
            <text:p>0.835</text:p>
          </table:table-cell>
          <table:table-cell table:style-name="ce34" office:value-type="float" office:value="0.90603" calcext:value-type="float">
            <text:p>0.906</text:p>
          </table:table-cell>
          <table:table-cell table:style-name="ce34" office:value-type="float" office:value="0.892583" calcext:value-type="float">
            <text:p>0.893</text:p>
          </table:table-cell>
          <table:table-cell table:style-name="ce34" office:value-type="float" office:value="0.874838" calcext:value-type="float">
            <text:p>0.875</text:p>
          </table:table-cell>
          <table:table-cell table:style-name="ce3" office:value-type="float" office:value="0.900499" calcext:value-type="float">
            <text:p>0.900</text:p>
          </table:table-cell>
          <table:table-cell table:style-name="ce3" office:value-type="float" office:value="0.896032" calcext:value-type="float">
            <text:p>0.896</text:p>
          </table:table-cell>
          <table:table-cell table:style-name="ce3" office:value-type="float" office:value="0.861942" calcext:value-type="float">
            <text:p>0.8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(N)</text:p>
          </table:table-cell>
          <table:table-cell table:style-name="ce31" office:value-type="float" office:value="0.794102" calcext:value-type="float">
            <text:p>0.794</text:p>
          </table:table-cell>
          <table:table-cell table:style-name="ce31" office:value-type="float" office:value="0.794496" calcext:value-type="float">
            <text:p>0.794</text:p>
          </table:table-cell>
          <table:table-cell table:style-name="ce31" office:value-type="float" office:value="0.800646" calcext:value-type="float">
            <text:p>0.801</text:p>
          </table:table-cell>
          <table:table-cell table:style-name="ce31" office:value-type="float" office:value="0.818867" calcext:value-type="float">
            <text:p>0.819</text:p>
          </table:table-cell>
          <table:table-cell table:style-name="ce3" office:value-type="float" office:value="0.69804" calcext:value-type="float">
            <text:p>0.698</text:p>
          </table:table-cell>
          <table:table-cell table:style-name="ce3" office:value-type="float" office:value="0.694562" calcext:value-type="float">
            <text:p>0.695</text:p>
          </table:table-cell>
          <table:table-cell table:style-name="ce34" office:value-type="float" office:value="0.745232" calcext:value-type="float">
            <text:p>0.745</text:p>
          </table:table-cell>
          <table:table-cell table:style-name="ce34" office:value-type="float" office:value="0.754256" calcext:value-type="float">
            <text:p>0.754</text:p>
          </table:table-cell>
          <table:table-cell table:style-name="ce34" office:value-type="float" office:value="0.739631" calcext:value-type="float">
            <text:p>0.740</text:p>
          </table:table-cell>
          <table:table-cell table:style-name="ce3" office:value-type="float" office:value="0.843922" calcext:value-type="float">
            <text:p>0.844</text:p>
          </table:table-cell>
          <table:table-cell table:style-name="ce3" office:value-type="float" office:value="0.801016" calcext:value-type="float">
            <text:p>0.801</text:p>
          </table:table-cell>
          <table:table-cell table:style-name="ce3" office:value-type="float" office:value="0.766502" calcext:value-type="float">
            <text:p>0.7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(ln N)</text:p>
          </table:table-cell>
          <table:table-cell table:style-name="ce31" office:value-type="float" office:value="0.647797" calcext:value-type="float">
            <text:p>0.648</text:p>
          </table:table-cell>
          <table:table-cell table:style-name="ce31" office:value-type="float" office:value="0.63747" calcext:value-type="float">
            <text:p>0.637</text:p>
          </table:table-cell>
          <table:table-cell table:style-name="ce31" office:value-type="float" office:value="0.612863" calcext:value-type="float">
            <text:p>0.613</text:p>
          </table:table-cell>
          <table:table-cell table:style-name="ce31" office:value-type="float" office:value="0.70518" calcext:value-type="float">
            <text:p>0.705</text:p>
          </table:table-cell>
          <table:table-cell table:style-name="ce3" office:value-type="float" office:value="0.460366" calcext:value-type="float">
            <text:p>0.460</text:p>
          </table:table-cell>
          <table:table-cell table:style-name="ce3" office:value-type="float" office:value="0.472735" calcext:value-type="float">
            <text:p>0.473</text:p>
          </table:table-cell>
          <table:table-cell table:style-name="ce34" office:value-type="float" office:value="0.585674" calcext:value-type="float">
            <text:p>0.586</text:p>
          </table:table-cell>
          <table:table-cell table:style-name="ce34" office:value-type="float" office:value="0.592185" calcext:value-type="float">
            <text:p>0.592</text:p>
          </table:table-cell>
          <table:table-cell table:style-name="ce34" office:value-type="float" office:value="0.603191" calcext:value-type="float">
            <text:p>0.603</text:p>
          </table:table-cell>
          <table:table-cell table:style-name="ce3" office:value-type="float" office:value="0.668891" calcext:value-type="float">
            <text:p>0.669</text:p>
          </table:table-cell>
          <table:table-cell table:style-name="ce3" office:value-type="float" office:value="0.560231" calcext:value-type="float">
            <text:p>0.560</text:p>
          </table:table-cell>
          <table:table-cell table:style-name="ce3" office:value-type="float" office:value="0.597694" calcext:value-type="float">
            <text:p>0.5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*ln N (N)</text:p>
          </table:table-cell>
          <table:table-cell table:style-name="ce31" office:value-type="float" office:value="0.91303" calcext:value-type="float">
            <text:p>0.913</text:p>
          </table:table-cell>
          <table:table-cell table:style-name="ce31" office:value-type="float" office:value="0.913891" calcext:value-type="float">
            <text:p>0.914</text:p>
          </table:table-cell>
          <table:table-cell table:style-name="ce31" office:value-type="float" office:value="0.920762" calcext:value-type="float">
            <text:p>0.921</text:p>
          </table:table-cell>
          <table:table-cell table:style-name="ce31" office:value-type="float" office:value="0.938891" calcext:value-type="float">
            <text:p>0.939</text:p>
          </table:table-cell>
          <table:table-cell table:style-name="ce3" office:value-type="float" office:value="0.809843" calcext:value-type="float">
            <text:p>0.810</text:p>
          </table:table-cell>
          <table:table-cell table:style-name="ce3" office:value-type="float" office:value="0.811583" calcext:value-type="float">
            <text:p>0.812</text:p>
          </table:table-cell>
          <table:table-cell table:style-name="ce34" office:value-type="float" office:value="0.863945" calcext:value-type="float">
            <text:p>0.864</text:p>
          </table:table-cell>
          <table:table-cell table:style-name="ce34" office:value-type="float" office:value="0.86803" calcext:value-type="float">
            <text:p>0.868</text:p>
          </table:table-cell>
          <table:table-cell table:style-name="ce34" office:value-type="float" office:value="0.856778" calcext:value-type="float">
            <text:p>0.857</text:p>
          </table:table-cell>
          <table:table-cell table:style-name="ce3" office:value-type="float" office:value="0.96451" calcext:value-type="float">
            <text:p>0.965</text:p>
          </table:table-cell>
          <table:table-cell table:style-name="ce3" office:value-type="float" office:value="0.911552" calcext:value-type="float">
            <text:p>0.912</text:p>
          </table:table-cell>
          <table:table-cell table:style-name="ce3" office:value-type="float" office:value="0.881088" calcext:value-type="float">
            <text:p>0.8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-sc (last 5/3)</text:p>
          </table:table-cell>
          <table:table-cell office:value-type="float" office:value="9.93" calcext:value-type="float">
            <text:p>9.93</text:p>
          </table:table-cell>
          <table:table-cell office:value-type="float" office:value="9.59" calcext:value-type="float">
            <text:p>9.59</text:p>
          </table:table-cell>
          <table:table-cell office:value-type="float" office:value="11.34" calcext:value-type="float">
            <text:p>11.34</text:p>
          </table:table-cell>
          <table:table-cell office:value-type="float" office:value="13.83" calcext:value-type="float">
            <text:p>13.83</text:p>
          </table:table-cell>
          <table:table-cell office:value-type="float" office:value="7.24" calcext:value-type="float">
            <text:p>7.24</text:p>
          </table:table-cell>
          <table:table-cell office:value-type="float" office:value="7.66" calcext:value-type="float">
            <text:p>7.66</text:p>
          </table:table-cell>
          <table:table-cell office:value-type="float" office:value="7.09" calcext:value-type="float">
            <text:p>7.09</text:p>
          </table:table-cell>
          <table:table-cell office:value-type="float" office:value="7.18" calcext:value-type="float">
            <text:p>7.18</text:p>
          </table:table-cell>
          <table:table-cell office:value-type="float" office:value="7.63" calcext:value-type="float">
            <text:p>7.63</text:p>
          </table:table-cell>
          <table:table-cell office:value-type="float" office:value="7.93" calcext:value-type="float">
            <text:p>7.93</text:p>
          </table:table-cell>
          <table:table-cell office:value-type="float" office:value="9.09" calcext:value-type="float">
            <text:p>9.09</text:p>
          </table:table-cell>
          <table:table-cell office:value-type="float" office:value="11.59" calcext:value-type="float">
            <text:p>11.5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table:style-name="ce26" office:value-type="string" calcext:value-type="string">
            <text:p>Pearson correl: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-scaling</text:p>
          </table:table-cell>
          <table:table-cell table:style-name="ce31" office:value-type="float" office:value="-0.0174690339719915" calcext:value-type="float">
            <text:p>-0.017</text:p>
          </table:table-cell>
          <table:table-cell table:style-name="ce31" office:value-type="float" office:value="-0.551854545692191" calcext:value-type="float">
            <text:p>-0.552</text:p>
          </table:table-cell>
          <table:table-cell table:style-name="ce31" office:value-type="float" office:value="-0.553580994156063" calcext:value-type="float">
            <text:p>-0.554</text:p>
          </table:table-cell>
          <table:table-cell table:style-name="ce31" office:value-type="float" office:value="-0.00691856522200002" calcext:value-type="float">
            <text:p>-0.007</text:p>
          </table:table-cell>
          <table:table-cell table:style-name="ce3" office:value-type="float" office:value="0.155030937036503" calcext:value-type="float">
            <text:p>0.155</text:p>
          </table:table-cell>
          <table:table-cell table:style-name="ce3" office:value-type="float" office:value="-0.0521128558165914" calcext:value-type="float">
            <text:p>-0.052</text:p>
          </table:table-cell>
          <table:table-cell table:style-name="ce34" office:value-type="float" office:value="-0.639857592705204" calcext:value-type="float">
            <text:p>-0.640</text:p>
          </table:table-cell>
          <table:table-cell table:style-name="ce34" office:value-type="float" office:value="-0.490327888555568" calcext:value-type="float">
            <text:p>-0.490</text:p>
          </table:table-cell>
          <table:table-cell table:style-name="ce34" office:value-type="float" office:value="-0.242119786668795" calcext:value-type="float">
            <text:p>-0.242</text:p>
          </table:table-cell>
          <table:table-cell table:style-name="ce3" office:value-type="float" office:value="-0.43779996857191" calcext:value-type="float">
            <text:p>-0.438</text:p>
          </table:table-cell>
          <table:table-cell table:style-name="ce3" office:value-type="float" office:value="0.667264653021562" calcext:value-type="float">
            <text:p>0.667</text:p>
          </table:table-cell>
          <table:table-cell table:style-name="ce3" office:value-type="float" office:value="0.148303584544688" calcext:value-type="float">
            <text:p>0.148</text:p>
          </table:table-cell>
          <table:table-cell table:number-columns-repeated="1011"/>
        </table:table-row>
        <table:table-row table:style-name="ro1">
          <table:table-cell table:style-name="ce28" office:value-type="string" calcext:value-type="string">
            <text:p>RelRR</text:p>
          </table:table-cell>
          <table:table-cell table:style-name="ce31" office:value-type="float" office:value="0.102288702788697" calcext:value-type="float">
            <text:p>0.102</text:p>
          </table:table-cell>
          <table:table-cell table:style-name="ce31" office:value-type="float" office:value="0.0268448882761322" calcext:value-type="float">
            <text:p>0.027</text:p>
          </table:table-cell>
          <table:table-cell table:style-name="ce31" office:value-type="float" office:value="-0.735206006502349" calcext:value-type="float">
            <text:p>-0.735</text:p>
          </table:table-cell>
          <table:table-cell table:style-name="ce31" office:value-type="float" office:value="0.52235084688186" calcext:value-type="float">
            <text:p>0.522</text:p>
          </table:table-cell>
          <table:table-cell table:style-name="ce3" office:value-type="float" office:value="-0.489470340782153" calcext:value-type="float">
            <text:p>-0.489</text:p>
          </table:table-cell>
          <table:table-cell table:style-name="ce3" office:value-type="float" office:value="0.0193356864809546" calcext:value-type="float">
            <text:p>0.019</text:p>
          </table:table-cell>
          <table:table-cell table:style-name="ce34" office:value-type="float" office:value="0.590638508906192" calcext:value-type="float">
            <text:p>0.591</text:p>
          </table:table-cell>
          <table:table-cell table:style-name="ce34" office:value-type="float" office:value="0.824896415240783" calcext:value-type="float">
            <text:p>0.825</text:p>
          </table:table-cell>
          <table:table-cell table:style-name="ce34" office:value-type="float" office:value="0.634300626094706" calcext:value-type="float">
            <text:p>0.634</text:p>
          </table:table-cell>
          <table:table-cell table:style-name="ce3" office:value-type="float" office:value="-0.696966262485198" calcext:value-type="float">
            <text:p>-0.697</text:p>
          </table:table-cell>
          <table:table-cell table:style-name="ce3" office:value-type="float" office:value="-0.641780916366626" calcext:value-type="float">
            <text:p>-0.642</text:p>
          </table:table-cell>
          <table:table-cell table:style-name="ce3" office:value-type="float" office:value="-0.740952902893572" calcext:value-type="float">
            <text:p>-0.741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alpha</text:p>
          </table:table-cell>
          <table:table-cell table:style-name="ce31" office:value-type="float" office:value="0.475716896444289" calcext:value-type="float">
            <text:p>0.476</text:p>
          </table:table-cell>
          <table:table-cell table:style-name="ce31" office:value-type="float" office:value="0.455934961393857" calcext:value-type="float">
            <text:p>0.456</text:p>
          </table:table-cell>
          <table:table-cell table:style-name="ce31" office:value-type="float" office:value="0.521959473945383" calcext:value-type="float">
            <text:p>0.522</text:p>
          </table:table-cell>
          <table:table-cell table:style-name="ce31" office:value-type="float" office:value="0.101575987128988" calcext:value-type="float">
            <text:p>0.102</text:p>
          </table:table-cell>
          <table:table-cell table:style-name="ce3" office:value-type="float" office:value="-0.875584151415569" calcext:value-type="float">
            <text:p>-0.876</text:p>
          </table:table-cell>
          <table:table-cell table:style-name="ce3" office:value-type="float" office:value="-0.109408238223101" calcext:value-type="float">
            <text:p>-0.109</text:p>
          </table:table-cell>
          <table:table-cell table:style-name="ce34" office:value-type="float" office:value="0.284242275470325" calcext:value-type="float">
            <text:p>0.284</text:p>
          </table:table-cell>
          <table:table-cell table:style-name="ce34" office:value-type="float" office:value="0.409833498646112" calcext:value-type="float">
            <text:p>0.410</text:p>
          </table:table-cell>
          <table:table-cell table:style-name="ce34" office:value-type="float" office:value="-0.885358073913865" calcext:value-type="float">
            <text:p>-0.885</text:p>
          </table:table-cell>
          <table:table-cell table:style-name="ce3" office:value-type="float" office:value="0.577108032685906" calcext:value-type="float">
            <text:p>0.577</text:p>
          </table:table-cell>
          <table:table-cell table:style-name="ce3" office:value-type="float" office:value="-0.419851205940431" calcext:value-type="float">
            <text:p>-0.420</text:p>
          </table:table-cell>
          <table:table-cell table:style-name="ce3" office:value-type="float" office:value="-0.241900165715586" calcext:value-type="float">
            <text:p>-0.242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S/sqrtlnN</text:p>
          </table:table-cell>
          <table:table-cell table:style-name="ce31" office:value-type="float" office:value="0.659184475672365" calcext:value-type="float">
            <text:p>0.659</text:p>
          </table:table-cell>
          <table:table-cell table:style-name="ce31" office:value-type="float" office:value="0.672279393936337" calcext:value-type="float">
            <text:p>0.672</text:p>
          </table:table-cell>
          <table:table-cell table:style-name="ce31" office:value-type="float" office:value="0.692530167122937" calcext:value-type="float">
            <text:p>0.693</text:p>
          </table:table-cell>
          <table:table-cell table:style-name="ce31" office:value-type="float" office:value="0.780955806876734" calcext:value-type="float">
            <text:p>0.781</text:p>
          </table:table-cell>
          <table:table-cell table:style-name="ce3" office:value-type="float" office:value="-0.696439401126238" calcext:value-type="float">
            <text:p>-0.696</text:p>
          </table:table-cell>
          <table:table-cell table:style-name="ce3" office:value-type="float" office:value="-0.521390024135981" calcext:value-type="float">
            <text:p>-0.521</text:p>
          </table:table-cell>
          <table:table-cell table:style-name="ce34" office:value-type="float" office:value="0.426217008845162" calcext:value-type="float">
            <text:p>0.426</text:p>
          </table:table-cell>
          <table:table-cell table:style-name="ce34" office:value-type="float" office:value="0.503387617274367" calcext:value-type="float">
            <text:p>0.503</text:p>
          </table:table-cell>
          <table:table-cell table:style-name="ce34" office:value-type="float" office:value="0.484341613465769" calcext:value-type="float">
            <text:p>0.484</text:p>
          </table:table-cell>
          <table:table-cell table:style-name="ce3" office:value-type="float" office:value="0.853505882164697" calcext:value-type="float">
            <text:p>0.854</text:p>
          </table:table-cell>
          <table:table-cell table:style-name="ce3" office:value-type="float" office:value="0.892310382681659" calcext:value-type="float">
            <text:p>0.892</text:p>
          </table:table-cell>
          <table:table-cell table:style-name="ce3" office:value-type="float" office:value="0.732958029579892" calcext:value-type="float">
            <text:p>0.733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N2/N</text:p>
          </table:table-cell>
          <table:table-cell table:style-name="ce31" office:value-type="float" office:value="0.254532508785086" calcext:value-type="float">
            <text:p>0.255</text:p>
          </table:table-cell>
          <table:table-cell table:style-name="ce31" office:value-type="float" office:value="-0.24381054867879" calcext:value-type="float">
            <text:p>-0.244</text:p>
          </table:table-cell>
          <table:table-cell table:style-name="ce31" office:value-type="float" office:value="0.206793300688944" calcext:value-type="float">
            <text:p>0.207</text:p>
          </table:table-cell>
          <table:table-cell table:style-name="ce31" office:value-type="float" office:value="0.656145409381961" calcext:value-type="float">
            <text:p>0.656</text:p>
          </table:table-cell>
          <table:table-cell table:style-name="ce3" office:value-type="float" office:value="-0.919830686315078" calcext:value-type="float">
            <text:p>-0.920</text:p>
          </table:table-cell>
          <table:table-cell table:style-name="ce3" office:value-type="float" office:value="-0.897645397142429" calcext:value-type="float">
            <text:p>-0.898</text:p>
          </table:table-cell>
          <table:table-cell table:style-name="ce34" office:value-type="float" office:value="-0.709075146120034" calcext:value-type="float">
            <text:p>-0.709</text:p>
          </table:table-cell>
          <table:table-cell table:style-name="ce34" office:value-type="float" office:value="-0.831042993631344" calcext:value-type="float">
            <text:p>-0.831</text:p>
          </table:table-cell>
          <table:table-cell table:style-name="ce34" office:value-type="float" office:value="-0.815925347284277" calcext:value-type="float">
            <text:p>-0.816</text:p>
          </table:table-cell>
          <table:table-cell table:style-name="ce3" office:value-type="float" office:value="-0.0254613575417231" calcext:value-type="float">
            <text:p>-0.025</text:p>
          </table:table-cell>
          <table:table-cell table:style-name="ce3" office:value-type="float" office:value="-0.902650429027542" calcext:value-type="float">
            <text:p>-0.903</text:p>
          </table:table-cell>
          <table:table-cell table:style-name="ce3" office:value-type="float" office:value="-0.914514298746742" calcext:value-type="float">
            <text:p>-0.915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A</text:p>
          </table:table-cell>
          <table:table-cell table:style-name="ce31" office:value-type="float" office:value="-0.897666821806096" calcext:value-type="float">
            <text:p>-0.898</text:p>
          </table:table-cell>
          <table:table-cell table:style-name="ce31" office:value-type="float" office:value="-0.923456357882439" calcext:value-type="float">
            <text:p>-0.923</text:p>
          </table:table-cell>
          <table:table-cell table:style-name="ce31" office:value-type="float" office:value="-0.802534518910145" calcext:value-type="float">
            <text:p>-0.803</text:p>
          </table:table-cell>
          <table:table-cell table:style-name="ce31" office:value-type="float" office:value="-0.834875282756083" calcext:value-type="float">
            <text:p>-0.835</text:p>
          </table:table-cell>
          <table:table-cell table:style-name="ce3" office:value-type="float" office:value="0.690923185944742" calcext:value-type="float">
            <text:p>0.691</text:p>
          </table:table-cell>
          <table:table-cell table:style-name="ce3" office:value-type="float" office:value="0.0990513070743988" calcext:value-type="float">
            <text:p>0.099</text:p>
          </table:table-cell>
          <table:table-cell table:style-name="ce34" office:value-type="float" office:value="-0.377494456738686" calcext:value-type="float">
            <text:p>-0.377</text:p>
          </table:table-cell>
          <table:table-cell table:style-name="ce34" office:value-type="float" office:value="-0.38727576530565" calcext:value-type="float">
            <text:p>-0.387</text:p>
          </table:table-cell>
          <table:table-cell table:style-name="ce34" office:value-type="float" office:value="-0.624127703470409" calcext:value-type="float">
            <text:p>-0.624</text:p>
          </table:table-cell>
          <table:table-cell table:style-name="ce3" office:value-type="float" office:value="-0.811702163470094" calcext:value-type="float">
            <text:p>-0.812</text:p>
          </table:table-cell>
          <table:table-cell table:style-name="ce3" office:value-type="float" office:value="-0.590635096329378" calcext:value-type="float">
            <text:p>-0.591</text:p>
          </table:table-cell>
          <table:table-cell table:style-name="ce3" office:value-type="float" office:value="-0.897344740907172" calcext:value-type="float">
            <text:p>-0.897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K</text:p>
          </table:table-cell>
          <table:table-cell table:style-name="ce31" office:value-type="float" office:value="-0.669733041631676" calcext:value-type="float">
            <text:p>-0.670</text:p>
          </table:table-cell>
          <table:table-cell table:style-name="ce31" office:value-type="float" office:value="-0.539466070177554" calcext:value-type="float">
            <text:p>-0.539</text:p>
          </table:table-cell>
          <table:table-cell table:style-name="ce31" office:value-type="float" office:value="0.5491271229496" calcext:value-type="float">
            <text:p>0.549</text:p>
          </table:table-cell>
          <table:table-cell table:style-name="ce31" office:value-type="float" office:value="-0.748365198466719" calcext:value-type="float">
            <text:p>-0.748</text:p>
          </table:table-cell>
          <table:table-cell table:style-name="ce3" office:value-type="float" office:value="-0.247067986720845" calcext:value-type="float">
            <text:p>-0.247</text:p>
          </table:table-cell>
          <table:table-cell table:style-name="ce3" office:value-type="float" office:value="-0.696462988738007" calcext:value-type="float">
            <text:p>-0.696</text:p>
          </table:table-cell>
          <table:table-cell table:style-name="ce34" office:value-type="float" office:value="-0.679665587646325" calcext:value-type="float">
            <text:p>-0.680</text:p>
          </table:table-cell>
          <table:table-cell table:style-name="ce34" office:value-type="float" office:value="-0.803914174136866" calcext:value-type="float">
            <text:p>-0.804</text:p>
          </table:table-cell>
          <table:table-cell table:style-name="ce34" office:value-type="float" office:value="-0.70683240260046" calcext:value-type="float">
            <text:p>-0.707</text:p>
          </table:table-cell>
          <table:table-cell table:style-name="ce3" office:value-type="float" office:value="-0.776814061380428" calcext:value-type="float">
            <text:p>-0.777</text:p>
          </table:table-cell>
          <table:table-cell table:style-name="ce3" office:value-type="float" office:value="-0.231393654963758" calcext:value-type="float">
            <text:p>-0.231</text:p>
          </table:table-cell>
          <table:table-cell table:style-name="ce3" office:value-type="float" office:value="-0.708353971486653" calcext:value-type="float">
            <text:p>-0.70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table:style-name="ce32" office:value-type="float" office:value="4.28307" calcext:value-type="float">
            <text:p>4.28</text:p>
          </table:table-cell>
          <table:table-cell table:style-name="ce32" office:value-type="float" office:value="2.34139" calcext:value-type="float">
            <text:p>2.34</text:p>
          </table:table-cell>
          <table:table-cell table:style-name="ce32" office:value-type="float" office:value="4.24748" calcext:value-type="float">
            <text:p>4.25</text:p>
          </table:table-cell>
          <table:table-cell table:style-name="ce32" office:value-type="float" office:value="1.63895" calcext:value-type="float">
            <text:p>1.64</text:p>
          </table:table-cell>
          <table:table-cell table:style-name="ce7" office:value-type="float" office:value="9.79029" calcext:value-type="float">
            <text:p>9.79</text:p>
          </table:table-cell>
          <table:table-cell table:style-name="ce7" office:value-type="float" office:value="9.26361" calcext:value-type="float">
            <text:p>9.26</text:p>
          </table:table-cell>
          <table:table-cell table:style-name="ce35" office:value-type="float" office:value="1.99612" calcext:value-type="float">
            <text:p>2.00</text:p>
          </table:table-cell>
          <table:table-cell table:style-name="ce35" office:value-type="float" office:value="1.84877" calcext:value-type="float">
            <text:p>1.85</text:p>
          </table:table-cell>
          <table:table-cell table:style-name="ce35" office:value-type="float" office:value="4.81976" calcext:value-type="float">
            <text:p>4.82</text:p>
          </table:table-cell>
          <table:table-cell table:style-name="ce7" office:value-type="float" office:value="2.59543" calcext:value-type="float">
            <text:p>2.60</text:p>
          </table:table-cell>
          <table:table-cell table:style-name="ce13" office:value-type="float" office:value="11.2081" calcext:value-type="float">
            <text:p>11.2</text:p>
          </table:table-cell>
          <table:table-cell table:style-name="ce13" office:value-type="float" office:value="26.1965" calcext:value-type="float">
            <text:p>26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lta</text:p>
          </table:table-cell>
          <table:table-cell table:style-name="ce31" office:value-type="float" office:value="0.44209" calcext:value-type="float">
            <text:p>0.442</text:p>
          </table:table-cell>
          <table:table-cell table:style-name="ce31" office:value-type="float" office:value="0.371884" calcext:value-type="float">
            <text:p>0.372</text:p>
          </table:table-cell>
          <table:table-cell table:style-name="ce31" office:value-type="float" office:value="0.424903" calcext:value-type="float">
            <text:p>0.425</text:p>
          </table:table-cell>
          <table:table-cell table:style-name="ce31" office:value-type="float" office:value="0.329109" calcext:value-type="float">
            <text:p>0.329</text:p>
          </table:table-cell>
          <table:table-cell table:style-name="ce3" office:value-type="float" office:value="0.527848" calcext:value-type="float">
            <text:p>0.528</text:p>
          </table:table-cell>
          <table:table-cell table:style-name="ce3" office:value-type="float" office:value="0.529782" calcext:value-type="float">
            <text:p>0.530</text:p>
          </table:table-cell>
          <table:table-cell table:style-name="ce34" office:value-type="float" office:value="0.266513" calcext:value-type="float">
            <text:p>0.267</text:p>
          </table:table-cell>
          <table:table-cell table:style-name="ce34" office:value-type="float" office:value="0.310739" calcext:value-type="float">
            <text:p>0.311</text:p>
          </table:table-cell>
          <table:table-cell table:style-name="ce34" office:value-type="float" office:value="0.404307" calcext:value-type="float">
            <text:p>0.404</text:p>
          </table:table-cell>
          <table:table-cell table:style-name="ce3" office:value-type="float" office:value="0.263914" calcext:value-type="float">
            <text:p>0.264</text:p>
          </table:table-cell>
          <table:table-cell table:style-name="ce3" office:value-type="float" office:value="0.461326" calcext:value-type="float">
            <text:p>0.461</text:p>
          </table:table-cell>
          <table:table-cell table:style-name="ce3" office:value-type="float" office:value="0.622161" calcext:value-type="float">
            <text:p>0.622</text:p>
          </table:table-cell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number number:decimal-places="0" loext:min-decimal-places="0" number:min-integer-digits="1" number:grouping="true"/>
      <number:text>₴</number:text>
    </number:number-style>
    <number:number-style style:name="N133">
      <number:text>-</number:text>
      <number:number number:decimal-places="0" loext:min-decimal-places="0" number:min-integer-digits="1" number:grouping="true"/>
      <number:text>₴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₴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₴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₴</number:text>
    </number:number-style>
    <number:number-style style:name="N135">
      <number:text>-</number:text>
      <number:number number:decimal-places="2" loext:min-decimal-places="2" number:min-integer-digits="1" number:grouping="true"/>
      <number:text>₴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₴</number:text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number:text>₴</number:text>
      <style:map style:condition="value()&gt;=0" style:apply-style-name="N136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₴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₴ </number:text>
    </number:number-style>
    <number:number-style style:name="N137P2" style:volatile="true">
      <loext:text> </loext:text>
      <loext:fill-character> </loext:fill-character>
      <number:text>-₴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38P2" style:volatile="true">
      <loext:text> </loext:text>
      <loext:fill-character> </loext:fill-character>
      <number:text>-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₴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₴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₴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1" loext:min-decimal-places="1" number:min-integer-digits="1"/>
    </number:number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5" loext:min-decimal-places="5" number:min-integer-digits="1"/>
    </number:number-style>
    <number:number-style style:name="N145">
      <number:number number:decimal-places="6" loext:min-decimal-places="6" number:min-integer-digits="1"/>
    </number:number-style>
    <number:number-style style:name="N146">
      <number:number number:decimal-places="0" loext:min-decimal-places="0" number:min-integer-digits="5"/>
    </number:number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currency-style style:name="N150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0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kr1905" style:display-name="PageStyle_ukr19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kr1979" style:display-name="PageStyle_ukr197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l1914" style:display-name="PageStyle_pol19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l1991" style:display-name="PageStyle_pol199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g" style:display-name="PageStyle_e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g2" style:display-name="PageStyle_eng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u" style:display-name="PageStyle_de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ra" style:display-name="PageStyle_fr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r" style:display-name="PageStyle_p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K" style:display-name="PageStyle_A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M" style:display-name="PageStyle_L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ajd" style:display-name="PageStyle_Haj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2" style:display-name="PageStyle_R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" style:display-name="PageStyle_q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ndrij Rovenchak</meta:initial-creator>
    <meta:creation-date>2021-12-10T17:15:29</meta:creation-date>
    <dc:date>2022-08-02T13:19:18.828000000</dc:date>
    <meta:editing-duration>PT6M4S</meta:editing-duration>
    <meta:editing-cycles>1</meta:editing-cycles>
    <meta:document-statistic meta:table-count="13" meta:cell-count="11905" meta:object-count="0"/>
    <meta:generator>LibreOffice/6.4.5.2$Windows_X86_64 LibreOffice_project/a726b36747cf2001e06b58ad5db1aa3a9a1872d6</meta:generator>
  </office:meta>
</office:document-meta>
</file>